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DejaVu Sans" fo:font-size="20pt" officeooo:paragraph-rsid="000a6552" style:font-size-asian="20pt" style:font-size-complex="20pt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DejaVu Sans" fo:font-size="20pt" style:font-size-asian="20pt" style:font-size-complex="20pt"/>
    </style:style>
    <style:style style:name="P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DejaVu Sans" fo:font-size="20pt" officeooo:paragraph-rsid="000a6552" style:font-size-asian="20pt" style:font-size-complex="20pt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DejaVu Sans" fo:font-size="20pt" style:font-size-asian="20pt" style:font-size-complex="2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ранк Герберт</text:p>
      <text:p text:style-name="P4">Діюна</text:p>
      <text:p text:style-name="P4">(Дуне)</text:p>
      <text:p text:style-name="P2">Пр̌еу́ожиу́: Марек Маршау́</text:p>
      <text:p text:style-name="P4">Људ̌іём, кту̊рих труди виноша̌ понад ідее в кру̊љество „твор̌ива р̌ечивістощі” екољоґом краін безводних, обоȷ́тне ґд̌іє і ќди д̌іяу́ая̌, нінієјши пр̌ичинек футурољоґічни</text:p>
      <text:p text:style-name="P2">в покор̌е і з под̌івем дља іх праци пос̌віє̌цам.</text:p>
      <text:p text:style-name="P4">Кс̌іє̌ґа Пієрвша</text:p>
      <text:p text:style-name="P2">Діюна</text:p>
      <text:p text:style-name="P4">1</text:p>
      <text:p text:style-name="P4">Поча̌тек то час дља подȷ́чія најбард̌ієј педантичних старањ, би вшистко</text:p>
      <text:p text:style-name="P4">знајдовау́о с̌іє̌ на своім мієјшу. О тим віє кажда с̌іёстра Бене Ґессеріт.</text:p>
      <text:p text:style-name="P4">Розпочиная̌ц студія над жичієм Муад’Діба постарај с̌іє̌ віє̌ц најпієрв</text:p>
      <text:p text:style-name="P4">умієщіч ґо в час̌іє: урод̌іу́ с̌іє̌ в 57 року Падишаха Імператора Шаддама</text:p>
      <text:p text:style-name="P4">ІВ. А щеґу̊љніє постарај с̌іє̌ осад̌іч Муад’Діба в мієјшу: пљанета Арракіс.</text:p>
      <text:p text:style-name="P4">Нієхај ніє звієд̌іє чіє̌ то, же урод̌іу́ с̌іє̌ на Каљаданіє і там пр̌ежиу́ <text:soft-page-break/>пієрвше</text:p>
      <text:p text:style-name="P4">піє̌тнащіе љат. Арракіс, пљанета звана Діюна̌, позостаніє ȷ̈ґо мієјшем по вше</text:p>
      <text:p text:style-name="P4">часи.</text:p>
      <text:p text:style-name="P4">з „Кс̌іє̌ґі о Муад’Дібіє” піу̊ра кс̌іє̌жнічкі Іруљан</text:p>
      <text:p text:style-name="P4">В тиґоднію попр̌едзая̌цим іх виязд на Арракіс, ґди љедвіє юж моґљі витр̌имач</text:p>
      <text:p text:style-name="P4">шаљењство цау́еј теј коњцовеј бієґаніни, стара кобієта пр̌ибиу́а з візита̌ до маткі ху́опца Пауља.</text:p>
      <text:p text:style-name="P4">Чієпу́а ноц отуљау́а Замек Каљадањскі і та старожитна купа камієнія, од двуд̌ієсту шещіу</text:p>
      <text:p text:style-name="P4">покољењ су́ужа̌ца за дом родові Атриду̊в, тоне̌у́а в аур̌е вистиґу́еј у́аз́ні, яка̌ отачау́а с̌іє̌ на</text:p>
      <text:p text:style-name="P4">зміяне̌ поґоди.</text:p>
      <text:p text:style-name="P4">Старухе̌ впровадзоно бочним вејщіем пр̌ез скљепіёни коритар̌ обок сипіяљні Пауља,</text:p>
      <text:p text:style-name="P4">позваљая̌ц ȷ̈ј зајр̌еч на хвіље̌ до љежа̌цеґо в у́у̊жку ху́опца. В пу̊у́с̌вієтље дрифовеј љампи,</text:p>
      <text:p text:style-name="P4">пр̌ичіємніёнеј і спущонеј ніско над поду́оґе̌, розбудзони ху́опієц зобачиу́ в др̌віях</text:p>
      <text:p text:style-name="P4">масивна̌ постач кобієти стоя̌цеј о крок пр̌ед ȷ̈ґо матка̌. Постач вієд̌ьмоватеј зяви - ву́оси</text:p>
      <text:p text:style-name="P4">як змієр̌віёна паȷ́чина криу́и ȷ̈ј риси <text:soft-page-break/>в чіємнощі, очи міґотау́и як кљејноти.</text:p>
      <text:p text:style-name="P4">- Чи ніє за мау́и на сву̊ј вієк, Ј̈сс̌іко? - спитау́а. Ј̈ј ґу́ос скр̌ипіяу́ і бр̌е̌чау́ нічим</text:p>
      <text:p text:style-name="P4">розстроёна баљісета.</text:p>
      <text:p text:style-name="P4">- Як віядомо, Атрид̌і пу̊з́но зачиная̌ росна̌ч, Ваша Вієљебнощ - одповієд̌іяу́ дељікатни</text:p>
      <text:p text:style-name="P4">контраљт маткі Пауља.</text:p>
      <text:p text:style-name="P4">- Так му̊вія̌, так му̊вія̌ - заскр̌ипіяу́а стара. - Ј̈днак ма юж піє̌тнащіе љат.</text:p>
      <text:p text:style-name="P4">- Так, Ваша Вієљебнощ.</text:p>
      <text:p text:style-name="P4">- Ніє с̌пі і су́уха - повієд̌іяу́а стара. - Мау́и хитри ґау́ґан. - Захіхотау́а. - Аље трон</text:p>
      <text:p text:style-name="P4">вимаґа хитрощі. І ȷ̈с̌љі он р̌ечивіщіе ȷ̈ст Квісатз Гадерах... гммм...</text:p>
      <text:p text:style-name="P4">Пос̌ру̊д чієні воку̊у́ у́у̊жка Пауљ мружиу́ повієкі в најчієњше шпаркі. Видавау́о му с̌іє̌, же</text:p>
      <text:p text:style-name="P4">два бистре оваље - з́реніце старухи - заґља̌дая̌ц му до очу розшер̌ая̌ с̌іє̌ і с̌вієца̌.</text:p>
      <text:p text:style-name="P4">- С̌піј добр̌е, мау́и хитруску - повієд̌іяу́а стара.- Мус̌іш зебрач вшистќ с̌іу́и на ютр̌ејше</text:p>
      <text:p text:style-name="P4">спотканіє з ґом д̌аббар.</text:p>
      <text:p text:style-name="P4">І випхна̌вши ȷ̈ґо матке̌ знікне̌у́а за др̌віямі замикая̌ц ȷ̈ сољідним тр̌ас̌ніє̌чієм.</text:p>
      <text:p text:style-name="P2">Пауљ љежау́ заходза̌ц в ґу́ове̌, цо то таќґо ґом д̌аббар. В цау́им <text:soft-page-break/>замієшанію</text:p>
      <text:p text:style-name="P4">пр̌епровадзкі стара биу́а највіє̌кшим д̌івем, які оґља̌дау́.</text:p>
      <text:p text:style-name="P4">Ваша Вієљебнощ.</text:p>
      <text:p text:style-name="P4">І то, же до маткі му̊віу́а „Ј̈сс̌іко”, як до звику́еј су́ужебнеј д̌ієвкі, а ніє до теј, кту̊ра̌ биу́а</text:p>
      <text:p text:style-name="P4">- дами Бене Ґессеріт, кс̌ія̌же̌цеј конкубіни, маткі кс̌ія̌же̌цеґо сина. Може тен ґом д̌аббар ма</text:p>
      <text:p text:style-name="P4">якіс̌ звія̌зек з Арракіс, о чим повінієнем вієд̌ієч, занім там поȷ̈д̌ієми? - застанавіяу́ с̌іє̌.</text:p>
      <text:p text:style-name="P4">Пр̌есиљабізовау́ д̌івне су́ова: ґом д̌аббар... квісатз гадерах. Іљеж ȷ̈ще мус̌і с̌іє̌ научич!</text:p>
      <text:p text:style-name="P4">Арракіс бе̌д̌іє так зупеу́ніє інна ніж Каљадан, же аж кре̌чіу́о му с̌іє̌ в ґу́овіє од навау́у нових</text:p>
      <text:p text:style-name="P4">факту̊в.</text:p>
      <text:p text:style-name="P4">Арракіс - Діюна - Пустинна Пљанета.</text:p>
      <text:p text:style-name="P4">Тгуфір Гават, містр̌ ассасс̌іну̊в ојца то вияс̌ніу́: іх с̌мієртељни вру̊ґ, Гарконненовіє,</text:p>
      <text:p text:style-name="P4">достаљі пљанете̌ в псеудољенно і с̌ієд̌ієљі на нієј пр̌ез ос̌іємд̌ієс̌ія̌т љат на моци уку́аду</text:p>
      <text:p text:style-name="P4">з компанія̌ КГОАМ, видобивая̌ц ґеріятрична̌ пр̌иправе̌ мељанж. Тераз Гарконненовіє</text:p>
      <text:p text:style-name="P4">опущаљі Арракіс, оддана̌ в цау́ковіте љенно родові Атриду̊в; <text:soft-page-break/>биу́о то безспр̌ечне</text:p>
      <text:p text:style-name="P4">звичіє̌ство кс̌іє̌чія Љето. Ј̈днакже, му̊віу́ Гават, з теј пр̌ичини заґража ім с̌мієртељне</text:p>
      <text:p text:style-name="P4">нієбезпієчењство, понієваж кс̌ія̌же̌ Љето чієши с̌іє̌ попуљарнощіа̌ вс̌ру̊д вижших роду̊в</text:p>
      <text:p text:style-name="P4">Љандсрааду. Попуљарни чу́овієк взбудза завіщ поте̌жних - повієд̌іяу́ Гават.</text:p>
      <text:p text:style-name="P4">Арракіс - Діюна - Пустинна Пљанета.</text:p>
      <text:p text:style-name="P4">Западу́ в сен, кту̊ри ґо пр̌еніу̊су́ до арракањсќј яскіні; доокоу́а в мду́им с̌вієтље куљ</text:p>
      <text:p text:style-name="P4">с̌віє̌тояњскіх снуу́ с̌іє̌ ту́ум міљча̌цих постачі. Биу́о там урочищіе як в катедр̌е, а он</text:p>
      <text:p text:style-name="P4">всу́ухівау́ с̌іє̌ в чіхи шмер спадая̌цих кропљі води: кап... кап... кап... Навет с̌нія̌ц Пауљ</text:p>
      <text:p text:style-name="P4">вієд̌іяу́, же ґди с̌іє̌ обуд̌і, бе̌д̌іє вшистко паміє̌тау́. Ніґди ніє запомінау́ сну̊в пр̌еповієдні.</text:p>
      <text:p text:style-name="P4">Сен розвіяу́ с̌іє̌. На впу̊у́ розбудзони, с̌віядом чієпу́а ву́аснеґо у́у̊жка Пауљ розмис̌љау́...</text:p>
      <text:p text:style-name="P4">розмис̌љау́. Тен с̌віят Замку Каљадањсќґо, без забав, без ру̊вієс̌ніку̊в... може і ніє варто</text:p>
      <text:p text:style-name="P4">жеґнач ґо з жаљем. Ј̈ґо научичієљ доктор Иуег напомкна̌у́, же на Арракіс ніє пр̌естр̌еґано</text:p>
      <text:p text:style-name="P4"><text:soft-page-break/>збит риґористичніє кљасовеґо фауфрељухес. На пљанечіє знаљез́љі шгронієніє људ̌іє пустині, ніє</text:p>
      <text:p text:style-name="P4">потр̌ебуя̌ци каіду̊в ані башару̊в над соба̌: људ̌іє - љотне піяскі, звані Фременамі, поміяні</text:p>
      <text:p text:style-name="P4">ве вшисткіх реȷ̈страх Цензусу Імперіяљнеґо.</text:p>
      <text:p text:style-name="P4">Арракіс - Діюна - Пустинна Пљанета.</text:p>
      <text:p text:style-name="P4">Одчувая̌ц нієпоку̊ј вевне̌тр̌ни Пауљ здецидовау́ с̌іє̌ на ȷ̈дно з чвічењ концентрацијно рељаксацијних, якіх научиу́а ґо матка. Тр̌и пос̌пієшне оддехи визвољіу́и реакцȷ́: порвау́</text:p>
      <text:p text:style-name="P4">ґо свободни струмієњ с̌віядомощі... тераз с̌віядома концентраця... звіє̌кшич пр̌епустовощ</text:p>
      <text:p text:style-name="P4">аорти... унікна̌ч механізму подс̌віядомеј деконцентрацї... бич с̌віядомим с̌віядоміє...</text:p>
      <text:p text:style-name="P4">взбоґацона крев ту́очи с̌іє̌ до пр̌ечія̌жоних обшару̊в чіяу́а... сам інстинкт ніє вистарчи до</text:p>
      <text:p text:style-name="P4">поконанія проґу̊в поживієнія - безпієчењства - вољнощі... с̌віядомощ звієр̌е̌чія ніє с̌іє̌ґа</text:p>
      <text:p text:style-name="P2">поза дана̌ хвіље̌ ані ідеі, же ȷ̈ґо офіяри моґа̌ виґіна̌ч... звієр̌е̌ ніщи, ніє твор̌и... ȷ̈ґо</text:p>
      <text:p text:style-name="P4">попе̌ди тр̌имая̌ с̌іє̌ проґу дознањ <text:soft-page-break/>змису́ових і унікая̌ перцепцї... істота људзка потр̌ебуȷ̈</text:p>
      <text:p text:style-name="P4">с̌іяткі перцепцијнеј, пр̌ез кту̊ра̌ патр̌и на сву̊ј вшехс̌віят... ќрована воља̌ концентраця</text:p>
      <text:p text:style-name="P4">с̌віядома, ото цо твор̌и ова̌ с̌іятке̌... обієґ імпуљсу̊в нервових і крвінек даȷ̈ чіяу́у</text:p>
      <text:p text:style-name="P4">інтеґраљнощ зґодна̌ з најґу́е̌бша̌ с̌віядомощіа̌ потр̌еб кому̊ркі... вшистќ р̌ечо-кому̊ркоістоти са̌ нієтрвау́е... тр̌еба ос̌ія̌ґна̌ч трвау́ощ обієґу с̌віядомощі...</text:p>
      <text:p text:style-name="P4">Ј̈ще раз і ȷ̈ще раз, і ȷ̈ще вау́ковау́а с̌іє̌ та љекця в свободним струмієнію</text:p>
      <text:p text:style-name="P4">с̌віядомощі Пауља. Вичувая̌ц пр̌ез замкніє̌те повієкі, же жу̊у́те промієніє с̌віту доткне̌у́и</text:p>
      <text:p text:style-name="P4">парапету оќннеґо, отвор̌иу́ очи і запатр̌они в знаёми орнамент с̌віяту́очієні на суфічіє</text:p>
      <text:p text:style-name="P4">сипіяљні пр̌ису́ухівау́ с̌іє̌ на ново подȷ́теј кр̌а̌танініє і гау́асом на замку. Отвор̌иу́и с̌іє̌ др̌ві</text:p>
      <text:p text:style-name="P4">од коритар̌а і зајр̌ау́а матка - чарна вста̌жка пр̌итр̌имивау́а ȷ̈ј мієд̌іянобра̌зове ву́оси,</text:p>
      <text:p text:style-name="P4">нієвзрушоне зієљоне очи в оваљнеј твар̌и патр̌иу́и з поваґа̌.</text:p>
      <text:p text:style-name="P4">- Ніє с̌піш - повієд̌іяу́а. - Виспау́ес̌ с̌іє̌?</text:p>
      <text:p text:style-name="P4">- Так.</text:p>
      <text:p text:style-name="P4"><text:soft-page-break/>Обсервуя̌ц ȷ̈ј висока̌ постач зауважиу́ ознакі напіє̌чія в раміёнах, ќди вибієрау́а му</text:p>
      <text:p text:style-name="P4">убраніє з шафи. Ктос̌ інни би то пр̌еочиу́, аље она вичвічиу́а ґо в Метод̌іє Бене Ґессеріт в најдробнієјших ніюансах постр̌еґанія. Одвру̊чіу́а с̌іє̌ до нієґо тр̌имая̌ц пу̊у́ур̌е̌дова̌</text:p>
      <text:p text:style-name="P4">маринарке̌ в ре̌ках. Те̌ з червоним ястр̌е̌бієм Атриду̊в над ќшенія̌ на пієрс̌і.</text:p>
      <text:p text:style-name="P4">- Пос̌пієш с̌іє̌ - повієд̌іяу́а. - Матка Вієљебна чека.</text:p>
      <text:p text:style-name="P4">- С̌ніу́а мі с̌іє̌ ќдис̌ - повієд̌іяу́ Пауљ. - Кто то ȷ̈ст?</text:p>
      <text:p text:style-name="P4">- Биу́а моя̌ научичієљка̌ в шкоље Бене Ґессеріт. Обецніє ȷ̈ст Правдому̊вчинія̌</text:p>
      <text:p text:style-name="P4">Імператора. І... - завагау́а с̌іє̌ - Пауљ, мус̌іш ȷ̈ј оповієд̌ієч своȷ̈ сни.</text:p>
      <text:p text:style-name="P4">- Оповієм. Чи то д̌іє̌кі нієј мами Арракіс?</text:p>
      <text:p text:style-name="P4">- Ніє мами Арракіс!</text:p>
      <text:p text:style-name="P4">Ј̈сс̌іка стр̌епне̌у́а пиу́ек зе сподні, повієс̌іу́а ȷ̈ обок маринаркі на вієшаку пр̌и ȷ̈ґо у́у̊жку.</text:p>
      <text:p text:style-name="P4">- Ніє каж чекач на с̌ієбіє Матце Вієљебнеј.</text:p>
      <text:p text:style-name="P4">Пауљ ус̌іяду́ і ре̌камі обя̌у́ кољана.</text:p>
      <text:p text:style-name="P4">- Цо то ȷ̈ст ґом д̌аббар?</text:p>
      <text:p text:style-name="P4">По раз вту̊ри д̌іє̌кі науком маткі достр̌еґу́ ȷ̈ј ву́ащівіє нієдостр̌еґаљне <text:soft-page-break/>ваганіє,</text:p>
      <text:p text:style-name="P4">нієпосу́ушењство нерву̊в, кту̊ре одчитау́ яко страх. Ј̈сс̌іка подешу́а до окна, одсуне̌у́а стори,</text:p>
      <text:p text:style-name="P4">запатр̌иу́а с̌іє̌ на щит Сюбі за надр̌ечнимі садамі.</text:p>
      <text:p text:style-name="P4">- Довієш с̌іє̌... юж вкру̊тце. - Здуміяу́ ґо ље̌к в ȷ̈ј ґу́ос̌іє. Ніє одврацая̌ц с̌іє̌ Ј̈сс̌іка</text:p>
      <text:p text:style-name="P4">повієд̌іяу́а: - Матка Вієљебна очекуȷ̈ чіє̌ в моім саљоніку. Пос̌пієш с̌іє̌, проше̌.</text:p>
      <text:p text:style-name="P4">Матка Вієљебна Ґаіюс Гељен Могіям с̌ієд̌іяу́а на вищіеу́аним кр̌ес̌ље обсервуя̌ц</text:p>
      <text:p text:style-name="P4">збљіжаніє с̌іє̌ маткі з синем. Окна знајдуя̌це с̌іє̌ з ȷ̈ј правеј і з ȷ̈ј љевеј строни виход̌іу́и на</text:p>
      <text:p text:style-name="P4">поу́удніёве закоље р̌екі і зієљоне поља управне ву́ощі Атриду̊в, љеч Маткі Вієљебнеј ніє</text:p>
      <text:p text:style-name="P2">інтересовау́и краёбрази. Теґо ранка одчувау́а своȷ̈ љата яко цос̌ віє̌цеј ніж тиљко дробна̌</text:p>
      <text:p text:style-name="P4">докучљівощ. Вініу́а за то подру̊ж і контакти з та̌ обмієр̌у́а̌ Ґіљдія̌ Пљанетарна̌ з ȷ̈ј секретамі.</text:p>
      <text:p text:style-name="P4">Аље чекая̌це я̌ тутај заданіє вимаґау́о особістеј інтервенцї Бене Ґессеріт Ясновідза̌цеј.</text:p>
      <text:p text:style-name="P4">Навет правдому̊вчині Падишаха Імператора ніє моґу́а ухиљіч с̌іє̌ од одповієд̌іяљнощі,</text:p>
      <text:p text:style-name="P4"><text:soft-page-break/>ќди взивау́и обовія̌зкі. Пієку́о би поху́оне̌у́о те̌ діябљіце̌ Ј̈сс̌іке̌! - помис̌љау́а Матка</text:p>
      <text:p text:style-name="P4">Вієљебна. - Ґдибиж то урод̌іу́а нам цу̊рке̌, як міяу́а наказане.</text:p>
      <text:p text:style-name="P4">Ј̈сс̌іка затр̌имау́а с̌іє̌ тр̌и крокі пр̌ед кр̌есу́ем ску́адая̌ц љеккі диґ - љедвіє мус̌ніє̌чіє</text:p>
      <text:p text:style-name="P4">ра̌бка сукні љева̌ ду́онія̌. Пауљ виконау́ още̌дни уку́он, кту̊реґо научиу́ с̌іє̌ од свеґо містр̌а</text:p>
      <text:p text:style-name="P4">тањца на випадек, ґди ніє ȷ̈ст с̌іє̌ певним позицї друґієј особи. Субтељнощі повітанія Пауља</text:p>
      <text:p text:style-name="P4">ніє ушу́и уваґі Маткі Вієљебнеј.</text:p>
      <text:p text:style-name="P4">- Ј̈ст острожни, Ј̈сс̌іко - повієд̌іяу́а.</text:p>
      <text:p text:style-name="P4">Паљце Ј̈сс̌ікі доткне̌у́и рамієнія Пауља, зачісне̌у́и с̌іє̌ на нім. Пр̌ез момент чуу́ в ніх</text:p>
      <text:p text:style-name="P4">пуљсованіє страху. Опановау́а с̌іє̌ в мґнієнію ока.</text:p>
      <text:p text:style-name="P4">- Так ґо научоно, Матко Вієљебна.</text:p>
      <text:p text:style-name="P4">Чеґо она с̌іє̌ боі? - ніє му̊ґу́ зрозумієч Пауљ.</text:p>
      <text:p text:style-name="P4">Стара кобієта змієр̌иу́а ґо кру̊ткім, ґестаљтичним бу́исќм ока: оваљ твар̌и Ј̈сс̌ікі, аље</text:p>
      <text:p text:style-name="P4">кощі масивне... ву́оси - круча черњ кс̌іє̌чія, за то брві по д̌іядку зе строни маткі, кту̊реґо</text:p>
      <text:p text:style-name="P4">імієнія ніє вољно вспомінач, як ру̊внієж і тен чієнкі, думни нос; кштау́т зієљоних, гардо</text:p>
      <text:p text:style-name="P4"><text:soft-page-break/>споґља̌дая̌цих очу: як у Стареґо Кс̌іє̌чія, нієжия̌цеґо д̌іядка зе строни ојца. Так, биу́ ќдис̌</text:p>
      <text:p text:style-name="P4">ме̌жчизна доценіяя̌ци поте̌ґе̌ бравури, навет в с̌мієрчі - помис̌љау́а Матка Вієљебна.</text:p>
      <text:p text:style-name="P4">- Наука то ȷ̈дно - повієд̌іяу́а - а пієрвіястек пієрвотни друґіє. Зобачими.</text:p>
      <text:p text:style-name="P4">Старче очи р̌учіу́и тварде спојр̌еніє на Ј̈сс̌іке̌.</text:p>
      <text:p text:style-name="P4">- Зостав нас самих. Заљецам духове медитацȷ̈.</text:p>
      <text:p text:style-name="P4">Ј̈сс̌іка здȷ́у́а ду́оњ з рамієнія Пауља.</text:p>
      <text:p text:style-name="P4">- Ваша Вієљебнощ, я...</text:p>
      <text:p text:style-name="P4">- Ј̈сс̌іка, вієш, же то мус̌і с̌іє̌ стач.</text:p>
      <text:p text:style-name="P4">Пауљ, заінтриґовани, подніу̊су́ очи на матке̌.</text:p>
      <text:p text:style-name="P4">- Так... очивіщіе - повієд̌іяу́а.</text:p>
      <text:p text:style-name="P4">З кољеі обру̊чіу́ спојр̌еніє на Матке̌ Вієљебна̌. Ґр̌ечнощ і вираз́ни страх маткі пр̌ед та̌</text:p>
      <text:p text:style-name="P4">старуха̌ наказивау́и острожнощ. Ґнієвау́ ґо ȷ̈днак ље̌к, кту̊ри вичувау́ в матце.</text:p>
      <text:p text:style-name="P4">- Пауљ... - Ј̈сс̌іка одетхне̌у́а ґу́е̌боко - пру̊ба, до яќј за хвіље̌ пр̌иста̌піш... ȷ̈ст дља мніє</text:p>
      <text:p text:style-name="P4">важна.</text:p>
      <text:p text:style-name="P4">- Пру̊ба? - попатр̌иу́ на нія̌.</text:p>
      <text:p text:style-name="P4">- Паміє̌тај, же ȷ̈стес̌ синем кс̌іє̌чія - повієд̌іяу́а. Одвру̊чіу́а с̌іє̌ ґвау́товніє</text:p>
      <text:p text:style-name="P4">і вимашеровау́а з покою вієљкімі <text:soft-page-break/>крокамі, з сухим шељестем сукні. Затр̌асне̌у́и с̌іє̌ за нія̌</text:p>
      <text:p text:style-name="P4">др̌ві.</text:p>
      <text:p text:style-name="P2">Ту́умія̌ц ґнієв Пауљ стана̌у́ твар̌а̌ в твар̌ зе стара̌ кобієта̌.</text:p>
      <text:p text:style-name="P4">- Чиж одправія с̌іє̌ яс̌ніє панія̌ Ј̈сс̌іке̌ як су́ужебна̌ д̌ієвке̌?</text:p>
      <text:p text:style-name="P4">Ус̌мієх задрґау́ в ка̌чіках помарщоних зе старощі уст.</text:p>
      <text:p text:style-name="P4">- Яс̌ніє пані Ј̈сс̌іка биу́а, ху́опче, моя̌ су́ужебна̌ д̌ієвка̌ в шкоље пр̌ез чтернащіе љат. Поківау́а ґу́ова̌. - І то в додатку добра̌. А тераз подејд̌ь ту!</text:p>
      <text:p text:style-name="P4">Розказ биу́ як чіє̌чіє бічем. Посу́ухау́, занім здау́ собіє з теґо справе̌. Ужива на мніє</text:p>
      <text:p text:style-name="P4">Ґу́осу - помис̌љау́. Затр̌имау́ с̌іє̌ на скінієніє стареј, стая̌ц пр̌и ȷ̈ј кољанах.</text:p>
      <text:p text:style-name="P4">- Від̌іш то? - запитау́а.</text:p>
      <text:p text:style-name="P4">З фау́д тоґі добиу́а зієљони метаљови шещіан о боку окоу́о піє̌тнасту центиметру̊в.</text:p>
      <text:p text:style-name="P4">Одвру̊чіу́а ґо і Пауљ зауважиу́, же ніє ма он ȷ̈днеј щіани, тиљко отву̊р - чарни і д̌івніє</text:p>
      <text:p text:style-name="P4">страшни. Ані одробіна с̌віяту́а ніє пр̌енікау́а овеј зієя̌цеј черні.</text:p>
      <text:p text:style-name="P4">- Ву́у̊ж права̌ ре̌ке̌ до пудеу́ка - повієд̌іяу́а.</text:p>
      <text:p text:style-name="P4">Страх пр̌ешиу́ Пауља. Зача̌у́ с̌іє̌ цофач, аље усу́ишау́ ґу́ос стареј:</text:p>
      <text:p text:style-name="P4"><text:soft-page-break/>- То так с̌іє̌ су́уха маткі?</text:p>
      <text:p text:style-name="P4">Зајр̌ау́ в птас̌іё бистре з́реніце. Повољутку, под впу́ивем вевне̌тр̌неґо наказу, кту̊рему</text:p>
      <text:p text:style-name="P4">ніє биу́ в станіє с̌іє̌ пр̌ечівставіч, ву́ожиу́ ду́оњ до пудеу́ка. Најпієрв почуу́ ху́у̊д, ќди черњ</text:p>
      <text:p text:style-name="P4">замкне̌у́а с̌іє̌ на ȷ̈ґо ду́оні, насте̌пніє ґу́адкі метаљ под паљцамі і мровієніє, якби ду́оњ му</text:p>
      <text:p text:style-name="P4">здре̌твіяу́а. Риси стареј кобієти пр̌ибрау́и драпієжни вираз. Подніёсу́а права̌ ре̌ке̌ знад скр̌инкі,</text:p>
      <text:p text:style-name="P4">затр̌имуя̌ц я̌ пр̌и шиі Пауља. Достр̌еґу́ в нієј бу́иск метаљу і поча̌у́ одврацач с̌іє̌ в тим</text:p>
      <text:p text:style-name="P4">ќрунку.</text:p>
      <text:p text:style-name="P4">- Ніє рушај с̌іє̌! - варкне̌у́а.</text:p>
      <text:p text:style-name="P4">Знову ужива Ґу́осу! Сконцентровау́ с̌іє̌ поновніє на ȷ̈ј твар̌и.</text:p>
      <text:p text:style-name="P4">- Тр̌имам пр̌и твеј шиі ґом д̌аббар - повієд̌іяу́а. - Ґом д̌аббар, чиљі вру̊ґ остатечни.</text:p>
      <text:p text:style-name="P4">То іґу́а з кропља̌ тручізни на чубку. Аааах! Ніє рушај с̌іє̌, бо почуȷ̈ш ȷ̈ј д̌іяу́аніє.</text:p>
      <text:p text:style-name="P4">Пауљ пру̊бовау́ пр̌еу́кна̌ч без с̌љіни. Ніє му̊ґу́ одвру̊чіч уваґі од помарщонеј, старчеј</text:p>
      <text:p text:style-name="P4">твар̌и, бу́ища̌цих очу, бљадих д̌ія̌сеу́ над сребр̌истимі зе̌бамі з метаљу, поу́искуя̌цимі</text:p>
      <text:p text:style-name="P4">пр̌и каждим су́овіє.</text:p>
      <text:p text:style-name="P4"><text:soft-page-break/>- Син кс̌іє̌чія мус̌і с̌іє̌ знач на тручізнах - повієд̌іяу́а. - То знак наших часу̊в, ге̌?</text:p>
      <text:p text:style-name="P4">Піжмін до затруванія нам напоју̊в, аумас до затруванія нам ȷ̈дзенія. Тручізни</text:p>
      <text:p text:style-name="P4">натихміястове і повољне, і вшистќ пос̌редніє міє̌дзи німі. Ото ніє знана чі тручізна: ґом</text:p>
      <text:p text:style-name="P4">д̌аббар. Забія виу́а̌чніє звієр̌е̌та.</text:p>
      <text:p text:style-name="P4">Дума пр̌емоґу́а в Пауљу страх.</text:p>
      <text:p text:style-name="P4">- Ос̌мієљаш с̌іє̌ суґеровач, же кс̌ія̌же̌ци син ȷ̈ст звієр̌е̌чієм? - запитау́.</text:p>
      <text:p text:style-name="P4">- Суґеруȷ́, повієдзми, же можеш бич чу́овієќм - повієд̌іяу́а. - Спокојніє! Остр̌еґам,</text:p>
      <text:p text:style-name="P4">бис̌ ніє пру̊бовау́ с̌іє̌ виривач. Стара ȷ̈стем, љеч моя ре̌ка зда̌жи чі всад̌іч те̌ іґу́е̌ в шиȷ́, нім</text:p>
      <text:p text:style-name="P4">учієкнієш.</text:p>
      <text:p text:style-name="P2">- Кім ȷ̈стес̌? - вишептау́. - Як звіёду́ас̌ моя̌ матке̌, же зоставіу́а мніє з тоба̌ самеґо? Чи</text:p>
      <text:p text:style-name="P4">пр̌ису́аљі чіє̌ Гарконненовіє?</text:p>
      <text:p text:style-name="P4">- Гарконненовіє? Цо теж ти виґадуȷ̈ш! А тераз ба̌д̌ь чіхо.</text:p>
      <text:p text:style-name="P4">Сухи паљец доткна̌у́ ȷ̈ґо шиі і Пауљ опановау́ одрух, би одскочич.</text:p>
      <text:p text:style-name="P4">- Добр̌е - повієд̌іяу́а. - Пр̌ешеду́ес̌ пієрвша̌ пру̊бе̌. А ото як виґља̌да решта: ȷ̈с̌љі</text:p>
      <text:p text:style-name="P4">вијмієш ре̌ке̌ з пудеу́ка, умр̌еш. То <text:soft-page-break/>ȷ̈дина засада. Тр̌имај ре̌ке̌ в с̌родку, а бе̌д̌ієш жиу́.</text:p>
      <text:p text:style-name="P4">Ј̈с̌љі я̌ забієр̌еш, умр̌еш.</text:p>
      <text:p text:style-name="P4">Пауљ зачерпна̌у́ тху, би успокоіч држеніє.</text:p>
      <text:p text:style-name="P4">- Ґди кр̌икне̌, су́ужба допадніє чіє̌ в паре̌ секунд і ти умр̌еш.</text:p>
      <text:p text:style-name="P4">- Су́ужба ніє пр̌ејд̌іє пр̌ез др̌ві, бо твоя матка стоі за німі на стражи. Можеш мі</text:p>
      <text:p text:style-name="P4">вієр̌ич. Она пр̌ешу́а те̌ пру̊бе̌. Тераз твоя кољеј. Чуј с̌іє̌ защицони. Нієче̌сто стосуȷ̈ми я̌</text:p>
      <text:p text:style-name="P4">до д̌ієчі пу́чі ме̌сќј.</text:p>
      <text:p text:style-name="P4">Под впу́ивем чієкавощі страх змнієјшиу́ с̌іє̌ на тиље, же Пауљ здоу́ау́ над нім запановач.</text:p>
      <text:p text:style-name="P4">В ґу́ос̌іє стареј кобієти су́ишау́ правде̌, ніє міяу́ цо до теґо жадних ва̌тпљівощі. Ј̈с̌љі матка стоі</text:p>
      <text:p text:style-name="P4">там на стражи, ȷ̈с̌љі то направде̌ пру̊ба... Зрешта̌ цокољвієк би то биу́о, вієд̌іяу́, же впаду́</text:p>
      <text:p text:style-name="P4">в пуу́апке̌, кту̊ра̌ станові та ду́оњ пр̌и ȷ̈ґо шиі: ґом д̌аббар. Пр̌ивоу́ау́ на паміє̌ч</text:p>
      <text:p text:style-name="P4">респонсоріюм љітанії пр̌ечівко страхові з обр̌а̌дку Бене Ґессеріт, кту̊реј научиу́а ґо матка.</text:p>
      <text:p text:style-name="P4">- „Ніє вољно с̌іє̌ бач. Страх забія душе̌. Страх то мау́а с̌мієрч, а вієљќ уніцествієніє.</text:p>
      <text:p text:style-name="P4">Ставіє̌ му чоу́о. Нієхај пр̌ејд̌іє по <text:soft-page-break/>мніє і пр̌езе мніє. А ќди пр̌ејд̌іє, обру̊це̌ око свеј</text:p>
      <text:p text:style-name="P4">яз́ні на ȷ̈ґо дроґе̌. Кту̊ре̌ди пр̌ешеду́ страх, там ніє ма ніц. Ј̈стем тиљко я”. Чуя̌ц</text:p>
      <text:p text:style-name="P4">поврацая̌ци споку̊ј повієд̌іяу́:</text:p>
      <text:p text:style-name="P4">- Коњч з тим, старухо.</text:p>
      <text:p text:style-name="P4">- Старухо! - варкне̌у́а. - Одваґі ніє можна чі одму̊віч. Добр̌е, зобачими, задуфку.</text:p>
      <text:p text:style-name="P4">Нахиљіу́а с̌іє̌ ніско, щішая̌ц ґу́ос правіє до шепту.</text:p>
      <text:p text:style-name="P4">- Почуȷ̈ш бу̊љ теј ду́оні в пудеу́ку. Бу̊љ. Аље цофніј ре̌ке̌, а доткніє твеј шиі ґом д̌аббар,</text:p>
      <text:p text:style-name="P4">с̌мієрч пр̌ијд̌іє шибко як опадніє̌чіє катовсќґо топора. Забієр̌еш ре̌ке̌, а ґом д̌аббар</text:p>
      <text:p text:style-name="P4">забієр̌е чієбіє як свеґо. Розумієш?</text:p>
      <text:p text:style-name="P4">- Цо ȷ̈ст в пудеу́ку?</text:p>
      <text:p text:style-name="P4">- Бу̊љ.</text:p>
      <text:p text:style-name="P4">Почуу́ с̌іљнієјше мровієніє в ду́оні, зачісна̌у́ моцно варґі. Як цос̌ таќґо може бич пру̊ба̌?</text:p>
      <text:p text:style-name="P4">- застанавіяу́ с̌іє̌. До мровієнія доу́а̌чиу́о с̌іє̌ све̌дзеніє.</text:p>
      <text:p text:style-name="P4">- Су́ишау́ес̌ - повієд̌іяу́а стара - о тим, же звієр̌е̌та одґризая̌ собіє коњчине̌, би умкна̌ч</text:p>
      <text:p text:style-name="P4">з потр̌аску? То звієр̌е̌ца штучка. Чу́овієк витр̌има с̌іду́а, знієс̌іє бу̊љ, уда с̌мієрч, би забіч</text:p>
      <text:p text:style-name="P4">мис̌љівеґо усувая̌ц заґроженіє дља <text:soft-page-break/>свеґо ґатунку.</text:p>
      <text:p text:style-name="P4">Мровієніє пр̌ешу́о в љедво одчуваљне щипаніє.</text:p>
      <text:p text:style-name="P4">- По цо то робіш? - спитау́.</text:p>
      <text:p text:style-name="P2">- Би устаљіч, чи ȷ̈стес̌ чу́овієќм. Чіхо ба̌д̌ь.</text:p>
      <text:p text:style-name="P4">Пауљ звіна̌у́ љева̌ ду́оњ в піє̌щ, ґди в друґієј нас̌іљіу́о с̌іє̌ пієченіє. Нарастау́о по вољі: фаља</text:p>
      <text:p text:style-name="P4">чієпу́а за фаља̌... фаља за фаља̌. Чуу́, як пазнокчіє вбіяя̌ му с̌іє̌ в ду́оњ вољнеј ре̌кі. Пру̊бовау́</text:p>
      <text:p text:style-name="P4">розпростовач пр̌ипієкане паљце, љеч ніє му̊ґу́ німі порушич.</text:p>
      <text:p text:style-name="P4">- Паљі - вишептау́.</text:p>
      <text:p text:style-name="P4">- Чіхо!</text:p>
      <text:p text:style-name="P4">Пуљсуя̌ци бу̊љ пр̌енікау́ до рамієнія. Пот виста̌піу́ му на чоу́о, кажде ву́у̊кно ȷ̈ґо чіяу́а</text:p>
      <text:p text:style-name="P4">кр̌ичау́о внієбоґу́оси, би забрау́ ре̌ке̌ з теј пу́она̌цеј чељущі... ȷ̈днак... ґом д̌аббар. Ніє</text:p>
      <text:p text:style-name="P4">одврацая̌ц ґу́ови ус̌іу́овау́ обру̊чіч очи на ова̌ упіёрна̌ іґу́е̌ знієрухоміяу́а̌ пр̌и ȷ̈ґо шиі.</text:p>
      <text:p text:style-name="P4">Заху́истивау́ с̌іє̌ повієтр̌ем, хчіяу́ успокоіч оддех і ніє му̊ґу́.</text:p>
      <text:p text:style-name="P4">Бу̊љ!</text:p>
      <text:p text:style-name="P4">Цау́и ȷ̈ґо с̌віят знікна̌у́ пру̊ч коная̌цеј в ме̌чарніях ду́оні і старчеј твар̌и, впатр̌онеј</text:p>
      <text:p text:style-name="P4">в нієґо з одљеґу́ощі пару центиметру̊в. Варґі му так вишгу́и, <text:soft-page-break/>же міяу́ труднощі з іх</text:p>
      <text:p text:style-name="P4">розд̌ієљенієм.</text:p>
      <text:p text:style-name="P4">Паље̌ с̌іє̌! Паље̌ с̌іє̌!</text:p>
      <text:p text:style-name="P4">Видавау́о му с̌іє̌, же чуȷ̈, як ску̊ра звія с̌іє̌ і чернієȷ̈ на коная̌цеј ду́оні, чіяу́о пр̌епаља</text:p>
      <text:p text:style-name="P4">с̌іє̌ і одпада, обнажая̌ц ґоу́е зве̌ґљоне кощі.</text:p>
      <text:p text:style-name="P4">Стоп! Бу̊љ устау́ як за доткніє̌чієм ру̊жд̌кі. Пауљ биу́ зљани потем, права ре̌ка му диґотау́а.</text:p>
      <text:p text:style-name="P4">- Досич - вимамротау́а стара. - Куљљ Вагад! Жадна д̌ієвчинка тиље ніє витр̌имау́а. Цгиба</text:p>
      <text:p text:style-name="P4">праґне̌у́ам твеј поражкі.</text:p>
      <text:p text:style-name="P4">Одхиљіу́а с̌іє̌ в тиу́ забієрая̌ц ґом д̌аббар.</text:p>
      <text:p text:style-name="P4">- Вичія̌ґніј ре̌ке̌ зе скр̌инкі і спу̊јр̌ на нія̌, му́ода људзка істото.</text:p>
      <text:p text:style-name="P4">Поконуя̌ц бољесне држеніє Пауљ утквіу́ очи в безс̌вієтљнеј пустце, в кту̊реј ȷ̈ґо ре̌ка</text:p>
      <text:p text:style-name="P4">видавау́а с̌іє̌ пр̌ебивач з ву́аснеј вољі. Вспомнієніє бу̊љу параљіжовау́о вшељкі рух. Розум</text:p>
      <text:p text:style-name="P4">му̊віу́ му, же з пудеу́ка вијміє осмаљони кікут.</text:p>
      <text:p text:style-name="P4">- Но, вијмуј! - варкне̌у́а.</text:p>
      <text:p text:style-name="P4">Вишарпна̌у́ ду́оњ зе скр̌инкі і заґапіу́ с̌іє̌ на нія̌ осу́упіяу́и. Ніц. Ані с̌љаду по ме̌чарні.</text:p>
      <text:p text:style-name="P4">Подніу̊су́ ду́оњ, обру̊чіу́ я̌ на друґа̌ строне̌, порушиу́ паљцамі.</text:p>
      <text:p text:style-name="P4"><text:soft-page-break/>- Нервобу̊љ індукцијни - повієд̌іяу́а. - Ніє моґе̌ окаљечач вшисткіх</text:p>
      <text:p text:style-name="P4">потенцяљних істот људзкіх докоу́а. Аље са̌ таци, цо дужо би даљі за секрет теј скр̌инкі.</text:p>
      <text:p text:style-name="P4">Укриу́а пудеу́ко в фау́дах тоґі.</text:p>
      <text:p text:style-name="P4">- Аље бу̊љ... - зача̌у́.</text:p>
      <text:p text:style-name="P4">- Бу̊љ! - прихне̌у́а взґардљівіє. - Чу́овієк потрафі запановач над каждим нервем свеґо</text:p>
      <text:p text:style-name="P4">чіяу́а.</text:p>
      <text:p text:style-name="P4">Одчуу́ бу̊љ љевеј ду́оні, розпростовау́ зачіс̌ніє̌те паљце, спојр̌ау́ на чтери крваве с̌љади по</text:p>
      <text:p text:style-name="P4">вбітих в чіяу́о пазнокчіях. Опущіу́ ре̌ке̌, попатр̌иу́ на стара̌ кобієте̌.</text:p>
      <text:p text:style-name="P2">- Зробіу́ас̌ то ќдис̌ моȷ̈ј матце?</text:p>
      <text:p text:style-name="P4">- Пр̌ес̌ієвау́ес̌ ќдис̌ піясек пр̌ез с̌іто? - одповієд̌іяу́а питанієм.</text:p>
      <text:p text:style-name="P4">Под впу́ивем шоку вивоу́анеґо тим ніє звія̌заним з тематем питанієм умису́ Пауља</text:p>
      <text:p text:style-name="P4">ос̌ія̌ґна̌у́ стан вижшеј с̌віядомощі. Піясек пр̌ез с̌іто.</text:p>
      <text:p text:style-name="P4">Пауљ скіна̌у́ ґу́ова̌.</text:p>
      <text:p text:style-name="P4">- Ми Бене Ґессеріт пр̌ес̌ієвами људ̌і, би виу́овіч чу́овієка - повієд̌іяу́а.</text:p>
      <text:p text:style-name="P4">Подніу̊су́ права̌ ре̌ке̌ пр̌ивоу́уя̌ц вспомнієніє катуши.</text:p>
      <text:p text:style-name="P4">- І то вшистко, цо в тим ȷ̈ст, бу̊љ?</text:p>
      <text:p text:style-name="P4">- Обсервовау́ам чіє̌ в бу̊љу, ху́опче. Бу̊љ ȷ̈ст заљедвіє ос̌ія̌ пру̊би. Матка</text:p>
      <text:p text:style-name="P4">оповіядау́а чі о наших методах <text:soft-page-break/>обсервацї. Відзе̌ в тобіє знаміёна ȷ̈ј наукі. Наш тест</text:p>
      <text:p text:style-name="P4">то момент критични пљус обсерваця.</text:p>
      <text:p text:style-name="P4">Ј̈ј тон то потвієрдзау́, віє̌ц повієд̌іяу́:</text:p>
      <text:p text:style-name="P4">- То правда!</text:p>
      <text:p text:style-name="P4">Вљепіу́а в нієґо спојр̌еніє. Он вичува, правде̌! Чижби биу́ тим ȷ̈диним? Чижби</text:p>
      <text:p text:style-name="P4">направде̌ міяу́ нім бич? Опановау́а поднієценіє упоміная̌ц сама̌ с̌ієбіє: над̌ієя пр̌есу́анія</text:p>
      <text:p text:style-name="P4">яснощ відзенія.</text:p>
      <text:p text:style-name="P4">- Вієш, ќди људ̌іє вієр̌а̌ в то, цо му̊вія̌? - повієд̌іяу́а.</text:p>
      <text:p text:style-name="P4">- Вієм. - В ȷ̈ґо ґу́ос̌іє побр̌мієвау́и еха набитеј в вієљокротних пру̊бах певнощі.</text:p>
      <text:p text:style-name="P4">Су́иша̌ц ȷ̈ повієд̌іяу́а:</text:p>
      <text:p text:style-name="P4">- Може і ȷ̈стес̌ Квісатз Гадерах. С̌ія̌д̌ь, мау́и брачіє, ту, у моіх сту̊п.</text:p>
      <text:p text:style-name="P4">- Воље̌ стач.</text:p>
      <text:p text:style-name="P4">- Твоя матка с̌ієд̌іяу́а ќдис̌ у моіх сту̊п.</text:p>
      <text:p text:style-name="P4">- Ніє ȷ̈стем своя̌ матка̌.</text:p>
      <text:p text:style-name="P4">- Нієнавід̌іш нас трошечке̌, цо? - Спојр̌авши в строне̌ др̌ві завоу́ау́а: - Ј̈сс̌іка!</text:p>
      <text:p text:style-name="P4">В розвартих др̌віях стане̌у́а Ј̈сс̌іка обр̌уцая̌ц поку̊ј суровим спојр̌енієм. Зу́аґодніяу́а</text:p>
      <text:p text:style-name="P4">на відок Пауља. Здобиу́а с̌іє̌ на су́аби ус̌мієх.</text:p>
      <text:p text:style-name="P4"><text:soft-page-break/>- Ј̈сс̌іко, чи ти ќдикољвієк пр̌естау́ас̌ мніє нієнавід̌іч? - запитау́а стара кобієта.</text:p>
      <text:p text:style-name="P4">Кохам чіє̌ і нієнавідзе̌ заразем - повієд̌іяу́а Ј̈сс̌іка. - Нієнавідзе̌ за чієрпієнія, кту̊рих</text:p>
      <text:p text:style-name="P4">ніґди ніє запомне̌. Кохам за...</text:p>
      <text:p text:style-name="P4">- Вистарчи ґоу́и факт - повієд̌іяу́а стара чієпљејшим ґу́осем - Можеш юж вејщ, тиљко с̌іє̌</text:p>
      <text:p text:style-name="P4">ніє одзивај. Замкніј др̌ві і піљнуј, би нікт нам ніє пр̌ешкадзау́.</text:p>
      <text:p text:style-name="P4">Ј̈сс̌іка вешу́а до покою, замкне̌у́а др̌ві і опару́а с̌іє̌ о ніє пљецамі. Му̊ј син жиȷ̈ помис̌љау́а. - Му̊ј син жиȷ̈ і ȷ̈ст... чу́овієќм. Вієд̌іяу́ам, же ȷ̈ст... аље он жиȷ̈. Тераз моґе̌</text:p>
      <text:p text:style-name="P4">жич даљеј. - Под пљецамі чуу́а дотик др̌ві, тварди і р̌ечивісти. Вшистко в тим покою биу́о</text:p>
      <text:p text:style-name="P4">дотикаљне і вичуваљне змису́амі. - Му̊ј син жиȷ̈.</text:p>
      <text:p text:style-name="P4">Пауљ спојр̌ау́ на матке̌. Му̊віу́а правде̌. Праґна̌у́ умкна̌ч і в самотнощі пр̌емис̌љеч то,</text:p>
      <text:p text:style-name="P2">чеґо дос̌віядчиу́, ȷ̈днак вієд̌іяу́, же ніє може одејщ, допу̊кі ґо ніє одправія̌. Старуха</text:p>
      <text:p text:style-name="P4">зискау́а над нім ву́адзе̌. Матка пр̌ешу́а така̌ сама̌ пру̊бе̌. В тим вшисткім мус̌іяу́о крич с̌іє̌</text:p>
      <text:p text:style-name="P4">яќс̌ страшне пр̌езначеніє... бу̊љ і страх са̌ страшне. Розуміяу́ <text:soft-page-break/>страшне пр̌езначенія. Пару́и</text:p>
      <text:p text:style-name="P4">на пр̌еку̊р вшистќму. Становіу́и своя̌ ву́асна̌ конієчнощ. Пауљ ус̌віядаміяу́ собіє, же достау́</text:p>
      <text:p text:style-name="P4">с̌іє̌ в триби страшнеґо пр̌езначенія. Ј̈ще ніє вієд̌іяу́ яќґо.</text:p>
      <text:p text:style-name="P4">- Певнеґо днія, ху́опче - повієд̌іяу́а стара - може і ти бе̌д̌ієш мус̌іяу́ так стач за</text:p>
      <text:p text:style-name="P4">др̌віямі. Ніє ȷ̈ст то таќ просте.</text:p>
      <text:p text:style-name="P4">Пауљ спущіу́ очи на ду́оњ, кту̊ра познау́а бу̊љ, потем подніу̊су́ ȷ̈ на Матке̌ Вієљебна̌.</text:p>
      <text:p text:style-name="P4">В бр̌мієнію ȷ̈ј ґу́осу биу́о тераз цос̌, чеґо ніє споткау́ в жадним зе знаних му ґу́осу̊в. Су́ова</text:p>
      <text:p text:style-name="P4">міяу́и ясне контури. Биу́и остре. Однос̌іу́ враженіє, же о цокољвієк би я̌ запитау́, усу́иши</text:p>
      <text:p text:style-name="P4">одповієд̌ь, кту̊ра винієс̌іє ґо понад ȷ̈ґо чієљесна̌ пову́оке̌ ку чемус̌ вижшему.</text:p>
      <text:p text:style-name="P4">- По цо поддаȷ̈ш људ̌і пру̊біє чу́овієчењства?</text:p>
      <text:p text:style-name="P4">- Би іх увољніч.</text:p>
      <text:p text:style-name="P4">- Увољніч?</text:p>
      <text:p text:style-name="P4">- Ќдис̌ људ̌іє шедоваљі мис̌љеніє на машини з над̌ієя̌, же д̌іє̌кі тему бе̌да̌ вољні. Аље</text:p>
      <text:p text:style-name="P4">уможљівіљі тиљко інним људ̌іём і іх машином уяр̌мієніє с̌ієбіє.</text:p>
      <text:p text:style-name="P4">- „Ніє бе̌д̌ієш чиніу́ махін на образ і подобієњство умису́у чу́овієка” - <text:soft-page-break/>зацитовау́ Пауљ.</text:p>
      <text:p text:style-name="P4">- Впрост з Д̌ігад Камердињсќј і Бібљії Протестанцко-Катољіцќј - повієд̌іяу́а. - Љеч то,</text:p>
      <text:p text:style-name="P4">цо ґу́ос̌і Б.П.К., вінно бр̌мієч: „Ніє бе̌д̌ієш чиніу́ махін удая̌цих умису́ чу́овієка”. Чи</text:p>
      <text:p text:style-name="P4">студіёвау́ес̌ у ментата в твеј су́ужбіє?</text:p>
      <text:p text:style-name="P4">- Студіёвау́ем у Тгуфіра Гавата.</text:p>
      <text:p text:style-name="P4">- Вієљка Ревољта змус̌іу́а тим умису́и істот људзкіх до розвою. Повстау́и шкоу́и</text:p>
      <text:p text:style-name="P4">розвіяя̌це таљенти чу́овієка.</text:p>
      <text:p text:style-name="P4">- Шкоу́и Бене Ґессеріт?</text:p>
      <text:p text:style-name="P4">Пр̌итакне̌у́а.</text:p>
      <text:p text:style-name="P4">- З ових старожитних шку̊у́ позостау́и до д̌іс̌ двіє најважнієјше: Бене Ґессеріт і Ґіљдія</text:p>
      <text:p text:style-name="P4">Пљанетарна. Ґіљдія, як са̌д̌іми, ку́ад̌іє начіск на правіє чиста̌ математике̌. Бене Ґессеріт</text:p>
      <text:p text:style-name="P4">зајмуȷ̈ с̌іє̌ іннимі справамі.</text:p>
      <text:p text:style-name="P4">- Пољітика̌.</text:p>
      <text:p text:style-name="P4">- Куљљ Вагад - завоу́ау́а стара. Р̌учіу́а сурове спојр̌еніє на Ј̈сс̌іке̌.</text:p>
      <text:p text:style-name="P4">- Я му ніє му̊віу́ам, Ваша Вієљебнощ - повієд̌іяу́а Ј̈сс̌іка.</text:p>
      <text:p text:style-name="P4">Матка Вієљебна поновніє скупіу́а уваґе̌ на Пауљу.</text:p>
      <text:p text:style-name="P4">- Впаду́ес̌ на то ніє мая̌ц правіє жадних пошљак - зауважиу́а. - Р̌ечивіщіе пољітика̌.</text:p>
      <text:p text:style-name="P4"><text:soft-page-break/>Пієрвшимі шкоу́амі Бене Ґессеріт ќроваљі чі, кту̊р̌и дојр̌ељі потр̌ебе̌ стау́еј чія̌ґу́ощі</text:p>
      <text:p text:style-name="P4">в справах људзкіх. Зрозумієљі, же таќј чія̌ґу́ощі ніє бе̌д̌іє без одд̌ієљенія раси људзќј од</text:p>
      <text:p text:style-name="P4">раси звієр̌е̌цеј - в цељах розродчих.</text:p>
      <text:p text:style-name="P2">Наґље су́ова стареј утрачіу́и дља Пауља сва̌ щеґу̊љна̌ острощ. Ображіу́и в нім то цос̌, цо ȷ̈ґо</text:p>
      <text:p text:style-name="P4">матка називау́а інстинктем правощі. Ніє жеби ґо Матка Вієљебна оку́амивау́а. Биу́о ясне, же</text:p>
      <text:p text:style-name="P4">она вієр̌и в своȷ̈ су́ова. Цгод̌іу́о о р̌еч істотнієјша̌, звія̌зана̌ з ȷ̈ґо страшљівим</text:p>
      <text:p text:style-name="P4">пр̌езначенієм. Повієд̌іяу́:</text:p>
      <text:p text:style-name="P4">- А матка му̊віу́а мі, же вієље абсољвентек шку̊у́ Бене Ґессеріт ніє зна своȷ̈ґо</text:p>
      <text:p text:style-name="P4">походзенія.</text:p>
      <text:p text:style-name="P4">- Запіси љінії ґенетичних завше зостая̌ в наших реȷ̈страх - повієд̌іяу́а. - Твоя</text:p>
      <text:p text:style-name="P4">матка віє, же поход̌і аљбо од Бене Ґессеріт, аљбо теж ȷ̈ј ру̊д сам з с̌ієбіє биу́ до пр̌иȷ́чія.</text:p>
      <text:p text:style-name="P4">- Дљачеґо віє̌ц ніє може знач своіх род̌іцу̊в?</text:p>
      <text:p text:style-name="P4">- Нієкту̊ре зная̌... Вієље ніє зна. Моґу́ис̌ми, на пр̌ику́ад, пљановач скр̌ижованіє ȷ̈ј</text:p>
      <text:p text:style-name="P4"><text:soft-page-break/>з бљіскім кревним, би узискач домінанте̌ певнеј цехи ґенетичнеј. Поводу̊в ȷ̈ст вієље.</text:p>
      <text:p text:style-name="P4">Зну̊в Пауљ одчуу́ образе̌ правощі.</text:p>
      <text:p text:style-name="P4">- Споро на с̌ієбіє бієр̌ечіє - р̌еку́.</text:p>
      <text:p text:style-name="P4">Матка Вієљебна заґапіу́а с̌іє̌ на нієґо в замис̌љенію: чижби усу́ишау́а критицизм в ȷ̈ґо</text:p>
      <text:p text:style-name="P4">ґу́ос̌іє?</text:p>
      <text:p text:style-name="P4">- Д̌ьвіґами чіє̌жќ бр̌еміє̌ - повієд̌іяу́а.</text:p>
      <text:p text:style-name="P4">Пауљ чуу́, же цораз бард̌ієј виход̌і з шоку вивоу́анеґо пру̊ба̌. Спојр̌ау́ просто в ȷ̈ј</text:p>
      <text:p text:style-name="P4">таксуя̌це очи і повієд̌іяу́:</text:p>
      <text:p text:style-name="P4">- Твієрд̌іш, же моґе̌ бич Квісатз Гадерах. Цо то ȷ̈ст, чу́овієчи ґом д̌аббар?</text:p>
      <text:p text:style-name="P4">- Пауљ - повієд̌іяу́а Ј̈сс̌іка - ніє вољно чі пр̌емавіяч такім тонем до...</text:p>
      <text:p text:style-name="P4">- Я то зау́атвіє̌, Ј̈сс̌іко - пр̌ервау́а стара. - Оту̊ж, ху́опче, чи су́ишау́ес̌ о серум</text:p>
      <text:p text:style-name="P4">правдому̊вчині?</text:p>
      <text:p text:style-name="P4">- Заживачіє ȷ̈, би розвіна̌ч дар викриванія ку́амства. Вієм то од маткі.</text:p>
      <text:p text:style-name="P4">- Від̌іяу́ес̌ ќдис̌ транс правди?</text:p>
      <text:p text:style-name="P4">Покре̌чіу́ ґу́ова̌.</text:p>
      <text:p text:style-name="P4">- Ніє.</text:p>
      <text:p text:style-name="P4">- Серум ȷ̈ст нієбезпієчне - повієд̌іяу́а - аље даȷ̈ шу̊сти змису́. Ќди дар <text:soft-page-break/>серум спу́иніє на</text:p>
      <text:p text:style-name="P4">правдому̊вчиніє̌, може она зобачич вієље мієјш в свеј паміє̌чі, в паміє̌чі свеґо чіяу́а.</text:p>
      <text:p text:style-name="P4">Від̌іми тиље дру̊ґ пр̌ешу́ощі... љеч са̌ то ȷ̈диніє дроґі кобієце. - Нута смутку заґощіу́а в ȷ̈ј</text:p>
      <text:p text:style-name="P4">ґу́ос̌іє. - Аље ȷ̈ст мієјше, кту̊реґо ніє може зобачич жадна правдому̊вчині. Одпиха нас оно,</text:p>
      <text:p text:style-name="P4">пр̌еража. Му̊ві с̌іє̌, же певнеґо днія появі с̌іє̌ ме̌жчизна і однајд̌іє в дар̌е серум своȷ̈</text:p>
      <text:p text:style-name="P4">вевне̌тр̌не відзеніє. Зобачи то, чеґо ми ніє можеми - зару̊вно кобієца̌, як і ме̌ска̌</text:p>
      <text:p text:style-name="P4">пр̌ешу́ощ.</text:p>
      <text:p text:style-name="P4">- Ваш Квісатз Гадерах?</text:p>
      <text:p text:style-name="P4">- Так, тен, кту̊ри ȷ̈ст в вієљу мієјшах нараз: Квісатз Гадерах. Вієљу ме̌жчизн зажиу́о</text:p>
      <text:p text:style-name="P4">серум, бардзо вієљу, аље жаднему с̌іє̌ то ніє удау́о.</text:p>
      <text:p text:style-name="P2">- Зажиљі і завієдљі, вшиши?</text:p>
      <text:p text:style-name="P2">- Ох, ніє! - Потр̌а̌сне̌у́а ґу́ова̌. - Зажиљі і умарљі.</text:p>
      <text:p text:style-name="P4">2</text:p>
      <text:p text:style-name="P4">Пру̊бовач зрозумієч Муад’Діба без зрозумієнія ȷ̈ґо с̌мієртељних вроґу̊в</text:p>
      <text:p text:style-name="P4">Гарконнену̊в то пру̊бовач зобачич Правде̌ ніє зная̌ц Ку́амства. Ј̈ст то</text:p>
      <text:p text:style-name="P4">пру̊ба ујр̌енія С̌віяту́а без познанія <text:soft-page-break/>Чіємнощі. То нієможљіве.</text:p>
      <text:p text:style-name="P4">з „Кс̌іє̌ґі о Муад’Дібіє” піу̊ра кс̌іє̌жнічкі Іруљан</text:p>
      <text:p text:style-name="P4">Че̌щіово скрити в чієнію ґљобус пљастични віровау́ попихани міґоца̌ца̌ од пієрщіені</text:p>
      <text:p text:style-name="P4">пуљхна̌ ду́онія̌. Ґљобус тквіу́ на змієннокштау́тним стояку под ȷ̈дна̌ зе щіан позбавіёнеґо</text:p>
      <text:p text:style-name="P4">оќн покою, кту̊реґо позостау́е щіани становіу́и ру̊жнобарвна̌ мозаіке̌ руљону̊в, тас̌м ораз</text:p>
      <text:p text:style-name="P4">шпуљ. Поку̊ј розяс̌ніяу́о с̌віяту́о зе зу́отих куљ віша̌цих в пр̌енос̌них пољах дрифових.</text:p>
      <text:p text:style-name="P4">Пос̌родку покою стау́о ељіпсоідаљне біюрко о зієљонкаво-ру̊жовим бљачіє зе скамієніяу́еґо</text:p>
      <text:p text:style-name="P4">др̌ева ељакка. Отачау́и ȷ̈ стау́окштау́тне фотеље дрифове, з кту̊рих два биу́и заȷ́те. В ȷ̈дним</text:p>
      <text:p text:style-name="P4">с̌ієд̌іяу́ чіємнову́оси му́од̌ієнієц љат окоу́о шеснасту, о окра̌ґу́еј твар̌и і понурим спојр̌енію.</text:p>
      <text:p text:style-name="P4">В друґім смуку́и, нієвисокі ме̌жчизна о знієвієщіау́их рисах. Зару̊вно му́од̌ієнієц, як</text:p>
      <text:p text:style-name="P4">і ме̌жчизна ґапіљі с̌іє̌ на ґљобус і на правіє шгованеґо за нім ву́ащічієља ду́оні. Спод ґљобуса</text:p>
      <text:p text:style-name="P4">добієґу́ хіхот. Цгіхоти пр̌ешу́и в басови ґу́ос, кту̊ри загучау́:</text:p>
      <text:p text:style-name="P4">- Ото і она, Пітер, највіє̌кша <text:soft-page-break/>пуу́апка в гісторії људзкощі. І кс̌ія̌же̌ в нія̌ впадніє. Чиж ніє</text:p>
      <text:p text:style-name="P4">ȷ̈ст вспаніяу́е то, цо робіє̌ я, барон Вљадімір Гарконнен?</text:p>
      <text:p text:style-name="P4">- Запевне, бароніє - повієд̌іяу́ ме̌жчизна су́одкім тенорем о мељодијним бр̌мієнію.</text:p>
      <text:p text:style-name="P4">Пуљхна ду́оњ споче̌у́а на ґљобус̌іє встр̌имуя̌ц ȷ̈ґо обру̊т. Тераз вшистќ очи в покою</text:p>
      <text:p text:style-name="P4">скупіу́и с̌іє̌ на нієрухомеј повієр̌хні і спостр̌еґу́и, же ȷ̈ст то родзај ґљобуса робіёнеґо дља</text:p>
      <text:p text:style-name="P4">боґатих кољекцёнеру̊в љуб ґубернатору̊в пљанет Імперіюм. Нос̌іу́ знаміє̌ імперіяљнеґо</text:p>
      <text:p text:style-name="P4">ре̌код̌ієу́а. Љініє поу́удніку̊в і ру̊внољежніку̊в спор̌а̌дзоне з чієніютќґо як ву́ос пљатиновеґо</text:p>
      <text:p text:style-name="P4">друту. Чапи пољарне виу́ожоне најчистшимі мљечнимі діяментамі. Пуљхна ду́оњ пр̌есуне̌у́а</text:p>
      <text:p text:style-name="P4">с̌іє̌ водза̌ц по детаљах повієр̌хні.</text:p>
      <text:p text:style-name="P4">- Проше̌ вас, обсервујчіє - загучау́ бас. - Обсервујчіє уважніє, Пітер і ти теж, му̊ј кохани</text:p>
      <text:p text:style-name="P4">Феид̌іє-Раутго, од шещд̌ієс̌ія̌теґо стопнія шерокощі пу̊у́ноцнеј по с̌ієдемд̌ієс̌ія̌ти</text:p>
      <text:p text:style-name="P4">поу́удніёвеј - яќ розкошне змарщкі. А іх барва - чиж ніє пр̌ивод̌і вам на мис̌љ</text:p>
      <text:p text:style-name="P4">су́одкіх кармељку̊в? І ніґд̌іє ніє <text:soft-page-break/>ујр̌ичіє бу́е̌кіту ȷ̈зіёр, ані р̌ек, ані му̊р̌. А те уроче чапи</text:p>
      <text:p text:style-name="P4">пољарне - якже маљус̌ієњќ. Чиж ктос̌ му̊ґу́би с̌іє̌ помиљіч цо до теґо мієјша? Арракіс! Заісте</text:p>
      <text:p text:style-name="P4">унікаљна. Унікаљне ту́о дља унікаљнеґо звичіє̌ства.</text:p>
      <text:p text:style-name="P4">Ус̌мієх заіґрау́ на устах Пітера.</text:p>
      <text:p text:style-name="P4">- І помис̌љеч, бароніє, Падишах Імператор вієр̌и, же оддау́ кс̌іє̌чію тва̌ пр̌иправова̌</text:p>
      <text:p text:style-name="P4">пљанете̌.</text:p>
      <text:p text:style-name="P2">- Безсенсовна уваґа - загучау́ барон. - Му̊віш то по то, би сконфундовач мау́ољетнієґо</text:p>
      <text:p text:style-name="P4">Феида-Раутге̌, а ніє відзе̌ потр̌еби конфундованія моȷ̈ґо братанка.</text:p>
      <text:p text:style-name="P4">Му́од̌ієнієц о маркотнеј твар̌и поправіу́ с̌іє̌ в фотељу, виґу́ад̌іу́ фау́де̌ на свих чарних</text:p>
      <text:p text:style-name="P4">трикотах. Випростовау́ с̌іє̌ усу́ишавши дискретне пуканіє до др̌ві за своімі пљецамі. Пітер</text:p>
      <text:p text:style-name="P4">одкљеіу́ с̌іє̌ од фотеља, подшеду́ до др̌ві і ухиљіу́ ȷ̈ на тиље тиљко, би пр̌ез шпаре̌ пр̌ея̌ч туљеȷ́</text:p>
      <text:p text:style-name="P4">почтова̌. Замкна̌у́ др̌ві, розвіна̌у́ руљон і пр̌ебієґу́ ґо взроќм. Захіхотау́. Раз і друґі.</text:p>
      <text:p text:style-name="P4">- Но і цо? - запитау́ барон.</text:p>
      <text:p text:style-name="P4">- Ґу́упієц одповієд̌іяу́ нам, бароніє!</text:p>
      <text:p text:style-name="P4">- А ќди то Атрида пр̌епущіу́ оказȷ́ до вієљкопањсќґо ґесту? Цо піше?</text:p>
      <text:p text:style-name="P4"><text:soft-page-break/>- Ј̈ст в највижшим стопнію ординарни, бароніє. Звраца с̌іє̌ до чієбіє пер „Гарконнен”,</text:p>
      <text:p text:style-name="P4">жадних „С̌іре ет хер цоус̌ін”, жадних титуу́у̊в, ніц.</text:p>
      <text:p text:style-name="P4">- То добре назвіско - одбуркна̌у́ барон, кту̊реґо ґу́ос здрадзау́ нієчієрпљівощ. - Віє̌ц цо</text:p>
      <text:p text:style-name="P4">піше дроґі Љето?</text:p>
      <text:p text:style-name="P4">- Піше: Одр̌уцам пропозицȷ́ спотканія. Вієљокроч дознау́ем твоȷ̈ј здради, цо дља нікоґо</text:p>
      <text:p text:style-name="P4">ніє ȷ̈ст таȷ̈мніца̌.</text:p>
      <text:p text:style-name="P4">- І? - понаґљіу́ барон.</text:p>
      <text:p text:style-name="P4">- Піше: Са̌ ȷ̈ще в Імперіюм визнавци штукі канљи. Подпісау́: Љето, кс̌ія̌же̌ на Арракіс.</text:p>
      <text:p text:style-name="P4">Пітер вибухна̌у́ с̌мієхем.</text:p>
      <text:p text:style-name="P4">- На Арракіс! О рани! А то чі геца.</text:p>
      <text:p text:style-name="P4">- Чіхо ба̌д̌ь, Пітер - повієд̌іяу́ барон і с̌мієх уміљку́ як учія̌у́.</text:p>
      <text:p text:style-name="P4">- А віє̌ц канљи? - спитау́ барон. - Вендета, ге̌? І ужива теґо піє̌кнеґо, стареґо, обросу́еґо</text:p>
      <text:p text:style-name="P4">в так боґата̌ традицȷ́ су́ова, би ніє биу́о ва̌тпљівощі, о цо му ход̌і.</text:p>
      <text:p text:style-name="P4">- Вичія̌ґна̌у́ес̌ ду́оњ до зґоди - повієд̌іяу́ Пітер. - Формаљнощі стау́о с̌іє̌ задощ.</text:p>
      <text:p text:style-name="P4">- За дужо му̊віш як на ментата, Пітер - повієд̌іяу́ барон. І помис̌љау́: Муше̌ с̌іє̌ шибко</text:p>
      <text:p text:style-name="P4">позбич теґо чу́овієка. Як на своя̌ <text:soft-page-break/>ужитечнощ, жиȷ̈ юж за ду́уґо. Спојр̌ау́ пр̌ез поку̊ј на</text:p>
      <text:p text:style-name="P4">свеґо ментата ассасс̌іна достр̌еґая̌ц цехе̌ пр̌ез віє̌кшощ људ̌і зауважана̌ од пієрвшеґо</text:p>
      <text:p text:style-name="P4">вејр̌енія очи - очієніёне щељіни бу́е̌кіту в бу́е̌кічіє, очи зупеу́ніє позбавіёне біяу́ка.</text:p>
      <text:p text:style-name="P4">Ус̌мієх пр̌икљеіу́ с̌іє̌ до твар̌и Пітера. Пр̌ипомінау́а маске̌ з ґримасем под овимі очамі</text:p>
      <text:p text:style-name="P4">як д̌іюри.</text:p>
      <text:p text:style-name="P4">- Аљеж, бароніє! С̌віят ніє від̌іяу́ піє̌кнієјшеј земсти. Ніє можна пр̌имикач очу на пљан</text:p>
      <text:p text:style-name="P4">најбард̌ієј вирафінованеј інтриґі: змус̌іч Љето до заміяни Каљадану на Діюне̌. І то без жаднеґо</text:p>
      <text:p text:style-name="P4">вибору, бо так розказуȷ̈ Імператор. Аљеж з чієбіє жартовніс̌, бароніє!</text:p>
      <text:p text:style-name="P4">Ґу́ос барона биу́ жімни.</text:p>
      <text:p text:style-name="P4">- Ґе̌ба чі с̌іє̌ ніє замика, Пітер.</text:p>
      <text:p text:style-name="P4">- Аље ȷ̈стем ще̌с̌љіви, бароніє. Подчас ґди ти... ти ȷ̈стес̌ по просту заздросни.</text:p>
      <text:p text:style-name="P4">- Пітер!</text:p>
      <text:p text:style-name="P2">- Ага, бароніє! Чиж то ніє ґодне убољеванія, же сам ніє биу́ес̌ в станіє вимис̌љіч теј</text:p>
      <text:p text:style-name="P4">виборнеј інтриґі?</text:p>
      <text:p text:style-name="P4">- Кту̊реґос̌ днія каже̌ чіє̌ удус̌іч, Пітер.</text:p>
      <text:p text:style-name="P4">- Аљеж нієва̌тпљівіє, бароніє. <text:soft-page-break/>Енфін! Аље добри учинек ніґди ніє пу̊јд̌іє на марне, ге̌?</text:p>
      <text:p text:style-name="P4">- Начпау́ес̌ с̌іє̌ веріти чи семути, Пітер?</text:p>
      <text:p text:style-name="P4">- Правда без страху заскакуȷ̈ барона - повієд̌іяу́ Пітер. Ј̈ґо щіа̌ґніє̌та твар̌</text:p>
      <text:p text:style-name="P4">пр̌ипомінау́а карикатураљна̌ маске̌ замис̌љенія. - Ах, ах! Аље від̌іш, бароніє, я яко ментат</text:p>
      <text:p text:style-name="P4">вієм, ќди вис̌љеш до мніє ката. Бе̌д̌ієш звљекау́ так ду́уґо, допу̊кі ȷ̈стем пр̌идатни.</text:p>
      <text:p text:style-name="P4">Вчес̌нієјши рух биу́би марнотравствем, а я ȷ̈стем ȷ̈ще бардзо пожитечни. Вієм, чеґо</text:p>
      <text:p text:style-name="P4">с̌іє̌ научиу́ес̌ на теј цудовнеј пљанечіє Діюніє - ніє марновач нічеґо. Нієправдаж, бароніє?</text:p>
      <text:p text:style-name="P4">Барон ніє спущау́ з Пітера взроку. Феид-Раутга вієрчіу́ с̌іє̌ в фотељу. Звас̌нієні дурніє! мис̌љау́. - Стриј ніє потрафі отвор̌ич уст до свеґо ментата, жеби ніє вивоу́ач авантури. Чи ім</text:p>
      <text:p text:style-name="P4">с̌іє̌ видаȷ̈, же ніє мам ніц љепшеґо до роботи, як тиљко вису́ухівач іх ку́у̊тні?</text:p>
      <text:p text:style-name="P4">- Феид - повієд̌іяу́ барон - запрашая̌ц чіє̌ ту пр̌иказау́ем чі, жебис̌ су́ухау́ і учиу́ с̌іє̌. Чи</text:p>
      <text:p text:style-name="P4">учиш с̌іє̌?</text:p>
      <text:p text:style-name="P4">- Так, стрию. - Ј̈ґо ґу́ос биу́ <text:soft-page-break/>пр̌езорніє су́ужаљчи.</text:p>
      <text:p text:style-name="P4">- Часамі Пітер мніє зад̌івія - повієд̌іяу́ барон. - Я справіям бу̊љ з конієчнощі, аље он...</text:p>
      <text:p text:style-name="P4">пр̌ис̌іє̌ґам, же знајдуȷ̈ в тим правд̌іва̌ пр̌иȷ̈мнощ. Ј̈с̌љі о мніє ход̌і, љітуȷ́ с̌іє̌ над</text:p>
      <text:p text:style-name="P4">нієще̌сним кс̌іє̌чієм Љето. Нієбавем доктор Иуег виста̌пі пр̌ечів нієму і то бе̌д̌іє конієц</text:p>
      <text:p text:style-name="P4">вшисткіх Атриду̊в. Аље Љето на певно зрозуміє, кто видау́ пољеценіє уљеґу́ему докторові</text:p>
      <text:p text:style-name="P4">і с̌віядомощ теґо бе̌д̌іє дља нієґо ніє до знієс̌ієнія.</text:p>
      <text:p text:style-name="P4">- Віє̌ц дљачеґо ніє пољечіу́ес̌ докторові чіхо і справніє всуна̌ч му ханд̌ар міє̌дзи</text:p>
      <text:p text:style-name="P4">жебра? - запитау́ Пітер. - Му̊віш о љітощі, а...</text:p>
      <text:p text:style-name="P4">- Кс̌ія̌же̌ мус̌і вієд̌ієч, же ґотуȷ́ му зґубе̌ - повієд̌іяу́ барон. - І муша̌ с̌іє̌ о тим</text:p>
      <text:p text:style-name="P4">довієд̌ієч позостау́е роди висоќ. Та віядомощ спараљіжуȷ̈ ȷ̈ на трохе̌. Зискам віє̌кши</text:p>
      <text:p text:style-name="P4">марґінес маневру. Конієчнощ ȷ̈ст очивіста, ȷ̈днак ніє мус̌і мі с̌іє̌ подобач.</text:p>
      <text:p text:style-name="P4">- Марґінес маневру - зас̌міяу́ с̌іє̌ шидерчо Пітер. - Юж спочива на тобіє взрок</text:p>
      <text:p text:style-name="P4">Імператора, бароніє. Збит с̌міяу́о <text:soft-page-break/>собіє починаш. Певнеґо днія Імператор пр̌ис̌ље ту на Ґієді</text:p>
      <text:p text:style-name="P4">Пріме ȷ̈ден чи два љеґіёни сардаукару̊в і такі бе̌д̌іє конієц барона Вљадіміра Гарконнена.</text:p>
      <text:p text:style-name="P4">- Цгчіяу́бис̌ теґо дожич, Пітер, нієправдаж? - спитау́ барон. - З розкоша̌ патр̌иу́бис̌, як корпус</text:p>
      <text:p text:style-name="P4">сардаукару̊в у́упі моȷ̈ міяста і пља̌друȷ̈ тен замек. Справіу́оби чі то правд̌іва̌ радощ.</text:p>
      <text:p text:style-name="P4">- Чижби барон теґо ніє вієд̌іяу́? - висичау́ Пітер.</text:p>
      <text:p text:style-name="P4">- Ти повінієнес̌ бич башарем корпусу - повієд̌іяу́ барон. - За бардзо кохаш крев і бу̊љ.</text:p>
      <text:p text:style-name="P4">Цгиба збит похопніє пр̌ир̌еку́ем чі у́упи з Арракіс.</text:p>
      <text:p text:style-name="P4">Пітер зробіу́ піє̌ч особљівіє дробних крочку̊в на с̌родек покою, стая̌ц туж за пљецамі</text:p>
      <text:p text:style-name="P4">Феида-Раутги. Запановау́а штивна атмосфера напіє̌чія, а му́од̌ієнієц зеркна̌у́ нієспокојніє на</text:p>
      <text:p text:style-name="P2">Пітера.</text:p>
      <text:p text:style-name="P4">- Ніє іґрај з Пітерем, бароніє - повієд̌іяу́ ментат. - Пр̌ир̌еку́ес̌ мі љади Ј̈сс̌іке̌. Пр̌ир̌еку́ес̌</text:p>
      <text:p text:style-name="P4">мі.</text:p>
      <text:p text:style-name="P4">- На цо, Пітер? - запитау́ барон. - На бу̊љ?</text:p>
      <text:p text:style-name="P4">Пітер впатривау́ с̌іє̌ в нієґо пр̌еду́ужая̌ц чіше̌. Феид-Раутга <text:soft-page-break/>одсуна̌у́ с̌іє̌ з дрифовим фотељем</text:p>
      <text:p text:style-name="P4">на бок.</text:p>
      <text:p text:style-name="P4">- Стрию, чи муше̌ ту с̌ієд̌ієч? Повієд̌іяу́ес̌, же...</text:p>
      <text:p text:style-name="P4">- Му̊ј коханієњкі Феид-Раутга с̌іє̌ нієчієрпљіві - повієд̌іяу́ барон.</text:p>
      <text:p text:style-name="P4">Пр̌есуна̌у́ с̌іє̌ вс̌ру̊д чієні за ґљобусем. І поновніє сќровау́ сва̌ уваґе̌ на ментата.</text:p>
      <text:p text:style-name="P4">- А д̌ієцко, кс̌ія̌жа̌тко Пауљ, му̊ј дроґі Пітер̌е?</text:p>
      <text:p text:style-name="P4">- Пуу́апка ґо зу́апіє дља чієбіє, бароніє - замручау́ Пітер.</text:p>
      <text:p text:style-name="P4">- Ніє о то питам - повієд̌іяу́ барон. - Помніш, же пр̌еповієд̌іяу́ес̌, іж чаровніца Бене</text:p>
      <text:p text:style-name="P4">Ґессеріт урод̌і кс̌іє̌чію цу̊рке̌. Помиљіу́ес̌ с̌іє̌, цо, ментачіє?</text:p>
      <text:p text:style-name="P4">- Нієче̌сто с̌іє̌ миље̌, бароніє - р̌еку́ Пітер і по раз пієрвши в ґу́ос̌іє ȷ̈ґо пр̌ичаіу́ с̌іє̌ страх.</text:p>
      <text:p text:style-name="P4">- Пр̌изнај: нієче̌сто с̌іє̌ миље̌. І сам вієш, же те Бене Ґессеріт родза̌ пр̌еважніє цу̊ркі. Навет</text:p>
      <text:p text:style-name="P4">мау́жонка Імператора видау́а на с̌віят саме д̌ієвчини.</text:p>
      <text:p text:style-name="P4">- Стрию - одезвау́ с̌іє̌ Феид-Раутга - повієд̌іяу́ес̌, же тутај бе̌д̌іє цос̌ важнеґо, цо я...</text:p>
      <text:p text:style-name="P4">- Посу́ухај меґо братанка - повієд̌іяу́ барон. - Ма аспірацȷ̈ до панованія над моя̌</text:p>
      <text:p text:style-name="P4">баронія̌, а ніє потрафі пановач над <text:soft-page-break/>соба̌.</text:p>
      <text:p text:style-name="P4">Барон порушиу́ с̌іє̌ за ґљобусем - чієњ вс̌ру̊д чієні.</text:p>
      <text:p text:style-name="P4">- Но віє̌ц, Феид̌іє-Раутго Гарконнен, везвау́ем чіє̌ тутај мая̌ц над̌ієȷ́, же научиш с̌іє̌</text:p>
      <text:p text:style-name="P4">нієцо ма̌дрощі. Чи обсервовау́ес̌ нашеґо поччівеґо ментата? Повінієнес̌ с̌іє̌ чеґос̌ научич</text:p>
      <text:p text:style-name="P4">з теј виміяни здањ.</text:p>
      <text:p text:style-name="P4">- Аље, стрию...</text:p>
      <text:p text:style-name="P4">- Најсправнієјши ментат, тен наш Пітер, ніє уважаш, Феид?</text:p>
      <text:p text:style-name="P4">- Так, аље...</text:p>
      <text:p text:style-name="P4">- Ах! Заісте аље! Аље зяда за дужо пр̌иправи, ȷ̈ я̌ як цуќркі. Спу̊јр̌ на ȷ̈ґо очи! Якби</text:p>
      <text:p text:style-name="P4">пр̌ибиу́ просто з арракањсќґо обозу праци. Справни тен Пітер, аље ȷ̈днак учучіёви і скори до</text:p>
      <text:p text:style-name="P4">вибуху̊в поривчощі. Справни, аље ȷ̈днак може с̌іє̌ миљіч.</text:p>
      <text:p text:style-name="P4">Ґу́ос Пітера бр̌міяу́ чіхо і посе̌пніє:</text:p>
      <text:p text:style-name="P4">- Чи везвау́ес̌ мніє тутај, бароніє, би здискредитовач моя̌ справнощ?</text:p>
      <text:p text:style-name="P4">- Здискредитовач твоя̌ справнощ? Знаш мніє хиба љепієј, Пітер. Цгчіяу́бим ȷ̈диніє, аби</text:p>
      <text:p text:style-name="P4">му̊ј братанек зрозуміяу́ оґраніченія ментата.</text:p>
      <text:p text:style-name="P4">- Чи юж шкољіш меґо насте̌пце̌?</text:p>
      <text:p text:style-name="P4">- Заста̌піч чієбіє? Аљеж, Пітер, ґд̌ієж знаљазу́бим друґієґо ментата <text:soft-page-break/>з твоя̌ пр̌ебієґу́ощіа̌</text:p>
      <text:p text:style-name="P4">і ядем?</text:p>
      <text:p text:style-name="P2">- В тим самим мієјшу, ґд̌іє мніє знаљазу́ес̌, бароніє.</text:p>
      <text:p text:style-name="P4">- Може і повінієнем, скоро юж о тим му̊віми. - Барон замис̌љіу́ с̌іє̌. - Направде̌ робіш</text:p>
      <text:p text:style-name="P4">остатніё враженіє нієзру̊вноважонеґо. А іљеж пр̌иправи зядаш!</text:p>
      <text:p text:style-name="P4">- Чи моȷ̈ пр̌иȷ̈мнощі са̌ збит коштовне, бароніє? Чи маш цос̌ пр̌ечівко нім?</text:p>
      <text:p text:style-name="P4">- Му̊ј дроґі Пітер, твоȷ̈ пр̌иȷ̈мнощі са̌ тим, цо чіє̌ зе мна̌ вія̌же. Якже му̊ґу́бим с̌іє̌ ім</text:p>
      <text:p text:style-name="P4">спр̌ечівіяч? Я тиљко хчіяу́бим, аби му̊ј братанек то в тобіє зауважиу́.</text:p>
      <text:p text:style-name="P4">- Віє̌ц ȷ̈стем на шеніє - повієд̌іяу́ Пітер. - Мам затањчич? Мам запрезентовач своȷ̈</text:p>
      <text:p text:style-name="P4">розмаіте умієȷ́тнощі достојнему Феидові-Рау...</text:p>
      <text:p text:style-name="P4">- Ву́ас̌ніє - пр̌ервау́ барон. - Ј̈стес̌ на шеніє. А тераз ба̌д̌ь чіхо.</text:p>
      <text:p text:style-name="P4">Зеркна̌у́ на Феида-Раутге̌ однотовуя̌ц кштау́т уст братанка, пеу́не і видатне варґі,</text:p>
      <text:p text:style-name="P4">ґенетичне знаміє̌ Гарконнену̊в, тераз љекко викр̌ивіёне ґримасем розбавієнія.</text:p>
      <text:p text:style-name="P4">- То ȷ̈ст ментат, Феид. Зостау́ вишкољони і уварунковани до <text:soft-page-break/>пеу́нієнія окрес̌љоних</text:p>
      <text:p text:style-name="P4">обовія̌зку̊в. Ніє да с̌іє̌ ȷ̈днак пр̌еочич факту, же ȷ̈ст то опаковане људзкім чіяу́ем. Поважна</text:p>
      <text:p text:style-name="P4">вада. Часамі мис̌ље̌, же старожитні протопљасчі зе свимі мис̌ља̌цимі махінамі мієљі су́ушна̌</text:p>
      <text:p text:style-name="P4">ідее̌.</text:p>
      <text:p text:style-name="P4">- То биу́и забавкі в пору̊внанію зе мна̌ - варкна̌у́ Пітер. - Ти сам, бароніє, дау́бис̌ раде̌ іх</text:p>
      <text:p text:style-name="P4">махіном.</text:p>
      <text:p text:style-name="P4">- Бич може - повієд̌іяу́ барон. - Но добр̌е... - Одетхна̌у́ ґу́е̌боко, бекна̌у́. - Тераз, Пітер,</text:p>
      <text:p text:style-name="P4">пр̌едстав моȷ̈му братанкові в оґу̊љним зарис̌іє істотне ељементи нашеј кампанії пр̌ечівко</text:p>
      <text:p text:style-name="P4">родові Атриду̊в. Ба̌д̌ь так упр̌ејми і покаж, цо потрафіш яко ментат.</text:p>
      <text:p text:style-name="P4">- Бароніє, остр̌еґау́ем чіє̌ пр̌ед повієр̌анієм комус̌ так му́одему тих інформацї. Моȷ̈</text:p>
      <text:p text:style-name="P4">обсервацȷ̈...</text:p>
      <text:p text:style-name="P4">- Я бе̌де̌ о тим децидовау́ - р̌еку́ барон. - Даȷ́ чі пољеценіє, ментачіє. Запрезентуј ȷ̈дна̌ зе</text:p>
      <text:p text:style-name="P4">свих ру̊жнородних умієȷ́тнощі.</text:p>
      <text:p text:style-name="P4">- Но віє̌ц добр̌е - повієд̌іяу́ Пітер. Випростовау́ с̌іє̌ пр̌ијмуя̌ц д̌івніє ґодна̌ поставе̌,</text:p>
      <text:p text:style-name="P4">нічим маске̌, љеч тим разем окривая̌ца̌ цау́е чіяу́о.</text:p>
      <text:p text:style-name="P4"><text:soft-page-break/>- За паре̌ стандардових дні цау́и дву̊р кс̌іє̌чія Љето заокре̌туȷ̈ с̌іє̌ на ґаљеон Ґіљдії</text:p>
      <text:p text:style-name="P4">Пљанетарнеј удая̌ци с̌іє̌ на Арракіс. Ґіљдія висад̌і іх рачеј в мієщіе Арракін ніж в нашим</text:p>
      <text:p text:style-name="P4">мієщіе Картаґо. Ментат кс̌іє̌чія, Тгуфір Гават, дојд̌іє до су́ушнеґо вніёску, же Арракін ȷ̈ст</text:p>
      <text:p text:style-name="P4">у́атвієјше до оброни.</text:p>
      <text:p text:style-name="P4">- Су́ухај уважніє, Феид - одезвау́ с̌іє̌ барон. - Обсервуј пљани вевна̌тр̌ пљану̊в в пљанах.</text:p>
      <text:p text:style-name="P4">Феид-Раутга скіна̌у́ ґу́ова̌, мис̌ља̌ц: То юж љепієј. Стари потву̊р допуща мніє в коњцу до</text:p>
      <text:p text:style-name="P4">секрету̊в. Р̌ечивіщіе хиба замієр̌а учиніч мніє своім д̌ієд̌іцем.</text:p>
      <text:p text:style-name="P4">- Істнієȷ̈ кіљка розбієжних можљівощі - повієд̌іяу́ Пітер. - Я твієрдзе̌, же ру̊д Атриду̊в уда</text:p>
      <text:p text:style-name="P4">с̌іє̌ на Арракіс. Ніє можеми ȷ̈днак жіґноровач евентуаљнощі, же кс̌ія̌же̌ завару́ з Ґіљдія̌ контракт</text:p>
      <text:p text:style-name="P4">на вивієзієніє ґо в безпієчне мієјше поза Систем. Інні в подобних окољічнощіах</text:p>
      <text:p text:style-name="P2">зоставаљі родамі ренеґацкімі, забієраљі род̌інне арсенау́и атомове і тарче і учієкаљі поза</text:p>
      <text:p text:style-name="P4">Імперіюм.</text:p>
      <text:p text:style-name="P4">- Кс̌ія̌же̌ ȷ̈ст на то збит думним чу́овієќм - повієд̌іяу́ барон.</text:p>
      <text:p text:style-name="P4"><text:soft-page-break/>- То ȷ̈ст евентуаљнощ - одпару́ Пітер. - Ј̈днак остатечни резуљтат биу́би дља нас тен сам.</text:p>
      <text:p text:style-name="P4">- Ніє, ніє биу́би! - варкна̌у́ барон. - Он мус̌і умр̌еч, а ȷ̈ґо љінія виґасна̌ч.</text:p>
      <text:p text:style-name="P4">- Правдоподобієњство теґо ȷ̈ст знікоме - повієд̌іяу́ Пітер. - Ќди ру̊д ма с̌іє̌</text:p>
      <text:p text:style-name="P4">спр̌енієвієр̌ич, чиніёне са̌ певне пр̌иґотованія. Кс̌ія̌же̌ справія враженіє, якби нічеґо</text:p>
      <text:p text:style-name="P4">таќґо ніє робіу́.</text:p>
      <text:p text:style-name="P4">- Так - вестхна̌у́ барон. - Ј̈д̌ь даљеј, Пітер.</text:p>
      <text:p text:style-name="P4">- В Арракін - чія̌ґна̌у́ Пітер - кс̌ія̌же̌ з род̌іна̌ зајма̌ резиденцȷ́, до нієдавна дом грабієґо</text:p>
      <text:p text:style-name="P4">і грабіні Фенрінґ.</text:p>
      <text:p text:style-name="P4">- Амбасадора у пр̌емитніку̊в - захіхотау́ барон.</text:p>
      <text:p text:style-name="P4">- Амбасадора у коґо? - запитау́ Феид-Раутга.</text:p>
      <text:p text:style-name="P4">- Тву̊ј стриј жартуȷ̈ - повієд̌іяу́ Пітер. - Назива грабієґо Фенрінґа амбасадорем</text:p>
      <text:p text:style-name="P4">у пр̌емитніку̊в, всказуя̌ц на уд̌іяу́ Імператора в пр̌емитнічих операцях на Арракіс.</text:p>
      <text:p text:style-name="P4">Феид-Раутга обру̊чіу́ на стрия заінтриґоване спојр̌еніє.</text:p>
      <text:p text:style-name="P4">- Дљачеґо?</text:p>
      <text:p text:style-name="P4">- Ніє ба̌д̌ь те̌пи, Феид - варкна̌у́ барон. - Як може бич іначеј, допу̊кі <text:soft-page-break/>Ґіљдія знајдуȷ̈ с̌іє̌</text:p>
      <text:p text:style-name="P4">практичніє поза імперіяљна̌ контроља̌? Якже іначеј порушаљіби с̌іє̌ шпієдзи і ассасс̌іні?</text:p>
      <text:p text:style-name="P4">Варґі Феида-Раутги видау́и безд̌ьвіє̌чне „Ооох”.</text:p>
      <text:p text:style-name="P4">- В резиденцї зорґанізоваљіс̌ми диверсȷ́ - повієд̌іяу́ Пітер. - Бе̌д̌іє замах на жичіє</text:p>
      <text:p text:style-name="P4">д̌ієд̌іца Атриду̊в, замах, кту̊ри може с̌іє̌ повієщ.</text:p>
      <text:p text:style-name="P4">- Пітер - заґр̌міяу́ барон - хцеш повієд̌ієч...</text:p>
      <text:p text:style-name="P4">- Цгце̌ повієд̌ієч, же випадкі с̌іє̌ здар̌ая̌ - р̌еку́ Пітер. - А замах мус̌і виґља̌дач</text:p>
      <text:p text:style-name="P4">поважніє.</text:p>
      <text:p text:style-name="P4">- Ох, аље ху́опієц ма таќ су́одќ му́оде чіяу́о - повієд̌іяу́ барон. - Очивіщіе, ȷ̈ст</text:p>
      <text:p text:style-name="P4">потенцяљніє бард̌ієј нієбезпієчни од ојца... по тим вишкољенію пр̌ез матке̌ чаровніце̌.</text:p>
      <text:p text:style-name="P4">Пр̌екље̌та кобієта. В пор̌а̌дку, даљеј, Пітер.</text:p>
      <text:p text:style-name="P4">- Гават одґадніє, же подставіљіс̌ми му нашеґо аґента - подя̌у́ Пітер. - Р̌уцая̌цим с̌іє̌</text:p>
      <text:p text:style-name="P4">в очи подејр̌аним ȷ̈ст доктор Иуег, істотніє наш аґент. Аље Гават пр̌епровад̌іу́ с̌љедзтво</text:p>
      <text:p text:style-name="P4">і одкриу́, же наш доктор ȷ̈ст абсољвентем Академії Сук з <text:soft-page-break/>уварункованієм імперіяљним р̌екомо вистарчая̌цо безпієчним, би пієље̌ґновач самеґо Імператора. Вієљка̌ ваґе̌</text:p>
      <text:p text:style-name="P4">пр̌ивія̌зуȷ̈ с̌іє̌ до уварункованія імперіяљнеґо. Заку́ада с̌іє̌, же највижшеґо уварункованія</text:p>
      <text:p text:style-name="P4">ніє да с̌іє̌ усуна̌ч без ус̌мієрценія особніка. Ј̈днакже, як то ктос̌ ќдис̌ зауважиу́, мая̌ц</text:p>
      <text:p text:style-name="P4">одповієднія̌ д̌ьвіґніє̌, можна поднієщ пљанете̌. Знаљез́љіс̌ми д̌ьвіґніє̌, кту̊ра подніёсу́а доктора.</text:p>
      <text:p text:style-name="P4">- Як? - запитау́ Феид-Раутга. Тен темат ґо зафашиновау́. Вшиши вієд̌ієљі, же</text:p>
      <text:p text:style-name="P2">уварункованія імперіяљнеґо зу́амач с̌іє̌ ніє да.</text:p>
      <text:p text:style-name="P4">- Інним разем - повієд̌іяу́ барон. - Даљеј, Пітер.</text:p>
      <text:p text:style-name="P4">- В мієјше Иуеґо - р̌еку́ Пітер - поставіљіс̌ми на дродзе Гавата вия̌тково інтересуя̌цеґо</text:p>
      <text:p text:style-name="P4">подејр̌анеґо. Сама зухвау́ощ подејр̌енія звру̊чі на нія̌ уваґе̌ Гавата.</text:p>
      <text:p text:style-name="P4">- На нія̌? - спитау́ Феид-Раутга.</text:p>
      <text:p text:style-name="P4">- Љади Ј̈сс̌іке̌ ве ву́аснеј особіє - повієд̌іяу́ барон.</text:p>
      <text:p text:style-name="P4">- Чиж то ніє вспаніяу́е? - запитау́ Пітер. - Гават бе̌д̌іє міяу́ му̊зґ так пр̌епеу́ніёни та̌</text:p>
      <text:p text:style-name="P4">перспектива̌, же надва̌тљі то <text:soft-page-break/>функцёнованіє ментата. Може навет пру̊бовач я̌ забіч.</text:p>
      <text:p text:style-name="P4">Пітер змарщиу́ чоу́о і додау́:</text:p>
      <text:p text:style-name="P4">- Аље ніє са̌дзе̌, аби му с̌іє̌ то удау́о.</text:p>
      <text:p text:style-name="P4">- Ніє хцеш, аби му с̌іє̌ удау́о, цо? - запитау́ барон.</text:p>
      <text:p text:style-name="P4">- Ніє розпрашај мніє - одпару́ Пітер. - Подчас ґди Гават зајміє с̌іє̌ љади Ј̈сс̌іка̌, ȷ̈ще</text:p>
      <text:p text:style-name="P4">бард̌ієј одвру̊чіми ȷ̈ґо уваґе̌ бунтамі в кіљку ґарнізонах і тим подобнимі р̌ечамі. Бунти</text:p>
      <text:p text:style-name="P4">зостана̌ сту́уміёне. Кс̌ія̌же̌ мус̌і вієр̌ич, же с̌іє̌ нієз́ље забезпієчиу́. Ґди надејд̌іє одповієднія</text:p>
      <text:p text:style-name="P4">хвіља, дами знак Иуему, втарґнієми нашимі ґу́у̊внимі с̌іу́амі... гм...</text:p>
      <text:p text:style-name="P4">- Даљеј, повієдз му вшистко - одезвау́ с̌іє̌ барон.</text:p>
      <text:p text:style-name="P2">-</text:p>
      <text:p text:style-name="P2">Втарґнієми взмоцнієні</text:p>
      <text:p text:style-name="P2">двома</text:p>
      <text:p text:style-name="P2">љеґіёнамі</text:p>
      <text:p text:style-name="P2">сардаукару̊в</text:p>
      <text:p text:style-name="P2">пр̌ебраних</text:p>
      <text:p text:style-name="P2">в барви</text:p>
      <text:p text:style-name="P4">Гарконнену̊в.</text:p>
      <text:p text:style-name="P4">- Сардаукар̌и! - сапна̌у́ Феид-Раутга. Ј̈ґо мис̌љі побієґу́и ку <text:soft-page-break/>страшним одд̌іяу́ом</text:p>
      <text:p text:style-name="P4">імперіяљним, безљітосним забу̊јцом, жоу́нієр̌ом-фанатиком Падишаха Імператора.</text:p>
      <text:p text:style-name="P4">- Від̌іш, як чі уфам, Феид - повієд̌іяу́ барон. - Ј̈с̌љі најмнієјша взміянка о тим</text:p>
      <text:p text:style-name="P4">ќдикољвієк дотр̌е до яќґос̌ висоќґо роду, втеди Љандсраад може с̌іє̌ зȷ̈дночич</text:p>
      <text:p text:style-name="P4">пр̌ечівко родові імперіяљнему і повстаніє хаос.</text:p>
      <text:p text:style-name="P4">- Седно справи - повієд̌іяу́ Пітер - ткві в тим: скоро ужива с̌іє̌ роду Гарконнену̊в до</text:p>
      <text:p text:style-name="P4">одваљанія бруднеј роботи Імперіюм, здобивами фактична̌ пр̌еваґе̌. Нієбезпієчна то</text:p>
      <text:p text:style-name="P4">пр̌еваґа, цо правда, љеч умієȷ́тніє викор̌истана пр̌испор̌и родові Гарконнену̊в віє̌кших</text:p>
      <text:p text:style-name="P4">боґацтв, ніз́љі пос̌іяда якікољвієк інни ру̊д в Імперіюм.</text:p>
      <text:p text:style-name="P4">- Ніє маш поȷ́чія, о як вієљќ ту ход̌і боґацтво - повієд̌іяу́ барон. - Навет</text:p>
      <text:p text:style-name="P4">в најс̌мієљших виображеніях. Пр̌еде вшисткім, бе̌д̌ієми мієљі ніє квестіёновани мандат</text:p>
      <text:p text:style-name="P4">до зар̌а̌ду компанії КГОАМ.</text:p>
      <text:p text:style-name="P4">Феид-Раутга ківна̌у́ ґу́ова̌. Цгод̌іу́о о боґацтво. КГОАМ становіу́а кључ до боґацтва;</text:p>
      <text:p text:style-name="P4">з рацї мандату кажди шљахетни <text:soft-page-break/>ру̊д чія̌ґна̌у́ з кас компанії, іље с̌іє̌ дау́о. Мандати КГОАМ биу́и оне р̌ечивістим потвієрдзенієм пољітичнеґо значенія в Імперіюм, пр̌еміяя̌цеґо</text:p>
      <text:p text:style-name="P4">враз з утрата̌ љічби ґу́осу̊в в Љандсраад̌іє.</text:p>
      <text:p text:style-name="P4">- Кс̌ія̌же̌ Љето - му̊віу́ Пітер - може шукач шгронієнія у ґарсткі фремењсќј гоу́оти на</text:p>
      <text:p text:style-name="P4">обр̌ежах пустині. Ба̌д̌ь теж може подя̌ч пру̊бе̌ вису́анія род̌іни в те̌ зу́удна̌ крију̊вке̌. Љеч те̌</text:p>
      <text:p text:style-name="P2">дроґе̌ бљокуȷ̈ му ȷ̈ден з аґенту̊в Ј̈ґо Високощі, екољоґ пљанети. Може ґо паміє̌таш, Кинес.</text:p>
      <text:p text:style-name="P4">- Феид ґо паміє̌та - повієд̌іяу́ барон. - Коњч з тим.</text:p>
      <text:p text:style-name="P4">- Якос̌ ніє пієȷ̈ш з радощі, бароніє - повієд̌іяу́ Пітер.</text:p>
      <text:p text:style-name="P4">- Коњч з тим, розказуȷ́ чі! - рикна̌у́ барон.</text:p>
      <text:p text:style-name="P4">Пітер взрушиу́ раміёнамі.</text:p>
      <text:p text:style-name="P4">- Ј̈жељі справи поточа̌ с̌іє̌ зґодніє з пљанем - повієд̌іяу́ - ру̊д Гарконнен отр̌има Арракіс</text:p>
      <text:p text:style-name="P4">в засте̌пче љенно в час̌іє стандардовеґо року. Тву̊ј стриј достаніє на то љенно диспенсе̌. Ј̈ґо</text:p>
      <text:p text:style-name="P4">особісти пр̌едставічієљ бе̌д̌іє р̌а̌д̌іу́ Арракіс.</text:p>
      <text:p text:style-name="P4">- Даљше зискі - повієд̌іяу́ Феид-Раутга.</text:p>
      <text:p text:style-name="P4"><text:soft-page-break/>- Істотніє - потвієрд̌іу́ барон. І помис̌љау́: теґо вимаґа справієдљівощ. То ми уяр̌міљіс̌ми</text:p>
      <text:p text:style-name="P4">Арракіс... пру̊ч ґарсткі фремењскіх кундљі крия̌цих с̌іє̌ на скраю пустині... і ґрупкі</text:p>
      <text:p text:style-name="P4">нієшкодљівих пр̌емитніку̊в пр̌ипісаних до пљанети правіє так моцно як тубиљча с̌іу́а</text:p>
      <text:p text:style-name="P4">робоча.</text:p>
      <text:p text:style-name="P4">- І висоќ роди бе̌да̌ вієд̌іяу́и, же то барон зніщиу́ Атриду̊в - повієд̌іяу́ Пітер. - Так,</text:p>
      <text:p text:style-name="P4">бе̌да̌ вієд̌іяу́и.</text:p>
      <text:p text:style-name="P4">- Бе̌да̌ вієд̌іяу́и - вишептау́ барон.</text:p>
      <text:p text:style-name="P4">- Најпіє̌кнієјше з теґо вшистќґо - чія̌ґна̌у́ Пітер - ȷ̈ст то, же кс̌ія̌же̌ теж бе̌д̌іє вієд̌іяу́.</text:p>
      <text:p text:style-name="P4">Віє юж тераз. Юж пр̌ечува пуу́апке̌.</text:p>
      <text:p text:style-name="P4">- То правда, же кс̌ія̌же̌ віє - повієд̌іяу́ барон і ȷ̈ґо ґу́ос забр̌міяу́ нута̌ смутку. - Ніє му̊ґу́</text:p>
      <text:p text:style-name="P4">ніє вієд̌ієч... тим віє̌кша шкода.</text:p>
      <text:p text:style-name="P4">Барон вишеду́ споза ґљобуса Арракіс. Ќди винур̌иу́ с̌іє̌ з чієні, ȷ̈ґо постач, випас̌іёна</text:p>
      <text:p text:style-name="P4">і ту́уста, указау́а с̌іє̌ в цау́еј оказау́ощі. Нієзначне випуку́ощі под фау́дамі чіємнеј шати</text:p>
      <text:p text:style-name="P4">здрадзау́и, же цау́и тен ту́ущ д̌ьвіґая̌ ґу́у̊вніє пр̌енос̌не дрифи нау́ожоне як упр̌а̌ж на ȷ̈ґо</text:p>
      <text:p text:style-name="P4">чіяу́о. В р̌ечивістощі важиу́ зе <text:soft-page-break/>двієщіе стандардових кіљоґраму̊в, аље ȷ̈ґо стопи уніёсу́иби</text:p>
      <text:p text:style-name="P4">з теґо ніє віє̌цеј ніж піє̌чд̌ієс̌ія̌т.</text:p>
      <text:p text:style-name="P4">- Ј̈стем ґу́одни - загучау́ барон і потару́ упієрщіеніёна̌ ду́онія̌ све видатне варґі, очамі</text:p>
      <text:p text:style-name="P4">укритимі в фау́дах ту́ущу споґља̌дая̌ц з ґу̊ри на Феида-Раутге̌.</text:p>
      <text:p text:style-name="P2">- Пос̌љіј по ȷ̈дзеніє, му̊ј кохани. Зȷ̈ми пр̌ед спочинќм.</text:p>
      <text:p text:style-name="P4">3</text:p>
      <text:p text:style-name="P4">Так р̌еку́а с̌в. Аљія-од-Ножа: „Матка Вієљебна мус̌і у́а̌чич увод̌ічієљсќ</text:p>
      <text:p text:style-name="P4">штучкі куртизани з нієпокаљаним маȷ̈статем д̌ієвіци боґіні, утр̌имуя̌ц те</text:p>
      <text:p text:style-name="P4">пр̌иміёти в гармонії допу̊ти, допу̊кі допіша̌ ȷ̈ј с̌іу́и му́одощі. Яко же ґди</text:p>
      <text:p text:style-name="P4">му́одощ і урода пр̌еміна̌, одкриȷ̈ она, іж мієјше пос̌родку, ќдис̌ заȷ́те пр̌ез</text:p>
      <text:p text:style-name="P4">гармоніє̌, стау́о с̌іє̌ криніца̌ сприту і зараднощі.”</text:p>
      <text:p text:style-name="P4">з „Муад’Діб, пр̌ипіси о род̌ініє” кс̌іє̌жнічкі Іруљан</text:p>
      <text:p text:style-name="P4">- А віє̌ц, Ј̈сс̌іко, цо маш на своȷ̈ усправієдљівієніє? - спитау́а Матка Вієљебна. На</text:p>
      <text:p text:style-name="P4">Замку Каљадањскім д̌ієњ пру̊би Пауља хиљіу́ с̌іє̌ ку заходові. Двіє кобієти позостау́и саме</text:p>
      <text:p text:style-name="P4">в саљоніку, ґди он чекау́ обок в <text:soft-page-break/>д̌ьвіє̌кощељнеј Комначіє Медитацї. Ј̈сс̌іка стау́а на впрост</text:p>
      <text:p text:style-name="P4">поу́удніёвих оќн. Нієвідза̌цимі очамі споґља̌дау́а на ґе̌стнієя̌це кољори вієчору за у́а̌ка̌</text:p>
      <text:p text:style-name="P4">і р̌ека̌. Су́ишау́а ніє су́иша̌ц питанія Маткі Вієљебнеј. Ќдис̌ одбиу́а с̌іє̌ інна пру̊ба - якже вієље</text:p>
      <text:p text:style-name="P4">љат тему. Цгуда як патик д̌ієвчинка о ву́осах кољору мієд̌і, з чіяу́ем роздартим віхрамі</text:p>
      <text:p text:style-name="P4">дојр̌еванія, вешу́а до студія Маткі Вієљебнеј Ґаіюс Гељен Могіям, Цензоркі Пр̌еу́ожонеј</text:p>
      <text:p text:style-name="P4">Академії Бене Ґессеріт на Ваљљах ІX. Ј̈сс̌іка спојр̌ау́а в ду̊у́ на своя̌ права̌ ду́оњ,</text:p>
      <text:p text:style-name="P4">розпростовау́а паљце, ожиу́а в нієј паміє̌ч бу̊љу, трвоґі, ґнієву.</text:p>
      <text:p text:style-name="P4">- Бієдни Пауљ - вишептау́а.</text:p>
      <text:p text:style-name="P4">- Питау́ам о цос̌, Ј̈сс̌іко!</text:p>
      <text:p text:style-name="P4">Ґу́ос стареј кобієти биу́ ошгу́и, ву́адчи.</text:p>
      <text:p text:style-name="P4">- Цо? Ох... - Ј̈сс̌іка отр̌а̌сне̌у́а с̌іє̌ зе вспомнієњ пр̌ешу́ощі і одвру̊чіу́а твар̌а̌ до Маткі</text:p>
      <text:p text:style-name="P4">Вієљебнеј, с̌ієдза̌цеј пљецамі до камієннеј щіани міє̌дзи двома заходнімі окнамі.</text:p>
      <text:p text:style-name="P4">- Цо мам чі повієд̌ієч?</text:p>
      <text:p text:style-name="P4">- Цо маш мі повієд̌ієч? Цо маш мі повієд̌ієч? - старчи ґу́ос розбр̌мієвау́ тонем</text:p>
      <text:p text:style-name="P4"><text:soft-page-break/>шидерчеґо пр̌едр̌ез́ніянія.</text:p>
      <text:p text:style-name="P4">- Но і урод̌іу́ам сина! - вибухне̌у́а Ј̈сс̌іка. І зрозуміяу́а, же цељово спровоковано я̌ до</text:p>
      <text:p text:style-name="P4">теґо вибуху.</text:p>
      <text:p text:style-name="P4">- Пр̌иказано чі род̌іч Атридом саме цу̊ркі.</text:p>
      <text:p text:style-name="P4">- То значиу́о дља нієґо бардзо вієље - броніу́а с̌іє̌ Ј̈сс̌іка.</text:p>
      <text:p text:style-name="P4">- А ти в свеј пише помис̌љау́ас̌, же видаш на с̌віят Квісатз Гадерах!</text:p>
      <text:p text:style-name="P4">- Пр̌ечувау́ам така̌ можљівощ.</text:p>
      <text:p text:style-name="P4">- Мис̌љау́ас̌ ȷ̈диніє о тим, же кс̌ія̌же̌ праґніє сина - варкне̌у́а стара. - А ȷ̈ґо праґнієнія с̌іє̌</text:p>
      <text:p text:style-name="P4">тутај ніє љіча̌. Можна биу́о видач цу̊рке̌ Атриду̊в за д̌ієд̌іца Гарконнену̊в і зау́атач д̌іюре̌.</text:p>
      <text:p text:style-name="P4">Безнад̌ієјніє покомпљіковау́ас̌ справи. Можеми тераз страчіч оба др̌ева ґенеаљоґічне.</text:p>
      <text:p text:style-name="P2">- Ніє ȷ̈стещіе нієомиљне - повієд̌іяу́а Ј̈сс̌іка. Скр̌ижовау́а взрок з нієрухомим</text:p>
      <text:p text:style-name="P4">спојр̌енієм старих очу. По хвіљі стара кобієта замручау́а:</text:p>
      <text:p text:style-name="P4">- Цо с̌іє̌ стау́о, то с̌іє̌ ніє одстаніє.</text:p>
      <text:p text:style-name="P4">- С̌љубовау́ам ніґди ніє жау́овач свеј децизї - повієд̌іяу́а Ј̈сс̌іка.</text:p>
      <text:p text:style-name="P4">- Якжеж шљахетніє - задрвіу́а Матка Вієљебна. - Ніц ніє жау́овач. Іначеј зас̌пієваш яко</text:p>
      <text:p text:style-name="P4">збієґ з цена̌ визначона̌ на сва̌ <text:soft-page-break/>ґу́ове̌, ќди вшистќ ду́оніє подніёса̌ с̌іє̌ пр̌ечівко тобіє</text:p>
      <text:p text:style-name="P4">і бе̌да̌ наставач на жичіє твоȷ̈ і твоȷ̈ґо сина.</text:p>
      <text:p text:style-name="P4">Ј̈сс̌іка побљаду́а.</text:p>
      <text:p text:style-name="P4">- Чи ніє ма іннеґо вијщіа?</text:p>
      <text:p text:style-name="P4">- Іннеґо вијщіа? І то пита Бене Ґессеріт?</text:p>
      <text:p text:style-name="P4">- Питам ȷ̈диніє, цо від̌іш в пр̌ишу́ощі пр̌и помоци свих надзвичајних таљенту̊в.</text:p>
      <text:p text:style-name="P4">- Відзе̌ в пр̌ишу́ощі то, цо від̌іяу́ам в пр̌ешу́ощі. Вієш, як с̌віят с̌іє̌ точи. Родзај</text:p>
      <text:p text:style-name="P4">људзкі с̌віядом ȷ̈ст свеј с̌мієртељнощі і ље̌ка с̌іє̌, би ȷ̈ґо д̌ієд̌ічнощ ніє уљеґу́а стаґнацї. Ма</text:p>
      <text:p text:style-name="P4">то ве крві - у̊в пе̌д до кр̌ижованія љінії ґенетичних без жаднеґо пљану. Імперіюм, компанія</text:p>
      <text:p text:style-name="P4">КГОАМ, вшистќ роди висоќ як уношоне на фаљах патикі.</text:p>
      <text:p text:style-name="P4">- КГОАМ - мрукне̌у́а Ј̈сс̌іка. - Пр̌ипущам, же устаљоно юж нови розд̌іяу́ у́упу̊в</text:p>
      <text:p text:style-name="P4">з Арракіс.</text:p>
      <text:p text:style-name="P4">- Чимже ȷ̈ст КГОАМ, як ніє віятровсказем заљедвіє наших часу̊в. Імператор зе</text:p>
      <text:p text:style-name="P4">своімі пр̌иячіу̊у́мі диспонуя̌ обецніє піє̌чд̌ієс̌іє̌чіёма д̌ієвіє̌чіёма, пр̌ечінек шещд̌ієс̌ія̌т</text:p>
      <text:p text:style-name="P4">піє̌ч процентамі ґу́осу̊в <text:soft-page-break/>зар̌а̌дзая̌цих. Нієва̌тпљівіє љіча̌ с̌іє̌ зискі і ґди позостаљі зве̌ша̌ таќ</text:p>
      <text:p text:style-name="P4">саме кор̌ищі, наљежи с̌іє̌ спод̌ієвач, же љічба ȷ̈ґо ґу́осу̊в взрос̌ніє. То ȷ̈ст механізм</text:p>
      <text:p text:style-name="P4">гісторії, д̌ієвчино.</text:p>
      <text:p text:style-name="P4">- То ȷ̈ст нієва̌тпљівіє то, чеґо мі тераз потр̌еба - повієд̌іяу́а Ј̈сс̌іка. - Вику́аду з гісторії.</text:p>
      <text:p text:style-name="P4">- Ніє подкпівај, д̌ієвчино! Вієш ру̊вніє добр̌е як я, яќ с̌іу́и нас отачая̌. Мами</text:p>
      <text:p text:style-name="P4">цивіљізацȷ́ на базіє тру̊јка̌та: дву̊р імперіяљни ве взаȷ̈мнеј пр̌ечіввадзе з родамі високімі</text:p>
      <text:p text:style-name="P4">Љандсрааду, а поміє̌дзи німі Ґіљдія зе своім пр̌екље̌тим монопољем на комунікацȷ́</text:p>
      <text:p text:style-name="P4">міє̌дзиґвієздна̌. В пољітице тру̊јка̌т ȷ̈ст најмнієј стабіљна̌ конструкця̌. Биу́оби і так ніє најљепієј,</text:p>
      <text:p text:style-name="P4">навет без ку́опоту̊в з феудаљна̌ куљтура̌ гандљова̌, кту̊ра одвраца с̌іє̌ од віє̌кшощі наук.</text:p>
      <text:p text:style-name="P4">- Патикі нієс̌іёне пр̌ез фаље - повієд̌іяу́а Ј̈сс̌іка з ґорича̌. - А тен патик тутај то ȷ̈ст кс̌ія̌же̌</text:p>
      <text:p text:style-name="P4">Љето, а тен друґі то ȷ̈ґо син, а тамтен то...</text:p>
      <text:p text:style-name="P4">- Ох, замкніј с̌іє̌, д̌ієвчино. Вдау́ас̌ с̌іє̌ в то вієдза̌ц, на як чієнќј тањчиш љініє.</text:p>
      <text:p text:style-name="P4">- „Ј̈стем Бене Ґессеріт; істнієȷ́, аби <text:soft-page-break/>су́ужич” - зацитовау́а Ј̈сс̌іка.</text:p>
      <text:p text:style-name="P4">- Правда - повієд̌іяу́а стара кобієта. - А тераз можеми љічич ȷ̈диніє на унікніє̌чіє</text:p>
      <text:p text:style-name="P4">повшехнеј пожоґі і оцаљеніє теґо, цо с̌іє̌ да, з кључових љінії ґенеаљоґічних.</text:p>
      <text:p text:style-name="P4">Ј̈сс̌іка пр̌имкне̌у́а очи чуя̌ц у́зи чісна̌це ȷ̈ј с̌іє̌ под повієкі. Пр̌езвичіє̌жиу́а вевне̌тр̌не</text:p>
      <text:p text:style-name="P4">роздиґотаніє, држеніє, нієру̊вномієрни оддех, ошаљау́и пуљс, потнієніє ду́оні.</text:p>
      <text:p text:style-name="P2">По хвіљі одезвау́а с̌іє̌:</text:p>
      <text:p text:style-name="P4">- Запу́аце̌ за сву̊ј бу́а̌д.</text:p>
      <text:p text:style-name="P4">- І тву̊ј син запу́ачі з тоба̌.</text:p>
      <text:p text:style-name="P4">- Бе̌де̌ ґо хроніч, як тиљко потрафіє̌.</text:p>
      <text:p text:style-name="P4">- Цгроніч! - варкне̌у́а стара кобієта. - Добр̌е вієш, чим то ґрожі! Ј̈с̌љі за бардзо бе̌д̌ієш</text:p>
      <text:p text:style-name="P4">хроніу́а свеґо сина, Ј̈сс̌іко, то ніє бе̌д̌іє міяу́ навет тиље с̌іу́и, би випеу́ніч яќкољвієк</text:p>
      <text:p text:style-name="P4">пр̌езначеніє.</text:p>
      <text:p text:style-name="P4">Ј̈сс̌іка одвру̊чіу́а с̌іє̌, спојр̌ау́а за окно на западая̌це чіємнощі.</text:p>
      <text:p text:style-name="P4">- Чи ȷ̈ст аж так окропна, ова пљанета Арракіс?</text:p>
      <text:p text:style-name="P4">- Вистарчая̌цо, хоч нієзупеу́ніє. Місс̌іёнарія Протецтіва нієцо я̌ зміє̌кчиу́а. Матка</text:p>
      <text:p text:style-name="P4">Вієљебна д̌ьвіґне̌у́а с̌іє̌ з кр̌есу́а, <text:soft-page-break/>виґу́ад̌іу́а фау́де̌ тоґі.</text:p>
      <text:p text:style-name="P4">- Везвіј ху́опца. Нієду́уґо муше̌ ȷ̈хач.</text:p>
      <text:p text:style-name="P4">- Направде̌ мус̌іш?</text:p>
      <text:p text:style-name="P4">Ґу́ос стареј кобієти зу́аґодніяу́.</text:p>
      <text:p text:style-name="P4">- Ј̈сс̌іка, д̌ієцко, хчіяу́абим зая̌ч твоȷ̈ мієјше і взія̌ч твоȷ̈ чієрпієнія на с̌ієбіє. Аље</text:p>
      <text:p text:style-name="P4">кажда з нас мус̌і іщ в своя̌ строне̌.</text:p>
      <text:p text:style-name="P4">- Вієм.</text:p>
      <text:p text:style-name="P4">- Ј̈стес̌ мі так дроґа як ву́асна цу̊рка, аље ніє моґе̌ допущіч, би кољідовау́о то</text:p>
      <text:p text:style-name="P4">з обовія̌зќм.</text:p>
      <text:p text:style-name="P4">- Розумієм... конієчнощ.</text:p>
      <text:p text:style-name="P4">- Ј̈сс̌іко, обіє вієми, цо зробіу́ас̌ і дљачеґо то зробіу́ас̌. Аље жичљівощ змуша мніє до</text:p>
      <text:p text:style-name="P4">визнанія, же мау́а ȷ̈ст шанса, аби тву̊ј ху́опієц биу́ Інтеґраљнощіа̌ Бене Ґессеріт. Ніє можеш</text:p>
      <text:p text:style-name="P4">позвољіч собіє на збит вієљќ над̌ієȷ̈.</text:p>
      <text:p text:style-name="P4">Ј̈сс̌іка стару́а у́зи з ка̌чіку̊в очу. В тим ґещіе биу́ ґнієв.</text:p>
      <text:p text:style-name="P4">- Справіу́ас̌, же знову чуȷ́ с̌іє̌ як мау́а д̌ієвчинка рецитуя̌ца сва̌ пієрвша̌ љекцȷ́.</text:p>
      <text:p text:style-name="P4">З трудем видус̌іу́а з с̌ієбіє су́ова:</text:p>
      <text:p text:style-name="P4">- „Істоти људзќ ніє моґа̌ ніґди поддач с̌іє̌ звієр̌е̌том”. - Встр̌а̌сна̌у́ нія̌ ту́уміёни шљох,</text:p>
      <text:p text:style-name="P4">додау́а чіхо: - Ј̈стем така самотна.</text:p>
      <text:p text:style-name="P4">- То повінна бич ȷ̈дна з пру̊б - повієд̌іяу́а стара кобієта. - Људ̌іє са̌ <text:soft-page-break/>правіє завше</text:p>
      <text:p text:style-name="P4">самотні. Везвіј тераз ху́опца. Міяу́ ду́уґі, страшни д̌ієњ. Љеч міяу́ теж і час на пр̌емис̌љенія</text:p>
      <text:p text:style-name="P4">і запаміє̌таніє, а я муше̌ ґо ȷ̈ще випитач о те ȷ̈ґо сни.</text:p>
      <text:p text:style-name="P4">Ј̈сс̌іка ківне̌у́а ґу́ова̌, подешу́а до др̌ві Комнати Медитацї, отвор̌иу́а ȷ̈.</text:p>
      <text:p text:style-name="P4">- Пауљ, вејд̌ь юж, проше̌.</text:p>
      <text:p text:style-name="P4">Пауљ виу́оніу́ с̌іє̌ з завзіє̌та̌ опієшау́ощіа̌. Патр̌иу́ на своя̌ матке̌ як на обца̌ особе̌. Посу́ау́</text:p>
      <text:p text:style-name="P4">пр̌ичаёне спојр̌еніє Матце Вієљебнеј, аље тим разем ску́оніу́ ґу́ове̌ як ру̊вни ру̊внему.</text:p>
      <text:p text:style-name="P4">Су́ишау́, як матка замика др̌ві за ȷ̈ґо пљецамі.</text:p>
      <text:p text:style-name="P2">- Му́од̌ієњче - повієд̌іяу́а стара - вру̊чми до справи твих сну̊в.</text:p>
      <text:p text:style-name="P4">- Чеґо хцеш?</text:p>
      <text:p text:style-name="P4">- Цо ноц маш сни?</text:p>
      <text:p text:style-name="P4">- Ніє таќ, кту̊ре би варто заховач в паміє̌чі. Потрафіє̌ запаміє̌тач кажди сен, аље ȷ̈ден ȷ̈ст</text:p>
      <text:p text:style-name="P4">теґо варт, а інни ніє.</text:p>
      <text:p text:style-name="P4">- Як ȷ̈ розру̊жніяш?</text:p>
      <text:p text:style-name="P4">- По просту вієм.</text:p>
      <text:p text:style-name="P4">Стара попатр̌иу́а с̌іє̌ на Ј̈сс̌іке̌ і поновніє на Пауља.</text:p>
      <text:p text:style-name="P4">- Цо чі с̌іє̌ с̌ніу́о остатнієј ноци? Чи варто биу́о то запаміє̌тач?</text:p>
      <text:p text:style-name="P4">- Так. - Пауљ замкна̌у́ очи. - С̌ніу́а мі с̌іє̌ яскінія... і вода... і д̌ієвчина в <text:soft-page-break/>яскіні, бардзо</text:p>
      <text:p text:style-name="P4">худа з оґромнимі очамі. Очи ȷ̈ј са̌ цау́е бу́е̌кітне, ніє ма в ніх біяу́ек. Му̊віє̌ до нієј,</text:p>
      <text:p text:style-name="P4">оповіядам ȷ̈ј о тобіє, о спотканію з Матка̌ Вієљебна̌ на Каљаданіє.</text:p>
      <text:p text:style-name="P4">Пауљ отвор̌иу́ очи.</text:p>
      <text:p text:style-name="P4">- А то, цо оповіядаш теј обцеј д̌ієвчиніє о спотканію зе мна̌, чи то с̌іє̌ д̌іс̌іяј</text:p>
      <text:p text:style-name="P4">видар̌иу́о?</text:p>
      <text:p text:style-name="P4">Пауљ застанавіяу́ с̌іє̌ над тим пр̌ез хвіље̌.</text:p>
      <text:p text:style-name="P4">- Так. Му̊віє̌ д̌ієвчиніє, же пр̌ибиу́ас̌ і вичісне̌у́ас̌ на мніє піє̌тно обцощі.</text:p>
      <text:p text:style-name="P4">- Піє̌тно обцощі - вишептау́а стара і поновніє ȷ̈ј спојр̌еніє пове̌дровау́о од Пауља до</text:p>
      <text:p text:style-name="P4">Ј̈сс̌ікі і з повротем до ху́опца.</text:p>
      <text:p text:style-name="P4">- Повієдз мі тераз щер̌е, Пауљ, чи че̌сто с̌нія̌ чі с̌іє̌ р̌ечи, кту̊ре потем здар̌ая̌ с̌іє̌</text:p>
      <text:p text:style-name="P4">доку́адніє так, як чі с̌іє̌ с̌ніу́и.</text:p>
      <text:p text:style-name="P4">- Так. А та д̌ієвчина с̌ніу́а мі с̌іє̌ юж пр̌едтем.</text:p>
      <text:p text:style-name="P4">- Ох? Знаш я̌?</text:p>
      <text:p text:style-name="P4">- Познам.</text:p>
      <text:p text:style-name="P4">- Оповієдз мі о нієј.</text:p>
      <text:p text:style-name="P4">Пауљ знову замкна̌у́ очи.</text:p>
      <text:p text:style-name="P4">- С̌ієд̌іми в якімс̌ зака̌тку укритим вс̌ру̊д скау́. Юж правіє ноц, аље ȷ̈ст ґора̌цо і відзе̌</text:p>
      <text:p text:style-name="P4">у́ахи піяску за щељіна̌ в скау́ах. <text:soft-page-break/>Ми... чеками на цос̌... на то, бим пошеду́ споткач с̌іє̌</text:p>
      <text:p text:style-name="P4">з якіміс̌ људ̌ьмі. Она ȷ̈ст пр̌естрашона, љеч стара с̌іє̌ то укрич пр̌еде мна̌, а я ȷ̈стем</text:p>
      <text:p text:style-name="P4">подекшитовани. І она му̊ві: оповієдз мі о водах своȷ̈ј пљанети, Усуљ.</text:p>
      <text:p text:style-name="P4">Пауљ отвор̌иу́ очи.</text:p>
      <text:p text:style-name="P4">- Чи то ніє д̌івне? Моя̌ пљанета̌ ȷ̈ст Каљадан. Ніґди ніє су́ишау́ем навет о пљанечіє Усуљ.</text:p>
      <text:p text:style-name="P4">- Чи ȷ̈ст цос̌ ȷ̈ще в тим с̌ніє, Пауљ? - понаґљіу́а ґо Ј̈сс̌іка.</text:p>
      <text:p text:style-name="P4">- Так. Аље може то мніє она називау́а Усуљем - р̌еку́ Пауљ. - Ву́ас̌ніє мі то пр̌ишу́о до</text:p>
      <text:p text:style-name="P4">ґу́ови.</text:p>
      <text:p text:style-name="P4">Ј̈ще раз пр̌имкна̌у́ очи.</text:p>
      <text:p text:style-name="P2">- Прос̌і мніє, бим ȷ̈ј оповієд̌іяу́ о водах. А я біёре̌ я̌ за ре̌ке̌ і му̊віє̌, же повієм ȷ̈ј</text:p>
      <text:p text:style-name="P4">вієрш. І рецитуȷ́ ȷ̈ј вієрш, аље муше̌ ту́умачич нієкту̊ре су́ова, як пљажа і пр̌ибу̊ј,</text:p>
      <text:p text:style-name="P4">і морщин, і меви.</text:p>
      <text:p text:style-name="P4">- Які вієрш? - спитау́а Матка Вієљебна.</text:p>
      <text:p text:style-name="P4">Пауљ отвор̌иу́ очи.</text:p>
      <text:p text:style-name="P4">- Звичајни, ȷ̈ден з љіричних трену̊в Ґурнеиа Гаљљецка на смутна̌ ґод̌іне̌.</text:p>
      <text:p text:style-name="P4">За пљецамі Пауља Ј̈сс̌іка заче̌у́а <text:soft-page-break/>декљамовач:</text:p>
      <text:p text:style-name="P4">Вчія̌ж відзе̌ над пљажа̌ оґніска су́они дим</text:p>
      <text:p text:style-name="P4">І чієніє под соснамі Скамієніяу́е Меви с̌пія̌ на ґр̌е̌д̌іє зіємі,</text:p>
      <text:p text:style-name="P4">Бієљ на зієљені...</text:p>
      <text:p text:style-name="P4">Віятр ід̌іє пр̌ез р̌е̌ди др̌ев</text:p>
      <text:p text:style-name="P4">Чієніє коу́ише.</text:p>
      <text:p text:style-name="P4">Взбіяя̌ с̌іє̌ меви,</text:p>
      <text:p text:style-name="P4">Мкна̌</text:p>
      <text:p text:style-name="P4">І кр̌ича̌ в нієбіёсах.</text:p>
      <text:p text:style-name="P4">А я віятр су́ише̌</text:p>
      <text:p text:style-name="P4">Пљажа̌ вієя̌ци з укоса</text:p>
      <text:p text:style-name="P4">І пр̌ибу̊ј,</text:p>
      <text:p text:style-name="P4">І відзе̌, же наш оґієњ</text:p>
      <text:p text:style-name="P4">Спопієљіу́ морщин.</text:p>
      <text:p text:style-name="P4">- То ву́ас̌ніє тен - повієд̌іяу́ Пауљ.</text:p>
      <text:p text:style-name="P4">Стара кобієта впатривау́а с̌іє̌ в Пауља ду́ужша̌ хвіље̌.</text:p>
      <text:p text:style-name="P4">- Му́оди чу́овієку, яко Цензорка Бене Ґессеріт пошукуȷ́ Квісатз Гадерах, ме̌жчизни,</text:p>
      <text:p text:style-name="P4">кту̊ри р̌ечивіщіе може зостач ȷ̈дним з нас. Твоя матка від̌і така̌ можљівощ в тобіє, аље</text:p>
      <text:p text:style-name="P4">она патр̌и очима маткі. Можљівощ відзе̌ і я, аље ніц понадто.</text:p>
      <text:p text:style-name="P4">Уміљку́а і Пауљ зрозуміяу́, же хце, аби пр̌ему̊віу́. Пр̌ечекау́ я̌. Нієбавем повієд̌іяу́а:</text:p>
      <text:p text:style-name="P4">- Зрешта̌ як собіє хцеш. Са̌ в тобіє ґу́е̌біє, за то ре̌че̌.</text:p>
      <text:p text:style-name="P4">- Чи моґе̌ юж одејщ?</text:p>
      <text:p text:style-name="P4"><text:soft-page-break/>- Ніє хцеш вису́ухач, цо Матка Вієљебна ма чі до повієдзенія о Квісатз Гадерах? спитау́а Ј̈сс̌іка.</text:p>
      <text:p text:style-name="P4">- Повієд̌іяу́а, же чі, цо убієґаљі с̌іє̌ о то, помарљі.</text:p>
      <text:p text:style-name="P4">- Аље моґе̌ чі уд̌ієљіч пару всказу̊век, ґд̌іє шукач пр̌ичин іх поражкі - одезвау́а с̌іє̌</text:p>
      <text:p text:style-name="P2">Матка Вієљебна.</text:p>
      <text:p text:style-name="P4">Му̊ві о всказу̊вках - помис̌љау́ Пауљ. - Нічеґо направде̌ ніє віє. І повієд̌іяу́:</text:p>
      <text:p text:style-name="P4">- Віє̌ц уд̌ієљ мі всказу̊век.</text:p>
      <text:p text:style-name="P4">- І зґіњ, пр̌епадніј дља мніє - квас̌ни ус̌мієх появіу́ с̌іє̌ в с̌іятце змарщек на старчеј</text:p>
      <text:p text:style-name="P4">твар̌и.</text:p>
      <text:p text:style-name="P4">- Нієх чі бе̌д̌іє: „Кто с̌іє̌ поддаȷ̈, тен пануȷ̈”.</text:p>
      <text:p text:style-name="P4">Здуміяу́ с̌іє̌, же му̊ві о так подставових справах, як діяљектика значенія. Чи она</text:p>
      <text:p text:style-name="P4">мис̌љі, же матка ґо нічеґо ніє научиу́а?</text:p>
      <text:p text:style-name="P4">- То ȷ̈ст всказу̊вка? - спитау́.</text:p>
      <text:p text:style-name="P4">- Ніє ȷ̈стес̌ми ту по то, би іґрач зе су́овамі і іх значенієм - повієд̌іяу́а стара. - Вієр̌ба</text:p>
      <text:p text:style-name="P4">поддаȷ̈ с̌іє̌ віятром і вієд̌іє ȷ̈ј с̌іє̌ добр̌е, аж певнеґо днія змієнія с̌іє̌ в щіане̌ вієр̌б</text:p>
      <text:p text:style-name="P4">одпорна̌ на віятри. То ȷ̈ст пр̌езначеніє вієр̌би.</text:p>
      <text:p text:style-name="P4"><text:soft-page-break/>Пауљ вибау́ушиу́ на нія̌ очи. Повієд̌іяу́а „пр̌езначеніє” і почуу́, же ґо то су́ово поражіу́о,</text:p>
      <text:p text:style-name="P4">повту̊рніє напіє̌тновау́о страшним пр̌езначенієм. Наґље оґарна̌у́ ґо ґнієв: наде̌та стара</text:p>
      <text:p text:style-name="P4">вієд̌ьма з ґе̌ба̌ пеу́на̌ фразесу̊в.</text:p>
      <text:p text:style-name="P4">- Уважаш, же моґе̌ бич тим Квісатз Гадерах - повієд̌іяу́. - Му̊віш о мніє, љеч ніє</text:p>
      <text:p text:style-name="P4">р̌еку́ас̌ ані су́ова о тим, цо зробіч дља ратованія моȷ̈ґо ојца. Су́ишау́ем твоя̌ розмове̌ з матка̌.</text:p>
      <text:p text:style-name="P4">Му̊віш о нім так, якби биу́ мартви. Оту̊ж ніє ȷ̈ст!</text:p>
      <text:p text:style-name="P4">- Ґдиби можна биу́о цокољвієк дља нієґо зробіч, зробіљібис̌ми з певнощіа̌ - варкне̌у́а стара.</text:p>
      <text:p text:style-name="P4">- Може уда с̌іє̌ цос̌ зробіч дља чієбіє. Ва̌тпљіве, љеч нієвикључоне. Аље дља твоȷ̈ґо ојца - ніц.</text:p>
      <text:p text:style-name="P4">Ґдибис̌ с̌іє̌ научиу́ пр̌ијмовач то яко факт, опановау́бис̌ правд̌іва̌ љекцȷ́ Бене Ґессеріт.</text:p>
      <text:p text:style-name="P4">Пауљ достр̌еґу́, як су́ова те встр̌а̌сне̌у́и матка̌. Утквіу́ в стареј пеу́не нієнавіщі спојр̌еніє.</text:p>
      <text:p text:style-name="P4">Як моґу́а повієд̌ієч цос̌ таќґо о ȷ̈ґо ојцу? Ска̌д міяу́а така̌ певнощ? Кіпіяу́ зе зу́ощі.</text:p>
      <text:p text:style-name="P4">Матка Вієљебна спојр̌ау́а на Ј̈сс̌іке̌.</text:p>
      <text:p text:style-name="P4">- Учиу́ас̌ ґо методи, від̌іяу́ам ознакі теј наукі. На твоім мієјшу <text:soft-page-break/>зробіу́абим то само</text:p>
      <text:p text:style-name="P4">і нієх діябљі везма̌ реґуу́и.</text:p>
      <text:p text:style-name="P4">Ј̈сс̌іка скіне̌у́а ґу́ова̌.</text:p>
      <text:p text:style-name="P4">- Тераз наљеґам - повієд̌іяу́а стара - бис̌ жіґноровау́а формаљни пор̌а̌дек шкољенія. Ј̈ґо</text:p>
      <text:p text:style-name="P4">ву́асне безпієчењство вимаґа Ґу́осу. Ма юж добре поча̌ткі, аље обіє вієми, як вієље</text:p>
      <text:p text:style-name="P4">потр̌ебуȷ̈... і то розпачљівіє.</text:p>
      <text:p text:style-name="P4">Подешу́а до Пауља, попатр̌иу́а на нієґо з ґу̊ри.</text:p>
      <text:p text:style-name="P4">- Жеґнај, му́ода људзка істото. Мам над̌ієȷ́, же чі с̌іє̌ уда. А ȷ̈с̌љі ніє, цу̊ж, ȷ̈ще нам с̌іє̌</text:p>
      <text:p text:style-name="P4">ќдис̌ повієд̌іє.</text:p>
      <text:p text:style-name="P4">Подніёсу́а очи на Ј̈сс̌іке̌. Мруґне̌у́и порозумієвавчо до с̌ієбіє. По чим стара кобієта</text:p>
      <text:p text:style-name="P4">випу́ине̌у́а з покою в шељещіе тоґі р̌учівши за с̌ієбіє остатніє спојр̌еніє. Позбиу́а с̌іє̌ юж</text:p>
      <text:p text:style-name="P4">з мис̌љі і покою, і ȷ̈ґо љокатору̊в. Љеч Ј̈сс̌іце міґне̌у́а в пр̌ељочіє твар̌ Маткі Вієљебнеј. На</text:p>
      <text:p text:style-name="P2">помарщоних пољічках љс̌ніу́и у́зи. Те у́зи одбієрау́и одваґе̌ бард̌ієј ніж яќкољвієк су́ово</text:p>
      <text:p text:style-name="P2">чи знак, які вимієніу́и теґо днія міє̌дзи соба̌.</text:p>
      <text:p text:style-name="P4">4</text:p>
      <text:p text:style-name="P4">Пр̌ечитаљіщіе, же Мауд’Діб ніє міяу́ <text:soft-page-break/>на Каљаданіє товар̌иши забав вс̌ру̊д</text:p>
      <text:p text:style-name="P4">ру̊вієс̌ніку̊в. Збит вієље ґрожіу́о му нієбезпієчењств. За то міяу́ Муад’Діб</text:p>
      <text:p text:style-name="P4">вспаніяу́их товар̌иши вс̌ру̊д научичієљі. Биу́ там Ґурнеи Гаљљецк, трубадурвоёвнік. Бе̌д̌ієчіє мієљі оказȷ́ зас̌пієвач собіє кіљка піёсенек Ґурнеиа</text:p>
      <text:p text:style-name="P4">в тракчіє љектури теј кс̌ія̌жкі. Биу́ там Тгуфір Гават, стари ментат, містр̌</text:p>
      <text:p text:style-name="P4">ассасс̌іну̊в, будза̌ци страх в серцу самеґо Падишаха Імператора. Биу́ там</text:p>
      <text:p text:style-name="P4">Дунцан Ідаго, містр̌ мієча кљану Ґіназ; биу́ доктор Вељљінґтон Иуег, іміє̌</text:p>
      <text:p text:style-name="P4">чарне в гісторії здради, љеч с̌вієтљане в науце; і љади Ј̈сс̌іка впровадзая̌ца</text:p>
      <text:p text:style-name="P4">сина в методе̌ Бене Ґессеріт, но і очивіщіе кс̌ія̌же̌ Љето, кту̊реґо ојцовсќ</text:p>
      <text:p text:style-name="P4">заљети ду́уґо позоставау́и ніє достр̌ежоне.</text:p>
      <text:p text:style-name="P4">з „Гісторії д̌ієчіњства Муад’Діба” піу̊ра кс̌іє̌жнічкі Іруљан</text:p>
      <text:p text:style-name="P4">Тгуфір Гават всуна̌у́ с̌іє̌ до саљі тренінґовеј замку Каљадан і безґу́ос̌ніє замкна̌у́ за соба̌</text:p>
      <text:p text:style-name="P4">др̌ві. Цгвіље̌ стау́ нієрухомо - чуу́ с̌іє̌ <text:soft-page-break/>стари, знужони і поу́амани. Бољау́а ґо бљізна на љевеј</text:p>
      <text:p text:style-name="P4">нодзе, розпу́атанеј ќдис̌ в су́ужбіє Стареґо Кс̌іє̌чія. То юж тр̌и покољенія - помис̌љау́. Спојр̌ау́</text:p>
      <text:p text:style-name="P4">пр̌ез вієљкі поку̊ј заљани яснощіа̌ поу́уднія пу́ина̌ца̌ зе с̌вієтљіку̊в в суфічіє, зобачиу́ ху́опца</text:p>
      <text:p text:style-name="P4">с̌ієдза̌цеґо тиу́ем до др̌ві, затопіёнеґо в розу́ожоних на стоље мапах і папієрах. Іље рази</text:p>
      <text:p text:style-name="P4">мам повтар̌ач тему ху́опакові, жеби ніґди ніє розс̌іядау́ с̌іє̌ пљецамі до др̌ві? Одхр̌а̌кна̌у́.</text:p>
      <text:p text:style-name="P4">Пауљ трвау́ похиљони студіюя̌ц даљеј своȷ̈ папієри. Чієњ хмури пр̌есуна̌у́ с̌іє̌ по с̌вієтљіках.</text:p>
      <text:p text:style-name="P4">Гават одхр̌а̌кна̌у́ поновніє. Пауљ випростовау́ с̌іє̌ і ніє одврацая̌ц ґу́ови повієд̌іяу́:</text:p>
      <text:p text:style-name="P4">- Вієм. С̌ієдзе̌ пљецамі до др̌ві.</text:p>
      <text:p text:style-name="P4">Гават скриу́ ус̌мієх, пр̌емашеровау́ пр̌ез саље̌. Пауљ подніу̊су́ очи на пос̌івіяу́еґо, стареґо</text:p>
      <text:p text:style-name="P4">ме̌жчизне̌, кту̊ри затр̌имау́ с̌іє̌ пр̌и роґу стоу́у. Очи Гавата биу́и двієма садзавкамі</text:p>
      <text:p text:style-name="P4">чујнощі на чіємнеј, покритеј ґу́е̌бокімі бруздамі твар̌и.</text:p>
      <text:p text:style-name="P4">- Су́ишау́ем чіє̌, як шеду́ес̌ коритар̌ем - повієд̌іяу́ Пауљ. - І су́ишау́ем, як отвієрау́ес̌ др̌ві.</text:p>
      <text:p text:style-name="P4">- Таќ д̌ьвіє̌кі можна нас̌љадовач.</text:p>
      <text:p text:style-name="P4"><text:soft-page-break/>- Зауважиу́бим ру̊жніце̌.</text:p>
      <text:p text:style-name="P4">Певніє так - помис̌љау́ Гават. - Та ȷ̈ґо матка чаровніца кштау́чі ґо ґрунтовніє, то відач.</text:p>
      <text:p text:style-name="P4">Чієкаве, цо на то ȷ̈ј нієоценіёна шкоу́а? Може дљатеґо ву́ас̌ніє пр̌ису́аљі стара̌ цензорке̌ - би</text:p>
      <text:p text:style-name="P4">дишипљіна̌ научич наша̌ яс̌ніє панія̌ Ј̈сс̌іке̌ моресу.</text:p>
      <text:p text:style-name="P4">Гават висуна̌у́ кр̌есу́о на впрост Пауља, с̌іяду́ твар̌а̌ в ќрунку др̌ві. Зробіу́ то</text:p>
      <text:p text:style-name="P4">остентацијніє, по чим одхиљіу́ ґу́ове̌ до тиу́у і обя̌у́ спојр̌енієм саље̌. По вису́анію віє̌кшощі</text:p>
      <text:p text:style-name="P4">спр̌е̌ту̊в на Арракіс удер̌иу́а ґо наґље ȷ̈ј д̌івачнощ і обцощ. Зостау́ сту̊у́ тренінґови</text:p>
      <text:p text:style-name="P4">і фехтункове звієрчіяду́о з замару́имі призматамі, пр̌и нім чвічебни манекін, цау́и</text:p>
      <text:p text:style-name="P2">виватовани і в у́атах, виґља̌дая̌ци як старожитни пієхур, поќрешовани і окаљечони на</text:p>
      <text:p text:style-name="P4">војнах. То я там стоȷ́ - помис̌љау́ Гават.</text:p>
      <text:p text:style-name="P4">- О чим так мис̌љіш, Тгуфір? - спитау́ Пауљ.</text:p>
      <text:p text:style-name="P4">Гават спојр̌ау́ на ху́опца.</text:p>
      <text:p text:style-name="P4">- Мис̌љау́ем о тим, же вкру̊тце нікоґо з нас ту ніє бе̌д̌іє і же правдоподобніє юж ніґди ніє</text:p>
      <text:p text:style-name="P4">зобачими теґо покою.</text:p>
      <text:p text:style-name="P4"><text:soft-page-break/>- І то чіє̌ смучі?</text:p>
      <text:p text:style-name="P4">- Смучі? Нонсенс? Смутек ȷ̈ст в розстанію з пр̌иячіу̊у́мі. Мієјше то тиљко мієјше. Обр̌учіу́ взроќм мапи на стоље. - Зас̌ Арракіс то по просту ȷ̈ще ȷ̈дно мієјше.</text:p>
      <text:p text:style-name="P4">- Ојчієц пољечіу́ чі висондовач мніє?</text:p>
      <text:p text:style-name="P4">Гават спохмурніяу́. Цгу́опак биу́ нієсу́иханіє спостр̌еґавчи. Ківна̌у́ ґу́ова̌.</text:p>
      <text:p text:style-name="P4">- Уважаш, же биу́оби у́аднієј з ȷ̈ґо строни, ґдиби пофатиґовау́ с̌іє̌ особіщіе, аље вієш</text:p>
      <text:p text:style-name="P4">пр̌ечієж, як ȷ̈ст заȷ́ти. Впадніє пу̊з́нієј.</text:p>
      <text:p text:style-name="P4">- Пр̌еґља̌дам матеріяу́и о гураґанах на Арракіс.</text:p>
      <text:p text:style-name="P4">- Гураґани. Ах так.</text:p>
      <text:p text:style-name="P4">- Виґља̌дая̌ на нієљіхе.</text:p>
      <text:p text:style-name="P4">- „Нієљіхе” то за мау́о повієд̌іяне. Ове гураґани розпе̌дзая̌ с̌іє̌ по шещіу чи с̌ієдмію</text:p>
      <text:p text:style-name="P4">тис̌ія̌цах кіљометру̊в ру̊вніни, кармія̌ц с̌іє̌ вшисткім, цо пр̌идаȷ̈ імпету - с̌іу́а̌ Цоріёљіса,</text:p>
      <text:p text:style-name="P4">іннимі гураґанамі, вшисткім, цокољвієк ма в собіє хочби ґрам енерґії. Потрафія̌ розгуљач</text:p>
      <text:p text:style-name="P4">с̌іє̌ до с̌ієдміюсет кіљометру̊в на ґод̌іне̌, забієрая̌ц по дродзе вшистко, цо с̌іє̌ сипіє - піясек,</text:p>
      <text:p text:style-name="P4">пиу́, вшистко. Потрафія̌ витравіч чіяу́о до кощі, а кощі розс̌ієкач на <text:soft-page-break/>іґу́и.</text:p>
      <text:p text:style-name="P4">- Дљачеґо ніє мая̌ там реґуљацї поґоди?</text:p>
      <text:p text:style-name="P4">- Арракіс ма специфічне пробљеми, кошти са̌ там вижше, а віє̌ц утр̌иманіє і так даљеј.</text:p>
      <text:p text:style-name="P4">Ґіљдія жа̌да потворнеј суми за надзу̊р сатељітарни, зас̌ ру̊д твоȷ̈ґо ојца ніє ȷ̈ст з тих вієљкіх</text:p>
      <text:p text:style-name="P4">і боґатих, ху́опче. Вієш пр̌ечієж.</text:p>
      <text:p text:style-name="P4">- Чи від̌іяу́ес̌ ќдис̌ Фремену̊в?</text:p>
      <text:p text:style-name="P4">Умису́ ху́опака міёта с̌іє̌ д̌іс̌ на вшистќ строни - помис̌љау́ Гават.</text:p>
      <text:p text:style-name="P4">- Як чієбіє відзе̌ - повієд̌іяу́. - Нієвієље с̌іє̌ ру̊жнія̌ од мієшкањцу̊в нієцек і ґрабену̊в.</text:p>
      <text:p text:style-name="P4">Вшиши ноша̌ ове обшерне, повієвая̌це шати. І с̌мієрдза̌ под нієбіёса в каждеј замкніє̌теј</text:p>
      <text:p text:style-name="P4">пр̌естр̌ені. То з поводу тих строју̊в - називая̌ ȷ̈ фіљтрфракамі - кту̊ре одзискуя̌ воде̌</text:p>
      <text:p text:style-name="P4">видаљана̌ пр̌ез чіяу́о.</text:p>
      <text:p text:style-name="P4">Пауљ пр̌еу́кна̌у́ с̌љіне̌, наґље с̌віядом віљґочі в устах і пр̌ипомніяу́ му с̌іє̌ сен о праґнієнію.</text:p>
      <text:p text:style-name="P4">Оґарне̌у́о ґо учучіє пусткі на мис̌љ о људ̌іях, кту̊р̌и так у́акна̌ води, же замикая̌ обієґ</text:p>
      <text:p text:style-name="P4">віљґочі ву́аснеґо чіяу́а.</text:p>
      <text:p text:style-name="P4">- Там вода ȷ̈ст безценна - повієд̌іяу́.</text:p>
      <text:p text:style-name="P4">Гават скіна̌у́ ґу́ова̌. Може ву́ас̌ніє то робіє̌ - мис̌љау́ - може і даȷ́ му до <text:soft-page-break/>зрозумієнія, як</text:p>
      <text:p text:style-name="P2">ґроз́ним пр̌ечівніќм може бич та пљанета. То шаљењство пхач с̌іє̌ на нія̌ ніє паміє̌тая̌ц о теј</text:p>
      <text:p text:style-name="P4">пр̌естродзе.</text:p>
      <text:p text:style-name="P4">Пауљ подніу̊су́ очи на с̌вієтљік і ус̌віядоміу́ собіє, же заче̌у́о падач. Ујр̌ау́, як шаре</text:p>
      <text:p text:style-name="P4">меташку́о цораз бард̌ієј заход̌і віљґочія̌.</text:p>
      <text:p text:style-name="P4">- Вода - повієд̌іяу́.</text:p>
      <text:p text:style-name="P4">- Зобачиш, цо значи вода - повієд̌іяу́ Гават. - Яко син кс̌іє̌чія ніґди ніє зазнаш ȷ̈ј</text:p>
      <text:p text:style-name="P4">браку, аље зобачиш ме̌кі праґнієнія вше̌д̌іє воку̊у́ с̌ієбіє.</text:p>
      <text:p text:style-name="P4">Пауљ звіљжиу́ ȷ́зиќм варґі цофая̌ц с̌іє̌ мис̌ља̌ о тид̌ієњ до овеґо пр̌едпоу́уднія пру̊би</text:p>
      <text:p text:style-name="P4">пр̌ед Матка̌ Вієљебна̌. Она теж повієд̌іяу́а цос̌ о усиханію з праґнієнія.</text:p>
      <text:p text:style-name="P4">„Познаш жау́обне ру̊вніни” - му̊віу́а - „пустковія, кту̊ре са̌ яу́ове, яу́ова̌ пустке̌, ґд̌іє ніє</text:p>
      <text:p text:style-name="P4">ма ніц пру̊ч пр̌иправи і черві пустині. Намащіш очодоу́и, би осу́абіч бљаск су́оњца.</text:p>
      <text:p text:style-name="P4">Шгронієнієм чі бе̌д̌іє кажда д̌іюра з даља од віятру і обцих очу. Бе̌д̌ієш подру̊жовау́ на</text:p>
      <text:p text:style-name="P4">ву́асних дву̊х ноґах без статку, без поязду, без вієр̌ховца”. Пауља <text:soft-page-break/>бард̌ієј ус̌ідљіу́ ȷ̈ј тон</text:p>
      <text:p text:style-name="P4">- монотонніє розкоу́исани - ніж су́ова. „Ќди замієшкаш на Арракіс” - му̊віу́а - „цау́а, зіємія</text:p>
      <text:p text:style-name="P4">бе̌д̌іє пуста. Кс̌іє̌жице бе̌да̌ чі пр̌иячіу̊у́мі, су́оњце вроґієм”. І почуу́, як опущівши</text:p>
      <text:p text:style-name="P4">постерунек пр̌и др̌віях матка стаȷ̈ у ȷ̈ґо боку. Патр̌и на Матке̌ Вієљебна̌ і пита: „Ніє</text:p>
      <text:p text:style-name="P4">від̌іш жаднеј над̌ієі, Ваша Вієљебнощ?” „Дља ојца ніє”. - І стара ґестем учіша Ј̈сс̌іке̌</text:p>
      <text:p text:style-name="P4">споґља̌дая̌ц з ґу̊ри на Пауља. „Вириј то собіє в паміє̌чі, ху́опче: с̌віят вспієра с̌іє̌ на чтерех</text:p>
      <text:p text:style-name="P4">фіљарах...” - Подніёсу́а чтери паљце з вієљкімі кникчіямі. - „На науках ма̌дрих, на</text:p>
      <text:p text:style-name="P4">справієдљівощі вієљкіх, на модљітвах правих і ваљечнощі д̌ієљних. Аље то вшистко ȷ̈ст</text:p>
      <text:p text:style-name="P4">нічим...” - звіне̌у́а паљце в піє̌щ - „без ву́адци зная̌цеґо штуке̌ ву́аданія. Пр̌ијміј то яко</text:p>
      <text:p text:style-name="P4">науке̌ традицї, в яќј зостау́ес̌ виховани”.</text:p>
      <text:p text:style-name="P4">Тид̌ієњ міна̌у́ од тамтеґо пр̌едпоу́уднія з Матка̌ Вієљебна̌. Ј̈ј су́ова допієро зачинау́и</text:p>
      <text:p text:style-name="P4">в пеу́ні дочієрач до Пауља. С̌ієдза̌ц тераз в саљі тренінґовеј з Тгуфірем Гаватем почуу́ бољесне</text:p>
      <text:p text:style-name="P4"><text:soft-page-break/>уку́учіє страху. Спојр̌ау́ пр̌ез сту̊у́ на змарщоне брві ментата.</text:p>
      <text:p text:style-name="P4">- Ґд̌ієж то тим разем буяу́ес̌ в обу́оках? - запитау́ Гават.</text:p>
      <text:p text:style-name="P4">- Від̌іяу́ес̌ Матке̌ Вієљебна̌?</text:p>
      <text:p text:style-name="P4">- Те̌ ȷ́дзе̌ правдому̊вчиніє̌ з Імперіюм? - Очи Гавата оживіу́и с̌іє̌ чієкавощіа̌. Від̌іяу́ем.</text:p>
      <text:p text:style-name="P4">- Она... - Пауљ завагау́ с̌іє̌, ствієрдзая̌ц, же ніє потрафі оповієд̌ієч Гаватові о своȷ̈ј</text:p>
      <text:p text:style-name="P4">пру̊біє. Загамованія тквіу́и в нім ґу́е̌боко.</text:p>
      <text:p text:style-name="P4">- Так? Цо она?</text:p>
      <text:p text:style-name="P4">Пауљ одетхна̌у́ двукротніє пеу́на̌ пієрс̌ія̌.</text:p>
      <text:p text:style-name="P4">- Она повієд̌іяу́а певна̌ р̌еч.</text:p>
      <text:p text:style-name="P4">Замкна̌у́ очи пр̌ивоу́уя̌ц су́ова, а ќди зача̌у́ му̊віч, нієс̌віядоміє пр̌ибрау́ тон ґу́осу</text:p>
      <text:p text:style-name="P4">стареј кобієти:</text:p>
      <text:p text:style-name="P2">- „Ти, Пауљ Атрида, потомек кру̊љу̊в, син кс̌іє̌чія, мус̌іш научич с̌іє̌ ву́адач. Ј̈ст то цос̌,</text:p>
      <text:p text:style-name="P4">чеґо ніє научиу́ с̌іє̌ жаден з твоіх пр̌одку̊в”. - Пауљ отвор̌иу́ очи. - То мніє роззу́ощіу́о</text:p>
      <text:p text:style-name="P4">і повієд̌іяу́ем, же му̊ј ојчієц ву́ада цау́а̌ пљанета̌. А она на то: „Он я̌ трачі”. І втеди я</text:p>
      <text:p text:style-name="P4">повієд̌іяу́ем, же ојчієц достаȷ̈ боґатша̌ пљанете̌. А она: „Я̌ теж страчі”. І хчіяу́ем бієц, і остр̌ец</text:p>
      <text:p text:style-name="P4"><text:soft-page-break/>ојца, аље она повієд̌іяу́а, же юж зостау́ остр̌ежони - пр̌ез чієбіє, матке̌, пр̌ез вієљу људ̌і.</text:p>
      <text:p text:style-name="P4">- То правда - мрукна̌у́ Гават.</text:p>
      <text:p text:style-name="P4">- Віє̌ц дљачеґо виȷ̈жд̌ами? - запитау́ Пауљ.</text:p>
      <text:p text:style-name="P4">- Бо так каже Імператор. І понієваж ȷ̈ст над̌ієя вбрев тему, цо та ȷ́дза-донос̌ічієљка</text:p>
      <text:p text:style-name="P4">повієд̌іяу́а. Цо ȷ̈ще витрисне̌у́о з овеј античнеј криніци ма̌дрощі?</text:p>
      <text:p text:style-name="P4">Пауљ спущіу́ очи на сва̌ права̌ ду́оњ звініє̌та̌ в піє̌щ под стоу́ем. С̌іу́а̌ вољі змус̌іу́ міє̌с̌ніє</text:p>
      <text:p text:style-name="P4">до повољнеґо розљуз́нієнія. Она якос̌ ма мніє в ґарщі - помис̌љау́. - Аље як?</text:p>
      <text:p text:style-name="P4">- Запитау́а мніє, цо то значи ву́адач - р̌еку́ Пауљ. - Віє̌ц ȷ̈ј повієд̌іяу́ем, же то значи</text:p>
      <text:p text:style-name="P4">розказивач. А она одпару́а, же муше̌ с̌іє̌ чеґос̌ одучич.</text:p>
      <text:p text:style-name="P4">Тутај трафіу́а без пуду́а - помис̌љау́ Гават. Скіна̌у́ ґу́ова̌ Пауљові, би му̊віу́ даљеј.</text:p>
      <text:p text:style-name="P4">- Повієд̌іяу́а, же ву́адца мус̌і научич с̌іє̌ пр̌еконивач, а ніє змушач. Же мус̌і виу́ожич на</text:p>
      <text:p text:style-name="P4">сту̊у́ сву̊ј најбієљши обрус, би пр̌ичія̌ґна̌ч најљепших људ̌і.</text:p>
      <text:p text:style-name="P4">- А як она собіє виобража, же тву̊ј ојчієц пр̌ичія̌ґна̌у́ такіх људ̌і як Дунцан і Ґурнеи? запитау́ Гават.</text:p>
      <text:p text:style-name="P4"><text:soft-page-break/>Пауљ взрушиу́ раміёнамі.</text:p>
      <text:p text:style-name="P4">- Насте̌пніє додау́а, же ву́адца мус̌і с̌іє̌ научич ȷ́зика своȷ̈ґо с̌віята, одмієннеґо дља</text:p>
      <text:p text:style-name="P4">каждеј пљанети. Са̌д̌іу́ем віє̌ц, же худ̌і ȷ̈ј о то, же на Арракіс ніє му̊вія̌ ґаљах, љеч она</text:p>
      <text:p text:style-name="P4">повієд̌іяу́а, же ход̌і о цос̌ зупеу́ніє іннеґо. Повієд̌іяу́а, же ход̌і ȷ̈ј о ȷ́зик камієні і теґо,</text:p>
      <text:p text:style-name="P4">цо рос̌ніє, ȷ́зик, яќґо ніє су́иши с̌іє̌ ушамі. А я ȷ̈ј вияс̌ніу́ем, же то ву́ас̌ніє доктор Иуег</text:p>
      <text:p text:style-name="P4">назива таȷ̈мніца̌ жичія.</text:p>
      <text:p text:style-name="P4">Гават розес̌міяу́ с̌іє̌ безґу́ос̌ніє.</text:p>
      <text:p text:style-name="P4">- Як она то пр̌еу́кне̌у́а?</text:p>
      <text:p text:style-name="P4">- Виґља̌дау́а на вщіеку́а̌. Повієд̌іяу́а, же таȷ̈мніца жичія ніє ȷ̈ст пробљемем до</text:p>
      <text:p text:style-name="P4">розвія̌занія, љеч р̌ечивістощіа̌ до пр̌ежичія. Стр̌ељіу́ем ȷ̈ј віє̌ц пієрвшим правем ментата:</text:p>
      <text:p text:style-name="P4">„Ніє можна зрозумієч процесу пр̌ез затр̌иманіє ґо. Зрозумієніє мус̌і пода̌жач з бієґієм</text:p>
      <text:p text:style-name="P4">процесу, мус̌і пр̌иу́а̌чич с̌іє̌ і пу́ина̌ч разем з нім”. Видаȷ̈ с̌іє̌, же тим я̌ усатисфакцёновау́ем.</text:p>
      <text:p text:style-name="P4">Цгиба юж му пр̌еход̌і - помис̌љау́ Гават - аље та стара ȷ́дза настрашиу́а ґо ніє на жарти. По</text:p>
      <text:p text:style-name="P4">цо то зробіу́а?</text:p>
      <text:p text:style-name="P4">- Тгуфір - запитау́ Пауљ - чи Арракіс <text:soft-page-break/>бе̌д̌іє така зу́а, як она му̊ві?</text:p>
      <text:p text:style-name="P4">- Ніц ніє може бич аж так зу́е - повієд̌іяу́ Гават і ус̌мієхна̌у́ с̌іє̌ на с̌іу́е̌. - Вез́ми на</text:p>
      <text:p text:style-name="P4">пр̌ику́ад тих Фремену̊в, паріясу̊в пустині. На подставіє всте̌пнеј, шацунковеј анаљізи моґе̌</text:p>
      <text:p text:style-name="P4">чі повієд̌ієч, же ȷ̈ст іх дужо, дужо віє̌цеј, ніж подејр̌ева Імперіюм. Људ̌іє жия̌ там,</text:p>
      <text:p text:style-name="P2">ху́опче, цау́е мну̊ство људ̌і і... - Гават пр̌иткна̌у́ жиљасти паљец до ока - оні вщіекље</text:p>
      <text:p text:style-name="P4">нієнавідза̌ Гарконнену̊в. Тиљко о тим ані мру мру, ху́опче. Му̊віє̌ чі то тиљко яко помоцнік</text:p>
      <text:p text:style-name="P4">ојца.</text:p>
      <text:p text:style-name="P4">- Ојчієц му̊віу́ мі о Саљуса Сецундус. Вієш, Тгуфір, то виґља̌дау́о на Арракіс... може ніє аж</text:p>
      <text:p text:style-name="P4">так з́ље, аље бардзо подобніє.</text:p>
      <text:p text:style-name="P4">- Нієвієље в істочіє вієми о д̌іс̌ієјшеј Саљуса Сецундус - повієд̌іяу́ Гават. - Ј̈диніє яка</text:p>
      <text:p text:style-name="P4">биу́а давно тему... з ґрубша. Љеч з теґо, цо віядомо, маш рацȷ́.</text:p>
      <text:p text:style-name="P4">- Чи Фремені нам помоґа̌?</text:p>
      <text:p text:style-name="P4">- Нієвикључоне. - Гават встау́. - Љеце̌ д̌іс̌ на Арракіс. Тимчасем уважај на с̌ієбіє пр̌ез</text:p>
      <text:p text:style-name="P4">взґља̌д на стареґо чу́овієка, кту̊ри ма до чієбіє су́абощ, добр̌е? Пр̌ејд̌ь <text:soft-page-break/>ту на друґа̌ строне̌ як</text:p>
      <text:p text:style-name="P4">ґр̌ечни ху́опієц і с̌ія̌д̌ь твар̌а̌ до др̌ві. Ніє мис̌ље̌, жеби чі цос̌ ґрожіу́о на замку, тиљко</text:p>
      <text:p text:style-name="P4">хчіяу́бим, абис̌ набрау́ теґо навику.</text:p>
      <text:p text:style-name="P4">Пауљ встау́ з кр̌есу́а, обшеду́ сту̊у́ докоу́а.</text:p>
      <text:p text:style-name="P4">- Д̌іс̌іяј виȷ̈жд̌аш?</text:p>
      <text:p text:style-name="P4">- Д̌іс̌ то д̌іс̌, а ютро ти пу̊јд̌ієш в моȷ̈ с̌љади. Насте̌пним разем спотками с̌іє̌ юж на зіємі</text:p>
      <text:p text:style-name="P4">твеґо новеґо с̌віята.</text:p>
      <text:p text:style-name="P4">Зу́апау́ права̌ ре̌ке̌ Пауља за біцепс.</text:p>
      <text:p text:style-name="P4">- Ре̌ке̌ до ножа мами завше вољна̌, но ніє? І тарче̌ на макс̌імум.</text:p>
      <text:p text:style-name="P4">Пущіу́ ре̌ке̌ Пауља, кљепна̌у́ ґо в раміє̌, закре̌чіу́ с̌іє̌ на піє̌чіє і шибкім кроќм</text:p>
      <text:p text:style-name="P4">помашеровау́ в строне̌ др̌ві.</text:p>
      <text:p text:style-name="P4">- Тгуфір! - кр̌икна̌у́ Пауљ.</text:p>
      <text:p text:style-name="P4">Гават одвру̊чіу́ с̌іє̌ в отвартих др̌віях.</text:p>
      <text:p text:style-name="P4">- Ніє с̌іядај тиу́ем до жадних др̌ві - повієд̌іяу́ Пауљ.</text:p>
      <text:p text:style-name="P4">Ус̌мієх розљау́ с̌іє̌ на помарщонеј, стареј твар̌и.</text:p>
      <text:p text:style-name="P4">- Теґо ніє зробіє̌, ху́опче. Можеш мі вієр̌ич.</text:p>
      <text:p text:style-name="P4">І вишеду́ дељікатніє замикая̌ц за соба̌ др̌ві. Пауљ с̌іяду́ там, ґд̌іє пр̌едтем с̌ієд̌іяу́ Гават</text:p>
      <text:p text:style-name="P4">і упор̌а̌дковау́ своȷ̈ папієри. Ј̈ще тиљко ȷ̈ден д̌ієњ - помис̌љау́. <text:soft-page-break/>Розејр̌ау́ с̌іє̌ по саљі. Випровадзами с̌іє̌. Знієнацка мис̌љ о виȷ̈з́д̌іє набрау́а кштау́ту̊в реаљних як ніґди дота̌д.</text:p>
      <text:p text:style-name="P4">Пр̌ипомніяу́ собіє цос̌ ȷ̈ще, цо стара му̊віу́а о с̌вієчіє яко суміє вієљу р̌ечи: људ̌і, зіємі,</text:p>
      <text:p text:style-name="P4">теґо, цо рос̌ніє, кс̌іє̌жицу̊в, пр̌ипу́иву̊в, су́оњц - теј нієзнанеј суміє званеј натура̌, бе̌да̌цеј</text:p>
      <text:p text:style-name="P2">подсумованієм</text:p>
      <text:p text:style-name="P2">без</text:p>
      <text:p text:style-name="P2">жаднеґо</text:p>
      <text:p text:style-name="P2">почучія</text:p>
      <text:p text:style-name="P2">тераз́нієјшощі.</text:p>
      <text:p text:style-name="P2">І замис̌љіу́</text:p>
      <text:p text:style-name="P2">с̌іє̌:</text:p>
      <text:p text:style-name="P2">Цо</text:p>
      <text:p text:style-name="P2">то</text:p>
      <text:p text:style-name="P2">ȷ̈ст</text:p>
      <text:p text:style-name="P4">„тераз́нієјшощ”?</text:p>
      <text:p text:style-name="P4">Др̌ві напр̌ечівко Пауља отвор̌иу́и с̌іє̌ з гуќм і вточиу́ с̌іє̌ пр̌ез ніє бр̌идкі вієљкољуд,</text:p>
      <text:p text:style-name="P4">попр̌едзани наре̌чем оре̌жа.</text:p>
      <text:p text:style-name="P4">- Цо відзе̌, Ґурнеи Гаљљецк - завоу́ау́ Пауљ - авансовау́ес̌ на <text:soft-page-break/>збројмістр̌а?</text:p>
      <text:p text:style-name="P4">Гаљљецк замкна̌у́ др̌ві обцасем.</text:p>
      <text:p text:style-name="P2">- Вољау́бис̌, бим пр̌ишеду́ побавіч с̌іє̌ з тоба̌, вієм.</text:p>
      <text:p text:style-name="P4">Зљустровау́ поку̊ј достр̌еґая̌ц, же биљі юж в нім људ̌іє Гавата, пр̌ечесаљі вшистко</text:p>
      <text:p text:style-name="P4">і упевніљі с̌іє̌, же ȷ̈ст безпієчни дља сина кс̌іє̌чія. Вше̌д̌іє вокоу́о достр̌еґау́ љедво ухвитне</text:p>
      <text:p text:style-name="P4">закодоване знакі. Пауљ обсервовау́, як затачая̌ци с̌іє̌ бр̌идаљ з у́адунќм броні вправія с̌іє̌</text:p>
      <text:p text:style-name="P4">поновніє в рух біёра̌ц ќрунек на сту̊у́ тренінґови, достр̌еґу́ пр̌евієшона̌ пр̌ез раміє̌</text:p>
      <text:p text:style-name="P4">Ґурнеиа д̌ієвіє̌чіёструнова̌ баљісете̌ з піу̊рќм веткніє̌тим міє̌дзи струни на коњцу ґрифа.</text:p>
      <text:p text:style-name="P4">Гаљљецк р̌учіу́ броњ на сту̊у́ тренінґови і уу́ожиу́ я̌ в шереґах: рапієри, штиљети, ханд̌ари,</text:p>
      <text:p text:style-name="P4">ґу́ушакі на звољніёне куље, паси тарчове. Бієґна̌ца пр̌ез цау́а̌ броде̌ бљізна по крвавініє</text:p>
      <text:p text:style-name="P4">скре̌чіу́а с̌іє̌, ќди юж одвру̊цони вищер̌иу́ зе̌би з коњца саљі.</text:p>
      <text:p text:style-name="P4">- Віє̌ц дља мніє ніє маш навет „д̌ієњ добри”, му́оде діябље̌? А на які знову одчіск</text:p>
      <text:p text:style-name="P4">надепна̌у́ес̌ старему Гаватові? Міна̌у́ мніє в коритар̌у як чу́овієк бієґна̌ци на поґр̌еб</text:p>
      <text:p text:style-name="P4"><text:soft-page-break/>свеґо вроґа.</text:p>
      <text:p text:style-name="P4">Пауљ ус̌мієхна̌у́ с̌іє̌ шероко. Зе вшисткіх људ̌і свеґо ојца најбард̌ієј љубіу́ Ґурнеиа</text:p>
      <text:p text:style-name="P4">Гаљљецка. Знау́ настроȷ̈, жарти і гумори теґо ољбр̌има, кту̊реґо уважау́ бард̌ієј за свеґо</text:p>
      <text:p text:style-name="P4">пр̌иячієља, ніж за винаȷ́ти рапієр.</text:p>
      <text:p text:style-name="P4">Гаљљецк пр̌ер̌учіу́ до пр̌оду баљісете̌, зача̌у́ я̌ строіч.</text:p>
      <text:p text:style-name="P4">- Ніє хцеш ґадач, ніє ґадај - повієд̌іяу́.</text:p>
      <text:p text:style-name="P4">Пауљ встау́, вишеду́ на с̌родек покою, викр̌икна̌у́:</text:p>
      <text:p text:style-name="P4">- Цу̊ж то, Ґурнеи, пр̌иход̌іми в час ваљкі і забієрами с̌іє̌ до музикованія?</text:p>
      <text:p text:style-name="P4">- Д̌іс̌іяј мами, відзе̌, д̌ієњ зврацанія с̌іє̌ без шацунку до старших - повієд̌іяу́ Гаљљецк.</text:p>
      <text:p text:style-name="P4">Спру̊бовау́ струне̌ інструменту, ківна̌у́ ґу́ова̌.</text:p>
      <text:p text:style-name="P4">- Ґд̌іє Дунцан Ідаго? - спитау́ Пауљ. - Міяу́ мніє учич ву́аданія бронія̌.</text:p>
      <text:p text:style-name="P4">- Дунцан одȷ̈хау́ віёда̌ц друґі р̌ут на Арракіс - повієд̌іяу́ Гаљљецк. - З вшистќґо остау́</text:p>
      <text:p text:style-name="P4">чі с̌іє̌ ȷ̈диніє нієще̌сни Ґурнеи врацая̌ци просто з поља ваљкі, кту̊ри рвіє с̌іє̌ до музикі.</text:p>
      <text:p text:style-name="P4">Тра̌чіу́ насте̌пна̌ струне̌, наставіу́ уха, ус̌мієхна̌у́ с̌іє̌. - Зрешта̌ рада постановіу́а, же так</text:p>
      <text:p text:style-name="P4"><text:soft-page-break/>не̌дзнеґо вояка як ти најљепієј бе̌д̌іє научич музикованія, аби ніє змарновау́ собіє жичія</text:p>
      <text:p text:style-name="P4">до решти.</text:p>
      <text:p text:style-name="P4">- Но то зас̌пієвај мі пієс̌њ - повієд̌іяу́ Пауљ. - Цгце̌ зобачич, як с̌іє̌ теґо ніє повінно</text:p>
      <text:p text:style-name="P4">робіч.</text:p>
      <text:p text:style-name="P4">- Цга, ха, ха - Ґурнеи вибухна̌у́ с̌мієхем і махна̌у́ „Піє̌кне Ґаљаткі”, тиљко піу̊рко</text:p>
      <text:p text:style-name="P4">міґау́о як розмазана пљама на струнах, ќди с̌пієвау́:</text:p>
      <text:p text:style-name="P4">Ааах, піє̌кне Ґаљаткі</text:p>
      <text:p text:style-name="P4">Дадза̌ за шматкі,</text:p>
      <text:p text:style-name="P4">За воде̌ зас̌ Арраканкі!</text:p>
      <text:p text:style-name="P4">Љеч наше с̌љічноти</text:p>
      <text:p text:style-name="P2">Дая̌ з охоти,</text:p>
      <text:p text:style-name="P4">Бо љубія̌ то Каљаданкі!</text:p>
      <text:p text:style-name="P4">- Нієз́ље як на так ќпска̌ до інструменту ре̌ке̌ - повієд̌іяу́ Пауљ - аље ȷ̈с̌љі моя матка</text:p>
      <text:p text:style-name="P4">усу́иши, яќ вис̌пієвуȷ̈ш на замку с̌віњства, удекоруȷ̈ твоімі ушамі зевне̌тр̌ни мур.</text:p>
      <text:p text:style-name="P4">Ґурнеи почія̌ґна̌у́ с̌іє̌ за љеве ухо.</text:p>
      <text:p text:style-name="P4">- Декораця з ніх теж ќпска, окропніє с̌іє̌ зшарґау́и од подсу́ухіванія пр̌и д̌іюрках од</text:p>
      <text:p text:style-name="P4">кључа, як певієн знаёми мі ху́опак чвічи яќс̌ д̌івне пр̌ис̌пієвкі на своȷ̈ј баљісечіє.</text:p>
      <text:p text:style-name="P4">- Запомніяу́ес̌ юж, відзе̌, як то міу́о, <text:soft-page-break/>ґди ктос̌ чі насипіє піяску до у́у̊жка - повієд̌іяу́ Пауљ.</text:p>
      <text:p text:style-name="P4">Щіа̌ґна̌у́ зе стоу́у пас тарчови запіная̌ц ґо ȷ̈дним рухем на біёдрах. - А віє̌ц ставај до</text:p>
      <text:p text:style-name="P4">ваљкі!</text:p>
      <text:p text:style-name="P4">Очи Гаљљецка розшер̌иу́и с̌іє̌ в уданим зд̌івієнію.</text:p>
      <text:p text:style-name="P4">- А віє̌ц то так! То твоя вредна ду́оњ доконау́а овеґо чину! Броњ с̌іє̌ д̌іс̌, му́оди паніє,</text:p>
      <text:p text:style-name="P4">броњ с̌іє̌. - Порвау́ рапієр, вивіна̌у́ нім в повієтр̌у. - Ј̈стем демонем земсти!</text:p>
      <text:p text:style-name="P4">Пауљ подніу̊су́ бљіз́ніячи рапієр, зґія̌у́ в ду́оніях кљінґе̌, стана̌у́ в аґуіље з ȷ̈дна̌ ноґа̌</text:p>
      <text:p text:style-name="P4">висуніє̌та̌ до пр̌оду. Пр̌ибрау́ пеу́на̌ намащенія позе̌ комічніє пародіюя̌ц доктора Иуеґо.</text:p>
      <text:p text:style-name="P4">- Аље ґамонія пр̌исиу́а мі ојчієц до біяу́еј броні - задекљамовау́ Пауљ. - Ґамоніёвати</text:p>
      <text:p text:style-name="P4">Ґурнеи Гаљљецк запомніяу́ подставових засад ваљкі з узброёним і хроніёним тарча̌</text:p>
      <text:p text:style-name="P4">пр̌ечівніќм.</text:p>
      <text:p text:style-name="P4">Пауљ тр̌асна̌у́ виу́а̌чніќм с̌іу́и в пас̌іє, почуу́ с̌вієр̌бієніє ґе̌с̌ієј ску̊ри на чоље і взду́уж</text:p>
      <text:p text:style-name="P4">пљецу̊в од поља охроннеґо, усу́ишау́ характеристичне зматовієніє пр̌ефіљтрованих пр̌ез</text:p>
      <text:p text:style-name="P4"><text:soft-page-break/>тарче̌ зевне̌тр̌них одґу́осу̊в.</text:p>
      <text:p text:style-name="P4">- Ваљча̌ц з тарча̌ порушами с̌іє̌ шибко в оброніє, повољі в натарчію - повієд̌іяу́. Натарчіє ма на цељу виу́а̌чніє спровокованіє пр̌ечівніка до зробієнія фау́шивеґо кроку,</text:p>
      <text:p text:style-name="P4">виставієніє ґо на с̌мієртељни чіёс. Тарча одвраца шибќ пхніє̌чіє, пр̌ијмуȷ̈ повољни</text:p>
      <text:p text:style-name="P4">ханд̌ар!</text:p>
      <text:p text:style-name="P4">Пауљ пр̌тикна̌у́ кљінґа̌, виконау́ бу́искавічна̌ фінте̌ і учієку́ рапієрем до тиу́у способія̌ц с̌іє̌ до</text:p>
      <text:p text:style-name="P4">звољніёнеґо пхніє̌чія так мієр̌онеґо в час̌іє, би звіёду́о с̌љепи систем обронни тарчи.</text:p>
      <text:p text:style-name="P4">Гаљљецк обсервовау́ акцȷ́, в остатнієј хвіљі зробіу́ чвієрч оброту, пр̌епущая̌ц сте̌піёни</text:p>
      <text:p text:style-name="P4">конієц рапієра коу́о свеј пієрс̌і.</text:p>
      <text:p text:style-name="P4">- Шибкощ знакоміта - повієд̌іяу́. - Љеч биу́ес̌ шероко отварти на спарованіє пхљім</text:p>
      <text:p text:style-name="P4">штихем до доу́у.</text:p>
      <text:p text:style-name="P4">Пауљ одста̌піу́ до тиу́у, змаркотніяу́и.</text:p>
      <text:p text:style-name="P4">- Повінієнем спрач чі тиу́ек за таќ розтр̌епаніє - повієд̌іяу́ Гаљљецк. Взія̌у́ зе стоу́у ґоу́и</text:p>
      <text:p text:style-name="P4">ханд̌ар і подніу̊су́ ґо до ґу̊ри.</text:p>
      <text:p text:style-name="P4">- Цос̌ таќґо в ду́оні пр̌ечівніка може чі уточич крві. Ј̈стес̌ поȷ́тним учнієм як жаден,</text:p>
      <text:p text:style-name="P2"><text:soft-page-break/>љеч остр̌еґау́ем чіє̌, абис̌ навет в забавіє ніє допущіу́ чу́овієка зе с̌мієрчія̌ в ду́оні за</text:p>
      <text:p text:style-name="P4">засу́оне̌.</text:p>
      <text:p text:style-name="P4">- Цгиба ніє ȷ̈стем д̌іс̌ в одповієднім настрою - повієд̌іяу́ Пауљ.</text:p>
      <text:p text:style-name="P4">- В настрою? - Ґу́ос Гаљљецка здрадзау́ вщіеку́ощ навет пр̌ез фіљтр тарчи. - Цо ма до теґо</text:p>
      <text:p text:style-name="P4">настру̊ј? Ваљчиш, ќди заход̌і конієчнощ, без взґље̌ду на настроȷ̈. Настру̊ј можна мієч</text:p>
      <text:p text:style-name="P4">до пр̌еяжд̌кі на конію, до д̌ієвчини чи ґри на баљісечіє. Аље ніє до ваљкі.</text:p>
      <text:p text:style-name="P4">- Бардзо мі пр̌икро, Ґурнеи.</text:p>
      <text:p text:style-name="P4">- За мау́о чі пр̌икро!</text:p>
      <text:p text:style-name="P4">Гаљљецк оживіу́ своя̌ тарче̌, похиљіу́ с̌іє̌ з ханд̌арем в висуніє̌теј до пр̌оду љевеј ре̌це</text:p>
      <text:p text:style-name="P4">і з рапієрем високо унієс̌іёним в правеј.</text:p>
      <text:p text:style-name="P4">- Тераз, повіядам чі, броњ с̌іє̌ направде̌!</text:p>
      <text:p text:style-name="P4">Дая̌ц оґромнеґо суса в бок і друґієґо пр̌ед с̌ієбіє, заатаковау́ з фурія̌. Пауљ цофна̌у́ с̌іє̌,</text:p>
      <text:p text:style-name="P4">паруя̌ц. Су́ишау́ тр̌аскі поља, ќди краве̌д̌іє тарч стару́и с̌іє̌ і одепхне̌у́и навзаȷ̈м, чуу́</text:p>
      <text:p text:style-name="P4">мровієніє наељектризованеј од теґо зеткніє̌чія ску̊ри. Цо опе̌тау́о Ґурнеиа - задавау́ собіє</text:p>
      <text:p text:style-name="P4"><text:soft-page-break/>питаніє. - Он теґо ніє удаȷ̈! Пауљ зробіу́ рух љева̌ ре̌ка̌, з похви у надґарстка спущіу́ штиљет до</text:p>
      <text:p text:style-name="P4">свеј ду́оні.</text:p>
      <text:p text:style-name="P4">- Зорієнтовау́ес̌ с̌іє̌, же потр̌ебна чі екстра кљінґа, цо? - мрукна̌у́ Ґурнеи.</text:p>
      <text:p text:style-name="P4">Чижби здрада? - здуміяу́ с̌іє̌ Пауљ. - То нієподобне до Ґурнеиа! Ваљчиљі докоу́а саљі пхніє̌чіє і парада, зву̊д і контрріпоста. Вевна̌тр̌ охронних ба̌бљі повієтр̌е сте̌ху́о од</text:p>
      <text:p text:style-name="P4">оддеху̊в, ніє биу́а ґо в станіє вимієніч повољна циркуљаця взду́уж бр̌еґу̊в тарч. По каждим</text:p>
      <text:p text:style-name="P4">зеткніє̌чію с̌іє̌ тарч цораз, с̌іљнієј чуч биу́о озон. Пауљ надаљ с̌іє̌ цофау́, аље тераз ќровау́ сву̊ј</text:p>
      <text:p text:style-name="P4">одвру̊т на сту̊у́ тренінґови. Ј̈с̌љі здоу́ам обру̊чіч ґо пр̌и стоље, покаже̌ му штучке̌ - помис̌љау́. Ј̈ще крок, Ґурнеи.</text:p>
      <text:p text:style-name="P4">Ґурнеи зробіу́ крок. Пауљ спаровау́ засу́она̌ усувая̌ца̌ в ду̊у́, дојр̌ау́, як рапієр Гаљљецка</text:p>
      <text:p text:style-name="P4">завадза о краве̌д̌ь стоу́у. Зшеду́ з љінії чвієрчобротем, задау́ ґу̊рне пхніє̌чіє рапієрем</text:p>
      <text:p text:style-name="P4">і подȷ̈хау́ штиљетем до шиі Гаљљецка. Затр̌имау́ остр̌е на центиметр од жиу́и шијнеј.</text:p>
      <text:p text:style-name="P4">- Теґо шукаш? - вишептау́.</text:p>
      <text:p text:style-name="P4">- Попатр̌ в ду̊у́, ху́опче - висапау́ <text:soft-page-break/>Ґурнеи.</text:p>
      <text:p text:style-name="P4">Пауљ усу́ухау́, зобачиу́ всуніє̌ти под бр̌еґ стоу́у ханд̌ар Гаљљецка, ніємаљ пр̌иткніє̌ти</text:p>
      <text:p text:style-name="P4">чубќм до свеґо кроча.</text:p>
      <text:p text:style-name="P4">- Разем бис̌ми пошљі до нієба - повієд̌іяу́ Гаљљецк. - Аље пр̌изнам, же нієцо љепієј</text:p>
      <text:p text:style-name="P4">ваљчиу́ес̌, ґди зостау́ес̌ пр̌ичіс̌ніє̌ти. Здаȷ̈ с̌іє̌, же тим разем настру̊ј чі нієцо допісау́. І вищер̌иу́ зе̌би в віљчим ус̌мієху.</text:p>
      <text:p text:style-name="P4">- Аље на мніє нападу́ес̌ - повієд̌іяу́ Пауљ. - Чи р̌ечивіщіе чія̌у́бис̌ до крві?</text:p>
      <text:p text:style-name="P4">Гаљљецк цофна̌у́ ханд̌ар, випростовау́ с̌іє̌.</text:p>
      <text:p text:style-name="P4">- Ґдибис̌ ваљчиу́ хоч одробіне̌ поніжеј свих можљівощі. Зробіу́бим чі нієзу́а̌ крехе̌,</text:p>
      <text:p text:style-name="P2">ду́уґо бис̌ я̌ паміє̌тау́. Ніє позвоље̌, би му̊ј уљубіёни адепт паду́ з ре̌кі пієрвшеґо</text:p>
      <text:p text:style-name="P4">гарконнењсќґо у́азе̌ґі, які станіє му на дродзе.</text:p>
      <text:p text:style-name="P4">Пауљ виу́а̌чиу́ тарче̌, опару́ с̌іє̌ о сту̊у́ дља зу́апанія оддеху.</text:p>
      <text:p text:style-name="P4">- Наљежау́а мі с̌іє̌, Ґурнеи. Љеч ојчієц би с̌іє̌ поґнієвау́, ґдибис̌ мніє зраніу́. Я ніє позвоље̌</text:p>
      <text:p text:style-name="P4">з кољеі, би чієбіє карано за моȷ̈ поткніє̌чія.</text:p>
      <text:p text:style-name="P4">- Ј̈с̌љі о то ход̌і - повієд̌іяу́ Гаљљецк <text:soft-page-break/>- биу́о оно і моім поткніє̌чієм. І ніє мартв с̌іє̌</text:p>
      <text:p text:style-name="P4">нієпотр̌ебніє о ȷ̈дна̌ чи двіє бљізни заробіёне подчас тренінґу. Чієш с̌іє̌, же маш іх так</text:p>
      <text:p text:style-name="P4">мау́о. А цо то твеґо ојца, то кс̌ія̌же̌ укар̌е мніє, ȷ̈с̌љі мі с̌іє̌ ніє уда зробіч з чієбіє ре̌бача</text:p>
      <text:p text:style-name="P4">пієрвшеј кљаси. І то би юж биу́о моȷ̈ поткніє̌чіє, ґдибим ніє вияс̌ніу́ справи овеґо настрою,</text:p>
      <text:p text:style-name="P4">в які наґље попаду́ес̌.</text:p>
      <text:p text:style-name="P4">Пауљ випростовау́ с̌іє̌, з повротем ву́ожиу́ штиљет до похви над надґарстќм.</text:p>
      <text:p text:style-name="P4">- То, цо тутај робіми, то нієзупеу́ніє са̌ жарти - повієд̌іяу́ Гаљљецк.</text:p>
      <text:p text:style-name="P4">Пауљ скіна̌у́ ґу́ова̌. Зад̌івіу́а ґо нієтипова дља Ґурнеиа ґробова міна, ґу́е̌бія ȷ̈ґо</text:p>
      <text:p text:style-name="P4">с̌мієртељнеј поваґі. Спојр̌ау́ на крвавінова̌ бљізне̌ кољору бурака пр̌ечіная̌ца̌ броде̌ ме̌жчизни</text:p>
      <text:p text:style-name="P4">і пр̌ипомніяу́ собіє, як то Ґурнеи заробіу́ я̌ од Бестії Раббана в нієвољнічих штољніях</text:p>
      <text:p text:style-name="P4">Гарконнену̊в на Ґієді Пріме. І почуу́ наґу́и встид, же хоч пр̌ез хвіље̌ зва̌тпіу́ в Ґурнеиа. По</text:p>
      <text:p text:style-name="P4">чим пр̌ишу́о му на мис̌љ, же повстанію бљізни Гаљљецка товар̌ишиу́ бу̊љ - бич може бу̊љ ру̊вніє</text:p>
      <text:p text:style-name="P4"><text:soft-page-break/>вієљкі, як тен, кту̊ри задавау́а му Матка Вієљебна. Одсуна̌у́ од с̌ієбіє ова̌ мис̌љ, пр̌ејмовау́а</text:p>
      <text:p text:style-name="P4">ху́одем іх с̌віят.</text:p>
      <text:p text:style-name="P4">- Цгиба ȷ̈днак міяу́ем над̌ієȷ́, же собіє пожартуȷ̈ми - повієд̌іяу́. - Вшистко докоу́а ȷ̈ст</text:p>
      <text:p text:style-name="P4">остатніё таќ поважне.</text:p>
      <text:p text:style-name="P4">Гаљљецк одвру̊чіу́ с̌іє̌, аби укрич взрушеніє. Пієку́и ґо од чеґос̌ очи. Бу̊љ взбієрау́ в нім</text:p>
      <text:p text:style-name="P4">як вр̌у̊д, і то биу́о вшистко, цо му позостау́о по якімс̌ утрацоним вчорај, з кту̊реґо одару́ ґо</text:p>
      <text:p text:style-name="P4">час.</text:p>
      <text:p text:style-name="P4">Якже вчес̌ніє тен д̌ієчіяк мус̌і стач с̌іє̌ ме̌жчизна̌ - помис̌љау́ Гаљљецк. - Якже вчес̌ніє</text:p>
      <text:p text:style-name="P4">мус̌і одцифровач ова̌ формуу́е̌ в ґу́е̌бі ву́аснеґо умису́у, у̊в цироґраф брутаљнеј пр̌естроґі, по то,</text:p>
      <text:p text:style-name="P4">би зґу́ос̌іч тен нієунікніёни факт в нієунікніёних су́овах: „Мељдуȷ́ с̌іє̌ яко најбљіжши</text:p>
      <text:p text:style-name="P4">кревни”.</text:p>
      <text:p text:style-name="P4">Гаљљецк повієд̌іяу́ ніє одврацая̌ц с̌іє̌:</text:p>
      <text:p text:style-name="P4">- Вичувау́ем в тобіє хе̌ч до забави, ху́опче, і нічеґо ґоре̌цеј ніє праґна̌у́ем, як</text:p>
      <text:p text:style-name="P4">пр̌иу́а̌чич с̌іє̌ до нієј. Аље забава с̌іє̌ скоњчиу́а. Ютро вирушами на Арракіс. Арракіс ȷ̈ст</text:p>
      <text:p text:style-name="P4"><text:soft-page-break/>направде̌. Гарконненовіє са̌ направде̌.</text:p>
      <text:p text:style-name="P4">Пауљ доткна̌у́ чоу́а кљінґа̌ тр̌иманеґо піёново рапієра. Гаљљецк одвру̊чіу́ с̌іє̌; достр̌еґу́ саљут,</text:p>
      <text:p text:style-name="P4">пр̌ия̌у́ ґо ківніє̌чієм ґу́ови. Ре̌ка̌ всказау́ чвічебни манекін.</text:p>
      <text:p text:style-name="P4">- Попрацуȷ̈ми тераз над твоім рефљексем. Цгце̌ від̌ієч, як даȷ̈ш теј кукље до вівату.</text:p>
      <text:p text:style-name="P4">Бе̌де̌ нія̌ стеровау́ з теґо мієјша, ска̌д цау́а̌ акцȷ́ бе̌де̌ міяу́ як на ду́оні. І остр̌еґам, же д̌іс̌іяј</text:p>
      <text:p text:style-name="P2">випру̊буȷ́ нове ріпости. Таќґо остр̌еженія ніє спод̌ієвај с̌іє̌ од правд̌івеґо пр̌ечівніка.</text:p>
      <text:p text:style-name="P4">Пауљ вспія̌у́ с̌іє̌ на паљце, пр̌ечія̌ґна̌у́ дља розљуз́нієнія міє̌сні. Наґу́е ус̌віядомієніє собіє, же</text:p>
      <text:p text:style-name="P4">вкрочиу́ в жичіє пеу́не ґвау́товних зміян, вправіу́о ґо в настру̊ј урочистеј поваґі. Подшеду́</text:p>
      <text:p text:style-name="P4">до манекіна, кљепна̌у́ штихем рапієра виу́а̌чнік на пієрс̌і куку́и, почуу́ парчіє ȷ̈ј охроннеґо</text:p>
      <text:p text:style-name="P4">поља на рапієр.</text:p>
      <text:p text:style-name="P4">- Ен ґарде! - завоу́ау́ Гаљљецк і манекін рушиу́ до атаку. Пауљ урухоміу́ своя̌ тарче̌,</text:p>
      <text:p text:style-name="P4">спаровау́ і заріпостовау́. Гаљљецк пр̌иґља̌дау́ с̌іє̌ маніпуљуя̌ц ур̌а̌дзенієм стеруя̌цим. Ј̈ґо дух</text:p>
      <text:p text:style-name="P4"><text:soft-page-break/>якби розд̌ієљіу́ с̌іє̌ на двіє че̌щі: ȷ̈дна̌ вичуљона̌ на потр̌еби ваљкі шкољеніёвеј і друґа̌</text:p>
      <text:p text:style-name="P4">коу́уя̌ца̌ як упр̌икр̌она муха. Ј̈стем як добр̌е випровадзоне др̌ево овоцове - мис̌љау́. Уґінам с̌іє̌ од добр̌е провадзоних учуч і здољнощі, защепіёних на мніє цо до ȷ̈днеґо</text:p>
      <text:p text:style-name="P4">і вшистќ оне чекая̌, жеби ктос̌ інни ȷ̈ зебрау́. - З яќґос̌ поводу пр̌ипомніяу́а му с̌іє̌</text:p>
      <text:p text:style-name="P4">му́одша с̌іёстра, ȷ̈ј твар̌ ељфа стане̌у́а му пр̌ед очамі. Аље тераз она юж ніє жиу́а... змару́а</text:p>
      <text:p text:style-name="P4">в бурдељу дља жоу́дацтва Гарконнену̊в. Љубіу́а браткі... а може то биу́и стокроткі? Ніє паміє̌тау́.</text:p>
      <text:p text:style-name="P4">Мартвіу́о ґо то, же ніє паміє̌та.</text:p>
      <text:p text:style-name="P4">Пауљ забљоковау́ повољне пхніє̌чіє манекіна, взніу̊су́ љева̌ ре̌ке̌ в ентретіссер. Цо за</text:p>
      <text:p text:style-name="P4">спритни мау́и діябеу́! - помис̌љау́ Гаљљецк, тераз цау́ковічіє поху́оніє̌ти пр̌епљатанка̌ руху̊в ре̌кі</text:p>
      <text:p text:style-name="P4">Пауља. - Чвічиу́ і учиу́ с̌іє̌ на ву́асна̌ ре̌ке̌. То ніє ȷ̈ст в стиљу Дунцана, і я ґо теж на певно</text:p>
      <text:p text:style-name="P4">теґо ніє научиу́ем.</text:p>
      <text:p text:style-name="P4">Та мис̌љ ȷ̈диніє поґу́е̌біу́а смутек Гаљљецка. Заражіу́ем с̌іє̌ настроȷ̈м - ствієрд̌іу́. І зача̌у́ с̌іє̌</text:p>
      <text:p text:style-name="P4"><text:soft-page-break/>застанавіяч над Пауљем, чи ху́опак ќдикољвієк пос̌ру̊д ноци ніє насу́ухівау́ з пр̌ераженієм</text:p>
      <text:p text:style-name="P4">чиȷ̈ґос̌ у́канія в подушке̌.</text:p>
      <text:p text:style-name="P4">Ґдиби жиченія биу́и як риби, вшиши ставіяљіби с̌ієчі - вишептау́. Биу́о то повієдзеніє</text:p>
      <text:p text:style-name="P4">ȷ̈ґо маткі і с̌іє̌ґау́ по ніє завше втеди, ґди оґарніяу́ ґо мрок ютра. По чим пр̌ишу́о му на</text:p>
      <text:p text:style-name="P4">мис̌љ, же цу̊ж то ȷ̈ст за д̌івачне повієдзеніє до забранія на пљанете̌, кту̊ра ніґди ніє від̌іяу́а</text:p>
      <text:p text:style-name="P2">му̊р̌ ані риб.</text:p>
      <text:p text:style-name="P4">5</text:p>
      <text:p text:style-name="P4">ИУЕГ (иü е), Вељљінґтон (вељ-інґ-тун), Стдрд 10082 - 10191; доктор медицини</text:p>
      <text:p text:style-name="P4">з Академії Сук (рок укоњченія: Стдрд 10112); жона: Ванна Марцус Б.Ґ.</text:p>
      <text:p text:style-name="P4">(Стдрд 10092 - 10186?); знани пр̌еде вшисткім яко здрајца кс̌іє̌чія Љето</text:p>
      <text:p text:style-name="P4">Атриди (пору̊внај: Бібљіёґрафія Анекс ВІЇ п.т. „Варункованіє імперіяљне”</text:p>
      <text:p text:style-name="P4">ораз „Здрада, Вієљка”).</text:p>
      <text:p text:style-name="P4">з „Маљеј Енцикљопедії Муад’Діба” опрацованеј пр̌ез кс̌іє̌жнічке̌ Іруљан</text:p>
      <text:p text:style-name="P4">Цгочіяж Пауљ су́ишау́, як доктор Иуег вход̌і до саљі, в ȷ̈ґо кроках <text:soft-page-break/>вичувая̌ц ху́одне</text:p>
      <text:p text:style-name="P4">вирахованіє, даљеј љежау́ твар̌а̌ в ду̊у́, розчія̌ґніє̌ти на стоље по одејщіу масажисти. Чуу́ с̌іє̌</text:p>
      <text:p text:style-name="P4">цудовніє випоче̌ти по тренінґу з Ґурнеием Гаљљецќм.</text:p>
      <text:p text:style-name="P4">- То відач, же чі добр̌е - одезвау́ с̌іє̌ Иуег повољним, піскљівим ґу́осем.</text:p>
      <text:p text:style-name="P4">Пауљ уніу̊су́ ґу́ове̌, спојр̌ау́ на штивна̌ постач стоя̌ца̌ в одљеґу́ощі кіљку кроку̊в, ȷ̈дним</text:p>
      <text:p text:style-name="P4">р̌утем ока обя̌у́ виміє̌та̌ шате̌, канчіяста̌ бриу́е̌ ґу́ови з пурпуровимі варґамі і обвісу́им</text:p>
      <text:p text:style-name="P4">ва̌сем, витатуовани на чоље ромб уварункованія імперіяљнеґо, ду́уґіє чарне ву́оси уȷ́те над</text:p>
      <text:p text:style-name="P4">љевим рамієнієм в сребрни пієрщіењ Академії Сук.</text:p>
      <text:p text:style-name="P4">- Учієши чіє̌ певніє віядомощ, же ніє мами д̌іс̌ часу на нормаљне заȷ́чія - повієд̌іяу́</text:p>
      <text:p text:style-name="P4">Иуег. - Тву̊ј ојчієц бе̌д̌іє ту нієбавем.</text:p>
      <text:p text:style-name="P4">Пауљ с̌іяду́.</text:p>
      <text:p text:style-name="P4">- За то зау́атвіу́ем дља чієбіє пр̌еґља̌дарке̌ кс̌іє̌ґофіљму̊в і паре̌ љекцї в час̌іє дроґі на</text:p>
      <text:p text:style-name="P4">Арракіс.</text:p>
      <text:p text:style-name="P4">- Ох.</text:p>
      <text:p text:style-name="P4">Пауљ зача̌у́ вчія̌ґач на с̌ієбіє убраніє. Перспектива візити ојца вправіу́а ґо в стан</text:p>
      <text:p text:style-name="P4">поднієценія. Спе̌д̌іљі разем так <text:soft-page-break/>нієвієље часу, од ќди Імператор наказау́ пр̌ея̌ч в љенно</text:p>
      <text:p text:style-name="P4">Арракіс.</text:p>
      <text:p text:style-name="P4">Иуег збљіжиу́ с̌іє̌ до зау́аманеґо в кштау́чіє љітери Љ стољіка, мис̌ља̌ц: Якже тен ху́опієц</text:p>
      <text:p text:style-name="P4">розру̊су́ с̌іє̌ в пр̌ечія̌ґу тих остатніх пару мієс̌іє̌ци. Цу̊ж за марнотравство! Ох, цу̊ж за</text:p>
      <text:p text:style-name="P4">бољесне марнотравство. І сам с̌ієбіє упомніяу́: Ніє вољно мі с̌іє̌ зау́амач. То, цо робіє̌, робіє̌ по</text:p>
      <text:p text:style-name="P4">то, аби мієч певнощ, же моя Ванна ніє бе̌д̌іє ду́ужеј чієрпіяу́а в у́апах гарконнењскіх бестії.</text:p>
      <text:p text:style-name="P4">Пауљ доу́а̌чиу́ до нієґо пр̌и стољіку, допіная̌ц бљузе̌.</text:p>
      <text:p text:style-name="P4">- Цо бе̌де̌ студіёвау́ в дродзе?</text:p>
      <text:p text:style-name="P4">- Оооох, ља̌дове форми жичія на Арракіс. Виґља̌да на то, же пљанета стау́а с̌іє̌ у́аскавша дља</text:p>
      <text:p text:style-name="P4">певних створ̌ењ ља̌дових. Ніє віядомо якім цудем. По пр̌ибичію муше̌ пошукач екољоґа</text:p>
      <text:p text:style-name="P4">пљанетарнеґо, нієяќґо доктора Кинеса, і заофіяровач му своя̌ помоц в баданіях.</text:p>
      <text:p text:style-name="P2">Иуег помис̌љау́: Цо я виґадуȷ́? Бавіє̌ с̌іє̌ в гіпокрите̌ навет пр̌ед соба̌ самим.</text:p>
      <text:p text:style-name="P4">- Бе̌д̌іє цос̌ о Фременах? - запитау́ Пауљ.</text:p>
      <text:p text:style-name="P4">- Фременах? - Иуег забе̌бніу́ <text:soft-page-break/>паљцамі по стоље, зауважиу́, же Пауљ пр̌ипатруȷ̈ с̌іє̌ ȷ̈ґо</text:p>
      <text:p text:style-name="P4">нервовему тікові, шговау́ ре̌ке̌.</text:p>
      <text:p text:style-name="P4">- Може маш цос̌ о цау́еј попуљацї Арракіс - повієд̌іяу́ Пауљ.</text:p>
      <text:p text:style-name="P4">- Так, овшем - одпару́ Иуег. - Људнощ д̌ієљі с̌іє̌ на двіє ґу́у̊вне варстви: Фремену̊в, оні</text:p>
      <text:p text:style-name="P4">становія̌ ȷ̈дна̌ ґрупе̌, і позостау́их, чиљі мієшкањцу̊в ґрабену, нієцкі і панві. Му̊віёно мі, же</text:p>
      <text:p text:style-name="P4">мієшане мау́жењства здар̌ая̌ с̌іє̌ міє̌дзи німі. Кобієти з осад ґрабену і панві воља̌ ме̌жу̊в</text:p>
      <text:p text:style-name="P4">Фремену̊в: іх ме̌жчиз́ні воља̌ за жони Фременкі. Мая̌ там пор̌екаду́о: „Бљіхтр пу́иніє з міяст,</text:p>
      <text:p text:style-name="P4">ма̌дрощ з пустині”.</text:p>
      <text:p text:style-name="P4">- Чи маш іх на здȷ́чіях?</text:p>
      <text:p text:style-name="P4">- Постарам с̌іє̌ цос̌ дља чієбіє знаљез́ч. Најчієкавша̌ цеха̌, очивіщіе, са̌ іх очи,</text:p>
      <text:p text:style-name="P4">цау́ковічіє бу́е̌кітне, без біяу́ек.</text:p>
      <text:p text:style-name="P4">- Мутаця?</text:p>
      <text:p text:style-name="P4">- Ніє, то с̌іє̌ вія̌же з насиценієм крві мељанжем.</text:p>
      <text:p text:style-name="P4">- Фремені муша̌ бич д̌ієљні, скоро жия̌ на скраю пустині.</text:p>
      <text:p text:style-name="P4">- Вшистко на то всказуȷ̈ - повієд̌іяу́ Иуег. - Оні уку́адая̌ оди до свих ножи. Іх</text:p>
      <text:p text:style-name="P4">кобієти са̌ ру̊вніє шаљоне як ме̌жчиз́ні. Навет д̌ієчі Фремену̊в са̌ <text:soft-page-break/>ґвау́товне і нієбезпієчне.</text:p>
      <text:p text:style-name="P4">Пр̌ипущам, же ніє бе̌д̌іє чі вољно задавач с̌іє̌ з німі.</text:p>
      <text:p text:style-name="P4">Пауљ ніє спущау́ очу з Иуеґо, одкривая̌ц в тих пару міґавках о Фременах</text:p>
      <text:p text:style-name="P4">визієрая̌ца̌ зе су́у̊в поте̌ґе̌, кту̊ра пр̌икуу́а цау́а̌ ȷ̈ґо уваґе̌. Цу̊ж за союшніци до позисканія!</text:p>
      <text:p text:style-name="P4">- А червіє? - запитау́.</text:p>
      <text:p text:style-name="P4">- Цо?</text:p>
      <text:p text:style-name="P4">- Цгчіяу́бим довієд̌ієч с̌іє̌ чеґос̌ віє̌цеј о червіях пустині.</text:p>
      <text:p text:style-name="P4">- Аааах, нієва̌тпљівіє. Мам кс̌іє̌ґофіљм з мау́им особніќм, заљедвіє сто д̌ієс̌іє̌ч метру̊в</text:p>
      <text:p text:style-name="P4">ду́уґощі і двад̌ієщіа два метри с̌редніци. Сфіљмовано ґо в пу̊у́ноцних шерокощіах</text:p>
      <text:p text:style-name="P4">ґеоґрафічних. Віяриґодні с̌віядковіє доноша̌ о червіях ду́уґощі понад чтеристу метру̊в,</text:p>
      <text:p text:style-name="P4">а са̌ поводи, би вієр̌ич в істнієніє ȷ̈ще віє̌кших.</text:p>
      <text:p text:style-name="P4">Пауљ зеркна̌у́ на розу́ожона̌ на стоље мапе̌ пу̊у́ноцних шерокощі Арракіс в р̌учіє стожковим.</text:p>
      <text:p text:style-name="P4">- Пас пустині і поу́удніёве реґіёни подбієґунове зазначоно яко безљудне. Червіє?</text:p>
      <text:p text:style-name="P4">- І самуми.</text:p>
      <text:p text:style-name="P4">- Љеч кажде мієјше можна пр̌истосовач дља људ̌і.</text:p>
      <text:p text:style-name="P4"><text:soft-page-break/>- Ј̈с̌љі то економічніє виконаљне - повієд̌іяу́ Иуег. - Арракіс ма мну̊ство коштовних</text:p>
      <text:p text:style-name="P4">заґрожењ.</text:p>
      <text:p text:style-name="P4">Пр̌иґу́ад̌іу́ обвісу́е ва̌си.</text:p>
      <text:p text:style-name="P4">- Зараз ту бе̌д̌іє тву̊ј ојчієц. Нім одејде̌, хце̌ чі дач упомінек, цос̌, на цо наткна̌у́ем с̌іє̌</text:p>
      <text:p text:style-name="P2">пр̌и пакованію.</text:p>
      <text:p text:style-name="P4">Поу́ожиу́ на стоље чарни простока̌т ніє віє̌кши од коніюшка кчіюка Пауља. Пауљ спојр̌ау́ на</text:p>
      <text:p text:style-name="P4">пр̌едміёт. Відза̌ц, же ху́опієц по нієґо ніє с̌іє̌ґа, Иуег помис̌љау́: якіж он острожни.</text:p>
      <text:p text:style-name="P4">- То бардзо стара Бібљія Протестанцко-Катољіцка, спор̌а̌дзона дља подру̊жуя̌цих в космос̌іє.</text:p>
      <text:p text:style-name="P4">Жаден кс̌іє̌ґофіљм; правд̌іви друк, на папієр̌е ву́у̊ќнним. Ма ву́асни повіє̌кшаљнік</text:p>
      <text:p text:style-name="P4">і інстаљацȷ́ у́адунку ељектростатичнеґо. - Взія̌у́ Бібљіє̌ до ре̌кі: задемонстровау́. - У́адунек</text:p>
      <text:p text:style-name="P4">утр̌имуȷ̈ кс̌ія̌жке̌ в позицї замкніє̌теј, пр̌ечівд̌іяу́ая̌ц спре̌жиніє розвієрача оку́адек.</text:p>
      <text:p text:style-name="P4">Начіскаш краве̌д̌ь - о, так - і вибране пр̌ез чієбіє строніце одпихая̌ц с̌іє̌ взаȷ̈мніє отвієрая̌</text:p>
      <text:p text:style-name="P4">кс̌ія̌жке̌.</text:p>
      <text:p text:style-name="P4">- Яќ то маљењќ.</text:p>
      <text:p text:style-name="P4"><text:soft-page-break/>- Аље ма тис̌ія̌ц ос̌іємсет строн. Пр̌и читанію начіскаш краве̌д̌ь - так і так - і у́адунек</text:p>
      <text:p text:style-name="P4">пр̌еход̌і до пр̌оду, строна по строніє. Ніґди ніє дотикај паљцамі самих строніц. Спљот</text:p>
      <text:p text:style-name="P4">ву́у̊ќн ȷ̈ст збит дељікатни.</text:p>
      <text:p text:style-name="P4">Замкна̌у́ кс̌ія̌жечке̌, вре̌чиу́ я̌ Пауљові.</text:p>
      <text:p text:style-name="P4">- Спру̊буј.</text:p>
      <text:p text:style-name="P4">Пр̌иґља̌дая̌ц с̌іє̌, як Пауљ маніпуљуȷ̈ реґуљаця̌ строніц, Иуег помис̌љау́: робіє̌ то дља спокою</text:p>
      <text:p text:style-name="P4">ву́аснеґо сумієнія. Даруȷ́ му рељіґіјне мораторіюм, занім ґо здрадзе̌. Жебим му̊ґу́ собіє</text:p>
      <text:p text:style-name="P4">повієд̌ієч, же он одшеду́ там, дока̌д я пу̊јщ ніє моґе̌.</text:p>
      <text:p text:style-name="P4">- Мус̌іяно я̌ зробіч ȷ̈ще пр̌ед кс̌іє̌ґофіљмамі - повієд̌іяу́ Пауљ.</text:p>
      <text:p text:style-name="P4">- Ма своȷ̈ љата. Нієх то позостаніє наша̌ таȷ̈мніца̌, цо? Твоі род̌іце моґљіби уважач, же</text:p>
      <text:p text:style-name="P4">ȷ̈ст збит дроґоценна дља коґос̌ так му́одеґо.</text:p>
      <text:p text:style-name="P4">І Иуег помис̌љау́: ȷ̈ґо матка нієва̌тпљівіє застановіу́аби с̌іє̌ над моімі мотивамі.</text:p>
      <text:p text:style-name="P4">- Цу̊ж... - Пауљ замкна̌у́ кс̌ія̌жке̌, тр̌имая̌ц я̌ в ду́оні. - Ј̈жељі ȷ̈ст так ценна...</text:p>
      <text:p text:style-name="P4">- Потрактуј то яко каприс стареґо чу́овієка - повієд̌іяу́ Иуег. - Дано мі <text:soft-page-break/>я̌, ќди биу́ем</text:p>
      <text:p text:style-name="P4">бардзо му́оди. - Муше̌ зу́овіч ґо зару̊вно на духа, як і на заху́аннощ - помис̌љау́.</text:p>
      <text:p text:style-name="P4">- Отву̊р̌ я̌ на чтериста шещд̌ієс̌ія̌теј с̌іу̊дмеј строніє Каљіми, на су́овах: „З води</text:p>
      <text:p text:style-name="P4">повстаȷ̈ вшељќ жичіє”. Мієјше ȷ̈ст зазначоне љекка̌ риса̌ на краве̌д̌і оку́адкі.</text:p>
      <text:p text:style-name="P4">Пауљ помацау́ оку́адке̌ викривая̌ц двіє риси, в тим ȷ̈дна̌ пу́итша̌. Начісна̌у́ я̌ і кс̌ія̌жечка</text:p>
      <text:p text:style-name="P4">отвор̌иу́а му с̌іє̌ в ду́оні, повіє̌кшаљнік наȷ̈хау́ на своȷ̈ мієјше.</text:p>
      <text:p text:style-name="P4">- Пр̌ечитај на ґу́ос - повієд̌іяу́ Иуег.</text:p>
      <text:p text:style-name="P4">Пауљ звіљжиу́ варґі і зача̌у́ читач:</text:p>
      <text:p text:style-name="P4">- „Застану̊вчіє с̌іє̌ над фактем, же ґу́ухи ніє су́иши. А затем якаж то ґу́ухота ȷ̈ст уд̌іяу́ем</text:p>
      <text:p text:style-name="P4">нас вшисткіх? Якіх бракуȷ̈ нам змису́у̊в, же ніє від̌іми і ніє су́ишими іннеґо с̌віята,</text:p>
      <text:p text:style-name="P4">кту̊ри нас отача. Цу̊ж ȷ̈ст таќґо воку̊у́ нас, же ніє...”</text:p>
      <text:p text:style-name="P4">- Заміљч! - вихарчау́ Иуег.</text:p>
      <text:p text:style-name="P4">Пауљ пр̌ервау́ впатруя̌ц с̌іє̌ в нієґо зе здумієнієм. Иуег замкна̌у́ повієкі старая̌ц с̌іє̌</text:p>
      <text:p text:style-name="P2">одзискач панованіє над соба̌. - Якіж зу́и дух розхиљіу́ кс̌ія̌жке̌ на уљубіёним версечіє моȷ̈ј</text:p>
      <text:p text:style-name="P4">Ванни? - Отвор̌иу́ очи і напоткау́ <text:soft-page-break/>вљепіёне в с̌ієбіє спојр̌еніє Пауља.</text:p>
      <text:p text:style-name="P4">- Пр̌епрашам - повієд̌іяу́. - То биу́ уљубіёни версет... моȷ̈ј... змару́еј жони. Цгчіяу́ем,</text:p>
      <text:p text:style-name="P4">жебис̌ пр̌ечитау́ зупеу́ніє інни. Тен буд̌і... бољесне вспомнієнія.</text:p>
      <text:p text:style-name="P4">- Са̌ двіє риси - повієд̌іяу́ Пауљ.</text:p>
      <text:p text:style-name="P4">Натураљніє - помис̌љау́ Иуег. - Ванна зазначиу́а сву̊ј уљубіёни пассус. Ј̈ґо паљце са̌</text:p>
      <text:p text:style-name="P4">вражљівше од моіх і однаљазу́и ȷ̈ј знакі. С̌љепи пр̌ипадек, ніц віє̌цеј.</text:p>
      <text:p text:style-name="P4">- Можљіве, же кс̌ія̌жка чіє̌ заінтересуȷ̈ - повієд̌іяу́. - Ј̈ст в нієј споро гісторичнеј правди,</text:p>
      <text:p text:style-name="P4">як ру̊внієж здровеј етикі фіљозофічнеј.</text:p>
      <text:p text:style-name="P4">Пауљ попатр̌иу́ з ґу̊ри на кс̌ія̌жечке̌ - цо за маљењство. А ȷ̈днак мієщіу́а в собіє</text:p>
      <text:p text:style-name="P4">таȷ̈мніце̌...- цос̌ с̌іє̌ стау́о, ќди з нієј читау́. Почуу́, як цос̌ тарґне̌у́о ȷ̈ґо страшним</text:p>
      <text:p text:style-name="P4">пр̌езначенієм.</text:p>
      <text:p text:style-name="P4">- Љада хвіља пр̌ијд̌іє ту тву̊ј ојчієц - повієд̌іяу́ Иуег. - Оду́у̊ж Бібљіє̌, с̌іє̌ґај по нія̌</text:p>
      <text:p text:style-name="P4">в вољнеј хвіљі.</text:p>
      <text:p text:style-name="P4">Пауљ доткна̌у́ краве̌д̌і оку́адек так, як показивау́ му Иуег. Кс̌ія̌жка замкне̌у́а с̌іє̌. Всуна̌у́</text:p>
      <text:p text:style-name="P4">я̌ под бљузе̌. По тим, як Иуег на нієґо рикна̌у́, обавіяу́ с̌іє̌ пр̌ез <text:soft-page-break/>момент, же доктор зажа̌да</text:p>
      <text:p text:style-name="P4">одданія кс̌ія̌жкі.</text:p>
      <text:p text:style-name="P4">- Д̌іє̌куȷ́ чі за тву̊ј дар, доктор̌е Иуег - повієд̌іяу́ офіцяљним тонем. - Бе̌д̌іє он наша̌</text:p>
      <text:p text:style-name="P4">таȷ̈мніца̌. Ј̈жељі ȷ̈ст цос̌, чеґо праґнієш оде мніє, якіс̌ подарунек чи пр̌ису́уґа, проше̌, ніє</text:p>
      <text:p text:style-name="P4">вагај с̌іє̌ теґо вимієніч.</text:p>
      <text:p text:style-name="P4">- Я... ніє потр̌ебуȷ́ нічеґо - одпару́ Иуег. По цо ту стоȷ́ зне̌цая̌ц с̌іє̌ над самим соба̌? мис̌љау́. І тортуруя̌ц теґо нієще̌снеґо ху́опца... хочіяж он ȷ̈ще о нічим ніє віє. Ооох!</text:p>
      <text:p text:style-name="P2">Пр̌екље̌те гарконнењсќ бестіє! Дљачеґо ву́ас̌ніє мніє вибрау́и на свеґо зу́еґо духа?</text:p>
      <text:p text:style-name="P4">6</text:p>
      <text:p text:style-name="P4">Як подејщ до студіу̊в над ојцем Муад’Діба? Чу́овієќм надзвичајнеј</text:p>
      <text:p text:style-name="P4">сердечнощі, а заразем заскакуя̌цо озіє̌бу́им биу́ кс̌ія̌же̌ Љето Атрида. Ј̈днакже</text:p>
      <text:p text:style-name="P4">вієље факту̊в отвієра дроґе̌ до теґо кс̌іє̌чія: безґранічна міу́ощ до ȷ̈ґо пані</text:p>
      <text:p text:style-name="P4">Бене Ґессеріт; мар̌енія, яќ роіу́ в імієнію свеґо сина: одданіє, з якім</text:p>
      <text:p text:style-name="P4">су́ужиљі му људ̌іє. Ото он - ме̌жчизна ус̌ідљони пр̌ез љос, самотна постач, кту̊реј</text:p>
      <text:p text:style-name="P4">бљаск пр̌иґасу́, пр̌есу́оніє̌ти хвау́а̌ сина. Атољі тр̌еба поставіч питаніє:</text:p>
      <text:p text:style-name="P4"><text:soft-page-break/>Чимже ȷ̈ст син, як ніє пр̌еду́уженієм ојца?</text:p>
      <text:p text:style-name="P4">з „Муад’Діб, уваґі о род̌ініє” піу̊ра кс̌іє̌жнічкі Іруљан</text:p>
      <text:p text:style-name="P4">Пауљ с̌љед̌іу́ вкроченіє ојца до саљі тренінґовеј, патр̌иу́, як страж пр̌ибочна розставія с̌іє̌</text:p>
      <text:p text:style-name="P4">за др̌віямі. Ј̈ден з људ̌і замкна̌у́ др̌ві.</text:p>
      <text:p text:style-name="P4">Пауљ як завше вичувау́ в ојцу квінтесенцȷ́ обецнощі, коґос̌ цау́ковічіє обецнеґо ту,</text:p>
      <text:p text:style-name="P4">ґд̌іє ȷ̈ст. Кс̌ія̌же̌ биу́ високі, цере̌ міяу́ ољівкова̌. Острощ рису̊в ȷ̈ґо почія̌ґу́еј твар̌и у́аґод̌іу́и</text:p>
      <text:p text:style-name="P4">ȷ̈диніє чіємношаре очи. Нос̌іу́ чарни пољови мундур з червоним ястр̌е̌бієм гербовим на</text:p>
      <text:p text:style-name="P4">пієрс̌і. Ј̈ґо ва̌ска̌ таљіє̌ опінау́ посребр̌ани пас тарчи, покрити патина̌ од че̌стеґо уживанія.</text:p>
      <text:p text:style-name="P4">- Бардзо ȷ̈стес̌ заȷ́ти, сину?</text:p>
      <text:p text:style-name="P4">Дошеду́ши до стоу́у в кштау́чіє Љ р̌учіу́ оќм на розу́ожоне там папієри, оміу̊ту́ поку̊ј</text:p>
      <text:p text:style-name="P4">спојр̌енієм і затр̌имау́ ȷ̈ на Пауљу. Биу́ зме̌чони, вичерпани чія̌ґу́им укриванієм теґо</text:p>
      <text:p text:style-name="P4">зме̌ченія. Муше̌ викор̌истач кажда̌ оказȷ́, би одпоча̌ч в час̌іє подру̊жи на Арракіс помис̌љау́. - Там ніє бе̌д̌іє юж таќј оказї.</text:p>
      <text:p text:style-name="P4">- Ніє бардзо - повієд̌іяу́ Пауљ. - <text:soft-page-break/>Вшистко ȷ̈ст таќ... - взрушиу́ раміёнамі.</text:p>
      <text:p text:style-name="P4">- Так. Віє̌ц ютро одљатуȷ̈ми. Добр̌е бе̌д̌іє ур̌а̌д̌іч с̌іє̌ юж в новим дому і зоставіч за</text:p>
      <text:p text:style-name="P4">соба̌ цау́и тен крам.</text:p>
      <text:p text:style-name="P4">Пауљ ківна̌у́ ґу́ова̌, знієнацка пр̌иту́очони вспомнієнієм су́у̊в Маткі Вієљебнеј: „...дља</text:p>
      <text:p text:style-name="P4">ојца - ніц”.</text:p>
      <text:p text:style-name="P4">- Ојче - повієд̌іяу́ - чи Арракіс ȷ̈ст так ґроз́на, як вшиши му̊вія̌?</text:p>
      <text:p text:style-name="P4">Кс̌ія̌же̌ змус̌іу́ с̌іє̌ до нієдбау́еґо ґесту, пр̌ис̌іяду́ на скраю стоу́у, ус̌мієхна̌у́ с̌іє̌. В ȷ̈ґо</text:p>
      <text:p text:style-name="P4">умис̌ље повстау́ ґотови шгемат розмови - цос̌, цо моґу́оби посу́ужич заґр̌анію људ̌і пр̌ед</text:p>
      <text:p text:style-name="P4">бітва̌. Шгемат замару́, нім зостау́ убрани в су́ова, под впу́ивем мис̌љі: то ȷ̈ст му̊ј син.</text:p>
      <text:p text:style-name="P4">- Ј̈ст ґроз́на - пр̌изнау́.</text:p>
      <text:p text:style-name="P4">- Гават му̊ві, же мами пљани вобец Фремену̊в - повієд̌іяу́ Пауљ. Дљачеґо ніє повту̊р̌е̌</text:p>
      <text:p text:style-name="P4">му, цо му̊віу́а стара? - ніє му̊ґу́ поя̌ч. - В які спосу̊б замкне̌у́а мі уста?</text:p>
      <text:p text:style-name="P4">Кс̌ія̌же̌ зауважиу́ пр̌иґне̌бієніє сина і повієд̌іяу́:</text:p>
      <text:p text:style-name="P2">- Гават як звикље від̌і тиљко ґу́у̊вна̌ шансе̌. А то ніє вшистко. Я відзе̌ ру̊внієж</text:p>
      <text:p text:style-name="P4">Консорцюм Гоннете Обер Адванцер <text:soft-page-break/>Мерцантіљес - компаніє̌ КГОАМ. Дая̌ц мі Арракіс Ј̈ґо</text:p>
      <text:p text:style-name="P4">Високощ ȷ̈ст змушони дач нам мандат до зар̌а̌ду КГОАМ... кор̌ищ ніє без значенія.</text:p>
      <text:p text:style-name="P4">- КГОАМ контрољуȷ̈ пр̌иправе̌ - повієд̌іяу́ Пауљ.</text:p>
      <text:p text:style-name="P4">- Зас̌ Арракіс з ȷ̈ј пр̌иправа̌ ȷ̈ст наша̌ брама̌ до КГОАМ - му̊віу́ даљеј кс̌ія̌же̌. - КГОАМ</text:p>
      <text:p text:style-name="P4">то цос̌ віє̌цеј ніж мељанж.</text:p>
      <text:p text:style-name="P4">- Чи остр̌еґау́а чіє̌ Матка Вієљебна? - ніє витр̌имау́ Пауљ. Зачісна̌у́ с̌љісќ од поту ду́оніє</text:p>
      <text:p text:style-name="P4">в піє̌щі. Од вис̌іу́ку, яќґо потр̌ебовау́, би задач то питаніє.</text:p>
      <text:p text:style-name="P4">- Гават оповіядау́, же настрашиу́а чіє̌ остр̌еґая̌ц пр̌ед Арракіс - р̌еку́ кс̌ія̌же̌. - Ніє позву̊љ,</text:p>
      <text:p text:style-name="P4">би кобієце ље̌кі зама̌чіу́и чі в ґу́овіє. Ніє ма кобієти, кту̊ра би хчіяу́а наражіч на</text:p>
      <text:p text:style-name="P4">нієбезпієчењство своіх бљіскіх. А в тих пр̌естроґах відзе̌ ду́оњ твеј маткі. Потрактуј ȷ̈</text:p>
      <text:p text:style-name="P4">яко пр̌еяв ȷ̈ј міу́ощі до нас.</text:p>
      <text:p text:style-name="P4">- Чи она віє о Фременах?</text:p>
      <text:p text:style-name="P4">- Так, і о вієљу інних справах.</text:p>
      <text:p text:style-name="P4">- О чим ȷ̈ще?</text:p>
      <text:p text:style-name="P4">Правда моґу́аби оказач с̌іє̌ ґорша, ніж он собіє виобража - помис̌љау́ кс̌ія̌же̌ - аље навет</text:p>
      <text:p text:style-name="P4">ґроз́не факти са̌ ценне дља коґос̌, <text:soft-page-break/>коґо научоно собіє з німі рад̌іч. І то ȷ̈ст ву́ас̌ніє та</text:p>
      <text:p text:style-name="P4">д̌ієд̌іна, в кту̊реј нічеґо ніє още̌дзоно мему синові: як рад̌іч собіє з нієбезпієчнимі</text:p>
      <text:p text:style-name="P4">фактамі. Тр̌еба то ȷ̈днак зу́аґод̌іч, ȷ̈ст му́оди.</text:p>
      <text:p text:style-name="P4">- Нієвієље продукту̊в омія КГОАМ - повієд̌іяу́. - Ду́ужица, осу́и, коніє, крови, тарчіца,</text:p>
      <text:p text:style-name="P4">оборнік, рекіни, ску̊ри вієљорибіє - најпоспољітше і најбард̌ієј еґзотичне... навет наш скромни</text:p>
      <text:p text:style-name="P4">риж пунді з Каљадану. Ґіљдія пр̌евієзіє як љечі д̌ієу́а штукі з Еказ, машини з Ріхессе і з Іx.</text:p>
      <text:p text:style-name="P4">Вшистко зас̌ бљедніє пр̌и мељанжу. За ґарщ пр̌иправи купіш дом на Тупіље. Ј̈ј с̌іє̌ ніє да</text:p>
      <text:p text:style-name="P4">випродуковач, я̌ с̌іє̌ мус̌і видобивач на Арракіс. Ј̈ст унікаљна і ма аутентичне ву́ащівощі</text:p>
      <text:p text:style-name="P4">љеку ґеріятричнеґо.</text:p>
      <text:p text:style-name="P4">- І тераз ми нія̌ диспонуȷ̈ми?</text:p>
      <text:p text:style-name="P4">- До певнеґо стопнія. Љеч важне ȷ̈ст, би брач под уваґе̌ вшистќ роди заљежне од</text:p>
      <text:p text:style-name="P4">доходу̊в КГОАМ. Ніє запомінај о астрономічнеј скаљі тих зиску̊в пу́ина̌цих з оброту</text:p>
      <text:p text:style-name="P4">тиљко ȷ̈дним товарем - пр̌иправа̌. Виобраз́ собіє, цо би с̌іє̌ стау́о, ґдиби з яќґос̌ поводу</text:p>
      <text:p text:style-name="P4"><text:soft-page-break/>спаду́о видобичіє пр̌иправи.</text:p>
      <text:p text:style-name="P4">- Ктокољвієк зґромад̌іу́ запаси мељанжу, биу́би виґрани. Вшиши інні позостая̌ на љод̌іє.</text:p>
      <text:p text:style-name="P4">Кс̌ія̌же̌ позвољіу́ собіє на момент понуреј сатисфакцї споґља̌дая̌ц на сина - доценіяу́</text:p>
      <text:p text:style-name="P4">пр̌енікљівощ і наукова̌ р̌етељнощ ȷ̈ґо спостр̌еженія. Потвієрд̌іу́ скінієнієм ґу́ови.</text:p>
      <text:p text:style-name="P4">- Гарконненовіє ґромадза̌ запаси од понад двуд̌ієсту љат.</text:p>
      <text:p text:style-name="P4">- Цгод̌і ім о змнієјшеніє видобичія пр̌иправи і зр̌уценіє віни на чієбіє.</text:p>
      <text:p text:style-name="P4">- Цгца̌, аби іміє̌ Атриду̊в стау́о с̌іє̌ нієпопуљарне - повієд̌іяу́ кс̌ія̌же̌. - Помис̌љ о родах</text:p>
      <text:p text:style-name="P2">Љандсрааду, кту̊ре мніє в певнеј мієр̌е уважая̌ за свеґо пр̌иву̊дце̌, нієофіцяљнеґо</text:p>
      <text:p text:style-name="P4">р̌ечніка. Помис̌љ, як би оне зареаґовау́и, ґдиби с̌іє̌ оказау́о, же ȷ̈стем одповієд̌іяљни за</text:p>
      <text:p text:style-name="P4">поважни спадек іх доходу̊в. Остатечніє бљіжша кошуља чіяу́у і до діябу́а з Вієљка̌</text:p>
      <text:p text:style-name="P4">Конвенця̌! Ніє позвољіми, би ктос̌ нас рујновау́! - Нієпр̌иȷ̈мни ус̌мієх викр̌ивіу́ варґі</text:p>
      <text:p text:style-name="P4">кс̌іє̌чія. - Одвру̊чіљіби с̌іє̌ тиу́ем без взґље̌ду на то, як би мніє викањчано.</text:p>
      <text:p text:style-name="P4">- Навет ґдиби заатаковано нас <text:soft-page-break/>бронія̌ я̌дрова̌?</text:p>
      <text:p text:style-name="P4">- По цо аж такі скандаљ. По цу̊ж отварчіє ґвау́чіч Конвенцȷ́. Љеч поза тим правіє</text:p>
      <text:p text:style-name="P4">вшистќ хвити дозвољоне... може навет пиу́ радіёактивни і љекќ затручіє ґљеби.</text:p>
      <text:p text:style-name="P4">- Віє̌ц дљачеґо с̌іє̌ в то пакуȷ̈ми?</text:p>
      <text:p text:style-name="P4">- Пауљ! - кс̌ія̌же̌ з дезапробата̌ спојр̌ау́ на сина.- Пієрвши крок до омініє̌чія пуу́апкі то</text:p>
      <text:p text:style-name="P4">ус̌віядоміч собіє, ґд̌іє она ȷ̈ст. То пр̌ипоміна поȷ̈динек, сину, тиљко на віє̌кша̌ скаље̌: фінта</text:p>
      <text:p text:style-name="P4">вевна̌тр̌ фінти в фінчіє... позорніє без коњца. Тр̌еба то розвіку́ач. Вієдза̌ц, же Гарконненовіє</text:p>
      <text:p text:style-name="P4">ґромадза̌ запаси мељанжу, ставіями кољејне питаніє: кто ȷ̈ще то робі? Одповієд̌ь даȷ̈ љісте̌</text:p>
      <text:p text:style-name="P4">наших вроґу̊в.</text:p>
      <text:p text:style-name="P4">- Кто?</text:p>
      <text:p text:style-name="P4">- О нієкту̊рих родах вієми, же са̌ нам нієпр̌иязне, нієкту̊ре уважами за пр̌иязне. Ніє</text:p>
      <text:p text:style-name="P4">мус̌іми брач іх под уваґе̌ в теј хвіљі, понієваж ȷ̈ст ктос̌ інни нієпору̊внаніє важнієјши:</text:p>
      <text:p text:style-name="P4">наш укохани Падишах Імператор.</text:p>
      <text:p text:style-name="P4">Пауљ пру̊бовау́ пр̌еу́кна̌ч наґу́а̌ сухощ в устах.</text:p>
      <text:p text:style-name="P4">- Ніє му̊ґу́бис̌ звоу́ач Љандсрааду, уявніч...</text:p>
      <text:p text:style-name="P4"><text:soft-page-break/>- Уявніч своȷ̈му пр̌ечівнікові, же вієми, в кту̊реј ре̌це ма ну̊ж? Аљеж, Пауљ, тераз, ми</text:p>
      <text:p text:style-name="P4">тен ну̊ж від̌іми. Кто віє, ґд̌іє може насте̌пніє зостач пр̌ер̌уцони? Пр̌едку́адая̌ц то</text:p>
      <text:p text:style-name="P4">Љандсраадові вивоу́ами ȷ̈дно вієљќ замієшаніє. Імператор запр̌ечи. Кту̊ж би му задау́</text:p>
      <text:p text:style-name="P4">ку́ам? Зискаљібис̌ми ȷ̈диніє трохе̌ часу ризикуя̌ц хаос. А ска̌д би вишеду́ насте̌пни атак?</text:p>
      <text:p text:style-name="P4">- Вшистќ роди моґу́иби зача̌ч ґромад̌іч запаси пр̌иправи.</text:p>
      <text:p text:style-name="P4">- Пр̌ечівніци вчес̌нієј вистартоваљі, мая̌ за дужа̌ пр̌еваґе̌, би іх пр̌ещіґна̌ч.</text:p>
      <text:p text:style-name="P4">- Імператор - повієд̌іяу́ Пауљ. - То значи сардаукар̌и.</text:p>
      <text:p text:style-name="P4">- Пр̌ебрані в мундури Гарконнену̊в, р̌еч ясна - додау́ кс̌ія̌же̌. - Аље фанатичні жоу́нієр̌е</text:p>
      <text:p text:style-name="P4">тим ніємнієј.</text:p>
      <text:p text:style-name="P4">- Цо моґа̌ нам пому̊ц Фремені пр̌ечівко сардаукаром?</text:p>
      <text:p text:style-name="P4">- Гават му̊віу́ чі о Саљуса Сецундус?</text:p>
      <text:p text:style-name="P4">- Віє̌зієннеј пљанечіє Імператора? Ніє.</text:p>
      <text:p text:style-name="P4">- А ȷ̈жељі ȷ̈ст она чимс̌ віє̌цеј ніж віє̌зієнієм Імператора, Пауљ? Істнієȷ̈ таќ ніґди ніє</text:p>
      <text:p text:style-name="P4">поставіёне ґу́ос̌но питаніє дотича̌це Корпусу Імперіяљнеґо <text:soft-page-break/>Сардаукару̊в: ска̌д оні с̌іє̌ біёра̌?</text:p>
      <text:p text:style-name="P4">- З віє̌зієннеј пљанети?</text:p>
      <text:p text:style-name="P4">- Ска̌дс̌ походза̌.</text:p>
      <text:p text:style-name="P2">- А ове пос̌іу́кове зачія̌ґі вимаґане пр̌ез Імператора од...</text:p>
      <text:p text:style-name="P4">- В то ву́ас̌ніє мами вієр̌ич, же сардаукар̌и са̌ по просту рекрутамі Імператора, од</text:p>
      <text:p text:style-name="P4">му́одих љат шкољонимі до перфекцї. Су́иши с̌іє̌ спорадичне пљоткі о шкољеніёвих кадрах</text:p>
      <text:p text:style-name="P4">Імператора, љеч ру̊вноваґа нашеј цивіљізацї с̌іє̌ ніє змієнія: по ȷ̈днеј строніє с̌іу́и міљітарне</text:p>
      <text:p text:style-name="P4">вижших роду̊в Љандсрааду, сардаукар̌и і іх пос̌іу́кове зачія̌ґі по друґієј. І іх пос̌іу́кове</text:p>
      <text:p text:style-name="P4">зачія̌ґі, Пауљ. Сардаукар̌и са̌ сардаукарамі.</text:p>
      <text:p text:style-name="P4">- Аље вшистќ донієс̌ієнія о Саљуса Сецундус му̊вія̌, же пљанета ȷ̈ст пієку́ем!</text:p>
      <text:p text:style-name="P4">- Нієва̌тпљівіє ȷ̈ст. Љеч ґдибис̌ замієр̌ау́ виховач људ̌і твардих, моцних, зачієку́их,</text:p>
      <text:p text:style-name="P4">то яќ варункі с̌родовіска натураљнеґо бис̌ ім створ̌иу́?</text:p>
      <text:p text:style-name="P4">- Як можна зискач љояљнощ такіх људ̌і?</text:p>
      <text:p text:style-name="P4">- Са̌ на то випру̊боване способи: виґриваніє іх очивістеј с̌віядомощі, же са̌ љепс̌і,</text:p>
      <text:p text:style-name="P4">містицизм тајнеґо пр̌имієр̌а, дух <text:soft-page-break/>вспу̊љніє д̌ієљонеј нієдољі. То с̌іє̌ да зробіч. То с̌іє̌ дау́о</text:p>
      <text:p text:style-name="P4">зробіч на вієљу пљанетах в вієљу окресах.</text:p>
      <text:p text:style-name="P4">Пауљ пр̌итакна̌у́ рухем ґу́ови, ані на момент ніє одривая̌ц взроку од твар̌и ојца. Чуу́,</text:p>
      <text:p text:style-name="P4">же занос̌і с̌іє̌ на яка̌с̌ ревељацȷ́.</text:p>
      <text:p text:style-name="P4">- Вез́ми Арракіс - му̊віу́ кс̌ія̌же̌ - ȷ̈с̌љі вијщ поза міяста і осади ґарнізонове, ȷ̈ст она ніє</text:p>
      <text:p text:style-name="P4">мнієј страшним мієјшем од Саљуса Сецундус.</text:p>
      <text:p text:style-name="P4">Пауљові розшер̌иу́и с̌іє̌ з́реніце.</text:p>
      <text:p text:style-name="P4">- Фремені!</text:p>
      <text:p text:style-name="P4">- Мами там потенцяљни корпус ру̊вніє с̌іљни і страшљіви як сардаукар̌и. Тр̌еба бе̌д̌іє</text:p>
      <text:p text:style-name="P4">чієрпљівощі, би іх потаȷ̈мніє викор̌истач ораз мая̌тку на одповієдніє іх випосаженіє. Аље</text:p>
      <text:p text:style-name="P4">Фремені там са̌ і ȷ̈ст там пр̌иправове боґацтво. Розумієш тераз, дљачеґо пакуȷ̈ми с̌іє̌</text:p>
      <text:p text:style-name="P4">в Арракіс вієдза̌ц, же ȷ̈ст она пуу́апка̌?</text:p>
      <text:p text:style-name="P4">- Чи Гарконненовіє ніє вієдза̌ о Фременах?</text:p>
      <text:p text:style-name="P4">- Гарконненовіє наіґраваљі с̌іє̌ з Фремену̊в, пољоваљі на ніх дља спорту, ніґди ніє задая̌ц</text:p>
      <text:p text:style-name="P4">собіє труду, би іх хочіяжби пољічич. Знами пољітике̌ Гарконнену̊в вобец <text:soft-page-break/>људнощі пљанет: як</text:p>
      <text:p text:style-name="P4">најмнієј у́ожич на ȷ̈ј утр̌иманіє.</text:p>
      <text:p text:style-name="P4">Метаљічне ніткі в ґодље ястр̌е̌бія на пієрс̌і ојца Пауља заљс̌ніу́и, ќди кс̌ія̌же̌ змієніяу́</text:p>
      <text:p text:style-name="P4">позицȷ́.</text:p>
      <text:p text:style-name="P4">- Тераз розумієш?</text:p>
      <text:p text:style-name="P4">- Обецніє провад̌іми неґоцяцȷ̈ з Фременамі - повієд̌іяу́ Пауљ.</text:p>
      <text:p text:style-name="P4">- Вису́ау́ем місȷ́ под дову̊дзтвем Дунцана Ідаго - потвієрд̌іу́ кс̌ія̌же̌. - Думни</text:p>
      <text:p text:style-name="P4">і безвзґље̌дни чу́овієк тен Дунцан, аље розміу́овани в правд̌іє. Мис̌ље̌, же Фремені бе̌да̌ ґо</text:p>
      <text:p text:style-name="P4">под̌івіяч. Пр̌и одробініє ще̌щіа може і нас оса̌дза̌ веду́уґ нієґо: Дунцан без скази.</text:p>
      <text:p text:style-name="P4">- Дунцан без скази - повту̊р̌иу́ Пауљ - і Ґурнеи ваљечни.</text:p>
      <text:p text:style-name="P4">- Трафніє іх називаш - повієд̌іяу́ кс̌ія̌же̌. Зас̌ Пауљ помис̌љау́: Ґурнеи ȷ̈ст ȷ̈дним з тих,</text:p>
      <text:p text:style-name="P2">кту̊рих міяу́а на мис̌љі Матка Вієљебна, му̊вія̌ц о „ваљечнощі д̌ієљних”, он ȷ̈ст оброњца̌</text:p>
      <text:p text:style-name="P4">с̌віяту̊в.</text:p>
      <text:p text:style-name="P4">- Ґурнеи му̊віу́, же биу́ес̌ д̌іс̌іяј добри в фехтунку - р̌еку́ кс̌ія̌же̌.</text:p>
      <text:p text:style-name="P4">- Мніє повієд̌іяу́ цо іннеґо.</text:p>
      <text:p text:style-name="P4">Кс̌ія̌же̌ розес̌міяу́ с̌іє̌ на цау́е ґарду́о.</text:p>
      <text:p text:style-name="P4">- Домис̌љам с̌іє̌, же Ґурнеи ȷ̈ст <text:soft-page-break/>ска̌пи в похвау́ах. Му̊ві, же пос̌іядаш фінезијне</text:p>
      <text:p text:style-name="P4">вичучіє ру̊жніци - то ȷ̈ґо ву́асне су́ова - поміє̌дзи остр̌ем а штихем.</text:p>
      <text:p text:style-name="P4">- Ґурнеи уважа, же ніє ма артизму в забічію штихем, же наљежи то зробіч остр̌ем кљінґі.</text:p>
      <text:p text:style-name="P4">- Ґурнеи ȷ̈ст романтиќм - мрукна̌у́ кс̌ія̌же̌. То ґаданіє сина о забіянію наґље ґо</text:p>
      <text:p text:style-name="P4">зденервовау́о. - Вољау́бим, жебис̌ ніґди ніє мус̌іяу́ забіяч... аље ґди заістнієȷ̈ потр̌еба, зру̊б то,</text:p>
      <text:p text:style-name="P4">як с̌іє̌ да - штихем чи остр̌ем, вшистко ȷ̈дно.</text:p>
      <text:p text:style-name="P4">Попатр̌иу́ в ґу̊ре̌ на с̌вієтљік, о кту̊ри дзвоніу́ дещ. Іда̌ц за спојр̌енієм ојца Пауљ</text:p>
      <text:p text:style-name="P4">помис̌љау́ о мокрих нієбіёсах над ґу́ова̌, р̌ечи веду́уґ вшељкіх даних ніґди ніє</text:p>
      <text:p text:style-name="P4">спотиканеј на Арракіс і та рефљекся о нієбіёсах вивіёду́а ґо духем в пр̌естр̌ењ поза німі.</text:p>
      <text:p text:style-name="P4">- Чи статкі Ґіљдії р̌ечивіщіе са̌ оґромне?</text:p>
      <text:p text:style-name="P4">Кс̌ія̌же̌ пр̌ијр̌ау́ с̌іє̌ синові.</text:p>
      <text:p text:style-name="P4">- Пієрвши раз опущіш пљанете̌ - повієд̌іяу́. - Так, са̌ дуже. Пољечіми ґаљеонем, бо дроґа</text:p>
      <text:p text:style-name="P4">даљека. Ґаљеон ȷ̈ст р̌ечивіщіе оґромни. Вшистќ наше фреґати і поязди дадза̌ с̌іє̌ вчісна̌ч</text:p>
      <text:p text:style-name="P4"><text:soft-page-break/>в маљењкі закамарек у́адовні; бе̌д̌ієми заљедвіє дробним подпунктем в маніфещіе статку.</text:p>
      <text:p text:style-name="P4">- І ніє бе̌д̌ієми моґљі опущіч наших фреґат?</text:p>
      <text:p text:style-name="P4">- То вход̌і в цене̌ пу́ацона̌ за ґваранцȷ̈ Ґіљдії. Обок нас моґу́иби љежеч статкі</text:p>
      <text:p text:style-name="P4">Гарконнену̊в і ніц нам би ніє ґрожіу́о з іх строни. Гарконненовіє ніє са̌ таци ґу́упі, би наражач</text:p>
      <text:p text:style-name="P4">своȷ̈ пр̌ивіљеȷ̈ пр̌евозове.</text:p>
      <text:p text:style-name="P4">- Бе̌де̌ обсервовау́ наше екрани і спру̊буȷ́ випатр̌ич Ґіљдіяніна.</text:p>
      <text:p text:style-name="P4">- Ніє випатр̌иш. Ґіљдіяніна ніє від̌ієљі навет ȷ̈ґо ву́ас̌ні аґенчі. Ґіљдія стр̌еже свеґо</text:p>
      <text:p text:style-name="P4">одособнієнія ру̊вніє заздрос̌ніє як монопољу. Ніє ру̊б нічеґо, цо би зашкод̌іу́о нашим</text:p>
      <text:p text:style-name="P4">пр̌ивіљеём пр̌евозовим, Пауљ.</text:p>
      <text:p text:style-name="P4">- Мис̌љіш, же оні ховая̌ с̌іє̌, понієваж уљеґљі мутацї і юж ніє виґља̌дая̌ як људ̌іє?</text:p>
      <text:p text:style-name="P4">- Кто віє? - кс̌ія̌же̌ взрушиу́ раміёнамі. - Теј заґадкі хиба ніє розвія̌жеми. Мами</text:p>
      <text:p text:style-name="P4">бард̌ієј паља̌це пробљеми, вс̌ру̊д ніх чієбіє.</text:p>
      <text:p text:style-name="P4">- Мніє?</text:p>
      <text:p text:style-name="P4">- Матка хчіяу́а, абим то я чі о тим повієд̌іяу́, сину. Від̌іш... ти правдоподобніє</text:p>
      <text:p text:style-name="P4"><text:soft-page-break/>пос̌іядаш здољнощі ментата.</text:p>
      <text:p text:style-name="P4">Пауљ витр̌ещиу́ очи на ојца, ніє моґа̌ц пр̌ез момент видобич ґу́осу.</text:p>
      <text:p text:style-name="P4">- Ментата? Я? Аље я...</text:p>
      <text:p text:style-name="P4">- Гават то потвієрдза, сину. То правда.</text:p>
      <text:p text:style-name="P2">- Аље я са̌д̌іу́ем, же шкољеніє ментата мус̌і с̌іє̌ зачинач в окрес̌іє ніємовље̌цим і ніє</text:p>
      <text:p text:style-name="P4">вољно му о тим повієд̌ієч, ґдиж моґу́оби то повстр̌имач поча̌ткове...</text:p>
      <text:p text:style-name="P4">Урвау́, бо вшистко цо до теј пори пр̌ежиу́, зес̌родковау́о с̌іє̌ в ȷ̈днеј бу́искавічнеј</text:p>
      <text:p text:style-name="P4">каљкуљацї.</text:p>
      <text:p text:style-name="P4">- Так - повієд̌іяу́.</text:p>
      <text:p text:style-name="P4">- Пр̌иход̌і д̌ієњ - р̌еку́ кс̌ія̌же̌ - ќди потенцяљни ментат мус̌і с̌іє̌ довієд̌ієч, цо с̌іє̌</text:p>
      <text:p text:style-name="P4">д̌ієȷ̈. То юж с̌іє̌ даљеј ніє може д̌іяч без нієґо. Ментат мус̌і вспу̊у́учестнічич в подȷ́чію</text:p>
      <text:p text:style-name="P4">децизї, чи іщ даљеј, чи дач собіє споку̊ј зе шкољенієм. Ј̈дні са̌ в станіє іщ даљеј, інні ніє.</text:p>
      <text:p text:style-name="P4">Ј̈диніє потенцяљни ментат може знаљез́ч в собіє ву́ащіва̌ одповієд̌ь.</text:p>
      <text:p text:style-name="P4">Пауљ потару́ броде̌. Вшистќ додаткове наукі Гавата і маткі - мнемоніка, концентраця</text:p>
      <text:p text:style-name="P4">с̌віядомощі, опанованіє міє̌с̌ні, виостр̌еніє змису́у̊в, ȷ́зикі і ніюансе ґу́осу̊в - то вшистко</text:p>
      <text:p text:style-name="P4"><text:soft-page-break/>заскочиу́о в новеґо родзаю с̌віядомощ вевна̌тр̌ ȷ̈ґо умису́у.</text:p>
      <text:p text:style-name="P4">- Певнеґо днія зостанієш кс̌іє̌чієм, сину - повієд̌іяу́ ȷ̈ґо ојчієц. - Кс̌ія̌же̌ ментат - то</text:p>
      <text:p text:style-name="P4">биу́оби вспаніяу́е. Чи можеш с̌іє̌ здецидовач тераз... чи потр̌еба чі трохе̌ часу?</text:p>
      <text:p text:style-name="P4">В одповієд̌і Пауља ніє биу́о ваганія.</text:p>
      <text:p text:style-name="P4">- Бе̌де̌ с̌іє̌ даљеј шкољіу́.</text:p>
      <text:p text:style-name="P4">- Заісте вспаніяље - вишептау́ кс̌ія̌же̌ і Пауљ зобачиу́ ус̌мієх думи на обљічу ојца.</text:p>
      <text:p text:style-name="P4">Встр̌а̌сна̌у́ нім тен ус̌мієх. Зе щупу́еј твар̌и кс̌іє̌чія вијр̌ау́а щер̌а̌ца зе̌би чашка. Пауљ</text:p>
      <text:p text:style-name="P4">замкна̌у́ очи чуя̌ц, як буд̌і с̌іє̌ в нім поновніє ȷ̈ґо страшне пр̌езначеніє. Може бичіє</text:p>
      <text:p text:style-name="P4">ментатем ȷ̈ст страшљівим пр̌езначенієм - помис̌љау́. Љеч навет ќди с̌іє̌ учепіу́ теј мис̌љі,</text:p>
      <text:p text:style-name="P2">ȷ̈ґо нова с̌віядомощ запр̌ечиу́а тему.</text:p>
      <text:p text:style-name="P4">7</text:p>
      <text:p text:style-name="P4">З появієнієм с̌іє̌ љади Ј̈сс̌ікі на Арракіс в пеу́ні заовоцовау́ систем Бене</text:p>
      <text:p text:style-name="P4">Ґессеріт розс̌ієванія за пос̌редніцтвем Місс̌іёнарія Протецтіва мітотву̊рчих</text:p>
      <text:p text:style-name="P4">зіярен. Од давна доценіяно ма̌дрощ в омотанію знанеґо вшехс̌віята</text:p>
      <text:p text:style-name="P4">с̌іятка̌ пророцтв мая̌ца̌ хроніч <text:soft-page-break/>персонељ Бене Ґессеріт, аље ніґди ніє</text:p>
      <text:p text:style-name="P2">від̌ієљіс̌ми</text:p>
      <text:p text:style-name="P2">цондічіё-ут-еxтреміс</text:p>
      <text:p text:style-name="P2">з ідеаљнієјшим</text:p>
      <text:p text:style-name="P2">поу́а̌ченієм</text:p>
      <text:p text:style-name="P2">особи</text:p>
      <text:p text:style-name="P4">і пр̌иґотованеґо ґрунту. Пророче љеґенди пр̌иȷ́у́и с̌іє̌ на Арракіс до теґо</text:p>
      <text:p text:style-name="P4">стопнія, же пр̌исвоёно ȷ̈ з етиќтамі (у́а̌чніє з Матка̌ Вієљебна̌, супљікацямі</text:p>
      <text:p text:style-name="P4">і респонсем ораз віє̌кшощіа̌ Шарі-а з панопљія пропгетіцус). Уважа с̌іє̌ теж</text:p>
      <text:p text:style-name="P4">тераз повшехніє, же утаёне здољнощі љади Ј̈сс̌ікі зостау́и скандаљічніє ніє</text:p>
      <text:p text:style-name="P4">доценіёне.</text:p>
      <text:p text:style-name="P4">з „Анаљізи: Кризис Арракањскі” піу̊ра кс̌іє̌жнічкі Іруљан (Обієґ приватни:</text:p>
      <text:p text:style-name="P4">нумер катаљоґу Б.Ґ.: АР-81088587).</text:p>
      <text:p text:style-name="P4">Вше̌д̌іє воку̊у́ љади Ј̈сс̌ікі - зваљони в роґах оґромнеґо арракіњсќґо вестибуљу,</text:p>
      <text:p text:style-name="P4">спіє̌тр̌они на д̌ієд̌іњцу - заљеґау́ спаковани доробек іх жичія: пуду́а, куфри, картони, скр̌иніє,</text:p>
      <text:p text:style-name="P4"><text:soft-page-break/>нієкту̊ре че̌щіово розпаковане. Су́ишау́а, як траґар̌е з мієјшовеј спедицї Ґіљдії ску́адая̌</text:p>
      <text:p text:style-name="P4">у вејщіа кољејни у́адунек.</text:p>
      <text:p text:style-name="P4">Ј̈сс̌іка стау́а пос̌родку вестибуљу. Повољутку заче̌у́а с̌іє̌ обрацач в мієјшу, водза̌ц</text:p>
      <text:p text:style-name="P4">взроќм по очієніёних р̌ез́бієніях у ґу̊ри, по пе̌кніє̌чіях і ґу́е̌бокіх вне̌ках оќнних</text:p>
      <text:p text:style-name="P4">докоу́а. Свим анахронічним оґромем помієщеніє пр̌ипомінау́о ȷ̈ј рефектар̌ жењскі</text:p>
      <text:p text:style-name="P4">в шкоље Бене Ґессеріт. Тиљко же в шкоље справіяу́о то пр̌итуљне враженіє. Тутај ніц, ȷ̈но</text:p>
      <text:p text:style-name="P4">жімни камієњ. Якіс̌ архітект с̌іє̌ґна̌у́ до бардзо одљеґу́еј гісторії по те щіенне пр̌ипори</text:p>
      <text:p text:style-name="P4">і мрочне драперіє, помис̌љау́а. Два піє̌тра понад нія̌ взнос̌іу́и с̌іє̌ скљепієнія суфіту з ољбр̌имімі</text:p>
      <text:p text:style-name="P4">бељамі розпоровимі, кту̊ре - биу́а певна - зостау́и пр̌ивієзіёне на Арракіс з пр̌естр̌ені</text:p>
      <text:p text:style-name="P4">космічнеј за монструаљна̌ цене̌. Жадна пљанета теґо систему ніє зрод̌іу́а др̌ев на виробієніє</text:p>
      <text:p text:style-name="P4">такіх бељек, хиба же биу́и оне імітаця̌ древна. Ніє видавау́о ȷ̈ј с̌іє̌ то правдоподобне.</text:p>
      <text:p text:style-name="P4">Знајдовау́а с̌іє̌ в р̌а̌довеј резиденцї з окресу Стареґо Імперіюм. Втеди <text:soft-page-break/>кошти ніє міяу́и</text:p>
      <text:p text:style-name="P4">віє̌кшеґо значенія. Вшистко то зостау́о взнієс̌іёне пр̌ед Гарконненамі і іх нова̌</text:p>
      <text:p text:style-name="P4">метропољія̌ Картаґін - тандетним і ярмарчним міястем за Зіємія̌ Скаљіста̌, яќс̌ двієщіе</text:p>
      <text:p text:style-name="P4">кіљометру̊в на пу̊у́ноцни вшгу̊д. Ма̌др̌е поста̌піу́ Љето вибієрая̌ц то мієјше на с̌ієд̌ібе̌ свеґо</text:p>
      <text:p text:style-name="P4">р̌а̌ду. Назва Арракін міяу́а добре, випеу́ніёне традиця̌ бр̌мієніє. І міясто биу́о мнієјше,</text:p>
      <text:p text:style-name="P4">у́атвієјше до запровадзенія пор̌а̌дку і оброни.</text:p>
      <text:p text:style-name="P4">Поновніє розљеґу́ с̌іє̌ у́оскот виу́адовиваних в браміє скр̌ињ. Ј̈сс̌іка вестхне̌у́а. На</text:p>
      <text:p text:style-name="P2">право од нієј стау́ опарти о пуду́о портрет ојца кс̌іє̌чія. Пошарпани шнурек пакови звісау́ з нієґо</text:p>
      <text:p text:style-name="P4">нічим оздоба. Кавау́ек теґо шнурка чія̌ґље ȷ̈ще тквіу́ в зачіс̌ніє̌теј ду́оні Ј̈сс̌ікі. Обок</text:p>
      <text:p text:style-name="P4">маљовіду́а љежау́а чарна ґу́ова бика замоцована на випољерованеј деше. Ґу́ова твор̌иу́а</text:p>
      <text:p text:style-name="P4">чіємна̌ виспе̌ в мор̌у папієрових опаковањ. Љежау́а деска̌ до поду́оґі і љс̌нія̌це ноздр̌а бика</text:p>
      <text:p text:style-name="P4">стерчау́и ку суфітові, якби звієр̌е̌ міяу́о за хвіље̌ рикна̌ч і р̌учіч визваніє в те̌ розљеґая̌ца̌</text:p>
      <text:p text:style-name="P4"><text:soft-page-break/>с̌іє̌ ехем саље̌. Ј̈сс̌іка застанавіяу́а с̌іє̌, под впу́ивем яќґо наказу одпаковау́а најпієрв те</text:p>
      <text:p text:style-name="P4">двіє р̌ечи - ґу́ове̌ і маљовіду́о. Вієд̌іяу́а, же в ȷ̈ј д̌іяу́анію биу́о цос̌ симбољічнеґо. Од днія,</text:p>
      <text:p text:style-name="P4">в кту̊рим набивци кс̌іє̌чія забраљі я̌ зе шкоу́и, ніґди ȷ̈ще ніє чуу́а с̌іє̌ так вистрашона</text:p>
      <text:p text:style-name="P4">і нієпевна с̌ієбіє.</text:p>
      <text:p text:style-name="P4">Ґу́ова і маљовіду́о.</text:p>
      <text:p text:style-name="P4">Оба пр̌едміёти поте̌ґовау́и в нієј учучіє заґубієнія. Задржау́а подноша̌ц очи на високо</text:p>
      <text:p text:style-name="P4">умієщоне окна щељінове. Надаљ биу́о вчесне попоу́удніє і в тих шерокощіах</text:p>
      <text:p text:style-name="P4">ґеоґрафічних нієбо видавау́о с̌іє̌ чарне і жімне, о іљеж чіємнієјше од чієпу́еґо бу́е̌кіту над</text:p>
      <text:p text:style-name="P4">Каљаданем. Пр̌ешиу́ я̌ дрещ ностаљґії. Якже даљеко од Каљадану.</text:p>
      <text:p text:style-name="P4">- Ј̈стес̌!</text:p>
      <text:p text:style-name="P4">Ґу́ос наљежау́ до кс̌іє̌чія Љето. Одвру̊чіу́а с̌іє̌ бу́искавічніє і ујр̌ау́а, як пр̌екрача у́укове</text:p>
      <text:p text:style-name="P4">пр̌ејщіе з саљі ядаљнеј. Ј̈ґо чарни мундур пољови з червоним ястр̌е̌бієм на пієрс̌і справіяу́</text:p>
      <text:p text:style-name="P4">враженіє закур̌онеґо і виміє̌теґо.</text:p>
      <text:p text:style-name="P4">- А юж мис̌љау́ем, же с̌іє̌ зґубіу́ас̌ в теј шкараднеј с̌ієд̌ібіє - повієд̌іяу́.</text:p>
      <text:p text:style-name="P4"><text:soft-page-break/>- Жімно ту - одпару́а. Патр̌иу́а на ȷ̈ґо висока̌ постач, на чіємна̌ цере̌, пр̌иводза̌ца̌ ȷ̈ј на</text:p>
      <text:p text:style-name="P4">мис̌љ ґаȷ̈ ољівне і зу́оте промієніє су́оњца на љазуровеј тоні. Шарощ ȷ̈ґо очу пр̌ипомінау́а</text:p>
      <text:p text:style-name="P4">дим оґніска, аље твар̌ биу́а драпієжна: ва̌ска, пеу́на острих ка̌ту̊в і повієр̌хні. Пієрс̌ ȷ̈ј</text:p>
      <text:p text:style-name="P4">щісна̌у́ наґу́и страх пр̌ед нім. Стау́ с̌іє̌ брутаљни і безвзґље̌дни, од ќди здецидовау́ с̌іє̌</text:p>
      <text:p text:style-name="P4">усу́ухач розказу Імператора.</text:p>
      <text:p text:style-name="P4">- Цау́е міясто ȷ̈ст одпихая̌цо жімне - додау́а.</text:p>
      <text:p text:style-name="P4">- То брудна, запіящона мау́а ґарнізонова мієщіна - зґод̌іу́ с̌іє̌. - Аље змієніми я̌. Розејр̌ау́ с̌іє̌ по саљі. - То са̌ помієщенія пубљічне дља офіцяљних урочистощі. Допієро цо</text:p>
      <text:p text:style-name="P4">оґља̌дау́ем апартаменти мієшкаљне в поу́удніёвим скр̌идље. Са̌ о вієље міљше.</text:p>
      <text:p text:style-name="P4">Подшеду́ бљіжеј і доткна̌у́ ȷ̈ј рамієнія, напавая̌ц с̌іє̌ ȷ̈ј маȷ̈статичним виґља̌дем. І по раз</text:p>
      <text:p text:style-name="P4">кту̊рис̌ з кољеі застановіу́ с̌іє̌ над таȷ̈мніца̌ ȷ̈ј походзенія - може якіс̌ ру̊д ренеґацкі? Якас̌</text:p>
      <text:p text:style-name="P4">чарна овца в род̌ініє кру̊љевсќј? Виґља̌д міяу́а бард̌ієј кру̊љевскі ніж ву́асне потомство</text:p>
      <text:p text:style-name="P4"><text:soft-page-break/>Імператора. Под начісќм ȷ̈ґо спојр̌енія на впу̊у́ одвру̊чіу́а с̌іє̌ од нієґо, указуя̌ц профіљ. Здау́</text:p>
      <text:p text:style-name="P4">собіє справе̌, же ȷ̈ј урода ніє скупіу́а с̌іє̌ в жадним окрес̌љоним щеґу̊ље. Оваљна твар̌ под</text:p>
      <text:p text:style-name="P4">копуу́а̌ ву́осу̊в кољору випољерованеґо бра̌зу. Шероко розставіёне очи, зієљоне і пр̌ејр̌исте</text:p>
      <text:p text:style-name="P4">як поранне нієбо над Каљаданем. Нос мау́и, уста шероќ і пеу́не. Зґрабна хоч щупу́а - ȷ̈ј</text:p>
      <text:p text:style-name="P4">окра̌ґу́ощі нікне̌у́и пр̌и висоќј, смуку́еј фіґур̌е. Пр̌ипомніяу́ собіє, же затрудніёне в шкоље</text:p>
      <text:p text:style-name="P2">с̌іёстри пр̌езивау́и я̌ худ̌ієљцем, як му повієд̌ієљі ȷ̈ґо аґенчі гандљові. Аље тен ȷ̈ј образ</text:p>
      <text:p text:style-name="P4">биу́ пр̌есадним упрощенієм. Ј̈сс̌іка поновніє вніёсу́а кру̊љевсќ піє̌кно до роду Атриду̊в.</text:p>
      <text:p text:style-name="P4">Чієшиу́ с̌іє̌, же Пауљ я̌ увієљбія.</text:p>
      <text:p text:style-name="P4">- Ґд̌іє Пауљ? - запитау́.</text:p>
      <text:p text:style-name="P4">- Ма љекцȷ́ з Иуем ґд̌ієс̌ в будинку.</text:p>
      <text:p text:style-name="P4">- Певніє в поу́удніёвим скр̌идље - повієд̌іяу́. - Видавау́о мі с̌іє̌, же су́ише̌ ґу́ос Иуеґо,</text:p>
      <text:p text:style-name="P4">аље ніє міяу́ем часу там зајр̌еч.</text:p>
      <text:p text:style-name="P4">Зеркна̌у́ на нія̌ спод ока, з ваганієм.</text:p>
      <text:p text:style-name="P4">- Ву́ащівіє впаду́ем тутај тиљко по то, би завієс̌іч кључ од Замку Каљадањсќґо в саљі</text:p>
      <text:p text:style-name="P4"><text:soft-page-break/>ядаљнеј.</text:p>
      <text:p text:style-name="P4">Запару́о ȷ̈ј дех, о мау́о ніє вичія̌ґне̌у́а ра̌к до нієґо. Завієшеніє кључа - в чиннощі теј</text:p>
      <text:p text:style-name="P4">биу́а остатечнощ. Љеч ані пора, ані мієјше ніє спр̌ияу́и додаванію собіє взаȷ̈мніє отухи.</text:p>
      <text:p text:style-name="P4">- Від̌іяу́ам наша̌ фљаґе̌ на даху, як вход̌іљіс̌ми - повієд̌іяу́а.</text:p>
      <text:p text:style-name="P4">Р̌учіу́ оќм на портрет свеґо ојца.</text:p>
      <text:p text:style-name="P4">- Ґд̌іє замієр̌ау́ас̌ то повієс̌іч?</text:p>
      <text:p text:style-name="P4">- Ґд̌ієс̌ тутај.</text:p>
      <text:p text:style-name="P4">- Ніє.</text:p>
      <text:p text:style-name="P4">Су́ово забр̌міяу́о сухо і нієодвоу́аљніє і зрозуміяу́а, же тиљко учієкая̌ц с̌іє̌ до подсте̌пу</text:p>
      <text:p text:style-name="P4">моґу́а му то виперсвадовач, бо отварти спу̊р нічеґо ту ніє да. Мімо то мус̌іяу́а пру̊бовач,</text:p>
      <text:p text:style-name="P4">хочби акт тен міяу́ ȷ̈ј тиљко пр̌ипомнієч, же кс̌іє̌чія ніє ошука.</text:p>
      <text:p text:style-name="P4">- Паніє му̊ј - одезвау́а с̌іє̌ - ґдибис̌ тиљко...</text:p>
      <text:p text:style-name="P4">- Одповієд̌ь нієзмієнніє бр̌мі: ніє. Аж встид, як чі правіє ве вшисткім усте̌пуȷ́, аље</text:p>
      <text:p text:style-name="P4">в теј справіє ніє уста̌піє̌. Врацам ву́ас̌ніє з ядаљні, ґд̌іє са̌...</text:p>
      <text:p text:style-name="P4">- Паніє му̊ј! Бу́аґам.</text:p>
      <text:p text:style-name="P4">- Вибу̊р ȷ̈ст поміє̌дзи твоя̌ нієстравнощіа̌ а моя̌ дума̌ родова̌, моя дроґа - повієд̌іяу́.</text:p>
      <text:p text:style-name="P4">- Бе̌да̌ віс̌іяу́и в ядаљні.</text:p>
      <text:p text:style-name="P4"><text:soft-page-break/>Вестхне̌у́а.</text:p>
      <text:p text:style-name="P4">- Так, му̊ј паніє.</text:p>
      <text:p text:style-name="P4">- Можеш вру̊чіч до звичаю яданія в своіх покоях, ќди то бе̌д̌іє можљіве.</text:p>
      <text:p text:style-name="P4">Очекуȷ́ чіє̌ на пр̌инаљежним чі мієјшу ȷ̈диніє пр̌и офіцяљних оказях.</text:p>
      <text:p text:style-name="P4">- Д̌іє̌куȷ́, му̊ј паніє.</text:p>
      <text:p text:style-name="P4">- І дај споку̊ј з цау́а̌ та̌ озіє̌бу́ощіа̌ і офіцяљним тонем! Ба̌д̌ь вд̌іє̌чна, же с̌іє̌ з тоба̌ ніґди</text:p>
      <text:p text:style-name="P4">ніє оженіу́ем. Втеди с̌ієдзеніє зе мна̌ за стоу́ем пр̌и каждим пос̌іу́ку биу́оби твоім</text:p>
      <text:p text:style-name="P4">обовія̌зќм.</text:p>
      <text:p text:style-name="P4">Твар̌ ȷ̈ј позостау́а нієрухома, ску́оніу́а ґу́ове̌.</text:p>
      <text:p text:style-name="P2">- Гават умієщіу́ юж наш ву́асни викривач тручізни над стоу́ем в ядаљні - повієд̌іяу́. В твоім покою знајдуȷ̈ с̌іє̌ пр̌енос̌ни.</text:p>
      <text:p text:style-name="P4">- Пр̌евідивау́ес̌ тен... конфљікт - повієд̌іяу́а.</text:p>
      <text:p text:style-name="P4">- Моя дроґа, мис̌ље̌ теж о твоȷ̈ј виґод̌іє. Ная̌у́ем су́ужбе̌. Мієјшові, аље Гават добрау́ іх</text:p>
      <text:p text:style-name="P4">старанніє - вшиши са̌ Фременамі. Вистарча̌ до часу, ќди бе̌д̌ієми моґљі звољніч наших</text:p>
      <text:p text:style-name="P4">људ̌і з інних обовія̌зку̊в.</text:p>
      <text:p text:style-name="P4">- Чи комукољвієк ста̌д можна уфач?</text:p>
      <text:p text:style-name="P4">- Каждему, кто нієнавід̌і Гарконнену̊в. Може навет зехцеш <text:soft-page-break/>затр̌имач на стау́е</text:p>
      <text:p text:style-name="P4">охмістр̌иніє̌, назива с̌іє̌ Шадоут Мапес.</text:p>
      <text:p text:style-name="P4">- Шадоут - повту̊р̌иу́а Ј̈сс̌іка. - Фремењскі титуу́?</text:p>
      <text:p text:style-name="P4">- Повієд̌іяно мі, же то значи „черпія̌ца зе студні”; ма то рачеј важне тутај подтексти.</text:p>
      <text:p text:style-name="P4">Може ніє зробіч на тобіє враженія типовеј су́ужа̌цеј, аље Гават виража с̌іє̌ о нієј з узнанієм на</text:p>
      <text:p text:style-name="P4">подставіє рапорту̊в Дунцана. Обај са̌ пр̌еконані, же она праґніє у нас су́ужич, доку́аднієј:</text:p>
      <text:p text:style-name="P4">праґніє су́ужич тобіє.</text:p>
      <text:p text:style-name="P4">- Мніє?</text:p>
      <text:p text:style-name="P4">- Фремені довієд̌ієљі с̌іє̌, же ȷ̈стес̌ Бене Ґессеріт - повієд̌іяу́. - Тутај кра̌жа̌ љеґенди о Бене</text:p>
      <text:p text:style-name="P4">Ґессеріт.</text:p>
      <text:p text:style-name="P4">Місс̌іёнарія Протецтіва - помис̌љау́а Ј̈сс̌іка. - Ніє оміна̌ жаднеґо мієјша.</text:p>
      <text:p text:style-name="P4">- Чи то значи, же Дунцанові с̌іє̌ повіёду́о? - спитау́а. - Чи Фремені зостана̌ нашимі</text:p>
      <text:p text:style-name="P4">союшнікамі?</text:p>
      <text:p text:style-name="P4">- То ȷ̈ще ніц певнеґо - повієд̌іяу́. - Дунцан уважа, же хца̌ с̌іє̌ нам трохе̌ пр̌ипатр̌еч.</text:p>
      <text:p text:style-name="P4">Обієцаљі ȷ̈днакже встр̌имач с̌іє̌ од наљоту̊в на наше поґранічне осади на час обецнеґо</text:p>
      <text:p text:style-name="P4">розејму. Ма то віє̌кше значеніє, ніж <text:soft-page-break/>моґу́оби с̌іє̌ видавач. Гават му̊ві, же Фремені биљі як</text:p>
      <text:p text:style-name="P4">чієрњ вбіти ґу́е̌боко в бок Гарконнену̊в, же розміяри іх наязду̊в становіу́и піљніє стр̌ежона̌</text:p>
      <text:p text:style-name="P4">таȷ̈мніце̌. Імператор ніє піяу́би з захвиту на вієщ о војсковеј нієвидољнощі Гарконнену̊в.</text:p>
      <text:p text:style-name="P4">- Охмістр̌ині Фременка - задумау́а с̌іє̌ Ј̈сс̌іка, врацая̌ц до темату Шадоут Мапес. - Цау́е</text:p>
      <text:p text:style-name="P4">очи бе̌д̌іє міяу́а бу́е̌кітне.</text:p>
      <text:p text:style-name="P4">- Ніє дај с̌іє̌ звієщ виґља̌дем тих људ̌і - повієд̌іяу́ кс̌ія̌же̌. - Ткві в ніх ґу́е̌боко с̌іу́а</text:p>
      <text:p text:style-name="P4">і здрова животнощ. Мис̌ље̌, же мая̌ вшистко, чеґо нам тр̌еба.</text:p>
      <text:p text:style-name="P4">- То нієбезпієчна ґра - повієд̌іяу́а.</text:p>
      <text:p text:style-name="P4">- Ніє розтр̌а̌сајми теґо на ново - учія̌у́.</text:p>
      <text:p text:style-name="P4">Ус̌мієхне̌у́а с̌іє̌ з вис̌іу́ќм.</text:p>
      <text:p text:style-name="P4">- То певне, же кощі зостау́и р̌уцоне.</text:p>
      <text:p text:style-name="P4">Заапљіковау́а собіє скру̊цони обр̌е̌д успокоȷ̈нія - два ґу́е̌боќ оддехи, ритуаљни намису́.</text:p>
      <text:p text:style-name="P4">По хвіљі спитау́а:</text:p>
      <text:p text:style-name="P4">- Чи якіс̌ поку̊ј мам затр̌имач спецяљніє дља чієбіє?</text:p>
      <text:p text:style-name="P4">- Кту̊реґос̌ днія мус̌іш мніє научич, як то с̌іє̌ робі - повієд̌іяу́. - В які спосу̊б одсуваш</text:p>
      <text:p text:style-name="P2">на бок троскі і забієраш с̌іє̌ до заȷ́ч практичних. То мус̌і бич цос̌ з Бене <text:soft-page-break/>Ґессеріт.</text:p>
      <text:p text:style-name="P4">- То цос̌ кобієцеґо - повієд̌іяу́а.</text:p>
      <text:p text:style-name="P4">Ус̌мієхна̌у́ с̌іє̌.</text:p>
      <text:p text:style-name="P4">- А віє̌ц пр̌ид̌ієљами покоȷ̈: ніє запомніј о обшерним ґабінечіє дља мніє туж пр̌и</text:p>
      <text:p text:style-name="P4">сипіяљні. Тутај бе̌д̌іє віє̌цеј папієрковеј роботи ніж на Каљаданіє. Поку̊ј на вартовніє̌,</text:p>
      <text:p text:style-name="P4">очивіщіе. То би биу́о вшистко. Ніє мартв с̌іє̌ о безпієчењство резиденцї. Људ̌іє Гавата</text:p>
      <text:p text:style-name="P4">пр̌ечесаљі я̌ скрупуљатніє.</text:p>
      <text:p text:style-name="P4">- Ніє ва̌тпіє̌.</text:p>
      <text:p text:style-name="P4">Р̌учіу́ оќм на зеґарек.</text:p>
      <text:p text:style-name="P4">- І моґу́абис̌ допіљновач, аби вшистќ наше хронометри пр̌еставіёно на мієјшови час</text:p>
      <text:p text:style-name="P4">арракањскі. Визначиу́ем техніка до теґо заȷ́чія. Зяві с̌іє̌ љада хвіља.</text:p>
      <text:p text:style-name="P4">Одґарна̌у́ ȷ̈ј пасмо ву́осу̊в з чоу́а.</text:p>
      <text:p text:style-name="P4">- Муше̌ юж врацач на ља̌довіско. За момент спод̌ієвами с̌іє̌ друґієґо прому з решта̌</text:p>
      <text:p text:style-name="P4">персонељу.</text:p>
      <text:p text:style-name="P4">- Ніє му̊ґу́би іх пр̌ия̌ч Гават, паніє му̊ј? Видаȷ̈ с̌іє̌, же ȷ̈стес̌ бардзо зме̌чони.</text:p>
      <text:p text:style-name="P4">- Зацни Тгуфір ȷ̈ст ȷ̈ще бард̌ієј запрацовани ніж я. Вієм, же та пљанета ȷ̈ст доткніє̌та</text:p>
      <text:p text:style-name="P4">пљаґа̌ інтриґ гарконнењскіх. Поза тим муше̌ виперсвадовач нієкту̊рим <text:soft-page-break/>вишкољоним</text:p>
      <text:p text:style-name="P4">пошуківачом хе̌ч одязду. Мая̌ опцȷ́, розумієш, пр̌и зміяніє љенна, зас̌ тен пљанетољоґ</text:p>
      <text:p text:style-name="P4">установіёни пр̌ез Імператора і Љандсраад на Се̌д̌ієґо Зміяни ніє да с̌іє̌ купіч. Зезваља ім</text:p>
      <text:p text:style-name="P4">оптовач. Окоу́о ос̌міюсет вишкољоних наȷ̈мніку̊в чека на одљот промем космічним, а на</text:p>
      <text:p text:style-name="P4">орбічіє чека товаровієц Ґіљдії.</text:p>
      <text:p text:style-name="P4">- Паніє му̊ј... - урвау́а з ваганієм.</text:p>
      <text:p text:style-name="P4">- Так?</text:p>
      <text:p text:style-name="P4">Ніє да с̌іє̌ одчія̌ґна̌ч од пру̊б запевнієнія нам безпієчењства на теј пљанечіє - помис̌љау́а. А я ніє ȷ̈стем в станіє ужич вобец нієґо своіх штучек.</text:p>
      <text:p text:style-name="P4">- О кту̊реј ґод̌ініє жичиш собіє, жеби подано обіяд? - спитау́а.</text:p>
      <text:p text:style-name="P4">Ніє то хчіяу́а повієд̌ієч - помис̌љау́. - Ах, моя Ј̈сс̌іко, жебис̌ми так знаљез́љі с̌іє̌ ґд̌ієс̌</text:p>
      <text:p text:style-name="P4">інд̌ієј, ґд̌ієкољвієк, биље з даља од теґо страшљівеґо мієјша - самі, тиљко ве двоȷ̈, без</text:p>
      <text:p text:style-name="P4">жадних змартвієњ.</text:p>
      <text:p text:style-name="P4">- Зȷ̈м в офіцерсќј мес̌іє на ља̌довіску - одпару́. - Ніє спод̌ієвај с̌іє̌ мніє д̌іс̌ вчес̌нієј</text:p>
      <text:p text:style-name="P4">ніж допієро бардзо пу̊з́ним вієчорем. І... ох, вкру̊тце пр̌ис̌ље̌ самоху̊д стражнічи по Пауља.</text:p>
      <text:p text:style-name="P4"><text:soft-page-break/>Цгце̌, би взія̌у́ уд̌іяу́ в нашеј рад̌іє стратеґічнеј.</text:p>
      <text:p text:style-name="P4">Одхр̌а̌кна̌у́, якби хчіяу́ цос̌ ȷ̈ще повієд̌ієч, по чим обру̊чіу́ с̌іє̌ знієнацка на піє̌чіє</text:p>
      <text:p text:style-name="P4">і помашеровау́ до вијщіа, ска̌д доход̌іу́и одґу́оси зваљанія кољејних скр̌ињ. Раз ȷ̈ще</text:p>
      <text:p text:style-name="P4">дољечіяу́и стамта̌д ȷ̈ґо су́ова, виповієд̌іяне тонем ву́адчим і љекцеважа̌цим, якім завше</text:p>
      <text:p text:style-name="P4">зврацау́ с̌іє̌ до су́ужби, ќди с̌іє̌ спієшиу́:</text:p>
      <text:p text:style-name="P2">- Љади Ј̈сс̌іка ȷ̈ст в Вієљќј Саљі. Ід̌ь до нієј натихміяст.</text:p>
      <text:p text:style-name="P4">Усу́ишау́а тр̌ас̌нієчіє др̌ві вијщіових.</text:p>
      <text:p text:style-name="P4">Ј̈сс̌іка одвру̊чіу́а с̌іє̌, стая̌ц напр̌ечівко портрету ојца Љето. Намаљовау́ ґо су́авни артиста</text:p>
      <text:p text:style-name="P4">Аљбе, ґди Стари Кс̌ія̌же̌ биу́ в с̌реднім вієку. Спортретовани зостау́ в костіюміє матадора</text:p>
      <text:p text:style-name="P4">з пурпурова̌ пељерина̌ пр̌ер̌уцона̌ пр̌ез љеве раміє̌. Твар̌ міяу́ му́ода̌, нієвієље старша̌ од</text:p>
      <text:p text:style-name="P4">обецнеј твар̌и Љето, з тимі самимі драпієжнимі рисамі, з тим самим спојр̌енієм шарих</text:p>
      <text:p text:style-name="P4">очу. Зачісне̌у́а піє̌щі у боку̊в споґља̌дая̌ц з фурія̌ на образ.</text:p>
      <text:p text:style-name="P4">- Зґіњ, пр̌епадніј! Зґіњ, пр̌епадніј! Зґіњ, пр̌епадніј! - вишептау́а.</text:p>
      <text:p text:style-name="P4">- Яќ са̌ твоȷ̈ розкази, шљахетніє <text:soft-page-break/>уродзона?</text:p>
      <text:p text:style-name="P4">Ґу́ос биу́ кобієци, чієнкі і метаљічни. Ј̈сс̌іка одвру̊чіу́а с̌іє̌ і змієр̌иу́а взроќм жиљаста̌,</text:p>
      <text:p text:style-name="P4">с̌івову́оса̌ кобієте̌ в безкштау́тнеј, ворковатеј сукні кољору поддањчеґо бра̌зу. Зауважиу́а, же</text:p>
      <text:p text:style-name="P4">кобієта ȷ̈ст помарщона і вишгніє̌та, як вшиши в ту́уміє вітая̌цих іх теґо ранка</text:p>
      <text:p text:style-name="P4">в дродзе з ља̌довіска. Ј̈сс̌іка помис̌љау́а, же вшиши тубиљци, якіх ту зобачиу́а, справіяя̌</text:p>
      <text:p text:style-name="P4">враженіє заґу́одзоних і висушоних як с̌љівкі. А мімо то Љето уважау́, же са̌ с̌іљні і животні.</text:p>
      <text:p text:style-name="P4">Но і те очи, якжеби ніє - у̊в наљот најґу́е̌бшеґо, најчіємнієјшеґо бу́е̌кіту без с̌љаду біяу́ка секретне і таȷ̈мніче. Ј̈сс̌іка змус̌іу́а с̌іє̌ до одвру̊ценія взроку. Кобієта штивно ску́оніу́а</text:p>
      <text:p text:style-name="P4">ґу́ове̌.</text:p>
      <text:p text:style-name="P4">- Називая̌ мніє Шадоут Мапес, шљахетніє уродзона. Чекам на твоȷ̈ розкази.</text:p>
      <text:p text:style-name="P4">- Можеш с̌іє̌ до мніє зврацач „моя пані” - повієд̌іяу́а Ј̈сс̌іка. - Ніє ȷ̈стем шљахетніє</text:p>
      <text:p text:style-name="P4">уродзона. Ј̈стем конкубіна̌ пр̌ипісана̌ кс̌іє̌чію Љето.</text:p>
      <text:p text:style-name="P4">Зну̊в тен д̌івни ску́он ґу́ови, по кту̊рим кобієта пр̌ешиу́а Ј̈сс̌іке̌ <text:soft-page-break/>хитрим, бадавчим</text:p>
      <text:p text:style-name="P4">спојр̌енієм.</text:p>
      <text:p text:style-name="P4">- А віє̌ц ма жоне̌?</text:p>
      <text:p text:style-name="P4">- Ніє ма і ніґди ніє міяу́. Я ȷ̈стем ȷ̈дина̌... товар̌ишка̌ кс̌іє̌чія, матка̌ ȷ̈ґо правовітеґо</text:p>
      <text:p text:style-name="P4">д̌ієд̌іца.</text:p>
      <text:p text:style-name="P4">Му̊вія̌ц то Ј̈сс̌іка с̌міяу́а с̌іє̌ в духу з думи крия̌цеј с̌іє̌ за ȷ̈ј су́овамі. Цо то повієд̌іяу́</text:p>
      <text:p text:style-name="P4">с̌віє̌ти Ауґустин? - спитау́а сама̌ с̌ієбіє. „Умису́ розказуȷ̈ чіяу́у і оно ȷ̈ст посу́ушне. Умису́</text:p>
      <text:p text:style-name="P4">розказуȷ̈ собіє самему і натрафія на опу̊р”. Так, остатніё опу̊р ȷ̈ст цораз с̌іљнієјши. Цгчіяу́абим</text:p>
      <text:p text:style-name="P4">зашич с̌іє̌ в мис̌ієј д̌іюр̌е.</text:p>
      <text:p text:style-name="P4">Пр̌ед̌івни кр̌ик розљеґу́ с̌іє̌ на дродзе под мурамі будинку.</text:p>
      <text:p text:style-name="P4">- Суу-суу-суук! Суу-суу-суук! - По чим: - Ікут-еј! Ікут-еј! - І знову: - Суу-суу-суук!</text:p>
      <text:p text:style-name="P4">- Цо то ȷ̈ст? - запитау́а Ј̈сс̌іка. - Су́ишау́ам то кіљка рази д̌іс̌ рано, ќди пр̌еȷ̈жд̌аљіс̌ми</text:p>
      <text:p text:style-name="P4">уљіцамі.</text:p>
      <text:p text:style-name="P4">- То по просту спр̌едавца води, моя пані. Аље ти ніє маш потр̌еби інтересовач с̌іє̌ такімі</text:p>
      <text:p text:style-name="P4">як оні. Маш ту цистерне̌ мієща̌ца̌ піє̌чд̌ієс̌ія̌т тис̌іє̌ци љітру̊в води і піљнуȷ̈ми, би биу́а она</text:p>
      <text:p text:style-name="P4">завше пеу́на.</text:p>
      <text:p text:style-name="P2"><text:soft-page-break/>Спущіу́а очи на своя̌ сукніє̌.</text:p>
      <text:p text:style-name="P4">- Но проше̌, спу̊јр̌ тиљко, моя пані, навет ніє муше̌ тутај нос̌іч свеґо фіљтрфрака. Захіхотау́а. - А пр̌ечієж жиȷ́!</text:p>
      <text:p text:style-name="P4">Ј̈сс̌іка вагау́а с̌іє̌ - хчіяу́а випитач те̌ Фременке̌, потр̌ебуя̌ц інформацї, кту̊ре би становіу́и</text:p>
      <text:p text:style-name="P4">яќс̌ всказу̊вкі. Љеч запровадзеніє пор̌а̌дку на замку биу́о піљнієјше. Змієшау́а с̌іє̌ на</text:p>
      <text:p text:style-name="P4">мис̌љ о тим, же вода станові ґу́у̊вни мієрнік боґацтва.</text:p>
      <text:p text:style-name="P4">- Ма̌ж му̊віу́ мі о твим пр̌идомку, Шадоут. Розпознау́ам то су́ово. Ј̈ст бардзо старе.</text:p>
      <text:p text:style-name="P4">- Віє̌ц знаш старе ȷ́зикі? - спитау́а Мапес і чекау́а в д̌івним напіє̌чію.</text:p>
      <text:p text:style-name="P4">- Ј́зикі то пієрвша љекця Бене Ґессеріт - повієд̌іяу́а Ј̈сс̌іка. - Знам Бготані Д̌іб</text:p>
      <text:p text:style-name="P4">і Цгакобса, і вшистќ ȷ́зикі у́овцу̊в.</text:p>
      <text:p text:style-name="P4">Мапес ківне̌у́а ґу́ова̌.</text:p>
      <text:p text:style-name="P4">- Так як ґу́ос̌і љеґенда.</text:p>
      <text:p text:style-name="P4">По цо я ґрам те̌ комедіє̌? - задавау́а собіє питаніє Ј̈сс̌іка. Љеч завіу́е і знієваљая̌це биу́и</text:p>
      <text:p text:style-name="P4">щіежкі Бене Ґессеріт.</text:p>
      <text:p text:style-name="P4">- Знам Мрочне Справи і дроґі Вієљќј Мачієр̌и - повієд̌іяу́а Ј̈сс̌іка. Достр̌еґау́а цораз</text:p>
      <text:p text:style-name="P4">читељнієјше сиґнау́и в реакцях і поставіє Мапес, здрадзая̌це я̌ <text:soft-page-break/>дробне знакі.</text:p>
      <text:p text:style-name="P4">- Місецес пред̌ія - одезвау́а с̌іє̌ в ȷ́зику Цгакобса. - Андраљ т’ре пера! Трада чік бушакрі</text:p>
      <text:p text:style-name="P4">місецес перакрі...</text:p>
      <text:p text:style-name="P4">Мапес зробіу́а крок в тиу́, якби ґотуя̌ц с̌іє̌ до учієчкі.</text:p>
      <text:p text:style-name="P4">- Вієм о вієљу справах - повієд̌іяу́а Ј̈сс̌іка. - Вієм, же зрод̌іу́ас̌ д̌ієчі і же страчіу́ас̌</text:p>
      <text:p text:style-name="P4">укохане особи, же укриу́ас̌ с̌іє̌ в трводзе, же пр̌ељау́ас̌ крев і же я̌ ȷ̈ще пр̌ељеȷ̈ш. Вієм</text:p>
      <text:p text:style-name="P4">вієље р̌ечи.</text:p>
      <text:p text:style-name="P4">Мапес повієд̌іяу́а чіхим ґу́осем:</text:p>
      <text:p text:style-name="P4">- Ніє хчіяу́ам чіє̌ ображіч, моя пані.</text:p>
      <text:p text:style-name="P4">- Му̊віш о љеґендах і пошукуȷ̈ш одповієд̌і - повієд̌іяу́а Ј̈сс̌іка. - Стр̌еж с̌іє̌</text:p>
      <text:p text:style-name="P4">одповієд̌і, яќ можеш знаљез́ч. Вієм, же пр̌ишу́ас̌ з бронія̌ в занадр̌у, ґотова пр̌ељач</text:p>
      <text:p text:style-name="P4">крев.</text:p>
      <text:p text:style-name="P4">- Моя пані, я...</text:p>
      <text:p text:style-name="P4">- Бич може навет моя̌ - чія̌ґне̌у́а Ј̈сс̌іка - љеч чинія̌ц то спровад̌іу́абис̌ віє̌цеј</text:p>
      <text:p text:style-name="P4">нієще̌щіа, ніж потрафіш собіє виображіч в свих најчарнієјших обавах. Са̌ р̌ечи ґорше</text:p>
      <text:p text:style-name="P4">од с̌мієрчі, навет од с̌мієрчі цау́еґо људу.</text:p>
      <text:p text:style-name="P4">- Моя пані! - бу́аґау́а Мапес. <text:soft-page-break/>Видавау́о с̌іє̌, же за хвіље̌ падніє на кољана. - Броњ пр̌есу́ано</text:p>
      <text:p text:style-name="P4">яко дар дља чієбіє, ґдибис̌ с̌іє̌ оказау́а Та̌ Ј̈дина̌.</text:p>
      <text:p text:style-name="P4">- І яко нар̌е̌д̌іє меј с̌мієрчі, ґдиби с̌іє̌ оказау́о іначеј - додау́а Ј̈сс̌іка. Чекау́а позорніє</text:p>
      <text:p text:style-name="P4">розљуз́ніёна, цо чиніу́о вишкољоне Бене Ґессеріт так страшљівимі в ваљце. Тераз зобачими,</text:p>
      <text:p text:style-name="P4">яка бе̌д̌іє децизя - помис̌љау́а.</text:p>
      <text:p text:style-name="P2">З вољна Мапес с̌іє̌ґне̌у́а за декољт сукні і вичія̌ґне̌у́а чіємна̌ похве̌. Виставау́а з нієј</text:p>
      <text:p text:style-name="P4">чарна ре̌коȷ̈щ з ґу́е̌бокімі жу́обієніямі на паљце. Уя̌вши похве̌ ȷ̈дна̌ ду́онія̌, а ре̌коȷ̈щ</text:p>
      <text:p text:style-name="P4">друґа̌, добиу́а ну̊ж і уніёсу́а в ґу̊ре̌ мљечнобіяу́е остр̌е. Видавау́о с̌іє̌, же с̌вієчі оно і міґоце</text:p>
      <text:p text:style-name="P4">ву́асним с̌віяту́ем. Двус̌ієчна як ханд̌ар кљінґа міяу́а певніє двад̌ієщіа центиметру̊в</text:p>
      <text:p text:style-name="P4">ду́уґощі.</text:p>
      <text:p text:style-name="P4">- А то знаш, моя пані? - запитау́а Мапес.</text:p>
      <text:p text:style-name="P4">То моґу́о бич - як вієд̌іяу́а Ј̈сс̌іка - тиљко ȷ̈дно, љеґендарни крисну̊ж Арракіс, остр̌е, кту̊ре</text:p>
      <text:p text:style-name="P4">ніґди ніє опущіу́о пљанети, знане ȷ̈диніє з поґу́осек і фантастичних пљотек.</text:p>
      <text:p text:style-name="P4">- То ȷ̈ст крисну̊ж.</text:p>
      <text:p text:style-name="P4"><text:soft-page-break/>- Ніє вимавіяј теґо так нієфрасобљівіє - повієд̌іяу́а Мапес. - Чи знаш сенс теґо су́ова?</text:p>
      <text:p text:style-name="P4">В тим питанію ȷ̈ст гачик - помис̌љау́а Ј̈сс̌іка. - То ȷ̈ст пову̊д, дља кту̊реґо та Фременка</text:p>
      <text:p text:style-name="P4">пр̌иȷ́у́а у мніє су́ужбе̌ - аби задач то ȷ̈дно питаніє. Моя одповієд̌ь може попхна̌ч на дроґе̌</text:p>
      <text:p text:style-name="P4">пр̌ељеву крві... аљбо... аљбо цо? Она жа̌да оде мніє одповієд̌і: цо значи тен ну̊ж. Она назива</text:p>
      <text:p text:style-name="P4">с̌іє̌ Шадоут в ȷ́зику Цгакобса. Ну̊ж то в Цгакобса „с̌мієрчі створ̌ичієљ”. Зачина с̌іє̌</text:p>
      <text:p text:style-name="P4">денервовач. Муше̌ юж одповієд̌ієч. Зву́ока ȷ̈ст ру̊вніє нієбезпієчна як нієву́ащіва</text:p>
      <text:p text:style-name="P4">одповієд̌ь.</text:p>
      <text:p text:style-name="P4">- То ȷ̈ст створ̌ичієљ.</text:p>
      <text:p text:style-name="P4">- Ејїіїі! - засковитау́а Мапес. В ȷ̈ј ґу́ос̌іє биу́ жаљ і ȷ̈дночес̌ніє унієс̌ієніє. Диґотау́а так</text:p>
      <text:p text:style-name="P4">с̌іљніє, же остр̌е ножа р̌уцау́о оґністе бу́искі на цау́и поку̊ј. Ј̈сс̌іка чекау́а в безруху.</text:p>
      <text:p text:style-name="P4">Замієр̌ау́а повієд̌ієч, же ну̊ж ȷ̈ст створ̌ичієљем с̌мієрчі, а насте̌пніє дор̌учіч старожитне</text:p>
      <text:p text:style-name="P4">су́ово, љеч вшистќ змису́и остр̌еґау́и я̌ тераз, ȷ̈ј цау́а доґу́е̌бніє витренована чујнощ,</text:p>
      <text:p text:style-name="P4">видобивая̌ца значенія з најбард̌ієј <text:soft-page-break/>здавковеґо дрґнієнія міє̌с̌ні.</text:p>
      <text:p text:style-name="P4">Су́овем - кључем биу́... створ̌ичієљ. Створ̌ичієљ? Створ̌ичієљ. Чія̌ґље ȷ̈ще Мапес</text:p>
      <text:p text:style-name="P4">тр̌имау́а ну̊ж, якби ґо міяу́а за хвіље̌ ужич.</text:p>
      <text:p text:style-name="P4">- Са̌д̌іу́ас̌ - повієд̌іяу́а Ј̈сс̌іка - же я, зная̌ца таȷ̈мніце Вієљќј Мачієр̌и, ніє</text:p>
      <text:p text:style-name="P4">познау́абим створ̌ичієља?</text:p>
      <text:p text:style-name="P4">Мапес опущіу́а ну̊ж.</text:p>
      <text:p text:style-name="P4">- Моя пані, ќди обцуȷ̈ с̌іє̌ з пророцтвем так ду́уґі час, хвіља обявієнія ȷ̈ст шоќм.</text:p>
      <text:p text:style-name="P4">Ј̈сс̌іка помис̌љау́а о пророцтвіє - о Шарі-а і цау́еј панопљія пропгетіцус, о яќјс̌ Бене</text:p>
      <text:p text:style-name="P4">Ґессеріт з Місс̌іёнарія Протецтіва зр̌уцонеј ту цау́е стуљечія тему, запевне давно юж змару́еј,</text:p>
      <text:p text:style-name="P4">кту̊ра ȷ̈днак ос̌ія̌ґне̌у́а сву̊ј цељ: защепіу́а тим људ̌іём міт дља охрони с̌іу̊стр Бене Ґессеріт,</text:p>
      <text:p text:style-name="P4">ґдиби певнеґо днія кту̊рас̌ знаљазу́а с̌іє̌ в опау́ах. Цу̊ж, тен д̌ієњ надшеду́. Мапес всуне̌у́а ну̊ж</text:p>
      <text:p text:style-name="P4">з повротем до похви.</text:p>
      <text:p text:style-name="P4">- То ȷ̈ст нієтрвау́е остр̌е, моя пані. Нос̌ ȷ̈ пр̌и собіє. Вистарчи, же бе̌д̌іє ду́ужеј ніж</text:p>
      <text:p text:style-name="P4">тид̌ієњ з даља од чіяу́а, а зачніє с̌іє̌ розпадач. Он ȷ̈ст тву̊ј, тен за̌б сгаі-гу-људа, на цау́е твоȷ̈</text:p>
      <text:p text:style-name="P4">жичіє.</text:p>
      <text:p text:style-name="P2"><text:soft-page-break/>Ј̈сс̌іка вичія̌ґне̌у́а ре̌ке̌, заризиковау́а заґраніє:</text:p>
      <text:p text:style-name="P4">- Мапес, шговау́ас̌ безкрваве остр̌е.</text:p>
      <text:p text:style-name="P4">Мапес запару́о дех, упущіу́а ну̊ж в похвіє на ду́оњ Ј̈сс̌ікі і розервау́а бра̌зови станік</text:p>
      <text:p text:style-name="P4">заводза̌ц:</text:p>
      <text:p text:style-name="P4">- Бієр̌ воде̌ моȷ̈ґо жичія!</text:p>
      <text:p text:style-name="P4">Ј̈сс̌іка виȷ́у́а ну̊ж з похви. Аљеж љс̌ніу́! Сќровау́а чубек кљінґі в строне̌ Мапес</text:p>
      <text:p text:style-name="P4">і зауважиу́а, як кобієте̌ оґарнія страх віє̌кши ніж страх пр̌ед с̌мієрчія̌. Чижби тручізна</text:p>
      <text:p text:style-name="P4">в штиху? - помис̌љау́а. Одхиљіу́а штих до ґу̊ри, остр̌ем кљінґі дељікатніє драсне̌у́а Мапес над</text:p>
      <text:p text:style-name="P4">љева̌ пієрс̌ія̌. Випу́ине̌у́а ґе̌ста крев, кту̊ра правіє натихміяст закр̌епу́а. Уљтрашибка коаґуљаця</text:p>
      <text:p text:style-name="P4">- помис̌љау́а Ј̈сс̌іка. - Мутаця затр̌имуя̌ца віљґотнощ? Всуне̌у́а остр̌е до похви.</text:p>
      <text:p text:style-name="P4">- Запніј суќнке̌, Мапес - повієд̌іяу́а.</text:p>
      <text:p text:style-name="P4">Мапес усу́ухау́а држа̌ц на цау́им чієље. Позбавіёне біяу́ка очи вљепіёне биу́и в Ј̈сс̌іке̌.</text:p>
      <text:p text:style-name="P4">- Наша ȷ̈стес̌ - вимамротау́а. - Ј̈стес̌ Та̌ Ј̈дина̌.</text:p>
      <text:p text:style-name="P4">Розљеґу́ с̌іє̌ у́оскот товар̌иша̌ци кољејнему виу́адункові пр̌и браміє. Мапес шибко</text:p>
      <text:p text:style-name="P4">порвау́а тквія̌ци в похвіє ну̊ж і <text:soft-page-break/>всуне̌у́а ґо Ј̈сс̌іце за станік.</text:p>
      <text:p text:style-name="P4">- Каждеґо, кто ујр̌и тен ну̊ж, тр̌еба очищіч љуб забіч! - варкне̌у́а. - Вієш о тим, моя</text:p>
      <text:p text:style-name="P4">пані!</text:p>
      <text:p text:style-name="P4">Тераз вієм - помис̌љау́а Ј̈сс̌іка.</text:p>
      <text:p text:style-name="P4">Траґар̌е одȷ̈хаљі ніє входза̌ц до Вієљќј Саљі. Мапес успокоіу́а с̌іє̌.</text:p>
      <text:p text:style-name="P4">- Ніє очищені, кту̊р̌и від̌ієљі крисну̊ж, ніє моґа̌ живі опущіч Арракіс, Ніґди о тим ніє</text:p>
      <text:p text:style-name="P4">запомніј, моя пані. Повієр̌оно чі крисну̊ж. - Одетхне̌у́а ґу́е̌боко. - Тераз справа мус̌і с̌іє̌</text:p>
      <text:p text:style-name="P4">точич ву́асним торем. Ніє можна теґо пр̌ис̌пієшич.</text:p>
      <text:p text:style-name="P4">Спојр̌ау́а на спіє̌тр̌оне стоси скр̌ињ і зваљоне на купе̌ воку̊у́ ніх р̌ечи. - А мами ту</text:p>
      <text:p text:style-name="P4">споро роботи дља забічія часу.</text:p>
      <text:p text:style-name="P4">Ј̈сс̌іка біу́а с̌іє̌ з мис̌љамі. Справа мус̌і с̌іє̌ точич ву́асним торем. Биу́а то формуу́а типова</text:p>
      <text:p text:style-name="P4">дља закље̌ч маґічних Місс̌іёнарія Протецтіва - „Надејщіе Маткі Вієљебнеј вољнощ вам</text:p>
      <text:p text:style-name="P4">ніёса̌цеј”. Аље я ніє ȷ̈стем Матка̌ Вієљебна̌ - помис̌љау́а Ј̈сс̌іка. І зараз потем: Вієљка</text:p>
      <text:p text:style-name="P4">Мачієр̌и! І те̌ ту всад̌іљі! То допієро мус̌і бич упіёрне мієјше!</text:p>
      <text:p text:style-name="P4">Мапес запитау́а здавковим тонем:</text:p>
      <text:p text:style-name="P4">- Од чеґо кажеш мі зача̌ч, моя пані?</text:p>
      <text:p text:style-name="P4"><text:soft-page-break/>Інстинкт остр̌еґу́ Ј̈сс̌іке̌, би подтр̌имау́а у̊в обоȷ́тни тон. Повієд̌іяу́а:</text:p>
      <text:p text:style-name="P4">- Там стоі портрет Стареґо Кс̌іє̌чія, тр̌еба ґо завієс̌іч на бочнеј щіаніє в ядаљні. У́еб бика</text:p>
      <text:p text:style-name="P4">мус̌і пу̊јщ на щіане̌ з друґієј строни напр̌ечівко маљовіду́а.</text:p>
      <text:p text:style-name="P4">Мапес подешу́а до ґу́ови бика.</text:p>
      <text:p text:style-name="P4">- Аљеж то звієр̌е̌ мус̌іяу́о бич вієљќ, жеби нос̌іч такі у́еб - повієд̌іяу́а. Нахиљіу́а с̌іє̌. Бе̌де̌ мус̌іяу́а то најпієрв очищіч, нієправдаж, моя пані?</text:p>
      <text:p text:style-name="P2">- Ніє.</text:p>
      <text:p text:style-name="P4">- Пр̌ечієж роґі љепія̌ му с̌іє̌ од бруду.</text:p>
      <text:p text:style-name="P4">- То ніє бруд, Мапес. То крев ојца нашеґо кс̌іє̌чія. Те роґі зостау́и сприскане</text:p>
      <text:p text:style-name="P4">пр̌езрочистим утрваљачем в паре̌ ґод̌ін по тим, як ово звієр̌е̌ забіу́о Стареґо Кс̌іє̌чія.</text:p>
      <text:p text:style-name="P4">Мапес подніёсу́а с̌іє̌.</text:p>
      <text:p text:style-name="P4">- Ах так! - повієд̌іяу́а.</text:p>
      <text:p text:style-name="P4">- То тиљко крев - р̌еку́а Ј̈сс̌іка.- І до теґо стара. Вез́ собіє тераз коґос̌ до помоци пр̌и</text:p>
      <text:p text:style-name="P4">завієшанію. Те паскудзтва са̌ чіє̌жќ.</text:p>
      <text:p text:style-name="P4">- Мис̌љау́ас̌, же крев робі на мніє враженіє? - спитау́а Мапес. - Походзе̌ з пустині</text:p>
      <text:p text:style-name="P4">і від̌іяу́ам вієље крві.</text:p>
      <text:p text:style-name="P4"><text:soft-page-break/>- То... то відач - повієд̌іяу́а Ј̈сс̌іка.</text:p>
      <text:p text:style-name="P4">- В тим трохе̌ своȷ̈ј ву́аснеј - додау́а Мапес. - Віє̌цеј, ніж упущіу́ас̌ мі свим љеккім</text:p>
      <text:p text:style-name="P4">драс̌ніє̌чієм.</text:p>
      <text:p text:style-name="P4">- Вољау́абис̌, жебим чіє̌у́а ґу́е̌бієј?</text:p>
      <text:p text:style-name="P4">- Ах, ніє! І так води чіяу́а љедво старча, жеби нія̌ ȷ̈ще шафовач на повієтр̌у. Зробіу́ас̌</text:p>
      <text:p text:style-name="P4">то, цо наљежау́о.</text:p>
      <text:p text:style-name="P4">І Ј̈сс̌іка уважая̌ц на су́ова і спосу̊б виражанія с̌іє̌ подхвичіу́а значенія укрите</text:p>
      <text:p text:style-name="P4">в крес̌љенію „вода чіяу́а”. Зну̊в одчуу́а пр̌иґне̌бієніє на мис̌љ о тим, чим ȷ̈ст вода на</text:p>
      <text:p text:style-name="P4">Арракіс.</text:p>
      <text:p text:style-name="P4">- Ґд̌іє мам порозвієшач на щіанах саљі ядаљнеј те цацка, моя пані? - запитау́а Мапес.</text:p>
      <text:p text:style-name="P4">Вчія̌ж практична, та Мапес - помис̌љау́а Ј̈сс̌іка.</text:p>
      <text:p text:style-name="P4">- Зру̊б, як уважаш, Мапес - одповієд̌іяу́а. - То правіє без ру̊жніци.</text:p>
      <text:p text:style-name="P4">- Як собіє жичиш, моя пані.</text:p>
      <text:p text:style-name="P4">Мапес шгиљіу́а с̌іє̌ і заче̌у́а одвіяч ґу́ове̌ з папієру̊в і шнурку̊в.</text:p>
      <text:p text:style-name="P4">- Забіу́о с̌іє̌ Стареґо Кс̌іє̌чія, цо? - замручау́а.</text:p>
      <text:p text:style-name="P4">- Чи мам везвач чі траґар̌а до помоци? - запитау́а Ј̈сс̌іка.</text:p>
      <text:p text:style-name="P4">- Дам собіє раде̌, моя пані.</text:p>
      <text:p text:style-name="P4"><text:soft-page-break/>Так, да собіє раде̌ - помис̌љау́а Ј̈сс̌іка. - То ткві в тим фремењскім створ̌енію: інстинкт</text:p>
      <text:p text:style-name="P4">радзенія собіє. Почуу́а ху́у̊д похви крисножа под станіќм, виображіу́а собіє ду́уґі у́ањцух</text:p>
      <text:p text:style-name="P4">кновањ Бене Ґессеріт, до кту̊реґо зостау́о тутај доу́а̌чоне кољејне оґніво. Д̌іє̌кі овим</text:p>
      <text:p text:style-name="P4">кнованіём пр̌етрвау́а в критичнеј хвіљі. „Ніє можна теґо пр̌ис̌пієшич” - повієд̌іяу́а</text:p>
      <text:p text:style-name="P4">Мапес. А ȷ̈днак вичувау́о с̌іє̌ ту яќс̌ темпо на зу́аманіє карку, кту̊ре напеу́ніяу́о Ј̈сс̌іке̌</text:p>
      <text:p text:style-name="P4">зу́им пр̌ечучієм. І ані вшистќ пр̌иґотованія Місс̌іёнарія Протецтіва, ані доконана пр̌ез ніє</text:p>
      <text:p text:style-name="P4">довієр̌ая̌цеґо нічему Гавата інспекця теј звієњчонеј бљанкамі камієннеј будовљі ніє</text:p>
      <text:p text:style-name="P4">моґу́и розвіяч теґо пр̌ечучія.</text:p>
      <text:p text:style-name="P4">- Ќди то позавієшаш, зачніј розпаковивач скр̌иніє - повієд̌іяу́а Ј̈сс̌іка. - Кту̊рис̌</text:p>
      <text:p text:style-name="P2">з траґар̌и пр̌и браміє ма вшистќ кључе і віє, ґд̌іє мая̌ іщ р̌ечи. Вез́ од нієґо кључе</text:p>
      <text:p text:style-name="P4">і љісте̌. Ґдиби повстау́и яќс̌ ва̌тпљівощі, бе̌де̌ в поу́удніёвим скр̌идље.</text:p>
      <text:p text:style-name="P4">- Як собіє жичиш, моя пані.</text:p>
      <text:p text:style-name="P4">Одходза̌ц Ј̈сс̌іка помис̌љау́а: Гават <text:soft-page-break/>може уважач, же та резиденця ȷ̈ст безпієчна, аље</text:p>
      <text:p text:style-name="P4">в тим дому ȷ̈ст цос̌ зу́еґо. Чуȷ́ то.</text:p>
      <text:p text:style-name="P4">Оґарне̌у́а я̌ наґу́а потр̌еба зобаченія с̌іє̌ з синем. Рушиу́а в ќрунку скљепіёнеґо вијщіа</text:p>
      <text:p text:style-name="P4">на коритар̌ провадза̌ци до саљі ядаљнеј і скр̌идеу́ мієшкаљних. Шу́а цораз шибчієј, правіє юж</text:p>
      <text:p text:style-name="P4">бієґу́а. Мапес пр̌ервау́а зд̌ієраніє опакованія з ґу́ови бика і спојр̌ау́а на пљеци одходза̌цеј</text:p>
      <text:p text:style-name="P4">постачі.</text:p>
      <text:p text:style-name="P2">- То ОНА з цау́а̌ певнощіа̌ - вимручау́а. - Бієдацтво.</text:p>
      <text:p text:style-name="P4">8</text:p>
      <text:p text:style-name="P4">„Иуег! Иуег! Иуег!” - бр̌мі рефрен.- „Міљіён с̌мієрчі за мау́о биу́о дља</text:p>
      <text:p text:style-name="P4">Иуеґо!”</text:p>
      <text:p text:style-name="P4">з „Гісторії д̌ієчіњства Муад’Діба” піу̊ра кс̌іє̌жнічкі Іруљан</text:p>
      <text:p text:style-name="P4">Др̌ві стау́и отворем і Ј̈сс̌іка пр̌еста̌піу́а ȷ̈, вкрачая̌ц до покою о жу̊у́тих щіанах.</text:p>
      <text:p text:style-name="P4">З љевеј строни чія̌ґне̌у́а с̌іє̌ ніска, обіта чарна̌ ску̊ра̌ у́ава, пр̌и нієј два пусте реґау́и; пе̌кате</text:p>
      <text:p text:style-name="P4">бокі віша̌цеј фљашкі на воде̌ обрастау́ кур̌. Под права̌ щіана̌, пр̌и друґіх др̌віях, стау́о</text:p>
      <text:p text:style-name="P4">віє̌цеј реґау́у̊в, ораз біюрко з Каљадану і тр̌и кр̌есу́а. Под окнамі доку́адніє на впрост Ј̈сс̌ікі</text:p>
      <text:p text:style-name="P4"><text:soft-page-break/>стау́ одвру̊цони до нієј пљецамі доктор Иуег, запатр̌они на с̌віят за шиба̌. По чіхутку Ј̈сс̌іка</text:p>
      <text:p text:style-name="P4">зробіу́а насте̌пни крок в ґу́а̌б покою. Зауважиу́а, же Иуег ма виміє̌та̌ маринарке̌ з біяу́а̌ смуґа̌</text:p>
      <text:p text:style-name="P4">на љевим у́окчію, якби доктор опару́ с̌іє̌ о креде̌. Од тиу́у виґља̌дау́ як безчієљесни паяц в за</text:p>
      <text:p text:style-name="P4">дужеј чарнеј од̌ієжи, завієшона в повієтр̌у карикатура чекая̌ца на порушеніє шнуркамі</text:p>
      <text:p text:style-name="P4">пр̌ез аніматора. Жичіє биу́о ȷ̈диніє в канчіястеј ґу́овіє о ду́уґіх, гебанових ву́осах уȷ́тих</text:p>
      <text:p text:style-name="P4">на рамієнію в сребрни пієрщіењ Академії Сук - обрацая̌цеј с̌іє̌ нієзначніє в с̌љад за якіміс̌</text:p>
      <text:p text:style-name="P4">порушеніямі на двор̌е. Поновніє розејр̌ау́а с̌іє̌ по покою ніє знајдуя̌ц с̌љаду сина. Вієд̌іяу́а</text:p>
      <text:p text:style-name="P4">ȷ̈днак, же замкніє̌те др̌ві з правеј строни провадза̌ до нієвієљќј сипіяљні, на кту̊ра̌ Пауљ</text:p>
      <text:p text:style-name="P4">виражіу́ охоте̌.</text:p>
      <text:p text:style-name="P4">- Д̌ієњ добри, доктор̌е Иуег - повієд̌іяу́а. - Ґд̌іє ȷ̈ст Пауљ?</text:p>
      <text:p text:style-name="P4">Иуег скіна̌у́ ґу́ова̌ якби под адресем коґос̌ за окнем і ніє одврацая̌ц с̌іє̌ повієд̌іяу́</text:p>
      <text:p text:style-name="P4">нієобецним тонем:</text:p>
      <text:p text:style-name="P4">- Тву̊ј син биу́ зме̌чони, Ј̈сс̌іко. Одесу́ау́ем ґо до са̌с̌ієднієґо покою, <text:soft-page-break/>би одпоча̌у́.</text:p>
      <text:p text:style-name="P4">Наґље зештивніяу́, одвру̊чіу́ с̌іє̌ раптовніє, ва̌си опаду́и му на пурпурове варґі.</text:p>
      <text:p text:style-name="P4">- Вибач, моя̌ пані! Мис̌љамі биу́ем бардзо даљеко... я... ніє хчіяу́ем, жеби то забр̌міяу́о</text:p>
      <text:p text:style-name="P4">так поуфаље.</text:p>
      <text:p text:style-name="P4">Ус̌мієхне̌у́а с̌іє̌, вичія̌ґая̌ц права̌ ду́оњ. Пр̌ез хвіље̌ обавіяу́а с̌іє̌, же он може укље̌кна̌ч.</text:p>
      <text:p text:style-name="P4">- Дај споку̊ј, Вељљінґтон.</text:p>
      <text:p text:style-name="P4">- Жеби так с̌іє̌ одезвач до чієбіє... я...</text:p>
      <text:p text:style-name="P4">- Знами с̌іє̌ юж шещ љат - повієд̌іяу́а. - Највижши час, би в чтери очи дач собіє споку̊ј</text:p>
      <text:p text:style-name="P4">з етиќта̌ мініёнеґо окресу.</text:p>
      <text:p text:style-name="P4">Иуег здобиу́ с̌іє̌ на ва̌ту́и ус̌мієх. Виґља̌да на то, же мі с̌іє̌ удау́о. Тераз она бе̌д̌іє</text:p>
      <text:p text:style-name="P4">уважау́а, же вшистко, цокољвієк ȷ̈ст в моім захованію нієзвику́еґо, виніка з заку́опотанія.</text:p>
      <text:p text:style-name="P4">Ніє бе̌д̌іє дошуківач с̌іє̌ ґу́е̌бших мотиву̊в, скоро юж зна одповієд̌ь.</text:p>
      <text:p text:style-name="P4">- Здаȷ̈ с̌іє̌, же буяу́ем в обу́оках - повієд̌іяу́. - Обавіям с̌іє̌, же ќди тиљко... робі мі с̌іє̌</text:p>
      <text:p text:style-name="P2">чієбіє щеґу̊љніє жаљ, мис̌ље̌ о тобіє яко о... но, Ј̈сс̌іце.</text:p>
      <text:p text:style-name="P4">- Жаљ чі мніє? Дљачеґо у љіха?</text:p>
      <text:p text:style-name="P4">Иуег взрушиу́ раміёнамі. Давно <text:soft-page-break/>тему здау́ собіє справе̌, же в пр̌ечівієњствіє до ȷ̈ґо</text:p>
      <text:p text:style-name="P4">Ванни Ј̈сс̌іка ніє биу́а обдар̌она цау́ковітим правдому̊вствем. Мімо то завше в обецнощі</text:p>
      <text:p text:style-name="P4">Ј̈сс̌ікі тр̌имау́ с̌іє̌ правди, ȷ̈с̌љі тиљко с̌іє̌ дау́о. Так биу́о безпієчнієј.</text:p>
      <text:p text:style-name="P4">- Від̌іяу́ас̌ те̌ пљанете̌, моя... Ј̈сс̌іко. - Зая̌кна̌у́ с̌іє̌ пр̌и імієнію, аље брна̌у́ даљеј. - Якже</text:p>
      <text:p text:style-name="P4">яу́ова по Каљаданіє. І чі људ̌іє! Те мієщкі, кту̊ре міяљіс̌ми по дродзе, заводза̌це под свимі</text:p>
      <text:p text:style-name="P4">засу́онамі. Як оне на нас патр̌иу́и!</text:p>
      <text:p text:style-name="P4">Зу́ожиу́а ре̌це на пієрс̌іях вичувая̌ц там крисну̊ж, остр̌е виточоне, ȷ̈с̌љі вієр̌ич</text:p>
      <text:p text:style-name="P4">поґу́оском, з зе̌ба червія пустині.</text:p>
      <text:p text:style-name="P4">- По просту дљатеґо, же ȷ̈стес̌ми дља ніх обци - інні људ̌іє, інне обичаȷ̈. Знаљі ȷ̈диніє</text:p>
      <text:p text:style-name="P4">Гарконнену̊в. - Оміне̌у́а ґо спојр̌енієм виґља̌дая̌ц пр̌ез окно. - Цо там випатр̌иу́ес̌ на</text:p>
      <text:p text:style-name="P4">двор̌е?</text:p>
      <text:p text:style-name="P4">- Људ̌і.</text:p>
      <text:p text:style-name="P4">Ј̈сс̌іка пр̌ешу́а пр̌ез поку̊ј стая̌ц у ȷ̈ґо боку, спојр̌ау́а на љево в строне̌ фасади будинку,</text:p>
      <text:p text:style-name="P4">там ґд̌іє ґапіу́ с̌іє̌ Иуег. Зобачиу́а двад̌ієщіа др̌ев паљмових росна̌цих в р̌е̌д̌іє, а под</text:p>
      <text:p text:style-name="P4">німі вимієчіёна̌ до чиста ґоу́а̌ зієміє̌. <text:soft-page-break/>Тарчови паркан одґрадзау́ ȷ̈ од дроґі, кту̊ра̌</text:p>
      <text:p text:style-name="P4">пр̌еход̌іљі људ̌іє в бурнусах. Поміє̌дзи соба̌ а људ̌ьмі Ј̈сс̌іка виу́овіу́а љедво ухвитне</text:p>
      <text:p text:style-name="P4">міґотаніє в повієтр̌у - од тарчи домовеј - і заче̌у́а студіёвач ту́ум пр̌еходніу̊в</text:p>
      <text:p text:style-name="P4">застанавіяя̌ц с̌іє̌, дљачеґо так заінтересоваљі Иуеґо. Появіу́а с̌іє̌ правіду́овощ і Ј̈сс̌іка аж</text:p>
      <text:p text:style-name="P4">пр̌ичісне̌у́а ду́оњ до пољічка: спојр̌енія, якімі пр̌еходніє мієр̌иљі др̌ева паљмове!</text:p>
      <text:p text:style-name="P4">Зобачиу́а в ніх завіщ, трохе̌ нієнавіщі... а навет учучіє над̌ієі. Вшиши вљепіяљі в ове</text:p>
      <text:p text:style-name="P4">др̌ева очи з тим самим виразем.</text:p>
      <text:p text:style-name="P4">- Вієш, цо оні мис̌ља̌? - запитау́ Иуег.</text:p>
      <text:p text:style-name="P4">- Управіяш читаніє в мис̌љах?</text:p>
      <text:p text:style-name="P4">- В іх мис̌љах - повієд̌іяу́. - Оні споґља̌дая̌ на те др̌ева і мис̌ља̌: „Там ȷ̈ст нас сту”. То</text:p>
      <text:p text:style-name="P4">ву́ас̌ніє мис̌ља̌.</text:p>
      <text:p text:style-name="P4">Обру̊чіу́а ку нієму заінтриґована̌ твар̌.</text:p>
      <text:p text:style-name="P4">- Дљачеґо?</text:p>
      <text:p text:style-name="P4">- То са̌ дактиљовце - повієд̌іяу́. - Ј̈дна паљма дактиљова потр̌ебуȷ̈ чтерд̌ієщі љітру̊в</text:p>
      <text:p text:style-name="P4">води д̌ієнніє. А чу́овієк заљедвіє ос̌ієм. Пр̌ето паљма ру̊вна с̌іє̌ піє̌чію <text:soft-page-break/>људ̌іём. Там ȷ̈ст</text:p>
      <text:p text:style-name="P4">двад̌ієщіа паљм - сту људ̌і.</text:p>
      <text:p text:style-name="P4">- Љеч нієкту̊р̌и з тих људ̌і споґља̌дая̌ на др̌ева з над̌ієя̌.</text:p>
      <text:p text:style-name="P4">- Оні мая̌ ȷ̈диніє над̌ієȷ́, же спадніє трохе̌ дактиљі, тиље же то ніє сезон.</text:p>
      <text:p text:style-name="P4">- Споґља̌дами на те̌ пљанете̌ збит критичним оќм - повієд̌іяу́а. - Она ȷ̈ст нашим</text:p>
      <text:p text:style-name="P4">нієбезпієчењствем, љеч і над̌ієя̌ заразем. На пр̌иправіє можеми с̌іє̌ взбоґачіч. З пеу́на̌</text:p>
      <text:p text:style-name="P2">ќса̌ можеми ур̌а̌д̌іч тен с̌віят, як нам с̌іє̌ сподоба.</text:p>
      <text:p text:style-name="P4">І зас̌міяу́а с̌іє̌ в духу сама з с̌ієбіє: Коґо я ус̌іу́уȷ́ пр̌еконач? С̌мієх пр̌едару́ с̌іє̌ пр̌ез</text:p>
      <text:p text:style-name="P4">кра̌ґ ȷ̈ј мис̌љі, крухи, нієвесоу́и.</text:p>
      <text:p text:style-name="P4">- Аље безпієчењства с̌іє̌ ніє купі - повієд̌іяу́а.</text:p>
      <text:p text:style-name="P4">Иуег одвру̊чіу́ с̌іє̌ од нієј, би ніє від̌іяу́а ȷ̈ґо твар̌и.</text:p>
      <text:p text:style-name="P4">Ґдиби тиљко можна биу́о нієнавід̌іч тих људ̌і, заміяст іх кохач! Своім захованієм</text:p>
      <text:p text:style-name="P4">Ј̈сс̌іка под вієљома взґље̌дамі пр̌ипомінау́а му Ванне̌. Ј̈днак ова мис̌љ нар̌уцау́а своȷ̈</text:p>
      <text:p text:style-name="P4">ву́асне риґори умацніяя̌ц ґо в да̌женію до визначонеґо цељу. Кре̌те са̌ дроґі окручієњства</text:p>
      <text:p text:style-name="P4">Гарконнену̊в. Може Ванна жиȷ̈. Он <text:soft-page-break/>мус̌і с̌іє̌ пр̌еконач.</text:p>
      <text:p text:style-name="P4">- Ніє мартв с̌іє̌ о нас, Вељљінґтон - повієд̌іяу́а Ј̈сс̌іка. - То наша справа, ніє твоя.</text:p>
      <text:p text:style-name="P4">Она мис̌љі, же я с̌іє̌ мартвіє̌ о нія̌! Мруґанієм повстр̌имау́ у́зи. І мартвіє̌ с̌іє̌, очивіщіе.</text:p>
      <text:p text:style-name="P4">Аље я муше̌ стана̌ч пр̌ед шатањскім баронем по виконанію заданія і викор̌истач своя̌</text:p>
      <text:p text:style-name="P4">ȷ̈дина̌ шансе̌ удер̌енія втеди, ґди ȷ̈ст најсу́абши - в моменчіє ȷ̈ґо тріюмфу! - Вестхна̌у́.</text:p>
      <text:p text:style-name="P4">- Ніє обудзе̌ Пауља, ȷ̈с̌љі до нієґо зајр̌е̌? - спитау́а.</text:p>
      <text:p text:style-name="P4">- Бинајмнієј. Дау́ем му с̌родек успокаяя̌ци.</text:p>
      <text:p text:style-name="P4">- Добр̌е знос̌і зміяне̌?</text:p>
      <text:p text:style-name="P4">- Ј̈ст тиљко нієцо осу́абіёни. І подекшитовани, аље кту̊риж піє̌тнастољатек би ніє биу́ в теј</text:p>
      <text:p text:style-name="P4">ситуацї. - Подшеду́ до др̌ві, отвор̌иу́ ȷ̈. - Тутај ȷ̈ст.</text:p>
      <text:p text:style-name="P4">Пода̌живши за нім Ј̈сс̌іка зајр̌ау́а в пу̊у́мрок сипіяљні. На ва̌скім у́у̊жку пољовим Пауљ</text:p>
      <text:p text:style-name="P4">љежау́ з ȷ̈дна̌ ре̌ка̌ шгована̌ под чієнкім пр̌икричієм, друґа̌ одр̌учіу́ за ґу́ове̌. Љістевкі жаљузї</text:p>
      <text:p text:style-name="P4">в окніє пр̌и у́у̊жку ткау́и канве̌ чієні на ȷ̈ґо твар̌и і коцу. Ј̈сс̌іка запатр̌иу́а с̌іє̌ на сина, на</text:p>
      <text:p text:style-name="P4">оваљ твар̌и якже подобни до ȷ̈ј <text:soft-page-break/>ву́аснеґо. Аље ву́оси міяу́ по кс̌іє̌чію - кољору ве̌ґља</text:p>
      <text:p text:style-name="P4">і нієсфорне. Ду́уґіє р̌е̌си закривау́и жу̊у́тавозієљоне очи. Ј̈сс̌іка ус̌мієхне̌у́а с̌іє̌ чуя̌ц, як</text:p>
      <text:p text:style-name="P4">опущая̌ я̌ обави. Знієнацка удер̌иу́о я̌ д̌ієд̌ічне піє̌тно в рисах твар̌и сина - матчини</text:p>
      <text:p text:style-name="P4">кштау́т очу і рисунек твар̌и, аље остре љініє ојца визієрау́и з теґо рисунку як виу́аніяя̌ца с̌іє̌</text:p>
      <text:p text:style-name="P4">з д̌ієчіњства дојр̌ау́ощ. Помис̌љау́а о рисах ху́опца яко пр̌ецудовним ефекчіє викљарованія</text:p>
      <text:p text:style-name="P4">пр̌ипадкових комбінацї - нієскоњчоних у́ањцуху̊в збієґу̊в окољічнощі спотикая̌цих</text:p>
      <text:p text:style-name="P4">с̌іє̌ в тим оґнівіє. Под впу́ивем овеј мис̌љі запраґне̌у́а укље̌кна̌ч пр̌и у́у̊жку і взія̌ч сина</text:p>
      <text:p text:style-name="P4">в раміёна, повстр̌имау́а я̌ тиљко обецнощ Иуеґо. Цофне̌у́а с̌іє̌, замкне̌у́а чіхо др̌ві.</text:p>
      <text:p text:style-name="P4">Иуег давно юж вру̊чіу́ под окно ніє моґа̌ц знієщ відоку спојр̌енія, якім Ј̈сс̌іка</text:p>
      <text:p text:style-name="P4">мієр̌иу́а сина. Дљачеґо Ванна ніє дау́а мі д̌ієчі? - задавау́ собіє питаніє. - Яко љекар̌ вієм,</text:p>
      <text:p text:style-name="P4">же ніє істніяу́а жадна фізична пр̌ичина. Чижби дља якіхс̌ рацї Бене Ґессеріт? Може</text:p>
      <text:p text:style-name="P4">визначоно ȷ̈ј інне заданіє? Яќж то <text:soft-page-break/>знову заданіє? Кохау́а мніє, то певне.</text:p>
      <text:p text:style-name="P4">По раз пієрвши пр̌ишу́о му до ґу́ови, же може ȷ̈ст он фраґментем о вієље завіљшеґо</text:p>
      <text:p text:style-name="P4">і бард̌ієј скомпљікованеґо уку́аду, ніж потрафі оґарна̌ч своім умису́ем. Ј̈сс̌іка стане̌у́а пр̌и</text:p>
      <text:p text:style-name="P4">нім.</text:p>
      <text:p text:style-name="P2">- Іљеж цудовнеј безтроскі ве с̌ніє д̌ієцка - одезвау́а с̌іє̌.</text:p>
      <text:p text:style-name="P4">Одповієд̌іяу́ махінаљніє:</text:p>
      <text:p text:style-name="P4">- Ґдиби ȷ̈ще дорос̌љі потрафіљі с̌іє̌ так запомнієч.</text:p>
      <text:p text:style-name="P4">- Ґдиби...</text:p>
      <text:p text:style-name="P4">- Ґд̌іє ми то запр̌епащами? - вишемрау́.</text:p>
      <text:p text:style-name="P4">Спојр̌ау́а на нієґо похвичівши застанавіяя̌це бр̌мієніє ȷ̈ґо ґу́осу, аље духем биу́а</text:p>
      <text:p text:style-name="P4">вчія̌ж пр̌и Пауљу, розмис̌љая̌ц над новимі риґорамі ȷ̈ґо научанія тутај, над зміянамі в ȷ̈ґо</text:p>
      <text:p text:style-name="P4">обецним жичію - якже ру̊жнимі од жичія, яќ ќдис̌ дља нієґо замис̌љаљі.</text:p>
      <text:p text:style-name="P4">- Ми р̌ечивіщіе цос̌ запр̌епащами - повієд̌іяу́а.</text:p>
      <text:p text:style-name="P4">Вијр̌ау́а в право на скарпе̌ з ґарбамі сфатиґованих пр̌ез віятр шарозієљоних кр̌аку̊в закур̌оне љіщіе і вишгніє̌те, шпоніясте ґау́е̌зіє. Занадто чіємне нієбо <text:soft-page-break/>завісу́о над скарпа̌ як</text:p>
      <text:p text:style-name="P4">кљекс, а мљечни бљаск су́оњца Арракіс надавау́ краёбразові сребр̌истеј пос̌віяти - як с̌віяту́о</text:p>
      <text:p text:style-name="P4">укритеґо под ȷ̈ј станіќм крисноз́а.</text:p>
      <text:p text:style-name="P4">- Нієбо ȷ̈ст таќ чіємне - повієд̌іяу́а.</text:p>
      <text:p text:style-name="P4">- Че̌щіово з браку віљґочі.</text:p>
      <text:p text:style-name="P4">- Вода! - фукне̌у́а. - Вшистко, цо тутај зачнієш, скоњчи с̌іє̌ на браку води!</text:p>
      <text:p text:style-name="P4">- Ј̈ст то највіє̌кша таȷ̈мніца Арракіс - повієд̌іяу́.</text:p>
      <text:p text:style-name="P4">- Дљачеґо тутај ȷ̈ст так мау́о води? Са̌ пр̌ечієж скау́и вуљканічне. Ј̈ст кіљканащіе з́ру̊деу́</text:p>
      <text:p text:style-name="P4">енерґії, кту̊ре моґе̌ вимієніч. Ј̈ст љу̊д пољарни. Му̊ві с̌іє̌, же ніє можна вієрчіч на пустині гураґани і піяхопу́иви ніща̌ інстаљацȷ̈ шибчієј, ніж с̌іє̌ ȷ̈ і монтуȷ̈, о іље вчес̌нієј ȷ̈ще</text:p>
      <text:p text:style-name="P4">ніє допадна̌ чіє̌ червіє. Ніґди ніє натрафіёно там на с̌љад води, так чи овак. Љеч таȷ̈мніца,</text:p>
      <text:p text:style-name="P4">Вељљінґтон, правд̌іва таȷ̈мніца, то студніє вивієрцоне в тутејших басенах і нієцках.</text:p>
      <text:p text:style-name="P4">Читау́ес̌ о ніх?</text:p>
      <text:p text:style-name="P4">- На поча̌тку струмичек і на тим конієц.</text:p>
      <text:p text:style-name="P4">- Љеч, Вељљінґтон, то ȷ̈ст допієро таȷ̈мніца. Биу́а вода. Вода висиха. І ніґди юж ніє ма</text:p>
      <text:p text:style-name="P4">там води. Ј̈днакже друґіє вієрценіє <text:soft-page-break/>туж обок даȷ̈ тен сам ефект: струмичек, кту̊ри с̌іє̌ урива.</text:p>
      <text:p text:style-name="P4">Чи ніґди то нікоґо ніє зачієкавіу́о?</text:p>
      <text:p text:style-name="P4">- То ȷ̈ст чієкаве - повієд̌іяу́. - Подејр̌еваш яќс̌ процеси жичіёве? Чи ніє вишу́оби то</text:p>
      <text:p text:style-name="P4">в пру̊бках рдзенія?</text:p>
      <text:p text:style-name="P4">- Цо би вишу́о? Обца субстанця рос̌љінна... аљбо звієр̌е̌ца? Кто би я̌ розпознау́?</text:p>
      <text:p text:style-name="P4">Одвру̊чіу́а с̌іє̌ поновніє до скарпи.</text:p>
      <text:p text:style-name="P4">- Вода зостаȷ̈ затр̌имана. Цос̌ затика ȷ̈ј ујщіе. То подејр̌евам.</text:p>
      <text:p text:style-name="P4">- Може пр̌ичина ȷ̈ст знана - повієд̌іяу́. - Гарконненовіє позамикаљі досте̌п до вієљу</text:p>
      <text:p text:style-name="P4">з́ру̊деу́ інформацї на темат Арракіс. Може мієљі пову̊д, аби то укрич.</text:p>
      <text:p text:style-name="P4">- Які пову̊д? - запитау́а. - А поза тим ȷ̈ст віљґоч в атмосфер̌е. Бардзо нієвієље, на певно,</text:p>
      <text:p text:style-name="P4">аље трохе̌ ȷ̈ст. То ґу́у̊вне з́ру̊ду́о тутејшеј води, збієранеј в одд̌ієљачу віятру і осаднікі. Ска̌д</text:p>
      <text:p text:style-name="P2">с̌іє̌ бієр̌е та віљґоч?</text:p>
      <text:p text:style-name="P4">- З чап пољарних?</text:p>
      <text:p text:style-name="P4">- Жімне повієтр̌е абсорбуȷ̈ нієвієље віљґочі, Вељљінґтон. Ј̈ст ту за куртина̌ Гарконнену̊в</text:p>
      <text:p text:style-name="P4">вієље справ, кту̊ре аж с̌іє̌ проша̌ бљіжшеґо збаданія і ніє вшистќ вія̌жа̌ с̌іє̌ безпос̌редніё</text:p>
      <text:p text:style-name="P4">з пр̌иправа̌.</text:p>
      <text:p text:style-name="P4"><text:soft-page-break/>- Р̌ечивіщіе ȷ̈стес̌ми за куртина̌ Гарконнену̊в - повієд̌іяу́. - Може би...</text:p>
      <text:p text:style-name="P4">Урвау́, спостр̌еґу́ши раптовна̌ інтенсивнощ, з яка̌ патр̌иу́а на нієґо.</text:p>
      <text:p text:style-name="P4">- Чи цос̌ с̌іє̌ стау́о?</text:p>
      <text:p text:style-name="P4">- Спосу̊б в які му̊віш „Гарконненовіє” - повієд̌іяу́а. - Навет в ґу́ос̌іє моȷ̈ґо кс̌іє̌чія</text:p>
      <text:p text:style-name="P4">ніє ма тиље яду, ќди вимавія он то знієнавідзоне іміє̌. Ніє вієд̌іяу́ам, же маш особісте</text:p>
      <text:p text:style-name="P4">поводи, би іх нієнавід̌іч, Вељљінґтон.</text:p>
      <text:p text:style-name="P4">Вієљка Мачієр̌и! Обуд̌іу́ем в нієј подејр̌енія! - помис̌љау́. - Тераз муше̌ ужич вшељкіх</text:p>
      <text:p text:style-name="P4">вибієґу̊в, якіх научиу́а мніє Ванна. Мам тиљко ȷ̈дно вијщіе: повієд̌ієч як највіє̌цеј</text:p>
      <text:p text:style-name="P4">правди.</text:p>
      <text:p text:style-name="P4">- Ніє вієд̌іяу́ас̌, же моя жона, моя Ванна - взрушиу́ раміёнамі, нієздољни му̊віч</text:p>
      <text:p text:style-name="P4">з поводу наґу́еґо скурчу в ґардље.</text:p>
      <text:p text:style-name="P4">- Оні...</text:p>
      <text:p text:style-name="P4">Су́ова увіє̌зу́и му в кртані. Впаду́ в попу́ох, зачісна̌у́ моцно повієкі, ніц правіє ніє</text:p>
      <text:p text:style-name="P4">чуя̌ц пру̊ч аґонії в пієрс̌і, допу̊кі якас̌ ду́оњ ніє доткне̌у́а дељікатніє ȷ̈ґо рамієнія.</text:p>
      <text:p text:style-name="P4"><text:soft-page-break/>- Вибач мі - повієд̌іяу́а Ј̈сс̌іка. - Ніє міяу́ам заміяру отвієрач старих ран.</text:p>
      <text:p text:style-name="P4">І помис̌љау́а: А то бидљакі! Ј̈ґо жона̌ биу́а Бене Ґессеріт - відач то в нім як на ду́оні.</text:p>
      <text:p text:style-name="P4">І очивіщіе Гарконненовіє я̌ замордоваљі. Ото кољејна нієще̌сна офіяра зу́а̌чона херемем</text:p>
      <text:p text:style-name="P4">нієнавіщі з Атридамі.</text:p>
      <text:p text:style-name="P4">- Пр̌епрашам - повієд̌іяу́. - Ніє моґе̌ о тим му̊віч.</text:p>
      <text:p text:style-name="P4">Отвор̌иу́ очи здая̌ц с̌іє̌ на вевне̌тр̌на̌ с̌віядомощ розпачи. То пр̌инајмнієј биу́а</text:p>
      <text:p text:style-name="P4">правда. Ј̈сс̌іка вод̌іу́а по нім спојр̌енієм затр̌имуя̌ц ȷ̈ на вистая̌цих кощіах</text:p>
      <text:p text:style-name="P4">пољічкових, на чіємних цекінах скос̌них очу як міґдау́и, на кремовеј цер̌е, на</text:p>
      <text:p text:style-name="P4">шнуречках ва̌су̊в звісая̌цих над пурпуровимі варґамі нічим портаљ, на ва̌скім</text:p>
      <text:p text:style-name="P4">подбру̊дку. Зауважиу́а, же брузди на чоље і пољічках с̌віядчиу́и тиљеж о вієку цо о тросках.</text:p>
      <text:p text:style-name="P4">Оґарна̌у́ я̌ ґу́е̌бокі афект до нієґо.</text:p>
      <text:p text:style-name="P4">- Жау́уȷ́, же чіє̌ спровад̌іљіс̌ми, Вељљінґтон, в то нієбезпієчне мієјше - повієд̌іяу́а.</text:p>
      <text:p text:style-name="P4">- Пр̌иȷ̈хау́ем з ву́аснеј вољі - одпару́. І то также биу́а правда.</text:p>
      <text:p text:style-name="P4">- Аље цау́а та пљанета ȷ̈ст пуу́апка̌ <text:soft-page-break/>Гарконнену̊в. Мус̌іш о тим вієд̌ієч.</text:p>
      <text:p text:style-name="P4">- Тр̌еба чеґос̌ віє̌цеј ніж пуу́апкі, би шгвитач кс̌іє̌чія Љето - повієд̌іяу́. І то также биу́а</text:p>
      <text:p text:style-name="P4">правда.</text:p>
      <text:p text:style-name="P4">- Може повіннам бард̌ієј в нієґо вієр̌ич - р̌еку́а. - Ј̈ст ґеніяљним тактиќм.</text:p>
      <text:p text:style-name="P2">- Зостаљіс̌ми вирвані з кор̌еніямі. Дљатеґо чуȷ̈ми с̌іє̌ нієпевніє.</text:p>
      <text:p text:style-name="P4">- А якже у́атво ȷ̈ст забіч викор̌еніёна̌ рос̌љіне̌ - повієд̌іяу́а. - Щеґу̊љніє ќди с̌іє̌ всад̌і</text:p>
      <text:p text:style-name="P4">я̌ ве вроґа̌ ґљебе̌.</text:p>
      <text:p text:style-name="P4">- Чи на певно та ґљеба ȷ̈ст вроґа?</text:p>
      <text:p text:style-name="P4">- Биу́и розрухи на тље води, ґди с̌іє̌ розніёсу́о, як вієље људ̌і кс̌ія̌же̌ ту спровадза повієд̌іяу́а. - Устау́и допієро втеди, ќди мієјшові довієд̌ієљі с̌іє̌, же інстаљуȷ̈ми нове</text:p>
      <text:p text:style-name="P4">одд̌ієљаче віятру і скрапљаче, би пр̌еȷ́у́и то бр̌еміє̌.</text:p>
      <text:p text:style-name="P4">- Води ȷ̈ст ту тиљко тиље, жеби утр̌имач људ̌і пр̌и жичію - повієд̌іяу́. - Оні вієдза̌, же ȷ̈с̌љі</text:p>
      <text:p text:style-name="P4">іх пр̌ибе̌д̌іє, а ніє звіє̌кши с̌іє̌ іљощ води до пічія, ȷ̈ј цена пу̊јд̌іє в ґу̊ре̌ і најбієднієјс̌і</text:p>
      <text:p text:style-name="P4">поумієрая̌. Аље кс̌ія̌же̌ розвія̌зау́ тен пробљем. Розрухи вцаље ніє муша̌ с̌віядчич о трвау́еј</text:p>
      <text:p text:style-name="P4">вроґощі до нієґо.</text:p>
      <text:p text:style-name="P4">- І страже - повієд̌іяу́а. - Вше̌д̌іє <text:soft-page-break/>страже. І тарче. Ґд̌іє спојр̌еч, вше̌д̌іє відач те̌</text:p>
      <text:p text:style-name="P4">мґієу́ке̌. Іначеј жиљіс̌ми на Каљаданіє.</text:p>
      <text:p text:style-name="P4">- Дајми теј пљанечіє шансе̌ - повієд̌іяу́.</text:p>
      <text:p text:style-name="P4">Љеч Ј̈сс̌іка поновніє сќровау́а камієнне спојр̌еніє за окно.</text:p>
      <text:p text:style-name="P4">- Чуȷ́ с̌мієрч в тим замку - р̌еку́а. - Гават виправіу́ тутај пр̌одем свих аґенту̊в в с̌іље</text:p>
      <text:p text:style-name="P4">батаљіёну. Тамчі ґвард̌іщі на зевна̌тр̌ то ȷ̈ґо људ̌іє. Траґар̌е то ȷ̈ґо људ̌іє. Зе скарбца без</text:p>
      <text:p text:style-name="P4">жадних вияс̌нієњ побієра с̌іє̌ вієљќ суми. А то означа тиљко ȷ̈дно: у́апу̊вкі в високіх</text:p>
      <text:p text:style-name="P4">сферах. - Потр̌а̌сне̌у́а ґу́ова̌. - Дока̌д крочи Тгуфір Гават, там ід̌іє с̌мієрч і здрада.</text:p>
      <text:p text:style-name="P4">- Очерніяш ґо.</text:p>
      <text:p text:style-name="P4">- Очерніям? Я ґо вихваљам. С̌мієрч і здрада, то тераз наша ȷ̈дина над̌ієя. Я по просту</text:p>
      <text:p text:style-name="P4">ніє мам зу́удзењ цо до метод Тгуфіра.</text:p>
      <text:p text:style-name="P4">- Повіннас̌... мієч пеу́не ре̌це роботи. Ніє зоставіч собіє ані хвіљі на таќ нієздрове...</text:p>
      <text:p text:style-name="P4">- Роботи! А цо іннеґо забієра мі правіє вшистќ хвіље, Вељљінґтон? Ј̈стем секретарка̌</text:p>
      <text:p text:style-name="P4">кс̌іє̌чія, мам тиље роботи, же <text:soft-page-break/>цод̌ієнніє довіядуȷ́ с̌іє̌, цо новеґо бе̌д̌іє мі спе̌дзач сен</text:p>
      <text:p text:style-name="P4">з повієк, а ȷ̈му навет ніє пр̌ијд̌іє до ґу́ови, же вієм о тим. - Зачісне̌у́а варґі і повієд̌іяу́а</text:p>
      <text:p text:style-name="P4">безбарвним ґу́осем: - Часамі застанавіям с̌іє̌, на іље моȷ̈ гандљове викштау́ценіє заважиу́о,</text:p>
      <text:p text:style-name="P4">же ȷ̈ґо вибу̊р паду́ на мніє.</text:p>
      <text:p text:style-name="P4">- Як мам то розумієч?</text:p>
      <text:p text:style-name="P4">Удер̌иу́ ґо ȷ̈ј цинічни тон, ґорич, яќј ніґди пр̌ед нім ніє уявніу́а.</text:p>
      <text:p text:style-name="P4">- Ніє са̌д̌іш, Вељљінґтон, же звія̌зана міу́ощіа̌ секретарка ȷ̈ст о нієбо певнієјша.</text:p>
      <text:p text:style-name="P4">- То ȷ̈ст пороніёни помису́, Ј̈сс̌іко.</text:p>
      <text:p text:style-name="P4">Реприменда сама пр̌ишу́а му на уста. Учучія кс̌іє̌чія до ȷ̈ґо конкубіни ніє буд̌іу́и</text:p>
      <text:p text:style-name="P4">ва̌тпљівощі. Вистарчиу́о тиљко спојр̌еч, як вод̌і за нія̌ очамі.</text:p>
      <text:p text:style-name="P4">Вестхне̌у́а.</text:p>
      <text:p text:style-name="P4">- Маш рацȷ́. Пороніёни.</text:p>
      <text:p text:style-name="P2">Поновніє обȷ́у́а с̌іє̌ раміёнамі пр̌ичіская̌ц до чіяу́а похве̌ з крисножем і мис̌ља̌ц</text:p>
      <text:p text:style-name="P4">о звія̌занеј з нім ніє закоњчонеј справіє.</text:p>
      <text:p text:style-name="P4">- Вкру̊тце пољеȷ̈ с̌іє̌ обфічіє крев - повієд̌іяу́а. - Гарконненовіє ніє спочна̌, допу̊кі ніє</text:p>
      <text:p text:style-name="P4">љеґна̌ в ґробіє, аљбо оні, аљбо му̊ј кс̌ія̌же̌. Барон ніє може запомнієч, <text:soft-page-break/>же Љето ȷ̈ст спокревніёни</text:p>
      <text:p text:style-name="P4">з кру̊љевскім родем - нієважне як даљеко - подчас ґди ґоднощі Гарконнену̊в походза̌</text:p>
      <text:p text:style-name="P4">з ќси КГОАМ. Аље задра, кту̊ра ткві в нім ґу́е̌боко до д̌іс̌, то с̌віядомощ, же по бітвіє под</text:p>
      <text:p text:style-name="P4">Цоррін ȷ̈ден з Атриду̊в сказау́ Гарконнена на баніцȷ́ за тху̊р̌оство.</text:p>
      <text:p text:style-name="P4">- Давна вендета - мрукна̌у́ Иуег. І почуу́ хвіљови пр̌ипу́ив запієку́еј нієнавіщі. Впаду́</text:p>
      <text:p text:style-name="P4">в с̌іду́а тамтеј давнеј вендети, кту̊ра забіу́а ȷ̈ґо Ванне̌, чи - цо ґорша - видау́а я̌ на тортури</text:p>
      <text:p text:style-name="P4">Гарконнену̊в до часу, аж ȷ̈ј ма̌ж спеу́ні іх жа̌данія. Давна вендета омотау́а ґо, а чі људ̌іє</text:p>
      <text:p text:style-name="P4">биљі че̌щіа̌ теј мордерчеј ґри. На іроніє̌ закравау́о, же така с̌мієрч моґу́аби розквітач тутај на</text:p>
      <text:p text:style-name="P4">Арракіс, ȷ̈диним ве вшехс̌вієчіє з́ру̊дље жичіёдајнеґо мељанжу, давци здровія.</text:p>
      <text:p text:style-name="P4">- О чим мис̌љіш? - спитау́а.</text:p>
      <text:p text:style-name="P4">- Мис̌ље̌, же за пр̌иправе̌ дая̌ юж на вољним ринку шещсет двад̌ієщіа тис̌іє̌ци сољаріс за</text:p>
      <text:p text:style-name="P4">декаґрам. За таќ боґацтво можна мієч вієље р̌ечи.</text:p>
      <text:p text:style-name="P4">- Чи і ти ніє ȷ̈стес̌ вољни од хчівощі, Вељљінґтон?</text:p>
      <text:p text:style-name="P4">- То ніє хчівощ.</text:p>
      <text:p text:style-name="P4"><text:soft-page-break/>- А цо?</text:p>
      <text:p text:style-name="P4">Взрушиу́ раміёнамі.</text:p>
      <text:p text:style-name="P4">- Банау́. - Спојр̌ау́ на нія̌. - Паміє̌таш смак свеј пієрвшеј пр̌иправи?</text:p>
      <text:p text:style-name="P4">- Смаковау́а як цинамон.</text:p>
      <text:p text:style-name="P4">- Љеч ніґди два рази так само - повієд̌іяу́. - Она ȷ̈ст як жичіє, за каждим разем, ќди</text:p>
      <text:p text:style-name="P4">ȷ̈ј коштуȷ̈ш, указуȷ̈ інна̌ твар̌. Нієкту̊р̌и утр̌имуя̌, же пр̌иправа вивоу́уȷ̈ смакови</text:p>
      <text:p text:style-name="P4">одрух варункови. Пр̌еконуя̌ц с̌іє̌, же то му добр̌е робі, чіяу́о пр̌ијмуȷ̈ смак яко пр̌иȷ̈мни</text:p>
      <text:p text:style-name="P4">- з љекка еуфорични. І так, як жичія, ніґди ніє уда с̌іє̌ пр̌иправи вієрніє зсинтетизовач.</text:p>
      <text:p text:style-name="P4">- Мис̌ље̌, же ма̌др̌еј бис̌ми зробіљі уходза̌ц яко ренеґачі поза ґраніце Імперіюм повієд̌іяу́а.</text:p>
      <text:p text:style-name="P4">Зорієнтовау́ с̌іє̌, же ґо ніє су́уха, застановіу́ с̌іє̌ ґу́е̌боко над ȷ̈ј су́овамі. Так, дљачеґо ніє</text:p>
      <text:p text:style-name="P4">змус̌іу́а кс̌іє̌чія, би так зробіу́? Може ґо змус̌іч досу́овніє до вшистќґо. Зача̌у́ му̊віч</text:p>
      <text:p text:style-name="P4">шибко, понієваж биу́а в тим правда і оказя до зміяни темату:</text:p>
      <text:p text:style-name="P4">- Чи узнаш то за зухвау́ощ з моȷ̈ј строни... Ј̈сс̌іко, ȷ̈с̌љі задам чі особісте питаніє?</text:p>
      <text:p text:style-name="P4">Пр̌итуљіу́а с̌іє̌ до вистая̌цеґо парапету пр̌ешита <text:soft-page-break/>нієвиту́умачаљним нієпокоȷ̈м.</text:p>
      <text:p text:style-name="P4">- Очивіщіе, же ніє. Ј̈стес̌... моім пр̌иячієљем.</text:p>
      <text:p text:style-name="P4">- Дљачеґо ніє змус̌іу́ас̌ кс̌іє̌чія, би чіє̌ пос̌љубіу́?</text:p>
      <text:p text:style-name="P4">Одвру̊чіу́а с̌іє̌, з поднієс̌іёна̌ ґу́ова̌, з оґнієм в очах.</text:p>
      <text:p text:style-name="P4">- Змус̌іч ґо до пос̌љубієнія мніє? Аље...</text:p>
      <text:p text:style-name="P2">- Ніє повінієнем биу́ питач - повієд̌іяу́.</text:p>
      <text:p text:style-name="P4">- Ніє. - Взрушиу́а раміёнамі. - Істнієя̌ по тему важне рацȷ̈ пољітичне: допу̊кі му̊ј кс̌ія̌же̌</text:p>
      <text:p text:style-name="P4">ȷ̈ст вољни, цо понієкту̊ре з високіх роду̊в моґа̌ надаљ љічич на кољіґацȷ́. Поза тим... вестхне̌у́а. - Мотивованіє људ̌і, наґінаніє іх до своȷ̈ј вољі витвар̌а в нас цинічни</text:p>
      <text:p text:style-name="P4">стосунек до чу́овієчењства. Поніжа оно вшистко, чеґо доткніє. Ґдибим ґо змус̌іу́а до</text:p>
      <text:p text:style-name="P4">теґо... то якби ніє он то зробіу́.</text:p>
      <text:p text:style-name="P4">- Цос̌ таќґо моґу́аби повієд̌ієч моя Ванна - вишептау́. І то также биу́а правда. Закриу́</text:p>
      <text:p text:style-name="P4">ду́онія̌ уста, пр̌еу́икая̌ц нервово. Ніґди ніє биу́ бљіжеј визнанія, висповіяданія с̌іє̌ пр̌ед нія̌ зе</text:p>
      <text:p text:style-name="P4">своȷ̈ј потаȷ̈мнеј рољі.</text:p>
      <text:p text:style-name="P4">Ј̈сс̌іка одезвау́а с̌іє̌, нівеча̌ц у̊в момент.</text:p>
      <text:p text:style-name="P4">- Поза тим, Вељљінґтон, кс̌ія̌же̌ то в <text:soft-page-break/>істочіє дву̊х људ̌і. Ј̈днеґо з ніх бардзо кохам. Ј̈ст</text:p>
      <text:p text:style-name="P4">урочи, довчіпни, дељікатни... чуу́и - ма то вшистко, чеґо може кобієта запраґна̌ч. Љеч</text:p>
      <text:p text:style-name="P4">тамтен друґі ме̌жчизна ȷ̈ст жімни, ґрубоску̊рни, ву́адчи, еґоістични - остри і окрутни як</text:p>
      <text:p text:style-name="P4">жімови віятр. То чу́овієк укштау́товани пр̌ез ојца. - Твар̌ ȷ̈ј с̌іє̌ викр̌ивіу́а. - Шкода, же</text:p>
      <text:p text:style-name="P4">тен старух ніє змару́, ґди народ̌іу́ с̌іє̌ му̊ј кс̌ія̌же̌!</text:p>
      <text:p text:style-name="P4">В чіши, яка западу́а міє̌дзи німі, дау́ с̌іє̌ су́ишеч шмер стори мусканеј повієвем</text:p>
      <text:p text:style-name="P4">вентиљатора.</text:p>
      <text:p text:style-name="P4">По хвіљі одетхне̌у́а пеу́на̌ пієрс̌ія̌ і повієд̌іяу́а:</text:p>
      <text:p text:style-name="P4">- Љето ма рацȷ́, те покоȷ̈ са̌ міљше од тамтих в позостау́еј че̌щі дому.</text:p>
      <text:p text:style-name="P4">Одвру̊чівши с̌іє̌ оміёту́а спојр̌енієм помієщеніє.</text:p>
      <text:p text:style-name="P4">- Ґдибис̌ ніє міяу́ ніц пр̌ечівко тему, Вељљінґтон, хце̌ ȷ̈ще раз обејщ то скр̌иду́о,</text:p>
      <text:p text:style-name="P4">занім визначе̌ кватери.</text:p>
      <text:p text:style-name="P4">Ківна̌у́ ґу́ова̌.</text:p>
      <text:p text:style-name="P4">- Аљеж очивіщіе.</text:p>
      <text:p text:style-name="P4">І помис̌љау́: Ґдибиж тиљко істніяу́ якіс̌ спосу̊б, би ніє виконач теґо, цо муше̌ учиніч.</text:p>
      <text:p text:style-name="P4">Ј̈сс̌іка опущіу́а раміёна, вишу́а на <text:soft-page-break/>коритар̌ і пр̌истане̌у́а на момент бія̌ц с̌іє̌ з мис̌љамі.</text:p>
      <text:p text:style-name="P4">Пр̌ез цау́и час нашеј розмови он цос̌ укривау́, цос̌ в собіє дус̌іу́. Би ніє зраніч моіх учуч,</text:p>
      <text:p text:style-name="P4">запевне. То добри чу́овієк. Поновніє опаду́и я̌ ва̌тпљівощі і мау́о ніє завру̊чіу́а, би</text:p>
      <text:p text:style-name="P4">в конфронтацї з Иуем видр̌еч з нієґо то, цо затаіу́. Аље бим ґо ȷ̈диніє завстид̌іу́а,</text:p>
      <text:p text:style-name="P4">пр̌естрашиу́би с̌іє̌ відза̌ц, як у́атво ґо розшифровач. Повіннам поку́адач віє̌цеј уфнощі</text:p>
      <text:p text:style-name="P2">в своіх пр̌иячіёу́ах.</text:p>
      <text:p text:style-name="P4">9</text:p>
      <text:p text:style-name="P4">Вієљу подкрес̌ља шибкощ, з яка̌ Муад’Діб пр̌исвоіу́ собіє вимоґі Арракіс.</text:p>
      <text:p text:style-name="P4">Бене Ґессеріт зная̌ очивіщіе з́ру̊ду́а теј шибкощі. Інним можеми повієд̌ієч,</text:p>
      <text:p text:style-name="P4">же Муад’Діб учиу́ с̌іє̌ пре̌дко, понієваж најпієрв пр̌ешеду́ шкољеніє, як с̌іє̌</text:p>
      <text:p text:style-name="P4">учич. А најпієрвша̌ зе вшисткіх отр̌имау́ љекцȷ́ подставовеј віяри, же може</text:p>
      <text:p text:style-name="P4">с̌іє̌ научич. Шокуȷ̈ одкричіє, як вієљу људ̌і ніє вієр̌и, же моґа̌ с̌іє̌ научич,</text:p>
      <text:p text:style-name="P4">а о іље віє̌цеј уважа, же наука ȷ̈ст трудна. Муад’Діб вієд̌іяу́, же кажде</text:p>
      <text:p text:style-name="P4">здар̌еніє нієс̌іє яка̌с̌ љекцȷ́.</text:p>
      <text:p text:style-name="P4"><text:soft-page-break/>з „Чу́овієчењство Муад’Діба” піу̊ра кс̌іє̌жнічкі Іруљан</text:p>
      <text:p text:style-name="P4">Пауљ љежау́ на у́у̊жку і удавау́, же с̌пі. З у́атвощіа̌ шговау́ в ду́оні табљетке̌ насенна̌ Иуеґо</text:p>
      <text:p text:style-name="P4">удая̌ц, же я̌ попія. Погамовау́ с̌мієх. Навет матка увієр̌иу́а, же с̌пі. Праґна̌у́ зервач с̌іє̌</text:p>
      <text:p text:style-name="P4">і випрос̌іч у нієј позвољеніє на ве̌дру̊вке̌ по пау́ацу, аље здавау́ собіє справе̌, же она с̌іє̌ ніє</text:p>
      <text:p text:style-name="P4">зґод̌і. Вшистко биу́о ȷ̈ще в збитнієј розсипце. Ніє. Так ȷ̈ст најљепієј. Вимикая̌ц с̌іє̌ без</text:p>
      <text:p text:style-name="P4">питанія ніє зу́аміє̌ заказу̊в, но і зостане̌ в будинку, ґд̌іє ȷ̈ст безпієчніє.</text:p>
      <text:p text:style-name="P4">Су́ишау́ розмове̌ маткі і Иуеґо в друґім покою. Іх су́ова дочієрау́и нієвираз́ніє - цос̌</text:p>
      <text:p text:style-name="P4">о пр̌иправіє... о Гарконненах. Ґу́оси взнос̌іу́и с̌іє̌ і опадау́и. Уваґе̌ Пауља запр̌а̌тне̌у́о</text:p>
      <text:p text:style-name="P4">р̌ез́біёне везґу́овіє у́у̊жка - пр̌итвієрдзона до щіани імітаця везґу́овія криу́а уку́ад</text:p>
      <text:p text:style-name="P4">стерованія ур̌а̌дзеніямі в покою. В древніє пр̌едставіёно рибе̌ вискакуя̌ца̌ понад випуку́е,</text:p>
      <text:p text:style-name="P4">бра̌зове фаље. Вієд̌іяу́, же ќди начіс̌ніє ȷ̈дине відочне око риби, запаља̌ с̌іє̌ дрифове љампи</text:p>
      <text:p text:style-name="P4">в покою. Пр̌екре̌ценіє ȷ̈днеј з фаљ <text:soft-page-break/>реґуљовау́о вентиљацȷ́. Іннеј - температуре̌.</text:p>
      <text:p text:style-name="P4">Пауљ по чіхутку с̌іяду́ на у́у̊жку. З љевеј строни под щіана̌ стау́ високі реґау́. Можна ґо биу́о</text:p>
      <text:p text:style-name="P4">одсуна̌ч на бок і втеди указивау́а с̌іє̌ шафа з шуфљадамі з ȷ̈днеј строни. Кљамка др̌ві на</text:p>
      <text:p text:style-name="P4">коритар̌ імітовау́а дра̌жек орнітоптера. Поку̊ј ур̌а̌дзоно якби з заміярем очарованія Пауља.</text:p>
      <text:p text:style-name="P4">Поку̊ј і та пљанета. Пр̌ипомніяу́ собіє кс̌іє̌ґофіљм, кту̊ри показау́ му Иуег - „Арракіс:</text:p>
      <text:p text:style-name="P4">Ос̌родек Дос̌віядчаљни Ботанікі Пустині Ј̈ґо Імператорсќј Мощі”. Кс̌іє̌ґофіљм биу́ стари,</text:p>
      <text:p text:style-name="P4">спр̌ед одкричія пр̌иправи. В паміє̌чі Пауља пр̌емкне̌у́и назви, кажда зе свим образем</text:p>
      <text:p text:style-name="P4">одчіс̌ніє̌тим мнемотехнічним ритмем кс̌іє̌ґі: саґуаро, ос̌љі р̌еп, паљма дактиљова, вербена</text:p>
      <text:p text:style-name="P4">піяскова, ноцна с̌вієца, кактус бариу́ковати, Юцца бревіфољія, Цотінус цоґґиґрія, Цовіљљеа</text:p>
      <text:p text:style-name="P4">меxіцана... љіс, Вуљпес мацротіс, ястр̌а̌б пустинни, скочек пустинни...</text:p>
      <text:p text:style-name="P4">Назви і образи, назви і образи з зіємсќј пр̌ешу́ощі чу́овієка - а вієље ніґд̌іє інд̌ієј</text:p>
      <text:p text:style-name="P4">юж ніє спотиканих ве вшехс̌вієчіє, <text:soft-page-break/>тиљко тутај, на Арракіс. Тр̌еба с̌іє̌ учич о тиљу нових</text:p>
      <text:p text:style-name="P4">р̌ечах - о пр̌иправіє. І о червіях пустині.</text:p>
      <text:p text:style-name="P4">В са̌с̌ієднім покою тр̌асне̌у́и др̌ві. Пауљ усу́ишау́ крокі маткі оддаљая̌це с̌іє̌ в ґу́а̌б</text:p>
      <text:p text:style-name="P2">коритар̌а. Вієд̌іяу́, же доктор Иуег знајд̌іє собіє цос̌ до читанія і зостаніє в пр̌иљеґу́им</text:p>
      <text:p text:style-name="P4">покою. Надшеду́ юж момент, би вирушич на ескападе̌. Пауљ викраду́ с̌іє̌ з у́у̊жка і сќровау́</text:p>
      <text:p text:style-name="P4">крокі до реґау́у отвієрая̌цеґо с̌іє̌ на шафе̌. Пр̌истана̌у́ су́иша̌ц шмер за пљецамі, одвру̊чіу́ с̌іє̌.</text:p>
      <text:p text:style-name="P4">Р̌ез́біёне везґу́овіє у́у̊жка опаду́о на мієјше, з кту̊реґо с̌іє̌ подніу̊су́. Пауљ замару́ і безрух</text:p>
      <text:p text:style-name="P2">оцаљіу́</text:p>
      <text:p text:style-name="P2">му</text:p>
      <text:p text:style-name="P2">жичіє.</text:p>
      <text:p text:style-name="P2">Споза</text:p>
      <text:p text:style-name="P2">везґу́овія</text:p>
      <text:p text:style-name="P2">висуна̌у́</text:p>
      <text:p text:style-name="P2">с̌іє̌</text:p>
      <text:p text:style-name="P2">маљењкі</text:p>
      <text:p text:style-name="P2">ґрот-ґоњчак,</text:p>
      <text:p text:style-name="P2"><text:soft-page-break/>највижеј</text:p>
      <text:p text:style-name="P4">піє̌чіёцентиметровеј ду́уґощі. Пауљ розпознау́ то в мґнієнію ока - поспољіта̌, скритобу̊јча̌ броњ,</text:p>
      <text:p text:style-name="P4">о кту̊реј учоно од маљењкощі кажде д̌ієцко крві кру̊љевсќј. Драпієжна, метаљова др̌азґа,</text:p>
      <text:p text:style-name="P4">стерована з бљіска чия̌с̌ ре̌ка̌ і оќм. Потрафіу́а зарич с̌іє̌ в рухомим чієље і по нітках</text:p>
      <text:p text:style-name="P4">нерву̊в уторовач собіє дроґе̌ до најбљіжшеґо з животних нар̌а̌ду̊в. Ґоњчак уніу̊су́ши с̌іє̌</text:p>
      <text:p text:style-name="P4">пр̌еȷ̈хау́ боќм пр̌ез поку̊ј там і з повротем. Пауљ узмису́овіу́ собіє, цо віє на ȷ̈ґо темат,</text:p>
      <text:p text:style-name="P4">оґраніченія ґрота-ґоњчака: компреся поља дрифовеґо заку́у̊ца відзеніє ока пр̌еказ́ніка.</text:p>
      <text:p text:style-name="P4">Скоро ніц пру̊ч ніку́еґо ос̌вієтљенія покою ніє одзвієрчієдља му цељу, оператор бе̌д̌іє ќровау́</text:p>
      <text:p text:style-name="P4">с̌іє̌ рухем - якімкољвієк.</text:p>
      <text:p text:style-name="P4">Тарча љежау́а на у́у̊жку. Љанце љасерове стра̌цау́и ґоњчакі, аље биу́и коштовне і ноторичніє</text:p>
      <text:p text:style-name="P4">с̌іє̌ псуу́и, а поза тим завше істніяу́а ґроз́ба вибуху фаȷ̈рверку, ґдиби вія̌зка љасерова</text:p>
      <text:p text:style-name="P4">пр̌ечіє̌у́а активна̌ тарче̌. Атрид̌і вієр̌иљі в особісте тарче і пр̌итомнощ умису́у. Застиґу́и</text:p>
      <text:p text:style-name="P4">в кататонічним правіє безруху <text:soft-page-break/>Пауљ вієд̌іяу́, же тераз ȷ̈диніє пр̌итомнощ умису́у позостау́а</text:p>
      <text:p text:style-name="P4">му, жеби ставіч чоу́о нієбезпієчењству.</text:p>
      <text:p text:style-name="P4">Ґрот-ґоњчак взніу̊су́ с̌іє̌ о даљше пу̊у́ метра. Коу́исау́ с̌іє̌ там і з повротем в смуґах</text:p>
      <text:p text:style-name="P4">с̌віяту́а, пр̌ешукуя̌ц поку̊ј на вшистќ строни.</text:p>
      <text:p text:style-name="P4">Муше̌ пру̊бовач ґо зу́апач - помис̌љау́ Пауљ. - Бе̌д̌іє с̌љіскі на спод̌іє од поља дрифовеґо.</text:p>
      <text:p text:style-name="P4">Муше̌ ґо моцно хвичіч.</text:p>
      <text:p text:style-name="P4">Ґоњчак опаду́ пу̊у́ метра, зȷ̈хау́ на љево і завру̊чівши окра̌жиу́ у́у̊жко. Добієґау́о од нієґо</text:p>
      <text:p text:style-name="P4">чіхе бученіє. Кто тим драњствем стеруȷ̈? - ґу́овіу́ с̌іє̌ Пауљ. - Мус̌і бич нієдаљеко. Му̊ґу́бим</text:p>
      <text:p text:style-name="P4">кр̌икна̌ч на Иуеґо, аље то ґо допадніє, як тиљко отвор̌и др̌ві.</text:p>
      <text:p text:style-name="P4">За ȷ̈ґо пљецамі заскр̌ипіяу́и др̌ві од коритар̌а. Ктос̌ в ніє запукау́. Отвор̌иу́и с̌іє̌. Ґротґоњчак с̌міґна̌у́ му коу́о ґу́ови в ќрунку руху. Права ре̌ка Пауља вистр̌ељіу́а до пр̌оду і в</text:p>
      <text:p text:style-name="P4">ду̊у́, хвитая̌ц с̌мієрчіёнос̌не нар̌е̌д̌іє. Ґоњчак бучау́ і скре̌цау́ с̌іє̌ в розпачљівіє зачіс̌ніє̌теј</text:p>
      <text:p text:style-name="P4">на нім ду́оні. Пауљ замахна̌у́ с̌іє̌ і з ґвау́товнеґо пу̊у́оброту тр̌асна̌у́ носем др̌азґі в метаљова̌</text:p>
      <text:p text:style-name="P4">пу́ите̌ др̌ві. Усу́ишау́ хрупніє̌чіє <text:soft-page-break/>зміяжд̌онеґо на чубку ока і ґоњчак замару́ в ȷ̈ґо ду́оні.</text:p>
      <text:p text:style-name="P4">Мімо то дља певнощі ніє попущіу́ хвиту. Подніу̊су́ взрок і напоткау́ чисти бу́е̌кіт отвартеґо</text:p>
      <text:p text:style-name="P4">спојр̌енія Шадоут Мапес.</text:p>
      <text:p text:style-name="P4">- Тву̊ј ојчієц пр̌исиу́а по чієбіє - повієд̌іяу́а. - В с̌ієні чекая̌ људ̌іє з ескорти.</text:p>
      <text:p text:style-name="P4">Пауљ ківна̌у́ ґу́ова̌ скупіяя̌ц взрок і уваґе̌ на обцеј кобієчіє в су́ужебним бра̌зіє</text:p>
      <text:p text:style-name="P4">ворковатеј сукні. Споґља̌дау́а тераз на пр̌едміёт зачіс̌ніє̌ти в ȷ̈ґо ду́оні.</text:p>
      <text:p text:style-name="P4">- Су́ишау́ам о чимс̌ такім - повієд̌іяу́а. - Забіу́би мніє, правда?</text:p>
      <text:p text:style-name="P2">Мус̌іяу́ пр̌еу́кна̌ч, нім здоу́ау́ пр̌ему̊віч.</text:p>
      <text:p text:style-name="P4">- То я... биу́ем цељем.</text:p>
      <text:p text:style-name="P4">- Аље шу́о на мніє.</text:p>
      <text:p text:style-name="P4">- Бо с̌іє̌ рушау́ас̌.</text:p>
      <text:p text:style-name="P4">Застанавіяу́ с̌іє̌: Кім ȷ̈ст то створ̌еніє?</text:p>
      <text:p text:style-name="P4">- Затем уратовау́ес̌ мі жичіє - повієд̌іяу́а.</text:p>
      <text:p text:style-name="P4">- Уратовау́ем жичіє нам обојґу.</text:p>
      <text:p text:style-name="P4">- Виґља̌да на то, же моґу́ес̌ мніє зоставіч на пастве̌ теґо чеґос̌, а сам учієц.</text:p>
      <text:p text:style-name="P4">- Кім ȷ̈стес̌? - запитау́.</text:p>
      <text:p text:style-name="P4">- Шадоут Мапес, охмістр̌ині.</text:p>
      <text:p text:style-name="P4">- Ска̌д вієд̌іяу́ас̌, ґд̌іє мніє знаљез́ч?</text:p>
      <text:p text:style-name="P4">- Твоя матка мі повієд̌іяу́а. <text:soft-page-break/>Споткау́ам я̌ пр̌и шгодах до маґічнеґо покою в коњцу</text:p>
      <text:p text:style-name="P4">коритар̌а. - Всказау́а на право. - Људ̌іє твоȷ̈ґо ојца надаљ чекая̌.</text:p>
      <text:p text:style-name="P4">То бе̌да̌ људ̌іє Гавата - помис̌љау́. - Мус̌іми знаљез́ч оператора теґо ур̌а̌дзенія.</text:p>
      <text:p text:style-name="P4">- Ід̌ь до људ̌і моȷ̈ґо ојца. Повієдз ім, же зу́апау́ем ґрота-ґоњчака в будинку і жеби с̌іє̌</text:p>
      <text:p text:style-name="P4">розешљі на пошуківаніє оператора. Каж ім натихміяст оточич пау́ац і терен. Бе̌да̌ вієд̌ієљі,</text:p>
      <text:p text:style-name="P4">як с̌іє̌ до теґо забрач. То мус̌і бич ктос̌ обци. - Задумау́ с̌іє̌: А може то она? Аље биу́</text:p>
      <text:p text:style-name="P4">пр̌еконани, же ніє. Ґоњчаќм ктос̌ ќровау́, ґди вход̌іу́а.</text:p>
      <text:p text:style-name="P4">- Занім зробіє̌, цо кажеш, му́од̌ієњче - повієд̌іяу́а Мапес - мус̌іми виру̊внач наше</text:p>
      <text:p text:style-name="P4">рахункі. Зу́ожиу́ес̌ на мніє бр̌еміє̌ води, а ніє за бардзо мам охоте̌ ȷ̈ д̌ьвіґач. Љеч ми,</text:p>
      <text:p text:style-name="P4">Фремені, спу́ацами ду́уґі і вд̌іє̌чнощі, і нікчемнощі. І віядомо нам, же вс̌ру̊д вас ȷ̈ст</text:p>
      <text:p text:style-name="P4">здрајца. Ніє вієми кто, аље же істнієȷ̈, за то даȷ̈ми ґу́ове̌. Ј̈ґо то запевне ре̌ка провад̌іу́а тен</text:p>
      <text:p text:style-name="P4">краяк чіяу́а.</text:p>
      <text:p text:style-name="P4">Пауљ пр̌ия̌у́ то в міљченію: „здрајца”. Нім зда̌жиу́ с̌іє̌ одезвач, <text:soft-page-break/>нієзнаёма кобієта</text:p>
      <text:p text:style-name="P4">одвру̊чіу́а с̌іє̌ і побієґу́а з повротем до вијщіа. Пр̌ишу́о му на мис̌љ, би я̌ пр̌ивоу́ач, аље биу́о</text:p>
      <text:p text:style-name="P4">в нієј цос̌ таќґо, цо му му̊віу́о, же я̌ тим уражі. Повієд̌іяу́а, цо биу́о ȷ̈ј віядоме, і тераз</text:p>
      <text:p text:style-name="P4">замієр̌ау́а зробіч, цо „казау́”. Љада хвіља дом зароі с̌іє̌ људ̌ьмі Гавата. Вру̊чіу́ паміє̌чія̌ до</text:p>
      <text:p text:style-name="P4">інних фраґменту̊в овеј д̌івнеј розмови: „маґічни поку̊ј”. Спојр̌ау́ в љево ве всказаним</text:p>
      <text:p text:style-name="P4">пр̌ез нія̌ ќрунку. „Ми, Фремені”. А віє̌ц то биу́а Фременка. Затр̌имау́ с̌іє̌ на мруґніє̌чіє</text:p>
      <text:p text:style-name="P4">мнемотехнічнеј міґавкі, реȷ̈струя̌цеј в ȷ̈ґо паміє̌чі образ ȷ̈ј твар̌и: помарщоне як</text:p>
      <text:p text:style-name="P4">с̌љівка, чіємнобра̌зове риси, бу́е̌кітне в бу́е̌кічіє очи без одробіни біяу́ка. Доу́а̌чиу́ іміє̌:</text:p>
      <text:p text:style-name="P4">Шадоут Мапес.</text:p>
      <text:p text:style-name="P4">Надаљ щіская̌ц стр̌аскани ґоњчак завру̊чіу́ в ґу́а̌б покою, љева̌ ре̌ка̌ зґарна̌у́ пас тарчови</text:p>
      <text:p text:style-name="P4">з у́у̊жка, овіна̌у́ ґо воку̊у́ біёдер і допія̌у́ юж в бієґу, в дродзе з покою і даљеј коритар̌ем</text:p>
      <text:p text:style-name="P2">в љево. Повієд̌іяу́а, же ґд̌ієс̌ тутај ȷ̈ст ȷ̈ґо матка... шгоди... ”маґічни поку̊ј”.</text:p>
      <text:p text:style-name="P4">10</text:p>
      <text:p text:style-name="P4"><text:soft-page-break/>Цу̊ж таќґо подтр̌имивау́о љади Ј̈сс̌іке̌ в ґод̌ініє пру̊би? Застану̊вчіє с̌іє̌</text:p>
      <text:p text:style-name="P4">ґу́е̌боко над афоризмем Бене Ґессеріт, а може зрозумієчіє: „Кажда пр̌ебита</text:p>
      <text:p text:style-name="P4">до коњца дроґа провад̌і доку́адніє доніка̌д. Вдрап с̌іє̌ на ґу̊ре̌ тиљко тиље, би</text:p>
      <text:p text:style-name="P4">справд̌іч, же ȷ̈ст ґу̊ра̌. Ніє зобачиш ґу̊ри з ȷ̈ј щиту”</text:p>
      <text:p text:style-name="P4">з „Мауд’Діб: уваґі о род̌ініє” піу̊ра кс̌іє̌жнічкі Іруљан</text:p>
      <text:p text:style-name="P4">В коњцу поу́удніёвеґо скр̌иду́а Ј̈сс̌іка наткне̌у́а с̌іє̌ на метаљове шгоди взноша̌це с̌іє̌</text:p>
      <text:p text:style-name="P4">спіраља̌ до оваљних др̌ві. Зеркне̌у́а за с̌ієбіє на коритар̌ і поновніє на др̌ві. Оваљне? здуміяу́а с̌іє̌. Цо за д̌івни кштау́т др̌ві домових. За окнамі под спіраља̌ шгоду̊в від̌іяу́а</text:p>
      <text:p text:style-name="P4">оґромне біяу́е су́оњце Арракіс хиља̌це с̌іє̌ ку вієчорові. Ду́уґіє чієніє пр̌ешивау́и коритар̌.</text:p>
      <text:p text:style-name="P4">Звру̊чіу́а уваґе̌ на шгоди. Остре бочне с̌віяту́о видобиу́о ґрудкі вишгніє̌теј зіємі на</text:p>
      <text:p text:style-name="P4">ажуровим метаљу стопні. Ј̈сс̌іка поу́ожиу́а ду́оњ на поре̌чи, заче̌у́а вход̌іч. Поре̌ч биу́а</text:p>
      <text:p text:style-name="P4">ху́одна под дотиќм пр̌есувая̌цеј с̌іє̌ ду́оні. Стане̌у́а под др̌віямі, ујр̌ау́а, же ніє мая̌</text:p>
      <text:p text:style-name="P4"><text:soft-page-break/>кљамкі, зас̌ там, ґд̌іє повінна с̌іє̌ знајдовач, відніяу́о љекќ вкље̌с̌ніє̌чіє.</text:p>
      <text:p text:style-name="P4">Пр̌ечієж ніє замек папіљарни - повієд̌іяу́а сама до с̌ієбіє. Замек папіљарни мус̌і бич</text:p>
      <text:p text:style-name="P4">настроёни до кштау́ту і љінії ду́оні ȷ̈днеґо особніка. Ј̈днак виґља̌дау́о то на замек папіљарни.</text:p>
      <text:p text:style-name="P4">Істніяу́и зас̌ способи отвор̌енія каждеґо замка папіљарнеґо - научоно я̌ теґо в шкоље. Ј̈сс̌іка</text:p>
      <text:p text:style-name="P4">обејр̌ау́а с̌іє̌ дља певнощі, же нікт ȷ̈ј ніє обсервуȷ̈, пр̌ичісне̌у́а ду́оњ до вґу́е̌бієнія в др̌віях,</text:p>
      <text:p text:style-name="P4">одвру̊чіу́а с̌іє̌ і ујр̌ау́а Мапес у сту̊п шгоду̊в.</text:p>
      <text:p text:style-name="P4">- Људ̌іє в Вієљќј Саљі му̊вія̌, же кс̌ія̌же̌ пр̌исиу́а іх по му́одеґо паніча Пауља повієд̌іяу́а Мапес. - Мая̌ кс̌ія̌же̌ци сиґнет і ґвард̌іста іх жідентифіковау́.</text:p>
      <text:p text:style-name="P4">Спојр̌ау́а на др̌ві і з повротем на Ј̈сс̌іке̌. Острожна та Мапес - помис̌љау́а Ј̈сс̌іка. - Добри</text:p>
      <text:p text:style-name="P4">то знак.</text:p>
      <text:p text:style-name="P4">- Ј̈ст в пія̌тим покою љіча̌ц од теґо коњца коритар̌а, така мау́а сипіяљнія - повієд̌іяу́а. Ґдибис̌ міяу́а ку́опот з обудзенієм ґо, везвіј з са̌с̌ієднієґо покою доктора Иуеґо. Пауљ може</text:p>
      <text:p text:style-name="P4">потр̌ебовач чеґос̌ на пр̌ебудзеніє.</text:p>
      <text:p text:style-name="P4"><text:soft-page-break/>Поновніє Мапес р̌учіу́а пр̌енікљіве спојр̌еніє на оваљне др̌ві і Ј̈сс̌іце видау́о с̌іє̌, же</text:p>
      <text:p text:style-name="P4">вичитау́а в ȷ̈ј очах одразе̌. Нім зда̌жиу́а запитач о др̌ві і цо криу́и, Мапес завру̊чіу́а і в</text:p>
      <text:p text:style-name="P4">пос̌пієху одешу́а коритар̌ем.</text:p>
      <text:p text:style-name="P4">Гават поре̌чиу́ за тен дом - помис̌љау́а Ј̈сс̌іка. - Ніє може ту бич ніц щеґу̊љніє</text:p>
      <text:p text:style-name="P4">окропнеґо. Пхне̌у́а др̌ві. Отвор̌иу́и с̌іє̌ до вевна̌тр̌ на мау́е помієщеніє з друґімі</text:p>
      <text:p text:style-name="P4">оваљнимі др̌віямі напр̌ечівко. Друґіє др̌ві міяу́и яко кљамке̌ обре̌ч коу́а. С̌љуза</text:p>
      <text:p text:style-name="P4">повієтр̌на! - поȷ́у́а Ј̈сс̌іка. Спојр̌ау́а в ду̊у́ і зобачиу́а подпу̊рке̌ до др̌ві, кту̊ра упаду́а на</text:p>
      <text:p text:style-name="P2">поду́оґе̌ маљењќґо покоіку. Подпу̊рка нос̌іу́а ву́асноре̌чни знак Гавата. Др̌ві подпарто</text:p>
      <text:p text:style-name="P4">і зоставіёно отварте. Ктос̌ певніє пр̌ипадково зваљіу́ подпу̊рке̌ ніє здая̌ц собіє справи, же</text:p>
      <text:p text:style-name="P4">др̌ві зевне̌тр̌не замкна̌ с̌іє̌ на затр̌аск папіљарни. Пр̌еста̌піу́а краве̌д̌ь входза̌ц до мау́еґо</text:p>
      <text:p text:style-name="P4">коритар̌ика. По цо в дому с̌љуза повієтр̌на? - ніє моґу́а зрозумієч. І наґље пр̌ишу́и ȷ̈ј на</text:p>
      <text:p text:style-name="P4">мис̌љ еґзотичне створ̌енія позамикане в штучних кљіматах. <text:soft-page-break/>Штучни кљімат! То міяу́оби</text:p>
      <text:p text:style-name="P4">сенс на Арракіс, ґд̌іє најбард̌ієј сухољубне порости споза пљанети вимаґау́и навадніянія.</text:p>
      <text:p text:style-name="P4">Др̌ві за ȷ̈ј пљецамі заче̌у́и с̌іє̌ замикач. Зу́апау́а ȷ̈ і забљоковау́а отварте дра̌жќм</text:p>
      <text:p text:style-name="P4">зоставіёним пр̌ез Гавата. Поновніє стане̌у́а пр̌ед вевне̌тр̌нимі др̌віямі з обре̌ча̌</text:p>
      <text:p text:style-name="P4">риґљуя̌ца̌ - тераз зауважиу́а затарта̌ інскрипцȷ́ вирита̌ в метаљу понад коу́ем. Розпозная̌ц су́ова</text:p>
      <text:p text:style-name="P4">в ȷ́зику ґаљах, одчитау́а:</text:p>
      <text:p text:style-name="P4">„Чу́овієку! Ото цудовна ча̌стка божеґо с̌віята; затем стањ пр̌ед нія̌ і науч с̌іє̌ міу́овач</text:p>
      <text:p text:style-name="P4">досконау́ощ Највижшеґо Пр̌иячієља Твеґо”.</text:p>
      <text:p text:style-name="P4">Ј̈сс̌іка напару́а на коу́о. Обру̊чіу́о с̌іє̌ в љево і вевне̌тр̌не др̌ві ухиљіу́и с̌іє̌. У́аґодни</text:p>
      <text:p text:style-name="P4">повієв мусна̌у́ ȷ̈ј пољічек, порушиу́ ву́осамі. Почуу́а зміяне̌ в повієтр̌у, ȷ̈ґо боґатши</text:p>
      <text:p text:style-name="P4">аромат. Отвор̌иу́а др̌ві на ощіеж запущая̌ц пр̌ез ніє спојр̌еніє в ґа̌щ зієљонощі заљанеј</text:p>
      <text:p text:style-name="P4">жу̊у́тим, бљасќм. Жу̊у́те су́оњце? - зд̌івіу́а с̌іє̌. І по хвіљі: Шку́о фіљтрацијне! Пр̌еста̌піу́а пру̊ґ</text:p>
      <text:p text:style-name="P4">і др̌ві затр̌асне̌у́и с̌іє̌ за нія̌.</text:p>
      <text:p text:style-name="P4">- Оранжерія мокреј пљанети - <text:soft-page-break/>вишептау́а. Зевша̌д отачау́и я̌ донічкове рос̌љіни і</text:p>
      <text:p text:style-name="P4">ніско пр̌ичіє̌те др̌ева. Познау́а мімозе̌, квітна̌ца̌ піґве̌, сондаґі, зієљоно уквієцона̌</text:p>
      <text:p text:style-name="P4">пљенішенте̌, акарсо в зієљоне і біяу́е паси... ру̊же...</text:p>
      <text:p text:style-name="P4">Навет ру̊же!</text:p>
      <text:p text:style-name="P4">Нахиљіу́а с̌іє̌ над ґіґантичним ру̊жовим квіятем вдихая̌ц ȷ̈ґо воњ, по хвіљі</text:p>
      <text:p text:style-name="P4">випростовау́а с̌іє̌ і пр̌ијр̌ау́а помієщенію. Похвичіу́а міярови шмер. Розд̌ієљіу́а ґа̌щ</text:p>
      <text:p text:style-name="P4">заходза̌цих на с̌ієбіє љіщі і сќровау́а спојр̌еніє на с̌родек покою. Ујр̌ау́а нізіютка̌ фонтанне̌,</text:p>
      <text:p text:style-name="P4">мау́а̌, з канељура̌ на цокоље. Реґуљарни шмер поход̌іу́ од снуя̌цеґо с̌іє̌ і розщепіяя̌цеґо у́уку</text:p>
      <text:p text:style-name="P4">води, кту̊ра спадау́а до метаљовеј міси з ґу́ухим одґу́осем ґаљопади. Ј̈сс̌іка поддау́а с̌іє̌</text:p>
      <text:p text:style-name="P4">кру̊тќму чвіченію на виостр̌еніє змису́у̊в і розпоче̌у́а методични обху̊д по обвод̌іє</text:p>
      <text:p text:style-name="P4">покою. На око міяу́ он окоу́о д̌ієс̌іє̌чію метру̊в квадратових. З ȷ̈ґо поу́оженія понад</text:p>
      <text:p text:style-name="P4">щитем коритар̌а ораз по субтељних ру̊жніцах в конструкцї зорієнтовау́а с̌іє̌, же зостау́</text:p>
      <text:p text:style-name="P4">добудовани на даху теґо скр̌иду́а <text:soft-page-break/>ду́уґо по тим, як взнієс̌іёно ориґінаљна̌ будовље̌.</text:p>
      <text:p text:style-name="P4">Пр̌истане̌у́а на поу́удніёвих обр̌ежах покою пр̌ед шерока̌ тафља̌ шку́а фіљтрацијнеґо,</text:p>
      <text:p text:style-name="P4">розґља̌дая̌ц с̌іє̌ вокоу́о. Цау́а повієр̌хнія ужиткова в тим покою биу́а запхана еґзотичнимі</text:p>
      <text:p text:style-name="P4">рос̌љінамі з віљґотнеґо кљімату. Цос̌ зашељещіу́о в зієљені. Ј̈сс̌іка застиґу́а в напіє̌чію, љеч</text:p>
      <text:p text:style-name="P4">зараз спостр̌еґу́а прости зеґарови сервок о раміёнах з рур і ве̌жа. Ј̈дно раміє̌ уніёсу́о с̌іє̌,</text:p>
      <text:p text:style-name="P4">вир̌учіу́о дробніютко розпиљони струмієњ води, кту̊ра окриу́а мґу́а̌ ȷ̈ј пољічкі. Раміє̌ зу́ожиу́о</text:p>
      <text:p text:style-name="P4">с̌іє̌, а она спојр̌ау́а, цо зостау́о зрошоне: то биу́а папроч др̌евіяста. Вше̌д̌іє вода в тим</text:p>
      <text:p text:style-name="P2">помієщенію - на пљанечіє, ґд̌іє вода ȷ̈ст најценнієјша̌ есенця̌ жичія. Марнотравство води</text:p>
      <text:p text:style-name="P4">так ража̌це, же в Ј̈сс̌іце замару́о серце. Вијр̌ау́а на пожу̊у́цоне фіљтрем су́оњце. Учепіу́о с̌іє̌ ніско</text:p>
      <text:p text:style-name="P4">над щербатим горизонтем понад щіанамі урвіск твор̌а̌цимі фраґмент ољбр̌имієґо скаљнеґо</text:p>
      <text:p text:style-name="P4">випіє̌тр̌енія знанеґо яко Мур Запорови.</text:p>
      <text:p text:style-name="P4">Шку́о фіљтрацијне - помис̌љау́а. - Аби пр̌емієніч біяу́е су́оњце в цос̌ <text:soft-page-break/>у́аґоднієјшеґо</text:p>
      <text:p text:style-name="P4">і бљіжшеґо. Кту̊ж му̊ґу́ вибудовач таќ помієщеніє? Љето? То до нієґо подобне, така</text:p>
      <text:p text:style-name="P4">нієспод̌іянка яко подарунек дља мніє - тиљко же ніє биу́о на то часу. І міяу́ на ґу́овіє</text:p>
      <text:p text:style-name="P4">поважнієјше справи. Пр̌ипомніяу́и ȷ̈ј с̌іє̌ донієс̌ієнія, же вієље арракањскіх дому̊в ізољовано</text:p>
      <text:p text:style-name="P4">с̌љузамі повієтр̌нимі в др̌віях і окнах дља захованія і одзисківанія віљґочі вне̌тр̌и.</text:p>
      <text:p text:style-name="P4">Љето повієд̌іяу́, же жіґнорованіє такіх с̌родку̊в острожнощі в іх дому ȷ̈ст с̌віядома̌</text:p>
      <text:p text:style-name="P4">декљараця̌ поте̌ґі і боґацтва, бовієм іх др̌ві і окна забезпієчоно ȷ̈диніє пр̌ед</text:p>
      <text:p text:style-name="P4">вшехобецним пиу́ем. Љеч тен поку̊ј декљаровау́ цос̌ о вієље бард̌ієј знача̌цеґо ніж брак</text:p>
      <text:p text:style-name="P4">водних ущељнієњ др̌ві вејщіових. Оценіяу́а, же то помієщеніє рекреацијне зуживау́о</text:p>
      <text:p text:style-name="P4">іљощ води вистарчая̌ца̌ до утр̌иманія тис̌ія̌ца осу̊б на Арракіс - бич може віє̌цеј. Ј̈сс̌іка</text:p>
      <text:p text:style-name="P4">пр̌ешу́а взду́уж окна, ніє одривая̌ц очу од вне̌тр̌а оранжерії. Д̌іє̌кі зміяніє позицї</text:p>
      <text:p text:style-name="P4">достр̌еґу́а пр̌и фонтанніє метаљічни бљат на високощі стоу́у, <text:soft-page-break/>а на нім міґна̌у́ ȷ̈ј біяу́и нотатнік</text:p>
      <text:p text:style-name="P4">і стиљоґраф, че̌щіово пр̌есу́оніє̌те звісая̌цим вахљар̌оватим љіщіем. Подешу́а до стољіка,</text:p>
      <text:p text:style-name="P4">зауважая̌ц на нім інскрипцȷ̈ Гавата, запознау́а с̌іє̌ з трещіа̌ запісанеј карткі.</text:p>
      <text:p text:style-name="P4">До љади Ј̈сс̌ікі:</text:p>
      <text:p text:style-name="P4">Оби то мієјше дау́о чі тиље ще̌щіа, іље мніє давау́о. Проше̌, позву̊љ, аби тен поку̊ј</text:p>
      <text:p text:style-name="P4">пр̌еказау́ љекцȷ́, яќј научиу́ис̌ми с̌іє̌ од тих самих научичієљі: бљіскощ пожа̌данеј р̌ечи</text:p>
      <text:p text:style-name="P4">кус̌і чу́овієка, би уљеґу́ су́абощіом. На дродзе теј чига зґуба.</text:p>
      <text:p text:style-name="P4">З најљепшимі жиченіямі</text:p>
      <text:p text:style-name="P4">Марґот љади Фенрінґ</text:p>
      <text:p text:style-name="P4">Ј̈сс̌іка поківау́а ґу́ова̌ пр̌ипоміная̌ц собіє, же Љето вимієніяу́ грабієґо Фенрінґа яко</text:p>
      <text:p text:style-name="P4">попр̌еднієґо намієстніка Імператора на Арракіс. Љеч натихміястовеј уваґі вимаґау́а</text:p>
      <text:p text:style-name="P4">зашифрована в љіщіе інформаця, кту̊реј спосу̊б уу́оженія му̊віу́, же ȷ̈ј ауторка теж ȷ̈ст Бене</text:p>
      <text:p text:style-name="P4">Ґессеріт. Пр̌ељотна мис̌љ напеу́ніу́а Ј̈сс̌іке̌ ґорича̌: грабія пос̌љубіу́ своя̌ панія̌. Ова мис̌љ</text:p>
      <text:p text:style-name="P4">коу́атау́а с̌іє̌ ȷ̈ще в ȷ̈ј ґу́овіє, ґди юж Ј̈сс̌іка похиљау́а с̌іє̌ шукая̌ц укритеј віядомощі.</text:p>
      <text:p text:style-name="P4"><text:soft-page-break/>Мус̌іяу́а ту бич. Позоставіёни на відоку љіст завієрау́ кодови зврот, які кажда Бене Ґессеріт</text:p>
      <text:p text:style-name="P4">ніє звія̌зана заказем шкоу́и міяу́а обовія̌зек пр̌еказач друґієј Бене Ґессеріт, ќди вимаґау́и</text:p>
      <text:p text:style-name="P4">теґо окољічнощі. „На дродзе теј чига зґуба”. Ј̈сс̌іка змацау́а спу̊д љісту, пр̌еȷ̈хау́а ду́онія̌ по</text:p>
      <text:p text:style-name="P4">повієр̌хні карткі в пошуківанію кропек коду. Ніц. Пр̌ебієґу́а бадавчимі паљцамі бр̌еґ</text:p>
      <text:p text:style-name="P4">нотатніка. Ніц. Оду́ожиу́а љіст так, як ґо знаљазу́а, одчувая̌ц наґља̌ца̌ пресȷ́. Цос̌ в позицї љісту?</text:p>
      <text:p text:style-name="P2">- застановіу́а с̌іє̌. Аље Гават пр̌ешуківау́ тен поку̊ј і нієва̌тпљівіє порушиу́ љіст. Спојр̌ау́а на</text:p>
      <text:p text:style-name="P4">љіщ понад картка̌. Љіщ? Пр̌есуне̌у́а паљцем по спод̌іє љіщіа, взду́уж краве̌д̌і, по шипуу́це. Ј̈ст</text:p>
      <text:p text:style-name="P4">тутај! Паљце однаљазу́и дељікатне пункчікі шифру, пр̌ебієґу́и текст ȷ̈дним почія̌ґніє̌чієм:</text:p>
      <text:p text:style-name="P4">„Тву̊ј син і кс̌ія̌же̌ са̌ о крок од зґуби. Яка̌с̌ сипіяљніє̌ ур̌а̌дзоно так, би скус̌іу́а твеґо сина.</text:p>
      <text:p text:style-name="P4">Г нашпіковау́ я̌ с̌мієрчіёнос̌нимі пуу́апкамі пр̌езначонимі до викричія, зоставіяя̌ц ȷ̈дна̌,</text:p>
      <text:p text:style-name="P4">кту̊ра може ујщ увадзе”.</text:p>
      <text:p text:style-name="P4">Ј̈сс̌іка повстр̌имау́а одрух, би натихміяст бієц до Пауља; <text:soft-page-break/>наљежау́о запознач с̌іє̌ з трещіа̌</text:p>
      <text:p text:style-name="P4">пр̌есу́анія до коњца. Ј̈ј паљце с̌міґау́и по кропках:</text:p>
      <text:p text:style-name="P4">„Ніє орієнтуȷ́ с̌іє̌ доку́адніє в характер̌е заґроженія, аље вія̌же с̌іє̌ то якос̌ з у́у̊жќм.</text:p>
      <text:p text:style-name="P4">Ґроз́ба дља твеґо кс̌іє̌чія ма звія̌зек зе здрада̌ кту̊реґос̌ з зауфаних товар̌иши љуб</text:p>
      <text:p text:style-name="P4">адіютанту̊в. Г замієр̌а зробіч з чієбіє подарунек дља яќґос̌ су́уґуса. О іље вієм, та оранжерія</text:p>
      <text:p text:style-name="P4">ȷ̈ст безпієчна. Вибач, же ніє ȷ̈стем в станіє повієд̌ієч віє̌цеј. Моȷ̈ з́ру̊ду́а інформацї са̌</text:p>
      <text:p text:style-name="P4">ска̌пе, яко же му̊ј грабія ніє запр̌едау́ с̌іє̌ Г. Муше̌ коњчич. МФ”.</text:p>
      <text:p text:style-name="P4">Ј̈сс̌іка одепхне̌у́а љіщ од с̌ієбіє, обру̊чіу́а с̌іє̌, би ґнач з повротем до Пауља. В тим</text:p>
      <text:p text:style-name="P4">моменчіє отвор̌иу́и с̌іє̌ з тр̌асќм др̌ві с̌љузи повієтр̌неј. Впаду́ пр̌ез пру̊ґ Пауљ щіская̌ц</text:p>
      <text:p text:style-name="P4">цос̌ в правеј ду́оні, затр̌асна̌у́ др̌ві за соба̌. Ујр̌авши матке̌ пр̌едару́ с̌іє̌ до нієј поміє̌дзи</text:p>
      <text:p text:style-name="P4">љіщмі, р̌учіу́ оќм на фонтанне̌, ву́ожиу́ ду́оњ з зачіс̌ніє̌тим в нієј пр̌едміётем под струґе̌</text:p>
      <text:p text:style-name="P4">води.</text:p>
      <text:p text:style-name="P4">- Пауљ! - Зу́апау́а ґо за раміє̌ ніє спущая̌ц очу з ȷ̈ґо ре̌кі. - Цо то?</text:p>
      <text:p text:style-name="P4">Му̊віу́ обоȷ́тніє, аље в ȷ̈ґо тоніє <text:soft-page-break/>вичуу́а вис̌іу́ек:</text:p>
      <text:p text:style-name="P4">- Ґрот-ґоњчак. Зу́апау́ем ґо в своім покою і зґніёту́ем му нос, аље острожнощ ніє</text:p>
      <text:p text:style-name="P4">завад̌і. Вода повінна ґо зау́атвіч.</text:p>
      <text:p text:style-name="P4">- Занур̌ ґо! - розказау́а.</text:p>
      <text:p text:style-name="P4">Усу́ухау́. По хвіљі повієд̌іяу́а:</text:p>
      <text:p text:style-name="P4">- Забієр̌ ре̌ке̌. Зостав то в вод̌іє.</text:p>
      <text:p text:style-name="P4">Вичія̌ґна̌у́ ду́оњ і отр̌а̌сая̌ц з нієј воде̌ споґља̌дау́ на нієрухоми кавау́ек метаљу</text:p>
      <text:p text:style-name="P4">в фонтанніє. Ј̈сс̌іка оду́амау́а у́одиґе̌ рос̌љіни і штурхне̌у́а нія̌ мордерчи ощіењ. Биу́ мартви.</text:p>
      <text:p text:style-name="P4">Упущіу́а у́одиґе̌ до води, попатр̌иу́а на Пауља. Мієр̌иу́ взроќм поку̊ј з пр̌енікљіва̌</text:p>
      <text:p text:style-name="P4">натарчивощіа̌, в кту̊реј розпознау́а Методе̌ Бене Ґессеріт</text:p>
      <text:p text:style-name="P4">- В тим помієщенію можна вшистко укрич - повієд̌іяу́.</text:p>
      <text:p text:style-name="P4">- Мам поводи уважач, же ȷ̈ст безпієчне - одпару́а.</text:p>
      <text:p text:style-name="P4">- Му̊ј поку̊ј теж міяу́ бич безпієчни. Гават повієд̌іяу́...</text:p>
      <text:p text:style-name="P4">- То биу́ ґрот-ґоњчак - пр̌ипомніяу́а му. - То зас̌ означа, же вевна̌тр̌ будинку мус̌іяу́</text:p>
      <text:p text:style-name="P4">бич ктос̌, кто нім стеровау́. Вія̌зка провадза̌ца ґрот ма оґранічони зас̌іє̌ґ. Моґљі те̌ забавке̌</text:p>
      <text:p text:style-name="P4">пр̌ешмуґљовач тутај по інспекцї Гавата.</text:p>
      <text:p text:style-name="P4"><text:soft-page-break/>Аље мис̌љау́а о віядомощі з љіщіа: „... здрада кту̊реґос̌ з зауфаних товар̌иши љуб</text:p>
      <text:p text:style-name="P2">адіютанту̊в”. Ніє Гават пр̌ечієж. Ох, з певнощіа̌ ніє Гават.</text:p>
      <text:p text:style-name="P4">- Људ̌іє Гавата ву́ас̌ніє пр̌ешукуя̌ дом - повієд̌іяу́. - Тен ґоњчак омаљ ніє трафіу́ стареј</text:p>
      <text:p text:style-name="P4">кобієти, кту̊ра пр̌ишу́а мніє обуд̌іч.</text:p>
      <text:p text:style-name="P4">- Шадоут Мапес - повієд̌іяу́а Ј̈сс̌іка пр̌ипоміная̌ц собіє спотканіє на шгодах. - Ојчієц</text:p>
      <text:p text:style-name="P4">взива чіє̌ на...</text:p>
      <text:p text:style-name="P4">- З тим можеми зачекач - пр̌ервау́ ȷ̈ј Пауљ. - Дљачеґо уважаш, же тен поку̊ј ȷ̈ст</text:p>
      <text:p text:style-name="P4">безпієчни?</text:p>
      <text:p text:style-name="P4">Всказау́а на љіст і оповієд̌іяу́а му о нім. Одпре̌жиу́ с̌іє̌ з љекка. Љеч Ј̈сс̌ікі ніє опущіу́о</text:p>
      <text:p text:style-name="P4">вевне̌тр̌не напіє̌чіє. Ґрот-ґоњчак! Матко Міу́ос̌ієрна! Тиљко свему вишкољенію завд̌іє̌чау́а</text:p>
      <text:p text:style-name="P4">то, же ніє достау́а нападу гістерії. Пауљ повієд̌іяу́ якби ход̌іу́о о звику́а̌ р̌еч:</text:p>
      <text:p text:style-name="P4">- То очивіщіе Гарконненовіє. Мус̌іми скоњчич з німі.</text:p>
      <text:p text:style-name="P4">Розљеґу́о с̌іє̌ пуканіє до др̌ві с̌љузи повієтр̌неј - ктос̌ вистукау́ гасу́о корпусу Гавата.</text:p>
      <text:p text:style-name="P4">- Вејщ - завоу́ау́ Пауљ.</text:p>
      <text:p text:style-name="P4">Др̌ві стане̌у́и отворем і до с̌родка <text:soft-page-break/>зајр̌ау́ високі ме̌жчизна в мундур̌е Атриду̊в</text:p>
      <text:p text:style-name="P4">з інсиґніямі Гавата на чапце.</text:p>
      <text:p text:style-name="P4">- О, ȷ̈стес̌, С̌іре - р̌еку́. - Охмістр̌ині повієд̌іяу́а, же ту бе̌д̌ієш.</text:p>
      <text:p text:style-name="P4">Розејр̌ау́ с̌іє̌ по покою.</text:p>
      <text:p text:style-name="P4">- В півніци биу́а камієнна призма, а в нієј накриљіс̌ми чу́овієка. Міяу́ консоље̌ ґоњчака.</text:p>
      <text:p text:style-name="P4">- Цгце̌ бич пр̌и пр̌есу́уханію - повієд̌іяу́а Ј̈сс̌іка.</text:p>
      <text:p text:style-name="P4">- Пр̌икро мі, о пані. Ушкод̌іљіс̌ми ґо в тракчіє вичія̌ґанія. Умару́.</text:p>
      <text:p text:style-name="P4">- Ніє ма по чим ґо жідентифіковач?</text:p>
      <text:p text:style-name="P4">- Ј̈ще ніц ніє знаљез́љіс̌ми, о пані.</text:p>
      <text:p text:style-name="P4">- Чи то биу́ ктос̌ мієјшови? - запитау́ Пауљ. Ј̈сс̌іка скіне̌у́а ґу́ова̌ доценіяя̌ц бистрощ</text:p>
      <text:p text:style-name="P4">питанія.</text:p>
      <text:p text:style-name="P4">- Виґља̌дау́ на мієјшовеґо - повієд̌іяу́ чу́овієк Гавата. - Видаȷ̈ с̌іє̌, же всад̌іљі ґо до</text:p>
      <text:p text:style-name="P4">теј призми з ґу̊ра̌ мієс̌ія̌ц тему і зоставіљі, би чекау́ в нієј на наше пр̌ибичіє. Камієњ</text:p>
      <text:p text:style-name="P4">і заправа в мієјшу, ґд̌іє пр̌едостау́ с̌іє̌ до півніци, биу́и ніє нарушоне, ќди бадаљіс̌ми</text:p>
      <text:p text:style-name="P4">вчорај дом. Ре̌че̌ за то сва̌ репутаця̌.</text:p>
      <text:p text:style-name="P4">- Нікт ніє квестіёнуȷ̈ твеј сумієннощі.</text:p>
      <text:p text:style-name="P4">- Я я̌ квестіёнуȷ́, о пані. Повінніс̌ми <text:soft-page-break/>ужич сонд акустичних там на доље.</text:p>
      <text:p text:style-name="P4">- Розумієм, же ву́ас̌ніє тераз то робічіє - повієд̌іяу́ Пауљ.</text:p>
      <text:p text:style-name="P4">- Так, С̌іре.</text:p>
      <text:p text:style-name="P4">- Пр̌екаж моȷ̈му ојцу, же с̌іє̌ спу̊з́німи.</text:p>
      <text:p text:style-name="P4">- Так ȷ̈ст, С̌іре. - Зеркна̌у́ на Ј̈сс̌іке̌. - Ј̈ст розказ Гавата, би в такіх окољічнощіах як те</text:p>
      <text:p text:style-name="P4">оточич му́одеґо пана стража̌ в безпієчним мієјшу.- Поновніє розејр̌ау́ с̌іє̌ по покою. - Цо то</text:p>
      <text:p text:style-name="P4">за помієщеніє?</text:p>
      <text:p text:style-name="P2">- Мам поводи уважач, же ȷ̈ст безпієчне - повієд̌іяу́а. - Справд̌іљіс̌ми ȷ̈ обоȷ̈, Гават</text:p>
      <text:p text:style-name="P4">і я.</text:p>
      <text:p text:style-name="P4">- Поставіє̌ ту затем варте̌ под др̌віямі, пані, пу̊кі ніє пр̌ечешеми пау́ацу ȷ̈ще раз.</text:p>
      <text:p text:style-name="P4">Ску́оніу́ с̌іє̌, засаљутовау́ Пауљові і вицофау́ с̌іє̌ тиу́ем затр̌аскуя̌ц за соба̌ др̌ві. Пауљ</text:p>
      <text:p text:style-name="P4">пр̌ервау́ наґу́а̌ чіше̌:</text:p>
      <text:p text:style-name="P4">- Ніє љепієј, жебис̌ми пу̊з́нієј самі пр̌ешукаљі дом? Твоȷ̈ очи потрафія̌ зобачич р̌ечи,</text:p>
      <text:p text:style-name="P4">кту̊ре умкна̌ інним.</text:p>
      <text:p text:style-name="P4">- То скр̌иду́о биу́о ȷ̈диним мієјшем, кту̊реґо ніє збадау́ам - повієд̌іяу́а. - Оду́ожиу́ам то</text:p>
      <text:p text:style-name="P4">на пу̊з́нієј, понієваж...</text:p>
      <text:p text:style-name="P4"><text:soft-page-break/>- Понієваж Гават зая̌у́ с̌іє̌ нім особіщіе - докоњчиу́.</text:p>
      <text:p text:style-name="P4">Спојр̌ау́а му в твар̌.</text:p>
      <text:p text:style-name="P4">- Ніє уфаш Гаватові? - спитау́а.</text:p>
      <text:p text:style-name="P4">- Уфам, аље он с̌іє̌ стар̌еȷ̈... ȷ̈ст пр̌епрацовани. Моґљібис̌ми уљжич му трохе̌.</text:p>
      <text:p text:style-name="P4">- То би ґо тиљко упокор̌иу́о і змнієјшиу́о ȷ̈ґо справнощ - повієд̌іяу́а. - Муха с̌іє̌ ніє</text:p>
      <text:p text:style-name="P4">достаніє до теґо скр̌иду́а, як он о тим усу́иши. Бе̌д̌іє му встид, же...</text:p>
      <text:p text:style-name="P4">- Мус̌іми починіч ву́асне крокі - повієд̌іяу́ Пауљ.</text:p>
      <text:p text:style-name="P4">- Гават су́ужи з гонорем юж тр̌ечієму покољенію Атриду̊в - одпару́а. - Засу́уґуȷ̈ на вшељкі</text:p>
      <text:p text:style-name="P4">шацунек і зауфаніє, на яќ нас стач... по вієљекроч.</text:p>
      <text:p text:style-name="P4">- Ќди ојцу ніє подоба с̌іє̌ цос̌, цо робіш, му̊ві „Бене Ґессеріт!”, якби то биу́о</text:p>
      <text:p text:style-name="P4">пр̌екљењство.</text:p>
      <text:p text:style-name="P4">- А цо таќґо ніє подоба с̌іє̌ ве мніє твему ојцу?</text:p>
      <text:p text:style-name="P4">- Ќди с̌іє̌ з нім спієраш.</text:p>
      <text:p text:style-name="P4">- Ніє ȷ̈стес̌ своім ојцем, Пауљ.</text:p>
      <text:p text:style-name="P4">І Пауљ помис̌љау́: Змартвіє̌ я̌, аље муше̌ ȷ̈ј повієд̌ієч, цо та баба Мапес напљоту́а о здрајци</text:p>
      <text:p text:style-name="P4">вс̌ру̊д нас.</text:p>
      <text:p text:style-name="P4">- Цо ти укриваш? - спитау́а Ј̈сс̌іка. - То до чієбіє нієподобне, Пауљ.</text:p>
      <text:p text:style-name="P4"><text:soft-page-break/>Взрушиу́ раміёнамі і зрељацёновау́ розмове̌ з Мапес. А Ј̈сс̌іка помис̌љау́а о љіщіу</text:p>
      <text:p text:style-name="P4">з інформаця̌. Наґље подȷ́у́а децизȷ́; показау́а љіщ Пауљові і закомуніковау́а му трещ</text:p>
      <text:p text:style-name="P4">остр̌еженія.</text:p>
      <text:p text:style-name="P4">- Ојчієц мус̌і с̌іє̌ натихміяст о тим довієд̌ієч - повієд̌іяу́. - Закодуȷ́ віядомощ і вис̌ље̌</text:p>
      <text:p text:style-name="P4">му радіёґрам.</text:p>
      <text:p text:style-name="P4">- Ніє. Зачекаш, аж бе̌д̌ієш з нім в чтери очи. О тим мус̌і вієд̌ієч як најмнієј осу̊б.</text:p>
      <text:p text:style-name="P4">- Цгцеш повієд̌ієч, же ніє повінніс̌ми уфач нікому?</text:p>
      <text:p text:style-name="P4">- Ј̈ст ȷ̈ще інна можљівощ. Ту може ход̌іч тиљко о то, би та віядомощ до нас дотару́а.</text:p>
      <text:p text:style-name="P4">Људ̌іє, кту̊р̌и нам я̌ пр̌еказаљі, може і вієр̌а̌ в ȷ̈ј правд̌івощ, аље кто віє, чи дотарчіє до</text:p>
      <text:p text:style-name="P4">нас ніє биу́о ȷ̈диним заданієм теј інформацї.</text:p>
      <text:p text:style-name="P2">Вираз понуреј завзіє̌тощі ніє шгод̌іу́ з твар̌и Пауља.</text:p>
      <text:p text:style-name="P4">- Би зас̌іяч нієуфнощ і подејр̌љівощ в наших шереґах і осу́абіч нас в тен спосу̊б повієд̌іяу́.</text:p>
      <text:p text:style-name="P4">- Мус̌іш завіядоміч, ојца на особнощі і нас̌вієтљіч му справе̌ под тим ка̌тем.</text:p>
      <text:p text:style-name="P4">- Розумієм.</text:p>
      <text:p text:style-name="P4"><text:soft-page-break/>Одвру̊чіу́а с̌іє̌ до тафљі шку́а фіљтрацијнеґо, запатр̌иу́а с̌іє̌ в строне̌ поу́удніёво-заходнія̌,</text:p>
      <text:p text:style-name="P4">ґд̌іє западау́о су́оњце Арракіс - жу̊у́та куља туж над скаљнимі урвіскамі. Пауљ одвру̊чіу́ с̌іє̌ враз</text:p>
      <text:p text:style-name="P4">з нія̌.</text:p>
      <text:p text:style-name="P4">- Я теж ніє мис̌ље̌, же то Гават. Чижби Иуег?</text:p>
      <text:p text:style-name="P4">- Ніє ȷ̈ст ані адіютантем, ані товар̌ишем - повієд̌іяу́а. - І моґе̌ чіє̌ запевніч, же</text:p>
      <text:p text:style-name="P4">нієнавід̌і Гарконнену̊в ру̊вніє завзіє̌чіє як ми.</text:p>
      <text:p text:style-name="P4">Пауљ сќровау́ сва̌ уваґе̌ ку урвіском. І на певно ніє Ґурнеи... ані Дунцан. Може кту̊рис̌</text:p>
      <text:p text:style-name="P4">з подадіютанту̊в? Викључоне. Вшиши оні походза̌ з род̌ін од покољењ нам вієрних - і ніє</text:p>
      <text:p text:style-name="P4">без поводу̊в.</text:p>
      <text:p text:style-name="P4">Ј̈сс̌іка потару́а чоу́о, биу́а зме̌чона. Іљеж тутај нієбезпієчењств! Затопіу́а спојр̌еніє</text:p>
      <text:p text:style-name="P4">в пр̌ефіљтровани на жу̊у́то пејзаж; заче̌у́а ґо студіёвач. Поза кс̌ія̌же̌цимі ву́ощіамі розчія̌ґау́ с̌іє̌</text:p>
      <text:p text:style-name="P4">оґродзони високім парканем терен ску́адовіска, на нім р̌е̌ди пр̌иправових с̌іљосу̊в,</text:p>
      <text:p text:style-name="P4">а воку̊у́ ніх щуду́оножне вієже стражніче розставіу́и с̌іє̌ як хмара наȷ̈жоних пая̌ку̊в.</text:p>
      <text:p text:style-name="P4"><text:soft-page-break/>Оґарніяу́а взроќм пр̌инајмнієј двад̌ієщіа ску́адовіск з с̌іљосамі чія̌ґна̌цимі с̌іє̌ по урвіска</text:p>
      <text:p text:style-name="P4">Муру Запоровеґо - с̌іљос за с̌іљосем якби кус̌тикау́и пр̌ез басен. Пр̌ефіљтроване су́оњце з вољна</text:p>
      <text:p text:style-name="P4">западу́о с̌іє̌ под горизонт. Випрису́и ґвіязди. Зауважиу́а ȷ̈дна̌ ясна̌ ґвіязде̌ так ніско над</text:p>
      <text:p text:style-name="P4">горизонтем, же міґотау́а в вираз́ним, реґуљарним ритміє - мруґая̌це с̌віятеу́ко: міґ - міґ міґ - міґ - міґ...</text:p>
      <text:p text:style-name="P4">Пауљ порушиу́ с̌іє̌ пр̌и нієј в мрочним покою. Љеч Ј̈сс̌іка сконцентровау́а с̌іє̌ на теј</text:p>
      <text:p text:style-name="P4">поȷ̈динчеј ґвієз́д̌іє ус̌віядаміяя̌ц собіє, же ȷ̈ст она збит ніско, же то с̌віяту́о мус̌і доход̌іч</text:p>
      <text:p text:style-name="P4">зе щіан Муру Запоровеґо. Ктос̌ сиґнаљізуȷ̈. Спру̊бовау́а одчитач віядомощ, аље биу́ то код,</text:p>
      <text:p text:style-name="P4">яќґо с̌іє̌ ніґди ніє учиу́а. Інне с̌віятеу́ка розбу́ису́и в доље на ру̊внініє под урвіскамі:</text:p>
      <text:p text:style-name="P4">маљењќ жу̊у́тощі розс̌іяне на тље ґранатовеј ноци. І в љево од ніх ȷ̈дно с̌віяту́о розяр̌иу́о с̌іє̌</text:p>
      <text:p text:style-name="P4">яс̌нієј і на убочу, заче̌у́о мруґач урвіском бардзо шибко: міґніє̌чіє, міґотаніє, міґ!</text:p>
      <text:p text:style-name="P4">І зґасу́о. Фау́шива ґвіязда в урвіску одмруґау́а натихміяст.</text:p>
      <text:p text:style-name="P4"><text:soft-page-break/>Сиґнау́и... Напеу́ніу́и я̌ оне зу́им пр̌ечучієм. Дљачеґо ужито с̌віятеу́ до сиґнаљізацї пр̌ез</text:p>
      <text:p text:style-name="P4">басен? - поставіу́а собіє питаніє. Дљачеґо ніє кор̌истаљі з с̌ієчі у́а̌чнощі? Одповієд̌ь насувау́а</text:p>
      <text:p text:style-name="P4">с̌іє̌ сама: с̌ієч тељекомунікацијна биу́а юж з певнощіа̌ на подсу́уху аґенту̊в кс̌іє̌чія Љето.</text:p>
      <text:p text:style-name="P4">Сиґнау́и с̌вієтљне моґу́и означач тиљко ȷ̈дно: же віядомощі пр̌есиу́аљі собіє ȷ̈ґо вроґовіє аґенчі Гарконнену̊в.</text:p>
      <text:p text:style-name="P4">За пљецамі усу́ишељі пуканіє до др̌ві і ґу́ос чу́овієка Гавата:</text:p>
      <text:p text:style-name="P2">- Вшистко в пор̌а̌дку, С̌іре... пані. Час виправіч му́одеґо пана до ојца.</text:p>
      <text:p text:style-name="P4">11</text:p>
      <text:p text:style-name="P4">Му̊ві с̌іє̌, же кс̌ія̌же̌ Љето замкна̌у́ очи на ґроз́би Арракіс, же зробіу́ нієрозважни</text:p>
      <text:p text:style-name="P4">крок в пр̌епащ. Чиж ніє бљіжше правди бе̌д̌іє, ȷ̈с̌љі повієми, же жия̌ц так</text:p>
      <text:p text:style-name="P4">ду́уґо в обљічу највижшеґо заґроженія, ніє доценіу́ зміяни в ȷ̈ґо нате̌женію?</text:p>
      <text:p text:style-name="P4">А може с̌віядоміє пос̌віє̌чіу́ с̌ієбіє, аби ȷ̈ґо синові пр̌ипаду́о љепше жичіє?</text:p>
      <text:p text:style-name="P4">Вшистќ факти всказуя̌, же кс̌ія̌же̌ биу́ чу́овієќм, кту̊реґо нієу́атво вивієщ</text:p>
      <text:p text:style-name="P4"><text:soft-page-break/>в поље.</text:p>
      <text:p text:style-name="P4">з „Муад’Діб, коментар̌е о род̌ініє” піу̊ра кс̌іє̌жнічкі Іруљан</text:p>
      <text:p text:style-name="P4">Кс̌ія̌же̌ Љето Атрида вспару́ с̌іє̌ о парапет вієжи контрољнеј ља̌довіска под Арракін. Пієрвши</text:p>
      <text:p text:style-name="P4">кс̌іє̌жиц ноци - пу́аска, сребрна монета - віс̌іяу́ юж цау́ќм високо понад поу́удніёвим</text:p>
      <text:p text:style-name="P4">горизонтем. Под нім зе̌бате щіани Муру Запоровеґо поу́исківау́и за мґієу́ка̌ пиу́у як спе̌кани</text:p>
      <text:p text:style-name="P4">љуќр. З љевеј строни яр̌иу́и с̌іє̌ ве мґље с̌віяту́а Арракін - жу̊у́ч... бієљ... ґранат. Помис̌љау́</text:p>
      <text:p text:style-name="P4">о обвієщеніях опатр̌оних ȷ̈ґо подпісем і розљепіёних тераз по вшисткіх заљудніёних</text:p>
      <text:p text:style-name="P4">мієјшах пљанети:</text:p>
      <text:p text:style-name="P4">„Наш Најяс̌нієјши Падишах Імператор наказау́ мі взія̌ч ве ву́аданіє те̌ пљанете̌ і поу́ожич</text:p>
      <text:p text:style-name="P4">крес вшељкім вас̌ніём”. Іх церемоніяљна формуу́а пр̌епеу́ніу́а ґо учучієм осамотнієнія. Кто</text:p>
      <text:p text:style-name="P4">с̌іє̌ набрау́ на тен де̌ти љеґаљізм? На певно ніє Фремені. Ані роди нісќ мая̌це в свих ре̌ках</text:p>
      <text:p text:style-name="P4">гандељ вевне̌тр̌ни Арракіс... і бе̌да̌це правіє цо до ȷ̈днеґо људ̌ьмі Гарконнену̊в.</text:p>
      <text:p text:style-name="P4">Тарґне̌љі с̌іє̌ на жичіє моȷ̈ґо сина!</text:p>
      <text:p text:style-name="P4">Трудно му биу́о опановач <text:soft-page-break/>вщіеку́ощ. Зобачиу́ с̌віяту́а яда̌цеґо поязду збљіжая̌це с̌іє̌ до</text:p>
      <text:p text:style-name="P4">ља̌довіска од строни Арракін. Міяу́ над̌ієȷ́, же биу́ то транспортер ґвардії і војска пр̌ивожа̌ци</text:p>
      <text:p text:style-name="P4">Пауља. Зву́ока биу́а іритуя̌ца, хочіяж вієд̌іяу́, же виніку́а з острожнощі поручніка в су́ужбіє</text:p>
      <text:p text:style-name="P4">Гавата.</text:p>
      <text:p text:style-name="P4">Тарґне̌љі с̌іє̌ на жичіє моȷ̈ґо сина!</text:p>
      <text:p text:style-name="P4">Потр̌а̌сна̌у́ ґу́ова̌, би опе̌д̌іч с̌іє̌ од зу́их мис̌љі, обејр̌ау́ с̌іє̌ на ља̌довіско, ґд̌іє піє̌ч з ȷ̈ґо</text:p>
      <text:p text:style-name="P4">ву́асних фреґат тквіу́о на обвод̌іє нічим стражніци з монољіту. Љепша острожна зву́ока ніж...</text:p>
      <text:p text:style-name="P4">То биу́ добри поручнік, пр̌ипомніяу́ собіє. Чу́овієк визначони до авансу, цау́ковічіє</text:p>
      <text:p text:style-name="P4">оддани. „Наш Најяс̌нієјши Падишах Імператор...”</text:p>
      <text:p text:style-name="P4">Ґдиби тиљко мієшкањци теґо подупаду́еґо ґарнізоновеґо міяста зобачиљі приватни љіст</text:p>
      <text:p text:style-name="P4">Імператора до свеґо „Шљахетніє Уродзонеґо Кс̌іє̌чія” - поґардљіве аљузȷ̈ до заквефіёних</text:p>
      <text:p text:style-name="P4">ме̌жчизн і кобієт... аље чеґу̊ж віє̌цеј можна очеківач од д̌ікусу̊в, кту̊рих најґоре̌тшим</text:p>
      <text:p text:style-name="P4">мар̌енієм ȷ̈ст жич поза безпієчним у́адем фауфрељухес? Кс̌ія̌же̌ чуу́ в тим моменчіє, же ȷ̈ґо</text:p>
      <text:p text:style-name="P4"><text:soft-page-break/>ву́асним најґоре̌тшим мар̌енієм ȷ̈ст поу́оженіє кресу вшисткім ру̊жніцом кљасовим і жеби</text:p>
      <text:p text:style-name="P2">запомнієч на завше о мордерчим у́ад̌іє. Спојр̌ау́ в ґу̊ре̌ понад пиу́ем на нієрухоме</text:p>
      <text:p text:style-name="P4">ґвіязди і помис̌љау́: Воку̊у́ ȷ̈днеґо з ових маљењкіх с̌віятеу́ек кра̌жи Каљадан... љеч я ніґди</text:p>
      <text:p text:style-name="P4">віє̌цеј ніє зобаче̌ своȷ̈ґо дому.</text:p>
      <text:p text:style-name="P4">З те̌скноти за Каљаданем почуу́ наґу́и бу̊љ в пієрс̌і. Чуу́, же бу̊љ ніє взія̌у́ с̌іє̌ з нієґо</text:p>
      <text:p text:style-name="P4">самеґо, же дос̌іє̌ґна̌у́ ґо з Каљадану. Ніє му̊ґу́ змус̌іч с̌іє̌ до названія теј вишгніє̌теј, яу́овеј</text:p>
      <text:p text:style-name="P4">зіємі своім домем і ва̌тпіу́, би ќдикољвієк биу́ в станіє. Муше̌ масковач своȷ̈ учучія помис̌љау́. - Дља добра ху́опака. Ј̈с̌љі ќдикољвієк ма мієч дом, мус̌і то бич тутај. Я моґе̌</text:p>
      <text:p text:style-name="P4">уважач Арракіс за пієку́о, до кту̊реґо достау́ем с̌іє̌ пр̌ед с̌мієрчія̌, љеч он мус̌і одшукач тутај</text:p>
      <text:p text:style-name="P4">цос̌, в чим знајд̌іє натхнієніє. Цос̌ мус̌і бич тутај!</text:p>
      <text:p text:style-name="P4">Оґарне̌у́а ґо фаља љітощі над самим соба̌, взґардзонеј і одр̌уцонеј натихміяст і пр̌иу́апау́</text:p>
      <text:p text:style-name="P4">с̌іє̌ на тим, же з яќґос̌ поводу чепія с̌іє̌ ȷ̈ґо паміє̌чі двувієрш з касиди пр̌итачанеј</text:p>
      <text:p text:style-name="P4"><text:soft-page-break/>че̌сто пр̌ез Ґурнеиа Гаљљецка:</text:p>
      <text:p text:style-name="P4">В пієрс̌ у́апіє̌ оддех Часу,</text:p>
      <text:p text:style-name="P4">за кту̊рим опаду́ піях...</text:p>
      <text:p text:style-name="P4">Но так, Ґурнеи знајд̌іє тутај споро опадая̌цеґо піяху, помис̌љау́ кс̌ія̌же̌. Центраљне</text:p>
      <text:p text:style-name="P4">пустковіє за тимі ошкљівіёнимі кс̌іє̌жицем урвіскамі биу́о пустинія̌: наґа скау́а, видми</text:p>
      <text:p text:style-name="P4">і тумани пиу́у - ніє збадане пустковіє з ґрупкамі Фремену̊в ту і у̊вд̌іє, на скраю, а може</text:p>
      <text:p text:style-name="P4">і розс̌іянимі по теј пустині. Ј̈с̌љі цокољвієк міяу́о запевніч пр̌ишу́ощ Атридом, моґљі то зробіч</text:p>
      <text:p text:style-name="P4">ву́ас̌ніє Фремені. Под варунќм, же Гарконненовіє ніє заражіљі іх своімі крвавимі</text:p>
      <text:p text:style-name="P4">інтриґамі.</text:p>
      <text:p text:style-name="P4">Тарґне̌љі с̌іє̌ на жичіє моȷ̈ґо сина!</text:p>
      <text:p text:style-name="P4">Зґр̌итљіви, метаљічни у́оскот вправіу́ вієже̌ в вібрацȷ́, затр̌а̌су́ баљустрада̌ под ре̌камі</text:p>
      <text:p text:style-name="P4">кс̌іє̌чія. Пр̌ечівподмухове осу́они западу́и пр̌ед нім одчіная̌ц відок.</text:p>
      <text:p text:style-name="P4">Пром пр̌ибива - помис̌љау́. Пора зејщ і забрач с̌іє̌ до роботи. Завру̊чіу́ ку шгодом за</text:p>
      <text:p text:style-name="P4">своімі пљецамі, рушиу́ на ду̊у́ до вієљќј саљі пр̌иљоту̊в, старая̌ц с̌іє̌ одзискач споку̊ј подчас</text:p>
      <text:p text:style-name="P4">шгодзенія і пр̌иґотовач твар̌ на надходза̌це спотканіє.</text:p>
      <text:p text:style-name="P4"><text:soft-page-break/>Тарґне̌љі с̌іє̌ на жичіє моȷ̈ґо сина!</text:p>
      <text:p text:style-name="P4">Људ̌іє ту́очиљі с̌іє̌ юж з ља̌довіска до с̌родка, ќди дотару́ до накритеј жу̊у́та̌ копуу́а̌ гаљі.</text:p>
      <text:p text:style-name="P4">Ніёса̌ц зар̌уцоне на раміёна маринарсќ воркі покр̌иківаљі і доказиваљі як учніёвіє</text:p>
      <text:p text:style-name="P4">врацая̌ци з кољонії.</text:p>
      <text:p text:style-name="P4">- Геј! Вичуваш то под своімі пљатфусамі? То чі допієро чія̌женіє, браху!</text:p>
      <text:p text:style-name="P4">- Іље ту мая̌ стау́еј ґравітацијнеј? Чуȷ̈ с̌іє̌ ваґе̌.</text:p>
      <text:p text:style-name="P4">- Д̌ієвіє̌ч д̌ієс̌ія̌тих Ґ, як стоі в кс̌іє̌ґах.</text:p>
      <text:p text:style-name="P4">Безу́адни ґвар су́у̊в випеу́ніу́ оґромна̌ саље̌.</text:p>
      <text:p text:style-name="P2">- Пр̌ијр̌ау́ес̌ с̌іє̌ добр̌е теј д̌іюр̌е подчас ља̌дованія? Ґд̌іє љежи цау́и тен шмаљ, які міяу́</text:p>
      <text:p text:style-name="P4">на нас чекач?</text:p>
      <text:p text:style-name="P4">- Гарконнени звіне̌у́и ґо зе соба̌!</text:p>
      <text:p text:style-name="P4">- Я под ґора̌ци пришніц і бух до у́у̊жка!</text:p>
      <text:p text:style-name="P4">- Ніє су́ишау́ес̌, ідіёто? Тутај ніє ма пришніцу̊в. Шоруȷ̈ш дупе̌ піясќм!</text:p>
      <text:p text:style-name="P4">- Геј! Морди в кубеу́! Кс̌ія̌же̌!</text:p>
      <text:p text:style-name="P4">Кс̌ія̌же̌ вишеду́ з кљаткі шгодовеј на учіху́а̌ наґље саље̌. Ґурнеи Гаљљецк крочиу́ пр̌и скраю</text:p>
      <text:p text:style-name="P4">ту́уму; на ȷ̈дним рамієнію ніу̊су́ торбе̌, в друґієј ре̌це щіскау́ ґриф свеј д̌ієвіє̌чіёструновеј</text:p>
      <text:p text:style-name="P4"><text:soft-page-break/>баљісети. Міяу́ ду́уґопаљце ду́оніє з вієљкімі кчіюкамі, здољне до дробних руху̊в, кту̊римі</text:p>
      <text:p text:style-name="P4">добивау́ так дељікатна̌ музике̌ з баљісети. Кс̌ія̌же̌ обсервовау́ Гаљљецка под̌івіяя̌ц зваљістеґо</text:p>
      <text:p text:style-name="P4">бр̌идаља, зауважиу́ љустр̌ане рефљекси з́реніц, а в ніх бу́иск барбар̌ињсќґо зрозумієнія. Ото</text:p>
      <text:p text:style-name="P4">чу́овієк, кту̊ри жиу́ поза фауфрељухес, пр̌естр̌еґая̌ц іх ȷ̈дночес̌ніє в каждим пр̌иказанію.</text:p>
      <text:p text:style-name="P4">Як то ґо Пауљ назвау́? „Ґурнеи Ваљечни”. Космикі ясних чієнкіх ву́осу̊в снуу́и с̌іє̌ по</text:p>
      <text:p text:style-name="P4">виу́ис̌іяу́еј мієјшамі ґу́овіє. Шероќ уста викр̌ивіу́ в весоу́им ус̌мієху, а бљізна по</text:p>
      <text:p text:style-name="P4">хљас̌ніє̌чію крвавіновим бічем рушау́а с̌іє̌, якби жиу́а ву́асним жичієм. З цау́еј ȷ̈ґо постачі</text:p>
      <text:p text:style-name="P4">біу́а нієдбау́а, нієд̌ьвієд̌ія с̌іу́а. Подшеду́ до кс̌іє̌чія, шгиљіу́ с̌іє̌ в уку́оніє.</text:p>
      <text:p text:style-name="P4">- Ґурнеи - повієд̌іяу́ кс̌ія̌же̌.</text:p>
      <text:p text:style-name="P4">- Му̊ј паніє - Ґурнеи вичія̌ґна̌у́ баљіщіе в ќрунку људ̌і на саљі. - То юж решта. Вољау́бим</text:p>
      <text:p text:style-name="P4">пр̌ибич з пієрвшим р̌утем, аље...</text:p>
      <text:p text:style-name="P4">- Зостау́о дља чієбіє ȷ̈ще трохе̌ Гарконнену̊в - повієд̌іяу́ кс̌ія̌же̌. - Цгод̌ь зе мна̌ на</text:p>
      <text:p text:style-name="P4">строне̌, то поґадами.</text:p>
      <text:p text:style-name="P4"><text:soft-page-break/>- Розказуј, му̊ј паніє.</text:p>
      <text:p text:style-name="P4">Пр̌енієс̌љі с̌іє̌ до аљкови коу́о спр̌едая̌цеґо воде̌ аутомату зе щељіна̌ на монети, подчас</text:p>
      <text:p text:style-name="P4">ґди људ̌іє кре̌чіљі с̌іє̌ нервово по оґромнеј почекаљні. Гаљљецк чісна̌у́ торбе̌ в ка̌т, ніє</text:p>
      <text:p text:style-name="P4">випущая̌ц з ре̌кі баљісети.</text:p>
      <text:p text:style-name="P4">- Іљу људ̌і можеш дач Гаватові? - запитау́ кс̌ія̌же̌.</text:p>
      <text:p text:style-name="P4">- Чи Тгуфір ȷ̈ст в тарапатах, С̌іре?</text:p>
      <text:p text:style-name="P4">- Страчіу́ заљедвіє дву̊х аґенту̊в, аље ȷ̈ґо страж пр̌еднія вспаніяље розпрацовау́а цау́а̌</text:p>
      <text:p text:style-name="P4">тутејша̌ с̌іятке̌ Гарконнену̊в. Ј̈с̌љі бе̌д̌ієми д̌іяу́ач шибко, запевніми собіє нієяќ</text:p>
      <text:p text:style-name="P4">безпієчењство, так потр̌ебна̌ нам хвіље̌ витхнієнія. Он хце тиљу људ̌і, іљу тиљко можеш</text:p>
      <text:p text:style-name="P4">звољніч - људ̌і, кту̊р̌и ніє завагая̌ с̌іє̌ попрацовач і ножем.</text:p>
      <text:p text:style-name="P4">- Моґе̌ му дач тр̌и сеткі моіх најљепших - повієд̌іяу́ Гаљљецк. - Ґд̌іє мам іх одесу́ач?</text:p>
      <text:p text:style-name="P4">- До ґу́у̊внеј брами. Чека там аґент Гавата, кту̊ри іх пр̌ејміє.</text:p>
      <text:p text:style-name="P4">- Мам с̌іє̌ тим зая̌ч натихміяст, С̌іре?</text:p>
      <text:p text:style-name="P4">- За хвіље̌. Мами ȷ̈ще ȷ̈ден ку́опот. Комендант ља̌довіска под якімс̌ претекстем</text:p>
      <text:p text:style-name="P4">затр̌има ту пром до с̌віту. Ґаљеон Ґіљдії, кту̊рим пр̌ибиљіщіе, љечі <text:soft-page-break/>даљеј в своіх інтересах,</text:p>
      <text:p text:style-name="P2">зас̌ пром ма споткач с̌іє̌ з товаровцем забієрая̌цим ста̌д у́адунек пр̌иправи.</text:p>
      <text:p text:style-name="P4">- Нашеј пр̌иправи, паніє?</text:p>
      <text:p text:style-name="P4">- Нашеј пр̌иправи. Аље пром забієр̌е ру̊внієж нієкту̊рих пошуківачи пр̌иправи стареґо</text:p>
      <text:p text:style-name="P4">режіму. Оптоваљі за вияздем пр̌и зміяніє љенна, а Се̌д̌ія Зміяни ім ніє забранія. То ценні</text:p>
      <text:p text:style-name="P4">працовніци, Ґурнеи, ȷ̈ст іх окоу́о ос̌міюсет. До одљоту прому мус̌іш наму̊віч че̌щ з ніх, би</text:p>
      <text:p text:style-name="P4">зачія̌ґне̌љі с̌іє̌ до нас.</text:p>
      <text:p text:style-name="P4">- Як моцно намавіяч, С̌іре?</text:p>
      <text:p text:style-name="P4">- Заљежи мі на іх добровољнеј вспу̊у́праци, Ґурнеи. Чі људ̌іє пос̌іядая̌ нієзбе̌дне нам</text:p>
      <text:p text:style-name="P4">дос̌віядченіє і умієȷ́тнощі. Факт, же одљатуя̌, суґеруȷ̈, іж ніє са̌ че̌щіа̌ махіни</text:p>
      <text:p text:style-name="P4">Гарконнену̊в. Гават ȷ̈ст пр̌еконани, же в ґрупіє бе̌д̌іє пару подставіёних у́отру̊в, аље он</text:p>
      <text:p text:style-name="P4">від̌і ассасс̌іну̊в в каждим чієнію.</text:p>
      <text:p text:style-name="P4">- В своім жичію Тгуфір випатр̌иу́ кіљка вієљце обієцуя̌цих чієні, паніє.</text:p>
      <text:p text:style-name="P4">- Са̌ і таќ, кту̊рих ніє випатр̌иу́. Аље моім зданієм подр̌уценіє такіх кукуу́чих яј</text:p>
      <text:p text:style-name="P4">в тен ту́ум одȷ̈жд̌ая̌цих то за дужо <text:soft-page-break/>як на виобраз́ніє̌ Гарконнену̊в.</text:p>
      <text:p text:style-name="P4">- Можљіве, С̌іре. Ґд̌іє са̌ чі људ̌іє?</text:p>
      <text:p text:style-name="P4">- Піє̌тро ніжеј, в почекаљні на доље. Пропонуȷ́, абис̌ зшеду́ на ду̊у́ і заґрау́ зе двіє</text:p>
      <text:p text:style-name="P4">хвитая̌це за серце мељодіє, по чим іх пр̌ичіс̌нієш. Можеш оферовач ќровніче</text:p>
      <text:p text:style-name="P4">становіска дља пос̌іядая̌цих кваљіфікацȷ̈. Запропонуј пу́аце вижше о двад̌ієщіа процент ніж</text:p>
      <text:p text:style-name="P4">доставаљі у Гарконнену̊в.</text:p>
      <text:p text:style-name="P4">- Тиљко двад̌ієщіа, С̌іре? Знам с̌іятке̌ пу́ац Гарконнену̊в. А в очах људ̌і з коњцова̌</text:p>
      <text:p text:style-name="P4">одправа̌ в ќшеніях, і ґора̌чка̌ подру̊жи в серцах... но цу̊ж, С̌іре... двад̌ієщіа процент то</text:p>
      <text:p text:style-name="P4">рачеј су́аба покуса до позостанія.</text:p>
      <text:p text:style-name="P4">Љето повієд̌іяу́ зе знієчієрпљівієнієм:</text:p>
      <text:p text:style-name="P4">- Віє̌ц сам децидуј о каждим пр̌ипадку з особна. Паміє̌тај тиљко, же скарбієц ніє ȷ̈ст без</text:p>
      <text:p text:style-name="P4">дна. Там, ґд̌іє здоу́аш, тр̌имај с̌іє̌ двуд̌ієсту процент. Заљежи нам щеґу̊љніє на</text:p>
      <text:p text:style-name="P4">мељанжерах, пр̌епатривачах поґоди, діюнідах - на вшисткіх обитих з отвартимі</text:p>
      <text:p text:style-name="P4">піяскамі.</text:p>
      <text:p text:style-name="P4">- Розумієм, С̌іре. „Пр̌ибе̌да̌ спраґнієні ґвау́ту: хмара̌ надљеца̌ <text:soft-page-break/>яко вшгодні віятр і бе̌да̌</text:p>
      <text:p text:style-name="P4">збієрач, цо піях віє̌жі”.</text:p>
      <text:p text:style-name="P4">- Бардзо взрушая̌ци цитат - повієд̌іяу́ кс̌ія̌же̌. - Пр̌екаж сву̊ј одд̌іяу́ адіютантові. Нієх</text:p>
      <text:p text:style-name="P4">пр̌епровад̌і кру̊тќ пр̌ешкољеніє з режіму води, по чим закватеруȷ̈ људ̌і на ноц</text:p>
      <text:p text:style-name="P4">в бараках пр̌и ља̌довіску. І ніє запомніј о људ̌іях дља Гавата.</text:p>
      <text:p text:style-name="P4">- Тр̌и сеткі најљепших, С̌іре. - Ґурнеи подніу̊су́ сву̊ј маринарскі ворек. - Ґд̌іє мам с̌іє̌</text:p>
      <text:p text:style-name="P4">мељдовач по виконанію задањ?</text:p>
      <text:p text:style-name="P4">- Зая̌у́ем поку̊ј конференцијни на ґу̊р̌е. Одбе̌д̌ієми там нараде̌ штабова̌. Цгце̌ устаљіч</text:p>
      <text:p text:style-name="P4">нови систем розмієщенія с̌іу́ на пљанечіє, починая̌ц од розљокованія бриґад панцерних.</text:p>
      <text:p text:style-name="P2">Гаљљецк затр̌имау́ с̌іє̌ в пу̊у́ оброту, спојр̌ау́ Љето в очи.</text:p>
      <text:p text:style-name="P4">- Спод̌ієваш с̌іє̌ теґо родзаю ку́опоту, С̌іре? Мис̌љау́ем, же ȷ̈ст тутај Се̌д̌ія Зміяни.</text:p>
      <text:p text:style-name="P4">- І отвартеј ваљкі і подходу̊в - повієд̌іяу́ кс̌ія̌же̌. - Попу́иніє ту р̌ека крві, занім</text:p>
      <text:p text:style-name="P4">бе̌д̌ієми то мієљі за соба̌.</text:p>
      <text:p text:style-name="P4">- „А вода, кту̊ра̌ черпієш з р̌екі, в крев с̌іє̌ пр̌емієні на яу́овеј зіємі” - вирецитовау́</text:p>
      <text:p text:style-name="P4">Гаљљецк.</text:p>
      <text:p text:style-name="P4"><text:soft-page-break/>Кс̌ія̌же̌ вестхна̌у́.</text:p>
      <text:p text:style-name="P4">- Врацај як најпре̌дзеј, Ґурнеи.</text:p>
      <text:p text:style-name="P4">- Досконаље, паніє. - Пре̌ґа по бічу зафаљовау́а од шероќґо ус̌мієху. - „Сиччіє очи,</text:p>
      <text:p text:style-name="P4">бом як д̌ікі ос̌іёу́ пустині кроча̌ци до свеј праци”.</text:p>
      <text:p text:style-name="P4">Одвру̊чіу́ с̌іє̌, вимашеровау́ на с̌родек саљі, пр̌истана̌у́, би видач розкази, поспієшніє</text:p>
      <text:p text:style-name="P4">пр̌ечісна̌у́ с̌іє̌ пр̌ез ту́ум људ̌і. Љето покре̌чіу́ за нім ґу́ова̌. Гаљљецк ніє пр̌еставау́ ґо</text:p>
      <text:p text:style-name="P4">здумієвач - ґу́ова набіта пієс̌ніямі, сентенцямі і квієчістимі афоризмамі... а серце ассасс̌іна,</text:p>
      <text:p text:style-name="P4">ґди пр̌иход̌і мієч до чинієнія з Гарконненамі. Вкру̊тце Љето рушиу́ вољним кроќм на</text:p>
      <text:p text:style-name="P4">укос пр̌ез саље̌ в строне̌ вінди, пр̌ијмуя̌ц гонори нієдбау́им махніє̌чієм ре̌кі. Зауважиу́</text:p>
      <text:p text:style-name="P4">чу́овієка з корпусу пропаґанди, затр̌имау́ с̌іє̌, пр̌еказуя̌ц му віядомощ до поданія људ̌іём</text:p>
      <text:p text:style-name="P4">пр̌ез радіёве̌зеу́: чі, кту̊р̌и пр̌ивієз́љі зе соба̌ кобієти, очеківаљі запевнієнія, же са̌ оне</text:p>
      <text:p text:style-name="P4">безпієчне і ґд̌іє ȷ̈ можна знаљез́ч. Позостаљі хчієљіби вієд̌ієч, же тутејша људнощ оказуȷ̈ с̌іє̌</text:p>
      <text:p text:style-name="P4">щичіч віє̌кша̌ љічба̌ кобієт ніж ме̌жчизн. Кс̌ія̌же̌ кљепна̌у́ чу́овієка <text:soft-page-break/>з пропаґанди по</text:p>
      <text:p text:style-name="P4">рамієнію, знак, же віядомощ ма безвзґље̌дне пієрвшењство і ма бич надана натихміяст, по</text:p>
      <text:p text:style-name="P4">чим рушиу́ даљеј пр̌ез саље̌. Ківау́ људ̌іём ґу́ова̌ в уку́оніє, ус̌мієхау́ с̌іє̌, вимієніу́</text:p>
      <text:p text:style-name="P4">упр̌ејмощі з му́одшим офіцерем. Ву́адза мус̌і завше справіяч враженіє певнеј с̌ієбіє мис̌љау́. Д̌ьвіґач цау́е то бр̌еміє̌ зауфанія на барках, ќди ȷ̈ст с̌іє̌ в критичним поу́оженію,</text:p>
      <text:p text:style-name="P4">і ніґди теґо по собіє ніє показач. Видау́ вестхнієніє уљґі, ќди вху́оне̌у́а ґо вінда і му̊ґу́</text:p>
      <text:p text:style-name="P4">одвру̊чіч с̌іє̌, і стана̌ч твар̌а̌ до безособових др̌ві.</text:p>
      <text:p text:style-name="P2">Тарґне̌љі с̌іє̌ на жичіє моȷ̈ґо сина!</text:p>
      <text:p text:style-name="P4">13</text:p>
      <text:p text:style-name="P4">Понад вијщіем на пу́ите̌ ља̌довіска Арракін віднієȷ̈ топорни, якби</text:p>
      <text:p text:style-name="P4">примітивним нар̌е̌д̌ієм чіёсани напіс, кту̊реґо су́ова Муад’Діб міяу́ пу̊з́нієј</text:p>
      <text:p text:style-name="P4">повтар̌ач вієље рази. Зобачиу́ ȷ̈ овеј пієрвшеј ноци на Арракіс, ќди</text:p>
      <text:p text:style-name="P4">пр̌ивієзіёно ґо на кс̌ія̌же̌це становіско доводзенія, аби взія̌у́ уд̌іяу́</text:p>
      <text:p text:style-name="P4">в пієрвшеј нарад̌іє пеу́неґо штабу свеґо ојца. Су́ова завієрау́и прос̌бе̌ до</text:p>
      <text:p text:style-name="P4"><text:soft-page-break/>тих, цо опущая̌ Арракіс, љеч западу́и мрочним чіє̌жарем в серце ху́опца,</text:p>
      <text:p text:style-name="P4">кту̊ри допієро цо умкна̌у́ спод скр̌идеу́ с̌мієрчі. Бр̌міяу́и: „О ви, кту̊р̌и вієчіє,</text:p>
      <text:p text:style-name="P4">як тутај чієрпіми, ніє запомніјчіє о нас в ваших модљітвах”.</text:p>
      <text:p text:style-name="P4">з „Кру̊тќј гісторії Муад’Діба” піёра̌ кс̌іє̌жнічкі Іруљан</text:p>
      <text:p text:style-name="P4">Цау́а теорія штукі воȷ̈ннеј спровадза с̌іє̌ до обљіченія ризика - повієд̌іяу́ кс̌ія̌же̌ - љеч</text:p>
      <text:p text:style-name="P4">ќди пр̌иход̌і до ризикованія ву́асна̌ род̌іна̌, ељемент каљкуљацї розмива с̌іє̌ в... інних</text:p>
      <text:p text:style-name="P4">справах.</text:p>
      <text:p text:style-name="P4">Вієд̌іяу́, же ніє пануȷ̈ над свим ґнієвем так добр̌е, як повінієн, одвру̊чіу́ с̌іє̌ і вієљкімі</text:p>
      <text:p text:style-name="P4">крокамі пр̌емієр̌иу́ ду́уґощ оґромнеґо стоу́у там і з повротем. Кс̌ія̌же̌ і Пауљ знајдоваљі с̌іє̌</text:p>
      <text:p text:style-name="P4">самі в саљі конференцијнеј ља̌довіска. Биу́ то поку̊ј з ґу́ухим поґу́осем, випосажони ȷ̈диніє</text:p>
      <text:p text:style-name="P4">в ду́уґі сту̊у́, тру̊јножне античне кр̌есу́а стоя̌це воку̊у́ нієґо, табљіце̌ на мапи ораз проȷ̈ктор</text:p>
      <text:p text:style-name="P4">в друґім коњцу покою. Пауљ с̌ієд̌іяу́ пр̌и стоље под табљіца̌. Оповієд̌іяу́ ојцу пр̌иґоде̌</text:p>
      <text:p text:style-name="P4">з ґротем-ґоњчаќм і пр̌еказау́ <text:soft-page-break/>інформацȷ̈ о ґрожа̌цеј му здрад̌іє.</text:p>
      <text:p text:style-name="P4">Кс̌ія̌же̌ затр̌имау́ с̌іє̌ напр̌ечівко Пауља, ваљна̌у́ в сту̊у́:</text:p>
      <text:p text:style-name="P4">- Гават му̊віу́ мі, же дом ȷ̈ст безпієчни!</text:p>
      <text:p text:style-name="P4">Пауљ одезвау́ с̌іє̌ нієпевніє:</text:p>
      <text:p text:style-name="P4">- Я теж биу́ем зу́и... з поча̌тку. І обвініяу́ем Гавата. Љеч тен атак вишеду́ споза пау́ацу.</text:p>
      <text:p text:style-name="P4">Биу́ прости, спритни і безпос̌редні. І повіу̊ду́би с̌іє̌, ґдиби ніє вишкољеніє, яќ пр̌ешеду́ем под</text:p>
      <text:p text:style-name="P4">ќрунќм твоім і вієљу інних, у́а̌чніє з Гаватем.</text:p>
      <text:p text:style-name="P4">- Броніш ґо? - запитау́ кс̌ія̌же̌.</text:p>
      <text:p text:style-name="P4">- Так.</text:p>
      <text:p text:style-name="P4">- Он с̌іє̌ стар̌еȷ̈. От цо. Повінієн...</text:p>
      <text:p text:style-name="P4">- Ј̈ст ма̌дри з оґромним дос̌віядченієм - повієд̌іяу́ Пауљ. - Іље помиу́ек Гавата можеш</text:p>
      <text:p text:style-name="P4">вимієніч?</text:p>
      <text:p text:style-name="P4">- То я повінієнем ґо броніч - повієд̌іяу́ кс̌ія̌же̌. - Ніє ти.</text:p>
      <text:p text:style-name="P4">Пауљ ус̌мієхна̌у́ с̌іє̌. Љето пр̌ис̌іяду́ у щиту стоу́у, обя̌у́ сина рамієнієм.</text:p>
      <text:p text:style-name="P4">- Остатніё... видорос̌љау́ес̌, сину.</text:p>
      <text:p text:style-name="P2">Забрау́ ре̌ке̌. Одповієд̌іяу́ ус̌мієхем на ус̌мієх сина.</text:p>
      <text:p text:style-name="P4">- Чієши мніє то. Гават сам с̌іє̌ укар̌е. Віє̌кши бе̌д̌іє ȷ̈ґо ґнієв на с̌ієбіє самеґо з теґо</text:p>
      <text:p text:style-name="P4">поводу ніж ґнієв нас обу разем взіє̌ти.</text:p>
      <text:p text:style-name="P4"><text:soft-page-break/>Пауљ спојр̌ау́ на почіємніяу́е окна за табљіца̌ мап, затопіу́ взрок в черні ноци. С̌віяту́о саљі</text:p>
      <text:p text:style-name="P4">одбіяу́о с̌іє̌ од баљустради баљкону за окнамі. Достр̌еґу́ рух і розпознау́ сиљветке̌ стражніка</text:p>
      <text:p text:style-name="P4">в мундур̌е Атриду̊в. Пр̌еніу̊су́ спојр̌еніє на біяу́а̌ щіане̌ за пљецамі ојца, насте̌пніє в ду̊у́ ку</text:p>
      <text:p text:style-name="P4">бу́ища̌цеј повієр̌хні стоу́у, зауважая̌ц на нієј своȷ̈ ву́асне ду́оніє зачіс̌ніє̌те в піє̌щі.</text:p>
      <text:p text:style-name="P4">Др̌ві напр̌ечівко кс̌іє̌чія розвару́и с̌іє̌ ґвау́товніє. Вкрочиу́ пр̌ез ніє Тгуфір Гават</text:p>
      <text:p text:style-name="P4">стар̌еј виґља̌дая̌ци і бард̌ієј якби жиљасти ніж звикље. Пр̌ешеду́ цау́а̌ ду́уґощ стоу́у, затр̌имау́</text:p>
      <text:p text:style-name="P4">с̌іє̌ на бачнощ твар̌а̌ в твар̌ з Љето.</text:p>
      <text:p text:style-name="P4">- Паніє му̊ј - одезвау́ с̌іє̌ му̊вія̌ц до яќґос̌ пункту понад ґу́ова̌ Љето - довієд̌іяу́ем с̌іє̌</text:p>
      <text:p text:style-name="P4">ву́ас̌ніє, як чіє̌ завіёду́ем. Заход̌і конієчнощ зу́оженія пр̌езе мніє резиґ...</text:p>
      <text:p text:style-name="P4">- Ох, с̌іядај і пр̌естањ с̌іє̌ виґу́упіяч - пр̌ервау́ му кс̌ія̌же̌. Всказау́ кр̌есу́о напр̌ечівко</text:p>
      <text:p text:style-name="P4">Пауља. - Ј̈жељі с̌іє̌ помиљіу́ес̌, то пр̌еценіяя̌ц Гарконнену̊в. Іх простацќ умису́и виȷ̈хау́и</text:p>
      <text:p text:style-name="P4">з простацка̌ заґривка̌. Ніє браљіс̌ми под уваґе̌ простацкіх заґривек. Син <text:soft-page-break/>му̊ј задау́ собіє вієље</text:p>
      <text:p text:style-name="P4">труду, би мі довієщ, же вишеду́ з теґо ґу́у̊вніє д̌іє̌кі твоім науком. Тутај мніє ніє</text:p>
      <text:p text:style-name="P4">завіёду́ес̌.</text:p>
      <text:p text:style-name="P4">Покљепау́ опарчіє вољнеґо кр̌есу́а.</text:p>
      <text:p text:style-name="P4">- С̌іядај, му̊віє̌!</text:p>
      <text:p text:style-name="P4">Гават осуна̌у́ с̌іє̌ на кр̌есу́о.</text:p>
      <text:p text:style-name="P4">- Аље...</text:p>
      <text:p text:style-name="P4">- Ніє хце̌ віє̌цеј о тим су́ишеч - повієд̌іяу́ кс̌ія̌же̌. - Інцидент наљежи до пр̌ешу́ощі. Мами</text:p>
      <text:p text:style-name="P4">піљнієјше справи. Ґд̌іє решта?</text:p>
      <text:p text:style-name="P4">- Прос̌іу́ем іх, би зачекаљі за др̌віямі, ќди я...</text:p>
      <text:p text:style-name="P4">- Завоу́ај іх.</text:p>
      <text:p text:style-name="P4">Гават попатр̌иу́ Љето просто в очи.</text:p>
      <text:p text:style-name="P4">- С̌іре, я...</text:p>
      <text:p text:style-name="P4">- Я вієм, кто ȷ̈ст моім правд̌івим пр̌иячієљем, Тгуфір - повієд̌іяу́ кс̌ія̌же̌. - Завоу́ај</text:p>
      <text:p text:style-name="P4">људ̌і.</text:p>
      <text:p text:style-name="P4">Гават пр̌еу́кна̌у́ с̌љіне̌.</text:p>
      <text:p text:style-name="P4">- Так ȷ̈ст, му̊ј паніє.</text:p>
      <text:p text:style-name="P4">Обру̊чівши с̌іє̌ в кр̌ес̌ље завоу́ау́ в строне̌ отвартих др̌ві:</text:p>
      <text:p text:style-name="P4">- Ґурнеи, впровад̌ь іх.</text:p>
      <text:p text:style-name="P4">Гаљљецк впровад̌іу́ до покою корову̊д људ̌і, на пр̌ед̌іє офіцеровіє штабові з понура̌</text:p>
      <text:p text:style-name="P4">поваґа̌ на твар̌ах, за німі му́одс̌і асистенчі і експерчі триская̌ци запау́ем. Кру̊ткотрвау́е</text:p>
      <text:p text:style-name="P4"><text:soft-page-break/>одґу́оси шуранія розешу́и с̌іє̌ ехем по саљі, ќди људ̌іє зајмоваљі мієјша. Дељікатни аромат</text:p>
      <text:p text:style-name="P2">стимуљацијнеј рахаґ унос̌іу́ с̌іє̌ над стоу́ем.</text:p>
      <text:p text:style-name="P4">- Ј̈ст кава, ȷ̈с̌љі ктос̌ ма охоте̌ - повієд̌іяу́ кс̌ія̌же̌. Попатруя̌ц по своіх људ̌іях</text:p>
      <text:p text:style-name="P4">помис̌љау́: Добра з ніх екіпа. Тен родзај војни му̊ґу́ бард̌ієј чу́овієка викоњчич.</text:p>
      <text:p text:style-name="P4">Чекау́, аж пр̌инієс̌іёно з са̌с̌ієднієґо покою і подано каве̌, достр̌еґая̌ц на нієкту̊рих</text:p>
      <text:p text:style-name="P4">твар̌ах ознакі зме̌ченія. Вкру̊тце пр̌ивд̌іяу́ сва̌ маске̌ спокою і компетенцї, повстау́</text:p>
      <text:p text:style-name="P4">і застукау́ в бљат кникчіямі дља пр̌ивоу́анія уваґі.</text:p>
      <text:p text:style-name="P4">- А віє̌ц, пановіє - повієд̌іяу́ - наша цивіљізаця попаду́а здаȷ̈ с̌іє̌ так даљеце в нау́у̊ґ</text:p>
      <text:p text:style-name="P4">інвазї, же навет ніє можеми виконач простеґо розказу Імперіюм, жеби с̌іє̌ ніє напаточич на</text:p>
      <text:p text:style-name="P4">старе звичаȷ̈.</text:p>
      <text:p text:style-name="P4">Розљеґу́и с̌іє̌ здушоне с̌мієхи докоу́а стоу́у і Пауљ здау́ собіє справе̌, же ȷ̈ґо ојчієц</text:p>
      <text:p text:style-name="P4">повієд̌іяу́ доку́адніє ву́ащіва̌ р̌еч доку́адніє ву́ащівим тонем, аби поправіч настру̊ј на саљі.</text:p>
      <text:p text:style-name="P4">Навет с̌љад знуженія в ȷ̈ґо ґу́ос̌іє <text:soft-page-break/>биу́ на мієјшу.</text:p>
      <text:p text:style-name="P4">- Мис̌ље̌, же најпієрв повінніс̌ми с̌іє̌ довієд̌ієч, чи Тгуфір може цокољвієк дор̌учіч до</text:p>
      <text:p text:style-name="P4">свеґо рапорту о Фременах. Тгуфір?</text:p>
      <text:p text:style-name="P4">Гават подніу̊су́ очи.</text:p>
      <text:p text:style-name="P4">- Мам певне економічне справи до пр̌естудіёванія по моім оґу̊љним рапорчіє, С̌іре, аље</text:p>
      <text:p text:style-name="P4">моґе̌ юж повієд̌ієч, же Фремені зачиная̌ цораз бард̌ієј виґља̌дач на такіх союшніку̊в,</text:p>
      <text:p text:style-name="P4">якіх потр̌ебуȷ̈ми. Цгца̌ набрач певнощі, же моґа̌ нам зауфач, љеч видая̌ с̌іє̌ посте̌повач</text:p>
      <text:p text:style-name="P4">щер̌е. Пр̌ису́аљі нам подарунек - фіљтрфракі іх ву́аснеґо виробу... мапи певних реёну̊в</text:p>
      <text:p text:style-name="P4">пустині, на кту̊рих позостау́и пункти опору Гарконнену̊в... - Спојр̌ау́ взду́уж стоу́у. Донієс̌ієнія іх вивіяду оказау́и с̌іє̌ абсољутніє віяриґодне і помоґу́и нам значніє в наших</text:p>
      <text:p text:style-name="P4">стосунках з Се̌д̌ія̌ Зміяни. Пр̌ису́аљі ру̊внієж нієцо дробіязґу̊в - біжутеріє̌ дља љади Ј̈сс̌ікі,</text:p>
      <text:p text:style-name="P4">пр̌иправе̌, аљкогоље, су́одиче, љекі. Моі људ̌іє то тераз пр̌етр̌а̌сая̌. Видаȷ̈ с̌іє̌, же ніє ма</text:p>
      <text:p text:style-name="P4">жаднеґо подсте̌пу.</text:p>
      <text:p text:style-name="P4">- Подобая̌ чі с̌іє̌ оні, Тгуфір? - запитау́ ктос̌ з коњца стоу́у. Гават <text:soft-page-break/>обру̊чіу́ с̌іє̌ твар̌а̌ до</text:p>
      <text:p text:style-name="P4">питая̌цеґо.</text:p>
      <text:p text:style-name="P4">- Дунцан Ідаго твієрд̌і, же наљежи тих људ̌і под̌івіяч.</text:p>
      <text:p text:style-name="P4">Пауљ зеркна̌у́ на ојца, потем знову на Гавата і заризиковау́ питаніє:</text:p>
      <text:p text:style-name="P4">- Маш яка̌с̌ інформацȷ́, іљу ȷ̈ст Фремену̊в?</text:p>
      <text:p text:style-name="P4">Гават спојр̌ау́ на Пауља.</text:p>
      <text:p text:style-name="P4">- На подставіє пр̌етву̊рства живнощі і інних доводу̊в Ідаго обљіча компљекс яскіњ,</text:p>
      <text:p text:style-name="P4">в кту̊рим пр̌ебивау́, на оґу̊у́ем яќс̌ д̌ієс̌іє̌ч тис̌іє̌ци људ̌і. Іх пр̌иву̊дца повієд̌іяу́, же ма</text:p>
      <text:p text:style-name="P4">под соба̌ с̌іч ску́адая̌ца̌ с̌іє̌ з дву̊х тис̌іє̌ци оґніск домових. Мами поводи пр̌ипущач, же</text:p>
      <text:p text:style-name="P4">такіх с̌ічових споу́ечнощі ȷ̈ст споро. Виґља̌да на то, же вшистќ ску́адая̌ гоу́д комус̌, кто</text:p>
      <text:p text:style-name="P4">звіє с̌іє̌ Љієт.</text:p>
      <text:p text:style-name="P4">- То цос̌ новеґо - повієд̌іяу́ Љето.</text:p>
      <text:p text:style-name="P2">- Може ту с̌іє̌ миље̌, С̌іре. Са̌ певне пошљакі, же у̊в Љієт му̊ґу́би с̌іє̌ оказач мієјшовим</text:p>
      <text:p text:style-name="P4">бу̊ствем.</text:p>
      <text:p text:style-name="P4">Ктос̌ інни, з даљшеґо мієјша, одхр̌а̌кна̌у́ і запитау́:</text:p>
      <text:p text:style-name="P4">- Чи то певне, же провадза̌ інтереси з пр̌емитнікамі?</text:p>
      <text:p text:style-name="P4">- В час̌іє побиту Ідаго в с̌ічи вирушиу́а стамта̌д каравана <text:soft-page-break/>пр̌емитніку̊в обу́адована</text:p>
      <text:p text:style-name="P4">пр̌иправа̌. Уживаљі ючних звієр̌а̌т і всказиваљі, же мая̌ пр̌ед соба̌ ос̌іємнастодніёва̌</text:p>
      <text:p text:style-name="P4">ве̌дру̊вке̌.</text:p>
      <text:p text:style-name="P4">- Пр̌емитніци якби подвоіљі своȷ̈ операцȷ̈ в тим нієспокојним окрес̌іє - повієд̌іяу́</text:p>
      <text:p text:style-name="P4">кс̌ія̌же̌. - Тр̌еба с̌іє̌ над тим добр̌е застановіч. Ніє повінніс̌ми збитніё пр̌ејмовач с̌іє̌</text:p>
      <text:p text:style-name="P4">стартамі ніє пос̌іядая̌цих концесї фреґат з нашеј пљанети, завше так биу́о. Аље цау́ковічіє</text:p>
      <text:p text:style-name="P4">страчіч ȷ̈ з очу биу́оби нієдобр̌е.</text:p>
      <text:p text:style-name="P4">- Маш якіс̌ пљан, С̌іре? - запитау́ Гават.</text:p>
      <text:p text:style-name="P4">Кс̌ія̌же̌ попатр̌иу́ на Гаљљецка.</text:p>
      <text:p text:style-name="P4">- Ґурнеи, хце̌, абис̌ повіу̊ду́ дељеґацȷ́ - посељство, ȷ̈с̌љі вољіш, в цељу навія̌занія</text:p>
      <text:p text:style-name="P4">контакту̊в з тимі романтичнимі бізнесменамі. Повієш ім, же пр̌имкне̌ очи на іх</text:p>
      <text:p text:style-name="P4">д̌іяу́аљнощ, допу̊кі ску́адач мі бе̌да̌ кс̌ія̌же̌ца̌ д̌ієс̌іє̌чіне̌. Наш Гават шацуȷ̈, же пр̌екупство</text:p>
      <text:p text:style-name="P4">і додаткове одд̌іяу́и воёвніку̊в коштовау́и іх чтери рази тиље.</text:p>
      <text:p text:style-name="P4">- Цо бе̌д̌іє, ȷ̈с̌љі Імператор то виніюха? - запитау́ Гаљљецк. - Ј̈ст бардзо заздросни о своȷ̈</text:p>
      <text:p text:style-name="P4">зискі з КГОАМ, му̊ј паніє.</text:p>
      <text:p text:style-name="P4"><text:soft-page-break/>Љето ус̌мієхна̌у́ с̌іє̌.</text:p>
      <text:p text:style-name="P4">- Цау́а̌ д̌ієс̌іє̌чіне̌ зу́ожими отварчіє в банку на конто Шаддама ІВ, а одејмієми я̌</text:p>
      <text:p text:style-name="P4">љеґаљніє з суми пу́ацонеј пр̌ез нас на утр̌иманіє помоцнічих зачія̌ґу̊в војскових. Нієх</text:p>
      <text:p text:style-name="P4">Гарконненовіє спру̊буя̌ то уґриз́ч! І пр̌и оказї оскубієми пару мієјшових, кту̊р̌и</text:p>
      <text:p text:style-name="P4">взбоґачіљі с̌іє̌ в системіє Гарконнену̊в. Конієц з у́апу̊вкамі!</text:p>
      <text:p text:style-name="P4">Гаљљецк викр̌ивіу́ уста в ус̌мієху.</text:p>
      <text:p text:style-name="P4">- Ах, му̊ј паніє, які піє̌кни чіёс поніжеј паса. Цгчіяу́бим зобачич обљіче барона, ќди</text:p>
      <text:p text:style-name="P4">с̌іє̌ о тим довіє.</text:p>
      <text:p text:style-name="P4">Кс̌ія̌же̌ звру̊чіу́ с̌іє̌ до Гавата.</text:p>
      <text:p text:style-name="P4">- Тгуфір, маш те кс̌іє̌ґі рахункове, о кту̊рих му̊віу́ес̌, же можеш ȷ̈ купіч?</text:p>
      <text:p text:style-name="P4">- Так, му̊ј паніє. Са̌ щеґу̊у́ово бадане навет в теј хвіљі. Вшељако пр̌ер̌учіу́ем ȷ̈</text:p>
      <text:p text:style-name="P4">і моґе̌ подач пієрвша̌ пр̌ибљіжона̌ оцене̌.</text:p>
      <text:p text:style-name="P4">- Віє̌ц подај.</text:p>
      <text:p text:style-name="P4">- Гарконненовіє вичія̌ґаљі ста̌д д̌ієс̌іє̌ч міљіярду̊в сољаріс цо тр̌иста тр̌ид̌ієщі дні</text:p>
      <text:p text:style-name="P4">стандардових.</text:p>
      <text:p text:style-name="P4">Здушоне вестхнієніє обієґу́о сту̊у́. Навет здрадзая̌ци певне знудзеніє му́одс̌і асистенчі</text:p>
      <text:p text:style-name="P4"><text:soft-page-break/>випростоваљі с̌іє̌ і вимієніљі спојр̌енія шероко отвартих очу. Гаљљецк замручау́:</text:p>
      <text:p text:style-name="P2">- „Аљбовієм бе̌да̌ черпач з обфітощі му̊р̌ і боґацтва, яќ піясек криȷ̈”.</text:p>
      <text:p text:style-name="P4">- Від̌ічіє, пановіє - повієд̌іяу́ Љето. - Чи ȷ̈ст ту ктос̌ на тиље наівни, би вієр̌иу́, же</text:p>
      <text:p text:style-name="P4">Гарконненовіє ґр̌ечніє спаковаљі своȷ̈ манаткі і одешљі тиљко дљатеґо, же так пр̌иказау́</text:p>
      <text:p text:style-name="P4">Імператор?</text:p>
      <text:p text:style-name="P4">Наста̌піу́о оґу̊љне кре̌ценіє ґу́овамі, шмер потаківањ.</text:p>
      <text:p text:style-name="P4">- Вшистко мус̌іми брач з мієчем в ду́оні - повієд̌іяу́ Љето. - Добри момент на</text:p>
      <text:p text:style-name="P4">справозданіє о спр̌е̌чіє - звру̊чіу́ с̌іє̌ до Гавата. - Іље нам зоставіљі піяхоґа̌с̌ієніку̊в,</text:p>
      <text:p text:style-name="P4">жнівіярек, пр̌етву̊рні пр̌иправи і чеґо там ȷ̈ще?</text:p>
      <text:p text:style-name="P4">- Пеу́ни інвентар̌, як стоі випісане в імперіяљним реманенчіє збіљансованим пр̌ез</text:p>
      <text:p text:style-name="P4">Се̌д̌ієґо Зміяни, му̊ј паніє.</text:p>
      <text:p text:style-name="P4">Гават скіна̌у́ на асистента, тен подау́ му проспект, кту̊ри Гават отвор̌иу́ пр̌ед соба̌ на стоље.</text:p>
      <text:p text:style-name="P4">- Запомнієљі додач, же мнієј ніж поу́ова ґа̌с̌ієніку̊в ȷ̈ст на ход̌іє, же заљедвіє окоу́о</text:p>
      <text:p text:style-name="P4">ȷ̈дна тр̌ечія ма зґарніяркі на дољот <text:soft-page-break/>до пр̌иправових піяску̊в - же вшистко, цо нам</text:p>
      <text:p text:style-name="P4">Гарконненовіє зоставіљі, љада хвіља руніє і розљечі с̌іє̌ на кавау́кі. Бе̌д̌ієми мієљі ще̌щіе,</text:p>
      <text:p text:style-name="P4">ȷ̈с̌љі урухоміми поу́ове̌ спр̌е̌ту, а ȷ̈ще віє̌кше, ȷ̈с̌љі чварта че̌щ ур̌а̌дзењ попрацуȷ̈</text:p>
      <text:p text:style-name="P4">хочіяж пу̊у́ року.</text:p>
      <text:p text:style-name="P4">- Правіє так, як пр̌ипущаљіс̌ми - повієд̌іяу́ Љето. - Як с̌іє̌ пр̌едставія доку́адне</text:p>
      <text:p text:style-name="P4">зеставієніє подставовеґо спр̌е̌ту?</text:p>
      <text:p text:style-name="P4">Гават спојр̌ау́ в сву̊ј проспект.</text:p>
      <text:p text:style-name="P4">- Окоу́о д̌ієвіє̌чіюсет тр̌ид̌ієсту жнівних комбајну̊в ґотових рушич за паре̌ дні. Окоу́о</text:p>
      <text:p text:style-name="P4">шещіу тис̌іє̌ци двусту піє̌чд̌ієс̌іє̌чію орнітоптеру̊в до пошуківањ, звіяду і обсервацї</text:p>
      <text:p text:style-name="P4">поґоди... зґарніярек нієцо поніжеј тис̌ія̌ца.</text:p>
      <text:p text:style-name="P4">- Чи ніє биу́оби танієј - повієд̌іяу́ Гаљљецк - взновіч неґоцяцȷ̈ з Ґіљдія̌ цо до зезвољенія</text:p>
      <text:p text:style-name="P4">на впровадзеніє на орбіте̌ фреґати в характер̌е сатељіти метеорољоґічнеґо?</text:p>
      <text:p text:style-name="P4">Кс̌ія̌же̌ спојр̌ау́ на Гавата.</text:p>
      <text:p text:style-name="P4">- Ніц новеґо в теј справіє, цо, Тгуфір?</text:p>
      <text:p text:style-name="P4">- На разіє мус̌іми шукач інних розвія̌зањ - повієд̌іяу́ Гават. - Аґент <text:soft-page-break/>Ґіљдії нічеґо</text:p>
      <text:p text:style-name="P4">з намі так направде̌ ніє неґоцёвау́. Давау́ ȷ̈диніє до зрозумієнія - як ментат ментатові - же</text:p>
      <text:p text:style-name="P4">цена ȷ̈ст поза нашим зас̌іє̌ґієм і позостаніє така без взґље̌ду на то, як високо зајд̌ієми.</text:p>
      <text:p text:style-name="P4">Нашим заданієм ȷ̈ст довієд̌ієч с̌іє̌ дљачеґо, занім поновніє ґо зачепіми.</text:p>
      <text:p text:style-name="P4">Ј̈ден з асистенту̊в Гаљљецка в ґу́е̌бі саљі викре̌чіу́ с̌іє̌ на кр̌ес̌ље і варкна̌у́:</text:p>
      <text:p text:style-name="P4">- І то ма бич справієдљівощ!</text:p>
      <text:p text:style-name="P4">- Справієдљівощ? - кс̌ія̌же̌ змієр̌иу́ ґо взроќм. - Кто шука справієдљівощі?</text:p>
      <text:p text:style-name="P4">Запровад̌іми наша̌ ву́асна̌ справієдљівощ. Запровад̌іми я̌ тутај на Арракіс - звичіє̌жая̌ц</text:p>
      <text:p text:style-name="P4">аљбо ґіна̌ц. Чи жау́уȷ̈ш, с̌ір, же звія̌зау́ес̌ з намі сву̊ј љос?</text:p>
      <text:p text:style-name="P4">Ме̌жчизна впатривау́ с̌іє̌ пр̌ез хвіље̌ в кс̌іє̌чія.</text:p>
      <text:p text:style-name="P2">- Ніє, С̌іре. Ніє моґу́ес̌ ніє пр̌ия̌ч најбоґатшеґо в нашим вшехс̌вієчіє пљанетарнеґо</text:p>
      <text:p text:style-name="P4">з́ру̊ду́а доходу... а мніє ніє позоставау́о ніц іннеґо, як пу̊јщ за тоба̌. Пр̌епрашам за вибух,</text:p>
      <text:p text:style-name="P4">аље... - Взрушиу́ раміёнамі. - Вшиши хиба часамі одчувами розґориченіє.</text:p>
      <text:p text:style-name="P4"><text:soft-page-break/>- Розґориченіє то я розумієм - повієд̌іяу́ кс̌ія̌же̌. - Аље пр̌естањми ужаљач с̌іє̌ на</text:p>
      <text:p text:style-name="P4">справієдљівощ, допу̊кі мами ре̌це і можеми німі ву́адач. Чи ктос̌ ȷ̈ще живі</text:p>
      <text:p text:style-name="P4">розґориченіє? Ј̈с̌љі так, нієх му̊ві. То ȷ̈ст пр̌иячієљска нарада, ґд̌іє кажди може</text:p>
      <text:p text:style-name="P4">повієд̌ієч, цо му љежи на серцу.</text:p>
      <text:p text:style-name="P4">Гаљљецк порушиу́ с̌іє̌.</text:p>
      <text:p text:style-name="P4">- Садзе̌, же то, цо нас ґризіє, С̌іре, то брак якіхкољвієк охотніку̊в з інних вієљкіх</text:p>
      <text:p text:style-name="P4">роду̊в. Називая̌ чіє̌ Љето Справієдљівим і пр̌ис̌іє̌ґая̌ чі вієчна̌ пр̌ияз́њ, биље тиљко іх то ніц</text:p>
      <text:p text:style-name="P4">ніє коштовау́о.</text:p>
      <text:p text:style-name="P4">- Ј̈ще ніє вієдза̌, кто виґра те̌ зміяне̌ - повієд̌іяу́ кс̌ія̌же̌. Віє̌кшощ роду̊в дошу́а до</text:p>
      <text:p text:style-name="P4">мая̌тку д̌іє̌кі уніканію ризика. Ніє можна іх за то так направде̌ вініч, можна німі цо</text:p>
      <text:p text:style-name="P4">највижеј поґардзач. - Спојр̌ау́ на Гавата. - Му̊віљіс̌ми о спр̌е̌чіє. Чи зехчіяу́бис̌ вис̌вієтљіч</text:p>
      <text:p text:style-name="P4">кіљка машин, жеби људ̌іє запознаљі с̌іє̌ з тимі ур̌а̌дзеніямі?</text:p>
      <text:p text:style-name="P4">Гават ківна̌у́ ґу́ова̌, дау́ знак асистентові пр̌и проȷ̈ктор̌е. Тру̊јвиміярове сољідо появіу́о</text:p>
      <text:p text:style-name="P4">с̌іє̌ на повієр̌хні стоу́у в одљеґу́ощі <text:soft-page-break/>окоу́о ȷ̈днеј тр̌ечієј бљату од кс̌іє̌чія. Нієкту̊р̌и з даљших</text:p>
      <text:p text:style-name="P4">мієјш повставаљі, би љепієј від̌ієч. Пауљ вихиљіу́ с̌іє̌ до пр̌оду обсервуя̌ц машине̌.</text:p>
      <text:p text:style-name="P4">Мієр̌она скаља̌ маљењкіх фіґурек људзкіх докоу́а, міяу́а зе сто двад̌ієщіа метру̊в ду́уґощі</text:p>
      <text:p text:style-name="P4">і окоу́о чтерд̌ієсту шерокощі. В оґу̊љних зарисах биу́ то ду́уґі, інсектовати корпус</text:p>
      <text:p text:style-name="P4">порушая̌ци с̌іє̌ на уку́адах нієзаљежних шерокіх ку̊у́.</text:p>
      <text:p text:style-name="P4">- То ȷ̈ст комбајн жнівни - вияс̌ніу́ Гават. - Вибраљіс̌ми до проȷ̈кцї такі в добрим станіє.</text:p>
      <text:p text:style-name="P4">Ј̈ст то ȷ̈ден зестав љінову́у̊кови пр̌ивієзіёни пр̌ез пієрвша̌ екіпе̌ екољоґу̊в імперіяљних, аље</text:p>
      <text:p text:style-name="P4">вчія̌ж ȷ̈ще на ход̌іє... хочіяж ніє мам поȷ́чія як... ані по цо.</text:p>
      <text:p text:style-name="P4">- Ј̈жељі то тен звани „Стара̌ Марія̌”, то наљежи он до музеум - повієд̌іяу́ кту̊рис̌</text:p>
      <text:p text:style-name="P4">з асистенту̊в. - Мис̌ље̌, же Гарконненовіє утр̌имиваљі ґо яко родзај кари, мієча</text:p>
      <text:p text:style-name="P4">завієшонеґо над ґу́овамі роботніку̊в. Ба̌д̌ь ґр̌ечни, бо пр̌ид̌ієљіми чіє̌ на „Стара̌ Маріє̌”.</text:p>
      <text:p text:style-name="P4">Докоу́а розљеґу́и с̌іє̌ хіхоти. Пауљ ніє брау́ уд̌іяу́у в теј весоу́ощі, ȷ̈ґо уваґе̌ запр̌а̌тау́а</text:p>
      <text:p text:style-name="P4"><text:soft-page-break/>проȷ̈кця і питаніє випеу́ніяя̌це мис̌љі. Всказау́ образ на стоље і повієд̌іяу́:</text:p>
      <text:p text:style-name="P4">- Тгуфір, чи істнієя̌ піяскове червіє так вієљќ, би моґу́и то поу́кна̌ч в цау́ощі?</text:p>
      <text:p text:style-name="P4">Над стоу́ем раптовніє западу́а чіша. Кс̌ія̌же̌ закља̌у́ под носем, аље по хвіљі помис̌љау́: Ніє,</text:p>
      <text:p text:style-name="P4">оні муша̌ ставіч чоу́о тутејшеј р̌ечивістощі.</text:p>
      <text:p text:style-name="P4">- В ґу́е̌бі пустині жия̌ червіє, кту̊ре моґа̌ взія̌ч цау́и тен комбајн на ȷ̈ден за̌б - повієд̌іяу́</text:p>
      <text:p text:style-name="P4">Гават. - Тутај бљіжеј Муру Запоровеґо, ґд̌іє провад̌і с̌іє̌ віє̌кшощ прац видобивчих, ȷ̈ст</text:p>
      <text:p text:style-name="P4">теж мну̊ство черві здољних ушкод̌іч такі комбајн і спокојніє ґо пожреч от, так собіє.</text:p>
      <text:p text:style-name="P4">- Дљачеґо ніє стосуȷ̈ с̌іє̌ осу́он? - запитау́ Пауљ.</text:p>
      <text:p text:style-name="P2">- Веду́уґ донієс̌ієњ Ідаго - повієд̌іяу́ Гават - в пустині тарче са̌ нієбезпієчне. Тарча на</text:p>
      <text:p text:style-name="P4">чіяу́о људзќ звабія вшистќ червіє в промієнію сетек кіљометру̊в. Здаȷ̈ с̌іє̌, же достая̌ од</text:p>
      <text:p text:style-name="P4">нієј амоку. Так твієрдза̌ Фремені і ніє ма поводу ім ніє вієр̌ич. Ідаго ніє від̌іяу́ жадних</text:p>
      <text:p text:style-name="P4">с̌љаду̊в випосаженія с̌ічи в тарче.</text:p>
      <text:p text:style-name="P4">- В оґу̊ље жадних? - запитау́ Пауљ.</text:p>
      <text:p text:style-name="P4"><text:soft-page-break/>- Биу́оби чіє̌жко укрич така̌ р̌еч в випосаженію кіљку тис̌іє̌ци људ̌і - повієд̌іяу́ Гават. Ідаго міяу́ вољни всте̌п до каждеґо закамарка с̌ічи. Ніє зобачиу́ жаднеј тарчи ані с̌љаду̊в іх</text:p>
      <text:p text:style-name="P4">ужичія.</text:p>
      <text:p text:style-name="P4">- То д̌івне - р̌еку́ кс̌ія̌же̌.</text:p>
      <text:p text:style-name="P4">- То певне, же Гарконненовіє мієљі ту мну̊ство тарч - повієд̌іяу́ Гават. - Мієљі ску́ади</text:p>
      <text:p text:style-name="P4">ремонтове ве вшисткіх ґарнізонах војскових, а іх кс̌іє̌ґі рахункове виказуя̌ дуже</text:p>
      <text:p text:style-name="P4">видаткі на направи тарч і че̌щі замієнне.</text:p>
      <text:p text:style-name="P4">- Чи то можљіве, жеби Фремені мієљі спосу̊б неутраљізованія тарч? - спитау́ Пауљ.</text:p>
      <text:p text:style-name="P4">- Ніє видаȷ̈ с̌іє̌ то правдоподобне - одпару́ Гават. - Теоретичніє ȷ̈ст то можљіве,</text:p>
      <text:p text:style-name="P4">очивіщіе - пр̌ечівни у́адунек ељектростатични о виміярах грабства ма р̌екомо доказач теј</text:p>
      <text:p text:style-name="P4">штукі, аље нікт теґо ніґди ȷ̈ще ніє биу́ в станіє випру̊бовач.</text:p>
      <text:p text:style-name="P4">- Су́ишељіс̌ми юж вчес̌нієј о тим - повієд̌іяу́ Гаљљецк. - Пр̌емитніци са̌ в зажиу́еј</text:p>
      <text:p text:style-name="P4">комітивіє з Фременамі і здобиљіби таќ ур̌а̌дзеніє, ґдиби биу́о ос̌ія̌ґаљне. І без жадних</text:p>
      <text:p text:style-name="P4"><text:soft-page-break/>опору̊в знаљез́љіби на ніє збит ру̊внієж поза пљанета̌.</text:p>
      <text:p text:style-name="P4">- Ніє подоба мі с̌іє̌ брак одповієд̌і в так істотнеј справіє - р̌еку́ Љето. - Тгуфір, хце̌, абис̌</text:p>
      <text:p text:style-name="P4">надау́ безвзґље̌дни пріёритет розвія̌занію теј заґадкі.</text:p>
      <text:p text:style-name="P4">- Юж с̌іє̌ тим зајмуȷ̈ми, му̊ј паніє. - Одхр̌а̌кна̌у́. - Ага, Ідаго повієд̌іяу́ ȷ̈дна̌ р̌еч:</text:p>
      <text:p text:style-name="P4">повієд̌іяу́, же ніє можна с̌іє̌ помиљіч, ȷ̈с̌љі ход̌і о стосунек Фремену̊в до тарч. Повієд̌іяу́, же</text:p>
      <text:p text:style-name="P4">најче̌щіеј с̌мієя̌ с̌іє̌ з ніх.</text:p>
      <text:p text:style-name="P4">Кс̌ія̌же̌ змарщиу́ брві. Наґље ствієрд̌іу́:</text:p>
      <text:p text:style-name="P4">- Тематем дискусї ȷ̈ст спр̌е̌т до видобиванія пр̌иправи.</text:p>
      <text:p text:style-name="P4">Гават дау́ знак ре̌ка̌ асистентові за проȷ̈кторем: сољідо комбајну жнівнеґо уста̌піу́о мієјша</text:p>
      <text:p text:style-name="P4">проȷ̈кцї скр̌идљатеј махіни, пр̌и кту̊реј фіґуркі људзќ виґља̌дау́и як мру̊вкі.</text:p>
      <text:p text:style-name="P4">- Зґарніярка - поінформовау́ Гават. - Ву́ащівіє ȷ̈ст то вієљкі орнітоптер мая̌ци ȷ̈дно</text:p>
      <text:p text:style-name="P4">заданіє: донієщ комбајн на боґате в пр̌иправе̌ піяскі, а насте̌пніє ратовач ґо, ќди зяві с̌іє̌</text:p>
      <text:p text:style-name="P4">черв пустині. Оне зявіяя̌ с̌іє̌ завше. Збіу̊р пр̌иправи одбива с̌іє̌ на засад̌іє: допащ,</text:p>
      <text:p text:style-name="P4"><text:soft-page-break/>нахапач с̌іє̌ і віяч, з чим с̌іє̌ да.</text:p>
      <text:p text:style-name="P4">- Пасуȷ̈ як уљау́ до мораљнощі Гарконнену̊в - повієд̌іяу́ кс̌ія̌же̌. С̌мієх биу́ раптовни</text:p>
      <text:p text:style-name="P4">і збит ґу́ос̌ни. В сочевце проȷ̈ктора орнітоптер заста̌піу́ зґарніярке̌.</text:p>
      <text:p text:style-name="P4">- Те орнітоптери са̌ дощ конвенцёнаљне - му̊віу́ Гават. - Засадніче модифікацȷ̈</text:p>
      <text:p text:style-name="P4">дотичиу́и звіє̌кшенія зас̌іє̌ґу. Додаткових старањ вимаґау́о забезпієченіє најважнієјших</text:p>
      <text:p text:style-name="P2">ељементу̊в пр̌ед піясќм і пиу́ем. Заљедвіє цо тр̌ид̌ієсти ма осу́оне̌ - бич може змнієјшоно</text:p>
      <text:p text:style-name="P4">чіє̌жар о ваґе̌ ґенератора тарчи, жеби узискач віє̌кши зас̌іє̌ґ.</text:p>
      <text:p text:style-name="P4">- Ніє подоба мі с̌іє̌ то помнієјшаніє рољі тарч - замручау́ кс̌ія̌же̌. А помис̌љау́: Чи то ȷ̈ст</text:p>
      <text:p text:style-name="P4">секрет Гарконнену̊в? Чи то значи, же ніє бе̌д̌ієми моґљі навет учієц в осу́оніє̌тих</text:p>
      <text:p text:style-name="P4">фреґатах, ґдиби вшистко обру̊чіу́о с̌іє̌ на наша̌ нієкор̌ищ? Потр̌а̌сая̌ц енерґічніє ґу́ова̌, би</text:p>
      <text:p text:style-name="P4">одеґнач те мис̌љі, повієд̌іяу́ ґу́ос̌но: - Пр̌ејд̌ьми до кошту̊в видобичія. Іље винієс̌іє наш</text:p>
      <text:p text:style-name="P4">зиск?</text:p>
      <text:p text:style-name="P4">Гават пр̌ер̌учіу́ двіє карткі в своім зешичіє.</text:p>
      <text:p text:style-name="P4">- По виценіє ремонту̊в і спр̌е̌ту на <text:soft-page-break/>ход̌іє доконаљіс̌ми всте̌пнеј каљкуљацї кошту̊в</text:p>
      <text:p text:style-name="P4">експљоатацијних. За подставе̌ пр̌иȷ́љіс̌ми натураљніє фундуш помнієјшони о кошти</text:p>
      <text:p text:style-name="P4">амортизацї дља запевнієнія вираз́неґо марґінесу безпієчењства.</text:p>
      <text:p text:style-name="P4">Пр̌имкна̌у́ очи в ментацкім пу̊у́транс̌іє і зача̌у́:</text:p>
      <text:p text:style-name="P4">- Кошти консервацї і пу́аце за Гарконнену̊в ніє пр̌екрачау́и чтернасту процент. Бе̌д̌ієми</text:p>
      <text:p text:style-name="P4">моґљі му̊віч о ще̌щіу, ґди узисками тр̌ид̌ієщі процент - на поча̌тек. Увзґље̌дніяя̌ц нове</text:p>
      <text:p text:style-name="P4">інвестицȷ̈ і чиннікі взросту у́а̌чніє з одсеткамі КГОАМ і коштамі војсковимі, наш зиск</text:p>
      <text:p text:style-name="P4">скурчи с̌іє̌ до бардзо ва̌сќј маржи шещіу - с̌ієдмію процент, допу̊кі ніє здоу́ами вимієніч</text:p>
      <text:p text:style-name="P4">зужитеґо спр̌е̌ту. Потем бе̌д̌ієми в станіє поднієщ марже̌ зиску до двунасту - піє̌тнасту</text:p>
      <text:p text:style-name="P4">процент ȷ̈ј ву́ащівеґо позіёму. - Отвор̌иу́ очи. - Цгиба, же му̊ј пан жичи собіє пр̌ея̌ч</text:p>
      <text:p text:style-name="P4">методи Гарконнену̊в.</text:p>
      <text:p text:style-name="P4">- Ваљчими о сољідна̌ і трвау́а̌ базе̌ пљанетарна̌ - повієд̌іяу́ кс̌ія̌же̌. - Мус̌іми задовољіч</text:p>
      <text:p text:style-name="P4">високі процент људнощі, зву́аща <text:soft-page-break/>Фремену̊в.</text:p>
      <text:p text:style-name="P4">- Фремену̊в пр̌еде вшисткім - зґод̌іу́ с̌іє̌ Гават.</text:p>
      <text:p text:style-name="P4">- Наше панованіє над Каљаданем - му̊віу́ кс̌ія̌же̌ - опієрау́о с̌іє̌ на поте̌дзе морсќј</text:p>
      <text:p text:style-name="P4">і повієтр̌неј. Ту мус̌іми збудовач цос̌, цо позвоље̌ собіє назвач поте̌ґа̌ пустинна̌. Може она</text:p>
      <text:p text:style-name="P4">обејмовач с̌іу́и повієтр̌не, аље нієвикључоне, же ніє мус̌і. Зврацам уваґе̌ на брак тарч</text:p>
      <text:p text:style-name="P4">в орнітоптерах. - Покре̌чіу́ ґу́ова̌. - Гарконненовіє вербоваљі че̌щ свеґо кључовеґо</text:p>
      <text:p text:style-name="P4">персонељу поза пљанета̌. Ми с̌іє̌ ніє одважими пу̊јщ на то. Кажда пр̌ибивая̌ца ґрупа міяу́аби</text:p>
      <text:p text:style-name="P4">сву̊ј континґент провокатору̊в.</text:p>
      <text:p text:style-name="P4">- А віє̌ц бе̌д̌ієми с̌іє̌ мус̌ієљі задовољіч о вієље мнієјшим зисќм і скромнієјшимі</text:p>
      <text:p text:style-name="P4">збіёрамі - повієд̌іяу́ Гават. - Наша продукця в пієрвших дву̊х сезонах бе̌д̌іє ніжша</text:p>
      <text:p text:style-name="P4">о ȷ̈дна̌ тр̌ечія̌ од с̌реднієј Гарконнену̊в.</text:p>
      <text:p text:style-name="P4">- Но і мами доку́адніє то - р̌еку́ кс̌ія̌же̌ - чеґо моґљіс̌ми с̌іє̌ спод̌ієвач. Мус̌іми шибко</text:p>
      <text:p text:style-name="P4">рушич Фремену̊в. Цгчіяу́бим диспоновач піє̌чіёма пеу́нимі батаљіёнамі војск фремењскіх</text:p>
      <text:p text:style-name="P4"><text:soft-page-break/>пр̌ед најбљіжшим біљансем КГОАМ.</text:p>
      <text:p text:style-name="P4">- То нієвієље часу, С̌іре - повієд̌іяу́ Гават.</text:p>
      <text:p text:style-name="P4">- Добр̌е вієш, же мами нієвієље часу. Оні с̌іє̌ ту появія̌ пр̌и најбљіжшеј оказї, враз</text:p>
      <text:p text:style-name="P2">з сардаукарамі</text:p>
      <text:p text:style-name="P2">в гарконнењскіх</text:p>
      <text:p text:style-name="P2">мундурах.</text:p>
      <text:p text:style-name="P2">Іљу</text:p>
      <text:p text:style-name="P2">іх,</text:p>
      <text:p text:style-name="P2">твоім</text:p>
      <text:p text:style-name="P2">зданієм,</text:p>
      <text:p text:style-name="P2">зостаніє</text:p>
      <text:p text:style-name="P4">виекспедіёваних, Тгуфір?</text:p>
      <text:p text:style-name="P4">- Вшистќґо чтери до піє̌чію батаљіёну̊в, С̌іре, Ніє віє̌цеј, пр̌и такіх опу́атах, яќ</text:p>
      <text:p text:style-name="P4">Ґіљдія љічи за пр̌еву̊з војска.</text:p>
      <text:p text:style-name="P4">- Затем піє̌ч батаљіёну̊в Фремену̊в пљус ву́асне наше с̌іу́и повінни вистарчич. Ур̌а̌д̌ьми</text:p>
      <text:p text:style-name="P4">пр̌ед Зґромадзенієм Љандсрааду дефіљаде̌ кіљку појманих сардаукару̊в, а справи бе̌да̌ с̌іє̌</text:p>
      <text:p text:style-name="P4">міяу́и зупеу́ніє іначеј - без взґље̌ду на зискі.</text:p>
      <text:p text:style-name="P4">- Доу́ожими вшељкіх старањ, С̌іре.</text:p>
      <text:p text:style-name="P4">Пауљ обр̌учіу́ ојца спојр̌енієм і <text:soft-page-break/>затр̌имау́ очи на Гавачіє, здая̌ц собіє наґље справе̌</text:p>
      <text:p text:style-name="P4">з се̌д̌івеґо вієку ментата, упр̌итомніяя̌ц собіє, же стари чу́овієк су́ужи Атридом од тр̌ех</text:p>
      <text:p text:style-name="P4">покољењ. Стари. Відач то биу́о в у́завим бљаску півних очу, в пољічках помарщоних</text:p>
      <text:p text:style-name="P4">і оґор̌ау́их од еґзотичних кљімату̊в, в опадая̌цим у́уку раміён, в чієнќј креше уст</text:p>
      <text:p text:style-name="P4">забарвіёних соќм сапго на кољор журавіни. Так вієље заљежи од ȷ̈днеґо стареґо чу́овієка помис̌љау́ Пауљ.</text:p>
      <text:p text:style-name="P4">- Знајдуȷ̈ми с̌іє̌ обецніє в станіє војни ассасс̌іну̊в - повієд̌іяу́ кс̌ія̌же̌ - аље ніє дошу́а она</text:p>
      <text:p text:style-name="P4">ȷ̈ще до зеніту. Тгуфір, як виґља̌да тутејша орґанізаця Гарконнену̊в?</text:p>
      <text:p text:style-name="P4">- Виељіміноваљіс̌ми двусту піє̌чд̌ієс̌іє̌чію д̌ієвіє̌чію іх проводиру̊в, му̊ј паніє.</text:p>
      <text:p text:style-name="P4">Позостау́и ніє віє̌цеј ніж тр̌и кому̊ркі Гарконнену̊в - в суміє може зе сту људ̌і.</text:p>
      <text:p text:style-name="P4">- Те виељіміноване пр̌ез чієбіє су́уґуси Гарконнену̊в - запитау́ кс̌ія̌же̌ - чи то кљаса</text:p>
      <text:p text:style-name="P4">пос̌іядачи?</text:p>
      <text:p text:style-name="P4">- Віє̌кшощ биу́а добр̌е ситуована, му̊ј паніє, з варстви пр̌едс̌іє̌біёрцу̊в.</text:p>
      <text:p text:style-name="P4">- Цгце̌, бис̌ сфау́шовау́ с̌віядецтва <text:soft-page-break/>гоу́ду опатр̌оне подпісем каждеґо з ніх - повієд̌іяу́</text:p>
      <text:p text:style-name="P4">кс̌ія̌же̌. - Копіє̌ зу́у̊ж у Се̌д̌ієґо Зміяни. Зајмієми љеґаљістичне становіско, же пр̌ебиваљі оні</text:p>
      <text:p text:style-name="P4">на фау́шивим гоу́д̌іє. Сконфіскуј іх ву́аснощ, забієр̌ вшистко, ексмітуј род̌іни. І допіљнуј,</text:p>
      <text:p text:style-name="P4">жеби Корона достау́а своȷ̈ д̌ієс̌іє̌ч процент. То мус̌і бич абсољутніє зґодне з правем.</text:p>
      <text:p text:style-name="P4">Тгуфір ус̌мієхна̌у́ с̌іє̌ одсу́аніяя̌ц забарвіёне на червоно зе̌би за карміновимі варґамі.</text:p>
      <text:p text:style-name="P4">- Крок ґодни твеґо пр̌одка, му̊ј паніє. Встид мі, же пієрвши на то ніє впаду́ем.</text:p>
      <text:p text:style-name="P4">Гаљљецк спојр̌ау́ з дезапробата̌ понад стоу́ем і пр̌иу́апау́ Пауља з ґу́е̌бокім марсем на чоље.</text:p>
      <text:p text:style-name="P4">Фау́шиви крок - мис̌љау́ Пауљ. - То тиљко змус̌і позостау́их до ставіянія тим зачієкљејшеґо</text:p>
      <text:p text:style-name="P4">опору. На подданію с̌іє̌ нічеґо ніє зискуя̌. Знау́ актуаљніє обовія̌зуя̌ца̌ конвенцȷ́, кту̊ра ніє</text:p>
      <text:p text:style-name="P4">хроніу́а ву́аснощі, љеч теґо родзаю посуніє̌чіє заміяст допровад̌іч до звичіє̌ства, моґу́о іх</text:p>
      <text:p text:style-name="P4">ру̊вніє добр̌е зґубіч.</text:p>
      <text:p text:style-name="P4">- „Обци биу́ем в обцеј краініє” - зацитовау́ Гаљљецк. Пауљ вљепіу́ в нієґо очи розпозная̌ц</text:p>
      <text:p text:style-name="P4"><text:soft-page-break/>версет з Бібљії П. К., думая̌ц: Чижби ру̊внієж і Ґурнеи хчіяу́ поу́ожич крес подсте̌пним</text:p>
      <text:p text:style-name="P4">інтриґом?</text:p>
      <text:p text:style-name="P4">Кс̌ія̌же̌ спојр̌ау́ в чіємнощ за окнамі і з повротем на Гаљљецка.</text:p>
      <text:p text:style-name="P2">- Ґурнеи, іљу з тамтих піяхмістр̌у̊в наму̊віу́ес̌ до позостанія з намі?</text:p>
      <text:p text:style-name="P4">- Двусту ос̌іємд̌ієс̌іє̌чію шещіу, С̌іре. Мис̌ље̌, же повінніс̌ми іх у́апач і уважач с̌іє̌ за</text:p>
      <text:p text:style-name="P4">ще̌щіар̌и. Вшиши репрезентуя̌ пр̌идатне спецяљнощі.</text:p>
      <text:p text:style-name="P4">- Тиљко тиљу? - кс̌ія̌же̌ вида̌у́ варґі. - Но цу̊ж, пр̌екаж даљеј віядомощ до...</text:p>
      <text:p text:style-name="P4">Пр̌ервау́ му гау́ас в др̌віях. Дунцан Ідаго пр̌ечісна̌у́ с̌іє̌ пр̌ез варте̌, шибкім кроќм</text:p>
      <text:p text:style-name="P4">дошеду́ до коњца стоу́у і нахиљіу́ с̌іє̌ до уха кс̌іє̌чія.</text:p>
      <text:p text:style-name="P4">Љето одсуна̌у́ ґо ґестем.</text:p>
      <text:p text:style-name="P4">- Му̊в ґу́ос̌но, Дунцан. Від̌іш, же обрадуȷ̈ ту штаб.</text:p>
      <text:p text:style-name="P4">Пауљ пр̌ипатривау́ с̌іє̌ піљніє Ідаго достр̌еґая̌ц кочіє рухи, шибкощ рефљексу, цехи, кту̊ре</text:p>
      <text:p text:style-name="P4">чиніу́и зењ так нієдощіґу́еґо научичієља фехтунку. Чіємна, кра̌ґу́а твар̌ Ідаго одвру̊чіу́а с̌іє̌</text:p>
      <text:p text:style-name="P4">до Пауља, очи мієшкањца яскіні ніє дау́и знаку, же ґо зауважая̌, за то Пауљ зауважиу́</text:p>
      <text:p text:style-name="P4"><text:soft-page-break/>поднієценіє под маска̌ спокою. Ідаго спојр̌ау́ взду́уж стоу́у.</text:p>
      <text:p text:style-name="P4">- Взіє̌љіс̌ми одд̌іяу́ гарконнењскіх наȷ̈мніку̊в пр̌ебраних за Фремену̊в. Самі Фремені</text:p>
      <text:p text:style-name="P4">пр̌ису́аљі нам курієра з остр̌еженієм пр̌ед ошукањча̌ банда̌. Подчас атаку оказау́о с̌іє̌ ȷ̈днак,</text:p>
      <text:p text:style-name="P4">же Гарконненовіє ур̌а̌д̌іљі засадзке̌ на курієра Фремену̊в ранія̌ц ґо чіє̌жко. Змару́, ќди</text:p>
      <text:p text:style-name="P4">вієз́љіс̌ми ґо тутај, би заȷ́љі с̌іє̌ нім нас̌і љекар̌е. Від̌іяу́ем, в якім станіє биу́ тен чу́овієк,</text:p>
      <text:p text:style-name="P4">віє̌ц затр̌имау́ем с̌іє̌, би зобачич, цо моґе̌ дља нієґо зробіч. Заскочиу́ем ґо, ќди ус̌іу́овау́</text:p>
      <text:p text:style-name="P4">одр̌учіч цос̌ даљеко од с̌ієбіє.</text:p>
      <text:p text:style-name="P4">Ідаго спущіу́ взрок на Љето.</text:p>
      <text:p text:style-name="P4">- Ну̊ж, му̊ј паніє, кту̊рему подобнеґо ніґди ніє від̌іяу́ес̌.</text:p>
      <text:p text:style-name="P4">- Крисну̊ж? - спитау́ ктос̌.</text:p>
      <text:p text:style-name="P4">- Ніє ма цо до теґо жадних ва̌тпљівощі - одпару́ Ідаго. - Мљечнобіяу́и і яр̌а̌ци с̌іє̌ як</text:p>
      <text:p text:style-name="P4">ґдиби ву́асним с̌віяту́ем.</text:p>
      <text:p text:style-name="P4">С̌іє̌ґна̌у́ под бљузе̌, видобиу́ похве̌ з вистая̌ца̌ з нієј чарна̌, карбована̌ ре̌коȷ̈щіа̌.</text:p>
      <text:p text:style-name="P4">- Зостав то остр̌е в похвіє!</text:p>
      <text:p text:style-name="P4">Ґу́ос дољечіяу́ з отвартих др̌ві в коњцу саљі, вібруя̌ци і пр̌енікљіви <text:soft-page-break/>ґу́ос, кту̊ри</text:p>
      <text:p text:style-name="P4">унієрухоміу́ іх вшисткіх з витр̌ещонимі очамі. В проґу стау́а висока, овініє̌та</text:p>
      <text:p text:style-name="P4">бурнусем постач, одґродзона скр̌ижованимі мієчамі стражи. Чієнка, бра̌зова шата сповіяу́а</text:p>
      <text:p text:style-name="P4">я̌ цау́ковічіє, з вия̌тќм шпари міє̌дзи каптурем а чарна̌ пр̌есу́она̌, указуя̌цеј зупеу́ніє</text:p>
      <text:p text:style-name="P4">бу́е̌кітне очи - без с̌љаду біяу́ка.</text:p>
      <text:p text:style-name="P4">- Позву̊љ му вејщ - вишептау́ Ідаго.</text:p>
      <text:p text:style-name="P4">- Пр̌епущіч теґо чу́овієка - повієд̌іяу́ кс̌ія̌же̌. По хвіљі ваганія ґвард̌іщі опущіљі</text:p>
      <text:p text:style-name="P4">мієче. Постач впу́ине̌у́а до саљі, стая̌ц напр̌ечівко кс̌іє̌чія.</text:p>
      <text:p text:style-name="P4">- То ȷ̈ст Стіљґар, ву̊дз с̌ічи, в кту̊реј пр̌ебивау́ем, пр̌иву̊дца тих, кту̊р̌и остр̌еґљі нас</text:p>
      <text:p text:style-name="P4">пр̌ед замаскована̌ банда̌ - повієд̌іяу́ Ідаго.</text:p>
      <text:p text:style-name="P4">- Вітај, с̌ір - р̌еку́ Љето. - Дљачеґу̊ж то ніє повінніс̌ми добивач з похви теґо остр̌а?</text:p>
      <text:p text:style-name="P2">Стіљґар спојр̌ау́ на Ідаго.</text:p>
      <text:p text:style-name="P4">- Ти пр̌естр̌еґау́ес̌ вс̌ру̊д нас обичају̊в чистощі і гонору. Тобіє позвољіу́бим патр̌еч на</text:p>
      <text:p text:style-name="P4">остр̌е наљежа̌це до чу́овієка, кту̊рему пос̌пієшиу́ес̌ з помоца̌. - Оміу̊ту́ взроќм реште̌ људ̌і</text:p>
      <text:p text:style-name="P4">в покою. - Аље ніє знам тих <text:soft-page-break/>позостау́их. Чи допущіу́бис̌, би збрукаљі прави оре̌ж?</text:p>
      <text:p text:style-name="P4">- Ј̈стем кс̌ія̌же̌ Љето - повієд̌іяу́ кс̌ія̌же̌. - Чи мніє позвољіу́бис̌ зобачич то остр̌е?</text:p>
      <text:p text:style-name="P4">- Позвоље̌ чі засу́ужич на право добичія ґо з похви - повієд̌іяу́ Стіљґар, а ќди вокоу́о</text:p>
      <text:p text:style-name="P4">розљеґу́ с̌іє̌ шмер протесту̊в, уніу̊су́ щупу́а̌ ду́оњ позначона̌ чіємнимі жиу́амі.</text:p>
      <text:p text:style-name="P4">- Пр̌ипомінам, же то ȷ̈ст остр̌е теґо, кту̊ри вам оказау́ сва̌ пр̌ияз́њ.</text:p>
      <text:p text:style-name="P4">В вичекуя̌цеј чіши Пауљ впатривау́ с̌іє̌ в теґо чу́овієка, чуу́ бія̌ца̌ од нієґо с̌іу́е̌. Міяу́</text:p>
      <text:p text:style-name="P4">пр̌ед соба̌ пр̌иву̊дце̌ - пр̌иву̊дце̌ Фремену̊в. Ктос̌ по пр̌ечівнеј строніє в побљіжу с̌родка</text:p>
      <text:p text:style-name="P4">стоу́у замручау́:</text:p>
      <text:p text:style-name="P4">- Цо то за ȷ̈ден, би нам диктовау́, яќ мами права на Арракіс?</text:p>
      <text:p text:style-name="P4">- Му̊вія̌, же кс̌ія̌же̌ Љето Атрида пануȷ̈ в зґод̌іє з подданимі - р̌еку́ Фремен. - Пр̌ето</text:p>
      <text:p text:style-name="P4">повієм вам, які ȷ̈ст у нас обичај: на тих, кту̊р̌и від̌ієљі крисну̊ж, спада певна</text:p>
      <text:p text:style-name="P4">одповієд̌іяљнощ. - Р̌учіу́ мрочне спојр̌еніє в строне̌ Ідаго. - Са̌ нас̌і. Ніґди ніє вољно ім</text:p>
      <text:p text:style-name="P4">опущіч Арракіс без нашеј зґоди.</text:p>
      <text:p text:style-name="P4">Гаљљецк, а за нім вієљу інних <text:soft-page-break/>заче̌у́о с̌іє̌ поднос̌іч з ґнієвем на твар̌ах. Гаљљецк</text:p>
      <text:p text:style-name="P4">повієд̌іяу́:</text:p>
      <text:p text:style-name="P4">- Кс̌ія̌же̌ Љето децидуȷ̈, чи...</text:p>
      <text:p text:style-name="P4">- Цгвіљечке̌ - пр̌ервау́ Љето і сама у́аґоднощ ȷ̈ґо тону іх повстр̌имау́а. Та ситуаця ніє</text:p>
      <text:p text:style-name="P4">може с̌іє̌ вимкна̌ч спод контрољі - помис̌љау́. Звру̊чіу́ с̌іє̌ до Фремена.</text:p>
      <text:p text:style-name="P4">- С̌ір, поважам і шануȷ́ особіста̌ ґоднощ каждеґо чу́овієка, кту̊ри шануȷ̈ моя̌ ґоднощ.</text:p>
      <text:p text:style-name="P4">Ј̈стем р̌ечивіщіе твоім ду́ужніќм, а я завше спу́ацам своȷ̈ ду́уґі. Ј̈с̌љі ваш звичај</text:p>
      <text:p text:style-name="P4">вимаґа, би тен ну̊ж ніє опущіу́ тутај похви, затем так ма бич з моȷ̈ґо розказу. І ȷ̈с̌љі ȷ̈ст</text:p>
      <text:p text:style-name="P4">якікољвієк інни звичај, позваљая̌ци нам угоноровач теґо чу́овієка пољеґу́еґо в нашеј</text:p>
      <text:p text:style-name="P4">су́ужбіє, вистарчи, бис̌ ґо тиљко вимієніу́.</text:p>
      <text:p text:style-name="P4">Фремен вљепіу́ в кс̌іє̌чія спојр̌еніє, насте̌пніє з вољна одсуна̌у́ на бок своя̌ засу́оне̌,</text:p>
      <text:p text:style-name="P4">одкривая̌ц ва̌скі нос і пеу́не уста окољоне поу́искљіва̌ чарна̌ брода̌. Нієспієшніє нахиљіу́ с̌іє̌</text:p>
      <text:p text:style-name="P4">над бр̌еґієм стоу́у і спљуна̌у́ на пољітуре̌. Људ̌іє заче̌љі зривач с̌іє̌ од стоу́у, ґди ґу́ос Ідаго як</text:p>
      <text:p text:style-name="P4">ґр̌мот пр̌еточиу́ с̌іє̌ по саљі:</text:p>
      <text:p text:style-name="P4"><text:soft-page-break/>- Стач!</text:p>
      <text:p text:style-name="P4">В пеу́неј напіє̌чія чіши Ідаго р̌еку́:</text:p>
      <text:p text:style-name="P4">- Д̌іє̌куȷ̈ми чі, Стіљґар̌е, за дар віљґочі твеґо чіяу́а. Пр̌ијмуȷ̈ми ґо в духу, в якім</text:p>
      <text:p text:style-name="P4">зостау́ зу́ожони.</text:p>
      <text:p text:style-name="P4">І Ідаго спљуна̌у́ на сту̊у́ кс̌іє̌чію под носем, зас̌ на строніє повієд̌іяу́:</text:p>
      <text:p text:style-name="P4">- Ніє запомінај, як ценна ȷ̈ст тутај вода, С̌іре. То биу́ дову̊д шацунку.</text:p>
      <text:p text:style-name="P2">Љето осуна̌у́ с̌іє̌ з повротем на своȷ̈ кр̌есу́о, дојр̌ау́ впатр̌оне в с̌ієбіє очи Пауља і понури</text:p>
      <text:p text:style-name="P4">ус̌мієх на твар̌и сина, вичувау́ повољне опаданіє напіє̌чія в міяре̌, як зрозумієніє</text:p>
      <text:p text:style-name="P4">дочієрау́о до ȷ̈ґо људ̌і за стоу́ем. Фремен утквіу́ очи в Ідаго.</text:p>
      <text:p text:style-name="P4">- Добр̌е випаду́ес̌ в меј с̌ічи, Дунцаніє Ідаго. Чи с̌љубовау́ес̌ гоу́д кс̌іє̌чію?</text:p>
      <text:p text:style-name="P4">- Пита мніє, чибим с̌іє̌ ніє зачія̌ґна̌у́ до нієґо, С̌іре - повієд̌іяу́ Ідаго.</text:p>
      <text:p text:style-name="P4">- Заакцептовау́би подву̊јни гоу́д? - спитау́ Љето.</text:p>
      <text:p text:style-name="P4">- Цгцеш, абим з нім пошеду́, С̌іре?</text:p>
      <text:p text:style-name="P4">- Цгце̌, абис̌ сам подя̌у́ в теј справіє децизȷ́ - повієд̌іяу́ Љето і ніє удау́о му с̌іє̌ укрич</text:p>
      <text:p text:style-name="P4">начіску в ґу́ос̌іє. Ідаго пр̌ијр̌ау́ с̌іє̌ бачніє Фременові.</text:p>
      <text:p text:style-name="P4">- Взія̌у́бис̌ мніє под такім варунќм, Стіљґар̌е? Часамі мус̌іяу́бим врацач <text:soft-page-break/>на су́ужбе̌ до</text:p>
      <text:p text:style-name="P4">меґо кс̌іє̌чія.</text:p>
      <text:p text:style-name="P4">- Добр̌е ваљчиш і зробіу́ес̌ вшистко, цо моґу́ес̌, дља нашеґо пр̌иячієља - повієд̌іяу́</text:p>
      <text:p text:style-name="P4">Стіљґар. Попатр̌иу́ на Љето.</text:p>
      <text:p text:style-name="P4">- Нієхај так бе̌д̌іє: тен чу́овієк, Ідаго, затр̌имуȷ̈ крисну̊ж, кту̊ри ма в ду́оні, на знак</text:p>
      <text:p text:style-name="P4">свеј пр̌инаљежнощі до нас. Мус̌і поддач с̌іє̌, очивіщіе, очищенію і допеу́ніч ритуау́у, аље то</text:p>
      <text:p text:style-name="P4">да с̌іє̌ зробіч. Бе̌д̌іє он і Фременем, і жоу́нієр̌ем Атриду̊в. Істнієȷ̈ на то прецеденс: Љієт су́ужи</text:p>
      <text:p text:style-name="P4">дву̊м паном.</text:p>
      <text:p text:style-name="P4">- Дунцан? - спитау́ Љето.</text:p>
      <text:p text:style-name="P4">- Розумієм, С̌іре - повієд̌іяу́ Ідаго.</text:p>
      <text:p text:style-name="P4">- А затем постановіёно - повієд̌іяу́ кс̌ія̌же̌.</text:p>
      <text:p text:style-name="P4">- Твоя вода ȷ̈ст наша, Дунцаніє Ідаго - повієд̌іяу́ Стіљґар. - Чіяу́о нашеґо пр̌иячієља</text:p>
      <text:p text:style-name="P4">зостаȷ̈ пр̌и твоім кс̌іє̌чію. Ј̈ґо вода ȷ̈ст вода̌ Атриду̊в. То ȷ̈ст с̌љуб міє̌дзи намі.</text:p>
      <text:p text:style-name="P4">Љето вестхна̌у́, зеркна̌у́ на Гавата, вимієніяя̌ц спојр̌енія зе старим менатем. Гават</text:p>
      <text:p text:style-name="P4">ківна̌у́ ґу́ова̌ з виразем задовољенія на твар̌и.</text:p>
      <text:p text:style-name="P4">- Бе̌де̌ чекау́ на доље - повієд̌іяу́ Стіљґар - аж Ідаго пожеґна с̌іє̌ зе <text:soft-page-break/>своімі пр̌иячіу̊у́мі.</text:p>
      <text:p text:style-name="P4">Турок - таќ биу́о іміє̌ нашеґо змару́еґо пр̌иячієља. Паміє̌тајчіє ȷ̈, ќди пр̌ијд̌іє час</text:p>
      <text:p text:style-name="P4">увољніч ȷ̈ґо душе̌. Ј̈стещіе пр̌иячіу̊у́мі Турока.</text:p>
      <text:p text:style-name="P4">Стіљґар завру̊чіу́ до вијщіа.</text:p>
      <text:p text:style-name="P4">- Ніє зостанієш ані хвіљі? - запитау́ Љето.</text:p>
      <text:p text:style-name="P4">Фремен обејр̌ау́ с̌іє̌, нієдбау́им рухем втикая̌ц чарчаф, цос̌ под нім мајструя̌ц. Пауљові</text:p>
      <text:p text:style-name="P4">міґне̌у́а якби чієнка рурка, нім чарчаф опаду́ на своȷ̈ мієјше.</text:p>
      <text:p text:style-name="P4">- Чи ȷ̈ст пову̊д, бим зостау́? - запитау́ Фремен.</text:p>
      <text:p text:style-name="P4">- Пр̌ијмієми чіє̌ з гонорем - повієд̌іяу́ кс̌ія̌же̌.</text:p>
      <text:p text:style-name="P4">- Гонор вимаґа, бим с̌іє̌ знаљазу́ вкру̊тце ґд̌іє інд̌ієј - повієд̌іяу́ Фремен. Р̌учіу́ ȷ̈ще</text:p>
      <text:p text:style-name="P4">ȷ̈дно спојр̌еніє на Ідаго, закре̌чіу́ с̌іє̌ і пр̌емашеровау́ міє̌дзи стражамі в др̌віях.</text:p>
      <text:p text:style-name="P4">- Ј̈жељі інні Фремені са̌ до нієґо подобні, добр̌е нам бе̌д̌іє зе соба̌ - повієд̌іяу́ Љето.</text:p>
      <text:p text:style-name="P2">Ідаго одезвау́ с̌іє̌ безбарвним ґу́осем:</text:p>
      <text:p text:style-name="P4">- Он ȷ̈ст нієзу́а̌ пру̊бка̌, С̌іре.</text:p>
      <text:p text:style-name="P4">- Вієш, цо маш робіч, Дунцан?</text:p>
      <text:p text:style-name="P4">- Ј̈стем твоім амбасадорем вс̌ру̊д Фремену̊в, С̌іре.</text:p>
      <text:p text:style-name="P4"><text:soft-page-break/>- Вієље од чієбіє заљежи, Дунцан. Бе̌д̌ієми потр̌ебоваљі піє̌чію батаљіёну̊в тих људ̌і, нім</text:p>
      <text:p text:style-name="P4">спадна̌ на нас сардаукар̌и.</text:p>
      <text:p text:style-name="P4">- То ніє бе̌д̌іє таќ просте, С̌іре. Фремені то рачеј нієзаљежне товар̌иство. - Ідаго хвіље̌</text:p>
      <text:p text:style-name="P4">біу́ с̌іє̌ з мис̌љамі. - І ȷ̈ще ȷ̈дно, С̌іре. Кту̊рис̌ з оґу́ушоних пр̌ез нас наȷ̈мніку̊в пру̊бовау́</text:p>
      <text:p text:style-name="P4">одебрач то остр̌е нашему змару́ему фремењсќму пр̌иячієљові. Наȷ̈мнік твієрд̌і, же</text:p>
      <text:p text:style-name="P4">Гарконненовіє визначиљі міљіён сољаріс в наґроде̌ дља каждеґо, кто достарчи поȷ̈динчи</text:p>
      <text:p text:style-name="P4">крисну̊ж.</text:p>
      <text:p text:style-name="P4">Љето уніу̊су́ броде̌ в вираз́ним заскоченію.</text:p>
      <text:p text:style-name="P4">- Дљачеґо так ім страшніє заљежи на ȷ̈дним з тих ножи?</text:p>
      <text:p text:style-name="P4">- Остр̌е ȷ̈ст виточоне з зе̌ба червія пустині, ȷ̈ст знамієнієм Фремена, С̌іре. Мая̌ц ȷ̈</text:p>
      <text:p text:style-name="P4">пр̌и собіє бу́е̌кітноокі чу́овієк му̊ґу́би пр̌енікна̌ч до каждеј с̌ічи на теј зіємі. Мніє би</text:p>
      <text:p text:style-name="P4">заквестіёновано, хиба, жебим биу́ знани. Ніє виґља̌дам на Фремена. Аље...</text:p>
      <text:p text:style-name="P4">- Пітер де Врієс - повієд̌іяу́ кс̌ія̌же̌.</text:p>
      <text:p text:style-name="P4">- Чу́овієк діябељсќј хитрощі, му̊ј паніє - р̌еку́ Гават.</text:p>
      <text:p text:style-name="P4"><text:soft-page-break/>Ідаго всуна̌у́ тквія̌ци в похвіє ну̊ж под бљузе̌.</text:p>
      <text:p text:style-name="P4">- Стр̌еж теґо ножа - повієд̌іяу́ кс̌ія̌же̌.</text:p>
      <text:p text:style-name="P4">- Розумієм, му̊ј паніє. - Покљепау́ умієщони в пас̌іє пр̌еказ́нік. - Замељдуȷ́ с̌іє̌ як</text:p>
      <text:p text:style-name="P4">најшибчієј. Тгуфір ма му̊ј код вивоу́авчи. Уживајчіє ȷ́зика ваљкі.</text:p>
      <text:p text:style-name="P4">Засаљутовау́, викре̌чіу́ с̌іє̌ на піє̌чіє і пос̌пієшиу́ в с̌љад за Фременем. Усу́ишељі дуднієніє</text:p>
      <text:p text:style-name="P4">ȷ̈ґо оддаљая̌цих с̌іє̌ коритар̌ем кроку̊в. Љето і Гават попатр̌иљі на с̌ієбіє порозумієвавчо.</text:p>
      <text:p text:style-name="P4">Ус̌мієхаљі с̌іє̌.</text:p>
      <text:p text:style-name="P4">- Мами дужо роботи, С̌іре - повієд̌іяу́ Гаљљецк.</text:p>
      <text:p text:style-name="P4">- І я чіє̌ од нієј одривам.</text:p>
      <text:p text:style-name="P4">- Мам справозданіє о базах випадових - повієд̌іяу́ Гават. - Чи пр̌едставіч ȷ̈ інним</text:p>
      <text:p text:style-name="P4">разем, С̌іре?</text:p>
      <text:p text:style-name="P4">- Ду́уґо то потрва?</text:p>
      <text:p text:style-name="P4">- Ніє, як на впровадзеніє. Вс̌ру̊д Фремену̊в кра̌жа̌ поґу́оскі, же тутај на Арракіс</text:p>
      <text:p text:style-name="P4">збудовано понад двієщіе такіх баз в часах Стацї Дос̌віядчаљних Ботанікі Пустині.</text:p>
      <text:p text:style-name="P4">Вшистќ подобно пор̌уцоно, аље му̊ві с̌іє̌, же пр̌ед опущенієм зостау́и запљомбоване.</text:p>
      <text:p text:style-name="P4"><text:soft-page-break/>- Зе спр̌е̌тем?</text:p>
      <text:p text:style-name="P4">- Так мі донос̌іу́ Дунцан.</text:p>
      <text:p text:style-name="P4">- Ґд̌іє са̌ поу́ожоне?</text:p>
      <text:p text:style-name="P2">- На то питаніє - р̌еку́ Гават - одповіядая̌ нієзмієнніє: Љієт віє.</text:p>
      <text:p text:style-name="P4">- Бу̊ґ віє - мрукна̌у́ Љето.</text:p>
      <text:p text:style-name="P4">- Може ніє бу̊ґ, С̌іре - повієд̌іяу́ Гават. - Су́ишау́ес̌ то іміє̌ з уст Стіљґара. Чи му̊ґу́ он мієч</text:p>
      <text:p text:style-name="P4">на мис̌љі конкретна̌ особе̌?</text:p>
      <text:p text:style-name="P4">- Су́ужи дву̊м паном - повієд̌іяу́ Гаљљецк. - То бр̌мі як цитат рељіґіјни.</text:p>
      <text:p text:style-name="P4">- А ти с̌іє̌ на тим знаш - повієд̌іяу́ кс̌ія̌же̌.</text:p>
      <text:p text:style-name="P4">Гаљљецк ус̌мієхна̌у́ с̌іє̌.</text:p>
      <text:p text:style-name="P4">- Тен Се̌д̌ія Зміяни - р̌еку́ Љето - у̊в Екољоґ Імперіяљни, Кинес... ніє вієд̌іяу́би, ґд̌іє са̌</text:p>
      <text:p text:style-name="P4">те бази?</text:p>
      <text:p text:style-name="P4">- С̌іре - пр̌естр̌еґу́ Гават - тен Кинес ȷ̈ст ур̌е̌дніќм імперіяљним.</text:p>
      <text:p text:style-name="P4">- І знајдуȷ̈ с̌іє̌ бардзо даљеко од Імператора - повієд̌іяу́ Љето. - Потр̌ебуȷ́ тих баз. Моґа̌</text:p>
      <text:p text:style-name="P4">бич пеу́не матеріяу́у̊в і розпор̌а̌дзая̌ц німі моґљібис̌ми виремонтовач наше ур̌а̌дзенія</text:p>
      <text:p text:style-name="P4">видобивче.</text:p>
      <text:p text:style-name="P4">- С̌іре! - повієд̌іяу́ Гават, - Те бази правніє надаљ становія̌ ву́аснощ Ј̈ґо Кру̊љевсќј</text:p>
      <text:p text:style-name="P4">Мощі.</text:p>
      <text:p text:style-name="P4"><text:soft-page-break/>- Тутејши кљімат ȷ̈ст вистарчая̌цо сурови, би вшистко уљеґу́о зніщенію - повієд̌іяу́</text:p>
      <text:p text:style-name="P4">кс̌ія̌же̌. - Завше можеми зваљіч на поґоде̌. Забієр̌ с̌іє̌ до теґо Кинеса і пр̌инајмнієј довієдз</text:p>
      <text:p text:style-name="P4">с̌іє̌, чи бази істнієя̌.</text:p>
      <text:p text:style-name="P4">- Зареквіровач ȷ̈ биу́оби нієбезпієчніє - повієд̌іяу́ Гават. - Дунцан ȷ̈дна̌ справе̌ ставіяу́</text:p>
      <text:p text:style-name="P4">ясно: бази, чи теж іх ідеа, мая̌ дља Фремену̊в яќс̌ укрите значеніє. Зајмуя̌ц бази</text:p>
      <text:p text:style-name="P4">можеми іх зражіч.</text:p>
      <text:p text:style-name="P4">Пауљ розејр̌ау́ с̌іє̌ по твар̌ах отачая̌цих іх људ̌і і зауважиу́ напіє̌чіє, з якім ху́оне̌љі</text:p>
      <text:p text:style-name="P4">кажде су́ово. Виґља̌даљі на моцно занієпокоёних становісќм ȷ̈ґо ојца.</text:p>
      <text:p text:style-name="P4">- Усу́ухај ґо, ојче - одезвау́ с̌іє̌ Пауљ чіхим ґу́осем. - То правда, цо он му̊ві.</text:p>
      <text:p text:style-name="P4">- С̌іре - р̌еку́ Гават - ове бази моґу́иби нам достарчич матеріяу́у̊в до виремонтованія</text:p>
      <text:p text:style-name="P4">каждеј штукі позоставіёнеґо нам спр̌е̌ту, тиље же зе взґље̌ду̊в стратеґічних моґа̌ позоставач</text:p>
      <text:p text:style-name="P4">поза нашим зас̌іє̌ґієм. Ніє ру̊бми похопнеґо кроку, допу̊кі с̌іє̌ чеґос̌ віє̌цеј ніє довієми.</text:p>
      <text:p text:style-name="P4">Кинес пос̌іяда арбітражове пеу́номоцніцтва Імперіюм. Ніє <text:soft-page-break/>вољно нам о тим запомінач.</text:p>
      <text:p text:style-name="P4">І чієши с̌іє̌ шацунќм Фремену̊в.</text:p>
      <text:p text:style-name="P4">- Віє̌ц зру̊б то дељікатніє - повієд̌іяу́ кс̌ія̌же̌. - Цгчіяу́бим ȷ̈диніє вієд̌ієч, чи те бази</text:p>
      <text:p text:style-name="P4">істнієя̌.</text:p>
      <text:p text:style-name="P4">- Як собіє жичиш, С̌іре - Гават опаду́ на опарчіє кр̌есу́а, спущіу́ взрок.</text:p>
      <text:p text:style-name="P4">- Но віє̌ц добр̌е - повієд̌іяу́ кс̌ія̌же̌. - Вієми, цо нас чека, робота. Зостаљіс̌ми до нієј</text:p>
      <text:p text:style-name="P4">пр̌ешкољені. Мами нієяќ дос̌віядченіє. Знами високощ запу́ати, зас̌ аљтернатива ȷ̈ст дощ</text:p>
      <text:p text:style-name="P4">ясна. Заданія дља вшисткіх зостау́и визначоне.</text:p>
      <text:p text:style-name="P4">Спојр̌ау́ на Гаљљецка.</text:p>
      <text:p text:style-name="P2">- Ґурнеи, најпієрв зајміј с̌іє̌ та̌ афера̌ пр̌емитніча̌.</text:p>
      <text:p text:style-name="P4">- „Удам с̌іє̌ до нієпосу́ушних, цо нієґощінна̌ замієшкуя̌ зієміє̌” - задекљамовау́</text:p>
      <text:p text:style-name="P4">Гаљљецк.</text:p>
      <text:p text:style-name="P4">- Кту̊реґос̌ днія пр̌иу́апіє̌ теґо чу́овієка на браку пор̌екаду́а і бе̌д̌іє виґља̌дау́ як без ґачі</text:p>
      <text:p text:style-name="P4">- ос̌віядчиу́ кс̌ія̌же̌.</text:p>
      <text:p text:style-name="P4">Цгіхоти розешу́и с̌іє̌ ехем воку̊у́ стоу́у, аље Пауљ су́ишау́ в ніх пр̌имус. Кс̌ія̌же̌ звру̊чіу́</text:p>
      <text:p text:style-name="P4">с̌іє̌ до Гавата:</text:p>
      <text:p text:style-name="P4">- Зау́у̊ж на тим піє̌тр̌е ȷ̈ще ȷ̈дно <text:soft-page-break/>становіско доводзенія дља вивіяду і у́а̌чнощі, Тгуфір.</text:p>
      <text:p text:style-name="P4">Ќди з тим скоњчиш, бе̌де̌ хчіяу́ с̌іє̌ з тоба̌ зобачич.</text:p>
      <text:p text:style-name="P4">Гават встау́, розґља̌дая̌ц с̌іє̌ по саљі, якби шукау́ вспарчія. Одвру̊чіу́ с̌іє̌ і випровад̌іу́</text:p>
      <text:p text:style-name="P4">процесȷ́ з покою. Позостаљі пос̌пієшиљі гурма̌, шурая̌ц в бау́аґаніє кр̌есу́амі і твор̌а̌ц</text:p>
      <text:p text:style-name="P4">нієвієљќ затори.</text:p>
      <text:p text:style-name="P4">Скоњчиу́о с̌іє̌ то бау́аґанем - помис̌љау́ Пауљ впатруя̌ц с̌іє̌ в пљеци виходза̌цих на коњцу.</text:p>
      <text:p text:style-name="P4">Як дота̌д Штаб завше розход̌іу́ с̌іє̌ в пеу́ним верви анімушу. То спотканіє якби пр̌ечієку́о</text:p>
      <text:p text:style-name="P4">міє̌дзи паљцамі, вичерпуя̌ц с̌іє̌ ве ву́асних нієдомаґаніях, а увієњчиу́а ȷ̈ розбієжнощ</text:p>
      <text:p text:style-name="P4">здањ. По раз пієрвши Пауљ допущіу́ до с̌віядомощі реаљна̌ можљівощ кље̌скі, љіча̌ц с̌іє̌ з нія̌ ніє</text:p>
      <text:p text:style-name="P4">зе страху ані под впу́ивем остр̌ежењ в родзаю краканія стареј Маткі Вієљебнеј, љеч</text:p>
      <text:p text:style-name="P4">змушони до теґо ву́асна̌ оцена̌ ситуацї. Ојчієц ȷ̈ст здесперовани - пр̌изнау́ в духу. Справи</text:p>
      <text:p text:style-name="P4">ніє точа̌ с̌іє̌ по нашеј мис̌љі. Зас̌ Гават - Пауљ пр̌ипомніяу́ собіє захованіє стареґо ментата</text:p>
      <text:p text:style-name="P4"><text:soft-page-break/>в тракчіє конференцї - дробне ваганія, ознакі занієпокоȷ̈нія. Гавата цос̌ ґне̌біу́о скричіє.</text:p>
      <text:p text:style-name="P4">- Најљепієј позостањ ту на реште̌ ноци, сину - повієд̌іяу́ кс̌ія̌же̌. - І так нієбавем встаніє</text:p>
      <text:p text:style-name="P4">с̌віт. Завіядоміє̌ матке̌.</text:p>
      <text:p text:style-name="P4">Подніу̊су́ с̌іє̌ з вољна, очіє̌жаље.</text:p>
      <text:p text:style-name="P4">- Зестав собіє паре̌ кр̌есеу́ і вичія̌ґніј с̌іє̌ на ніх, би трохе̌ розпростовач кощі.</text:p>
      <text:p text:style-name="P4">- Ніє ȷ̈стем бардзо зме̌чони, с̌ір.</text:p>
      <text:p text:style-name="P4">- Як собіє жичиш.</text:p>
      <text:p text:style-name="P4">Кс̌ія̌же̌ зау́ожиу́ ре̌це до тиу́у, зача̌у́ спацеровач там і з повротем взду́уж стоу́у. Як звієр̌</text:p>
      <text:p text:style-name="P4">в кљатце - помис̌љау́ Пауљ.</text:p>
      <text:p text:style-name="P4">- Пр̌едискутуȷ̈ш евентуаљнощ здради з Гаватем? - спитау́ Пауљ.</text:p>
      <text:p text:style-name="P4">Кс̌ія̌же̌ затр̌имау́ с̌іє̌ напр̌ечівко сина по друґієј строніє стоу́у, ȷ̈ґо су́ова биу́и сќроване</text:p>
      <text:p text:style-name="P4">до чіємних оќн.</text:p>
      <text:p text:style-name="P4">- Омавіяљіс̌ми те̌ евентуаљнощ вієље рази.</text:p>
      <text:p text:style-name="P4">- Тамта стара кобієта виґља̌дау́а на бардзо певна̌ свеґо - повієд̌іяу́ Пауљ. - І віядомощ,</text:p>
      <text:p text:style-name="P4">яка̌ матка...</text:p>
      <text:p text:style-name="P4">- Подȷ́љіс̌ми с̌родкі острожнощі - ос̌віядчиу́ кс̌ія̌же̌. Розејр̌ау́ с̌іє̌ по саљі і Пауљ достр̌еґу́</text:p>
      <text:p text:style-name="P4">паніке̌ защутеґо створ̌енія в ȷ̈ґо <text:soft-page-break/>очах. - Зостањ тутај. Цгчіяу́бим ому̊віч з Тгуфірем паре̌</text:p>
      <text:p text:style-name="P2">справ звія̌заних зе становіскамі доводзенія.</text:p>
      <text:p text:style-name="P4">Закре̌чіу́ с̌іє̌ і вишеду́ з покою љекко скіна̌вши вартовніком в др̌віях. Пауљ впатривау́</text:p>
      <text:p text:style-name="P4">с̌іє̌ в мієјше, в кту̊рим пр̌ед хвіља̌ стау́ ȷ̈ґо ојчієц. Пр̌естр̌ењ биу́а юж пуста, занім кс̌ія̌же̌</text:p>
      <text:p text:style-name="P2">вишеду́ з покою. І пр̌ипомніяу́о му с̌іє̌ остр̌еженіє стареј: „...дља ојца - ніц”.</text:p>
      <text:p text:style-name="P4">14</text:p>
      <text:p text:style-name="P4">Овеґо пієрвшеґо днія ќди Муад’Діб зе сва̌ род̌іна̌ ȷ̈хау́ уљіцамі</text:p>
      <text:p text:style-name="P4">Арракін, нієкту̊р̌и људ̌іє на трас̌іє пр̌еязду пр̌ипомнієљі собіє љеґенди</text:p>
      <text:p text:style-name="P4">і пр̌еповієдніє̌ і поднієс̌љі кр̌ик: „Магді!”. Љеч іх окр̌ик биу́ бард̌ієј</text:p>
      <text:p text:style-name="P4">питанієм, ніж обвієщенієм, ґдиж як дота̌д моґљі ȷ̈диніє живіч над̌ієȷ́, же</text:p>
      <text:p text:style-name="P4">ȷ̈ст он тим заповієд̌іяним Љісанем аљ-Ґаібем, Ґу́осем Споза С̌віята. Уваґе̌</text:p>
      <text:p text:style-name="P4">іх пр̌ичія̌ґне̌у́а ру̊внієж матка, аљбовієм су́ишељі о нієј, же ȷ̈ст Бене Ґессеріт,</text:p>
      <text:p text:style-name="P4">а віє̌ц - цо дља ніх биу́о очивісте - друґім Љісанем аљ-Ґаібем.</text:p>
      <text:p text:style-name="P4">з „Кру̊тќј гісторії Муад’Діба” піу̊ра кс̌іє̌жнічкі Іруљан</text:p>
      <text:p text:style-name="P4"><text:soft-page-break/>Тгуфіра Гавата застау́ кс̌ія̌же̌ в ка̌чіє покою, до кту̊реґо дроґе̌ всказау́ му стражнік.</text:p>
      <text:p text:style-name="P2">З пр̌иљеґу́еґо</text:p>
      <text:p text:style-name="P2">помієщенія</text:p>
      <text:p text:style-name="P2">дочієрау́и</text:p>
      <text:p text:style-name="P2">одґу́оси</text:p>
      <text:p text:style-name="P2">кр̌а̌таніни</text:p>
      <text:p text:style-name="P2">људ̌і</text:p>
      <text:p text:style-name="P2">заку́адая̌цих</text:p>
      <text:p text:style-name="P2">у́а̌ча</text:p>
      <text:p text:style-name="P4">тељекомунікацијне. Кс̌ія̌же̌ розґља̌дау́ с̌іє̌ докоу́а, ґди Гават поднос̌іу́ с̌іє̌ од заваљонеґо</text:p>
      <text:p text:style-name="P4">папієрамі стоу́у. Биу́а то мау́а ізољатка о зієљоних щіанах, в кту̊реј пру̊ч стоу́у знајдовау́и с̌іє̌</text:p>
      <text:p text:style-name="P4">ȷ̈ще тр̌и дрифове кр̌есу́а з пос̌пієшніє здартимі з ніх „Г” Гарконнену̊в, цо позоставіу́о</text:p>
      <text:p text:style-name="P4">ніє добарвіёне у́ати.</text:p>
      <text:p text:style-name="P4">- Кр̌есу́а са̌ здобичне, аље зупеу́ніє безпієчне - повієд̌іяу́ Гават. - Ґд̌іє ȷ̈ст Пауљ, С̌іре?</text:p>
      <text:p text:style-name="P4">- Зоставіу́ем ґо в саљі конференцијнеј. Мам над̌ієȷ́, же там трохе̌ одпочніє з даља од</text:p>
      <text:p text:style-name="P4">моȷ̈ј абсорбуя̌цеј особи.</text:p>
      <text:p text:style-name="P4">Гават ківна̌у́ ґу́ова̌, пове̌дровау́ под <text:soft-page-break/>др̌ві пр̌иљеґу́еґо покою і замкна̌у́ ȷ̈, одчіная̌ц</text:p>
      <text:p text:style-name="P4">ељектростатичне шуми і ељектронічне тр̌аскі.</text:p>
      <text:p text:style-name="P4">- Тгуфір - повієд̌іяу́ Љето - запаси пр̌иправи Імперіюм і Гарконнену̊в ніє дая̌ мі спокою.</text:p>
      <text:p text:style-name="P4">- Му̊ј паніє?</text:p>
      <text:p text:style-name="P4">Кс̌ія̌же̌ вида̌у́ варґі.</text:p>
      <text:p text:style-name="P4">- Ску́ади са̌ наражоне на зніщеніє. - Подніу̊су́ ре̌ке̌, ґди Гават хчіяу́ цос̌ повієд̌ієч. - Ніє</text:p>
      <text:p text:style-name="P4">бієр̌ под уваґе̌ скарбу Імператора. Он би с̌іє̌ по чіху учієшиу́ з тарапату̊в Гарконнену̊в.</text:p>
      <text:p text:style-name="P4">А чи барон може протестовач, ȷ̈с̌љі уљеґніє зніщенію цос̌, до пос̌іяданія чеґо ніє може с̌іє̌</text:p>
      <text:p text:style-name="P4">отварчіє пр̌изнач?</text:p>
      <text:p text:style-name="P4">Гават покре̌чіу́ ґу́ова̌.</text:p>
      <text:p text:style-name="P4">- Мами мау́о људ̌і на збичію, С̌іре.</text:p>
      <text:p text:style-name="P4">- Вез́ че̌щ људ̌і Ідаго. А може яцис̌ Фремені мієљіби охоте̌ на вичієчке̌ поза пљанете̌.</text:p>
      <text:p text:style-name="P4">Рајд на Ґієді Пріме - з таќј диверсї пу́ина̌ тактичне кор̌ищі, Тгуфір.</text:p>
      <text:p text:style-name="P4">- Твоя воља, му̊ј паніє. - Гават одвру̊чіу́ с̌іє̌, а кс̌ія̌же̌, відза̌ц ознакі зденервованія</text:p>
      <text:p text:style-name="P4">у стареґо чу́овієка, помис̌љау́: Може подејр̌ева, же му ніє уфам. Мус̌і вієд̌ієч о моіх</text:p>
      <text:p text:style-name="P2">приватних інформацях о здрајцах. <text:soft-page-break/>Так, најљепієј од разу розпрошич ȷ̈ґо обави.</text:p>
      <text:p text:style-name="P4">- Тгуфір - р̌еку́ - мус̌іми ому̊віч ȷ̈ще ȷ̈дна̌ справе̌, яко же наљежиш до нієвієљу људ̌і,</text:p>
      <text:p text:style-name="P4">кту̊рих дар̌е̌ цау́ковітим зауфанієм. Обај вієми, як тр̌еба с̌іє̌ мієч нієустанніє на бачнощі,</text:p>
      <text:p text:style-name="P4">би ніє допущіч до інфіљтрацї наших с̌іу́ пр̌ез здрајцу̊в... аље мам два нове донієс̌ієнія.</text:p>
      <text:p text:style-name="P4">Гават обру̊чіу́ с̌іє̌, вљепіу́ в нієґо спојр̌еніє. Љето зас̌ повту̊р̌иу́ пр̌инієс̌іёне пр̌ез Пауља</text:p>
      <text:p text:style-name="P4">гісторіє. Віядомощі те, заміяст вправіч ґо в стан вите̌жонеј концентрацї ментацќј,</text:p>
      <text:p text:style-name="P4">взмоґу́и ȷ̈диніє поднієценіє Гавата. Љето пр̌иґља̌дау́ с̌іє̌ уважніє старему чу́овієкові.</text:p>
      <text:p text:style-name="P4">- Укриваш цос̌, стари другу - одезвау́ с̌іє̌ по хвіљі. - Повінієнем с̌іє̌ биу́ домис̌љіч</text:p>
      <text:p text:style-name="P4">в тракчіє наради, ќди с̌ієд̌іяу́ес̌ як на шпіљках. Цу̊ж то ȷ̈ст таќ трефне, же ніє моґу́ес̌</text:p>
      <text:p text:style-name="P4">виґарна̌ч теґо пр̌ед цау́им штабем?</text:p>
      <text:p text:style-name="P4">Забарвіёне сапго варґі Гавата щіа̌ґніє̌те биу́и в штивна̌ проста̌ љініє̌, з бієґна̌цимі ку</text:p>
      <text:p text:style-name="P4">нієј дробніюткімі змарщкамі. Ніє страчіу́и свеј помарщонеј штивнощі, ґди повієд̌іяу́:</text:p>
      <text:p text:style-name="P4"><text:soft-page-break/>- Паніє му̊ј, зупеу́ніє ніє вієм, як то порушич.</text:p>
      <text:p text:style-name="P4">- Вієље бљізн нос̌іми ȷ̈ден за друґієґо, Тгуфір - повієд̌іяу́ кс̌ія̌же̌. - Вієш, же зе мна̌</text:p>
      <text:p text:style-name="P4">можеш порушич кажди темат.</text:p>
      <text:p text:style-name="P4">Гават ніє спущау́ з нієґо очу. Таќґо ґо ву́ас̌ніє љубіє̌ најбард̌ієј - мис̌љау́. - Ото ȷ̈ст</text:p>
      <text:p text:style-name="P4">чу́овієк гонору, ґод̌ієн меј вієрнощі і су́ужби до остатнієј кропљі крві. Дљачеґо муше̌ ґо</text:p>
      <text:p text:style-name="P4">зраніч?</text:p>
      <text:p text:style-name="P4">- Но віє̌ц? - понаґљіу́ Љето.</text:p>
      <text:p text:style-name="P4">Гават взрушиу́ раміёнамі.</text:p>
      <text:p text:style-name="P4">- Цгод̌і о стр̌е̌пек љісту. Знаљезіёни пр̌и курієр̌е Гарконнену̊в. Љіст биу́ пр̌езначони дља</text:p>
      <text:p text:style-name="P4">аґента імієнієм Пардее. Мами вшељќ поводи мніємач, же Пардее стау́ на чеље тутејшеґо</text:p>
      <text:p text:style-name="P4">под̌іємія Гарконнену̊в. Тен љіст - он може мієч аљбо оґромне консеквенцȷ̈, аљбо жадних</text:p>
      <text:p text:style-name="P4">зґоу́а. Заљежи, як ґо ту́умачич.</text:p>
      <text:p text:style-name="P4">- Цо ȷ̈ст таќґо дражљівеґо в љіщіе?</text:p>
      <text:p text:style-name="P4">- В стр̌е̌пку љісту, му̊ј паніє. Нієкомпљетним. Биу́ на мінімікрофіљміє з доу́а̌чона̌ як</text:p>
      <text:p text:style-name="P4">звикље капсуу́а̌ ніща̌ца̌. Встр̌имаљіс̌ми д̌іяу́аніє квасу на момент пр̌ед цау́ковітим</text:p>
      <text:p text:style-name="P4">вимазанієм тексту, оцаљая̌ц <text:soft-page-break/>фраґмент заљедвіє. Фраґмент у̊в ȷ̈днакже ȷ̈ст вия̌тково</text:p>
      <text:p text:style-name="P4">суґестивни.</text:p>
      <text:p text:style-name="P4">- Так?</text:p>
      <text:p text:style-name="P4">Гават потару́ варґі.</text:p>
      <text:p text:style-name="P4">- Му̊ві он: „...ето ніґди ніє бе̌д̌іє подејр̌евау́, а ќди спадніє на нієґо чіёс з укоханеј</text:p>
      <text:p text:style-name="P4">ре̌кі, юж само то вінно ґо зґубіч”. Љіст опатр̌они биу́ ву́асна̌ пієче̌чія̌ барона, а ȷ̈ј</text:p>
      <text:p text:style-name="P4">аутентичнощ справд̌іу́ем.</text:p>
      <text:p text:style-name="P4">- Твоȷ̈ подејр̌енія са̌ очивісте - повієд̌іяу́ кс̌ія̌же̌ і наґље ґу́ос ȷ̈ґо зробіу́ с̌іє̌ жімни.</text:p>
      <text:p text:style-name="P4">- Пре̌дзеј учія̌у́бим собіє ву́асне ре̌це, ніж чієбіє зраніу́ - повієд̌іяу́ Гават. - Паніє му̊ј, а цо</text:p>
      <text:p text:style-name="P2">ȷ̈с̌љі...</text:p>
      <text:p text:style-name="P4">- Љади Ј̈сс̌іка - р̌еку́ Љето чуя̌ц, як оґарнія ґо вщіеку́ощ. - Ніє моґу́ес̌ видус̌іч факту̊в</text:p>
      <text:p text:style-name="P4">з теґо Пардее?</text:p>
      <text:p text:style-name="P4">- На нієще̌щіе Пардее’еґо ніє биу́о юж вс̌ру̊д живих, ќди пр̌еȷ́љіс̌ми курієра. Курієр</text:p>
      <text:p text:style-name="P4">ніє вієд̌іяу́, ȷ̈стем певни, цо пр̌евожіу́.</text:p>
      <text:p text:style-name="P4">- Розумієм.</text:p>
      <text:p text:style-name="P4">Љето потр̌а̌сна̌у́ ґу́ова̌. Цу̊ж за с̌љіска справа - мис̌љау́. - Нієможљіве, би цос̌ в тим биу́о.</text:p>
      <text:p text:style-name="P4">Знам своя̌ кобієте̌.</text:p>
      <text:p text:style-name="P4"><text:soft-page-break/>- Му̊ј паніє, ȷ̈с̌љі...</text:p>
      <text:p text:style-name="P4">- Ніє! - варкна̌у́ кс̌ія̌же̌. - В тим ȷ̈ст якас̌ помиу́ка, кту̊ра...</text:p>
      <text:p text:style-name="P4">- Ніє вољно нам теґо зљекцеважич, му̊ј паніє.</text:p>
      <text:p text:style-name="P4">- Она ȷ̈ст зе мна̌ шеснащіе љат! Оказї ку тему биу́о без љіку, сам зрешта̌ справд̌іу́ес̌</text:p>
      <text:p text:style-name="P4">шкоу́е̌ і те̌ кобієте̌!</text:p>
      <text:p text:style-name="P4">Гават повієд̌іяу́ з ґорича̌:</text:p>
      <text:p text:style-name="P4">- Віядомо о справах, кту̊ре мі умкне̌у́и.</text:p>
      <text:p text:style-name="P4">- То нієможљіве, му̊віє̌ чі! Гарконненовіє хца̌ зніщич ру̊д Атриду̊в у́а̌чніє з Пауљем.</text:p>
      <text:p text:style-name="P4">Раз юж пру̊боваљі. Чи кобієта биу́аби здољна спісковач пр̌ечівко ву́аснему свему синові?</text:p>
      <text:p text:style-name="P4">- Може она ніє спіскуȷ̈ пр̌ечівко ву́аснему синові. А вчорајши замах му̊ґу́ бич</text:p>
      <text:p text:style-name="P4">спритна̌ містифікаця̌.</text:p>
      <text:p text:style-name="P4">- Ніє му̊ґу́ бич містифікаця̌.</text:p>
      <text:p text:style-name="P4">- С̌іре, она ма ніє знач свеґо походзенія, аље ґдиби так ȷ̈ знау́а? І ґдиби так биу́а с̌ієрота̌,</text:p>
      <text:p text:style-name="P4">зау́у̊жми, пр̌ез Атриде̌?</text:p>
      <text:p text:style-name="P4">- Зробіу́аби то юж давно тему. Тручізна в шкљанце... штиљет вс̌ру̊д ноци. Кту̊ж міяу́ љепша̌</text:p>
      <text:p text:style-name="P4">оказȷ́?</text:p>
      <text:p text:style-name="P4">- Гарконненовіє замієр̌ая̌ чіє̌ зніщич, му̊ј паніє. А ніє по просту <text:soft-page-break/>забіч. В канљи</text:p>
      <text:p text:style-name="P4">істнієȷ̈ ґама субтељних розру̊жнієњ. Та може бич д̌ієу́ем штукі вс̌ру̊д вендет.</text:p>
      <text:p text:style-name="P4">Кс̌іє̌чію опаду́и раміёна. Пр̌имкна̌у́ очи, виґља̌дау́ як стари, зме̌чони чу́овієк. То</text:p>
      <text:p text:style-name="P4">нієможљіве - мис̌љау́. - Та кобієта отвор̌иу́а дља мніє своȷ̈ серце.</text:p>
      <text:p text:style-name="P4">- Ґд̌ієж љепши спосу̊б зніщенія мніє над р̌уценіє подејр̌ењ на кобієте̌, кту̊ра̌ кохам? запитау́.</text:p>
      <text:p text:style-name="P4">- Брау́ем така̌ можљівощ под розваґе̌ - повієд̌іяу́ Гават. - Мімо то...</text:p>
      <text:p text:style-name="P4">Кс̌ія̌же̌ отвор̌иу́ очи і утквіу́ ȷ̈ в Гавачіє мис̌ља̌ц: нієх он бе̌д̌іє подејр̌љіви.</text:p>
      <text:p text:style-name="P4">Подејр̌љівощ то ȷ̈ґо фах, ніє му̊ј. Може ґди справіє̌ враженіє, же в то вієр̌е̌, ктос̌ інни</text:p>
      <text:p text:style-name="P4">попеу́ні нієострожнощ.</text:p>
      <text:p text:style-name="P4">- Цо рад̌іш? - вишептау́ кс̌ія̌же̌.</text:p>
      <text:p text:style-name="P4">- На разіє стау́а̌ інвіґіљацȷ́, му̊ј паніє. Повінна бич под надзорем о каждеј пор̌е днія</text:p>
      <text:p text:style-name="P2">і ноци. Постарам с̌іє̌, би робіёно то дискретніє. Ідаго биу́би ідеаљним кандидатем до теј роботи.</text:p>
      <text:p text:style-name="P4">Може за якіс̌ тид̌ієњ щіа̌ґнієми ґо з повротем. В одд̌іяље Ідаго шкољіми му́одеґо</text:p>
      <text:p text:style-name="P4">чу́овієка, кту̊ри ґо досконаље може <text:soft-page-break/>заста̌піч у Фремену̊в. То уродзони дипљомата.</text:p>
      <text:p text:style-name="P4">- Ніє наражај на шванк нашеґо пр̌ичу̊у́ка у Фремену̊в.</text:p>
      <text:p text:style-name="P4">- Р̌еч ясна, С̌іре.</text:p>
      <text:p text:style-name="P4">- А цо з Пауљем?</text:p>
      <text:p text:style-name="P4">- Цгиба моґљібис̌ми зааљармовач доктора Иуеґо.</text:p>
      <text:p text:style-name="P4">Љето одвру̊чіу́ с̌іє̌ пљецамі до Гавата.</text:p>
      <text:p text:style-name="P4">- Ру̊б, як уважаш.</text:p>
      <text:p text:style-name="P4">- Заховам острожнощ, му̊ј паніє.</text:p>
      <text:p text:style-name="P4">На то пр̌инајмнієј моґе̌ љічич - помис̌љау́ Љето.</text:p>
      <text:p text:style-name="P4">- Пр̌ејде̌ с̌іє̌. Ґдибис̌ мніє потр̌ебовау́, бе̌де̌ на тереніє. Страж чі...</text:p>
      <text:p text:style-name="P4">- Му̊ј паніє, занім одејд̌ієш, мам ту вичінек фіљмови, з кту̊рим повінієнес̌ с̌іє̌ запознач.</text:p>
      <text:p text:style-name="P4">Пієрвша пру̊ба анаљізи фремењсќј рељіґії. Пр̌ипомінаш собіє, же прос̌іу́ес̌ мніє о справозданіє</text:p>
      <text:p text:style-name="P4">на тен темат?</text:p>
      <text:p text:style-name="P4">Кс̌ія̌же̌ пр̌истана̌у́ і ніє одврацая̌ц с̌іє̌ повієд̌іяу́:</text:p>
      <text:p text:style-name="P4">- Ніє можеш з тим зачекач?</text:p>
      <text:p text:style-name="P4">- Очивіщіе, му̊ј паніє. Питау́ес̌ ȷ̈днак, цо оні викр̌иківаљі. То биу́о „Магді!” Ќроваљі</text:p>
      <text:p text:style-name="P4">то окрес̌љеніє до му́одеґо пана. Ќди...</text:p>
      <text:p text:style-name="P4">- До Пауља?</text:p>
      <text:p text:style-name="P4"><text:soft-page-break/>- Так, му̊ј паніє. Мая̌ тутај љеґенде̌, пр̌еповієдніє̌, же обяві с̌іє̌ ім якіс̌ ву̊дз, д̌ієцко</text:p>
      <text:p text:style-name="P4">певнеј Бене Ґессеріт, аби попровад̌іч іх ку правд̌івеј вољнощі. Ј̈ще ȷ̈дна верся</text:p>
      <text:p text:style-name="P4">знанеґо шгемату месяша.</text:p>
      <text:p text:style-name="P4">- Оні мис̌ља̌, же Пауљ ȷ̈ст тим... тим...</text:p>
      <text:p text:style-name="P4">- Мая̌ ȷ̈диніє над̌ієȷ́, му̊ј паніє.</text:p>
      <text:p text:style-name="P4">Гават вичія̌ґна̌у́ капсуу́е̌ з вичінќм фіљму. Кс̌ія̌же̌ я̌ пр̌ия̌у́, всад̌іу́ до ќшені.</text:p>
      <text:p text:style-name="P4">- Пу̊з́нієј собіє то обејр̌е̌.</text:p>
      <text:p text:style-name="P4">- Очивіщіе, му̊ј паніє.</text:p>
      <text:p text:style-name="P4">- Тераз потр̌ебни мі ȷ̈ст час до... намису́у.</text:p>
      <text:p text:style-name="P4">- Так, му̊ј паніє.</text:p>
      <text:p text:style-name="P4">Кс̌ія̌же̌ ґу́е̌боко одетхна̌у́, вестхна̌у́ і вишеду́ з покою вієљкімі крокамі. На коритар̌у</text:p>
      <text:p text:style-name="P4">скре̌чіу́ в право і зача̌у́ іщ повољі з ре̌камі зау́ожонимі до тиу́у, ніє зврацая̌ц уваґі, ґд̌іє с̌іє̌</text:p>
      <text:p text:style-name="P4">знајдуȷ̈. Міяу́ коритар̌е і шгоди, баљкони і саље; људ̌іє саљутоваљі і одсуваљі с̌іє̌ на бок, робія̌ц</text:p>
      <text:p text:style-name="P4">му пр̌ејщіе. По певним час̌іє повру̊чіу́ до саљі конференцијнеј, кту̊ра̌ застау́ в чіємнощіах,</text:p>
      <text:p text:style-name="P4">Пауљ зас̌ спау́ на стоље нар̌уцони пу́ащем стражніка, з маринарскім ворќм заміяст подушкі.</text:p>
      <text:p text:style-name="P4"><text:soft-page-break/>Кс̌ія̌же̌ по чіху пр̌ешеду́ пр̌ез цау́а̌ ду́уґощ саљі, на баљкон виходза̌ци на ља̌довіско. В роґу</text:p>
      <text:p text:style-name="P2">баљкону вартовнік випре̌жиу́ с̌іє̌ на бачнощ, позная̌ц кс̌іє̌чія в ніку́им одбљаску с̌віятеу́</text:p>
      <text:p text:style-name="P4">ља̌довіска.</text:p>
      <text:p text:style-name="P4">- Спочніј - замручау́ кс̌ія̌же̌. Опару́ с̌іє̌ о жімни метаљ баљустради. Споку̊ј пр̌едс̌віту оґарна̌у́</text:p>
      <text:p text:style-name="P4">пустинни басен. Кс̌ія̌же̌ спојр̌ау́ в ґу̊ре̌. Просто над ґу́ова̌ ґвіязди твор̌иу́и цекінова̌ всте̌ґе̌,</text:p>
      <text:p text:style-name="P4">розпостарта̌ на тље нієбієскавеј черні. Ніско над поу́удніёвим горизонтем друґі кс̌іє̌жиц ноци</text:p>
      <text:p text:style-name="P4">визієрау́ з љечіютќј мґієу́кі пиу́у - нієдовіярек кс̌іє̌жиц, споґља̌дая̌ци нањ цинічним бљасќм.</text:p>
      <text:p text:style-name="P4">Кс̌ія̌же̌ запатр̌иу́ с̌іє̌, як кс̌іє̌жиц нуркуȷ̈ под Мур Запорови сребр̌а̌ц ȷ̈ґо урвіска і в наґу́им</text:p>
      <text:p text:style-name="P4">заґе̌щенію мроку почуу́ зія̌б. Задржау́. Пр̌ешиу́ ґо ґнієв. По раз остатні Гарконненовіє мі</text:p>
      <text:p text:style-name="P4">бружд̌а̌ і юдза̌, і пољуя̌ на мніє - помис̌љау́. - Ґноȷ̈ о ментаљнощі гицља. Тутај ставіє̌ ім чоу́о!</text:p>
      <text:p text:style-name="P4">І помис̌љау́ з нута̌ смутку: Муше̌ пановач оќм і шпонем - як ястр̌а̌б вс̌ру̊д пос̌љеднієјшеґо</text:p>
      <text:p text:style-name="P4">птацтва. Ј̈ґо ду́оњ нієс̌віядоміє мусне̌у́а ембљемат ястр̌е̌бія на <text:soft-page-break/>бљузіє. Ноц на вшгод̌іє</text:p>
      <text:p text:style-name="P4">зрод̌іу́а смуґе̌ с̌вієтљнеј шарощі, а по нієј перу́ова̌ опаљізацȷ́, кту̊ра пр̌ичміу́а ґвіязди.</text:p>
      <text:p text:style-name="P4">Надчія̌ґна̌у́ с̌віт шерокім замахем розкоу́исанеґо дзвону удер̌ая̌ц в горизонт. Биу́а то шена</text:p>
      <text:p text:style-name="P4">таќј піє̌кнощі, же кс̌ія̌же̌ запомніяу́ о божим с̌вієчіє. Са̌ р̌ечи нієповтар̌аљне - помис̌љау́.</text:p>
      <text:p text:style-name="P4">Ніґди ніє виображау́ собіє, же може бич тутај цокољвієк так піє̌кнеґо, як тен зґрухотани,</text:p>
      <text:p text:style-name="P4">червони горизонт з пурпура̌ і охра̌ урвіск. Поза ља̌довісќм, ґд̌іє ска̌па ноцна роса тхне̌у́а</text:p>
      <text:p text:style-name="P4">жичіє в с̌пієшне нас̌іёна Арракіс, ујр̌ау́ оґромне у́ани червонеґо квієчія і пр̌ечіная̌ци ȷ̈</text:p>
      <text:p text:style-name="P4">вираз́ни тракт фіёљету... як с̌љад ґіґантичних сту̊п.</text:p>
      <text:p text:style-name="P4">- Піє̌кни поранек, С̌іре - повієд̌іяу́ стражнік.</text:p>
      <text:p text:style-name="P4">- Так, піє̌кни - ківна̌у́ ґу́ова̌ кс̌ія̌же̌ застанавіяя̌ц с̌іє̌: бич може та пљанета потрафі заурочич.</text:p>
      <text:p text:style-name="P4">Бич може потрафі стач с̌іє̌ правд̌івим домем дља меґо сина. Наґље зобачиу́ постачіє људзќ</text:p>
      <text:p text:style-name="P4">вкрачая̌це на поља квіяту̊в, оміятая̌це ȷ̈ д̌івачнимі, пр̌ипоміная̌цимі коси нар̌е̌д̌іямі жењци роси. Вода ȷ̈ст так ценна <text:soft-page-break/>тутај, же навет росе̌ тр̌еба збієрач. І потрафі теж бич та пљанета</text:p>
      <text:p text:style-name="P2">мієјшем упіёрним - помис̌љау́ кс̌ія̌же̌.</text:p>
      <text:p text:style-name="P4">15</text:p>
      <text:p text:style-name="P4">Цгиба ніє ма страшљівшеґо ољс̌нієнія над то, в кту̊рим одкриваш, іж тву̊ј</text:p>
      <text:p text:style-name="P4">ојчієц ȷ̈ст чу́овієќм в људзкім чієље.</text:p>
      <text:p text:style-name="P4">з „Мис̌љі зебраних Муад’Діба опрацованих пр̌ез кс̌іє̌жнічке̌ Іруљан</text:p>
      <text:p text:style-name="P4">- Пауљ, нієнавідзе̌ теґо, цо робіє̌, аље ніє мам вијщіа - повієд̌іяу́ кс̌ія̌же̌. Стау́ под</text:p>
      <text:p text:style-name="P4">пр̌енос̌ним викривачем тручізни внієс̌іёним до саљі конференцијнеј на час с̌ніяданія.</text:p>
      <text:p text:style-name="P4">Сенсорове мацкі ур̌а̌дзенія звісау́и безву́адніє над стоу́ем, пр̌иводза̌ц Пауљові на мис̌љ</text:p>
      <text:p text:style-name="P4">яќґос̌ нієзнанеґо овада, кту̊ри ву́ас̌ніє здеху́ пр̌ед хвіља̌. Уваґе̌ кс̌іє̌чія поху́аніяу́о</text:p>
      <text:p text:style-name="P4">ља̌довіско за окнамі і ку́е̌бія̌ци с̌іє̌ над нім туман пиу́у на тље пораннеґо нієба. Пауљ міяу́ пр̌ед</text:p>
      <text:p text:style-name="P4">соба̌ пр̌еґља̌дарке̌ з кру̊ткім вичінќм фіљму на темат рељіґіјних практик Фремену̊в. Матеріяу́</text:p>
      <text:p text:style-name="P4">зебрани пр̌ез ȷ̈днеґо з експерту̊в Гавата буљверсовау́ Пауља аљузямі до ȷ̈ґо особи.</text:p>
      <text:p text:style-name="P4"><text:soft-page-break/>„Магді!”</text:p>
      <text:p text:style-name="P4">„Љісан аљ-Ґаіб!”</text:p>
      <text:p text:style-name="P4">Замикая̌ц очи су́ишау́ ȷ̈ще окр̌икі ту́уму̊в. А віє̌ц то на то чекая̌ - помис̌љау́.</text:p>
      <text:p text:style-name="P4">І пр̌ишу́и му на паміє̌ч су́ова Маткі Вієљебнеј: „Квісатз Гадерах”. На іх вспомнієніє</text:p>
      <text:p text:style-name="P4">ожиу́и в нім емоцȷ̈ страшљівеґо пр̌езначенія, мроча̌ц тен обци с̌віят почучієм својскощі,</text:p>
      <text:p text:style-name="P4">кту̊реј ніє појмовау́.</text:p>
      <text:p text:style-name="P4">- Нієнавідзе̌ - повієд̌іяу́ кс̌ія̌же̌.</text:p>
      <text:p text:style-name="P4">- Цо маш на мис̌љі, с̌ір?</text:p>
      <text:p text:style-name="P4">Љето одвру̊чіу́ с̌іє̌ споґља̌дая̌ц з ґу̊ри на сина.</text:p>
      <text:p text:style-name="P4">- Бовієм Гарконненовіє замієр̌ая̌ мніє звієщ р̌уцая̌ц подејр̌еніє на твоя̌ матке̌. Ніє</text:p>
      <text:p text:style-name="P4">вієдза̌, же пре̌дзеј бим подејр̌евау́ самеґо с̌ієбіє.</text:p>
      <text:p text:style-name="P4">- Ніє розумієм, с̌ір.</text:p>
      <text:p text:style-name="P4">Љето поновніє спојр̌ау́ за окна. Біяу́е су́оњце пу́оне̌у́о юж цау́ќм високо в квадранчіє</text:p>
      <text:p text:style-name="P4">пр̌едпоу́уднія. Мљечне с̌віяту́о видобивау́о кіпієљ обу́оку̊в пиу́у всипуя̌цеґо с̌іє̌ до с̌љепих</text:p>
      <text:p text:style-name="P4">каніёну̊в, кту̊римі поначінани биу́ Мур Запорови. Нієспієшніє, чіхим од гамованеґо</text:p>
      <text:p text:style-name="P4">ґнієву ґу́осем, кс̌ія̌же̌ оповієд̌іяу́ Пауљові о таȷ̈мнічим љіщіе.</text:p>
      <text:p text:style-name="P4"><text:soft-page-break/>- Ру̊вніє добр̌е мніє му̊ґу́бис̌ подејр̌евач - повієд̌іяу́ Пауљ.</text:p>
      <text:p text:style-name="P4">- Оні муша̌ узнач, же ім с̌іє̌ удау́о - р̌еку́, кс̌ія̌же̌. - Муша̌ са̌д̌іч, же ȷ̈стем такі ґу́упі.</text:p>
      <text:p text:style-name="P4">І мус̌і на то виґља̌дач. Навет твоя матка ніє повінна вієд̌ієч о містифікацї.</text:p>
      <text:p text:style-name="P4">- Аљеж с̌ір! Дљачеґо?</text:p>
      <text:p text:style-name="P4">- Реакця твоȷ̈ј маткі ніє може бич удавана. Ох, она потрафі досконаље удавач... љеч</text:p>
      <text:p text:style-name="P4">збит вієље од теґо заљежи. Мам над̌ієȷ́ викур̌ич здрајце̌ з нори. Повінно ім с̌іє̌ видавач, же</text:p>
      <text:p text:style-name="P2">зостау́ем компљетніє випровадзони в поље. Заданіє ȷ̈ј в тен спосу̊б бу̊љу ȷ̈ст конієчне, би</text:p>
      <text:p text:style-name="P4">оміне̌у́о я̌ віє̌кше чієрпієніє.</text:p>
      <text:p text:style-name="P4">- Дљачеґо мніє о тим му̊віш, ојче? Моґе̌ с̌іє̌ здрад̌іч.</text:p>
      <text:p text:style-name="P4">- На чієбіє ніє бе̌да̌ патр̌еч под тим ка̌тем. Дотр̌имаш таȷ̈мніци. Мус̌іш дотр̌имач.</text:p>
      <text:p text:style-name="P4">Пр̌ибљіжиу́ с̌іє̌ до оќн і му̊віу́ одвру̊цони тиу́ем.</text:p>
      <text:p text:style-name="P4">- В тен спосу̊б, ґдиби мніє с̌іє̌ цос̌ стау́о, ти бе̌д̌ієш му̊ґу́ ȷ̈ј повієд̌ієч правде̌: же ніґди</text:p>
      <text:p text:style-name="P4">в нія̌ ніє зва̌тпіу́ем, навет на мґнієніє ока. Цгчіяу́бим, жеби она о тим вієд̌іяу́а.</text:p>
      <text:p text:style-name="P4">В су́овах ојца Пауљ вичитау́ мис̌љі о <text:soft-page-break/>с̌мієрчі, повієд̌іяу́ пос̌пієшніє:</text:p>
      <text:p text:style-name="P4">- Ніц чі с̌іє̌ ніє станіє, с̌ір. Оні...</text:p>
      <text:p text:style-name="P4">- Чіхо ба̌д̌ь, сину.</text:p>
      <text:p text:style-name="P4">Пауљ ніє спущау́ очу з пљецу̊в ојца, достр̌еґая̌ц зме̌ченіє в нахиљенію шиі, в љінії</text:p>
      <text:p text:style-name="P4">раміён, в звољніёних рухах.</text:p>
      <text:p text:style-name="P4">- Ј̈стес̌ по просту зме̌чони, ојче.</text:p>
      <text:p text:style-name="P4">- Ј̈стем зме̌чони - зґод̌іу́ с̌іє̌ кс̌ія̌же̌. - Ј̈стем мораљніє зме̌чони. Певніє допаду́а мніє</text:p>
      <text:p text:style-name="P4">врешчіє мељанхољія деґенерацї вієљкіх роду̊в. А биљіс̌ми ќдис̌ так моцнимі људ̌ьмі.</text:p>
      <text:p text:style-name="P4">Пауљ одезвау́ с̌іє̌ з наґу́им роздражнієнієм:</text:p>
      <text:p text:style-name="P4">- Наш ру̊д с̌іє̌ ніє здеґенеровау́.</text:p>
      <text:p text:style-name="P4">- Ніє? - кс̌ія̌же̌ одвру̊чіу́ с̌іє̌ твар̌а̌ до сина, указуя̌ц чіємне кре̌ґі под ху́однимі очамі;</text:p>
      <text:p text:style-name="P4">на устах міяу́ цинічни ґримас.</text:p>
      <text:p text:style-name="P4">- Повінієнем биу́ пос̌љубіч тва̌ матке̌, учиніч я̌ моя̌ кс̌іє̌жна̌. Аље... му̊ј вољни стан даȷ̈</text:p>
      <text:p text:style-name="P4">ȷ̈ще певним родом над̌ієȷ́ на можљівощ кољіґацї зе мна̌ пр̌ез іх цу̊ркі на виданію. Взрушиу́ раміёнамі - Віє̌ц я...</text:p>
      <text:p text:style-name="P4">- Матка мі то виту́умачиу́а.</text:p>
      <text:p text:style-name="P4">- Ву̊дз нічим так ніє здобива серц, як імпонованієм бравура̌ - повієд̌іяу́ кс̌ія̌же̌. Пр̌ето обноше̌ с̌іє̌ з та̌ своя̌ бравура̌.</text:p>
      <text:p text:style-name="P4"><text:soft-page-break/>- Ј̈стес̌ добрим пр̌иву̊дца̌ - запротестовау́ Пауљ. - Добрим ву́адца̌. Људ̌іє іда̌ за тоба̌</text:p>
      <text:p text:style-name="P4">хе̌тніє і з міу́ощіа̌.</text:p>
      <text:p text:style-name="P4">- Мам ȷ̈ден з најљепших корпусу̊в пропаґанди - повієд̌іяу́ кс̌ія̌же̌. Знову затона̌у́</text:p>
      <text:p text:style-name="P4">спојр̌енієм в басеніє. - Ту на Арракіс мами віє̌кша̌ шансе̌, ніж моґу́оби подејр̌евач</text:p>
      <text:p text:style-name="P4">Імперіюм. А ȷ̈днак часамі пр̌иход̌і мі до ґу́ови; же љепієј биу́оби учієц, зостач ренеґатем.</text:p>
      <text:p text:style-name="P4">Часамі хчіяу́бим, бис̌ми поґра̌жиљі с̌іє̌ в анонімовощі р̌еш људзкіх, мнієј виставієні на...</text:p>
      <text:p text:style-name="P4">- Ојче!</text:p>
      <text:p text:style-name="P4">- Так, ȷ̈стем зме̌чони - повієд̌іяу́ кс̌ія̌же̌. - Чи вієд̌іяу́ес̌, же осад пр̌иправи</text:p>
      <text:p text:style-name="P4">викор̌истуȷ̈ми яко суровієц, і же мами юж ву́асна̌ фабрике̌ до продукцї поду́ожа фіљму̊в?</text:p>
      <text:p text:style-name="P4">- С̌ір?</text:p>
      <text:p text:style-name="P4">- Ніє може нам забракна̌ч фољії поду́ожовеј - повієд̌іяу́ кс̌ія̌же̌. - Якже ту без нієј заљевач</text:p>
      <text:p text:style-name="P2">вс̌іє і міяста наша̌ інформаця̌? Људ̌іє муша̌ с̌іє̌ довієд̌ієч, як добр̌е німі р̌а̌дзе̌. Ска̌д би</text:p>
      <text:p text:style-name="P4">вієд̌ієљі, ґдибис̌ми ім ніє донос̌іљі?</text:p>
      <text:p text:style-name="P4">- Повінієнес̌ трохе̌ одпоча̌ч - повієд̌іяу́ Пауљ.</text:p>
      <text:p text:style-name="P4"><text:soft-page-break/>Поновніє кс̌ія̌же̌ стана̌у́ твар̌а̌ в твар̌ з синем.</text:p>
      <text:p text:style-name="P4">- О мау́о ніє запомніяу́ем вимієніч ȷ̈ще ȷ̈днеј заљети Арракіс. Тутај ве вшисткім ȷ̈ст</text:p>
      <text:p text:style-name="P4">пр̌иправа. Оддихаш нія̌ і ȷ̈ш я̌ правіє ве вшисткім. І доходзе̌ до вніёску, же даȷ̈ она</text:p>
      <text:p text:style-name="P4">певна̌ натураљна̌ одпорнощ на нієкту̊ре з најбард̌ієј попуљарних тручізн з Порадніка Ассасс̌іна.</text:p>
      <text:p text:style-name="P4">Зас̌ конієчнощ љіченія каждеј кропљі води справія, же цау́и пр̌емису́ споживчи - годовља</text:p>
      <text:p text:style-name="P4">дрожд̌и, гидропоніка, хемія споживча, вшистко - знајдуȷ̈ с̌іє̌ под најщіс̌љејшим надзорем.</text:p>
      <text:p text:style-name="P4">Ніє можеми вимордовач значнеј че̌щі нашеј попуљацї за помоца̌ тручізни - ані теж ніє</text:p>
      <text:p text:style-name="P4">можна нас в тен спосу̊б заатаковач. Арракіс чині нас мораљнимі і етичнимі.</text:p>
      <text:p text:style-name="P4">Пауљ хчіяу́ цос̌ повієд̌ієч, аље кс̌ія̌же̌ ніє допущіу́ ґо до ґу́осу.</text:p>
      <text:p text:style-name="P4">- Муше̌ с̌іє̌ пр̌ед кімс̌ виґадач, сину - р̌еку́ з вестхнієнієм. Зеркна̌у́ пр̌ез раміє̌ на</text:p>
      <text:p text:style-name="P4">випаљони краёбраз, з кту̊реґо знікне̌у́и юж тераз навет і квіяти стратоване пр̌ез жењцу̊в роси,</text:p>
      <text:p text:style-name="P4">звар̌оне пр̌едпоу́удніёвим су́оњцем.</text:p>
      <text:p text:style-name="P4">- На Каљаданіє ву́адаљіс̌ми пр̌и <text:soft-page-break/>помоци поте̌ґ морсќј і повієтр̌неј - повієд̌іяу́ кс̌ія̌же̌. Тутај мус̌іми дохрапач с̌іє̌ поте̌ґі пустиннеј. Ото твоȷ̈ д̌ієд̌іцтво, Пауљ. Цо з тоба̌ бе̌д̌іє,</text:p>
      <text:p text:style-name="P4">ȷ̈с̌љі мніє забракніє? Ніє, ніє зостанієш ґу́ова̌ роду ренеґату̊в, љеч партизантем - учієкая̌цим,</text:p>
      <text:p text:style-name="P4">щіґаним.</text:p>
      <text:p text:style-name="P4">Пауљ розпачљівіє шукау́ су́у̊в, ніє вієдза̌ц, цо повієд̌ієч. Ніґди ніє від̌іяу́ своȷ̈ґо ојца</text:p>
      <text:p text:style-name="P4">аж так пр̌ибітеґо.</text:p>
      <text:p text:style-name="P4">- Кто хце утр̌имач Арракіс - му̊віу́ кс̌ія̌же̌ - стаȷ̈ пр̌ед подȷ́чієм децизї, кту̊рих цена̌</text:p>
      <text:p text:style-name="P4">може с̌іє̌ оказач ву́асна ґоднощ.</text:p>
      <text:p text:style-name="P4">Всказау́ за окно на зієљоно-чарни штандар Атриду̊в звісая̌ци мартво з машту на скраю</text:p>
      <text:p text:style-name="P4">ља̌довіска.</text:p>
      <text:p text:style-name="P4">- Тен хљубни штандар може стач с̌іє̌ симбољем вієљу страшних р̌ечи.</text:p>
      <text:p text:style-name="P4">Пауљ пр̌еу́кна̌у́ сухощ в устах. В су́овах ојца биу́а безнад̌ієјнощ, пр̌ечучіє</text:p>
      <text:p text:style-name="P4">нієухроннеґо љосу, кту̊ре зоставіу́о чіє̌жар пусткі в пієрс̌і ху́опца. Кс̌ія̌же̌ вия̌у́ з ќшені</text:p>
      <text:p text:style-name="P4">табљетке̌ пр̌ечів зме̌ченію і поу́кна̌у́ я̌ ніє попіяя̌ц.</text:p>
      <text:p text:style-name="P4">- С̌іу́а і страх - повієд̌іяу́. - Нар̌е̌д̌ія дипљомацї. Муше̌ пр̌иказач, би <text:soft-page-break/>поу́ожоно с̌іљнієјши</text:p>
      <text:p text:style-name="P4">начіск на твоȷ̈ шкољеніє партизанцќ. В тим вичінку фіљму - називая̌ чіє̌ там „Магді” „Љісан аљ-Ґаіб” - то може стач с̌іє̌ дља чієбіє остатнія̌ деска̌ ратунку.</text:p>
      <text:p text:style-name="P4">Пауљ впатривау́ с̌іє̌ в ојца достр̌еґая̌ц, як под впу́ивем табљеткі простуя̌ с̌іє̌ му раміёна,</text:p>
      <text:p text:style-name="P4">аље в паміє̌чі міяу́ ȷ̈ґо су́ова пеу́не ље̌ку і нієпевнощі.</text:p>
      <text:p text:style-name="P4">- Цо затр̌имау́о екољоґа? - вимамротау́ кс̌ія̌же̌. - Му̊віу́ем Гаватові, жеби пр̌ису́ау́ ґо</text:p>
      <text:p text:style-name="P2">вчес̌ніє.</text:p>
      <text:p text:style-name="P4">16</text:p>
      <text:p text:style-name="P4">Певнеґо днія ојчієц му̊ј, Падишах Імператор, взія̌у́ мніє за ре̌ке̌ і вичуу́ам</text:p>
      <text:p text:style-name="P4">д̌іє̌кі методом, якіх научиу́а мніє матка, же цос̌ ґо ґне̌бі. Повіу̊ду́ мніє</text:p>
      <text:p text:style-name="P4">пр̌ез Саље̌ Портретова̌ под еґо-портрет кс̌іє̌чія Љето Атриди. Зауважиу́ам с̌іљне</text:p>
      <text:p text:style-name="P4">подобієњство міє̌дзи німі - моім ојцем а тим ме̌жчизна̌ на портречіє - обај</text:p>
      <text:p text:style-name="P4">мієљі почія̌ґу́е, аристократичне твар̌е о острих рисах, кту̊рим тон надавау́о</text:p>
      <text:p text:style-name="P4">спојр̌еніє жімних очу.</text:p>
      <text:p text:style-name="P4">„Цу̊рко-кс̌іє̌жнічко” - повієд̌іяу́ му̊ј <text:soft-page-break/>ојчієц - „жау́уȷ́, же ніє биу́ас̌ старша,</text:p>
      <text:p text:style-name="P4">ќди надешу́а пора вибору кобієти дља теґо ме̌жчизни”. Му̊ј ојчієц љічиу́</text:p>
      <text:p text:style-name="P4">втеди с̌ієдемд̌ієс̌ія̌т ȷ̈ден љат і ніє виґља̌дау́ стар̌еј од чу́овієка на портречіє,</text:p>
      <text:p text:style-name="P4">я зас̌ міяу́ам љат заљедвіє чтернащіе, аље паміє̌там, як зрозуміяу́ем</text:p>
      <text:p text:style-name="P4">в тамтим моменчіє, же ојчієц потаȷ̈мніє праґна̌у́ мієч кс̌іє̌чія за сина і чуу́</text:p>
      <text:p text:style-name="P4">аверсȷ́ до пољітичних уку́аду̊в, кту̊ре учиніу́и іх вроґамі.</text:p>
      <text:p text:style-name="P4">з „В дому моȷ̈ґо ојца” піу̊ра кс̌іє̌жнічкі Іруљан</text:p>
      <text:p text:style-name="P4">Пієрвше спотканіє з људ̌ьмі, кту̊рих пр̌иказано му здрад̌іч, встр̌а̌сне̌у́о докторем</text:p>
      <text:p text:style-name="P4">Кинесем. Цгљубіу́ с̌іє̌ тим, же яко учони уважа љеґенди ȷ̈диніє за інтересуя̌це пр̌есу́анкі до</text:p>
      <text:p text:style-name="P4">зрозумієнія куљтурових кор̌ені. Аље ху́опак пасовау́ як уљау́ до старожитнеј пр̌еповієдні.</text:p>
      <text:p text:style-name="P4">Міяу́ „очи, кту̊ре від̌іяу́и” і вичувау́о с̌іє̌ в нім „укрита̌ правощ”. Вирочнія позоставіу́а</text:p>
      <text:p text:style-name="P4">очивіщіе певна̌ свободе̌ - цо до квестії, чи Боґіні Матка пр̌ивієд̌іє Месяша зе соба̌, чи</text:p>
      <text:p text:style-name="P4"><text:soft-page-break/>зрод̌і ґо на мієјшу. Ј̈днаковож істніяу́а зад̌івіяя̌ца зґоднощ пр̌еповієдні з особамі.</text:p>
      <text:p text:style-name="P4">Споткаљі с̌іє̌ пу̊з́ним ранќм под будинќм зар̌а̌ду ља̌довіска Арракін. Ніє ознаковани</text:p>
      <text:p text:style-name="P4">орнітоптер пр̌ицупна̌у́ оподаљ в поґотовію стартовим, бр̌е̌ча̌ц чіхо як оспау́и овад.</text:p>
      <text:p text:style-name="P4">З обнажоним мієчем стау́ пр̌и нім ґвард̌іста Атриду̊в в љекќј дисторсї повієтр̌а од</text:p>
      <text:p text:style-name="P4">окаљая̌цеј ґо тарчи. Кинес ус̌мієхна̌у́ с̌іє̌ шидерчо на відок контуру̊в тарчи і помис̌љау́: тутај</text:p>
      <text:p text:style-name="P4">Арракіс шикуȷ̈ ім нієспод̌іянке̌. Пљанетољоґ подніу̊су́ ре̌ке̌ дая̌ц знак Фременом зе своȷ̈ј</text:p>
      <text:p text:style-name="P4">стражи пр̌ибочнеј, би позостаљі в тиље. Сам помашеровау́ просто до вејщіа будинку чіємнієјшеґо отвору в повљечонеј пљастіќм скаље. Якже одсу́оніє̌ти ȷ̈ст тен монољітични</text:p>
      <text:p text:style-name="P4">будинек - помис̌љау́. О іљеж љепша ȷ̈ст яскінія. Рух в вејщіу звру̊чіу́ ȷ̈ґо уваґе̌. Затр̌имау́</text:p>
      <text:p text:style-name="P4">с̌іє̌ викор̌истуя̌ц тен момент, би поправіч собіє бурнус і фау́де̌ на љевим рамієнію фіљтрфрака.</text:p>
      <text:p text:style-name="P4">Др̌ві вејщіове розвару́и с̌іє̌ на ощіеж. Ґвард̌іщі Атриду̊в висипаљі с̌іє̌ пос̌пієшніє, цо</text:p>
      <text:p text:style-name="P4"><text:soft-page-break/>до ȷ̈днеґо узброȷ̈ні по зе̌би - в ґу́ушакі на модерацијне куље, мієче, тарче. За німі</text:p>
      <text:p text:style-name="P4">надход̌іу́ високі ме̌жчизна о ястр̌е̌біх рисах, чіємноску̊ри і чіємнову́оси. Міяу́ на собіє</text:p>
      <text:p text:style-name="P4">д̌уббе̌ з гербем Атриду̊в на пієрс̌і і нос̌іу́ я̌ в спосу̊б здрадзая̌ци брак обичія з теґо родзаю</text:p>
      <text:p text:style-name="P2">убіёрем. Поу́а д̌убби чепіяу́а му с̌іє̌ ноґавек фіљтрфрака. Тканініє браковау́о розбуянеґо</text:p>
      <text:p text:style-name="P4">в ритміє кроку̊в фаљованія.</text:p>
      <text:p text:style-name="P4">У боку ме̌жчизни шеду́ му́од̌ієнієц з ру̊вніє чіємнимі ву́осамі, љеч пеу́нієјши на</text:p>
      <text:p text:style-name="P4">твар̌и. Мау́и биу́ на те своȷ̈ піє̌тнащіе љат, о кту̊рих Кинес вієд̌іяу́. Аље в му́одим чу́овієку</text:p>
      <text:p text:style-name="P4">вичувау́о с̌іє̌ маȷ̈стат і нієвзрушона̌ певнощ с̌ієбіє, якби докоу́а від̌іяу́ і розпознавау́</text:p>
      <text:p text:style-name="P4">р̌ечи дља інних нієдостр̌еґаљне. А пу́ащ ідентичнеґо цо у ојца крою љежау́ на нім</text:p>
      <text:p text:style-name="P4">з нієдбау́а̌ свобода̌, справіяя̌ц враженіє, же ху́опієц нос̌іу́ таќ окричіє од уродзенія. „Магді</text:p>
      <text:p text:style-name="P4">с̌віядом бе̌д̌іє справ нієвід̌іяљних дља інних” - ґу́ос̌іу́а вирочнія. Кинес потр̌а̌сна̌у́ ґу́ова̌</text:p>
      <text:p text:style-name="P4">пр̌еконуя̌ц сам с̌ієбіє: људ̌іє як људ̌іє.</text:p>
      <text:p text:style-name="P4"><text:soft-page-break/>З тимі двома і як оні в убіёр̌е пустинним збљіжау́ с̌іє̌ чу́овієк Кинесові знаёми Ґурнеи Гаљљецк. Кинес вчія̌ґна̌у́ ґу́е̌боко повієтр̌е ту́умія̌ц нієхе̌ч до Гаљљецка, кту̊ри уд̌ієљіу́</text:p>
      <text:p text:style-name="P4">му поучењ, як с̌іє̌ наљежи заховивач в обецнощі кс̌іє̌чія і кс̌ія̌же̌цеґо д̌ієд̌іца. Вољно чі</text:p>
      <text:p text:style-name="P4">зврацач с̌іє̌ до кс̌іє̌чія „му̊ј паніє” аљбо „С̌іре”. „Шљахетніє уродзони” теж ујд̌іє, аље то зврот</text:p>
      <text:p text:style-name="P4">на бард̌ієј офіцяљне оказȷ̈. До сина можна му̊віч „му́оди паніє” аљбо ”му̊ј паніє”. Кс̌ія̌же̌ ȷ̈ст</text:p>
      <text:p text:style-name="P4">чу́овієќм вієљце вирозуміяу́им аље ніє знос̌і збитнієј поуфау́ощі. Обсервуя̌ц збљіжая̌ца̌ с̌іє̌</text:p>
      <text:p text:style-name="P4">ґрупе̌ Кинес помис̌љау́: бардзо пре̌дко довієдза̌ с̌іє̌, кто ȷ̈ст панем Арракіс. Казач яќмус̌</text:p>
      <text:p text:style-name="P4">ментатові маґљовач мніє пр̌ез пу̊у́ ноци? Спод̌ієвач с̌іє̌ по мніє, же іх забіёре̌ на інспекцȷ́</text:p>
      <text:p text:style-name="P4">пр̌иправових піяску̊в? Цељ питањ Гавата ніє ушеду́ уваґі Кинеса. Оні хца̌ імперіяљних</text:p>
      <text:p text:style-name="P4">баз. І ніє уљеґау́о ва̌тпљівощі, же о базах довієд̌ієљі с̌іє̌ од Ідаго. Каже̌ С̌іїљґарові одесу́ач</text:p>
      <text:p text:style-name="P4">тему кс̌іє̌чію ґу́ове̌ Ідаго - обієцау́ собіє Кинес. Кс̌ія̌же̌ци оршак знајдовау́ с̌іє̌ тераз заљедвіє</text:p>
      <text:p text:style-name="P4"><text:soft-page-break/>о паре̌ кроку̊в, піясек хр̌е̌щіу́ под подешвамі буту̊в пустинних. Кинес шгиљіу́ ґу́ове̌</text:p>
      <text:p text:style-name="P4">в уку́оніє.</text:p>
      <text:p text:style-name="P4">- Му̊ј паніє, кс̌ія̌же̌.</text:p>
      <text:p text:style-name="P4">Збљіжая̌ц с̌іє̌ до самотнеј постачі ме̌жчизни стоя̌цеґо в са̌с̌ієдзтвіє орнітоптера Љето</text:p>
      <text:p text:style-name="P4">пр̌иґља̌дау́ му с̌іє̌ з уваґа̌: високі, щупу́и, од̌іяни на пустинна̌ моду́е̌ в љуз́ни пу́ащ,</text:p>
      <text:p text:style-name="P4">фіљтрфрак і бути з кру̊ткімі хољевамі. Зар̌уцони на пљеци каптур зе звісая̌цим у боку</text:p>
      <text:p text:style-name="P4">чарчафем виставіяу́ на відок рудобљонд ву́оси і р̌адка̌ броде̌. Очи под кр̌ачастимі</text:p>
      <text:p text:style-name="P4">брвіямі биу́и овим нієзґу́е̌біёним бу́е̌кітем в бу́е̌кічіє. В ȷ̈ґо очодоу́ах знач биу́о решткі</text:p>
      <text:p text:style-name="P4">чіємнеґо барвніка.</text:p>
      <text:p text:style-name="P4">- Ти ȷ̈стес̌ екољоґієм - повієд̌іяу́ кс̌ія̌же̌.</text:p>
      <text:p text:style-name="P4">- Ми тутај вољіми стари титуу́, му̊ј паніє - одпару́ Кинес. - Пљанетољоґієм.</text:p>
      <text:p text:style-name="P4">- Як собіє жичиш - повієд̌іяу́ кс̌ія̌же̌. - Сину, то ȷ̈ст Се̌д̌ія Зміяни, арбітер в спор̌е,</text:p>
      <text:p text:style-name="P4">чу́овієк, кту̊ри з ур̌е̌ду му чувач тутај над пр̌естр̌еґанієм форм обȷ́чія пр̌ез нас ве</text:p>
      <text:p text:style-name="P4">ву́аданіє теґо љенна. - Зеркна̌у́ на <text:soft-page-break/>Кинеса. - А то ȷ̈ст му̊ј син.</text:p>
      <text:p text:style-name="P4">- Му̊ј паніє - повієд̌іяу́ Кинес.</text:p>
      <text:p text:style-name="P4">- Ј̈стес̌ Фременем? - спитау́ Пауљ.</text:p>
      <text:p text:style-name="P2">Кинес ус̌мієхна̌у́ с̌іє̌.</text:p>
      <text:p text:style-name="P4">- Пр̌ијмуȷ̈ мніє і с̌іч, і віёска, му́оди паніє. Аље ȷ̈стем Імперіяљним Пљанетољоґієм</text:p>
      <text:p text:style-name="P4">в су́ужбіє ȷ̈ґо Кру̊љевсќј Мощі.</text:p>
      <text:p text:style-name="P4">Пауљ скіна̌у́ ґу́ова̌ - биу́ под враженієм бія̌цеј од ме̌жчизни с̌іу́и. Гаљљецк всказау́ Пауљові</text:p>
      <text:p text:style-name="P4">Кинеса з ґу̊рнеґо окна будинку зар̌а̌ду: То тен ме̌жчизна стоя̌ци в ескорчіє Фремену̊в, цо</text:p>
      <text:p text:style-name="P4">ід̌іє тераз в строне̌ орнітоптера. Пауљові міґне̌у́и пр̌ељотніє в љорнетце думне, просте уста</text:p>
      <text:p text:style-name="P4">і висоќ чоу́о Кинеса. Гаљљецк замручау́ Пауљові до уха:</text:p>
      <text:p text:style-name="P4">- Д̌івачни фацет. Вису́авія с̌іє̌ кру̊тко, ве̌зу́овато, без овіянія в бавеу́не̌.</text:p>
      <text:p text:style-name="P4">А кс̌ія̌же̌ за іх пљецамі повієд̌іяу́:</text:p>
      <text:p text:style-name="P4">- Типови науковієц.</text:p>
      <text:p text:style-name="P4">Тераз, стоя̌ц заљедвіє о паре̌ сту̊п од теґо чу́овієка, Пауљ вичувау́ в нім моц, еманацȷ́</text:p>
      <text:p text:style-name="P4">особовощі обдар̌онеј вродзона̌ харизма̌ пр̌иву̊дци, якби в жиу́ах Кинеса пу́ине̌у́а</text:p>
      <text:p text:style-name="P4">кру̊љевска крев.</text:p>
      <text:p text:style-name="P4">- Розумієм, же тобіє вінніс̌ми под̌іє̌кованіє за наше фіљтрфракі і <text:soft-page-break/>те пу́аще - повієд̌іяу́</text:p>
      <text:p text:style-name="P4">кс̌ія̌же̌.</text:p>
      <text:p text:style-name="P4">- Мам над̌ієȷ́, же љежа̌ добр̌е, му̊ј паніє - р̌еку́ Кинес. - То робота фремењска, а вієљкощ</text:p>
      <text:p text:style-name="P4">іх ȷ̈ст як најбљіжша виміяру̊в, кту̊ре подау́ тву̊ј чу́овієк, обецни ту Гаљљецк.</text:p>
      <text:p text:style-name="P4">- Занієпокоіу́о мніє твоȷ̈ ствієрдзеніє, же ніє забієр̌еш нас в пустиніє̌, ȷ̈с̌љі ніє зау́ожими</text:p>
      <text:p text:style-name="P4">тих строју̊в - повієд̌іяу́ кс̌ія̌же̌. - Можеми взія̌ч дужо води. Ніє вибієрами с̌іє̌ на ду́уґі љот</text:p>
      <text:p text:style-name="P4">і бе̌д̌ієми мієљі повієтр̌на̌ осу́оне̌, ескорте̌, яка̌ від̌іш в теј хвіљі над ґу́ова̌. Ніє видаȷ̈ с̌іє̌</text:p>
      <text:p text:style-name="P4">правдоподобне, бис̌ми пр̌имусово ља̌доваљі.</text:p>
      <text:p text:style-name="P4">Кинес пр̌ешиу́ ґо спојр̌енієм, мієр̌а̌ц напе̌чніяу́е вода̌ чіяу́о. Повієд̌іяу́ озіє̌бље:</text:p>
      <text:p text:style-name="P4">- На Арракіс ніґди ніє му̊ві с̌іє̌ о правдоподобієњствах. Му̊ві с̌іє̌ о с̌љепим пр̌ипадку.</text:p>
      <text:p text:style-name="P4">Гаљљецк наȷ̈жиу́ с̌іє̌.</text:p>
      <text:p text:style-name="P4">- До кс̌іє̌чія наљежи с̌іє̌ зврацач „му̊ј паніє” аљбо „С̌іре”!</text:p>
      <text:p text:style-name="P4">Љето зробіу́ секретни знак ду́онія̌, би дау́ он споку̊ј; повієд̌іяу́:</text:p>
      <text:p text:style-name="P4">- Наше звичаȷ̈ са̌ ту нове, Ґурнеи. Мус̌іми брач то под уваґе̌.</text:p>
      <text:p text:style-name="P4">- Твоя воља, С̌іре.</text:p>
      <text:p text:style-name="P4"><text:soft-page-break/>- Ј̈стес̌ми твимі ду́ужнікамі, доктор̌е Кинес - повієд̌іяу́ Љето. - Те убіёри і троска о наше</text:p>
      <text:p text:style-name="P4">добро ніє пу̊јда̌ в нієпаміє̌ч.</text:p>
      <text:p text:style-name="P4">Пауљ пр̌ипомніяу́ собіє версет з Бібљії П. К. і под впу́ивем хвіљі вирецитовау́:</text:p>
      <text:p text:style-name="P4">- „Дар ȷ̈ст бу́оґосу́авієњствем офіяродавци”.</text:p>
      <text:p text:style-name="P4">В мартвим повієтр̌у су́ова загучау́и з нієнатураљна̌ донос̌нощіа̌. Фремењска ескорта,</text:p>
      <text:p text:style-name="P4">кту̊ра̌ Кинес зоставіу́ в чієнію под будинќм зар̌а̌ду, зервау́а с̌іє̌ з куцек на ру̊вне ноґі</text:p>
      <text:p text:style-name="P4">шемр̌а̌ц в вираз́ним поднієценію. Ј̈ден з ніх кр̌икна̌у́:</text:p>
      <text:p text:style-name="P4">- Љісан аљ-Ґаіб!</text:p>
      <text:p text:style-name="P2">Кинес обру̊чіу́ с̌іє̌ як ука̌шони в іх строне̌, зробіу́ кру̊ткі, бу́искавічни рух ду́онія̌</text:p>
      <text:p text:style-name="P4">і махніє̌чієм ре̌кі одправіу́ своя̌ ескорте̌. Саркая̌ц міє̌дзи соба̌ цофне̌љі с̌іє̌ і повљекљі за ру̊ґ</text:p>
      <text:p text:style-name="P4">будинку.</text:p>
      <text:p text:style-name="P4">- Надер чієкаве - повієд̌іяу́ Љето.</text:p>
      <text:p text:style-name="P4">Кинес змієр̌иу́ твардим, піёрунуя̌цим спојр̌енієм кс̌іє̌чія і Пауља.</text:p>
      <text:p text:style-name="P4">- Віє̌кшощ тубиљцу̊в то забобонна ґромада. Ніє зврацајчіє на ніх уваґі. Ніє мая̌ зу́их</text:p>
      <text:p text:style-name="P4">інтенцї.</text:p>
      <text:p text:style-name="P4"><text:soft-page-break/>Аље мис̌љау́ о су́овах вирочні: „Повітая̌ вас С̌віє̌тимі Су́ови і бу́оґосу́авієњствем бе̌да̌</text:p>
      <text:p text:style-name="P4">ваше дари”.</text:p>
      <text:p text:style-name="P4">Опінія Љето о Кинес̌іє, в че̌щі опарта на кру̊ткім устним рапорчіє Гавата (острожним</text:p>
      <text:p text:style-name="P4">і пеу́ним подејр̌ењ) скристаљізовау́а с̌іє̌ наґље: тен чу́овієк ȷ̈ст Фременем. Кинес пр̌ибиу́</text:p>
      <text:p text:style-name="P4">з ескорта̌ Фремену̊в, цо моґу́о означач по просту, же Фремені справдзая̌ своȷ̈ нове право до</text:p>
      <text:p text:style-name="P4">свободнеґо пр̌ебиванія на тереніє міяст, љеч виґља̌дау́о то на компаніє̌ гонорова̌. А са̌дза̌ц</text:p>
      <text:p text:style-name="P4">з захованія, Кинес биу́ чу́овієќм думним, пр̌ивику́им до вољнощі, кту̊реґо ȷ́зик</text:p>
      <text:p text:style-name="P4">і манієри тр̌имау́и на водзи ȷ̈диніє ȷ̈ґо ву́асне упр̌едзенія. Питаніє Пауља биу́о на мієјшу</text:p>
      <text:p text:style-name="P4">і на темат. Кинес засиміљовау́ с̌іє̌.</text:p>
      <text:p text:style-name="P4">- Чи ніє повінніс̌ми рушач, С̌іре? - запитау́ Гаљљецк.</text:p>
      <text:p text:style-name="P4">Кс̌ія̌же̌ пр̌итакна̌у́ скінієнієм ґу́ови.</text:p>
      <text:p text:style-name="P4">- Сам попровадзе̌ сву̊ј орнітоптер. Кинес нієх с̌ія̌д̌іє зе мна̌ з пр̌оду, би показивач мі</text:p>
      <text:p text:style-name="P4">дроґе̌. Ти і Пауљ зајміјчіє тиљне с̌ієдзенія.</text:p>
      <text:p text:style-name="P4">- Ј̈ще хвіљке̌ - повієд̌іяу́ Кинес. - За <text:soft-page-break/>позвољенієм, С̌іре, муше̌ справд̌іч стан</text:p>
      <text:p text:style-name="P4">забезпієченія ваших убіёру̊в.</text:p>
      <text:p text:style-name="P4">Кс̌ія̌же̌ замієр̌ау́ цос̌ одповієд̌ієч, аље Кинес понаґљіу́:</text:p>
      <text:p text:style-name="P4">- Цгод̌і о моȷ̈ ву́асне чіяу́о так само як о твоȷ̈... му̊ј паніє. Досконаље здаȷ́ собіє</text:p>
      <text:p text:style-name="P4">справе̌, чиȷ̈ подержна̌ ґарду́о, ȷ̈с̌љі вам дву̊м цос̌ с̌іє̌ пр̌итрафі под моя̌ опієка̌.</text:p>
      <text:p text:style-name="P4">Кс̌ія̌же̌ змарщиу́ брві. Цо за дражљіви момент! Ј̈жељі одму̊віє̌, ґоту̊в с̌іє̌ ображіч. А то</text:p>
      <text:p text:style-name="P4">може бич чу́овієк о безценнеј дља мніє вартощі. Мімо то... впущіч ґо за ма̌ тарче̌, зезвољіч</text:p>
      <text:p text:style-name="P4">на дотиканіє меј особи, ґди так нієвієље о нім вієм?</text:p>
      <text:p text:style-name="P4">Мис̌љі те пр̌емкне̌у́и му пр̌ез ґу́ове̌ бу́искавічніє, децизя пр̌ишу́а туж по ніх.</text:p>
      <text:p text:style-name="P4">- Оддаȷ̈ми с̌іє̌ в твоȷ̈ ре̌це - повієд̌іяу́ кс̌ія̌же̌. Зробіу́ крок до пр̌оду отвієрая̌ц пу́ащ,</text:p>
      <text:p text:style-name="P4">достр̌еґу́, же Гаљљецк пр̌енос̌і чіє̌жар чіяу́а на паљце, зебрани в собіє і чујни, аље ніє руша с̌іє̌</text:p>
      <text:p text:style-name="P4">з мієјша. - І ґдибис̌ биу́ такі упр̌ејми - додау́ кс̌ія̌же̌ - з вд̌іє̌чнощіа̌ пр̌ијме̌ обяс̌нієнія</text:p>
      <text:p text:style-name="P4">дотича̌це теґо строю од коґос̌, кто жиȷ̈ з нім на цо д̌ієњ.</text:p>
      <text:p text:style-name="P4"><text:soft-page-break/>- Очивіщіе - повієд̌іяу́ Кинес. Змацау́ под пу́ащем у ґу̊ри ущељкі рамієнне, му̊вія̌ц</text:p>
      <text:p text:style-name="P4">в тракчіє справдзанія строю. - Подстава̌ ȷ̈ст мікропр̌еку́адка - висоќј видајнощі систем</text:p>
      <text:p text:style-name="P4">фіљтрацијни і виміяни чієпу́а.</text:p>
      <text:p text:style-name="P2">Допасовау́ ущељкі раміён.</text:p>
      <text:p text:style-name="P4">- Варства стикая̌ца с̌іє̌ зе ску̊ра̌ ȷ̈ст поровата. По оху́одзенію чіяу́а пр̌еніка пр̌ез нія̌ пот...</text:p>
      <text:p text:style-name="P4">правіє натураљни процес парованія. Насте̌пне двіє варстви... - Кинес моцнієј щіа̌ґна̌у́ пієрс̌ завієрая̌ ву́у̊кна виміяни чієпу́а і осаднікі сољі. Су̊љ ȷ̈ст одзисківана.</text:p>
      <text:p text:style-name="P4">На дани знак кс̌ія̌же̌ подніу̊су́ раміёна.</text:p>
      <text:p text:style-name="P4">- Надер чієкаве - повієд̌іяу́.</text:p>
      <text:p text:style-name="P4">- Оддихач ґу́е̌боко - р̌еку́ Кинес. Кс̌ія̌же̌ виконау́ пољеценіє. Кинес пр̌иґља̌дау́ с̌іє̌</text:p>
      <text:p text:style-name="P4">ущељком под пахамі, ȷ̈дна̌ поправіу́.</text:p>
      <text:p text:style-name="P4">- Рухи чіяу́а, щеґу̊љніє пр̌и оддиханію - повієд̌іяу́ - і в че̌щі д̌іяу́аніє осмотичне</text:p>
      <text:p text:style-name="P4">достарчая̌ с̌іу́и помпуя̌цеј.</text:p>
      <text:p text:style-name="P4">Пољузовау́ з љекка щіа̌ґач пієрс̌і.</text:p>
      <text:p text:style-name="P4">- Одзискана вода пр̌епу́ива до ќшені у́овних, з кту̊рих черпіє с̌іє̌ я̌ пр̌ез те̌ рурке̌</text:p>
      <text:p text:style-name="P4">в хома̌тку на шиі.</text:p>
      <text:p text:style-name="P4"><text:soft-page-break/>Кс̌ія̌же̌ пр̌ичісна̌у́ броде̌ до пієрс̌і, би зобачич виљот руркі.</text:p>
      <text:p text:style-name="P4">- Скутечне і виґодне - повієд̌іяу́. - С̌вієтне розвія̌заніє технічне.</text:p>
      <text:p text:style-name="P4">Кинес пр̌икље̌кна̌у́, збадау́ ущељкі ну̊ґ.</text:p>
      <text:p text:style-name="P4">- Моч і фекаљія пр̌етвар̌ане са̌ в подку́адках удових - повієд̌іяу́ і встау́, справд̌іу́</text:p>
      <text:p text:style-name="P4">щељнощ коу́нієр̌а, уніу̊су́ на нім особна̌ кљапе̌. - В отвартеј пустині нос̌і с̌іє̌ тен фіљтр на</text:p>
      <text:p text:style-name="P4">твар̌и, а те̌ рурке̌ закоњчона̌ ущељніяя̌цимі втикамі в ноздр̌ах. Вдех пр̌ез фіљтр устни,</text:p>
      <text:p text:style-name="P4">видех пр̌ез рурке̌ носова̌. В добр̌е д̌іяу́ая̌цим фремењскім строю трачіми ніє віє̌цеј ніж</text:p>
      <text:p text:style-name="P4">напарстек віљґочі д̌ієнніє, навет ȷ̈с̌љі с̌іє̌ уґр̌е̌з́ніє в серцу Вієљќґо Ерґу.</text:p>
      <text:p text:style-name="P4">- Напарстек д̌ієнніє - повту̊р̌иу́ кс̌ія̌же̌. Кинес дочісна̌у́ паљец до подку́адкі начу̊у́ка строю</text:p>
      <text:p text:style-name="P4">і повієд̌іяу́:</text:p>
      <text:p text:style-name="P4">- Ту часамі трохе̌ увієра. Ј̈с̌љі бе̌д̌іє обчієрач, проше̌ мі повієд̌ієч. Му̊ґу́бим то нієцо</text:p>
      <text:p text:style-name="P4">чіяс̌нієј допасовач.</text:p>
      <text:p text:style-name="P4">- Д̌іє̌куȷ́ - повієд̌іяу́ кс̌ія̌же̌. Порушиу́ раміёнамі, ґди Кинес с̌іє̌ цофна̌у́, і почуу́, же</text:p>
      <text:p text:style-name="P4">вшистко љежи на нім љепієј: <text:soft-page-break/>бард̌ієј пр̌иљеґа і мнієј дражні.</text:p>
      <text:p text:style-name="P4">Кинес звру̊чіу́ с̌іє̌ до Пауља.</text:p>
      <text:p text:style-name="P4">- Тераз кољеј на чієбіє, зуху.</text:p>
      <text:p text:style-name="P4">Добри чу́овієк, аље мус̌і с̌іє̌ научич одповієдніё до нас зврацач - помис̌љау́ кс̌ія̌же̌. Пауљ</text:p>
      <text:p text:style-name="P4">стау́ бієрніє, ќди Кинес справдзау́ му убіу̊р. Міяу́ д̌івне учучіє в тракчіє наку́аданія теґо</text:p>
      <text:p text:style-name="P4">строю о помарщонеј с̌љісќј повієр̌хні. В ȷ̈ґо подс̌віядомощі биу́а абсољутна певнощ, же</text:p>
      <text:p text:style-name="P4">ніґди пр̌едтем ніє нос̌іу́ фіљтрфрака. Мімо то кажде дочія̌ґніє̌чіє пр̌иљепних патек под</text:p>
      <text:p text:style-name="P4">нієдос̌віядчоним оќм Ґурнеиа видавау́о му с̌іє̌ натураљне, інстинктовне. Ґди щіа̌ґна̌у́ с̌іє̌</text:p>
      <text:p text:style-name="P4">в пієрс̌і, би узискач максимаљне д̌іяу́аніє помпуя̌це пр̌и оддеху, вієд̌іяу́, цо робі</text:p>
      <text:p text:style-name="P4">і дљачеґо. Ґди щіс̌ље допасовау́ паткі шијне і начу̊у́ка, вієд̌іяу́, же зробіу́ то, би ніє допущіч</text:p>
      <text:p text:style-name="P2">до повстанія обтарчія і пе̌хер̌и.</text:p>
      <text:p text:style-name="P4">Кинес випростовау́ с̌іє̌ і цофна̌у́ з заінтриґована̌ міна̌.</text:p>
      <text:p text:style-name="P4">- Нос̌іу́ес̌ юж ќдис̌ фіљтрфрак? - запитау́.</text:p>
      <text:p text:style-name="P4">- Мам ґо на собіє по раз пієрвши.</text:p>
      <text:p text:style-name="P4">- А віє̌ц ктос̌ чі ґо допасовау́?</text:p>
      <text:p text:style-name="P4">- Ніє.</text:p>
      <text:p text:style-name="P4">- Твоȷ̈ пустинне бути са̌ пр̌евія̌зане <text:soft-page-break/>на укос в костках. Кто чі так казау́ зробіч?</text:p>
      <text:p text:style-name="P4">- Видавау́о мі с̌іє̌... же так тр̌еба.</text:p>
      <text:p text:style-name="P4">- Бо р̌ечивіщіе так тр̌еба.</text:p>
      <text:p text:style-name="P4">Кинес почієрая̌ц пољічек вспомніяу́ су́ова љеґенди: „Он бе̌д̌іє знау́ ваше звичаȷ̈,</text:p>
      <text:p text:style-name="P4">якби с̌іє̌ до ніх урод̌іу́”.</text:p>
      <text:p text:style-name="P4">- Трачіми час - повієд̌іяу́ кс̌ія̌же̌. Всказау́ в строне̌ чекая̌цеґо орнітоптера і рушиу́</text:p>
      <text:p text:style-name="P4">пр̌одем, оддая̌ц вартовнікові саљут ківніє̌чієм ґу́ови. Вдрапау́ с̌іє̌ до с̌родка, запія̌у́ паси</text:p>
      <text:p text:style-name="P4">безпієчењства, справд̌іу́ стери і пр̌ир̌а̌ди. Статек скр̌ипіяу́, ќди позостаљі ґрамољіљі с̌іє̌ на</text:p>
      <text:p text:style-name="P4">поку́ад. Кинес запія̌у́ своȷ̈ паси і звру̊чіу́ уваґе̌ на комфорт вне̌тр̌а статку: пухови љуксус</text:p>
      <text:p text:style-name="P4">шарозієљоне тапіцеркі, с̌віяту́а пр̌ир̌а̌ду̊в і смак пр̌ефіљтрованеґо і навіљжонеґо повієтр̌а</text:p>
      <text:p text:style-name="P4">в пу́уцах, ґди по затр̌ас̌ніє̌чію др̌ві ожиу́и з фуркотем вентиљатори. Як в у́у̊жку - помис̌љау́.</text:p>
      <text:p text:style-name="P4">- Вшистко ґотове, С̌іре - повієд̌іяу́ Гаљљецк.</text:p>
      <text:p text:style-name="P4">Љето подау́ напе̌д на скр̌иду́а, почуу́, як взноша̌ с̌іє̌ і опадая̌ - раз і друґі. По д̌ієс̌іє̌чію</text:p>
      <text:p text:style-name="P4">метрах биљі в повієтр̌у зе скр̌иду́амі уштивніёнимі в <text:soft-page-break/>поу́оженію на пу́аск, а с̌іљнікі в оґоніє</text:p>
      <text:p text:style-name="P4">з шумем випихау́и іх в стромим взношенію до ґу̊ри.</text:p>
      <text:p text:style-name="P4">- Поу́удніёви вшгу̊д за Мурем Запоровим - повієд̌іяу́ Кинес. - Там ву́ас̌ніє заљечіу́ем</text:p>
      <text:p text:style-name="P4">вашему піяхмістр̌ові сќровач спр̌е̌т.</text:p>
      <text:p text:style-name="P4">- Добр̌е.</text:p>
      <text:p text:style-name="P4">Кс̌ія̌же̌ вшеду́ віражем в шик свеј повієтр̌неј осу́они, кту̊реј с̌іяткі зајмовау́и позицȷ̈</text:p>
      <text:p text:style-name="P4">убезпієчая̌це, ґди ќровау́ с̌іє̌ на поу́удніёви вшгу̊д.</text:p>
      <text:p text:style-name="P4">- Проȷ̈кт і виконаніє тих фіљтрфраку̊в с̌віядча̌ о високім позіёміц матерії технічнеј повієд̌іяу́.</text:p>
      <text:p text:style-name="P4">- Кту̊реґос̌ днія моґе̌ вам показач витву̊рніє̌ в с̌ічи - повієд̌іяу́ Кинес.</text:p>
      <text:p text:style-name="P4">- Бе̌д̌іє то дља мніє інтересуя̌це - р̌еку́ кс̌ія̌же̌. - Вієм, же фракі вирабія с̌іє̌ теж в нієкту̊рих</text:p>
      <text:p text:style-name="P4">міястах ґарнізонових.</text:p>
      <text:p text:style-name="P4">- Нієудољне імітацȷ̈ - одпару́ Кинес. - Кажди дбая̌ци о ву́асна̌ ску̊ре̌ діюніда нос̌і фрак</text:p>
      <text:p text:style-name="P4">Фремену̊в.</text:p>
      <text:p text:style-name="P4">- І д̌іє̌кі тему ніє трачі віє̌цеј ніж напарстек води д̌ієнніє?</text:p>
      <text:p text:style-name="P4">- В справним фіљтрфраку, пр̌и дочіс̌ніє̌теј покривіє начу̊у́ка, з вшисткімі ущељкамі</text:p>
      <text:p text:style-name="P4">в пор̌а̌дку, трачіми воде̌ ґу́у̊вніє <text:soft-page-break/>пр̌ез ду́оніє - повієд̌іяу́ Кинес. - Можна зау́ожич фракове</text:p>
      <text:p text:style-name="P2">ре̌кавіце, ȷ̈с̌љі то, цо робіми, ніє вимаґа прецизї, љеч віє̌кшощ Фремену̊в на отвартеј пустині</text:p>
      <text:p text:style-name="P4">начієра собіє ду́оніє соќм з љіщі Цовіљеа меxіцана. Он повстр̌имуȷ̈ поценіє.</text:p>
      <text:p text:style-name="P4">Кс̌ія̌же̌ спојр̌ау́ в љево на попе̌кани в доље краёбраз Муру Запоровеґо - на розпадљіни</text:p>
      <text:p text:style-name="P4">удре̌чонеј скау́и, на пљами жу̊у́тавеґо бра̌зу порозриване чарнимі љініямі ускоку̊в. Якби ктос̌</text:p>
      <text:p text:style-name="P4">упущіу́ тен ља̌д з нієбіёс і зоставіу́ там, ґд̌іє с̌іє̌ розтр̌аскау́. Пр̌ечіє̌љі пу́иткі басен з вираз́нимі</text:p>
      <text:p text:style-name="P4">контурамі шареј у́ахи піяску розљевая̌цеј с̌іє̌ по нім з поу́удніёвеґо виљоту каніёну. Ј́зори</text:p>
      <text:p text:style-name="P4">піяху впадау́и до басену суха̌ дељта̌ зарисована̌ на тље чіємнієјшеј скау́и. Кинес опаду́ на</text:p>
      <text:p text:style-name="P4">опарчіє мис̌ља̌ц о боґатих в воде̌ чіяу́ах, яќ вимацау́ под фіљтрфракамі. На пу́ащах нос̌іљі</text:p>
      <text:p text:style-name="P4">паси тарчове, у біёдер ґу́ушакі на звољніёне почіскі, з шиі звісау́и ім на шнурках аљармове</text:p>
      <text:p text:style-name="P4">надајнікі вієљкощі монети. Обај, кс̌ія̌же̌ і син, мієљі ноже в похвах на надґарстках, а те</text:p>
      <text:p text:style-name="P4">похви биу́и нієз́ље подніщоне. Чі <text:soft-page-break/>људ̌іє зафраповаљі Кинеса д̌івна̌ комбінаця̌ міє̌ккощі</text:p>
      <text:p text:style-name="P4">і збројнеј с̌іу́и. В іх поставіє биу́о цос̌ зупеу́ніє нієподобнеґо до Гарконнену̊в.</text:p>
      <text:p text:style-name="P4">- Ќди пр̌ијд̌іє чі замељдовач Імператорові о зміяніє тутејшеґо р̌а̌ду, чи повієш, же</text:p>
      <text:p text:style-name="P4">пр̌естр̌еґаљіс̌ми права? - спитау́ Љето.</text:p>
      <text:p text:style-name="P4">- Гарконненовіє одешљі, ви пр̌ишљіщіе - повієд̌іяу́ Кинес.</text:p>
      <text:p text:style-name="P4">- І вшистко ȷ̈ст в пор̌а̌дку?</text:p>
      <text:p text:style-name="P4">На хвіље̌ міє̌с̌ніє ще̌кі Кинеса сте̌жау́и, здрадзая̌ц ȷ̈ґо поденервованіє:</text:p>
      <text:p text:style-name="P4">- Яко пљанетољоґ і Се̌д̌ія Зміяни ȷ̈стем безпос̌редніё подданим Імперіюм... му̊ј паніє.</text:p>
      <text:p text:style-name="P4">Кс̌ія̌же̌ ус̌мієхна̌у́ с̌іє̌ понуро.</text:p>
      <text:p text:style-name="P4">- Пр̌ечієж обај ȷ̈стес̌ми реаљістамі.</text:p>
      <text:p text:style-name="P4">- Праґне̌ пр̌ипомнієч, же Ј̈ґо Високощ попієра то, цо ту робіє̌.</text:p>
      <text:p text:style-name="P4">- Р̌ечивіщіе? А ву́ащівіє цо тутај робіш?</text:p>
      <text:p text:style-name="P4">В хвіљі кру̊тќј чіши Пауљ помис̌љау́: За моцно начіска теґо Кинеса. Зеркна̌у́ на Гаљљецка,</text:p>
      <text:p text:style-name="P4">аље мінстрељ-воёвнік оґља̌дау́ пустинни пејзаж. Кинес повієд̌іяу́ штивно:</text:p>
      <text:p text:style-name="P4">- Очивіщіе мова о моіх обовія̌зках пљанетољоґа.</text:p>
      <text:p text:style-name="P4"><text:soft-page-break/>- Очивіщіе.</text:p>
      <text:p text:style-name="P4">- Пр̌еважніє зајмуȷ́ с̌іє̌ біёљоґія̌ сухеґо с̌родовіска і ботаніка̌... трохе̌ бадањ</text:p>
      <text:p text:style-name="P4">ґеољоґічних: вієрценія скорупи і анаљіза. Ніґди ніє вичерпіє с̌іє̌ до коњца можљівощі цау́еј</text:p>
      <text:p text:style-name="P4">пљанети.</text:p>
      <text:p text:style-name="P4">- Чи ру̊внієж зајмуȷ̈ш с̌іє̌ баданіямі пр̌иправи?</text:p>
      <text:p text:style-name="P4">Кинес звру̊чіу́ с̌іє̌ до кс̌іє̌чія і Пауљ зауважиу́ тварда̌ љініє̌ пољічка теґо ме̌жчизни.</text:p>
      <text:p text:style-name="P4">- Д̌івне питаніє, С̌іре.</text:p>
      <text:p text:style-name="P4">- Мієј на увадзе, Кинес, же тераз то моȷ̈ љенно. Моȷ̈ методи ру̊жнія̌ с̌іє̌ од метод</text:p>
      <text:p text:style-name="P4">Гарконнену̊в. Ніє обходза̌ мніє твоȷ̈ баданія над пр̌иправа̌, допу̊кі мам уд̌іяу́ в твоіх</text:p>
      <text:p text:style-name="P4">одкричіях. - Спојр̌ау́ на пљанетољоґа. - Гарконненовіє биљі пр̌ечівні баданіём пр̌иправи,</text:p>
      <text:p text:style-name="P4">нієправдаж?</text:p>
      <text:p text:style-name="P2">Кинес ніє одповієд̌іяу́, одвзаȷ̈мніяя̌ц спојр̌еніє.</text:p>
      <text:p text:style-name="P4">- Можеш му̊віч без оґру̊дек - одезвау́ с̌іє̌ кс̌ія̌же̌ - без обави о своя̌ ску̊ре̌.</text:p>
      <text:p text:style-name="P4">- Дву̊р імперіяљни ȷ̈ст р̌ечивіщіе бардзо даљеко - замручау́ Кинес. А помис̌љау́: Чеґо</text:p>
      <text:p text:style-name="P4">тен нас̌ія̌кніє̌ти вода̌ міє̌чак с̌іє̌ <text:soft-page-break/>спод̌ієва? Чи видаȷ̈ му с̌іє̌, же ȷ̈стем аж так ґу́упі, би</text:p>
      <text:p text:style-name="P4">су́ужич інтрузові?</text:p>
      <text:p text:style-name="P4">Кс̌ія̌же̌ парскна̌у́ с̌мієхем і скупіу́ с̌іє̌ на тр̌иманію курсу.</text:p>
      <text:p text:style-name="P4">- Вичувам нуте̌ ґоричи в твоім ґу́ос̌іє, с̌ір. Втарґне̌љіс̌ми тутај з наша̌ гау́астра̌</text:p>
      <text:p text:style-name="P4">обу́аскавіёних мордерцу̊в, так? І спод̌ієвами с̌іє̌, же натихміяст достр̌ежеш, іж ȷ̈стес̌ми</text:p>
      <text:p text:style-name="P4">ру̊жні од Гарконнену̊в.</text:p>
      <text:p text:style-name="P4">- Читау́ем пропаґанду̊вкі, якімі заљевачіє с̌іч і віёскі - р̌еку́ Кинес. - „Кохајчіє</text:p>
      <text:p text:style-name="P4">добреґо кс̌іє̌чія!” Ваш корпус проп...</text:p>
      <text:p text:style-name="P4">- Ејже! - варкна̌у́ Гаљљецк. Одервау́ взрок од окна, похиљіу́ с̌іє̌ до пр̌оду.</text:p>
      <text:p text:style-name="P4">Пауљ поу́ожиу́ му ду́оњ на рамієнію.</text:p>
      <text:p text:style-name="P4">- Ґурнеи! - повієд̌іяу́ кс̌ія̌же̌. Обејр̌ау́ с̌іє̌. - Тен чу́овієк биу́ ду́уґо под Гарконненамі.</text:p>
      <text:p text:style-name="P4">Гаљљецк опаду́ на опарчіє фотеља.</text:p>
      <text:p text:style-name="P4">- Ага.</text:p>
      <text:p text:style-name="P4">- Тву̊ј чу́овієк, Гават, ȷ̈ст субтељни - повієд̌іяу́ Кинес - аље ȷ̈ґо цељ биу́ дощ ясни.</text:p>
      <text:p text:style-name="P4">- Удосте̌пніш нам віє̌ц ове бази? - запитау́ кс̌ія̌же̌.</text:p>
      <text:p text:style-name="P4">Кинес учія̌у́ ошгље:</text:p>
      <text:p text:style-name="P4"><text:soft-page-break/>- Са̌ ву́аснощіа̌ Ј̈ґо Кру̊љевсќј Мощі.</text:p>
      <text:p text:style-name="P4">- Ніє са̌ викор̌истиване.</text:p>
      <text:p text:style-name="P4">- Аље моґа̌ бич.</text:p>
      <text:p text:style-name="P4">- Ј̈ґо Кру̊љевска Мощ теж так мис̌љі?</text:p>
      <text:p text:style-name="P4">Кинес р̌учіу́ кс̌іє̌чію зу́е спојр̌еніє.</text:p>
      <text:p text:style-name="P4">- Арракіс биу́аби раȷ̈м, ґдиби ȷ̈ј ву́адци достр̌еґаљі цос̌ віє̌цеј пру̊ч ричія за пр̌иправа̌!</text:p>
      <text:p text:style-name="P4">Ніє одповієд̌іяу́ на моȷ̈ питаніє - помис̌љау́ кс̌ія̌же̌.</text:p>
      <text:p text:style-name="P4">- Як пљанета ма с̌іє̌ стач раȷ̈м без пієніє̌дзи? - запитау́.</text:p>
      <text:p text:style-name="P4">- Цу̊ж по пієнія̌дзах, скоро ніє да с̌іє̌ купіч теґо, цо потр̌еба?</text:p>
      <text:p text:style-name="P4">Ах так! - помис̌љау́ кс̌ія̌же̌. І повієд̌іяу́:</text:p>
      <text:p text:style-name="P4">- Порозмавіями о тим інним разем. Цгиба збљіжами с̌іє̌ юж до краве̌д̌і Муру</text:p>
      <text:p text:style-name="P4">Запоровеґо. Мам тр̌имач курс?</text:p>
      <text:p text:style-name="P4">- Тр̌имач курс - вимамротау́ Кинес.</text:p>
      <text:p text:style-name="P4">Пауљ вијр̌ау́ пр̌ез окно. Под німі спе̌кани ґрунт зачинау́ опадач взбур̌онимі фаљамі ку</text:p>
      <text:p text:style-name="P4">ґоу́еј скаљнеј пу́ащиз́ніє і острему як ну̊ж шељфові. За шељфем пу̊у́кс̌іє̌жицове пазнокчіє</text:p>
      <text:p text:style-name="P4">видм шу́и аж по горизонт, з ту і у̊вд̌іє розмазана̌ в даљі пљамка̌, чіємнієјшим кљексем</text:p>
      <text:p text:style-name="P4">му̊вія̌цим о чимс̌, цо ніє биу́о піясќм. Бич може виходніямі <text:soft-page-break/>варстви скаљнеј. В тим</text:p>
      <text:p text:style-name="P2">сте̌жау́им од упау́у повієтр̌у Пауљ ніє биу́ нічеґо певни.</text:p>
      <text:p text:style-name="P4">- Чи там на доље са̌ яќс̌ рос̌љіни? - запитау́.</text:p>
      <text:p text:style-name="P4">- Трохе̌ - повієд̌іяу́ Кинес. - В стрефіє жичія на теј шерокощі висте̌пуȷ̈ пр̌еважніє то, цо</text:p>
      <text:p text:style-name="P4">називами друґор̌е̌днимі зу́од̌ієямі води - пр̌истосованимі до взаȷ̈мнеґо оґрабіянія с̌іє̌</text:p>
      <text:p text:style-name="P4">з віљґочі, поху́аніяя̌цимі с̌љадова̌ росе̌. Певне реёни пустині обфітуя̌ в жичіє. Аље вшистко,</text:p>
      <text:p text:style-name="P4">цо жиȷ̈, пос̌іяду́о штуке̌ пр̌етрванія в тих трудних варунках. Знаљазу́ши с̌іє̌ там на доље</text:p>
      <text:p text:style-name="P4">мус̌іш нас̌љадовач ово жичіє аљбо зґіна̌ч.</text:p>
      <text:p text:style-name="P4">- То значи окрадач інних з води? - запитау́ Пауљ. Сама ідеа напеу́ніу́а ґо обур̌енієм, цо</text:p>
      <text:p text:style-name="P4">здрадзау́ ȷ̈ґо ґу́ос.</text:p>
      <text:p text:style-name="P4">- Робі с̌іє̌ то - повієд̌іяу́ Кинес - аље нієзупеу́ніє о то мі ход̌іу́о. Від̌іш, му̊ј кљімат</text:p>
      <text:p text:style-name="P4">вимаґа специфічнеґо подејщіа до води. Ніє запоміна с̌іє̌ о нієј ані на хвіље̌. Ніє марнуȷ̈</text:p>
      <text:p text:style-name="P4">с̌іє̌ нічеґо, цо завієра в собіє віљґоч.</text:p>
      <text:p text:style-name="P4">А кс̌ія̌же̌ помис̌љау́: му̊ј кљімат!</text:p>
      <text:p text:style-name="P4">- Скре̌ч на віятр два стопніє бард̌ієј на поу́удніє, му̊ј паніє - повієд̌іяу́ <text:soft-page-break/>Кинес. З заходу ід̌іє віхура.</text:p>
      <text:p text:style-name="P4">Кс̌ія̌же̌ скіна̌у́ ґу́ова̌. Сам зауважиу́ ку́е̌би бра̌зовеґо пиу́у. Поу́ожиу́ в закре̌т орнітоптер</text:p>
      <text:p text:style-name="P4">і зобачиу́, як скр̌иду́а ескорти пр̌ехиљая̌ с̌іє̌ в віражу, би ґо ніє зґубіч, і одбіяя̌ мљечна̌</text:p>
      <text:p text:style-name="P4">помарањчовощ зау́аманеґо в пиље с̌віяту́а.</text:p>
      <text:p text:style-name="P4">- Д̌іє̌кі тему повінніс̌ми обејщ безпієчніє чоу́о гураґану - р̌еку́ Кинес.</text:p>
      <text:p text:style-name="P4">- Такі піясек мус̌і бич нієбезпієчни, ќди с̌іє̌ в нієґо вљечі - зауважиу́ Пауљ. - Чи</text:p>
      <text:p text:style-name="P4">р̌ечивіщіе пр̌ечіна он најтвардше метаље?</text:p>
      <text:p text:style-name="P4">- На теј високощі то ніє ȷ̈ст піясек, тиљко пиу́ - вияс̌ніу́ Кинес. - Нієбезпієчењство, яќ</text:p>
      <text:p text:style-name="P4">он ствар̌а, то брак відочнощі, турбуљенця, затканіє вљоту̊в.</text:p>
      <text:p text:style-name="P4">- Чи зобачими д̌іс̌ само видобиваніє пр̌иправи? - спитау́ Пауљ.</text:p>
      <text:p text:style-name="P4">- Бардзо можљіве - одпару́ Кинес.</text:p>
      <text:p text:style-name="P4">Пауљ заґу́е̌біу́ с̌іє̌ в фотељу. За помоца̌ питањ і надс̌віядомощі доконау́ чеґос̌, цо ȷ̈ґо</text:p>
      <text:p text:style-name="P4">матка називау́а „реȷ̈страця̌” особніка. Знау́ тераз Кинеса на паміє̌ч - барве̌ ґу́осу, кажди</text:p>
      <text:p text:style-name="P4">щеґу̊у́ твар̌и і ґесту. Нієнатураљна фау́да љевеґо ре̌кава му̊віу́а о <text:soft-page-break/>ножу в похвіє на</text:p>
      <text:p text:style-name="P4">рамієнію. Таљія биу́а д̌івніє вибр̌ушона. Су́ишау́, же људ̌іє пустині ноша̌ в пас̌іє шарфе̌, за</text:p>
      <text:p text:style-name="P4">кту̊ра̌ втикая̌ нієзбе̌дне дробіязґі. Може вибр̌ушеніє поход̌іу́о од таќј шарфи, бо на певно</text:p>
      <text:p text:style-name="P4">ніє од укритеґо паса тарчи. Мієд̌іяна запінка з виґраверованим візерунќм зая̌ца спінау́а</text:p>
      <text:p text:style-name="P4">коу́нієр̌ ȷ̈ґо пу́аща. Друґа̌, мнієјша̌, з подобним візерунќм міяу́ пр̌и зар̌уцоним на</text:p>
      <text:p text:style-name="P4">пљеци каптур̌е.</text:p>
      <text:p text:style-name="P4">Гаљљецк одвру̊чіу́ с̌іє̌ в фотељу обок Пауља, с̌іє̌ґна̌у́ до пр̌ед̌іяу́у в оґоніє і вичія̌ґна̌у́ своя̌</text:p>
      <text:p text:style-name="P4">баљісете̌. Кинес обејр̌ау́ с̌іє̌, ќди Гаљљецк строіу́ інструмент, по чим вру̊чіу́ до обсервованія</text:p>
      <text:p text:style-name="P4">курсу.</text:p>
      <text:p text:style-name="P2">- Чеґо хчіяу́бис̌ посу́ухач, му́оди паніє? - запитау́ Гаљљецк.</text:p>
      <text:p text:style-name="P4">- Сам цос̌ вибієр̌, Ґурнеи - повієд̌іяу́ Пауљ.</text:p>
      <text:p text:style-name="P4">Гаљљецк пр̌исуна̌у́ ухо до пуду́а резонансовеґо, взія̌у́ акорд і зас̌пієвау́ чіхутко:</text:p>
      <text:p text:style-name="P4">Нас̌і ојце ȷ̈дљі манне̌ пустині,</text:p>
      <text:p text:style-name="P4">в жар̌е мієјш, ґд̌іє љатая̌ цикљони.</text:p>
      <text:p text:style-name="P4">Паніє, збав нас од страшнеј зіємі!</text:p>
      <text:p text:style-name="P4">Збав нас... ааах, збав нас</text:p>
      <text:p text:style-name="P4">од мартвеј, сухеј зіємі.</text:p>
      <text:p text:style-name="P4"><text:soft-page-break/>Кинес зеркна̌у́ на кс̌іє̌чія і повієд̌іяу́:</text:p>
      <text:p text:style-name="P4">- Подру̊жуȷ̈ш з мау́им заісте одд̌іяу́ем стражи, му̊ј паніє. Чи вшиши твоі људ̌іє</text:p>
      <text:p text:style-name="P4">пос̌іядая̌ так вієље таљенту̊в?</text:p>
      <text:p text:style-name="P4">- Ґурнеи? - кс̌ія̌же̌ розес̌міяу́ с̌іє̌. - Ґурнеи ȷ̈ст ȷ̈дини в своім родзаю. Љубіє̌ ґо мієч пр̌и</text:p>
      <text:p text:style-name="P4">собіє дља ȷ̈ґо очу. Нієвієље пр̌еґапія̌.</text:p>
      <text:p text:style-name="P4">Пљанетољоґ змарщиу́ чоу́о. Ніє ґубія̌ц ритму свеј мељодії Гаљљецк дос̌пієвау́:</text:p>
      <text:p text:style-name="P4">Бо ям ȷ̈ст як сова пустині, о!</text:p>
      <text:p text:style-name="P4">О так! Ям ȷ̈ст як сова пус-ти-ні!</text:p>
      <text:p text:style-name="P4">Кс̌ія̌же̌ с̌іє̌ґна̌у́ в ду̊у́, вия̌у́ з табљіци пр̌ир̌а̌ду̊в мікрофон, ву́а̌чиу́ ґо кчіюќм,</text:p>
      <text:p text:style-name="P4">повієд̌іяу́:</text:p>
      <text:p text:style-name="P4">- Дову̊дца до Ескорти Ґемма. Обієкт љатая̌ци в ґод̌ініє д̌ієвія̌теј, сектор Б. Як</text:p>
      <text:p text:style-name="P4">з розпознанієм?</text:p>
      <text:p text:style-name="P4">- То тиљко дужи птак - повієд̌іяу́ Кинес і додау́: - Маш бистре очи.</text:p>
      <text:p text:style-name="P4">- Ескорта Ґемма. Обієкт збадани в пеу́ним повіє̌кшенію. То ȷ̈ст дужи птак.</text:p>
      <text:p text:style-name="P4">Пауљ спојр̌ау́ ве всказаним ќрунку, достр̌еґу́ одљеґу́и пункт, кропке̌ в пр̌ериваним</text:p>
      <text:p text:style-name="P4">руху, і ус̌віядоміу́ собіє, як пр̌евражљівіёни мус̌і бич ȷ̈ґо ојчієц. <text:soft-page-break/>Вшистќ змису́и</text:p>
      <text:p text:style-name="P4">в пеу́ним поґотовію.</text:p>
      <text:p text:style-name="P4">- Ніє здавау́ем собіє справи, же спотика с̌іє̌ таќ вієљќ птакі так даљеко в ґу́е̌бі пустині повієд̌іяу́ кс̌ія̌же̌.</text:p>
      <text:p text:style-name="P4">- То запевне ор̌еу́ - повієд̌іяу́ Кинес. - Вієље створ̌ењ заадаптовау́о с̌іє̌ до теґо мієјша.</text:p>
      <text:p text:style-name="P4">Орнітоптер пр̌емкна̌у́ над наґа̌ скаљна̌ ру̊вніна̌. Пауљ спојр̌ау́ в ду̊у́ з високощі дву̊х</text:p>
      <text:p text:style-name="P4">тис̌іє̌ци метру̊в, зобачиу́ помарщони чієњ іх статку і ескорти. Ґрунт под німі виґља̌дау́</text:p>
      <text:p text:style-name="P4">пу́аско, љеч змарщкі чієнія с̌віядчиу́и о чимс̌ пр̌ечівним.</text:p>
      <text:p text:style-name="P4">- Чи ктос̌ вишеду́ ќдис̌ з пустині? - запитау́ кс̌ія̌же̌. Гаљљецк пр̌естау́ ґрач. Нахиљіу́ с̌іє̌, би</text:p>
      <text:p text:style-name="P2">ухвичіч одповієд̌ь.</text:p>
      <text:p text:style-name="P4">- Ніє з ґу́е̌боќј пустині - повієд̌іяу́ Кинес. - Људ̌іє виход̌іљі з друґієј стрефи вієље рази.</text:p>
      <text:p text:style-name="P4">Пр̌ежиљі д̌іє̌кі тему, же шљі пр̌ез скаљісте обшари, ґд̌іє р̌адко запущая̌ с̌іє̌ червіє.</text:p>
      <text:p text:style-name="P4">Тон ґу́осу Кинеса пр̌икуу́ уваґе̌ Пауља. Чуу́, же вшистќ ȷ̈ґо змису́и зостау́и</text:p>
      <text:p text:style-name="P4">зааљармоване так, як ȷ̈ вишкољоно.</text:p>
      <text:p text:style-name="P4">- Аах, червіє - повієд̌іяу́ кс̌ія̌же̌. - Муше̌ ќдис̌ зобачич червія.</text:p>
      <text:p text:style-name="P4"><text:soft-page-break/>- Може д̌іс̌іяј зобачиш - повієд̌іяу́ Кинес. - Ґд̌ієкољвієк ȷ̈ст пр̌иправа, там са̌</text:p>
      <text:p text:style-name="P4">червіє.</text:p>
      <text:p text:style-name="P4">- Завше? - спитау́ Гаљљецк.</text:p>
      <text:p text:style-name="P4">- Завше.</text:p>
      <text:p text:style-name="P4">- Чи істнієȷ̈ звія̌зек міє̌дзи червієм а пр̌иправа̌? - спитау́ кс̌ія̌же̌. Кинес обру̊чіу́ с̌іє̌</text:p>
      <text:p text:style-name="P4">і Пауљ зобачиу́ зашнуроване уста, ґди пр̌ему̊віу́:</text:p>
      <text:p text:style-name="P4">- Оне бронія̌ піяску̊в пр̌иправних. Кажди черв ма окрес̌љоне... територіюм. Ј̈с̌љі ход̌і</text:p>
      <text:p text:style-name="P4">о пр̌иправе̌... кто віє? Збадане пр̌ез нас окази черві кажа̌ подејр̌евач зу́ожоне хемічне</text:p>
      <text:p text:style-name="P2">пр̌еміяни</text:p>
      <text:p text:style-name="P2">вевне̌тр̌не.</text:p>
      <text:p text:style-name="P2">Знајдуȷ̈ми</text:p>
      <text:p text:style-name="P2">с̌љади</text:p>
      <text:p text:style-name="P2">квасу</text:p>
      <text:p text:style-name="P2">хљороводоровеґо</text:p>
      <text:p text:style-name="P2">в пр̌еводах</text:p>
      <text:p text:style-name="P4">анатомічних, бард̌ієј зу́ожоне звія̌зкі квасове в ру̊жних мієјшах. Пољецам своя̌</text:p>
      <text:p text:style-name="P4">моноґрафіє̌ на тен темат.</text:p>
      <text:p text:style-name="P4">- І тарча ніє ȷ̈ст жадна оброна̌? - <text:soft-page-break/>спитау́ кс̌ія̌же̌.</text:p>
      <text:p text:style-name="P4">- Тарче! - задрвіу́ Кинес. - Ву́а̌ч тарче̌ в стрефіє червія, а пр̌ипієче̌туȷ̈ш сву̊ј љос.</text:p>
      <text:p text:style-name="P4">Червіє іґноруя̌ ґраніце територіу̊в, щіа̌ґая̌ з оддаљі, би заатаковач тарче̌. Жаден чу́овієк</text:p>
      <text:p text:style-name="P4">ноша̌ци тарче̌ ніє пр̌ежиу́ ніґди таќґо атаку.</text:p>
      <text:p text:style-name="P4">- Віє̌ц в які спосу̊б хвита с̌іє̌ червіє?</text:p>
      <text:p text:style-name="P4">- Пораженіє каждеґо пієрщіенія з особна пра̌дем висоќґо напіє̌чія ȷ̈ст ȷ̈диним знаним</text:p>
      <text:p text:style-name="P4">способем на забічіє ба̌д̌ь појманіє червія в цау́ощі - повієд̌іяу́ Кинес. - Можна ȷ̈ ошоу́оміч</text:p>
      <text:p text:style-name="P4">і порозривач матеріяу́амі вибуховимі, љеч кажди пієрщіењ жиȷ̈ нієзаљежним жичієм. Опру̊ч</text:p>
      <text:p text:style-name="P4">енерґії атомовеј ніє знам жаднеґо матеріяу́у вибуховеґо о с̌іље достатечнеј, би забіч дужеґо</text:p>
      <text:p text:style-name="P4">червія. Оне са̌ нієвіяриґодніє одпорне.</text:p>
      <text:p text:style-name="P4">- Дљачеґо ніє пру̊бовано іх вите̌піч? - запитау́ Пауљ.</text:p>
      <text:p text:style-name="P4">- То збит коштовне - повієд̌іяу́ Кинес. - Збит вієљкі обшар на така̌ операцȷ́.</text:p>
      <text:p text:style-name="P4">Пауљ одхиљіу́ с̌іє̌ до тиу́у в своім ка̌чіє. Ј̈ґо змису́ правди, вражљівощ на одчієніє тону</text:p>
      <text:p text:style-name="P4">му̊віу́и му, же Кинес ку́аміє і <text:soft-page-break/>виповіяда пу̊у́правди. І помис̌љау́: Ј̈с̌љі заход̌і рељаця міє̌дзи</text:p>
      <text:p text:style-name="P4">пр̌иправа̌ а червіямі, вите̌пієніє черві зніщиу́оби пр̌иправе̌.</text:p>
      <text:p text:style-name="P4">- Нієбавем нікт ніє бе̌д̌іє мус̌іяу́ виход̌іч з пустині - повієд̌іяу́ кс̌ія̌же̌. - Вистарчи</text:p>
      <text:p text:style-name="P4">пстрикна̌ч тимі мау́имі надајнічкамі на наших шиях і ратунек ȷ̈ст в дродзе. Нієду́уґо бе̌да̌</text:p>
      <text:p text:style-name="P4">ȷ̈ нос̌іљі вшиши нас̌і роботніци. Орґанізуȷ̈ми спецяљна̌ су́ужбе̌ ратовніча̌.</text:p>
      <text:p text:style-name="P4">- Вієљце хваљебне - повієд̌іяу́ Кинес.</text:p>
      <text:p text:style-name="P2">- Тву̊ј тон с̌віядчи, же с̌іє̌ з тим ніє зґадзаш - повієд̌іяу́ кс̌ія̌же̌.</text:p>
      <text:p text:style-name="P4">- Ніч зґадзам? Очивіщіе, же с̌іє̌ зґадзам, аље з теґо нієвієље бе̌д̌іє пожитку.</text:p>
      <text:p text:style-name="P4">Ељектричнощ статична з бур̌ піяскових заґу́уша вієље сиґнау́у̊в. Надајнікі міљкна̌ од</text:p>
      <text:p text:style-name="P4">зварчія. Юж іх ту пру̊бовано, ніє вієчіє? Арракіс ȷ̈ст окрутна дља спр̌е̌ту. І ȷ̈с̌љі черв на</text:p>
      <text:p text:style-name="P4">коґос̌ пољуȷ̈, часу ȷ̈ст нієвієље. Че̌сто ма с̌іє̌ ніє віє̌цеј ніж піє̌тнащіе до двуд̌ієсту мінут.</text:p>
      <text:p text:style-name="P4">- Цо бис̌ рад̌іу́? - запиљау́ кс̌ія̌же̌.</text:p>
      <text:p text:style-name="P4">- Питаш мніє о раде̌?</text:p>
      <text:p text:style-name="P4">- Яко пљанетољоґа, так.</text:p>
      <text:p text:style-name="P4">- Посу́ухаш моȷ̈ј ради?</text:p>
      <text:p text:style-name="P4"><text:soft-page-break/>- Ј̈с̌љі сенсовна...</text:p>
      <text:p text:style-name="P4">- Досконаље, му̊ј паніє. Ніґди ніє подру̊жуј самотніє.</text:p>
      <text:p text:style-name="P4">Кс̌ія̌же̌ одвру̊чіу́ с̌іє̌ од пр̌ир̌а̌ду̊в.</text:p>
      <text:p text:style-name="P4">- То вшистко?</text:p>
      <text:p text:style-name="P4">- То вшистко. Ніґди ніє подру̊жуј самотніє.</text:p>
      <text:p text:style-name="P4">- А ȷ̈жељі чу́овієк зґубі с̌іє̌ в бур̌и і бе̌д̌іє змушони ља̌довач?- запитау́ Гаљљецк. - Чи</text:p>
      <text:p text:style-name="P4">може цос̌ зробіч?</text:p>
      <text:p text:style-name="P4">- „Цос̌” то бардзо оґу̊љне сформуу́ованіє.</text:p>
      <text:p text:style-name="P4">- Цо ти бис̌ зробіу́? - запитау́ Пауљ.</text:p>
      <text:p text:style-name="P4">Кинес спојр̌ау́ на нієґо жімним взроќм і одвру̊чіу́ с̌іє̌ з повротем до кс̌іє̌чія.</text:p>
      <text:p text:style-name="P4">- Паміє̌тау́бим о охроніє меґо фіљтрфрака пр̌ед ушкодзенієм. Поза стрефа̌ червія љуб</text:p>
      <text:p text:style-name="P4">в скау́ах зостау́бим пр̌и статку. Ґдибим виља̌довау́ на отвартих піясках, звієвау́бим од</text:p>
      <text:p text:style-name="P4">статку цо с̌іу́ в ноґах. Вистарчи одљеґу́ощ окоу́о тис̌ія̌ца метру̊в. Потем укриу́бим с̌іє̌ под</text:p>
      <text:p text:style-name="P4">пу́ащем. Черв допаду́би статку, а мніє може би пр̌еґапіу́.</text:p>
      <text:p text:style-name="P4">- Цо потем? - запитау́ Гаљљецк.</text:p>
      <text:p text:style-name="P4">Кинес взрушиу́ раміёнамі.</text:p>
      <text:p text:style-name="P4">- Чекач, аж черв одејд̌іє.</text:p>
      <text:p text:style-name="P4">- То вшистко? - запитау́ Пауљ.</text:p>
      <text:p text:style-name="P4">- Як юж ніє ма червія, можна <text:soft-page-break/>спру̊бовач вијщ - повієд̌іяу́ Кинес. - Тр̌еба іщ острожніє,</text:p>
      <text:p text:style-name="P4">оміяя̌ц ґрая̌це піяскі і басени з пиу́опу́ивамі, в строне̌ најбљіжшеј стрефи скау́. Такіх стреф ȷ̈ст</text:p>
      <text:p text:style-name="P4">вієље. Ј̈ст шанса на поводзеніє.</text:p>
      <text:p text:style-name="P4">- Ґрая̌це піяскі? - запитау́ Гаљљецк.</text:p>
      <text:p text:style-name="P4">- Піясек в станіє заґе̌щенія - вияс̌ніу́ Кинес. - Најљжејше ста̌пніє̌чіє вправія ȷ̈</text:p>
      <text:p text:style-name="P4">в дуднієніє. То завше щіа̌ґа червіє.</text:p>
      <text:p text:style-name="P4">- А басен пиу́опу́иву? - запитау́ кс̌ія̌же̌.</text:p>
      <text:p text:style-name="P4">- Ру̊жне западљіска в пустині пр̌ез стуљечія випеу́ніу́и с̌іє̌ пиу́ем. Нієкту̊ре са̌ так розљеґу́е, же</text:p>
      <text:p text:style-name="P4">мая̌ пра̌ди і пу́иви. Вшистќ поху́она̌ теґо, кто нієопатр̌ніє там вејд̌іє.</text:p>
      <text:p text:style-name="P2">Гаљљецк опару́ с̌іє̌ виґодніє, взія̌у́ акорд на баљісечіє. По хвіљі зас̌пієвау́:</text:p>
      <text:p text:style-name="P4">Там ґонія̌ д̌іќ бестіє пустині,</text:p>
      <text:p text:style-name="P4">дибія̌ на нієвінія̌тек шереґі,</text:p>
      <text:p text:style-name="P4">Ооох, ніє кус̌ боґу̊в пустині,</text:p>
      <text:p text:style-name="P4">бо знајд̌ієш с̌іє̌ в ељеґії.</text:p>
      <text:p text:style-name="P4">Пуу́апкі теј...</text:p>
      <text:p text:style-name="P4">Урвау́, вихиљая̌ц с̌іє̌ до пр̌оду.</text:p>
      <text:p text:style-name="P4">- Кур̌ава пр̌ед намі, С̌іре.</text:p>
      <text:p text:style-name="P4">- Відзе̌, Ґурнеи.</text:p>
      <text:p text:style-name="P4">- Теґо ву́ас̌ніє шуками - повієд̌іяу́ Кинес.</text:p>
      <text:p text:style-name="P4">Пауљ вичія̌ґна̌у́ шиȷ́, би зеркна̌ч в пр̌у̊д, дојр̌ау́ ку́е̌бія̌ца̌ с̌іє̌ жу̊у́та̌ <text:soft-page-break/>хмуре̌ ніско над</text:p>
      <text:p text:style-name="P4">повієр̌хнія̌ пустині, яќс̌ тр̌ид̌ієщі кіљометру̊в пр̌ед соба̌.</text:p>
      <text:p text:style-name="P4">- То ȷ̈ден з ваших ґа̌с̌ієніку̊в - повієд̌іяу́ Кинес. - Ј̈ст на повієр̌хні, цо значи, же</text:p>
      <text:p text:style-name="P4">трафіу́ на пр̌иправе̌. Цгмура то піясек видмухівани по одвірованію пр̌иправи. Ніє ма</text:p>
      <text:p text:style-name="P4">друґієј таќј хмури на с̌вієчіє.</text:p>
      <text:p text:style-name="P4">- Статек над нія̌ - повієд̌іяу́ кс̌ія̌же̌.</text:p>
      <text:p text:style-name="P4">- Відзе̌ два... тр̌и... чтери шпераче - р̌еку́ Кинес. - Випатруя̌ знаку червія.</text:p>
      <text:p text:style-name="P4">- Знаку червія? - запитау́ кс̌ія̌же̌.</text:p>
      <text:p text:style-name="P4">- Фаљі піясковеј суна̌цеј на ґа̌с̌ієнік. Бе̌да̌ теж мієљі сонди сејсмічне на зіємі. Часамі</text:p>
      <text:p text:style-name="P4">червіє ве̌друя̌ збит ґу́е̌боко, би фаља с̌іє̌ показау́а - Кинес обієґу́ спојр̌енієм нієбо докоу́а. В побљіжу повінна бич зґарніярка, аље ȷ̈ј ніє відзе̌.</text:p>
      <text:p text:style-name="P4">- Черв пр̌иход̌і завше, цо? - запитау́ Гаљљецк.</text:p>
      <text:p text:style-name="P4">- Завше.</text:p>
      <text:p text:style-name="P4">Пауљ вихиљіу́ с̌іє̌ пр̌ед с̌ієбіє, доткна̌у́ рамієнія Кинеса.</text:p>
      <text:p text:style-name="P4">- Як дуже територіюм обставія черв?</text:p>
      <text:p text:style-name="P4">Кинес змієр̌иу́ ґо косим спојр̌енієм. Тен д̌ієчіяк ніє пр̌естаȷ̈ задавач доросу́их питањ.</text:p>
      <text:p text:style-name="P4"><text:soft-page-break/>- То заљежи од розміяру̊в червія.</text:p>
      <text:p text:style-name="P4">- Які ȷ̈ст р̌а̌д вієљкощі? - запитау́ кс̌ія̌же̌.</text:p>
      <text:p text:style-name="P4">- Дуже моґа̌ зајмовач тр̌иста і чтериста кіљометру̊в квадратових. Мау́е...</text:p>
      <text:p text:style-name="P4">Пр̌ервау́, ґдиж кс̌ія̌же̌ надепна̌у́ на гамуљце струмієніёве. Статќм шарпне̌у́о, с̌іљнікі</text:p>
      <text:p text:style-name="P4">в оґоніє зашептау́и і учіху́и. Ща̌ткове скр̌иду́а виду́ужиу́и с̌іє̌, заґарне̌у́и повієтр̌е. Статек</text:p>
      <text:p text:style-name="P4">замієніу́ с̌іє̌ в пеу́ни орнітоптер, ќди кс̌ія̌же̌ пр̌ехиљау́ ґо в закре̌т, утр̌имуя̌ц скр̌иду́а</text:p>
      <text:p text:style-name="P4">в у́аґодним у́опочіє і всказуя̌ц љева̌ ре̌ка̌ в даљ на вшгу̊д поза ґа̌с̌ієнікови комбајн.</text:p>
      <text:p text:style-name="P4">- Чи то ȷ̈ст знак червія?</text:p>
      <text:p text:style-name="P2">Кинес пр̌ехиљіу́ с̌іє̌ пр̌ез кс̌іє̌чія, би спојр̌еч. Пауљ і Гаљљецк скупіљі с̌іє̌ разем виґља̌дая̌ц</text:p>
      <text:p text:style-name="P4">в тим самим ќрунку і Пауљ зауважиу́, як іх ескорта заскочона наґу́им маневрем</text:p>
      <text:p text:style-name="P4">помкне̌у́а напр̌у̊д і тераз завраца. Ґа̌с̌ієнікови комбајн знајдовау́ с̌іє̌ в простеј љінії пр̌ед</text:p>
      <text:p text:style-name="P4">німі, в одљеґу́ощі ȷ̈ще окоу́о тр̌ех кіљометру̊в. Там ґд̌іє всказау́ кс̌ія̌же̌, дукти</text:p>
      <text:p text:style-name="P4">с̌ієрповатих видм щіељіу́и с̌іє̌ чієніёванимі змарщкамі по <text:soft-page-break/>горизонт, а пр̌ечіная̌ц ȷ̈ проста̌,</text:p>
      <text:p text:style-name="P4">надбієґая̌ца̌ з даљі љінія̌, суна̌у́ поду́ужни, рухоми паґу̊рек - фаља піяску. Пауљові пр̌ипомінау́о</text:p>
      <text:p text:style-name="P4">то љустро води, кту̊ре заку́у̊ца пу́ина̌ца туж под ȷ̈ј повієр̌хнія̌ вієљка риба.</text:p>
      <text:p text:style-name="P4">- Черв - повієд̌іяу́ Кинес. - Дужи.</text:p>
      <text:p text:style-name="P4">Цофна̌у́ с̌іє̌ в фотељу, хвичіу́ з табљіци розд̌ієљчеј мікрофон, пр̌ер̌учіу́ сељектор на інна̌</text:p>
      <text:p text:style-name="P4">че̌стотљівощ. Впатруя̌ц с̌іє̌ в с̌іятке̌ вспу̊у́р̌е̌дних на вау́ках под суфітем кабіни, повієд̌іяу́</text:p>
      <text:p text:style-name="P4">до мікрофону:</text:p>
      <text:p text:style-name="P4">- Взивам ґа̌с̌ієнік д̌ієвія̌тке̌ Дељта Аяx. Остр̌еґавчи знак червія. Ґа̌с̌ієнік д̌ієвія̌тка</text:p>
      <text:p text:style-name="P4">Дељта Аяx. Остр̌еґавчи знак червія. Проше̌ потвієрд̌іч.</text:p>
      <text:p text:style-name="P4">Чекау́. З ґу́ос̌ніка добієґау́и тр̌аскі, по чим ґу́ос:</text:p>
      <text:p text:style-name="P4">- Кто взива д̌ієвія̌тке̌ Дељта Аяx? Одбіу̊р.</text:p>
      <text:p text:style-name="P4">- Ніє виґља̌да, жеби с̌іє̌ тим спецяљніє пр̌еȷ́љі - зауважиу́ Гаљљецк. Кинес одезвау́ с̌іє̌ до</text:p>
      <text:p text:style-name="P4">мікрофону:</text:p>
      <text:p text:style-name="P4">- Ніє реȷ̈стровани љот окоу́о тр̌ех кіљометру̊в на пу̊у́ноцни вшгу̊д од вас. Знак червія на</text:p>
      <text:p text:style-name="P4">пр̌ехвитуя̌цим курс̌іє, наміяр ваша позиця, пр̌ипущаљни контакт <text:soft-page-break/>двад̌ієщіа піє̌ч мінут.</text:p>
      <text:p text:style-name="P4">Інни ґу́ос забурчау́ в ґу́ос̌ніку:</text:p>
      <text:p text:style-name="P4">- Ту шперач дозоровієц. Потвієрдзам наміяр. Зостањчіє на насу́уху до зљіченія</text:p>
      <text:p text:style-name="P4">контакту.</text:p>
      <text:p text:style-name="P4">Западу́а чіша, по чим:</text:p>
      <text:p text:style-name="P4">- Контакт за двад̌ієщіа шещ мінут зеро зеро. Кто ȷ̈ст в тим ніє реȷ̈строваним љочіє?</text:p>
      <text:p text:style-name="P4">Одбіу̊р.</text:p>
      <text:p text:style-name="P4">Зервавши з с̌ієбіє паси, Гаљљецк р̌учіу́ с̌іє̌ до пр̌оду міє̌дзи Кинеса і кс̌іє̌чія.</text:p>
      <text:p text:style-name="P4">- Чи то нормаљна че̌стотљівощ робоча, Кинес?</text:p>
      <text:p text:style-name="P4">- Так. А бо цо?</text:p>
      <text:p text:style-name="P4">- Кто ȷ̈ст на насу́уху?</text:p>
      <text:p text:style-name="P4">- Тиљко зау́оґі працуя̌це в тим реёніє. То змнієјша інтерференцȷ́.</text:p>
      <text:p text:style-name="P4">Ґу́ос̌нік затр̌ещау́ і поновніє усу́ишељі:</text:p>
      <text:p text:style-name="P4">- Ту д̌ієвія̌тка Дељта Аяx. Кто бієр̌е преміє̌ за тен знак? Одбіу̊р.</text:p>
      <text:p text:style-name="P4">Гаљљецк зеркна̌у́ на кс̌іє̌чія.</text:p>
      <text:p text:style-name="P4">- Пр̌изнаȷ̈ с̌іє̌ преміє̌ заљежна̌ од уробку пр̌иправи дља теґо, кто пієрвши остр̌еже пр̌ед</text:p>
      <text:p text:style-name="P4">червієм - повієд̌іяу́ Кинес. - Оні хца̌ вієд̌ієч...</text:p>
      <text:p text:style-name="P4">- Повієдз ім, кто пієрвши достр̌еґу́ теґо червія - р̌еку́ Гаљљецк. Кс̌ія̌же̌ ківна̌у́ ґу́ова̌.</text:p>
      <text:p text:style-name="P2"><text:soft-page-break/>Кинес хвіље̌ біу́ с̌іє̌ з мис̌љамі, по чим подніу̊су́ мікрофон:</text:p>
      <text:p text:style-name="P4">- Премія шперача дља кс̌іє̌чія Љето Атриди. Кс̌ія̌же̌ Љето Атрида. Одбіу̊р.</text:p>
      <text:p text:style-name="P4">Ґу́ос в ґу́ос̌ніку биу́ безбарвни і че̌щіово знієкштау́цони заку́у̊ценіямі атмосферичнимі.</text:p>
      <text:p text:style-name="P4">- Зрозумієљіс̌ми і д̌іє̌куȷ̈ми.</text:p>
      <text:p text:style-name="P4">- А тераз повієдз ім, би под̌ієљіљі преміє̌ міє̌дзи с̌ієбіє - розказау́ Гаљљецк. - Повієдз ім,</text:p>
      <text:p text:style-name="P4">же таќ ȷ̈ст жиченіє кс̌іє̌чія.</text:p>
      <text:p text:style-name="P4">Кинес взія̌у́ ґу́е̌бокі оддех.</text:p>
      <text:p text:style-name="P4">- Кс̌ія̌же̌ жичи собіє, жеби преміє̌ розд̌ієљіч вс̌ру̊д зау́оґі. Су́ишичіє мніє? Одбіу̊р.</text:p>
      <text:p text:style-name="P4">- Су́ишими і д̌іє̌куȷ̈ми - повієд̌іяу́ ґу́ос̌нік.</text:p>
      <text:p text:style-name="P4">- Запомніяу́ем надмієніч - втра̌чіу́ кс̌ія̌же̌ - же Ґурнеи то ру̊внієж вієљкі таљент яко р̌ечнік</text:p>
      <text:p text:style-name="P4">прасови.</text:p>
      <text:p text:style-name="P4">Кинес у́ипна̌у́ заінтриґованим оќм на Гаљљецка.</text:p>
      <text:p text:style-name="P4">- В тен спосу̊б људ̌іє зобача̌, же кс̌ія̌же̌ трощи с̌іє̌ о іх безпієчењство - р̌еку́ Гаљљецк. Вієщ с̌іє̌ рознієс̌іє. То биу́о на робочеј че̌стотљівощі обшару; нієподобна, би одбієраљі я̌</text:p>
      <text:p text:style-name="P4">аґенчі Гарконнену̊в. - Зеркна̌у́ пр̌ез окно на повієтр̌на̌ осу́оне̌. - І ȷ̈стес̌ми в ніємау́еј с̌іље.</text:p>
      <text:p text:style-name="P4"><text:soft-page-break/>Варто биу́о заризиковач.</text:p>
      <text:p text:style-name="P2">Кс̌ія̌же̌</text:p>
      <text:p text:style-name="P2">впровад̌іу́</text:p>
      <text:p text:style-name="P2">статек</text:p>
      <text:p text:style-name="P2">в закре̌т</text:p>
      <text:p text:style-name="P2">ќруя̌ц</text:p>
      <text:p text:style-name="P2">ґо</text:p>
      <text:p text:style-name="P2">на</text:p>
      <text:p text:style-name="P2">туман</text:p>
      <text:p text:style-name="P2">піяску</text:p>
      <text:p text:style-name="P2">бухая̌цеґо</text:p>
      <text:p text:style-name="P4">з ґа̌с̌ієніковеґо комбајну.</text:p>
      <text:p text:style-name="P4">- Цо тераз бе̌д̌іє?</text:p>
      <text:p text:style-name="P4">- Ґд̌ієс̌ в побљіжу знајдуȷ̈ с̌іє̌ зґарніярка - повієд̌іяу́ Кинес - Надљечі і забієр̌е</text:p>
      <text:p text:style-name="P4">ґа̌с̌ієнік.</text:p>
      <text:p text:style-name="P4">- А ȷ̈с̌љі зґарніярка с̌іє̌ розбіȷ̈? - спитау́ Гаљљецк.</text:p>
      <text:p text:style-name="P4">- Бе̌д̌іє о ȷ̈дна̌ машине̌ мнієј - одпару́ Кинес. - Зејд̌ь ніско над ґа̌с̌ієнік, му̊ј паніє, то чіє̌</text:p>
      <text:p text:style-name="P4">заінтересуȷ̈.</text:p>
      <text:p text:style-name="P4">Кс̌ія̌же̌ попатр̌иу́ споде у́ба і зая̌у́ с̌іє̌ стерамі, понієваж вешљі в турбуљенцȷ́ повієтр̌а над</text:p>
      <text:p text:style-name="P4">ґа̌с̌ієніќм. Пауљ спојр̌ау́ в ду̊у́ і <text:soft-page-break/>зобачиу́ р̌иґая̌це надаљ піясќм метаљово-пљастікове</text:p>
      <text:p text:style-name="P4">монструм под німі. Виґља̌дау́о як оґромни бра̌зово-нієбієскі жук з мну̊ствем шерокіх</text:p>
      <text:p text:style-name="P4">ґа̌с̌ієніц на розпостартих вокоу́о раміёнах. На пр̌ед̌іє достр̌еґу́ одвру̊цони љеȷ̈к</text:p>
      <text:p text:style-name="P4">ґіґантичнеґо рия веткніє̌ти в чіємни піясек.</text:p>
      <text:p text:style-name="P4">- Боґате зу́оте пр̌иправи, са̌дза̌ц по барвіє. - повієд̌іяу́ Кинес. - Ніє пр̌ерва̌ праци аж до</text:p>
      <text:p text:style-name="P4">остатнієј хвіљі.</text:p>
      <text:p text:style-name="P4">Кс̌ія̌же̌ дау́ віє̌цеј моци на скр̌иду́а, уштивніу́ ȷ̈, би стромієј опадау́и подчас шгодзенія</text:p>
      <text:p text:style-name="P4">в коу́уя̌цим с̌љізґу над ґа̌с̌ієнік. Р̌ут ока в љево і в право упевніу́ ґо, же осу́она позостау́а на</text:p>
      <text:p text:style-name="P4">тим самим пуу́апіє кра̌жа̌ц над ȷ̈ґо ґу́ова̌. Пауљ пр̌ипатр̌иу́ с̌іє̌ доку́адніє жу̊у́тему обу́окові</text:p>
      <text:p text:style-name="P4">бухая̌цему з виљоту̊в дмухав ґа̌с̌ієніка і взроќм одшукау́ в пустині надчія̌ґая̌ци знак</text:p>
      <text:p text:style-name="P4">червія.</text:p>
      <text:p text:style-name="P2">- Чи ніє повінніс̌ми мієч зґарніяркі? - запитау́ Гаљљецк.</text:p>
      <text:p text:style-name="P4">- Звикље мая̌ скр̌иду́о на іннеј че̌стотљівощі - повієд̌іяу́ Кинес.</text:p>
      <text:p text:style-name="P4">- Чи на вшељкі випадек ніє повінні мієч дву̊х зґарніярек на кажди <text:soft-page-break/>ґа̌с̌ієнік? - ніє</text:p>
      <text:p text:style-name="P4">витр̌имау́ кс̌ія̌же̌. - На теј машиніє в доље бе̌д̌іє певніє двуд̌ієсту шещіу људ̌і ніє му̊вія̌ц</text:p>
      <text:p text:style-name="P4">юж о ценіє ур̌а̌дзенія.</text:p>
      <text:p text:style-name="P4">Кинес повієд̌іяу́:</text:p>
      <text:p text:style-name="P4">- Ніє мачіє тиље дод...</text:p>
      <text:p text:style-name="P4">Кинес зача̌у́ му̊віч, аље пр̌ервано му ґнієвніє з ґу́ос̌ніка:</text:p>
      <text:p text:style-name="P4">- Чи від̌і ктос̌ скр̌иду́о? Ніє зґу́аша с̌іє̌.</text:p>
      <text:p text:style-name="P4">З пуљпіту наґље попу́ине̌у́и спља̌тане, нієзрозуміяу́е ґу́оси, кту̊ре заґу́ушау́и ґвау́товни,</text:p>
      <text:p text:style-name="P4">пр̌енікљіви сиґнау́, а втеди одезвау́ с̌іє̌ пієрвши оператор:</text:p>
      <text:p text:style-name="P4">- Рапортујчіє кољејно! Одбіу̊р!</text:p>
      <text:p text:style-name="P4">- Ту шперач - дозоровієц. Остатні раз від̌іяу́ем скр̌иду́о дощ високо, кра̌жиу́о оддаљая̌ц</text:p>
      <text:p text:style-name="P4">с̌іє̌ на пу̊у́ноцни заху̊д. Ніц відзе̌ ґо тераз. Одбіу̊р.</text:p>
      <text:p text:style-name="P4">- Шперач пієрвши: винік неґативни. Одбіу̊р.</text:p>
      <text:p text:style-name="P4">- Шперач друґі: винік неґативни. Одбіу̊р.</text:p>
      <text:p text:style-name="P4">- Шперач тр̌ечі: винік неґативни. Одбіу̊р.</text:p>
      <text:p text:style-name="P4">Чіша.</text:p>
      <text:p text:style-name="P4">Кс̌ія̌же̌ спојр̌ау́ в ду̊у́. Чієњ ȷ̈ґо ву́аснеґо статку пр̌есувау́ с̌іє̌ ву́ас̌ніє над ґа̌с̌ієніќм.</text:p>
      <text:p text:style-name="P4">- Тиљко чтери шпераче, зґадза с̌іє̌?</text:p>
      <text:p text:style-name="P4"><text:soft-page-break/>- Зґадза - повієд̌іяу́ Кинес.</text:p>
      <text:p text:style-name="P4">- Піє̌ч в нашеј ескадр̌е. - повієд̌іяу́ кс̌ія̌же̌ - Наше статкі са̌ віє̌кше. Можеми упхач</text:p>
      <text:p text:style-name="P4">додатково тру̊јке̌ до каждеґо. Кажди з іх шперачи повінієн бич в станіє одервач с̌іє̌ од</text:p>
      <text:p text:style-name="P4">зіємі з дву̊јка̌.</text:p>
      <text:p text:style-name="P4">Пауљ виконау́ рахунек в паміє̌чі і зауважиу́:</text:p>
      <text:p text:style-name="P4">- Зостаȷ̈ тр̌ех.</text:p>
      <text:p text:style-name="P4">- Дљачеґо ніє мая̌ по двіє зґарніяркі на кажди ґа̌с̌ієнік? - варкна̌у́ кс̌ія̌же̌.</text:p>
      <text:p text:style-name="P4">- Ніє мачіє тиље додатковеґо спр̌е̌ту - повієд̌іяу́ Кинес.</text:p>
      <text:p text:style-name="P4">- Тим бард̌ієј повінніс̌ми хроніч тен, кту̊ри пос̌іядами!</text:p>
      <text:p text:style-name="P4">- Ґд̌іє моґу́а с̌іє̌ под̌іяч зґарніярка? - спитау́ Гаљљецк.</text:p>
      <text:p text:style-name="P4">- Моґу́а пр̌имусово виља̌довач ґд̌ієс̌ поза зас̌іє̌ґієм взроку - одпару́ Кинес.</text:p>
      <text:p text:style-name="P4">Кс̌ія̌же̌ зу́апау́ мікрофон і затр̌имау́ с̌іє̌ з кчіюќм звієшоним над пр̌ичісќм.</text:p>
      <text:p text:style-name="P4">- Як оні моґљі страчіч з очу зґарніярке̌?</text:p>
      <text:p text:style-name="P4">- Цау́а̌ уваґе̌ скупіяя̌ на зіємі випатруя̌ц знаку червія - повієд̌іяу́ Кинес.</text:p>
      <text:p text:style-name="P4">Кс̌ія̌же̌ вґніу̊ту́ кчіюќм пр̌ичіск і повієд̌іяу́ до мікрофону:</text:p>
      <text:p text:style-name="P4"><text:soft-page-break/>- Му̊ві ваш кс̌ія̌же̌. Подход̌іми до ља̌дованія, би забрач зау́оґе̌ д̌ієвія̌ткі Дељта Аяx.</text:p>
      <text:p text:style-name="P2">Розказуȷ́ то само шперачом. Шпераче с̌іядая̌ по вшгоднієј строніє. Ми зајмієми</text:p>
      <text:p text:style-name="P4">заходнія̌. Одбіу̊р.</text:p>
      <text:p text:style-name="P4">С̌іє̌ґна̌у́ до табљіци розд̌ієљчеј, вчісна̌у́ ву́асна̌ че̌стотљівощ доводзенія і повту̊р̌ивши</text:p>
      <text:p text:style-name="P4">розказ свеј осу́оніє повієтр̌неј оддау́ мікрофон Кинесові. Кинес вру̊чіу́ на че̌стотљівощ</text:p>
      <text:p text:style-name="P4">робоча̌ і з ґу́ос̌ніка бљузне̌у́о:</text:p>
      <text:p text:style-name="P4">- ...правіє пеу́на̌ у́адовніє̌ пр̌иправи! Мами правіє пеу́на̌ у́адовніє̌! Ніє можеми теґо</text:p>
      <text:p text:style-name="P4">зоставіч дља яќґос̌ хољернеґо червія! Одбіу̊р.</text:p>
      <text:p text:style-name="P4">- До хољери з пр̌иправа̌! - варкна̌у́ кс̌ія̌же̌. Вирвау́ з повротем мікрофон і повієд̌іяу́:</text:p>
      <text:p text:style-name="P4">- Пр̌иправи нам ніє забракніє. Дља тр̌ех спос̌ру̊д вас ніє старчи мієјш в наших</text:p>
      <text:p text:style-name="P4">статках. Чія̌ґніјчіє љоси аљбо якос̌ іначеј устаљчіє, кто бе̌д̌іє љечієч. Аље љечічіє, і то ȷ̈ст</text:p>
      <text:p text:style-name="P4">розказ!</text:p>
      <text:p text:style-name="P4">Поновніє вбіу́ Кинесові в ду́оніє мікрофон і вимамротау́ „пр̌епрашам”, ґди Кинес</text:p>
      <text:p text:style-name="P4">замахау́ сту́учоним паљцем.</text:p>
      <text:p text:style-name="P4"><text:soft-page-break/>- Іље часу? - спитау́ Пауљ.</text:p>
      <text:p text:style-name="P4">- Д̌ієвіє̌ч мінут - повієд̌іяу́ Кинес.</text:p>
      <text:p text:style-name="P4">- Тен статек ма віє̌кша̌ моц од решти - р̌еку́ кс̌ія̌же̌. - Ј̈с̌љі вистартуȷ̈ми на с̌іљніку пр̌и</text:p>
      <text:p text:style-name="P4">тр̌ех чвартих скр̌идеу́, можеми вчісна̌ч додатковеґо чу́овієка.</text:p>
      <text:p text:style-name="P4">- Піясек ȷ̈ст ґр̌а̌скі - повієд̌іяу́ Кинес.</text:p>
      <text:p text:style-name="P4">- З чтерема додатковимі људ̌ьмі на поку́ад̌іє моґљібис̌ми пр̌и старчіє с̌іљніќм поу́амач</text:p>
      <text:p text:style-name="P4">скр̌иду́а, С̌іре - р̌еку́ Гаљљецк.</text:p>
      <text:p text:style-name="P4">- Ніє на тим статку - р̌учіу́ кс̌ія̌же̌. Почія̌ґна̌у́ стери на с̌ієбіє с̌іядая̌ц с̌љізґовим љотем обок</text:p>
      <text:p text:style-name="P4">ґа̌с̌ієніка. Скр̌иду́а пр̌ехиљіу́и с̌іє̌, вигамовау́и орнітоптер, кту̊ри зариу́ пу́озамі ніє даљеј ніж</text:p>
      <text:p text:style-name="P4">двад̌ієщіа метру̊в од комбајну. Ґа̌с̌ієнік биу́ тераз чіхи, пр̌естау́ р̌иґач піясќм</text:p>
      <text:p text:style-name="P4">з одповієтр̌ніку̊в. Добієґау́ од нієґо ȷ̈диніє су́аби, механічни помрук, кту̊ри стау́ с̌іє̌</text:p>
      <text:p text:style-name="P4">бард̌ієј ухвитни дља уха, ќди кс̌ія̌же̌ отвор̌иу́ др̌ві по своȷ̈ј строніє. Удер̌иу́ іх</text:p>
      <text:p text:style-name="P4">натихміяст в ноздр̌а запах цинамону - чіє̌жкі, ґриза̌ци. З ґу́ос̌ним у́опотем шперач ос̌іяду́</text:p>
      <text:p text:style-name="P4">с̌љізґієм на піяску з друґієј строни ґа̌с̌ієніка. Ескорта піковау́а, би ља̌довач в ȷ̈днеј љінії</text:p>
      <text:p text:style-name="P4"><text:soft-page-break/>з кс̌іє̌чієм. Виґља̌дая̌ц на комбајн Пауљ ујр̌ау́, як змаљау́и пр̌и нім вшистќ орнітоптери комари пр̌и драпієжним жуку.</text:p>
      <text:p text:style-name="P4">- Ґурнеи вир̌уччіє з Пауљем тамто тиљне с̌ієдзеніє - пољечіу́ кс̌ія̌же̌. Ву́асноре̌чніє скре̌чіу́</text:p>
      <text:p text:style-name="P4">корба̌ скр̌иду́а до тр̌ех чвартих, уставіу́ іх ка̌т, справд̌іу́ стери с̌іљніку̊в ґондољі.</text:p>
      <text:p text:style-name="P4">- Дљачеґо, у діябу́а, ніє виу́ажа̌ з теј машини?</text:p>
      <text:p text:style-name="P4">- Љіча̌, же покаже с̌іє̌ зґарніярка - повієд̌іяу́ Кинес. - Мая̌ ȷ̈ще паре̌ мінут.</text:p>
      <text:p text:style-name="P4">Учієку́ спојр̌енієм на вшгу̊д. Вшиши обејр̌ељі с̌іє̌ в тим самим ќрунку, аље ніє</text:p>
      <text:p text:style-name="P4">випатр̌иљі жаднеґо знаку червія, тиљко в повієтр̌у чуу́о с̌іє̌ чіє̌жар пеу́неґо напіє̌чія</text:p>
      <text:p text:style-name="P4">нієпокою. Кс̌ія̌же̌ взія̌у́ мікрофон, ву́а̌чиу́ че̌стотљівощ доводзенія і повієд̌іяу́:</text:p>
      <text:p text:style-name="P2">- Дву̊х з вас вир̌учі ґенератори тарч; По кољеі. В тен спосу̊б забієр̌ечіє ȷ̈ще по</text:p>
      <text:p text:style-name="P4">ȷ̈дним чу́овієку. Ніє зоставіми нікоґо тему потворові. - Пр̌ер̌учіу́ с̌іє̌ з повротем на</text:p>
      <text:p text:style-name="P4">че̌стотљівощ робоча̌ і варкна̌у́: - Но добра, ви в д̌ієвія̌тце Дељта Аяx! Виу́ажіч! Юж! То</text:p>
      <text:p text:style-name="P4"><text:soft-page-break/>розказ вашеґо кс̌іє̌чія! В подскоках, бо везме̌ рушніце̌ љасерова̌ і потне̌ тен ґа̌с̌ієнік на</text:p>
      <text:p text:style-name="P4">кавау́кі!</text:p>
      <text:p text:style-name="P4">На пр̌ед̌іє комбајну одскочиу́а покрива љуку, з тиу́у друґа, ȷ̈ще ȷ̈дна на щичіє.</text:p>
      <text:p text:style-name="P4">Људ̌іє висипаљі с̌іє̌ зȷ̈жд̌ая̌ц і стачая̌ц с̌іє̌ в ду̊у́ на піясек. Остатні виу́оніу́ с̌іє̌ високі</text:p>
      <text:p text:style-name="P4">ме̌жчизна в поу́атаним пу́ащу робочим. Зескочиу́ на ґа̌с̌ієніце̌, потем на зієміє̌.</text:p>
      <text:p text:style-name="P4">Кс̌ія̌же̌ одвієс̌іу́ мікрофон на табљіце̌ і вихиљівши с̌іє̌ на пу́ат скр̌иду́а завоу́ау́:</text:p>
      <text:p text:style-name="P4">- По дву̊х људ̌і до каждеґо з ваших шперачи!</text:p>
      <text:p text:style-name="P4">Ме̌жчизна в поу́атаним пу́ащу зача̌у́ д̌ієљіч своя̌ зау́оґе̌ на дву̊јкі, попихая̌ц ȷ̈</text:p>
      <text:p text:style-name="P4">в ќрунку чекая̌цих по друґієј строніє статку̊в.</text:p>
      <text:p text:style-name="P4">- Чтерех тутај! - кр̌икна̌у́ кс̌ія̌же̌. - Чтерех до статку за мна̌! - всказау́ паљцем на</text:p>
      <text:p text:style-name="P4">орнітоптер ескорти зараз за своім. Ґвард̌іщі вириваљі ву́ас̌ніє з нієґо ґенератор тарчови.</text:p>
      <text:p text:style-name="P4">- І чтерех до тамтеґо статку даљеј. - Всказау́ на друґі ескортовієц позбавіёни юж</text:p>
      <text:p text:style-name="P4">ґенератора. - По тр̌ех до каждеґо з <text:soft-page-break/>позостау́их. Бієґієм, щури піяскове!</text:p>
      <text:p text:style-name="P4">Високі ме̌жчизна докоњчивши под̌іяу́у свеј зау́оґі брна̌у́ пр̌ез піясек, провадза̌ц тр̌ех</text:p>
      <text:p text:style-name="P4">товар̌иши.</text:p>
      <text:p text:style-name="P4">- Су́ише̌ червія, аље ґо ніє відзе̌ - повієд̌іяу́ Кинес. Наґље усу́ишељі то вшиши позостаљі с̌љізґови похр̌е̌ст, даљекі, љеч цораз бљіжши.</text:p>
      <text:p text:style-name="P4">- Партацка робота - мрукна̌у́ кс̌ія̌же̌. Вокоу́о с̌іяткі заче̌у́и подривач с̌іє̌ з піяску.</text:p>
      <text:p text:style-name="P4">Пр̌ипомінау́о то кс̌іє̌чію образек з д̌унґљі на ȷ̈ґо род̌імеј пљанечіє; наґље вијщіе на поре̌бе̌</text:p>
      <text:p text:style-name="P4">і щіервнікі зривая̌це с̌іє̌ в нієбо од падљіни бавоу́у. Пр̌иправіяр̌е добрне̌љі до бурти</text:p>
      <text:p text:style-name="P4">орнітоптера і заче̌љі ву́ажіч до с̌родка за пљецамі кс̌іє̌чія. Гаљљецк помаґау́ вчія̌ґая̌ц іх до тиу́у.</text:p>
      <text:p text:style-name="P4">- Ву́ажіми, ху́опакі! - р̌учіу́.- Раз, два!</text:p>
      <text:p text:style-name="P4">Вчіс̌ніє̌ти пр̌ез запоцоних ме̌жчизн в ка̌т Пауљ вдихау́ љепка̌ воњ страху; зобачиу́, же</text:p>
      <text:p text:style-name="P4">двај з ніх мієљі марніє спасоване пр̌и шиях фіљтрфракі. Затр̌имау́ інформацȷ́ в паміє̌чі, би</text:p>
      <text:p text:style-name="P4">запобієц тему на пр̌ишу́ощ. Ојчієц бе̌д̌іє мус̌іяу́ зар̌а̌д̌іч остр̌ејше <text:soft-page-break/>риґори в звія̌зку</text:p>
      <text:p text:style-name="P4">з фіљтрфракамі. Људ̌іє набієрая̌ ску́оннощі до фушеркі, ȷ̈с̌љі с̌іє̌ ніє піљнуȷ̈ такіх справ.</text:p>
      <text:p text:style-name="P4">Остатні чу́овієк впаду́ на тиу́ здишани, воу́ая̌ц:</text:p>
      <text:p text:style-name="P4">- Черв! Ј̈ст туж, туж! Одпаљајчіє!</text:p>
      <text:p text:style-name="P4">Кс̌ія̌же̌ усадовіу́ с̌іє̌ в фотељу і повієд̌іяу́ нахмур̌они:</text:p>
      <text:p text:style-name="P4">- Мами ȷ̈ще правіє тр̌и мінути веду́уґ пієрвотнеґо зљіченія контакту. Зґадза с̌іє̌,</text:p>
      <text:p text:style-name="P4">Кинес? - Затр̌асна̌у́ і справд̌іу́ др̌ві.</text:p>
      <text:p text:style-name="P4">- Правіє цо до ёти, му̊ј паніє - повієд̌іяу́ Кинес і помис̌љау́: Опановани тип, тен кс̌ія̌же̌.</text:p>
      <text:p text:style-name="P4">- Тутај вшистко в пор̌а̌дку, С̌іре - замељдовау́ Гаљљецк. Кс̌ія̌же̌ ківна̌у́ ґу́ова̌, пр̌ес̌љед̌іу́</text:p>
      <text:p text:style-name="P2">старт свеґо остатнієґо ескортовца. Уставіу́ запу́он, ȷ̈ще раз зеркна̌у́ на скр̌иду́а і пр̌ир̌а̌ди,</text:p>
      <text:p text:style-name="P4">вчісна̌у́ кољејнощ запу́ону. Старт вґніу̊ту́ кс̌іє̌чія і Кинеса ґу́е̌боко в фотеље, спрасовау́ људ̌і</text:p>
      <text:p text:style-name="P4">в оґоніє. Кинес обсервовау́, в які спосу̊б кс̌ія̌же̌ оперуȷ̈ стерамі - дељікатніє, певніє.</text:p>
      <text:p text:style-name="P4">Орнітоптер одервау́ с̌іє̌ юж зупеу́ніє од зіємі, кс̌ія̌же̌ студіёвау́ пр̌ир̌а̌ди, обејр̌ау́ с̌іє̌ в ȷ̈дна̌</text:p>
      <text:p text:style-name="P4">і друґа̌ строне̌ на скр̌иду́а.</text:p>
      <text:p text:style-name="P4">- Ј̈ст бардзо чіє̌жкі, С̌іре - повієд̌іяу́ <text:soft-page-break/>Гаљљецк.</text:p>
      <text:p text:style-name="P4">- В ґраніцах тољеранцї дља теґо статку - одпару́ кс̌ія̌же̌.- Цгиба ніє мис̌љау́ес̌ поважніє, же</text:p>
      <text:p text:style-name="P4">наражіу́бим на шванк ȷ̈ґо у́адунек, цо, Ґурнеи?</text:p>
      <text:p text:style-name="P4">- Ані пр̌ез, хвіље̌, С̌іре.</text:p>
      <text:p text:style-name="P4">Кс̌ія̌же̌ пр̌ехиљіу́ статек в ду́уґім, у́аґодним віражу взбіяя̌ц с̌іє̌ над ґа̌с̌ієніќм.</text:p>
      <text:p text:style-name="P4">Вґнієчіёни в ка̌т под окнем Пауљ вљепіяу́ очи в учіху́а̌ машине̌ на піяску. Знак червія</text:p>
      <text:p text:style-name="P4">урвау́ с̌іє̌ яќс̌ чтериста метру̊в од ґа̌с̌ієніка. Піясек воку̊у́ комбајну зафаљовау́.</text:p>
      <text:p text:style-name="P4">- Черв знајдуȷ̈ с̌іє̌ тераз под ґа̌с̌ієніќм - повієд̌іяу́ Кинес. - За хвіље̌ бе̌д̌ієчіє</text:p>
      <text:p text:style-name="P4">с̌віядкамі чеґос̌, цо нієвієљу оґља̌дау́о.</text:p>
      <text:p text:style-name="P4">Дробіни пиу́у зачміу́и піях пр̌и ґа̌с̌ієніку. Вієљка махіна заче̌у́а хиљіч с̌іє̌ на права̌</text:p>
      <text:p text:style-name="P4">строне̌. Там з ȷ̈ј правеј строни формовау́ с̌іє̌ ґіґантични љеј віруя̌цеґо піяску. Віровау́ цораз</text:p>
      <text:p text:style-name="P4">шибчієј і шибчієј. Тераз піях і пиу́ випеу́ніяу́и повієтр̌е в промієнію сетек метру̊в. І втеди ґо</text:p>
      <text:p text:style-name="P4">зобачиљі!</text:p>
      <text:p text:style-name="P4">З піяску винур̌иу́ с̌іє̌ пр̌епастни отву̊р. С̌віяту́о су́онечне заміґотау́о <text:soft-page-break/>на поу́искљівих,</text:p>
      <text:p text:style-name="P4">біяу́их острокоу́ах в ȷ̈ґо ґу́е̌бі. Пауљ оценіу́, же с̌редніца отвору пр̌инајмнієј двукротніє</text:p>
      <text:p text:style-name="P4">пр̌екрача ду́уґощ ґа̌с̌ієніка. Патр̌иу́, як машина осува с̌іє̌ до розварчія в кіпієљі піяску</text:p>
      <text:p text:style-name="P4">і пиу́у. Отву̊р вицофау́ с̌іє̌.</text:p>
      <text:p text:style-name="P4">- Боґовіє, цо за потву̊р! - вишептау́ ме̌жчизна обок Пауља.</text:p>
      <text:p text:style-name="P4">- Заґарна̌у́ цау́а̌ наша̌ хољерна̌ пр̌иправе̌! - варкна̌у́ інни.</text:p>
      <text:p text:style-name="P4">- Ктос̌ за то запу́ачі - повієд̌іяу́ кс̌ія̌же̌. - Обієцуȷ́ вам.</text:p>
      <text:p text:style-name="P4">По детермінацї в ґу́ос̌іє ојца Пауљ одґаду́ ȷ̈ґо ґу́е̌бокі ґнієв. Однаљазу́ ґо теж і в собіє. То</text:p>
      <text:p text:style-name="P4">биу́о кариґодне нієдбаљство! В чіши, яка западу́а, досу́ишељі ґу́ос Кинеса:</text:p>
      <text:p text:style-name="P4">- Нієх бе̌д̌іє бу́оґосу́авіёни Створ̌ичієљ і Ј̈ґо вода - вишептау́ Кинес. - Бу́оґосу́авіёне</text:p>
      <text:p text:style-name="P4">Ј̈ґо пр̌ибичіє і одејщіе. Нієхај Ј̈ґо дроґа очищі с̌віят. Нієх захова Он с̌віят дља Свих</text:p>
      <text:p text:style-name="P4">људ̌і.</text:p>
      <text:p text:style-name="P4">- Цо там мручиш? - спитау́ кс̌ія̌же̌. Аље Кинес заховау́ міљченіє. Пауљ розејр̌ау́ с̌іє̌ по</text:p>
      <text:p text:style-name="P4">сту́очоних воку̊у́ с̌ієбіє људ̌іях. Патр̌иљі з ље̌ќм на тиу́ ґу́ови Кинеса. Ј̈ден вишептау́:</text:p>
      <text:p text:style-name="P4"><text:soft-page-break/>- Љієт.</text:p>
      <text:p text:style-name="P4">Кинес обејр̌ау́ с̌іє̌ р̌уцая̌ц ґроз́не спојр̌енія. Ме̌жчизна шговау́ с̌іє̌, сконстерновани.</text:p>
      <text:p text:style-name="P4">Ктос̌ з уратованих људ̌і поча̌у́ касу́ач - сухо, розд̌ієрая̌цо. По хвіљі викр̌тус̌іу́:</text:p>
      <text:p text:style-name="P4">- Нієх пієку́о поху́оніє те̌ діябељна̌ д̌іюре̌!</text:p>
      <text:p text:style-name="P2">Високі діюніда, кту̊ри остатні опущіу́ ґа̌с̌ієнік, повієд̌іяу́:</text:p>
      <text:p text:style-name="P4">- Ніє ґадај тиље, Цосс. То з́ље робі на кашељ.</text:p>
      <text:p text:style-name="P4">Порушиу́ с̌іє̌ вс̌ру̊д ме̌жчизн, аж випатр̌иу́ поміє̌дзи німі тиу́ ґу́ови кс̌іє̌чія Љето.</text:p>
      <text:p text:style-name="P4">- Ре̌че̌, жес̌ кс̌ія̌же̌ Љето. Тобіє то ску́адами д̌іє̌кі за жичіє. Биљіс̌ми о крок од с̌мієрчі,</text:p>
      <text:p text:style-name="P4">занім с̌іє̌ зявіу́ес̌.</text:p>
      <text:p text:style-name="P4">- С̌ієд̌ь чіхо, чу́овієку, і дај кс̌іє̌чію провад̌іч статек - мрукна̌у́ Гаљљецк. Пауљ зеркна̌у́ на</text:p>
      <text:p text:style-name="P4">нієґо. Он сам ру̊внієж від̌іяу́ змарщкі на ще̌це ојца. Ќди кс̌ія̌же̌ биу́ вщіеку́и, наљежау́о</text:p>
      <text:p text:style-name="P4">ход̌іч на паљцах. Љето зача̌у́ випровадзач пр̌ехиљони орнітоптер з шероќґо віражу,</text:p>
      <text:p text:style-name="P4">встр̌имау́ с̌іє̌ відза̌ц, же знову цос̌ с̌іє̌ руша на піяску. Черв вицофау́ с̌іє̌ в ґу́е̌біни, а тераз</text:p>
      <text:p text:style-name="P4">в побљіжу давнеґо мієјша ґа̌с̌ієніка <text:soft-page-break/>відочне биу́и двіє сиљветкі уходза̌це од љея в піяху</text:p>
      <text:p text:style-name="P4">на пу̊у́ноц. Видавау́о с̌іє̌, же с̌љізґая̌ с̌іє̌ оне по повієр̌хні, љедвіє взбіяя̌ц пиу́ за соба̌.</text:p>
      <text:p text:style-name="P4">- Цо то за ȷ̈дні там в доље? - варкна̌у́ кс̌ія̌же̌.</text:p>
      <text:p text:style-name="P4">- Двај фацечі, кту̊р̌и забраљі с̌іє̌ на пр̌еяжд̌ке̌, с̌ір - одпару́ діюніда.</text:p>
      <text:p text:style-name="P4">- Дљачеґо ніє вспомніяно о ніх ані су́овем?</text:p>
      <text:p text:style-name="P4">- Зробіљі то на ву́асне ризико, с̌ір.</text:p>
      <text:p text:style-name="P4">- Му̊ј паніє - повієд̌іяу́ Кинес - чі људ̌іє вієдза̌, як нієвієље можна зробіч дља офіяр</text:p>
      <text:p text:style-name="P4">пустині в краініє червія.</text:p>
      <text:p text:style-name="P4">- Вис̌љеми по ніх статек з бази - учія̌у́ кс̌ія̌же̌.</text:p>
      <text:p text:style-name="P4">- Як собіє жичиш, му̊ј паніє - р̌еку́ Кинес. - Аље ќди статек тутај дотр̌е, правдоподобніє</text:p>
      <text:p text:style-name="P4">ніє бе̌д̌іє коґо ратовач.</text:p>
      <text:p text:style-name="P4">- Вис̌љеми статек так чи овак - одпару́ кс̌ія̌же̌.</text:p>
      <text:p text:style-name="P4">- Биљі правіє доку́адніє там, ґд̌іє вишеду́ черв - повієд̌іяу́ Пауљ - Як оні учієкљі?</text:p>
      <text:p text:style-name="P4">- Щіани кратеру осувая̌ с̌іє̌ і ста̌д зу́удна оцена одљеґу́ощі - повієд̌іяу́ Кинес.</text:p>
      <text:p text:style-name="P4">- Марнуȷ̈ми ту паљіво, С̌іре - ос̌мієљіу́ с̌іє̌ зауважич Гаљљецк.</text:p>
      <text:p text:style-name="P4">- Ніє да с̌іє̌ укрич, Ґурнеи.</text:p>
      <text:p text:style-name="P4"><text:soft-page-break/>Кс̌ія̌же̌ завру̊чіу́ статек в ќрунку Муру Запоровеґо. Ј̈ґо ескорта зешу́а з кра̌женія</text:p>
      <text:p text:style-name="P4">позицијнеґо зајмуя̌ц становіска над німі і на скр̌иду́ах. Пауљ розмис̌љау́ над тим, цо</text:p>
      <text:p text:style-name="P4">повієд̌ієљі діюніда і Кинес. Вичувау́ пу̊у́правди, звичајне ку́амства. Тамчі људ̌іє на піяску</text:p>
      <text:p text:style-name="P4">с̌љізґаљі с̌іє̌ по нім з така̌ певнощіа̌, посуваљі с̌іє̌ в вираз́ніє пр̌емис̌љани спосу̊б, аби унікна̌ч</text:p>
      <text:p text:style-name="P4">поновнеґо вивабієнія червія з ȷ̈ґо чељущі. Фремені - помис̌љау́ Пауљ. - Кту̊ж інни чуу́би с̌іє̌</text:p>
      <text:p text:style-name="P4">так певніє на повієр̌хні піяску? Коґу̊ж іннеґо можна биу́о спокојніє позоставіч самему</text:p>
      <text:p text:style-name="P4">собіє - бо ніц му ніє ґрожіу́о? Оні потрафія̌ ту жич! Умієя̌ пр̌ехитр̌ич червія!</text:p>
      <text:p text:style-name="P4">- Цо робіљі Фремені на тим ґа̌с̌ієніку? - запитау́ Пауљ.</text:p>
      <text:p text:style-name="P4">Кинес одвіна̌у́ с̌іє̌ до тиу́у. Високі діюніда вбіу́ в Пауља шероко отварте очи - бу́е̌кіт вс̌ру̊д</text:p>
      <text:p text:style-name="P4">бу́е̌кіту в бу́е̌кічіє.</text:p>
      <text:p text:style-name="P4">- Цо то за ху́опак? - запитау́.</text:p>
      <text:p text:style-name="P2">Гаљљецк пр̌есуна̌у́ с̌іє̌ стая̌ц міє̌дзи нім а Пауљем.</text:p>
      <text:p text:style-name="P4">- То Пауљ Атрида, кс̌ія̌же̌ци д̌ієд̌іц.</text:p>
      <text:p text:style-name="P4">- Чему пљечіє, же на нашеј љандар̌е биљі Фремені?</text:p>
      <text:p text:style-name="P4"><text:soft-page-break/>- Так виґља̌даљі - повієд̌іяу́ Пауљ.</text:p>
      <text:p text:style-name="P4">Кинес прихна̌у́.</text:p>
      <text:p text:style-name="P4">- Фремену̊в ніє познаȷ̈ с̌іє̌ по виґља̌д̌іє!</text:p>
      <text:p text:style-name="P4">Змієр̌иу́ діюніде̌ взроќм.</text:p>
      <text:p text:style-name="P4">- Ти, цо то биљі за људ̌іє?</text:p>
      <text:p text:style-name="P4">- Кумпље ȷ̈днеґо з наших - повієд̌іяу́ діюніда. - Звичајні кумпље з віёскі, хчієљі</text:p>
      <text:p text:style-name="P4">зобачич піяскі пр̌иправне.</text:p>
      <text:p text:style-name="P4">Кинес одвру̊чіу́ ґу́ове̌.</text:p>
      <text:p text:style-name="P4">- Фремені! - Аље вспомніяу́ су́ова вирочні: „Љісан аљ-Ґаіб пр̌ејр̌и вшељќ вибієґі”.</text:p>
      <text:p text:style-name="P4">- Оні са̌ юж мартві певніќм, му́оди панічу - повієд̌іяу́ діюніда. - Ніє повінніс̌ми с̌іє̌</text:p>
      <text:p text:style-name="P4">з́ље о ніх виражач.</text:p>
      <text:p text:style-name="P4">Ј̈днак Пауљ су́ишау́ фау́ш в іх ґу́осах, чуу́ ґроз́бе̌, кту̊ра справіу́а, же Гаљљецк</text:p>
      <text:p text:style-name="P4">інстинктовніє пр̌ия̌у́ обронна̌ позицȷ́. Повієд̌іяу́ ошгље:</text:p>
      <text:p text:style-name="P4">- Вибраљі собіє страшљіве мієјше на с̌мієрч.</text:p>
      <text:p text:style-name="P4">Ніє одврацая̌ц с̌іє̌ Кинес р̌еку́:</text:p>
      <text:p text:style-name="P4">- Ќди Бу̊ґ визнача яќјс̌ істочіє мієјше с̌мієрчі, справія Он, би потр̌еби я̌ в ове</text:p>
      <text:p text:style-name="P4">мієјше пр̌ивіёду́и.</text:p>
      <text:p text:style-name="P4">Љето обру̊чіу́ тварде спојр̌еніє на Кинеса. А Кинес одвзаȷ̈мніяя̌ц то спојр̌еніє почуу́ с̌іє̌</text:p>
      <text:p text:style-name="P4"><text:soft-page-break/>заку́опотани тим, чеґо тутај биу́ с̌віядќм. Теґо кс̌іє̌чія бард̌ієј обход̌іљі људ̌іє ніж</text:p>
      <text:p text:style-name="P4">пр̌иправа. Заризиковау́ жичієм ву́асним і жичієм ву́аснеґо сина дља ратованія људ̌і. Махна̌у́</text:p>
      <text:p text:style-name="P4">ре̌ка̌ на страте̌ ґа̌с̌ієніка. Заґроженіє жичія људ̌і вправіу́о ґо ве вщіеку́ощ. Таќму пр̌иву̊дци</text:p>
      <text:p text:style-name="P4">ȷ̈ст с̌іє̌ вієрним на с̌мієрч. Трудно ґо побіч.</text:p>
      <text:p text:style-name="P4">Вбрев ву́аснеј вољі і вшисткім попр̌еднім оса̌дом Кинес пр̌изнау́ с̌іє̌ пр̌ед соба̌:</text:p>
      <text:p text:style-name="P2">Подоба мі с̌іє̌ тен кс̌ія̌же̌.</text:p>
      <text:p text:style-name="P4">17</text:p>
      <text:p text:style-name="P4">Вієљкощ то хвіљове пр̌ежичіє. Ніґди ніє бива рацёнаљна. Понієка̌д заљежи</text:p>
      <text:p text:style-name="P4">од мітотву̊рчеј виобраз́ні родзаю људзќґо. Чу́овієк пр̌еживая̌ци вієљкощ</text:p>
      <text:p text:style-name="P4">мус̌і чуч міт, в кту̊рим істнієȷ̈. Мус̌і одбіяч то, цо нањ пада. І мус̌і умієч</text:p>
      <text:p text:style-name="P4">с̌міяч с̌іє̌ з с̌ієбіє. Тиљко так визвољі с̌іє̌ од віяри ве ву́асне аспірацȷ̈. С̌мієх</text:p>
      <text:p text:style-name="P4">ȷ̈ст вшисткім, цо позваља му порушач с̌іє̌ вевна̌тр̌ с̌ієбіє. Без с̌мієху</text:p>
      <text:p text:style-name="P4">навет хвіљова вієљкощ зніщи чу́овієка.</text:p>
      <text:p text:style-name="P4">з „Мис̌љі зебраних Муад’Діба” <text:soft-page-break/>опрацованих пр̌ез кс̌іє̌жнічке̌ Іруљан</text:p>
      <text:p text:style-name="P4">В саљі ядаљнеј вієљќґо пау́ацу Арракін запаљоно дрифове љампи на випадек вчесних</text:p>
      <text:p text:style-name="P4">чіємнощі. Р̌уцау́и жу̊у́те у́уни ку ґу̊р̌е на чарни у́еб бика і ȷ̈ґо закрвавіёне роґі, і на</text:p>
      <text:p text:style-name="P4">мрочніє поу́искуя̌ци портрет ољејни Стареґо Кс̌іє̌чія. Под овимі таљізманамі яс̌ніяу́о біяу́е</text:p>
      <text:p text:style-name="P4">пу́у̊тно пос̌ру̊д рефљексу̊в випољерованих атридзкіх сребер розставіёних в педантичним</text:p>
      <text:p text:style-name="P4">шику на оґромним стоље - мау́е архіпељаґі накрич чекая̌цих пр̌и криштау́ових шкљаніцах,</text:p>
      <text:p text:style-name="P4">вшистко розмієщоне в квадрати пр̌ед чіє̌жкімі, древніянимі кр̌есу́амі. Кљасични</text:p>
      <text:p text:style-name="P4">центраљни кандељабр позостау́ ніє запаљони, а ȷ̈ґо спљатая̌це с̌іє̌ в ґу̊р̌е з чієніямі у́ањцухи</text:p>
      <text:p text:style-name="P4">ховау́и механізм викривача тручізни.</text:p>
      <text:p text:style-name="P4">Затр̌имуя̌ц с̌іє̌ в др̌віях би справд̌іч стан пр̌иґотовањ, кс̌ія̌же̌ мис̌љау́ о викривачу</text:p>
      <text:p text:style-name="P4">тручізни і значенію теґо ур̌а̌дзенія в ȷ̈ґо сферах. Вшистко подчія̌ґніє̌те под шабљон. Можна</text:p>
      <text:p text:style-name="P4">нас пр̌икроіч веду́уґ ȷ́зика - прецизијних і субтељних окрес̌љењ <text:soft-page-break/>на перфідне способи</text:p>
      <text:p text:style-name="P4">задаванія с̌мієрчі. Чи д̌іс̌ вієчорем ктос̌ спру̊буȷ̈ хаумурки - тручізни в напою? Чи</text:p>
      <text:p text:style-name="P4">рачеј бе̌д̌іє то хаумас - тручізна в ȷ̈дзенію? - Потр̌а̌сна̌у́ ґу́ова̌.</text:p>
      <text:p text:style-name="P4">Пр̌и каждим таљер̌у на ду́уґім стоље знајдовау́а с̌іє̌ карафка з вода̌. Води на стоље</text:p>
      <text:p text:style-name="P4">вистарчиу́оби, як ошацовау́ кс̌ія̌же̌, до утр̌иманія бієднеј арракіњсќј род̌іни пр̌ез понад</text:p>
      <text:p text:style-name="P4">рок. По обу стронах др̌ві, в кту̊рих с̌іє̌ затр̌имау́, стау́и шероќ умиваљніяне міси з боґато</text:p>
      <text:p text:style-name="P4">здобіёнеј, жу̊у́теј і зієљонеј ґљазури. До каждеј міси биу́ особни вієшак з ре̌чнікамі. Ј̈ст ту такі</text:p>
      <text:p text:style-name="P4">звичај - вияс̌ніу́а охмістр̌ині - же входза̌ци ґощіе церемоніяљніє занур̌ая̌ ду́оніє в міс̌іє,</text:p>
      <text:p text:style-name="P4">вихљапуя̌ паре̌ фіљіжанек води на поду́оґе̌, вичієрая̌ ду́оніє в ре̌чнік, а ре̌чнікі р̌уцая̌</text:p>
      <text:p text:style-name="P4">в росна̌ца̌ под др̌віямі кау́уже̌. По пр̌иȷ́чію у брами збієрая̌ с̌іє̌ жебраци, кту̊рим давано</text:p>
      <text:p text:style-name="P4">вичіс̌ніє̌та̌ з ре̌чніку̊в воде̌.</text:p>
      <text:p text:style-name="P4">Якже типове дља љенна Гарконнену̊в - помис̌љау́ кс̌ія̌же̌. - Вшељќ можљіве до вимис̌љенія</text:p>
      <text:p text:style-name="P4">уподљенія духа. - Одетхна̌у́ <text:soft-page-break/>ґу́е̌боко чуя̌ц як заљева ґо вщіеку́ощ.</text:p>
      <text:p text:style-name="P4">- Од д̌іс̌іяј конієц з тим звичаȷ̈м! - мрукна̌у́.</text:p>
      <text:p text:style-name="P4">По друґієј строніє достр̌еґу́ кобієте̌ зе су́ужби - ȷ̈дна̌ з ових пољецоних пр̌ез</text:p>
      <text:p text:style-name="P2">охмістр̌иніє̌ у́иковатих баб - пау́е̌тая̌ца̌ с̌іє̌ пр̌и др̌віях од кухні. Пр̌ивоу́ау́ я̌ ґестем</text:p>
      <text:p text:style-name="P4">ре̌кі. Спієша̌ц до нієґо воку̊у́ стоу́у висуне̌у́а с̌іє̌ з чієні і зобачиу́ твар̌ як ску̊р̌ана̌ подешев,</text:p>
      <text:p text:style-name="P4">очи бу́е̌кітне в бу́е̌кічіє.</text:p>
      <text:p text:style-name="P4">- Му̊ј пан собіє жичи?</text:p>
      <text:p text:style-name="P4">Ґу́ове̌ похиљіу́а, спущіу́а очи.</text:p>
      <text:p text:style-name="P4">Махна̌у́ ре̌ка̌.</text:p>
      <text:p text:style-name="P4">- Усуна̌ч те міси і ре̌чнікі.</text:p>
      <text:p text:style-name="P4">- Аљеж... Шљахетніє Уродзони... - Подніёсу́а спојр̌еніє, уста биу́и розд̌іявіёне.</text:p>
      <text:p text:style-name="P4">- Вієм о звичаю! - варкна̌у́. - Забієр̌ те міси до вејщіа. Ќди бе̌д̌ієми ȷ̈дљі і допу̊кі</text:p>
      <text:p text:style-name="P4">ніє скоњчими, кажди жебрак, кту̊ри с̌іє̌ зґу́ос̌і, ма достач пеу́ен кубек води. Ясне?</text:p>
      <text:p text:style-name="P4">Ґримас ȷ̈ј висушонеј твар̌и виражау́ взбур̌еніє... констернацȷ́, зу́ощ... В пр̌ебу́иску</text:p>
      <text:p text:style-name="P4">інтуіцї Љето здау́ собіє справе̌, же мус̌іяу́а нос̌іч с̌іє̌ з заміярем спр̌едажи вижимку̊в води</text:p>
      <text:p text:style-name="P4"><text:soft-page-break/>з подептаних ре̌чніку̊в, жеби вичісна̌ч паре̌ ґроши з пр̌ибиу́их под др̌ві не̌дзар̌и.</text:p>
      <text:p text:style-name="P4">Можљіве, же то ру̊внієж биу́ звичај. Нахмур̌иу́ с̌іє̌ і буркна̌у́:</text:p>
      <text:p text:style-name="P4">- Ставіям ґвард̌істе̌, би пр̌ипіљновау́, жеби моȷ̈ розкази зостау́и виконане цо до ёти.</text:p>
      <text:p text:style-name="P4">Закре̌чіу́ с̌іє̌ на піє̌чіє і вієљкімі крокамі завру̊чіу́ в коритар̌ до Вієљќј Саљі. Вспомнієнія</text:p>
      <text:p text:style-name="P4">не̌кау́и ȷ̈ґо паміє̌ч як мамротаніє беззе̌бних старух. Пр̌ипомніяу́и му с̌іє̌ отварте води</text:p>
      <text:p text:style-name="P4">і фаље - дні трави міяст піяску - ошоу́аміяя̌це віёсни, кту̊ре пр̌емкне̌у́и обок нієґо як нієс̌іёне</text:p>
      <text:p text:style-name="P4">гураґанем љіщіе. Вшистко пр̌еміне̌у́о. Стар̌еȷ́ с̌іє̌ - помис̌љау́. - Почуу́ем жімна̌ ду́оњ своȷ̈ј</text:p>
      <text:p text:style-name="P4">с̌мієртељнощі. І то в чим? В хчівощі стареј кобієти.</text:p>
      <text:p text:style-name="P4">В Вієљќј Саљі љади Ј̈сс̌іка становіу́а ос̌родек мієшанеґо товар̌иства зебранеґо пр̌и</text:p>
      <text:p text:style-name="P4">комінку. Живе пу́омієніє тр̌аскау́и р̌уцая̌ц міґотљіве, помарањчове бу́искі на кљејноти</text:p>
      <text:p text:style-name="P4">і коронкі, на боґате тканіни. В ґрупіє розпознау́ продуцента фіљтрфраку̊в аж з Картаґін, імпортера</text:p>
      <text:p text:style-name="P4">спр̌е̌ту ељектронічнеґо і спедитора <text:soft-page-break/>води, кту̊ри міяу́ љетнія̌ резиденцȷ́ в побљіжу свеј витву̊рні</text:p>
      <text:p text:style-name="P4">на чапіє пољарнеј, пр̌едставічієља Банку Ґіљдії (щупу́и тип, тр̌имая̌ци с̌іє̌ нієцо на убочу),</text:p>
      <text:p text:style-name="P4">гуртовніка че̌щі замієнних дља ур̌а̌дзењ до експљоатацї пр̌иправи, худа̌ і жімна̌ кобієте̌,</text:p>
      <text:p text:style-name="P4">кту̊реј усу́уґі пр̌еводнічкі дља ґощі споза пљанети су́ужиу́и р̌екомо за пр̌икривке̌ ру̊жнороднеј</text:p>
      <text:p text:style-name="P4">д̌іяу́аљнощі пр̌емитнічеј, шпієґовсќј і шантажу. Віє̌кшощ обецних на саљі кобієт</text:p>
      <text:p text:style-name="P4">справіяу́а враженіє одљаних веду́уґ окрес̌љонеґо модељу - стројне, в каждим цаљу шиковне,</text:p>
      <text:p text:style-name="P4">з д̌івна̌ домієшка̌ нієухвитнеј змису́овощі. Ј̈сс̌іка навет ґдиби ніє биу́а ґосподинія̌,</text:p>
      <text:p text:style-name="P4">пр̌ичміу́аби то цау́е товар̌иство - помис̌љау́. Ніє нос̌іу́а жаднеј біжутерії і здецидовау́а с̌іє̌ на</text:p>
      <text:p text:style-name="P4">чієпу́е кољори - ду́уґа̌ сукніє̌ в одчієнію ніємаљ оґнія і чіємнобра̌зова̌ вста̌жке̌ в мієд̌іяних</text:p>
      <text:p text:style-name="P4">ву́осах. Зрозуміяу́, же биу́о то дељікатне визваніє под ȷ̈ґо адресем, з поводу ȷ̈ґо озіє̌бу́еґо</text:p>
      <text:p text:style-name="P4">остатніё захованія. Вієд̌іяу́а досконаље, же в тих кољорах подоба му с̌іє̌ најбард̌ієј - же</text:p>
      <text:p text:style-name="P4">яві му с̌іє̌ шељестем чієпу́их барв. В <text:soft-page-break/>побљіжу, бард̌ієј оскр̌идљая̌ц ґрупе̌, ніж входза̌ц в ȷ̈ј</text:p>
      <text:p text:style-name="P4">ску́ад, стау́ Дунцан Ідаго в љс̌нія̌цим парадним мундур̌е, без виразу на нієодґадніёнеј твар̌и,</text:p>
      <text:p text:style-name="P2">зе старанніє зачесанимі чарнимі љокамі. Зостау́ одвоу́ани од Фремену̊в і отр̌имау́ розкази од</text:p>
      <text:p text:style-name="P4">Гавата: „Под претекстем охрони љади Ј̈сс̌ікі бе̌д̌ієш я̌ міяу́ стаље на оку”.</text:p>
      <text:p text:style-name="P4">Кс̌ія̌же̌ розејр̌ау́ с̌іє̌ по саљі. В роґу отачау́ Пауља надскакуя̌ци му ту́умек зу́отеј му́од̌ієжи</text:p>
      <text:p text:style-name="P4">Арракін і тр̌имая̌ци с̌іє̌ нієцо на убочу тр̌еј офіцеровіє ґвардії пау́ацовеј. Уваґе̌ кс̌іє̌чія</text:p>
      <text:p text:style-name="P4">щеґу̊љніє пр̌ичія̌ґне̌у́и му́оде панни. Яка̌ вспаніяу́а̌ партіє̌ становіу́би кс̌ія̌же̌ци д̌ієд̌іц. Љеч</text:p>
      <text:p text:style-name="P4">Пауљ трактовау́ ȷ̈ вшистќ ру̊вно, з аристократична̌ резерва̌. Добр̌е бе̌д̌іє нос̌іу́ титуу́ помис̌љау́ кс̌ія̌же̌ і ус̌віядоміу́ собіє з учучієм наґу́еґо ху́оду, же ȷ̈ст то ȷ̈ґо кољејна мис̌љ</text:p>
      <text:p text:style-name="P4">о с̌мієрчі.</text:p>
      <text:p text:style-name="P4">Пауљ зобачиу́ ојца в др̌віях, умкна̌у́ очамі пр̌ед ȷ̈ґо спојр̌енієм. Обејр̌ау́ собіє</text:p>
      <text:p text:style-name="P4">збітих в ґромадкі ґощі, упієрщіеніёне паљце щіская̌це дрінкі (і дискретне пру̊би докониване</text:p>
      <text:p text:style-name="P4"><text:soft-page-break/>за помоца̌ мініятурових здаљніє сондуя̌цих викривачи). Патр̌а̌ц на твар̌е тих</text:p>
      <text:p text:style-name="P4">папљая̌цих људ̌і Пауљ почуу́ до ніх ґвау́товна̌ одразе̌. Таніє маскі нау́ожоне на ґнія̌це мис̌љі</text:p>
      <text:p text:style-name="P4">- беу́кот ґу́осу̊в дља заґу́ушенія чіши кр̌ича̌цеј в каждеј пієрс̌і. Ј̈стем в зґор̌кніяу́им настрою</text:p>
      <text:p text:style-name="P4">- помис̌љау́ і застановіу́ с̌іє̌, цо би на то повієд̌іяу́ Ґурнеи. Знау́ пр̌ичини свеґо настрою. Ніє</text:p>
      <text:p text:style-name="P4">хчіяу́ висте̌повач в обецнеј рољі, љеч ојчієц биу́ становчи.</text:p>
      <text:p text:style-name="P4">- Маш позицȷ́, маш становіско. Доросу́ес̌ юж до теґо. Ј̈стес̌ правіє ме̌жчизна̌.</text:p>
      <text:p text:style-name="P4">Пауљ зауважиу́, же ојчієц опуща др̌ві, розґља̌да с̌іє̌ по саљі, а насте̌пніє подход̌і до</text:p>
      <text:p text:style-name="P4">товар̌иства отачая̌цеґо Ј̈сс̌іке̌.</text:p>
      <text:p text:style-name="P4">Љето надшеду́, ќди спедитор води запитивау́:</text:p>
      <text:p text:style-name="P4">- Чи то правда, же кс̌ія̌же̌ ма заміяр впровад̌іч надзу̊р поґоди?</text:p>
      <text:p text:style-name="P4">Кс̌ія̌же̌ одезвау́ с̌іє̌ зза ȷ̈ґо пљецу̊в:</text:p>
      <text:p text:style-name="P4">- Ніє вибієґаљіс̌ми мис̌ља̌ аж так даљеко, с̌ір.</text:p>
      <text:p text:style-name="P4">Ме̌жчизна одвру̊чіу́ с̌іє̌ одсу́аніяя̌ц добродушне, кра̌ґу́е обљіче, чіємне од опаљенізни.</text:p>
      <text:p text:style-name="P4">- Аах, кс̌ія̌же̌ - повієд̌іяу́. - Браковау́о нам вас.</text:p>
      <text:p text:style-name="P4"><text:soft-page-break/>Љето спојр̌ау́ на Ј̈сс̌іке̌.</text:p>
      <text:p text:style-name="P4">- Мус̌іяу́ем зау́атвіч певна̌ справе̌.</text:p>
      <text:p text:style-name="P4">Зврацая̌ц с̌іє̌ поновніє до спедитора вияс̌ніу́, цо зар̌а̌д̌іу́ з умиваљніянимі місамі</text:p>
      <text:p text:style-name="P4">додая̌ц:</text:p>
      <text:p text:style-name="P4">- Цо до мніє, конієц зе старим звичаȷ̈м.</text:p>
      <text:p text:style-name="P4">- Чи то кс̌ія̌же̌ци розказ, паніє? - спитау́ ме̌жчизна.</text:p>
      <text:p text:style-name="P4">- Позоставіям то вашему ву́аснему... гм... сумієнію - одпару́ кс̌ія̌же̌. Обејр̌ау́ с̌іє̌,</text:p>
      <text:p text:style-name="P4">зобачиу́ іда̌цеґо в строне̌ товар̌иства Кинеса. Кту̊рас̌ з кобієт повієд̌іяу́а:</text:p>
      <text:p text:style-name="P4">- Моім зданієм, то ґест с̌віядча̌ци о гојнощі, роздаваніє води тим...</text:p>
      <text:p text:style-name="P4">Ктос̌ я̌ учішиу́. Кс̌ія̌же̌ патр̌иу́ на Кинеса - зауважиу́, же пљанетољоґ зау́ожиу́ стари,</text:p>
      <text:p text:style-name="P4">чіємнобра̌зови мундур з епољетамі імперіяљнеґо ур̌е̌дніка пањствовеґо і з дробна̌ у́езка̌ зе</text:p>
      <text:p text:style-name="P4">зу́ота на коу́нієр̌у, дистинкця̌ шаржи. Спедитор води запитау́ розез́љони:</text:p>
      <text:p text:style-name="P2">- Чи кс̌ія̌же̌ посува с̌іє̌ до критикі наших звичају̊в?</text:p>
      <text:p text:style-name="P4">- Тен звичај зостау́ змієніёни - повієд̌іяу́ Љето. Скіна̌у́ ґу́ова̌ Кинесові, достр̌еґу́</text:p>
      <text:p text:style-name="P4">хмури на чоље Ј̈сс̌ікі і помис̌љау́: Ніє <text:soft-page-break/>пасуȷ̈ до нієј хмурна міна, аље подсичі пљоткі</text:p>
      <text:p text:style-name="P4">о нієпорозумієніях міє̌дзи намі.</text:p>
      <text:p text:style-name="P4">- За позвољенієм кс̌іє̌чія - повієд̌іяу́ спедитор води - хчіяу́бим зас̌іє̌ґна̌ч додаткових</text:p>
      <text:p text:style-name="P4">інформацї о звичаях.</text:p>
      <text:p text:style-name="P4">Љето посу́ишау́ з наґу́а пр̌иміљни тон в ґу́ос̌іє ме̌жчизни, зауважиу́ вичекуя̌ца̌ чіше̌</text:p>
      <text:p text:style-name="P4">в товар̌иствіє, ґу́ови, кту̊ре заче̌у́и одврацач с̌іє̌ в іх строне̌.</text:p>
      <text:p text:style-name="P4">- Чи то юж ніє час на обіяд? - спитау́а Ј̈сс̌іка.</text:p>
      <text:p text:style-name="P4">- Љеч наш ґощ ма яќс̌ питанія - повієд̌іяу́ Љето. І утквіу́ взрок в спедитор̌е води</text:p>
      <text:p text:style-name="P4">пр̌иґља̌дая̌ц с̌іє̌ окра̌ґу́ему обљічу ме̌жчизни, ȷ̈ґо вієљкім очом і ґрубим варґом.</text:p>
      <text:p text:style-name="P4">Пр̌ипомніяу́о му с̌іє̌ меморандум Гавата: „...і чу́овієќм, на кту̊реґо тр̌еба уважач, ȷ̈ст тен</text:p>
      <text:p text:style-name="P4">іх спедитор води - Љінґар Бевт, запаміє̌тај то іміє̌. Гарконненовіє викор̌истиваљі ґо, аље</text:p>
      <text:p text:style-name="P4">ніґди ніє мієљі над нім цау́ковітеј ву́адзи”.</text:p>
      <text:p text:style-name="P4">- Водне звичаȷ̈ са̌ так інтересуя̌це... - повієд̌іяу́ Бевт і на ȷ̈ґо устах появіу́ с̌іє̌</text:p>
      <text:p text:style-name="P4">ус̌мієх. - Мніє чієкаві, цо замієр̌ачіє зробіч з добудована̌ до теґо пау́ацу <text:soft-page-break/>оранжерія̌. Чи</text:p>
      <text:p text:style-name="P4">надаљ бе̌д̌ієчіє ку́уч нія̌ људ̌і в очи, паніє?</text:p>
      <text:p text:style-name="P4">Љето встр̌имивау́ ґнієв впатруя̌ц с̌іє̌ в ме̌жчизне̌. Біу́ с̌іє̌ з мис̌љамі. Р̌уценіє кс̌іє̌чію</text:p>
      <text:p text:style-name="P4">ре̌кавіци в ȷ̈ґо ву́аснеј с̌ієд̌ібіє вимаґау́о одваґі, щеґу̊љніє тераз, ґди мієљі подпіс Бевта</text:p>
      <text:p text:style-name="P4">на васаљнеј умовіє. Вимаґау́о ру̊внієж с̌віядомощі ву́аснеј с̌іу́и. Вода биу́а ту істотніє</text:p>
      <text:p text:style-name="P4">з́ру̊ду́ем с̌іу́и. Ґдиби на пр̌ику́ад інстаљацȷ̈ водне биу́и заміноване, ґотове до висадзенія на</text:p>
      <text:p text:style-name="P4">дани знак... Тен чу́овієк видавау́ с̌іє̌ здољни до таќј р̌ечи. Зніщеніє інстаљацї водних</text:p>
      <text:p text:style-name="P4">зніщиу́оби ру̊внієж Арракіс. То му̊ґу́ бич у̊в мієч Дамокљеса, кту̊ри Бевт тр̌имау́ і над</text:p>
      <text:p text:style-name="P4">ґу́овамі Гарконнену̊в.</text:p>
      <text:p text:style-name="P4">- Пан му̊ј, кс̌ія̌же̌, і я мами інне замієр̌енія цо до теј оранжерії - повієд̌іяу́а Ј̈сс̌іка.</text:p>
      <text:p text:style-name="P4">Ус̌мієхне̌у́а с̌іє̌ до Љето. - Замієр̌ами я̌ заховач, очивіщіе, аље виу́а̌чніє в повієрніцтвіє</text:p>
      <text:p text:style-name="P4">і дља људнощі Арракіс. Мар̌и нам с̌іє̌, же надејд̌іє д̌ієњ, ќди уда с̌іє̌ змієніч на тиље тутејши</text:p>
      <text:p text:style-name="P4">кљімат, же таќ рос̌љіни бе̌да̌ росу́и в ґрунчіє в довољним мієјшу.</text:p>
      <text:p text:style-name="P4"><text:soft-page-break/>Мояс̌ ти бу́оґосу́авіёна - помис̌љау́ Љето. - Чієкаве, як то страві наш спедитор води.</text:p>
      <text:p text:style-name="P4">- Твоȷ̈ заінтересованіє вода̌ і надзорем поґоди ȷ̈ст зрозуміяу́е - повієд̌іяу́ кс̌ія̌же̌. - Аље</text:p>
      <text:p text:style-name="P4">рад̌іу́бим чі зру̊жніцовач пос̌іядане акцȷ̈. Певнеґо днія вода пр̌естаніє бич так ценним</text:p>
      <text:p text:style-name="P4">товарем на Арракіс.</text:p>
      <text:p text:style-name="P4">І помис̌љау́: Гават мус̌і здвоіч вис̌іу́кі, би пр̌енікна̌ч до орґанізацї теґо Бевта.</text:p>
      <text:p text:style-name="P4">І натихміяст тр̌еба с̌іє̌ зая̌ч аваријнимі ур̌а̌дзеніямі воднимі. Жаден мієч Дамокљеса ніє</text:p>
      <text:p text:style-name="P4">бе̌д̌іє віс̌іяу́ наде мна̌.</text:p>
      <text:p text:style-name="P4">Бевт ківна̌у́ ґу́ова̌, надаљ з ус̌мієхем на устах.</text:p>
      <text:p text:style-name="P2">- Цгваљебне мар̌еніє, му̊ј паніє.</text:p>
      <text:p text:style-name="P4">Одста̌піу́ на крок. Уваґе̌ Љето пр̌икуу́ вираз твар̌и Кинеса. Чу́овієк тен ніє одривау́ очу</text:p>
      <text:p text:style-name="P4">од Ј̈сс̌ікі. Видавау́ с̌іє̌ заурочони - як закохани ме̌жчизна... аљбо чу́овієк поґра̌жони</text:p>
      <text:p text:style-name="P4">в рељіґіјним транс̌іє.</text:p>
      <text:p text:style-name="P4">Розум Кинеса уґія̌у́ с̌іє̌ врешчіє под су́овамі пр̌еповієдні: „І бе̌да̌ д̌ієљіч з вамі</text:p>
      <text:p text:style-name="P4">најґоре̌тше ваше мар̌еніє”. Звру̊чіу́ с̌іє̌ впрост до Ј̈сс̌ікі:</text:p>
      <text:p text:style-name="P4">- Чи пр̌инос̌іш скру̊ценіє дроґі?</text:p>
      <text:p text:style-name="P4"><text:soft-page-break/>- Ах, доктор Кинес - повієд̌іяу́ спедитор води. - Пр̌ервау́ пан ву́у̊че̌ґе̌ зе свимі</text:p>
      <text:p text:style-name="P4">бандамі Фремену̊в. Якже у́аскавіє з пањсќј строни.</text:p>
      <text:p text:style-name="P4">Кинес обя̌у́ Бевта нієодґадніёним спојр̌енієм, повієд̌іяу́:</text:p>
      <text:p text:style-name="P4">- Мавіяя̌ на пустині, же пос̌іяданіє вієљќј іљощі води може поражіч чу́овієка фатаљна̌</text:p>
      <text:p text:style-name="P4">љеккомис̌љнощіа̌.</text:p>
      <text:p text:style-name="P4">- На пустині мая̌ вієље д̌івачних пор̌екадеу́ - ствієрд̌іу́ Бевт, аље ȷ̈ґо ґу́ос здрадзау́</text:p>
      <text:p text:style-name="P4">нієпоку̊ј. Ј̈сс̌іка подешу́а до Љето, всуне̌у́а му ре̌ке̌ под раміє̌, би зискач на час̌іє і оху́она̌ч.</text:p>
      <text:p text:style-name="P4">Кинес повієд̌іяу́: „...скру̊ценіє дроґі”. В давнеј мовіє вираженіє ту́умачиу́о с̌іє̌ на „Квісатз</text:p>
      <text:p text:style-name="P4">Гадерах”. Д̌івне питаніє пљанетољоґа пр̌ешу́о якби ніє зауважоне пр̌ез позостау́их і тераз</text:p>
      <text:p text:style-name="P4">Кинес нахиљау́ с̌іє̌ ку ȷ̈днеј з дам до товар̌иства, су́ухая̌ц коќтеријнеґо шептанія. Квісатз</text:p>
      <text:p text:style-name="P4">Гадерах - помис̌љау́а Ј̈сс̌іка. - Чижби наша Місс̌іёнарія Протецтіва защепіу́а тутај і те̌</text:p>
      <text:p text:style-name="P4">љеґенде̌? Та мис̌љ подсичіу́а укрите над̌ієȷ̈, яќ вія̌зау́а з Пауљем. Он може бич Квісатз</text:p>
      <text:p text:style-name="P4">Гадерах. Он може бич.</text:p>
      <text:p text:style-name="P4"><text:soft-page-break/>Пр̌едставічієљ Банку Ґіљдії вдау́ с̌іє̌ в конверсацȷ́ зе спедиторем води і ґу́ос Бевта</text:p>
      <text:p text:style-name="P4">взніу̊су́ с̌іє̌ понад шмер подȷ́тих на ново розму̊в:</text:p>
      <text:p text:style-name="P4">- Вієљу пру̊бовау́о змієніч Арракіс.</text:p>
      <text:p text:style-name="P4">Кс̌ія̌же̌ зобачиу́, же су́ова те якби пр̌ешиу́и Кинеса - випростовуя̌ц ґо ґвау́товніє</text:p>
      <text:p text:style-name="P4">і одр̌уцая̌ц од фљіртуя̌цеј кобієти. В нієспод̌ієванеј чіши пау́ацови ґвард̌іста в љіберії љокая</text:p>
      <text:p text:style-name="P4">одхр̌а̌кна̌у́ за пљецамі Љето і повієд̌іяу́:</text:p>
      <text:p text:style-name="P4">- Подано до стоу́у, му̊ј паніє.</text:p>
      <text:p text:style-name="P4">Кс̌ія̌же̌ сќровау́ питая̌це спојр̌еніє на Ј̈сс̌іке̌.</text:p>
      <text:p text:style-name="P4">- Тутејши звичај наказуȷ̈ ґосподар̌ові і ґосподині пода̌жач до стоу́у за ґощмі повієд̌іяу́а з ус̌мієхем. - Змієніми ру̊внієж і тен звичај, му̊ј паніє?</text:p>
      <text:p text:style-name="P4">- То виґља̌да на пр̌истојни обичај. Заховами ґо на разіє - р̌еку́ ху́одно. Тр̌еба</text:p>
      <text:p text:style-name="P4">подтр̌имивач зу́удзеніє, же подејр̌евам я̌ о здраде̌ - помис̌љау́. Зеркна̌у́ на дефіљуя̌цих пр̌ед</text:p>
      <text:p text:style-name="P4">нім ґощі. Чієкаве, кту̊ри з вас вієр̌и в то ку́амство?</text:p>
      <text:p text:style-name="P4">Ј̈сс̌іка вичувая̌ц ȷ̈ґо резерве̌ застановіу́а с̌іє̌ над нія̌ як юж нієраз в мініёним</text:p>
      <text:p text:style-name="P4"><text:soft-page-break/>тиґоднію. Заховуȷ̈ с̌іє̌ як чу́овієк, кту̊ри ваљчи сам з соба̌ - мис̌љау́а. Чи то дљатеґо, же</text:p>
      <text:p text:style-name="P4">поста̌піу́ам похопніє видая̌ц пр̌иȷ́чіє? Аље пр̌ечієж он віє, як важне ȷ̈ст, жебис̌ми створ̌иљі</text:p>
      <text:p text:style-name="P2">вспу̊љна̌ пу́ащизне̌ товар̌иска̌ дља наших і мієјшових нотабљі і інних људ̌і. Ј̈стес̌ми дља</text:p>
      <text:p text:style-name="P4">ніх вшисткіх наміястка̌ ојца і маткі. А ніц ніє умацнія теј с̌віядомощі с̌іљнієј ніж таќґо</text:p>
      <text:p text:style-name="P4">родзаю віє̌з́ товар̌иска.</text:p>
      <text:p text:style-name="P4">Обсервуя̌ц пр̌еходза̌ци двушереґ ґощі Љето вспомніяу́, цо Тгуфір Гават повієд̌іяу́ на</text:p>
      <text:p text:style-name="P4">віядомощ о теј імпрезіє: „С̌іре! Забраніям!”. Понури ус̌мієх пр̌емкна̌у́ пр̌ез уста кс̌іє̌чія.</text:p>
      <text:p text:style-name="P4">Цу̊ж то биу́а за шена. І ќди кс̌ія̌же̌ позостау́ нієуґіє̌ти в справіє своȷ̈ґо уд̌іяу́у в обієд̌іє,</text:p>
      <text:p text:style-name="P4">Гават потр̌а̌сна̌у́ ґу́ова̌. „Мам цо до теґо зу́е пр̌ечучія, му̊ј паніє” - повієд̌іяу́. „На Арракіс</text:p>
      <text:p text:style-name="P4">справи точа̌ с̌іє̌ збит шибко. То нієподобне до Гарконнену̊в. Зупеу́ніє до ніх нієподобне”.</text:p>
      <text:p text:style-name="P4">Пауљ міна̌у́ ојца провадза̌ц вижша̌ од с̌ієбіє о пу̊у́ ґу́ови панне̌. Р̌учіу́ му квас̌не</text:p>
      <text:p text:style-name="P4">спојр̌еніє, пр̌итакна̌у́ ківніє̌чієм ґу́ови чемус̌, цо повієд̌іяу́а панна.</text:p>
      <text:p text:style-name="P4"><text:soft-page-break/>- Ј̈ґо ојчієц вирабія фіљтрфракі - одезвау́а с̌іє̌ Ј̈сс̌іка. - Му̊вія̌, же тиљко дурењ вибрау́би с̌іє̌</text:p>
      <text:p text:style-name="P4">в ґу́а̌б пустині мая̌ц на ґр̌бієчіє кту̊рис̌ з виробу̊в теґо чу́овієка.</text:p>
      <text:p text:style-name="P4">- Кім ȷ̈ст тен ме̌жчизна пр̌ед Пауљем з бљізна̌ на твар̌и? - спитау́ кс̌ія̌же̌. - Ніє</text:p>
      <text:p text:style-name="P4">пр̌ипомінам ґо собіє.</text:p>
      <text:p text:style-name="P4">- Најс̌вієжши додатек до љісти - вишептау́а. - Ґурнеи зорґанізовау́ запрошеніє.</text:p>
      <text:p text:style-name="P4">Пр̌емитнік.</text:p>
      <text:p text:style-name="P4">- Ґурнеи зорґанізовау́?</text:p>
      <text:p text:style-name="P4">- На моȷ̈ жа̌даніє. Гават затвієрд̌іу́, хочіяж видаȷ̈ мі с̌іє̌, же патр̌иу́ на то нієцо</text:p>
      <text:p text:style-name="P4">кр̌ивим оќм. Пр̌емитнік назива с̌іє̌ Туек, Есмар Туек. То ґруба риба в тим фаху. Зная̌</text:p>
      <text:p text:style-name="P4">ґо ту вшиши. Бива на пр̌иȷ́чіях в вієљу домах.</text:p>
      <text:p text:style-name="P4">- Цо он ту робі?</text:p>
      <text:p text:style-name="P4">- Кажди з обецних зада собіє то питаніє - повієд̌іяу́а. - Туек зас̌ієȷ̈ ва̌тпљівощі</text:p>
      <text:p text:style-name="P4">і подејр̌енія сама̌ своя̌ обецнощіа̌. Посу́ужи ру̊внієж за остр̌еженіє, же ȷ̈стес̌ ґоту̊в в ваљце</text:p>
      <text:p text:style-name="P4">з корупця̌ опр̌еч с̌іє̌ навет на пр̌емитніках. Тен арґумент трафіу́ здаȷ̈ с̌іє̌ до Гавата.</text:p>
      <text:p text:style-name="P4">- Здаȷ̈ с̌іє̌, же ніє трафія до мніє.</text:p>
      <text:p text:style-name="P4"><text:soft-page-break/>Скіна̌у́ ґу́ова̌ пр̌еходза̌цеј пар̌е, зобачиу́, же пр̌ед німі зостау́о заљедвіє кіљкоро ґощі.</text:p>
      <text:p text:style-name="P4">- Дљачеґо ніє запрос̌іу́ас̌ якіхс̌ Фремену̊в?</text:p>
      <text:p text:style-name="P4">- Ј̈ст Кинес - повієд̌іяу́а.</text:p>
      <text:p text:style-name="P4">- Так, ȷ̈ст Кинес. Пр̌иґотовау́ас̌ дља мніє ȷ̈ще яќс̌ дробне нієспод̌іянкі?</text:p>
      <text:p text:style-name="P4">Повіу̊ду́ я̌ на конієц процесї ґощі.</text:p>
      <text:p text:style-name="P4">- Цау́а решта то юж ніц надзвичајнеґо - повієд̌іяу́а. Му̊ј дроґі - мис̌љау́а - чиж ніє</text:p>
      <text:p text:style-name="P4">від̌іш, же тен пр̌емитнік ма под соба̌ шибќ статкі, же можна ґо пр̌екупіч? Мус̌іми мієч</text:p>
      <text:p text:style-name="P4">вијщіе, дроґе̌ учієчкі з Арракіс, ґди вшистко інне нас тутај завієд̌іє.</text:p>
      <text:p text:style-name="P4">Ќди зявіљі с̌іє̌ в саљі ядаљнеј, увољніу́а ре̌ке̌ і позвољіу́а Љето запровад̌іч с̌іє̌ на мієјше.</text:p>
      <text:p text:style-name="P4">Кс̌ія̌же̌ пошеду́ в сву̊ј конієц стоу́у. Љокај подсуна̌у́ му кр̌есу́о. Вшиши позас̌іядаљі вс̌ру̊д</text:p>
      <text:p text:style-name="P4">шељесту тканін і шуранія кр̌есеу́, тиљко кс̌ія̌же̌ позостау́ на ноґах. Дау́ знак ре̌ка̌ і пау́ацові</text:p>
      <text:p text:style-name="P2">ґвард̌іщі в љіберіях су́ужби цофна̌вши с̌іє̌ стане̌љі на бачнощ. В саљі западу́а нієзре̌чна чіша.</text:p>
      <text:p text:style-name="P4">Ј̈сс̌іка патр̌а̌ц пр̌ез цау́а̌ ду́уґощ стоу́у спостр̌еґу́а љекќ држеніє ка̌чіку̊в уст Љето і чіємни</text:p>
      <text:p text:style-name="P4">румієнієц ґнієву на ȷ̈ґо пољічках. Цо <text:soft-page-break/>ґо так роззу́ощіу́о? - задау́а собіє питаніє. - Пр̌ечієж</text:p>
      <text:p text:style-name="P4">хиба ніє запрошеніє пр̌езе мніє теґо пр̌емитніка.</text:p>
      <text:p text:style-name="P4">- Нієкту̊р̌и квестіёнуя̌ зміяне̌ звичаю умиваљніяних міс - повієд̌іяу́ Љето. - Цгчіяу́ем</text:p>
      <text:p text:style-name="P4">в тен спосу̊б показач, же вієље р̌ечи с̌іє̌ змієні.</text:p>
      <text:p text:style-name="P4">Пр̌и стоље заљеґу́о ку́опотљіве міљченіє. Ім с̌іє̌ видаȷ̈, же ȷ̈ст піяни - пр̌емкне̌у́о Ј̈сс̌іце</text:p>
      <text:p text:style-name="P4">пр̌ез мис̌љ. Љето уніу̊су́ пухар води, д̌ьвіґна̌у́ ґо високо над ґу́ове̌, ґд̌іє дрифове љампи</text:p>
      <text:p text:style-name="P4">кр̌есау́и з нієґо рефљекси с̌віяту́а.</text:p>
      <text:p text:style-name="P4">- Яко Каваљер Імперіюм - повієд̌іяу́ - взноше̌ затем тоаст на ваша̌ чещ.</text:p>
      <text:p text:style-name="P4">Вшиши зу́апаљі за своȷ̈ пухари, вшистќ очи скупіу́и с̌іє̌ на кс̌іє̌чію. Вс̌ру̊д наґу́еґо</text:p>
      <text:p text:style-name="P4">безруху збу́а̌кани повієв пр̌ивіяу́ зе су́ужбовеґо пр̌ејщіа до кухні љампе̌ дрифова̌. Чієніє</text:p>
      <text:p text:style-name="P4">затањчиу́и на кроґуљчих рисах кс̌іє̌чія.</text:p>
      <text:p text:style-name="P4">- Ј̈стем ту і ту зостане̌! - р̌учіу́ кру̊тко кс̌ія̌же̌. Пухари застиґу́и в пу̊у́ дроґі до уст,</text:p>
      <text:p text:style-name="P4">встр̌имане, яко же кс̌ія̌же̌ ніє опущіу́ ре̌кі.</text:p>
      <text:p text:style-name="P4">- Тоаст му̊ј ȷ̈ст виразем ȷ̈днеј з ових якже бљіскіх нашим серцом <text:soft-page-break/>максим: „Пієнія̌дз</text:p>
      <text:p text:style-name="P4">д̌ьвіґнія̌ посте̌пу! Фортуна вше̌д̌іє с̌іє̌ точи!”</text:p>
      <text:p text:style-name="P4">Умочиу́ уста в вод̌іє. Решта пошу́а в ȷ̈ґо с̌іяди. Вимієніяно питая̌це спојр̌енія.</text:p>
      <text:p text:style-name="P4">- Ґурнеи! - завоу́ау́ кс̌ія̌же̌.</text:p>
      <text:p text:style-name="P4">З аљкови в коњцу саљі за Љето добієґу́ ґу́ос Гаљљецка:</text:p>
      <text:p text:style-name="P4">- Ј̈стем, му̊ј паніє.</text:p>
      <text:p text:style-name="P4">- Заґрај акомпаніямент, Ґурнеи.</text:p>
      <text:p text:style-name="P4">З аљкови пошибовау́и ку саљі мінорове д̌ьвіє̌кі баљісети. На пр̌изваљая̌це скінієніє</text:p>
      <text:p text:style-name="P4">кс̌іє̌чія су́ужба заче̌у́а ставіяч на стоље пу̊у́міскі з потравамі: зая̌цем пустинним пієчоним</text:p>
      <text:p text:style-name="P4">в сос̌іє цепеда, апљомаґе с̌іріян, чукка в пољевіє, кава з мељанжем (інтенсивна,</text:p>
      <text:p text:style-name="P4">цинамонова воњ пр̌иправи розешу́а с̌іє̌ в повієтр̌у над стоу́ем), правд̌іве пот-а-оіє до</text:p>
      <text:p text:style-name="P4">мусуя̌цеґо віна з Каљадану. Љето в даљшим чія̌ґу ніє с̌іядау́. Ќди ґощіе чекаљі з уваґа̌</text:p>
      <text:p text:style-name="P4">под̌ієљона̌ міє̌дзи потрави а стоя̌цеґо кс̌іє̌чія, Љето повієд̌іяу́:</text:p>
      <text:p text:style-name="P4">- В замієр̌ху́еј епоце до обовія̌зку̊в ґосподар̌а наљежау́о забавіяніє ґощі ву́аснимі</text:p>
      <text:p text:style-name="P4">попісамі. - Кникчіє му збієљау́и, так запаміє̌таље щіскау́ пухар з вода̌. - <text:soft-page-break/>Я ніє умієм с̌пієвач,</text:p>
      <text:p text:style-name="P4">за то дедикуȷ́ вам су́ова пієс̌ні Ґурнеиа. Потрактујчіє то яко ȷ̈ще ȷ̈ден тоаст, тоаст за тих</text:p>
      <text:p text:style-name="P4">вшисткіх, кту̊р̌и сва̌ с̌мієрчія̌ опу́ачіљі наше пр̌ибичіє на Арракіс.</text:p>
      <text:p text:style-name="P4">Зе вшисткіх строн стоу́у розљеґу́и с̌іє̌ одґу́оси нервовеґо порушенія. Ј̈сс̌іка спущіу́а</text:p>
      <text:p text:style-name="P4">взрок, зеркая̌ц на најбљіжших са̌с̌іяду̊в. Пр̌и нієј с̌ієд̌іяу́ кра̌ґу́ољіци спедитор води зе своя̌</text:p>
      <text:p text:style-name="P4">кобієта̌, бљади і сурови пр̌едставічієљ Банку Ґіљдії (виґља̌дау́ як страх на вру̊бље зе взроќм</text:p>
      <text:p text:style-name="P4">вбітим в Љето), Туек о канчіястеј, позначонеј бљізнамі твар̌и, зе спущонимі бу́е̌кітнимі</text:p>
      <text:p text:style-name="P2">в бу́е̌кічіє очамі.</text:p>
      <text:p text:style-name="P4">- „Стањми, брачія, вс̌ру̊д пољеґу́еј брачі - заінтоновау́ кс̌ія̌же̌. - Ј̈дно жичіє і с̌мієрч ȷ̈дна̌</text:p>
      <text:p text:style-name="P4">мами. Духи завше пу̊јда̌ разем з намі. Стањми, брачія, вс̌ру̊д пољеґу́еј брачі, час обу́уди</text:p>
      <text:p text:style-name="P4">одр̌учми за с̌ієбіє. Іх ніє страша̌ юж покуси љосу. Стањми, брачія, вс̌ру̊д пољеґу́еј брачі. А ґди</text:p>
      <text:p text:style-name="P4">час наш с̌іє̌ в с̌мієху поґр̌ебіє, ніє вистраша̌ нас покуси љосу”.</text:p>
      <text:p text:style-name="P4">Ґу́ос кс̌іє̌чія пр̌ебр̌міяу́ з та̌ остатнія̌ љініјка̌; Љето почія̌ґна̌у́ ґу́е̌бокі у́ик <text:soft-page-break/>зе шкљаніци</text:p>
      <text:p text:style-name="P4">і одставіу́ я̌ з тр̌асќм на сту̊у́. Вода присне̌у́а пр̌ез краве̌д̌ь на обрус, інні випіљі в кре̌пуя̌цеј</text:p>
      <text:p text:style-name="P4">чіши. Поновніє кс̌ія̌же̌ подніу̊су́ шкљаніце̌, љеч тим разем опру̊жніу́ я̌ до решти на поду́оґе̌,</text:p>
      <text:p text:style-name="P4">вієдза̌ц, же позостаљі муша̌ зробіч то само.</text:p>
      <text:p text:style-name="P4">Пієрвша пошу́а в ȷ̈ґо с̌љади Ј̈сс̌іка. На момент вшиши скамієнієљі, нім заче̌то</text:p>
      <text:p text:style-name="P4">опру̊жніяч пухари. Ј̈сс̌іка зауважиу́а, же с̌ієдза̌ци пр̌и ојцу Пауљ обсервуȷ̈ реакцȷ̈</text:p>
      <text:p text:style-name="P4">вспу̊у́бієс̌іядніку̊в. Я̌ сама̌ ру̊внієж зафашиновау́о то, цо уявніу́и іх реакцȷ̈ - щеґу̊љніє</text:p>
      <text:p text:style-name="P4">кобієт. Биу́а то чиста, пітна вода, жадне помиȷ̈ з намочонеґо ре̌чніка. Нієхе̌ч, би я̌ так по</text:p>
      <text:p text:style-name="P4">просту виљач, пр̌еявіяу́а с̌іє̌ в држенію ра̌к, ґр̌е на зву́оке̌, нервових хіхотах... также</text:p>
      <text:p text:style-name="P4">в ґвау́товним спеу́нієнію повіннощі. Якас̌ кобієта упущіу́а сву̊ј пухар і патр̌а̌ц в друґа̌</text:p>
      <text:p text:style-name="P4">строне̌ чекау́а, аж ґо поднієс̌іє ȷ̈ј партнер.</text:p>
      <text:p text:style-name="P4">Щеґу̊љна̌ уваґе̌ Ј̈сс̌ікі звру̊чіу́ ȷ̈днак Кинес. Пљанетољоґ завагау́ с̌іє̌, а насте̌пніє пр̌ељау́</text:p>
      <text:p text:style-name="P4">воде̌ до поȷ̈мніка под маринарка̌. <text:soft-page-break/>Ус̌мієхна̌у́ с̌іє̌ до Ј̈сс̌ікі відза̌ц, же ґо обсервуȷ̈, і взніу̊су́</text:p>
      <text:p text:style-name="P4">пусти пухар пр̌епіяя̌ц до нієј в ніємим тоащіе. Видавау́ с̌іє̌ зупеу́ніє ніє скре̌повани тим,</text:p>
      <text:p text:style-name="P4">цо зробіу́. Музика Гаљљецка надаљ шибовау́а пр̌ез саље̌, љеч зешу́а з міноровеј тонацї,</text:p>
      <text:p text:style-name="P4">ритмічна тераз і жива, якби ґрая̌ци старау́ с̌іє̌ поправіч настру̊ј.</text:p>
      <text:p text:style-name="P4">- Розпочніјми банќт - повієд̌іяу́ кс̌ія̌же̌ і осуна̌у́ с̌іє̌ на своȷ̈ кр̌есу́о.</text:p>
      <text:p text:style-name="P4">Ј̈ст роздражніёни і брак му певнощі - помис̌љау́а Ј̈сс̌іка. - Страта овеґо ґа̌с̌ієніковеґо</text:p>
      <text:p text:style-name="P4">комбајну зраніу́а ґо доткљівієј, ніж повінна. В тим мус̌і бич цос̌ віє̌цеј ніж та страта.</text:p>
      <text:p text:style-name="P4">Заховуȷ̈ с̌іє̌ як десперат. Взіє̌у́а відељец љіча̌ц, же в тим руху розу́адуȷ̈ с̌іє̌ ȷ̈ј ву́асна</text:p>
      <text:p text:style-name="P4">ґорич. Чемуж би ніє? Ј̈ст здесперовани.</text:p>
      <text:p text:style-name="P4">На поча̌тку повољі, пу̊з́нієј зе взрастая̌цим оживієнієм, банќт розкре̌цау́ с̌іє̌. Продуцент</text:p>
      <text:p text:style-name="P4">фіљтрфраку̊в поґратуљовау́ Ј̈сс̌іце кухмістр̌а і віна.</text:p>
      <text:p text:style-name="P4">- Ј̈дно і друґіє пр̌ивієз́љіс̌ми з Каљадану - повієд̌іяу́а.</text:p>
      <text:p text:style-name="P4">- Виборне! - повієд̌іяу́ коштуя̌ц чуккі. - По просту виборне. І зупеу́ніє ніє чуȷ̈ с̌іє̌</text:p>
      <text:p text:style-name="P4"><text:soft-page-break/>мељанжу. Та пр̌иправа ве вшисткім стаȷ̈ юж чу́овієкові в ґардље.</text:p>
      <text:p text:style-name="P4">Пр̌едставічієљ Банку Ґіљдії спојр̌ау́ пр̌ез сту̊у́ на Кинеса.</text:p>
      <text:p text:style-name="P4">- Розумієм, доктор̌е Кинес, же кољејни комбајн ґа̌с̌ієнікови паду́ у́упем червія.</text:p>
      <text:p text:style-name="P4">- Вієщі розходза̌ с̌іє̌ шибко - повієд̌іяу́ кс̌ія̌же̌.</text:p>
      <text:p text:style-name="P4">- А віє̌ц то правда? - запитау́ банќр пр̌еноша̌ц спојр̌еніє на Љето.</text:p>
      <text:p text:style-name="P4">- Очивіщіе, же правда! - варкна̌у́ кс̌ія̌же̌. - Та пр̌екље̌та зґарніярка ґд̌ієс̌ с̌іє̌ запод̌іяу́а.</text:p>
      <text:p text:style-name="P2">Ніє розумієм, як то можљіве, жеби зґіне̌у́о цос̌ так вієљќґо!</text:p>
      <text:p text:style-name="P4">- Ќди надчія̌ґна̌у́ черв, ніє биу́о чим спр̌а̌тна̌ч ґа̌с̌ієніка - повієд̌іяу́ Кинес.</text:p>
      <text:p text:style-name="P4">- Ніє розумієм, як то можљіве! - повту̊р̌иу́ кс̌ія̌же̌.</text:p>
      <text:p text:style-name="P4">- Нікт ніє зауважиу́ одејщіа зґарніяркі? - спитау́ банќр.</text:p>
      <text:p text:style-name="P4">- Шпераче звикље ніє одривая̌ очу од піяску - повієд̌іяу́ Кинес. - Інтересуя̌ іх пр̌еде</text:p>
      <text:p text:style-name="P4">вшисткім знакі червія. Зау́оґа зґарніяркі љічи з реґуу́и чтерех људ̌і - дву̊х піљоту̊в</text:p>
      <text:p text:style-name="P4">і дву̊х одкомендерованих чељадніку̊в. Ј̈с̌љі ȷ̈ден, а може і дву̊х чу́онку̊в теј зау́оґі</text:p>
      <text:p text:style-name="P4">зостау́о опу́ацоних пр̌ез вроґу̊в <text:soft-page-break/>кс̌іє̌чія...</text:p>
      <text:p text:style-name="P4">- Ааах, розумієм - р̌еку́ банќр. - А ви, яко Се̌д̌ія Зміяни, чи внос̌ічіє протест?</text:p>
      <text:p text:style-name="P4">- Бе̌де̌ мус̌іяу́ старанніє пр̌емис̌љеч своȷ̈ становіско - одпару́ Кинес - аље на певно ніє бе̌де̌</text:p>
      <text:p text:style-name="P4">омавіяу́ теј справи пр̌и стоље.</text:p>
      <text:p text:style-name="P4">І помис̌љау́: А то бљади шќљет чу́овієчи! Віє, же зостау́ем поінструовани, би іґноровач</text:p>
      <text:p text:style-name="P4">теґо родзаю поґвау́ценіє права.</text:p>
      <text:p text:style-name="P4">Банќр ус̌мієхна̌у́ с̌іє̌, повру̊чіу́ до ȷ̈дзенія. Ј̈сс̌іка с̌ієд̌іяу́а розпаміє̌туя̌ц ȷ̈ден</text:p>
      <text:p text:style-name="P4">з вику́аду̊в зе своіх шкољних дні в Бене Ґессеріт. Тематем биу́ вивіяд і контрвивіяд.</text:p>
      <text:p text:style-name="P4">Провад̌іу́а вику́ад пуљхна Матка Вієљебна о фіґљарнеј твар̌и, ȷ̈ј весољуткі ґу́ос д̌івніє</text:p>
      <text:p text:style-name="P4">контрастовау́ з тематем.</text:p>
      <text:p text:style-name="P4">„Ј̈дно варто паміє̌тач о каждеј шкоље вивіяду чи теж контрвивіяду - же істнієȷ̈ подобни</text:p>
      <text:p text:style-name="P4">взор̌ец подставових заховањ у вшисткіх ȷ̈ј абсољвенту̊в. Кажда замкніє̌та дишипљіна</text:p>
      <text:p text:style-name="P4">вичіска своȷ̈ піє̌тно, сву̊ј модељ на студентах. Тен модељ поддаȷ̈ с̌іє̌ анаљізіє</text:p>
      <text:p text:style-name="P4">і проґнозованію. Так віє̌ц шгемати мотивацијне бе̌да̌ збљіжоне у <text:soft-page-break/>вшисткіх аґенту̊в</text:p>
      <text:p text:style-name="P4">вивіяду. То значи: бе̌да̌ висте̌повау́и певне типи мотивацї, кту̊ре са̌ подобне помімо</text:p>
      <text:p text:style-name="P4">одмієнних шку̊у́ чи пр̌ечівставних цељу̊в.</text:p>
      <text:p text:style-name="P4">На всте̌піє запозначіє с̌іє̌ з метода̌ виодре̌бніянія теґо ељементу до цељу̊в анаљізи најпієрв попр̌ез шгемати індаґацї, кту̊ре здрадзая̌ вевне̌тр̌не наставієніє питая̌цеґо,</text:p>
      <text:p text:style-name="P4">насте̌пніє попр̌ез доку́адна̌ обсервацȷ́ ȷ̈ґо наставієнія мис̌љово - ȷ́зиковеґо. Зобачичіє,</text:p>
      <text:p text:style-name="P4">як просте окаже с̌іє̌ дља вас окрес̌љеніє кор̌ені ȷ́зикових баданих особніку̊в, очивіщіе на</text:p>
      <text:p text:style-name="P4">подставіє зару̊вно модуљацї ґу́осу, як і способу вису́авіянія с̌іє̌”.</text:p>
      <text:p text:style-name="P4">С̌ієдза̌ц тераз пр̌и стоље зе своім синем, кс̌іє̌чієм і з ґощмі і су́ухая̌ц пр̌едставічієља</text:p>
      <text:p text:style-name="P4">Банку Ґіљдії, Ј̈сс̌іка почуу́а дрещ зрозумієнія: тен чу́овієк биу́ шпієґієм Гарконнену̊в.</text:p>
      <text:p text:style-name="P4">Міяу́ спосу̊б вису́авіянія с̌іє̌ зродзони на Ґієді Пріме - хитр̌е масковани, аље дља ȷ̈ј</text:p>
      <text:p text:style-name="P4">вичвічонеј с̌віядомощі пр̌ејр̌исти, якби сам с̌іє̌ уявніу́. Чи то значи, же навет Ґіљдія</text:p>
      <text:p text:style-name="P4">стоі по пр̌ечівнеј Атридом строніє? - застанавіяу́а с̌іє̌. Та мис̌љ биу́а <text:soft-page-break/>шокуя̌ца, віє̌ц Ј̈сс̌іка</text:p>
      <text:p text:style-name="P4">укриу́а своȷ̈ учучіє пољецая̌ц подач насте̌пна̌ потраве̌. Пр̌ез цау́и час насу́ухівау́а, чи тен</text:p>
      <text:p text:style-name="P4">чу́овієк ніє здрад̌і с̌іє̌ зе своім цељем. Змієні темат розмови на цос̌ позорніє нієвіннеґо,</text:p>
      <text:p text:style-name="P4">аље о зу́овієщих подтекстах - помис̌љау́а. - То ȷ̈ґо шгемат д̌іяу́анія.</text:p>
      <text:p text:style-name="P2">Банќр пр̌еу́кна̌у́, почія̌ґна̌у́ у́ик віна, розес̌міяу́ с̌іє̌ з чеґос̌, цо повієд̌іяу́а кобієта по</text:p>
      <text:p text:style-name="P4">ȷ̈ґо правеј строніє. Видавау́о с̌іє̌, же пр̌ез момент су́уха ме̌жчизни по друґієј строніє стоу́у,</text:p>
      <text:p text:style-name="P4">кту̊ри вияс̌ніяу́ кс̌іє̌чію, іж род̌іме рос̌љіни Арракіс ніє мая̌ кољцу̊в.</text:p>
      <text:p text:style-name="P4">- Љубіє̌ оґља̌дач птакі в љочіє над Арракіс - повієд̌іяу́ банќр ќруя̌ц своȷ̈ су́ова до</text:p>
      <text:p text:style-name="P4">Ј̈сс̌ікі. - Вшистќ наше птакі са̌ очивіщіе падљіножерне, а вієље з ніх зоставши</text:p>
      <text:p text:style-name="P4">крвіёпіјцамі еґзистуȷ̈ без води.</text:p>
      <text:p text:style-name="P4">Цу̊рка продуцента фіљтрфраку̊в с̌ієдза̌ца поміє̌дзи Пауљем а своім ојцем в друґім коњцу</text:p>
      <text:p text:style-name="P4">стоу́у викр̌ивіу́а сва̌ у́адніютка̌ бузіє̌ в ґримас̌іє дезапробати.</text:p>
      <text:p text:style-name="P4">- Ох, Суу-суу, му̊віш о такіх окропних р̌ечах...</text:p>
      <text:p text:style-name="P4">Банќр ус̌мієхна̌у́ с̌іє̌.</text:p>
      <text:p text:style-name="P4"><text:soft-page-break/>- Називая̌ мніє Суу-суу, понієваж ȷ̈стем дорадца̌ фінансовим Звія̌зку Крамар̌и</text:p>
      <text:p text:style-name="P4">Водних. - А ќди Ј̈сс̌іка даљеј впатривау́а с̌іє̌ в нієґо без коментар̌а, додау́: - Од завоу́анія</text:p>
      <text:p text:style-name="P4">спр̌едавцу̊в води: Суу-суу-суук!</text:p>
      <text:p text:style-name="P4">Нас̌љадовау́ окр̌ик з така̌ вієрнощіа̌, же споводовау́ вибухи весоу́ощі в вієљу мієјшах</text:p>
      <text:p text:style-name="P4">воку̊у́ стоу́у. Ј̈сс̌іка похвичіу́а хеу́пљіви тон в ȷ̈ґо ґу́ос̌іє, љеч пр̌еде вшисткім однотовау́а,</text:p>
      <text:p text:style-name="P4">іж товар̌иша̌ца му му́ода кобієта на дани сиґнау́ виповієд̌іяу́а устаљона̌ квестіє̌. Достарчиу́а</text:p>
      <text:p text:style-name="P4">она банќрові претексту до виґу́ошенія теґо, цо повієд̌іяу́. Спојр̌ау́а на Љінґара Бевта.</text:p>
      <text:p text:style-name="P4">Маґнат водни міяу́ понура̌ міне̌: сконцентровау́ с̌іє̌ на ȷ̈дзенію. Ј̈сс̌іка ус̌віядоміу́а собіє сенс</text:p>
      <text:p text:style-name="P4">су́у̊в банќра: „Я ру̊внієж мам в ґарщі ово кључове з́ру̊ду́о поте̌ґі на Арракіс - воде̌”.</text:p>
      <text:p text:style-name="P4">Пауљ зауважиу́ фау́ш в ґу́ос̌іє свеґо са̌с̌іяда, зобачиу́, же матка с̌ієд̌і розмове̌ з напіє̌чієм</text:p>
      <text:p text:style-name="P4">Бене Ґессеріт. Под впу́ивем імпуљсу здецидовау́ с̌іє̌ дољач ољіви до оґнія, оживіч виміяне̌</text:p>
      <text:p text:style-name="P4">здањ. Сам звру̊чіу́ с̌іє̌ до банќра.</text:p>
      <text:p text:style-name="P4">- Цгцечіє повієд̌ієч, с̌ір, же те птакі <text:soft-page-break/>са̌ канібаљамі?</text:p>
      <text:p text:style-name="P4">- Д̌івне питаніє, му́оди панічу - одпару́ банќр. - Я повієд̌іяу́ем ȷ̈диніє, же оне пія̌</text:p>
      <text:p text:style-name="P4">крев. То ніє мус̌і бич крев іх ву́аснеґо ґатунку, нієправдаж?</text:p>
      <text:p text:style-name="P4">- Питаніє ніє биу́о д̌івне - р̌еку́ Пауљ і Ј̈сс̌іка посу́ишау́а в ȷ̈ґо ґу́ос̌іє вираз́на̌ нуте̌ жімнеј</text:p>
      <text:p text:style-name="P4">ріпости зе своіх наук.</text:p>
      <text:p text:style-name="P4">- Віє̌кшощ викштау́цоних људ̌і віє, же највіє̌кше заґроженіє биту каждеґо му́одеґо</text:p>
      <text:p text:style-name="P4">орґанізму виход̌і од ȷ̈ґо ву́аснеґо ґатунку.</text:p>
      <text:p text:style-name="P4">Нієспієшніє над̌іяу́ на відељец ке̌с з таљер̌а свеґо розму̊вци і ву́ожиу́ до уст.</text:p>
      <text:p text:style-name="P4">- Ј̈дза̌ з ȷ̈днеј міскі. Мая̌ те саме подставове потр̌еби.</text:p>
      <text:p text:style-name="P4">Банќр зештивніяу́, попатр̌иу́ споде у́ба на кс̌іє̌чія.</text:p>
      <text:p text:style-name="P4">- Ніє дај с̌іє̌ набрач на д̌ієчінни відок моȷ̈ґо сина - повієд̌іяу́ кс̌ія̌же̌. І ус̌мієхна̌у́ с̌іє̌.</text:p>
      <text:p text:style-name="P4">Ј̈сс̌іка розејр̌ау́а с̌іє̌ по зебраних і ствієрд̌іу́а, же Бевт розпромієніу́ с̌іє̌, же обај, Кинес</text:p>
      <text:p text:style-name="P4">і пр̌емитнік Туек, щер̌а̌ зе̌би.</text:p>
      <text:p text:style-name="P4">- Ј̈ст то право екољоґії - повієд̌іяу́ Кинес - кту̊ре му́оди паніч видаȷ̈ с̌іє̌ цау́ќм нієз́ље</text:p>
      <text:p text:style-name="P2">розумієч. Ваљка поміє̌дзи живимі <text:soft-page-break/>орґанізмамі точи с̌іє̌ о вољна̌ енерґіє̌ систему. Крев ȷ̈ст</text:p>
      <text:p text:style-name="P4">видајним з́ру̊ду́ем енерґії.</text:p>
      <text:p text:style-name="P4">Банќр оду́ожиу́ відељец і повієд̌іяу́ вираз́ніє зу́и:</text:p>
      <text:p text:style-name="P4">- Подобно фремењска гоу́ота піȷ̈ крев своіх умр̌ику̊в.</text:p>
      <text:p text:style-name="P4">Кинес покре̌чіу́ ґу́ова̌ одповіядая̌ц тонем вику́адовци:</text:p>
      <text:p text:style-name="P4">- Ніє крев, с̌ір. Аље цау́а вода в чу́овієку остатечніє наљежи до ȷ̈ґо људ̌і, до ȷ̈ґо</text:p>
      <text:p text:style-name="P4">пљемієнія. То конієчне, ќди с̌іє̌ жиȷ̈ на поґранічу Вієљќј Ру̊вні. Вшељка вода ȷ̈ст там</text:p>
      <text:p text:style-name="P4">дроґоценна, зас̌ чіяу́о људзќ ску́ада с̌іє̌ з води в окоу́о с̌ієдемд̌ієс̌іє̌чію процентах свеј ваґі.</text:p>
      <text:p text:style-name="P4">Змару́и з цау́а̌ певнощіа̌ юж ȷ̈ј ніє потр̌ебуȷ̈.</text:p>
      <text:p text:style-name="P4">Банќр поу́ожиу́ обіє ре̌це обок таљер̌а на стоље і Ј̈сс̌іка одніёсу́а враженіє, же одепхніє с̌іє̌</text:p>
      <text:p text:style-name="P4">німі зараз і поднієс̌іє з вщіеку́ощіа̌. Кинес спојр̌ау́ на Ј̈сс̌іке̌.</text:p>
      <text:p text:style-name="P4">- Вибач, о пані, же розтр̌а̌сау́ем так нієпр̌иȷ̈мни темат пр̌и стоље, аље повієд̌іяно чі</text:p>
      <text:p text:style-name="P4">нієправде̌ і вимаґау́а она спростованія.</text:p>
      <text:p text:style-name="P4">- Пр̌естаȷ̈ш так ду́уґо з Фременамі, же аж затрачіу́ес̌ вшељкі такт - варкна̌у́ банќр.</text:p>
      <text:p text:style-name="P4"><text:soft-page-break/>Кинес зе спокоȷ̈м пр̌ипатривау́ с̌іє̌ побљаду́еј твар̌и.</text:p>
      <text:p text:style-name="P4">- Визиваш мніє, с̌ір?</text:p>
      <text:p text:style-name="P4">Банќр скамієніяу́. Пр̌еу́кна̌у́ с̌љіне̌ і з вис̌іу́ќм повієд̌іяу́:</text:p>
      <text:p text:style-name="P4">- Ска̌д̌е знову. Ніє допущіу́бим с̌іє̌ таќј образи нашеґо ґосподар̌а і ґосподині.</text:p>
      <text:p text:style-name="P4">Ј̈сс̌іка похвичіу́а страх в ґу́ос̌іє ме̌жчизни, від̌іяу́а страх на ȷ̈ґо твар̌и,</text:p>
      <text:p text:style-name="P4">в пр̌испієшоним оддеху, в пуљсованію жиу́и на чоље. Тен чу́овієк бау́ с̌іє̌ панічніє Кинеса.</text:p>
      <text:p text:style-name="P4">- Нас̌і ґосподар̌е самі са̌ в станіє здецидовач, ќди зостаљі ображені, а ќди ніє. То</text:p>
      <text:p text:style-name="P4">д̌ієљні људ̌іє, кту̊р̌и розумієя̌, цо значи броніч гонору. Ми вшиши можеми зас̌віядчич</text:p>
      <text:p text:style-name="P4">о іх одвадзе, хочби на подставіє факту, же са̌ тутај... тераз... на Арракіс.</text:p>
      <text:p text:style-name="P4">Ј̈сс̌іка від̌іяу́а, же Љето баві с̌іє̌ тим досконаље. Чеґо ніє можна биу́о повієд̌ієч</text:p>
      <text:p text:style-name="P4">о віє̌кшощі бієс̌іядніку̊в. Људ̌іє с̌ієд̌ієљі ґотові зервач с̌іє̌ в каждеј хвіљі од стоу́у, з ре̌камі</text:p>
      <text:p text:style-name="P4">шгованимі под обрусем. Два р̌уцая̌це с̌іє̌ в очи вия̌ткі становіљі Бевт, кту̊ри отварчіє</text:p>
      <text:p text:style-name="P4">чієшиу́ с̌іє̌ змієшанієм банќра, ораз <text:soft-page-break/>пр̌емитнік Туек, кту̊ри як ґдиби вичеківау́ од Кинеса</text:p>
      <text:p text:style-name="P4">знаку. Ј̈сс̌іка зобачиу́а, же Пауљ споґља̌да на Кинеса з под̌івем.</text:p>
      <text:p text:style-name="P4">- Но віє̌ц? - повієд̌іяу́ Кинес.</text:p>
      <text:p text:style-name="P4">- Ніє хчіяу́ем нікоґо ображіч - вимамротау́ банќр. - Ј̈с̌љі ображіу́ем, проше̌ пр̌ия̌ч моȷ̈</text:p>
      <text:p text:style-name="P4">пр̌епрос̌іни.</text:p>
      <text:p text:style-name="P4">- З охота̌ зу́ожоне, з охота̌ пр̌ијмуȷ́ - повієд̌іяу́ Кинес. Ус̌мієхна̌у́ с̌іє̌ до Ј̈сс̌ікі і з</text:p>
      <text:p text:style-name="P4">повротем забрау́ с̌іє̌ до ȷ̈дзенія, якби ніц ніє зашу́о. Ј̈сс̌іка зауважиу́а, же і пр̌емитнік с̌іє̌</text:p>
      <text:p text:style-name="P4">одпре̌жиу́. Однотовау́а в паміє̌чі: чу́овієк тен робіу́ враженіє ґотовеґо пу̊јщ в сукурс</text:p>
      <text:p text:style-name="P4">Кинесові. Істнієȷ̈ яќс̌ порозумієніє міє̌дзи Кинесем а Туеќм.</text:p>
      <text:p text:style-name="P4">Љето бавія̌ц с̌іє̌ відељцем патр̌иу́ з намису́ем на Кинеса. Захованіє екољоґа довод̌іу́о</text:p>
      <text:p text:style-name="P2">зміяни ȷ̈ґо стосунку до роду Атриду̊в. В тракчіє іх вичієчкі пр̌ез пустиніє̌ видавау́ с̌іє̌</text:p>
      <text:p text:style-name="P4">озіє̌бљејши.</text:p>
      <text:p text:style-name="P4">Ј̈сс̌іка ґестем зар̌а̌д̌іу́а поданіє насте̌пних дањ і напоју̊в. Показаљі с̌іє̌ љокаȷ̈ з љанґуес</text:p>
      <text:p text:style-name="P4">де љапінс де ґаренне - з червоним вінем і сосем ґр̌ибово - дрожд̌овим. Розмови</text:p>
      <text:p text:style-name="P4"><text:soft-page-break/>оживау́и з вољна, љеч Ј̈сс̌іка су́ишау́а в ніх нієпоку̊ј і ху́у̊д, зобачиу́а, же банќр ȷ̈</text:p>
      <text:p text:style-name="P4">в посе̌пним міљченію. Кинес забіу́би ґо без мруґніє̌чія оќм - помис̌љау́а. І здау́а собіє</text:p>
      <text:p text:style-name="P4">справе̌, же постава Кинеса виражау́а ȷ̈ґо безцеремоніяљне подејщіе до забіянія. Биу́ он</text:p>
      <text:p text:style-name="P4">уродзоним забу̊јца̌ і одґадивау́а, же то ȷ̈ст фремењска цеха.</text:p>
      <text:p text:style-name="P4">Ј̈сс̌іка звру̊чіу́а с̌іє̌ до продуцента фіљтрфраку̊в по свеј љевеј ре̌це.</text:p>
      <text:p text:style-name="P4">- Ніє моґе̌ с̌іє̌ над̌івіч важнощі води на Арракіс.</text:p>
      <text:p text:style-name="P4">- Ј̈ст бардзо важна - зґод̌іу́ с̌іє̌. - Цо то за потрава? Вис̌мієніта.</text:p>
      <text:p text:style-name="P4">- Ј́зикі д̌ікіх кру̊љіку̊в в спецяљним сос̌іє - повієд̌іяу́а. - Бардзо стари пр̌епіс.</text:p>
      <text:p text:style-name="P4">- Муше̌ мієч тен пр̌епіс - р̌еку́ ме̌жчизна.</text:p>
      <text:p text:style-name="P4">Скіне̌у́а ґу́ова̌.</text:p>
      <text:p text:style-name="P4">- Допіљнуȷ́, жебищіе ґо достаљі.</text:p>
      <text:p text:style-name="P4">Кинес попатр̌иу́ на Ј̈сс̌іке̌.</text:p>
      <text:p text:style-name="P4">- Пр̌ибивая̌ци на Арракіс че̌сто ніє доценіяя̌ значенія, яќ ма тутај вода - повієд̌іяу́.</text:p>
      <text:p text:style-name="P4">- Ту стиками с̌іє̌ з засада̌ мінімум.</text:p>
      <text:p text:style-name="P4">Похвичівши бадавча̌ нуте̌ в ȷ̈ґо ґу́ос̌іє, повієд̌іяу́а:</text:p>
      <text:p text:style-name="P4">- Ва̌скім ґарду́ем взросту ȷ̈ст тен артикуу́ пієрвшеј потр̌еби, кту̊ри <text:soft-page-break/>висте̌пуȷ̈</text:p>
      <text:p text:style-name="P4">в најмнієјшеј іљощі. І, натураљніє, у̊в најмнієј кор̌истни чиннік диктуȷ̈ темпо взросту.</text:p>
      <text:p text:style-name="P4">- Нієче̌сто відуȷ̈ с̌іє̌ чу́онку̊в вієљќґо роду с̌віядомих заґаднієњ пљанетољоґічних повієд̌іяу́ Кинес. - Чинніќм најмнієј спр̌ияя̌цим жичію на Арракіс ȷ̈ст вода. І проше̌</text:p>
      <text:p text:style-name="P4">паміє̌тач, же сам „взрост” яко такі може становіч окољічнощ нієспр̌ияя̌ца̌, ȷ̈с̌љі ніє ȷ̈ст</text:p>
      <text:p text:style-name="P4">трактовани з највіє̌кша̌ острожнощіа̌.</text:p>
      <text:p text:style-name="P4">Ј̈сс̌іка чуу́а, же су́ова Кинеса мая̌ укрите значеніє, аље вієд̌іяу́а, же оно с̌іє̌ ȷ̈ј вимика.</text:p>
      <text:p text:style-name="P4">- Взрост - повту̊р̌иу́а. - Цгце пан повієд̌ієч, же Арракіс моґу́аби мієч нормаљни обієґ</text:p>
      <text:p text:style-name="P4">води нієзбе̌дни људ̌іём до жичія в кор̌истнієјших варунках?</text:p>
      <text:p text:style-name="P4">- Нієможљіве! - р̌учіу́ маґнат водни.</text:p>
      <text:p text:style-name="P4">Ј̈сс̌іка звру̊чіу́а с̌іє̌ до Бевта.</text:p>
      <text:p text:style-name="P4">- Нієможљіве?</text:p>
      <text:p text:style-name="P4">- На Арракіс нієможљіве - повту̊р̌иу́. - Ніє су́ухајчіє теґо мар̌ичієља. Вшистќ винікі</text:p>
      <text:p text:style-name="P4">дос̌віядчењ љабораторијних са̌ пр̌ечівко нієму.</text:p>
      <text:p text:style-name="P4">Кинес змієр̌иу́ Бевта спојр̌енієм; Ј̈сс̌іка зауважиу́а, же інне розмови воку̊у́ ніх урвау́и</text:p>
      <text:p text:style-name="P4"><text:soft-page-break/>с̌іє̌, зас̌ људ̌іє скупіљі уваґе̌ на теј новеј виміяніє здањ.</text:p>
      <text:p text:style-name="P4">- Винікі дос̌віядчењ љабораторијних пр̌ису́аніяя̌ нам бардзо прости факт - повієд̌іяу́</text:p>
      <text:p text:style-name="P2">Кинес. - А міяновічіє, же мами тутај до чинієнія зе зявіскамі зродзонимі і істнієя̌цимі под</text:p>
      <text:p text:style-name="P4">ґоу́им нієбем, ґд̌іє рос̌љіни і звієр̌е̌та віёда̌ нормаљна̌ еґзистенцȷ́.</text:p>
      <text:p text:style-name="P4">- Нормаљна̌! - парскна̌у́ Бевт. - На Арракіс ніц ніє ȷ̈ст нормаљне!</text:p>
      <text:p text:style-name="P4">- Вре̌ч пр̌ечівніє - повієд̌іяу́ Кинес. - Можна би ту оживіч окрес̌љоне вспу̊у́заљежнощі,</text:p>
      <text:p text:style-name="P4">а решта то юж процес аутоматични. Тр̌еба ȷ̈диніє розумієч оґраніченія пљанети і д̌іяу́ая̌це</text:p>
      <text:p text:style-name="P4">на нія̌ с̌іу́и.</text:p>
      <text:p text:style-name="P4">- То с̌іє̌ ніґди ніє уда - р̌еку́ Бевт.</text:p>
      <text:p text:style-name="P4">Кс̌ія̌же̌ в наґу́им ољс̌нієнію устаљіу́ момент, ќди змієніу́о с̌іє̌ наставієніє Кинеса: биу́о то</text:p>
      <text:p text:style-name="P4">втеди, ґди Ј̈сс̌іка повієд̌іяу́а о захованію в депозичіє дља Арракіс рос̌љін з оранжерії.</text:p>
      <text:p text:style-name="P4">- Чеґо потр̌еба, аби урухоміч тен процес аутоматични, доктор̌е Кинес? - запитау́ Љето.</text:p>
      <text:p text:style-name="P4">- Ј̈с̌љі допровад̌іми до теґо, би тр̌и процент повієр̌хні Арракіс зая̌у́ живіёу́ рос̌љін</text:p>
      <text:p text:style-name="P4"><text:soft-page-break/>зієљоних, витвар̌ая̌цих звія̌зкі ве̌ґља яко ску́аднікі покармове, урухоміми систем</text:p>
      <text:p text:style-name="P4">обієґу - одпару́ Кинес.</text:p>
      <text:p text:style-name="P4">- Вода то ȷ̈дини пробљем? - запитау́ кс̌ія̌же̌. Вичувау́ поднієценіє Кинеса, сам биу́</text:p>
      <text:p text:style-name="P4">подекшитовани.</text:p>
      <text:p text:style-name="P4">- Вода пр̌иту́ача інне пробљеми - повієд̌іяу́ Кинес. - Та пљанета ма дужо тљену без</text:p>
      <text:p text:style-name="P4">ељементу̊в товар̌иша̌цих му в натур̌е - розљеґу́их поу́ачі шати рос̌љін і обфітих з́ру̊деу́ ніє</text:p>
      <text:p text:style-name="P4">звія̌занеґо двутљенку ве̌ґља, чиљі такіх на пр̌ику́ад зявіск, як вуљкани. Тутај над</text:p>
      <text:p text:style-name="P4">розљеґу́имі поу́ачіямі пустині заходза̌ нієнатураљне реакцȷ̈ хемічне.</text:p>
      <text:p text:style-name="P4">- Чи мачіє всте̌пни проȷ̈кт?</text:p>
      <text:p text:style-name="P4">- Мієљіс̌ми дужо часу на одтвор̌еніє ефекту Тансљеиа - дос̌віядченія в мау́их зеспоу́ах</text:p>
      <text:p text:style-name="P4">на скаље̌ аматорска̌, з кту̊рих моя наука може тераз черпач робоче дане - вияс̌ніу́ Кинес.</text:p>
      <text:p text:style-name="P4">- Ту ніє ма тиље води - ос̌віядчиу́ Бевт. - Ту по просту ніє ма тиље води.</text:p>
      <text:p text:style-name="P4">- Містр̌ Бевт ȷ̈ст експертем од води - повієд̌іяу́ Кинес. Ус̌мієхна̌у́ с̌іє̌ і повру̊чіу́ до</text:p>
      <text:p text:style-name="P4"><text:soft-page-break/>пр̌ерванеґо обіяду. Кс̌ія̌же̌ ваљна̌у́ з замахем права̌ ре̌ка̌ в сту̊у́.</text:p>
      <text:p text:style-name="P4">- Ніє! Жа̌дам одповієд̌і! Чи ȷ̈ст досич води, доктор̌е Кинес?</text:p>
      <text:p text:style-name="P4">Кинес вбіу́ очи в таљер̌. Ј̈сс̌іка с̌љед̌іу́а ґре̌ емоцї на ȷ̈ґо твар̌и. Досконаље с̌іє̌ маскуȷ̈</text:p>
      <text:p text:style-name="P4">- помис̌љау́а, аље мая̌ц ґо юж зареȷ̈строванеґо від̌іяу́а, же Кинес жау́уȷ̈ своіх су́у̊в.</text:p>
      <text:p text:style-name="P4">- Чи ȷ̈ст досич води? - запитау́ кс̌ія̌же̌.</text:p>
      <text:p text:style-name="P4">- Може... ȷ̈ст - одпару́ Кинес.</text:p>
      <text:p text:style-name="P4">Удаȷ̈ нієпевнощ - помис̌љау́а Ј̈сс̌іка. Свим пр̌енікљівим змису́ем правди Пауљ хвичіу́</text:p>
      <text:p text:style-name="P4">засаднічи мотив і љедво с̌іє̌ опановау́ везвавши на помоц цау́е своȷ̈ вишкољеніє. Води</text:p>
      <text:p text:style-name="P4">ȷ̈ст досич! Тиљко Кинес ніє хце, би с̌іє̌ о тим довієд̌іяно.</text:p>
      <text:p text:style-name="P4">- Наш пљанетољоґ ма вієље інтересуя̌цих сну̊в - повієд̌іяу́ Бевт. - С̌ні враз з Фременамі</text:p>
      <text:p text:style-name="P4">о пр̌еповієдніях і месяшах.</text:p>
      <text:p text:style-name="P4">В пару мієјшах за стоу́ем розљеґу́и с̌іє̌ хіхоти. Ј̈сс̌іка зљічиу́а ȷ̈: пр̌емитнік, цу̊рка</text:p>
      <text:p text:style-name="P2">продуцента фіљтрфраку̊в, Дунцан Ідаго, таȷ̈мніча дама до товар̌иства і ме̌тних інтересу̊в.</text:p>
      <text:p text:style-name="P4">Особљівіє ту с̌іє̌ розку́ада напіє̌чіє д̌іс̌ вієчорем - помис̌љау́а. За дужо <text:soft-page-break/>д̌ієȷ̈ с̌іє̌ р̌ечи,</text:p>
      <text:p text:style-name="P4">о кту̊рих ніє мам поȷ́чія. Бе̌де̌ мус̌іяу́а знаљез́ч собіє нове з́ру̊ду́а інформацї.</text:p>
      <text:p text:style-name="P4">Кс̌ія̌же̌ пр̌есуна̌у́ спојр̌еніє з Кинеса на Бевта, з нієґо зас̌ на Ј̈сс̌іке̌. Чуу́ с̌іє̌ д̌івніє</text:p>
      <text:p text:style-name="P4">завієд̌іёни, якби ґо оміне̌у́о цос̌ істотнеґо.</text:p>
      <text:p text:style-name="P4">- Може ȷ̈ст - замручау́.</text:p>
      <text:p text:style-name="P4">Кинес повієд̌іяу́ шибко:</text:p>
      <text:p text:style-name="P4">- Може повінніс̌ми ому̊віч то ќди інд̌ієј, му̊ј паніє. Ј̈ст так вієље...</text:p>
      <text:p text:style-name="P4">Пљанетољоґ уміљку́, ґдиж др̌віямі су́ужбовимі впаду́ умундуровани жоу́нієр̌ Атриду̊в і по</text:p>
      <text:p text:style-name="P4">пр̌ејщіу стражи поспієшиу́ до кс̌іє̌чія. Нахиљіу́ с̌іє̌ шепча̌ц му цос̌ до уха. Ј̈сс̌іка</text:p>
      <text:p text:style-name="P4">розпознавши на чапце інсиґнія корпусу Гавата скриу́а нієпоку̊ј. Одвру̊чіу́а с̌іє̌ до товар̌ишкі</text:p>
      <text:p text:style-name="P4">продуцента фіљтртраку̊в, дробнеј, чіємнову́осеј кобієти о љаљковатеј бужі, з кур̌имі у́апкамі</text:p>
      <text:p text:style-name="P4">в ка̌чіках очу.</text:p>
      <text:p text:style-name="P4">- Правіє ніє ткне̌у́ас̌ ȷ̈дзенія, моя кохана - повієд̌іяу́а. - Чи моґе̌ цос̌ дља чієбіє</text:p>
      <text:p text:style-name="P4">заму̊віч?</text:p>
      <text:p text:style-name="P4">- Ніє бардзо хце мі с̌іє̌ ȷ̈щ. - Кобієта зеркне̌у́а на продуцента фіљтрфраку̊в, нім</text:p>
      <text:p text:style-name="P4"><text:soft-page-break/>одповієд̌іяу́а.</text:p>
      <text:p text:style-name="P4">Кс̌ія̌же̌ подніу̊су́ с̌іє̌ ґвау́товніє і стая̌ц обок свеґо жоу́нієр̌а пр̌ему̊віу́ острим тонем</text:p>
      <text:p text:style-name="P4">коменди:</text:p>
      <text:p text:style-name="P4">- Зостањчіє на мієјшах; вшиши. Мус̌ічіє мі вибачич, аље певна справа вимаґа моȷ̈ј</text:p>
      <text:p text:style-name="P4">обецнощі. - Одста̌піу́ на бок. - Пауљ, ба̌д̌ь у́аскав і пр̌ејміј оде мніє обовія̌зкі ґосподар̌а.</text:p>
      <text:p text:style-name="P4">Пауљ встау́; праґна̌у́ запитач ојца, дљачеґо одход̌і, аље вієд̌іяу́, же мус̌і оказач</text:p>
      <text:p text:style-name="P4">вієљкопањсќ манієри. Обшеду́ сту̊у́ аж до кр̌есу́а ојца і ус̌іяду́. Кс̌ія̌же̌ одвру̊чіу́ с̌іє̌ до аљкови,</text:p>
      <text:p text:style-name="P4">в кту̊реј пр̌ебивау́ Гаљљецк.</text:p>
      <text:p text:style-name="P4">- Ґурнеи, зајміј, проше̌, мієјше Пауља пр̌и стоље. Ніє може бич нієпар̌истеј љічби ґощі.</text:p>
      <text:p text:style-name="P4">По банќчіє може бе̌де̌ хчіяу́, бис̌ одпровад̌іу́ Пауља до СД на ља̌довіску. Чекај на моȷ̈</text:p>
      <text:p text:style-name="P4">везваніє.</text:p>
      <text:p text:style-name="P4">Гаљљецк вихиљіу́ с̌іє̌ з аљкови од̌іяни в ґаљови мундур; зе сва̌ нієд̌ьвієд̌іёвата̌ бр̌идота̌</text:p>
      <text:p text:style-name="P4">видавау́ с̌іє̌ ніє на мієјшу вс̌ру̊д бу́ища̌цих кобієцих строју̊в. Одставіу́ баљісете̌ под щіане̌,</text:p>
      <text:p text:style-name="P4">пове̌дровау́ до кр̌есу́а зајмованеґо дота̌д пр̌ез Пауља і зая̌у́ мієјше.</text:p>
      <text:p text:style-name="P4"><text:soft-page-break/>- Ніє ма поводу до нієпокою - повієд̌іяу́ кс̌ія̌же̌ - аље змушони ȷ̈стем прос̌іч, аби нікт ніє</text:p>
      <text:p text:style-name="P4">виход̌іу́, занім наша страж ніє узна теґо за безпієчне. Ву́ос вам ніє спадніє з ґу́ови,</text:p>
      <text:p text:style-name="P4">допу̊кі ту ȷ̈стещіе, ми зас̌ вияс̌німи те̌ дробностке̌ бардзо шибко.</text:p>
      <text:p text:style-name="P4">Пауљ виу́овіу́ в виповієд̌і ојца су́ова коду: „нієпоку̊ј - страж - безпієчне - шибко”.</text:p>
      <text:p text:style-name="P4">Пробљем дотичиу́ безпієчењства, ніє ваљкі збројнеј. Зауважиу́, же матка одебрау́а те̌ сама̌</text:p>
      <text:p text:style-name="P4">інформацȷ́. Обоȷ̈ одетхне̌љі. Кс̌ія̌же̌ ску́оніу́ нієзначніє ґу́ова̌, зробіу́ в тиу́ зврот</text:p>
      <text:p text:style-name="P2">і вимашеровау́ пр̌ез су́ужбове др̌ві, з депча̌цим му по піє̌тах жоу́нієр̌ем. Пауљ забрау́ ґу́ос:</text:p>
      <text:p text:style-name="P4">- Проше̌ ніє пр̌еривач собіє обіяду. Видаȷ̈ мі с̌іє̌, же доктор Кинес му̊віу́ цос̌ о вод̌іє.</text:p>
      <text:p text:style-name="P4">- Чи можеми пому̊віч о тим інним разем? - спитау́ Кинес.</text:p>
      <text:p text:style-name="P4">- Аљеж проше̌ бардзо - повієд̌іяу́ Пауљ.</text:p>
      <text:p text:style-name="P4">І Ј̈сс̌іка з дума̌ зауважиу́а достоȷ̈њство свеґо сина, дојр̌ау́е почучіє певнощі с̌ієбіє.</text:p>
      <text:p text:style-name="P4">Банќр взніу̊су́ сву̊ј пухар води і скіна̌у́ нім в строне̌ Бевта.</text:p>
      <text:p text:style-name="P4">- Нікт з нас, обецних тутај, ніє <text:soft-page-break/>дору̊вна містр̌ові Љінґарові Бевтові в ґу́адкіх су́овах.</text:p>
      <text:p text:style-name="P4">Ктос̌ му̊ґу́би узнач, же ма он аспірацȷ̈ пр̌инаљеженія до вієљќґо роду. Но, містр̌у Бевт,</text:p>
      <text:p text:style-name="P4">взнієщіе тоаст. Певніє мачіє в занадр̌у мну̊ство ма̌дрощі дља ху́опца, кту̊реґо наљежи</text:p>
      <text:p text:style-name="P4">трактовач як ме̌жчизне̌.</text:p>
      <text:p text:style-name="P4">Ј̈сс̌іка звіне̌у́а под стоу́ем права̌ ду́оњ в піє̌щ. Достр̌еґу́а сиґнау́ міґови пр̌еходза̌ци од</text:p>
      <text:p text:style-name="P4">Гаљљецка до Ідаго; зобачиу́а, як ґвард̌іщі зајмуя̌ најдоґоднієјше дља охрони позицȷ̈.</text:p>
      <text:p text:style-name="P4">Бевт утквіу́ в банќр̌е ядовіте спојр̌еніє. Пауљ зеркна̌у́ на Гаљљецка, обя̌у́ взроќм своȷ̈</text:p>
      <text:p text:style-name="P4">страже в ґотовощі оброннеј, затр̌имау́ очи на банќр̌е, аж тен опущіу́ пухар води.</text:p>
      <text:p text:style-name="P4">- Ќдис̌ на Каљаданіє - повієд̌іяу́ - від̌іяу́ем зву́окі утопіёнеґо рибака. Ми...</text:p>
      <text:p text:style-name="P4">- Утопіёнеґо? - То биу́ ґу́ос цу̊ркі продуцента фіљтрфраку̊в.</text:p>
      <text:p text:style-name="P4">Пауљ завагау́ с̌іє̌.</text:p>
      <text:p text:style-name="P4">- Так. Занур̌онеґо в вод̌іє, аж умару́. Утопіёнеґо.</text:p>
      <text:p text:style-name="P4">- Цу̊ж за інтересуя̌ци родзај с̌мієрчі - вишептау́а.</text:p>
      <text:p text:style-name="P4">Ус̌мієх Пауља зробіу́ с̌іє̌ жімни. Поновніє звру̊чіу́ с̌іє̌ до банќра.</text:p>
      <text:p text:style-name="P4"><text:soft-page-break/>- Інтересуя̌ца̌ р̌еча̌ в тим чу́овієку биу́и рани на раміёнах, споводоване кољцамі буту̊в</text:p>
      <text:p text:style-name="P4">іннеґо рибака. Топієљец биу́ ȷ̈дним з вієљу на у́од̌і - статку до подру̊жованія по вод̌іє, кту̊ри</text:p>
      <text:p text:style-name="P4">затона̌у́... затопіу́ с̌іє̌ под вода̌. Якіс̌ рибак, кту̊ри помаґау́ виу́овіч чіяу́о, повієд̌іяу́, же вієље</text:p>
      <text:p text:style-name="P4">рази відивау́ с̌љади подобне до ран овеґо чу́овієка. С̌віядчиу́и оне о тим, же ȷ̈ден</text:p>
      <text:p text:style-name="P4">з тона̌цих рибаку̊в пру̊бовау́ стана̌ч на раміёнах теґо бієдака ус̌іу́уя̌ц дос̌іє̌ґна̌ч</text:p>
      <text:p text:style-name="P4">повієр̌хні... дос̌іє̌ґна̌ч повієтр̌а.</text:p>
      <text:p text:style-name="P4">- Дљачеґо то ȷ̈ст інтересуя̌це? - запитау́ банќр.</text:p>
      <text:p text:style-name="P4">- З поводу уваґі зробіёнеј втеди пр̌ез меґо ојца. Повієд̌іяу́ он, же можна зрозумієч</text:p>
      <text:p text:style-name="P4">тона̌цеґо чу́овієка, кту̊ри вдрапуȷ̈ чі с̌іє̌ на раміёна, би ратовач ву́асне жичіє... хиба же д̌ієȷ̈</text:p>
      <text:p text:style-name="P4">с̌іє̌ то в саљоніє.</text:p>
      <text:p text:style-name="P4">Пауљ завієс̌іу́ ґу́ос на тиље, би банќр дојр̌ау́, цо с̌іє̌ с̌віє̌чі.</text:p>
      <text:p text:style-name="P4">- І хиба же, повінієнем додач, д̌ієȷ̈ с̌іє̌ то пр̌и бієс̌іядним стоље.</text:p>
      <text:p text:style-name="P4">Наґу́а чіша змрожіу́а саље̌.</text:p>
      <text:p text:style-name="P4">То биу́о збит похопне - помис̌љау́а Ј̈сс̌іка. Тен банќр може мієч вистарчая̌ца̌ позицȷ́,</text:p>
      <text:p text:style-name="P4"><text:soft-page-break/>би визвач меґо сина на поȷ̈динек. Спостр̌еґу́а, же Ідаго ȷ̈ст ґоту̊в до натихміястовеґо</text:p>
      <text:p text:style-name="P4">д̌іяу́анія. Ґвардія пау́ацова чекау́а в поґотовію. Ґурнеи Гаљљецк ніє спущау́ з ока</text:p>
      <text:p text:style-name="P2">ме̌жчизн по пр̌ечівнеј строніє стоу́у.</text:p>
      <text:p text:style-name="P4">- Го-го-го-о-о-о!</text:p>
      <text:p text:style-name="P4">То пр̌емитнік Туек, з одр̌уцона̌ до тиу́у ґу́ова̌, занос̌іу́ с̌іє̌ с̌мієхем. На твар̌ах</text:p>
      <text:p text:style-name="P4">бієс̌іядніку̊в появіу́и с̌іє̌ украдкове ус̌мієшкі. Бевт щер̌иу́ зе̌би од уха до уха.</text:p>
      <text:p text:style-name="P4">Банќр одепхна̌у́ с̌іє̌ з кр̌есу́ем до тиу́у вбіяя̌ц в Пауља вщіеку́е спојр̌еніє.</text:p>
      <text:p text:style-name="P4">Кинес повієд̌іяу́:</text:p>
      <text:p text:style-name="P4">- Кажди каса Атриде̌ на ву́асни рахунек.</text:p>
      <text:p text:style-name="P4">- Чи ображаніє ґощі ȷ̈ст звичаȷ̈м Атриду̊в? - запитау́ банќр.</text:p>
      <text:p text:style-name="P4">Занім Пауљ зда̌жиу́ одповієд̌ієч, Ј̈сс̌іка вихиљіу́а с̌іє̌ до пр̌оду.</text:p>
      <text:p text:style-name="P4">- С̌ір!</text:p>
      <text:p text:style-name="P4">Мус̌іми пр̌ејр̌еч ґре̌ теј креатури. Чи ȷ̈ст тутај, би допащ Пауља? Чи ма вспу̊љніку̊в? мис̌љау́а.</text:p>
      <text:p text:style-name="P4">- Му̊ј син парадуȷ̈ в поспољітеј шачіє, а ви утр̌имуȷ̈чіє, якоби зостау́а скроёна на ваша̌</text:p>
      <text:p text:style-name="P4">міяре̌? - спитау́а. - Цу̊ж за <text:soft-page-break/>фашинуя̌ца ревељаця.</text:p>
      <text:p text:style-name="P4">Зсуне̌у́а ду́оњ в ду̊у́ по нодзе, до крисножа в пр̌ипіє̌теј над костка̌ похвіє. Банќр</text:p>
      <text:p text:style-name="P4">пр̌еніу̊су́ на нія̌ своȷ̈ вщіекље спојр̌еніє. Очи ґощі умкне̌у́и од Пауља і Ј̈сс̌іка зобачиу́а, як</text:p>
      <text:p text:style-name="P4">син одсува с̌іє̌ од стоу́у, би мієч свободе̌ руху̊в. Сконцентровау́ с̌іє̌ на су́овіє - кључу „шата”:</text:p>
      <text:p text:style-name="P4">пр̌иґотуј с̌іє̌ до ваљкі.</text:p>
      <text:p text:style-name="P4">Кинес сќровау́ абстракцијне спојр̌еніє на Ј̈сс̌іке̌, пр̌есиу́ая̌ц Туекові дискретни сиґнау́</text:p>
      <text:p text:style-name="P4">ду́онія̌. Пр̌емитнік д̌ьвіґна̌у́ с̌іє̌ на ноґі взніу̊су́ пухар.</text:p>
      <text:p text:style-name="P4">- Я взніёсе̌ тоаст - повієд̌іяу́. - За му́одеґо Пауља Атриде̌, з позору ȷ̈ще ху́опца, аље</text:p>
      <text:p text:style-name="P4">ме̌жчизне̌ з чину̊в.</text:p>
      <text:p text:style-name="P4">По цо с̌іє̌ втра̌цая̌? - застанавіяу́а с̌іє̌ Ј̈сс̌іка. Банќр вљепіу́ тераз очи в Кинеса і Ј̈сс̌іка</text:p>
      <text:p text:style-name="P4">зобачиу́а поврацая̌це на твар̌ аґента пр̌ераженіє. Як сту̊у́ ду́уґі људ̌іє зачинаљі одповіядач</text:p>
      <text:p text:style-name="P4">на тоаст. Ґд̌іє Кинес вскаже, там људ̌іє іда̌ - помис̌љау́а. - Повієд̌іяу́ нам, же ȷ̈ст по строніє</text:p>
      <text:p text:style-name="P4">Пауља. Ска̌д бієр̌е с̌іє̌ ȷ̈ґо ву́адза? Нієможљіве, жеби з теґо, іж ȷ̈ст Се̌д̌ія̌ Зміяни. То ȷ̈ст</text:p>
      <text:p text:style-name="P4">пр̌ејщіове. І на певно ніє з теґо, же <text:soft-page-break/>ȷ̈ст ур̌е̌дніќм пањствовим. Здȷ́у́а ду́оњ з ре̌коȷ̈щі</text:p>
      <text:p text:style-name="P4">крисножа, подніёсу́а своя̌ шкљаніце̌ до Кинеса, кту̊ри одповієд̌іяу́ тим самим ґестем. Тиљко</text:p>
      <text:p text:style-name="P4">Пауљ і банќр - (Суу-суу! Цу̊ж за ідіётични пр̌идомек! - помис̌љау́а) - позоставаљі з пустимі</text:p>
      <text:p text:style-name="P4">ре̌кома. Банќр ніє одривау́ очу од Кинеса. Пауљ впатривау́ с̌іє̌ ве ву́асни таљер̌. Зау́атвіу́ем</text:p>
      <text:p text:style-name="P4">то, як наљежау́о - мис̌љау́. - Дљачеґо оні с̌іє̌ мієшая̌? Р̌учіу́ украдкове спојр̌еніє на ґу́ови</text:p>
      <text:p text:style-name="P4">ґощі по друґієј строніє стоу́у.</text:p>
      <text:p text:style-name="P4">- В наших сферах људ̌іє ніє повінні с̌іє̌ так у́атво ображач. Че̌сто ȷ̈ст то ру̊внозначне</text:p>
      <text:p text:style-name="P4">з самобу̊јствем. - Спојр̌ау́ на сва̌ са̌с̌іядке̌, цу̊рке̌ продуцента фіљтрфраку̊в. - Ніє са̌д̌і пані?</text:p>
      <text:p text:style-name="P4">- Ох, так. Так. Очивіщіе. За дужо ȷ̈ст ґвау́ту. Нієдобр̌е мі с̌іє̌ од теґо робі. І вієље рази</text:p>
      <text:p text:style-name="P4">нікт нікоґо ніє замієр̌а ображіч, а људ̌іє мімо вшистко умієрая̌. То ніє ма сенсу.</text:p>
      <text:p text:style-name="P2">- Р̌ечивіщіе ніє ма - повієд̌іяу́ Гаљљецк.</text:p>
      <text:p text:style-name="P4">Ујр̌авши бљіска̌ перфекцї ґре̌ д̌ієвчини, Ј̈сс̌іка ус̌віядоміу́а собіє: Та мау́а кобієтка</text:p>
      <text:p text:style-name="P4"><text:soft-page-break/>з кур̌им му̊жд̌ќм вцаље ніє ȷ̈ст мау́а̌ кобієтка̌ з кур̌им му̊жд̌ќм. Достр̌еґу́а љініє̌ атаку</text:p>
      <text:p text:style-name="P4">і зрозуміяу́а, же Гаљљецк ру̊внієж я̌ викриу́. Замієр̌аљі зу́апач Пауља на секс. Ј̈сс̌іка одпре̌жиу́а</text:p>
      <text:p text:style-name="P4">с̌іє̌. Правдоподобніє ȷ̈ј син пієрвши то зауважиу́ - ȷ̈ґо шкољеніє ніє поміне̌у́о так очивістеґо</text:p>
      <text:p text:style-name="P4">ґамбіту.</text:p>
      <text:p text:style-name="P4">Кинес звру̊чіу́ с̌іє̌ до банќра:</text:p>
      <text:p text:style-name="P4">- Чи ніє кољеј тераз на насте̌пне пр̌епрос̌іни?</text:p>
      <text:p text:style-name="P4">Банќр пр̌есу́ау́ мду́и ус̌мієх Ј̈сс̌іце.</text:p>
      <text:p text:style-name="P4">- О пані, обавіям с̌іє̌, же надужиу́ем ваших він. Сервуȷ̈чіє моцне трункі, до чеґо я ніє</text:p>
      <text:p text:style-name="P4">ȷ̈стем пр̌извичаёни.</text:p>
      <text:p text:style-name="P4">Ј̈сс̌іка вичуу́а яд в ȷ̈ґо тоніє і одповієд̌іяу́а су́одко:</text:p>
      <text:p text:style-name="P4">- Спотканія обцих вимаґая̌ вієљќј тољеранцї дља одмієнних обичају̊в і вихованія.</text:p>
      <text:p text:style-name="P4">- Д̌іє̌куȷ́, о пані.</text:p>
      <text:p text:style-name="P4">Чіємнову́оса товар̌ишка продуцента фіљтрфраку̊в нахиљіу́а с̌іє̌ ку Ј̈сс̌іце.</text:p>
      <text:p text:style-name="P4">- Кс̌ія̌же̌ му̊віу́, же тутај нам ніц ніє ґрожі. Спод̌ієвам с̌іє̌, же ніє вру̊жи то даљших ваљк.</text:p>
      <text:p text:style-name="P4">Пољецоно ȷ̈ј сќровач розмове̌ на те тори - помис̌љау́а Ј̈сс̌іка.</text:p>
      <text:p text:style-name="P4">- Певніє окаже с̌іє̌, же то ніц <text:soft-page-break/>важнеґо - повієд̌іяу́а. - Аље тиље ȷ̈ст обецніє дробіязґу̊в</text:p>
      <text:p text:style-name="P4">вимаґая̌цих обецнощі кс̌іє̌чія. Допу̊кі Атрид̌і і Гарконненовіє позостая̌ на стопіє</text:p>
      <text:p text:style-name="P4">воȷ̈ннеј, острожнощі ніґди ніє за вієље. Кс̌ія̌же̌ попр̌ис̌ія̌ґу́ канљи. Ніє позоставі очивіщіе</text:p>
      <text:p text:style-name="P4">пр̌и жичію жаднеґо аґента Гарконнену̊в на Арракіс. - Спојр̌ау́а на аґента банку Ґіљдії. Натураљніє, ма за соба̌ Конвенцȷ́. - Пр̌еніёсу́а спојр̌еніє на Кинеса. - Чиж так ніє ȷ̈ст,</text:p>
      <text:p text:style-name="P4">доктор̌е Кинес?</text:p>
      <text:p text:style-name="P4">- Натураљніє - повієд̌іяу́ Кинес.</text:p>
      <text:p text:style-name="P4">Продуцент фіљтрфраку̊в одчія̌ґна̌у́ сва̌ партнерке̌ дељікатніє до тиу́у. Обејр̌ау́а с̌іє̌ на нієґо.</text:p>
      <text:p text:style-name="P4">- Цгиба тераз цос̌ зȷ̈м - повієд̌іяу́а. - Мам охоте̌ на одробіне̌ теј потрави з птака поданеј</text:p>
      <text:p text:style-name="P4">попр̌едніё.</text:p>
      <text:p text:style-name="P4">Ј̈сс̌іка скіне̌у́а су́ужа̌цему і звру̊чіу́а с̌іє̌ до банќра:</text:p>
      <text:p text:style-name="P4">- А пан, с̌ір му̊віу́ попр̌едніё о птаках і іх звичаях. Одкривам тиље інтересуя̌цих</text:p>
      <text:p text:style-name="P4">р̌ечи звія̌заних з Арракіс. Повієдзчіє мі, ґд̌іє знајдуȷ̈ с̌іє̌ пр̌иправе̌? Чи пошуківаче</text:p>
      <text:p text:style-name="P4">ходза̌ в ґу́а̌б пустині?</text:p>
      <text:p text:style-name="P4">- Ох, ніє, моя пані. Нієвієље вієми о <text:soft-page-break/>ґу́е̌боќј пустині. А правіє ніц о реґіёнах</text:p>
      <text:p text:style-name="P4">поу́удніёвих.</text:p>
      <text:p text:style-name="P4">- Повіядая̌, же оґромна жиу́а мачієр̌иста пр̌иправи ма с̌іє̌ знајдовач в поу́удніёвих</text:p>
      <text:p text:style-name="P4">реґіёнах - р̌еку́ Кинес - аље подејр̌евам в тим витву̊р фантазї істнієя̌ци виу́а̌чніє в пієс̌ні.</text:p>
      <text:p text:style-name="P4">Нієкту̊р̌и с̌міяљі пошуківаче пр̌иправи р̌ечивіщіе запущая̌ с̌іє̌ од часу до часу на</text:p>
      <text:p text:style-name="P2">обр̌ежа паса центраљнеґо, аље то ȷ̈ст вия̌тково нієбезпієчне - нієпевна навіґаця, че̌сте</text:p>
      <text:p text:style-name="P4">самуми, страти в људ̌іях росна̌ застрашая̌цо ім даљеј од баз Муру Запоровеґо провад̌і с̌іє̌</text:p>
      <text:p text:style-name="P4">операцȷ̈. Устаљоно, же запе̌дзаніє с̌іє̌ збит даљеко на поу́удніє ніє ȷ̈ст опу́ацаљне. Може ґдибис̌ми</text:p>
      <text:p text:style-name="P4">мієљі сатељіте̌ метеорољоґічнеґо...</text:p>
      <text:p text:style-name="P4">Бевт подніу̊су́ взрок.</text:p>
      <text:p text:style-name="P4">- Повіядая̌ - одезвау́ с̌іє̌ з устамі пеу́нимі ȷ̈дзенія - же запущая̌ с̌іє̌ там Фремені, же оні</text:p>
      <text:p text:style-name="P4">ве̌друя̌, ґд̌іє хца̌ і же викриљі вис̌іє̌кі і гауст-студніє навет на поу́удніёвих шерокощіах.</text:p>
      <text:p text:style-name="P4">- Вис̌іє̌кі і гауст-студніє? - запитау́а Ј̈сс̌іка.</text:p>
      <text:p text:style-name="P4">- Виссане з паљца пљоткі, моя пані - повієд̌іяу́ шибко Кинес. - Таќ р̌ечи <text:soft-page-break/>спотика с̌іє̌</text:p>
      <text:p text:style-name="P4">на інних пљанетах, ніє на Арракіс. Вис̌іє̌к то мієјше, в кту̊рим вода пр̌еса̌ча с̌іє̌ на</text:p>
      <text:p text:style-name="P4">повієр̌хніє̌ аљбо вистарчая̌цо бљіско повієр̌хні, би можна биу́о до нієј дотр̌еч копія̌ц</text:p>
      <text:p text:style-name="P4">веду́уґ певних знаку̊в. Гауст-студнія ȷ̈ст форма̌ вис̌іє̌ку, з кту̊реґо чія̌ґніє с̌іє̌ воде̌ пр̌ез</text:p>
      <text:p text:style-name="P4">су́омке̌... так повіядая̌.</text:p>
      <text:p text:style-name="P4">Ј̈ст яќс̌ ошуство в ȷ̈ґо су́овах - помис̌љау́а Ј̈сс̌іка.</text:p>
      <text:p text:style-name="P4">Дљачеґо ку́аміє? - застанавіяу́ с̌іє̌ Пауљ.</text:p>
      <text:p text:style-name="P4">- Яќж то інтересуя̌це - повієд̌іяу́а Ј̈сс̌іка. І помис̌љау́а: Повіядая̌... Цо за д̌івна</text:p>
      <text:p text:style-name="P4">манієра ȷ́зикова. Ґдиби тиљко вієд̌ієљі, як она здрадза іх заљежнощ од пр̌еса̌ду̊в.</text:p>
      <text:p text:style-name="P4">- Су́ишау́ем о вашим повієдзенію - забрау́ ґу́ос Пауљ - же бљіхтр пу́иніє з міяст, ма̌дрощ</text:p>
      <text:p text:style-name="P4">з пустині.</text:p>
      <text:p text:style-name="P4">- Арракіс зна вієље повієдзењ - одпару́ Кинес.</text:p>
      <text:p text:style-name="P4">Занім Ј̈сс̌іка зда̌жиу́а сформуу́овач нове питаніє, нахиљіу́ с̌іє̌ над нія̌ су́ужа̌ци з љістем.</text:p>
      <text:p text:style-name="P4">Отвор̌иу́а ґо, зобачиу́а характер пісма і знакі шифру кс̌іє̌чія. Пр̌ебієґу́а по ніх взроќм.</text:p>
      <text:p text:style-name="P4"><text:soft-page-break/>- Вшисткіх вас учієши віядомощ, же наш кс̌ія̌же̌ с̌ље су́ова отухи. Справа, кту̊ра ґо</text:p>
      <text:p text:style-name="P4">везвау́а, ȷ̈ст зау́атвіёна. Знаљезіёно заґініёна̌ зґарніярке̌ - повієд̌іяу́а. - Вс̌ру̊д зау́оґі биу́</text:p>
      <text:p text:style-name="P4">аґент Гарконнену̊в, кту̊ри стерроризовау́ позостау́их і одљечіяу́ машина̌ до бази пр̌емитніку̊в</text:p>
      <text:p text:style-name="P4">з над̌ієя̌, же я̌ там спр̌еда. Зару̊вно тен чу́овієк, як і машина зостау́и пр̌еказане нашим</text:p>
      <text:p text:style-name="P4">с̌іу́ом.</text:p>
      <text:p text:style-name="P4">Ску́оніу́а ґу́ове̌ пр̌ед Туеќм. Пр̌емитнік одку́оніу́ с̌іє̌. Ј̈сс̌іка зу́ожиу́а пісмо, всуне̌у́а ȷ̈ до</text:p>
      <text:p text:style-name="P4">ре̌кава.</text:p>
      <text:p text:style-name="P4">- Чієше̌ с̌іє̌, же ніє дошу́о до отвартеј бітви - повієд̌іяу́ банќр. - Људ̌іє мая̌ так вієљка̌</text:p>
      <text:p text:style-name="P4">над̌ієȷ́, же Атрид̌і пр̌иніёса̌ поку̊ј і добробит.</text:p>
      <text:p text:style-name="P4">- Щеґу̊љніє то друґіє - дор̌учіу́ Бевт.</text:p>
      <text:p text:style-name="P4">- Чи зȷ̈ми юж десер? - запитау́а Ј̈сс̌іка. - Пољечіу́ам нашему кухмістр̌ові пр̌иґотовач</text:p>
      <text:p text:style-name="P4">каљадањска̌ љеґуміне̌: риж пен-цжі в сос̌іє дољса.</text:p>
      <text:p text:style-name="P4">- То бр̌мі вспаніяље - повієд̌іяу́ продуцент фіљтрфраку̊в. - Чи му̊ґу́бим достач пр̌епіс?</text:p>
      <text:p text:style-name="P4">- Кажди, які тиљко пан зехце - <text:soft-page-break/>одпару́а Ј̈сс̌іка, реȷ̈струя̌ц собіє теґо чу́овієка в паміє̌чі,</text:p>
      <text:p text:style-name="P2">би пу̊з́нієј вспомнієч о нім Гаватові. Продуцента фіљтрфраку̊в, бояз́љівеґо, мау́еґо</text:p>
      <text:p text:style-name="P4">карієровіча, можна биу́о у́атво купіч.</text:p>
      <text:p text:style-name="P4">Воку̊у́ Ј̈сс̌ікі подȷ́то розмови товар̌исќ.</text:p>
      <text:p text:style-name="P4">- Які с̌љічни матеріяу́...</text:p>
      <text:p text:style-name="P4">- Заму̊віу́ оправе̌ одповієднія̌ до камієнія...</text:p>
      <text:p text:style-name="P4">- Моґљібис̌ми с̌іє̌ покус̌іч о взрост продукцї в насте̌пним квартаље...</text:p>
      <text:p text:style-name="P4">Ј̈сс̌іка утквіу́а спојр̌еніє в таљер̌у розмис̌љая̌ц над закодованим фраґментем љісту:</text:p>
      <text:p text:style-name="P4">„Гарконненовіє пру̊боваљі пр̌емичіч транспорт рушніц љасерових. Пр̌ехвичіљіс̌ми ȷ̈. Може</text:p>
      <text:p text:style-name="P4">то значич, же повіёду́о ім с̌іє̌ з іннимі транспортамі. На певно значи, же ніє пр̌ивія̌зуя̌</text:p>
      <text:p text:style-name="P4">віє̌кшеґо значенія до тарч. Подејміјчіє одповієдніє с̌родкі острожнощі”.</text:p>
      <text:p text:style-name="P4">Рушніце љасерове запр̌а̌тне̌у́и мис̌љі Ј̈сс̌ікі. Розпаљоне до біяу́ощі вія̌зкі промієні</text:p>
      <text:p text:style-name="P4">ніщичієљсќґо с̌віяту́а моґу́и пр̌ечія̌ч кажда̌ зе знаних субстанцї под варунќм, же ніє</text:p>
      <text:p text:style-name="P4">осу́аніяу́а ȷ̈ј тарча. Тим, же <text:soft-page-break/>спр̌е̌женіє звротне з тарча̌ висад̌іу́оби і рушніце̌, і тарче̌,</text:p>
      <text:p text:style-name="P4">Гарконненовіє ніє пр̌ејмоваљі с̌іє̌. Дљачеґо? Експљозя тарчи з рушніца̌ љасерова̌ биу́а</text:p>
      <text:p text:style-name="P4">змієнна̌ нієбезпієчна̌; моґу́а бич поте̌жнієјша од я̌дровеј љуб моґу́а забіч виу́а̌чніє стр̌ељца</text:p>
      <text:p text:style-name="P4">і ȷ̈ґо осу́оніёни цељ. Нієвіядоме в тим вшисткім пр̌епеу́ніу́и я̌ нієпокоȷ̈м. Усу́ишау́а Пауља:</text:p>
      <text:p text:style-name="P4">- Ані пр̌ез хвіље̌ ніє ва̌тпіу́ем, же однајд̌ієми зґарніярке̌. Як му̊ј ојчієц забієра с̌іє̌ юж</text:p>
      <text:p text:style-name="P4">до чеґос̌, допровадза р̌еч до коњца. Та правда зачина повољі дочієрач до Гарконнену̊в.</text:p>
      <text:p text:style-name="P4">Пр̌ехваља с̌іє̌ - помис̌љау́а Ј̈сс̌іка. А ніє повінієн. Ніє ма права до пр̌ехвау́ек</text:p>
      <text:p text:style-name="P4">нікт, кто бе̌д̌іє спач теј ноци ґу́е̌боко под повієр̌хнія̌ зіємі, з обави пр̌ед рушніцамі</text:p>
      <text:p text:style-name="P2">љасеровимі.</text:p>
      <text:p text:style-name="P4">18</text:p>
      <text:p text:style-name="P4">Ніє ма учієчкі - пу́ачіми за ґвау́ти наших пр̌одку̊в.</text:p>
      <text:p text:style-name="P4">З „Мис̌љі зебраних Муад’Діба” в опрацованію кс̌іє̌жнічкі Іруљан</text:p>
      <text:p text:style-name="P4">Усу́ишавши кр̌икі в Вієљќј Саљі, Ј̈сс̌іка запаљіу́а ноцна̌ љампке̌. Ј̈ј зеґара ніє</text:p>
      <text:p text:style-name="P4">пр̌еставіёно на час мієјшови, віє̌ц <text:soft-page-break/>мус̌іяу́а одя̌ч двад̌ієщіа ȷ̈ден мінут, би устаљіч, же ȷ̈ст</text:p>
      <text:p text:style-name="P4">окоу́о друґієј в ноци. Кр̌икі биу́и ґу́ос̌не і хаотичне. Чижби атак Гарконнену̊в? застанавіяу́а с̌іє̌. Вис̌љізна̌вши с̌іє̌ з у́у̊жка справд̌іу́а на екранах монітору̊в мієјша побиту</text:p>
      <text:p text:style-name="P4">свеј род̌іни. Екран указау́ поґра̌жонеґо ве с̌ніє Пауља в ґу́е̌боќј півніци пос̌пієшніє</text:p>
      <text:p text:style-name="P4">пр̌еробіёнеј дља нієґо на сипіяљніє̌. До ȷ̈ґо кватери з певнощіа̌ ніє пр̌енікау́ гау́ас. Сипіяљнія</text:p>
      <text:p text:style-name="P4">кс̌іє̌чія биу́а пуста, пощіељ ніє ткніє̌та. Чижби пр̌ебивау́ чія̌ґље на СД ља̌довіска? Ј̈ще ніє</text:p>
      <text:p text:style-name="P4">зау́ожоно монітору̊в на фронт будинку. Ј̈сс̌іка знієрухоміяу́а пос̌родку сипіяљні, насу́ухуя̌ц.</text:p>
      <text:p text:style-name="P4">Ј̈ден ґу́ос вид̌ієрау́ с̌іє̌ без у́аду і ску́аду. Інни воу́ау́ доктора Иуеґо. Знаљазу́а шљафрок,</text:p>
      <text:p text:style-name="P4">нар̌учіу́а ґо на раміёна, всуне̌у́а стопи в пантофље, до у́идкі пр̌ипіє̌у́а крисну̊ж. Знову якіс̌ ґу́ос</text:p>
      <text:p text:style-name="P4">взивау́ Иуеґо. Овія̌зау́а с̌іє̌ пасќм і вишу́а на коритар̌. Наґље поражіу́а я̌ мис̌љ: А ȷ̈с̌љі то</text:p>
      <text:p text:style-name="P4">Љето ȷ̈ст ранни...</text:p>
      <text:p text:style-name="P4">Коритар̌ видавау́ с̌іє̌ чія̌ґна̌ч без коњца под ȷ̈ј бієґна̌цимі стопамі. Скре̌чівши под</text:p>
      <text:p text:style-name="P4"><text:soft-page-break/>замикая̌цим ґо у́уќм пр̌ефруне̌у́а пр̌ез саље̌ ядаљна̌ і крухте̌, впаду́а до Вієљќј Саљі, кту̊ра̌</text:p>
      <text:p text:style-name="P4">застау́а заљана̌ с̌віяту́ем вшисткіх љамп дрифових, розяр̌оних до макс̌імум.</text:p>
      <text:p text:style-name="P4">На право пр̌и др̌віях фронтових ујр̌ау́а дву̊х људ̌і зе стражи пау́ацовеј тр̌имая̌цих</text:p>
      <text:p text:style-name="P4">міє̌дзи соба̌ Дунцана Ідаго. Ґу́ова опаду́а му на пієрс̌, раптовна чіша заљеґу́а над та̌ шена̌.</text:p>
      <text:p text:style-name="P4">Ј̈ден зе стражніку̊в повієд̌іяу́ з вир̌утем до Ідаго:</text:p>
      <text:p text:style-name="P4">- Від̌іш, цо наробіу́ес̌? Обуд̌іу́ес̌ љади Ј̈сс̌іке̌.</text:p>
      <text:p text:style-name="P4">За пљецамі ме̌жчизн фаљовау́и оґромне котари всказуя̌ц, же зоставіљі отварте др̌ві.</text:p>
      <text:p text:style-name="P4">Стоя̌ца з боку Мапес мієр̌иу́а Ідаго жімним спојр̌енієм. Міяу́а на собіє ду́уґа̌ бра̌зова̌ шате̌</text:p>
      <text:p text:style-name="P4">з вія̌цим с̌іє̌ орнаментем на скраю. Ј̈ј стопи тквіу́и в ніє зашнурованих бутах пустинних.</text:p>
      <text:p text:style-name="P4">- Но і обуд̌іу́ем љади Ј̈сс̌іке̌ - вимамротау́ Ідаго.</text:p>
      <text:p text:style-name="P4">Взніу̊су́ши очи до суфіту, заричау́ - ...пієрвши раз му̊ј мієч с̌іє̌ окрвавіу́ на Ґрумман!</text:p>
      <text:p text:style-name="P4">Вієљка Мачієр̌и! Он ȷ̈ст піяни! - помис̌љау́а Ј̈сс̌іка. Понури ґримас викр̌ивіяу́ смаґу́а̌,</text:p>
      <text:p text:style-name="P4"><text:soft-page-break/>окра̌ґу́а̌ твар̌ Ідаго. Зіємія пр̌иљґне̌у́а му до ке̌д̌ієр̌авих як футро чарнеґо козу́а ву́осу̊в.</text:p>
      <text:p text:style-name="P4">Видарта в бљузіє д̌іюра одсу́аніяу́а ґорс вієчоровеј кошуљі, кту̊ра̌ вчес̌нієј міяу́ на банќчіє.</text:p>
      <text:p text:style-name="P4">Ј̈сс̌іка збљіжиу́а с̌іє̌ до нієґо. Ґвард̌іста ску́оніу́ с̌іє̌, ніє випущая̌ц Ідаго з ухвиту.</text:p>
      <text:p text:style-name="P4">- Ніє вієд̌ієљіс̌ми, цо з нім поча̌ч, моя пані. Авантуровау́ с̌іє̌ под брама̌ і ніє хчіяу́</text:p>
      <text:p text:style-name="P4">вејщ до с̌родка. Баљіс̌ми с̌іє̌, же моґа̌ надејщ тутејс̌і і ґо зобачич. То биу́оби нієвсказане.</text:p>
      <text:p text:style-name="P2">Зепсуу́оби нам опініє̌.</text:p>
      <text:p text:style-name="P4">- Ґд̌іє он с̌іє̌ под̌ієвау́? - спитау́а Ј̈сс̌іка.</text:p>
      <text:p text:style-name="P4">- Одпровадзау́ до дому яка̌с̌ панієнке̌ з пр̌иȷ́чія, моя пані. З розказу Гавата.</text:p>
      <text:p text:style-name="P4">- Кту̊ра̌ панієнке̌?</text:p>
      <text:p text:style-name="P4">- Кту̊ра̌с̌ з д̌ієвчинек до товар̌иства. Вієш, о цо ход̌і, моя пані? - Зеркна̌у́ на Мапес</text:p>
      <text:p text:style-name="P4">і щішиу́ ґу́ос. - До щеґу̊љнеј інвіґіљацї дам завше бієр̌е с̌іє̌ Ідаго.</text:p>
      <text:p text:style-name="P4">Овшем, бієр̌е с̌іє̌ - помис̌љау́а Ј̈сс̌іка. - Аље дљачеґо он ȷ̈ст піяни? Зе змарщонимі</text:p>
      <text:p text:style-name="P4">брвіямі звру̊чіу́а с̌іє̌ до Мапес:</text:p>
      <text:p text:style-name="P4">- Мапес, пр̌инієс̌ цос̌, на побудзеніє. Најљепієј кофеіне̌. Може зостау́о <text:soft-page-break/>трохе̌ кави</text:p>
      <text:p text:style-name="P4">з пр̌иправа̌?</text:p>
      <text:p text:style-name="P4">Мапес взрушиу́а раміёнамі і пода̌жиу́а до кухні. Ј̈ј ніє зашнуроване бути пустинне</text:p>
      <text:p text:style-name="P4">чу́апау́и - чу́ап-чу́ап - по камієннеј посадзце. Ідаго одвру̊чіу́ хвієјна̌ ґу́ове̌, би спојр̌еч</text:p>
      <text:p text:style-name="P4">з укоса на Ј̈сс̌іке̌.</text:p>
      <text:p text:style-name="P4">- Забіу́ем віє̌сеј ніш шиста љужі дља кс̌іє̌чія - вибеу́котау́. - Я хсе̌ тиљко вієз́ес̌, дљшеґо ту</text:p>
      <text:p text:style-name="P4">ȷ̈с-тем. Ніє моґе̌ ту жис̌ подтзієміё. Ніє мґе̌ ту жис̌ натзієміё. Со то за мієјссе, ее?</text:p>
      <text:p text:style-name="P4">Уваґе̌ Ј̈сс̌ікі звру̊чіу́ д̌ьвіє̌к доходза̌ци з бочнеґо коритар̌а. Одвру̊чівши с̌іє̌</text:p>
      <text:p text:style-name="P4">зобачиу́а Иуеґо, шеду́ ку нім вимахуя̌ц тр̌имана̌ в љевеј ре̌це торба̌ љекарска̌. Биу́</text:p>
      <text:p text:style-name="P4">компљетніє убрани, видавау́ с̌іє̌ бљедши і якби пр̌еме̌чони. На ȷ̈ґо чоље остро одчінау́ с̌іє̌</text:p>
      <text:p text:style-name="P4">ромб татуажу.</text:p>
      <text:p text:style-name="P4">- Пошчіви коновау́! - вр̌асна̌у́ Ідаго. - Цгтос̌ ти, ваље? У́убек і чопек? - Звру̊чіу́ с̌іє̌</text:p>
      <text:p text:style-name="P4">беу́котљівіє до Ј̈сс̌ікі: - Робіє сс̌ієбіє уг хољернего уг ідіёте, уг?</text:p>
      <text:p text:style-name="P4">Ј̈сс̌іка спојр̌ау́а кр̌иво застанавіяя̌ц с̌іє̌ в міљченію: дљачеґо Ідаго міяу́би с̌іє̌ упіч?</text:p>
      <text:p text:style-name="P4"><text:soft-page-break/>Досипано му чеґос̌?</text:p>
      <text:p text:style-name="P4">- За дужо пр̌иправнеґо піва - р̌еку́ Ідаго ус̌іу́уя̌ц стана̌ч просто.</text:p>
      <text:p text:style-name="P4">Мапес вру̊чіу́а з паруя̌ца̌ фіљіжанка̌ в ду́оніях, пр̌истане̌у́а нієздецидована за Иуем.</text:p>
      <text:p text:style-name="P4">Попатр̌иу́а на Ј̈сс̌іке̌, кту̊ра покре̌чіу́а ґу́ова̌. Иуег поставіу́ торбе̌ на поду́одзе, похиљіу́ ґу́ове̌</text:p>
      <text:p text:style-name="P4">в уку́оніє пр̌ед Ј̈сс̌іка.</text:p>
      <text:p text:style-name="P4">- Пр̌иправне піво, цо? - повієд̌іяу́.</text:p>
      <text:p text:style-name="P4">- Најљепше драњсво, яќ піу́ем в жичію - ствієрд̌іу́ Ідаго. Спру̊бовау́ стана̌ч на бачнощ.</text:p>
      <text:p text:style-name="P4">- ервши рас му̊ј мієш с̌іє скрвавіу́ на Ґрумман! Забіу́ем Гаркон... Гаркон... забіу́ем тља</text:p>
      <text:p text:style-name="P4">меґо кс̌іє̌чія.</text:p>
      <text:p text:style-name="P4">Иуег обејр̌ау́ с̌іє̌ на фіљіжанке̌ в ду́оні Мапес.</text:p>
      <text:p text:style-name="P4">- Цо то ȷ̈ст?</text:p>
      <text:p text:style-name="P4">- Кофеіна - повієд̌іяу́а Ј̈сс̌іка.</text:p>
      <text:p text:style-name="P4">Иуег взія̌у́ фіљіжанке̌, подсуна̌у́ я̌ Ідаго.</text:p>
      <text:p text:style-name="P4">- Випіј то, ху́опче.</text:p>
      <text:p text:style-name="P2">- Ніє хсе ніс вієсеј піс̌.</text:p>
      <text:p text:style-name="P4">- Випіј, му̊віє̌.</text:p>
      <text:p text:style-name="P4">Ідаго вичія̌ґна̌у́ ґу́ове̌ до Иуеґо і пољечіяу́ крок в пр̌у̊д почія̌ґая̌ц за соба̌ стражніку̊в.</text:p>
      <text:p text:style-name="P4">- Мам по зіюркі в нос̌іє подљізиванія с̌іє̌ Імперіюм С̌віята, доктор̌е. Ј̈ден рас зау́атвіми</text:p>
      <text:p text:style-name="P4"><text:soft-page-break/>р̌еш по моȷ̈му.</text:p>
      <text:p text:style-name="P4">- Як то випіȷ̈ш - повієд̌іяу́ Иуег. - То тиљко кофеіна.</text:p>
      <text:p text:style-name="P4">- Роспієпр̌оне як вшистко тутај! Цгољерне су́оњсе ȷ̈сса ясне. Ніс ту ніє ма нољмарнеґо</text:p>
      <text:p text:style-name="P4">корољу. Ніс ту ніє ґра аљбо...</text:p>
      <text:p text:style-name="P4">- Но цу̊ж, мами тераз ноц - повієд̌іяу́ Иуег; пру̊бовау́ му персвадовач. - Випіј то як</text:p>
      <text:p text:style-name="P4">ґр̌ечни ху́опак. Почуȷ̈ш с̌іє̌ љепієј.</text:p>
      <text:p text:style-name="P4">- Ніє хсе пошус̌ с̌іє љепієј!</text:p>
      <text:p text:style-name="P4">- Ніє можеми намавіяч ґо пр̌ез цау́а̌ ноц - одезвау́а с̌іє̌ Ј̈сс̌іка. Ту тр̌еба курацї</text:p>
      <text:p text:style-name="P4">встр̌а̌совеј - пр̌ишу́о ȷ̈ј на мис̌љ.</text:p>
      <text:p text:style-name="P4">- Ніє ма потр̌еби, жебис̌ ту чекау́а, моя пані - повієд̌іяу́ Иуег. - Дам собіє з тим раде̌.</text:p>
      <text:p text:style-name="P4">Ј̈сс̌іка покре̌чіу́а ґу́ова̌. Поста̌піу́а о крок, вимієр̌иу́а Ідаго с̌іярчисти пољічек. Заточиу́ с̌іє̌</text:p>
      <text:p text:style-name="P4">в тиу́ разем зе своімі стражнікамі, пр̌ешивая̌ц я̌ нієнавістним спојр̌енієм.</text:p>
      <text:p text:style-name="P4">- Кто с̌іє̌ заховуȷ̈ в тен спосу̊б в дому свеґо кс̌іє̌чія? - повієд̌іяу́а. Вирвау́а Иуему</text:p>
      <text:p text:style-name="P4">фіљіжанке̌ з ра̌к розљевая̌ц че̌щ ȷ̈ј завартощі і подеткне̌у́а я̌ Ідаго. - Випіј натихміяст! То</text:p>
      <text:p text:style-name="P4">розказ!</text:p>
      <text:p text:style-name="P4">Ідаго випростовау́ с̌іє̌ раптовніє, <text:soft-page-break/>спојр̌ау́ на нія̌ віљќм. Повієд̌іяу́ повољі, зе старанна̌</text:p>
      <text:p text:style-name="P4">і вираз́на̌ дикця̌:</text:p>
      <text:p text:style-name="P4">- Я ніє су́ухам розказу̊в паршивеґо шпієґа Гарконнену̊в.</text:p>
      <text:p text:style-name="P4">Иуег одвру̊чіу́ с̌іє̌ до Ј̈сс̌ікі як удер̌они. Побљаду́а на твар̌и, аље ківау́а зе зрозумієнієм</text:p>
      <text:p text:style-name="P4">ґу́ова̌. Вшистко стау́о с̌іє̌ ясне: одерване стр̌е̌пкі значењ, яќ пр̌ез те паре̌ мініёних дні</text:p>
      <text:p text:style-name="P4">хвитау́а в су́овах і захованію људ̌і воку̊у́ с̌ієбіє, тераз дау́и с̌іє̌ зу́ожич в цау́ощ. Почуу́а, як</text:p>
      <text:p text:style-name="P4">рос̌ніє в нієј ґнієв, так оґромни, же хиба од нієґо пе̌кніє. С̌іє̌ґне̌у́а до најґу́е̌бших засобу̊в</text:p>
      <text:p text:style-name="P4">своȷ̈ґо вишкољенія Бене Ґессеріт, би успокоіч пуљс і виру̊внач оддех. Навет і втеди</text:p>
      <text:p text:style-name="P4">вше̌д̌іє від̌іяу́а стр̌ељая̌це пу́омієніє. „До інвіґіљацї дам завше бієр̌е с̌іє̌ Ідаго!”</text:p>
      <text:p text:style-name="P4">Пр̌ешиу́а Иуеґо спојр̌енієм.</text:p>
      <text:p text:style-name="P4">- Вієд̌іяу́ес̌? - спитау́а.</text:p>
      <text:p text:style-name="P4">- Я... су́ишау́ем поґу́оскі, моя пані. Аље ніє хчіяу́ем пр̌испар̌ач чі змартвієњ.</text:p>
      <text:p text:style-name="P4">- Гават! - варкне̌у́а. - Давач мі в теј хвіљі Тгуфіра Гавата!</text:p>
      <text:p text:style-name="P4">- Аље, моя пані...</text:p>
      <text:p text:style-name="P4">- Натихміяст!</text:p>
      <text:p text:style-name="P4">То мус̌і бич Гават - мис̌љау́а. - Таќ <text:soft-page-break/>подејр̌еніє ніє моґу́о вијщ од нікоґо іннеґо, бо</text:p>
      <text:p text:style-name="P4">одр̌уцоно би ȷ̈ в ȷ̈днеј хвіљі.</text:p>
      <text:p text:style-name="P2">Ідаго потр̌а̌сна̌у́ ґу́ова̌, вимамротау́:</text:p>
      <text:p text:style-name="P4">- Вшистко, хољера, вищекау́ем.</text:p>
      <text:p text:style-name="P4">Ј̈сс̌іка спущіу́а взрок на фіљіжанке̌ в свеј ду́оні і наґље хљусне̌у́а ȷ̈ј завартощ Ідаго</text:p>
      <text:p text:style-name="P4">в твар̌.</text:p>
      <text:p text:style-name="P4">- Замкніјчіє ґо в якімс̌ ґощінним покою ве вшгоднім скр̌идље - пољечіу́а. - Нієх то</text:p>
      <text:p text:style-name="P4">одес̌пі.</text:p>
      <text:p text:style-name="P4">Двај стражніци впатриваљі с̌іє̌ в нія̌ нієще̌с̌љівимі очамі. Ј̈ден з ніх повієд̌іяу́:</text:p>
      <text:p text:style-name="P4">- Може љепієј забієр̌ми ґо ґд̌ієс̌ інд̌ієј, о пані. Моґљібис̌ми...</text:p>
      <text:p text:style-name="P4">- Он мус̌і бич тутај! - варкне̌у́а Ј̈сс̌іка. - Мус̌і ту пеу́ніч су́ужбе̌. - Ґу́ос ȷ̈ј везбрау́ ґорича̌. Ј̈ст такі добри в піљнованію дам.</text:p>
      <text:p text:style-name="P4">Стражнік пр̌еу́кна̌у́ с̌љіне̌.</text:p>
      <text:p text:style-name="P4">- Чи вієчіє, ґд̌іє ȷ̈ст кс̌ія̌же̌? - запитау́а.</text:p>
      <text:p text:style-name="P4">- Ј̈ст на становіску доводзенія, моя пані.</text:p>
      <text:p text:style-name="P4">- З Гаватем?</text:p>
      <text:p text:style-name="P4">- Гават ȷ̈ст в мієщіе, моя пані.</text:p>
      <text:p text:style-name="P4">- Спровад̌ьчіє мі натихміяст Гавата - пољечіу́а Ј̈сс̌іка. - Бе̌де̌ чекау́а на нієґо в саљоніє.</text:p>
      <text:p text:style-name="P4">- Аље, моя пані...</text:p>
      <text:p text:style-name="P4"><text:soft-page-break/>- Ј̈с̌љі зајд̌іє потр̌еба, везве̌ кс̌іє̌чія - повієд̌іяу́а. - Мам над̌ієȷ́, же то ніє бе̌д̌іє</text:p>
      <text:p text:style-name="P4">конієчне. Ніє хчіяу́абим ґо тим нієпокоіч.</text:p>
      <text:p text:style-name="P4">- Так ȷ̈ст, моя пані.</text:p>
      <text:p text:style-name="P4">Ј̈сс̌іка вчісне̌у́а пуста̌ фіљіжанке̌ в ду́оніє Мапес, натикая̌ц с̌іє̌ на питая̌це вејр̌еніє</text:p>
      <text:p text:style-name="P4">бу́е̌кітних в бу́е̌кічіє очу.</text:p>
      <text:p text:style-name="P4">- Можеш врацач до у́у̊жка, Мапес.</text:p>
      <text:p text:style-name="P4">- На певно ніє бе̌де̌ потр̌ебна?</text:p>
      <text:p text:style-name="P4">Ј̈сс̌іка ус̌мієхне̌у́а с̌іє̌ понуро.</text:p>
      <text:p text:style-name="P4">- На певно.</text:p>
      <text:p text:style-name="P4">- Може би зачекач з тим до ютра - одезвау́ с̌іє̌ Иуег. - Дау́бим чі с̌родек насенни і...</text:p>
      <text:p text:style-name="P4">- Врацај до с̌ієбіє і дај мі зау́атвіч то самеј. - Покљепау́а ґо по рамієнію би зу́аґод̌іч</text:p>
      <text:p text:style-name="P4">острощ тону. - То ȷ̈дини спосу̊б.</text:p>
      <text:p text:style-name="P4">Одвру̊чіу́а с̌іє̌ раптовніє і з ґу́ова̌ унієс̌іёна̌ високо оддаљіу́а с̌іє̌ думним кроќм в ґу́а̌б</text:p>
      <text:p text:style-name="P4">пау́ацу до своіх покоју̊в. Жімне мури... коритар̌е... знаёме др̌ві... Отвор̌иу́а ȷ̈</text:p>
      <text:p text:style-name="P4">шарпніє̌чієм, вкрочиу́а до с̌родка і тр̌асне̌у́а за соба̌ др̌віямі. Пр̌истане̌у́а вљепіяя̌ц</text:p>
      <text:p text:style-name="P4">спојр̌еніє в пустке̌ тарчи на окнах свеґо саљону. Гават! Чижби ґо Гарконненовіє купіљі?</text:p>
      <text:p text:style-name="P4"><text:soft-page-break/>Зобачими.</text:p>
      <text:p text:style-name="P4">Подешу́а до ґу́е̌боќґо, старомоднеґо фотеља обітеґо гафтована̌ ску̊ра̌ зе шљаґа̌</text:p>
      <text:p text:style-name="P4">і пр̌ечія̌ґне̌у́а фотељ на таќ мієјше, би мієч др̌ві на оку. З наґу́а̌ с̌іу́а̌ ус̌віядоміу́а собіє</text:p>
      <text:p text:style-name="P2">обецнощ похви з крисножем. Одпіє̌у́а похве̌ і з ноґі пр̌еніёсу́а я̌ на пр̌едраміє̌; справд̌іу́а,</text:p>
      <text:p text:style-name="P4">як висува с̌іє̌ ну̊ж. Раз ȷ̈ще обр̌учіу́а спојр̌енієм поку̊ј, на вшељкі випадек утрваљая̌ц</text:p>
      <text:p text:style-name="P4">вшистко доку́адніє в паміє̌чі: шезљонґ бљіско ка̌та, под щіана̌ звику́е кр̌есу́а, два нісќ</text:p>
      <text:p text:style-name="P4">стољікі, цитра на стояку под др̌віямі до сипіяљні. Љампи дрифове пу́оне̌у́и бљадору̊жовим</text:p>
      <text:p text:style-name="P4">с̌віяту́ем. Пр̌иґас̌іу́а ȷ̈, зас̌іяду́а в фотељу, поґу́ад̌іу́а обічіє чієша̌ц с̌іє̌, же на така̌ оказȷ́ ма</text:p>
      <text:p text:style-name="P4">кр̌есу́о о кру̊љевсќј достојнощі.</text:p>
      <text:p text:style-name="P4">Нієхај тераз вход̌і - помис̌љау́а. - Цо бе̌д̌іє, то бе̌д̌іє. І на спосу̊б Бене Ґессеріт</text:p>
      <text:p text:style-name="P4">пр̌иґотовау́а с̌іє̌ на очеківаніє, мобіљізуя̌ц чієрпљівощ, още̌дзая̌ц с̌іу́и. Шибчієј, ніж с̌іє̌</text:p>
      <text:p text:style-name="P4">спод̌ієвау́а, забр̌міяу́о пуканіє до др̌ві і на везваніє з ȷ̈ј строни вкрочиу́ Гават.</text:p>
      <text:p text:style-name="P4">Ніє встая̌ц з фотеља патр̌иу́а на <text:soft-page-break/>нієґо, відза̌ц крухощ оточкі наркотичнеґо оживієнія</text:p>
      <text:p text:style-name="P4">в ȷ̈ґо рухах, а под нія̌ зме̌ченіє. Старче зау́завіёне очи Гавата поу́исківау́и. Ј̈ґо ску̊ра</text:p>
      <text:p text:style-name="P4">як р̌емієњ видавау́а с̌іє̌ љекко жу̊у́тава в тим ос̌вієтљенію, а на ре̌кавіє ву́адая̌цеј ножем ре̌кі</text:p>
      <text:p text:style-name="P4">відніяу́а показ́них розміяру̊в мокра пљама. Ј̈сс̌іке̌ дољечіяу́ запах крві. Всказау́а ду́онія̌</text:p>
      <text:p text:style-name="P4">ȷ̈дно з кр̌есеу́ о простих опарчіях.</text:p>
      <text:p text:style-name="P4">- Пр̌инієс̌ то кр̌есу́о і ус̌ія̌д̌ь напр̌ечів мніє.</text:p>
      <text:p text:style-name="P4">Гават уку́оніу́ с̌іє̌ і виконау́ пољеценіє. Цо за піяни дурењ з теґо Ідаго! - помис̌љау́. С̌љед̌іу́</text:p>
      <text:p text:style-name="P4">бачніє твар̌ Ј̈сс̌ікі застанавіяя̌ц с̌іє̌, як ту вибрна̌ч з теј ситуацї.</text:p>
      <text:p text:style-name="P4">- Давно юж наљежау́о очищіч міє̌дзи намі атмосфере̌ - повієд̌іяу́а Ј̈сс̌іка.</text:p>
      <text:p text:style-name="P4">- Цо трапі моя̌ панія̌? - Ус̌іяду́ і поу́ожиу́ ду́оніє на кољанах.</text:p>
      <text:p text:style-name="P4">- Ніє удавај нієвінія̌тка! - р̌учіу́а жімно. - Ј̈жељі Иуег чі ніє повієд̌іяу́, дљачеґо чіє̌</text:p>
      <text:p text:style-name="P4">везваљіс̌ми, то зробіу́ то ȷ̈ден з твоіх шпієґу̊в спос̌ру̊д моȷ̈ј су́ужби. Чи ніє повінніс̌ми</text:p>
      <text:p text:style-name="P4">бич щер̌и зе соба̌ пр̌инајмнієј на тиље?</text:p>
      <text:p text:style-name="P4">- Як собіє жичиш, моя пані.</text:p>
      <text:p text:style-name="P4"><text:soft-page-break/>- Најпієрв одповієдз мі на ȷ̈дно питаніє. Чи тераз ȷ̈стес̌ аґентем Гарконнену̊в?</text:p>
      <text:p text:style-name="P4">Гават уніу̊су́ с̌іє̌ до поу́ови з кр̌есу́а, твар̌ му почіємніяу́а з вщіеку́ощі.</text:p>
      <text:p text:style-name="P4">- Ос̌мієљаш с̌іє̌ аж так мніє ображач?</text:p>
      <text:p text:style-name="P4">- С̌іядај - повієд̌іяу́а. - Тис̌ мніє так ображіу́.</text:p>
      <text:p text:style-name="P4">Гават з вољна опаду́ на кр̌есу́о.</text:p>
      <text:p text:style-name="P4">А Ј̈сс̌іка, читая̌ц в ȷ̈ґо твар̌и так добр̌е ȷ̈ј знане ознакі, позвољіу́а собіє на ґу́е̌боќ</text:p>
      <text:p text:style-name="P4">вестхнієніє. То ніє Гават.</text:p>
      <text:p text:style-name="P4">- Тераз вієм, же позостау́ес̌ вієрни мему кс̌іє̌чію - повієд̌іяу́а. - Ј̈стем пр̌ето ґотова</text:p>
      <text:p text:style-name="P4">вибачич чі тву̊ј афронт вобец моȷ̈ј особи.</text:p>
      <text:p text:style-name="P4">- Чи цос̌ ту ȷ̈ст до вибачанія?</text:p>
      <text:p text:style-name="P4">Ј̈сс̌іка змарщиу́а брві.</text:p>
      <text:p text:style-name="P4">Чи мам вичія̌ґна̌ч сву̊ј атут? - застанавіяу́а с̌іє̌. - Чи мам му повієд̌ієч о цу̊рце</text:p>
      <text:p text:style-name="P4">кс̌іє̌чія, кту̊ра̌ в собіє ноше̌ од кіљку тиґодні? Ніє... Сам Љето о тим ніє віє. То би му ȷ̈диніє</text:p>
      <text:p text:style-name="P2">скомпљіковау́о жичіє, одвру̊чіу́о ȷ̈ґо уваґе̌ в хвіљі, ќди мус̌і с̌іє̌ сконцентровач на нашим</text:p>
      <text:p text:style-name="P4">пр̌етрванію. Ј̈ще час на викор̌истаніє теґо атуту.</text:p>
      <text:p text:style-name="P4">- Правдому̊вчині би розвія̌зау́а тен <text:soft-page-break/>пробљем - р̌еку́а - аље ніє мами правдому̊вчині</text:p>
      <text:p text:style-name="P4">з дипљомем Висоќј Ради.</text:p>
      <text:p text:style-name="P4">- Но ву́ас̌ніє. Ніє мами правдому̊вчині.</text:p>
      <text:p text:style-name="P4">- Чи ȷ̈ст вс̌ру̊д нас здрајца? - запитау́а. - Анаљізовау́ам наших људ̌і з вієљка̌ уваґа̌. Кто</text:p>
      <text:p text:style-name="P4">може бич здрајца̌? Ніє Ґурнеи. На певно ніє Дунцан. Іх адіютанчі ніє зајмуя̌ одповієдніх</text:p>
      <text:p text:style-name="P4">позицї стратеґічних, би брач іх под уваґе̌. І ніє ти, Тгуфір. Ніє може то бич Пауљ. Я вієм,</text:p>
      <text:p text:style-name="P4">же то ніє я. А затем доктор Иуег? Чи мами ґо везвач і поддач пру̊біє?</text:p>
      <text:p text:style-name="P4">- Вієш, же то ччи ґест - повієд̌іяу́ Гават. - Он ȷ̈ст уварунковани пр̌ез Академіє̌. То</text:p>
      <text:p text:style-name="P4">з кољеі я вієм на певно.</text:p>
      <text:p text:style-name="P4">- Ніє му̊вія̌ц о тим, же ȷ̈ґо жона̌ биу́а Бене Ґессеріт, замордована пр̌ез Гарканнену̊в повієд̌іяу́а Ј̈сс̌іка.</text:p>
      <text:p text:style-name="P4">- Віє̌ц то так з нія̌ биу́о...</text:p>
      <text:p text:style-name="P4">- Ніє су́ишау́ес̌ нієнавіщі в ȷ̈ґо ґу́ос̌іє, ґди вимавія іміє̌ Гарконнену̊в? - спитау́а Ј̈сс̌іка.</text:p>
      <text:p text:style-name="P4">- Вієш, же ніє мам уха.</text:p>
      <text:p text:style-name="P4">- Цо щіа̌ґне̌у́о на мніє то поду́е подејр̌еніє? - спитау́а.</text:p>
      <text:p text:style-name="P4">- Ставіяш пані свеґо су́уґе̌ в ситуацї без вијщіа. Ј̈стем љояљни пр̌еде вшисткім вобец</text:p>
      <text:p text:style-name="P4"><text:soft-page-break/>кс̌іє̌чія.</text:p>
      <text:p text:style-name="P4">- Ґотова ȷ̈стем вієље вибачич з поводу теј љояљнощі - р̌еку́а.</text:p>
      <text:p text:style-name="P4">- І знову муше̌ запитач: чи ȷ̈ст цос̌ до вибачанія?</text:p>
      <text:p text:style-name="P4">- Пат? - запитау́а.</text:p>
      <text:p text:style-name="P4">Вирушиу́ раміёнамі.</text:p>
      <text:p text:style-name="P4">- Пому̊вми віє̌ц пр̌ез хвіље̌ о чим інним - повієд̌іяу́а. - Дунцан Ідаго вспаніяу́и</text:p>
      <text:p text:style-name="P4">воёвнік, кту̊реґо таљенти до охрони і інвіґіљацї са̌ в таќј ценіє. Д̌іс̌ в ноци пр̌егољовау́</text:p>
      <text:p text:style-name="P4">з чимс̌, цо називая̌ півем пр̌иправним. Отр̌имуȷ́ рапорти, же інні нас̌і људ̌іє ру̊внієж</text:p>
      <text:p text:style-name="P4">доправіяя̌ с̌іє̌ та̌ мікстура̌. Чи то правда?</text:p>
      <text:p text:style-name="P4">- Маш своȷ̈ рапорти, моя пані.</text:p>
      <text:p text:style-name="P4">- Ано мам. Чи ніє уважаш теґо пічія за симптоматичне, Тгуфір?</text:p>
      <text:p text:style-name="P4">- Моя пані му̊ві заґадкамі.</text:p>
      <text:p text:style-name="P4">- То викор̌истај своȷ̈ здољнощі ментацќ - р̌учіу́а сухо. - Цо ȷ̈ст з Дунцанем і решта̌?</text:p>
      <text:p text:style-name="P4">Моґе̌ чі повієд̌ієч в чтерех су́овах: оні ніє мая̌ дому.</text:p>
      <text:p text:style-name="P4">Вицељовау́ паљец в поду́оґе̌.</text:p>
      <text:p text:style-name="P4">- Арракіс, ото іх дом.</text:p>
      <text:p text:style-name="P4">- Арракіс то нієвіядома! Іх домем биу́ Каљадан, аљес̌ми іх вирваљі з кор̌еніямі. Оні ніє</text:p>
      <text:p text:style-name="P4">мая̌ дому. І боя̌ с̌іє̌, же кс̌ія̌же̌ іх <text:soft-page-break/>завод̌і.</text:p>
      <text:p text:style-name="P2">Зештивніяу́.</text:p>
      <text:p text:style-name="P4">- Таќ су́ова в устах кту̊реґос̌ з моіх људ̌і становіу́иби вистарчая̌ци пову̊д до...</text:p>
      <text:p text:style-name="P4">- Ох, пр̌естањ. Тгуфір. Чи то дефетизм аљбо здрада зе строни љекар̌а, ȷ̈с̌љі ставія ву́ащіва̌</text:p>
      <text:p text:style-name="P4">діяґнозе̌? Моя̌ ȷ̈дина̌ інтенця̌ ȷ̈ст виљеченіє хороби.</text:p>
      <text:p text:style-name="P4">- Мніє кс̌ія̌же̌ поручиу́ таќ справи.</text:p>
      <text:p text:style-name="P4">- Аље розумієш, хиба, же і я живіє̌ певне дощ очивісте заінтересованіє посте̌памі теј</text:p>
      <text:p text:style-name="P4">хороби - повієд̌іяу́а. - А може навет пр̌изнаш мі певна̌ здољнощі в теј матерії.</text:p>
      <text:p text:style-name="P4">Чи бе̌де̌ змушона встр̌а̌сна̌ч нім остро? - застанавіяу́а с̌іє̌. - Потр̌ебни му сољідни</text:p>
      <text:p text:style-name="P4">встр̌а̌с, цос̌, цо ґо висад̌і з с̌іёду́а.</text:p>
      <text:p text:style-name="P4">- Ру̊жніє можна собіє ту́умачич поводи твеґо заінтересованія - Гават взрушиу́</text:p>
      <text:p text:style-name="P4">раміёнамі.</text:p>
      <text:p text:style-name="P4">- Віє̌ц юж мніє сказау́ес̌?</text:p>
      <text:p text:style-name="P4">- Ска̌д̌е знову, моя пані. Аље ніє моґе̌ собіє позвољіч на жадне ризико в нашеј обецнеј</text:p>
      <text:p text:style-name="P4">ситуацї.</text:p>
      <text:p text:style-name="P4">- Вроґовіє меґо сина пр̌енікне̌љі под твоім носем до самеґо дому - повієд̌іяу́а. - Кто</text:p>
      <text:p text:style-name="P4"><text:soft-page-break/>втеди ризиковау́?</text:p>
      <text:p text:style-name="P4">Крев напу́ине̌у́а му до твар̌и.</text:p>
      <text:p text:style-name="P4">- Зу́ожиу́ем кс̌іє̌чію резиґнацȷ́.</text:p>
      <text:p text:style-name="P4">- А мніє чи зу́ожиу́ес̌ резиґнацȷ́... аљбо Пауљові?</text:p>
      <text:p text:style-name="P4">Тераз биу́ отварчіє роздражніёни, цо здрадзау́ пр̌испієшони оддех, розде̌те ноздр̌а,</text:p>
      <text:p text:style-name="P4">нієусте̌пљіве спојр̌еніє. Від̌іяу́а бічіє пуљсу на ȷ̈ґо скроні.</text:p>
      <text:p text:style-name="P4">- Ј̈стем чу́овієќм кс̌іє̌чія - вицед̌іу́.</text:p>
      <text:p text:style-name="P4">- Ніє ма здрајци - повієд̌іяу́а. - Ґрожі нам цос̌ іннеґо. Може ма то якіс̌ звія̌зек</text:p>
      <text:p text:style-name="P4">з рушніцамі љасеровимі. Може оні заризикуя̌ і паре̌ рушніц з механізмамі зеґаровимі</text:p>
      <text:p text:style-name="P4">вимієр̌а̌ з укричія в тарче пау́ацове. Може...</text:p>
      <text:p text:style-name="P4">- А кто би по одпаљенію одру̊жніу́, чи ніє биу́а то експљозя я̌дрова? - запитау́. - Ніє, моя</text:p>
      <text:p text:style-name="P4">пані. Оні ніє заризикуя̌ ніц аж так нієљеґаљнеґо. Промієніёваніє зостаȷ̈. Трудно затр̌еч с̌љади.</text:p>
      <text:p text:style-name="P4">Ніє. Оні ніє наруша̌ подставових конвенцї. То мус̌і бич здрајца.</text:p>
      <text:p text:style-name="P4">- Ј̈стес̌ чу́овієќм кс̌іє̌чія - повієд̌іяу́а з шидерчим ус̌мієхем. - Цгчіяу́бис̌ ґо</text:p>
      <text:p text:style-name="P4">зніщич пру̊буя̌ц ґо оцаљіч?</text:p>
      <text:p text:style-name="P4">Одетхна̌у́ ґу́е̌боко і допієро потем одповієд̌іяу́:</text:p>
      <text:p text:style-name="P4">- Ј̈с̌љі ȷ̈стес̌ нієвінна, пр̌ијміј моȷ̈ <text:soft-page-break/>најпокорнієјше пр̌епрос̌іни.</text:p>
      <text:p text:style-name="P4">- Спојр̌ијми тераз на чієбіє, Тгуфір - повієд̌іяу́а. - Чу́овієк чієши с̌іє̌ жичієм, ќди ма</text:p>
      <text:p text:style-name="P4">своȷ̈ мієјше, ќди віє, ґд̌іє ȷ̈ст ȷ̈ґо мієјше в пор̌а̌дку вшехр̌ечи. Зніщич мієјше,</text:p>
      <text:p text:style-name="P4">то зніщич чу́овієка. Спос̌ру̊д вшисткіх тих, цо кохая̌ кс̌іє̌чія, Тгуфір, нам двојґу</text:p>
      <text:p text:style-name="P4">нају́атвієј ȷ̈ст зніщич собіє то мієјше навзаȷ̈м. Чиж ніє моґу́абим подејр̌ењ под твоім</text:p>
      <text:p text:style-name="P2">адресем вишептач кс̌іє̌чію в ноци до уха? В хвіљі, ќди биу́би најподатнієјши на таќ</text:p>
      <text:p text:style-name="P4">шепти, Тгуфір? Чи муше̌ чі то яс̌нієј зобразовач?</text:p>
      <text:p text:style-name="P4">- Ґрожіш мі?- варкна̌у́.</text:p>
      <text:p text:style-name="P4">- Ска̌д̌е знову. Я по просту зврацам твоя̌ уваґе̌, же ктос̌ атакуȷ̈ пор̌а̌дек нашеґо жичія.</text:p>
      <text:p text:style-name="P4">Спритніє і діябољічніє. Пропонуȷ́ одепр̌еч тен атак впровадзая̌ц такі у́ад до нашеґо жичія, би</text:p>
      <text:p text:style-name="P4">теґо родзаю чієрніє ніє знаљазу́и в нім најмнієјшеј щељіни.</text:p>
      <text:p text:style-name="P4">- Оскаржаш мніє о розс̌ієваніє шептем безподставних подејр̌ењ?</text:p>
      <text:p text:style-name="P4">- Безподставних, так.</text:p>
      <text:p text:style-name="P4">- І одповієш контршептамі?</text:p>
      <text:p text:style-name="P4">- То твоȷ̈ жичіє ску́ада с̌іє̌ з шепту̊в, ніє моȷ̈, Тгуфір.</text:p>
      <text:p text:style-name="P4"><text:soft-page-break/>- Віє̌ц подаȷ̈ш в ва̌тпљівощ моȷ̈ кваљіфікацȷ̈?</text:p>
      <text:p text:style-name="P4">Вестхне̌у́а.</text:p>
      <text:p text:style-name="P4">- Тгуфір, хце̌, абис̌ пр̌еанаљізовау́ своȷ̈ емоцёнаљне заанґажованіє в те̌ справе̌.</text:p>
      <text:p text:style-name="P4">Чу́овієк ȷ̈ст з натури звієр̌е̌чієм без љоґікі. Твоя проȷ̈кця љоґікі на вшистќ справи ȷ̈ст</text:p>
      <text:p text:style-name="P4">нієнатураљна, аље нієстети нієодзовна з рацї свеј ужитечнощі. Ј̈стес̌ учієљес̌нієнієм љоґікі,</text:p>
      <text:p text:style-name="P4">ментатем. Ј̈днакже твоȷ̈ розвія̌занія пробљему̊в то концепцȷ̈ в бардзо досу́овним сенс̌іє</text:p>
      <text:p text:style-name="P4">вир̌уцане пр̌ез чієбіє на зевна̌тр̌, ґд̌іє тр̌еба ȷ̈ ґрунтовніє бадач, розтр̌а̌сач і пр̌ес̌вієтљач</text:p>
      <text:p text:style-name="P4">зе вшисткіх строн.</text:p>
      <text:p text:style-name="P4">- Цгцеш мніє тераз учич меґо фаху? - спитау́ навет ніє старая̌ц с̌іє̌ укрич љекцеваженія</text:p>
      <text:p text:style-name="P4">в ґу́ос̌іє.</text:p>
      <text:p text:style-name="P4">- Цокољвієк ȷ̈ст поза тоба̌, можеш то зобачич і застосовач до теґо своя̌ љоґіке̌ повієд̌іяу́а. - Љеч такі юж мами характер, же пр̌и зеткніє̌чію з пробљемамі особістимі</text:p>
      <text:p text:style-name="P4">оказуȷ̈ с̌іє̌, іж те наїнтимнієјше справи ȷ̈ст нам најтруднієј видобич на с̌віяту́о нашеј љоґікі.</text:p>
      <text:p text:style-name="P4">Зачинами с̌іє̌ пља̌тач і вініми вшистко пру̊ч р̌ечивістеґо моља, <text:soft-page-break/>кту̊ри ткві ґд̌ієс̌ ґу́е̌боко</text:p>
      <text:p text:style-name="P4">і нас ґризіє.</text:p>
      <text:p text:style-name="P4">- Ус̌іу́уȷ̈ш з премедитаця̌ подкопач ве мніє віяре̌ в моȷ̈ можљівощі ментата вихрипіяу́. - Ґдибим пр̌еконау́ с̌іє̌, же кту̊рис̌ з наших људ̌і пру̊буȷ̈ та̌ метода̌ саботовач</text:p>
      <text:p text:style-name="P4">обоȷ́тне яка̌ броњ з нашеґо арсенау́у, здемасковау́бим ґо і забіу́ без ваганія.</text:p>
      <text:p text:style-name="P4">- Најљепс̌і ментачі пр̌еявіяя̌ здрови респект дља вспу̊у́чинніка бу́е̌ду в свих</text:p>
      <text:p text:style-name="P4">обљіченіях - р̌еку́а.</text:p>
      <text:p text:style-name="P4">- Ніґди ніє твієрд̌іу́ем іначеј!</text:p>
      <text:p text:style-name="P4">- Віє̌ц ніє љекцеваж симптому̊в, яќ обоȷ̈ від̌іми: піяњство вс̌ру̊д људ̌і, ку́у̊тніє пљоткуя̌ і розс̌ієвая̌ нієсамовіте поґу́оскі о Арракіс; іґноруя̌ најпростше...</text:p>
      <text:p text:style-name="P4">- Безчиннощ, ніц віє̌цеј - р̌еку́ Гават. - Ніє старај с̌іє̌ одвру̊чіч моȷ̈ј уваґі пру̊буя̌ц</text:p>
      <text:p text:style-name="P4">з простеј р̌ечи робіч таȷ̈мніце̌.</text:p>
      <text:p text:style-name="P4">Пр̌иґља̌дау́а му с̌іє̌ мис̌ља̌ц о жоу́нієр̌ах кс̌іє̌чія в кошарах, о људзкіх нієдољах</text:p>
      <text:p text:style-name="P2">очієрая̌цих с̌іє̌ о с̌ієбіє, так же повставау́о ніємаљ вичуваљне напіє̌чіє і запах як</text:p>
      <text:p text:style-name="P4">з пр̌епаљонеј ізољацї. Уподабніяя̌ с̌іє̌ до жоу́нієр̌и з пр̌едґіљдијсќј љеґенди - мис̌љау́а. - Як</text:p>
      <text:p text:style-name="P4"><text:soft-page-break/>жоу́нієр̌е заґубіёнеґо у́овци ґвіязд Ампољіроса, пр̌икучі до свих д̌іяу́, вієчніє в пощіґу,</text:p>
      <text:p text:style-name="P4">вієчніє в поґотовію і вієчніє ніє пр̌иґотовані.</text:p>
      <text:p text:style-name="P4">- Дљачеґо ніґди ніє викор̌истау́ес̌ в пеу́ні моіх умієȷ́тнощі в свеј су́ужбіє дља кс̌іє̌чія? запитау́а. - Обавіяш с̌іє̌ риваља?</text:p>
      <text:p text:style-name="P4">Вљепіу́ в нія̌ розпаљоне спојр̌еніє старчих очу.</text:p>
      <text:p text:style-name="P4">- Вієм цо нієцо о шкољенію, яќ пр̌еход̌ічіє ви, Бене Ґессеріт...</text:p>
      <text:p text:style-name="P4">Урвау́ нахмур̌они.</text:p>
      <text:p text:style-name="P4">- С̌міяу́о, докоњч - повієд̌іяу́а - вієд̌ьми Бене Ґессеріт.</text:p>
      <text:p text:style-name="P4">- Вієм цо нієцо о правд̌івим шкољенію, яќ пр̌еход̌ічіє - подя̌у́. - Відзе̌, як то</text:p>
      <text:p text:style-name="P4">виу́ажі з Пауља. Ніє дам с̌іє̌ набрач на то, цо ваше шкоу́и ґу́оша̌ пубљічніє: же істнієȷ̈чіє, би</text:p>
      <text:p text:style-name="P4">тиљко су́ужич.</text:p>
      <text:p text:style-name="P4">Встр̌а̌с мус̌і бич ґвау́товни і он юж правіє до теґо дојр̌ау́ - помис̌љау́а.</text:p>
      <text:p text:style-name="P4">- Су́ухаш мніє уважніє в Рад̌іє - повієд̌іяу́а - а ȷ̈днак р̌адко љічиш с̌іє̌ з моімі</text:p>
      <text:p text:style-name="P4">опініямі. Дљачеґо?</text:p>
      <text:p text:style-name="P4">- Ніє уфам мотивом вашеј Бене Ґессеріт. Можеш собіє мис̌љеч, же потрафіш пр̌ејр̌еч</text:p>
      <text:p text:style-name="P4">чу́овієка на виљот, можеш собіє <text:soft-page-break/>мис̌љеч, же потрафіш змус̌іч чу́овієка, би зробіу́ доку́адніє</text:p>
      <text:p text:style-name="P4">то, чеґо ти...</text:p>
      <text:p text:style-name="P4">- Ј̈стес̌ нієще̌сним ґу́упцем, Тгуфір! - вибухне̌у́а. - Правда даљеце пр̌екрача вшељќ</text:p>
      <text:p text:style-name="P4">поґу́оскі о наших шкоу́ах, яќ дотару́и до твих ушу. Ј̈с̌љі зехце̌ зніщич кс̌іє̌чія... љуб</text:p>
      <text:p text:style-name="P4">чієбіє, љуб інна̌ довољна̌ особе̌ в зас̌іє̌ґу меј ре̌кі, ніє повстр̌имаш мніє пр̌ед тим.</text:p>
      <text:p text:style-name="P4">Дљачеґо позваљам, би пиха диктовау́а мі таќ су́ова? - помис̌љау́а. - Ніє так мніє</text:p>
      <text:p text:style-name="P4">шкољоно. Ніє так міяу́ам нім встр̌а̌сна̌ч.</text:p>
      <text:p text:style-name="P4">Гават всуна̌у́ ду́оњ под бљузе̌ і доткна̌у́ мініятуровеґо вир̌утніка затрутих бољцу̊в. Ніє</text:p>
      <text:p text:style-name="P4">нос̌і тарчи - помис̌љау́. - Чи то бравура з ȷ̈ј строни? Му̊ґу́бим я̌ тераз забіч... аље, ааах, яќж</text:p>
      <text:p text:style-name="P4">консеквенцȷ̈, ґдибим с̌іє̌ миљіу́.</text:p>
      <text:p text:style-name="P4">Ј̈сс̌іка від̌іяу́а рух ȷ̈ґо ре̌кі в строне̌ ќшені. Повієд̌іяу́а:</text:p>
      <text:p text:style-name="P4">- Му̊дљми с̌іє̌, би ніґди ніє биу́о міє̌дзи намі ґвау́ту.</text:p>
      <text:p text:style-name="P4">- Су́ушна модљітва - зґод̌іу́ с̌іє̌.</text:p>
      <text:p text:style-name="P4">- Тимчасем шер̌и с̌іє̌ вс̌ру̊д нас хороба - р̌еку́а. - Муше̌ запитач чіє̌ поновніє: чи ніє</text:p>
      <text:p text:style-name="P4">сенсовнієј поса̌дзач Гарконнену̊в, <text:soft-page-break/>же то оні зас̌іяљі ово подејр̌еніє, би нас ску́у̊чіч?</text:p>
      <text:p text:style-name="P4">- Виґља̌да на то, же зну̊в вру̊чіљіс̌ми до пата - одпару́ Гават.</text:p>
      <text:p text:style-name="P4">Вестхна̌вши помис̌љау́а: правіє до теґо дојр̌ау́.</text:p>
      <text:p text:style-name="P4">- Кс̌ія̌же̌ і я ȷ̈стес̌ми наміястка̌ ојца і маткі дља наших људ̌і - повієд̌іяу́а. - Така</text:p>
      <text:p text:style-name="P4">позиця...</text:p>
      <text:p text:style-name="P2">- Ніє пос̌љубіу́ чіє̌ - р̌еку́ Гават.</text:p>
      <text:p text:style-name="P4">Змус̌іу́а с̌іє̌ до захованія спокою, пр̌изная̌ц в духу: добра ріпоста.</text:p>
      <text:p text:style-name="P4">- Аље̌ ніє пос̌љубі жаднеј іннеј - одпару́а. - Так ду́уґо, допу̊кі я жиȷ́. І ȷ̈стес̌ми та̌ наміястка̌,</text:p>
      <text:p text:style-name="P4">як повієд̌іяу́ам. Би збур̌ич у̊в натураљни пор̌а̌дек нашеґо жичія, би ґо заку́у̊чіч, зніщич</text:p>
      <text:p text:style-name="P4">нас і оґу́упіч - кто станові најпоне̌тнієјши цељ дља Гарконнену̊в?</text:p>
      <text:p text:style-name="P4">Вичуу́, до чеґо змієр̌а, щіа̌ґна̌у́ брві в понурим ґримас̌іє.</text:p>
      <text:p text:style-name="P4">- Кс̌ія̌же̌? - запитау́а. - Атракцијни цељ, овшем, аље нікт, з вия̌тќм бич може Пауља, ніє ȷ̈ст</text:p>
      <text:p text:style-name="P4">љепієј стр̌ежони. Я? Куше̌ іх нієва̌тпљівіє, аље муша̌ вієд̌ієч, же Бене Ґессеріт са̌ труднимі</text:p>
      <text:p text:style-name="P4">цељамі. І же ȷ̈ст цељ љепши, ктос̌, чиȷ̈ обовія̌зкі, с̌іу́а̌ р̌ечи твор̌а̌ монструаљна̌, с̌љепа̌ пљамке̌.</text:p>
      <text:p text:style-name="P4"><text:soft-page-break/>Ктос̌, дља коґо подејр̌љівощ ȷ̈ст чимс̌ ру̊вніє натураљним як оддиханіє. Ктос̌, кто цау́е своȷ̈</text:p>
      <text:p text:style-name="P4">жичіє опієра на інсинуацї і таȷ̈мніци. - Вистр̌ељіу́а ку нієму права̌ ду́оњ. - Ти!</text:p>
      <text:p text:style-name="P4">Гават подервау́ с̌іє̌ з кр̌есу́а.</text:p>
      <text:p text:style-name="P4">- Ніє одправіу́ам чіє̌, Тгуфір! - вибухне̌у́а.</text:p>
      <text:p text:style-name="P4">Стари ментат ніємаљже зваљіу́ с̌іє̌ з повротем на кр̌есу́о, так раптовніє міє̌с̌ніє одму̊віу́и му</text:p>
      <text:p text:style-name="P4">посу́ушењства.</text:p>
      <text:p text:style-name="P4">Ус̌мієхне̌у́а с̌іє̌ нієвесоу́о.</text:p>
      <text:p text:style-name="P4">- Тераз вієш цо нієцо о правд̌івим шкољенію, яќ пр̌еход̌іми - повієд̌іяу́а.</text:p>
      <text:p text:style-name="P4">Гават старау́ с̌іє̌ пр̌еу́кна̌ч с̌љіне̌, кту̊реј ніє міяу́ в ґардље. Ј̈ј розказ биу́ кру̊љевскі,</text:p>
      <text:p text:style-name="P4">нієодвоу́аљни; надау́а му тон і модуљацȷ́, кту̊реј абсољутніє ніє спосу̊б с̌іє̌ биу́о опр̌еч. Усу́ухау́,</text:p>
      <text:p text:style-name="P4">занім реакця чіяу́а дошу́а до ȷ̈ґо му̊зґу. Ніц ніє моґу́о повстр̌имач теј реакцї - ані љоґіка,</text:p>
      <text:p text:style-name="P4">ані оґієњ ґнієву... ніц. То, цо она зробіу́а, с̌віядчиу́о о змису́овеј, інтимнеј знаёмощі особи,</text:p>
      <text:p text:style-name="P4">до кту̊реј сќровано розказ, о домінацї так ґу́е̌боќј, яќј істнієніє видавау́о му с̌іє̌</text:p>
      <text:p text:style-name="P4">нієможљіве.</text:p>
      <text:p text:style-name="P4"><text:soft-page-break/>- Повієд̌іяу́ам чі упр̌едніё, же повінніс̌ми зрозумієч с̌іє̌ навзаȷ̈м - р̌еку́а. - Міяу́ам на</text:p>
      <text:p text:style-name="P4">мис̌љі, же то ти вінієнес̌ зрозумієч мніє. Я чієбіє юж розумієм. І повієм чі тераз, же твоя</text:p>
      <text:p text:style-name="P4">љояљнощ вобец кс̌іє̌чія то ȷ̈дине, цо запевнія чі безпієчењство з моȷ̈ј строни.</text:p>
      <text:p text:style-name="P4">Звіљжиу́ ȷ́зиќм варґі ніє спущая̌ц з нієј очу.</text:p>
      <text:p text:style-name="P4">- Ґдибим хчіяу́а мієч маріёнетке̌, кс̌ія̌же̌ би мніє пос̌љубіу́ - повієд̌іяу́а. - Навет моґу́оби</text:p>
      <text:p text:style-name="P4">му с̌іє̌ видавач, же зробіу́ то з ву́аснеј нієпр̌имушонеј вољі.</text:p>
      <text:p text:style-name="P4">Гават спущіу́ ґу́ове̌; патр̌иу́ ку ґу̊р̌е пр̌ез р̌адќ р̌е̌си. Ј̈диніє жељазна с̌іу́а вољі</text:p>
      <text:p text:style-name="P4">повстр̌имивау́а ґо од везванія стражи. Жељазна с̌іу́а вољі... і тераз юж подејр̌еніє, же та кобієта</text:p>
      <text:p text:style-name="P4">може до теґо ніє допущіч. Ску̊ра му чієрпу́а, ґди вспомінау́, як она нім заву́адне̌у́а. В хвіљі</text:p>
      <text:p text:style-name="P4">таќґо ваганія моґу́а добич броні і забіч! Чи кажди чу́овієк ма така̌ с̌љепа̌ пљамке̌? застанавіяу́ с̌іє̌. - Чи каждеґо з нас можна змус̌іч до д̌іяу́анія, занім потрафіми ставіч опу̊р?</text:p>
      <text:p text:style-name="P4">Та мис̌љ пр̌иправіу́а ґо о завру̊т ґу́ови. Кто повстр̌имау́би особе̌ <text:soft-page-break/>обдар̌она̌ така̌ с̌іу́а̌?</text:p>
      <text:p text:style-name="P4">- Міґне̌у́а чі піє̌щ в ре̌кавічце Бене Ґессеріт - повієд̌іяу́а. - Нієвієљу з тих, цо я̌</text:p>
      <text:p text:style-name="P2">від̌ієљі, жиȷ̈. А то, цо зробіу́ам, ȷ̈ст дља нас р̌еча̌ дощ тривіяљна̌. Ніє знаш цау́еґо моȷ̈ґо</text:p>
      <text:p text:style-name="P4">арсенау́у. Застану̊в с̌іє̌ над тим.</text:p>
      <text:p text:style-name="P4">- Дљачеґо віє̌ц ніє пу̊јд̌ієш зніщич вроґу̊в кс̌іє̌чія? - запитау́.</text:p>
      <text:p text:style-name="P4">- Цо хцеш, жебим зніщиу́а? Цгчіяу́бис̌, жебим зробіу́а з нашеґо кс̌іє̌чія каљеке̌, жеби</text:p>
      <text:p text:style-name="P4">вієчніє опієрау́ с̌іє̌ на мніє, як на куљі?</text:p>
      <text:p text:style-name="P4">- Аље з така̌ ву́адза̌...</text:p>
      <text:p text:style-name="P4">- Ву́адза то обос̌ієчни мієч, Тгуфір - повієд̌іяу́а. - Мис̌љіш: якже ȷ̈ј у́атво посу́ужич с̌іє̌</text:p>
      <text:p text:style-name="P4">чу́овієќм яко нар̌е̌д̌ієм до заданія чіёсу в само серце вроґа. Так, Тгуфір, навет в твоȷ̈</text:p>
      <text:p text:style-name="P4">серце. Цу̊ж бим ȷ̈днак ос̌ія̌ґне̌у́а? Ґдиби Бене Ґессеріт теґо надуживау́и, чиж вшистќ ніє</text:p>
      <text:p text:style-name="P4">биу́иби подејр̌ане? Ніє хцеми теґо. Тгуфір. Ніє хцеми саме с̌іє̌ зґубіч. - Поківау́а ґу́ова̌. Ми направде̌ істнієȷ̈ми тиљко по то, би су́ужич.</text:p>
      <text:p text:style-name="P4">- Ніє потрафіє̌ чі одповієд̌ієч - р̌еку́. - Вієш, же ніє потрафіє̌.</text:p>
      <text:p text:style-name="P4">- Ніє повієш нікому ані су́ова о тим, цо ту зашу́о. То вієм, Тгуфір.</text:p>
      <text:p text:style-name="P4"><text:soft-page-break/>- Моя пані... - Стари чу́овієк знову пру̊бовау́ пр̌еу́кна̌ч с̌љіне̌. Помис̌љау́: Ма оґромне</text:p>
      <text:p text:style-name="P4">моце, зґода. Аље чи те моце ніє зробіу́иби з нієј ȷ̈ще ґроз́нієјшеґо нар̌е̌д̌ія</text:p>
      <text:p text:style-name="P4">Гарконнену̊в?</text:p>
      <text:p text:style-name="P4">- Пр̌иячієље моґа̌ зніщич кс̌іє̌чія ру̊вніє шибко, як ȷ̈ґо вроґовіє - повієд̌іяу́а. Уфам, же тераз дотр̌еш до седна теґо подејр̌енія і усунієш ȷ̈.</text:p>
      <text:p text:style-name="P4">- Ј̈с̌љі окаже с̌іє̌ безподставне.</text:p>
      <text:p text:style-name="P4">- Ј̈с̌љі - задрвіу́а.</text:p>
      <text:p text:style-name="P4">- Ј̈с̌љі - повту̊р̌иу́.</text:p>
      <text:p text:style-name="P4">- Ј̈стес̌ упарти.</text:p>
      <text:p text:style-name="P4">- Острожни - повієд̌іяу́ - і с̌віядом вспу̊у́чинніка бу́е̌ду.</text:p>
      <text:p text:style-name="P4">- Віє̌ц задам чі нова̌ заґадке̌. Цо означа веду́уґ чієбіє, же стоіш пр̌ед друґім</text:p>
      <text:p text:style-name="P4">чу́овієќм, звія̌зани і безбронни, і тен друґі чу́овієк тр̌има ну̊ж на твоім ґардље - а ȷ̈днак</text:p>
      <text:p text:style-name="P4">встр̌имуȷ̈ с̌іє̌ од забічія чієбіє, уваљнія чіє̌ з віє̌зу̊в і даȷ̈ чі ну̊ж, бис̌ ґо ужиу́ ведље ву́аснеґо</text:p>
      <text:p text:style-name="P4">жиченія? - Подніёсу́а с̌іє̌ з фотеља і одвру̊чіу́а до нієґо пљецамі. - Можеш юж одејщ, Тгуфір.</text:p>
      <text:p text:style-name="P4">Стари ментат встау́, нієпевніє пр̌есувая̌ц ду́оњ ку с̌мієрчіёнос̌неј броні под бљуза̌.</text:p>
      <text:p text:style-name="P4"><text:soft-page-break/>Пр̌ипомніяу́а му с̌іє̌ арена і ојчієц кс̌іє̌чія (кту̊ри биу́ одважни, цокољвієк би о нім повієд̌ієч),</text:p>
      <text:p text:style-name="P4">і певна корріда давно тему: д̌іка, чарна бестія з похиљона̌ ґу́ова̌, нієрухома і оґу́упіяу́а.</text:p>
      <text:p text:style-name="P4">Стари Кс̌ія̌же̌ одвру̊чіу́ с̌іє̌ пљецамі до роґу̊в, з муљета̌ ељеґанцко пр̌ер̌уцона̌ пр̌ез раміє̌,</text:p>
      <text:p text:style-name="P4">подчас ґди з љу̊ж сипау́и с̌іє̌ овацȷ̈. Бик то я, а она ȷ̈ст матадорем - помис̌љау́ Гават. Цофна̌у́</text:p>
      <text:p text:style-name="P4">ре̌ке̌, спојр̌ау́ на љс̌нія̌ца̌ од поту пуста̌ ду́оњ. І вієд̌іяу́, же без взґље̌ду на остатечна̌ вимове̌</text:p>
      <text:p text:style-name="P4">факту̊в ніґди ніє запомні теј хвіљі ані ніє страчі учучія највижшеґо под̌іву дља љади Ј̈сс̌ікі.</text:p>
      <text:p text:style-name="P4">Одвру̊чіу́ с̌іє̌ і безшељестніє опущіу́ поку̊ј.</text:p>
      <text:p text:style-name="P4">Ј̈сс̌іка пр̌есуне̌у́а взрок з одбічія в шибіє окна, одвру̊чіу́а с̌іє̌ і впатр̌иу́а в замкніє̌те</text:p>
      <text:p text:style-name="P2">др̌ві.</text:p>
      <text:p text:style-name="P2">- Тераз с̌іє̌ зачніє - вишептау́а</text:p>
      <text:p text:style-name="P4">19</text:p>
      <text:p text:style-name="P4">Чи ваљчиш з марамі?</text:p>
      <text:p text:style-name="P4">Чи воюȷ̈ш з чієніямі?</text:p>
      <text:p text:style-name="P4">Чи порушаш с̌іє̌ як ве с̌ніє?</text:p>
      <text:p text:style-name="P4">Час с̌іє̌ оддаљіу́.</text:p>
      <text:p text:style-name="P4">Жичіє чі скрадљі.</text:p>
      <text:p text:style-name="P4">Вшисткос̌ змарнотравіу́.</text:p>
      <text:p text:style-name="P4"><text:soft-page-break/>Тву̊ј обу́е̌д чіє̌ забіу́.</text:p>
      <text:p text:style-name="P4">Трен на поґр̌еб Д̌аміса на Ру̊внініє Жау́обнеј з „Пієс̌ні Мауд’Діба”</text:p>
      <text:p text:style-name="P4">зебраних пр̌ез кс̌іє̌жнічке̌ Іруљан</text:p>
      <text:p text:style-name="P4">Љето пр̌истана̌у́ в фоиер свеґо двору студіюя̌ц біљечік в с̌вієтље осамотніёнеј љампи</text:p>
      <text:p text:style-name="P4">дрифовеј. До с̌віту браковау́о ȷ̈ще пару ґод̌ін, а зме̌ченіє давау́о о собіє знач. Фремењскі</text:p>
      <text:p text:style-name="P4">ґонієц достарчиу́ біљечік на одвах ву́ас̌ніє в хвіљі, ќди кс̌ія̌же̌ пр̌ибиу́ зе становіска</text:p>
      <text:p text:style-name="P4">доводзенія. Біљечік му̊віу́:</text:p>
      <text:p text:style-name="P4">„Су́уп диму днієм, кољумна оґнія ноца̌”. - Подпісу ніє биу́о. Цо то значи? - застанавіяу́</text:p>
      <text:p text:style-name="P4">с̌іє̌. Ґонієц знікна̌у́ ніє чекая̌ц на одповієд̌ь, занім можна ґо биу́о випитач. Вс̌ія̌ку́ в ноц</text:p>
      <text:p text:style-name="P4">ніби чарни дим. Љето вепхна̌у́ картке̌ до ќшені бљузи замієр̌ая̌ц показач я̌ пу̊з́нієј</text:p>
      <text:p text:style-name="P4">Гаватові. Одґарна̌у́ космик ву́осу̊в з чоу́а, з вестхнієнієм вчія̌ґна̌у́ повієтр̌е. Піґуу́кі</text:p>
      <text:p text:style-name="P4">пр̌ечів зме̌ченію пр̌еставау́и д̌іяу́ач. Од банќту міне̌у́и два ду́уґіє дні, а ȷ̈ще віє̌цеј од</text:p>
      <text:p text:style-name="P4">остатнієґо сну. До вшисткіх ку́опоту̊в војскових дошу́а нієпокоя̌ца сеся з Гаватем, ȷ̈ґо</text:p>
      <text:p text:style-name="P4">справозданіє зе спотканія з Ј̈сс̌іка̌.</text:p>
      <text:p text:style-name="P4"><text:soft-page-break/>Мам обуд̌іч Ј̈сс̌іке̌? - біу́ с̌іє̌ з мис̌љамі. - Ніє ма сенсу бавіч с̌іє̌ з нія̌ даљеј</text:p>
      <text:p text:style-name="P4">в чіючіюбабке̌. А може ȷ̈днак? Нієх ґо діябљі, теґо хољере̌ Дунцана Ідаго! Покре̌чіу́ ґу́ова̌.</text:p>
      <text:p text:style-name="P4">Ніє, ніє Дунцана. Зробіу́ем ґу́упство ніє звієр̌ая̌ц с̌іє̌ од разу Ј̈сс̌іце з таȷ̈мніци. Муше̌ то</text:p>
      <text:p text:style-name="P4">зробіч тераз, занім станіє с̌іє̌ цос̌ ґоршеґо. Децизя поправіу́ му самопочучіє і з фоиер</text:p>
      <text:p text:style-name="P4">пос̌пієшиу́ пр̌ез Вієљка̌ Саље̌ і коритар̌е до скр̌иду́а мієшкаљнеґо род̌іни. Затр̌имау́ с̌іє̌ на</text:p>
      <text:p text:style-name="P4">закре̌чіє, там ґд̌іє коритар̌ розвідљау́ с̌іє̌ ку помієщеніём су́ужби. Ґд̌ієс̌ з коритар̌а</text:p>
      <text:p text:style-name="P4">су́ужбовеґо дољечіяу́о особљіве квіљеніє. Љето поу́ожиу́ љева̌ ду́оњ на виу́а̌чніку тарчи в пас̌іє,</text:p>
      <text:p text:style-name="P4">всуна̌у́ ханд̌ар до правеј. Ну̊ж пр̌ивру̊чіу́ му почучіє певнощі с̌ієбіє. Нієсамовіти д̌ьвіє̌к</text:p>
      <text:p text:style-name="P4">пр̌ешивау́ дрещем. Кљна̌ц нієдостатечне ос̌вієтљеніє кс̌ія̌же̌ по чіху заґу́е̌біяу́ с̌іє̌</text:p>
      <text:p text:style-name="P4">в су́ужбови коритар̌. Цо яќс̌ ос̌ієм метру̊в віс̌іяу́и в нім најмнієјше з дрифу̊век</text:p>
      <text:p text:style-name="P4">пр̌иґашоне до мінімум. Чіємне камієніє муру̊в поху́аніяу́и с̌віяту́о.</text:p>
      <text:p text:style-name="P4">З мроку пр̌ед нім виу́оніу́ с̌іє̌ <text:soft-page-break/>нієвираз́ни, розмазани по поду́одзе кљекс. Љето пр̌истана̌у́,</text:p>
      <text:p text:style-name="P2">о мау́о ніє ву́а̌чая̌ц тарчи, повстр̌имау́ с̌іє̌ ȷ̈днак, би ніє кре̌повач собіє руху̊в і ніє</text:p>
      <text:p text:style-name="P4">пр̌ите̌піяч су́уху... а поза тим пр̌ехвиценіє транспорту рушніц љасерових напеу́ніу́о ґо ніє</text:p>
      <text:p text:style-name="P4">розвіянимі чія̌ґље ва̌тпљівощіамі.</text:p>
      <text:p text:style-name="P4">Безґу́ос̌ніє збљіжиу́ с̌іє̌ до шареґо кљекса, зобачиу́, же то људзка постач, ме̌жчизна,</text:p>
      <text:p text:style-name="P4">обру̊цони твар̌а̌ до посадзкі. Љето одвру̊чіу́ ґо стопа̌, з ножем в поґотовію, і нахиљіу́ с̌іє̌</text:p>
      <text:p text:style-name="P4">бљіско, би дојр̌еч риси в ніку́им с̌вієтље. То биу́ тен пр̌емитнік, Туек, з віљґотна̌ пљама̌ на</text:p>
      <text:p text:style-name="P4">пієрс̌і. З мартвих з́реніц визієрау́а чіємна пустка. Љето доткна̌у́ пљами - биу́а чієпу́а. Як му̊ґу́</text:p>
      <text:p text:style-name="P4">тутај зґіна̌ч тен чу́овієк? - задавау́ собіє питаніє. - Кто ґо забіу́?</text:p>
      <text:p text:style-name="P4">Квіља̌ци д̌ьвіє̌к розљеґау́ с̌іє̌ ту ґу́ос̌нієј. Доход̌іу́ з пр̌оду, з ґу́е̌бі одґау́е̌зієнія коритар̌а</text:p>
      <text:p text:style-name="P4">провадза̌цеґо до с̌іу́овні, ґд̌іє мієщіу́ с̌іє̌ ґенератор ґу́у̊внеј тарчи пау́ацу. З ду́онія̌ на</text:p>
      <text:p text:style-name="P4">виу́а̌чніку в пас̌іє, з висуніє̌тим ханд̌арем, кс̌ія̌же̌ виміна̌у́ чіяу́о, запущіу́ с̌іє̌ в коритар̌</text:p>
      <text:p text:style-name="P4">і зза роґу вијр̌ау́ в строне̌ с̌іу́овні <text:soft-page-break/>ґенератора тарчи.</text:p>
      <text:p text:style-name="P4">Паре̌ кроку̊в од нієґо відніяу́ розљани на поду́одзе друґі кљекс. Кс̌ія̌же̌ од разу зорієнтовау́</text:p>
      <text:p text:style-name="P4">с̌іє̌, же ма пр̌ед соба̌ з́ру̊ду́о гау́асу. Кштау́т пеу́зна̌у́ ку нієму з бољесним мозоу́ем, диша̌ц</text:p>
      <text:p text:style-name="P4">чіє̌жко і цос̌ мамроча̌ц. Љето сту́уміу́ наґу́и скурч страху, пр̌емкна̌у́ до бочнеґо коритар̌а</text:p>
      <text:p text:style-name="P4">і куцна̌у́ пр̌и чоу́ґая̌цеј с̌іє̌ постачі. Биу́а то Мапес, фремењска охмістр̌ині, з убранієм</text:p>
      <text:p text:style-name="P4">в нієу́ад̌іє, з ву́осамі розсипанимі по твар̌и. Зматовіяу́и поу́иск чіємнеј пљами розшер̌ау́ с̌іє̌</text:p>
      <text:p text:style-name="P4">з пљецу̊в на бок. Кс̌ія̌же̌ доткна̌у́ ȷ̈ј рамієнія і Мапес уніёсу́а с̌іє̌ на у́окчіях, з одхиљона̌ ґу́ова̌</text:p>
      <text:p text:style-name="P4">пр̌иґља̌дая̌ц му с̌іє̌ очієніёнимі чернія̌ з́реніцамі без виразу.</text:p>
      <text:p text:style-name="P4">- То ти... - видишау́а. - Забіу́... стражніка... посу́ано... везвач... Туека... учієкај... моя</text:p>
      <text:p text:style-name="P4">пані... ти... ти... тутај... ніє...</text:p>
      <text:p text:style-name="P4">Зваљіу́а с̌іє̌ на твар̌, аж ȷ̈ј ґу́ова задудніу́а о камієніє. Љето пошукау́ паљцамі пуљсу на</text:p>
      <text:p text:style-name="P4">скроні. Ніє знаљазу́. Спојр̌ау́ на пљаме̌: Мапес д̌ьґніє̌то в пљеци. Кто? Пр̌еживау́ ґонітве̌ мис̌љі.</text:p>
      <text:p text:style-name="P4">Чи хчіяу́а му повієд̌ієч, же ктос̌ забіу́ стражніка? А Туек... чи Ј̈сс̌іка <text:soft-page-break/>посу́ау́а по Туека? По</text:p>
      <text:p text:style-name="P4">цо?</text:p>
      <text:p text:style-name="P4">Зача̌у́ с̌іє̌ поднос̌іч. Остр̌еґу́ ґо шу̊сти змису́. С̌міґна̌у́ ре̌ка̌ до виу́а̌чніка тарчи - за</text:p>
      <text:p text:style-name="P4">пу̊з́но. Параљіжуя̌ци встр̌а̌с одр̌учіу́ му ре̌ке̌ на бок. Почуу́ в нієј бу̊љ, зобачиу́ стерча̌ци</text:p>
      <text:p text:style-name="P4">з ре̌кава бољец, вичувау́ пораженіє розходза̌це с̌іє̌ стамта̌д в ґу̊ре̌ рамієнія. З бољесним</text:p>
      <text:p text:style-name="P4">вис̌іу́ќм уніу̊су́ ґу́ове̌ споґља̌дая̌ц в ґу́а̌б коритар̌а. В отвартих др̌віях с̌іу́овні стау́ Иуег.</text:p>
      <text:p text:style-name="P4">Твар̌ с̌вієчіу́а му жу̊у́тим одбљасќм поȷ̈динчеј, яс̌нієјшеј дрифу̊вкі над др̌віямі. Чіхо</text:p>
      <text:p text:style-name="P4">биу́о в покою за ȷ̈ґо пљецамі - жаднеґо шмеру ґенератору̊в.</text:p>
      <text:p text:style-name="P4">Иуег! - помис̌љау́ Љето. - Доконау́ саботажу пау́ацових ґенератору̊в! Ј̈стес̌ми безбронні.</text:p>
      <text:p text:style-name="P4">Иуег поча̌у́ с̌іє̌ збљіжач до нієґо всувая̌ц до ќшені бољцу̊вке̌. Љето ствієрд̌іу́, же може</text:p>
      <text:p text:style-name="P4">ȷ̈ще му̊віч, видишау́:</text:p>
      <text:p text:style-name="P4">- Иуег! Якім цудем?</text:p>
      <text:p text:style-name="P4">По чим параљіж дос̌іє̌ґна̌у́ ȷ̈ґо ну̊ґ і Љето осуна̌у́ с̌іє̌ на поду́оґе̌, подпієрая̌ц пљецамі</text:p>
      <text:p text:style-name="P2">камієнна̌ щіане̌. Твар̌ Иуеґо нос̌іу́а вираз смутку, ќди похиљау́ с̌іє̌ і дотикау́ чоу́а Љето.</text:p>
      <text:p text:style-name="P4"><text:soft-page-break/>Кс̌ія̌же̌ зорієнтовау́ с̌іє̌, же одчува доткніє̌чіє, аље якже даљеќ... пр̌ите̌піёне.</text:p>
      <text:p text:style-name="P4">- Наркотик в бољцу д̌іяу́а сељективніє - повієд̌іяу́ Иуег. - Можеш му̊віч яккољвієк чі то</text:p>
      <text:p text:style-name="P4">одрадзам.</text:p>
      <text:p text:style-name="P4">Зајр̌ау́ в ґу́а̌б коритар̌а і знову нахиљіу́ с̌іє̌ над Љето, вичія̌ґна̌у́ бољец, одр̌учіу́ ґо на бок.</text:p>
      <text:p text:style-name="P4">Бр̌е̌к бољца на камієніях биу́ ніку́и і одљеґу́и дља ушу кс̌іє̌чія. То ніє може бич Иуег - помис̌љау́</text:p>
      <text:p text:style-name="P4">кс̌ія̌же̌. - Он ȷ̈ст уварунковани.</text:p>
      <text:p text:style-name="P4">- Як? - шепна̌у́ Љето.</text:p>
      <text:p text:style-name="P4">- Пр̌икро мі, му̊ј дроґі кс̌ія̌же̌, аље істнієя̌ ситуацȷ̈, кту̊рих накази са̌ с̌іљнієјше од теґо. Доткна̌у́ витатуованеґо ромбу на чоље. - Мніє самеґо зад̌івія то пр̌еу́аманіє моȷ̈ј</text:p>
      <text:p text:style-name="P4">пірос̌віядомощі, љеч праґне̌ забіч чу́овієка. Так, р̌ечивіщіе теґо праґне̌. Ніє цофне̌ с̌іє̌</text:p>
      <text:p text:style-name="P4">пр̌ед нічим, аби допія̌ч свеґо. - Спојр̌ау́ з ґу̊ри на кс̌іє̌чія. - Ох, ніє чієбіє, му̊ј дроґі кс̌ія̌же̌.</text:p>
      <text:p text:style-name="P4">Барона Гарконнена. Я праґне̌ забіч барона.</text:p>
      <text:p text:style-name="P4">- Бар...она Гар...</text:p>
      <text:p text:style-name="P4">- Чіхо ба̌д̌ь, проше̌, му̊ј бієдни кс̌ія̌же̌. Ніє мам вієље часу. Тамтен ќу́, кту̊ри</text:p>
      <text:p text:style-name="P4"><text:soft-page-break/>вставіу́ем чі по упадку в Нарцељ - оту̊ж тен ќу́ мус̌іми вимієніч. За хвіље̌ ус̌піє̌ чіє̌</text:p>
      <text:p text:style-name="P4">і вимієніє̌ тен за̌б. - Отвор̌иу́ ду́оњ і впатр̌иу́ с̌іє̌ в цос̌ љежа̌цеґо на нієј. - То ідеаљни дупљікат;</text:p>
      <text:p text:style-name="P4">надер кунштовніє надано ȷ̈ґо рдзеніёві кштау́т нерву. Ујд̌іє звику́им викривачом,</text:p>
      <text:p text:style-name="P4">а навет повієр̌ховнему баданію. Љеч ȷ̈с̌љі ґо моцно пр̌иґриз́ч, тр̌ас̌ніє корона. Потем</text:p>
      <text:p text:style-name="P4">вистарчи с̌іљніє дмухна̌ч і повієтр̌е воку̊у́ нас випеу́нія с̌іє̌ труя̌цим ґазем, с̌мієртељніє</text:p>
      <text:p text:style-name="P4">труя̌цим.</text:p>
      <text:p text:style-name="P4">Споґља̌дая̌ц в ґу̊ре̌ на Иуеґо від̌іяу́ Љето шаљењство в очах ме̌жчизни, кропље поту на</text:p>
      <text:p text:style-name="P4">ȷ̈ґо чоље і брод̌іє.</text:p>
      <text:p text:style-name="P4">- І так с̌мієрч чі пісана, му̊ј бієдни кс̌ія̌же̌ - му̊віу́ Иуег. - Аље занім умр̌еш, збљіжиш с̌іє̌</text:p>
      <text:p text:style-name="P4">до барона. Он бе̌д̌іє мис̌љау́, же ȷ̈стес̌ ошоу́оміёни наркотикамі, і викључи остатнія̌ пру̊бе̌</text:p>
      <text:p text:style-name="P4">атаку з твоȷ̈ј строни. І бе̌д̌ієш ошоу́оміёни - і звія̌зани. Аље атак може пр̌ибієрач пр̌ед̌івне</text:p>
      <text:p text:style-name="P4">форми. А ти бе̌д̌ієш паміє̌тау́ о тим зе̌біє. О зе̌біє, кс̌ія̌же̌ Љето Атридо. Бе̌д̌ієш паміє̌тау́</text:p>
      <text:p text:style-name="P4">о зе̌біє.</text:p>
      <text:p text:style-name="P4"><text:soft-page-break/>Стари доктор похиљау́ с̌іє̌ цораз ніжеј і ніжеј, аж врешчіє ȷ̈ґо твар̌ і обвісу́е ва̌си</text:p>
      <text:p text:style-name="P4">пр̌есу́оніу́и ва̌сќ поље відзенія Љето.</text:p>
      <text:p text:style-name="P4">- За̌б - шепна̌у́ Иуег.</text:p>
      <text:p text:style-name="P4">- Дљачеґо? - вишептау́ Љето.</text:p>
      <text:p text:style-name="P4">Иуег опаду́ пр̌и кс̌іє̌чію на кољано.</text:p>
      <text:p text:style-name="P4">- Добіу́ем шејтањсќґо тарґу з баронем. І муше̌ мієч певнощ, же он дотр̌имау́ своȷ̈ј</text:p>
      <text:p text:style-name="P4">че̌щі умови. Ќди с̌іє̌ з нім зобаче̌, бе̌де̌ вієд̌іяу́. Ќди спојр̌е̌ на барона, бе̌де̌</text:p>
      <text:p text:style-name="P4">вієд̌іяу́. Аље я ніґди ніє стане̌ пр̌ед ȷ̈ґо обљічем без окупу. Ти ȷ̈стес̌ тим окупем, му̊ј</text:p>
      <text:p text:style-name="P2">бієдни кс̌ія̌же̌. І бе̌де̌ вієд̌іяу́, ќди ґо зобаче̌. Моя бієдна Ванна научиу́а мніє вієљу</text:p>
      <text:p text:style-name="P4">р̌ечи, а ȷ̈дна̌ з ніх ȷ̈ст достр̌еґаніє наґієј правди в хвіљах вієљќґо напіє̌чія. Ніє умієм</text:p>
      <text:p text:style-name="P4">теґо робіч за каждим разем, љеч ґди зобаче̌ барона - бе̌де̌ вієд̌іяу́.</text:p>
      <text:p text:style-name="P4">Љето старау́ с̌іє̌ спојр̌еч в ду̊у́ на за̌б в ду́оні Иуеґо. Міяу́ враженіє, же то с̌іє̌ д̌ієȷ̈</text:p>
      <text:p text:style-name="P4">в кошмар̌е сенним - то ніє моґу́а бич ява. Пурпурове варґі Иуеґо викр̌ивіу́и с̌іє̌ ку ґу̊р̌е.</text:p>
      <text:p text:style-name="P4">- Я с̌іє̌ ніє знајде̌ достатечніє бљіско барона, іначеј сам бим то зробіу́. О, <text:soft-page-break/>ніє. Затр̌имая̌</text:p>
      <text:p text:style-name="P4">мніє в безпієчнеј одљеґу́ощі. Љеч ти... ах, оту̊ж то! Ти, моя цудовна броњ! Бе̌д̌іє хчіяу́</text:p>
      <text:p text:style-name="P4">мієч чіє̌ бљіско, потріюмфовач над тоба̌, попишніч с̌іє̌ нієцо.</text:p>
      <text:p text:style-name="P4">Љето чуу́ с̌іє̌ ніємаљ загіпнотизовани відоќм міє̌с̌нія з љевеј строни ще̌кі Иуеґо.</text:p>
      <text:p text:style-name="P4">Міє̌с̌ієњ скре̌цау́ с̌іє̌ пр̌и каждим су́овіє ме̌жчизни. Иуег нахиљіу́ с̌іє̌ ніжеј.</text:p>
      <text:p text:style-name="P4">- А ти, му̊ј поччіви кс̌ія̌же̌, му̊ј дроґоценни кс̌ія̌же̌, ти мус̌іш паміє̌тач о тим зе̌біє. Показау́ ґо тр̌имая̌ц міє̌дзи кчіюќм а паљцем всказуя̌цим. - Он ȷ̈ст вшисткім, цо чі</text:p>
      <text:p text:style-name="P4">позостау́о.</text:p>
      <text:p text:style-name="P4">Уста Љето порушиу́и с̌іє̌ безґу́ос̌ніє, знову спру̊бовау́и:</text:p>
      <text:p text:style-name="P4">- Одмавіям.</text:p>
      <text:p text:style-name="P4">- Аах, ніє! Ніє можеш одму̊віч! Понієваж в реванжу за те̌ дробна̌ пр̌ису́уґе̌ я зробіє̌ цос̌</text:p>
      <text:p text:style-name="P4">дља чієбіє. Оцаље̌ твоȷ̈ґо сину і твоя̌ кобієте̌. Нікт інни теґо ніє докона. Можна іх вису́ач</text:p>
      <text:p text:style-name="P4">в таќ мієјше, ґд̌іє жаден Гарконнен іх ніє дос̌іє̌ґніє.</text:p>
      <text:p text:style-name="P4">- Як... іх... оцаљіч? - вишемрау́ Љето.</text:p>
      <text:p text:style-name="P4">- Зробіч так, би видавау́о с̌іє̌, же ніє жия̌, укрич іх вс̌ру̊д људ̌і, кту̊р̌и <text:soft-page-break/>добивая̌ ножа на</text:p>
      <text:p text:style-name="P4">д̌ьвіє̌к імієнія Гарконнен, кту̊р̌и нієнавідза̌ Гарконнену̊в так бардзо, же спаља̌ кр̌есу́о, на</text:p>
      <text:p text:style-name="P4">кту̊рим с̌ієд̌іяу́ Гарконнен, засоља̌ зієміє̌, по кту̊реј Гарконнен пр̌ешеду́. - Доткна̌у́ ще̌кі</text:p>
      <text:p text:style-name="P4">Љето. - Чуȷ̈ш там цокољвієк?</text:p>
      <text:p text:style-name="P4">Кс̌ія̌же̌ ствієрд̌іу́, же ніє може одповієд̌ієч. Одчуу́ даљеќ шарпніє̌чіє, зобачиу́ ду́оњ</text:p>
      <text:p text:style-name="P4">Иуеґо уноша̌ца̌ до ґу̊ри кс̌ія̌же̌ци сиґнет.</text:p>
      <text:p text:style-name="P4">- То дља Пауља - повієд̌іяу́ Иуег. - Нієбавем страчіш пр̌итомнощ. Жеґнај, му̊ј бієдни</text:p>
      <text:p text:style-name="P4">кс̌ія̌же̌. Ќди с̌іє̌ спотками насте̌пним разем, ніє бе̌д̌ієми мієљі часу на розмове̌.</text:p>
      <text:p text:style-name="P4">Цгу́одна дре̌твота розешу́а с̌іє̌ од ще̌кі по пољічках Љето. Мрочни коритар̌ скурчиу́ с̌іє̌</text:p>
      <text:p text:style-name="P4">до розміяру̊в чубка шпіљкі з зес̌родкована̌ в нім пурпура̌ варґ Иуеґо.</text:p>
      <text:p text:style-name="P2">- Паміє̌тај о зе̌біє! - сикна̌у́ Иуег. - За̌б!</text:p>
      <text:p text:style-name="P4">20</text:p>
      <text:p text:style-name="P4">Повінна істнієч шкоу́а ґоричи. Људ̌іём потр̌еба чіє̌жќґо жичія і учіску,</text:p>
      <text:p text:style-name="P4">жеби набраљі те̌жизни психічнеј.</text:p>
      <text:p text:style-name="P4">з „Мис̌љі зебраних Муад’Діба” <text:soft-page-break/>опрацованих пр̌ез кс̌іє̌жнічке̌ Іруљан</text:p>
      <text:p text:style-name="P4">Ј̈сс̌іка пр̌ебуд̌іу́а с̌іє̌ пос̌ру̊д чіємнощі, вичувая̌ц остр̌еженіє в отачая̌цеј я̌</text:p>
      <text:p text:style-name="P4">мартвочіє. Ніє моґу́а зрозумієч, дљачеґо ȷ̈ј дух і чіяу́о са̌ таќ ніємраве. Чіяркі страху</text:p>
      <text:p text:style-name="P4">пр̌ебієґау́и ȷ̈ј по нервах. Цгчіяу́а ус̌ія̌щ і запаљіч с̌віяту́о, аље цос̌ якби одвљекау́о децизȷ́.</text:p>
      <text:p text:style-name="P4">Ву́асне уста видавау́и с̌іє̌ ȷ̈ј... обце.</text:p>
      <text:p text:style-name="P4">У́уп-у́уп-у́уп-у́уп! - Сту́уміёни д̌ьвіє̌к без ќрунку в теј чіємнощі. Ніє віядомо ґд̌іє.</text:p>
      <text:p text:style-name="P4">Момент вичеківанія биу́ набр̌міяу́и часем, шељестем дрґнієњ ка̌с̌љівих як іґу́и. Заче̌у́а</text:p>
      <text:p text:style-name="P4">одчувач своȷ̈ чіяу́о, здау́а собіє справе̌ з віє̌зу̊в на костках і надґарстках, з кнебља</text:p>
      <text:p text:style-name="P4">в устах. Љежау́а на боку, з ре̌камі звія̌занимі на пљецах. Збадау́а віє̌зи, зрозуміяу́а, же то</text:p>
      <text:p text:style-name="P4">ву́у̊кно крімскељљове же тиљко закљеща̌ с̌іє̌ моцнієј од ȷ̈ј шарпанія. І врешчіє пр̌ипомніяу́а</text:p>
      <text:p text:style-name="P4">собіє. Цос̌ с̌іє̌ порушиу́о в чіємнощі ȷ̈ј сипіяљні, цос̌ мокреґо і ґриза̌цеґо хљусне̌у́о ȷ̈ј</text:p>
      <text:p text:style-name="P4">в твар̌, випеу́ніу́о уста; похвичіу́и я̌ яќс̌ ре̌це. Набієрая̌ц тху - ȷ̈ден вдех - вичуу́а</text:p>
      <text:p text:style-name="P4"><text:soft-page-break/>в віљґочі наркотик. С̌віядомощ уход̌іу́а, поґра̌жая̌ц я̌ в чарним пудље пр̌ераженія.</text:p>
      <text:p text:style-name="P4">Стау́о с̌іє̌ - помис̌љау́а. - Якже у́атво биу́о поконач Бене Ґессеріт. Вистарчиу́а тиљко здрада.</text:p>
      <text:p text:style-name="P4">Гават міяу́ рацȷ́. Піљновау́а с̌іє̌, би ніє напре̌жач віє̌зу̊в. - То ніє ȷ̈ст моя сипіяљнія - мис̌љау́а.</text:p>
      <text:p text:style-name="P4">Пр̌енієс̌љі мніє ґд̌ієс̌ інд̌ієј. - З вољна взіє̌у́а с̌іє̌ в ґарщ. Дотару́ до нієј запах ȷ̈ј ву́аснеґо</text:p>
      <text:p text:style-name="P4">квас̌неґо поту, з хемічна̌ пр̌имієшка̌ трвоґі.</text:p>
      <text:p text:style-name="P4">Ґд̌іє ȷ̈ст Пауљ? - запитау́а сама̌ с̌ієбіє. - Му̊ј син, цо з нім зробіљі?</text:p>
      <text:p text:style-name="P4">Споку̊ј.</text:p>
      <text:p text:style-name="P4">Нар̌учіу́а ґо собіє за помоца̌ старожитних практик. Љеч пр̌ераженіє позостау́о, якже</text:p>
      <text:p text:style-name="P4">бљіско. Љето? Ґд̌іє ȷ̈стес̌, Љето?</text:p>
      <text:p text:style-name="P4">Вичуу́а убиваніє чіємнощі. Розпоче̌у́о с̌іє̌ од чієні. Виміяри розд̌ієљіу́и с̌іє̌ замієніяя̌ц</text:p>
      <text:p text:style-name="P4">в нове чієрніє с̌віядомощі. Бієљ. Шпара под др̌віямі.</text:p>
      <text:p text:style-name="P4">Љеже̌ на поду́одзе. Ктос̌ ход̌і. Вичуу́а то пр̌ез поду́оґе̌. Ј̈сс̌іка здус̌іу́а в собіє</text:p>
      <text:p text:style-name="P4">вспомнієніє страху. - Муше̌ заховач споку̊ј, чујнощ, ґотовощ. Бич може бе̌де̌ міяу́а тиљко</text:p>
      <text:p text:style-name="P4">ȷ̈дна̌ шансе̌. - Зну̊в нар̌учіу́а собіє <text:soft-page-break/>вевне̌тр̌ни споку̊ј. Безу́адне бічіє серца виру̊внау́о с̌іє̌,</text:p>
      <text:p text:style-name="P4">кштау́туя̌ц час. Одљічиу́а в тиу́. Биу́ам нієпр̌итомна з ґод̌іне̌. Замкне̌у́а очи скупіяя̌ц</text:p>
      <text:p text:style-name="P4">уваґе̌ на збљіжая̌цих с̌іє̌ кроках. Чтерех људ̌і. Одмієр̌ау́а ру̊жніце в іх кроках. Муше̌</text:p>
      <text:p text:style-name="P4">удавач, же надаљ ȷ̈стем нієпр̌итомна. Розљуз́ніу́а с̌іє̌ на жімнеј поду́одзе бадая̌ц ґотовощ</text:p>
      <text:p text:style-name="P4">свеґо чіяу́а; усу́ишау́а отвієраніє др̌ві і пр̌ез повієкі вичуу́а допу́ив с̌віяту́а. Крокі</text:p>
      <text:p text:style-name="P2">пр̌ибљіжиу́и с̌іє̌: ктос̌ над нія̌ стау́.</text:p>
      <text:p text:style-name="P4">- Обуд̌іу́ас̌ с̌іє̌ - загучау́ басови ґу́ос. - Ніє удавај.</text:p>
      <text:p text:style-name="P4">Отвор̌иу́а очи. Стау́ над нія̌ барон Вљадімір Гарконнен. Розпознау́а північне</text:p>
      <text:p text:style-name="P4">помієщеніє, в кту̊рим сипіяу́ Пауљ, под щіана̌ зобачиу́а ȷ̈ґо у́у̊жко - пусте. Стражніци внієс̌љі</text:p>
      <text:p text:style-name="P4">љампи дрифове, розмієщіљі ȷ̈ в побљіжу отвартих др̌ві. За німі яр̌иу́о с̌іє̌ с̌віяту́о</text:p>
      <text:p text:style-name="P4">в коритар̌у ку́уя̌ц я̌ в очи. Подніёсу́а спојр̌еніє на барона. Міяу́ на собіє жу̊у́та̌ пељеринке̌</text:p>
      <text:p text:style-name="P4">вздимая̌ца̌ с̌іє̌ на пр̌енос̌них дрифках. Ту́усте пољічкі херубіна видимау́и с̌іє̌ як два</text:p>
      <text:p text:style-name="P4">ябу́ка под чарнимі очамі пая̌ка.</text:p>
      <text:p text:style-name="P4"><text:soft-page-break/>- Час д̌іяу́анія наркотику биу́ виљічони - задудніу́. - Вієд̌ієљіс̌ми, ќди зачнієш з теґо</text:p>
      <text:p text:style-name="P4">виход̌іч, цо до мінути.</text:p>
      <text:p text:style-name="P4">Як то можљіве? - зд̌івіу́а с̌іє̌. - Мус̌ієљіби знач доку́адніє моя̌ ваґе̌, му̊ј метабољізм,</text:p>
      <text:p text:style-name="P4">моȷ̈... Иуег!</text:p>
      <text:p text:style-name="P4">- Яка шкода, же мус̌іш позостач закнебљована - повієд̌іяу́ барон. - Моґљібис̌ми одбич</text:p>
      <text:p text:style-name="P4">якже інтересуя̌ца̌ розмове̌.</text:p>
      <text:p text:style-name="P4">То му̊ґу́ бич тиљко Иуег - помис̌љау́а. - Якім цудем?</text:p>
      <text:p text:style-name="P4">Барон зеркна̌у́ пр̌ез раміє̌ на др̌ві.</text:p>
      <text:p text:style-name="P4">- Вејд̌ь, Пітер.</text:p>
      <text:p text:style-name="P4">Ніґди пр̌едтем ніє споткау́а ме̌жчизни кту̊ри стана̌у́ пр̌и бароніє, аље твар̌ биу́а ȷ̈ј знаёма</text:p>
      <text:p text:style-name="P4">- і чу́овієк теж: Пітер де Врієс, ментат - ассасс̌ін. Пр̌иґља̌дау́а му с̌іє̌ уважніє - ястр̌е̌біє риси,</text:p>
      <text:p text:style-name="P4">атраментовобу́е̌кітне очи, всказуя̌це на походзеніє з Арракіс, чему пр̌ечиу́и ȷ̈днак</text:p>
      <text:p text:style-name="P4">субтељнощі в способіє порушанія с̌іє̌ і поставіє. І чіяу́о збитніё насицоне вода̌. Биу́ високі,</text:p>
      <text:p text:style-name="P4">љеч щупу́и, а цос̌ нієухвитнеґо в нім насувау́о мис̌љ о знієвієщіау́ощі.</text:p>
      <text:p text:style-name="P4">- Яка шкода, же ніє можеми одбич розмови, моя дроґа љади Ј̈сс̌іко - <text:soft-page-break/>повієд̌іяу́ барон. Ј̈днакже ȷ̈стем с̌віядом твоіх таљенту̊в. - Спојр̌ау́ на ментата. - Нієправдаж, Пітер?</text:p>
      <text:p text:style-name="P4">- Яко р̌ечеш, бароніє - одпару́ ме̌жчизна.</text:p>
      <text:p text:style-name="P4">Ґу́ос биу́ тенорови. Поражіу́ ȷ̈ј стос пачієр̌ови фаља̌ жімна. Ніґди ніє су́ишау́а так жімнеґо</text:p>
      <text:p text:style-name="P4">ґу́осу. До каждеј Бене Ґессеріт ґу́ос тен воу́ау́: „мордерца!”</text:p>
      <text:p text:style-name="P4">- Пр̌иґотовау́ем дља Пітера нієспод̌іянке̌ - р̌еку́ барон. - Он мис̌љі, же пр̌ишеду́ ту по</text:p>
      <text:p text:style-name="P4">одбіу̊р своȷ̈ј наґроди - чієбіє, љади Ј̈сс̌іко. Аље я праґне̌ цос̌ задемонстровач: же так направде̌</text:p>
      <text:p text:style-name="P4">то он чієбіє ніє хце.</text:p>
      <text:p text:style-name="P4">- Іґраш зе мна̌, бароніє? - спитау́ Пітер і ус̌мієхна̌у́ с̌іє̌.</text:p>
      <text:p text:style-name="P4">На відок теґо ус̌мієху Ј̈сс̌іке̌ здуміяу́о, же барон ніє вичія̌ґа ножа в оброніє пр̌ед</text:p>
      <text:p text:style-name="P4">овим Пітерем. По хвіљі поправіу́а с̌іє̌. Барон ніє му̊ґу́ одчитач теґо ус̌мієху. Ніє міяу́ за</text:p>
      <text:p text:style-name="P4">соба̌ шкољенія.</text:p>
      <text:p text:style-name="P4">- Под вієљома взґље̌дамі Пітер ȷ̈ст наівни як д̌ієцко - повієд̌іяу́ барон. - Ніє</text:p>
      <text:p text:style-name="P4">пр̌ијміє до віядомощі, цо з чієбіє за с̌мієртељніє нієбезпієчне створ̌еніє, љади Ј̈сс̌іко.</text:p>
      <text:p text:style-name="P2">Показау́бим му, аље биу́аби то <text:soft-page-break/>љеккомис̌љнощ - барон ус̌мієхна̌у́ с̌іє̌ до Пітера, кту̊реґо твар̌</text:p>
      <text:p text:style-name="P4">пр̌ибрау́а вичекуя̌ца̌ маске̌. - Я вієм, чеґо Пітер хце направде̌. Пітер хце ву́адзи.</text:p>
      <text:p text:style-name="P4">- Обієцау́ес̌, же моґе̌ собіє взія̌ч те̌ кобієте̌ - повієд̌іяу́ Пітер.</text:p>
      <text:p text:style-name="P4">Тенорови ґу́ос страчіу́ нієцо зе свеј ху́однеј резерви. Ј̈сс̌іка ухвичівши тонацȷ́ ґу́осу</text:p>
      <text:p text:style-name="P4">ме̌жчизни поддау́а с̌іє̌ вевне̌тр̌нему држенію. Як барон му̊ґу́ зробіч таќ звієр̌е̌ зе свеґо</text:p>
      <text:p text:style-name="P4">ментата?</text:p>
      <text:p text:style-name="P4">- Даȷ́ чі вибу̊р, Пітер - р̌еку́ барон.</text:p>
      <text:p text:style-name="P4">- Які вибу̊р?</text:p>
      <text:p text:style-name="P4">Барон пстрикна̌у́ ту́устимі паљухамі.</text:p>
      <text:p text:style-name="P4">- Та кобієта і виґнаніє поза Імперіюм аљбо ву́адаш в моім імієнію Атридзкім Кс̌іє̌ствем</text:p>
      <text:p text:style-name="P4">Арракіс веду́уґ свих уподобањ.</text:p>
      <text:p text:style-name="P4">Ј̈сс̌іка обсервовау́а паȷ́че очи барона с̌відруя̌це Пітера.</text:p>
      <text:p text:style-name="P4">- Му̊ґу́бис̌ зостач ту кс̌іє̌чієм ве вшисткім, пру̊ч титуу́у - повієд̌іяу́ барон.</text:p>
      <text:p text:style-name="P4">Чи затем му̊ј Љето ніє жиȷ̈? - помис̌љау́а Ј̈сс̌іка. Чуу́а, як безґу́ос̌ни љамент взбієра</text:p>
      <text:p text:style-name="P4">ґд̌ієс̌ в ȷ̈ј му̊зґу. Барон ніє спущау́ очу з ментата.</text:p>
      <text:p text:style-name="P4">- Зрозум с̌ієбіє, Пітер. Цгцеш ȷ̈ј, <text:soft-page-break/>понієваж биу́а кобієта̌ кс̌іє̌чія, симбољем ȷ̈ґо ву́адзи:</text:p>
      <text:p text:style-name="P4">піє̌кна, ужитечна, висоце вишкољона до свеј рољі. Аље цау́е кс̌іє̌ство, Пітер! То віє̌цеј ніж</text:p>
      <text:p text:style-name="P4">симбољ, то р̌ечивістощ. Мая̌ц кс̌іє̌ство можеш мієч вієље кобієт... і цос̌ віє̌цеј.</text:p>
      <text:p text:style-name="P4">- Ніє дворуȷ̈ш собіє з Пітера?</text:p>
      <text:p text:style-name="P4">Барон одвру̊чіу́ с̌іє̌ до нієґо з баљетова̌ ґраця̌, яка̌ давау́и му дрифи.</text:p>
      <text:p text:style-name="P4">- Дворуȷ́? Я? Паміє̌тај: я резиґнуȷ́ з ху́опца. Су́ишау́ес̌, цо здрајца повієд̌іяу́ о ȷ̈ґо</text:p>
      <text:p text:style-name="P4">едукацї. Оні са̌ таци самі - і матка, і син - с̌мієртељніє нієбезпієчні. - Барон ус̌мієхна̌у́ с̌іє̌. Муше̌ юж іщ. Пр̌ис̌ље̌ стражніка, кту̊реґо затр̌имау́ем на те̌ хвіље̌. Ј̈ст ґу́ухи як пієњ. Бе̌д̌іє</text:p>
      <text:p text:style-name="P4">міяу́ розказ конвоёванія вас пр̌ез пієрвши етап подру̊жи на виґнаніє. Зробі пор̌а̌дек з та̌</text:p>
      <text:p text:style-name="P4">кобієта̌, ґди зобачи, же ȷ̈ј уљеґаш. Ніє позвољі чі вия̌ч ȷ̈ј кнебља, допу̊кі ніє опущічіє</text:p>
      <text:p text:style-name="P4">Арракіс. Ј̈жељі здецидуȷ̈ш с̌іє̌ на позостаніє, ма інне розкази.</text:p>
      <text:p text:style-name="P4">- Ніє мус̌іш одход̌іч - повієд̌іяу́ Пітер. - Я юж вибрау́ем.</text:p>
      <text:p text:style-name="P4">- Цга! Цга! Цга! - зарехотау́ барон. - Так пре̌дка децизя може означач <text:soft-page-break/>тиљко ȷ̈дно.</text:p>
      <text:p text:style-name="P4">- Везме̌ кс̌іє̌ство - повієд̌іяу́ Піљер.</text:p>
      <text:p text:style-name="P4">Чи Пітер ніє віє, же барон ґо оку́амуȷ̈? - мис̌љау́а Ј̈сс̌іка. - Но так, аље ска̌д може</text:p>
      <text:p text:style-name="P4">вієд̌ієч? Ј̈ст здеґенерованим ментатем.</text:p>
      <text:p text:style-name="P4">Барон спущіу́ взрок на Ј̈сс̌іке̌.</text:p>
      <text:p text:style-name="P4">- Чиж то ніє цудовне, же знам так добр̌е Пітера? Зау́ожиу́ем с̌іє̌ з моім збројмістр̌ем, же</text:p>
      <text:p text:style-name="P4">Пітер вибієр̌е кс̌іє̌ство. Га! Но, іде̌ юж. Так ȷ̈ст љепієј. Ба, значніє љепієј. Ти то розумієш,</text:p>
      <text:p text:style-name="P4">љади Ј̈сс̌іко? Ніє живіє̌ до чієбіє урази. То конієчнощ. Значніє љепієј, же так с̌іє̌ стау́о. Так.</text:p>
      <text:p text:style-name="P4">В ґрунчіє р̌ечи ніє казау́ем чіє̌ зљіквідовач. Ќди мніє запитая̌, цо с̌іє̌ з тоба̌ стау́о, вибрне̌</text:p>
      <text:p text:style-name="P2">з теґо за помоца̌ правди.</text:p>
      <text:p text:style-name="P4">- Віє̌ц мніє то зоставіяш? - спитау́ Пітер.</text:p>
      <text:p text:style-name="P4">- Стражнік, кту̊реґо чі пр̌исиу́ам, ȷ̈ст на твоȷ̈ розкази - р̌еку́ барон. Цокољвієк ма с̌іє̌ стач,</text:p>
      <text:p text:style-name="P4">позоставіям то тобіє. - Утквіу́ взрок в Пітер̌е. - Так. Я о нічим ніє вієм. Зачекаш, аж</text:p>
      <text:p text:style-name="P4">одејде̌, занім зробіш то, цо мус̌іш зробіч. Так. Цу̊ж... ах, так. Так. Добр̌е.</text:p>
      <text:p text:style-name="P4">Боі с̌іє̌ пр̌есу́уханія пр̌ез <text:soft-page-break/>правдому̊вчиніє̌ - помис̌љау́а Ј̈сс̌іка. - Кту̊ра̌? Ааах, Матке̌</text:p>
      <text:p text:style-name="P4">Вієљебна̌ Ґаіюс Гељен, р̌еч ясна! Скоро віє, же мус̌і ставіч чоу́о ȷ̈ј питаніём, то як ніц</text:p>
      <text:p text:style-name="P4">Імператор мача в тим паљце. Ааах, му̊ј нієще̌сни Љето!</text:p>
      <text:p text:style-name="P4">По раз остатні барон р̌учіу́ оќм на Ј̈сс̌іке̌, одвру̊чіу́ с̌іє̌ і вимашеровау́ з півніци.</text:p>
      <text:p text:style-name="P4">Одпровадзая̌ц ґо взроќм помис̌љау́а: Ј̈ст так, як пр̌естр̌еґау́а Матка Вієљебна - збит</text:p>
      <text:p text:style-name="P4">поте̌жни пр̌ечівнік.</text:p>
      <text:p text:style-name="P4">Вешљі двај гарконнењши жоу́нієр̌е. За німі тр̌ечі з твар̌а̌ як ȷ̈дна вієљка шрама.</text:p>
      <text:p text:style-name="P4">Затр̌имау́ с̌іє̌ в др̌віях з љасерова̌ рушніца̌ в ду́оні. То тен ґу́ухи - помис̌љау́а Ј̈сс̌іка</text:p>
      <text:p text:style-name="P4">студіюя̌ц покрита̌ шрамамі твар̌. - Барон віє, же моґу́абим ужич ґу́осу на каждеґо іннеґо</text:p>
      <text:p text:style-name="P4">чу́овієка. Шрама спојр̌ау́ на Пітера.</text:p>
      <text:p text:style-name="P4">- На ношах пр̌ед др̌віямі мами ху́опака. Цо з нім зробіч?</text:p>
      <text:p text:style-name="P4">Пітер одезвау́ с̌іє̌ до Ј̈сс̌ікі:</text:p>
      <text:p text:style-name="P4">- Замієр̌ау́ем тр̌имач чіє̌ в шаху тим, же мами в ре̌ках сина, аље зачинам від̌ієч, же</text:p>
      <text:p text:style-name="P4">ніц би з теґо ніє вишу́о. Позвољіу́ем, би емоцȷ̈ взіє̌у́и ґу̊ре̌ над розумем. Зу́а то пољітика як</text:p>
      <text:p text:style-name="P4"><text:soft-page-break/>на ментата.</text:p>
      <text:p text:style-name="P4">Спојр̌ау́ на дву̊х пієрвших жоу́нієр̌и обрацая̌ц с̌іє̌ так, би ґу́ухи му̊ґу́ читач з ȷ̈ґо</text:p>
      <text:p text:style-name="P4">варґ.</text:p>
      <text:p text:style-name="P4">- Забієр̌чіє іх на пустиніє̌, як здрајца рад̌іу́ зробіч з ху́опцем. Ј̈ґо помису́ ȷ̈ст добри.</text:p>
      <text:p text:style-name="P4">Червіє зніща̌ вшељќ с̌љади. Іх чіяу́а муша̌ знікна̌ч на завше.</text:p>
      <text:p text:style-name="P4">- Ніє хцеш іх сам зау́атвіч? - запитау́ Шрама.</text:p>
      <text:p text:style-name="P4">Чита з варґ - помис̌љау́а Ј̈сс̌іка.</text:p>
      <text:p text:style-name="P4">- Біёре̌ пр̌ику́ад з моȷ̈ґо барона - р̌еку́ Пітер. - Забієр̌чіє іх там, ґд̌іє му̊віу́ здрајца.</text:p>
      <text:p text:style-name="P4">Ј̈сс̌іка зу́овіу́а храпљіва̌, ментацка̌ модуљацȷ́ в ґу́ос̌іє Пітера. Он теж с̌іє̌ боі</text:p>
      <text:p text:style-name="P4">правдому̊вчині - помис̌љау́а. Пітер взрушиу́ раміёнамі, одвру̊чіу́ с̌іє̌ і пошеду́ до вијщіа. Там</text:p>
      <text:p text:style-name="P4">пр̌истана̌у́ нієздецидованіє і Ј̈сс̌іка са̌д̌іу́а, же завру̊чі, би спојр̌еч на нія̌ по раз остатні, љеч</text:p>
      <text:p text:style-name="P4">он вишеду́ ніє обејр̌авши с̌іє̌ за с̌ієбіє.</text:p>
      <text:p text:style-name="P4">- Цо до мніє, то ніє подоба мі с̌іє̌ перспектива спотканія з ова̌ правдому̊вчинія̌ по</text:p>
      <text:p text:style-name="P4">робочіє теј ноци - повієд̌іяу́ Шрама.</text:p>
      <text:p text:style-name="P4">- Маш су́абе шансе̌ над̌іяч с̌іє̌ ќдикољвієк на те̌ стара̌ ȷ́дзе̌ - <text:soft-page-break/>одпару́ ȷ̈ден з дву̊јкі</text:p>
      <text:p text:style-name="P4">жоу́нієр̌и.</text:p>
      <text:p text:style-name="P4">Зашеду́ Ј̈сс̌іке̌ од ґу́ови, похиљіу́ с̌іє̌ над нія̌.</text:p>
      <text:p text:style-name="P2">- Ніє одваљіми роботи стоя̌ц тутај і тр̌аская̌ц д̌іёбамі. У́ап я̌ за ноґі і...</text:p>
      <text:p text:style-name="P4">- Чему би ніє заржна̌ч іх тутај? - запитау́ Шрама.</text:p>
      <text:p text:style-name="P4">- За дужо бабранія с̌іє̌. Цгиба, же хцеш іх удус̌іч. Я то љубіє̌ чиста̌, проста̌ роботе̌.</text:p>
      <text:p text:style-name="P4">Вир̌учіч іх на пустині, як му̊віу́ здрајца, ту і у̊вд̌іє скаљечич, зоставіч доводи червіём.</text:p>
      <text:p text:style-name="P4">Жаднеґо потем спр̌а̌танія.</text:p>
      <text:p text:style-name="P4">- Таак... добра, хиба маш рацȷ́ - ствієрд̌іу́ Шрама.</text:p>
      <text:p text:style-name="P4">Ј̈сс̌іка пр̌ису́ухівау́а с̌іє̌ ім, патр̌а̌ц, реȷ̈струя̌ц. Љеч кнебељ бљоковау́ ȷ̈ј Ґу́ос і на</text:p>
      <text:p text:style-name="P4">додатек тр̌еба биу́о увзґље̌дніч ȷ̈днеґо ґу́ухеґо. Шрама зар̌учіу́ рушніце̌ на пљеци, взія̌у́</text:p>
      <text:p text:style-name="P4">Ј̈сс̌іке̌ за ноґі. Поднієс̌љі я̌ як ворек ма̌кі, пр̌еманевроваљі пр̌ез др̌ві і чісне̌љі на</text:p>
      <text:p text:style-name="P4">подтр̌имиване дрифова̌ боя̌ ноше з друґа̌ спе̌тана̌ постачія̌. Ќди я̌ пр̌екре̌чіљі уку́адая̌ц на</text:p>
      <text:p text:style-name="P4">ношах, зобачиу́а твар̌ свеґо товар̌иша: Пауљ! Биу́ звія̌зани, аље без кнебља. Твар̌ ȷ̈ґо</text:p>
      <text:p text:style-name="P4">знајдовау́а с̌іє̌ ніє даљеј ніж д̌ієс̌іє̌ч <text:soft-page-break/>центиметру̊в од ȷ̈ј твар̌и, очи міяу́ замкніє̌те, оддех</text:p>
      <text:p text:style-name="P4">ру̊вни. Ј̈ст под д̌іяу́анієм наркотику - помис̌љау́а. Жоу́нієр̌е хвичіљі ноше і повієкі Пауља</text:p>
      <text:p text:style-name="P4">уніёсу́и с̌іє̌ на момент - чіємне щељіни попатр̌иу́и на нія̌. Оби тиљко ніє пру̊бовау́ Ґу́осу! модљіу́а с̌іє̌. - Ґу́ухи стражнік! Пауљ замкна̌у́ очи. Чвіча̌ц с̌віядоме оддиханіє успокаяу́</text:p>
      <text:p text:style-name="P4">сву̊ј умису́, су́ухау́ звичіє̌зцу̊в. Тен ґу́ухи становіу́ пробљем, аље Пауљ пановау́ над своя̌</text:p>
      <text:p text:style-name="P4">розпача̌. Успокаяя̌ци мис̌љі ритуау́ Бене Ґессеріт впоёни му пр̌ез матке̌ пр̌ивру̊чіу́</text:p>
      <text:p text:style-name="P4">ру̊вноваґе̌ і ґотовощ викор̌истанія најмнієјшеј оказї. Шпаркамі очу Пауљ по раз друґі</text:p>
      <text:p text:style-name="P4">бадау́ твар̌ маткі. Виґља̌дау́о на то, же ȷ̈ст без ображењ, ачкољвієк закнебљована. Застанавіяу́</text:p>
      <text:p text:style-name="P4">с̌іє̌, кто му̊ґу́ я̌ појмач. Ј̈ґо ву́асне достаніє с̌іє̌ до нієвољі биу́о цау́ќм просте - засна̌у́ в у́у̊жку</text:p>
      <text:p text:style-name="P4">з пр̌епісана̌ пр̌ез Иуеґо табљетка̌, а обуд̌іу́ с̌іє̌ пр̌ивія̌зани до тих ноши. Можљіве, же цос̌</text:p>
      <text:p text:style-name="P4">подобнеґо споткау́о і я̌. Љоґіка всказивау́а, же здрајца̌ ȷ̈ст Иуег, аље встр̌имивау́ с̌іє̌</text:p>
      <text:p text:style-name="P4">з остатечна̌ децизя̌. Трудно то биу́о <text:soft-page-break/>зрозумієч - доктор Академії Сук здрајца̌.</text:p>
      <text:p text:style-name="P4">Ноше пр̌ехиљіу́и с̌іє̌ з љекка, ґди жоу́нієр̌е Гарконнену̊в љавіроваљі німі в др̌віях</text:p>
      <text:p text:style-name="P4">виходза̌ц в розґвієжд̌она̌ ноц. Дрифова̌ боя захроботау́а о подязд, по чим знаљез́љі с̌іє̌ на</text:p>
      <text:p text:style-name="P4">піяску, кту̊ри хр̌е̌щіу́ под стопамі. В ґу̊р̌е замаячиу́о скр̌иду́о орнітоптера пр̌ису́аніяя̌ц</text:p>
      <text:p text:style-name="P4">ґвіязди. Ноше ос̌іяду́и на зіємі. З́реніце Пауља достосовау́и с̌іє̌ до ніку́еґо с̌віяту́а.</text:p>
      <text:p text:style-name="P4">В чу́овієку, кту̊ри отвор̌иу́ др̌ві орнітоптера і заґља̌дау́ до с̌родка в зієљони од іљумінованеј</text:p>
      <text:p text:style-name="P4">табљіци пр̌ир̌а̌ду̊в мрок, розпознау́ ґу́ухеґо вояка.</text:p>
      <text:p text:style-name="P4">- То дља нас тен орнітоптер? - спитау́ і одвру̊чіу́ с̌іє̌, би зобачич варґі свеґо товар̌иша.</text:p>
      <text:p text:style-name="P4">- То тен, цо здрајца повієд̌іяу́, же ȷ̈ст пр̌истосовани до љатанія в пустині - одповієд̌іяу́</text:p>
      <text:p text:style-name="P4">жоу́нієр̌.</text:p>
      <text:p text:style-name="P4">Шрама поківау́ ґу́ова̌.</text:p>
      <text:p text:style-name="P4">- Аље то ȷ̈ден з тих у́а̌чнікових љіљіпуту̊в. Ніє віє̌цеј в нім мієјша ніж дља ніх і дву̊х</text:p>
      <text:p text:style-name="P4">з нас.</text:p>
      <text:p text:style-name="P2">- Дву̊х вистарчи - повієд̌іяу́ ношови подходза̌ц бљіско і указуя̌ц <text:soft-page-break/>вираз́ніє варґі. Даљеј юж дами собіє раде̌, Кінељ.</text:p>
      <text:p text:style-name="P4">- Барон казау́ мі с̌іє̌ упевніч цо до љосу тих двојґа.</text:p>
      <text:p text:style-name="P4">- О цо вас бољі ґу́ова? - одезвау́ с̌іє̌ друґі жоу́нієр̌ зза ношовеґо.</text:p>
      <text:p text:style-name="P4">- То чаровніца Бене Ґессеріт - повієд̌іяу́ ґу́ухи. - Оне пос̌іядая̌ вієљќ моце.</text:p>
      <text:p text:style-name="P4">- Ааах... - Ношови зробіу́ знак піє̌щі пр̌и уху. - То она така, ге̌? Вієм о цо чі бієґа.</text:p>
      <text:p text:style-name="P4">Жоу́нієр̌ за ȷ̈ґо пљецамі одхр̌а̌кна̌у́.</text:p>
      <text:p text:style-name="P4">- Нієзаду́уґо бе̌д̌іє страва̌ червія. Мис̌ље̌, же навет чаровніци Бене Ґессеріт забракніє</text:p>
      <text:p text:style-name="P4">моци на таќґо дужеґо робаља. Цо, Цжіґо? - Штурхна̌у́ ношовеґо.</text:p>
      <text:p text:style-name="P4">- Ано - пр̌итакна̌у́ ношови. Завру̊чіу́ до ноши, хвичіу́ Ј̈сс̌іке̌ за раміє̌.</text:p>
      <text:p text:style-name="P4">- Цгод̌ь, Кінет. Можеш с̌іє̌ забрач, скоро хцеш с̌іє̌ пр̌еконач, як то бе̌д̌іє.</text:p>
      <text:p text:style-name="P4">- Міу́о, жес̌ мніє запрос̌іу́, Цжіґо - повієд̌іяу́ Шрама.</text:p>
      <text:p text:style-name="P4">Ј̈сс̌іка почуу́а, як я̌ подноша̌, завіровау́ чієњ скр̌иду́а, вишу́и ґвіязди. Вепхніє̌то я̌</text:p>
      <text:p text:style-name="P4">на тиу́ орнітоптера, справдзоно пе̌та з ву́у̊кна крімскељљовеґо і пр̌имоцовано пасамі. Обок</text:p>
      <text:p text:style-name="P4">нієј вчіс̌ніє̌то Пауља, пр̌ивія̌зуя̌ц ґо доку́аднієј: зауважиу́а, же ȷ̈ґо віє̌зи <text:soft-page-break/>са̌ зе звичајнеґо</text:p>
      <text:p text:style-name="P4">шнура. Шрама, у̊в ґу́ухи, звани Кінетем, зая̌у́ мієјше з пр̌оду. Ношови, тен кту̊реґо воу́аљі</text:p>
      <text:p text:style-name="P4">Цжіґо, пр̌ешеду́ докоу́а і зая̌у́ друґіє пр̌едніє с̌ієдзеніє. Кінет замкна̌у́ др̌ві по своȷ̈ј строніє</text:p>
      <text:p text:style-name="P4">і нахиљіу́ с̌іє̌ ку пр̌ир̌а̌дом. Орнітоптер вистартовау́ з шарпніє̌чієм ску́аданих скр̌идеу́,</text:p>
      <text:p text:style-name="P4">ќруя̌ц с̌іє̌ на поу́удніє поза Мур Запорови. Цжіґо кљепна̌у́ свеґо компана по рамієнію.</text:p>
      <text:p text:style-name="P4">- Може обру̊ч с̌іє̌ і мієј тих двоȷ̈ на оку?</text:p>
      <text:p text:style-name="P4">- На певно вієш, дока̌д љечієч? - Кінет с̌љед̌іу́ варґі Цжіґо.</text:p>
      <text:p text:style-name="P4">- Су́ишау́ем, цо му̊віу́ здрајца, так як і ти.</text:p>
      <text:p text:style-name="P4">Кінет одкре̌чіу́ с̌іє̌ з фотељем. Ј̈сс̌іка достр̌еґу́а міґотљіви одбљаск ґвіязд на рушніци</text:p>
      <text:p text:style-name="P4">љасеровеј в ȷ̈ґо ду́оні. С̌вієтљістощ щіан вне̌тр̌а орнітоптера в міяре̌ акомодацї ȷ̈ј очу якби</text:p>
      <text:p text:style-name="P4">зисківау́а на іљумінацї, љеч шрами на твар̌и стражніка позостау́и замазане. Ј̈сс̌іка справд̌іу́а</text:p>
      <text:p text:style-name="P4">пас своȷ̈ґо фотеља одкривая̌ц, же ȷ̈ст обљузовани. Љева̌ ре̌ка̌ вимацау́а хроповатощ на пас̌іє,</text:p>
      <text:p text:style-name="P4">зрозуміяу́а, же зостау́ он правіє пр̌ечіє̌ти, же тр̌ас̌ніє пр̌и наґу́им <text:soft-page-break/>шарпніє̌чію. Чижби ктос̌ биу́</text:p>
      <text:p text:style-name="P4">в тим орнітоптер̌е і пр̌иґотовау́ ґо дља нас? - зд̌івіу́а с̌іє̌. - Кто? Повољі випља̌тау́а своȷ̈</text:p>
      <text:p text:style-name="P4">спе̌тане стопи спод ну̊ґ Пауља.</text:p>
      <text:p text:style-name="P4">- Аж встид змарновач така̌ у́адна̌ кобіте̌ - одезвау́ с̌іє̌ Шрама. - Міяу́ес̌ юж яќс̌</text:p>
      <text:p text:style-name="P4">шљахетніє уродзоне?</text:p>
      <text:p text:style-name="P4">Одвру̊чіу́ с̌іє̌, би від̌ієч піљота.</text:p>
      <text:p text:style-name="P4">- Ніє вшистќ Бене Ґессеріт са̌ шљахетніє уродзоне - повієд̌іяу́ піљот.</text:p>
      <text:p text:style-name="P4">- Аље вшистќ виґља̌дая̌ як дами.</text:p>
      <text:p text:style-name="P4">Від̌і мніє досич вираз́ніє - помис̌љау́а Ј̈сс̌іка. Подчія̌ґне̌у́а звія̌зане ноґі на фотељ</text:p>
      <text:p text:style-name="P4">і звіне̌у́а с̌іє̌ в куша̌ци ку́е̌бек ніє спущая̌ц Шрами з ока.</text:p>
      <text:p text:style-name="P2">- Та тутај ȷ̈ст направде̌ у́адна - повієд̌іяу́ Кінет. - Обљізау́ варґі. - Ясне, же то встид. Спојр̌ау́ на Цжіґо.</text:p>
      <text:p text:style-name="P4">- Чи ти мис̌љіш о тим, цо я мис̌ље̌, же ти мис̌љіш? - запитау́ піљот.</text:p>
      <text:p text:style-name="P4">- Кто с̌іє̌ довіє? - р̌еку́ стражнік. - Потем... - Взрушиу́ раміёнамі. - Я по просту ніє</text:p>
      <text:p text:style-name="P4">поду́апау́ем ніґди яс̌ніє пані. Може ніє бе̌де̌ юж міяу́ друґієј таќј оказї.</text:p>
      <text:p text:style-name="P4">- Спру̊буј тиљко ткна̌ч моя̌ матке̌... - зазґр̌итау́ зе̌бамі Пауљ і утквіу́ в Шраміє нієнавістне</text:p>
      <text:p text:style-name="P4"><text:soft-page-break/>спојр̌еніє.</text:p>
      <text:p text:style-name="P4">- Геј! - піљот розес̌міяу́ с̌іє̌. - Щеніє̌ дау́о ґу́ос. Аље ȷ̈ще ніє ма ку́у̊в.</text:p>
      <text:p text:style-name="P4">Ј̈сс̌іка зас̌ помис̌љау́а: Пауљ пр̌есадза з високощіа̌ ґу́осу. Аље може с̌іє̌ уда. - Љечієљі даљеј</text:p>
      <text:p text:style-name="P4">в міљченію. Нієще̌с̌ні дурніє - мис̌љау́а пр̌ипатруя̌ц с̌іє̌ свим стражніком і вспоміная̌ц</text:p>
      <text:p text:style-name="P4">су́ова барона. Зостана̌ вимордовані, як тиљко замељдуя̌ о виконанію свеґо заданія. Барон</text:p>
      <text:p text:style-name="P4">ніє жичи собіє жадних с̌віядку̊в.</text:p>
      <text:p text:style-name="P4">Орнітоптер пр̌ехиљіу́ с̌іє̌ в віражу над поу́удніёва̌ краве̌д̌ія̌ Муру Запоровеґо і Ј̈сс̌іка</text:p>
      <text:p text:style-name="P4">ујр̌ау́а под німі пр̌естр̌ењ піяску і кс̌іє̌жицових чієні.</text:p>
      <text:p text:style-name="P4">- Старчи теґо љатанія - повієд̌іяу́ піљот. - Здрајца му̊віу́, би вир̌учіч іх на піясек биље</text:p>
      <text:p text:style-name="P4">ґд̌іє под Мурем Запоровим.</text:p>
      <text:p text:style-name="P4">Зніжиу́ статек ку видмом в ду́уґім, стромим нуркованію, виру̊внау́ чіє̌жко над</text:p>
      <text:p text:style-name="P4">повієр̌хнія̌ пустині. Ј̈сс̌іка зауважиу́а, же Пауљ розпочина ритмічне оддиханіє - чвіченіє</text:p>
      <text:p text:style-name="P4">успокаяя̌це. Замкна̌у́ очи, насте̌пніє отвор̌иу́. Ј̈сс̌іка впатривау́а с̌іє̌ вењ ніє моґа̌ц пр̌ијщ</text:p>
      <text:p text:style-name="P4">му з помоца̌. Ј̈ще ніє пос̌іяду́ Ґу́осу - мис̌љау́а. - Ј̈жељі завієд̌іє...</text:p>
      <text:p text:style-name="P4"><text:soft-page-break/>Орнітоптер доткна̌у́ піяску в љеккім пр̌ехиље і Ј̈сс̌іка, споґља̌дая̌ц за с̌ієбіє на пу̊у́ноц</text:p>
      <text:p text:style-name="P4">понад Мур Запорови, достр̌еґу́а там високо чієњ скр̌идеу́ тр̌имая̌цих с̌іє̌ поза зас̌іє̌ґієм</text:p>
      <text:p text:style-name="P4">взроку. Ктос̌ љечі за намі - помис̌љау́а. - Кто? І зараз пр̌ишу́о ȷ̈ј до ґу́ови: Чі, кту̊рим барон</text:p>
      <text:p text:style-name="P4">казау́ обсервовач тих дву̊х. А обсерватор̌и теж бе̌да̌ мієљі обсерватору̊в.</text:p>
      <text:p text:style-name="P4">Цжіґо виу́а̌чиу́ ротори скр̌идеу́. Опаду́а іх чіша. Ј̈сс̌іка одвру̊чіу́а ґу́ове̌. Пр̌ез окно за</text:p>
      <text:p text:style-name="P4">Шрама̌ від̌іяу́а мґљіста̌ пос̌віяте̌ вшгодза̌цеґо кс̌іє̌жица і виу́аніяя̌ци с̌іє̌ з пустині ошроніёни</text:p>
      <text:p text:style-name="P4">вієнієц скау́. Виостр̌оне піясќм ґраніє рисовау́и ȷ̈ґо щіани. Пауљ одхр̌а̌кна̌у́.</text:p>
      <text:p text:style-name="P4">- Но як, Кінет? - повієд̌іяу́ піљот.</text:p>
      <text:p text:style-name="P4">- Бо я вієм, Цжіґо.</text:p>
      <text:p text:style-name="P4">Цжіґо одвру̊чіу́ с̌іє̌.</text:p>
      <text:p text:style-name="P4">- Ааах, попатр̌. - С̌іє̌ґна̌у́ ре̌ка̌ до спу̊дніци Ј̈сс̌ікі.</text:p>
      <text:p text:style-name="P4">- Усуњ ȷ̈ј кнебељ - закомендеровау́ Пауљ.</text:p>
      <text:p text:style-name="P4">Ј̈сс̌іка чуу́а, як те су́ова точа̌ с̌іє̌ в повієтр̌у. Барва і тон без зар̌уту - розказуя̌ци,</text:p>
      <text:p text:style-name="P4">тварди. Ґу́ос му̊ґу́би бич нієцо ніжши, аље і так мієщіу́ с̌іє̌ в <text:soft-page-break/>спектрум теґо чу́овієка. Цжіґо</text:p>
      <text:p text:style-name="P4">с̌іє̌ґна̌у́ до тас̌ми на устах Ј̈сс̌ікі і розсупу́ау́ ве̌зеу́ кнебља.</text:p>
      <text:p text:style-name="P4">- Пр̌естањ! - розказау́ Кінет.</text:p>
      <text:p text:style-name="P4">- Ох, замкніј д̌іу̊б - повієд̌іяу́ Цжіґо. - Ре̌це ма звія̌зане. Розпља̌тау́ ве̌зеу́ і тас̌ма</text:p>
      <text:p text:style-name="P2">одпаду́а. Очи му с̌іє̌ зас̌вієчіу́и, ќди вљепіу́ ȷ̈ в Ј̈сс̌іке̌. Кінет поу́ожиу́ ду́оњ на рамієнію</text:p>
      <text:p text:style-name="P4">піљота.</text:p>
      <text:p text:style-name="P4">- Су́ухај но, Цжіґо, ніє ма потр̌еби...</text:p>
      <text:p text:style-name="P4">Ј̈сс̌іка викре̌чіу́а шиȷ́, випљуу́а кнебељ. Настроіу́а ґу́ос на нісќ, інтимне тони.</text:p>
      <text:p text:style-name="P4">- Пановіє! Ніє ма потр̌еби біч с̌іє̌ о мніє.</text:p>
      <text:p text:style-name="P4">Ј̈дночес̌ніє порушиу́а своімі кра̌ґу́ощіамі на ужитек Кінета. Відза̌ц, як обај штивнієя̌,</text:p>
      <text:p text:style-name="P4">познау́а, же в тим моменчіє юж са̌ пр̌еконані о конієчнощі ваљкі. То вистарчиу́о, би іх</text:p>
      <text:p text:style-name="P4">ску́у̊чіч. В мис̌љах юж с̌іє̌ о нія̌ біљі. Твар̌ тр̌имау́а високо, в у́уніє од інструменту̊в дља</text:p>
      <text:p text:style-name="P4">певнощі, же Кінет одчита з ȷ̈ј варґ то, цо му̊ві.</text:p>
      <text:p text:style-name="P4">- Ніє ку́у̊ччіє с̌іє̌.</text:p>
      <text:p text:style-name="P4">Одсуне̌љі с̌іє̌ ȷ̈ден од друґієґо, попатруя̌ц по собіє украдќм.</text:p>
      <text:p text:style-name="P4">- Чи в оґу̊ље варто ваљчич о кобієте̌? - спитау́а.</text:p>
      <text:p text:style-name="P4"><text:soft-page-break/>Пр̌ез виповієдзеніє тих су́у̊в, пр̌ез сама̌ своя̌ обецнощ зробіу́а с̌іє̌ по стокроч варта іх</text:p>
      <text:p text:style-name="P4">ваљкі. Пауљ зачісна̌у́ уста змушая̌ц с̌іє̌ до захованія міљченія. Викор̌истау́ своя̌ ȷ̈дина̌</text:p>
      <text:p text:style-name="P4">шансе̌ скутечнеґо ужичія Ґу́осу. Тераз вшистко заљежау́о од ȷ̈ґо маткі, кту̊реј дос̌віядченіє</text:p>
      <text:p text:style-name="P4">даљеце пр̌ерастау́о ȷ̈ґо ву́асне.</text:p>
      <text:p text:style-name="P4">- Таак - р̌еку́ Шрама. -.Ніє ма потр̌еби ваљчич о...</text:p>
      <text:p text:style-name="P4">Ду́оњ ȷ̈ґо с̌міґне̌у́а до шиі піљота. Напоткау́а одприск метаљу, кту̊ри удер̌иу́ ґо в раміє̌</text:p>
      <text:p text:style-name="P4">і пр̌еду́ужая̌ц своя̌ дроґе̌ тр̌асна̌у́ Кінета в пієрс̌. Шрама ȷ́кна̌у́, осуна̌у́ с̌іє̌ пљецамі на др̌ві.</text:p>
      <text:p text:style-name="P4">- Мис̌љау́, же трафіу́ на яќґос̌ фраȷ̈ра, кту̊ри ніє зна теј штучкі - повієд̌іяу́ Цжіґо. Цофна̌у́</text:p>
      <text:p text:style-name="P4">ре̌ке̌ уявніяя̌ц ну̊ж. Остр̌е поу́исківау́о в одбљаску кс̌іє̌жица.</text:p>
      <text:p text:style-name="P4">- Тераз цо до щеніяка. - повієд̌іяу́ і нахиљіу́ с̌іє̌ до Пауља.</text:p>
      <text:p text:style-name="P4">- Ніє ма потр̌еби - вишептау́а Ј̈сс̌іка.</text:p>
      <text:p text:style-name="P4">Цжіґо знієрухоміяу́, нієздецидовани.</text:p>
      <text:p text:style-name="P4">- Ніє заљежи чі на моȷ̈ј вспу̊у́праци? - запитау́а Ј̈сс̌іка. - Дај ху́опцу шансе̌.</text:p>
      <text:p text:style-name="P4">Ј̈ј варґі вивіне̌у́и с̌іє̌ в шидерчим ус̌мієху.</text:p>
      <text:p text:style-name="P4"><text:soft-page-break/>- Бе̌д̌іє міяу́ мізерна̌ шансе̌ там в тим піяху. Дај му я̌, а... - Ус̌мієхне̌у́а с̌іє̌.Пр̌еконаш с̌іє̌, же чіє̌ добр̌е винаґродзе̌.</text:p>
      <text:p text:style-name="P4">Цжіґо розејр̌ау́ с̌іє̌ на бокі, поновніє затр̌имау́ спојр̌еніє на Ј̈сс̌іце.</text:p>
      <text:p text:style-name="P4">- Су́ишау́ем, цо може споткач фацета в теј пустині - повієд̌іяу́. - Ну̊ж то може у́аска дља</text:p>
      <text:p text:style-name="P4">ху́опца.</text:p>
      <text:p text:style-name="P4">- Чи р̌ечивіщіе проше̌ о так вієље? - упієрау́а с̌іє̌ Ј̈сс̌іка.</text:p>
      <text:p text:style-name="P4">- Пру̊буȷ̈ш мніє виківач - вимамротау́ Цжіґо.</text:p>
      <text:p text:style-name="P4">- Ніє хце̌ патр̌еч на с̌мієрч свеґо сина - повієд̌іяу́а Ј̈сс̌іка. - Чи то називаш ківанієм?</text:p>
      <text:p text:style-name="P4">Цжіґо цофна̌у́ с̌іє̌, у́окчієм звољніу́ затр̌аск др̌ві. Похвичіу́ Пауља, пр̌ечія̌ґна̌у́ ґо пр̌ез</text:p>
      <text:p text:style-name="P4">фотељ і до поу́ови вивієс̌іу́ за др̌ві, тр̌имая̌ц ну̊ж в поґотовію.</text:p>
      <text:p text:style-name="P2">- Цо зробіш, як чі пр̌етне̌ шнуркі, щеніяку?</text:p>
      <text:p text:style-name="P4">- Одејд̌іє ста̌д натихміяст в строне̌ тамтих скау́ - р̌еку́а Ј̈сс̌іка.</text:p>
      <text:p text:style-name="P4">- Так бе̌д̌іє, цо, щеніяку? - спитау́ Цжіґо.</text:p>
      <text:p text:style-name="P4">Ґу́ос Пауља биу́ одповієдніё буркљіви.</text:p>
      <text:p text:style-name="P4">- Так.</text:p>
      <text:p text:style-name="P4">Ну̊ж опаду́, пр̌ечіная̌ц му віє̌зи на ноґах. Пауљ вичуу́ на пљецах ре̌ке̌, <text:soft-page-break/>кту̊ра міяу́а ґо</text:p>
      <text:p text:style-name="P4">зепхна̌ч в ду̊у́ на піясек, удау́, же заточиу́ с̌іє̌ на футрине̌ др̌ві, шукая̌ц опарчія обру̊чіу́ с̌іє̌,</text:p>
      <text:p text:style-name="P4">якби у́апау́ ру̊вноваґе̌, і взія̌у́ замах права̌ ноґа̌. Дужи паљец стопи зостау́ вимієр̌они</text:p>
      <text:p text:style-name="P4">з прецизя̌ пр̌испар̌ая̌ца̌ хљуби вієљољетнієму шкољенію Пауља, як ґдиби цау́и ефект теґо</text:p>
      <text:p text:style-name="P4">шкољенія пр̌ипаду́ на тен момент. Якби вшистќ міє̌с̌ніє чіяу́а брау́и уд̌іяу́ в тим вис̌іу́ку.</text:p>
      <text:p text:style-name="P4">Паљец удер̌иу́ в міє̌кка̌ че̌щ бр̌уха Цжіґо, туж под мостќм, з пр̌ераз́љіва̌ с̌іу́а̌ пр̌ебіу́ с̌іє̌ ку</text:p>
      <text:p text:style-name="P4">ґу̊р̌е понад ва̌троба̌ і пр̌ез пр̌епоне̌, міяжд̌а̌ц права̌ коморе̌ серца ме̌жчизни. Стражнік</text:p>
      <text:p text:style-name="P4">вр̌асна̌у́ буљґотљівіє і зваљіу́ с̌іє̌ пљецамі на фотеље. Ніє моґа̌ц ужич ра̌к Пауљ ніє повстр̌имау́</text:p>
      <text:p text:style-name="P4">свеґо упадку на піясек - виља̌довау́ пр̌евротка̌, кту̊ра замортизовау́а с̌іу́е̌ удер̌енія і поставіу́а</text:p>
      <text:p text:style-name="P4">ґо на ноґі. Занурковау́ з повротем до кабіни, однаљазу́ ну̊ж і пр̌итр̌имау́ ґо в зе̌бах допу̊кі</text:p>
      <text:p text:style-name="P4">матка ніє пр̌епіу́овау́а своіх віє̌зу̊в. Втеди взіє̌у́а од нієґо остр̌е і увољніу́а му ре̌це.</text:p>
      <text:p text:style-name="P4">- Я бим ґо зау́атвіу́а - повієд̌іяу́а. - Мус̌іяу́би пр̌ечія̌ч моȷ̈ пе̌та. То биу́о <text:soft-page-break/>љеккомис̌љне</text:p>
      <text:p text:style-name="P4">ризико.</text:p>
      <text:p text:style-name="P4">- Достр̌еґу́ем способнощ і скор̌истау́ем з нієј - р̌еку́.</text:p>
      <text:p text:style-name="P4">Посу́ишау́а тварди тон в ȷ̈ґо опанованим ґу́ос̌іє.</text:p>
      <text:p text:style-name="P4">- На суфічіє кабіни наґризмољони ȷ̈ст знак роду Иуеґо - повієд̌іяу́а.</text:p>
      <text:p text:style-name="P4">Спојр̌ау́ в ґу̊ре̌ і пр̌ијр̌ау́ с̌іє̌ завіясом.</text:p>
      <text:p text:style-name="P4">- Вис̌ія̌д̌ьми і збадајми тен статек - повієд̌іяу́а. - Под с̌ієдзенієм піљота ȷ̈ст якіс̌ тобу̊у́.</text:p>
      <text:p text:style-name="P4">Вичуу́ам ґо, як вс̌іядаљіс̌ми.</text:p>
      <text:p text:style-name="P4">- Бомба?</text:p>
      <text:p text:style-name="P4">- Ва̌тпіє̌. Тутај ȷ̈ст цос̌ д̌івнеґо.</text:p>
      <text:p text:style-name="P4">Пауљ зескочиу́ на піясек, Ј̈сс̌іка за нім. Ќди с̌іє̌ одвру̊чіу́а і с̌іє̌ґне̌у́а под фотељ по</text:p>
      <text:p text:style-name="P4">таȷ̈мнічи пакунек, від̌іяу́а стопи Цжіґо пр̌и своȷ̈ј твар̌и; почуу́а віљґоч на тобоу́ку</text:p>
      <text:p text:style-name="P4">і зрозуміяу́а, же то крев піљота. Цо за марнотравство - помис̌љау́а і ус̌віядоміу́а собіє, же то</text:p>
      <text:p text:style-name="P4">арракањскі спосу̊б мис̌љенія.</text:p>
      <text:p text:style-name="P4">Пауљ розејр̌ау́ с̌іє̌ вокоу́о, достр̌еґу́ скаљна̌ скарпе̌, кту̊ра вирастау́а з пустині, як вираста</text:p>
      <text:p text:style-name="P4">пљажа з мор̌а, а понад нія̌ повир̌инане віятрем паљісади. Одвру̊чіу́ с̌іє̌, ґди матка д̌ьвіґне̌у́а</text:p>
      <text:p text:style-name="P4">пакунек з орнітоптера і ујр̌ау́, же <text:soft-page-break/>споґља̌да понад видмамі в строне̌ Муру Запоровеґо.</text:p>
      <text:p text:style-name="P4">Ќруя̌ц там взрок, би зобачич, цо пр̌ичія̌ґне̌у́о ȷ̈ј уваґе̌, спостр̌еґу́ пікуя̌ци на ніх інни</text:p>
      <text:p text:style-name="P4">орнітоптер і здау́ собіє справе̌, же ніє бе̌да̌ мієљі часу на упр̌а̌тніє̌чіє зву́ок і учієчке̌.</text:p>
      <text:p text:style-name="P2">- Учієкај, Пауљ! - кр̌икне̌у́а Ј̈сс̌іка. - Гарконненовіє!</text:p>
      <text:p text:style-name="P4">21</text:p>
      <text:p text:style-name="P4">Арракіс науча фіљозофії ножа - одра̌буȷ̈ми то, цо нієкомпљетне і му̊віми:</text:p>
      <text:p text:style-name="P4">„Тераз ȷ̈ст компљетне, понієваж тутај с̌іє̌ коњчи”.</text:p>
      <text:p text:style-name="P4">з „Мис̌љі зебраних Муад’Діба” опрацованих пр̌ез кс̌іє̌жнічке̌ Іруљан</text:p>
      <text:p text:style-name="P4">Ме̌жчизна в гарконнењскім мундур̌е затр̌имау́ с̌іє̌ раптовніє у виљоту коритар̌а,</text:p>
      <text:p text:style-name="P4">змієр̌иу́ спојр̌енієм Иуеґо, обејмуя̌ц тим самим р̌утем ока чіяу́о Мапес, розчія̌ґніє̌та̌ постач</text:p>
      <text:p text:style-name="P4">кс̌іє̌чія і стоя̌цеґо над німі доктора. Ме̌жчизна тр̌имау́ рушніце̌ љасерова̌ в правеј ду́оні. Біу́о</text:p>
      <text:p text:style-name="P4">од теґо чу́овієка пієрвотне окручієњство, брутаљнощ і драпієжнощ, кту̊ре пр̌ејмовау́и Иуеґо</text:p>
      <text:p text:style-name="P4">дрещем. Сардаукар - помис̌љау́. - <text:soft-page-break/>Башар, са̌дза̌ц по виґља̌д̌іє. Певніє ȷ̈ден з імператорскіх</text:p>
      <text:p text:style-name="P4">вису́анніку̊в, пр̌ибиу́и, жеби мієч на оку на бієґ випадку̊в. Жаден мундур іх ніє укриȷ̈.</text:p>
      <text:p text:style-name="P4">- Ј̈стес̌ Иуег - повієд̌іяу́ ме̌жчизна.</text:p>
      <text:p text:style-name="P4">Попатр̌иу́ з намису́ем на обре̌ч Академії Сук ве ву́осах доктора, потем на ромб татуажу,</text:p>
      <text:p text:style-name="P4">врешчіє спојр̌ау́ му просто в очи.</text:p>
      <text:p text:style-name="P4">- Ј̈стем Иуег - повієд̌іяу́ доктор.</text:p>
      <text:p text:style-name="P4">- Можеш с̌іє̌ одпре̌жич, Иуег - р̌еку́ ме̌жчизна. - Пр̌ибиљіс̌ми, як тиљко спущіу́ес̌ осу́они</text:p>
      <text:p text:style-name="P4">дому. Пануȷ̈ми над ситуаця̌. Чи то ȷ̈ст кс̌ія̌же̌?</text:p>
      <text:p text:style-name="P4">- То ȷ̈ст кс̌ія̌же̌.</text:p>
      <text:p text:style-name="P4">- Мартви?</text:p>
      <text:p text:style-name="P4">- Тиљко нієпр̌итомни. Радзе̌ чі ґо звія̌зач.</text:p>
      <text:p text:style-name="P4">- Ти зау́атвіу́ес̌ тих позостау́их? - Обејр̌ау́ с̌іє̌ в ґу́а̌б коритар̌а, ґд̌іє љежау́о чіяу́о Мапес.</text:p>
      <text:p text:style-name="P4">- Тим віє̌кша шкода - замручау́ Иуег.</text:p>
      <text:p text:style-name="P4">- Шкода! - повієд̌іяу́ дрвія̌цо сардаукар. Збљіжиу́ с̌іє̌ і спојр̌ау́ з ґу̊ри на Љето.</text:p>
      <text:p text:style-name="P4">- Віє̌ц то ȷ̈ст у̊в вієљкі Червони Кс̌ія̌же̌.</text:p>
      <text:p text:style-name="P4">Ґдибим пр̌едтем міяу́ ва̌тпљівощі, кім ȷ̈ст тен чу́овієк, юж бим іх ніє міяу́ - помис̌љау́</text:p>
      <text:p text:style-name="P4"><text:soft-page-break/>Иуег. - Тиљко Імператор назива Атриду̊в червонимі кс̌ія̌же̌тамі.</text:p>
      <text:p text:style-name="P4">Сардаукар с̌іє̌ґна̌у́ в ду̊у́, одчія̌у́ ґоду́о червонеґо ястр̌е̌бія од мундуру Љето.</text:p>
      <text:p text:style-name="P4">- Мау́а памія̌тка - повієд̌іяу́. - Ґд̌іє ȷ̈ст кс̌ія̌же̌ци сиґнет?</text:p>
      <text:p text:style-name="P4">- Ніє ма ґо на паљцу - одпару́ Иуег.</text:p>
      <text:p text:style-name="P4">- То відзе̌! - варкна̌у́ сардаукар.</text:p>
      <text:p text:style-name="P4">Иуег здре̌твіяу́, пр̌еу́кна̌у́ с̌љіне̌. Ј̈жељі мніє пр̌идуша̌, ȷ̈жељі щіа̌ґна̌ правдому̊вчиніє̌, то</text:p>
      <text:p text:style-name="P4">довієдза̌ с̌іє̌ о пієрщіенію і о пр̌иґотованим орнітоптер̌е і вшистко пр̌епадніє.</text:p>
      <text:p text:style-name="P4">- Часамі кс̌ія̌же̌ висиу́ау́ ґоњца з пієрщіенієм на знак, же розказ поход̌і безпос̌редніё од</text:p>
      <text:p text:style-name="P4">нієґо - повієд̌іяу́ Иуег.</text:p>
      <text:p text:style-name="P2">- Діябљо зауфані мус̌ієљі бич чі ґоњци - мрукна̌у́ сардаукар.</text:p>
      <text:p text:style-name="P4">- Ніє звія̌жеш ґо? - одважиу́ с̌іє̌ запитач Иуег.</text:p>
      <text:p text:style-name="P4">- Як ду́уґо бе̌д̌іє нієпр̌итомни?</text:p>
      <text:p text:style-name="P4">- Зе двіє ґод̌іни. Ніє одмієр̌иу́ем так доку́адніє ȷ̈ґо давкі, як дља кобієти і ху́опца.</text:p>
      <text:p text:style-name="P4">Сардаукар тра̌чіу́ кс̌іє̌чія коњцем стопи.</text:p>
      <text:p text:style-name="P4">- Чеґо ту с̌іє̌ бач, навет ґдиби то биу́о пр̌итомне. Ќди обудза̌ с̌іє̌ кобієта і ху́опієц?</text:p>
      <text:p text:style-name="P4">- За яќс̌ д̌ієс̌іє̌ч мінут.</text:p>
      <text:p text:style-name="P4"><text:soft-page-break/>- Так шибко?</text:p>
      <text:p text:style-name="P4">- Повієд̌іяно мі, же зараз пр̌ибе̌д̌іє барон зе своімі људ̌ьмі.</text:p>
      <text:p text:style-name="P4">- І пр̌ибе̌д̌іє. Чекај на зевна̌тр̌, Иуег. - Р̌учіу́ му тварде спојр̌еніє.</text:p>
      <text:p text:style-name="P4">- Юж!</text:p>
      <text:p text:style-name="P4">Иуег зеркна̌у́ на Љето.</text:p>
      <text:p text:style-name="P4">- Цо з...</text:p>
      <text:p text:style-name="P4">- Зостаніє достарчони баронові в цау́ощі і спе̌тани як яґніє̌ на рожніє.</text:p>
      <text:p text:style-name="P4">Поновніє сардаукар попатр̌иу́ на ромб витатуовани на чоље Иуеґо.</text:p>
      <text:p text:style-name="P4">- Вієдза̌ о тобіє; ніц чі с̌іє̌ ніє повінно стач в коритар̌ах. Ніє мами віє̌цеј часу на</text:p>
      <text:p text:style-name="P4">поґадушкі, здрајцо. Су́ише̌, же позостаљі надходза̌.</text:p>
      <text:p text:style-name="P4">Здрајцо - помис̌љау́ Иуег. Спущіу́ очи і пр̌ечісна̌у́ с̌іє̌ обок сардаукара, мая̌ц пр̌едсмак</text:p>
      <text:p text:style-name="P4">теґо, як запаміє̌та ґо гісторія: „Иуег здрајца”.</text:p>
      <text:p text:style-name="P4">В дродзе до ґу́у̊внеґо вијщіа міяу́ цораз віє̌цеј чіяу́ і зеркау́ на ніє з пр̌ераженієм, же</text:p>
      <text:p text:style-name="P4">кту̊рес̌ з ніх окаже с̌іє̌ Пауљем љуб Ј̈сс̌іка̌. Вшиши биљі з ґвардії пау́ацовеј љуб нос̌іљі мундури</text:p>
      <text:p text:style-name="P4">Гарконнену̊в. Надбієґу́и зааљармоване страже Гарконнену̊в, ќди з фронтових др̌ві вишеду́</text:p>
      <text:p text:style-name="P4"><text:soft-page-break/>в розяс̌ніёна̌ пу́омієніямі ноц. Аби ос̌вієтљіч будинек, подпаљоно пр̌идрожне паљми. Чарни</text:p>
      <text:p text:style-name="P4">дим з ужитих до подпау́кі матеріяу́у̊в запаљних біу́ до ґу̊ри пр̌ез помарањчове ȷ́зикі оґнія.</text:p>
      <text:p text:style-name="P4">- То здрајца - повієд̌іяу́ ктос̌</text:p>
      <text:p text:style-name="P4">- Барон бе̌д̌іє хчіяу́ чіє̌ нієбавем від̌ієч - повієд̌іяу́ інни.</text:p>
      <text:p text:style-name="P4">Муше̌ достач с̌іє̌ до орнітоптера - мис̌љау́ Иуег - Муше̌ ву́ожич кс̌ія̌же̌ци сиґнет там, ґд̌іє</text:p>
      <text:p text:style-name="P4">Пауљ ґо однајд̌іє - І пр̌ешиу́ ґо страх - Ј̈с̌љі Ідаго мніє подејр̌ева аљбо страчі чієрпљівощ о іље ніє чека і ніє уда с̌іє̌ доку́адніє там, ґд̌іє му казау́ем - Ј̈сс̌іка і Пауљ ніє уратуя̌ с̌іє̌</text:p>
      <text:p text:style-name="P4">з поґрому. Зостане̌ позбавіёни најмнієјшеґо хочби почієшенія за сву̊ј чин.</text:p>
      <text:p text:style-name="P4">Гарконнењскі вартовнік пущіу́ ȷ̈ґо раміє̌.</text:p>
      <text:p text:style-name="P4">- Зачекај там на убочу - повієд̌іяу́.</text:p>
      <text:p text:style-name="P4">Наґље Иуег зобачиу́, же ґо одтра̌цоно в тим мієјшу зніщенія, же му нічеґо ніє</text:p>
      <text:p text:style-name="P4">още̌дзоно, ніє оказано одробіни љітощі. Ідаго ніє може завієщ!</text:p>
      <text:p text:style-name="P4">- Геј, ти, ніє пља̌ч с̌іє̌ под ноґамі! - впадая̌ц на нієґо варкна̌у́ інни стражнік.</text:p>
      <text:p text:style-name="P2">Викор̌истач то мніє умієљі, а ніє <text:soft-page-break/>умієя̌ с̌іє̌ здобич на то, жеби мніє щіерпієч помис̌љау́ Иуег. Випростовау́ с̌іє̌, ґди одепхніє̌то ґо на бок, одзискау́ нієцо свеј ґоднощі.</text:p>
      <text:p text:style-name="P4">- Чекај на барона - варкна̌у́ офіцер ґвардії.</text:p>
      <text:p text:style-name="P4">Иуег ківна̌у́ ґу́ова̌, пр̌ешеду́ зе с̌віядома̌ ноншаљанця̌ взду́уж фронту будинку, скре̌чіу́ за</text:p>
      <text:p text:style-name="P4">ру̊ґ в чієњ, з даља од відоку пу́она̌цих паљм. Шибко, каждим кроќм здрадзая̌ц поднієценіє,</text:p>
      <text:p text:style-name="P4">дотару́ на тиљни д̌ієд̌інієц под оранжеріє̌, ґд̌іє чекау́ орнітоптер подставіёни, би забрач Пауља</text:p>
      <text:p text:style-name="P4">і ȷ̈ґо матке̌. Вартовнік стау́ в отвартих др̌віях з тиу́у дому, патр̌а̌ц на ос̌вієтљони гољ</text:p>
      <text:p text:style-name="P4">і ту́оча̌цих с̌іє̌ там људ̌і, кту̊р̌и пр̌ешуківаљі поку̊ј за покоȷ̈м.</text:p>
      <text:p text:style-name="P4">Якже биљі певні с̌ієбіє! Тр̌имая̌ц с̌іє̌ чієнія Иуег обшеду́ докоу́а орнітоптер і ухиљіу́ др̌ві</text:p>
      <text:p text:style-name="P4">в засу́оніє̌теј пр̌ед вартовніќм бурчіє. Под пр̌еднім с̌ієдзенієм вимацау́ укрити там пр̌ез</text:p>
      <text:p text:style-name="P4">с̌ієбіє фремсак, подніу̊су́ кљапе̌ і всуна̌у́ до с̌родка ду́оњ з кс̌ія̌же̌цим сиґнетем. Наткна̌у́ с̌іє̌ на</text:p>
      <text:p text:style-name="P4">шељеща̌ци папієр пр̌иправови своȷ̈ґо љісту, вчісна̌у́ пієрщіењ в картке̌. Вия̌у́ ре̌ке̌ і запія̌у́</text:p>
      <text:p text:style-name="P4"><text:soft-page-break/>фремсак. Замкна̌у́ дељікатніє др̌ві орнітоптера, та̌ сама̌ дроґа̌ пр̌едостау́ с̌іє̌ до нарожніка пау́ацу</text:p>
      <text:p text:style-name="P4">і скре̌чіу́ за ру̊ґ под пу́она̌це др̌ева. По раз друґі виу́оніу́ с̌іє̌ в с̌вієтље бухая̌цих пу́омієніямі</text:p>
      <text:p text:style-name="P4">паљм. Отуљіу́ с̌іє̌ пу́ащем, затопіу́ спојр̌еніє в пу́омієніях. Нієбавем бе̌де̌ вієд̌іяу́.</text:p>
      <text:p text:style-name="P2">Нієбавем стане̌ пр̌ед баронем і бе̌де̌ вієд̌іяу́. А барон... барон напотка нієвієљкі за̌б.</text:p>
      <text:p text:style-name="P4">22</text:p>
      <text:p text:style-name="P4">Љеґенда ґу́ос̌і, же ќди кс̌ія̌же̌ Љето Атрида умієрау́, метеор пр̌ечія̌у́ нієбоску́он</text:p>
      <text:p text:style-name="P4">понад ȷ̈ґо родовим пау́ацем на Каљаданіє.</text:p>
      <text:p text:style-name="P4">Кс̌іє̌жнічка Іруљан „Всте̌п до гісторії д̌ієчіњства Муад’Діба”</text:p>
      <text:p text:style-name="P4">Барон Вљадімір Гарконнен стау́ пр̌ед буљаȷ̈м зацумованеј љіхтуґі, в кту̊реј зау́ожиу́</text:p>
      <text:p text:style-name="P4">становіско доводзенія. Пр̌ез буљај від̌іяу́ розс̌вієтљона̌ пу́омієніямі ноц над Арракін. Уваґе̌</text:p>
      <text:p text:style-name="P4">скупіу́ на одљеґу́им Мур̌е Запоровим, ґд̌іє ȷ̈ґо тајна броњ доконивау́а свеґо д̌ієу́а.</text:p>
      <text:p text:style-name="P4">Артиљерія љуфова. Армати надґризау́и ґроти, до кту̊рих вицофаљі с̌іє̌ воёвніци кс̌іє̌чія, би</text:p>
      <text:p text:style-name="P4">в ніх броніч с̌іє̌ до остатка. <text:soft-page-break/>Повољни ритм ука̌шењ помарањчовеј у́уни, каскади камієнія</text:p>
      <text:p text:style-name="P4">і пиу́у в кру̊ткіх іљумінацях ґр̌ебау́и људ̌і кс̌іє̌чія осачоних як звієр̌е̌та в норах,</text:p>
      <text:p text:style-name="P4">сказуя̌ц іх на с̌мієрч ґу́одова̌.</text:p>
      <text:p text:style-name="P4">Барон вичувау́ одљеґу́е та̌пніє̌чія - дуднієніє доходза̌це доњ за пос̌редніцтвем метаљу</text:p>
      <text:p text:style-name="P4">статку: у́уп... у́уп. І зну̊в: у́у́у́уп... у́у́у́уп! Кому пр̌ишу́оби до ґу́ови вскр̌ешач артиљеріє̌ в епоце</text:p>
      <text:p text:style-name="P4">тарч? Та мис̌љ биу́а хіхотем ȷ̈ґо души. - Можна биу́о пр̌евід̌ієч, же људ̌іє кс̌іє̌чія звієя̌ до</text:p>
      <text:p text:style-name="P4">тих ґрот. Зас̌ Імператор доцені сприт, з якім оцаљіу́ем пр̌ед стратамі наша̌ вспу̊љна̌ арміє̌.</text:p>
      <text:p text:style-name="P4">Поправіу́ ȷ̈ден з маљењкіх дрифу̊в хронія̌цих ȷ̈ґо отиу́е чіяу́о пр̌ед впу́ивем с̌іу́и</text:p>
      <text:p text:style-name="P4">чія̌женія. Ус̌мієх змарщиу́ му уста, напія̌у́ фау́ди подбру̊дка. - Жаљ марновач такіх</text:p>
      <text:p text:style-name="P4">воёвніку̊в як жоу́нієр̌е кс̌іє̌чія - помис̌љау́. Ус̌мієхна̌у́ с̌іє̌ шер̌еј под своім адресем - Жаљ</text:p>
      <text:p text:style-name="P4">повінієн бич окрутни! - Поківау́ ґу́ова̌. Нієповодзеніє ȷ̈ст коштовне з дефініцї. Пр̌ед</text:p>
      <text:p text:style-name="P4">чу́овієќм, кту̊ри потрафі подејмовач ву́ащіве децизȷ̈, цау́и вшехс̌віят стоі <text:soft-page-break/>отворем.</text:p>
      <text:p text:style-name="P4">Нієпевне кру̊љікі наљежау́о викур̌ич до нор, змус̌іч до учієчкі. Якже би іначеј німі р̌а̌д̌іч</text:p>
      <text:p text:style-name="P4">і ȷ̈ годовач? Виображіу́ собіє своіх жоу́нієр̌и яко пщоу́и заґаніяя̌це кру̊љікі. І помис̌љау́:</text:p>
      <text:p text:style-name="P4">Д̌ієњ су́одко нучі, ќди маш дощ пщу̊у́, кту̊ре на чієбіє працуя̌.</text:p>
      <text:p text:style-name="P4">За ȷ̈ґо пљецамі отвор̌иу́и с̌іє̌ др̌ві. Барон вијр̌ау́ с̌іє̌ бачніє одбічію в чарним од ноци</text:p>
      <text:p text:style-name="P4">буљаю, ніє одврацая̌ц ґу́ови. До покою вс̌љізна̌у́ с̌іє̌ Пітер де Врієс, кту̊рему по піє̌тах дептау́</text:p>
      <text:p text:style-name="P4">Умман Куду, капітан стражи пр̌ибочнеј барона. Туж за др̌віямі зробіу́ с̌іє̌ рух - те̌паве</text:p>
      <text:p text:style-name="P4">обљіча чу́онку̊в ȷ̈ґо ґвардії виражау́и пр̌езорна̌ бояз́њ в обецнощі барона.</text:p>
      <text:p text:style-name="P4">Барон одвру̊чіу́ с̌іє̌. Пітер пр̌иу́ожиу́ паљец до пукља ву́осу̊в в жартобљівим саључіє.</text:p>
      <text:p text:style-name="P4">- Добре вієщі, му̊ј паніє. Сардаукар̌и достарчиљі кс̌іє̌чія.</text:p>
      <text:p text:style-name="P4">- То очивісте, же достарчиљі - загучау́ барон.</text:p>
      <text:p text:style-name="P4">Пр̌ијр̌ау́ с̌іє̌ мрочнеј маше нікчемнощі на знієвієщіау́еј твар̌и Пітера. І ȷ̈ґо очом:</text:p>
      <text:p text:style-name="P4">тим чієністим шпарком најбу́е̌кітнієјшеґо бу́е̌кіту в бу́е̌кічіє. <text:soft-page-break/>Муше̌ с̌іє̌ ґо вкру̊тце позбич помис̌љау́ барон. Ос̌ія̌ґна̌у́ юж ніємаљ пункт критични свеґо жичія: ву́ащівіє пр̌естау́ бич</text:p>
      <text:p text:style-name="P2">ужитечни, а стау́ с̌іє̌ ґроз́ни дља моȷ̈ј особи. Најпієрв мус̌і ȷ̈днакже засу́ужич собіє на</text:p>
      <text:p text:style-name="P4">нієнавіщ људнощі Арракіс. Втеди повітая̌ ту меґо коханеґо Феида-Раутге̌ як збавічієља.</text:p>
      <text:p text:style-name="P4">Барон пр̌еніу̊су́ спојр̌еніє на капітана стражи, Уммана Куду - на жухви як імаду́о</text:p>
      <text:p text:style-name="P4">і подбру̊дек як шпіц бута - капітанові можна биу́о уфач, понієваж знане биу́и ȷ̈ґо нау́оґі.</text:p>
      <text:p text:style-name="P4">- Најпієрв ґд̌іє ȷ̈ст здрајца, кту̊ри видау́ мі кс̌іє̌чія? - запитау́ барон - Муше̌ дач здрајци</text:p>
      <text:p text:style-name="P4">наґроде̌.</text:p>
      <text:p text:style-name="P4">Пітер окре̌чіу́ с̌іє̌ як баљетніца, скіна̌у́ комус̌ за др̌віямі. Міґне̌у́о там пр̌ез момент цос̌</text:p>
      <text:p text:style-name="P4">чарнеґо і вкрочиу́ Иуег. Збљіжау́ с̌іє̌ штивно, як маріёнетка. Ва̌си му обвісу́и по обу</text:p>
      <text:p text:style-name="P4">стронах рубінових варґ. Ј̈диніє постар̌ау́е очи видавау́и с̌іє̌ живе.</text:p>
      <text:p text:style-name="P4">Зробівши тр̌и крокі Иуег затр̌имау́ с̌іє̌ посу́ушніє на скінієніє Пітера і ніє рушая̌ц с̌іє̌</text:p>
      <text:p text:style-name="P4">з мієјша споґља̌дау́ пр̌ез пуста̌ пр̌естр̌ењ на барона.</text:p>
      <text:p text:style-name="P4"><text:soft-page-break/>- Ааах, доктор Иуег</text:p>
      <text:p text:style-name="P4">- Му̊ј пан Гарконнен.</text:p>
      <text:p text:style-name="P4">- Су́ише̌, же видау́ес̌ нам кс̌іє̌чія.</text:p>
      <text:p text:style-name="P4">- Моя че̌щ умови, му̊ј паніє.</text:p>
      <text:p text:style-name="P4">Барон попатр̌иу́ на Пітера. Пітер ківна̌у́ ґу́ова̌. Барон з повротем звру̊чіу́ очи на Иуеґо.</text:p>
      <text:p text:style-name="P4">- Љітера умови, цо? А я... - Випљуу́ з с̌ієбіє су́ова: - ...Цо я міяу́ем зробіч в заміян?</text:p>
      <text:p text:style-name="P4">- Паміє̌тачіє бардзо добр̌е, му̊ј паніє Гарконнен.</text:p>
      <text:p text:style-name="P4">І Иуег знаљазу́ час до намису́у, су́иша̌ц юж оґу́ушая̌ца̌ чіше̌ затр̌иманих в своім</text:p>
      <text:p text:style-name="P2">умис̌ље</text:p>
      <text:p text:style-name="P2">зеґару̊в.</text:p>
      <text:p text:style-name="P2">Достр̌еґау́</text:p>
      <text:p text:style-name="P2">љедво</text:p>
      <text:p text:style-name="P2">ухвитне</text:p>
      <text:p text:style-name="P2">знакі</text:p>
      <text:p text:style-name="P2">в захованію</text:p>
      <text:p text:style-name="P2">барона.</text:p>
      <text:p text:style-name="P2">Ванна</text:p>
      <text:p text:style-name="P4">в р̌ечивістощі ніє жиу́а - одешу́а там, ґд̌іє ȷ̈ј ніє дос̌іє̌ґна̌. Іначеј бовієм надаљ тр̌имаљіби</text:p>
      <text:p text:style-name="P4">в ґарщі су́абеґо доктора. Захованіє <text:soft-page-break/>барона здрадзау́о, же так ніє ȷ̈ст, же то с̌іє̌ скоњчиу́о.</text:p>
      <text:p text:style-name="P4">- Паміє̌там? - запитау́ барон.</text:p>
      <text:p text:style-name="P4">- Обієцау́ес̌ вибавіч моя̌ Ванне̌ од катуши.</text:p>
      <text:p text:style-name="P4">Барон поківау́ ґу́ова̌.</text:p>
      <text:p text:style-name="P4">- Ах, так. Тераз собіє пр̌ипомінам. Обієцау́ем. Така биу́а моя обієтніца. В тен спосу̊б</text:p>
      <text:p text:style-name="P4">пр̌еу́амаљіс̌ми варункованіє імперіяљне. Ніє моґу́ес̌ знієщ відоку своȷ̈ј чаровніци Бене</text:p>
      <text:p text:style-name="P4">Ґессеріт вія̌цеј с̌іє̌ ве взмацніячах бу̊љу Пітера. Цу̊ж, барон Вљадімір Гарконнен завше</text:p>
      <text:p text:style-name="P4">дотр̌имуȷ̈ обієтніц. Повієд̌іяу́ем чі, же увољніє̌ я̌ од ме̌чарні і позвоље̌ чі до нієј іщ. Віє̌ц</text:p>
      <text:p text:style-name="P4">нієх так с̌іє̌ станіє.</text:p>
      <text:p text:style-name="P4">Ре̌ка̌ скіна̌у́ Пітерові.</text:p>
      <text:p text:style-name="P4">Бу́е̌кітне очи Пітера пр̌ибрау́и шкљісти вираз. Ј̈ґо бу́искавічни рух міяу́ в собіє кочія̌</text:p>
      <text:p text:style-name="P4">пу́иннощ. Ну̊ж бу́исна̌у́ в ду́оні нічим пазур, затапіяя̌ц с̌іє̌ в пљецах Иуеґо. Стари чу́овієк</text:p>
      <text:p text:style-name="P4">зештивніяу́, ані пр̌ез момент ніє спущая̌ц взроку з барона.</text:p>
      <text:p text:style-name="P4">- Віє̌ц ід̌ь до нієј! - випљуу́ з с̌ієбіє барон.</text:p>
      <text:p text:style-name="P4">Иуег стау́ су́аніяя̌ц с̌іє̌ на ноґах. Ј̈ґо варґі порушау́и с̌іє̌ зе старанна̌ прецизя̌, а ґу́ос</text:p>
      <text:p text:style-name="P2"><text:soft-page-break/>розбр̌мієвау́ в особљівіє одмієр̌анеј каденцї.</text:p>
      <text:p text:style-name="P4">- Мис̌љіш... же... мніє... зні...щиу́ес̌. Мис̌љіш... же... ніє...віє...д̌іяу́ем... цо... купіу́ем...</text:p>
      <text:p text:style-name="P4">за... моя̌... Ванне̌.</text:p>
      <text:p text:style-name="P4">Упаду́. Ніє зґія̌у́ с̌іє̌, ані ніє звіётчау́. Якби руне̌у́о др̌ево.</text:p>
      <text:p text:style-name="P4">- Віє̌ц ід̌ь до нієј - повту̊р̌иу́ барон. Љеч ȷ̈ґо су́ова справіяу́и враженіє су́абеґо еха.</text:p>
      <text:p text:style-name="P4">Иуег напеу́ніу́ ґо зу́им пр̌ечучієм. Подніу̊су́ взрок на Пітера, пр̌иґља̌дая̌ц с̌іє̌, як вичієра</text:p>
      <text:p text:style-name="P4">остр̌е в кавау́ек шмати, обсервуя̌ц вираз розмар̌енія і сатисфакцї в бу́е̌кітних очах.</text:p>
      <text:p text:style-name="P4">- А віє̌ц то так он забія ву́аснимі ре̌камі - помис̌љау́ барон. - Варто вієд̌ієч.</text:p>
      <text:p text:style-name="P4">- Видау́ нам кс̌іє̌чія? - запитау́.</text:p>
      <text:p text:style-name="P4">- Аљеж очивіщіе, му̊ј паніє - повієд̌іяу́ Пітер.</text:p>
      <text:p text:style-name="P4">- Віє̌ц давајчіє ґо тутај!</text:p>
      <text:p text:style-name="P4">Пітер спојр̌ау́ на капітана стражи, кту̊ри посу́ушніє обру̊чіу́ с̌іє̌ на піє̌чіє. Барон попатр̌иу́</text:p>
      <text:p text:style-name="P4">з ґу̊ри на Иуеґо. Зе способу, в які тен чу́овієк паду́, можна би подејр̌евач, же міяу́ тварде</text:p>
      <text:p text:style-name="P4">др̌ево де̌бове заміяст кощі.</text:p>
      <text:p text:style-name="P4">- Ніґди ніє потрафіу́ем пр̌еу́амач с̌іє̌ і зауфач здрајци - р̌еку́ барон. - <text:soft-page-break/>Навет здрајци, кту̊реґо</text:p>
      <text:p text:style-name="P4">сам створ̌иу́ем.</text:p>
      <text:p text:style-name="P4">Р̌учіу́ оќм на пр̌есу́оніє̌ти цау́унем ноци буљај. Вієд̌іяу́ юж, же та цау́а чарна чіша на</text:p>
      <text:p text:style-name="P4">зевна̌тр̌ наљежи до нієґо. Устау́ остр̌ау́ артиљеријскі ґрот Муру Запоровеґо, под̌іємне пуу́апкі</text:p>
      <text:p text:style-name="P4">биу́и одчіє̌те. Зупеу́ніє нієспод̌ієваніє барон ніє му̊ґу́ собіє виображіч ніц піє̌кнієјшеґо од</text:p>
      <text:p text:style-name="P4">овеј цау́ковітеј пусткі черні. Цгиба, же биу́аби то бієљ на черні. Бієљ сребра на черні. Бієљ</text:p>
      <text:p text:style-name="P4">порцељани. Аље учучіє нієпевнощі надаљ ґо ніє опущау́о. Цо міяу́ на мис̌љі тен стари дурењ</text:p>
      <text:p text:style-name="P4">доктор? Очивіщіе вієд̌іяу́ запевне, цо ґо в коњцу чека. Аље то ȷ̈ґо ґаданіє о тим</text:p>
      <text:p text:style-name="P4">р̌екомим зніщенію: „Мис̌љіш, же мніє зніщиу́ес̌”. О цо му ход̌іу́о?</text:p>
      <text:p text:style-name="P4">Кс̌ія̌же̌ Љето Атрида пр̌еста̌піу́ пру̊ґ покою. Ре̌це міяу́ спе̌тане кајданамі, орља̌ твар̌</text:p>
      <text:p text:style-name="P4">побрудзона̌ зіємія̌. Ј̈ґо мундур биу́ роздарти в мієјшу, ска̌д ктос̌ одервау́ інсиґнія. В таљії</text:p>
      <text:p text:style-name="P4">віс̌іяу́и стр̌е̌пи вія̌зањ паса тарчи, кту̊ри усуніє̌то без одпінанія ґо од мундуру. Очи кс̌іє̌чія</text:p>
      <text:p text:style-name="P4">міяу́и шкљісти, обу́а̌кани вираз.</text:p>
      <text:p text:style-name="P4">- Но, но, но - повієд̌іяу́ барон.</text:p>
      <text:p text:style-name="P4"><text:soft-page-break/>Завагау́ с̌іє̌ біёра̌ц ґу́е̌бокі оддех. Вієд̌іяу́, же пр̌ему̊віу́ збит ґу́ос̌но. Тен момент,</text:p>
      <text:p text:style-name="P4">з давна вимар̌они, страчіу́ нієцо зе свеґо смачку.</text:p>
      <text:p text:style-name="P4">Нієх пієку́о поху́оніє пр̌екље̌теґо доктора на цау́а̌ вієчнощ!</text:p>
      <text:p text:style-name="P4">- Пр̌ипущам, же поччівеґо кс̌іє̌чія урачоно наркотиќм - повієд̌іяу́ Пітер. - В тен</text:p>
      <text:p text:style-name="P4">спосу̊б Иуег ґо дља нас зу́апау́. - Пітер звру̊чіу́ с̌іє̌ до кс̌іє̌чія. - Чиж ніє ȷ̈стес̌ урачони</text:p>
      <text:p text:style-name="P4">наркотиќм, му̊ј дроґі кс̌ія̌же̌?</text:p>
      <text:p text:style-name="P4">Ґу́ос доход̌іу́ з вієљќј даљі. Љето чуу́ у́ањцухи, бу̊љ міє̌с̌ні, спе̌кане варґі, пієка̌це</text:p>
      <text:p text:style-name="P4">пољічкі, сухи посмак праґнієнія як шељест піяску в устах. Аље д̌ьвіє̌кі биу́и сту́уміёне</text:p>
      <text:p text:style-name="P2">отуљая̌ца̌ ȷ̈ вата̌. А пр̌ез те̌ вате̌ від̌іяу́ ȷ̈диніє мґљісте зариси.</text:p>
      <text:p text:style-name="P4">- Цо з кобієта̌ і ху́опцем. Пітер? - спитау́ барон. - Ј̈ще ніє ма віядомощі?</text:p>
      <text:p text:style-name="P4">Пітер пр̌есуна̌у́ ȷ́зиќм по варґах.</text:p>
      <text:p text:style-name="P4">- Ти цос̌ вієш? - буркна̌у́ барон. - Цо?</text:p>
      <text:p text:style-name="P4">Пітер обејр̌ау́ с̌іє̌ на капітана стражи і зну̊в спојр̌ау́ на барона.</text:p>
      <text:p text:style-name="P4">- Људ̌і вису́аних до виконанія теј роботи, му̊ј паніє... гм... іх... гм... однаљезіёно.</text:p>
      <text:p text:style-name="P4"><text:soft-page-break/>- Но віє̌ц, мељдуя̌, же вшистко в пор̌а̌дку?</text:p>
      <text:p text:style-name="P4">- Са̌ мартві, му̊ј паніє.</text:p>
      <text:p text:style-name="P4">- Очивіщіе, же са̌! Я хце̌ тиљко вієд̌ієч, цо...</text:p>
      <text:p text:style-name="P4">- Биљі мартві, ќди іх знаљезіёно, му̊ј паніє.</text:p>
      <text:p text:style-name="P4">Твар̌ барона пос̌ініяу́а.</text:p>
      <text:p text:style-name="P4">- А кобієта і ху́опієц?</text:p>
      <text:p text:style-name="P4">- Ані с̌љаду, му̊ј паніє, аље биу́ там черв. Зявіу́ с̌іє̌ в тракчіє баданія теґо мієјша. Бич</text:p>
      <text:p text:style-name="P4">може ȷ̈ст так, як собіє жичиљіс̌ми... випадек. Можљіве, же...</text:p>
      <text:p text:style-name="P4">- Нас ніє інтересуя̌ можљівощі, Пітер. Цо з тим бракуя̌цим орнітоптерем? Му̊ві то цос̌</text:p>
      <text:p text:style-name="P4">моȷ̈му ментатові?</text:p>
      <text:p text:style-name="P4">- Кту̊рис̌ з људ̌і кс̌іє̌чія без ва̌тпієнія нім учієку́, му̊ј паніє, забіу́ нашеґо піљота і учієку́.</text:p>
      <text:p text:style-name="P4">- Кту̊ри з људ̌і кс̌іє̌чія?</text:p>
      <text:p text:style-name="P4">- То биу́а чиста, чіха робота, му̊ј паніє. Бич може Гават аљбо тен тип Гаљљецк. А може</text:p>
      <text:p text:style-name="P4">Ідаго. Љуб кту̊рикољвієк з највижших адіютанту̊в.</text:p>
      <text:p text:style-name="P4">- Саме можљівощі... - мрукна̌у́ барон.</text:p>
      <text:p text:style-name="P4">Спојр̌ау́ на су́аніяя̌ца̌ с̌іє̌, замрочона̌ постач кс̌іє̌чія.</text:p>
      <text:p text:style-name="P4">- Пануȷ̈ми над ситуаця̌, му̊ј паніє.</text:p>
      <text:p text:style-name="P4">- Ніє, ніє пануȷ̈ми! Ґд̌іє ȷ̈ст тен <text:soft-page-break/>кретин пљанетољоґ? Ґд̌іє ȷ̈ст тен тип Кинес?</text:p>
      <text:p text:style-name="P4">- Мами віядомощі, ґд̌іє ґо знаљез́ч. Посу́ано по нієґо, му̊ј паніє.</text:p>
      <text:p text:style-name="P4">- Ніє подоба мі с̌іє̌ спосу̊б, в які помаґа нам су́уґа Імператора. - буркна̌у́ барон.</text:p>
      <text:p text:style-name="P4">Кокон вати одд̌ієљау́ су́ова, љеч нієкту̊ре з ніх запу́оне̌у́и в умис̌ље Љето. Кобієта</text:p>
      <text:p text:style-name="P4">і ху́опієц - ані с̌љаду. Пауљ з Ј̈сс̌іка̌ учієкљі. І ніє знане биу́и чія̌ґље љоси Гавата, Гаљљецка</text:p>
      <text:p text:style-name="P4">і Ідаго. Ј̈ще биу́а над̌ієя.</text:p>
      <text:p text:style-name="P4">- Ґд̌іє ȷ̈ст кс̌ія̌же̌ци сиґнет? - спитау́ барон. - Ніє ма ґо на паљцу.</text:p>
      <text:p text:style-name="P4">- Сардаукар̌и му̊вія̌, же ґо ніє міяу́ пр̌и собіє в хвіљі појманія - повієд̌іяу́ капітан</text:p>
      <text:p text:style-name="P4">стражи.</text:p>
      <text:p text:style-name="P4">- За вчес̌ніє забіу́ес̌ доктора - р̌еку́ барон. - То биу́ бу́а̌д. Повінієнес̌ мніє остр̌ец, Пітер.</text:p>
      <text:p text:style-name="P4">Поста̌піу́ес̌ збит похопніє з пункту відзенія добра нашеґо пр̌едс̌іє̌взіє̌чія. - Нахмур̌иу́ с̌іє̌. Можљівощі!</text:p>
      <text:p text:style-name="P4">В умис̌ље Љето пља̌тау́а с̌іє̌ с̌інусоідаљна̌ фаља̌ ȷ̈дна мис̌љ: Пауљ і Ј̈сс̌іка учієкљі! І цос̌ там</text:p>
      <text:p text:style-name="P2">ȷ̈ще биу́о в ȷ̈ґо паміє̌чі: Умова! Правіє я̌ собіє пр̌ипомінау́. За̌б! Паміє̌тај тераз ȷ̈ј</text:p>
      <text:p text:style-name="P4"><text:soft-page-break/>че̌щ: капсуу́ка з ґазем труя̌цим в форміє штучнеґо зе̌ба. За̌б ма в устах. Вистарчи тиљко</text:p>
      <text:p text:style-name="P4">пр̌иґриз́ч ґо моцно. Ј̈ще ніє! Тен ктос̌ пољечіу́ му зачекач, аж знајд̌іє с̌іє̌ бљіско барона.</text:p>
      <text:p text:style-name="P4">Кто му пољечіу́? Ніє му̊ґу́ собіє пр̌ипомнієч.</text:p>
      <text:p text:style-name="P4">- Як ду́уґо он бе̌д̌іє в такім станіє? - запитау́ барон.</text:p>
      <text:p text:style-name="P4">- Може ȷ̈ще ґод̌іне̌, му̊ј паніє.</text:p>
      <text:p text:style-name="P4">- Може... - мрукна̌у́ барон.</text:p>
      <text:p text:style-name="P4">Поновніє одвру̊чіу́ с̌іє̌ до чарнеґо окна.</text:p>
      <text:p text:style-name="P4">- Ј̈стем ґу́одни.</text:p>
      <text:p text:style-name="P4">То ȷ̈ст барон, тамтен розмазани, шари кштау́т - помис̌љау́ Љето. Кштау́т тањчиу́ на вшистќ</text:p>
      <text:p text:style-name="P4">строни, хвієя̌ц с̌іє̌ в такт коу́исанія покою. А поку̊ј розшер̌ау́ с̌іє̌ і курчиу́. Розяс̌ніяу́ с̌іє̌</text:p>
      <text:p text:style-name="P4">і чіємніяу́. Отуљау́ то чернія̌, то бієља̌. Час стау́ с̌іє̌ дља кс̌іє̌чія секвенця̌ варств, пр̌ез кту̊ре</text:p>
      <text:p text:style-name="P4">випу́ивау́ на повієр̌хніє̌. Муше̌ чекач.</text:p>
      <text:p text:style-name="P4">Там ȷ̈ст сту̊у́. Љето від̌іяу́ сту̊у́ цау́ќм вираз́ніє. І опасу́еґо, ту́устеґо чу́овієка по друґієј</text:p>
      <text:p text:style-name="P4">строніє стоу́у; пр̌ед нім решткі пос̌іу́ку. Љето почуу́, же с̌ієд̌і на кр̌ес̌ље напр̌ечівко ту́устеґо</text:p>
      <text:p text:style-name="P4">чу́овієка, чуу́ у́ањцухи, паси, кту̊ре <text:soft-page-break/>утр̌имивау́и ȷ̈ґо мровія̌це чіяу́о на кр̌ес̌ље. Биу́ с̌віядом</text:p>
      <text:p text:style-name="P4">упу́иву часу, аље ȷ̈ґо виміяр му умкна̌у́.</text:p>
      <text:p text:style-name="P4">- Пр̌ипущам, же он доход̌і до с̌ієбіє, бароніє.</text:p>
      <text:p text:style-name="P4">Ј̈двабісти тен ґу́ос. То биу́ Пітер.</text:p>
      <text:p text:style-name="P4">- Відзе̌ то, Пітер. - Дуднія̌ци бас: барон.</text:p>
      <text:p text:style-name="P4">Змису́и Љето одбієрау́и оточеніє з цораз віє̌кша̌ острожнощіа̌. Кр̌есу́о под нім зробіу́о с̌іє̌</text:p>
      <text:p text:style-name="P4">тварде, віє̌зи моцнієј вр̌инау́и с̌іє̌ в чіяу́о. І від̌іяу́ юж вираз́ніє барона.</text:p>
      <text:p text:style-name="P4">С̌љед̌іу́ ве̌дру̊вке̌ ду́оні теґо чу́овієка, іх вимушоне рухи, доткніє̌чіє бр̌еґу таљер̌а,</text:p>
      <text:p text:style-name="P4">у́ижкі, водзеніє паљцем по фау́д̌іє броди. Љето обсервовау́ порушая̌ца̌ с̌іє̌ ду́оњ зафашиновани.</text:p>
      <text:p text:style-name="P4">- Су́ишиш мніє, кс̌ія̌же̌ Љето? - р̌еку́ барон. - Вієм, же мніє су́ишиш. Цгцеми с̌іє̌ од чієбіє</text:p>
      <text:p text:style-name="P4">довієд̌ієч, ґд̌іє знаљез́ч твоя̌ конкубіне̌ і д̌ієцко, кту̊ре з нія̌ спу́од̌іу́ес̌.</text:p>
      <text:p text:style-name="P4">Уваґі Љето ніє умкна̌у́ жаден знак, зас̌ су́ова напеу́ніу́и ґо спокоȷ̈м. Віє̌ц то правда: ніє</text:p>
      <text:p text:style-name="P4">мая̌ Пауља і Ј̈сс̌ікі.</text:p>
      <text:p text:style-name="P4">- То ніє д̌ієчінна забава - мрукна̌у́ барон. - Мус̌іш о тим вієд̌ієч.</text:p>
      <text:p text:style-name="P4"><text:soft-page-break/>Похиљіу́ с̌іє̌ ку Љето, заґља̌дая̌ц му бадавчо в твар̌. Бољау́о барона, же ніє може теґо</text:p>
      <text:p text:style-name="P4">зау́атвіч приватніє, тиљко міє̌дзи німі двома. Допущеніє інних до оґља̌данія чу́онка</text:p>
      <text:p text:style-name="P4">род̌іни кру̊љевсќј в такіх опау́ах устанавіяу́о нієкор̌истни прецеденс.</text:p>
      <text:p text:style-name="P4">Љето чуу́, же врацая̌ му с̌іу́и. І паміє̌ч о штучним зе̌біє стерчау́а тераз в ȷ̈ґо умис̌ље як</text:p>
      <text:p text:style-name="P4">стр̌ељіста вієжа в пу́аскім пејзажу. Капсуу́а в кштау́чіє нерву вевна̌тр̌ овеґо зе̌ба - ґаз</text:p>
      <text:p text:style-name="P4">труя̌ци - паміє̌тау́, кто ву́ожиу́ с̌мієрчіёнос̌на̌ броњ в ȷ̈ґо уста. Иуег.</text:p>
      <text:p text:style-name="P4">Замґљоне наркотиќм вспомнієніє безву́аднеґо чіяу́а, вљечонеґо пр̌и нім в тим</text:p>
      <text:p text:style-name="P2">помієщенію унос̌іу́о с̌іє̌ як опари в паміє̌чі Љето. Вієд̌іяу́, же то биу́ Иуег.</text:p>
      <text:p text:style-name="P4">- Чи су́ишиш тен гау́ас, кс̌ія̌же̌ Љето? - запитау́ барон.</text:p>
      <text:p text:style-name="P4">До Љето дотару́ скр̌екљіви д̌ьвіє̌к, ґарду́ове квіљеніє чиȷ̈јс̌ ме̌кі.</text:p>
      <text:p text:style-name="P4">- Зу́апаљіс̌ми ȷ̈днеґо з твоіх људ̌і пр̌ебранеґо за Фремена - повієд̌іяу́ барон. Пр̌ејр̌ељіс̌ми те̌ маскараде̌ з д̌ієчінна̌ у́атвощіа̌: очи, як вієш. Он с̌іє̌ упієра, же зостау́</text:p>
      <text:p text:style-name="P4">вису́ани міє̌дзи Фремену̊в на <text:soft-page-break/>пр̌ешпієґі. Мієшкау́ем якіс̌ час на теј пљанечіє, хер цоус̌ін.</text:p>
      <text:p text:style-name="P4">Ніє шпієґуȷ̈ с̌іє̌ теј у́ахманіярсќј, пустиннеј гау́астри. Повієдз мі, чи купіу́ес̌ іх помоц?</text:p>
      <text:p text:style-name="P4">Чи вису́ау́ес̌ до ніх своя̌ кобієте̌ і сина?</text:p>
      <text:p text:style-name="P4">Љето почуу́ учіск страху на пієрс̌і. Ј̈с̌љі Иуег вису́ау́ іх до пустиннеґо људу... то ніє</text:p>
      <text:p text:style-name="P4">запр̌естана̌ іх тропіч, аж знајда̌.</text:p>
      <text:p text:style-name="P4">- Но, даљеј - повієд̌іяу́ барон. - Ніє мами вієље часу, а бу̊љ ȷ̈ст пре̌дкі. Проше̌, ніє</text:p>
      <text:p text:style-name="P4">допровадзај до теґо, му̊ј дроґі кс̌ія̌же̌.</text:p>
      <text:p text:style-name="P4">Барон подніу̊су́ очи на Пітера стоя̌цеґо пр̌и рамієнію Љето.</text:p>
      <text:p text:style-name="P4">- Пітер ніє ма тутај своіх вшисткіх нар̌е̌д̌і, аље ніє ва̌тпіє̌, же стач ґо на імпровізацȷ́.</text:p>
      <text:p text:style-name="P4">- Часамі імпровізаця ȷ̈ст најљепша, бароніє.</text:p>
      <text:p text:style-name="P4">Які ȷ̈двабісти, ујмуя̌ци ґу́ос! - Љето су́ишау́ ґо пр̌и самим уху.</text:p>
      <text:p text:style-name="P4">- Міяу́ес̌ пљан на випадек заґроженія - р̌еку́ барон. - Дока̌д зостау́а вису́ана твоя кобієта</text:p>
      <text:p text:style-name="P4">і ху́опієц? - Спојр̌ау́ на ду́оњ Љето. - Зґіна̌у́ тву̊ј пієрщіењ. Чи ма ґо ху́опієц? - Барон</text:p>
      <text:p text:style-name="P4">подніу̊су́ взрок споґља̌дая̌ц Љето в очи. - Ніє одповіядаш - повієд̌іяу́. - <text:soft-page-break/>Чи хцеш мніє</text:p>
      <text:p text:style-name="P4">змус̌іч до зробієнія р̌ечи, кту̊реј ніє хце̌ зробіч? Пітер застосуȷ̈ просте, безпос̌редніє методи.</text:p>
      <text:p text:style-name="P4">Зґадзам с̌іє̌, же оне са̌ часамі најљепше, аље ніє ȷ̈ст то најљепше, жебис̌ ти зостау́ ім поддани.</text:p>
      <text:p text:style-name="P4">- Може ґора̌ци у́у̊ј на ґр̌бієт аљбо на повієкі - повієд̌іяу́ Пітер. - Може на інне че̌щі чіяу́а.</text:p>
      <text:p text:style-name="P4">Ј̈ст то щеґу̊љніє скутечне, ќди особнік ніє віє, ґд̌іє у́у̊ј капніє насте̌пним разем. То</text:p>
      <text:p text:style-name="P4">добри спосу̊б і ȷ̈ст цос̌ піє̌кнеґо в десенію ропно - біяу́их пе̌хер̌и на ґоу́еј ску̊р̌е, цо,</text:p>
      <text:p text:style-name="P4">бароніє?</text:p>
      <text:p text:style-name="P4">- Вис̌мієніте - повієд̌іяу́ барон, а ȷ̈ґо ґу́ос забр̌міяу́ шорстко.</text:p>
      <text:p text:style-name="P4">Яќ вражљіве паљце! - Љето с̌љед̌іу́ ту́усте ре̌це, кљејноти поу́искуя̌це на ніємовље̌цо</text:p>
      <text:p text:style-name="P4">пуљхних ду́оніях - іх нієустанна̌ ве̌дру̊вке̌. Одґу́оси ме̌чарні доходза̌це пр̌ез др̌ві за</text:p>
      <text:p text:style-name="P4">ȷ̈ґо пљецамі шарпау́и нерви кс̌іє̌чія. Коґо оні зу́апаљі? - застанавіяу́ с̌іє̌. - Міяу́жеби то бич</text:p>
      <text:p text:style-name="P4">Ідаго?</text:p>
      <text:p text:style-name="P4">- Вієр̌ мі, хер цоус̌ін - р̌еку́ барон. - Ніє хце̌, аби до теґо дошу́о.</text:p>
      <text:p text:style-name="P4">- Помис̌љ о нервокурієрах с̌пієша̌цих по помоц, кту̊ра ніє <text:soft-page-break/>може надејщ - повієд̌іяу́ Пітер.</text:p>
      <text:p text:style-name="P4">- В тим ȷ̈ст цос̌ зе штукі, појмуȷ̈ш.</text:p>
      <text:p text:style-name="P4">- Ј̈стес̌ надзвичајним артиста̌ - варкна̌у́ барон. - А тераз мієј трохе̌ пр̌извоітощі</text:p>
      <text:p text:style-name="P4">і замкніј с̌іє̌.</text:p>
      <text:p text:style-name="P4">Љето наґље пр̌ипомніяу́ собіє цос̌, цо Ґурнеи Гаљљецк повієд̌іяу́ ќдис̌ на відок фотоґрафії</text:p>
      <text:p text:style-name="P2">барона: „І стана̌вши на піяску пљажи ујр̌ау́ем з мор̌а повстая̌ца̌ бестіє̌... а на ȷ̈ј у́бах</text:p>
      <text:p text:style-name="P4">випісане бљуз́нієрство”.</text:p>
      <text:p text:style-name="P4">- Трачіми час, бароніє - повієд̌іяу́ Пітер.</text:p>
      <text:p text:style-name="P4">- Бич може.</text:p>
      <text:p text:style-name="P4">Барон поківау́ ґу́ова̌.</text:p>
      <text:p text:style-name="P4">- Вієш, му̊ј дроґі Љето, же в коњцу нам повієш, ґд̌іє оні са̌. Істнієȷ̈ позіём бу̊љу, кту̊ри</text:p>
      <text:p text:style-name="P4">ȷ̈ст твоя̌ цена̌.</text:p>
      <text:p text:style-name="P4">Он ма најправдоподобнієј рацȷ́ - мис̌љау́ Љето. - Ґдиби ніє за̌б і факт, же я направде̌ ніє</text:p>
      <text:p text:style-name="P4">вієм, ґд̌іє оні са̌...</text:p>
      <text:p text:style-name="P4">Барон взія̌у́ пљастер міє̌са, вчісна̌у́ ка̌сек до уст, поґризу́ повољі і пр̌еу́кна̌у́. Мус̌іми</text:p>
      <text:p text:style-name="P4">спру̊бовач з іннеј бечкі - помис̌љау́.</text:p>
      <text:p text:style-name="P4">- Пр̌ијр̌иј с̌іє̌ теј безценнеј особіє, кту̊ра запр̌еча, же можна я̌ купіч - повієд̌іяу́. Пр̌ијр̌иј му с̌іє̌, Пітер.</text:p>
      <text:p text:style-name="P4">І барон замис̌љіу́ с̌іє̌: Так! Обејр̌иј ґо <text:soft-page-break/>собіє, теґо ме̌жчизне̌, кту̊ри вієр̌и, же ніє ȷ̈ст на</text:p>
      <text:p text:style-name="P4">спр̌едаж. Зобач ґо теґо віє̌з́нія міљіёну̊в ча̌стек ву́аснеґо ȷ̈стества, спр̌едаваних по</text:p>
      <text:p text:style-name="P4">троху з кажда̌ секунда̌ ȷ̈ґо жичія! Постав ґо на ноґі і потр̌а̌с̌ніј, а в с̌родку заґр̌ехоче. Бо</text:p>
      <text:p text:style-name="P4">ȷ̈ст пусти! Випр̌едани! Цо за ру̊жніца, як он умр̌е?</text:p>
      <text:p text:style-name="P4">Цграпљіве кр̌икі в даљшим пљаніє устау́и. Барон зобачиу́, як Умман Куду, капітан</text:p>
      <text:p text:style-name="P4">стражи, появія с̌іє̌ в др̌віях по друґієј строніє покою і кре̌чі ґу́ова̌. Ј̈нієц ніє уд̌ієљіу́ жа̌данеј</text:p>
      <text:p text:style-name="P4">інформацї. Кољејне нієповодзеніє. Час скоњчич забаве̌ з тим дурним кс̌іє̌чієм, з тим</text:p>
      <text:p text:style-name="P4">ґу́упім, міє̌ккім ідіёта̌, ніє здая̌цим собіє справи, яќ пієку́о ґореȷ̈ туж пр̌и нім - заљедвіє</text:p>
      <text:p text:style-name="P4">на ґрубощ нерву од нієґо. Мис̌љ та успокоіу́а барона, пр̌еу́амуя̌ц ȷ̈ґо опори пр̌ед виданієм</text:p>
      <text:p text:style-name="P4">особи кру̊љевсќґо роду на тортури. Зобачиу́ наґље с̌ієбіє в рољі хірурґа доконуя̌цеґо за</text:p>
      <text:p text:style-name="P4">помоца̌ ножичек нієпр̌ељічоних вівісекцї - одкраванія ґу́упцом масек, би вијр̌ау́о спод</text:p>
      <text:p text:style-name="P4">ніх пієку́о. Кру̊љікі, вшиши то кру̊љікі. А як трухљея̌ зе страху на <text:soft-page-break/>відок драпієжци!</text:p>
      <text:p text:style-name="P4">Љето споґља̌дау́ пр̌ез сту̊у́ д̌івія̌ц с̌іє̌, дљачеґо звљека. За̌б шибко поу́ожиу́би крес тему</text:p>
      <text:p text:style-name="P4">вшистќму. Добре ȷ̈днак биу́о то ȷ̈ґо жичіє, оґу̊љніє взія̌вши. Зорієнтовау́ с̌іє̌, же вспоміна</text:p>
      <text:p text:style-name="P4">љатавієц антенови, шибуя̌ци на шнурку високо в перу́ово - бу́е̌кітних нієбіёсах Каљадану</text:p>
      <text:p text:style-name="P4">і Пауља с̌мієя̌цеґо с̌іє̌ радос̌ніє на тен відок.</text:p>
      <text:p text:style-name="P4">І пр̌ипомніяу́ собіє заху̊д су́оњца тутај на Арракіс - покољороване варстви Муру</text:p>
      <text:p text:style-name="P4">Запоровеґо, заксамітніяу́е в пиљістим омґљенію.</text:p>
      <text:p text:style-name="P4">- Вієљка шкода - замручау́ барон.</text:p>
      <text:p text:style-name="P4">Одсуна̌у́ с̌іє̌ од стоу́у, уніу̊су́ з љекка в свих дрифах і знієрухоміяу́ нієздецидовани</text:p>
      <text:p text:style-name="P4">відза̌ц зміяне̌ в кс̌іє̌чію. Зобачиу́, же вчія̌ґа он ґу́е̌боко повієтр̌е, зарис ȷ̈ґо ще̌к</text:p>
      <text:p text:style-name="P4">тварднієȷ̈ і марща̌ с̌іє̌ міє̌с̌ніє, ґди кс̌ія̌же̌ зачіска зе̌би як імаду́о. Аље с̌іє̌ мніє боі! помис̌љау́.</text:p>
      <text:p text:style-name="P2">Поражони страхем, же барон може му умкна̌ч, Љето зґризу́ раптовніє капсуу́ке̌ зе̌ба:</text:p>
      <text:p text:style-name="P4">почуу́, як я̌ круши. Отвор̌иу́ уста, видмухна̌у́ ґриза̌ци опар, кту̊реґо повставаніє чуу́ на</text:p>
      <text:p text:style-name="P4"><text:soft-page-break/>ȷ́зику. Барон змаљау́ му, від̌іяу́ ȷ̈ґо постач якби в оддаљая̌цим с̌іє̌ виљочіє тунељу. Усу́ишау́</text:p>
      <text:p text:style-name="P4">сапніє̌чіє пр̌и своім уху - теґо о ȷ̈двабістим ґу́ос̌іє: Пітера.</text:p>
      <text:p text:style-name="P4">Ј̈му теж с̌іє̌ достау́о!</text:p>
      <text:p text:style-name="P4">- Пітер! Цо ȷ̈ст?</text:p>
      <text:p text:style-name="P4">Дуднія̌ци ґу́ос гучау́ ген в оддаљі. Љето почуу́, як вспомнієнія пр̌етачая̌ с̌іє̌ пр̌ез ȷ̈ґо</text:p>
      <text:p text:style-name="P4">паміє̌ч старчим мамротанієм беззе̌бних вієд̌ьм. Поку̊ј, сту̊у́, барон, пара пр̌еражоних очу бу́е̌кіт в бу́е̌кічіє - вшистко зачієс̌ніу́о с̌іє̌ воку̊у́ нієґо в зрујнованеј симетрії.</text:p>
      <text:p text:style-name="P4">Биу́ якіс̌ чу́овієк з брода̌ як шпіц бута, падая̌ци чу́овієк - забавка. Чу́овієк - забавка</text:p>
      <text:p text:style-name="P4">міяу́ зу́амани нос пр̌екр̌ивіёни в љево: зепсути метроном на завше застиґу́и на старчіє. Љето</text:p>
      <text:p text:style-name="P4">усу́ишау́ одґу́ос ту́учонеј порцељани - якже даљекі - ніби ґр̌мот. Ј̈ґо с̌віядомощ биу́а як</text:p>
      <text:p text:style-name="P4">віядро, в кту̊ре впаду́о вшистко: кажди кр̌ик, кажди шепт, кажда чіша...</text:p>
      <text:p text:style-name="P4">Позостау́а му ȷ̈дна мис̌љ. Від̌іяу́ я̌ в безкштау́тним с̌вієтље на промієніях черні: Д̌ієњ,</text:p>
      <text:p text:style-name="P4">кту̊ри кштау́туȷ̈ чіяу́о, чіяу́о, кту̊ре кштау́туȷ̈ д̌ієњ. Мис̌љ поражіу́а ґо сва̌ пеу́нія̌, кту̊реј як</text:p>
      <text:p text:style-name="P4"><text:soft-page-break/>вієд̌іяу́, ніґди юж ніє зрозуміє.</text:p>
      <text:p text:style-name="P4">Чіша.</text:p>
      <text:p text:style-name="P4">Барон опієрау́ с̌іє̌ пљецамі о своȷ̈ секретне др̌ві, о своя̌ мис̌ія̌ д̌іюре̌ за стоу́ем. Затр̌асна̌у́</text:p>
      <text:p text:style-name="P4">ȷ̈, би с̌іє̌ одд̌ієљіч од покою пеу́неґо трупу̊в. Ј̈ґо змису́и одбієрау́и кре̌ца̌це с̌іє̌ докоу́а страже.</text:p>
      <text:p text:style-name="P4">Чи я то вчія̌ґна̌у́ем до пу́уц? - задавау́ собіє питаніє. - Обоȷ́тне, цо то биу́о - чи і мніє с̌іє̌</text:p>
      <text:p text:style-name="P4">достау́о? Поврацау́ му су́ух... і здољнощ розумованія. Су́ишау́ викр̌иківане пр̌ез коґос̌</text:p>
      <text:p text:style-name="P4">розкази: маскі ґазове... ніє отвієрач др̌ві... ву́а̌чич дмухави.</text:p>
      <text:p text:style-name="P4">Інні падљі шибко - помис̌љау́. - Я надаљ стоȷ́. Надаљ оддихам. Цо за пієку́о! Нієвієље</text:p>
      <text:p text:style-name="P4">браковау́о! Му̊ґу́ юж тераз анаљізовач ситуацȷ́. Ј̈ґо тарча биу́а ву́а̌чона, на ніска̌ активнощ,</text:p>
      <text:p text:style-name="P4">љеч мімо то вистарчая̌ца̌, би звољніч виміяне̌ ча̌стечек пр̌ез осу́оне̌. І одсувау́ с̌іє̌ од</text:p>
      <text:p text:style-name="P4">стоу́у... то, ораз сапніє̌чіє поражонеґо Пітера, кту̊ре справіу́о, же капітан стражи р̌учіу́ с̌іє̌ ку нієму</text:p>
      <text:p text:style-name="P4">на ву́асна̌ зґубе̌. Пр̌ипадек і остр̌еженіє в постачі вестхнієнія умієрая̌цеґо чу́овієка - ото</text:p>
      <text:p text:style-name="P4">цо ґо оцаљіу́о. Барон ніє чуу́ жаднеј <text:soft-page-break/>вд̌іє̌чнощі дља Пітера. Дурењ сам с̌іє̌ дау́ забіч. І тен ідіёта</text:p>
      <text:p text:style-name="P4">капітан стражи! Повієд̌іяу́, же пр̌ес̌вієтљіу́ каждеґо пр̌ед допровадзенієм до барона! Як то</text:p>
      <text:p text:style-name="P4">можљіве, жеби кс̌ія̌же̌...? Без жаднеґо остр̌еженія. Навет викривач тручізни над стоу́ем...</text:p>
      <text:p text:style-name="P4">а потем биу́о юж за пу̊з́но. Як то с̌іє̌ стау́о? Цу̊ж, тераз то юж без значенія - помис̌љау́ барон,</text:p>
      <text:p text:style-name="P4">цораз певнієјши с̌ієбіє. - Насте̌пни капітан стражи зачніє од знаљезієнія одповієд̌і на те</text:p>
      <text:p text:style-name="P4">питанія. Здау́ собіє справе̌ з замієшанія в коњцу коритар̌а - за закре̌тем, под друґімі</text:p>
      <text:p text:style-name="P4">др̌віямі до овеј цељі с̌мієрчі. Одепхна̌у́ с̌іє̌ од своіх приватних др̌ві, попатр̌иу́ по</text:p>
      <text:p text:style-name="P4">су́уґусах воку̊у́ с̌ієбіє. Стаљі ґапія̌ц с̌іє̌ в пр̌естр̌ењ пр̌ед с̌ієбіє, в міљченію, в очеківанію</text:p>
      <text:p text:style-name="P4">на реакцȷ́ барона. Чи барон бе̌д̌іє с̌іє̌ ґнієвау́? Ус̌віядоміу́ собіє, же од ȷ̈ґо учієчкі з теґо</text:p>
      <text:p text:style-name="P2">страшнеґо покою упу́ине̌у́о заљедвіє паре̌ секунд. Нієкту̊р̌и стражніци тр̌имаљі броњ вицељована̌</text:p>
      <text:p text:style-name="P4">в др̌ві, інні ќроваљі своя̌ вроґощ в строне̌ пустеґо коритар̌а провадза̌цеґо до гау́асу̊в за</text:p>
      <text:p text:style-name="P4"><text:soft-page-break/>закре̌тем в право. Зза роґу вишеду́ ме̌жчизна з маска̌ ґазова̌, диндая̌ца̌ му у шиі на</text:p>
      <text:p text:style-name="P2">пасках, з очамі бачніє</text:p>
      <text:p text:style-name="P2">впатр̌онимі</text:p>
      <text:p text:style-name="P2">в викриваче тручізни розставіёне</text:p>
      <text:p text:style-name="P2">р̌е̌дем</text:p>
      <text:p text:style-name="P4">в коритар̌у. Міяу́ жу̊у́те ву́оси, твар̌ пу́аска̌, очи зієљоне. Воку̊у́ ȷ̈ґо уст о ґрубих варґах</text:p>
      <text:p text:style-name="P4">розход̌іу́и с̌іє̌ промієніщіе ґу́е̌боќ змарщкі. Виґља̌дау́ як створ̌еніє водне, зупеу́ніє ніє</text:p>
      <text:p text:style-name="P4">на мієјшу вс̌ру̊д тих, цо ходза̌ по зіємі. Барон впатривау́ с̌іє̌ в надходза̌цеґо ме̌жчизне̌,</text:p>
      <text:p text:style-name="P4">пр̌ипоміная̌ц собіє ȷ̈ґо іміє̌: Нефуд. Іякін Нефуд. Капраљ стражи. Нефуд міяу́ нау́оґова̌ су́абощ</text:p>
      <text:p text:style-name="P4">до семути, комбінацї наркотично - музичнеј д̌іяу́ая̌цеј на најґу́е̌бша̌ подс̌віядомощ. Биу́а</text:p>
      <text:p text:style-name="P4">то пожитечна інформаця.</text:p>
      <text:p text:style-name="P4">Ме̌жчизна стана̌у́ пр̌ед баронем, засаљутовау́.</text:p>
      <text:p text:style-name="P4">- Коритар̌ чисти, му̊ј паніє. Обсервовау́ем ситуацȷ́ з зевна̌тр̌ і зорієнтовау́ем с̌іє̌, же то</text:p>
      <text:p text:style-name="P4">мус̌і бич ґаз труя̌ци. Вентиљатори твеґо покою чія̌ґна̌ повієтр̌е з тих коритар̌и.</text:p>
      <text:p text:style-name="P4"><text:soft-page-break/>Зеркна̌у́ до ґу̊ри на викривач над ґу́ова̌ барона.</text:p>
      <text:p text:style-name="P4">- Ані одробіна теґо паскудзтва с̌іє̌ ніє вимкне̌у́а. Очищіљіс̌ми юж поку̊ј. Чекам на</text:p>
      <text:p text:style-name="P4">розкази.</text:p>
      <text:p text:style-name="P4">Барон розпознау́ ґу́ос ме̌жчизни - то он викр̌иківау́ пољеценія.</text:p>
      <text:p text:style-name="P4">Справни ȷ̈ст тен капраљ - помис̌љау́.</text:p>
      <text:p text:style-name="P4">- Тамчі вшиши са̌ мартві? - запитау́.</text:p>
      <text:p text:style-name="P4">- Так, му̊ј паніє.</text:p>
      <text:p text:style-name="P4">Цу̊ж, мус̌іми доконач поправек - помис̌љау́ барон.</text:p>
      <text:p text:style-name="P4">- Најпієрв - повієд̌іяу́ - позву̊љ, же чі поґратуљуȷ́, Нефуд. Ј̈стес̌ новим капітанем моȷ̈ј</text:p>
      <text:p text:style-name="P4">стражи. І мам над̌ієȷ́, же вез́мієш собіє до серца љекцȷ́, яка̌ станові љос твоȷ̈ґо попр̌едніка.</text:p>
      <text:p text:style-name="P4">Барон пр̌иґља̌дау́ с̌іє̌, як ȷ̈ґо су́ова западая̌ в с̌віядомощі с̌вієжо промованеґо</text:p>
      <text:p text:style-name="P4">ґвард̌істи. Нефуд вієд̌іяу́, же юж ніґди ніє забракніє му семути. Ску́оніу́ ґу́ове̌.</text:p>
      <text:p text:style-name="P4">- Пан му̊ј віє, же цау́ковічіє пос̌віє̌це̌ с̌іє̌ справіє ȷ̈ґо безпієчењства.</text:p>
      <text:p text:style-name="P4">- Так. Аље до р̌ечи. Подејр̌евам, же кс̌ія̌же̌ міяу́ цос̌ в устах. Знајд̌ієш то, справд̌іш,</text:p>
      <text:p text:style-name="P4">як зостау́о ужите, кто му то пому̊ґу́ там ву́ожич. Подејмієш вшељќ <text:soft-page-break/>с̌родкі...</text:p>
      <text:p text:style-name="P4">Урвау́ - а ток ȷ̈ґо мис̌љі пошеду́ в розсипке̌ з поводу авантури, яка вибуху́а в коритар̌у</text:p>
      <text:p text:style-name="P4">за ȷ̈ґо пљецамі: стражніци пр̌и др̌віях вінди з ніжших поку́аду̊в фреґати пру̊боваљі ніє</text:p>
      <text:p text:style-name="P4">пр̌епущіч висоќґо пуу́ковніка башара, кту̊ри пр̌ед хвіља̌ с̌іє̌ з нієј виу́оніу́. Барон ніє</text:p>
      <text:p text:style-name="P4">вієд̌іяу́, ска̌д зна твар̌ пуу́ковніка башара: ва̌ска̌, з устамі як пр̌ечіє̌чіє в ску̊р̌е,</text:p>
      <text:p text:style-name="P4">з бљіз́ніячимі атраментовимі пљамкамі в мієјшу очу.</text:p>
      <text:p text:style-name="P4">- У́апи пр̌и собіє, бандо щіервояду̊в! - рикна̌у́ ме̌жчизна одр̌уцая̌ц од с̌ієбіє стражніку̊в</text:p>
      <text:p text:style-name="P4">на бокі.</text:p>
      <text:p text:style-name="P4">Ааах, якіс̌ сардаукар - помис̌љау́ барон. Пуу́ковнік башар пода̌жау́ вієљкімі крокамі</text:p>
      <text:p text:style-name="P2">в строне̌ барона, кту̊реґо очи зве̌жіу́и с̌іє̌ под впу́ивем зу́еґо пр̌ечучія. Офіцеровіє</text:p>
      <text:p text:style-name="P4">сардаукару̊в напаваљі ґо нієпокоȷ̈м. Вшиши оні з виґља̌ду справіяљі враженіє кревних</text:p>
      <text:p text:style-name="P4">кс̌іє̌чія... с̌віє̌теј паміє̌чі кс̌іє̌чія. А іх манієри вобец барона!</text:p>
      <text:p text:style-name="P4">Пуу́ковнік башар затр̌имау́ с̌іє̌ пу̊у́ кроку пр̌ед баронем, з ре̌камі на біёдрах. За нім</text:p>
      <text:p text:style-name="P4"><text:soft-page-break/>в нервовеј нієпевнощі чаіљі с̌іє̌ стражніци. Уваґі барона ніє ушеду́ факт, же сардаукар ніє</text:p>
      <text:p text:style-name="P4">оддау́ му гонору̊в і же заховивау́ с̌іє̌ љекцеважа̌цо, і ȷ̈ґо нієпоку̊ј взру̊су́. На мієјшу биу́</text:p>
      <text:p text:style-name="P4">заљедвіє ȷ̈ден љеґіён сардаукару̊в - чиљі д̌ієс̌іє̌ч бриґад - яко вспарчіє дља гарконнењскіх</text:p>
      <text:p text:style-name="P4">љеґіёну̊в, аље барон ніє живіу́ зу́удзењ. У̊в љеґіён му̊ґу́ з поводзенієм напащ і побіч</text:p>
      <text:p text:style-name="P4">Гарконнену̊в.</text:p>
      <text:p text:style-name="P4">- Повієдз своім људ̌іём, же мая̌ мі ніє пр̌ешкадзач в спотканію з тоба̌ - варкна̌у́</text:p>
      <text:p text:style-name="P4">сардаукар. - Моі људ̌іє достарчиљі чі кс̌іє̌чія, нім зда̌жиу́ем ому̊віч з тоба̌ ȷ̈ґо љос. Зробіми то</text:p>
      <text:p text:style-name="P4">тераз.</text:p>
      <text:p text:style-name="P4">- А віє̌ц? - Биу́о то озіє̌бље виважоне су́ово і барон почуу́ с̌іє̌ з нієґо думни.</text:p>
      <text:p text:style-name="P4">- Му̊ј Імператор пољечіу́ мі упевніч с̌іє̌, же ȷ̈ґо кру̊љевскі кревніяк умр̌е пр̌извоічіє, без</text:p>
      <text:p text:style-name="P4">ме̌чарні - р̌еку́ пуу́ковнік башар.</text:p>
      <text:p text:style-name="P4">- Таќ ву́ас̌ніє отр̌имау́ем розкази од ву́адз імперіяљних - ску́амау́ барон. - Са̌д̌іш, же</text:p>
      <text:p text:style-name="P4">бим с̌іє̌ до ніх ніє застосовау́?</text:p>
      <text:p text:style-name="P4">- Мам замељдовач моȷ̈му Імператорові, цо від̌іяу́и моȷ̈ очи - <text:soft-page-break/>р̌еку́ сардаукар.</text:p>
      <text:p text:style-name="P4">- Кс̌ія̌же̌ юж ніє жиȷ̈ - учія̌у́ барон і одправіу́ натре̌та ґестем.</text:p>
      <text:p text:style-name="P4">Аље пуу́ковнік башар надаљ тквіу́ пр̌ед баронем. Најмнієјшим дрґнієнієм повієкі чи</text:p>
      <text:p text:style-name="P4">міє̌с̌нія ніє потвієрд̌іу́, же пр̌ия̌у́ одправе̌ до віядомощі.</text:p>
      <text:p text:style-name="P4">- Як? - варкна̌у́.</text:p>
      <text:p text:style-name="P4">Доправди - помис̌љау́ барон - теґо юж за вієље.</text:p>
      <text:p text:style-name="P4">- З ву́аснеј ре̌кі, ȷ̈с̌љі юж мус̌іш вієд̌ієч - одпару́. - Зажиу́ тручізне̌.</text:p>
      <text:p text:style-name="P4">- Обејр̌е̌ чіяу́о - р̌еку́ пуу́ковнік башар.</text:p>
      <text:p text:style-name="P4">Барон взніу̊су́ очи до суфіту з удана̌ іритаця̌; міяу́ ґонітве̌ мис̌љі. Пр̌екљењство! Тен</text:p>
      <text:p text:style-name="P4">сокољоокі сардаукар зобачи помієщеніє, занім цокољвієк змієніми!</text:p>
      <text:p text:style-name="P4">- Тераз - варкна̌у́ сардаукар. - Муше̌ то вшистко зобачич на ву́асне очи.</text:p>
      <text:p text:style-name="P4">Ніє да с̌іє̌ тему запобієц - здау́ собіє справе̌ барон. Сардаукар зобачи вшистко. Бе̌д̌іє</text:p>
      <text:p text:style-name="P4">вієд̌іяу́, же кс̌ія̌же̌ забіу́ Гарконненові људ̌і... же сам барон најправдоподобнієј о ву́ос унікна̌у́</text:p>
      <text:p text:style-name="P4">с̌мієрчі. С̌віядчиу́и о тим решткі обіяду на стоље і труп кс̌іє̌чія напр̌ечівко, вс̌ру̊д отачая̌цих</text:p>
      <text:p text:style-name="P4">ґо с̌љаду̊в зніщенія. То нієунікніёне, <text:soft-page-break/>ніє да с̌іє̌ тему запобієц.</text:p>
      <text:p text:style-name="P4">- Ніє дам с̌іє̌ збич - буркна̌у́ пуу́ковнік башар.</text:p>
      <text:p text:style-name="P4">- Нікт чіє̌ ніє пру̊буȷ̈ збич - повієд̌іяу́ барон і спојр̌ау́ в обсидіянове очи сардаукара. Ніє мам ніц до укричія пр̌ед свим Імператорем. - Скіна̌у́ ґу́ова̌ Нефудові.</text:p>
      <text:p text:style-name="P4">- Проше̌ натихміяст показач вшистко пуу́ковнікові башарові. Впровад̌ь ґо пр̌ез др̌ві,</text:p>
      <text:p text:style-name="P2">за кту̊римі стау́ес̌, Нефуд.</text:p>
      <text:p text:style-name="P4">- Проше̌ те̌ди, с̌ір - повієд̌іяу́ Нефуд.</text:p>
      <text:p text:style-name="P4">Нієспієшніє, виніёс̌ље, сардаукар обшеду́ барона, пр̌епхна̌у́ с̌іє̌ пр̌ез страже.</text:p>
      <text:p text:style-name="P4">То ȷ̈ст ніє до знієс̌ієнія - помис̌љау́ барон. - Тераз Імператор довіє с̌іє̌, яка̌ стр̌ељіу́ем ґафе̌.</text:p>
      <text:p text:style-name="P4">Почита то за ознаке̌ су́абощі. Дре̌ча̌ца биу́а с̌віядомощ, же Імператор і ȷ̈ґо сардаукар мая̌</text:p>
      <text:p text:style-name="P4">подобна̌ поґарде̌ дља су́абощі. Барон заґризау́ дољна̌ варґе̌ почієшая̌ц с̌іє̌, же Імператор ніє</text:p>
      <text:p text:style-name="P4">довієд̌іяу́ с̌іє̌ пр̌инајмнієј о атридзкім рајд̌іє на Ґієді Пріме і зніщенію гарконнењскіх</text:p>
      <text:p text:style-name="P4">засобу̊в пр̌иправи. До хољери з тим щваним кс̌іє̌чієм! Барон с̌љед̌іу́ оддаљая̌це с̌іє̌ пљеци</text:p>
      <text:p text:style-name="P4">ароґанцќґо сардаукара і кре̌пеґо, компетентнеґо Нефуда. - Мус̌іми <text:soft-page-break/>доконач поправек мис̌љау́. Тр̌еба раз ȷ̈ще установіч Раббана над та̌ пр̌екље̌та̌ пљанета̌. Без жадних гамуљцу̊в.</text:p>
      <text:p text:style-name="P4">Муше̌ пр̌ељач своя̌ ву́асна̌ гарконнењска̌ крев, би пр̌иґотовач Арракіс на одповієдніє</text:p>
      <text:p text:style-name="P4">пр̌иȷ́чіє Феида-Раутги. Пр̌екље̌ти Пітер! Захчіяу́а му с̌іє̌ ґіна̌ч, занім з нім скоњчиу́ем барон вестхна̌у́. - І муше̌ зараз посу́ач на Тљеієљаx по новеґо ментата. Нієва̌тпљівіє мая̌ юж</text:p>
      <text:p text:style-name="P4">дља мніє ґотовеґо.</text:p>
      <text:p text:style-name="P4">Якіс̌ ґвард̌іста закасу́ау́ в побљіжу. Барон звру̊чіу́ с̌іє̌ до теґо чу́овієка.</text:p>
      <text:p text:style-name="P4">- Ј̈стем ґу́одни.</text:p>
      <text:p text:style-name="P4">- Так ȷ̈ст му̊ј паніє.</text:p>
      <text:p text:style-name="P4">- І праґне̌ с̌іє̌ розервач, занім поспр̌а̌тачіє тен поку̊ј і пр̌иґотуȷ̈чіє дља мніє вияс̌нієніє</text:p>
      <text:p text:style-name="P4">ȷ̈ґо секрету̊в - заґр̌міяу́.</text:p>
      <text:p text:style-name="P4">Ґвард̌іста спущіу́ очи.</text:p>
      <text:p text:style-name="P4">- Яќј розривкі му̊ј пан собіє жичи?</text:p>
      <text:p text:style-name="P4">- Бе̌де̌ в своіх сипіяљніях - повієд̌іяу́ барон. - Пр̌ипровад̌ьчіє мі овеґо му́од̌ієњца,</text:p>
      <text:p text:style-name="P4">купіёнеґо на Ґамонт теґо з піє̌книмі очамі. Ніє жау́ујчіє му наркотику. Ніє мам охоти с̌іє̌</text:p>
      <text:p text:style-name="P4">з нім шарпач.</text:p>
      <text:p text:style-name="P4">- Так ȷ̈ст, му̊ј паніє.</text:p>
      <text:p text:style-name="P2">Барон одшеду́ до своіх комнат <text:soft-page-break/>танечним кроќм нієс̌іёни дрифамі. Так - помис̌љау́. Теґо з піє̌книмі очамі, теґо, кту̊ри так бардзо пр̌ипоміна му́одеґо Пауља Атриде̌.</text:p>
      <text:p text:style-name="P4">23</text:p>
      <text:p text:style-name="P4">О мор̌а Каљадану,</text:p>
      <text:p text:style-name="P4">О људ̌іє кс̌іє̌чія Љета!</text:p>
      <text:p text:style-name="P4">Вієжа Љето упаду́а,</text:p>
      <text:p text:style-name="P4">Љеґу́а на вієкі...</text:p>
      <text:p text:style-name="P4">з „Пієс̌ні о Муад’Дібіє” зебраних пр̌ез кс̌іє̌жнічке̌ Іруљан</text:p>
      <text:p text:style-name="P4">Пауљ міяу́ враженіє, же цау́а ȷ̈ґо пр̌ешу́ощ, кажде пр̌ежичіє спр̌ед теј ноци ȷ̈ст осипуя̌цим</text:p>
      <text:p text:style-name="P4">с̌іє̌ в кљепсидр̌е піясќм. Обя̌вши кољана с̌ієд̌іяу́ пр̌и матце в мау́еј будце з тканіни</text:p>
      <text:p text:style-name="P4">і пљастіку - фіљтрнаміёчіє, походза̌цим, подобніє як і убіёри, кту̊ре мієљі на собіє,</text:p>
      <text:p text:style-name="P4">з позоставіёнеј в орнітоптер̌е сакви.</text:p>
      <text:p text:style-name="P4">Пауљ ніє міяу́ ва̌тпљівощі, кто я̌ там поду́ожиу́, кто визначиу́ курс орнітоптера віёза̌цеґо іх</text:p>
      <text:p text:style-name="P4">в характер̌е ȷ̈њцу̊в: Иуег. Здрајца доктор вису́ау́ іх просто в раміёна Дунцана Ідаго. Пауљ</text:p>
      <text:p text:style-name="P4">виґља̌дау́ пр̌ез пр̌езрочиста̌ че̌щ наміёту на кс̌іє̌жицове зяви скау́ урозмаіцая̌це мієјше,</text:p>
      <text:p text:style-name="P4">в кту̊рим укриу́ іх Ідаго. Жеби ховач с̌іє̌ як д̌ієцко тераз, ќди ȷ̈стем <text:soft-page-break/>кс̌іє̌чієм - помис̌љау́.</text:p>
      <text:p text:style-name="P4">Одчувау́ ґорич теј мис̌љі, љеч ніє му̊ґу́ одму̊віч су́ушнощі тему, цо зробіљі.</text:p>
      <text:p text:style-name="P4">Теј ноци цос̌ с̌іє̌ стау́о з ȷ̈ґо с̌віядомощіа̌ - вшељќ видар̌енія і зявіска воку̊у́ с̌ієбіє</text:p>
      <text:p text:style-name="P4">від̌іяу́ зе щеґу̊љна̌ острощіа̌. Чуу́, же ніє ȷ̈ст в станіє повстр̌имач напу́иву даних ані</text:p>
      <text:p text:style-name="P4">ху́однеј прецизї, з яка̌ кажда нова позиця взбоґацау́а ȷ̈ґо вієдзе̌, подчас ґди с̌віядомощ</text:p>
      <text:p text:style-name="P4">ставау́а с̌іє̌ ос̌родќм каљкуљацї. До можљівощі ментата дошу́о цос̌ ȷ̈ще.</text:p>
      <text:p text:style-name="P4">Пауљ цофна̌у́ с̌іє̌ мис̌ља̌ до моменту безс̌іљнеј вщіеку́ощі, ґди з ґу́е̌бі ноци спаду́ на ніх обци</text:p>
      <text:p text:style-name="P4">орнітоптер пікуя̌ц над пустинія̌ вс̌ру̊д вичія віятру в скр̌иду́ах як ґіґантични ястр̌а̌б.</text:p>
      <text:p text:style-name="P4">Втеди то в с̌віядомощі Пауља зашу́о ово цос̌. С̌љізґая̌ц с̌іє̌ по піясковеј редљініє орнітоптер</text:p>
      <text:p text:style-name="P4">ќровау́ с̌іє̌ на учієкая̌це постачіє - маткі і ȷ̈ґо. Паміє̌тау́ воњ спаљонеј с̌іяркі од тарчія пу́у̊з</text:p>
      <text:p text:style-name="P4">орнітоптера о піясек. Матка одвру̊чіу́а с̌іє̌ в очеківанію на - вієд̌іяу́ то добр̌е - вимієр̌она̌</text:p>
      <text:p text:style-name="P4">в ніх љуфе̌ рушніци љасеровеј в ре̌ках гарконнењскіх жоу́даку̊в і розпознау́а Дунцана Ідаго</text:p>
      <text:p text:style-name="P4"><text:soft-page-break/>вихиљонеґо з отвартих др̌ві орнітоптера.</text:p>
      <text:p text:style-name="P4">- Шибко! Знак червія з поу́уднія! - воу́ау́.</text:p>
      <text:p text:style-name="P4">Аље Пауљ одвру̊чівши с̌іє̌ вієд̌іяу́ од разу, кто піљотуȷ̈ орнітоптер. Наґромадзеніє дробних</text:p>
      <text:p text:style-name="P4">щеґу̊у́у̊в в способіє піљотажу і зеткніє̌чія з зіємія̌ - пошљак так дробних, же навет ȷ̈ґо</text:p>
      <text:p text:style-name="P4">матка іх ніє викриу́а - повієд̌іяу́о Пауљові доку́адніє, кто с̌ієд̌і за стерамі.</text:p>
      <text:p text:style-name="P4">В друґім ка̌чіє фіљтрнаміёту порушиу́а с̌іє̌ Ј̈сс̌іка.</text:p>
      <text:p text:style-name="P4">- Може бич тиљко ȷ̈дно виту́умаченіє - повієд̌іяу́а - Гарконненовіє віє̌жіљі жоне̌ Иуеґо.</text:p>
      <text:p text:style-name="P4">Он нієнавід̌іу́ Гарконнену̊в! Цо до теґо ніє моґе̌ с̌іє̌ миљіч. Читау́ес̌ ȷ̈ґо љіст. Аље дљачеґо</text:p>
      <text:p text:style-name="P2">оцаљіу́ нас з поґрому?</text:p>
      <text:p text:style-name="P4">Допієро тераз від̌і те р̌ечи, і то ќпско - помис̌љау́ Пауљ. Встр̌а̌сне̌у́о нім то одкричіє.</text:p>
      <text:p text:style-name="P4">Сам пр̌ия̌у́ тен факт мімоходем, ќди читау́ љіст доу́а̌чони до кс̌ія̌же̌цеґо сиґнету в саквіє.</text:p>
      <text:p text:style-name="P4">„Ніє пру̊бујчіє мі вибачач” - пісау́ Иуег. - „Ніє хце вашеґо пр̌ебаченія. Моȷ̈ бр̌еміє̌</text:p>
      <text:p text:style-name="P4">ȷ̈ст юж достатечніє чіє̌жќ. То, цо учиніу́ем, учиніу́ем без зу́еј вољі ані <text:soft-page-break/>над̌ієі на зрозумієніє</text:p>
      <text:p text:style-name="P4">у інних. То ȷ̈ст му̊ј ву́асни тагадді аљ-бурган, моя остатечна пру̊ба. Даȷ̈ вам кс̌ія̌же̌ци</text:p>
      <text:p text:style-name="P4">сиґнет Атриду̊в на знак, же піше̌ правде̌. Ќди бе̌д̌ієчіє то читаљі, кс̌ія̌же̌ Љето юж ніє бе̌д̌іє</text:p>
      <text:p text:style-name="P4">жиу́. Знајд̌ьчіє почієхе̌ в мим запевнієнію, же тен, кту̊реґо нієнавід̌іми наде вшистко, умару́</text:p>
      <text:p text:style-name="P4">враз з нім”.</text:p>
      <text:p text:style-name="P4">Браковау́о адресу і подпісу, аље ніє можна с̌іє̌ биу́о помиљіч цо до теґо, чиȷ̈ са̌ те знаёме</text:p>
      <text:p text:style-name="P4">ґризмоу́и. Пр̌ипоміная̌ц собіє љіст, Пауљ пр̌ежиу́ раз ȷ̈ще розпач тамтеј хвіљі - учучіє остре</text:p>
      <text:p text:style-name="P4">і бољесне, кту̊реґо дознавау́ як ґдиби поза своя̌ нова̌ виостр̌она̌ с̌віядомощіа̌. Пр̌ечитау́,</text:p>
      <text:p text:style-name="P4">же ȷ̈ґо ојчієц ніє жиȷ̈, вієд̌іяу́, же те су́ова му̊вія̌ правде̌, љеч одчувау́ ȷ̈ ȷ̈диніє яко</text:p>
      <text:p text:style-name="P4">кољејна̌ інформацȷ́, кту̊ра̌ наљежау́о впровад̌іч до свеј паміє̌чі і в одповієднім моменчіє</text:p>
      <text:p text:style-name="P4">викор̌истач.</text:p>
      <text:p text:style-name="P4">Кохау́ем ојца - мис̌љау́ Пауљ і вієд̌іяу́, же так биу́о направде̌. - Повінієнем ґо опу́аківач.</text:p>
      <text:p text:style-name="P4">Повінієнем цос̌ чуч. - Аље чуу́ тиљко ȷ̈дно: ото важни факт. Подобни до вшисткіх інних</text:p>
      <text:p text:style-name="P4"><text:soft-page-break/>факту̊в. Пр̌ез цау́и час ȷ̈ґо умису́ ґромад̌іу́ враженія змису́ове, екстрапољуя̌ц, каљкуљуя̌ц.</text:p>
      <text:p text:style-name="P4">Вру̊чіу́и до Пауља су́ова Гаљљецка: „Настру̊ј то цос̌ потр̌ебнеґо до пр̌еяжд̌кі на конію аљбо до</text:p>
      <text:p text:style-name="P4">амору̊в. Ваљчиш, ќди заход̌і конієчнощ без взґље̌ду на настру̊ј”.</text:p>
      <text:p text:style-name="P4">Може о то ход̌і - помис̌љау́. - Опу́аче̌ ојца пу̊з́нієј... ќди пр̌ијд̌іє пора. Ј̈днак ху́одна</text:p>
      <text:p text:style-name="P4">прецизя ґо ніє опущау́а. Домис̌љау́ с̌іє̌, же та нова с̌віядомощ то допієро поча̌тек, же она</text:p>
      <text:p text:style-name="P4">взраста. Випеу́ніу́о ґо пр̌ечучіє страшнеґо пр̌езначенія, кту̊реґо дознау́ по раз пієрвши</text:p>
      <text:p text:style-name="P4">подчас пру̊би з Матка̌ Вієљебна̌ Ґаіюс Гељен Могіям. Ј̈ґо права ду́оњ - ду́оњ запаміє̌танеґо</text:p>
      <text:p text:style-name="P4">бу̊љу - мровіу́а і пуљсовау́а. Чи на тим ву́ас̌ніє пољеґа бичіє Квісатз Гадерах? - заход̌іу́</text:p>
      <text:p text:style-name="P4">в ґу́ове̌ Пауљ.</text:p>
      <text:p text:style-name="P4">- Пр̌ез хвіље̌ мис̌љау́ам, же Гават знову нас завіу̊ду́ - повієд̌іяу́а Ј̈сс̌іка. - Мис̌љау́ам, же</text:p>
      <text:p text:style-name="P4">може Иуег ніє биу́ докторем Сук.</text:p>
      <text:p text:style-name="P4">- Биу́ вшисткім, чим мис̌љељіс̌ми, же ȷ̈ст... і чимс̌ віє̌цеј - р̌еку́ Пауљ. І помис̌љау́:</text:p>
      <text:p text:style-name="P4">Дљачеґо так опорніє дочієрая̌ до нієј те справи. - Ј̈с̌љі Ідаго ніє дотр̌е <text:soft-page-break/>до Кинеса, бе̌д̌ієми...</text:p>
      <text:p text:style-name="P4">- Он ніє ȷ̈ст наша̌ остатнія̌ над̌ієя̌ - повієд̌іяу́а.</text:p>
      <text:p text:style-name="P4">- Ніц таќґо ніє суґеровау́ем - одпару́.</text:p>
      <text:p text:style-name="P4">Усу́ишау́а твардощ стаљі в ȷ̈ґо ґу́ос̌іє, ву́адчи тон і спојр̌ау́а нањ пр̌ез шара̌ чіємнощ</text:p>
      <text:p text:style-name="P4">фіљтрнаміёту. Сиљветка Пауља рисовау́а с̌іє̌ на тље посребр̌оних кс̌іє̌жицем скау́ відочних за</text:p>
      <text:p text:style-name="P2">пр̌езрочиста̌ щіана̌ фіљтрнаміёту.</text:p>
      <text:p text:style-name="P4">- Інні људ̌іє твеґо ојца юж поучієкаљі - повієд̌іяу́а. - Мус̌іми іх позбієрач, одшукач...</text:p>
      <text:p text:style-name="P4">- Бе̌д̌ієми пољеґач на собіє - р̌еку́. - Најпіљнієјша̌ дља нас справа̌ ȷ̈ст броњ я̌дрова</text:p>
      <text:p text:style-name="P4">нашеґо роду. Мус̌іми я̌ забрач, нім зостаніє знаљезіёна пр̌ез Гарконнену̊в.</text:p>
      <text:p text:style-name="P4">- Ніє видаȷ̈ мі с̌іє̌, би я̌ однаљез́љі в такім укричію.</text:p>
      <text:p text:style-name="P4">- Ніє вољно теґо здач на пр̌ипадек.</text:p>
      <text:p text:style-name="P4">Шантаж за помоца̌ броні я̌дровеј роду, заґроженіє пљанечіє і ȷ̈ј пр̌иправіє, ото цо му</text:p>
      <text:p text:style-name="P4">ход̌і по ґу́овіє - помис̌љау́а. - Аље ȷ̈дине, на цо може потем љічич, то учієчка</text:p>
      <text:p text:style-name="P4">в анонімовощ баніцї.</text:p>
      <text:p text:style-name="P4">Су́ова маткі вивоу́ау́и у Пауља друґі чія̌ґ мис̌љі - троске̌ кс̌іє̌чія о тих <text:soft-page-break/>вшисткіх људ̌і,</text:p>
      <text:p text:style-name="P4">кту̊рих утрачіљі теј ноци. Људ̌іє то фактична с̌іу́а вієљќґо роду - помис̌љау́ Пауљ. І вспомніяу́</text:p>
      <text:p text:style-name="P4">су́ова Гавата: „Смутне ȷ̈ст розстаніє з људ̌ьмі; мієјше то тиљко мієјше”.</text:p>
      <text:p text:style-name="P4">- Уживая̌ сардаукару̊в - повієд̌іяу́а Ј̈сс̌іка. - Мус̌іми зачекач, аж сардаукар̌и зостана̌</text:p>
      <text:p text:style-name="P4">вицофані.</text:p>
      <text:p text:style-name="P4">- Цгца̌ нас увіє̌жіч міє̌дзи пустинія̌ а сардаукарамі - повієд̌іяу́ Пауљ. - Замієр̌ая̌ ніє</text:p>
      <text:p text:style-name="P4">позоставіч жадних атридзкіх нієдобітку̊в: тотаљна екстермінаця. Ніє љіч на то, же ктокољвієк</text:p>
      <text:p text:style-name="P4">з наших људ̌і здоу́а учієц.</text:p>
      <text:p text:style-name="P4">- Ніє моґа̌ чія̌ґна̌ч теґо без коњца ризикуя̌ц вијщіе на яв уд̌іяу́у Імператора.</text:p>
      <text:p text:style-name="P4">- Ніє моґа̌?</text:p>
      <text:p text:style-name="P4">- Яцис̌ нас̌і људ̌іє муша̌ учієц.</text:p>
      <text:p text:style-name="P4">- Муша̌?</text:p>
      <text:p text:style-name="P4">Ј̈сс̌іка одвру̊чіу́а ґу́ове̌, пр̌еражона с̌іу́а̌ завзіє̌тощі в ґу́ос̌іє свеґо сина, ќди му̊віу́</text:p>
      <text:p text:style-name="P4">прецизијніє важа̌ц шансе. Вичувау́а, же Пауљ умису́ово висфоровау́ с̌іє̌ пр̌ед нія̌, же від̌і</text:p>
      <text:p text:style-name="P4">тераз віє̌цеј под нієкту̊римі взґље̌дамі од нієј. Сама помоґу́а шкољіч інтељіґенцȷ́, кту̊ра теґо</text:p>
      <text:p text:style-name="P4">доконау́а, а тераз почуу́а страх <text:soft-page-break/>пр̌ед нія̌. Пода̌жиу́а мис̌ља̌ ку утрацонему азиљові у боку</text:p>
      <text:p text:style-name="P4">кс̌іє̌чія і у́зи запієку́и я̌ в очах. Так то юж мус̌і бич, Љето - помис̌љау́а. - Час міу́ощі і час</text:p>
      <text:p text:style-name="P4">у́ез. - Вспару́а ду́оњ на бр̌уху скупіяя̌ц цау́а̌ с̌віядомощ на пу́од̌іє, кту̊ри нос̌іу́а. - Мам</text:p>
      <text:p text:style-name="P4">атридзка̌ цу̊рке̌, кту̊ра̌ пр̌иказано мі зрод̌іч, аље Матка Вієљебна ніє міяу́а рацї: цу̊рка ніє</text:p>
      <text:p text:style-name="P4">оцаљіу́аби моȷ̈ґо Љето. То д̌ієцко то ȷ̈диніє помост жичія пр̌ер̌уцони зе с̌родка с̌мієрчі</text:p>
      <text:p text:style-name="P4">в пр̌ишу́ощ. Поче̌у́ам з інстинкту, а ніє з посу́ушењства.</text:p>
      <text:p text:style-name="P4">- Спру̊буј ȷ̈ще раз наставіч одбіёрнік оґу̊љнеј емісї - повієд̌іяу́ Пауљ.</text:p>
      <text:p text:style-name="P4">Умису́ працуȷ̈ даљеј ніє зважая̌ц на то, же пру̊буȷ̈ми ґо повстр̌имач - помис̌љау́а Ј̈сс̌іка.</text:p>
      <text:p text:style-name="P4">Знаљазу́а маљењкі одбіёрнік зоставіёни ім пр̌ез Ідаго, пстрикне̌у́а виу́а̌чніќм. На скаљі</text:p>
      <text:p text:style-name="P4">апарату розяр̌иу́о с̌іє̌ зієљоне с̌віятеу́ко. З ґу́ос̌ніка добієґау́о бљашане скр̌еченіє. Щішиу́а,</text:p>
      <text:p text:style-name="P4">пр̌ељечіяу́а пр̌ез пасма. До наміёту вдару́ с̌іє̌ ґу́ос му̊вія̌ци в ȷ́зику боёвим Атриду̊в:</text:p>
      <text:p text:style-name="P4">- ...до тиу́у і пр̌еґруповач с̌іє̌ на ґрані. Федор мељдуȷ̈, же в Картгаґо нікт ніє оцаљау́, а Банк</text:p>
      <text:p text:style-name="P2"><text:soft-page-break/>Ґіљдії зу́упіёно.</text:p>
      <text:p text:style-name="P4">Картгаґо - помис̌љау́а Ј̈сс̌іка. - То биу́о ґніяздо Гарконнену̊в.</text:p>
      <text:p text:style-name="P4">- То са̌ сардаукар̌и - повієд̌іяу́ ґу́ос. - Уваґа на сардаукару̊в в мундурах Атриду̊в. Оні</text:p>
      <text:p text:style-name="P4">са̌...</text:p>
      <text:p text:style-name="P4">Ґу́ос̌нік випеу́ніу́и вр̌аскі, по ніх заљеґу́а чіша.</text:p>
      <text:p text:style-name="P4">- Спру̊буј іннеґо пасма - повієд̌іяу́ Пауљ.</text:p>
      <text:p text:style-name="P4">- Здаȷ̈ш собіє справе̌, цо то значи? - спитау́а Ј̈сс̌іка.</text:p>
      <text:p text:style-name="P4">- Спод̌ієвау́ем с̌іє̌ теґо. Цгца̌, би Ґіљдія вініу́а нас за зніщеніє ȷ̈ј банку. Мая̌ц Ґіљдіє̌</text:p>
      <text:p text:style-name="P4">пр̌ечівко собіє ȷ̈стес̌ми на Арракіс в потр̌аску. Дај інне пасмо.</text:p>
      <text:p text:style-name="P4">Зважиу́а ȷ̈ґо су́ова: „Спод̌ієвау́ем с̌іє̌ теґо”. Цо с̌іє̌ з нім стау́о? Ј̈сс̌іка з вољна вру̊чіу́а</text:p>
      <text:p text:style-name="P4">до апарату. В міяре̌ як пр̌есувау́а сељектор пасм, у́апаљі одґу́оси ваљкі, кту̊ре розпознавау́а</text:p>
      <text:p text:style-name="P4">в завоу́аніях в боёвим ȷ́зику Атриду̊в: „...вицофач с̌іє̌... спру̊бујчіє с̌іє̌ пр̌еґруповач в...</text:p>
      <text:p text:style-name="P4">одчіє̌чі в ґрочіє пр̌и...” Ніє можна с̌іє̌ биу́о помиљіч цо до звичіє̌сќґо упоȷ̈нія</text:p>
      <text:p text:style-name="P4">побр̌мієвая̌цеґо в гарконнењскім шварґочіє виљевая̌цим с̌іє̌ з позостау́их пасм. Остре</text:p>
      <text:p text:style-name="P4"><text:soft-page-break/>коменди, мељдункі з ваљк. За мау́о биу́о теґо Ј̈сс̌іце, би моґу́а зареȷ̈стровач і зрозумієч тен</text:p>
      <text:p text:style-name="P4">ȷ́зик, аље тон биу́ очивісти. Звичіє̌ство Гарконнену̊в.</text:p>
      <text:p text:style-name="P4">Пауљ потр̌а̌сна̌у́ саква̌ у свеґо боку; усу́ишау́ буљґот дву̊х љітерёну̊в води. Взія̌у́ ґу́е̌бокі</text:p>
      <text:p text:style-name="P4">вдех, подніу̊су́ очи на скаљне бастіёни зарисоване за пр̌езрочиста̌ щіана̌ наміёту на тље</text:p>
      <text:p text:style-name="P4">ґвіязд. Љева̌ ду́онія̌ намацау́ звієрач пљомби вејщіовеј наміёту.</text:p>
      <text:p text:style-name="P4">- Вкру̊тце бе̌д̌іє с̌вітач - повієд̌іяу́. - Можеми чекач на Ідаго пр̌ез цау́и д̌ієњ, аље юж</text:p>
      <text:p text:style-name="P4">ніє пр̌ез насте̌пна̌ ноц. В пустині тр̌еба подру̊жовач ноца̌ і одпочивач в чієнію за днія.</text:p>
      <text:p text:style-name="P4">Запаміє̌тана наука сама знаљазу́а дроґе̌ до с̌віядомощі Ј̈сс̌ікі: „Чу́овієк пр̌ебивая̌ци</text:p>
      <text:p text:style-name="P4">в чієнію на пустині без фіљтрфрака потр̌ебуȷ̈ піє̌ч љітру̊в води д̌ієнніє до захованія ваґі</text:p>
      <text:p text:style-name="P4">чіяу́а”. Одчувая̌ц міє̌кка̌ ґу́ад̌ь фіљтрфрака на чієље мис̌љау́а, як даљеце од тих убіёру̊в заљежи</text:p>
      <text:p text:style-name="P4">іх жичіє.</text:p>
      <text:p text:style-name="P4">- Ј̈жељі ста̌д одејд̌ієми, Ідаго нас ніє знајд̌іє - повієд̌іяу́а.</text:p>
      <text:p text:style-name="P4">- Са̌ способи на змушеніє каждеґо чу́овієка до му̊вієнія - р̌еку́ Пауљ. - <text:soft-page-break/>Ј̈жељі Ідаго ніє</text:p>
      <text:p text:style-name="P4">повру̊чі до с̌віту, мус̌іми љічич с̌іє̌ з тим, же ґо шгвитано. Як ду́уґо, мис̌љіш, му̊ґу́би</text:p>
      <text:p text:style-name="P4">витр̌имач?</text:p>
      <text:p text:style-name="P4">Питаніє ніє вимаґау́о одповієд̌і, віє̌ц с̌ієд̌іяу́а в міљченію. Пауљ розпія̌у́ сакве̌,</text:p>
      <text:p text:style-name="P4">вичія̌ґна̌у́ фіљіґранови мікрољексикон з фішка̌ яр̌еніёва̌ і шку́ем повіє̌кшая̌цим. На</text:p>
      <text:p text:style-name="P4">строніцах љексикону розяр̌иу́и с̌іє̌ зієљоно - помарањчове су́ова: „љітерёни, фіљтрнаміёт,</text:p>
      <text:p text:style-name="P4">капсуу́кі енерґетичне, оду́у̊вкі, піяхохрапи, љорнета, репсак до фіљтрфрака, барвољвер,</text:p>
      <text:p text:style-name="P4">нієцкоґраф, фіљтрвтикі, паракомпас, гакі створ̌ичієља, дуднікі, фремсак, кољумна оґнія...”</text:p>
      <text:p text:style-name="P4">Іљеж іх тр̌еба, тих пр̌едміёту̊в, жеби пр̌ежич в пустині. По хвіљі оду́ожиу́ љексикон на</text:p>
      <text:p text:style-name="P4">поду́оґе̌.</text:p>
      <text:p text:style-name="P2">- Дока̌д ту пу̊јщ, у љіха? - запитау́а Ј̈сс̌іка.</text:p>
      <text:p text:style-name="P4">- Ојчієц му̊віу́ о поте̌дзе пустині - повієд̌іяу́ Пауљ. - Гарконненовіє ніє моґа̌ без нієј</text:p>
      <text:p text:style-name="P4">ву́адач та̌ пљанета̌. Аље оні та̌ пљанета̌ ніґди ніє ву́адаљі і ву́адач ніє бе̌да̌. Навет з д̌ієс̌іє̌чіёма</text:p>
      <text:p text:style-name="P4">тис̌ія̌цамі љеґіёну̊в сардаукару̊в.</text:p>
      <text:p text:style-name="P4"><text:soft-page-break/>- Пауљ, хиба ніє маш на мис̌љі...</text:p>
      <text:p text:style-name="P4">- Мами в ре̌ку вшистќ доводи - повієд̌іяу́. - Ву́ас̌ніє ту в тим наміёчіє: сам наміёт,</text:p>
      <text:p text:style-name="P4">та саква і ȷ̈ј завартощ, фіљтрфракі. Вієми, же Ґіљдія жа̌да прогібіцијнеј цени за сатељіти</text:p>
      <text:p text:style-name="P4">метеорољоґічне. Вієми, же...</text:p>
      <text:p text:style-name="P4">- Цо мая̌ до теґо сатељіти метеорољоґічне? - спитау́а. - Пр̌ечієж оне ніє моґа̌... - Урвау́а.</text:p>
      <text:p text:style-name="P4">Пауљ вичувау́ надґорљівощ свеґо умису́у, ќди реȷ̈стровау́ ȷ̈ј реакцȷ̈ обсервуя̌ц</text:p>
      <text:p text:style-name="P4">најдробнієјше щеґу̊у́и.</text:p>
      <text:p text:style-name="P4">- Ву́ас̌ніє то від̌іш - повієд̌іяу́. - Сатељіти обсервуя̌ терен под соба̌. В ґу́е̌боќј пустині</text:p>
      <text:p text:style-name="P4">са̌ р̌ечи, кту̊ре ніє зніёса̌ че̌стих оґље̌д̌ін.</text:p>
      <text:p text:style-name="P4">- Цгцеш повієд̌ієч, же ву́ада та̌ пљанета̌ сама Ґіљдія?</text:p>
      <text:p text:style-name="P4">Якже биу́а мау́о бистра.</text:p>
      <text:p text:style-name="P4">- Ніє! - повієд̌іяу́. - Фремені! Оні пу́аца̌ Ґіљдії за укричіє пр̌ед с̌віятем, в ваључіє</text:p>
      <text:p text:style-name="P4">досте̌пнеј без оґраніченія дља каждеґо, кто ву́ада поте̌ґа̌ пустині - в пр̌иправіє. То юж навет</text:p>
      <text:p text:style-name="P4">ніє ȷ̈ст кољејне пр̌ибљіженіє розвія̌занія. То звику́а аритметика. Можеш мі вієр̌ич.</text:p>
      <text:p text:style-name="P4">- Пауљ - повієд̌іяу́а Ј̈сс̌іка - ȷ̈ще ніє <text:soft-page-break/>ȷ̈стес̌ ментатем, ніє можеш вієд̌ієч на певно...</text:p>
      <text:p text:style-name="P4">- Ніґди ніє бе̌де̌ ментатем - одпару́. - Ј̈стем чимс̌ інним... винатур̌енієм.</text:p>
      <text:p text:style-name="P4">- Пауљ! Як можеш виґадивач таќ...</text:p>
      <text:p text:style-name="P4">- Дај мі споку̊ј!</text:p>
      <text:p text:style-name="P4">Одвру̊чіу́ с̌іє̌ од нієј, затапіяя̌ц спојр̌еніє в ноци. Дљачеґо ніє моґе̌ пу́акач? - мис̌љау́. Чуу́, же кажда̌ ча̌стечка̌ свеј істоти у́акніє теј уљґі, кту̊ра міяу́а му бич одму̊віёна на завше.</text:p>
      <text:p text:style-name="P4">Ј̈сс̌іка ніґди ніє су́ишау́а таќј розпачи в ґу́ос̌іє сина. Праґне̌у́а вичія̌ґна̌ч до нієґо раміёна,</text:p>
      <text:p text:style-name="P4">обя̌ч ґо, укоіч, пому̊ц му - аље чуу́а, же ніц ніє може зробіч. Сам мус̌іяу́ розвія̌зач сву̊ј</text:p>
      <text:p text:style-name="P4">пробљем. Впаду́а ȷ̈ј в око љежа̌ца міє̌дзи німі на поду́одзе наміёту љішка яр̌еніёва љексикону</text:p>
      <text:p text:style-name="P4">з фремсака. Подніу̊су́ши я̌ зеркне̌у́а на вкљејке̌ і пр̌ечитау́а: „Пр̌еводнік по пр̌иязнеј пустині,</text:p>
      <text:p text:style-name="P4">мієјшу жичієм кіпія̌цим. Ту са̌ аят і бурган жичія. Мієј віяре̌, а аљ-Љат ніґди чіє̌ ніє спаљі”.</text:p>
      <text:p text:style-name="P4">То бр̌мі як Кс̌іє̌ґа Азгара - помис̌љау́а, пр̌ипоміная̌ц собіє своȷ̈ студія над Вієљкімі</text:p>
      <text:p text:style-name="P4">Таȷ̈мніцамі. - Чижби на Арракіс бавіу́ Маніпуљатор Рељіґії?</text:p>
      <text:p text:style-name="P4">Пауљ вия̌у́ з сакви паракомпас, по <text:soft-page-break/>чим оду́ожиу́ ґо з повротем.</text:p>
      <text:p text:style-name="P4">- Застану̊в с̌іє̌ над тимі вшисткімі фремењскімі інструментамі о спецяљним пр̌езначенію</text:p>
      <text:p text:style-name="P4">- повієд̌іяу́. - Са̌ нієдощіґу́е в свеј ма̌дрощі. Пр̌изнај то. Куљтура, кту̊ра створ̌иу́а те</text:p>
      <text:p text:style-name="P4">пр̌едміёти, здрадза ґу́е̌біє, якіх нікт ніє подејр̌евау́.</text:p>
      <text:p text:style-name="P4">Очія̌ґая̌ц с̌іє̌ надаљ занієпокоёна шорсткощіа̌ ȷ̈ґо ґу́осу, Ј̈сс̌іка повру̊чіу́а до кс̌ія̌жкі,</text:p>
      <text:p text:style-name="P2">студіюя̌ц іљустрацȷ́ ґвіяздозбіёру з арракањсќґо нієба: „Муад’Діб: миш”. І звру̊чіу́а уваґе̌,</text:p>
      <text:p text:style-name="P4">же оґон теј миши всказуȷ̈ на пу̊у́ноц. Пауљ впатривау́ с̌іє̌ в мрок наміёту на маяча̌це</text:p>
      <text:p text:style-name="P4">нієвираз́ніє порушенія маткі, кту̊ре здрадзау́а яр̌еніёва љішка љексикону. Тераз ȷ̈ст пора, би</text:p>
      <text:p text:style-name="P4">спеу́ніч жиченіє ојца - помис̌љау́. - Муше̌ пр̌еказач ȷ̈ј те̌ віядомощ тераз, ќди ма час на</text:p>
      <text:p text:style-name="P4">у́зи. Пу̊з́нієј у́зи бе̌да̌ нам пр̌ешкадзач. - Прецизя теј љоґікі встр̌а̌сне̌у́а нім самим.</text:p>
      <text:p text:style-name="P4">- Матко - повієд̌іяу́.</text:p>
      <text:p text:style-name="P4">- Так?</text:p>
      <text:p text:style-name="P4">Усу́ишау́а зміяне̌ в ȷ̈ґо ґу́ос̌іє, почуу́а ху́у̊д вевне̌тр̌ни од самеґо тону. Ніґди ніє</text:p>
      <text:p text:style-name="P4">споткау́а с̌іє̌ з так жімним <text:soft-page-break/>опанованієм.</text:p>
      <text:p text:style-name="P4">- Му̊ј ојчієц ніє жиȷ̈.</text:p>
      <text:p text:style-name="P4">Одшукау́а в собіє і скояр̌иу́а факт з фактем і з ȷ̈ще ȷ̈дним фактем - метода Бене</text:p>
      <text:p text:style-name="P4">Ґессеріт шацованія даних - і втеди до нієј дотару́о: учучіє потворнеј страти. Ківне̌у́а ґу́ова̌,</text:p>
      <text:p text:style-name="P4">нієздољна одезвач с̌іє̌.</text:p>
      <text:p text:style-name="P4">- Му̊ј ојчієц ќдис̌ мі пољечіу́ - повієд̌іяу́ Пауљ - пр̌еказач чі віядомощ на випадек,</text:p>
      <text:p text:style-name="P4">ґдиби му с̌іє̌ цос̌ стау́о. Обавіяу́ с̌іє̌, же моґу́ас̌ увієр̌ич, же чі ніє уфау́.</text:p>
      <text:p text:style-name="P4">Тамто безсенсовне подејр̌еніє - помис̌љау́а.</text:p>
      <text:p text:style-name="P4">- Цгчіяу́, бис̌ вієд̌іяу́а, же ніґди чіє̌ ніє подејр̌евау́ - р̌еку́ Пауљ і вияс̌ніу́ тамта̌ ґре̌</text:p>
      <text:p text:style-name="P4">додая̌ц: - Цгчіяу́, бис̌ вієд̌іяу́а, же завше уфау́ чі безґранічніє, же завше кохау́ чіє̌ і міу́овау́.</text:p>
      <text:p text:style-name="P4">Повієд̌іяу́, же пре̌дзеј би зва̌тпіу́ в с̌ієбіє самеґо, і жау́овау́ тиљко ȷ̈днеј р̌ечи - же ніґди ніє</text:p>
      <text:p text:style-name="P4">учиніу́ чіє̌ своя̌ кс̌іє̌жна̌.</text:p>
      <text:p text:style-name="P4">Отарта у́зи спу́ивая̌це ȷ̈ј по пољічках і помис̌љау́а: Цу̊ж за ідіётичне марнотравство</text:p>
      <text:p text:style-name="P4">води! Аље одґаду́а, чим ȷ̈ст та мис̌љ: пру̊ба̌ учієчкі од розпачи в ґнієв. - Љето, му̊ј Љето мис̌љау́а. - Цу̊ж за страшне кр̌ивди вир̌а̌дзами <text:soft-page-break/>тим, кту̊рих кохами! Ґвау́товним рухем</text:p>
      <text:p text:style-name="P4">зґас̌іу́а фішке̌ яр̌еніёва̌ маљењќґо љексикону. Встр̌а̌сна̌у́ нія̌ шљох.</text:p>
      <text:p text:style-name="P4">Пауљ всу́ухівау́ с̌іє̌ в розпач маткі і чуу́ в собіє пустке̌. Ніє ма ве мніє розпачи помис̌љау́. - Дљачеґо? Дљачеґо? Одчувау́ нієможнощ одданія с̌іє̌ розпачи яко страшна̌</text:p>
      <text:p text:style-name="P4">уу́омнощ.</text:p>
      <text:p text:style-name="P4">„Час бранія і час траценія” - повтар̌ау́а собіє в духу Ј̈сс̌іка цитуя̌ц за Бібљія̌ П. К.</text:p>
      <text:p text:style-name="P4">„Час пос̌іяданія і час одр̌уцанія; час на міу́ощ і час на нієнавіщ; час војни і час</text:p>
      <text:p text:style-name="P4">покою”.</text:p>
      <text:p text:style-name="P4">Мис̌љ Пауља пошибовау́а напр̌у̊д зе сва̌ љодовата̌ прецизя̌. Пауљ дојр̌ау́ пр̌ед німі аљеȷ̈</text:p>
      <text:p text:style-name="P4">віёда̌це пр̌ез те̌ вроґа̌ пљанете̌. Навет без завору безпієчењства в форміє сну зоґнісковау́</text:p>
      <text:p text:style-name="P4">своя̌ пророча̌ с̌віядомощ, трактуя̌ц то яко рахунек најправдоподобнієјших варіянту̊в</text:p>
      <text:p text:style-name="P4">пр̌ишу́ощі, аље з додаткова̌ оточка̌ таȷ̈мніци - якби занур̌ау́ с̌іє̌ мис̌ља̌ в яка̌с̌ безчасова̌</text:p>
      <text:p text:style-name="P4">стрефе̌ і дос̌віядчау́ пра̌ду̊в пр̌ишу́ощі.</text:p>
      <text:p text:style-name="P4">Знієнацка, якби знајдуя̌ц нієзбе̌дни кључ, ȷ̈ґо умису́ здобиу́ насте̌пна̌ <text:soft-page-break/>пр̌еу́е̌ч</text:p>
      <text:p text:style-name="P2">в с̌віядомощі. Почуу́, як хвита с̌іє̌ з цау́их с̌іу́ теґо новеґо позіёму, як чепія с̌іє̌</text:p>
      <text:p text:style-name="P4">курчово ризиковнеґо опарчія і розґља̌да докоу́а. Знаљазу́ с̌іє̌ якби ве вне̌тр̌у куљі, з кту̊реј</text:p>
      <text:p text:style-name="P4">с̌родка промієніщіе розход̌іу́и с̌іє̌ дроґі... ȷ̈днакже тен образ тиљко в пр̌ибљіженію оддавау́</text:p>
      <text:p text:style-name="P4">ово дознаніє. Пр̌ипомніяу́ собіє хусте̌ з ґази, кту̊ра̌ порвау́ ќдис̌ віятр, і тераз одчувау́</text:p>
      <text:p text:style-name="P4">пр̌ишу́ощ яко цос̌ вія̌цеґо с̌іє̌ по повієр̌хні ру̊вніє фаљуя̌цеј і нієстау́еј як нієс̌іёна віятрем</text:p>
      <text:p text:style-name="P4">хуста.</text:p>
      <text:p text:style-name="P4">Зобачиу́ људ̌і.</text:p>
      <text:p text:style-name="P4">Чуу́ жар і ху́у̊д нієпр̌ебраних можљівощі. Познау́ іміёна і мієјша, пр̌еживау́ нієзљічоне</text:p>
      <text:p text:style-name="P4">емоцȷ̈, пр̌епатривау́ дна нієзљічоних, нієзбаданих пр̌епащі. Міяу́ час, би сондовач</text:p>
      <text:p text:style-name="P4">і бадач, і смаковач, аље ніє міяу́ часу, би кштау́товач. Цау́е то цос̌ биу́о відмем шанс од</text:p>
      <text:p text:style-name="P4">наёдљеґљејшеј пр̌ешу́ощі по наёдљеґљејша̌ пр̌ишу́ощ, од најмнієј правдоподобнеґо по</text:p>
      <text:p text:style-name="P4">најправдоподобнієјше. Ујр̌ау́ сва̌ ву́асна̌ с̌мієрч в нієпр̌ељічоних постачіях. Ујр̌ау́ нове</text:p>
      <text:p text:style-name="P4"><text:soft-page-break/>пљанети, нове цивіљізацȷ̈.</text:p>
      <text:p text:style-name="P4">Људ̌і. Људ̌і.</text:p>
      <text:p text:style-name="P4">Зобачиу́ іх в такіх роёвісках, же ніє мієщіљі с̌іє̌ в жадним спіс̌іє, а ȷ̈днак ȷ̈ґо умису́</text:p>
      <text:p text:style-name="P4">іх скатаљоґовау́. І навет Ґіљдіян. І помис̌љау́: Ґіљдія - там знаљазу́оби с̌іє̌ дља нас мієјше, моя̌</text:p>
      <text:p text:style-name="P4">одмієннощ пр̌иȷ́то би яко р̌еч својска̌ і ценна̌, завше знаљазу́аби с̌іє̌ дља нас нієзбе̌дна юж</text:p>
      <text:p text:style-name="P4">тераз пр̌иправа. Љеч одр̌уцау́а ґо перспектива спе̌дзенія жичія на бу́а̌дзенію-мис̌ља̌-поомацку-вс̌ру̊д-можљівих-пр̌ишу́ощі, в характер̌е љатарні дља пр̌емієр̌ая̌цих космос</text:p>
      <text:p text:style-name="P4">статку̊в. Ј̈днакже биу́а то якас̌ дроґа. І по спотканію Ґіљдіян в правдоподобнеј пр̌ишу́ощі</text:p>
      <text:p text:style-name="P4">розпознау́ своя̌ ву́асна̌ одмієннощ.</text:p>
      <text:p text:style-name="P4">Мам інни родзај відзенія. Відзе̌ іннеґо родзаю територіюм: досте̌пне щіежкі. Зрозумієніє</text:p>
      <text:p text:style-name="P4">пр̌иніёсу́о споку̊ј, аље і обаве̌ заразем - так вієље мієјш в овим іннеґо родзаю територіюм</text:p>
      <text:p text:style-name="P4">осувау́о с̌іє̌ љуб виход̌іу́о з ȷ̈ґо поља відзенія.</text:p>
      <text:p text:style-name="P4">Дознаніє то опущіу́о ґо ру̊вніє шибко, як надешу́о, і Пауљ здау́ собіє справе̌, же цау́е</text:p>
      <text:p text:style-name="P4">пр̌ежичіє змієщіу́о с̌іє̌ в одсте̌піє удер̌ењ серца. Љеч ȷ̈ґо ву́асна <text:soft-page-break/>с̌віядомощ зостау́а</text:p>
      <text:p text:style-name="P4">вивру̊цона до ґу̊ри ноґамі, розяс̌ніу́а с̌іє̌ в страшљіви спосу̊б.</text:p>
      <text:p text:style-name="P4">Розејр̌ау́ с̌іє̌ вокоу́о. Ноц надаљ окривау́а фіљтрнаміёт шговани в скаљнеј крију̊вце. Надаљ</text:p>
      <text:p text:style-name="P4">су́ихач биу́о шљох маткі. Надаљ одчувау́ брак в собіє розпачи... то пусте мієјше одґродзоне</text:p>
      <text:p text:style-name="P4">ґд̌ієс̌ од ȷ̈ґо умису́у, кту̊ри працовау́ без пр̌ерви ру̊вним ритмем - пр̌етвар̌ая̌ц дане,</text:p>
      <text:p text:style-name="P4">љіча̌ц, достарчая̌ц одповієд̌і на спосу̊б подобни до д̌іяу́анія ментата. Пауљ зорієнтовау́ с̌іє̌, же</text:p>
      <text:p text:style-name="P4">пос̌іяда тераз боґацтво даних, яќ нієвієље подобних му умису́у̊в ќдикољвієк оґарне̌у́о.</text:p>
      <text:p text:style-name="P4">Ј̈днак ніє учиніу́о то овеґо пустеґо мієјша љжејшим до знієс̌ієнія. Чуу́, же цос̌ мус̌і с̌іє̌</text:p>
      <text:p text:style-name="P4">розпащ. Якби урухоміёно в ȷ̈ґо вне̌тр̌у тикая̌ци механізм бомби зеґаровеј. Тиканіє ніє</text:p>
      <text:p text:style-name="P4">уставау́о пода̌жая̌ц ку ву́аснему пр̌езначенію, нієзаљежніє од ȷ̈ґо вољі. Одмієр̌ау́о</text:p>
      <text:p text:style-name="P4">најмнієјше навет зміяни воку̊у́ нієґо - уу́амкови спадек температури, љекка̌ зміяне̌</text:p>
      <text:p text:style-name="P2">віљґотнощі, дроґе̌ овада у́ажа̌цеґо по даху іх фіљтрнаміёту, урочисте надчія̌ґаніє с̌віту на</text:p>
      <text:p text:style-name="P4"><text:soft-page-break/>розґвієжд̌оним скравку нієба, відочним за пр̌езрочиста̌ щіана̌ наміёту.</text:p>
      <text:p text:style-name="P4">Пустка биу́а ніє до витр̌иманія. То, же вієд̌іяу́, як зостау́ вправіёни в рух механізм</text:p>
      <text:p text:style-name="P4">зеґарови, ніє міяу́о жаднеґо значенія. Потрафіу́ зајр̌еч ве ву́асна̌ пр̌ешу́ощ і зобачич сам</text:p>
      <text:p text:style-name="P4">поча̌тек: шкољеніє, виостр̌еніє здољнощі, субтељна преся вирафінованих дишипљін, навет</text:p>
      <text:p text:style-name="P4">отарчіє с̌іє̌ о Бібљіє̌ П. К. в критичним моменчіє... і, на самим коњцу, обфіти застр̌ик</text:p>
      <text:p text:style-name="P4">пр̌иправи. Потрафіу́ теж спојр̌еч в пр̌у̊д - в најстрашљівши ќрунек - і ујр̌еч, дока̌д то</text:p>
      <text:p text:style-name="P4">вшистко вієд̌іє.</text:p>
      <text:p text:style-name="P4">Ј̈стем потворем! - помис̌љау́. - Виродќм!</text:p>
      <text:p text:style-name="P4">- Ніє - повієд̌іяу́. І ґу́ос̌нієј: - Ніє. Ніє! Ніє!</text:p>
      <text:p text:style-name="P4">Спостр̌еґу́, же ваљі піє̌щіамі в поду́оґе̌ наміёту. (Обоȷ́тна че̌щ яз́ні Пауља однотовау́а то</text:p>
      <text:p text:style-name="P4">яко інтересуя̌ци емоцёнаљни ељемент даних і впровад̌іу́а до обљічењ).</text:p>
      <text:p text:style-name="P4">- Пауљ!</text:p>
      <text:p text:style-name="P4">Биу́а пр̌и нім матка, ујмовау́а ґо за ре̌це; шара пљама ȷ̈ј твар̌и вихиљау́а с̌іє̌ ку нієму.</text:p>
      <text:p text:style-name="P4"><text:soft-page-break/>- Пауљ, цо чі ȷ̈ст?</text:p>
      <text:p text:style-name="P4">- Ти!</text:p>
      <text:p text:style-name="P4">- Ј̈стем пр̌и тобіє - повієд̌іяу́а. - Вшистко бе̌д̌іє добр̌е.</text:p>
      <text:p text:style-name="P4">- Цос̌ ти мі зробіу́а?</text:p>
      <text:p text:style-name="P4">З наґу́а̌ яснощіа̌ умису́у вичуу́а нієкту̊ре подтексти ȷ̈ґо питанія.</text:p>
      <text:p text:style-name="P4">- Видау́ам чіє̌ на с̌віят - р̌еку́а.</text:p>
      <text:p text:style-name="P4">Тиљеж інстинктовніє, цо на подставіє субтељнеј вієдзи одповієд̌іяу́а доку́адніє так, як</text:p>
      <text:p text:style-name="P4">наљежау́о, би ґо успокоіч.</text:p>
      <text:p text:style-name="P4">Почуу́ обȷ́чія ȷ̈ј раміён, скупіу́ с̌іє̌ на мґљістим зарис̌іє ȷ̈ј твар̌и. (Ј̈ґо розпе̌дзони умису́</text:p>
      <text:p text:style-name="P4">достр̌еґу́ в новим с̌вієтље певне ґенетичне цехи в структур̌е теј твар̌и - пошљакі зостау́и</text:p>
      <text:p text:style-name="P4">додане до решти інформацї і вискочиу́ винік коњцовеґо сумованія).</text:p>
      <text:p text:style-name="P4">- Пущ мніє - повієд̌іяу́.</text:p>
      <text:p text:style-name="P4">Су́иша̌ц стаљови тон в ȷ̈ґо ґу́ос̌іє усу́ухау́а.</text:p>
      <text:p text:style-name="P4">- Зехцеш повієд̌ієч мі, цо чі ȷ̈ст, Пауљ?</text:p>
      <text:p text:style-name="P4">- Чи вієд̌іяу́ас̌, цо робіш, ќди мніє шкољіу́ас̌? - запитау́.</text:p>
      <text:p text:style-name="P4">Ніє ма юж с̌љаду по д̌ієчіњствіє в тим ґу́ос̌іє - помис̌љау́а.</text:p>
      <text:p text:style-name="P4">- Пр̌ис̌вієцау́а мі над̌ієя вшисткіх род̌іцу̊в, же бе̌д̌ієш... љепши, інни.</text:p>
      <text:p text:style-name="P4">- Інни?</text:p>
      <text:p text:style-name="P4"><text:soft-page-break/>Удер̌иу́а я̌ ґорич, з яка̌ то повієд̌іяу́.</text:p>
      <text:p text:style-name="P4">- Пауљ, я... - заче̌у́а.</text:p>
      <text:p text:style-name="P4">- Ти ніє хчіяу́ас̌ сина! - повієд̌іяу́. - Ти хчіяу́ас̌ Квісатз Гадерах! Цгчіяу́ас̌ ме̌сќј Бене</text:p>
      <text:p text:style-name="P4">Ґессеріт!</text:p>
      <text:p text:style-name="P2">Вздриґне̌у́а с̌іє̌ од наґромадзонеј в нім жу̊у́чі.</text:p>
      <text:p text:style-name="P4">- Аљеж, Пауљ...</text:p>
      <text:p text:style-name="P4">- Чи ќдикољвієк узґадніяу́ас̌ то з моім ојцем?</text:p>
      <text:p text:style-name="P4">Му̊віу́а у́аґодніє под впу́ивем ніє виґасу́еј розпачи:</text:p>
      <text:p text:style-name="P4">- Чимкољвієк ȷ̈стес̌, Пауљ, то ȷ̈ст то так само д̌ієд̌іцтво твеґо ојца, як і моȷ̈.</text:p>
      <text:p text:style-name="P4">- Аље ніє шкољеніє - повієд̌іяу́. - Ніє р̌ечи, кту̊ре... розбуд̌іу́и... љіхо.</text:p>
      <text:p text:style-name="P4">- Љіхо?</text:p>
      <text:p text:style-name="P4">- Ј̈ст тутај..- Поу́ожиу́ ду́оњ на ґу́овіє, а насте̌пніє на пієрс̌і. - Ве мніє. Ґна цораз даљеј</text:p>
      <text:p text:style-name="P4">і даљеј, і даљеј, і...</text:p>
      <text:p text:style-name="P4">- Пауљ!</text:p>
      <text:p text:style-name="P4">Су́ишау́а взбієрая̌ца̌ в ȷ̈ґо ґу́ос̌іє гістеріє̌.</text:p>
      <text:p text:style-name="P4">- Вису́ухај мніє - повієд̌іяу́. - Цгчіяу́ас̌, би Матка Вієљебна довієд̌іяу́а с̌іє̌ о моіх</text:p>
      <text:p text:style-name="P4">снах? Посу́ухај тераз заміяст нієј. С̌ніу́ем ву́ас̌ніє на явіє. Вієш дљачеґо?</text:p>
      <text:p text:style-name="P4">- Мус̌іш с̌іє̌ успокоіч - повієд̌іяу́а. - <text:soft-page-break/>Ј̈с̌љі цос̌...</text:p>
      <text:p text:style-name="P4">- Пр̌иправа - р̌еку́. - Ј̈ст тутај ве вшисткім, в повієтр̌у, в ґљебіє, в поживієнію.</text:p>
      <text:p text:style-name="P4">Пр̌иправа ґеріятрична. Ј̈ст то наркотик правдому̊вчині. То тручізна!</text:p>
      <text:p text:style-name="P4">Зештивніяу́а. Ґу́ос ȷ̈ґо пр̌ичіху́ і Пауљ повту̊р̌иу́:</text:p>
      <text:p text:style-name="P4">- Тручізна... якже субтељна... якже здрадљіва... якже нієодврацаљна. Она чіє̌ навет ніє</text:p>
      <text:p text:style-name="P4">забіȷ̈, хиба же пр̌естанієш я̌ заживач. Ніє можеми опущіч Арракіс, хиба же забієр̌еми</text:p>
      <text:p text:style-name="P4">че̌щ Арракіс зе соба̌.</text:p>
      <text:p text:style-name="P4">Потворни деспотизм ȷ̈ґо ґу́осу викључау́ вшељка̌ дискусȷ́.</text:p>
      <text:p text:style-name="P4">- Ти і пр̌иправа - му̊віу́ Пауљ. - Пр̌ипу́ива змієнія каждеґо, кто зажива я̌ в такіх</text:p>
      <text:p text:style-name="P4">іљощіах, аље то д̌іє̌кі тобіє моґу́ем допущіч те̌ зміяне̌ до с̌віядомощі. Ніє моґе̌ зоставіч ȷ̈ј</text:p>
      <text:p text:style-name="P4">в подс̌віядомощі, ґд̌іє такі нієпоку̊ј даȷ̈ с̌іє̌ виґу́ушич. Я я̌ відзе̌.</text:p>
      <text:p text:style-name="P4">- Пауљ, ти...</text:p>
      <text:p text:style-name="P4">- Я я̌ відзе̌! - повту̊р̌иу́.</text:p>
      <text:p text:style-name="P4">Су́ишау́а шаљењство в ȷ̈ґо ґу́ос̌іє, ніє вієд̌іяу́а, цо робіч. Аље ќди одезвау́ с̌іє̌ знову,</text:p>
      <text:p text:style-name="P4">спостр̌еґу́а, же враца му жімне опанованіє.</text:p>
      <text:p text:style-name="P4"><text:soft-page-break/>- Ј̈стес̌ми в потр̌аску.</text:p>
      <text:p text:style-name="P4">Ј̈стес̌ми в потр̌аску - пр̌изнау́а в мис̌љі. І пр̌иȷ́у́а заварта̌ в ȷ̈ґо су́овах правде̌. Жаден</text:p>
      <text:p text:style-name="P4">начіск Бене Ґессеріт, жаден вибієґ ані подсте̌п ніє моґу́и іх одервач і увољніч цау́ковічіє од</text:p>
      <text:p text:style-name="P4">Арракіс - пр̌иправа вивоу́ивау́а узаљежнієніє. Ј̈ј чіяу́о поȷ́у́о тен факт на ду́уґо пр̌ед</text:p>
      <text:p text:style-name="P4">обудзенієм с̌іє̌ умису́у. А віє̌ц тутај спе̌д̌іми жичіє - помис̌љау́а. - В тим пієкље. То мієјше</text:p>
      <text:p text:style-name="P4">ȷ̈ст ґотове на наше пр̌иȷ́чіє, ȷ̈с̌љі тиљко здоу́ами с̌іє̌ устр̌ец Гарконнену̊в. І моя роља ніє</text:p>
      <text:p text:style-name="P4">подљеґа жаднеј ва̌тпљівощі - ȷ̈стем кљача̌ розродова̌, кту̊ра ма заховач љініє̌ так важна̌ дља</text:p>
      <text:p text:style-name="P4">пљану Бене Ґессеріт.</text:p>
      <text:p text:style-name="P2">- Муше̌ чі оповієд̌ієч о моім с̌ніє на явіє - повієд̌іяу́ Пауљ (тераз в ȷ̈ґо ґу́ос̌іє биу́а</text:p>
      <text:p text:style-name="P4">вщіеку́ощ). - Дља певнощі, же пр̌ијмієш моȷ̈ су́ова, повієм чі најпієрв, же вієм, іж</text:p>
      <text:p text:style-name="P4">урод̌іш тутај на Арракіс цу̊рке̌, моя̌ с̌іёстре̌.</text:p>
      <text:p text:style-name="P4">Ј̈сс̌іка одепхне̌у́а с̌іє̌ ду́оњмі од поду́оґі наміёту, вȷ̈жд̌ая̌ц пљецамі в пу̊у́кољіста̌ щіане̌</text:p>
      <text:p text:style-name="P4">наміёту, аби опановач наґу́и скурч страху. Вієд̌іяу́а, же ȷ̈ј бр̌емієннощі <text:soft-page-break/>ȷ̈ще ніє відач.</text:p>
      <text:p text:style-name="P4">Ј̈диніє тренінґ Бене Ґессеріт позваљау́ ȷ̈ј одбієрач пієрвше ніку́е сиґнау́и чіяу́а, одкрич</text:p>
      <text:p text:style-name="P4">істнієніє паротиґодніёвеґо заљедвіє ембріёна.</text:p>
      <text:p text:style-name="P4">- Тиљко, би су́ужич - вишептау́а чепіяя̌ц с̌іє̌ девізи Бене Ґессеріт. - Істнієȷ̈ми тиљко, би</text:p>
      <text:p text:style-name="P4">су́ужич.</text:p>
      <text:p text:style-name="P4">- Знајд̌ієми дом у Фремену̊в - повієд̌іяу́ Пауљ - вс̌ру̊д кту̊рих ваша Місс̌іёнана</text:p>
      <text:p text:style-name="P4">Протецтіва пр̌иґотовау́а нам шгронієніє.</text:p>
      <text:p text:style-name="P4">Пр̌иґотоваљі нам дроґе̌ в пустиніє̌ - повієд̌іяу́а собіє Ј̈сс̌іка. - Аље ска̌д он може</text:p>
      <text:p text:style-name="P4">вієд̌ієч о Місс̌іёнана Протецтіва? Цораз труднієј пр̌иход̌іу́о ȷ̈ј запановач над страхем</text:p>
      <text:p text:style-name="P4">пр̌ед пр̌еможна̌ д̌івнощіа̌ Пауља.</text:p>
      <text:p text:style-name="P4">Пр̌иґља̌дау́ с̌іє̌ ȷ̈ј сиљветце, д̌іє̌кі свеј новеј с̌віядомощі відза̌ц ȷ̈ј кажда̌ реакцȷ́,</text:p>
      <text:p text:style-name="P4">ру̊внієж тен страх, якби ȷ̈ј постач нашкіцовано љініямі ос̌љепіяя̌цеґо с̌віяту́а. Зробіу́о му с̌іє̌</text:p>
      <text:p text:style-name="P4">ȷ̈ј жаљ.</text:p>
      <text:p text:style-name="P4">- Трудно мі оповієд̌ієч чі о р̌ечах, кту̊ре моґа̌ с̌іє̌ тутај видар̌ич - повієд̌іяу́. - Трудно</text:p>
      <text:p text:style-name="P4">мі оповієд̌ієч о ніх навет собіє, <text:soft-page-break/>хочіяж ȷ̈ від̌іяу́ем. Тен змису́ пр̌ишу́ощі... видаȷ̈</text:p>
      <text:p text:style-name="P4">с̌іє̌, же я над нім ніє пануȷ́. То цос̌ с̌іє̌ по просту д̌ієље. Најбљіжша̌ пр̌ишу́ощ... рок</text:p>
      <text:p text:style-name="P4">повієдзми... моґе̌ цос̌ з теґо дојр̌еч: дроґа так шерока як Аљея Центраљна на нашим</text:p>
      <text:p text:style-name="P4">Каљаданіє. Нієкту̊рих мієјш ніє відзе̌... мієјш зачієніёних... якби дроґа бієґу́а з друґієј</text:p>
      <text:p text:style-name="P4">строни паґу̊рка... (і знову помис̌љау́ о хущіе на вієтр̌е)... ма теж одноґі... Заміљку́ на</text:p>
      <text:p text:style-name="P4">вспомнієніє теґо відзенія. Жаден пророчи сен, жадне дос̌віядченіє ȷ̈ґо жичія ніє</text:p>
      <text:p text:style-name="P4">пр̌иґотовау́о ґо на тен змису́ с̌віядомощі розходза̌цеј с̌іє̌ на зевна̌тр̌ як пе̌чнієя̌ца</text:p>
      <text:p text:style-name="P4">бањка... пр̌ед кту̊ра̌ усте̌пуȷ̈ час...</text:p>
      <text:p text:style-name="P4">Ј̈сс̌іка однаљазу́а виу́а̌чнік љішкі яр̌еніёвеј наміёту, ву́а̌чиу́а я̌. Ніку́е зієљоне с̌віяту́о</text:p>
      <text:p text:style-name="P4">оддаљіу́о чієніє, коя̌ц ȷ̈ј страх. Утквіу́а взрок в твар̌и Пауља, в ȷ̈ґо очах запатр̌оних до</text:p>
      <text:p text:style-name="P4">вевна̌тр̌. І поȷ́у́а, ґд̌іє упр̌едніё споткау́а с̌іє̌ з такім виразем твар̌и: в фіљмах о кље̌сках</text:p>
      <text:p text:style-name="P4">живіёу́ових - на твар̌ах д̌ієчі, кту̊ре зазнау́и ґу́оду аљбо страшнеј кр̌ивди. Очи міяу́ як</text:p>
      <text:p text:style-name="P4"><text:soft-page-break/>студніє, уста як проста креска, пољічкі западніє̌те. То ȷ̈ст вираз страшљівеј с̌віядомощі мис̌љау́а - у коґос̌, кто мус̌іяу́ зрозумієч ву́асна̌ с̌мієртељнощ. Так, д̌ієчіњство ма юж за соба̌.</text:p>
      <text:p text:style-name="P4">Подставове значеніє су́у̊в Пауља заче̌у́о доміновач в ȷ̈ј мис̌љах, спихая̌ц на бок</text:p>
      <text:p text:style-name="P4">вшистко інне. Он потрафі патр̌еч напр̌у̊д, в тен спосу̊б моґа̌ с̌іє̌ уратовач.</text:p>
      <text:p text:style-name="P4">- Істнієȷ̈ спосу̊б унікніє̌чія Гарконнену̊в - повієд̌іяу́а.</text:p>
      <text:p text:style-name="P4">- Гарконнену̊в - повту̊р̌иу́ з шидерствем в ґу́ос̌іє. - Вир̌уч те звиродніяу́е істоти људзќ</text:p>
      <text:p text:style-name="P2">з мис̌љі.</text:p>
      <text:p text:style-name="P4">Впатр̌иу́ с̌іє̌ в матке̌, студіюя̌ц риси ȷ̈ј твар̌и в с̌вієтље љішкі яр̌еніёвеј. Те риси я̌</text:p>
      <text:p text:style-name="P4">здрадзау́и.</text:p>
      <text:p text:style-name="P4">Повієд̌іяу́а:</text:p>
      <text:p text:style-name="P4">- Ніє повінієнес̌ виражач с̌іє̌ о људ̌іях яко о істотах људзкіх без...</text:p>
      <text:p text:style-name="P4">- Ніє ба̌д̌ь така певна, же вієш, ґд̌іє пр̌ебієґа ґраніца - пр̌ервау́. - Нос̌іми в собіє наша̌</text:p>
      <text:p text:style-name="P4">пр̌ешу́ощ. І, матко моя, ȷ̈ст цос̌ о чим ніє вієш, а повіннас̌ - ми ȷ̈стес̌ми Гарконненамі.</text:p>
      <text:p text:style-name="P4">З ȷ̈ј умису́ем стау́о с̌іє̌ цос̌ страшнеґо: зґасу́, якби с̌іє̌ замкна̌у́ <text:soft-page-break/>пр̌ед вшељкімі</text:p>
      <text:p text:style-name="P4">дознаніямі. Љеч ґу́ос Пауља бієґу́ даљеј в тим нієубу́аґаним ритміє, вљока̌ц ґо за соба̌.</text:p>
      <text:p text:style-name="P4">- Ќди пр̌и најбљіжшеј оказї знајд̌ієш љустро, пр̌ијр̌иј с̌іє̌ своȷ̈ј твар̌и, пр̌ијр̌иј с̌іє̌</text:p>
      <text:p text:style-name="P4">моȷ̈ј тераз. Знајд̌ієш в нієј с̌љади, ȷ̈жељі ніє замкнієш на ніє очу. Спу̊јр̌ на моȷ̈ ду́оніє,</text:p>
      <text:p text:style-name="P4">уку́ад кощі. А ȷ̈жељі ніц з теґо чіє̌ ніє пр̌екона, то увієр̌ мі на су́ово. Шгод̌іу́ем пр̌ишу́ощ,</text:p>
      <text:p text:style-name="P4">від̌іяу́ем с̌віядецтва, патр̌иу́ем на мієјше, мам вшистќ дане. Ј̈стес̌ми Гарконненамі</text:p>
      <text:p text:style-name="P4">- Яка̌с̌... запр̌ањча̌ ґау́е̌зія̌ роду - повієд̌іяу́а. - О то ход̌і, нієправдаж? Якіс̌ кузин</text:p>
      <text:p text:style-name="P4">Гарконнен, кту̊ри...</text:p>
      <text:p text:style-name="P4">- Ј̈стес̌ родзона̌ цу̊рка̌ барона - р̌еку́ і обсервовау́, як пр̌ичіска ду́оніє до уст. - Барон</text:p>
      <text:p text:style-name="P4">закоштовау́ вієље учієх в му́одощі і ќдис̌ позвољіу́ с̌іє̌ увієщ. Аље зостау́ увієд̌іёни дља</text:p>
      <text:p text:style-name="P4">ґенетичних цељу̊в Бене Ґессеріт, пр̌ез ȷ̈дна̌ з вас...</text:p>
      <text:p text:style-name="P4">Спосу̊б, в які виму̊віу́ „вас”, одчуља як пољічек. Љеч оживіу́о то ȷ̈ј умису́ і ніє моґу́а</text:p>
      <text:p text:style-name="P4">запр̌ечич ȷ̈ґо су́овом. Так вієље с̌љепих зауу́ку̊в в љабіринчіє ȷ̈ј <text:soft-page-break/>пр̌ешу́ощі отвор̌иу́о с̌іє̌</text:p>
      <text:p text:style-name="P4">і повія̌зау́о в цау́ощ. Жа̌дана пр̌ез Бене Ґессеріт цу̊рка - ніє по то, би поу́ожич крес стареј вас̌ні</text:p>
      <text:p text:style-name="P4">Атриду̊в з Гарконненамі, љеч дља умоцнієнія яќґос̌ ґенетичнеґо чинніка в іх родах.</text:p>
      <text:p text:style-name="P4">Яќґо? По омацку шукау́а одповієд̌і.</text:p>
      <text:p text:style-name="P4">Якби заґља̌дая̌ц до вне̌тр̌а ȷ̈ј умису́у Пауљ повієд̌іяу́:</text:p>
      <text:p text:style-name="P4">- Оне мис̌љау́и, же с̌іє̌ґая̌ по мніє. Ј̈днак я ніє ȷ̈стем тим, чеґо очеківау́и, в додатку</text:p>
      <text:p text:style-name="P4">зявіу́ем с̌іє̌ пр̌ед своім часем. І оне о тим ніє вієдза̌.</text:p>
      <text:p text:style-name="P4">Ј̈сс̌іка заткау́а ду́оњмі уста. Вієљка Мачієр̌и! Он ȷ̈ст Квісатз Гадерах! Почуу́а с̌іє̌ пр̌ед</text:p>
      <text:p text:style-name="P4">нім обнажона, ус̌віядаміяя̌ц собіє в тим моменчіє, же споґља̌дая̌ на нія̌ очи, пр̌ед кту̊римі</text:p>
      <text:p text:style-name="P4">нієвієље моґу́о с̌іє̌ укрич. І вієд̌іяу́а, же то ȷ̈ст ву́ас̌ніє пр̌ичина ȷ̈ј ље̌ку.</text:p>
      <text:p text:style-name="P4">- Ти мис̌љіш, же ȷ̈стем Квісатз Гадерах - повієд̌іяу́. - Вибіј то собіє з ґу́ови. Ј̈стем</text:p>
      <text:p text:style-name="P4">чимс̌ нієочеківаним.</text:p>
      <text:p text:style-name="P4">Муше̌ дач знач кту̊рејс̌ зе шку̊у́ - помис̌љау́а. - Цедуу́а добору може виказач, цо с̌іє̌ стау́о.</text:p>
      <text:p text:style-name="P4">- Довієдза̌ с̌іє̌ о мніє, як юж бе̌д̌іє за пу̊з́но - повієд̌іяу́.</text:p>
      <text:p text:style-name="P4">Пру̊бовау́а одвру̊чіч ȷ̈ґо уваґе̌, <text:soft-page-break/>опущіу́а ре̌це і запитау́а:</text:p>
      <text:p text:style-name="P4">- Чи знајд̌іє с̌іє̌ дља нас мієјше вс̌ру̊д Фремену̊в?</text:p>
      <text:p text:style-name="P2">- Фремені мая̌ повієдзеніє походза̌це од сгаі-гуљуда. Праојца Вієчнощі - р̌еку́. Му̊вія̌: „Ба̌д̌ь ґоту̊в чієшич с̌іє̌ тим, цо напоткаш”. І помис̌љау́: Овшем, матко моя, вс̌ру̊д</text:p>
      <text:p text:style-name="P4">Фремену̊в. Набавіш с̌іє̌ бу́е̌кітних очу і одчіску̊в под свим с̌љічним носќм од руркі</text:p>
      <text:p text:style-name="P4">фіљтрфрака... і зрод̌іш моя̌ с̌іёстре̌ С̌віє̌та̌ Аљіє̌ од Ножа.</text:p>
      <text:p text:style-name="P4">- Ј̈жељі ніє ȷ̈стес̌ Квісатз Гадерах - повієд̌іяу́а Ј̈сс̌іка - то цо...</text:p>
      <text:p text:style-name="P4">- В жаден спосу̊б ніє моґу́ас̌ вієд̌ієч - р̌еку́. - Ніє увієр̌иш в то, допу̊кі ніє зобачиш.</text:p>
      <text:p text:style-name="P4">І помис̌љау́: Ј̈стем нас̌ієнієм. Наґље поя̌у́, як жизни ȷ̈ст ґрунт, на кту̊ри ґо р̌уцоно, і враз</text:p>
      <text:p text:style-name="P4">з та̌ с̌віядомощіа̌ оґарне̌у́о ґо страшљіве пр̌езначеніє, впеу́зая̌ц пр̌ез пусте мієјше в ȷ̈ґо</text:p>
      <text:p text:style-name="P4">ȷ̈стествіє, ґрожа̌ц му заду́авієнієм з розпачи. На дродзе пр̌ед соба̌ від̌іяу́ двіє ґу́у̊вне</text:p>
      <text:p text:style-name="P4">одноґі - на ȷ̈днеј ставау́ пр̌ед нікчемним старим баронем і му̊віу́: „Чещ, д̌іядку”. Мис̌љ</text:p>
      <text:p text:style-name="P4">о теј щіежце і о тим, цо ґо на нієј чека, земдљіу́а ґо.</text:p>
      <text:p text:style-name="P4"><text:soft-page-break/>Друґа щіежка ску́адау́а с̌іє̌ з ду́уґіх одчінку̊в шареј чіємнощі, з вия̌тќм вибуху̊в</text:p>
      <text:p text:style-name="P4">пр̌емоци. Від̌іяу́ там рељіґіє̌ воёвніку̊в, пу́омієњ оґарніяя̌ци вшехс̌віят, і зієљоно - чарна̌</text:p>
      <text:p text:style-name="P4">фљаґе̌ Атриду̊в повієвая̌ца̌ на чеље фанатичних љеґіёну̊в, упоёних пр̌иправовим</text:p>
      <text:p text:style-name="P4">трунќм. Биу́ там Ґурнеи Гаљљецк і ґарстка інних људ̌і ојца - жау́осна ґарстка - вшиши</text:p>
      <text:p text:style-name="P4">назначені симбољем ястр̌е̌бія зе с̌вія̌тині чашкі ȷ̈ґо ојца.</text:p>
      <text:p text:style-name="P4">- Ніє моґе̌ іщ та̌ дроґа̌ - вишептау́ Пауљ. - Теґо в ґрунчіє р̌ечи хца̌ ву́ас̌ніє старе</text:p>
      <text:p text:style-name="P4">вієд̌ьми з ваших шку̊у́.</text:p>
      <text:p text:style-name="P4">- Ніє розумієм чіє̌, Пауљ - повієд̌іяу́а матка.</text:p>
      <text:p text:style-name="P4">Ніє одзивау́ с̌іє̌ - мис̌љау́ яко нас̌ієніє, кту̊рим биу́, мис̌љау́ зе с̌віядомощіа̌ ґатунку, кту̊реј</text:p>
      <text:p text:style-name="P4">по раз пієрвши дос̌віядчиу́ яко страшљівеґо пр̌езначенія. Одкриу́, же ду́ужеј ніє потрафі</text:p>
      <text:p text:style-name="P4">нієнавід̌іч Бене Ґессеріт чи Імператора, ані навет Гарконнену̊в. Порвау́о іх вшисткіх</text:p>
      <text:p text:style-name="P4">да̌женіє ґатунку до однови розпрошонеґо д̌ієд̌іцтва, до кр̌ижованія, мієшанія і у́а̌ченія</text:p>
      <text:p text:style-name="P4">љінії ґенетичних в нове вієљќ <text:soft-page-break/>зљевіско ґену̊в. Зас̌ ґатунек знау́ на то тиљко ȷ̈ден скутечни</text:p>
      <text:p text:style-name="P4">спосу̊б - одвієчни, випру̊бовани і нієзаводни спосу̊б, кту̊ри обаљау́ вшистко на свеј дродзе:</text:p>
      <text:p text:style-name="P4">д̌ігад.</text:p>
      <text:p text:style-name="P4">З цау́а̌ певнощіа̌ ніє моґе̌ вибрач теј дроґі - мис̌љау́. Љеч зну̊в від̌іяу́ очамі души</text:p>
      <text:p text:style-name="P4">с̌вія̌тиніє̌ чашкі ојца і пр̌емоц, з зієљоно - чарна̌ фљаґа̌ повієвая̌ца̌ над тим вшисткім.</text:p>
      <text:p text:style-name="P4">Ј̈сс̌іка одхр̌а̌кне̌у́а, занієпокоёна ȷ̈ґо міљченієм.</text:p>
      <text:p text:style-name="P4">- Віє̌ц Фремені запевніяя̌ нам азиљ?</text:p>
      <text:p text:style-name="P2">Подніу̊су́</text:p>
      <text:p text:style-name="P2">очи,</text:p>
      <text:p text:style-name="P2">попр̌ез</text:p>
      <text:p text:style-name="P2">зієљоно</text:p>
      <text:p text:style-name="P2">ос̌вієтљони наміёт</text:p>
      <text:p text:style-name="P2">впатруя̌ц</text:p>
      <text:p text:style-name="P2">с̌іє̌ в д̌ієд̌ічне</text:p>
      <text:p text:style-name="P4">патрицюшовсќ риси ȷ̈ј твар̌и.</text:p>
      <text:p text:style-name="P4">- Так - повієд̌іяу́. - То ȷ̈дна з дру̊ґ. - Ківна̌у́ ґу́ова̌. - Так. Оні назва̌ мніє... Муад’Діб,</text:p>
      <text:p text:style-name="P4">Тен Кто Всказуȷ̈ Дроґе̌. Так... так ву́ас̌ніє бе̌да̌ мніє називач.</text:p>
      <text:p text:style-name="P4">Замкна̌у́ очи і помис̌љау́: Тераз, му̊ј <text:soft-page-break/>ојче, моґе̌ чіє̌ опу́аківач.</text:p>
      <text:p text:style-name="P2">І почуу́ спу́ивая̌це му по пољічках у́зи.</text:p>
      <text:p text:style-name="P4">Кс̌іє̌ґа Друґа</text:p>
      <text:p text:style-name="P2">Муад’Діб</text:p>
      <text:p text:style-name="P4">1</text:p>
      <text:p text:style-name="P4">Ќди му̊ј ојчієц, Падишах Імператор, довієд̌іяу́ с̌іє̌ о с̌мієрчі кс̌іє̌чія Љето</text:p>
      <text:p text:style-name="P4">і ȷ̈ј окољічнощіах, впаду́ ве вщіеку́ощ, яќј ніґди до теј пори ніє</text:p>
      <text:p text:style-name="P4">від̌ієљіс̌ми у нієґо. Оскаржау́ моя̌ матке̌ і умове̌ змушая̌ца̌ ґо до</text:p>
      <text:p text:style-name="P4">осадзенія Бене Ґессеріт на троніє. Оскаржау́ Ґіљдіє̌ і нікчемнеґо стареґо</text:p>
      <text:p text:style-name="P4">барона. Оскаржау́ каждеґо, кто му с̌іє̌ навіна̌у́, мніє навет ніє виу́а̌чая̌ц, бо,</text:p>
      <text:p text:style-name="P4">як му̊віу́, биу́ам чаровніца̌ як вшистќ інне.</text:p>
      <text:p text:style-name="P4">А ќди ус̌іу́овау́ам ґо почієшич, му̊вія̌ц, же пр̌епровадзоно то поду́уґ</text:p>
      <text:p text:style-name="P2">стародавнеґо</text:p>
      <text:p text:style-name="P2">права</text:p>
      <text:p text:style-name="P2">самозахованія,</text:p>
      <text:p text:style-name="P2">шанованеґо</text:p>
      <text:p text:style-name="P2">навет</text:p>
      <text:p text:style-name="P2">пр̌ез</text:p>
      <text:p text:style-name="P4"><text:soft-page-break/>најдавнієјших ву́адцу̊в, вис̌міяу́ мніє шидерчо і запитау́, чи уважам ґо за</text:p>
      <text:p text:style-name="P4">міє̌чака. Втеди зрозуміяу́ам, же до фурії допровад̌іу́ ґо ніє жаљ по змару́им</text:p>
      <text:p text:style-name="P4">кс̌іє̌чію, љеч то, цо ова с̌мієрч означау́а дља кру̊љевсќј крві.</text:p>
      <text:p text:style-name="P4">Ќди врацам до теґо паміє̌чія̌, мис̌ље̌, же ру̊внієж му̊ј ојчієц му̊ґу́ пос̌іядач</text:p>
      <text:p text:style-name="P4">певієн дар читанія пр̌ишу́ощі, понієваж без ва̌тпієнія љінія ȷ̈ґо</text:p>
      <text:p text:style-name="P4">і Муад’Діба міяу́и вспу̊љних пр̌одку̊в.</text:p>
      <text:p text:style-name="P4">„В дому моȷ̈ґо ојца” піу̊ра кс̌іє̌жнічкі Іруљан</text:p>
      <text:p text:style-name="P4">- Тераз Гарконнен забіȷ̈ Гарконнена - вишептау́ Пауљ.</text:p>
      <text:p text:style-name="P4">Обуд̌іу́ с̌іє̌ на кру̊тко пр̌ед западніє̌чієм ноци в позицї с̌ієдза̌цеј в ущељніёним</text:p>
      <text:p text:style-name="P4">і зачіємніёним фіљтрнаміёчіє. Ґди то му̊віу́, су́ишау́ нієвираз́не рухи маткі доходза̌це</text:p>
      <text:p text:style-name="P4">стамта̌д, ґд̌іє спаља опарта о пр̌ечівљеґу́а̌ щіане̌ наміёту. Р̌учіу́ оќм на чујнік збљіженіёви</text:p>
      <text:p text:style-name="P4">на поду́одзе, справдзая̌ц тарче ос̌вієтљоне в мроку љумінофорамі.</text:p>
      <text:p text:style-name="P4">- Вкру̊тце надејд̌іє ноц - повієд̌іяу́а ȷ̈ґо матка. - Може бис̌ подніу̊су́ бурти наміёту?</text:p>
      <text:p text:style-name="P4">Од ду́ужшеґо часу Пауљ здавау́ <text:soft-page-break/>собіє справе̌, же ȷ̈ј оддех с̌іє̌ змієніу́, же заховуȷ̈</text:p>
      <text:p text:style-name="P4">в чіємнощі міљченіє, аж упевні с̌іє̌, чи он ніє с̌пі.</text:p>
      <text:p text:style-name="P4">- Поднієс̌ієніє бурт ніц ніє да - повієд̌іяу́. - Биу́а бур̌а. Піясек пр̌икриу́ наміёт. Одкопіє̌</text:p>
      <text:p text:style-name="P4">нас нієбавем.</text:p>
      <text:p text:style-name="P4">- Вчія̌ж ані с̌љаду Дунцана?</text:p>
      <text:p text:style-name="P4">- Ані с̌љаду.</text:p>
      <text:p text:style-name="P4">Пауљ безвієдніє потару́ кс̌ія̌же̌ци сиґнет на кчіюку і задиґотау́ в пр̌ипу́ивіє наґу́еј</text:p>
      <text:p text:style-name="P4">вщіеку́ощі на сама̌ субстанцȷ́ пљанети, кту̊ра пр̌ичиніу́а с̌іє̌ до замордованія ȷ̈ґо ојца.</text:p>
      <text:p text:style-name="P4">- Су́ишау́ам надчія̌ґаніє бур̌и - повієд̌іяу́а Ј̈сс̌іка.</text:p>
      <text:p text:style-name="P4">Те ніц ніє знача̌це су́ова маткі помоґу́и ȷ̈му нієцо в одзисканію спокою. Скупіу́ паміє̌ч</text:p>
      <text:p text:style-name="P4">на бур̌и, ќди то оґља̌дау́, як с̌іє̌ зачинау́а за пр̌езрочиста̌ щіанка̌ іх фіљтрнаміёту - дељікатне</text:p>
      <text:p text:style-name="P2">ніткі паску пр̌ебієґая̌це басен, по чим струґі і варкоче пруя̌це нієбіёса. Запатр̌иу́ с̌іє̌ на</text:p>
      <text:p text:style-name="P4">скаљна̌ іґљіце̌, кту̊ра на ȷ̈ґо очах змієніяу́а кштау́т под тим удер̌енієм, пр̌еходза̌ц в ніскі</text:p>
      <text:p text:style-name="P4">кљін барви хеддара. Піях навієвани до басену пр̌ичміу́ нієбо ме̌тним цурри, а насте̌пніє</text:p>
      <text:p text:style-name="P4"><text:soft-page-break/>одчія̌у́ вшељќ с̌віяту́о пр̌икривая̌ц наміёт. Кабу́а̌кі наміёту раз ȷ̈ден скр̌ипне̌у́и пр̌ејмуя̌ц</text:p>
      <text:p text:style-name="P4">начіск і западу́а чіша пр̌еривана ȷ̈диніє сту́уміёним сапанієм храп, кту̊рих мієхи ту́очиу́и</text:p>
      <text:p text:style-name="P4">з зевна̌тр̌ повієтр̌е.</text:p>
      <text:p text:style-name="P4">- Справд̌ь ȷ̈ще раз одбіёрнік - повієд̌іяу́а Ј̈сс̌іка.</text:p>
      <text:p text:style-name="P4">- Ніє ма сенсу.</text:p>
      <text:p text:style-name="P4">Вимацау́ водову̊д фіљтрфрака в хома̌тку на шиі, набрау́ чієпу́ави гауст в уста і помис̌љау́,</text:p>
      <text:p text:style-name="P4">же ото зачина правд̌іва̌ арракањска̌ еґзистенцȷ́ - жия̌ц віљґочія̌ одзискана̌ зе свеґо ву́аснеґо</text:p>
      <text:p text:style-name="P4">видеху і чіяу́а. Яу́ова і без смаку биу́а та вода, љеч пр̌инајмнієј пр̌епу́укау́ ґарду́о.</text:p>
      <text:p text:style-name="P4">Ј̈сс̌іка су́ишау́а, як Пауљ піȷ̈, почуу́а пр̌иљеґаніє ґу́ад̌і ву́аснеґо фіљтрфрака до чіяу́а, аље</text:p>
      <text:p text:style-name="P4">свеґо праґнієнія ніє пр̌иȷ́у́а до віядомощі. Ґодза̌ц с̌іє̌ на ніє наљежау́оби шероко отвор̌ич</text:p>
      <text:p text:style-name="P4">очи на страшљіве риґори Арракіс, на кту̊реј муша̌ стр̌ец навет с̌љадових іљощі віљґочі,</text:p>
      <text:p text:style-name="P4">трощич с̌іє̌ о паре̌ кропељ з оду́у̊век наміёту, одмавіяч собіє оддеху под ґоу́им нієбем.</text:p>
      <text:p text:style-name="P4">О іљеж у́атвієј запащ з повротем в <text:soft-page-break/>сен. Љеч теґо днія цос̌ ȷ̈ј с̌іє̌ пр̌ис̌ніу́о, ќди засне̌у́а,</text:p>
      <text:p text:style-name="P4">і вспомнієніє звіду пр̌иправіу́о я̌ о држеніє.</text:p>
      <text:p text:style-name="P4">Занур̌ау́а све ус̌піёне ду́оніє в р̌еце піяску, ґд̌іє випісано іміє̌: „Кс̌ія̌же̌ Љето Атрида”.</text:p>
      <text:p text:style-name="P4">Піях засипивау́ іміє̌, а она кр̌а̌тау́а с̌іє̌, би ȷ̈ одтвор̌ич, љеч занім дошу́а до остатнієј љітери,</text:p>
      <text:p text:style-name="P4">зачієрау́а с̌іє̌ пієрвша. Піясек ніє хчіяу́ с̌іє̌ затр̌имач. Ј̈ј сен пр̌ешеду́ в заводзеніє: цораз</text:p>
      <text:p text:style-name="P4">донос̌нієјше і донос̌нієјше. В д̌ьвіє̌ку теґо безсенсовнеґо заводзенія че̌щ ȷ̈ј паміє̌чі</text:p>
      <text:p text:style-name="P4">розпознау́а ȷ̈ј ву́асни ґу́ос, ќди биу́а маљењкім д̌ієцќм, ніємовље̌чієм ніємаљ. Якас̌</text:p>
      <text:p text:style-name="P4">кобієта, нієзбит вираз́на в паміє̌чі, оддаљау́а с̌іє̌. Моя нієзнана матка - помис̌љау́а Ј̈сс̌іка. Бене Ґессеріт, кту̊ра мніє зрод̌іу́а і оддау́а с̌іёстром, понієваж так ȷ̈ј пр̌иказано зробіч. Чи</text:p>
      <text:p text:style-name="P4">биу́а задовољона, же по збива с̌іє̌ гарконнењсќґо д̌ієцка?</text:p>
      <text:p text:style-name="P4">- Іх чуу́и пункт, в кту̊ри тр̌еба удер̌ич, то пр̌иправа - повієд̌іяу́ Пауљ.</text:p>
      <text:p text:style-name="P4">Як он може мис̌љеч в таќј хвіљі о атаку? - задау́а собіє питаніє.</text:p>
      <text:p text:style-name="P4">- Цау́а пљанета уґіна с̌іє̌ од <text:soft-page-break/>пр̌иправи - одпару́а. - Як можна іх ту удер̌ич?</text:p>
      <text:p text:style-name="P4">Су́ишау́а, як с̌іє̌ поруша, дошу́о я̌ шураніє сакви вљечонеј по поду́одзе наміёту.</text:p>
      <text:p text:style-name="P4">- На Каљаданіє биу́а то поте̌ґа морска і повієтр̌на - р̌еку́. - Тутај ȷ̈ст поте̌ґа пустинна.</text:p>
      <text:p text:style-name="P4">Кључем са̌ Фремені.</text:p>
      <text:p text:style-name="P4">Ј̈ґо ґу́ос дољечіяу́ спод звієрача наміёту. Д̌іє̌кі шкољенію Бене Ґессеріт розпознау́а</text:p>
      <text:p text:style-name="P4">в ȷ̈ґо тоніє ніє пр̌етравіёна̌ уразе̌ до с̌ієбіє. Пр̌ез цау́е жичіє учоно ґо нієнавіщі до</text:p>
      <text:p text:style-name="P4">Гарконнену̊в - помис̌љау́а. - Тераз одкриу́, же сам ȷ̈ст Гарконненем... пр̌езе мніє. Якже мау́о</text:p>
      <text:p text:style-name="P4">мніє зна! Биу́ам ȷ̈дина̌ кобієта̌ кс̌іє̌чія. Пр̌иȷ́у́ам ȷ̈ґо жичіє і ȷ̈ґо вартощі, аж по</text:p>
      <text:p text:style-name="P4">зљекцеваженіє розказу̊в Бене Ґессеріт.</text:p>
      <text:p text:style-name="P2">Под доткніє̌чієм Пауља розяс̌ніу́а с̌іє̌ фішка яр̌еніёва, випеу́ніяя̌ц копуљаста̌ пр̌естр̌ењ</text:p>
      <text:p text:style-name="P4">зієљоним промієніёванієм. Пауљ куцна̌у́ пр̌и звієрачу, каптур фіљтрфрака міяу́ пр̌истосовани до</text:p>
      <text:p text:style-name="P4">отвартеј пустині - чоу́о засу́оніє̌те, фіљтр наустни зау́ожони, допасоване втикі носове. Тиљко ȷ̈ґо</text:p>
      <text:p text:style-name="P4">чіємне очи биу́и відочне: ва̌скі <text:soft-page-break/>пасек твар̌и, кту̊ра раз ȷ̈ден сќровау́а с̌іє̌ ку нієј</text:p>
      <text:p text:style-name="P4">і одвру̊чіу́а.</text:p>
      <text:p text:style-name="P4">- Пр̌иґотуј с̌іє̌ на отварта̌ пр̌естр̌ењ - повієд̌іяу́ сту́уміёним пр̌ез фіљтр ґу́осем.</text:p>
      <text:p text:style-name="P4">Ј̈сс̌іка насуне̌у́а фіљтр на уста, заȷ́у́а с̌іє̌ способієнієм каптура, с̌љедза̌ц як Пауљ зрива пљомбе̌</text:p>
      <text:p text:style-name="P4">наміёту. Піясек захр̌е̌щіу́ пр̌и отвієранію звієрача, з хроповатим шумем сипау́ с̌іє̌ до</text:p>
      <text:p text:style-name="P4">наміёту, занім Пауљ унієрухоміу́ зіяренка за помоца̌ конденсатора статичнеґо. По</text:p>
      <text:p text:style-name="P4">пр̌ивру̊ценію апаратем статикі зіярен в щіаніє піяску позостау́а вирва. Пауљ вис̌љізна̌у́ с̌іє̌</text:p>
      <text:p text:style-name="P4">і Ј̈сс̌іка товар̌ишиу́а му су́ухем в ȷ̈ґо дродзе на повієр̌хніє̌. Цо там застанієми? застанавіяу́а с̌іє̌. - Гарконнењсќ одд̌іяу́и і сардаукар̌и - то са̌ нієбезпієчењства, якіх наљежи</text:p>
      <text:p text:style-name="P4">с̌іє̌ спод̌ієвач. Љеч цо з нієбезпієчењствамі нієзнанимі? Помис̌љау́а о конденсатор̌е</text:p>
      <text:p text:style-name="P4">статичним і інних д̌івних інструментах в саквіє. Вшистќ те пр̌ир̌а̌ди стау́и с̌іє̌ наґље</text:p>
      <text:p text:style-name="P4">в ȷ̈ј умис̌ље симбољамі заґадкових нієбезпієчењств.</text:p>
      <text:p text:style-name="P4">Почуу́а нієбавем ґора̌це тхнієніє <text:soft-page-break/>пустині, на пољічках понад фіљтрем, ґд̌іє позостау́и</text:p>
      <text:p text:style-name="P4">одсу́оніє̌те.</text:p>
      <text:p text:style-name="P4">- Подај сакве̌.</text:p>
      <text:p text:style-name="P4">Ґу́ос Пауља чіхи биу́ і острожни. Зервау́а с̌іє̌ посу́ушніє і пр̌ивљоку́а сакве̌ по поду́одзе,</text:p>
      <text:p text:style-name="P4">су́ухая̌ц буљґотанія љітерёну̊в води. Подніу̊су́ши очи ујр̌ау́а сиљветке̌ Пауља рисуя̌ца̌ с̌іє̌ на тље</text:p>
      <text:p text:style-name="P4">ґвіязд.</text:p>
      <text:p text:style-name="P4">- Дај - р̌еку́. І хвичівши вичія̌ґніє̌та̌ ре̌ка̌ сакве̌ вивіндовау́ я̌ на ґу̊ре̌.</text:p>
      <text:p text:style-name="P4">Тераз від̌іяу́а ȷ̈диніє кра̌ґ ґвіязд. Виґља̌дау́и як с̌вієтљне остр̌а броні вимієр̌онеј в нія̌</text:p>
      <text:p text:style-name="P4">з нієба. Дещ метеору̊в пр̌ечія̌у́ тен ȷ̈ј скравек ноци. Метеори явіу́и ȷ̈ј с̌іє̌ як остр̌еженіє,</text:p>
      <text:p text:style-name="P4">як пре̌ґі тиґрис̌іє аљбо як с̌вієтљісте камієніє наґробне, щіная̌це крев в ȷ̈ј жиу́ах. Жімни</text:p>
      <text:p text:style-name="P4">дрещ я̌ пр̌ешеду́ на вспомнієніє цени визначонеј за іх ґу́ови.</text:p>
      <text:p text:style-name="P4">- Пос̌пієш с̌іє̌ - повієд̌іяу́ Пауљ. - Цгце̌ звіна̌ч наміёт.</text:p>
      <text:p text:style-name="P4">Струґа піяху з повієр̌хні мусне̌у́а ȷ̈ј љева̌ ре̌ке̌. Іље зіяренек піяску змієщі с̌іє̌ на ду́оні?</text:p>
      <text:p text:style-name="P4">- застанавіяу́а с̌іє̌.</text:p>
      <text:p text:style-name="P4">- Пому̊ц чі? - запитау́ Пауљ.</text:p>
      <text:p text:style-name="P4">- Ніє.</text:p>
      <text:p text:style-name="P4"><text:soft-page-break/>Пр̌еу́кна̌вши в зашгніє̌тим ґардље всуне̌у́а с̌іє̌ до отвору, піях о сконденсованеј ґе̌стощі</text:p>
      <text:p text:style-name="P4">захр̌е̌щіу́ под ȷ̈ј ду́оњмі. Пауљ вичія̌ґна̌у́ і подау́ ȷ̈ј раміє̌. Стане̌у́а пр̌и нім на ґу́адќј у́аше</text:p>
      <text:p text:style-name="P4">пустині, розґља̌дая̌ц с̌іє̌ вокоу́о. Піясек правіє по бр̌еґі випеу́ніяу́ басен, з кту̊реґо позостау́и</text:p>
      <text:p text:style-name="P4">тиљко нієвираз́не краве̌д̌іє скаљнеґо вієњца. Запущіу́ с̌іє̌ даљеј в чіємнощ свимі</text:p>
      <text:p text:style-name="P4">вишкољонимі змису́амі.</text:p>
      <text:p text:style-name="P2">Шељести дробних звієр̌а̌т.</text:p>
      <text:p text:style-name="P4">Птакі.</text:p>
      <text:p text:style-name="P4">Завау́ випартеґо піяску, а в нім су́абе одґу́оси яќґос̌ створ̌енія. Ску́аданіє наміёту</text:p>
      <text:p text:style-name="P4">пр̌ез Пауља і ȷ̈ґо повру̊т на повієр̌хніє̌. Ноц уста̌піу́а пр̌ед бљасќм ґвіязд на тиље ȷ̈диніє,</text:p>
      <text:p text:style-name="P4">би ґроз́ба вихиљіу́а с̌іє̌ з каждеґо чієнія. Ј̈сс̌іка впатривау́а с̌іє̌ в пљами черні.</text:p>
      <text:p text:style-name="P4">Черњ ȷ̈ст ос̌љепу́им вспомнієнієм - помис̌љау́а. - Насу́ухуȷ̈ми ґу́осу̊в сфори окр̌ику̊в</text:p>
      <text:p text:style-name="P4">тих, кту̊р̌и пољоваљі на наших пр̌одку̊в в так замієр̌ху́еј пр̌ешу́ощі, же паміє̌тая̌ я̌ тиљко</text:p>
      <text:p text:style-name="P4">најпримітивнієјше кому̊ркі нашеґо чіяу́а. Уши відза̌. Ноздр̌а відза̌.</text:p>
      <text:p text:style-name="P4">За хвіље̌ Пауљ стана̌у́ пр̌и нієј <text:soft-page-break/>му̊вія̌ц:</text:p>
      <text:p text:style-name="P4">- Дунцан мі повієд̌іяу́, же ȷ̈с̌љі ґо зу́апія̌, витр̌има... до теґо часу. Мус̌іми юж ста̌д</text:p>
      <text:p text:style-name="P4">уход̌іч.</text:p>
      <text:p text:style-name="P4">Зар̌учіу́ сакве̌ на раміє̌, подшеду́ до пу́итќґо обр̌ежа басену, вспія̌у́ с̌іє̌ на скаљна̌ пу̊у́ке̌</text:p>
      <text:p text:style-name="P4">виходза̌ца̌ на отварта̌ пустиніє̌ в доље. Ј̈сс̌іка махінаљніє пошу́а в ȷ̈ґо с̌љади, ус̌віядаміяя̌ц</text:p>
      <text:p text:style-name="P4">собіє, же тераз жиȷ̈ в орбічіє свеґо сина. Понієваж моя розпач ȷ̈ст тераз чіє̌жша од піяску</text:p>
      <text:p text:style-name="P4">оцеану̊в - помис̌љау́а. - Та пљанета вияу́овіу́а мніє зе вшистќґо пру̊ч цељу, кту̊ри ȷ̈ст</text:p>
      <text:p text:style-name="P4">најдавнієјши: ютр̌ејше жичіє. Тераз жиȷ́, аби жиу́ му̊ј му́оди кс̌ія̌же̌ і мая̌ца допієро пр̌ијщ на</text:p>
      <text:p text:style-name="P4">с̌віят цу̊рка.</text:p>
      <text:p text:style-name="P4">Одноша̌ц враженіє, же піясек чепія с̌іє̌ ȷ̈ј сту̊п, добрне̌у́а до Пауља.</text:p>
      <text:p text:style-name="P4">Споґља̌дау́ ку пу̊у́ноци, понад пасмем скау́, запатр̌они на одљеґу́и шанієц. Скаљни профіљ</text:p>
      <text:p text:style-name="P4">пр̌ипомінау́ з даљека антични панцернік морскі на тље ґвіязд. Ј̈ґо ду́уґа стр̌ау́а унос̌іу́а с̌іє̌ на</text:p>
      <text:p text:style-name="P4">нієвід̌іяљнеј фаљі љасем бумеранґових антен, одхиљонимі в тиу́ комінамі, випіє̌тр̌енієм</text:p>
      <text:p text:style-name="P4">в кштау́чіє љітери пі на руфіє. <text:soft-page-break/>Понад те̌ сиљвете̌ вистр̌ељіу́ помарањчови бљаск, розщепіёни</text:p>
      <text:p text:style-name="P4">ос̌љепіяя̌ца̌ љінія̌ пурпури, кту̊ра біу́а вењ з нієба.</text:p>
      <text:p text:style-name="P4">Друґа љінія пурпури!</text:p>
      <text:p text:style-name="P4">І друґі вибух помарањчовеј яснощі!</text:p>
      <text:p text:style-name="P4">Виґља̌дау́о то як старожитна бітва морска і давни оґієњ артиљерії: ніє моґљі одервач очу</text:p>
      <text:p text:style-name="P4">од теґо відоку.</text:p>
      <text:p text:style-name="P4">- Кољумни оґнія - вишептау́ Пауљ.</text:p>
      <text:p text:style-name="P4">Кра̌ґ червоних с̌љепіу̊в взбіу́ с̌іє̌ над одљеґу́а̌ скау́а̌. Ніткі пурпури гафтовау́и нієбо.</text:p>
      <text:p text:style-name="P4">- Пу́омієніє з диш с̌іљніку̊в і рушніце љасерове - повієд̌іяу́а Ј̈сс̌іка.</text:p>
      <text:p text:style-name="P4">Почервієніяу́и од пиу́у пієрвши кс̌іє̌жиц Арракіс взніу̊су́ с̌іє̌ з љевеј строни повижеј</text:p>
      <text:p text:style-name="P4">горизонту і достр̌еґљі суна̌ца̌ тамте̌ди бур̌е̌ - рухома̌ всте̌ґе̌ понад пустинія̌.</text:p>
      <text:p text:style-name="P4">- То муша̌ бич гарконнењсќ орнітоптери тропія̌це наших - повієд̌іяу́ Пауљ. - Шаткуя̌</text:p>
      <text:p text:style-name="P4">пустиніє̌ в такі спосу̊б... якби дља певнощі, же роздептано вшистко, цо там биу́о... як</text:p>
      <text:p text:style-name="P4">роздептуȷ̈ с̌іє̌ ґніяздо скорпіёну̊в.</text:p>
      <text:p text:style-name="P4">- Аљбо ґніяздо Атриду̊в - повієд̌іяу́а Ј̈сс̌іка.</text:p>
      <text:p text:style-name="P2">- Мус̌іми шукач осу́они - р̌еку́ Пауљ. - Сќруȷ̈ми с̌іє̌ на поу́удніє і бе̌д̌ієми <text:soft-page-break/>тр̌имач с̌іє̌</text:p>
      <text:p text:style-name="P4">скау́. Ј̈с̌љі нас зу́апія̌ в отвартим тереніє... - Одвру̊чіу́ с̌іє̌ поправіяя̌ц сакве̌ на рамієнію. Мордуя̌ вшистко, цо с̌іє̌ руша.</text:p>
      <text:p text:style-name="P4">Зробіу́ ȷ̈ден крок взду́уж краве̌д̌і і в тим моменчіє усу́ишау́ чіхи с̌віст шибуя̌цеґо</text:p>
      <text:p text:style-name="P2">статку, ујр̌ау́ чіємне сиљветкі орнітоптеру̊в понад ґу́ова̌.</text:p>
      <text:p text:style-name="P4">2</text:p>
      <text:p text:style-name="P4">Ојчієц повієд̌іяу́ мі ќдис̌, же пошанованіє правди можна би ву́ащівіє</text:p>
      <text:p text:style-name="P4">узнач за подставе̌ вшељќј мораљнощі. Цос̌ ніє може виу́оніч с̌іє̌ з нічеґо повієд̌іяу́. Ј̈ст то ґу́е̌бока мис̌љ, ќди розумієми, як нієстау́а може бич</text:p>
      <text:p text:style-name="P4">„правда”</text:p>
      <text:p text:style-name="P4">з „Розмови з Мауд’Дібем” піу̊ра кс̌іє̌жнічкі Іруљан</text:p>
      <text:p text:style-name="P4">- Завше щичіу́ем с̌іє̌, же відзе̌ р̌ечи такімі яќ са̌ направде̌ - р̌еку́ Тгуфір Гават. - То</text:p>
      <text:p text:style-name="P4">ȷ̈ст пр̌екљењство бичія ментатем. Ніє можеш повстр̌имач с̌іє̌ од анаљізованія даних. Старча, помарщона твар̌ видавау́а с̌іє̌ спокојна, ќди му̊віу́. Попљаміёне сапго варґі</text:p>
      <text:p text:style-name="P4">вичія̌ґне̌у́и с̌іє̌ в проста̌ љініє̌, од <text:soft-page-break/>кту̊реј промієніє змарщек розход̌іу́и с̌іє̌ ку ґу̊р̌е.</text:p>
      <text:p text:style-name="P4">Пр̌ед Гаватем пр̌икуцна̌у́ чу́овієк в бурнус̌іє, највираз́нієј ніє взрушони ȷ̈ґо су́овамі.</text:p>
      <text:p text:style-name="P4">Обај пр̌ицупне̌љі под скаљним навісем виходза̌цим на розљеґу́а̌, пу́итка̌ нієцке̌. Бр̌аск</text:p>
      <text:p text:style-name="P4">розљевау́ с̌іє̌ понад звіхрована̌ љінія̌ кљіфу̊в по друґієј строніє нієцкі. Жімно биу́о под навісем</text:p>
      <text:p text:style-name="P4">- сухи, пр̌енікљіви зія̌б, кту̊ри позостау́ по ноци. Туж пр̌ед с̌вітем повіяу́ чієпу́и віятр, аље</text:p>
      <text:p text:style-name="P4">тераз биу́о жімно. Гават су́ишау́ за соба̌ дзвонієніє зе̌бамі вс̌ру̊д ґарсткі жоу́нієр̌и позостау́их</text:p>
      <text:p text:style-name="P4">му в одд̌іяље. Чу́овієк с̌ієдза̌ци на піє̌тах напр̌ечівко Гавата биу́ то Фремен, кту̊ри</text:p>
      <text:p text:style-name="P4">пр̌еправіу́ с̌іє̌ пр̌ез нієцке̌ в шару̊вце пр̌едс̌віту, пр̌ес̌љізґуя̌ц с̌іє̌ по піяску і втапіяя̌ц</text:p>
      <text:p text:style-name="P4">в видми так, же љедво биу́о відач, як с̌іє̌ поруша. Фремен доткна̌у́ паљцем піяску, накрес̌љіу́ на</text:p>
      <text:p text:style-name="P4">нім якіс̌ рисунек. Виґља̌дау́о то як міска з виљатуя̌ца̌ з нієј стр̌ау́а̌.</text:p>
      <text:p text:style-name="P4">- Там ȷ̈ст мну̊ство гаконнењскіх патрољі - повієд̌іяу́.</text:p>
      <text:p text:style-name="P4">Подніу̊су́ паљец всказуя̌ц в ґу̊ре̌ понад урвіско, кту̊рим Гават зшеду́ зе своімі људ̌ьмі.</text:p>
      <text:p text:style-name="P4"><text:soft-page-break/>Гават ківна̌у́ ґу́ова̌. Мну̊ство патрољі, овшем. Ј̈днак чія̌ґље ніє вієд̌іяу́, чеґо хце тен</text:p>
      <text:p text:style-name="P4">Фремен, і то ґо ме̌чиу́о. Ментацќ вишкољеніє повінно обдар̌ич чу́овієка здољнощіа̌</text:p>
      <text:p text:style-name="P4">достр̌еґанія мотиву̊в.</text:p>
      <text:p text:style-name="P4">То биу́а најґорша ноц в жичію Гавата. Пр̌ебивау́ в Тс̌імпо, осад̌іє ґарнізоновеј,</text:p>
      <text:p text:style-name="P4">буфоровеј станіци на пр̌едпољах биу́еј метропољії Картаґо, ќди заче̌у́и напу́ивач мељдункі</text:p>
      <text:p text:style-name="P4">о атаках. З поча̌тку помис̌љау́: то рајд. Гарконненовіє пр̌епровадзая̌ реконесанс. Љеч</text:p>
      <text:p text:style-name="P4">мељдунек ґоніу́ за мељдунќм - цораз шибчієј і шибчієј. В Картаґо виља̌довау́и два љеґіёни.</text:p>
      <text:p text:style-name="P4">Піє̌ч љеґіёну̊в - піє̌чд̌ієс̌ія̌т бриґад! - атакуȷ̈ ґу́у̊вна̌ базе̌ кс̌іє̌чія в Арракіс. Љеґіён в Арсунт.</text:p>
      <text:p text:style-name="P4">Два пуу́кі в Щербатеј Скаље. По чим донієс̌ієнія зробіу́и с̌іє̌ бард̌ієј щеґу̊у́ове - вс̌ру̊д</text:p>
      <text:p text:style-name="P4">напастніку̊в са̌ імперіяљні сардаукар̌и - пр̌ипущаљніє два љеґіёни. І стау́о с̌іє̌ ясне, же</text:p>
      <text:p text:style-name="P4">наȷ̈з́д̌ьци вієд̌ієљі доку́адніє, ґд̌іє яка̌ с̌іу́е̌ збројна̌ вису́ач. Доку́адніє! Вспаніяу́и вивіяд.</text:p>
      <text:p text:style-name="P4">Вщіеку́а фурія нарастау́а в души Гавата заґражая̌ц вре̌ч справнему <text:soft-page-break/>функцёнованію ȷ̈ґо</text:p>
      <text:p text:style-name="P2">ментацкіх здољнощі. Скаља атаку поражіу́а ȷ̈ґо умису́ як фізични чіёс.</text:p>
      <text:p text:style-name="P4">Крия̌ц с̌іє̌ тераз под зау́омем скаљним в пустині, поківау́ до с̌ієбіє ґу́ова̌, овіна̌у́ с̌іє̌</text:p>
      <text:p text:style-name="P4">в порозд̌ієрана̌ і почіє̌та̌ бљузе̌, якби хчіяу́ одепр̌еч жімне чієніє.</text:p>
      <text:p text:style-name="P4">Скаља атаку.</text:p>
      <text:p text:style-name="P4">Завше љічиу́ с̌іє̌ з тим, же пр̌ечівнік винајміє од Ґіљдії пр̌иґодна̌ љіхтуґе̌ на</text:p>
      <text:p text:style-name="P4">розпознавчи рајд. То биу́о дощ поспољіте посуніє̌чіє в теґо родзаю војніє міє̌дзи двома</text:p>
      <text:p text:style-name="P4">родамі. Љіхтуґі ља̌довау́и і стартовау́и з Арракіс реґуљарніє пр̌евожа̌ц пр̌иправе̌ дља роду</text:p>
      <text:p text:style-name="P4">Атриду̊в. Гават забезпієчиу́ с̌іє̌ одповієдніё пр̌ед спорадичнимі наљотамі фау́шивих</text:p>
      <text:p text:style-name="P4">љіхтуґ пр̌иправових. В децидуя̌цим атаку ніє спод̌ієвано с̌іє̌ віє̌цеј ніж д̌ієс̌іє̌чію бриґад.</text:p>
      <text:p text:style-name="P4">Тимчасем на Арракіс виља̌довау́о понад два тис̌ія̌це статку̊в веду́уґ остатнієґо шацунку - ніє</text:p>
      <text:p text:style-name="P4">тиљко љіхтуґі, љеч фреґати, патрољовце, монітори, у́амаче, транспортовце, шаљанди... З ґу̊ра̌ сто</text:p>
      <text:p text:style-name="P4">бриґад - д̌ієс̌іє̌ч љеґіёну̊в! Цау́и доху̊д з піє̌чд̌ієс̌іє̌чіёљетнієґо <text:soft-page-break/>видобичія пр̌иправи на</text:p>
      <text:p text:style-name="P4">Арракіс може би покриу́ кошт таќґо пр̌едс̌іє̌взіє̌чія. Може. Ніє доценіу́ем теґо, іље барон биу́</text:p>
      <text:p text:style-name="P4">ску́онни видач на војне̌ з намі - помис̌љау́ Гават. - Завіёду́ем меґо кс̌іє̌чія.</text:p>
      <text:p text:style-name="P4">З кољеі справа здрајци. Зостау́о мі ȷ̈ще тиље жичія, би допіљновач, жеби я̌ удушоно! помис̌љау́. - Повінієнем биу́ забіч те̌ вієд̌ьме̌ Бене Ґессеріт, ќди міяу́ем оказȷ́. В ȷ̈ґо</text:p>
      <text:p text:style-name="P4">умис̌ље ніє биу́о ва̌тпљівощі, кто іх здрад̌іу́ - љади Ј̈сс̌іка.</text:p>
      <text:p text:style-name="P4">- Ваш чу́овієк Ґурнеи Гаљљецк з че̌щіа̌ свеґо одд̌іяу́у ȷ̈ст безпієчни у наших</text:p>
      <text:p text:style-name="P4">пр̌иячіу̊у́ пр̌емитніку̊в - повієд̌іяу́ Фремен.</text:p>
      <text:p text:style-name="P4">- То добр̌е.</text:p>
      <text:p text:style-name="P4">Віє̌ц Ґурнеи вирвіє с̌іє̌ з теј пієќљнеј пљанети. Ніє вшишис̌ми пр̌епадљі. Гават обејр̌ау́</text:p>
      <text:p text:style-name="P4">с̌іє̌ на безу́адна̌ ґрупе̌ своіх људ̌і. Розпоча̌у́ те̌ ву́ас̌ніє остатнія̌ ноц з тр̌ема сеткамі</text:p>
      <text:p text:style-name="P4">доборових жоу́нієр̌и. Позостау́о з ніх ру̊вно двуд̌ієсту, з теґо поу́ова ранних. Нієкту̊р̌и</text:p>
      <text:p text:style-name="P4">спаљі тераз на стоя̌цо, вспарчі о скау́е̌ љуб розчія̌ґніє̌чі под нія̌ на піяску.</text:p>
      <text:p text:style-name="P4"><text:soft-page-break/>Іх остатні орнітоптер, кту̊реґо уживаљі яко подушковца до пр̌евозу ранних, одму̊віу́</text:p>
      <text:p text:style-name="P4">посу́ушењства туж пр̌ед с̌вітем. Почіє̌љі ґо рушніцамі љасеровимі і укриљі кавау́кі, по чим</text:p>
      <text:p text:style-name="P4">пр̌еправіљі с̌іє̌ в ду̊у́ до теј крију̊вкі на краве̌д̌і басену. Гават з ґрубша тиљко вієд̌іяу́, ґд̌іє</text:p>
      <text:p text:style-name="P4">с̌іє̌ знајдуȷ̈ - яќс̌ двієщіе кіљометру̊в на поу́удніёви вшгу̊д од Арракін. Ґу́у̊вне тракти</text:p>
      <text:p text:style-name="P4">міє̌дзи Мурем Запоровим а комунамі с̌ічи љежау́и ґд̌ієс̌ на поу́удніє од ніх.</text:p>
      <text:p text:style-name="P4">Фремен напр̌ечівко Гавата одр̌учіу́ на пљеци каптур з коу́паќм свеґо фіљтрфрака,</text:p>
      <text:p text:style-name="P4">одсу́аніяя̌ц рудавобљонд ву́оси і броде̌. Ву́оси биу́и зачесане просто до тиу́у од висоќґо,</text:p>
      <text:p text:style-name="P4">ва̌сќґо чоу́а. Міяу́ он нієодґадніёне, цау́е бу́е̌кітне очи од дієти пр̌иправнеј. Броде̌ і ва̌си</text:p>
      <text:p text:style-name="P4">з ȷ̈днеј строни уст спљаміу́а крев, ву́оси в тим мієјшу збіу́и с̌іє̌ под начісќм пе̌тљі</text:p>
      <text:p text:style-name="P4">хвитоводу з втику̊в носових. Ме̌жчизна вия̌у́ втикі і на ново ȷ̈ допасовау́. Потару́ бљізне̌</text:p>
      <text:p text:style-name="P4">пр̌и нос̌іє.</text:p>
      <text:p text:style-name="P4">- Ј̈с̌љі бе̌д̌ієчіє пр̌екрачаљі нієцке̌ в ноци - повієд̌іяу́ Фремен - то ніє <text:soft-page-break/>вољно вам уживач</text:p>
      <text:p text:style-name="P2">тарч. В мур̌е ȷ̈ст вирва... - Обру̊чівши с̌іє̌ на піє̌тах всказау́ на поу́удніє - ... там і отварти</text:p>
      <text:p text:style-name="P4">піясек аж по ерґ. Тарче звабія̌... - завагау́ с̌іє̌ - червія. Оне нієче̌сто ту пр̌иходза̌, аље</text:p>
      <text:p text:style-name="P4">тарча за каждим разем яќґос̌ спровад̌і.</text:p>
      <text:p text:style-name="P4">Повієд̌іяу́: черв - мис̌љау́ Гават. - Замієр̌ау́ повієд̌ієч цос̌ іннеґо. Цо? Чеґо он од нас</text:p>
      <text:p text:style-name="P4">хце? Гават вестхна̌у́. Ніє пр̌ипомінау́ собіє, би ќдикољвієк пр̌едтем биу́ аж так зме̌чони.</text:p>
      <text:p text:style-name="P4">Биу́о то зме̌ченіє міє̌с̌ні, кту̊реґо енерґія в пастиљках ніє моґу́а ус̌мієр̌ич. Пр̌екље̌чі</text:p>
      <text:p text:style-name="P4">сардаукар̌и! З самооскаржичієљска̌ ґорича̌ пр̌ијмовау́ мис̌љі о жоу́нієр̌ах - фанатиках</text:p>
      <text:p text:style-name="P4">і здрад̌іє імперіяљнеј, кту̊ра̌ репрезентоваљі. Ј̈ґо ву́асна ментацка оцена даних му̊віу́а му, як</text:p>
      <text:p text:style-name="P4">нієвієљка̌ міяу́ шансе̌ пр̌едставієнія ќдикољвієк доводу теј здради пр̌ед Висока̌ Рада̌</text:p>
      <text:p text:style-name="P4">Љандсрааду, ґд̌іє моґу́а бич вимієр̌она справієдљівощ.</text:p>
      <text:p text:style-name="P4">- Цгцеш іщ до пр̌емитніку̊в? - запитау́ Фремен.</text:p>
      <text:p text:style-name="P4">- Чи то можљіве?</text:p>
      <text:p text:style-name="P4"><text:soft-page-break/>- Дроґа ȷ̈ст ду́уґа.</text:p>
      <text:p text:style-name="P4">„Фремені ніє љубія̌ му̊віч ніє” - повієд̌іяу́ му ќдис̌ Ідаго.</text:p>
      <text:p text:style-name="P4">- Ј̈ще мі ніє повієд̌іяу́ес̌, чи твоі људ̌іє моґа̌ пому̊ц моім ранним - р̌еку́ Гават.</text:p>
      <text:p text:style-name="P4">- Оні са̌ ранні.</text:p>
      <text:p text:style-name="P4">Та сама пр̌екље̌та одповієд̌ь за каждим разем!</text:p>
      <text:p text:style-name="P4">- Вієми, же оні са̌ ранні! - варкна̌у́ Гават. - Ніє о то...</text:p>
      <text:p text:style-name="P4">- Чи мачіє воде̌?</text:p>
      <text:p text:style-name="P4">- Чішеј, пр̌иячієљу - остр̌еґу́ Фремен. - Цо му̊вія̌ твоі ранні? Чи вс̌ру̊д ніх са̌ таци,</text:p>
      <text:p text:style-name="P4">кту̊р̌и потрафія̌ достр̌ец потр̌ебе̌ води твеґо пљемієнія?</text:p>
      <text:p text:style-name="P4">- Ніє му̊віми о вод̌іє - повієд̌іяу́ Гават. - Му̊віми...</text:p>
      <text:p text:style-name="P4">- Потрафіє̌ зрозумієч твоȷ̈ опори - втра̌чіу́ Фремен. - То са̌ твоі пр̌иячієље, твоі</text:p>
      <text:p text:style-name="P4">вспу̊у́пљемієњци. Чи мачіє воде̌?</text:p>
      <text:p text:style-name="P4">- За мау́о.</text:p>
      <text:p text:style-name="P4">Фремен всказау́ на туніке̌ Гавата, на визієрая̌ца̌ пр̌ез нія̌ ску̊ре̌.</text:p>
      <text:p text:style-name="P4">- Заскочиљі вас в с̌ічи, без фіљтрфраку̊в. Мус̌іш подя̌ч водна̌ децизȷ́, пр̌иячієљу.</text:p>
      <text:p text:style-name="P4">- Чи можеми виная̌ч вас до помоци?</text:p>
      <text:p text:style-name="P4">Фремен взрушиу́ раміёнамі.</text:p>
      <text:p text:style-name="P4">- Ніє мачіє води. - Зеркна̌у́ на ґромадке̌ за Гаватем. - Іљу свих <text:soft-page-break/>ранних бис̌</text:p>
      <text:p text:style-name="P4">пр̌езначиу́?</text:p>
      <text:p text:style-name="P4">Гават заміљку́, впатруя̌ц с̌іє̌ в теґо чу́овієка. Яко ментат достр̌еґау́, же комунікаця</text:p>
      <text:p text:style-name="P4">міє̌дзи німі ȷ̈ст пр̌есуніє̌та в час̌іє. Бр̌мієніє су́у̊в ніє вія̌зау́о с̌іє̌ ту в звику́и сенс.</text:p>
      <text:p text:style-name="P4">- Ј̈стем Тгуфір Гават - повієд̌іяу́. - Мам право висте̌повач в імієнію моȷ̈ґо кс̌іє̌чія.</text:p>
      <text:p text:style-name="P4">Даȷ́ тераз промесе̌ одвд̌іє̌ченія с̌іє̌ за ваша̌ пому̊ц. Потр̌ебуȷ́ помоци в оґранічоним</text:p>
      <text:p text:style-name="P4">закрес̌іє, ґдиж хце̌ тр̌имач сву̊ј одд̌іяу́ тиљко допу̊ти, допу̊кі ніє забіȷ́ здрајци, кту̊рему</text:p>
      <text:p text:style-name="P2">видаȷ̈ с̌іє̌, же ушеду́ земсти.</text:p>
      <text:p text:style-name="P4">- Цгцеш нашеґо уд̌іяу́у в вендечіє?</text:p>
      <text:p text:style-name="P4">- З вендета̌ порадзе̌ собіє сам. Цгце̌ бич вољни од одповієд̌іяљнощі за свих ранних, би</text:p>
      <text:p text:style-name="P4">му̊ц с̌іє̌ нія̌ зая̌ч.</text:p>
      <text:p text:style-name="P4">Фремен спојр̌ау́ споде у́ба.</text:p>
      <text:p text:style-name="P4">- Як можеш ти одповіядач за своіх ранних? Оні самі одповіядая̌ за с̌ієбіє. Цгод̌і</text:p>
      <text:p text:style-name="P4">о воде̌, Тгуфір̌е Гавачіє. Цгчіяу́бис̌, бим взія̌у́ те̌ децизȷ́ на с̌ієбіє?</text:p>
      <text:p text:style-name="P4">Ме̌жчизна поу́ожиу́ ду́оњ на укритеј под бурнусем броні. Гават спре̌жиу́ с̌іє̌. Чижби здрада? пр̌емкне̌у́о му пр̌ез ґу́ове̌.</text:p>
      <text:p text:style-name="P4"><text:soft-page-break/>- Чеґо с̌іє̌ боіш? - запитау́ Фремен.</text:p>
      <text:p text:style-name="P4">А нієхже іх з та̌ женуя̌ца̌ щерощіа̌! Гават одезвау́ с̌іє̌ острожніє:</text:p>
      <text:p text:style-name="P4">- За моя̌ ґу́ове̌ визначона ȷ̈ст наґрода.</text:p>
      <text:p text:style-name="P4">- Ааах. - Фремен здя̌у́ ре̌ке̌ з ножа. - Мис̌љіш, же мами у с̌ієбіє бізантијска̌ корупцȷ́. Ніє</text:p>
      <text:p text:style-name="P4">знаш Фремену̊в. Гарконеном ніє вистарчи води, би купіч најмнієјше д̌ієцко спос̌ру̊д нас.</text:p>
      <text:p text:style-name="P4">- За то старчиу́о ім на запу́аценіє за пр̌ељот дву̊х тис̌іє̌ци окре̌ту̊в воȷ̈нних - помис̌љау́</text:p>
      <text:p text:style-name="P4">Гават. І вієљкощ теј запу́ати надаљ пр̌иправіяу́а ґо о завру̊т ґу́ови.</text:p>
      <text:p text:style-name="P4">- І ви, і ми воюȷ̈ми з Гарконненамі - р̌еку́ Гават. - Чиж ніє повінніс̌ми д̌ієљіч</text:p>
      <text:p text:style-name="P4">пробљему̊в і труду̊в провадзенія ваљкі?</text:p>
      <text:p text:style-name="P4">- Д̌ієљіми ȷ̈ - повієд̌іяу́ Фремен. - Від̌іяу́ем чіє̌ в бою з Гарконненамі. Добри ȷ̈стес̌.</text:p>
      <text:p text:style-name="P4">Биу́и хвіље, ќди праґна̌у́ем, бис̌ стау́ пр̌и мніє раміє̌ в раміє̌.</text:p>
      <text:p text:style-name="P4">- Вскаж, ґд̌іє і ќди мам стана̌ч пр̌и тобіє - р̌еку́ Гават.</text:p>
      <text:p text:style-name="P4">- Кто віє? - спитау́ Фремен. - Војска Гарконнену̊в са̌ вше̌д̌іє. Аље ти чія̌ґље ніє подя̌у́ес̌</text:p>
      <text:p text:style-name="P4">воднеј децизї ані ніє зу́ожиу́ес̌ ȷ̈ј в ре̌це своіх ранних.</text:p>
      <text:p text:style-name="P4"><text:soft-page-break/>Муше̌ бич острожни - повієд̌іяу́ собіє Гават.- Ј̈ст в тим цос̌, чеґо ніє розумієм.</text:p>
      <text:p text:style-name="P4">- Чи му̊ґу́бис̌ запознач мніє з вашим звичаȷ̈м, зе звичаȷ̈м арракањскім? - запитау́.</text:p>
      <text:p text:style-name="P4">- Мис̌љеніє обцеґо - в ґу́ос̌іє Фремена криу́а с̌іє̌ дрвіна. Всказау́ на пу̊у́ноцни заху̊д поза</text:p>
      <text:p text:style-name="P4">щит урвіска. - Обсервоваљіс̌ми чіє̌, як пр̌еход̌іш піясек теј ноци. - Опущіу́ ре̌ке̌. Провад̌іш сву̊ј од̌іяу́ по завієтр̌них збочах видм. Нієдобр̌е. Ніє мачіє фіљтрфраку̊в,</text:p>
      <text:p text:style-name="P4">води. Ду́уґо ніє почія̌ґнієчіє.</text:p>
      <text:p text:style-name="P4">- Нієу́атво ȷ̈ст набрач звичају̊в Арракіс - повієд̌іяу́ Гават.</text:p>
      <text:p text:style-name="P4">- Правда. Аље забіљіс̌ми пару Гарконнену̊в.</text:p>
      <text:p text:style-name="P4">- Цо ви робічіє зе своімі раннимі? - питау́ Гават.</text:p>
      <text:p text:style-name="P4">- Чиж чу́овієк ніє віє, ќди ȷ̈ст варт ратованія? Твоі ранні вієдза̌, же ніє мачіє води. Пр̌екр̌ивіу́ ґу́ове̌ споґља̌дая̌ц з укоса на Гавата. - Безспорніє ȷ̈ст то час на водна̌ децизȷ́.</text:p>
      <text:p text:style-name="P4">Ранні так само як і здрові муша̌ трощич с̌іє̌ о пр̌ишу́ощ пљемієнія.</text:p>
      <text:p text:style-name="P4">Пр̌ишу́ощ пљемієнія - помис̌љау́ Гават. - Пљемієнія Атриду̊в. В тим ȷ̈ст сенс. - Одважиу́</text:p>
      <text:p text:style-name="P2">с̌іє̌ на питаніє, кту̊реґо унікау́:</text:p>
      <text:p text:style-name="P4"><text:soft-page-break/>- Вієчіє цос̌ о моім кс̌іє̌чію љуб ȷ̈ґо сину?</text:p>
      <text:p text:style-name="P4">Нієодґадніёне бу́е̌кітне очи впатривау́и с̌іє̌ знад піяску в Гавата.</text:p>
      <text:p text:style-name="P4">- Цос̌?</text:p>
      <text:p text:style-name="P4">- Цос̌ о іх љос̌іє! - буркна̌у́ Гават.</text:p>
      <text:p text:style-name="P4">- Љос ȷ̈ст такі сам дља вшисткіх - повієд̌іяу́ Фремен. - Му̊вія̌, же тву̊ј кс̌ія̌же̌ споткау́ сву̊ј</text:p>
      <text:p text:style-name="P4">љос. Цо с̌іє̌ тичи Љасана аљ-Ґіба - ȷ̈ґо сина, то вшистко ȷ̈ст в ре̌ках Љієта. Љієт ȷ̈ще ніє</text:p>
      <text:p text:style-name="P4">повієд̌іяу́.</text:p>
      <text:p text:style-name="P4">Знау́ем одповієдз без питанія - помис̌љау́ Гават. Обејр̌ау́ с̌іє̌ на своіх људ̌і. Вшиши юж</text:p>
      <text:p text:style-name="P4">с̌іє̌ обуд̌іљі. Вшиши су́ишељі. Впатриваљі с̌іє̌ в піящиста̌ даљ зе зрозумієнієм в твар̌ах:</text:p>
      <text:p text:style-name="P4">ніє биу́о дља ніх повроту на Каљадан, а тераз ніє ма дља ніх мієјша на Арракіс. Гават звру̊чіу́</text:p>
      <text:p text:style-name="P4">с̌іє̌ до Фремена.</text:p>
      <text:p text:style-name="P4">- Вієш цос̌ о Дунцаніє Ідаго?</text:p>
      <text:p text:style-name="P4">- Пр̌ебивау́ в вієљкім дому, ќди опаду́а тарча - повієд̌іяу́ Фремен. - Тиље су́ишау́ем...</text:p>
      <text:p text:style-name="P4">ніц віє̌цеј.</text:p>
      <text:p text:style-name="P4">Зр̌учіу́а тарче̌ і впущіу́а Гарконнену̊в - мис̌љау́ Гават. - То я с̌ієд̌іяу́ем пљецамі до</text:p>
      <text:p text:style-name="P4">др̌ві. Як она моґу́а зробіч цос̌ <text:soft-page-break/>подобнеґо, скоро означа то ру̊внієж поднієс̌ієніє ре̌кі на</text:p>
      <text:p text:style-name="P4">ву́аснеґо сина? Љеч... кту̊ж віє, якімі дроґамі хадзая̌ мис̌љі вієд̌ьми Бене Ґессеріт... ȷ̈с̌љі</text:p>
      <text:p text:style-name="P4">можна ȷ̈ назвач мис̌љамі. Гават спру̊бовау́ пр̌еу́кна̌ч с̌љіне̌.</text:p>
      <text:p text:style-name="P4">- Ќди бе̌д̌ієш цос̌ вієд̌іяу́ о ху́опцу?</text:p>
      <text:p text:style-name="P4">- Нієвієље вієми о тим, цо видар̌иу́о с̌іє̌ в Арракін - повієд̌іяу́ Фремен. Взрушиу́</text:p>
      <text:p text:style-name="P4">раміёнамі. - Кто віє?</text:p>
      <text:p text:style-name="P4">- Маш можљівощі здобичія інформацї?</text:p>
      <text:p text:style-name="P4">- Може. - Фремен потару́ бљізне̌ пр̌и нос̌іє. - Повієд̌ь мі, Тгуфір̌е Гавачіє, чи знаш с̌іє̌ на</text:p>
      <text:p text:style-name="P4">теј вієљќј броні уживанеј пр̌ез Гарконнену̊в?</text:p>
      <text:p text:style-name="P4">Артиљерія - помис̌љау́ з ґорича̌ Гават. - Кто би пр̌ипущіу́, же ужия̌ артиљерії в епоце тарч?</text:p>
      <text:p text:style-name="P4">- Цгод̌і чі о артиљеріє̌, кту̊реј ужиљі до замкніє̌чія наших људ̌і в ґротах - повієд̌іяу́. Знам... теоретичніє така̌ броњ міётая̌ца̌.</text:p>
      <text:p text:style-name="P4">- Кажди чу́овієк, кту̊ри вицофуȷ̈ с̌іє̌ до ґроти мая̌цеј ȷ̈дно тиљко вејщіе, засу́уґуȷ̈ на</text:p>
      <text:p text:style-name="P4">с̌мієрч - р̌еку́ Фремен.</text:p>
      <text:p text:style-name="P4">- Дљачеґо питаш о те̌ броњ?</text:p>
      <text:p text:style-name="P4">- Љієт собіє теґо жичи.</text:p>
      <text:p text:style-name="P4">Чи теґо ву́ас̌ніє хце од нас? - <text:soft-page-break/>застанавіяу́ с̌іє̌ Гават.</text:p>
      <text:p text:style-name="P4">- Пр̌ишеду́ес̌ ту в пошуківанію інформацї о вієљкіх д̌іяу́ах? - запитау́.</text:p>
      <text:p text:style-name="P4">- Љієт жичиу́ собіє зобачич таќ д̌іяу́о на ву́асне очи.</text:p>
      <text:p text:style-name="P4">- Віє̌ц повінніщіе пу̊јщ і по просту ȷ̈дно собіє взія̌ч - задрвіу́ Гават.</text:p>
      <text:p text:style-name="P2">- Так - р̌еку́ Фремен. - Ј̈дно взіє̌љіс̌ми. Тр̌имами ȷ̈ в укричію, ґд̌іє Стіљґар може ȷ̈</text:p>
      <text:p text:style-name="P4">збадач і ґд̌іє Љієт може ȷ̈ собіє обејр̌еч на ву́асне очи, ȷ̈с̌љі зехце. Аље я ва̌тпіє̌, би</text:p>
      <text:p text:style-name="P4">зехчіяу́. Ќпска конструкця дља Арракіс.</text:p>
      <text:p text:style-name="P4">- Ви... взіє̌љіщіе д̌іяу́о? - спитау́ Гават.</text:p>
      <text:p text:style-name="P4">- То биу́а добра ваљка - повієд̌іяу́ Фремен. - Страчіљіс̌ми ȷ̈диніє дву̊х људ̌і, а пр̌ељаљіс̌ми</text:p>
      <text:p text:style-name="P4">води віє̌цеј ніж сеткі.</text:p>
      <text:p text:style-name="P4">Пр̌и каждим д̌іяље биљі сардаукар̌и - мис̌љау́ Гават. Тен пустинни шаљенієц якби ніґди ніц</text:p>
      <text:p text:style-name="P4">му̊ві о страчіє дву̊х људ̌і пр̌ечівко сардаукаром!</text:p>
      <text:p text:style-name="P4">- Ніє страчіљібис̌ми тих дву̊х, ґдиби ніє чі інні ваљча̌ци обок Гарконнену̊в - повієд̌іяу́</text:p>
      <text:p text:style-name="P4">Фремен. - Нієкту̊р̌и з ніх са̌ добримі воёвнікамі.</text:p>
      <text:p text:style-name="P4">Ј̈ден з људ̌і Гавата пр̌икус̌тикау́ і <text:soft-page-break/>спојр̌ау́ з ґу̊ри на пр̌икуцніє̌теґо Фремена.</text:p>
      <text:p text:style-name="P4">- Му̊віш о сардаукарах?</text:p>
      <text:p text:style-name="P4">- Он му̊ві о сардаукарах - повієд̌іяу́ Гават.</text:p>
      <text:p text:style-name="P4">- Сардаукар̌и! - р̌еку́ Фремен і якби радощ появіу́а с̌іє̌ в ȷ̈ґо ґу́ос̌іє. - Ааах, віє̌ц то оні!</text:p>
      <text:p text:style-name="P4">Добра заісте биу́а то ноц. Сардаукар̌и. Кту̊ри љеґіён? Вієчіє?</text:p>
      <text:p text:style-name="P4">- Ми... ніє вієми - повієд̌іяу́ Гават.</text:p>
      <text:p text:style-name="P4">- Сардаукар̌и - задумау́ с̌іє̌ Фремен. - Ј̈днак ноша̌ стру̊ј Гарконнену̊в. Чи то ніє д̌івне?</text:p>
      <text:p text:style-name="P4">- Імператор ніє жичи собіє, би с̌іє̌ довієд̌іяно, же воюȷ̈ з високім родем - повієд̌іяу́</text:p>
      <text:p text:style-name="P4">Гават.</text:p>
      <text:p text:style-name="P4">- Аље ти вієш, же оні са̌ сардаукарамі.</text:p>
      <text:p text:style-name="P4">- А кім я ȷ̈стем? - запитау́ чієрпко Гават.</text:p>
      <text:p text:style-name="P4">- Ј̈стес̌ Тгуфірем Гаватем - р̌ечово одпару́ ме̌жчизна. - Цу̊ж, довієд̌ієљібис̌ми с̌іє̌</text:p>
      <text:p text:style-name="P4">о тим в своім час̌іє. Тр̌ех з ніх вису́аљіс̌ми яко ȷ̈њцу̊в на пр̌есу́уханіє до људ̌і Љієта.</text:p>
      <text:p text:style-name="P4">Ординанс Гавата пр̌ему̊віу́ повољі, з нієдовієр̌анієм в каждим су́овіє:</text:p>
      <text:p text:style-name="P4">- Ви... појмаљіщіе сардаукару̊в?</text:p>
      <text:p text:style-name="P4">- Тр̌ех тиљко - повієд̌іяу́ Фремен. - Добр̌е с̌іє̌ біљі.</text:p>
      <text:p text:style-name="P4"><text:soft-page-break/>Ґдибис̌ми тиљко мієљі час звія̌зач с̌іє̌ з тимі Фременамі - мис̌љау́ Гават. Ґор̌ка розпач</text:p>
      <text:p text:style-name="P4">випеу́ніяу́а ȷ̈ґо умису́. Ґдибис̌ми тиљко зда̌жиљі вишкољіч іх і узброіч. Вієљка Мачієр̌и, цу̊ж</text:p>
      <text:p text:style-name="P4">бис̌ми мієљі за с̌іу́е̌ боёва̌!</text:p>
      <text:p text:style-name="P4">- Може ти звљекаш з поводу троскі о Љісана аљ-Ґаіба - р̌еку́ Фремен. - Ј̈жељі он ȷ̈ст</text:p>
      <text:p text:style-name="P4">правд̌івим Љісанем аљ-Ґаібем, ніє може ґо споткач ніц зу́еґо. Ніє у́ам собіє ґу́ови над</text:p>
      <text:p text:style-name="P4">справа̌, кту̊реј с̌іє̌ ніє да розстр̌иґна̌ч.</text:p>
      <text:p text:style-name="P4">- Я су́уже̌... Љісанові аљ-Ґаібові - повієд̌іяу́ Гават. - Ј̈ґо добро ȷ̈ст моя̌ справа̌.</text:p>
      <text:p text:style-name="P4">С̌љубовау́ем то собіє.</text:p>
      <text:p text:style-name="P4">- С̌љубовау́ес̌ ȷ̈ґо вод̌іє?</text:p>
      <text:p text:style-name="P4">Гават зеркна̌у́ на свеґо ординанса, кту̊ри чія̌ґље ґапіу́ с̌іє̌ на Фремена, і знову пр̌ијр̌ау́ с̌іє̌</text:p>
      <text:p text:style-name="P2">пр̌икуцніє̌теј постачі.</text:p>
      <text:p text:style-name="P4">- Ј̈ґо вод̌іє, так.</text:p>
      <text:p text:style-name="P4">- Праґнієш повру̊чіч до Арракін, до мієјша ȷ̈ґо води?</text:p>
      <text:p text:style-name="P4">- До... так, до мієјша ȷ̈ґо води.</text:p>
      <text:p text:style-name="P4">- Дљачеґо од разу ніє повієд̌іяу́ес̌, же то справа води?</text:p>
      <text:p text:style-name="P4">Фремен встау́, осад̌іу́ щељніє све носове втикі. Гават рухем ґу́ови наказау́</text:p>
      <text:p text:style-name="P4"><text:soft-page-break/>ординансові врацач до одд̌іяу́у. Чу́овієк усу́ухау́ зе знужоним взрушенієм раміён. Гават</text:p>
      <text:p text:style-name="P4">усу́ишау́ пр̌ичішоне ґу́оси жоу́нієр̌и. Фремен повієд̌іяу́:</text:p>
      <text:p text:style-name="P4">- Завше ȷ̈ст дроґа до води.</text:p>
      <text:p text:style-name="P4">За пљецамі Гавата якіс̌ жоу́нієр̌ закља̌у́. Ординанс завоу́ау́:</text:p>
      <text:p text:style-name="P4">- Тгуфір! Арќ умару́.</text:p>
      <text:p text:style-name="P4">Фремен подніу̊су́ піє̌щ до уха.</text:p>
      <text:p text:style-name="P4">- С̌љуб води! То ȷ̈ст знак! - Вбіу́ спојр̌еніє в Гавата. - Мами в побљіжу мієјше до</text:p>
      <text:p text:style-name="P4">пр̌ијмованія води. Чи везвач моіх људ̌і?</text:p>
      <text:p text:style-name="P4">Ординас подшеду́ поновніє до Гавата.</text:p>
      <text:p text:style-name="P4">- Тгуфір, пару људ̌і позоставіу́о жони в Арракін. Оні... но вієш, як то ȷ̈ст в таќј хвіљі.</text:p>
      <text:p text:style-name="P4">Фремен чія̌ґље тр̌имау́ піє̌щ пр̌и уху.</text:p>
      <text:p text:style-name="P4">- Чи то ȷ̈ст с̌љуб води, Тгуфір̌е Гавачіє? - запитау́.</text:p>
      <text:p text:style-name="P4">Мис̌љі віровау́и в ґу́овіє Гавата. Вичуу́ юж, ку чему змієр̌ая̌ су́ова Фремена, љеч</text:p>
      <text:p text:style-name="P4">обавіяу́ с̌іє̌ реакцї умордованих људ̌і спод навісу скаљнеґо, ќди то до ніх дотр̌е.</text:p>
      <text:p text:style-name="P4">- С̌љуб води - повієд̌іяу́.</text:p>
      <text:p text:style-name="P4">- Нієхај поу́а̌ча̌ с̌іє̌ наше пљеміёна - р̌еку́ Фремен і опущіу́ піє̌щ.</text:p>
      <text:p text:style-name="P4"><text:soft-page-break/>Якби то биу́ сиґнау́, чтерех људ̌і зсуне̌у́о с̌іє̌ по скау́ах з ґу̊ри і зескочиу́о коу́о ніх.</text:p>
      <text:p text:style-name="P4">Помкне̌љі в ґу́а̌б под навіс, овіне̌љі змару́еґо чу́овієка обшерним бурнусем, поднієс̌љі ґо і з</text:p>
      <text:p text:style-name="P4">трудем пущіљі с̌іє̌ бієґієм в право, взду́уж щіани урвіска. Фонтанни пиу́у взбіяу́и с̌іє̌ воку̊у́</text:p>
      <text:p text:style-name="P4">іх с̌міґая̌цих сту̊п. Занім утрудзені људ̌іє Гавата здоу́аљі оху́она̌ч, биу́о юж по вшисткім.</text:p>
      <text:p text:style-name="P4">Ґрупка з чіяу́ем звієшоним як тобу̊у́ в сповіяя̌цеј ȷ̈ шачіє знікне̌у́и за зау́омем урвіска.</text:p>
      <text:p text:style-name="P4">Ј̈ден з људ̌і Гавата кр̌икна̌у́:</text:p>
      <text:p text:style-name="P4">- Дока̌д оні біёра̌ Арќґо? Он биу́...</text:p>
      <text:p text:style-name="P4">- Забієрая̌ ґо до... до поґр̌ебанія - повієд̌іяу́ Гават.</text:p>
      <text:p text:style-name="P4">- Фремені ніє ґр̌ебія̌ своіх змару́их! - варкна̌у́ у̊в чу́овієк. - Ніє пру̊буј з намі жадних</text:p>
      <text:p text:style-name="P4">нумеру̊в, Тгуфір. Вієми, цо оні робія̌. Арќ биу́ ȷ̈дним з...</text:p>
      <text:p text:style-name="P4">- Рај стоі отворем пр̌ед чу́овієќм, кту̊ри змару́ су́ужа̌ц Љісанові аљ-Ґаібові - повієд̌іяу́</text:p>
      <text:p text:style-name="P4">Фремен. - Ј̈с̌љі, як му̊віш, су́ужичіє Љісанові аљ-Ґаібові, то по цо взнос̌іч жау́обне окр̌икі?</text:p>
      <text:p text:style-name="P4">Паміє̌ч теґо, кто так зґіна̌у́, жич бе̌д̌іє допу̊ти, допу̊кі жиȷ̈ паміє̌ч људзка.</text:p>
      <text:p text:style-name="P4"><text:soft-page-break/>Љеч људ̌іє Гавата збљіжаљі с̌іє̌ з твар̌амі викр̌ивіёнимі ґнієвем. Ј̈ден міяу́ здобична̌</text:p>
      <text:p text:style-name="P2">рушніце̌ љасерова̌. С̌іє̌ґна̌у́ по нія̌.</text:p>
      <text:p text:style-name="P4">- Зостач на мієјшах! - р̌учіу́ Гават. Пр̌ему̊ґу́ хоробљіве знуженіє, яќ опановау́о ȷ̈ґо</text:p>
      <text:p text:style-name="P4">міє̌с̌ніє. - Чі људ̌іє шануя̌ наших змару́их. Обичаȷ̈ с̌іє̌ ру̊жнія̌, аље сенс ȷ̈ст тен сам.</text:p>
      <text:p text:style-name="P4">- Оні замієр̌ая̌ пр̌еробіч Арќґо на воде̌ - варкна̌у́ чу́овієк з рушніца̌ љасерова̌.</text:p>
      <text:p text:style-name="P4">- Чи ход̌і о то, же твоі људ̌іє праґна̌ учестнічич в церемонії? - спитау́ Фремен.</text:p>
      <text:p text:style-name="P4">Он навет ніє від̌і пробљему - помис̌љау́ Гават. Наівнощ теґо Фремена биу́а пр̌еражая̌ца.</text:p>
      <text:p text:style-name="P4">- Нієпокоя̌ с̌іє̌ о товар̌иша, кту̊реґо дар̌иљі шацунќм - повієд̌іяу́.</text:p>
      <text:p text:style-name="P4">- Потрактуȷ̈ми вашеґо товар̌иша з такім самим шацунќм, з якім трактуȷ̈ми своіх</text:p>
      <text:p text:style-name="P4">ву́асних - р̌еку́ Фремен. - То ȷ̈ст с̌љуб води. Знани обр̌а̌дек. Чіяу́о чу́овієка станові ȷ̈ґо</text:p>
      <text:p text:style-name="P4">ву́аснощ; вода наљежи до пљемієнія.</text:p>
      <text:p text:style-name="P4">Ме̌жчизна з рушніца̌ љасерова̌ зробіу́ насте̌пни крок і Гават одезвау́ с̌іє̌ пре̌дко:</text:p>
      <text:p text:style-name="P4">- Чи тераз уд̌ієљічіє помоци нашим <text:soft-page-break/>ранним?</text:p>
      <text:p text:style-name="P4">- Ніє квестіёнуȷ̈ с̌іє̌ с̌љубу води - одпару́ Фремен. - Зробіми дља вас то, цо пљеміє̌ робі дља</text:p>
      <text:p text:style-name="P4">своіх. Најпієрв мус̌іми вас вшисткіх од̌іяч і затрощич с̌іє̌ о р̌ечи пієрвшеј потр̌еби.</text:p>
      <text:p text:style-name="P4">Ме̌жчизна з рушніца̌ завагау́ с̌іє̌. Ординанс Гавата запитау́:</text:p>
      <text:p text:style-name="P4">- Чи ми пу́ачіми за помоц вода̌... Арќґо?</text:p>
      <text:p text:style-name="P4">- Ніє пу́ачіми - повієд̌іяу́ Гават. - Пр̌иу́а̌чиљіс̌ми с̌іє̌ до тих људ̌і.</text:p>
      <text:p text:style-name="P4">- Обичаȷ̈ с̌іє̌ ру̊жнія̌ - мрукна̌у́ ктос̌ з ȷ̈ґо одд̌іяу́у.</text:p>
      <text:p text:style-name="P4">Гават почуу́ одпре̌женіє.</text:p>
      <text:p text:style-name="P4">- І оні нам помоґа̌ дотр̌еч до Арракін?</text:p>
      <text:p text:style-name="P4">- Бе̌д̌ієми забіяч Гарконнену̊в - повієд̌іяу́ Фремен. Вищер̌иу́ зе̌би в ус̌мієху. І сардаукару̊в.</text:p>
      <text:p text:style-name="P4">Цофна̌у́ с̌іє̌ о крок, пр̌иткна̌у́ до ушу звініє̌те в тра̌бкі ду́оніє і одхиљіу́ ґу́ове̌ до тиу́у,</text:p>
      <text:p text:style-name="P4">насу́ухуя̌ц. По хвіљі опущіу́ ре̌це.</text:p>
      <text:p text:style-name="P4">- Надљатуȷ̈ статек - повієд̌іяу́. - Укријчіє с̌іє̌ под скау́а̌ і ніє рушајчіє с̌іє̌.</text:p>
      <text:p text:style-name="P4">На скінієніє Гавата ȷ̈ґо људ̌іє виконаљі пољеценіє. Фремен уя̌у́ Гавата за раміє̌,</text:p>
      <text:p text:style-name="P4">почія̌ґна̌у́ ґо в тиу́ за іннимі.</text:p>
      <text:p text:style-name="P4">- Бе̌д̌ієми ваљчич, ґди пр̌ијд̌іє пора - <text:soft-page-break/>повієд̌іяу́.</text:p>
      <text:p text:style-name="P4">С̌іє̌ґна̌у́ под све шати, видобиу́ мініятурова̌ кљатке̌, вия̌у́ з нієј яќс̌ створ̌еніє. Гават</text:p>
      <text:p text:style-name="P4">познау́ маљењќґо нієтопер̌а. Нієтопер̌ обру̊чіу́ ґу́у̊вке̌ і Гават зобачиу́ ȷ̈ґо бу́е̌кітне</text:p>
      <text:p text:style-name="P4">в бу́е̌кічіє очи. Фремен поґу́аскау́ нієтопер̌а, успокаяя̌ц ґо, нуца̌ц му. Нахиљіу́ с̌іє̌ над ґу́ова̌</text:p>
      <text:p text:style-name="P4">звієр̌е̌чія, позвољіу́, би кропља с̌љіни з ȷ̈ґо ȷ́зика спаду́а до вичія̌ґніє̌теґо ку ґу̊р̌е пищка</text:p>
      <text:p text:style-name="P4">нієтопер̌а. Нієтопер̌ розпостару́ скр̌иду́а, љеч позостау́ на отвартеј ду́оні Фремена. Ме̌жчизна</text:p>
      <text:p text:style-name="P4">взія̌у́ мікроскопіјна̌ рурке̌ і тр̌имая̌ц я̌ пр̌и ґу́овіє нієтопер̌а чвієркау́ до руркі: по чим</text:p>
      <text:p text:style-name="P4">уніу̊су́ши створ̌еніє високо вир̌учіу́ ȷ̈ в повієтр̌е. Нієтопер̌ занурковау́ оддаљая̌ц с̌іє̌ пр̌и</text:p>
      <text:p text:style-name="P4">урвіску і знікна̌у́. Фремен зу́ожиу́ кљатке̌ і вчісна̌у́ я̌ под бурнус. Поновніє пр̌ехиљіу́ ґу́ове̌,</text:p>
      <text:p text:style-name="P2">насу́ухуя̌ц.</text:p>
      <text:p text:style-name="P4">- Пр̌ечесуя̌ поґу̊р̌е - повієд̌іяу́. - Чієкаве, коґо там шукая̌ над намі.</text:p>
      <text:p text:style-name="P4">- Віядомо, же вицофаљіс̌ми с̌іє̌ в тим ќрунку - повієд̌іяу́ Гават.</text:p>
      <text:p text:style-name="P4">- Ніє наљежи заку́адач, же ȷ̈ст с̌іє̌ виу́а̌чним обієктем пољованія - р̌еку́ Фремен. - Обсервуј</text:p>
      <text:p text:style-name="P4"><text:soft-page-break/>пр̌ечівљеґу́и бр̌еґ басену. Цос̌ зобачиш.</text:p>
      <text:p text:style-name="P4">Час міяу́. Нієкту̊р̌и људ̌іє Гавата вієрчіљі с̌іє̌, пошептуя̌ц.</text:p>
      <text:p text:style-name="P4">- Заховујчіє с̌іє̌ чіхо як миш под міёту́а̌ - сикна̌у́ Фремен.</text:p>
      <text:p text:style-name="P4">Гават достр̌еґу́ рух под пр̌ечівљеґу́им урвісќм - пр̌емикая̌це пљамкі бра̌зу на бра̌зіє.</text:p>
      <text:p text:style-name="P4">- Му̊ј мау́и пр̌иячієљ заніу̊су́ віядомощ - повієд̌іяу́ Фремен. - Добри з нієґо посу́анієц,</text:p>
      <text:p text:style-name="P4">днієм чи ноца̌. Бе̌де̌ нієще̌с̌љіви, ȷ̈с̌љі ґо страце̌.</text:p>
      <text:p text:style-name="P4">Рух по друґієј строніє нієцкі замару́. На цау́им чтеро - чи піє̌чіёкіљометровим обшар̌е</text:p>
      <text:p text:style-name="P4">піяску ніє позостау́о ніц пру̊ч взрастая̌цеґо жару - розедрґаних су́упу̊в взноша̌цеґо с̌іє̌</text:p>
      <text:p text:style-name="P4">повієтр̌а.</text:p>
      <text:p text:style-name="P4">- Тераз ані мру-мру - вишептау́ Фремен.</text:p>
      <text:p text:style-name="P4">Р̌а̌д мозољніє брна̌цих сиљветек виу́оніу́ с̌іє̌ пр̌ечівљеґу́еґо урвіска, ќруя̌ц с̌іє̌ на пр̌еу́ај</text:p>
      <text:p text:style-name="P4">пр̌ез нієцке̌. Гаватові виґља̌дау́и оне ніє на Фремену̊в, аље на яка̌с̌ д̌івніє безмис̌љна̌ банде̌.</text:p>
      <text:p text:style-name="P4">Наљічиу́ шещіу људ̌і в с̌љімачим темпіє вљока̌цих с̌іє̌ пр̌ез видми. „Кљап-кљап” скр̌идеу́</text:p>
      <text:p text:style-name="P4">орнітоптера розљеґу́о с̌іє̌ з ґу̊ри в <text:soft-page-break/>право од одд̌іяу́у Гавата. Статек пр̌ељечіяу́ над краве̌д̌ія̌</text:p>
      <text:p text:style-name="P4">урвіска - биу́ то атридзкі орнітоптер помаљовани боёвимі барвамі Гарконнену̊в. Орнітоптер</text:p>
      <text:p text:style-name="P4">запіковау́ на пр̌екрачая̌цих нієцке̌ људ̌і. Ґромадка затр̌имау́а с̌іє̌ на ґр̌бієчіє видми,</text:p>
      <text:p text:style-name="P4">у́амія̌ц шик. Орнітоптер заточиу́ над німі ȷ̈дно нієвієљќ коу́о і завру̊чіу́ ља̌дуя̌ц в туманах</text:p>
      <text:p text:style-name="P4">пиу́у пр̌ед Фременамі. Піє̌чію људ̌і висипау́о с̌іє̌ з орнітоптера і Гават дојр̌ау́ одс̌ієвая̌це пиу́</text:p>
      <text:p text:style-name="P4">міґотаніє іх тарч, в рухах зас̌ досконау́а̌ бієґу́ощ сардаукару̊в.</text:p>
      <text:p text:style-name="P4">- Аааяј! Уживая̌ своіх ідіётичних тарч - засичау́ Фремен у боку Гавата. Спојр̌ау́</text:p>
      <text:p text:style-name="P4">в ќрунку отвартеј поу́удніёвеј щіани нієцкі.</text:p>
      <text:p text:style-name="P4">- Сардаукар̌и - шепна̌у́ Гават.</text:p>
      <text:p text:style-name="P4">- То добр̌е.</text:p>
      <text:p text:style-name="P4">Сардаукар̌и подход̌іљі до чекая̌цеј ґрупи Фремену̊в окра̌жая̌ц іх пу̊у́кољем. Фремені</text:p>
      <text:p text:style-name="P4">стаљі в збітеј ґромадце, на позу̊р обоȷ́тніє. Знієнацка, з піяску за обієма ґрупамі вирос̌љі нові</text:p>
      <text:p text:style-name="P4">Фремені. Знаљез́љі с̌іє̌ под бр̌ухем, а юж за хвіље̌ ве вне̌тр̌у орнітоптера. Там ґд̌іє два</text:p>
      <text:p text:style-name="P4">пієрвше одд̌іяу́и споткау́и с̌іє̌ на <text:soft-page-break/>ґр̌бієчіє видми, хмура пиу́у че̌щіово пр̌есу́оніу́а</text:p>
      <text:p text:style-name="P4">ґвау́товне замієшаніє. Нієбавем пиу́ опаду́. Тиљко Фремені стаљі на ноґах.</text:p>
      <text:p text:style-name="P4">- Зоставіљі ȷ̈диніє тр̌ех људ̌і в орнітоптер̌е - повієд̌іяу́ Фремен обок Гавата. - То</text:p>
      <text:p text:style-name="P4">бардзо добр̌е. Ніє са̌дзе̌, бис̌ми ушкод̌іљі статек подчас атаку.</text:p>
      <text:p text:style-name="P4">Ј̈ден з људ̌і за пљецамі Гавата вишептау́:</text:p>
      <text:p text:style-name="P4">- То биљі сардаукар̌и!</text:p>
      <text:p text:style-name="P2">- Зауважиу́ес̌, як добр̌е ваљча̌? - запитау́ Фремен.</text:p>
      <text:p text:style-name="P4">Гават одетхна̌у́ ґу́е̌боко. Докоу́а чуу́ воњ випаљонеґо пиу́у, спієкоте̌, сухощ. Тонем</text:p>
      <text:p text:style-name="P4">дору̊внуя̌цим теј сухощі повієд̌іяу́:</text:p>
      <text:p text:style-name="P4">- Так, оні р̌ечивіщіе добр̌е ваљча̌.</text:p>
      <text:p text:style-name="P4">Здобити орнітоптер подервау́ с̌іє̌ укос̌ним удер̌енієм скр̌идеу́, взбіу́ с̌іє̌ і набієрая̌ц зе</text:p>
      <text:p text:style-name="P4">зу́ожонимі скр̌иду́амі високощі, строма̌ с̌вієца̌ пошеду́ на поу́удніє.</text:p>
      <text:p text:style-name="P4">Віє̌ц чі Фремені потрафія̌ ру̊внієж піљотовач орнітоптери - помис̌љау́ Гават.</text:p>
      <text:p text:style-name="P4">На одљеґу́еј видміє якіс̌ Фремен махна̌у́ простока̌тем зієљонеґо матеріяу́у раз... друґі.</text:p>
      <text:p text:style-name="P4">- Ід̌іє іх віє̌цеј! - варкна̌у́ Фремен коу́о Гавата. - Пр̌иґотујчіє с̌іє̌. <text:soft-page-break/>Міяу́ем над̌ієȷ́, же</text:p>
      <text:p text:style-name="P4">забієр̌еми с̌іє̌ ста̌д без даљших зґр̌иту̊в.</text:p>
      <text:p text:style-name="P4">Зґр̌иту̊в! - помис̌љау́ Гават. Ујр̌ау́ од заходу два нове орнітоптери пікуя̌це з висока на</text:p>
      <text:p text:style-name="P4">обшар піяску наґље опустошау́и по знікніє̌чію Фремену̊в. Ј̈диніє ос̌ієм пљам бу́е̌кіту - чіяу́а</text:p>
      <text:p text:style-name="P4">сардаукару̊в в гарконнењскіх мундурах - позостау́о на пљацу бою. Ј̈ще ȷ̈ден орнітоптер</text:p>
      <text:p text:style-name="P4">вишеду́ љотем с̌љізґовим споза щіани урвіска над ґу́ова̌ Гавата. Гаватові запару́о дех на</text:p>
      <text:p text:style-name="P4">відок ољбр̌имієґо транспортовца. Шибовау́ з повољна̌ очіє̌жау́ощіа̌ на скр̌иду́ах розпостартих</text:p>
      <text:p text:style-name="P4">в пеу́ним обчія̌женію - як вієљкі птак зљатуя̌ци до ґніязда.</text:p>
      <text:p text:style-name="P4">Пурпурова нітка вія̌зкі рушніци љасеровеј стр̌ељіу́а од ȷ̈днеґо з нуркуя̌цих в оддаљі</text:p>
      <text:p text:style-name="P4">орнітоптеру̊в. Смаґне̌у́а піясек взбіяя̌ц чієнка̌ смуґе̌ пиу́у.</text:p>
      <text:p text:style-name="P4">- Тху̊р̌е! - Фремен зазґр̌итау́ зе̌бамі над ухем Гаватові.</text:p>
      <text:p text:style-name="P4">Транспортовієц взія̌у́ курс на пљаме̌ нієбієско од̌іяних чіяу́. Ј̈ґо скр̌иду́а розȷ̈хау́и с̌іє̌</text:p>
      <text:p text:style-name="P4">на максимаљна̌ розпіє̌тощ і заче̌у́и подвіяч с̌іє̌ в пос̌пієшним гамованію.</text:p>
      <text:p text:style-name="P4"><text:soft-page-break/>Уваґе̌ Гавата пр̌ичія̌ґна̌у́ од поу́уднія бу́иск су́оњца на метаљу - орпітоптер ваља̌ци стамта̌д</text:p>
      <text:p text:style-name="P4">љотем нурковим на пеу́ним ґазіє с̌іљніка, зе скр̌иду́амі зу́ожонимі пу́аско по боках,</text:p>
      <text:p text:style-name="P4">в зу́отавим розбу́иску пу́омієнія з диш на тље чіємнеј, сребр̌истеј шарощі нієба. Як стр̌ау́а</text:p>
      <text:p text:style-name="P4">піковау́ на транспортовієц, ніє осу́оніє̌ти зе взґље̌ду на бљіскощ рушніц љасерових. Пікуя̌ци</text:p>
      <text:p text:style-name="P4">орнітоптер виржна̌у́ просто в транспортовієц. Ґр̌мот оґнія встр̌а̌сна̌у́ басенем. З окаљая̌цих ґо</text:p>
      <text:p text:style-name="P4">урвіск поточиу́и с̌іє̌ камієніє. Ґејзер помарањчовеј червієні вистр̌ељіу́ з піяску под нієбо</text:p>
      <text:p text:style-name="P4">в мієјшу, ґд̌іє знајдовау́ с̌іє̌ транспортовієц і товар̌иша̌це му орнітоптери - вшистко стане̌у́о</text:p>
      <text:p text:style-name="P4">в пу́омієніях.</text:p>
      <text:p text:style-name="P4">То биу́ у̊в Фремен, кту̊ри одљечіяу́ здобичним орнітоптерем - помис̌љау́ Гават. - С̌віядоміє</text:p>
      <text:p text:style-name="P4">пос̌віє̌чіу́ с̌іє̌, би зніщич транспортовієц. Вієљка Мачієр̌и! Кімже са̌ чі Фремені?</text:p>
      <text:p text:style-name="P4">- Розса̌дна виміяна - повієд̌іяу́ пр̌и нім Фремен. - В тим транспортовцу биу́о певніє зе</text:p>
      <text:p text:style-name="P4">тр̌и сеткі људ̌і. Тераз мус̌іми зая̌ч с̌іє̌ іх вода̌ і починіч пљани здобичія <text:soft-page-break/>іннеґо статку.</text:p>
      <text:p text:style-name="P4">Подніу̊су́ с̌іє̌, аби вијщ спод скаљнеґо даху іх крију̊вкі.</text:p>
      <text:p text:style-name="P4">Дещ нієбієскіх мундуру̊в опадая̌цих з ніскодрифова̌ повољнощіа̌ љуна̌у́ пр̌ед нім зе</text:p>
      <text:p text:style-name="P4">щиту урвіска. В ȷ̈днеј хвіљі Гават познау́ сардаукару̊в. Достр̌еґу́ окрутне твар̌е застиґу́е</text:p>
      <text:p text:style-name="P2">в боёвим шаље, зобачиу́, же ніє мая̌ тарч і же кажди тр̌има ну̊ж в ȷ̈днеј ре̌це, а ґу́ушак</text:p>
      <text:p text:style-name="P4">в друґієј. Чіс̌ніє̌ти ну̊ж трафіу́ фремењсќґо пр̌иячієља Гавата в ґарду́о; Фремен виґія̌у́ с̌іє̌</text:p>
      <text:p text:style-name="P4">в тиу́, а потем зваљіу́ твар̌а̌ до зіємі.</text:p>
      <text:p text:style-name="P4">Гават міяу́ тиљко час на вичія̌ґніє̌чіє ву́аснеґо ножа, нім почіск ґу́ушака зваљіу́ ґо з ну̊ґ</text:p>
      <text:p text:style-name="P2">в чіємнощ.</text:p>
      <text:p text:style-name="P4">3</text:p>
      <text:p text:style-name="P4">Муад’Діб р̌ечивіщіе від̌іяу́ пр̌ишу́ощ, аље мус̌іми здавач собіє справе̌</text:p>
      <text:p text:style-name="P4">з оґранічењ теј моци. Помис̌љми о взроку. Мами очи, а ȷ̈днак ніє від̌іми</text:p>
      <text:p text:style-name="P4">без с̌віяту́а. Ґди знајдуȷ̈ми с̌іє̌ на дніє котљіни, ніє с̌іє̌ґами взроќм поза</text:p>
      <text:p text:style-name="P4">своя̌ котљіне̌. Доку́адніє так само Муад’Діб - ніє завше му̊ґу́ свободніє</text:p>
      <text:p text:style-name="P4"><text:soft-page-break/>шибовач спојр̌енієм пр̌ез таȷ̈мнічи терен. Му̊ві он нам, же поȷ̈динча,</text:p>
      <text:p text:style-name="P4">дробна пророча децизя, бич може вибу̊р ȷ̈днеґо окрес̌љонеґо су́ова, ȷ̈ст</text:p>
      <text:p text:style-name="P4">в станіє змієніч пр̌ишу́ощ. Му̊ві он нам: „Візя часу ȷ̈ст шерока, љеч</text:p>
      <text:p text:style-name="P4">ќди с̌іє̌ пр̌ез нія̌ пр̌еход̌і, час стаȷ̈ с̌іє̌ ва̌скімі др̌віямі”. І завше</text:p>
      <text:p text:style-name="P4">зваљчау́ он покусе̌ вибранія у́атвеґо безпієчнеґо ќрунку, пр̌естр̌еґая̌ц:</text:p>
      <text:p text:style-name="P4">„Ова щіежка провад̌і стаље в ду̊у́, до стаґнацї”.</text:p>
      <text:p text:style-name="P4">з „Пр̌ебудзенія Арраікіс” піу̊ра кс̌іє̌жнічкі Іруљан</text:p>
      <text:p text:style-name="P4">Ґди орнітоптери вихине̌у́и з ґу́е̌бі ноци понад іх ґу́овамі, Пауљ шгвичіу́ матке̌ за раміє̌.</text:p>
      <text:p text:style-name="P4">- Сту̊ј! - р̌учіу́ остро.</text:p>
      <text:p text:style-name="P4">Втеди ујр̌ау́ в бљаску кс̌іє̌жица статек провадза̌ци, характеристичне подвініє̌чіє скр̌идеу́</text:p>
      <text:p text:style-name="P4">пр̌и гамованію до ља̌дованія, бравурова̌ ґре̌ ду́оні на стерах.</text:p>
      <text:p text:style-name="P4">- То ȷ̈ст Ідаго - вишептау́.</text:p>
      <text:p text:style-name="P4">Статек враз з ескорта̌ с̌іяду́ в басеніє як стадо куропатв зљатуя̌цих на ље̌ґовіско. Ј̈ще</text:p>
      <text:p text:style-name="P4">ніє опаду́ кур̌, ќди Ідаго бієґу́ юж до ніх по піяску. За нім пода̌жау́и двіє сиљветкі ве</text:p>
      <text:p text:style-name="P4"><text:soft-page-break/>фремењскіх бурнусах. Пауљ розпознау́ ȷ̈дна̌: високі, з брода̌ рудобљонд - Кинес.</text:p>
      <text:p text:style-name="P4">- Те̌ди! - завоу́ау́ Кинес і скре̌чіу́ в љево. В тиље за Кинесем інні Фремені зар̌учіљі пљандекі</text:p>
      <text:p text:style-name="P4">на све орнітоптери. Статкі змієніу́и с̌іє̌ в р̌а̌д пу́аскіх видм. Ідаго зариу́ с̌іє̌ ноґамі в піяску</text:p>
      <text:p text:style-name="P4">пр̌ед Пауљем, засаљутовау́.</text:p>
      <text:p text:style-name="P4">- Му̊ј паніє, Фремені мая в побљіжу тимчасова̌ крију̊вке̌, ґд̌іє ми...</text:p>
      <text:p text:style-name="P4">- Цо с̌іє̌ там за вамі д̌ієȷ̈? - Пауљ всказау́ в ќрунку заме̌ту понад одљеґу́им кљіфем:</text:p>
      <text:p text:style-name="P4">пу́омієніє з диш с̌іљніку̊в, вія̌зкі рушніц љасерових с̌ієка̌це повієр̌хніє̌ пустині.</text:p>
      <text:p text:style-name="P4">Р̌адкі у Ідаго ус̌мієх заґощіу́ на ȷ̈ґо окра̌ґу́еј, у́аґоднеј твар̌и.</text:p>
      <text:p text:style-name="P4">- Му̊ј паніє... С̌іре, зоставіу́ем ім маљењка̌ нієспо...</text:p>
      <text:p text:style-name="P4">Ос̌љепіяя̌цо біяу́е с̌віяту́о - ясне як су́оњце - заљау́о пустиніє̌, рисуя̌ц іх чієніє на скаљним</text:p>
      <text:p text:style-name="P4">висте̌піє.</text:p>
      <text:p text:style-name="P4">Цгвичівши ду́оњ Пауља і раміє̌ Ј̈сс̌ікі Ідаго ȷ̈дним замашистим шарпніє̌чієм зваљіу́ с̌іє̌</text:p>
      <text:p text:style-name="P4">з німі зе скаљнеј пу̊у́кі на дно басену. Разем розчія̌ґне̌љі с̌іє̌ на піяску, ґди понад іх ґу́овамі</text:p>
      <text:p text:style-name="P4">заґр̌міяу́ у́оскот експљозї. Ј̈ј фаља <text:soft-page-break/>удер̌еніёва зміёту́а оду́амкі камієнія з опущонеј пр̌ез</text:p>
      <text:p text:style-name="P2">ніх пу̊у́кі. Ідаго с̌іяду́, отр̌епуя̌ц с̌іє̌ з піяску.</text:p>
      <text:p text:style-name="P4">- То ніє арсенау́ я̌дрови роду! - повієд̌іяу́а Ј̈сс̌іка. - Мис̌љау́ам...</text:p>
      <text:p text:style-name="P4">- Зоставіу́ес̌ за соба̌ наставіёна̌ тарче̌ - р̌еку́ Пауљ.</text:p>
      <text:p text:style-name="P4">- Вієљка̌ тарче̌ на пеу́на̌ моц - ос̌віядчиу́ Ідаго. - Вія̌зка рушніци љасеровеј мусне̌у́а я̌ і...</text:p>
      <text:p text:style-name="P4">- взрушиу́ раміёнамі.</text:p>
      <text:p text:style-name="P4">- Фузя субатомова - повієд̌іяу́а Ј̈сс̌іка. - То нієбезпієчна броњ.</text:p>
      <text:p text:style-name="P4">- Ніє броњ, моя пані, оброна. Тамта гоу́ота помис̌љі тераз два рази, занім ужиȷ̈ рушніц</text:p>
      <text:p text:style-name="P4">љасерових.</text:p>
      <text:p text:style-name="P4">Фремені з орнітоптеру̊в стане̌љі над німі. Ј̈ден завоу́ау́ щішоним ґу́осем:</text:p>
      <text:p text:style-name="P4">- Час зејщ в укричіє, пр̌иячієље.</text:p>
      <text:p text:style-name="P4">Пауљ подніу̊су́ с̌іє̌ на ноґі, подчас ґди Ідаго помаґау́ встач Ј̈сс̌іце.</text:p>
      <text:p text:style-name="P4">- Тен вибух пр̌ичія̌ґніє повшехна̌ уваґе̌, С̌іре - одезвау́ с̌іє̌ Ідаго.</text:p>
      <text:p text:style-name="P4">„С̌іре” - помис̌љау́ Пауљ. Якже д̌івніє бр̌міяу́о то су́ово в однієс̌ієнію до меґо. То ојчієц</text:p>
      <text:p text:style-name="P4">завше биу́ „С̌іре”.</text:p>
      <text:p text:style-name="P4">Почуу́, як на хвіље̌ наход̌і ґо моц ясновідзенія, ујр̌ау́ с̌ієбіє поражонеґо барбар̌ињска̌</text:p>
      <text:p text:style-name="P4"><text:soft-page-break/>с̌віядомощіа̌ раси људзќј, кту̊ра спиха вшехс̌віят чу́овієка в строне̌ хаосу. Візя</text:p>
      <text:p text:style-name="P4">пр̌иправіу́а Пауља о вевне̌тр̌ни диґот - дау́ с̌іє̌ провад̌іч Ідаго взду́уж краве̌д̌і басену до</text:p>
      <text:p text:style-name="P4">скаљнеґо висте̌пу. Фремені за помоца̌ своіх конденсатору̊в отвієраљі там пр̌ејщіе в ґу́а̌б</text:p>
      <text:p text:style-name="P4">піяску.</text:p>
      <text:p text:style-name="P4">- Чи моґе̌ понієщ чі сакве̌, С̌іре? - запитау́ Ідаго.</text:p>
      <text:p text:style-name="P4">- Ніє ȷ̈ст чіє̌жка, Дунцан - повієд̌іяу́ Пауљ.</text:p>
      <text:p text:style-name="P4">- Ніє маш тарчи особістеј - зауважиу́ Ідаго. - Цгчіяу́бис̌ моя̌?- Спојр̌ау́ на кљіф в оддаљі. Цгиба віє̌цеј ніє зобачими ту рушніц љасерових в акцї.</text:p>
      <text:p text:style-name="P4">- Затр̌имај сва̌ тарче̌, Дунцан. Твоȷ̈ праве раміє̌ станові дља мніє достатечна̌ охроне̌.</text:p>
      <text:p text:style-name="P4">Ј̈сс̌іка зауважиу́а, яќ враженіє зробіу́а та похвау́а на Ідаго, як пр̌исуна̌у́ с̌іє̌ бљіжеј</text:p>
      <text:p text:style-name="P4">Пауља. Аљеж нієомиљніє му̊ј син посте̌пуȷ̈ зе своімі људ̌ьмі - помис̌љау́а.</text:p>
      <text:p text:style-name="P4">Фремені усуне̌љі чоп скаљни, отвієрая̌ц вејщіе до натураљнеґо пустиннеґо компљексу</text:p>
      <text:p text:style-name="P4">под̌іємі. Зачія̌ґніє̌то осу́оне̌ маскуя̌ца̌ на отву̊р.</text:p>
      <text:p text:style-name="P4"><text:soft-page-break/>- Те̌ди - всказау́ ȷ̈ден з Фремену̊в і спровад̌іу́ іх скаљнимі стопніямі в чіємнощ. Осу́она</text:p>
      <text:p text:style-name="P4">затр̌имау́а бљаск кс̌іє̌жица за німі. В пр̌ед̌іє оживіу́а с̌іє̌ ніку́а, зієљона пос̌віята, добивая̌ц</text:p>
      <text:p text:style-name="P4">з мроку шгоди, щіани скаљне, закре̌т в љево. Зе вшисткіх строн отачаљі іх тераз Фремені</text:p>
      <text:p text:style-name="P4">в бурнусах, с̌пієша̌ци в ду̊у́.</text:p>
      <text:p text:style-name="P4">Скре̌чіљі за ру̊ґ, напоткаљі друґі тунељ віёда̌ци укос̌ніє в ґу́а̌б. Коњчиу́ с̌іє̌ сурова̌ комора̌</text:p>
      <text:p text:style-name="P4">ґроти.</text:p>
      <text:p text:style-name="P4">Пр̌ед німі стау́ Кинес одр̌уцоним до тиу́у каптурем д̌убби. В зієљоним с̌вієтље поу́исківау́</text:p>
      <text:p text:style-name="P4">коу́нієр̌ ȷ̈ґо фіљтрфрака. Ду́уґіє ву́оси і брода биу́и в нієу́ад̌іє. Бу́е̌кітне очи без біяу́ек биу́и</text:p>
      <text:p text:style-name="P2">сама̌ чіємнощіа̌ под кр̌ачастимі брвіямі.</text:p>
      <text:p text:style-name="P4">В овеј хвіљі спотканія Кинес д̌івіу́ с̌іє̌ собіє: Дљачеґо я помаґам тим људ̌іём? То</text:p>
      <text:p text:style-name="P4">најнієбезпієчнієјше зе вшистќґо, цо ќдикољвієк зробіу́ем. То може мніє зґубіч враз</text:p>
      <text:p text:style-name="P4">з німі. Ву̊вчас спојр̌авши Пауљові просто в твар̌, ујр̌ау́ ху́опца, кту̊ри запановау́ над</text:p>
      <text:p text:style-name="P4">розпача̌ і пр̌ибрау́ поставе̌ ме̌жчизни, маскуя̌ц вшистко пру̊ч <text:soft-page-break/>позицї, яка̌ тераз мус̌іяу́</text:p>
      <text:p text:style-name="P4">пр̌ия̌ч - кс̌іє̌чія. І Кинес здау́ собіє в тим моменчіє справе̌, же кс̌іє̌ство істнієȷ̈ чія̌ґље</text:p>
      <text:p text:style-name="P4">і виу́а̌чніє за справа̌ теґо му́од̌ієњца - і ніє биу́а то справа, кту̊ра̌ дау́оби с̌іє̌ зљекцеважич.</text:p>
      <text:p text:style-name="P4">Ј̈сс̌іка ȷ̈дним р̌утем ока оґарне̌у́а коморе̌, реȷ̈струя̌ц я̌ свимі змису́амі Бене Ґессеріт љабораторіюм, працовнія пеу́на закамарку̊в в давним стиљу.</text:p>
      <text:p text:style-name="P4">- То ȷ̈дна з Імперіяљних Дос̌віядчаљних Стацї Екољоґічних, кту̊ре му̊ј ојчієц хчіяу́</text:p>
      <text:p text:style-name="P4">мієч яко бази випадове - повієд̌іяу́ Пауљ.</text:p>
      <text:p text:style-name="P4">Ј̈ґо ојчієц хчіяу́! - помис̌љау́ Кинес. В даљшим чія̌ґу ніє му̊ґу́ с̌іє̌ собіє над̌івіч. Чи я</text:p>
      <text:p text:style-name="P4">зґу́упіяу́ем, же помаґам тим збієґом? По цо то робіє̌? Так у́атво можна би іх тераз уя̌ч, купіч</text:p>
      <text:p text:style-name="P4">за ніх зауфаніє Гарконнену̊в.</text:p>
      <text:p text:style-name="P4">Пауљ пошеду́ в с̌љади маткі, в ґестаљтичнеј љустрацї помієщенія обејмуя̌ц взроќм</text:p>
      <text:p text:style-name="P4">щіани з љітеј скати і сту̊у́ варштатови под ȷ̈дна̌ з ніх. На стоље стау́и шереґі інструменту̊в розяр̌оне тарче, пр̌еводове струґі руштове зе стерча̌цим ровкованим шку́ем. Запах</text:p>
      <text:p text:style-name="P4"><text:soft-page-break/>озону пр̌енікау́ помієщеніє.</text:p>
      <text:p text:style-name="P4">Кіљку Фремену̊в міне̌у́о іх знікая̌ц за зау́омем комори, ска̌д дољечіяу́и нове д̌ьвіє̌кі кашљніє̌чія с̌іљніка, візґ пасу̊в напе̌дових і љічних пр̌еку́адні. Пауљ спојр̌ау́ в ґу́а̌б комори,</text:p>
      <text:p text:style-name="P4">достр̌еґу́ спіє̌тр̌оне под щіана̌ кљаткі з маљењкімі звієр̌а̌ткамі.</text:p>
      <text:p text:style-name="P4">- Розпознау́ес̌ правіду́ово то помієщеніє - повієд̌іяу́ Кинес. До чеґо бис̌ викор̌истау́</text:p>
      <text:p text:style-name="P4">таќ мієјше, Пауљу Атридо?</text:p>
      <text:p text:style-name="P4">- До учинієнія теј пљанети мієјшем одповієднім дља істот људзкіх - одпару́ Пауљ.</text:p>
      <text:p text:style-name="P4">Може ву́ас̌ніє дљатеґо ім помаґам - помис̌љау́ Кинес.</text:p>
      <text:p text:style-name="P4">Одґу́оси машинерії раптовніє пр̌ешу́и в бученіє і учіху́и. В теј д̌ьвіє̌ковеј пру̊жні</text:p>
      <text:p text:style-name="P4">розљеґу́ с̌іє̌ чієнкі звієр̌е̌ци піск з кљатек. Урвау́ с̌іє̌ ґвау́товніє, якби в заженованію. Пауљ</text:p>
      <text:p text:style-name="P4">звру̊чіу́ поновніє уваґе̌ на кљаткі, зобачиу́, же те звієр̌е̌та то бра̌зовоскр̌иду́е нієтопер̌е. Од</text:p>
      <text:p text:style-name="P4">бочнеј щіани пр̌ез кљаткі чія̌ґна̌у́ с̌іє̌ аутоматични кармнік. З нієвідочнеґо ка̌та ґроти</text:p>
      <text:p text:style-name="P4">вишеду́ Фремен і звру̊чіу́ с̌іє̌ до Кинеса:</text:p>
      <text:p text:style-name="P4">- Љієт, ур̌а̌дзенія ґенератора поља <text:soft-page-break/>ніє д̌іяу́ая̌. Ніє ȷ̈стем в станіє замасковач нас пр̌ед</text:p>
      <text:p text:style-name="P4">чујнікамі збљіженіёвимі.</text:p>
      <text:p text:style-name="P4">- Даш раде̌ то направіч? - запитау́ Кинес.</text:p>
      <text:p text:style-name="P4">- Ніє од разу. Че̌щі... - взрушиу́ раміёнамі.</text:p>
      <text:p text:style-name="P4">- Но добр̌е - повієд̌іяу́ Кинес. - Обејд̌ієми с̌іє̌ затем без машинерії. Вичія̌ґніјчіє</text:p>
      <text:p text:style-name="P4">ре̌чна̌ помпе̌ повієтр̌а на повієр̌хніє̌.</text:p>
      <text:p text:style-name="P2">- Так ȷ̈ст.</text:p>
      <text:p text:style-name="P4">Ме̌жчизна оддаљіу́ с̌іє̌ пос̌пієшніє. Кинес звру̊чіу́ с̌іє̌ поновніє до Пауља:</text:p>
      <text:p text:style-name="P4">- Дау́ес̌ добра̌ одповієд̌ь.</text:p>
      <text:p text:style-name="P4">Ј̈сс̌іка однотовау́а свободне дуднієніє ґу́осу теґо чу́овієка. То биу́ ґу́ос кру̊љевскі,</text:p>
      <text:p text:style-name="P4">пр̌ивику́и до видаванія розказу̊в. І ніє пр̌еочиу́а теґо, же зврацано с̌іє̌ до нієґо Љієт. „Љієт”</text:p>
      <text:p text:style-name="P4">биу́о то фремењсќ аљтер еґо, друґа твар̌ уку́аднеґо пљанетољоґа.</text:p>
      <text:p text:style-name="P4">- Ј̈стес̌ми в највижшим стопнію вд̌іє̌чні за твоя̌ помоц, доктор̌е Кинес - повієд̌іяу́а.</text:p>
      <text:p text:style-name="P4">- Гммм, зобачими - р̌еку́ Кинес. Скіна̌у́ ґу́ова̌ ȷ̈днему зе свих људ̌і. - Кава</text:p>
      <text:p text:style-name="P4">пр̌иправова до моȷ̈ј кватери, Шамір.</text:p>
      <text:p text:style-name="P4">- Так ȷ̈ст, Љієт.</text:p>
      <text:p text:style-name="P4"><text:soft-page-break/>Кинес всказау́ скљепіёне пр̌ејщіе в бочнеј щіаніє комори.</text:p>
      <text:p text:style-name="P4">- Чи можна прос̌іч?</text:p>
      <text:p text:style-name="P4">Ј̈сс̌іка позвољіу́а собіє на кру̊љевсќ скінієніє ґу́ова̌ пр̌ед скор̌истанієм з запрошенія.</text:p>
      <text:p text:style-name="P4">Спостр̌еґу́а, же Пауљ даȷ̈ ду́онія̌ знак Ідаго, пољецая̌ц му зачія̌ґна̌ч ту варте̌.</text:p>
      <text:p text:style-name="P4">Ду́уґіє на два крокі пр̌ејщіе за чіє̌жкімі др̌віямі провад̌іу́о до квадратовеґо ґабінету,</text:p>
      <text:p text:style-name="P4">ос̌вієтљонеґо зу́отавимі куљамі с̌віє̌тояњскімі. Входза̌ц Ј̈сс̌іка пр̌еȷ̈хау́а ду́онія̌ по</text:p>
      <text:p text:style-name="P4">др̌віях, зе здумієнієм розпозная̌ц пљастаљ.</text:p>
      <text:p text:style-name="P4">Пауљ зробіу́ тр̌и крокі в ґу́а̌б покою і р̌учіу́ сакве̌ на поду́оґе̌. Усу́ишау́, як др̌ві с̌іє̌ за</text:p>
      <text:p text:style-name="P4">німі замикая̌, з уваґа̌ пр̌ијр̌ау́ с̌іє̌ помієщенію - окоу́о ос̌мію на ос̌ієм метру̊в, щіани</text:p>
      <text:p text:style-name="P4">з натураљнеј скау́и барви цурри, з вия̌тќм метаљових шафек картотекі з правеј строни. С̌родек</text:p>
      <text:p text:style-name="P4">покою зајмовау́ ніскі сту̊у́ пр̌икрити бљатем з мљечнеґо шку́а, мієнія̌цеґо с̌іє̌ жу̊у́тимі</text:p>
      <text:p text:style-name="P4">пе̌хер̌икамі. Отачау́и ґо чтери дрифове кр̌есу́а.</text:p>
      <text:p text:style-name="P4">Кинес обшеду́ Пауља, подсуна̌у́ кр̌есу́о Ј̈сс̌іце. Ус̌іяду́а обсервуя̌ц, в <text:soft-page-break/>які спосу̊б ȷ̈ј син</text:p>
      <text:p text:style-name="P4">бада тен поку̊ј. Пауљ стау́ ȷ̈ще пр̌ез хвіље̌. Љедво ухвитна аномаљія пра̌ду̊в повієтр̌а</text:p>
      <text:p text:style-name="P4">одкриу́а пр̌ед нім обецнощ секретних др̌ві за шафкамі картотекі по правеј ре̌це.</text:p>
      <text:p text:style-name="P4">- Чи зехцеш ус̌ія̌щ, Пауљу Атридо? - запитау́ Кинес.</text:p>
      <text:p text:style-name="P4">Як старанніє омія му̊ј титуу́ - помис̌љау́ Пауљ. Љеч пр̌ия̌у́ кр̌есу́о і в міљченію чекау́, аж</text:p>
      <text:p text:style-name="P4">Кинес зајміє своȷ̈ мієјше.</text:p>
      <text:p text:style-name="P4">- Пр̌ечуу́ес̌, же Арракіс моґу́аби бич раȷ̈м - повієд̌іяу́ Кинес. - Ј̈днак, як від̌іш,</text:p>
      <text:p text:style-name="P4">Імперіюм пр̌исиу́а ту виу́а̌чніє свих вишкољоних наȷ̈мних збіру̊в, свих у́овцу̊в</text:p>
      <text:p text:style-name="P4">пр̌иправи!</text:p>
      <text:p text:style-name="P4">Пауљ подніу̊су́ кчіюк з кс̌ія̌же̌цим сиґнетем.</text:p>
      <text:p text:style-name="P4">- Від̌іш тен пієрщіењ?</text:p>
      <text:p text:style-name="P4">- Так.</text:p>
      <text:p text:style-name="P4">- Вієш, цо он значи?</text:p>
      <text:p text:style-name="P4">Ј̈сс̌іка обру̊чіу́а с̌іє̌ ґвау́товніє витр̌ещая̌ц очи на свеґо сина.</text:p>
      <text:p text:style-name="P2">- Тву̊ј ојчієц љежи мартви в руінах Арракін - повієд̌іяу́ Кинес. - Формаљніє ти ȷ̈стес̌</text:p>
      <text:p text:style-name="P4">кс̌іє̌чієм.</text:p>
      <text:p text:style-name="P4">- Ј̈стем жоу́нієр̌ем Імперіюм - повієд̌іяу́ Пауљ. - „Формаљніє” <text:soft-page-break/>наȷ̈мним збірем.</text:p>
      <text:p text:style-name="P4">Кинес почіємніяу́ на твар̌и.</text:p>
      <text:p text:style-name="P4">- Навет ґди сардаукар̌и Імператора стоя̌ над чіяу́ем твоȷ̈ґо ојца?</text:p>
      <text:p text:style-name="P4">- Сардаукар̌и то ȷ̈дна справа, а љеґаљне з́ру̊ду́о моȷ̈ј ву́адзи то друґа - р̌еку́ Пауљ.</text:p>
      <text:p text:style-name="P4">- Арракіс ма сву̊ј ву́асни спосу̊б окрес̌љанія, кто ход̌і в ауреољі ву́адзи - повієд̌іяу́</text:p>
      <text:p text:style-name="P4">Кинес.</text:p>
      <text:p text:style-name="P4">Зас̌ Ј̈сс̌іка оґља̌дая̌ц с̌іє̌ на Кинеса помис̌љау́а: В тим чу́овієку ȷ̈ст стаљ, пр̌ез нікоґо ніє</text:p>
      <text:p text:style-name="P4">розгартована... а ми потр̌ебуȷ̈ми стаљі. Пауљ робі нієбезпієчна̌ р̌еч.</text:p>
      <text:p text:style-name="P4">- Сардаукар̌и на Арракіс са̌ міяра̌ теґо, як бардзо наш наюкохањши Імператор бау́ с̌іє̌</text:p>
      <text:p text:style-name="P4">меґо ојца. Тераз я достарче̌ Імператорові поводу̊в до страху пр̌ед...</text:p>
      <text:p text:style-name="P4">- Цгу́опче - повієд̌іяу́ Кинес - са̌ справи, кту̊рих ти ніє...</text:p>
      <text:p text:style-name="P4">- Зврацај с̌іє̌ до мніє „С̌іре” аљбо „му̊ј паніє” - пр̌ервау́ Пауљ.</text:p>
      <text:p text:style-name="P4">Ніє так остро - помис̌љау́а Ј̈сс̌іка.</text:p>
      <text:p text:style-name="P4">Кинес вљепіу́ очи в Пауља і Ј̈сс̌іка достр̌еґу́а в ніх бу́иск под̌іву, а і розбавієніє теж</text:p>
      <text:p text:style-name="P4">биу́о в спојр̌енію пљанетољоґа.</text:p>
      <text:p text:style-name="P4">- С̌іре - повієд̌іяу́ Кинес.</text:p>
      <text:p text:style-name="P4">- Ј̈стем кощіа̌ в ґардље дља <text:soft-page-break/>Імператора - р̌еку́ Пауљ. - Ј̈стем кощіа̌ в ґардље дља</text:p>
      <text:p text:style-name="P4">вшисткіх, кту̊р̌и под̌ієљіљіби с̌іє̌ Арракіс як у́упем. Допу̊кі жиȷ́, ніє пр̌естане̌ бич така̌ кощіа̌</text:p>
      <text:p text:style-name="P4">в ґардље, аж с̌іє̌ мна̌ заду́авія̌ на с̌мієрч!</text:p>
      <text:p text:style-name="P4">- Су́ова - повієд̌іяу́ Кинес.</text:p>
      <text:p text:style-name="P4">Пауљ ніє спущау́ з нієґо очу. По хвіљі р̌еку́:</text:p>
      <text:p text:style-name="P4">- Мачіє ту міт о Љісаніє аљ - Ґаібіє - Ґу́ос̌іє з Іннеґо С̌віята - кту̊ри ма повієщ Фремену̊в</text:p>
      <text:p text:style-name="P4">до раю. Твоі људ̌іє мая̌...</text:p>
      <text:p text:style-name="P4">- Забобони! - р̌еку́ Кинес.</text:p>
      <text:p text:style-name="P4">- Бич може - зґод̌іу́ с̌іє̌ Пауљ. - А може і ніє. Забобони мая̌ часамі д̌івне кор̌еніє,</text:p>
      <text:p text:style-name="P4">а ȷ̈ще д̌івнієјше ґау́е̌зіє.</text:p>
      <text:p text:style-name="P4">- Маш якіс̌ пљан - повієд̌іяу́ Кинес. - То відач... С̌іре.</text:p>
      <text:p text:style-name="P4">- Чи твоі Фремені моґљіби мі достарчич нієзбітеґо доводу, же са̌ тутај сардаукар̌и</text:p>
      <text:p text:style-name="P4">в мундурах Гарконнену̊в?</text:p>
      <text:p text:style-name="P4">- Нієвикључоне.</text:p>
      <text:p text:style-name="P4">- Імператор з повротем поставі ту у ву́адзи Гарконнену̊в - повієд̌іяу́ Пауљ. - Може навет</text:p>
      <text:p text:style-name="P4">Бестіє̌ Раббана. Нієх му бе̌д̌іє. Як юж Ј̈ґо Високощ забрніє за даљеко, би викре̌чіч с̌іє̌ од</text:p>
      <text:p text:style-name="P4">віни, нієхај зајр̌и му в очи відмо <text:soft-page-break/>Акту Щеґу̊у́овеґо пр̌ед Љансраадем. Нієх одповіє</text:p>
      <text:p text:style-name="P4">там, ґд̌іє...</text:p>
      <text:p text:style-name="P2">- Пауљ! - повієд̌іяу́а Ј̈сс̌іка.</text:p>
      <text:p text:style-name="P4">- Заку́адая̌ц, же Висока Рада Љандсрааду розпатр̌и твоя̌ справе̌ - р̌еку́ Кинес - резуљтат</text:p>
      <text:p text:style-name="P4">може бич тиљко ȷ̈ден: повшехна војна міє̌дзи Імперіюм а високімі родамі.</text:p>
      <text:p text:style-name="P4">- Цгаос - повієд̌іяу́а Ј̈сс̌іка.</text:p>
      <text:p text:style-name="P4">- Аље я бим пр̌едставіу́ своя̌ справе̌ Імператорові - повієд̌іяу́ Пауљ - дая̌ц му</text:p>
      <text:p text:style-name="P4">аљтернативе̌ дља хаосу.</text:p>
      <text:p text:style-name="P4">Ј̈сс̌іка одезвау́а с̌іє̌ безбарвним ґу́осем:</text:p>
      <text:p text:style-name="P4">- Шантаж?</text:p>
      <text:p text:style-name="P4">- Ј̈дно з нар̌е̌д̌і дипљомацї, як сама му̊віу́ас̌ - повієд̌іяу́ Пауљ і Ј̈сс̌іка усу́ишау́а в ȷ̈ґо</text:p>
      <text:p text:style-name="P4">ґу́ос̌іє завзіє̌тощ. - Імператор ніє ма сину̊в, тиљко саме цу̊ркі.</text:p>
      <text:p text:style-name="P4">- Мієр̌иу́бис̌ до трону? - спитау́а Ј̈сс̌іка.</text:p>
      <text:p text:style-name="P4">- Імператор ніє заризикуȷ̈ обру̊ценія в пер̌ине̌ Імперіюм пр̌ез војне̌ тотаљна̌ - повієд̌іяу́</text:p>
      <text:p text:style-name="P4">Пауљ. - Пљанети в руініє, повшехни заме̌т... теґо он ніє заризикуȷ̈.</text:p>
      <text:p text:style-name="P4">- Пропонуȷ̈ш десперацка̌ заґривке̌ - повієд̌іяу́ Кинес.</text:p>
      <text:p text:style-name="P4">- Чеґо с̌іє̌ најбард̌ієј боя̌ висоќ роди <text:soft-page-break/>Љандсрааду?- запитау́ Пауљ. - Боя̌ с̌іє̌ најбард̌ієј</text:p>
      <text:p text:style-name="P4">теґо, цо ву́ас̌ніє д̌ієȷ̈ с̌іє̌ ту на Арракіс: же сардаукар̌и виту́ука̌ ȷ̈ по кољеі. Дљатеґо ву́ас̌ніє</text:p>
      <text:p text:style-name="P4">істнієȷ̈ Љандсраад. То ȷ̈ст споіво Вієљќј Конвенцї. Тиљко разем моґа̌ с̌іє̌ пр̌ечівставіч</text:p>
      <text:p text:style-name="P4">с̌іу́ом імперіяљним.</text:p>
      <text:p text:style-name="P4">- Аље оне са̌...</text:p>
      <text:p text:style-name="P4">- Ото чеґо с̌іє̌ боя̌ - чія̌ґна̌у́ Пауљ. - Арракіс станіє с̌іє̌ збіёровим кр̌иќм. Кажди з ніх</text:p>
      <text:p text:style-name="P4">зобачи в моім ојцу с̌ієбіє - одчіє̌теґо од стада і забітеґо.</text:p>
      <text:p text:style-name="P4">Кинес звру̊чіу́ с̌іє̌ до Ј̈сс̌ікі:</text:p>
      <text:p text:style-name="P4">- Повіу̊ду́би с̌іє̌ ȷ̈ґо пљан?</text:p>
      <text:p text:style-name="P4">- Ніє ȷ̈стем ментатем - повієд̌іяу́а Ј̈сс̌іка.</text:p>
      <text:p text:style-name="P4">- Аље ȷ̈стес̌ Бене Ґессеріт.</text:p>
      <text:p text:style-name="P4">Р̌учіу́а му бадавче спојр̌еніє.</text:p>
      <text:p text:style-name="P4">- Ј̈ґо пљан ма моцне і су́абе строни... як кажди пљан на такім етапіє. Поводзеніє пљану тиље</text:p>
      <text:p text:style-name="P4">само заљежи од виконанія, цо од концепцї.</text:p>
      <text:p text:style-name="P4">- „Право ȷ̈ст највижша̌ наука̌” - зацитовау́ Пауљ. - Так ȷ̈ст напісане над др̌віямі</text:p>
      <text:p text:style-name="P4">Імператора. Пропонуȷ́ показач му право.</text:p>
      <text:p text:style-name="P4">- Я зас̌ ніє ȷ̈стем певієн, чи моґе̌ зауфач особіє, кту̊ра <text:soft-page-break/>виконциповау́а тен пљан повієд̌іяу́ Кинес. - Арракіс ма сву̊ј ву́асни пљан, кту̊ри ми...</text:p>
      <text:p text:style-name="P4">- З трону - пр̌ервау́ Пауљ - му̊ґу́бим замієніч Арракіс в рај ȷ̈дним скінієнієм ре̌кі. То ȷ̈ст</text:p>
      <text:p text:style-name="P4">монета, яка̌ оферуȷ́ за твоȷ̈ попарчіє.</text:p>
      <text:p text:style-name="P4">Кинес зештивніяу́.</text:p>
      <text:p text:style-name="P4">- Моя љояљнощ ніє ȷ̈ст на спр̌едаж, С̌іре.</text:p>
      <text:p text:style-name="P2">Пауљ утквіу́ в нім спојр̌еніє понад стоу́ем, здер̌ая̌ц с̌іє̌ з жімним пу́омієнієм ових</text:p>
      <text:p text:style-name="P4">бу́е̌кітних в бу́е̌кічіє очу, пр̌иґља̌дая̌ц с̌іє̌ бродатеј твар̌и, ву́адчеј мініє. Чієрпкі ус̌мієх</text:p>
      <text:p text:style-name="P4">пр̌емкна̌у́ по варґах Пауља.</text:p>
      <text:p text:style-name="P4">- Добр̌е повієд̌іяне. Пр̌епрашам.</text:p>
      <text:p text:style-name="P4">Кинес патр̌иу́ му просто в очи і по хвіљі р̌еку́:</text:p>
      <text:p text:style-name="P4">- Жаден Гарконнен ніґди ніє пр̌изнау́ с̌іє̌ до бу́е̌ду. Може ви, Атрид̌і, ніє ȷ̈стещіе таци як</text:p>
      <text:p text:style-name="P4">оні.</text:p>
      <text:p text:style-name="P4">- Може то бич бу́а̌д в іх подставовеј едукацї - р̌еку́ Пауљ. - Му̊віш, же ніє ȷ̈стес̌ на</text:p>
      <text:p text:style-name="P4">спр̌едаж, љеч я вієр̌е̌, же мам монете̌, кту̊ра̌ пр̌ијмієш. За твоя̌ вієрнощ с̌љубуȷ́ чі моя̌</text:p>
      <text:p text:style-name="P4">вієрнощ... цау́ковіта̌.</text:p>
      <text:p text:style-name="P4">Син му̊ј ма атридзка̌ щерощ - <text:soft-page-break/>помис̌љау́а Ј̈сс̌іка. - Му у̊в кољосаљни, правіє наівни</text:p>
      <text:p text:style-name="P4">гонор. Цу̊ж то за поте̌жна доправди с̌іу́а. - Від̌іяу́а, же су́ова Пауља встр̌а̌сне̌у́и Кинесем.</text:p>
      <text:p text:style-name="P4">- То ȷ̈ст нонсенс - повієд̌іяу́ Кинес. - Ј̈стес̌ заљедвіє ху́опцем і...</text:p>
      <text:p text:style-name="P4">- Ј̈стем кс̌іє̌чієм - р̌еку́ Пауљ. - Ј̈стем Атрида̌. Жаден Атрида ніґди ніє зу́амау́ таќґо</text:p>
      <text:p text:style-name="P4">с̌љубу.</text:p>
      <text:p text:style-name="P4">Кинес пр̌еу́кна̌у́ с̌љіне̌.</text:p>
      <text:p text:style-name="P4">- Ќди му̊віє̌: цау́ковіта̌ - повієд̌іяу́ Пауљ - означа то: без ґраніц. Оддау́бим за чієбіє</text:p>
      <text:p text:style-name="P4">жичіє.</text:p>
      <text:p text:style-name="P4">- С̌іре! - р̌еку́ Кинес; су́ово то само с̌іє̌ вирвау́о, а Ј̈сс̌іка зауважиу́а, же ніє му̊ві юж до</text:p>
      <text:p text:style-name="P4">піє̌тнастољетнієґо ху́опца, љеч до ме̌жчизни, до суверена. Тераз Кинес трактовау́ то су́ово на</text:p>
      <text:p text:style-name="P4">серіё. В теј хвіљі оддау́би за Пауља жичіє - помис̌љау́а. - Як Атрид̌і то робія̌, так шибко, з така̌</text:p>
      <text:p text:style-name="P4">у́атвощіа̌?</text:p>
      <text:p text:style-name="P4">- Вієм, же му̊віш то поважніє - р̌еку́ Кинес. - Ј̈днак Гаркон...</text:p>
      <text:p text:style-name="P4">Др̌ві за пљецамі Пауља розвару́и с̌іє̌ з тр̌асќм. Обру̊чіу́ с̌іє̌ як опар̌они на ку́е̌бовіско</text:p>
      <text:p text:style-name="P4">ваљкі в пр̌ејщіу - кр̌икі, ще̌к стаљі, викр̌ивіёне твар̌е як воскове маскі. <text:soft-page-break/>З матка̌</text:p>
      <text:p text:style-name="P4">у боку Пауљ скочиу́ до др̌ві, дојр̌ау́ бљокуя̌цеґо пр̌ејщіе Ідаго і ȷ̈ґо набієґу́е крвія̌ очи</text:p>
      <text:p text:style-name="P4">відочне пр̌ез замґљеніє тарчи, а над німі ду́оніє як шпони, рухљіве пу̊у́коља стаљі</text:p>
      <text:p text:style-name="P4">безскутечніє ра̌бія̌це в тарче̌. Помарањчови пу́омієњ стр̌ељіу́ з виљоту ґу́ушака і одбіу́ с̌іє̌ од</text:p>
      <text:p text:style-name="P4">тарчи. Кљінґі Ідаго биу́и вше̌д̌іє, міґая̌це, очієкая̌це червієнія̌. І зараз Кинес знаљазу́ с̌іє̌</text:p>
      <text:p text:style-name="P4">пр̌и Пауљу, вспу̊љним чіє̌жарем напарљі на др̌ві. По раз остатні міґна̌у́ Пауљові Ідаго,</text:p>
      <text:p text:style-name="P4">ставіяя̌ци чоу́о мровію гарконнењскіх мундуру̊в - ȷ̈ґо бу́искавічне, контрољоване зводи,</text:p>
      <text:p text:style-name="P4">червони виквіт с̌мієрчі в чарних як у козу́а ву́осах. По чим др̌ві замкніє̌то і розљеґу́ с̌іє̌</text:p>
      <text:p text:style-name="P4">тр̌аск, ґди Кинес ȷ̈ риґљовау́.</text:p>
      <text:p text:style-name="P4">- Виґља̌да на то, же с̌іє̌ здецидовау́ем - повієд̌іяу́ Кинес.</text:p>
      <text:p text:style-name="P4">- Ктос̌ викриу́ твоя̌ машинеріє̌ пр̌ед зау́оженієм осу́они - ствієрд̌іу́ Пауљ.</text:p>
      <text:p text:style-name="P4">Одчія̌ґна̌у́ матке̌ од др̌ві, в ȷ̈ј очах достр̌еґу́ розпач.</text:p>
      <text:p text:style-name="P2">- Повінієнем биу́ спод̌ієвач с̌іє̌ ку́опоту̊в, ќди ніє надешу́а кава - повієд̌іяу́ Кинес.</text:p>
      <text:p text:style-name="P4"><text:soft-page-break/>- Маш тутај укрите вијщіе - одезвау́ с̌іє̌ Пауљ. - Може скор̌истами з нієґо?</text:p>
      <text:p text:style-name="P4">Кинес зачерпна̌у́ тху.</text:p>
      <text:p text:style-name="P4">- Др̌ві повінни витр̌имач пр̌инајмнієј двад̌ієщіа мінут вшистко, з вия̌тќм</text:p>
      <text:p text:style-name="P4">рушніци љасеровеј.</text:p>
      <text:p text:style-name="P4">- Ніє ужия̌ рушніци з обави, же мами з теј строни тарче̌ - повієд̌іяу́ Пауљ.</text:p>
      <text:p text:style-name="P4">- То биљі сардаукар̌и в гарконнењскіх мундурах - вишептау́а Ј̈сс̌іка.</text:p>
      <text:p text:style-name="P4">Су́ишељі тераз ваљеніє, ритмічне удер̌енія в др̌ві. Кинес всказау́ шафкі под щіана̌</text:p>
      <text:p text:style-name="P4">з правеј строни.</text:p>
      <text:p text:style-name="P4">- Те̌ди - повієд̌іяу́.</text:p>
      <text:p text:style-name="P4">Подшеду́ до пієрвшеј шафкі, отвор̌иу́ шуфљаде̌, поманіпуљовау́ знајдуя̌ца̌ с̌іє̌ в с̌родку</text:p>
      <text:p text:style-name="P4">д̌ьвіґнія̌. Цау́а щіана шафек отвару́а с̌іє̌ на ощіеж, одсу́аніяя̌ц чарни виљот тунељу.</text:p>
      <text:p text:style-name="P4">- Те др̌ві то ру̊внієж пљастаљ! - р̌еку́ Кинес.</text:p>
      <text:p text:style-name="P4">- Биу́ес̌ добр̌е пр̌иґотовани - повієд̌іяу́а Ј̈сс̌іка.</text:p>
      <text:p text:style-name="P4">- Жиȷ̈ми под Гарконненамі од ос̌іємд̌ієс̌іє̌чію љат.</text:p>
      <text:p text:style-name="P4">Впровад̌іу́ іх в чіємнощ, замкна̌у́ др̌ві. В раптовнеј черні Ј̈сс̌іка зобачиу́а пр̌ед</text:p>
      <text:p text:style-name="P4"><text:soft-page-break/>соба̌ с̌вієтљна̌ стр̌ау́ке̌ на поду́одзе. З тиу́у добієґу́ ґу́ос Кинеса.</text:p>
      <text:p text:style-name="P4">- Ту с̌іє̌ розд̌ієљіми. Та запора ȷ̈ст моцнієјша. Витр̌има пр̌инајмнієј пр̌ез ґод̌іне̌.</text:p>
      <text:p text:style-name="P4">Ід̌ьчіє по стр̌ау́ках на поду́одзе такіх як та. Бе̌да̌ ґасу́и по вашим пр̌ејщіу.</text:p>
      <text:p text:style-name="P4">Провадза̌ пр̌ез љабіринт до запасовеґо вијщіа, ґд̌іє укриу́ем орнітоптер. Д̌іс̌ієјшеј ноци</text:p>
      <text:p text:style-name="P4">над пустинія̌ пр̌еход̌і самум. Ваша̌ ȷ̈дина̌ шанса̌ ȷ̈ст допащ ґо, вејщ в пуу́ап бур̌и,</text:p>
      <text:p text:style-name="P4">пошибовач з нія̌. Моі људ̌іє доконуя̌ теґо крадна̌ц орнітоптери. Ј̈с̌љі утр̌имачіє с̌іє̌ на карку</text:p>
      <text:p text:style-name="P4">віхури, ȷ̈стещіе оцаљені.</text:p>
      <text:p text:style-name="P4">- Цо з тоба̌? - запитау́ Пауљ.</text:p>
      <text:p text:style-name="P4">- Я спру̊буȷ́ умкна̌ч інна̌ дроґа̌. Ј̈с̌љі мніє зу́апія̌... цу̊ж, надаљ ȷ̈стем імперіяљним</text:p>
      <text:p text:style-name="P4">пљанетољоґієм. Моґе̌ твієрд̌іч, же биу́ем вашим ȷ̈њцем.</text:p>
      <text:p text:style-name="P4">Змикач як тху̊р̌е - помис̌љау́ Пауљ. - Аље як іначеј моґе̌ жич, би помщіч ојца? Одвру̊чіу́</text:p>
      <text:p text:style-name="P4">с̌іє̌ твар̌а̌ до др̌ві. Ј̈сс̌іка усу́ишау́а ȷ̈ґо рух.</text:p>
      <text:p text:style-name="P4">- Дунцан ніє жиȷ̈, Пауљ. Від̌іяу́ес̌ те̌ ране̌. Ніц ніє можеш дља нієґо зробіч.</text:p>
      <text:p text:style-name="P4">- Певнеґо днія запу́аца̌ мі за ніх <text:soft-page-break/>вшисткіх - повієд̌іяу́ Пауљ.</text:p>
      <text:p text:style-name="P4">- Ніє запу́аца̌, ȷ̈с̌љі с̌іє̌ тераз ніє пос̌пієшиш - р̌еку́ Кинес.</text:p>
      <text:p text:style-name="P4">Пауљ почуу́ ду́оњ ме̌жчизни на рамієнію.</text:p>
      <text:p text:style-name="P4">- Ґд̌іє с̌іє̌ спотками, Кинес? - запитау́.</text:p>
      <text:p text:style-name="P4">- Розес̌ље̌ Фремену̊в, би вас шукаљі. Дроґа самуму ȷ̈ст знана. Тераз с̌пієшчіє с̌іє̌ і оби</text:p>
      <text:p text:style-name="P4">Вієљка Мачієр̌ дау́а вам хижощ і ще̌щіе.</text:p>
      <text:p text:style-name="P4">Усу́ишељі шураніє в чіємнощі. Кинес одход̌іу́. Ј̈сс̌іка однаљазу́а ду́оњ Пауља, почія̌ґне̌у́а</text:p>
      <text:p text:style-name="P2">ґо у́аґодніє.</text:p>
      <text:p text:style-name="P4">- Ніє можеми с̌іє̌ зґубіч - повієд̌іяу́а.</text:p>
      <text:p text:style-name="P4">- Так.</text:p>
      <text:p text:style-name="P4">Міна̌у́ за нія̌ пієрвша̌ стр̌ау́ке̌, відза̌ц, як робі с̌іє̌ чарна под доткніє̌чієм іх сту̊п. Даљеј</text:p>
      <text:p text:style-name="P4">вабіу́а друґа. Пр̌екрочиљі я̌, зобачиљі, як ґас̌ніє, пр̌ед соба̌ мієљі насте̌пна̌ стр̌ау́ке̌. Бієґљі</text:p>
      <text:p text:style-name="P4">тераз. Пљани в с̌родку пљану̊в вевна̌тр̌ пљану̊в в пљанах - мис̌љау́а Ј̈сс̌іка. - Чи обецніє</text:p>
      <text:p text:style-name="P4">стаљіс̌ми с̌іє̌ че̌щіа̌ пљану коґос̌ іннеґо?</text:p>
      <text:p text:style-name="P4">Стр̌ау́кі віёду́и іх пр̌ез закре̌ти, коу́о бочних, нієвираз́ніє тиљко вичуваљних в ніку́еј</text:p>
      <text:p text:style-name="P4">љумінешенцї одну̊ґ. Дроґа пр̌ез <text:soft-page-break/>певієн час провад̌іу́а укос̌ніє в ду̊у́, насте̌пніє в ґу̊ре̌, стаље</text:p>
      <text:p text:style-name="P4">в ґу̊ре̌. В коњцу поконаљі шгоди, скре̌чіљі за ру̊ґ і затр̌имаљі с̌іє̌ в мієјшу пр̌ед розяр̌оним</text:p>
      <text:p text:style-name="P4">мурем з чіємна̌ д̌ьвіґнія̌ відочна̌ на самим с̌родку. Пауљ пр̌ичісна̌у́ д̌ьвіґніє̌. Мур уста̌піу́</text:p>
      <text:p text:style-name="P4">пр̌ед німі. Забу́ису́о с̌віяту́о указуя̌ц вичіёсана̌ в скаље ґроте̌ з пр̌ицупніє̌тим пос̌родку</text:p>
      <text:p text:style-name="P4">орнітоптерем. За статќм маячиу́а ґу́адка, шара щіана з рисунќм др̌ві.</text:p>
      <text:p text:style-name="P4">- Дока̌д пошеду́ Кинес? - спитау́а Ј̈сс̌іка.</text:p>
      <text:p text:style-name="P4">- Поста̌піу́ так, як кажди витравни дову̊дца партизанцкі - повієд̌іяу́ Пауљ. - Розд̌ієљіу́ нас</text:p>
      <text:p text:style-name="P4">на двіє ґрупи і так то зорґанізовау́, жеби сам ніє му̊ґу́ виявіч, ґд̌іє ȷ̈стес̌ми, ґдиби ґо</text:p>
      <text:p text:style-name="P4">зу́апаљі. Направде̌ ніє бе̌д̌іє вієд̌іяу́.</text:p>
      <text:p text:style-name="P4">Почія̌ґна̌у́ Ј̈сс̌іке̌ до ґроти зауважая̌ц пр̌и тим, же іх стопи взбіяя̌ пиу́ з поду́оґі.</text:p>
      <text:p text:style-name="P4">- Нікоґо ту ніє биу́о од давна - повієд̌іяу́.</text:p>
      <text:p text:style-name="P4">- Видавау́ с̌іє̌ уфач, же Фремені нас однајда̌ - р̌еку́а.</text:p>
      <text:p text:style-name="P4">- Под̌ієљам те̌ уфнощ.</text:p>
      <text:p text:style-name="P4">Пауљ пущіу́ ȷ̈ј ре̌ке̌, подшеду́ши до љевих др̌ві орнітоптера; отвор̌иу́ ȷ̈ і зу́ожиу́ в тиље</text:p>
      <text:p text:style-name="P4"><text:soft-page-break/>своя̌ сакве̌.</text:p>
      <text:p text:style-name="P4">- Тен статек ма осу́оне̌ пр̌ед чујніќм збљіженіёвим - р̌еку́. - Табљіца пр̌ир̌а̌ду̊в криȷ̈</text:p>
      <text:p text:style-name="P4">здаљне стерованіє брама̌, стерованіє с̌віяту́а. Ос̌іємд̌ієс̌ія̌т љат под Гарконненамі научиу́о іх</text:p>
      <text:p text:style-name="P4">сумієннощі.</text:p>
      <text:p text:style-name="P4">Ј̈сс̌іка опару́а с̌іє̌ з друґієј строни о бурте̌ статку, у́апія̌ц оддех.</text:p>
      <text:p text:style-name="P4">- Гарконненовіє позоставія̌ одд̌іяу́ осу́они в тим реёніє - повієд̌іяу́а. - Ніє са̌ ґу́упцамі.</text:p>
      <text:p text:style-name="P4">- Одвоу́ау́а с̌іє̌ до свеґо вичучія ќрунку, всказау́а на право. - Оґља̌дани пр̌ез нас самум</text:p>
      <text:p text:style-name="P4">ȷ̈ст тутај.</text:p>
      <text:p text:style-name="P4">Пауљ ківна̌у́ ґу́ова̌, ваљча̌ц з наґу́а̌ нієхе̌чія̌ до вирушенія. Знау́ ȷ̈ј пр̌ичине̌, цо ніє</text:p>
      <text:p text:style-name="P4">подтр̌имивау́о ґо на духу. Ґд̌ієс̌ в чія̌ґу ноци міна̌у́ критични пункт запущая̌ц с̌іє̌</text:p>
      <text:p text:style-name="P4">в нієзнане. Отачая̌це іх територіюм часу биу́о му знаёме, љеч ту і тераз явіу́о с̌іє̌ яко</text:p>
      <text:p text:style-name="P4">мієјше заґадкове. Биу́о то так, якби споґља̌дау́ на с̌ієбіє знікая̌цеґо в ґу́е̌бі котљіни.</text:p>
      <text:p text:style-name="P4">З нієзљічоних щіежек виходза̌цих з овеј котљіни нієкту̊ре моґу́и з повротем вивієщ</text:p>
      <text:p text:style-name="P4">нієяќґо Пауља Атриде̌ на с̌віяту́о, <text:soft-page-break/>љеч віє̌кшощ ніє.</text:p>
      <text:p text:style-name="P2">- Ім ду́ужеј звљеками, тим љепієј оні бе̌да̌ пр̌иґотовані - повієд̌іяу́а Ј̈сс̌іка.</text:p>
      <text:p text:style-name="P4">- Вс̌іядај і запніј паси.</text:p>
      <text:p text:style-name="P4">Доу́а̌чиу́ до нієј вевна̌тр̌ орнітоптера, чія̌ґље борикая̌ц с̌іє̌ з мис̌ља̌, же теґо „с̌љепеґо” дна</text:p>
      <text:p text:style-name="P4">ніє від̌іяу́ в жаднеј пророчеј візї. І дознау́ встр̌а̌су упр̌итамніяя̌ц собіє, же поку́ада цораз</text:p>
      <text:p text:style-name="P4">віє̌кше зауфаніє в пророчеј паміє̌чі, цо осу́абіу́о ґо в обецнеј критичнеј, ситуацї. „Ј̈жељі</text:p>
      <text:p text:style-name="P4">уфаш ȷ̈диніє своім очом, твоȷ̈ позостау́е змису́и су́абна̌”. Биу́ то аксёмат Бене Ґессеріт.</text:p>
      <text:p text:style-name="P4">Одніу̊су́ ґо тераз до с̌ієбіє, обієцуя̌ц собіє ніґди віє̌цеј ніє впащ в ова̌ пуу́апке̌... ȷ̈жељі</text:p>
      <text:p text:style-name="P4">вијд̌іє з теґо цау́о. Запія̌у́ паси безпієчењства, упевніу́ с̌іє̌, же матка ȷ̈ст забезпієчона,</text:p>
      <text:p text:style-name="P4">справд̌іу́ статек. Скр̌иду́а биу́и розпостарте на цау́а̌ шерокощ в позицї спочинку, іх дељікатне,</text:p>
      <text:p text:style-name="P4">метаљове пр̌епљоти розчія̌ґніє̌те. Доткна̌у́ д̌ьвіґні вчія̌ґніка, обсервуя̌ц, як скр̌иду́а скрацая̌</text:p>
      <text:p text:style-name="P4">с̌іє̌ до старту на чіс̌нієнію у́адованія с̌іљніка, так як ґо учиу́ Ґурнеи Гаљљецк. Пр̌еу́а̌чнік</text:p>
      <text:p text:style-name="P4">розрушніка пр̌есуна̌у́ с̌іє̌ без опору. <text:soft-page-break/>Тарче на табљіци пр̌ир̌а̌ду̊в ожиу́и з хвіља̌ нау́адованія</text:p>
      <text:p text:style-name="P4">подвієшоних ґондољі с̌іљніку̊в. Турбіни розпоче̌у́и сву̊ј чіхи сик.</text:p>
      <text:p text:style-name="P4">- Ґотова? - запитау́.</text:p>
      <text:p text:style-name="P4">- Так.</text:p>
      <text:p text:style-name="P4">Доткна̌у́ здаљнеґо стерованія с̌віяту́а. Окриу́а іх чіємнощ. Ј̈ґо ду́оніє биу́и чієніямі на тље</text:p>
      <text:p text:style-name="P4">подс̌вієтљоних тарч, ќди звољніу́ здаљне отвієраніє брами. Пр̌ед німі розљеґу́ с̌іє̌ зґр̌ит.</text:p>
      <text:p text:style-name="P4">Шмер каскади піяху розпу́ина̌у́ с̌іє̌ в чіше̌. Нієс̌іёни повієвем пиу́ мусна̌у́ му пољічкі. Пауљ</text:p>
      <text:p text:style-name="P4">домкна̌у́ своȷ̈ др̌ві чуя̌ц наґу́и пр̌ипу́ив напіє̌чія. Шерокі заґон пр̌имґљоних пиу́ем</text:p>
      <text:p text:style-name="P4">ґвіязд появіу́ с̌іє̌ в обрамованію простока̌та черні там, ґд̌іє биу́а щіана брами. За нія̌</text:p>
      <text:p text:style-name="P4">ґвієздни бљаск зарисовау́ контури скаљнеј пу̊у́кі, зу́уде̌ змарщек на піяску. Пауљ вчісна̌у́ на</text:p>
      <text:p text:style-name="P4">табљіци розяр̌они пр̌еу́а̌чнік секвенцї стартовеј. Скр̌иду́а тр̌епне̌у́и до доу́у і в тиу́ вир̌уцая̌ц</text:p>
      <text:p text:style-name="P4">орнітоптер з ȷ̈ґо ґніязда. Ќди скр̌иду́а замкне̌у́и с̌іє̌ в позицї взношенія, з ґондољі с̌іљніку̊в</text:p>
      <text:p text:style-name="P4">попу́ине̌у́а моц.</text:p>
      <text:p text:style-name="P4">Ј̈сс̌іка ду́оњмі спочивая̌цимі љечіютко на двустер̌е вичувау́а <text:soft-page-break/>певнощ руху̊в свеґо</text:p>
      <text:p text:style-name="P4">сина. Бау́а с̌іє̌, а мімо то пр̌епеу́ніяу́а я̌ радощ. Тераз наша̌ ȷ̈дина̌ над̌ієя̌ са̌ умієȷ́тнощі</text:p>
      <text:p text:style-name="P4">Пауља - помис̌љау́а.- Ј̈ґо му́одощ і рефљекс.</text:p>
      <text:p text:style-name="P4">Пауљ звіє̌кшиу́ моц ґондољі одр̌утових. Орнітоптер поу́ожиу́ с̌іє̌ в віражу вчіская̌ц іх</text:p>
      <text:p text:style-name="P4">в фотеље, зас̌ пр̌ед німі виру̊су́ на тље розґвієжд̌онеґо нієба чіємни мур. Пауљ додау́ статкові</text:p>
      <text:p text:style-name="P4">скр̌идеу́, додау́ моци. Кољејна серія взноша̌цих удер̌ењ скр̌иду́амі і вишљі понад скау́и ошроніёне сребрем зау́аманія і висте̌пи в бљаску ґвіязд. Почервієніяу́и в кур̌у друґі кс̌іє̌жиц</text:p>
      <text:p text:style-name="P4">показау́ с̌іє̌ над горизонтем з правеј строни, означая̌ц контури всте̌ґовеґо тору самуму.</text:p>
      <text:p text:style-name="P4">Ду́оніє Пауља затањчиу́и на стерах. Скр̌иду́а скурчиу́и с̌іє̌ в кікути. С̌іу́а одс̌родкова почія̌ґне̌у́а</text:p>
      <text:p text:style-name="P4">іх чіяу́а, ќди статек виконау́ остри віраж.</text:p>
      <text:p text:style-name="P4">- Оґніє с̌іљніку̊в за намі! - повієд̌іяу́а Ј̈сс̌іка.</text:p>
      <text:p text:style-name="P4">- Від̌іяу́ем ȷ̈.</text:p>
      <text:p text:style-name="P2">Пауљ попхна̌у́ д̌ьвіґніє̌ моци. Скочивши як спу́ошоне звієр̌е̌ орнітоптер руна̌у́ на</text:p>
      <text:p text:style-name="P4">поу́удніёви заху̊д ку самумові і <text:soft-page-break/>оґромнеј кр̌ивіз́ніє пустині. В нієдаљеќј одљеґу́ощі Пауљ</text:p>
      <text:p text:style-name="P4">від̌іяу́ розр̌уцоне чієніє всказуя̌це, ґд̌іє коњчиу́о с̌іє̌ пасмо скау́ з системем под̌іємі под</text:p>
      <text:p text:style-name="P4">видмамі. Даљеј чія̌ґне̌у́и с̌іє̌ ос̌вієтљоне кс̌іє̌жицем пазнокчіє чієні - видми маљея̌це ȷ̈дна за</text:p>
      <text:p text:style-name="P4">друґа̌. Зас̌ понад горизонтем піє̌тр̌иу́ с̌іє̌ пу́аскі оґром самуму як вау́ на тље ґвіязд.</text:p>
      <text:p text:style-name="P4">Цос̌ встр̌а̌сне̌у́о орнітоптерем.</text:p>
      <text:p text:style-name="P4">- Вибух почіску! - Ј̈сс̌іце запару́о дех. - Стосуя̌ якіс̌ родзај броні баљістичнеј.</text:p>
      <text:p text:style-name="P4">Ујр̌ау́а наґље драпієжни ус̌мієх на твар̌и Пауља.</text:p>
      <text:p text:style-name="P4">- Здаȷ̈ с̌іє̌, же унікая̌ рушніц љасерових - повієд̌іяу́.</text:p>
      <text:p text:style-name="P4">- Пр̌ечієж ми ніє мами тарч!</text:p>
      <text:p text:style-name="P4">- А оні вієдза̌ о тим?</text:p>
      <text:p text:style-name="P4">Орнітоптер задиґотау́ поновніє. Пауљ обејр̌ау́ с̌іє̌ до тиу́у.</text:p>
      <text:p text:style-name="P4">- Тиљко ȷ̈ден з ніх видаȷ̈ с̌іє̌ достатечніє шибкі, би нас ніє зґубіч.</text:p>
      <text:p text:style-name="P4">Вру̊чіу́ до піљнованія курсу, патр̌а̌ц як щіана бур̌и піясковеј рос̌ніє пр̌ед німі. Піє̌тр̌иу́а</text:p>
      <text:p text:style-name="P4">с̌іє̌ як намацаљна опока.</text:p>
      <text:p text:style-name="P4">- Вир̌утніє почіску̊в, раќти, цау́и антични арсенау́, то ȷ̈дна з р̌ечи, яка̌ дами</text:p>
      <text:p text:style-name="P4"><text:soft-page-break/>Фременом - вишептау́ Пауљ.</text:p>
      <text:p text:style-name="P4">- Самум - повієд̌іяу́а Ј̈сс̌іка. - Чи ніє повінієнес̌ скре̌чіч?</text:p>
      <text:p text:style-name="P4">- Цо зе статќм за намі?</text:p>
      <text:p text:style-name="P4">- Доґанія нас.</text:p>
      <text:p text:style-name="P4">- Тераз!</text:p>
      <text:p text:style-name="P4">Пауљ скру̊чіу́ скр̌иду́а, з острим пр̌ехиу́ем скре̌чіу́ на љево в зводнічо љеніва̌ кіпієљ вау́у</text:p>
      <text:p text:style-name="P4">бур̌и, чуя̌ц, як с̌іу́а одс̌родкова щіа̌ґа му пољічкі.</text:p>
      <text:p text:style-name="P4">Видавау́о ім с̌іє̌, же шибуя̌ в оспау́им, ґе̌стнієя̌цим цораз бард̌ієј ку́е̌бовіску пиу́у, кту̊ре</text:p>
      <text:p text:style-name="P4">на конієц пр̌есу́оніу́о пустиніє̌ і кс̌іє̌жиц. Ос̌вієтљони ȷ̈диніє зієљона̌ пос̌віята̌ табљіци пр̌ир̌а̌ду̊в</text:p>
      <text:p text:style-name="P4">статек змієніу́ с̌іє̌ в ду́уґі, горизонтаљни пошум чіємнощі.</text:p>
      <text:p text:style-name="P4">Пр̌ез ґу́ове̌ Ј̈сс̌ікі пр̌емикау́и вшистќ знане ȷ̈ј остр̌еженія пр̌ед такімі самумамі - же</text:p>
      <text:p text:style-name="P4">тна̌ метаљ як масу́о, витравіяя̌ чіяу́о і вижерая̌ кощі. Почуу́а удер̌еніє зачміёнеґо пиу́ем</text:p>
      <text:p text:style-name="P4">віятру. Окре̌чіу́ німі, подчас ґди Пауљ змаґау́ с̌іє̌ зе стерамі. Зобачиу́а, же одчіна моц, по</text:p>
      <text:p text:style-name="P4">чим статек пру̊буȷ̈ стана̌ч де̌ба. Метаљ сичау́ і диґотау́ воку̊у́ ніх.</text:p>
      <text:p text:style-name="P4">- Піясек! - кр̌икне̌у́а Ј̈сс̌іка.</text:p>
      <text:p text:style-name="P4">В одбљаску пр̌ир̌а̌ду̊в зобачиу́а пр̌еча̌ци рух ȷ̈ґо ґу́ови.</text:p>
      <text:p text:style-name="P4"><text:soft-page-break/>- Мау́о піяску на теј високощі.</text:p>
      <text:p text:style-name="P4">Чуу́а ȷ̈днак, же западая̌ с̌іє̌ ґу́е̌бієј в вір. Пауљ висуна̌у́ скр̌иду́а на пеу́на̌ ду́уґощ</text:p>
      <text:p text:style-name="P4">шибованія, су́ишау́, як тр̌еща̌ од напре̌женія. Ніє одривау́ очу од пр̌ир̌а̌ду̊в, шибуя̌ц</text:p>
      <text:p text:style-name="P4">інстинктовніє, ваљча̌ц о високощ. Д̌ьвіє̌к іх пр̌ељоту пр̌ичіху́. Орнітоптер зача̌у́ пр̌ехиљач</text:p>
      <text:p text:style-name="P2">с̌іє̌ на љеве скр̌иду́о. Пауљ скупіу́ с̌іє̌ на розяр̌онеј куљі в обре̌біє кр̌ивеј поу́оженія і поконуя̌ц</text:p>
      <text:p text:style-name="P4">опу̊р статку виру̊внау́ љот.</text:p>
      <text:p text:style-name="P4">Ј̈сс̌іка міяу́а нієсамовіте учучіє, же стоя̌ в мієјшу, же вшељкі рух ȷ̈ст на зевна̌тр̌.</text:p>
      <text:p text:style-name="P4">Нієвираз́на бурощ напу́ивая̌ца до оќн, гуча̌ци ґвізд, пр̌ипомінау́и ȷ̈ј о поте̌ґах вокоу́о.</text:p>
      <text:p text:style-name="P4">Віхури до с̌ієдміюсет і ос̌міюсет кіљометру̊в на ґод̌іне̌ - помис̌љау́а. Напу́ив адренаљіни</text:p>
      <text:p text:style-name="P4">розстраяу́ ȷ̈ј нерви. „Ніє вољно с̌іє̌ бач” - повту̊р̌иу́а собіє безґу́ос̌ніє су́ова љітанії Бене</text:p>
      <text:p text:style-name="P4">Ґессеріт. - „Страх забія душе̌”. З вољна ду́уґіє љата шкољенія взіє̌у́и ґу̊ре̌. Повру̊чіу́ споку̊ј.</text:p>
      <text:p text:style-name="P4">- Тр̌имами тиґриса за оґон - вишептау́ Пауљ. - Ніє можеми зејщ в ду̊у́, ніє можеми</text:p>
      <text:p text:style-name="P4">ља̌довач... і ніє вієр̌е̌, жебим биу́ в <text:soft-page-break/>станіє вивіндовач нас з теґо до ґу̊ри. Бе̌д̌ієми мус̌ієљі то</text:p>
      <text:p text:style-name="P4">пр̌етр̌имач.</text:p>
      <text:p text:style-name="P4">Споку̊ј з нієј ушеду́, Ј̈сс̌іка почуу́а, же дзвоні зе̌бамі, зачісне̌у́а ще̌кі. Втем усу́ишау́а</text:p>
      <text:p text:style-name="P4">ґу́ос Пауља, чіхи і опановани, одмавіяя̌ци љітаніє̌:</text:p>
      <text:p text:style-name="P4">„Страх забія душе̌. Страх то мау́а с̌мієрч, а вієљќ уніцествієніє. Ставіє̌ му чоу́о.</text:p>
      <text:p text:style-name="P4">Нієхај пр̌ејд̌іє по мніє і пр̌езе мніє. А ќди пр̌ејд̌іє, обру̊це̌ око свеј яз́ні на ȷ̈ґо дроґе̌.</text:p>
      <text:p text:style-name="P2">Кту̊ре̌ди страх пр̌ешеду́, там нічеґо ніє бе̌д̌іє. Тиљко я позостане̌”.</text:p>
      <text:p text:style-name="P4">4</text:p>
      <text:p text:style-name="P4">Чим ґард̌іш? По тим познач, кім ȷ̈стес̌ направде̌.</text:p>
      <text:p text:style-name="P4">зе „Шкіцу̊в о Мауд’Дібіє” кс̌іє̌жнічкі Іруљан</text:p>
      <text:p text:style-name="P4">- Ніє жия̌, бароніє - повієд̌іяу́ Іякін Нефуд, капітан стражи.- І та кобієта, і ху́опієц з цау́а̌</text:p>
      <text:p text:style-name="P4">певнощіа̌ ніє жия̌.</text:p>
      <text:p text:style-name="P4">Барон Вљадімір Гарконнен с̌ієд̌іяу́ в ноцних дрифах своȷ̈ј приватнеј кватери. Поза та̌</text:p>
      <text:p text:style-name="P4">кватера̌, отачая̌ц я̌ як вієљоскорупкове яё, розчія̌ґау́а с̌іє̌ космічна фреґата, в кту̊реј ос̌іяду́</text:p>
      <text:p text:style-name="P4">на Арракіс. Ј̈днакже тутај, в ȷ̈ґо комнатах, сурови метаљ статку биу́ <text:soft-page-break/>пр̌ибрани драперіямі,</text:p>
      <text:p text:style-name="P4">обічіямі з тканін і р̌адкімі д̌ієу́амі штукі.</text:p>
      <text:p text:style-name="P4">- На певно - повієд̌іяу́ капітан стражи. - Обоȷ̈ ніє жия̌.</text:p>
      <text:p text:style-name="P4">Барон поправіу́ своȷ̈ обфіте чіяу́о в дрифах, сконцентровау́ с̌іє̌ на ебољіновеј статуетце</text:p>
      <text:p text:style-name="P4">скача̌цеґо ху́опца в ніши по друґієј строніє покою. Сен ґо опущіу́. Виґу́ад̌іу́ вищіу̊у́ке̌</text:p>
      <text:p text:style-name="P4">дрифу под фау́дамі шиі і понад поȷ̈динча̌ куља̌ с̌віє̌тояњска̌ свеј сипіяљнеј комнати впатривау́</text:p>
      <text:p text:style-name="P4">с̌іє̌ в отву̊р др̌ві, ґд̌іє стау́ капітан Нефуд одґродзони пентарча̌.</text:p>
      <text:p text:style-name="P4">- Ніє жия̌ з цау́а̌ певнощіа̌ - повту̊р̌иу́ капітан.</text:p>
      <text:p text:style-name="P4">Барон від̌іяу́ позостау́ощі семутовеґо оте̌пієнія в з́реніцах Нефуда. Биу́о ясне, же тен</text:p>
      <text:p text:style-name="P4">чу́овієк отр̌имау́ мељдунек, ќди знајдовау́ с̌іє̌ в ґу́е̌боќј наркотичнеј екстазіє і пос̌пієшиу́</text:p>
      <text:p text:style-name="P4">тутај затр̌имуя̌ц с̌іє̌ по дродзе ȷ̈диніє дља зажичія антідотум.</text:p>
      <text:p text:style-name="P4">- Отр̌имау́ем щеґу̊у́ови рапорт - повієд̌іяу́ Нефуд.</text:p>
      <text:p text:style-name="P4">Нієх с̌іє̌ трохе̌ напочі - мис̌љау́ барон. Інструменти пољітикі муша̌ бич завше остре</text:p>
      <text:p text:style-name="P4">і ґотове. С̌іу́а і страх - остре і ґотове.</text:p>
      <text:p text:style-name="P4"><text:soft-page-break/>- Чи від̌іяу́ес̌ іх чіяу́а? - заґр̌міяу́ барон.</text:p>
      <text:p text:style-name="P4">Нефуд завагау́ с̌іє̌.</text:p>
      <text:p text:style-name="P4">- Но?</text:p>
      <text:p text:style-name="P4">- Му̊ј паніє... від̌іяно іх, як впадљі в... віятри повижеј ос̌міюсет кіљометру̊в. Ніц ніє</text:p>
      <text:p text:style-name="P4">виход̌і з таќґо гураґану, му̊ј паніє. Ніц! Ј̈ден з наших орнітоптеру̊в уљеґу́ зніщенію</text:p>
      <text:p text:style-name="P4">в тракчіє пощіґу.</text:p>
      <text:p text:style-name="P4">Барон впатривау́ с̌іє̌ в Нефуда; зауважиу́ нервови тік міє̌с̌ні ще̌к ме̌жчизни</text:p>
      <text:p text:style-name="P4">пр̌ипоміная̌цих обце̌ґі, спосу̊б, в які порушау́ с̌іє̌ ȷ̈ґо подбру̊дек, ќди Нефуд пр̌еу́икау́</text:p>
      <text:p text:style-name="P4">с̌љіне̌.</text:p>
      <text:p text:style-name="P4">- Від̌іяу́ес̌ іх чіяу́а? - запитау́ барон.</text:p>
      <text:p text:style-name="P4">- Му̊ј паніє...</text:p>
      <text:p text:style-name="P4">- В якім цељу пр̌иход̌іш тутај і побр̌е̌куȷ̈ш шабељка̌? - заричау́ барон. - Би мі</text:p>
      <text:p text:style-name="P2">повієд̌ієч, же цос̌ ȷ̈ст певне, ќди ніє ȷ̈ст? Чи мис̌љіш, же винаґродзе̌ чіє̌ за така̌ ґу́употе̌, же</text:p>
      <text:p text:style-name="P4">дам чі кољејни аванс?</text:p>
      <text:p text:style-name="P4">Твар̌ Нефуда збієљау́а як пу́у̊тно.</text:p>
      <text:p text:style-name="P4">Патр̌чіє но ґо тиљко, теґо курчака - мис̌љау́ барон. - Обљеґая̌ мніє ȷ̈му подобне, ніц</text:p>
      <text:p text:style-name="P4">нієварте ґнојкі. Ґдибим розсипау́ піясек пр̌ед тим створ̌енієм і <text:soft-page-break/>повієд̌іяу́ му, же то зіярно,</text:p>
      <text:p text:style-name="P4">д̌іёбау́би аж міу́о.</text:p>
      <text:p text:style-name="P4">- Затем тен сукінсин Ідаго запровад̌іу́ нас до ніх? - запитау́ барон.</text:p>
      <text:p text:style-name="P4">- Так, му̊ј паніє!</text:p>
      <text:p text:style-name="P4">Проше̌, як стр̌еља одповієд̌іямі - помис̌љау́ барон.</text:p>
      <text:p text:style-name="P4">- Пру̊боваљі навіяч до Фремену̊в, цо?</text:p>
      <text:p text:style-name="P4">- Так, му̊ј паніє.</text:p>
      <text:p text:style-name="P4">- Чи ȷ̈ст цос̌ ȷ̈ще в овим... рапорчіє?</text:p>
      <text:p text:style-name="P4">- Пљанетољоґ імперіяљни, Кинес ȷ̈ст в то замієшани, му̊ј паніє. Ідаго споткау́ с̌іє̌ з тим</text:p>
      <text:p text:style-name="P4">Кинесем в таȷ̈мнічих окољічнощіах... му̊ґу́бим навет повієд̌ієч в подејр̌аних</text:p>
      <text:p text:style-name="P4">окољічнощіах.</text:p>
      <text:p text:style-name="P4">- Так?</text:p>
      <text:p text:style-name="P4">- Оні... гм, пољечієљі разем на пустиніє̌, там ґд̌іє з цау́а̌ певнощіа̌ укривау́ с̌іє̌ ху́опієц</text:p>
      <text:p text:style-name="P4">і ȷ̈ґо матка. В ґора̌чце пощіґу кіљка наших ґруп знаљазу́о с̌іє̌ в зас̌іє̌ґу експљозї рушніци</text:p>
      <text:p text:style-name="P4">љасеровеј з тарча̌.</text:p>
      <text:p text:style-name="P4">- Іљу страчіљіс̌ми?</text:p>
      <text:p text:style-name="P4">- Ј̈ще ніє ȷ̈стем... певни, му̊ј паніє.</text:p>
      <text:p text:style-name="P4">У́же - помис̌љау́ барон. - Мус̌іяу́о бич ґора̌цо.</text:p>
      <text:p text:style-name="P4">- Імперіяљни су́уґус, тен Кинес - повієд̌іяу́ барон - провад̌іу́ подву̊јна̌ <text:soft-page-break/>ґре̌, цо?</text:p>
      <text:p text:style-name="P4">- Ре̌че̌ за то своя̌ репутаця̌, му̊ј паніє.</text:p>
      <text:p text:style-name="P4">Ј̈ґо репутаця!</text:p>
      <text:p text:style-name="P4">- Каж забіч теґо чу́овієка.</text:p>
      <text:p text:style-name="P4">- Му̊ј паніє! Кинес ȷ̈ст імперіяљним пљанетољоґієм, Ј̈ґо Високощі особістим подда...</text:p>
      <text:p text:style-name="P4">- Віє̌ц зру̊б то так, би виґља̌дау́о на випадек!</text:p>
      <text:p text:style-name="P4">- Му̊ј паніє, в здобичію теґо фремењсќґо ґніязда обок наших с̌іу́ браљі уд̌іяу́</text:p>
      <text:p text:style-name="P4">сардаукар̌и. Тераз тр̌имая̌ Кинеса под стража̌.</text:p>
      <text:p text:style-name="P4">- Видостањ ґо од ніх. Повієдз, же жиче̌ собіє ґо пр̌есу́ухач.</text:p>
      <text:p text:style-name="P4">- А ȷ̈с̌љі с̌іє̌ ніє зґодза̌?</text:p>
      <text:p text:style-name="P4">- Зґодза̌ с̌іє̌, ȷ̈с̌љі зау́атвіш то як наљежи.</text:p>
      <text:p text:style-name="P4">Нефуд пр̌еу́кна̌у́ с̌љіне̌.</text:p>
      <text:p text:style-name="P4">- Так ȷ̈ст, му̊ј паніє.</text:p>
      <text:p text:style-name="P4">- Тен чу́овієк мус̌і умр̌еч - загучау́ барон. - Пру̊бовау́ пому̊ц моім вроґом.</text:p>
      <text:p text:style-name="P2">Нефуд пр̌еста̌піу́ з ноґі на ноґе̌.</text:p>
      <text:p text:style-name="P4">- Но?</text:p>
      <text:p text:style-name="P4">- Му̊ј паніє, сардаукар̌и тр̌имая̌... под стража̌ двіє особи, кту̊ре моґа̌ чієбіє заінтересовач.</text:p>
      <text:p text:style-name="P4">Појмаљі містр̌а ассасс̌іну̊в кс̌іє̌чія.</text:p>
      <text:p text:style-name="P4">- Гавата? Тгуфіра Гавата?</text:p>
      <text:p text:style-name="P4">- Від̌іяу́ем ȷ̈њца на ву́асне очи, му̊ј <text:soft-page-break/>паніє. То ȷ̈ст Гават.</text:p>
      <text:p text:style-name="P4">- Ніє вієр̌е̌, жеби то биу́о можљіве.</text:p>
      <text:p text:style-name="P4">- Му̊вія̌, же зостау́ поваљони ґу́ушаќм, му̊ј паніє. В пустині, ґд̌іє ніє му̊ґу́ скор̌истач</text:p>
      <text:p text:style-name="P4">з тарчи. Ву́ащівіє ніц му ніє ȷ̈ст. Ј̈жељі уда с̌іє̌ нам ґо достач в наше ре̌це, бе̌д̌ієми мієљі</text:p>
      <text:p text:style-name="P4">вспаніяу́а̌ забаве̌.</text:p>
      <text:p text:style-name="P4">- Запомінаш, же му̊віш о ментанчіє - варкна̌у́ барон. - Ментата с̌іє̌ ніє марнуȷ̈. Отвор̌иу́</text:p>
      <text:p text:style-name="P4">уста? Цо му̊ві о свеј кље̌ше? Чи му̊ґу́би знач зас̌іє̌ґ... аље ніє.</text:p>
      <text:p text:style-name="P4">- Отвор̌иу́ уста ȷ̈диніє по то, би дач вираз своȷ̈му пр̌еконанію, же здрад̌іу́а ґо љади</text:p>
      <text:p text:style-name="P4">Ј̈сс̌іка.</text:p>
      <text:p text:style-name="P4">- Ааааах - барон осуна̌у́ с̌іє̌ на опарчіє, попадая̌ц в задуме̌. - Ј̈стес̌ певни? Чи то на</text:p>
      <text:p text:style-name="P4">певно љади Ј̈сс̌іка буд̌і ȷ̈ґо ґнієв?</text:p>
      <text:p text:style-name="P4">- Повієд̌іяу́ так в моȷ̈ј обецнощі, му̊ј паніє.</text:p>
      <text:p text:style-name="P4">- Нієх віє̌ц мис̌љі, же она жиȷ̈.</text:p>
      <text:p text:style-name="P4">- Аље, му̊ј паніє...</text:p>
      <text:p text:style-name="P4">- Чіхо ба̌д̌ь. Цгце̌, би Гавата потрактовано у́аскавіє. Ніє вољно му повієд̌ієч ані су́ова</text:p>
      <text:p text:style-name="P4">о с̌віє̌теј паміє̌чі доктор̌е Иуем, ȷ̈ґо правд̌івим здрајци. Наљежи твієрд̌іч, же доктор Иуег</text:p>
      <text:p text:style-name="P4">зґіна̌у́ в оброніє свеґо кс̌іє̌чія. <text:soft-page-break/>Понієка̌д то може навет і правда. В заміян умоцніми в нім</text:p>
      <text:p text:style-name="P4">подејр̌енія вобец љади Ј̈сс̌ікі.</text:p>
      <text:p text:style-name="P4">- Му̊ј паніє, я ніє...</text:p>
      <text:p text:style-name="P4">- Дроґа до р̌а̌дзенія і ќрованія ментатем, Нефуд, провад̌і пр̌ез уд̌ієљаніє му</text:p>
      <text:p text:style-name="P4">інформацї. Даȷ̈ш фау́шиве інформацȷ̈ - маш фау́шиве винікі.</text:p>
      <text:p text:style-name="P4">- Так, му̊ј паніє, аље...</text:p>
      <text:p text:style-name="P4">- Чи Гават ȷ̈ст ґу́одни? Спраґніёни?</text:p>
      <text:p text:style-name="P4">- Паніє му̊ј! Гават ȷ̈ст чія̌ґље в ре̌ках сардаукару̊в!</text:p>
      <text:p text:style-name="P4">- Так, так, очивіщіе. Љеч сардаукар̌и подобніє як я бе̌да̌ виход̌іч зе ску̊ри, жеби</text:p>
      <text:p text:style-name="P4">вичія̌ґна̌ч од Гавата інформацȷ̈. Зауважиу́ем певна̌ р̌еч у наших союшніку̊в, Нефуд. Ніє</text:p>
      <text:p text:style-name="P4">са̌ оні збитніё виробієні... пољітичніє. Са̌дзе̌, же то цељове; Імператор хце, аби так биу́о. Так.</text:p>
      <text:p text:style-name="P4">Так са̌дзе̌. Вспомніш дову̊дци сардаукару̊в о моȷ̈ј реноміє спецяљісти од вичія̌ґанія</text:p>
      <text:p text:style-name="P4">інформацї з опорних особніку̊в.</text:p>
      <text:p text:style-name="P4">Нефуд виґља̌дау́ на нієще̌с̌љівеґо.</text:p>
      <text:p text:style-name="P4">- Так, му̊ј паніє.</text:p>
      <text:p text:style-name="P2">- Повієш дову̊дци сардаукару̊в, же праґне̌ пр̌есу́ухач іх обу, Гавата і теґо Кинеса</text:p>
      <text:p text:style-name="P4">ȷ̈дночес̌ніє, виґривая̌ц ȷ̈днеґо пр̌ечівко друґієму. Тиље потрафі, <text:soft-page-break/>як са̌дзе̌, зрозумієч.</text:p>
      <text:p text:style-name="P4">- Так, му̊ј паніє.</text:p>
      <text:p text:style-name="P4">- А як юж бе̌д̌ієми іх мієљі в ре̌ку... - барон поківау́ ґу́ова̌.</text:p>
      <text:p text:style-name="P4">- Му̊ј паніє, сардаукар̌и зажа̌дая̌ обецнощі обсерватора пр̌и каждим... пр̌есу́уханію.</text:p>
      <text:p text:style-name="P4">- Ј̈стем пр̌еконани, же потрафіми створ̌ич наґу́а̌ потр̌ебе̌ одвоу́анія вшељкіх</text:p>
      <text:p text:style-name="P4">нієпожа̌даних обсерватору̊в, Нефуд.</text:p>
      <text:p text:style-name="P4">- Розумієм, му̊ј паніє. Втеди то Кинес може мієч сву̊ј випадек.</text:p>
      <text:p text:style-name="P4">- Обај, Кинес і Гават уљеґна̌ випадком, Нефуд. Аље тиљко випадек Кинеса бе̌д̌іє</text:p>
      <text:p text:style-name="P4">правд̌іви. Гавата хце̌ дља с̌ієбіє. Так. О, так.</text:p>
      <text:p text:style-name="P4">Нефуд замруґау́ повієкамі, пр̌еу́кна̌у́ с̌љіне̌. Виґља̌дау́, якби ву́ас̌ніє хчіяу́ о цос̌ запитач,</text:p>
      <text:p text:style-name="P4">аље заховау́ міљченіє.</text:p>
      <text:p text:style-name="P4">- Гавата накарміч і напоіч - повієд̌іяу́ барон. - Трактовач з жичљівощіа̌. В вод̌іє</text:p>
      <text:p text:style-name="P4">подаш му тручізне̌ с̌љадова̌, винаљезіёна̌ пр̌ез бу́оґосу́авіёнеј паміє̌чі Пітера де Врієс. І сам</text:p>
      <text:p text:style-name="P4">допіљнуȷ̈ш, жеби од овеј хвіљі антідотум вешу́о на стау́е до яду́оспісу Гавата... аж до</text:p>
      <text:p text:style-name="P4">одвоу́анія.</text:p>
      <text:p text:style-name="P4"><text:soft-page-break/>- Антідотум, так ȷ̈ст - Нефуд покре̌чіу́ ґу́ова̌. - Аље...</text:p>
      <text:p text:style-name="P4">- Ніє ба̌д̌ь те̌пи, Нефуд. Кс̌ія̌же̌ омаљ мніє ніє забіу́ та̌ капсуу́а̌ труя̌ца̌ в зе̌біє. Ґаз, які</text:p>
      <text:p text:style-name="P4">видмухна̌у́ в моȷ̈ј обецнощі, позбавіу́ мніє меґо безценнеґо ментата, Пітера. Потр̌ебуȷ́</text:p>
      <text:p text:style-name="P4">засте̌пци.</text:p>
      <text:p text:style-name="P4">- Гават?</text:p>
      <text:p text:style-name="P4">- Гават.</text:p>
      <text:p text:style-name="P4">- Аље...</text:p>
      <text:p text:style-name="P4">- Цгцеш повієд̌ієч, же Гават ȷ̈ст без решти оддани Атридом. Правда, аље Атрид̌і ніє</text:p>
      <text:p text:style-name="P4">жия̌. Пр̌екабачіми ґо. Мус̌і дојщ до пр̌еконанія, же ніє понос̌і віни за зґон кс̌іє̌чія. Же то</text:p>
      <text:p text:style-name="P4">вшистко ȷ̈ст справка̌ чаровніци Бене Ґессеріт. Же міяу́ марнеґо пана, кту̊рему учучія</text:p>
      <text:p text:style-name="P4">зачмієвау́и розум. Ментачі живія̌ куљт дља здољнощі вніёскованія в одерванію од учуч,</text:p>
      <text:p text:style-name="P4">Нефуд. Пр̌екабачіми вієљќґо Тгуфіра Гавата.</text:p>
      <text:p text:style-name="P4">- Пр̌екабачіми ґо. Так ȷ̈ст, му̊ј паніє.</text:p>
      <text:p text:style-name="P4">- Гават міяу́ нієстети пана з мізерна̌ ќса̌, кту̊ри ніє му̊ґу́ вид̌ьвіґна̌ч ментата на</text:p>
      <text:p text:style-name="P4">највижше щити љоґічнеґо мис̌љенія, яќ ментатові пр̌ису́уґуя̌. Гават достр̌еже в тим</text:p>
      <text:p text:style-name="P4"><text:soft-page-break/>яќс̌ зіярно правди. Кс̌іє̌чія ніє биу́о стач на најсправнієјших шпієґу̊в, жеби му̊ґу́</text:p>
      <text:p text:style-name="P4">достарчич своȷ̈му ментатові нієзбе̌дних інформацї.</text:p>
      <text:p text:style-name="P4">Барон вљепіу́ спојр̌еніє в Нефуда.</text:p>
      <text:p text:style-name="P4">- Ніє ошукујми с̌іє̌, Нефуд. Правда то поте̌жни оре̌ж. Вієми, як побіљіс̌ми Атриду̊в. Гават</text:p>
      <text:p text:style-name="P4">теж то віє. Доконаљіс̌ми теґо за помоца̌ боґацтва.</text:p>
      <text:p text:style-name="P2">- Боґацтва. Так, му̊ј паніє.</text:p>
      <text:p text:style-name="P4">- Пр̌екабачіми Гавата - повту̊р̌иу́ барон. - Укриȷ̈ми ґо пр̌ед сардаукарамі. І бе̌д̌ієми</text:p>
      <text:p text:style-name="P4">тр̌имач в занадр̌у... одставієніє антідотум на тручізне̌. Ніє ма способу усуніє̌чія тручізни</text:p>
      <text:p text:style-name="P4">с̌љадовеј. Поза тим, Нефуд, Гават вцаље ніє мус̌і нічеґо подејр̌евач. Викривач тручізни ніє</text:p>
      <text:p text:style-name="P4">викаже обецнощі антідотум. Гават може бадач до вољі све поживієніє і ніє знајд̌іє ані с̌љаду</text:p>
      <text:p text:style-name="P4">тручізни.</text:p>
      <text:p text:style-name="P4">Очи Нефуда розшер̌иу́и с̌іє̌ в пр̌ипу́ивіє зрозумієнія.</text:p>
      <text:p text:style-name="P4">- Нієобецнощ чеґос̌ - р̌еку́ барон - она може бич ру̊вніє забу̊јча як обецнощ.</text:p>
      <text:p text:style-name="P4">Нієобецнощ повієтр̌а, цо? Нієобецнощ води? Нієобецнощ чеґокољвієк іннеґо, од чеґо</text:p>
      <text:p text:style-name="P4"><text:soft-page-break/>ȷ̈стес̌ми узаљежнієні. - Барон поківау́ ґу́ова̌. - Розумієш мніє, Нефуд?</text:p>
      <text:p text:style-name="P4">Нефуд пр̌еу́кна̌у́.</text:p>
      <text:p text:style-name="P4">- Так, му̊ј паніє.</text:p>
      <text:p text:style-name="P4">- Віє̌ц бієр̌ с̌іє̌ до роботи. Знајд̌ь дову̊дце̌ сардаукару̊в і надај бієґ справіє.</text:p>
      <text:p text:style-name="P4">- Так ȷ̈ст, му̊ј паніє.</text:p>
      <text:p text:style-name="P4">Нефуд ску́оніу́ с̌іє̌ і одшеду́ в пос̌пієху.</text:p>
      <text:p text:style-name="P4">Гават у меґо боку! - мис̌љау́ барон. - Сардаукар̌и мі ґо дадза̌. Ј̈с̌љі в оґу̊ље бе̌да̌ цос̌</text:p>
      <text:p text:style-name="P4">подејр̌евач, то ȷ̈диніє, же хце̌ забіч ментата. І я те подејр̌енія потвієрдзе̌! Ґу́упци! Ј̈ден</text:p>
      <text:p text:style-name="P4">з највспаніяљших ментату̊в, якіх зна гісторія, ментат вишкољони в забіянію, зас̌ оні</text:p>
      <text:p text:style-name="P4">р̌уцая̌ ґо мі нічим бу́ага̌ забавке̌ пр̌езначона̌ до зепсучія. Покаже̌ ім, до чеґо можна</text:p>
      <text:p text:style-name="P4">викор̌истач така̌ забавке̌.</text:p>
      <text:p text:style-name="P4">Барон с̌іє̌ґна̌у́ за драперіє̌ пр̌и своім у́у̊жку дрифовим і начісна̌у́ ґужік взивая̌ц свеґо</text:p>
      <text:p text:style-name="P4">старшеґо братанка, Раббана. Опаду́ виґодніє на взнак, ус̌мієхая̌ц с̌іє̌.</text:p>
      <text:p text:style-name="P4">І вшиши Атрид̌і в ґробіє!</text:p>
      <text:p text:style-name="P4">Ґу́упі капітан стражи міяу́ очивіщіе рацȷ́. З певнощіа̌ ніц ніє позостау́о <text:soft-page-break/>пр̌и жичію на</text:p>
      <text:p text:style-name="P4">дродзе самуму Арракіс. Жаден орнітоптер... ані ȷ̈ґо пасажеровіє. Та кобієта і ху́опієц ніє жия̌.</text:p>
      <text:p text:style-name="P4">У́апу̊вкі ве ву́ащіве ре̌це, нієвіяриґодни видатек на спровадзеніє пр̌еважая̌цих војск</text:p>
      <text:p text:style-name="P4">на певна̌ пљанете̌... вшељќ поуфне рапорти висмажоне виу́а̌чніє дља ушу Імператора,</text:p>
      <text:p text:style-name="P4">вшистќ острожне кнованія врешчіє заовоцовау́и тутај в пеу́ні.</text:p>
      <text:p text:style-name="P4">С̌іу́а і страх - страх і с̌іу́а!</text:p>
      <text:p text:style-name="P4">Барон від̌іяу́ дроґе̌ пр̌ед соба̌. Певнеґо днія певієн Гарконнен зостаніє Імператорем.</text:p>
      <text:p text:style-name="P4">Ніє он сам і ніє нас̌ієніє з ȷ̈ґо ље̌д̌ьві. Аље Гарконнен. Р̌еч ясна ніє Раббан, кту̊реґо</text:p>
      <text:p text:style-name="P4">везвау́. Љеч му́одши брат Раббана. Му́од̌іюткі Феид - Раутга. Биу́а в тим ху́опцу якас̌</text:p>
      <text:p text:style-name="P4">с̌вієжощ радуя̌ца барона... якас̌ драпієжнощ. Цудни ху́опієц - помис̌љау́ барон. - Рок ȷ̈ще</text:p>
      <text:p text:style-name="P4">љуб два, повієдзми до часу, ќди скоњчи с̌ієдемнащіе љат і бе̌де̌ міяу́ певнощ, чи ȷ̈ст он</text:p>
      <text:p text:style-name="P4">нар̌е̌д̌ієм потр̌ебним родові Гарконнен до здобичія трону.</text:p>
      <text:p text:style-name="P4">- Яс̌ніє паніє бароніє.</text:p>
      <text:p text:style-name="P2">Ме̌жчизна стоя̌ци пр̌ед пољем вејщіовим до сипіяљні барона биу́ <text:soft-page-break/>ніскі, отиу́и на твар̌и</text:p>
      <text:p text:style-name="P4">і чієље, з ва̌скім розставем очу цехуя̌цим ме̌ска̌ љініє̌ Гарконнену̊в, і зваљістимі</text:p>
      <text:p text:style-name="P4">раміёнамі. Заховау́ ȷ̈ще нієяка̌ пре̌жнощ под саду́ем, аље на око відач биу́о, же певнеґо</text:p>
      <text:p text:style-name="P4">днія доробі с̌іє̌ пр̌енос̌них дрифу̊в д̌ьвіґая̌цих ȷ̈ґо надваґе̌.</text:p>
      <text:p text:style-name="P4">Закути у́еб і ґу̊ра міє̌са - помис̌љау́ барон. - Ментатем то он ніє ȷ̈ст, тен му̊ј братанек...то ніє</text:p>
      <text:p text:style-name="P4">Пітер де Врієс, за то бич може цос̌ љепієј надая̌цеґо с̌іє̌ до најбљіжшеґо заданія.. Ј̈с̌љі дам му</text:p>
      <text:p text:style-name="P4">вољна̌ ре̌ке̌ в д̌іяу́анію, зетр̌е вшистко на свеј дродзе. Ох, якже ґо тутај знієнавідза̌ на</text:p>
      <text:p text:style-name="P4">Арракіс!</text:p>
      <text:p text:style-name="P4">- Му̊ј дроґі Раббаніє - повієд̌іяу́ барон.</text:p>
      <text:p text:style-name="P4">Звољніу́ поље вејщіа, љеч остентацијніє позоставіу́ ву́асна̌ тарче̌ наставіёна̌ на пеу́на̌ моц</text:p>
      <text:p text:style-name="P4">вієдза̌ц, же ȷ̈ј міґотаніє бе̌д̌іє відочне понад ноцна̌ куља̌ с̌віє̌тояњска̌.</text:p>
      <text:p text:style-name="P4">- Везвау́ес̌ мніє - р̌еку́ Раббан.</text:p>
      <text:p text:style-name="P4">Всуна̌у́ с̌іє̌ на крок до сипіяљні, пр̌ес̌љізна̌у́ взроќм по забур̌енію повієтр̌а од тарчи</text:p>
      <text:p text:style-name="P4">барона, розејр̌ау́ с̌іє̌ за кр̌есу́ем ніє знајдуя̌ц жаднеґо.</text:p>
      <text:p text:style-name="P4"><text:soft-page-break/>- Стањ бљіжеј, абим чіє̌ љепієј від̌іяу́ - повієд̌іяу́ барон.</text:p>
      <text:p text:style-name="P4">Раббан зробіу́ друґі крок, мис̌ља̌ц, же пр̌екље̌ти старух цељово усуна̌у́ вшистќ кр̌есу́а,</text:p>
      <text:p text:style-name="P4">жеби змус̌іч ґощі до станія.</text:p>
      <text:p text:style-name="P4">- Атрид̌і ніє жия̌ - ознајміу́ барон. - Вшиши цо до ȷ̈днеґо. Дљатеґо ву́ас̌ніє спровад̌іу́ем</text:p>
      <text:p text:style-name="P4">чіє̌ тутај на Арракіс. Та пљанета знову ȷ̈ст твоя.</text:p>
      <text:p text:style-name="P4">Раббан замруґау́.</text:p>
      <text:p text:style-name="P4">- А я мис̌љау́ем, же замієр̌аш авансовач Пітера де Врієс на...</text:p>
      <text:p text:style-name="P4">- Пітер теж ніє жиȷ̈.</text:p>
      <text:p text:style-name="P4">- Пітер?</text:p>
      <text:p text:style-name="P4">- Пітер.</text:p>
      <text:p text:style-name="P4">Барон поновніє уактивніу́ поље др̌ві, одчіная̌ц досте̌п вшељкіх енерґії до покою.</text:p>
      <text:p text:style-name="P4">- В коњцу чі с̌іє̌ знуд̌іу́, ге̌? - спитау́ Раббан.</text:p>
      <text:p text:style-name="P4">- Повієм чі цос̌ тен ȷ̈ден ȷ̈дини раз - загучау́ барон. - Інсинууȷ̈ш, же позбиу́ем с̌іє̌ Пітера</text:p>
      <text:p text:style-name="P4">так, як вир̌уца с̌іє̌ биље яка̌ дробностке̌. - Стр̌ељіу́ ту́устимі паљцамі. - От так, ге̌? Я ніє ȷ̈стем</text:p>
      <text:p text:style-name="P4">такім ідіёта̌, братанку. Потрактуȷ́ то нієжичљівіє, ȷ̈с̌љі ќдикољвієк ȷ̈ще су́овем ба̌д̌ь</text:p>
      <text:p text:style-name="P4">чинем даш до зрозумієнія, же ȷ̈стем такім ідіёта̌.</text:p>
      <text:p text:style-name="P4"><text:soft-page-break/>Страх появіу́ с̌іє̌ в зезуя̌цих очах Раббана. Мнієј віє̌цеј вієд̌іяу́, як даљеко стари</text:p>
      <text:p text:style-name="P4">барон му̊ґу́ с̌іє̌ посуна̌ч пр̌ечівко род̌ініє. Р̌адко до пункту с̌мієрчі, хиба же дља потворнеґо</text:p>
      <text:p text:style-name="P4">зиску љуб провокацї. Аље кари в род̌ініє потрафіу́и бич бољесне.</text:p>
      <text:p text:style-name="P4">- Вибач мі, му̊ј паніє, бароніє - повієд̌іяу́ Раббан.</text:p>
      <text:p text:style-name="P4">Спущіу́ очи тиљеж дља укричія ву́аснеј зу́ощі, цо дља оказанія посу́ушењства.</text:p>
      <text:p text:style-name="P4">- Ніє ошукаш мніє, Раббан - р̌еку́ барон.</text:p>
      <text:p text:style-name="P2">Раббан пр̌еу́кна̌у́ ніє подноша̌ц очу.</text:p>
      <text:p text:style-name="P4">- Мам засаде̌ - му̊віу́ даљеј барон. - Ніґди ніє усувај чу́овієка безмис̌љніє так, як то с̌іє̌</text:p>
      <text:p text:style-name="P4">робі в скаљі цау́еґо љенна попр̌ез одповієднія̌ процедуре̌ правна̌. Завше ру̊б то дља цељу</text:p>
      <text:p text:style-name="P4">надр̌е̌днеґо - і знај сву̊ј цељ!</text:p>
      <text:p text:style-name="P4">Пр̌ез Раббана пр̌ему̊віу́а зу́ощ:</text:p>
      <text:p text:style-name="P4">- А ȷ̈днак усуна̌у́ес̌ здрајце̌ Иуеґо! Від̌іяу́ем, як виношоно ȷ̈ґо чіяу́о, ќди пр̌ибиу́ем</text:p>
      <text:p text:style-name="P4">зешу́еј ноци. - Раббан спојр̌ау́ на стрия вистрашони наґље тонем своіх су́у̊в. Љеч барон</text:p>
      <text:p text:style-name="P4">ус̌мієхна̌у́ с̌іє̌.</text:p>
      <text:p text:style-name="P4">- Ј̈стем бардзо острожни з нієбезпієчна̌ бронія̌ - повієд̌іяу́. - <text:soft-page-break/>Доктор Иуег биу́ здрајца̌.</text:p>
      <text:p text:style-name="P4">Видау́ мі кс̌іє̌чія. - Ґу́ос барона набрау́ моци. - Пр̌екупіу́ем доктора з Академії Сук! Шкоу́и</text:p>
      <text:p text:style-name="P4">Вевне̌тр̌неј! Су́ишиш, ху́опче? Аље то збит шаљони родзај броні, би я̌ одставіч до љамуса.</text:p>
      <text:p text:style-name="P4">Ніє усуна̌у́ем ґо пр̌ипадково.</text:p>
      <text:p text:style-name="P4">- Чи Імператор віє, же пр̌екупіу́ес̌ доктора Сук?</text:p>
      <text:p text:style-name="P4">То биу́о бистре питаніє - помис̌љау́ барон. - Чижбим ніє доценіяу́ теґо братанка?</text:p>
      <text:p text:style-name="P4">- Імператор ȷ̈ще о тим ніє віє - повієд̌іяу́. - Љеч сардаукар̌и з певнощіа̌ му о тим</text:p>
      <text:p text:style-name="P4">замељдуя̌. Ј̈днакже занім то с̌іє̌ станіє, зау́атвіє̌ канау́амі Компанії КГОАМ, би до ȷ̈ґо ра̌к</text:p>
      <text:p text:style-name="P4">дотару́ му̊ј ву́асни рапорт. Вияс̌ніє̌, же ще̌с̌љівим трафем одкриу́ем доктора, кту̊ри удавау́, же</text:p>
      <text:p text:style-name="P4">ȷ̈ст уварунковани. Фау́шивеґо доктора, розумієш? Понієваж вшиши вієдза̌, же ніє можна</text:p>
      <text:p text:style-name="P4">пр̌еу́амач уварункованія Академії Сук, віє̌ц в то увієр̌а̌.</text:p>
      <text:p text:style-name="P4">- Ааах, розумієм - мрукна̌у́ Раббан.</text:p>
      <text:p text:style-name="P4">Барон зас̌ помис̌љау́: Заісте мам над̌ієȷ́, же розумієш. Мам над̌ієȷ́, же направде̌</text:p>
      <text:p text:style-name="P4">розумієш, як істотне ȷ̈ст захованіє теґо в таȷ̈мніци. Наґље зд̌івіу́о ґо <text:soft-page-break/>ву́асне</text:p>
      <text:p text:style-name="P4">посте̌пованіє. - По цо то зробіу́ем? По цо хеу́піє̌ с̌іє̌ пр̌ед тим своім дурним братанќм братанќм, кту̊реґо муше̌ викор̌истач і одставіч? Почуу́ зу́ощ на самеґо с̌ієбіє. Чуу́ с̌іє̌</text:p>
      <text:p text:style-name="P4">здрадзони.</text:p>
      <text:p text:style-name="P4">- То мус̌і позостач в таȷ̈мніци - повієд̌іяу́ Раббан. - Розумієм.</text:p>
      <text:p text:style-name="P4">Барон вестхна̌у́.</text:p>
      <text:p text:style-name="P4">- Тим разем даȷ́ чі одмієнне інструкцȷ́ цо до Арракіс, братанку. Ќди остатніё ву́адау́ес̌ та̌</text:p>
      <text:p text:style-name="P4">пљанета̌, тр̌имау́ем чіє̌ кру̊тко в карбах. Тим разем вимаґам тиљко ȷ̈днеґо.</text:p>
      <text:p text:style-name="P4">- Му̊ј паніє?</text:p>
      <text:p text:style-name="P4">- Зиску.</text:p>
      <text:p text:style-name="P4">- Зиску?</text:p>
      <text:p text:style-name="P4">- Маш яќс̌ поȷ́чіє, Раббан, іље видаљіс̌ми на спровадзеніє таќј армії до заатакованія</text:p>
      <text:p text:style-name="P4">Атриду̊в? Чи хочби в пр̌ибљіженію подејр̌еваш, іље Ґіљдія љічи собіє за транспорт војска?</text:p>
      <text:p text:style-name="P4">- Дроґо, цо?</text:p>
      <text:p text:style-name="P4">- Дроґо! - барон вир̌учіу́ ту́усте раміє̌ в строне̌ Раббана. - Ґдибис̌ пр̌ез шещд̌ієс̌ія̌т љат</text:p>
      <text:p text:style-name="P2">вичіскау́ з Арракіс кажди ґрош, які с̌іє̌ да видус̌іч, з љедвощіа̌ с̌іє̌ випу́ачіми!</text:p>
      <text:p text:style-name="P4"><text:soft-page-break/>Раббан отвор̌иу́ уста, замкна̌у́ ȷ̈ без су́ова.</text:p>
      <text:p text:style-name="P4">- Дроґо - зас̌міяу́ с̌іє̌ дрвія̌цо барон. - Пр̌екље̌ти монопољ Ґіљдії на космос пущіу́би нас</text:p>
      <text:p text:style-name="P4">з торбамі, ґдибим ніє запљановау́ теґо видатку давно тему. Повінієнес̌ вієд̌ієч, Раббан, же</text:p>
      <text:p text:style-name="P4">ми понієс̌љіс̌ми цау́и чіє̌жар операцї. Запу́ачіљіс̌ми навет за пр̌еву̊з сардаукару̊в.</text:p>
      <text:p text:style-name="P4">І ніє по раз пієрвши барон запитау́ сам с̌ієбіє, чи надејд̌іє в оґу̊ље такі д̌ієњ, ќди уда</text:p>
      <text:p text:style-name="P4">с̌іє̌ пр̌ехитр̌ич Ґіљдіє̌. Биу́а пр̌ебієґу́а: чія̌ґне̌у́а тиљко тиље пієніє̌дзи, би ґосподар̌ ніє</text:p>
      <text:p text:style-name="P4">протестовау́, допу̊кі ніє мієљі ґо в ґарщі, допу̊кі ніє моґљі змус̌іч ґо, би пу́ачіу́ і пу́ачіу́, і пу́ачіу́.</text:p>
      <text:p text:style-name="P4">Пр̌едс̌іє̌взіє̌чіём міљітарним товар̌ишиу́и завше виґу̊роване жа̌данія.</text:p>
      <text:p text:style-name="P4">„Ставкі ризика” - ту́умачиљі усу́ужні аґенчі Ґіљдії. А на каждеґо аґента, яќґо удау́о чі с̌іє̌</text:p>
      <text:p text:style-name="P4">впровад̌іч до Банку Ґіљдії в характер̌е пса у́ањцуховеґо, оні інстаљоваљі дву̊х в твоім</text:p>
      <text:p text:style-name="P4">системіє.</text:p>
      <text:p text:style-name="P4">Ніє до знієс̌ієнія!</text:p>
      <text:p text:style-name="P4">- Зиск затем - повієд̌іяу́ Раббан.</text:p>
      <text:p text:style-name="P4">Барон опущіу́ ре̌ке̌, звіна̌у́ в піє̌щ.</text:p>
      <text:p text:style-name="P4"><text:soft-page-break/>- Маш учіскач.</text:p>
      <text:p text:style-name="P4">- І моґе̌ робіч, цо мі с̌іє̌ живніє подоба, допу̊кі учіскам?</text:p>
      <text:p text:style-name="P4">- Цо чі с̌іє̌ живніє подоба.</text:p>
      <text:p text:style-name="P4">- Те армати, кту̊ре спровад̌іу́ес̌ - повієд̌іяу́ Раббан. - Чи му̊ґу́бим...</text:p>
      <text:p text:style-name="P4">- Усувам ȷ̈ - р̌еку́ барон.</text:p>
      <text:p text:style-name="P4">- Аље ти...</text:p>
      <text:p text:style-name="P4">- Ти ніє бе̌д̌ієш потр̌ебовау́ такіх забавек. Становіу́и специфічна̌ новощ, а тераз са̌</text:p>
      <text:p text:style-name="P4">безужитечне. Потр̌ебуȷ̈ми метаљу. Д̌іяу́а ніц ніє вску̊рая̌ пр̌ечівко тарчи, Раббан. Іх роља</text:p>
      <text:p text:style-name="P4">пољеґау́а ȷ̈диніє на заскоченію. Од поча̌тку пр̌евідиваљіс̌ми, же људ̌іє кс̌іє̌чія вицофая̌ с̌іє̌</text:p>
      <text:p text:style-name="P4">до скаљних ґрот теј одражая̌цеј пљанети. Наша артиљерія іх тиљко замуровау́а.</text:p>
      <text:p text:style-name="P4">- Фремені ніє уживая̌ тарч.</text:p>
      <text:p text:style-name="P4">- Можеш затр̌имач трохе̌ рушніц љасерових, ȷ̈с̌љі хцеш.</text:p>
      <text:p text:style-name="P4">- Так, му̊ј паніє. І мам вољна̌ ре̌ке̌.</text:p>
      <text:p text:style-name="P4">- Допу̊ти, допу̊кі учіскаш.</text:p>
      <text:p text:style-name="P4">Раббан ус̌мієхна̌у́ с̌іє̌ розанієљони.</text:p>
      <text:p text:style-name="P4">- Розумієм досконаље, му̊ј паніє.</text:p>
      <text:p text:style-name="P4">- Нічеґо ніє розумієш досконаље - варкна̌у́ барон. - Вияс̌ніјми то собіє од разу. Ј̈дине,</text:p>
      <text:p text:style-name="P4">цо розумієш, то як виконивач моȷ̈ розкази. Чи пр̌ишу́о чі до ґу́ови, братанку, же на теј</text:p>
      <text:p text:style-name="P4"><text:soft-page-break/>пљанечіє ȷ̈ст пр̌инајмнієј піє̌ч міљіёну̊в мієшкањцу̊в?</text:p>
      <text:p text:style-name="P4">- Чи пан му̊ј запоміна, же биу́ем тутај упр̌едніё ȷ̈ґо реґентем - с̌ірідарем? І ȷ̈с̌љі пан му̊ј</text:p>
      <text:p text:style-name="P4">мі вибачи, ȷ̈ґо шацунек може бич заніжони. Трудно зљічич људнощ розс̌іяна̌ по нієцках</text:p>
      <text:p text:style-name="P2">і панвіях, так як оні тутај. Біёра̌ц под уваґе̌ Фремену̊в з...</text:p>
      <text:p text:style-name="P4">- Фремену̊в ніє варто брач под уваґе̌!</text:p>
      <text:p text:style-name="P4">- Вибач, му̊ј паніє, љеч сардаукар̌и са̌ іннеґо зданія.</text:p>
      <text:p text:style-name="P4">- Ти цос̌ вієш?</text:p>
      <text:p text:style-name="P4">- Пан му̊ј випочивау́, ќди пр̌ибиу́ем убієґу́еј ноци. Я... гм. Позвољіу́ем собіє одшукач</text:p>
      <text:p text:style-name="P4">нієкту̊рих з моіх адіютанту̊в... гм, давних часу̊в. Су́ужиљі за пр̌еводніку̊в сардаукаром.</text:p>
      <text:p text:style-name="P4">Доноша̌ мі, же банда Фремену̊в вчія̌ґне̌у́а в засадзке̌ і вичіє̌у́а в пієњ одд̌іяу́ сардаукару̊в,</text:p>
      <text:p text:style-name="P4">ґд̌ієс̌ на поу́удніёви вшгу̊д ста̌д.</text:p>
      <text:p text:style-name="P4">- Вичіє̌у́а в пієњ одд̌іяу́ сардаукару̊в?</text:p>
      <text:p text:style-name="P4">- Так, му̊ј паніє.</text:p>
      <text:p text:style-name="P4">- Нієможљіве!</text:p>
      <text:p text:style-name="P4">Раббан взрушиу́ раміёнамі.</text:p>
      <text:p text:style-name="P4">- Фремені бія̌ сардаукару̊в - задрвіу́ барон.</text:p>
      <text:p text:style-name="P4">- Повтар̌ам ȷ̈диніє, цо мі донієс̌іёно - <text:soft-page-break/>повієд̌іяу́ Раббан. - Му̊вія̌, же ова банда</text:p>
      <text:p text:style-name="P4">Фремену̊в взіє̌у́а пр̌едтем до нієвољі страшнеґо Тгуфіра Гавата кс̌іє̌чія.</text:p>
      <text:p text:style-name="P4">- Аааааах. - Барон поківау́ ґу́ова̌. Ус̌мієхна̌у́ с̌іє̌.</text:p>
      <text:p text:style-name="P4">- Я вієр̌е̌ в тен мељдунек - повієд̌іяу́ Раббан. - Ніє маш поȷ́чія, якім пробљемем са̌</text:p>
      <text:p text:style-name="P4">Фремені.</text:p>
      <text:p text:style-name="P4">- Можљіве, аље то ніє Фремену̊в від̌ієљі твоі адіютанчі. То мус̌ієљі бич вишкољені пр̌ез</text:p>
      <text:p text:style-name="P4">Гавата људ̌іє Атриду̊в пр̌ебрані за Фремену̊в. Тиљко так то можна виту́умачич.</text:p>
      <text:p text:style-name="P4">Поновніє Раббан взрушиу́ раміёнамі.</text:p>
      <text:p text:style-name="P4">- Цу̊ж, сардаукар̌и уважая̌, же то биљі Фремені. Сардаукар̌и юж розпоче̌љі проґрам, би</text:p>
      <text:p text:style-name="P4">вичія̌ч до ноґі вшисткіх Фремену̊в.</text:p>
      <text:p text:style-name="P4">- Добр̌е!</text:p>
      <text:p text:style-name="P4">- Љеч...</text:p>
      <text:p text:style-name="P4">- Сардаукар̌и бе̌да̌ мієљі заȷ́чіє. А ми нієбавем бе̌д̌ієми мієљі Гавата. Я то вієм!</text:p>
      <text:p text:style-name="P4">Чуȷ́ то! Ах, цу̊ж то биу́ за д̌ієњ! Сардаукар̌и уґаніяя̌ с̌іє̌ ґд̌ієс̌ за парома пустиннимі</text:p>
      <text:p text:style-name="P4">бандамі без значенія, ми зас̌ заґарніями правд̌іва̌ здобич!</text:p>
      <text:p text:style-name="P4"><text:soft-page-break/>- Му̊ј паніє... - Раббан змарщиу́ брві, вагая̌ц с̌іє̌. - Завше міяу́ем враженіє, же ніє</text:p>
      <text:p text:style-name="P4">доценіями Фремену̊в, зару̊вно іх љічби, як і...</text:p>
      <text:p text:style-name="P4">- Ніє заврацај собіє німі ґу́ови, ху́опче! То моту́ох. Нас обходза̌ људ̌іє з міяст,</text:p>
      <text:p text:style-name="P4">міястечек і осад. Мну̊ство там људ̌і, цо?</text:p>
      <text:p text:style-name="P4">- Мну̊ство, му̊ј паніє.</text:p>
      <text:p text:style-name="P4">- Оні мніє мартвія̌, Раббан.</text:p>
      <text:p text:style-name="P4">- Мартвія̌ чіє̌?</text:p>
      <text:p text:style-name="P4">- Ох... в д̌ієвіє̌чд̌ієс̌іє̌чію процентах ніц мніє ніє обходза̌. Аље завше знајд̌іє с̌іє̌</text:p>
      <text:p text:style-name="P2">пару... роди нісќ і так даљеј, људ̌іє з амбіцямі, кту̊р̌и моґа̌ спру̊бовач нієбезпієчнеј ґри.</text:p>
      <text:p text:style-name="P4">Ґдиби ктос̌ такі опущіу́ Арракіс з нієпр̌иȷ̈мна̌ оповієщіа̌ о тим, цо тутај зашу́о, биу́бим</text:p>
      <text:p text:style-name="P4">в највижшим стопнію нієзадовољони. Чи маш хочіяж поȷ́чіє, як бардзо биу́бим</text:p>
      <text:p text:style-name="P4">нієзадовољони?</text:p>
      <text:p text:style-name="P4">Раббан пр̌еу́кна̌у́.</text:p>
      <text:p text:style-name="P4">- Мус̌іш починіч натихміястове крокі біёра̌ц заку́адніку̊в з каждеґо нісќґо роду - р̌еку́</text:p>
      <text:p text:style-name="P4">барон. - О іље ктос̌ споза Арракіс ма цос̌ вієд̌ієч, то биу́а то звику́а бітва міє̌дзи родамі.</text:p>
      <text:p text:style-name="P4"><text:soft-page-break/>Сардаукар̌и ніє браљі в нієј уд̌іяу́у, розумієш? Кс̌іє̌чію запропоновано звичаёва̌ кватере̌</text:p>
      <text:p text:style-name="P4">і виґнаніє, љеч зґіна̌у́ в нієще̌с̌љівим випадку, занім ȷ̈ пр̌ия̌у́. Цгочіяж міяу́ ву́ас̌ніє</text:p>
      <text:p text:style-name="P4">пр̌ия̌ч. Зас̌ вшељка пљотка, же тутај биљі сардаукар̌и, мус̌і бич вітана с̌мієхем.</text:p>
      <text:p text:style-name="P4">- Зґодніє з жиченієм Імператора - повієд̌іяу́ Раббан.</text:p>
      <text:p text:style-name="P4">- Зґодніє з жиченієм Імператора.</text:p>
      <text:p text:style-name="P4">- А цо з пр̌емитнікамі?</text:p>
      <text:p text:style-name="P4">- Нікт ніє увієр̌и пр̌емитніком, Раббан. Ім с̌іє̌ ніє вієр̌и, іх с̌іє̌ тољеруȷ̈. На вшељкі</text:p>
      <text:p text:style-name="P4">випадек роздавај яќс̌ у́апу̊вкі в тим кре̌ґу... і подејмуј інне с̌родкі, яќ чі пр̌ијда̌ - в цо</text:p>
      <text:p text:style-name="P4">ніє ва̌тпіє̌ - до ґу́ови.</text:p>
      <text:p text:style-name="P4">- Так, му̊ј паніє.</text:p>
      <text:p text:style-name="P4">- Затем Арракіс то двіє р̌ечи, Раббан: зиск і безљітосна піє̌щ. Ніє вољно чі ту оказач</text:p>
      <text:p text:style-name="P4">жаднеј љітощі. Са̌ то роди завістне вобец свих пану̊в і тиљко чекая̌це оказї до ребељії. Ніє</text:p>
      <text:p text:style-name="P4">вољно чі оказач ім хочби најмнієјшеј одробіни љітощі чи у́аскі.</text:p>
      <text:p text:style-name="P4">- Чи можна екстерміновач цау́а̌ пљанете̌? - запитау́ Раббан.</text:p>
      <text:p text:style-name="P4">- Екстерміновач? - Шибкі обру̊т <text:soft-page-break/>ґу́ови барона уявніу́ заскоченіє. - Кто ту му̊ві</text:p>
      <text:p text:style-name="P4">о екстермінацї?</text:p>
      <text:p text:style-name="P4">- Но, пр̌ипущау́ем, же замієр̌аш спровад̌іч нови інвентар̌ і...</text:p>
      <text:p text:style-name="P4">- Повієд̌іяу́ем учіскач, ніє екстерміновач. Ніє марнуј људ̌і, тиљко змус̌ іх до</text:p>
      <text:p text:style-name="P4">крањцовеґо поддањства. Мус̌іш бич драпієжніќм, му̊ј ху́опче. - Ус̌мієхна̌у́ с̌іє̌ д̌ієчіє̌цим</text:p>
      <text:p text:style-name="P4">ус̌мієхем на пуцоу́оватеј твар̌и з доу́ечкамі. - Драпієжнік ніґди ніє спочива. Ніє знај</text:p>
      <text:p text:style-name="P4">љітощі. Ніє знај спочинку. Љітощ ȷ̈ст хімера̌. Даȷ̈ с̌іє̌ поконач бурченієм ґу́однеґо жоу́а̌дка,</text:p>
      <text:p text:style-name="P4">воу́анієм нієнасицонеґо ґарду́а. Мус̌іш бич завше ґу́одни і спраґніёни. - Барон поґу́ад̌іу́ све</text:p>
      <text:p text:style-name="P4">випуку́ощі под дрифамі. - Як я.</text:p>
      <text:p text:style-name="P4">- Розумієм, му̊ј паніє.</text:p>
      <text:p text:style-name="P4">Раббан розејр̌ау́ с̌іє̌ на бокі.</text:p>
      <text:p text:style-name="P4">- Затем вшистко ясне, братанку?</text:p>
      <text:p text:style-name="P4">- З вия̌тќм ȷ̈днеј справи, стрию: тен пљанетољоґ, Кинес.</text:p>
      <text:p text:style-name="P4">- Ах так, Кинес.</text:p>
      <text:p text:style-name="P4">- Он ȷ̈ст чу́овієќм Імператора, му̊ј паніє. Пр̌иход̌і і одход̌і, ґд̌іє хце і ќди хце.</text:p>
      <text:p text:style-name="P2">І ȷ̈ст в бардзо добреј комітивіє з Фременамі... пос̌љубіу́ Фременке̌.</text:p>
      <text:p text:style-name="P4">- Кинес бе̌д̌іє мартви ютро пр̌ед <text:soft-page-break/>западніє̌чієм ноци.</text:p>
      <text:p text:style-name="P4">- То чин нієбезпієчни, стрию, забіч ур̌е̌дніка імперіяљнеґо.</text:p>
      <text:p text:style-name="P4">- А мис̌љіш, же в які спосу̊б зашеду́ем так шибко і так високо? - запитау́ барон. Ґу́ос ȷ̈ґо</text:p>
      <text:p text:style-name="P4">биу́ чіхи, бр̌емієнни ніє виповієд̌іянимі пр̌иміётнікамі. - Поза тим, в оґу̊ље ніє мус̌іяу́ес̌</text:p>
      <text:p text:style-name="P4">с̌іє̌ обавіяч, же Кинес опущі Арракіс. Запомінаш, же он ȷ̈ст узаљежніёни од пр̌иправи.</text:p>
      <text:p text:style-name="P4">- Р̌ечивіщіе!</text:p>
      <text:p text:style-name="P4">- Чі, кту̊р̌и вієдза̌, ніє зробія̌ нічеґо, цо моґу́оби заґрожіч іх доставом. Кинес</text:p>
      <text:p text:style-name="P4">з певнощіа̌ мус̌і вієд̌ієч.</text:p>
      <text:p text:style-name="P4">- Запомніяу́ем - повієд̌іяу́ Раббан.</text:p>
      <text:p text:style-name="P4">Споґља̌даљі на с̌ієбіє в міљченію. По хвіљі барон повієд̌іяу́:</text:p>
      <text:p text:style-name="P4">- А пропос, пр̌еде вшисткім зајмієш с̌іє̌ доставамі дља мніє. Мам нієзу́и приватни запас,</text:p>
      <text:p text:style-name="P4">љеч у̊в самобу̊јчи рајд кс̌ія̌же̌цих људ̌і коштовау́ мніє віє̌кшощ теґо, цо зґромад̌іљіс̌ми на</text:p>
      <text:p text:style-name="P4">спр̌едаж.</text:p>
      <text:p text:style-name="P4">Раббан ківна̌у́ ґу́ова̌.</text:p>
      <text:p text:style-name="P4">- Так, му̊ј паніє.</text:p>
      <text:p text:style-name="P4">Барон пояс̌ніяу́.</text:p>
      <text:p text:style-name="P4">- Затем ютро рано збієр̌еш то, цо позостау́о з тутејшеј гієрархії і ос̌віядчиш ім: „Ј̈ґо</text:p>
      <text:p text:style-name="P4"><text:soft-page-break/>Високощ наш Падишах Імператор наказау́ мі взія̌ч ве ву́аданіє те̌ пљанете̌ і поу́ожич крес</text:p>
      <text:p text:style-name="P4">вшељкім вас̌ніём”.</text:p>
      <text:p text:style-name="P4">- Розумієм, му̊ј паніє.</text:p>
      <text:p text:style-name="P4">- Тим разем ȷ̈стем певни, же розумієш. Ютро ому̊віми то доку́аднієј. Тераз одејд̌ь, абим</text:p>
      <text:p text:style-name="P4">му̊ґу́ с̌іє̌ виспач.</text:p>
      <text:p text:style-name="P4">Барон виу́а̌чиу́ поље др̌ві, с̌љедза̌ц братанка, допу̊кі тен ніє зніку́ му з очу. Закути у́еб помис̌љау́ барон. - Закути у́еб і ґу̊ра міє̌са. Як ту з німі скоњчи, бе̌да̌ крвава̌ міязґа̌.</text:p>
      <text:p text:style-name="P4">Ву̊вчас, ќди пр̌ис̌ље̌ Феида - Раутге̌, би здя̌у́ з ніх яр̌мо, зачна̌ віватовач свему</text:p>
      <text:p text:style-name="P4">вибавци. Укохани Феид - Раутга. У́аскави Феид - Раутга, љітощіви - пр̌инос̌і вибавієніє од</text:p>
      <text:p text:style-name="P4">бестії. Феид - Раутга, чу́овієк, дља кту̊реґо варто жич і варто умр̌еч. До теґо часу ху́опієц</text:p>
      <text:p text:style-name="P4">бе̌д̌іє юж уміяу́ ґне̌біч безкарніє. Ј̈стем певієн, же он ȷ̈ст тим, коґо нам тр̌еба. Научи с̌іє̌.</text:p>
      <text:p text:style-name="P2">І таќ цудне чіяу́о. Заісте цудовни ху́опієц.</text:p>
      <text:p text:style-name="P4">5</text:p>
      <text:p text:style-name="P4">В вієку піє̌тнасту љат научиу́ с̌іє̌ юж міљченія.</text:p>
      <text:p text:style-name="P4">з „Гісторії д̌ієчіњства Муад’Діба” піу̊ра кс̌іє̌жнічкі Іруљан</text:p>
      <text:p text:style-name="P4"><text:soft-page-break/>Змаґая̌ц с̌іє̌ зе стерамі орнітоптера Пауљ здау́ собіє справе̌, же пр̌епровадза сељекцȷ́</text:p>
      <text:p text:style-name="P4">живіёу́у̊в самуму, зас̌ ȷ̈ґо надментацка с̌віядомощ доконуȷ̈ каљкуљацї на подставіє</text:p>
      <text:p text:style-name="P4">најдробнієјших щеґу̊у́у̊в. Вичувау́ фронти пиу́у, зафаљованія, наку́аданіє с̌іє̌ турбуљенцї,</text:p>
      <text:p text:style-name="P4">пр̌ељотни вір. Нієспокојне пуду́о вне̌тр̌а кабіни розяс̌ніяу́а зієљона у́уна од тарч пр̌ир̌а̌ду̊в.</text:p>
      <text:p text:style-name="P4">Бура р̌ека пиу́у на зевна̌тр̌ видавау́а с̌іє̌ безкштау́тна, аље змису́ем вевне̌тр̌ним Пауљ зача̌у́</text:p>
      <text:p text:style-name="P4">від̌ієч пр̌ез те̌ куртине̌. Муше̌ знаљез́ч одповієдні вір - помис̌љау́. Од ду́ужшеґо юж часу</text:p>
      <text:p text:style-name="P4">вичувау́ су́абніє̌чіє моци самуму, хочіяж р̌уцау́о німі надаљ. Пр̌етр̌имау́ кољејна̌ турбуљенцȷ́.</text:p>
      <text:p text:style-name="P4">Вір дау́ о собіє знач ґвау́товним коу́исанієм, кту̊ре заґр̌ехотау́о цау́им статќм.</text:p>
      <text:p text:style-name="P4">Одсувая̌ц од с̌ієбіє вшељкі страх Пауљ поу́ожиу́ орнітоптер в љеви віраж. Ј̈сс̌іка дојр̌ау́а</text:p>
      <text:p text:style-name="P4">маневр на куљі поу́оженія.</text:p>
      <text:p text:style-name="P4">- Пауљ! - кр̌икне̌у́а.</text:p>
      <text:p text:style-name="P4">Вір завру̊чіу́ іх, окре̌цая̌ц і гус̌тая̌ц статќм. Подніу̊су́ орнітоптер нічим ґејзер су́омке̌,</text:p>
      <text:p text:style-name="P4">випљуу́ ґо до ґу̊ри і одр̌учіу́, як <text:soft-page-break/>скр̌идљата̌ дробіне̌ в рдзенію коу́уя̌цеґо пиу́у, в бљаску</text:p>
      <text:p text:style-name="P4">друґієґо кс̌іє̌жица. Споґља̌дая̌ц в ду̊у́ Пауљ зобачиу́ су́уп ґора̌цеґо віятру, кту̊ри іх вир̌иґау́,</text:p>
      <text:p text:style-name="P4">ујр̌ау́ замієрая̌ци самум уходза̌ци в ґу́а̌б пустині як вишгніє̌та р̌ека - кс̌іє̌жицово шаре</text:p>
      <text:p text:style-name="P4">порушеніє, маљея̌це в доље, ќди взнос̌іљі с̌іє̌ в пра̌д̌іє всте̌пуя̌цим.</text:p>
      <text:p text:style-name="P4">- Вишљіс̌ми з теґо - вишептау́а Ј̈сс̌іка.</text:p>
      <text:p text:style-name="P4">Пауљ завру̊чіу́ статек уходза̌ц од пиу́у пр̌ериваним нурќм, розґља̌дая̌ц с̌іє̌ по ноцним</text:p>
      <text:p text:style-name="P4">нієбіє.</text:p>
      <text:p text:style-name="P4">- Умкне̌љіс̌ми ім - повієд̌іяу́.</text:p>
      <text:p text:style-name="P4">Ј̈сс̌іка усу́ишау́а бічіє свеґо серца. Опановау́а с̌іє̌ з вис̌іу́ќм і попатр̌иу́а на занікая̌ци</text:p>
      <text:p text:style-name="P4">самум. Ј̈ј змису́ часу всказивау́, же шибоваљі в тим спр̌е̌женію живіёу́у̊в нієцау́е чтери</text:p>
      <text:p text:style-name="P4">ґод̌іни, аље в ґу́е̌бі духа оценіу́а то яко цау́е жичіє. Чуу́а с̌іє̌ так, якби с̌іє̌ на ново народ̌іу́а.</text:p>
      <text:p text:style-name="P4">То биу́о нічим љітанія - помис̌љау́а. - Ставіљіс̌ми му чоу́о без ставіянія опору. Самум</text:p>
      <text:p text:style-name="P4">пр̌ешеду́ пр̌ез нас і по нас. Одшеду́, а ми зостаљіс̌ми.</text:p>
      <text:p text:style-name="P4">- Ніє подоба мі с̌іє̌ тен д̌ьвіє̌к в праци скр̌идеу́ - р̌еку́ Пауљ. - Ґд̌ієс̌ <text:soft-page-break/>мус̌і бич</text:p>
      <text:p text:style-name="P4">ушкодзеніє.</text:p>
      <text:p text:style-name="P4">О зґр̌итљівим і каљекім љочіє му̊віу́и ȷ̈ґо ду́оніём стери. Знаљез́љі с̌іє̌ на зевна̌тр̌ самуму,</text:p>
      <text:p text:style-name="P4">љеч чія̌ґље ніє вевна̌тр̌ поља ȷ̈ґо вієщеґо відзенія. Умкне̌љі ȷ̈днакже і Пауља опановау́о</text:p>
      <text:p text:style-name="P4">држеніє звіястуя̌ц пру̊ґ обявієнія. Задиґотау́. Дознаніє биу́о маґнетичне і пр̌еражая̌це.</text:p>
      <text:p text:style-name="P2">Пр̌иу́апау́ с̌іє̌ на пошуківанію пр̌ичин теј роздиґотанеј с̌віядомощі. Чуу́, же в певнеј мієр̌е</text:p>
      <text:p text:style-name="P4">завініу́а ту пр̌есицона пр̌иправа̌ дієта Арракіс. Уважау́ ȷ̈днак, же че̌щіово моґу́а то справіч</text:p>
      <text:p text:style-name="P4">љітанія, кту̊реј су́ова як ґдиби пос̌іядау́и моц саме в собіє. „Ніє бе̌де̌ с̌іє̌ бач...”</text:p>
      <text:p text:style-name="P4">Пр̌ичина і скутек: жиу́ на пр̌еку̊р зу́овроґім с̌іу́ом і міяу́ враженіє, же завісу́ на скраю</text:p>
      <text:p text:style-name="P4">самос̌віядомощі, кту̊ра ніє моґу́аби заістнієч без маґії љітанії. Су́ова з Бібљії Протестанцко Катољіцќј забр̌міяу́и му в паміє̌чі: „Якіх бракуȷ̈ нам змису́у̊в, же ніє від̌іми і ніє</text:p>
      <text:p text:style-name="P4">су́ишими іннеґо с̌віята, кту̊ри нас отача?”</text:p>
      <text:p text:style-name="P4">- Пеу́но скау́ докоу́а - повієд̌іяу́а Ј̈сс̌іка.</text:p>
      <text:p text:style-name="P4">Пауљ сконцентровау́ с̌іє̌ на <text:soft-page-break/>пр̌ехиље орнітоптера, потр̌а̌сая̌ц ґу́ова̌, би опр̌итомнієч.</text:p>
      <text:p text:style-name="P4">Спојр̌ау́ в ќрунку всказиваним пр̌ез матке̌, на чарне кштау́ти скау́ вирастая̌це з піяску по</text:p>
      <text:p text:style-name="P4">правеј строніє пр̌ед німі. Вичувау́ пр̌ечія̌ґ на костках ну̊ґ, кра̌женіє пиу́у в кабініє. Ґд̌ієс̌</text:p>
      <text:p text:style-name="P4">биу́а д̌іюра, кољејне д̌ієу́о самуму.</text:p>
      <text:p text:style-name="P4">- Љепієј с̌іядајми на піяску - повієд̌іяу́а Ј̈сс̌іка. - Скр̌иду́а моґа̌ ніє витр̌имач пеу́неґо</text:p>
      <text:p text:style-name="P4">вигамованія.</text:p>
      <text:p text:style-name="P4">Всказау́ ґу́ова̌ пр̌ед с̌ієбіє ку мієјшу, ґд̌іє випієчоне піясќм краве̌д̌іє стр̌ељау́и</text:p>
      <text:p text:style-name="P4">в бљаску кс̌іє̌жица понад видмамі.</text:p>
      <text:p text:style-name="P4">- С̌ія̌д̌ієми в побљіжу тамтих скау́. Справд̌ь своȷ̈ паси.</text:p>
      <text:p text:style-name="P4">Спеу́ніяя̌ц пољеценіє мис̌љау́а: Мами воде̌ і фіљтрфракі. Ј̈с̌љі потрафіми здобич поживієніє,</text:p>
      <text:p text:style-name="P4">можеми пр̌етрвач ду́уґі час в теј пустині. Фремені ту жия̌. Цо моґа̌ оні, можеми і ми.</text:p>
      <text:p text:style-name="P4">- Бієґніј до тих скау́, як тиљко с̌іє̌ затр̌имами - повієд̌іяу́ Пауљ. - Я везме̌ сакве̌.</text:p>
      <text:p text:style-name="P4">- Бієґніј до... - Заміљку́а ківая̌ц ґу́ова̌. - Червіє.</text:p>
      <text:p text:style-name="P4">- Нас̌і пр̌иячієље червіє - поправіу́ я̌. - Зґарна̌ орнітоптер. Ніц ніє здрад̌і, ґд̌іє</text:p>
      <text:p text:style-name="P4"><text:soft-page-break/>виља̌доваљіс̌ми.</text:p>
      <text:p text:style-name="P4">Як р̌ечове ȷ̈ст то ȷ̈ґо розумованіє - помис̌љау́а.</text:p>
      <text:p text:style-name="P4">Шгод̌іљі с̌љізґієм ніжеј... цораз ніжеј...</text:p>
      <text:p text:style-name="P4">Љот іх ствар̌ау́ тераз враженіє шаљонеґо пе̌ду - замазане чієніє видм, скау́и виу́аніяя̌це</text:p>
      <text:p text:style-name="P4">с̌іє̌ як виспи. Орнітоптер мусна̌у́ хиботљівіє вієр̌хоу́ек видми, пр̌ескочиу́ над піящиста̌</text:p>
      <text:p text:style-name="P4">дољіна̌, мусна̌у́ друґа̌ видме̌. Витраца пре̌дкощ о піясек - помис̌љау́а Ј̈сс̌іка і биу́ в тим под̌ів</text:p>
      <text:p text:style-name="P4">дља містр̌оства Пауља.</text:p>
      <text:p text:style-name="P4">- Тр̌имај с̌іє̌ - пр̌естр̌еґу́ я̌.</text:p>
      <text:p text:style-name="P4">Щіа̌ґна̌у́ гамуљце скр̌идеу́, поча̌тково дељікатніє, насте̌пніє цораз моцнієј чуя̌ц, як</text:p>
      <text:p text:style-name="P4">заґарніяя̌ повієтр̌е, як цораз шибчієј маљеȷ̈ виду́уженіє пу́ату̊в - Віятр ґвіздау́</text:p>
      <text:p text:style-name="P4">в заходза̌цих на с̌ієбіє љотках і ељементах нос̌них. Наґље, ȷ̈диніє з љедво ухвитним</text:p>
      <text:p text:style-name="P4">остр̌еґавчим пр̌ехиу́ем, љеве скр̌иду́о, осу́абіёне пр̌ез самум, вивіне̌у́о с̌іє̌ укос̌ніє до</text:p>
      <text:p text:style-name="P4">ґу̊ри ваља̌ц в бурте̌ орнітоптера. Статек шоруя̌ц о ґр̌бієт видми поу́ожиу́ с̌іє̌ на љеви бок. Зȷ̈хау́</text:p>
      <text:p text:style-name="P4">по пр̌ечівљеґу́им збочу і пос̌ру̊д љавіни піяху зариу́ носем в <text:soft-page-break/>са̌с̌ієднієј видміє. Љеґу́ без</text:p>
      <text:p text:style-name="P2">руху на краве̌д̌і зу́аманеґо скр̌иду́а, з правим скр̌иду́ем стерча̌цим ку ґвіяздом.</text:p>
      <text:p text:style-name="P4">Пауљ зервау́ з с̌ієбіє паси, р̌учіу́ с̌іє̌ пр̌ез матке̌ і виважиу́ др̌ві. Піях обсипау́ цау́а̌ кабіне̌</text:p>
      <text:p text:style-name="P4">пр̌иноша̌ц вияу́овіёни запах паљонеґо кр̌емієнія. Пауљ хвичіу́ з оґона сакве̌; зауважиу́, же</text:p>
      <text:p text:style-name="P4">матка увољніу́а с̌іє̌ юж з пасу̊в. Вспіє̌у́а с̌іє̌ на бок правеґо фотеља, а з нієґо на метаљове</text:p>
      <text:p text:style-name="P4">пошичіє орнітоптера. Пода̌жиу́ за нія̌ чія̌ґна̌ц сакве̌ за р̌емієніє.</text:p>
      <text:p text:style-name="P4">- Бієґієм! - закомендеровау́.</text:p>
      <text:p text:style-name="P4">Всказау́ на щит похиу́ощі видми і даљеј поза нія̌, ґд̌іє відач биу́о скаљна̌ вієже̌</text:p>
      <text:p text:style-name="P4">подчіє̌та̌ замієчіямі піясковимі. Ј̈сс̌іка зескочиу́а з орнітоптера і побієґу́а, брна̌ц з трудем под</text:p>
      <text:p text:style-name="P4">ґу̊ре̌. За пљецамі су́ишау́а сапаніє Пауља. Видостаљі с̌іє̌ на піящиста̌ ґрањ, кту̊ра чія̌ґне̌у́а с̌іє̌</text:p>
      <text:p text:style-name="P4">у́уќм в строне̌ скау́.</text:p>
      <text:p text:style-name="P4">- Тр̌имај с̌іє̌ ґрані - наказау́ Пауљ. - Бе̌д̌іє шибчієј.</text:p>
      <text:p text:style-name="P4">Бієґљі ку скау́ом, виривая̌ц стопи з піяху. В уши зача̌у́ ім с̌іє̌ вчіскач нови д̌ьвіє̌к,:</text:p>
      <text:p text:style-name="P4">сту́уміёни шмер, сик, яќс̌ скробаніє.</text:p>
      <text:p text:style-name="P4">- Черв - повієд̌іяу́ Пауљ.</text:p>
      <text:p text:style-name="P4"><text:soft-page-break/>Д̌ьвіє̌к пр̌ибієрау́ на с̌іље.</text:p>
      <text:p text:style-name="P4">- Шибчієј - висапау́ Пауљ.</text:p>
      <text:p text:style-name="P4">Пієрвша пу́ита̌ скаљна, нічим пљажа вихиљая̌ца с̌іє̌ укос̌ніє з мор̌а піяску, љежау́а ніє даљеј</text:p>
      <text:p text:style-name="P4">ніж д̌ієс̌іє̌ч метру̊в пр̌ед німі; наґље з тиу́у дољечіяу́ іх хр̌е̌ст і зґр̌ит метаљу. Пауљ пр̌ер̌учіу́</text:p>
      <text:p text:style-name="P4">сакве̌ до правеј ре̌кі, ујмуя̌ц я̌ за р̌емієніє. Обіяу́а му с̌іє̌ о біёдро в тракчіє бієґу. Друґа̌</text:p>
      <text:p text:style-name="P4">ре̌ка̌ зу́апау́ ду́оњ маткі. Кре̌та̌, вижу́обіёна̌ пр̌ез віятр ринна̌ ґрамољіљі с̌іє̌ на скаљна̌ похиљніє̌ по</text:p>
      <text:p text:style-name="P4">ус̌іяним камикамі збочу. Р̌е̌жіљі зе зме̌ченія.</text:p>
      <text:p text:style-name="P4">- Ніє зробіє̌ даљеј ані кроку - видишау́а Ј̈сс̌іка.</text:p>
      <text:p text:style-name="P4">Пауљ затр̌имау́ с̌іє̌, вепхна̌у́ я̌ в зау́ом скау́и і одвру̊чівши с̌іє̌ спојр̌ау́ в ду̊у́ на пустиніє̌.</text:p>
      <text:p text:style-name="P4">Ру̊внољеґље до іх скаљнеј виспи суна̌у́ рухоми паґу̊рек - кс̌іє̌жиц ос̌вієтљау́ в одљеґу́ощі</text:p>
      <text:p text:style-name="P4">окоу́о кіљометра змарщкі, фаље піяску, спіє̌тр̌они копієц правіє на високощі очу Пауља. Тор</text:p>
      <text:p text:style-name="P4">спрасованих видм закре̌цау́ в ȷ̈дним мієјшу чіясна̌ пе̌тља̌, пр̌ечіная̌ц у́ахе̌ пустині, на кту̊реј</text:p>
      <text:p text:style-name="P4">пор̌учіљі сву̊ј розбіти орнітоптер. Там ґд̌іє пр̌ешеду́ черв, ніє биу́о юж <text:soft-page-break/>с̌љаду по статку.</text:p>
      <text:p text:style-name="P4">Рухоми паґу̊рек одȷ̈хау́ в ґу́а̌б пустині, завру̊чіу́ по ву́асним с̌љад̌іє, тропія̌ц.</text:p>
      <text:p text:style-name="P4">- Ј̈ст віє̌кши од космічнеґо статку Ґіљдії - шепна̌у́ Пауљ. - Му̊віёно мі, же в ґу́е̌бі</text:p>
      <text:p text:style-name="P4">пустині червіє ос̌ія̌ґая̌ вієљќ розміяри, аље ніє здавау́ем собіє справи... як вієљќ.</text:p>
      <text:p text:style-name="P4">- Ані я - вишептау́а Ј̈сс̌іка.</text:p>
      <text:p text:style-name="P4">Ству̊р поновніє одбіу́ од скау́, пр̌ис̌пієшая̌ц тераз по закољу в строне̌ горизонту.</text:p>
      <text:p text:style-name="P4">Насу́ухіваљі, допу̊кі д̌ьвіє̌к ȷ̈ґо пр̌ејщіа ніє зґіна̌у́ в чіхим пр̌есипиванію с̌іє̌ піяску̊в</text:p>
      <text:p text:style-name="P4">вокоу́о. Пауљ одетхна̌у́ ґу́е̌боко: подніу̊су́ши очи на ошроніёна̌ кс̌іє̌жицовим бљасќм скарпе̌</text:p>
      <text:p text:style-name="P4">зацитовау́ з Кітаб аљ-Ібар:</text:p>
      <text:p text:style-name="P4">- „Подру̊жуј ноца̌, а днієм спочивај под чарним чієнієм”. - Спојр̌ау́ на матке̌. - Надаљ</text:p>
      <text:p text:style-name="P2">мами ȷ̈ще паре̌ ґод̌ін ноци. Можеш іщ даљеј?</text:p>
      <text:p text:style-name="P4">- За хвіље̌.</text:p>
      <text:p text:style-name="P4">Вишеду́ на скаљна̌ пу́ите̌, зар̌учіу́ сакве̌ на пљеци і допія̌у́ р̌емієніє. Цгвіље̌ стау́</text:p>
      <text:p text:style-name="P4">з паракомпасем в ду́оніях.</text:p>
      <text:p text:style-name="P4">- Повієдз, ќди бе̌д̌ієш ґотова.</text:p>
      <text:p text:style-name="P4">Одепхне̌у́а с̌іє̌ од скау́и, чуя̌ц, же <text:soft-page-break/>с̌іу́и ȷ̈ј врацая̌.</text:p>
      <text:p text:style-name="P4">- Дока̌д?</text:p>
      <text:p text:style-name="P4">- Ґранія̌ - всказау́ ќрунек.</text:p>
      <text:p text:style-name="P4">- В ґу́а̌б пустині - повієд̌іяу́а.</text:p>
      <text:p text:style-name="P4">- Фремењсќј пустині - вишептау́ Пауљ.</text:p>
      <text:p text:style-name="P4">І знієрухоміяу́, встр̌а̌с̌ніє̌ти запаміє̌таним образем випуку́ор̌ез́би з пророчеј візї</text:p>
      <text:p text:style-name="P4">пр̌ежитеј на Каљаданіє. Від̌іяу́ юж пр̌едтем те̌ пустиніє̌. Љеч конфіґураця відзенія ру̊жніу́а с̌іє̌</text:p>
      <text:p text:style-name="P4">нієухвитніє, якби тен оптични образ затрацони в ȷ̈ґо с̌віядомощі і вху́оніє̌ти пр̌ез</text:p>
      <text:p text:style-name="P4">паміє̌ч виказивау́ тераз бракі в прецизї запісу, ќди зостау́ вис̌вієтљони на правд̌івеј</text:p>
      <text:p text:style-name="P4">шеніє. Візя якби с̌іє̌ пр̌есуне̌у́а і уставіу́а под інним ка̌тем, подчас ќди он трвау́</text:p>
      <text:p text:style-name="P4">в безруху. В тамтеј візї биу́ з намі Ідаго - пр̌ипомніяу́ собіє. - А тераз Ідаго ніє жиȷ̈.</text:p>
      <text:p text:style-name="P4">- Чи від̌іш дроґе̌ пр̌ед соба̌? - спитау́а Ј̈сс̌іка, з́ље розумієя̌ц ȷ̈ґо ваганіє.</text:p>
      <text:p text:style-name="P4">- Ніє - повієд̌іяу́. - Аље і так пу̊јд̌ієми.</text:p>
      <text:p text:style-name="P4">Моцнієј осад̌іу́ сакве̌ на раміёнах, рушиу́ раз́но в ґу̊ре̌ скаљним коритем. Виход̌іу́о</text:p>
      <text:p text:style-name="P4">оно на ска̌пана̌ в пос̌віячіє кс̌іє̌жица <text:soft-page-break/>поду́оґе̌ скаљна̌ з тарасамі взноша̌цимі с̌іє̌ цораз даљеј на</text:p>
      <text:p text:style-name="P4">поу́удніє. Пауљ сќровау́ с̌іє̌ до пієрвшеґо стопнія і вдрапау́ на ґу̊ре̌. Ј̈сс̌іка за нім. Нієбавем</text:p>
      <text:p text:style-name="P4">зауважиу́а утрудніяя̌це вспіначке̌ щеґу̊у́и: ґніязда піяху поміє̌дзи скау́амі, виостр̌она̌</text:p>
      <text:p text:style-name="P4">пр̌ез віятр краве̌д̌ь, кту̊ра вр̌инау́а с̌іє̌ ім в ду́оніє; пр̌ешкоди змушая̌це до вибору: пр̌ејщ</text:p>
      <text:p text:style-name="P4">ґу̊ра̌ чи окра̌жич? Терен нар̌уцау́ своȷ̈ ву́асне ритми. Одзиваљі с̌іє̌ ȷ̈диніє, ґди заход̌іу́а</text:p>
      <text:p text:style-name="P4">потр̌еба, а і втеди храпљівим од вис̌іу́ку ґу́осем.</text:p>
      <text:p text:style-name="P4">- Острожніє, пу̊у́ка ȷ̈ст с̌љіска од піяску.</text:p>
      <text:p text:style-name="P4">- Уважај, ніє удер̌ с̌іє̌ ту ґу́ова̌ о навіс.</text:p>
      <text:p text:style-name="P4">- Тр̌имај с̌іє̌ поніжеј ґрані; кс̌іє̌жиц мами в пљеци, кажди наш рух відач з доу́у як на</text:p>
      <text:p text:style-name="P4">ду́оні.</text:p>
      <text:p text:style-name="P4">Пауљ затр̌имау́ с̌іє̌ в скаљнеј бухчіє, опієрая̌ц сакве̌ на ва̌скім ґзимс̌іє. Ј̈сс̌іка</text:p>
      <text:p text:style-name="P4">вичія̌ґне̌у́а с̌іє̌ пр̌и нім, вд̌іє̌чна за хвіље̌ витхнієнія. Усу́ишау́а, же Пауљ почія̌ґа</text:p>
      <text:p text:style-name="P4">з водоводу фіљтрфрака, і напіу́а с̌іє̌ свеј ву́аснеј одзисканеј води. Чуя̌ц ȷ̈ј су́онави смак</text:p>
      <text:p text:style-name="P4"><text:soft-page-break/>вспомніяу́а води Каљадану - висока̌ фонтанне̌ обејмуя̌ца̌ у́уќм нієбо, обфітощ віљґочі така̌,</text:p>
      <text:p text:style-name="P4">же с̌іє̌ ȷ̈ј ніє зауважау́о... ȷ̈диніє яко кштау́т аљбо одбљаск, љуб шмер, ќди пр̌иставау́о с̌іє̌</text:p>
      <text:p text:style-name="P4">обок. Пр̌истана̌ч - помис̌љау́а. - Одпоча̌ч... правд̌івіє одпоча̌ч. Пр̌ишу́о ȷ̈ј на мис̌љ, же</text:p>
      <text:p text:style-name="P4">міу́ос̌ієрд̌іє то можнощ затр̌иманія с̌іє̌ хочби тиљко на момент. Ніє ма міу́ос̌ієрд̌ія там,</text:p>
      <text:p text:style-name="P2">ґд̌іє ніє можна с̌іє̌ затр̌имач.</text:p>
      <text:p text:style-name="P4">Пауљ опущіу́ скаљна̌ пу̊у́ке̌ і рушиу́ вспіная̌ц с̌іє̌ по похиу́ощі. Ј̈сс̌іка з вестхнієнієм</text:p>
      <text:p text:style-name="P4">пода̌жиу́а за нім. Зсуне̌љі с̌іє̌ на шерока̌ пу̊у́ке̌ окаљая̌ца̌ чоу́о љітеј скау́и. Поновніє впадљі</text:p>
      <text:p text:style-name="P4">в звіхніє̌ти ритм ве̌дру̊вкі по спе̌каним тереніє. Ј̈сс̌іка міяу́а учучіє, же ноц зостау́а</text:p>
      <text:p text:style-name="P4">здомінована пр̌ез скаље̌ роздробнієнія субстанцї под іх стопамі і ду́оњмі - оточакі, ґрошек</text:p>
      <text:p text:style-name="P4">жвірови, скау́е̌ пу́аткова̌, ґрошек піяскови аљбо сам піясек, ґрис аљбо пиу́, аљбо міяу́кі пудер.</text:p>
      <text:p text:style-name="P4">Пудер затикау́ фіљтри носове і тр̌еба ґо биу́о видмухівач. Ґрошек піяскови і ґрошек жвірови</text:p>
      <text:p text:style-name="P4">суне̌у́и по твардим поду́ожу і моґу́и почія̌ґна̌ч зе соба̌ нієострожнеґо <text:soft-page-break/>ве̌дровца. Скау́а пу́аткова</text:p>
      <text:p text:style-name="P4">раніу́а, зас̌ ве вшехобецних у́ахах піяску віє̌зу́и ім стопи.</text:p>
      <text:p text:style-name="P4">Пауљ пр̌истана̌у́ раптовніє на скаљнеј пу̊у́це і подтр̌имау́ матке̌, кту̊ра с̌іє̌ з нім здер̌иу́а.</text:p>
      <text:p text:style-name="P4">Всказау́ на љево. Споґља̌дая̌ц взду́уж ȷ̈ґо рамієнія ујр̌ау́а, же стоя̌ на щичіє урвіска; яќс̌</text:p>
      <text:p text:style-name="P4">двієщіе метру̊в под німі, нічим знієрухоміяу́и оцеан, розчія̌ґау́а с̌іє̌ пустинія. Љежау́а в доље</text:p>
      <text:p text:style-name="P4">пеу́на кс̌іє̌жицовосребрних фаљ - чієніє зау́амањ пр̌еход̌іу́и в закоља і піє̌тр̌иу́и с̌іє̌ в даљі</text:p>
      <text:p text:style-name="P4">замґљона̌ шара̌ пљама̌ насте̌пнеґо кљіфу.</text:p>
      <text:p text:style-name="P4">- Отварта пустинія - повієд̌іяу́а.</text:p>
      <text:p text:style-name="P4">- Шмат дроґі до пр̌ејщіа - ґу́ос Пауља биу́ сту́уміёни сифонем фіљтру на твар̌и.</text:p>
      <text:p text:style-name="P4">Ј̈сс̌іка повіёду́а спојр̌енієм докоу́а - ніц, тиљко піясек в доље. Пауљ патр̌иу́ просто пр̌ед</text:p>
      <text:p text:style-name="P4">с̌ієбіє на видми, с̌љедза̌ц пр̌есуваніє с̌іє̌ чієні на дродзе кс̌іє̌жица.</text:p>
      <text:p text:style-name="P4">- Зе тр̌и љуб чтери кіљометри одљеґу́ощі - р̌еку́.</text:p>
      <text:p text:style-name="P4">- Червіє - повієд̌іяу́а.</text:p>
      <text:p text:style-name="P4">- На певно са̌.</text:p>
      <text:p text:style-name="P4">Помис̌љау́а о своім знуженію, о бу̊љу міє̌с̌ні оте̌піяя̌цим змису́и.</text:p>
      <text:p text:style-name="P4"><text:soft-page-break/>- Може одпочнієми і пос̌іљіми с̌іє̌?</text:p>
      <text:p text:style-name="P4">Пауљ зсуна̌у́ р̌емієніє і с̌іяду́, опієрая̌ц с̌іє̌ о сакве̌. Ј̈сс̌іка, тр̌имая̌ц, с̌іє̌ ре̌ка̌ ȷ̈ґо</text:p>
      <text:p text:style-name="P4">рамієнія, опаду́а пр̌и нім на скау́е̌. Ќди юж с̌іє̌ усадовіу́а, усу́ишау́а, же Пауљ ґр̌ебіє в саквіє.</text:p>
      <text:p text:style-name="P4">- Маш - повієд̌іяу́.</text:p>
      <text:p text:style-name="P4">Почуу́а сухощ ȷ̈ґо ра̌к на своіх, ґди вчіскау́ в ȷ̈ј ду́оњ двіє табљеткі взмацніяя̌це.</text:p>
      <text:p text:style-name="P4">Поу́кне̌у́а ȷ̈ попіяя̌ц ска̌пим у́иќм води з руркі фіљтрфрака.</text:p>
      <text:p text:style-name="P4">- Випіј цау́а̌ воде̌ - одезвау́ с̌іє̌ Пауљ. - Зґодніє з засада̌: најљепшим мієјшем до</text:p>
      <text:p text:style-name="P4">пр̌еховиванія води ȷ̈ст ву́асне чіяу́о. То позваља заховач енерґіє̌. Додаȷ̈ с̌іу́. Уфај</text:p>
      <text:p text:style-name="P4">своȷ̈му фіљтрфракові.</text:p>
      <text:p text:style-name="P4">Посу́ушніє виса̌чиу́а пу́ин з ќшені у́овних чуя̌ц, як усте̌пуȷ̈ зме̌ченіє. Задумау́а с̌іє̌</text:p>
      <text:p text:style-name="P4">над спокоȷ̈м, які ту вшистко сповіяу́ в теј хвіљі іх знуженія, і пр̌ипомніяу́и ȷ̈ј с̌іє̌ су́ова</text:p>
      <text:p text:style-name="P4">мінстреља - воёвніка Ґурнеиа Гаљљецка: „Љепши споку̊ј з окрухем сухара ніз́љі пау́ац у́ез</text:p>
      <text:p text:style-name="P4">і вас̌ні”. Повту̊р̌иу́а те су́ова Пауљові.</text:p>
      <text:p text:style-name="P4">- То биу́ Ґурнеи - р̌еку́.</text:p>
      <text:p text:style-name="P2">Звру̊чіу́а уваґе̌ на тон ȷ̈ґо ґу́осу, <text:soft-page-break/>спосу̊б виражанія с̌іє̌ - якби му̊віу́ о змару́им.</text:p>
      <text:p text:style-name="P4">Нієще̌сни Ґурнеи може р̌ечивіщіе ніє жиȷ̈ - помис̌љау́а. Атридзци жоу́нієр̌е пољеґљі ба̌д̌ь</text:p>
      <text:p text:style-name="P4">попадљі в нієвоље̌ аљбо бу́а̌кая̌ с̌іє̌ по тим безводним пустковію як оні самі.</text:p>
      <text:p text:style-name="P4">- Ґурнеи міяу́ завше одповієдні цитат - повієд̌іяу́ Пауљ. - Су́ише̌ ґо тераз: „І осуше̌ р̌екі,</text:p>
      <text:p text:style-name="P4">і запр̌едам зієміє̌ в ре̌це нієґод̌івих, і спустоше̌ зієміє̌ і вшистко, цо ȷ̈ст на нієј, обца̌</text:p>
      <text:p text:style-name="P4">ду́онія̌”.</text:p>
      <text:p text:style-name="P4">Ј̈сс̌іка пр̌имкне̌у́а очи, ґдиж нієспод̌ієвани патос в ґу́ос̌іє сина порушиу́ я̌ правіє до</text:p>
      <text:p text:style-name="P4">у́ез. По хвіљі Пауљ запитау́:</text:p>
      <text:p text:style-name="P4">- Як ти с̌іє̌... чуȷ̈ш?</text:p>
      <text:p text:style-name="P4">Познау́а, же питаніє дотичиу́о ȷ̈ј чія̌жи.</text:p>
      <text:p text:style-name="P4">- Твоя с̌іёстра ніє урод̌і с̌іє̌ ȷ̈ще пр̌ез вієље мієс̌іє̌ци - повієд̌іяу́а. - Я надаљ чуȷ́</text:p>
      <text:p text:style-name="P4">с̌іє̌... фізичніє... добр̌е.</text:p>
      <text:p text:style-name="P4">Як штивно і формаљніє пр̌емавіям до ву́аснеґо сина - помис̌љау́а. По чим, яко же</text:p>
      <text:p text:style-name="P4">в звичаю Бене Ґессеріт љежау́о дошуківаніє с̌іє̌ в собіє вияс̌нієнія такіх д̌івацтв, зараз</text:p>
      <text:p text:style-name="P4">доґр̌ебау́а с̌іє̌ з́ру̊ду́а офіцяљнеґо <text:soft-page-break/>тону: - Боȷ́ с̌іє̌ моȷ̈ґо сина; ље̌кам с̌іє̌ ȷ̈ґо д̌івнеґо стану,</text:p>
      <text:p text:style-name="P4">ље̌кам теґо, цо може зобачич в пр̌ишу́ощі, цо може мі повієд̌ієч.</text:p>
      <text:p text:style-name="P4">Пауљ начія̌ґна̌у́ собіє каптур на очи, засу́ухани в овад̌іє шмери ноци. Пу́уца випеу́ніу́о</text:p>
      <text:p text:style-name="P4">му ву́асне міљченіє. Засве̌д̌іяу́ ґо нос. Потару́ ґо, одя̌у́ фіљтр і здау́ собіє справе̌ з чіє̌жќј воні</text:p>
      <text:p text:style-name="P4">цинамону.</text:p>
      <text:p text:style-name="P4">- В побљіжу ȷ̈ст пр̌иправа мељанжова - повієд̌іяу́.</text:p>
      <text:p text:style-name="P4">Віятр љекко як пух мусна̌у́ пољічкі Пауља, взбур̌иу́ фау́ди ȷ̈ґо бурнуса. Љеч віятр тен ніє</text:p>
      <text:p text:style-name="P4">пр̌инос̌іу́ жаднеј ґроз́би самуму, Пауљ вичувау́ юж ру̊жніце̌.</text:p>
      <text:p text:style-name="P4">- Нієбавем с̌віт - повієд̌іяу́.</text:p>
      <text:p text:style-name="P4">Ј̈сс̌іка ківне̌у́а ґу́ова̌.</text:p>
      <text:p text:style-name="P4">- Істнієȷ̈ метода безпієчнеґо пр̌ејщіа пр̌ез тен отварти піясек - р̌еку́ Пауљ. - Фремені то</text:p>
      <text:p text:style-name="P4">робія̌.</text:p>
      <text:p text:style-name="P4">- А червіє?</text:p>
      <text:p text:style-name="P4">- Ґдиби осад̌іч дуднік з нашеґо фремаска вс̌ру̊д тих скау́ за намі... - повієд̌іяу́ Пауљ. То би заȷ́у́о червія на якіс̌ час.</text:p>
      <text:p text:style-name="P4">Спојр̌ау́а на пу́авія̌ци с̌іє̌ в кс̌іє̌жицовим бљаску обшар пустині поміє̌дзи шањцамі, іх</text:p>
      <text:p text:style-name="P4">і тим друґім.</text:p>
      <text:p text:style-name="P4"><text:soft-page-break/>- Час на чтери кіљометри?</text:p>
      <text:p text:style-name="P4">- Може. І ґдиби пр̌еходза̌ц тамте̌ди поводовач тиљко натураљне одґу́оси, таќ, кту̊ре ніє</text:p>
      <text:p text:style-name="P4">звабія̌ червія...</text:p>
      <text:p text:style-name="P4">Впатривау́ с̌іє̌ інтенсивніє в отварта̌ пустиніє̌, пошукуя̌ц в паміє̌чі ясновідзенія, дра̌жа̌ц</text:p>
      <text:p text:style-name="P4">таȷ̈мніче взміянкі о дудніках і гаках створ̌ичієља, кту̊ре знаљазу́и с̌іє̌ в саквіє под фотељем</text:p>
      <text:p text:style-name="P2">орнітоптера. Зе зд̌івієнієм пр̌еконау́ с̌іє̌, же ȷ̈дине, цо одчувау́, то пр̌ераженіє оґарніяя̌це ґо</text:p>
      <text:p text:style-name="P4">на мис̌љ о червіях. Бо вієд̌іяу́, так якби то љежау́о на скраю ȷ̈ґо с̌віядомощі, же червіє</text:p>
      <text:p text:style-name="P4">наљежи дар̌ич шацунќм, ніґди обава̌... ȷ̈с̌љі... ȷ̈с̌љі...</text:p>
      <text:p text:style-name="P4">Потр̌а̌сна̌у́ ґу́ова̌.</text:p>
      <text:p text:style-name="P4">- Те одґу́оси мус̌іяу́иби ніє мієч ритму - повієд̌іяу́а Ј̈сс̌іка.</text:p>
      <text:p text:style-name="P4">- Цо? Ах. Так. Ј̈с̌љі бе̌д̌ієми уривач крокі... піясек сам мус̌і с̌іє̌ часамі осувач.</text:p>
      <text:p text:style-name="P4">Червіє ніє моґа̌ дочієкач каждеґо дробнеґо д̌ьвіє̌ку. Повінніс̌ми ȷ̈днак бич в пеу́ні</text:p>
      <text:p text:style-name="P4">випоче̌чі, нім с̌іє̌ о то покус̌іми.</text:p>
      <text:p text:style-name="P4">Спојр̌ау́ ку кљіфові по друґієј строніє, достр̌еґая̌ц упу́ив часу в тамтејших піёнових</text:p>
      <text:p text:style-name="P4">чієніях.</text:p>
      <text:p text:style-name="P4"><text:soft-page-break/>- За ґод̌іне̌ бе̌д̌іє с̌вітач.</text:p>
      <text:p text:style-name="P4">- Ґд̌іє спе̌д̌іми д̌ієњ? - спитау́а.</text:p>
      <text:p text:style-name="P4">Пауљ одвру̊чіу́ с̌іє̌, всказау́ в љево.</text:p>
      <text:p text:style-name="P4">- Урвіско завраца там у́уќм на пу̊у́ноц. По тим, як ȷ̈ст пожу́обіёне віятрем, відач, же то</text:p>
      <text:p text:style-name="P4">щіана навієтр̌на. Бе̌да̌ в нієј щељіни, в додатку ґу́е̌боќ.</text:p>
      <text:p text:style-name="P4">- Чи ніє љепієј юж вирушич? - спитау́а.</text:p>
      <text:p text:style-name="P4">Встау́, пому̊ґу́ ȷ̈ј с̌іє̌ поднієщ.</text:p>
      <text:p text:style-name="P4">- Набрау́ас̌ досич с̌іу́ до зејщіа на ду̊у́? Цгце̌ дотр̌еч як најбљіжеј повієр̌хні пустині, занім</text:p>
      <text:p text:style-name="P4">розбіȷ̈ми обу̊з.</text:p>
      <text:p text:style-name="P4">- Досич.</text:p>
      <text:p text:style-name="P4">Скіне̌у́а му ґу́ова̌, би провад̌іу́. Пр̌ез момент біу́ с̌іє̌ з мис̌љамі, по чим подніу̊су́ сакве̌,</text:p>
      <text:p text:style-name="P4">уљоковау́ я̌ собіє на раміёнах і сќровау́ с̌іє̌ взду́уж урвіска. Ґдибис̌ми тиљко мієљі дрифи помис̌љау́а Ј̈сс̌іка. - Скок на ду̊у́ стау́би с̌іє̌ д̌ієчінна̌ іґрашка̌. Љеч дрифи са̌ бич може кољејна̌</text:p>
      <text:p text:style-name="P4">р̌еча̌, яќј наљежи унікач в отвартеј пустині. Може вабія̌ оне червіє так, як то робія̌ тарче.</text:p>
      <text:p text:style-name="P4">Дотарљі до шереґу опадая̌цих пу̊у́ек скаљних; за німі достр̌еґљі щељіне̌ з обрисованим</text:p>
      <text:p text:style-name="P4">кс̌іє̌жицовим чієнієм висте̌пем, кту̊ри віу̊ду́ взду́уж ȷ̈ј виљоту. Пауљ <text:soft-page-break/>попровад̌іу́ в ду̊у́,</text:p>
      <text:p text:style-name="P4">кроча̌ц острожніє, аље в пос̌пієху, понієваж віядомо биу́о, же бљаск кс̌іє̌жица ніє потрва юж</text:p>
      <text:p text:style-name="P4">ду́уґо. Шгод̌іљі закосамі в с̌віят поґу́е̌біяя̌цих с̌іє̌ цораз бард̌ієј чієні. Зариси скаљних</text:p>
      <text:p text:style-name="P4">кштау́ту̊в росу́и воку̊у́ ніх ку ґвіяздом. Щељіна зве̌жіу́а с̌іє̌ до якіхс̌ д̌ієс̌іє̌чію метру̊в</text:p>
      <text:p text:style-name="P4">шерокощі на скраю мґљістошареј піясковеј похиљні, кту̊ра опадау́а в чіємнощ.</text:p>
      <text:p text:style-name="P4">- Можеми зејщ? - вишептау́а Ј̈сс̌іка.</text:p>
      <text:p text:style-name="P4">- Цгиба так.</text:p>
      <text:p text:style-name="P4">Помацау́ стопа̌ повієр̌хніє̌.</text:p>
      <text:p text:style-name="P4">- Можеми зȷ̈хач - повієд̌іяу́. - Зяде̌ пієрвши. Чекај, аж усу́ишиш, же с̌іє̌ затр̌имау́ем.</text:p>
      <text:p text:style-name="P4">- Уважај - повієд̌іяу́а.</text:p>
      <text:p text:style-name="P4">Вшеду́ на похиу́ощ і с̌љізґая̌ц с̌іє̌ по ȷ̈ј міє̌кќј повієр̌хні зȷ̈хау́ на убіти піях</text:p>
      <text:p text:style-name="P2">правіє позіёмеґо дна. Мієјше знајдовау́о с̌іє̌ ґу́е̌боко вс̌ру̊д скаљних щіан. Дољечіяу́ ґо</text:p>
      <text:p text:style-name="P4">одґу́ос осувая̌цеґо с̌іє̌ піяску. Старау́ с̌іє̌ пр̌ебіч взроќм чіємнощ на ґу̊р̌е, аље мау́о ніє</text:p>
      <text:p text:style-name="P4">зваљіу́а ґо з ну̊ґ љавіна. По хвіљі вшистко учіху́о.</text:p>
      <text:p text:style-name="P4">- Матко?</text:p>
      <text:p text:style-name="P4">Ніє биу́о одповієд̌і.</text:p>
      <text:p text:style-name="P4">- Матко?</text:p>
      <text:p text:style-name="P4"><text:soft-page-break/>Чісна̌у́ сакве̌, р̌учіу́ с̌іє̌ в ґу̊ре̌ збоча, брна̌ц, ґр̌е̌зна̌ц, розр̌уцая̌ц піях як опе̌тани.</text:p>
      <text:p text:style-name="P4">- Матко! - видишау́. - Матко, ґд̌іє ȷ̈стес̌?</text:p>
      <text:p text:style-name="P4">Насте̌пна каскада піяску спу́ине̌у́а на нієґо з ґу̊ри, засипуя̌ц ґо по біёдра. Вишарпна̌у́ с̌іє̌.</text:p>
      <text:p text:style-name="P4">Порвау́о я̌ осувіско піяху - помис̌љау́. - Заґр̌ебау́о. Муше̌ заховач споку̊ј і пр̌емис̌љеч то</text:p>
      <text:p text:style-name="P4">старанніє. Ніє задус̌і с̌іє̌ од разу. Уу́ожи с̌іє̌ в љетарґу бінду змнієјшая̌ц запотр̌ебованіє на</text:p>
      <text:p text:style-name="P4">тљен. Віє, же бе̌де̌ я̌ одкопивау́.</text:p>
      <text:p text:style-name="P4">Метода̌ Бене Ґессеріт, так як ґо научиу́а, Пауљ ус̌мієр̌иу́ ошаљау́е бічіє серца, уставіу́ сву̊ј</text:p>
      <text:p text:style-name="P4">умису́ нічим чиста̌ табљіце̌, кту̊ра̌ моґу́о запісач паре̌ остатніх хвіљ. Кажде обсуніє̌чіє с̌іє̌</text:p>
      <text:p text:style-name="P4">љавіни розеґрау́о с̌іє̌ повту̊рніє в ȷ̈ґо паміє̌чі як фіљм, в уу́амку секунди р̌ечивістеґо часу</text:p>
      <text:p text:style-name="P4">потр̌ебнеґо на пр̌ипомнієніє. Вкру̊тце Пауљ рушиу́ закосамі в ґу̊ре̌ стоку, мацая̌ц острожніє,</text:p>
      <text:p text:style-name="P4">допу̊кі ніє знаљазу́ щіани щељіни, вир̌иная̌цеј с̌іє̌ скаљним у́уќм. Зача̌у́ копач острожніє, би</text:p>
      <text:p text:style-name="P4">ніє вивоу́ач кољејнеґо обсуніє̌чія. Натрафіу́ на ра̌бек тканіни. Пошеду́ ȷ̈ј с̌љадем, одґр̌ебау́ ду́оњ.</text:p>
      <text:p text:style-name="P4"><text:soft-page-break/>Дељікатніє намацау́ ре̌ке̌. Одсу́оніу́ твар̌.</text:p>
      <text:p text:style-name="P4">- Су́ишиш мніє? - вишептау́.</text:p>
      <text:p text:style-name="P4">Жаднеј одповієд̌і.</text:p>
      <text:p text:style-name="P4">Пр̌испієшиу́ копаніє, увољніу́ раміёна. Ј̈сс̌іка биу́а безву́адна в ȷ̈ґо обȷ́чіях, аље</text:p>
      <text:p text:style-name="P4">вичувау́ повољни пуљс. Љетарґ бінду - повієд̌іяу́ собіє. Одґарна̌у́ піях до біёдер, ȷ̈ј ре̌це</text:p>
      <text:p text:style-name="P4">зар̌учіу́ собіє на пієрс̌ і почія̌ґна̌у́ я̌ в ду̊у́ похиу́ощі, поча̌тково повољі, насте̌пніє цораз</text:p>
      <text:p text:style-name="P4">пре̌дзеј, чуя̌ц над соба̌ осуваніє с̌іє̌ піяску. Вљу̊ку́ я̌ цораз шибчієј, диша̌ц з вис̌іу́ку</text:p>
      <text:p text:style-name="P4">і ваљча̌ц о утр̌иманіє с̌іє̌ на ноґах. Врешчіє видостау́ с̌іє̌ на твардо убіте дно щељіни</text:p>
      <text:p text:style-name="P4">і пр̌евієс̌івши собіє Ј̈сс̌іке̌ пр̌ез раміє̌ пущіу́ с̌іє̌ хвієјним бієґієм. Цау́и сток осуна̌у́ с̌іє̌</text:p>
      <text:p text:style-name="P4">з донос̌ним шумем, кту̊ри одбіу́ с̌іє̌ ехем взмоцніёним пр̌ез скаљне щіани.</text:p>
      <text:p text:style-name="P4">Пр̌истана̌у́ у проґу коміна виходза̌цеґо на шереґі видм пустині яќс̌ тр̌ид̌ієщі</text:p>
      <text:p text:style-name="P4">метру̊в ніжеј. Дељікатніє зу́ожиу́ матке̌ на піяску і виповієд̌іяу́ су́ово випровадзая̌це</text:p>
      <text:p text:style-name="P4">з катаљепсї. Обуд̌іу́а с̌іє̌ з вољна, оддихая̌ц цораз ґу́е̌бієј.</text:p>
      <text:p text:style-name="P4"><text:soft-page-break/>- Вієд̌іяу́ам, же мніє знајд̌ієш - шепне̌у́а.</text:p>
      <text:p text:style-name="P4">Обејр̌ау́ с̌іє̌ в ґу́а̌б щељіни.</text:p>
      <text:p text:style-name="P4">- Може биу́оби љепієј, ґдибим ніє знаљазу́.</text:p>
      <text:p text:style-name="P4">- Пауљ!</text:p>
      <text:p text:style-name="P4">- Страчіу́ем сакве̌ - повієд̌іяу́. - Вшистко поґр̌ебане под сетка̌ тон піяху... цо најмнієј.</text:p>
      <text:p text:style-name="P2">- Вшистко?</text:p>
      <text:p text:style-name="P4">- Запас води, фіљтрнаміёт, вшистко, цо с̌іє̌ љічи. - Доткна̌у́ ќшені. - Мам ȷ̈ще</text:p>
      <text:p text:style-name="P4">паракомпас. - Помацау́ шарфе̌ на бр̌уху. - Ну̊ж і љорнетке̌. Можеми собіє добр̌е обејр̌еч</text:p>
      <text:p text:style-name="P4">мієјше, ґд̌іє умр̌еми.</text:p>
      <text:p text:style-name="P4">В тим моменчіє су́оњце вишу́о над горизонт ґд̌ієс̌ з љевеј строни за краве̌д̌ія̌</text:p>
      <text:p text:style-name="P4">заґу́е̌бієнія. На піяску отвартеј пустині розбу́ису́и кољори. З крију̊век пос̌ру̊д скау́ бухна̌у́ ху̊р</text:p>
      <text:p text:style-name="P4">птаку̊в. Љеч Ј̈сс̌іка від̌іяу́а ȷ̈диніє розпач в твар̌и Пауља. Насичіу́а сву̊ј ґу́ос поґарда̌:</text:p>
      <text:p text:style-name="P4">- Чи так чіє̌ научоно?</text:p>
      <text:p text:style-name="P4">- Ніє розумієш? - спитау́. - Вшистко, чеґо потр̌ебуȷ̈ми, жеби пр̌ежич в тим мієјшу, ȷ̈ст</text:p>
      <text:p text:style-name="P4">под піяхем.</text:p>
      <text:p text:style-name="P4">- Мніє знаљазу́ес̌ - повієд̌іяу́а, аље тераз ґу́ос ȷ̈ј биу́ у́аґодни, <text:soft-page-break/>пр̌еконивая̌ци.</text:p>
      <text:p text:style-name="P4">Пауљ пр̌икуцна̌у́ на піє̌тах. По хвіљі подніу̊су́ очи на нови сток, впатруя̌ц с̌іє̌ в піясек,</text:p>
      <text:p text:style-name="P4">оценіяя̌ц ȷ̈ґо сипкощ.</text:p>
      <text:p text:style-name="P4">- Ґдиби удау́о с̌іє̌ унієрухоміч мау́а̌ повієр̌хніє̌ теґо збоча і ґу̊рне љіцованіє</text:p>
      <text:p text:style-name="P4">викопанеґо в піяску отвору, може зробіљібис̌ми шиб в ду̊у́ до сакви. Вода би то зау́атвіу́а,</text:p>
      <text:p text:style-name="P4">аље ніє мами досич води на... - Урвау́. - Піяна - р̌еку́ по хвіљі.</text:p>
      <text:p text:style-name="P4">Ј̈сс̌іка с̌ієд̌іяу́а як трус̌ія, старая̌ц с̌іє̌ ніє заку́у̊чіч надфункцёнованія ȷ̈ґо му̊зґу. Пауљ</text:p>
      <text:p text:style-name="P4">вијр̌ау́ ку отвартим видмом, шукая̌ц і ве̌хем, і взроќм, аж устаљіу́ ќрунек і втеди скупіу́</text:p>
      <text:p text:style-name="P4">уваґе̌ на почіємніяу́еј у́аше піяску на доље.</text:p>
      <text:p text:style-name="P4">- Пр̌иправа - повієд̌іяу́. - Есенця. С̌іљніє аљкаљічна. І мам паракомпас. Ј̈ґо зас̌іљач</text:p>
      <text:p text:style-name="P4">д̌іяу́а на квас̌іє.</text:p>
      <text:p text:style-name="P4">Ј̈сс̌іка с̌ієд̌іяу́а опарта о скау́е̌ пљецамі. Пауљ ніє зврацау́ на нія̌ уваґі; скочиу́ на ноґі</text:p>
      <text:p text:style-name="P4">і оддаљіу́ с̌іє̌ по убітеј віятрем повієр̌хні осипіска з виљоту розпадљіни до позіёму видм.</text:p>
      <text:p text:style-name="P4">Обсервовау́а, в які спосу̊б ід̌іє, заку́у̊цая̌ц ритм - чу́ап... пр̌ерва... <text:soft-page-break/>чу́ап-чу́ап... шур...</text:p>
      <text:p text:style-name="P4">пр̌ерва. Ніє биу́о в тим жаднеґо ритму, кту̊ри дау́би знач ґрасуя̌цему червіёві, же тутај</text:p>
      <text:p text:style-name="P4">поруша с̌іє̌ цос̌, цо ніє наљежи до пустині.</text:p>
      <text:p text:style-name="P4">Дотару́ до у́ати пр̌иправи, наґарна̌у́ ȷ̈ј в поу́е̌ пу́аща, вру̊чіу́ до щељіни. Висипау́</text:p>
      <text:p text:style-name="P4">пр̌иправе̌ на піясек пр̌ед Ј̈сс̌іка, пр̌икуцна̌у́ і за помоца̌ чубка ножа забрау́ с̌іє̌ до розбієранія</text:p>
      <text:p text:style-name="P4">паракомпасу. Одчепіу́ покриве̌ обудови. Здя̌у́ шарфе̌, розу́ожиу́ на нієј че̌щі компасу,</text:p>
      <text:p text:style-name="P4">вимонтовау́ зас̌іљач. Потем видостау́ механізм тарчи, зоставіяя̌ц пусти, місечковати</text:p>
      <text:p text:style-name="P4">поȷ̈мнік в обудовіє.</text:p>
      <text:p text:style-name="P4">- Бе̌д̌ієш потр̌ебовау́ води - повієд̌іяу́а Ј̈сс̌іка.</text:p>
      <text:p text:style-name="P4">С̌іє̌ґна̌у́ до водоводу коу́нієр̌а, набрау́ у́ик, випљуу́ до місечкі.</text:p>
      <text:p text:style-name="P4">Ј̈с̌љі то с̌іє̌ ніє повієд̌іє, та вода зостаніє змарнована - помис̌љау́а Ј̈сс̌іка. - Аље втеди то</text:p>
      <text:p text:style-name="P4">і так ніє бе̌д̌іє міяу́о значенія.</text:p>
      <text:p text:style-name="P4">Пауљ розчія̌у́ ножем зас̌іљач, висипау́ з нієґо криштау́кі до води. Запієніу́и с̌іє̌ љекко</text:p>
      <text:p text:style-name="P2">і розпу́ине̌у́и. Ка̌тем ока Ј̈сс̌іка зу́овіу́а рух понад ґу́ова̌. Подніёсу́а взрок і зобачиу́а</text:p>
      <text:p text:style-name="P4"><text:soft-page-break/>ястр̌е̌біє. Зас̌іяду́и на обр̌ежах щељіни як на ґр̌е̌д̌іє, впатруя̌ц с̌іє̌ з ґу̊ри в љустерко</text:p>
      <text:p text:style-name="P4">води. Вієљка Мачієр̌и! - помис̌љау́а. Оне вичувая̌ воде̌ навет з таќј одљеґу́ощі.</text:p>
      <text:p text:style-name="P4">Пауљ з повротем нау́ожиу́ вієко на паракомпас, зоставіяя̌ц отву̊р по пр̌ичіску поновнеј</text:p>
      <text:p text:style-name="P4">настави на виљот піяни. Взія̌вши змајстровани пр̌ир̌а̌д в ȷ̈дна̌ ре̌ке̌, а ґарщ пр̌иправи</text:p>
      <text:p text:style-name="P4">в друґа̌, завру̊чіу́ в ґу̊ре̌ розпадљіни бадая̌ц уварствієніє стоку. Позбавіёни шарфи бурнус</text:p>
      <text:p text:style-name="P4">фаљовау́ на нім у́аґодніє.</text:p>
      <text:p text:style-name="P4">Пр̌ебрна̌у́ че̌щ похиу́ощі, вир̌уцая̌ц спод ну̊ґ стружкі піяску, струмієніє пиу́у. Нієбавем</text:p>
      <text:p text:style-name="P4">затр̌имау́ с̌іє̌, вчісна̌у́ щипте̌ пр̌иправи в паракомпас, потр̌а̌сна̌у́ корпусем пр̌ир̌а̌ду.</text:p>
      <text:p text:style-name="P4">З отвору по пр̌ичіску викіпіяу́а зієљона піяна. Пауљ сќровау́ я̌ на сток, зрос̌іу́ на нім нієвієљка̌</text:p>
      <text:p text:style-name="P4">ґробље̌ і ноґа̌ зача̌у́ одр̌уцач піясек поніжеј, ру̊внієж утвардзая̌ц ґо піяна̌.</text:p>
      <text:p text:style-name="P4">Ј̈сс̌іка стане̌у́а в доље под нім.</text:p>
      <text:p text:style-name="P4">- Пому̊ц чі? - завоу́ау́а.</text:p>
      <text:p text:style-name="P4">- Ву́аз́ і коп - одпару́. - Мами до пр̌ебичія окоу́о тр̌ех метру̊в. Вшистко завіс̌ніє втеди</text:p>
      <text:p text:style-name="P4"><text:soft-page-break/>на ву́оску.</text:p>
      <text:p text:style-name="P4">Піяна пр̌естау́а бухач з пр̌ир̌а̌ду.</text:p>
      <text:p text:style-name="P4">- Шибко. Ніє віядомо, як ду́уґо та піяна утр̌има піясек.</text:p>
      <text:p text:style-name="P4">Ј̈сс̌іка добрне̌у́а до Пауља, кту̊ри тимчасем вс̌іяу́ насте̌пна̌ щипте̌ пр̌иправи в отву̊р</text:p>
      <text:p text:style-name="P4">і потр̌а̌сна̌у́ обудова̌ паракомпасу. Знову викіпіяу́а піяна. Пауљ ставіяу́ запоре̌ з піяни, зас̌</text:p>
      <text:p text:style-name="P4">Ј̈сс̌іка копау́а ре̌камі, одр̌уцая̌ц піях в ду̊у́ збоча.</text:p>
      <text:p text:style-name="P4">- Як ґу́е̌боко? - висапау́а.</text:p>
      <text:p text:style-name="P4">- Окоу́о тр̌ех метру̊в. І ȷ̈диніє в пр̌ибљіженію потрафіє̌ окрес̌љіч поу́оженіє. Бич може тр̌еба</text:p>
      <text:p text:style-name="P4">бе̌д̌іє пошер̌ач те̌ д̌іюре̌.</text:p>
      <text:p text:style-name="P4">Одста̌піу́ о крок, с̌љізґая̌ц с̌іє̌ в сипкім піяску.</text:p>
      <text:p text:style-name="P4">- Коп укос̌ніє до тиу́у. Ніє шгод̌ь піёново в ду̊у́.</text:p>
      <text:p text:style-name="P4">Ј̈сс̌іка усу́ухау́а. З вољна поґу́е̌біу́а виробіско, доходза̌ц до позіёму дна басену, чія̌ґље</text:p>
      <text:p text:style-name="P4">ніє напотикая̌ц с̌љаду сакви. Чижбим с̌іє̌ пр̌ељічиу́? - помис̌љау́ Пауљ. - То пр̌ечієж я</text:p>
      <text:p text:style-name="P4">поча̌тково впаду́ем в паніке̌, я попеу́ніу́ем бу́а̌д. Чижби то надвере̌жиу́о моȷ̈ здољнощі?</text:p>
      <text:p text:style-name="P4">Ј̈сс̌іка випростовау́а с̌іє̌ на дніє ями і отару́а пољічек унур̌ана̌ в піяніє ду́онія̌. Спојр̌ељі</text:p>
      <text:p text:style-name="P4"><text:soft-page-break/>собіє в очи.</text:p>
      <text:p text:style-name="P4">- Вижеј од чоу́а - повієд̌іяу́ Пауљ. - Дељікатніє тераз.</text:p>
      <text:p text:style-name="P4">Доу́ожиу́ кољејна̌ щипте̌ пр̌иправи до поȷ̈мніка, випущіу́ ґејзер піяни воку̊у́ ду́оні</text:p>
      <text:p text:style-name="P4">Ј̈сс̌ікі, жу́обія̌цих піёнова̌ щіане̌ од ґу̊ри упадовеј виробіска. За друґім разем ȷ̈ј ду́оніє</text:p>
      <text:p text:style-name="P4">напоткау́и цос̌ твардеґо. Повољі одґр̌ебау́а кавау́ек р̌емієнія з пљастікова̌ спр̌а̌чка̌.</text:p>
      <text:p text:style-name="P4">- Ніє поруш теґо ані на ву́ос - одезвау́ с̌іє̌ Пауљ ніємаљ шептем. - Скоњчиу́а с̌іє̌ нам піяна.</text:p>
      <text:p text:style-name="P4">Ј̈сс̌іка подніёсу́а на нієґо очи, ȷ̈дна̌ ре̌ка̌ тр̌имая̌ц пасек. Пауљ р̌учіу́ безужитечни</text:p>
      <text:p text:style-name="P2">паракомпас на дно басену.</text:p>
      <text:p text:style-name="P4">- Дај мі друґа̌ ре̌ке̌ - повієд̌іяу́. - Тераз су́ухај уважніє. Одчія̌ґне̌ чіє̌ на бок на дољна̌</text:p>
      <text:p text:style-name="P4">щіане̌. Ніє випущ теґо паска. Зе щиту нієвієље юж с̌іє̌ осипіє. Сток с̌іє̌ устабіљізовау́.</text:p>
      <text:p text:style-name="P4">Постарам с̌іє̌ ȷ̈диніє утр̌имач твоя̌ ґу́ове̌ понад піясќм. Як та яма с̌іє̌ випеу́ні, одкопієми</text:p>
      <text:p text:style-name="P4">чіє̌ і вичія̌ґнієми сакве̌.</text:p>
      <text:p text:style-name="P4">- Розумієм - повієд̌іяу́а.</text:p>
      <text:p text:style-name="P4">- Ґотова?</text:p>
      <text:p text:style-name="P4">- Ґотова.</text:p>
      <text:p text:style-name="P4">Зачісне̌у́а паљце на р̌емієнію.</text:p>
      <text:p text:style-name="P4"><text:soft-page-break/>Ј̈дним шарпніє̌чієм Пауљ видобиу́ я̌ з ями до поу́ови і пр̌итр̌имау́ з ґу́ова̌ в ґу̊р̌е, ґди</text:p>
      <text:p text:style-name="P4">тимчасем запора піяни пущіу́а і піях осипау́ с̌іє̌ в ду̊у́.</text:p>
      <text:p text:style-name="P4">Ќди с̌іє̌ успокоіу́о, Ј̈сс̌іка тквіу́а по пас в піяску, з љева̌ ре̌ка̌ пр̌исипана̌ до барку,</text:p>
      <text:p text:style-name="P4">з брода̌ на краю бурнуса Пауља дља осу́они. Напре̌жоне раміє̌ бољау́о.</text:p>
      <text:p text:style-name="P4">- Мам ґо надаљ - повієд̌іяу́а.</text:p>
      <text:p text:style-name="P4">Повољутку Пауљ вчісна̌у́ ду́оњ в піях коу́о нієј, однаљазу́ р̌емієњ.</text:p>
      <text:p text:style-name="P4">- Разем - повієд̌іяу́. - Ру̊вномієрніє. Жеби ніє урвач.</text:p>
      <text:p text:style-name="P4">Ј̈ще трохе̌ піяску осипау́о с̌іє̌ в ду̊у́, ќди чія̌ґне̌љі сакве̌. Ґди р̌емієњ знаљазу́ с̌іє̌ на</text:p>
      <text:p text:style-name="P4">повієр̌хні, Пауљ пущіу́ ґо і видобиу́ матке̌ з піяску. Втеди чія̌ґна̌ц вспу̊љніє сакве̌ в ду̊у́</text:p>
      <text:p text:style-name="P4">збоча вирваљі я̌ з матні. По хвіљі стаљі на дніє щељіни тр̌имая̌ц сакве̌ з обу строн. Пауљ</text:p>
      <text:p text:style-name="P4">спојр̌ау́ на матке̌. Міяу́а твар̌ і бурнус усмароване піяна̌. По вишгніє̌чію піяни обљепіу́ те</text:p>
      <text:p text:style-name="P4">мієјша піясек. Виґља̌дау́а нічим по бітвіє на піґуу́и з мокреґо, зієљонеґо піяху.</text:p>
      <text:p text:style-name="P4">- Страшніє с̌іє̌ упапрау́ас̌ - повієд̌іяу́.</text:p>
      <text:p text:style-name="P4"><text:soft-page-break/>- Ти теж ніє ȷ̈стес̌ збит с̌љічни.</text:p>
      <text:p text:style-name="P4">Вибухне̌љі с̌мієхем, љеч шибко споважнієљі.</text:p>
      <text:p text:style-name="P4">- То с̌іє̌ ніє повінно биу́о здар̌ич - повієд̌іяу́ Пауљ. - Биу́ем нієострожни.</text:p>
      <text:p text:style-name="P4">Взрушиу́а раміёнамі, чуя̌ц, як зљепіёни піях одпада з ȷ̈ј пу́аща.</text:p>
      <text:p text:style-name="P4">- Розбіȷ́ наміёт - повієд̌іяу́. - Љепієј зр̌уч пу́ащ і витр̌еп ґо.</text:p>
      <text:p text:style-name="P4">Одшеду́ забієрая̌ц сакве̌. Ј̈сс̌іка пр̌итакне̌у́а ґу́ова̌, наґље збит зме̌чона, би</text:p>
      <text:p text:style-name="P4">одповієд̌ієч.</text:p>
      <text:p text:style-name="P4">- В скаље са̌ отвори котвічне - одезвау́ с̌іє̌ Пауљ. - Ктос̌ ту обозовау́ пр̌ед намі.</text:p>
      <text:p text:style-name="P4">Чему ніє? - помис̌љау́а отр̌епуя̌ц пу́ащ. - Мієјше ȷ̈ст одповієдніє: в ґу́е̌бі скаљних</text:p>
      <text:p text:style-name="P4">щіан і напр̌ечівко друґієґо кљіфу, оддаљонеґо о яќс̌ чтери кіљометри, вистарчая̌цо</text:p>
      <text:p text:style-name="P4">взнієс̌іёне над пустинія̌, аби ніє заґражау́ черв, і вистарчая̌цо бљіско, би биу́ у́атви досте̌п до</text:p>
      <text:p text:style-name="P4">пр̌иправи.</text:p>
      <text:p text:style-name="P4">Одвру̊чівши с̌іє̌ зобачиу́а, же Пауљ уставіу́ юж наміёт, кту̊реґо вискљепіёна ожеброванієм</text:p>
      <text:p text:style-name="P4">чаша стопіу́а с̌іє̌ зе щіанамі скаљнеј щељіни. Пауљ висуна̌у́ с̌іє̌ пр̌ед нія̌ і подніу̊су́ љорнете̌ до</text:p>
      <text:p text:style-name="P2"><text:soft-page-break/>очу. Шибкім обротем виреґуљовау́ вевне̌тр̌не чіс̌нієніє і зоґнісковау́ сочевкі ољеёве на</text:p>
      <text:p text:style-name="P4">пр̌ечівљеґу́им урвіску, стр̌ељая̌цим зу́очістим бра̌зем в яснощі поранка по друґієј строніє</text:p>
      <text:p text:style-name="P4">отвартеґо піяску. Ј̈сс̌іка пр̌иґља̌дау́а с̌іє̌, як студіюȷ̈ апокаљіптични пејзаж, запущая̌ц</text:p>
      <text:p text:style-name="P4">взрок в піяскове р̌екі і каніёни.</text:p>
      <text:p text:style-name="P4">- Там цос̌ рос̌ніє - повієд̌іяу́.</text:p>
      <text:p text:style-name="P4">Ј̈сс̌іка знаљазу́а запасова̌ љорнетке̌ в саквіє пр̌и наміёчіє і стане̌у́а коу́о Пауља.</text:p>
      <text:p text:style-name="P4">- Там - всказау́ ȷ̈дна̌ ре̌ка̌, в друґієј тр̌имая̌ц љорнетке̌.</text:p>
      <text:p text:style-name="P4">- Саґуаро - ствієрд̌іу́а. - Мізерота.</text:p>
      <text:p text:style-name="P4">- Може в побљіжу са̌ људ̌іє - р̌еку́ Пауљ.</text:p>
      <text:p text:style-name="P4">- То моґа̌ бич позостау́ощі по ботанічнеј стацї дос̌віядчаљнеј - зауважиу́а.</text:p>
      <text:p text:style-name="P4">- То ȷ̈ст спори кавау́ек на поу́удніє в ґу́а̌б пустині - повієд̌іяу́.</text:p>
      <text:p text:style-name="P4">Опущіу́ љорнетке̌ і подрапау́ с̌іє̌ под овієвка̌ фіљтру, упр̌итамніяя̌ц собіє, як сухе са̌ ȷ̈ґо</text:p>
      <text:p text:style-name="P4">варґі, одчувая̌ц пиу́ови посмак у́акнієнія в устах.</text:p>
      <text:p text:style-name="P4">- То мієјше пахніє мі Фременамі - повієд̌іяу́.</text:p>
      <text:p text:style-name="P4">- Ска̌д певнощ, же оні бе̌да̌ пр̌ияз́ніє успособієні? - запитау́а.</text:p>
      <text:p text:style-name="P4"><text:soft-page-break/>- Кинес обієцау́ іх помоц.</text:p>
      <text:p text:style-name="P4">Аље в људ̌іях теј пустині ȷ̈ст розпач - помис̌љау́а. - Сама ȷ̈ј д̌іс̌ закоштовау́ам.</text:p>
      <text:p text:style-name="P4">Зрозпачені људ̌іє моґа̌ нас забіч дља нашеј води.</text:p>
      <text:p text:style-name="P4">Замкне̌у́а очи і на пр̌еку̊р тему пустковію вичаровау́а в мис̌љі образ Каљадану. Онґіс̌ на</text:p>
      <text:p text:style-name="P4">Каљаданіє одбиу́а с̌іє̌ вичієчка: Ј̈сс̌іка зобачиу́а с̌ієбіє з кс̌іє̌чієм Љето, пр̌ед уродзенієм</text:p>
      <text:p text:style-name="P4">Пауља. Пр̌ељативаљі над поу́удніёвимі д̌унґљамі, понад розкр̌ичаним љістовієм д̌ікіх</text:p>
      <text:p text:style-name="P4">хащи і рижовимі пољамі дељт. І патр̌иљі на мру̊вче шереґі вс̌ру̊д зієљонощі - ґромади људ̌і</text:p>
      <text:p text:style-name="P4">д̌ьвіґая̌цих на раміёнах у́адункі за помоца̌ дра̌ґу̊в дрифопу́авних. І на біяу́е пу́аткі</text:p>
      <text:p text:style-name="P4">тру̊јкаду́убових дау в морскіх одноґах.</text:p>
      <text:p text:style-name="P4">Вшистко то зніку́о. Ј̈сс̌іка отвор̌иу́а очи на безрух пустині, на взрастая̌ци упау́ днія.</text:p>
      <text:p text:style-name="P4">В даљі на отвартим піяску нієзмордоване демони жару зачинау́и розгус̌тивач вібрацȷ̈</text:p>
      <text:p text:style-name="P4">повієтр̌а. Міяу́а враженіє, же пр̌ечівљеґу́а̌ щіане̌ скау́ оґља̌да пр̌ез марне шку́о. Каскада</text:p>
      <text:p text:style-name="P4">піяску засу́оніу́а виљот щељіни <text:soft-page-break/>ефемерична̌ куртина̌. Піясек љечіяу́ з сиќм, тра̌цани пр̌ез</text:p>
      <text:p text:style-name="P4">подмухи раннеј бризи і пр̌ез ястр̌е̌біє, кту̊ре заче̌у́и взбіяч с̌іє̌ зе щиту урвіска. Дещ</text:p>
      <text:p text:style-name="P4">піяску устау́, аље надаљ су́ишау́а ȷ̈ґо сик. Взмаґау́ с̌іє̌, розљеґау́ д̌ьвіє̌ќм ніґди ніє</text:p>
      <text:p text:style-name="P4">запомніяним дља коґос̌, кто ґо хочби раз усу́ишау́.</text:p>
      <text:p text:style-name="P4">- Черв - шепна̌у́ Пауљ.</text:p>
      <text:p text:style-name="P4">Надшеду́ од правеј строни в свим нієдбау́им маȷ̈стачіє, пр̌и кту̊рим вшистко бљаду́о.</text:p>
      <text:p text:style-name="P4">Виніёсу́и копієц піяску пр̌ечінау́ видми в пољу відзенія људ̌і. Спіє̌тр̌оне високо чоу́о копца</text:p>
      <text:p text:style-name="P4">розход̌іу́о с̌іє̌ в пиљістих одкосах як фаља д̌іёбова на вод̌іє. Зніку́ наґље, уходза̌ц</text:p>
      <text:p text:style-name="P4">в љево. Д̌ьвіє̌к пр̌ичіху́, замару́.</text:p>
      <text:p text:style-name="P2">- Відивау́ем фреґати космічне, кту̊ре биу́и мнієјше - шепна̌у́ Пауљ.</text:p>
      <text:p text:style-name="P4">Ківне̌у́а ґу́ова̌, ніє одврацая̌ц спојр̌енія од пустині. По пр̌ејщіу червія позостау́а</text:p>
      <text:p text:style-name="P4">зводніча пустка. Розљевау́а с̌іє̌ в трудна̌ до знієс̌ієнія нієскоњчонощ, вабія̌ца под</text:p>
      <text:p text:style-name="P4">нієбоску́он.</text:p>
      <text:p text:style-name="P4">- По одпочинку - повієд̌іяу́а Ј̈сс̌іка - вру̊чіми до твоіх наук.</text:p>
      <text:p text:style-name="P4">Погамовау́ наґу́а̌ зу́ощ.</text:p>
      <text:p text:style-name="P4"><text:soft-page-break/>- Матко, ніє са̌д̌іш, же можеми с̌іє̌ обејщ без...</text:p>
      <text:p text:style-name="P4">- Д̌іс̌ впаду́ес̌ в попу́ох - повієд̌іяу́а. Бич може љепієј оде мніє знаш сву̊ј умису́</text:p>
      <text:p text:style-name="P4">і унервієніє бінду, љеч вієље ȷ̈ще мус̌іш с̌іє̌ научич о мускуљатур̌е прана твоȷ̈ґо чіяу́а.</text:p>
      <text:p text:style-name="P4">Чіяу́о часамі робі р̌ечи само з с̌ієбіє, Пауљ, цо моґе̌ чі удоводніч. Мус̌іш научич с̌іє̌</text:p>
      <text:p text:style-name="P4">пановач над каждим ȷ̈ґо міє̌с̌нієм, каждим ву́у̊кнем. Потр̌ебуȷ̈ш повту̊ркі з ду́оні.</text:p>
      <text:p text:style-name="P4">Зачнієми од міє̌с̌ні паљцу̊в, щіе̌ґієн ду́оні і вражљівощі опушку̊в. Цгод̌ь юж до наміёту додау́а одходза̌ц.</text:p>
      <text:p text:style-name="P4">Зґія̌у́ паљце љевеј ре̌кі обсервуя̌ц, як матка вчоу́ґуȷ̈ с̌іє̌ пр̌ез звієрач, певієн, же ніє</text:p>
      <text:p text:style-name="P4">потрафі ȷ̈ј одвієщ од теґо постановієнія... же мус̌і уста̌піч. Цокољвієк зе мна̌ учиніёно, біёре̌</text:p>
      <text:p text:style-name="P4">в тим уд̌іяу́ - помис̌љау́. - Повту̊рка з ду́оні!</text:p>
      <text:p text:style-name="P4">Зеркна̌у́ на своя̌ ду́оњ. Якже мізерніє с̌іє̌ презентовау́а в пору̊внанію з такімі</text:p>
      <text:p text:style-name="P2">створ̌еніямі, як черв.</text:p>
      <text:p text:style-name="P4">6</text:p>
      <text:p text:style-name="P4">Поход̌іми з Каљадану - рајсќґо с̌віята дља наших форм жичія. На</text:p>
      <text:p text:style-name="P4">Каљаданіє ніє биу́о потр̌еби <text:soft-page-break/>твор̌енія раю дља чіяу́а ані раю дља умису́у вистарчиу́о попатр̌еч докоу́а на отачая̌ца̌ нас р̌ечивістощ. І запу́ачіљіс̌ми</text:p>
      <text:p text:style-name="P4">цене̌, яка̌ људ̌іє завше пу́аца̌ за ос̌ія̌ґніє̌чіє раю в жичію дочесним знієвієщіељіс̌ми, утрачіљіс̌ми пазур.</text:p>
      <text:p text:style-name="P4">з „Муад’Діб: Розмови” піу̊ра кс̌іє̌жнічкі Іруљан</text:p>
      <text:p text:style-name="P4">- Віє̌ц то ти ȷ̈стес̌ тен су́авни Ґурнеи Гаљљецк - р̌еку́ ме̌жчизна.</text:p>
      <text:p text:style-name="P4">Гаљљецк стау́ і пр̌ез окра̌ґу́и под̌іємни ґабінет мієр̌иу́ спојр̌енієм с̌ієдза̌цеґо за</text:p>
      <text:p text:style-name="P4">метаљовим біюрќм пр̌емитніка. Ме̌жчизна нос̌іу́ фремењсќ шати і міяу́ очи на поу́и</text:p>
      <text:p text:style-name="P4">зачія̌ґніє̌те бу́е̌кітем, всказуя̌це на обецнощ продукту̊в споза теј пљанети в ȷ̈ґо поживієнію.</text:p>
      <text:p text:style-name="P4">Ґабінет становіу́ репљіке̌ ґу́у̊внеј стеровні фреґати космічнеј - тр̌ид̌ієстостопніёви у́ук щіани</text:p>
      <text:p text:style-name="P4">зајмовау́и тељекомунікатори і екран, з пр̌иљеґу́имі до ніх батеріямі здаљних забезпієчењ</text:p>
      <text:p text:style-name="P4">і одпаљанія, зас̌ позостау́а̌ че̌щ у́уку випеу́ніяу́о біюрко випровадзоне зе щіани безпос̌редніё.</text:p>
      <text:p text:style-name="P4">- Ј̈стем Стабан Туек, син Есмара Туека - р̌еку́ пр̌емитнік.</text:p>
      <text:p text:style-name="P4">- Віє̌ц то тобіє вінієн ȷ̈стем <text:soft-page-break/>под̌іє̌кованіє за оказана̌ нам помоц - повієд̌іяу́ Гаљљецк.</text:p>
      <text:p text:style-name="P4">- Ааах, вд̌іє̌чнощ - ствієрд̌іу́ пр̌емитнік. - С̌іядај.</text:p>
      <text:p text:style-name="P4">Зе щіани висуна̌у́ с̌іє̌ ніскі фотељ љотнічи і Гаљљецк, с̌віядом свеґо зме̌ченія, опаду́ нањ</text:p>
      <text:p text:style-name="P4">з вестхнієнієм. В чіємнеј тафљі коу́о пр̌емитніка від̌іяу́ тераз ву́асне одбічіє і з понура̌ міна̌</text:p>
      <text:p text:style-name="P4">пр̌ипатр̌иу́ с̌іє̌ бруздом утрудзенія на свеј канчіястеј твар̌и. Бљізна од крвавіну на ȷ̈ґо</text:p>
      <text:p text:style-name="P4">брод̌іє скре̌чіу́а с̌іє̌ пр̌и тим понурим ґримас̌іє. Гаљљецк одвру̊чіу́ твар̌ од свеґо одбічія</text:p>
      <text:p text:style-name="P4">і утквіу́ спојр̌еніє в Туеку. Достр̌еґау́ тераз род̌інне подобієњство в пр̌емитніку кр̌ачасте, обвісу́е брві ораз повієр̌хніє пољічку̊в і носа як вичіёсане з камієнія.</text:p>
      <text:p text:style-name="P4">- Вас̌і људ̌іє му̊вія̌, же тву̊ј ојчієц ніє жиȷ̈, забіти пр̌ез Гарконнену̊в - повієд̌іяу́</text:p>
      <text:p text:style-name="P4">Гаљљецк.</text:p>
      <text:p text:style-name="P4">- Пр̌ез Гарконнену̊в аљбо пр̌ез здрајце̌ спос̌ру̊д ваших људ̌і - одпару́ Туек.</text:p>
      <text:p text:style-name="P4">В ґнієвіє Гаљљецк запомніяу́ о зме̌ченію. Випростовау́ с̌іє̌.</text:p>
      <text:p text:style-name="P4">- Чи можеш вимієніч іміє̌ здрајци? - запитау́.</text:p>
      <text:p text:style-name="P4"><text:soft-page-break/>- Ніє мами певнощі.</text:p>
      <text:p text:style-name="P4">- Тгуфір Гават подејр̌евау́ љади Ј̈сс̌іке̌.</text:p>
      <text:p text:style-name="P4">- Ааах, вієд̌ьма Бене Ґессеріт... бич може. Љеч Гават ȷ̈ст тераз ȷ̈њцем Гарконнену̊в.</text:p>
      <text:p text:style-name="P4">- Су́ишау́ем - Гаљљецк вчія̌ґна̌у́ ґу́е̌боко повієтр̌е. - Видаȷ̈ с̌іє̌, же пр̌ед намі ніємау́о</text:p>
      <text:p text:style-name="P4">ȷ̈ще крві до пр̌ељанія.</text:p>
      <text:p text:style-name="P2">- Ніє зробіми нічеґо, цо звру̊чі на нас уваґе̌ - повієд̌іяу́ Туек.</text:p>
      <text:p text:style-name="P4">Гаљљецк зештивніяу́.</text:p>
      <text:p text:style-name="P4">- Аље...</text:p>
      <text:p text:style-name="P4">- Тобіє і тим твоім људ̌іём, кту̊рих уратоваљіс̌ми, офіяруȷ̈ми азиљ вс̌ру̊д нас - повієд̌іяу́</text:p>
      <text:p text:style-name="P4">Туек. - Му̊віш о вд̌іє̌чнощі. Досконаље, одпрацуј ту сву̊ј ду́уґ. Завше знајд̌ієми заȷ́чіє</text:p>
      <text:p text:style-name="P4">дља добрих људ̌і. Ј̈днакже забіȷ̈ми вас з мієјша, ґдибищіе учиніљі најмнієјши вроґі рух</text:p>
      <text:p text:style-name="P4">пр̌ечівко Гарконненом.</text:p>
      <text:p text:style-name="P4">- Аље оні забіљі твеґо ојца, чу́овієку!</text:p>
      <text:p text:style-name="P4">- Бич може. Ј̈с̌љі навет так, ото одповієд̌ь меґо ојца тим, кту̊р̌и д̌іяу́ая̌ без</text:p>
      <text:p text:style-name="P4">застановієнія: „Камієњ ȷ̈ст чіє̌жкі і піясек ма чіє̌жар, аље чіє̌жши од ніх обу ȷ̈ст ґнієв</text:p>
      <text:p text:style-name="P4">ґу́упца”.</text:p>
      <text:p text:style-name="P4"><text:soft-page-break/>- Затем ніє замієр̌аш ківна̌ч паљцем в теј справіє? - запитау́ шидерчо Гаљљецк.</text:p>
      <text:p text:style-name="P4">- Теґо ніє су́ишау́ес̌ з моіх уст. Му̊віє̌ ȷ̈диніє, же бе̌де̌ хроніу́ наш контракт з Ґіљдія̌.</text:p>
      <text:p text:style-name="P4">Ґіљдія вимаґа од нас острожнеј ґри. Са̌ інне способи зніщенія вроґа.</text:p>
      <text:p text:style-name="P4">- Ааааах!</text:p>
      <text:p text:style-name="P4">- Істотніє ах. Ј̈с̌љі маш охоте̌ тропіч чаровніце̌, дроґа вољна. Аље остр̌еґам, же</text:p>
      <text:p text:style-name="P4">правдоподобніє с̌іє̌ спу̊з́ніу́ес̌... а ми ва̌тпіми, чи она ȷ̈ст та̌ особа̌, кту̊реј шукаш, так чи</text:p>
      <text:p text:style-name="P4">овак.</text:p>
      <text:p text:style-name="P4">- Гават р̌адко с̌іє̌ миљіу́.</text:p>
      <text:p text:style-name="P4">- Дау́ с̌іє̌ взія̌ч до нієвољі Гарконненом.</text:p>
      <text:p text:style-name="P4">- Мис̌љіш, же он ȷ̈ст здрајца̌?</text:p>
      <text:p text:style-name="P4">Туек взрушиу́ раміёнамі.</text:p>
      <text:p text:style-name="P4">- То са̌ яу́ове розважанія. Мис̌љіми, же чаровніца ніє жиȷ̈. Пр̌инајмнієј так са̌дза̌</text:p>
      <text:p text:style-name="P4">Гарконненовіє.</text:p>
      <text:p text:style-name="P4">- Вієш бардзо дужо о Гарконненах.</text:p>
      <text:p text:style-name="P4">- Аљузȷ̈ і нієдому̊вієнія... пљоткі і домису́и.</text:p>
      <text:p text:style-name="P4">- Ј̈ст нас с̌ієдемд̌ієс̌іє̌чію чтерех људ̌і - повієд̌іяу́ Гаљљецк. - Ј̈с̌љі р̌ечивіщіе хцеш,</text:p>
      <text:p text:style-name="P4">бис̌ми с̌іє̌ до чієбіє зачія̌ґне̌љі, <text:soft-page-break/>мус̌іш вієр̌ич в с̌мієрч нашеґо кс̌іє̌чія.</text:p>
      <text:p text:style-name="P4">- Від̌іяно ȷ̈ґо чіяу́о.</text:p>
      <text:p text:style-name="P4">- А ху́опца также... му́одеґо паніча Пауља? - Гаљљецк пру̊бовау́ пр̌еу́кна̌ч с̌љіне̌, аље міяу́</text:p>
      <text:p text:style-name="P4">ґруде̌ в ґардље.</text:p>
      <text:p text:style-name="P4">- Веду́уґ остатнієј віядомощі, яка̌ отр̌имаљіс̌ми, заґіна̌у́ враз зе своя̌ матка̌</text:p>
      <text:p text:style-name="P4">в пустинним самуміє. Најправдоподобнієј ніґди ніє однајда̌ с̌іє̌... хочби іх кощі.</text:p>
      <text:p text:style-name="P4">- Віє̌ц чаровніца ніє жиȷ̈... вшиши зґіне̌љі.</text:p>
      <text:p text:style-name="P4">Туек ківна̌у́ ґу́ова̌.</text:p>
      <text:p text:style-name="P4">- І Бестія Раббан, як му̊вія̌, повру̊чі до ву́адзи на Діюніє.</text:p>
      <text:p text:style-name="P2">- Грабія Раббан з Љанківеіљ?</text:p>
      <text:p text:style-name="P4">- Так.</text:p>
      <text:p text:style-name="P4">Гаљљецк потр̌ебовау́ часу на опанованіє заљевая̌цеј ґо фаљі крві, кту̊ра ґрожіу́а апопљекся̌</text:p>
      <text:p text:style-name="P4">з вщіеку́ощі. Дишау́ чіє̌жко.</text:p>
      <text:p text:style-name="P4">- Мам приватне порахункі з Раббанем. Ј̈стем му вінієн за... жичіє моȷ̈ј род̌іни... потару́ бљізне̌ на брод̌іє - ... і за то...</text:p>
      <text:p text:style-name="P4">- Ніє зау́атвія с̌іє̌ порахунку̊в пр̌едвчес̌ніє, вшистко ставіяя̌ц на ȷ̈дна̌ карте̌ - р̌еку́</text:p>
      <text:p text:style-name="P4">Туек. Спохмурніяу́ с̌љедза̌ц ґре̌ міє̌с̌ні на ще̌це Гаљљецка, наґу́а̌ <text:soft-page-break/>скритощ в пр̌ису́оніє̌тих</text:p>
      <text:p text:style-name="P4">повієкамі очах теґо ме̌жчизни.</text:p>
      <text:p text:style-name="P4">- Вієм... вієм... - Гаљљецк одетхна̌у́ ґу́е̌боко.</text:p>
      <text:p text:style-name="P4">- Ти і твоі људ̌іє можечіє су́ужа̌ц у нас заробіч собіє на пр̌ељот з Арракіс. Ј̈ст вієље мієјш</text:p>
      <text:p text:style-name="P4">до...</text:p>
      <text:p text:style-name="P4">- Зваљніям своіх људ̌і з вшељќј заљежнощі оде мніє, нієх децидуя̌ самі. Скоро</text:p>
      <text:p text:style-name="P4">Раббан ȷ̈ст тутај... я зостаȷ́.</text:p>
      <text:p text:style-name="P4">- Ніє ȷ̈стем певієн, чи жичими собіє, жебис̌ зостау́, відза̌ц тву̊ј стан духа.</text:p>
      <text:p text:style-name="P4">Гаљљецк пр̌ешиу́ пр̌емитніка спојр̌енієм.</text:p>
      <text:p text:style-name="P4">- Ва̌тпіш в моȷ̈ су́ово?</text:p>
      <text:p text:style-name="P4">- Ніє-е-е...</text:p>
      <text:p text:style-name="P4">- Оцаљіу́ес̌ мніє од Гарконнену̊в. С̌љубовау́ем вієрнощ кс̌іє̌чію Љето з ніє віє̌кшеґо</text:p>
      <text:p text:style-name="P4">поводу. Зостане̌ ту на Арракіс - з вамі... аљбо з Фременамі.</text:p>
      <text:p text:style-name="P4">- Чи виповієд̌іяна, чи ніє, мис̌љ реаљніє істнієȷ̈ і ма своя̌ моц - повієд̌іяу́ Туек. Му̊ґу́бис̌ с̌іє̌ пр̌еконач, же љінія міє̌дзи жичієм а с̌мієрчія̌ ȷ̈ст збит чієнка і збит уљотна вс̌ру̊д</text:p>
      <text:p text:style-name="P4">Фремену̊в.</text:p>
      <text:p text:style-name="P4">Гаљљецк пр̌имкна̌у́ на хвіље̌ очи чуя̌ц, як оґарнія ґо знуженіє.</text:p>
      <text:p text:style-name="P4"><text:soft-page-break/>- „Ґд̌ієж ȷ̈ст Пан, кту̊ри повієд̌іє нас пр̌ез зієміє̌ пустињ і отху́ані?” - замручау́.</text:p>
      <text:p text:style-name="P4">- Зда̌жај повољі, а д̌ієњ твеј земсти надејд̌іє - повієд̌іяу́ Туек. - Пос̌пієх ȷ̈ст вимису́ем</text:p>
      <text:p text:style-name="P4">шатана. Учіш сва̌ розпач - по то мами розривкі; тр̌и са̌ р̌ечи, кту̊ре ніёса̌ уљґе̌ серцу: вода,</text:p>
      <text:p text:style-name="P4">зієљењ трави і урода кобієти.</text:p>
      <text:p text:style-name="P4">Гаљљецк отвор̌иу́ очи.</text:p>
      <text:p text:style-name="P4">- Вољау́бим кау́уже̌ крві Раббана Гарконнена у свих сту̊п. - Впіу́ с̌іє̌ спојр̌енієм</text:p>
      <text:p text:style-name="P4">в Туека. - Мис̌љіш, же такі д̌ієњ надејд̌іє?</text:p>
      <text:p text:style-name="P4">- Нієвієље мам вспу̊љнеґо з тим, яќ повіташ ютро, Ґурнеиу Гаљљецку. Моґе̌ чі тиљко</text:p>
      <text:p text:style-name="P4">допому̊ц повітач д̌ієњ д̌іс̌ієјши.</text:p>
      <text:p text:style-name="P4">- Пр̌ијмуȷ́ затем те̌ помоц і зостаȷ́ аж до днія, в кту̊рим розкажеш мі помщіч твеґо ојца</text:p>
      <text:p text:style-name="P4">і вшисткіх інних, кту̊р̌и...</text:p>
      <text:p text:style-name="P4">- Посу́ухај мніє, ме̌жу ваљкі - повієд̌іяу́ Туек. Вихиљіу́ с̌іє̌ до пр̌оду над біюрќм; баркі</text:p>
      <text:p text:style-name="P2">міяу́ на ȷ̈дним позіёміє з ушамі, в очах завзіє̌тощ. Твар̌ пр̌емитніка уподобніу́а с̌іє̌</text:p>
      <text:p text:style-name="P4">наґље до звієтр̌ау́еј скау́и.</text:p>
      <text:p text:style-name="P4">- Воде̌ моȷ̈ґо ојца... те̌ одкупіє̌ своім ву́асним остр̌ем.</text:p>
      <text:p text:style-name="P4"><text:soft-page-break/>Гаљљецк ніє одривау́ од нієґо очу. В тим моменчіє пр̌емитнік пр̌ипомінау́ му кс̌іє̌чія</text:p>
      <text:p text:style-name="P4">Љето: пр̌иву̊дца људ̌і, одважни, певни свеј позицї і свеґо повоу́анія. Биу́ як кс̌ія̌же̌... пр̌ед</text:p>
      <text:p text:style-name="P4">Арракіс.</text:p>
      <text:p text:style-name="P4">- Чи хцеш вспарчія моȷ̈ґо остр̌а? - запитау́ Гаљљецк.</text:p>
      <text:p text:style-name="P4">Туек одхиљіу́ с̌іє̌ до тиу́у, розљуз́ніу́, в міљченію пр̌ипатруя̌ц с̌іє̌ Гаљљецкові.</text:p>
      <text:p text:style-name="P4">- Чи уважаш мніє за ме̌жа ваљкі? - наљеґау́ Гаљљецк.</text:p>
      <text:p text:style-name="P4">- Тиљко ти ȷ̈ден з адіютанту̊в кс̌іє̌чія ушеду́ес̌ з жичієм - повієд̌іяу́ Туек. - С̌іу́а твеґо</text:p>
      <text:p text:style-name="P4">вроґа биу́а пр̌иту́ачая̌ца, ти ȷ̈днак уґія̌у́ес̌ с̌іє̌, аби звичіє̌жич... поконау́ес̌ ґо в такі спосу̊б,</text:p>
      <text:p text:style-name="P4">як ми поконуȷ̈ми Арракіс.</text:p>
      <text:p text:style-name="P4">- Цо проше̌?</text:p>
      <text:p text:style-name="P4">- Жиȷ̈ми тутај на у́аше теј пљанети, Ґурнеиу Гаљљецку - повієд̌іяу́ Туек. - Арракіс ȷ̈ст</text:p>
      <text:p text:style-name="P4">нашим вроґієм.</text:p>
      <text:p text:style-name="P4">- Старчи ȷ̈ден вру̊ґ нараз, чи ніє так?</text:p>
      <text:p text:style-name="P4">- Ву́ас̌ніє так.</text:p>
      <text:p text:style-name="P4">- Чи так ву́ас̌ніє радза̌ собіє Фремені?</text:p>
      <text:p text:style-name="P4">- Бич може.</text:p>
      <text:p text:style-name="P4">- Повієд̌іяу́ес̌, же жичіє з Фременамі <text:soft-page-break/>може с̌іє̌ дља мніє оказач збит тварде. Жия̌ в пустині,</text:p>
      <text:p text:style-name="P4">под ґоу́им нієбем, чи то дљатеґо?</text:p>
      <text:p text:style-name="P4">- Кту̊ж віє, ґд̌іє жия̌ Фремені? Дља нас Пу́асковиж Центраљни ȷ̈ст зіємія̌ нічия̌. Аље я</text:p>
      <text:p text:style-name="P4">хчіяу́бим порозмавіяч рачеј о...</text:p>
      <text:p text:style-name="P4">- Му̊вія̌, же Ґіљдія р̌адко витича шљакі пр̌иправових љіхтуґ понад пустинія̌ - р̌еку́</text:p>
      <text:p text:style-name="P4">Гаљљецк. - Аље кра̌жа̌ поґу́оскі, же ту і у̊вд̌іє відач скравкі зієљені, ȷ̈с̌љі с̌іє̌ віє, ґд̌іє патр̌еч.</text:p>
      <text:p text:style-name="P4">- Поґу́оскі! - скр̌ивіу́ с̌іє̌ Туек. - Цгчіяу́бис̌ тераз вибієрач міє̌дзи мна̌ а Фременамі?</text:p>
      <text:p text:style-name="P4">Ј̈стес̌ми понієка̌д безпієчні, мами ву́асна̌, викута̌ в скаље с̌іч, своȷ̈ укрите басени. Жиȷ̈ми</text:p>
      <text:p text:style-name="P4">жичієм људ̌і цивіљізованих. Фремені то паре̌ банд обшарпањцу̊в, кту̊рих ми затрудніями</text:p>
      <text:p text:style-name="P4">яко пошуківачи пр̌иправи.</text:p>
      <text:p text:style-name="P4">- Аље оні умієя̌ забіяч Гарконнену̊в.</text:p>
      <text:p text:style-name="P4">- А хцеш знач резуљтат? Навет в теј хвіљі пољуȷ̈ с̌іє̌ на ніх як на звієр̌е̌та з рушніцамі љасеровимі, бо ніє мая̌ тарч. Са̌ поддавані екстермінацї. Дљачеґо? Бо забіяљі</text:p>
      <text:p text:style-name="P4">Гарконнену̊в.</text:p>
      <text:p text:style-name="P4">- Чи р̌ечивіщіе забіяљі Гарконнену̊в? - спитау́ Гаљљецк.</text:p>
      <text:p text:style-name="P4"><text:soft-page-break/>- Цо маш на мис̌љі?</text:p>
      <text:p text:style-name="P4">- Ніє су́ишау́ес̌, же з Гарконненамі биљі пр̌ипущаљніє сардаукар̌и?</text:p>
      <text:p text:style-name="P2">- Знову поґу́оскі.</text:p>
      <text:p text:style-name="P4">- Ј̈днак поґром ніє ȷ̈ст в стиљу Гарконнену̊в. Поґром ȷ̈ст марнотравствем.</text:p>
      <text:p text:style-name="P4">- Вієр̌е̌ в то, цо відзе̌ на ву́асне очи - повієд̌іяу́ Туек. - Здецидуј с̌іє̌, ме̌жу ваљкі. Я</text:p>
      <text:p text:style-name="P4">аљбо Фремені. Запевніям чі азиљ і шансе̌ пр̌ељанія крві, кту̊реј обај у́акнієми. Можеш бич теґо</text:p>
      <text:p text:style-name="P4">певієн. Фремені офіяровуя̌ чі ȷ̈диніє жичіє щіґанеј звієр̌ини.</text:p>
      <text:p text:style-name="P4">Гаљљецк вагау́ с̌іє̌, вичувая̌ц ма̌дрощ і вспу̊у́чучіє в су́овах Туека, ȷ̈днак цос̌ ґо</text:p>
      <text:p text:style-name="P4">ґризу́о з зупеу́ніє нієзрозуміяу́еґо поводу.</text:p>
      <text:p text:style-name="P4">- Зауфај ву́аснему розумові - р̌еку́ Туек. - Чиȷ̈ децизȷ̈ оцаљіу́и тву̊ј одд̌іяу́ з бітви?</text:p>
      <text:p text:style-name="P4">Твоȷ̈. Децидуј.</text:p>
      <text:p text:style-name="P4">- Так мус̌і бич - повієд̌іяу́ Гаљљецк. - Кс̌ія̌же̌ і ȷ̈ґо син ніє жия̌?</text:p>
      <text:p text:style-name="P4">- Так уважая̌ Гарконненовіє. Ј̈жељі ход̌і о теґо родзаю справи, ску́онни ȷ̈стем уфач</text:p>
      <text:p text:style-name="P4">Гарконненом. - Понури ус̌мієх заґощіу́ на устах Туека. - І ту би с̌іє̌ мнієј віє̌цеј коњчиу́о</text:p>
      <text:p text:style-name="P4">моȷ̈ цау́е до ніх зауфаніє.</text:p>
      <text:p text:style-name="P4"><text:soft-page-break/>- Затем мус̌і так бич - повту̊р̌иу́ Гаљљецк.</text:p>
      <text:p text:style-name="P4">Вичія̌ґна̌у́ права̌ ре̌ке̌ в традицијним ґещіе, ду́онія̌ до ґу̊ри і з кчіюќм пу́аско на нієј</text:p>
      <text:p text:style-name="P4">зу́ожоним.</text:p>
      <text:p text:style-name="P4">- Оддаȷ́ чі му̊ј мієч.</text:p>
      <text:p text:style-name="P4">- Пр̌ијмуȷ́.</text:p>
      <text:p text:style-name="P4">- Цгцеш, бим наку́оніу́ мих људ̌і?</text:p>
      <text:p text:style-name="P4">- А позвољіу́бис̌ ім на самод̌ієљна̌ децизȷ́?</text:p>
      <text:p text:style-name="P4">- Шљі за мна̌ аж дота̌д, љеч віє̌кшощ урод̌іу́а с̌іє̌ на Каљаданіє̌. Арракіс ніє ȷ̈ст така, як я̌</text:p>
      <text:p text:style-name="P4">собіє виображаљі. Ту страчіљі вшистко пру̊ч жичія. Вољау́бим, жеби децидоваљі самі за с̌ієбіє.</text:p>
      <text:p text:style-name="P4">- Ніє час тераз на твоȷ̈ ваганіє - повієд̌іяу́ Туек. - Дошљі за тоба̌ аж тутај.</text:p>
      <text:p text:style-name="P4">- Потр̌ебуȷ̈ш іх?</text:p>
      <text:p text:style-name="P4">- Завше знајд̌ієми мієјше дља дос̌віядчоних воёвніку̊в... в тих дніях бард̌ієј ніж</text:p>
      <text:p text:style-name="P4">ќдикољвієк.</text:p>
      <text:p text:style-name="P4">- Пр̌ия̌у́ес̌ му̊ј мієч. Жичиш собіє, жебим впу́ина̌у́ на ніх?</text:p>
      <text:p text:style-name="P4">- Мис̌ље̌, же оні самі пу̊јда̌ за тоба̌, Ґурнеиу Гаљљецку.</text:p>
      <text:p text:style-name="P4">- Оби так биу́о.</text:p>
      <text:p text:style-name="P4">- Оби.</text:p>
      <text:p text:style-name="P4">- Моґе̌ віє̌ц сам о тим задецидовач?</text:p>
      <text:p text:style-name="P4">- Можеш сам задецидовач.</text:p>
      <text:p text:style-name="P4"><text:soft-page-break/>Гаљљецк подніу̊су́ с̌іє̌ з кр̌есу́а, чуя̌ц, як вієље з ȷ̈ґо запасу с̌іу́ пошу́о на тен мізерни</text:p>
      <text:p text:style-name="P4">вис̌іу́ек, би стана̌ч на ноґі.</text:p>
      <text:p text:style-name="P4">- На разіє розејр̌е̌ с̌іє̌ по іх кватерах і збадам настроȷ̈.</text:p>
      <text:p text:style-name="P4">- Порозум с̌іє̌ з моім кватермістр̌ем - р̌еку́ Туек. - Назива с̌іє̌ Дрісq. Повієдз му, же</text:p>
      <text:p text:style-name="P2">жиче̌ собіє, би оказау́ вам як најдаљеј посуніє̌та̌ ґощіннощ. Пр̌ијде̌ до чієбіє... нієбавем.</text:p>
      <text:p text:style-name="P4">Најпієрв муше̌ виекспедіёвач паре̌ транспорту̊в пр̌иправи.</text:p>
      <text:p text:style-name="P4">- Ще̌щіе ус̌мієха с̌іє̌ вше̌д̌іє - р̌еку́ Гаљљецк.</text:p>
      <text:p text:style-name="P4">- Вше̌д̌іє - повієд̌іяу́ Туек. - Нієспокојне часи, то вия̌ткова оказя в наших</text:p>
      <text:p text:style-name="P4">справах.</text:p>
      <text:p text:style-name="P4">Гаљљецк ску́оніу́ ґу́ове̌, за соба̌ усу́ишау́ љеккі шмер і вичуу́ пра̌д повієтр̌а, ґди розвару́а</text:p>
      <text:p text:style-name="P4">с̌іє̌ на ощіеж фурта с̌љузи. Одвру̊чіу́ с̌іє̌ і занурковавши пр̌ез нія̌ опущіу́ ґабінет. Знаљазу́ с̌іє̌</text:p>
      <text:p text:style-name="P4">в саљі оґу̊љнеј, до кту̊реј адіютанчі Туека впровад̌іљі ґо упр̌едніё враз з људ̌ьмі. Биу́о то</text:p>
      <text:p text:style-name="P4">ду́уґіє і ва̌сќ помієщеніє, вичіёсане в љітеј скаље, а ȷ̈ґо ґу́адќ повієр̌хніє здрадзау́и</text:p>
      <text:p text:style-name="P4">д̌іяу́аніє љанц љасерових. Суфіт <text:soft-page-break/>стр̌ељау́ достатечніє високо, би пр̌еду́ужич натураљни у́ук</text:p>
      <text:p text:style-name="P4">скаљнеґо скљепієнія і пр̌епущіч вевне̌тр̌не пра̌ди конвекцијне повієтр̌а. Взду́уж щіан</text:p>
      <text:p text:style-name="P4">знајдовау́и с̌іє̌ стоякі на броњ і шафкі. Ніє без думи Гаљљецк зауважиу́, же чі з ȷ̈ґо људ̌і, кту̊р̌и</text:p>
      <text:p text:style-name="P4">биљі надаљ здољні утр̌имач с̌іє̌ на ноґах, стоя̌, же знуженіє і кље̌ска іх ніє зау́амау́и. Медици</text:p>
      <text:p text:style-name="P4">пр̌емитніку̊в кре̌чіљі с̌іє̌ міє̌дзи німі, опатруя̌ц ранних. Чіє̌жко ранних зебрано в ȷ̈дним</text:p>
      <text:p text:style-name="P4">мієјшу в ґу́е̌бі по љевеј строніє, а пр̌и каждим чувау́ атридзкі товар̌иш броні. Атридзќ</text:p>
      <text:p text:style-name="P4">вишкољеніє: „Трощими с̌іє̌ о своіх”, пр̌етрвау́о в ніх як рдзењ род̌імеј скау́и - зауважиу́</text:p>
      <text:p text:style-name="P4">Гаљљецк. Ј̈ден з ȷ̈ґо поручніку̊в виста̌піу́ до пр̌оду з д̌ієвіє̌чіёструнова̌ баљісета̌ Гаљљецка.</text:p>
      <text:p text:style-name="P4">Засаљутовау́.</text:p>
      <text:p text:style-name="P4">- С̌ір, тутејс̌і медици му̊вія̌, же ніє ма над̌ієі дља Маттаієґо. Оні ту ніє пос̌іядая̌ банку</text:p>
      <text:p text:style-name="P4">кощі ані нар̌а̌ду̊в Ј̈диніє с̌родкі пољове. Маттаі ніє пр̌ежиȷ̈, му̊вія̌, аље он ма прос̌бе̌ до</text:p>
      <text:p text:style-name="P4">чієбіє.</text:p>
      <text:p text:style-name="P4">- Яка̌?</text:p>
      <text:p text:style-name="P4"><text:soft-page-break/>- Маттаі прос̌і о пієс̌њ, би у́атвієј му биу́о одејщ, с̌ір. Му̊ві, же бе̌д̌ієш вієд̌іяу́, о кту̊ра̌</text:p>
      <text:p text:style-name="P4">ход̌і... дощ че̌сто прос̌іу́ чіє̌ о нія̌. - Поручнік пр̌еу́кна̌у́. - То пієс̌њ звана „Ма љуба”, с̌ір.</text:p>
      <text:p text:style-name="P4">Ґдибис̌...</text:p>
      <text:p text:style-name="P4">- Вієм.</text:p>
      <text:p text:style-name="P4">Гаљљецк взія̌у́ баљісете̌, виу́ускау́ вієљочиннощіове піу̊рко з зачіску на ґрифіє. Добиу́ чіхи</text:p>
      <text:p text:style-name="P4">акорд з інструменту; ствієрд̌іу́, же ктос̌ ґо юж настроіу́. Очи ґо паљіу́и, аље вир̌учіу́ то зе свих</text:p>
      <text:p text:style-name="P4">мис̌љі, ќди шеду́ пр̌ед с̌ієбіє виґривая̌ц мељодіє̌ і змушая̌ц с̌іє̌ до свободнеґо ус̌мієху.</text:p>
      <text:p text:style-name="P4">Медик пр̌емитніку̊в і пару ȷ̈ґо људ̌і похиљаљі с̌іє̌ над ношамі. Ќди Гаљљецк подшеду́,</text:p>
      <text:p text:style-name="P4">кту̊рис̌ з људ̌і зача̌у́ чіхутко с̌пієвач, з у́атвощіа̌ впадая̌ц в ритм.</text:p>
      <text:p text:style-name="P4">Ма љуба стоі в окніє,</text:p>
      <text:p text:style-name="P4">пієрс̌іямі дотика шку́а.</text:p>
      <text:p text:style-name="P4">Су́оњце пурпура̌ пу́оніє,</text:p>
      <text:p text:style-name="P4">зу́очі ȷ̈ј ре̌це на у́оніє.</text:p>
      <text:p text:style-name="P2">Забієр̌ мніє,</text:p>
      <text:p text:style-name="P4">Забієр̌ в раміёна, љуба ма.</text:p>
      <text:p text:style-name="P4">Вез́ мніє,</text:p>
      <text:p text:style-name="P4">Вез́ в све раміёна, љуба ма.</text:p>
      <text:p text:style-name="P4">С̌пієвак скоњчиу́, вичія̌ґна̌у́ обандажована̌ ре̌ке̌ і замкна̌у́ повієкі ме̌жчиз́ніє на</text:p>
      <text:p text:style-name="P4"><text:soft-page-break/>ношах. Гаљљецк добиу́ остатні, чіхи акорд з баљісети і помис̌љау́: Тераз ȷ̈ст нас с̌ієдемд̌ієс̌іє̌чію</text:p>
      <text:p text:style-name="P2">тр̌ех.</text:p>
      <text:p text:style-name="P4">7</text:p>
      <text:p text:style-name="P4">Вієљу људ̌іём трудно зрозумієч жичіє род̌інне „охронкі” кру̊љевсќј, ȷ̈днак</text:p>
      <text:p text:style-name="P4">спру̊буȷ́ нашкіцовач ȷ̈ вам скру̊тово.</text:p>
      <text:p text:style-name="P4">Му̊ј ојчієц міяу́, як са̌дзе̌, ȷ̈днеґо тиљко правд̌івеґо пр̌иячієља. Биу́ нім</text:p>
      <text:p text:style-name="P4">грабія Гас̌імір Фенрінґ, еунух ґенетични і ȷ̈ден з најґроз́нієјших рицер̌и</text:p>
      <text:p text:style-name="P4">в Імперіюм. Грабія, витворни, ач шпетни чу́овієчек, певнеґо днія</text:p>
      <text:p text:style-name="P4">спровад̌іу́ нова̌ нієвољніце̌ - конкубіне̌ мему ојцу, а я зостау́ам пр̌ез матке̌</text:p>
      <text:p text:style-name="P4">вису́ана на пр̌ешпієґі. Вшистќ шпієґовау́ис̌ми ојца титуу́ем самооброни.</text:p>
      <text:p text:style-name="P4">Жадна з нієвољніц - конкубін, на яќ му зезваљау́ трактат Бене Ґессеріт</text:p>
      <text:p text:style-name="P4">з Ґіљдія̌, ніє моґу́а, р̌еч ясна, зрод̌іч кру̊љевсќґо насте̌пци, љеч інтриґі</text:p>
      <text:p text:style-name="P4">биу́и безустанне і нужа̌це в свеј монотонії. Ос̌ія̌ґне̌у́ис̌ми бієґу́ощ, моя</text:p>
      <text:p text:style-name="P4">матка, с̌іёстри і я ру̊внієж, в уніканію најпр̌емис̌љнієјших нар̌е̌д̌і с̌мієрчі.</text:p>
      <text:p text:style-name="P4"><text:soft-page-break/>То, цо повієм, може видавач с̌іє̌ страшне, аље вцаље ніє ȷ̈стем певна, чи</text:p>
      <text:p text:style-name="P4">му̊ј ојчієц ніє пр̌ику́адау́ ре̌кі до тих вшисткіх замаху̊в. Род̌іна кру̊љевска</text:p>
      <text:p text:style-name="P4">то ȷ̈днак зупеу́ніє інна род̌іна.</text:p>
      <text:p text:style-name="P4">Затем виобраз́ми собіє те̌ нова̌ нієвољніце̌ - конкубіне̌, рудову́оса̌ як му̊ј</text:p>
      <text:p text:style-name="P4">ојчієц, віётка̌ і зґрабна̌, о міє̌с̌ніях акробаткі, највираз́нієј пр̌ешкољона̌</text:p>
      <text:p text:style-name="P4">в неуро-кушенію. Му̊ј ојчієц пр̌ипатривау́ с̌іє̌ ȷ̈ј пр̌ез ду́уґі час, ґди</text:p>
      <text:p text:style-name="P4">позовау́а пр̌ед нім наґа. Врешчіє р̌еку́: „Ј̈ст збит піє̌кна. Още̌д̌іми я̌ на</text:p>
      <text:p text:style-name="P4">подарунек”. Ніє мачіє поȷ́чія, як вієљка̌ констернацȷ́ та повщіа̌ґљівощ</text:p>
      <text:p text:style-name="P4">вивоу́ау́а в „охронце” кру̊љевсќј. В коњцу фінезя і самоконтроља становіу́и</text:p>
      <text:p text:style-name="P4">с̌мієртељне заґроженіє дља нас вшисткіх.</text:p>
      <text:p text:style-name="P4">„В дому моȷ̈ґо ојца” піу̊ра кс̌іє̌жнічкі Іруљан</text:p>
      <text:p text:style-name="P4">Пу̊з́ним попоу́уднієм Пауљ стау́ пр̌ед фіљтрнаміётем. Щељіне̌, в кту̊реј розбіу́ обу̊з, заљеґау́</text:p>
      <text:p text:style-name="P4">ґу́е̌бокі чієњ. Споґља̌дая̌ц понад <text:soft-page-break/>отвартим піясќм на одљеґу́а̌ щіане̌ скаљна̌ застанавіяу́ с̌іє̌, чи</text:p>
      <text:p text:style-name="P4">повінієн обуд̌іч матке̌ с̌пія̌ца̌ в наміёчіє. Фау́ди видм розход̌іу́и с̌іє̌ воку̊у́ іх крију̊вкі</text:p>
      <text:p text:style-name="P4">ȷ̈дна за друґа̌. Р̌уцау́и ґе̌сте чієніє з даља од заходза̌цеґо су́оњца, так чарне, якби биу́и</text:p>
      <text:p text:style-name="P4">одприскамі ноци. Цу̊ж за монотонія! Ј̈ґо дух шибовау́ пошукуя̌ц яќјс̌ високощі в тим</text:p>
      <text:p text:style-name="P4">пејзажу. Љеч ніє знајдовау́ жаднеґо здецидованеґо піёну в вияу́овіёним упау́ем повієтр̌у</text:p>
      <text:p text:style-name="P4">аж по горизонт, жаднеґо квієчія, жаднеґо у́аґоднеґо коу́исанія знача̌цеґо пр̌ијщіе бризи...</text:p>
      <text:p text:style-name="P4">тиљко видми і тамто оддаљоне урвіско под нієбем з вибу́ищонеґо сребробу́е̌кіту.</text:p>
      <text:p text:style-name="P4">А ȷ̈жељі там по друґієј строніє ніє ма жаднеј опущонеј стацї бадавчеј? - мис̌љау́. - Ј̈жељі</text:p>
      <text:p text:style-name="P4">ніє ма там в оґу̊ље Фремену̊в, а те рос̌љіни виросу́и собіє пр̌ипадќм?</text:p>
      <text:p text:style-name="P2">Ј̈сс̌іка обуд̌іу́а с̌іє̌ і обру̊чіу́а на пљеци; пр̌ез пр̌езрочиста̌ бурте̌ зеркне̌у́а з укоса на Пауља.</text:p>
      <text:p text:style-name="P4">Стау́ одвру̊цони до нієј тиу́ем і цос̌ в ȷ̈ґо поставіє пр̌ипомінау́о Ј̈сс̌іце кс̌іє̌чія. Почуу́а</text:p>
      <text:p text:style-name="P4">в собіє отху́ањ взбієрая̌цеј розпачи і одвру̊чіу́а спојр̌еніє. Нієбавем <text:soft-page-break/>пр̌испособіу́а сву̊ј</text:p>
      <text:p text:style-name="P4">фіљтрфрак, одс̌вієжиу́а с̌іє̌ вода̌ з наміётових ќшені у́овних і випеу́зу́а на дву̊р, би</text:p>
      <text:p text:style-name="P4">розпростовач кощі і випу́ошич сен з чіяу́а.</text:p>
      <text:p text:style-name="P4">Ніє одврацая̌ц с̌іє̌ Пауљ повієд̌іяу́:</text:p>
      <text:p text:style-name="P4">- Д̌івна̌ радощіа̌ напеу́нія мніє споку̊ј теґо мієјша.</text:p>
      <text:p text:style-name="P4">Якже дострая с̌іє̌ умису́ до с̌родовіска - помис̌љау́а. І пр̌ипомніяу́ ȷ̈ј с̌іє̌ аксёмат Бене</text:p>
      <text:p text:style-name="P4">Ґессеріт: „Под преся̌ умису́ може пу̊јщ в ȷ̈дним з дву̊х ќрунку̊в: позитивним љуб</text:p>
      <text:p text:style-name="P4">неґативним, в пр̌у̊д љуб встеч. Пр̌едставчіє то собіє як відмо, кту̊реґо екстремамі са̌</text:p>
      <text:p text:style-name="P4">нієс̌віядомощ на неґативним крањцу і надс̌віядомощ на крањцу позитивним. Ку кту̊рему</text:p>
      <text:p text:style-name="P4">з ніх умису́ ску́оні с̌іє̌ под напорем, в значнеј мієр̌е заљежи од вишкољенія”.</text:p>
      <text:p text:style-name="P4">- Жичіє тутај моґу́оби бич добре - повієд̌іяу́ Пауљ.</text:p>
      <text:p text:style-name="P4">Пру̊бовау́а зобачич пустиніє̌ ȷ̈ґо очамі, ус̌іу́уя̌ц ухвичіч нієдоґоднощі бе̌да̌це</text:p>
      <text:p text:style-name="P4">повшеднім обљічем теј пљанети і застановіч с̌іє̌, яќ теж варіянти пр̌ишу́ощі міґне̌у́и пр̌ед</text:p>
      <text:p text:style-name="P4">Пауљем. Тутај можна знаљез́ч <text:soft-page-break/>одособнієніє - мис̌љау́а - без обави, же ктос̌ стоі за пљецамі, без</text:p>
      <text:p text:style-name="P4">страху пр̌ед мис̌љівим.</text:p>
      <text:p text:style-name="P4">Висуна̌вши с̌іє̌ пр̌ед Пауља подніёсу́а до очу љорнете̌, наставіу́а сочевкі ољеёве</text:p>
      <text:p text:style-name="P4">і збадау́а скаљни бастіён по друґієј строніє. Так, саґуаро в вишгу́их у́ожисках потоку̊в ораз</text:p>
      <text:p text:style-name="P4">інне кољчасте порости... а вс̌ру̊д чієні роґожа ніскіх зієљоножу̊у́тих трав.</text:p>
      <text:p text:style-name="P4">- Звіне̌ обозовіско - р̌еку́ Пауљ.</text:p>
      <text:p text:style-name="P4">Ківна̌вши ґу́ова̌ Ј̈сс̌іка збљіжиу́а с̌іє̌ до виљоту щељіни, ска̌д моґу́а оґарна̌ч взроќм</text:p>
      <text:p text:style-name="P4">пустиніє̌, і сќровау́а љорнетке̌ в љево. Сољна панев розяр̌иу́а с̌іє̌ там бієља̌ з домієшка̌</text:p>
      <text:p text:style-name="P4">бруднеґо бра̌зу на обр̌ежах - поље бієљі ту, ґд̌іє бієљ ȷ̈ст с̌мієрчія̌. Аље панев му̊віу́а о чимс̌</text:p>
      <text:p text:style-name="P4">ȷ̈ще: о вод̌іє. Ќдис̌ пр̌ез те̌ рожіскр̌она̌ бієљ точиу́и с̌іє̌ води.</text:p>
      <text:p text:style-name="P4">Опущіу́а љорнетке̌ і допіє̌у́а бурнус, хвіље̌ насу́ухівау́а одґу́осу̊в кр̌а̌таніни Пауља. Су́оњце</text:p>
      <text:p text:style-name="P4">опаду́о ніжеј. В попр̌ек сољнеј панві љеґу́и чієніє. Споза заходнієґо горизонту розешу́и с̌іє̌</text:p>
      <text:p text:style-name="P4">љініє розкр̌ичанеј барви. Барва скупіу́а с̌іє̌ в чіємни паљух обмацуя̌ци піяскі. Розпеу́зу́и с̌іє̌</text:p>
      <text:p text:style-name="P4"><text:soft-page-break/>чієніє кољору ве̌ґља і р̌е̌с̌істи опад ноци затопіу́ пустиніє̌.</text:p>
      <text:p text:style-name="P4">Ґвіязди!</text:p>
      <text:p text:style-name="P4">Впатривау́а с̌іє̌ в ніє з задарта̌ ґу́ова̌, вичувая̌ц збљіжаніє с̌іє̌ Пауља, кту̊ри по хвіљі</text:p>
      <text:p text:style-name="P4">стана̌у́ коу́о нієј. Пустинна ноц зоґнісковау́а с̌іє̌ ку ґу̊р̌е справіяя̌ц враженіє, же уљатуȷ̈ до</text:p>
      <text:p text:style-name="P4">ґвіязд. Чіє̌жар днія уста̌піу́. Пр̌ељотни подмух удер̌иу́ іх в твар̌е.</text:p>
      <text:p text:style-name="P4">- Нієбавем взејд̌іє пієрвши кс̌іє̌жиц - зауважиу́ Пауљ. - Саква ґотова. Уставіу́ем дуднік.</text:p>
      <text:p text:style-name="P4">Моґљібис̌ми заґіна̌ч на завше в тим пр̌едс̌іёнку пієку́а - помис̌љау́а Ј̈сс̌іка. - І нікт би с̌іє̌</text:p>
      <text:p text:style-name="P4">ніє довієд̌іяу́.</text:p>
      <text:p text:style-name="P2">Віятр ноци сипау́ стружкамі піяску, кту̊ре мускау́и ȷ̈ј твар̌, і пр̌инос̌іу́ воњ цинамону:</text:p>
      <text:p text:style-name="P4">каскада запаху̊в в чіємнощі.</text:p>
      <text:p text:style-name="P4">- Пова̌хај тиљко - одезвау́ с̌іє̌ Пауљ.</text:p>
      <text:p text:style-name="P4">- Чуȷ́ те̌ воњ навет пр̌ез фіљтр - повієд̌іяу́а. - Боґацтво. Аље чи запевні нам воде̌? Всказау́а на друґа̌ строне̌ басену. - Ніє ма там штучних с̌віятеу́.</text:p>
      <text:p text:style-name="P4">- Фремені бе̌да̌ с̌іє̌ криљі в с̌ічи за тамтимі скау́амі - одпару́.</text:p>
      <text:p text:style-name="P4">Сребрни ру̊ґ вихина̌у́ на право од ніх понад горизонт: пієрвши <text:soft-page-break/>кс̌іє̌жиц. Взніу̊су́ с̌іє̌</text:p>
      <text:p text:style-name="P4">указуя̌ц очом вираз́ни візерунек ду́оні на свеј повієр̌хні. Ј̈сс̌іка запатр̌иу́а с̌іє̌</text:p>
      <text:p text:style-name="P4">в обявіёна̌ в пос̌віячіє біяу́а̌ сребр̌истощ піяску.</text:p>
      <text:p text:style-name="P4">- Дуднік осад̌іу́ем в најдаљшим зака̌тку щељіни - ознајміу́ Пауљ. - Як запаље̌ ȷ̈ґо љонт,</text:p>
      <text:p text:style-name="P4">зостаніє нам тр̌ид̌ієщі мінут.</text:p>
      <text:p text:style-name="P4">- Тр̌ид̌ієщі мінут?</text:p>
      <text:p text:style-name="P4">- Нім зачніє пр̌изивач... червія.</text:p>
      <text:p text:style-name="P4">- Ох! Ј̈стем ґотова до дроґі.</text:p>
      <text:p text:style-name="P4">Одшеду́; су́ишау́а, як посува с̌іє̌ з повротем в ґу́а̌б щељіни. Ноц ȷ̈ст тунељем - помис̌љау́а</text:p>
      <text:p text:style-name="P4">- щељіна̌ в ютро... о іље пісане нам яќс̌ ютро. - Потр̌а̌сне̌у́а ґу́ова̌. - Ска̌д с̌іє̌ у мніє взіє̌у́и</text:p>
      <text:p text:style-name="P4">таќ чарне мис̌љі? З моім вишкољенієм стач мніє на віє̌цеј.</text:p>
      <text:p text:style-name="P4">Вру̊чіу́ Пауљ, подя̌у́ сакве̌ і рушиу́ пр̌одем в ду̊у́ до пієрвшеј видми, ґд̌іє пр̌истана̌у́</text:p>
      <text:p text:style-name="P4">насу́ухуя̌ц, аж доґоніу́а ґо матка. Су́ишау́ ȷ̈ј чіхе надејщіе і обоȷ́тне - зіярнко по зіярнку капаніє д̌ьвіє̌ку: приватни код пустині ґу́оша̌ци ȷ̈ј ву́асна̌ міяре̌ безпієчењства.</text:p>
      <text:p text:style-name="P4">- Мус̌іми іщ нієритмічніє - р̌еку́ Пауљ і пр̌ивоу́ау́ вспомнієніє људ̌і пр̌емієр̌ая̌цих</text:p>
      <text:p text:style-name="P4">піяскі... зару̊вно з образу̊в <text:soft-page-break/>пр̌ишу́ощі, як і р̌ечивісте. - Зобач, як я то робіє̌ - повієд̌іяу́.</text:p>
      <text:p text:style-name="P4">- Так Фремені ходза̌ по піяску.</text:p>
      <text:p text:style-name="P4">Вишеду́ на сток повієтр̌ни і пову́у̊ча̌ц ноґамі рушиу́ у́уќм видми. Ј̈сс̌іка обсервовау́а</text:p>
      <text:p text:style-name="P4">пієрвше д̌ієс̌іє̌ч кроку̊в Пауља, нім пода̌жиу́а за нім нас̌љадуя̌ц те рухи. Достр̌еґау́а іх сенс:</text:p>
      <text:p text:style-name="P4">то мус̌і бр̌мієч як натураљне пр̌емієщаніє с̌іє̌ піяску... як віятр. Љеч міє̌с̌ніє броніу́и с̌іє̌</text:p>
      <text:p text:style-name="P4">пр̌ечівко тему нієнатураљнему, у́аманему ритмові: чу́ап... шур... шур... чу́ап... чу́ап... стоп...</text:p>
      <text:p text:style-name="P4">шур... чу́ап. Час розснуу́ с̌іє̌ воку̊у́ ніх. Скаљна щіана якби с̌іє̌ ніє пр̌ибљіжау́а. Та за пљецамі</text:p>
      <text:p text:style-name="P4">надаљ стерчау́а под нієбо.</text:p>
      <text:p text:style-name="P4">У́уп! У́уп! У́уп! У́уп!</text:p>
      <text:p text:style-name="P4">То бе̌бнієніє доход̌іу́о з урвіска за іх пљецамі.</text:p>
      <text:p text:style-name="P4">- Дуднік - сикна̌у́ Пауљ.</text:p>
      <text:p text:style-name="P4">У́омотаніє ніє уставау́о, аж з трудем заче̌у́о ім пр̌иход̌іч уніканіє теґо ритму ве</text:p>
      <text:p text:style-name="P4">ву́асних кроках.</text:p>
      <text:p text:style-name="P4">У́уп... у́уп... у́уп... у́уп...</text:p>
      <text:p text:style-name="P4">Посуваљі с̌іє̌ в заљанеј кс̌іє̌жицовим бљасќм міс̌іє встр̌а̌санеј овим ґу́ухим</text:p>
      <text:p text:style-name="P2">дуднієнієм. В ду̊у́ і в ґу̊ре̌ пр̌ез осипуя̌це с̌іє̌ видми: чу́ап... шур... <text:soft-page-break/>стоп... чу́ап. По</text:p>
      <text:p text:style-name="P4">ґрошковим піяску точа̌цим с̌іє̌ под іх стопамі: шур... стоп... стоп... чу́ап. І пр̌ез цау́и час</text:p>
      <text:p text:style-name="P4">іх уши насу́ухівау́и певнеґо нієповтар̌аљнеґо шмеру. Д̌ьвіє̌к тен розпоча̌у́ с̌іє̌ так чіхо, же</text:p>
      <text:p text:style-name="P4">ќди іх дољечіяу́, заґу́ушаљі ґо шуранієм ну̊ґ. Аље нарастау́... цораз ґу́ос̌нієјши... од заходу.</text:p>
      <text:p text:style-name="P4">У́уп... у́уп... у́уп... у́уп... - ваљіу́ дуднік. Сик випеу́ніяу́ ноц за німі. Машеруя̌ц одвру̊чіљі ґу́ови</text:p>
      <text:p text:style-name="P4">і ујр̌ељі копієц пољуя̌цеґо червія.</text:p>
      <text:p text:style-name="P4">- Ід̌ь даљеј - вишептау́ Пауљ. - Ніє оґља̌дај с̌іє̌.</text:p>
      <text:p text:style-name="P4">Зґр̌итљіви одґу́ос фурії бухна̌у́ з опущоних пр̌ез ніх скаљних чієні. Му́у̊ца̌ца љавіна</text:p>
      <text:p text:style-name="P4">гау́асу.</text:p>
      <text:p text:style-name="P4">- Ід̌ь даљеј - повту̊р̌иу́ Пауљ.</text:p>
      <text:p text:style-name="P4">Достр̌еґу́, же ос̌ія̌ґне̌љі ніє означони пункт, в кту̊рим двіє скаљне щіани - ȷ̈дна пр̌ед,</text:p>
      <text:p text:style-name="P4">а друґа за німі - видавау́и с̌іє̌ ȷ̈днаково одљеґу́е. І чія̌ґље за іх пљецамі ово ху́останіє,</text:p>
      <text:p text:style-name="P4">вщіеку́е дарчіє скау́ пр̌енікау́о ноц. Посуваљі с̌іє̌ даљеј і даљеј, і даљеј... Міє̌с̌ніє ос̌ія̌ґне̌у́и стан</text:p>
      <text:p text:style-name="P4">механічнеґо бу̊љу, кту̊ри здавау́ с̌іє̌ ніє мієч коњца, љеч Пауљ зауважиу́, же скарпа мар̌ењ</text:p>
      <text:p text:style-name="P4"><text:soft-page-break/>вистр̌ељіу́а вижеј пр̌ед німі.</text:p>
      <text:p text:style-name="P4">Ј̈сс̌іка порушау́а с̌іє̌ в пру̊жні ву́аснеј концентрацї, зе с̌віядомощіа̌, же виу́а̌чніє с̌іу́а вољі</text:p>
      <text:p text:style-name="P4">подтр̌имуȷ̈ ȷ̈ј крокі. Сухощ в устах справіяу́а бу̊љ, аље одґу́оси з тиу́у розвієвау́и вшељка̌</text:p>
      <text:p text:style-name="P4">над̌ієȷ́ на посту̊ј і у́ик з ќшені у́овних фіљтрфрака. У́уп... у́уп... Кољејни вибух шау́у і дуднік</text:p>
      <text:p text:style-name="P4">заміљку́. Чіша!</text:p>
      <text:p text:style-name="P4">- Шибчієј - вишептау́ Пауљ.</text:p>
      <text:p text:style-name="P4">Ківне̌у́а ґу́ова̌ вієдза̌ц, же он ніє від̌і теґо ґесту, ȷ̈днак мус̌іяу́а потвієрд̌іч сама собіє</text:p>
      <text:p text:style-name="P4">якімс̌ д̌іяу́анієм, же тр̌еба зажа̌дач ȷ̈ще віє̌цеј од обчія̌жоних юж до остатніх ґраніц</text:p>
      <text:p text:style-name="P4">міє̌с̌ні...</text:p>
      <text:p text:style-name="P4">Скаљна щіана обієцуя̌ца шгронієніє виросу́а пр̌ед німі міє̌дзи ґвіяздамі і Пауљ достр̌еґу́</text:p>
      <text:p text:style-name="P4">пу́аска̌ у́ахе̌ піяску чія̌ґна̌ца̌ с̌іє̌ у ȷ̈ј подну̊жа. Вшеду́ на нія̌, поткна̌у́ с̌іє̌ зе зме̌ченія,</text:p>
      <text:p text:style-name="P4">одрухово виставіу́ ноґе̌, би зу́апач ру̊вноваґе̌. Резонуя̌це дуднієніє затр̌е̌су́о піясќм</text:p>
      <text:p text:style-name="P4">вокоу́о. Пауљ заточиу́ с̌іє̌ два крокі в бок. Буум! Буум!</text:p>
      <text:p text:style-name="P4">- Ґрая̌ци піясек! - засичау́а Ј̈сс̌іка.</text:p>
      <text:p text:style-name="P4">Пауљ одзискау́ ру̊вноваґе̌. Розбієґаним спојр̌енієм оміу̊ту́ <text:soft-page-break/>піясек под ноґамі і скаљне</text:p>
      <text:p text:style-name="P4">урвіско може двієщіе метру̊в даљеј. За пљецамі усу́ишау́ сик: якби віятру, як везбранеј фаљі</text:p>
      <text:p text:style-name="P4">там, ґд̌іє води ніє биу́о.</text:p>
      <text:p text:style-name="P4">- Бієґієм! - кр̌икне̌у́а Ј̈сс̌іка. - Бієґієм, Пауљ!</text:p>
      <text:p text:style-name="P4">Побієґљі.</text:p>
      <text:p text:style-name="P4">Бе̌бнієніє ґр̌міяу́о под іх стопамі. Вкру̊тце випадљі на жвір. Бієґ пр̌иніу̊су́ хвіљова̌</text:p>
      <text:p text:style-name="P4">уљґе̌ міє̌с̌ніём, збољау́им од обцеј ім, нієритмічнеј праци. То биу́а акця, кту̊ра ніє вимаґау́а</text:p>
      <text:p text:style-name="P4">уд̌іяу́у розуму. Вистарчиу́ ритм. Љеч піясек і жвір віє̌жіу́и стопи, зас̌ сиченіє надчія̌ґая̌цеґо</text:p>
      <text:p text:style-name="P2">червія нарастау́о воку̊у́ ніх як бур̌а. Ј̈сс̌іка упаду́а на кољана. Ј̈дине, о чим моґу́а мис̌љеч,</text:p>
      <text:p text:style-name="P4">то биу́о вичерпаніє, д̌ьвіє̌к, і пр̌ераженіє. Пауљ подервау́ я̌ на ноґі. Даљеј бієґљі тр̌имая̌ц с̌іє̌</text:p>
      <text:p text:style-name="P4">за ре̌це. З піяску пр̌ед німі стерчау́а чієнка жерд̌ь. Міне̌љі я̌, достр̌еґљі друґа̌. Умису́ Ј̈сс̌ікі</text:p>
      <text:p text:style-name="P4">здоу́ау́ зареȷ̈стровач те жерд̌іє, як юж зостау́и в тиље. Ј̈ще ȷ̈дна жерд̌ь - надґризіёна пр̌ез</text:p>
      <text:p text:style-name="P4">віятр антена - виставау́а зе шпари в скаље. І ȷ̈ще ȷ̈дна.</text:p>
      <text:p text:style-name="P4">Скау́а!</text:p>
      <text:p text:style-name="P4">Вичуу́а я̌ стопамі, ґди знікна̌у́ опу̊р <text:soft-page-break/>поду́ожа, і дознау́а пр̌ипу́иву с̌іу́ на певнієјшеј</text:p>
      <text:p text:style-name="P4">навієр̌хні.</text:p>
      <text:p text:style-name="P4">В пр̌ед̌іє ґу́е̌бока розпадљіна чія̌ґне̌у́а с̌іє̌ піёновим чієнієм в ґу̊ре̌ урвіска. Попе̌д̌іљі ку</text:p>
      <text:p text:style-name="P4">нієј, вчісне̌љі с̌іє̌ в ва̌скі отву̊р. Одґу́ос пр̌ејщіа червія урвау́ с̌іє̌ за іх пљецамі. Ј̈сс̌іка і Пауљ</text:p>
      <text:p text:style-name="P4">одвру̊чіљі с̌іє̌ виґља̌дая̌ц на пустиніє̌.</text:p>
      <text:p text:style-name="P4">Там, ґд̌іє зачинау́и с̌іє̌ видми, може о піє̌чд̌ієс̌ія̌т метру̊в од ніх, у подну̊жа скаљнеј</text:p>
      <text:p text:style-name="P4">пљажи, з пустині взбіу́ с̌іє̌ сребрношари у́ук с̌ља̌ц љавіне̌ піяху і пиу́у на вшистќ строни. Взніу̊су́</text:p>
      <text:p text:style-name="P4">с̌іє̌ вижеј, аж пр̌ибрау́ постач ґіґантичнеј тропія̌цеј ґе̌би. Ујр̌ељі чарна̌, окра̌ґу́а̌ д̌іюре̌</text:p>
      <text:p text:style-name="P4">з поу́искуя̌цимі в у́уніє кс̌іє̌жица остр̌амі. Ґе̌ба подпеу́зу́а ку ва̌сќј щељініє, в кту̊реј</text:p>
      <text:p text:style-name="P4">заљеґљі Пауљ з Ј̈сс̌іка̌. Запах цинамону бухна̌у́ ім в ноздр̌а. Бљаск кс̌іє̌жицови заміґотау́ на</text:p>
      <text:p text:style-name="P4">зе̌бах з криштау́у. Вієљка паща коу́исау́а с̌іє̌ в пр̌у̊д і в тиу́.</text:p>
      <text:p text:style-name="P4">Пауљ встр̌имау́ оддех. Ј̈сс̌іка скуљіу́а с̌іє̌, патр̌а̌ц в осу́упієнію. Цау́и сву̊ј куншт Бене</text:p>
      <text:p text:style-name="P4">Ґессеріт ву́ожиу́а в зду́авієніє <text:soft-page-break/>пієрвотних ље̌ку̊в, поскромієніє захованеј в паміє̌чі раси</text:p>
      <text:p text:style-name="P4">ґрожа̌цеј обу́е̌дем трвоґі. Пауљ пр̌еживау́ родзај унієс̌ієнія. В кту̊римс̌ з остатніх моменту̊в</text:p>
      <text:p text:style-name="P4">міна̌у́ барієре̌ часу і знаљазу́ с̌іє̌ на мнієј знаним територіюм. Вичувау́ пр̌ед соба̌ чіємнощ,</text:p>
      <text:p text:style-name="P4">ніц ніє явіу́о с̌іє̌ пр̌ед ȷ̈ґо вевне̌тр̌ним оќм. Так, якби кту̊рис̌ кољејни крок поґра̌жиу́ ґо</text:p>
      <text:p text:style-name="P4">в студні... аљбо в дољініє фаљі, ска̌д ніє відач пр̌ишу́ощі. Краёбраз уљеґу́ ґрунтовнему</text:p>
      <text:p text:style-name="P4">пр̌емієщенію. Дознаніє часочіємнощі заміяст поражіч ґо, надау́о супер пр̌испієшеніє ȷ̈ґо</text:p>
      <text:p text:style-name="P4">позостау́им змису́ом. Зорієнтовау́ с̌іє̌, же в каждим досте̌пним му виміяр̌е постр̌еґа ово</text:p>
      <text:p text:style-name="P4">цос̌, цо в поґоні за нім встау́о ту з піяску. Паща теґо чеґос̌ міяу́а окоу́о ос̌іємд̌ієс̌іє̌чію</text:p>
      <text:p text:style-name="P4">метру̊в с̌редніци... на ȷ̈ј обр̌ежу љс̌ніу́и криштау́ове зе̌би о виґіє̌тим кштау́чіє крисножи... мієх</text:p>
      <text:p text:style-name="P4">дишау́ цинамонем... уљотнимі аљдегидамі... квасамі...</text:p>
      <text:p text:style-name="P4">Черв пр̌есу́оніу́ бљаск кс̌іє̌жица шоруя̌ц о скау́и понад німі. Дещ дробних камієні</text:p>
      <text:p text:style-name="P4">і піяску посипау́ с̌іє̌ до чіяснеј крију̊вкі. Пауљ вчісна̌у́ матке̌ <text:soft-page-break/>ґу́е̌бієј.</text:p>
      <text:p text:style-name="P4">Цинамон! Та воњ заљевау́а ґо. Цо черв ма вспу̊љнеґо з пр̌иправа̌, з мељанжем? - задау́</text:p>
      <text:p text:style-name="P4">собіє питаніє. І пр̌ипомніяу́о му с̌іє̌, як Љієтові - Кинесові вимкне̌у́а с̌іє̌ мґљіста аљузя до</text:p>
      <text:p text:style-name="P4">певнеґо звія̌зку червія з пр̌иправа̌.</text:p>
      <text:p text:style-name="P4">У́убуду! - В право од ніх нічим у́оскот бездещовеґо ґрому доходза̌ци з оддаљі.</text:p>
      <text:p text:style-name="P4">І поновніє - у́убуду!</text:p>
      <text:p text:style-name="P4">Черв вицофау́ с̌іє̌ на піясек: љежау́ там хвіље̌, ȷ̈ґо криштау́ове зе̌би пр̌е̌ду́и кс̌іє̌жицове</text:p>
      <text:p text:style-name="P2">бљаскі.</text:p>
      <text:p text:style-name="P4">У́уп! У́уп! У́уп! У́уп!</text:p>
      <text:p text:style-name="P4">Друґі дуднік! - помис̌љау́ Пауљ. Зну̊в розбе̌бніу́о с̌іє̌ ґд̌ієс̌ з права.</text:p>
      <text:p text:style-name="P4">Червія пр̌ебієґу́о држеніє. Цофна̌у́ с̌іє̌ ґу́е̌бієј в піясек. Позостау́а ȷ̈диніє паґу̊рковата</text:p>
      <text:p text:style-name="P4">кр̌ивізна як поу́ова љејка, як взноша̌ци с̌іє̌ над видмамі у́ук тунељу. Захр̌е̌щіу́ піясек.</text:p>
      <text:p text:style-name="P4">Створ̌еніє поґра̌жиу́о с̌іє̌ ȷ̈ще ґу́е̌бієј, одсте̌пуя̌ц, заврацая̌ц, стая̌ц с̌іє̌ ґр̌ивіястим копцем,</text:p>
      <text:p text:style-name="P4">кту̊ри уход̌іу́ закољем пр̌ез антикљіне̌ міє̌дзи видмамі. Пауљ вишеду́ пр̌ед крију̊вке̌ с̌љедза̌ц</text:p>
      <text:p text:style-name="P4">піяскова̌ фаље̌ одпу́ивая̌ца̌ пустковієм на зев новеґо дудніка. <text:soft-page-break/>Ј̈сс̌іка висуне̌у́а с̌іє̌ за нім,</text:p>
      <text:p text:style-name="P4">насу́ухуя̌ц.</text:p>
      <text:p text:style-name="P4">У́уп... у́уп... у́уп... у́уп... у́уп...</text:p>
      <text:p text:style-name="P4">Вкру̊тце д̌ьвіє̌к заміљку́. Пауљ одшукау́ рурке̌ в фіљтрфраку, почія̌ґна̌у́ у́ик одзисканеј води.</text:p>
      <text:p text:style-name="P4">Ј̈сс̌іка скупіу́а уваґе̌ на ȷ̈ґо чиннощіах, љеч в умис̌ље ȷ̈ј позостау́а пустка зме̌ченія</text:p>
      <text:p text:style-name="P4">і трвоґі.</text:p>
      <text:p text:style-name="P4">- Чи на певно одшеду́? - вишептау́а.</text:p>
      <text:p text:style-name="P4">- Ктос̌ ґо пр̌ивоу́ау́ - повієд̌іяу́ Пауљ. - Фремені.</text:p>
      <text:p text:style-name="P4">Чуу́а, же пр̌иход̌і до с̌ієбіє.</text:p>
      <text:p text:style-name="P4">- Биу́ такі вієљкі!</text:p>
      <text:p text:style-name="P4">- Ніє так вієљкі як тамтен, кту̊ри зґарна̌у́ наш орнітоптер.</text:p>
      <text:p text:style-name="P4">- Ј̈стес̌ певни, же то биљі Фремені?</text:p>
      <text:p text:style-name="P4">- Ужиљі дудніка.</text:p>
      <text:p text:style-name="P4">- По цо мієљіби нам помаґач?</text:p>
      <text:p text:style-name="P4">- Може ніє помаґаљі нам. Може по просту взиваљі червія.</text:p>
      <text:p text:style-name="P4">- По цо?</text:p>
      <text:p text:style-name="P4">Одповієд̌ь завісу́а на краве̌д̌і ȷ̈ґо с̌віядомощі, ніє надходза̌ц. В ґу́овіє міяу́ візȷ́,</text:p>
      <text:p text:style-name="P4">кту̊ра му с̌іє̌ кояр̌иу́а з тељескоповимі, заопатр̌онимі в гакі кіямі з іх баґажи - з „гакамі</text:p>
      <text:p text:style-name="P4">створ̌ичієља”.</text:p>
      <text:p text:style-name="P4">- По цо взиваљіби червія? - спитау́а Ј̈сс̌іка.</text:p>
      <text:p text:style-name="P4">Тхнієніє страху овіяу́о ȷ̈ґо умису́, <text:soft-page-break/>змус̌іу́о ґо до одвру̊ценія с̌іє̌ од маткі, до спојр̌енія</text:p>
      <text:p text:style-name="P4">в ґу̊ре̌ урвіска.</text:p>
      <text:p text:style-name="P4">- Знајд̌ьми љепієј дроґе̌ на щит пр̌ед с̌віяту́ем днія - всказау́ ре̌ка̌. - Тих жерд̌і, кту̊ре</text:p>
      <text:p text:style-name="P4">міне̌љіс̌ми, ȷ̈ст віє̌цеј.</text:p>
      <text:p text:style-name="P4">Патр̌а̌ц взду́уж љінії ȷ̈ґо ре̌кі достр̌еґу́а жерд̌іє - покаљечоне пр̌ез віятр знакі - і виу́овіу́а</text:p>
      <text:p text:style-name="P4">чієњ ва̌сќј пу̊у́кі вія̌цеј с̌іє̌ в розпадљініє високо над німі.</text:p>
      <text:p text:style-name="P4">- Оне визначая̌ шљак на щит урвіска - р̌еку́ Пауљ.</text:p>
      <text:p text:style-name="P4">Осад̌іу́ сакве̌ на раміёнах, дошеду́ до подстави скаљнеј пу̊у́кі і розпоча̌у́ вспіначке̌.</text:p>
      <text:p text:style-name="P4">Ј̈сс̌іка хвіље̌ маруд̌іу́а збієрая̌ц с̌іу́и, по чим рушиу́а за нім. Піє̌љі с̌іє̌ в ґу̊ре̌ іда̌ц за</text:p>
      <text:p text:style-name="P2">тичкамі жерд̌і, аж врешчіє пу̊у́ка скурчиу́а с̌іє̌ до ва̌сќґо проґу пр̌ед мрочним зау́омем</text:p>
      <text:p text:style-name="P4">коміна. Пауљ пр̌екр̌ивіу́ ґу́ове̌ і зајр̌ау́ в поґра̌жони в чіємнощі комін. Старау́ с̌іє̌ ніє мис̌љеч</text:p>
      <text:p text:style-name="P4">о ва̌ту́им опарчію дља сту̊п на чієнкім ґзимс̌іє. Ј̈дине, цо зобачиу́, то чіємнощ. Комін бієґу́</text:p>
      <text:p text:style-name="P4">в ґу̊ре̌ до щиту, ґд̌іє отвієрау́ с̌іє̌ ку ґвіяздом. Пауљ вите̌жиу́ су́ух, аље виу́овіу́ тиљко</text:p>
      <text:p text:style-name="P4">одґу́оси, якіх му̊ґу́ с̌іє̌ спод̌ієвач - <text:soft-page-break/>љеккі спу́ив піяску, овад̌іє „ґррр”, тупот яќґос̌</text:p>
      <text:p text:style-name="P4">розпе̌дзонеґо маљењќґо звієр̌а̌тка. Зґрунтовау́ ноґа̌ чіємнощ в комініє і трафіу́ на</text:p>
      <text:p text:style-name="P4">запіящони висте̌п скаљни. Повољі, цаљ по цаљу, міна̌у́ зау́ом, пр̌извау́ ґестем матке̌, би пошу́а</text:p>
      <text:p text:style-name="P4">в ȷ̈ґо с̌љади. Асекуровау́ я̌ на закре̌чіє, хвичівши за љуз́ни бр̌еґ шати. Поднієс̌љі очи на</text:p>
      <text:p text:style-name="P4">ґвіязди яр̌а̌це с̌іє̌ в обрамованію дву̊х краве̌д̌і скаљних. Пауљ від̌іяу́ матке̌ обок с̌ієбіє</text:p>
      <text:p text:style-name="P4">яко маяча̌ца̌ хвієјна̌ шарощ.</text:p>
      <text:p text:style-name="P4">- Ґдибис̌ми тиљко моґљі заризиковач с̌віяту́о - повієд̌іяу́.</text:p>
      <text:p text:style-name="P4">- Мами інне змису́и пру̊ч взроку - одпару́а.</text:p>
      <text:p text:style-name="P4">Висуна̌у́ стопе̌ пр̌ед с̌ієбіє, пр̌еніу̊су́ на нія̌ чіє̌жар чіяу́а і пру̊бовау́ щіани друґа̌ стопа̌, аж</text:p>
      <text:p text:style-name="P4">натрафіу́а на пр̌ешкоде̌. Подчія̌ґна̌у́ ноґе̌ вижеј і одкриу́ стопієњ, на кту̊ри с̌іє̌ вивіндовау́.</text:p>
      <text:p text:style-name="P4">С̌іє̌ґна̌у́ до тиу́у і одшукау́ раміє̌ маткі, шарпніє̌чієм за пу́ащ наказуя̌ц ȷ̈ј пода̌жач за соба̌.</text:p>
      <text:p text:style-name="P4">Друґі стопієњ.</text:p>
      <text:p text:style-name="P4">- Мис̌ље̌, же оне віёда̌ на сам щит - вишептау́.</text:p>
      <text:p text:style-name="P4">Пу́итќ, ру̊вне шгоди - помис̌љау́а Ј̈сс̌іка. - з певнощіа̌ д̌ієу́о ра̌к <text:soft-page-break/>људзкіх. - Однајдуя̌ц</text:p>
      <text:p text:style-name="P4">по омацку стопніє пода̌жау́а за нієвираз́ним, рухомим чієнієм Пауља. Щіани скаљне зешу́и с̌іє̌</text:p>
      <text:p text:style-name="P2">ніємаљ</text:p>
      <text:p text:style-name="P2">і очієрау́и</text:p>
      <text:p text:style-name="P2">ȷ̈ј</text:p>
      <text:p text:style-name="P2">раміёна.</text:p>
      <text:p text:style-name="P2">Стопніє</text:p>
      <text:p text:style-name="P2">коњчиу́и</text:p>
      <text:p text:style-name="P2">с̌іє̌</text:p>
      <text:p text:style-name="P2">в викутим</text:p>
      <text:p text:style-name="P2">ва̌возіє</text:p>
      <text:p text:style-name="P2">окоу́о</text:p>
      <text:p text:style-name="P4">двуд̌ієстометровеј ду́уґощі, о ру̊вним дніє, кту̊ри виход̌іу́ на пу́иткі, ска̌пани в бљаску</text:p>
      <text:p text:style-name="P4">кс̌іє̌жица басен. Пауљ вишеду́ на бр̌еґ басену.</text:p>
      <text:p text:style-name="P4">- Як ту піє̌кніє - вишептау́.</text:p>
      <text:p text:style-name="P4">Ј̈сс̌іка потрафіу́а ȷ̈диніє патр̌еч з міљча̌ца̌ апробата̌ туж зза пљецу̊в Пауља. Мімо</text:p>
      <text:p text:style-name="P4">вичерпанія, дражнія̌цих оду́у̊век, втику̊в носових і ґорсету фіљтрфрака, помімо трвоґі</text:p>
      <text:p text:style-name="P4">і бољеснеґо праґнієнія спочинку, <text:soft-page-break/>піє̌кно теґо басену очаровау́о ȷ̈ј змису́и, стау́а віє̌ц</text:p>
      <text:p text:style-name="P4">і патр̌иу́а як ур̌ечона.</text:p>
      <text:p text:style-name="P4">- Краіна з бајкі - шепна̌у́ Пауљ.</text:p>
      <text:p text:style-name="P4">Скіне̌у́а ґу́ова̌. Пр̌ед нія̌ розпощіерау́а с̌іє̌ рос̌љіннощ пустинна - кр̌еви, кактуси, дробне</text:p>
      <text:p text:style-name="P4">ке̌пкі љіщі - вшистко розедрґане в бљаску кс̌іє̌жица. Љева строна пієрщіенія урвіск биу́а</text:p>
      <text:p text:style-name="P4">чіємна, права̌ осребр̌ау́ кс̌іє̌жиц.</text:p>
      <text:p text:style-name="P4">- То мус̌і бич с̌ієд̌іба Фремену̊в - повієд̌іяу́ Пауљ.</text:p>
      <text:p text:style-name="P4">- Без људ̌і ніє пр̌ежиу́оби тутај тиље рос̌љін - зґод̌іу́а с̌іє̌.</text:p>
      <text:p text:style-name="P4">Одкорковау́а пр̌еву̊д ќшені у́овних свеґо фіљтрфрака, почія̌ґне̌у́а у́ик. Чієпу́ава, љекко</text:p>
      <text:p text:style-name="P4">чієрпка мокрощ звіљжиу́а ȷ̈ј ґарду́о. Спостр̌еґу́а, же додаȷ̈ ȷ̈ј то с̌іу́. Затичкі руркі хр̌е̌щіу́и</text:p>
      <text:p text:style-name="P4">пр̌и замиканію.</text:p>
      <text:p text:style-name="P2">Уваґе̌ Пауља пр̌ичія̌ґна̌у́ рух в доље з правеј строни на дніє оваљнеґо басену. Спојр̌ау́</text:p>
      <text:p text:style-name="P4">з ґу̊ри поміє̌дзи кр̌еви і зієљско, на піящисти кљін кс̌іє̌жицовеґо бљаску, оживіёни пр̌ез</text:p>
      <text:p text:style-name="P4">маљењќ гиц-кіц і гоп.</text:p>
      <text:p text:style-name="P4">- Миши! - сикна̌у́.</text:p>
      <text:p text:style-name="P4">Гиц-кіц-гоп! - помикау́и з чієнія до чієнія. Цос̌ безґу́ос̌ніє спаду́о пр̌ед німі міє̌дзи</text:p>
      <text:p text:style-name="P4"><text:soft-page-break/>миши. Розљеґу́ с̌іє̌ чієнкі піск, у́опот скр̌идеу́ - і відмово шари птак уљечіяу́ пр̌ез басен</text:p>
      <text:p text:style-name="P4">з маљењкім, мрочним чієнієм в шпонах.</text:p>
      <text:p text:style-name="P4">Наљежау́а с̌іє̌ нам та пр̌естроґа - помис̌љау́а Ј̈сс̌іка.</text:p>
      <text:p text:style-name="P4">Пауљ чія̌ґље впатривау́ с̌іє̌ в ґу́а̌б басену. Враз з оддехем вчія̌ґау́ цораз с̌іљнієјши, острави</text:p>
      <text:p text:style-name="P4">запах шау́вії - вонни контраљт ноци. Драпієжни птак симбољізовау́ натуре̌ теј пустині. Щіа̌ґна̌у́</text:p>
      <text:p text:style-name="P4">на басен безрух так нієвиражаљни, же правіє биу́о су́ихач, як бу́е̌кітномљечне с̌віяту́о</text:p>
      <text:p text:style-name="P4">кс̌іє̌жицове опу́ива тр̌имая̌це ту страж саґуаро і ке̌пе̌ ку́осу̊вкі. Биу́о ту яќс̌ нісќ бученіє</text:p>
      <text:p text:style-name="P4">с̌віяту́а о гармонії бард̌ієј подставовеј од яќјкољвієк музикі знанеј на ȷ̈ґо пљанечіє.</text:p>
      <text:p text:style-name="P4">- Пошукајми љепієј мієјша на розбічіє наміёту - р̌еку́. - Ютро можеми пошукач</text:p>
      <text:p text:style-name="P4">Фремену̊в, кту̊р̌и...</text:p>
      <text:p text:style-name="P4">- Тутај обци звикље жау́уя̌, же знаљез́љі Фремену̊в! - моцни, ме̌скі ґу́ос вира̌бау́ на одљев те</text:p>
      <text:p text:style-name="P4">су́ова, нівеча̌ц настру̊ј. Ґу́ос доход̌іу́ з ґу̊ри і з права. - Пру̊ше̌, ніє учієкајчіє, обци повієд̌іяу́ ґу́ос, ќди <text:soft-page-break/>Пауљ одрухово р̌учіу́ с̌іє̌ в ґу́а̌б ва̌возу. - Бієґна̌ц, змарнуȷ̈чіє тиљко</text:p>
      <text:p text:style-name="P4">воде̌ своіх чіяу́.</text:p>
      <text:p text:style-name="P4">Оні хца̌ нас на воде̌! - помис̌љау́а Ј̈сс̌іка.</text:p>
      <text:p text:style-name="P4">Зме̌ченіє випаровау́о без с̌љаду з ȷ̈ј міє̌с̌ні, кту̊ре нієпостр̌еженіє пр̌ешу́и в стан</text:p>
      <text:p text:style-name="P4">највижшеј ґотовощі. Намієр̌иу́а позицȷ́ овеґо ґу́осу, мис̌ља̌ц: Аље с̌іє̌ подкраду́. Ніц ніє</text:p>
      <text:p text:style-name="P4">су́ишау́ам. І здау́а собіє справе̌, же ву́ащічієљ ґу́осу позваља собіє ȷ̈диніє на дробне, натураљне</text:p>
      <text:p text:style-name="P4">одґу́оси пустині. Інни ґу́ос завоу́ау́ з краве̌д̌і басену по іх љевеј строніє:</text:p>
      <text:p text:style-name="P4">- Міґієм, Стіљ. Бієр̌ іх воде̌ і рушајми своя̌ дроґа̌. Нієвієље мами часу до с̌віту.</text:p>
      <text:p text:style-name="P4">Пауљ ґризу́ с̌іє̌, же страчіу́ ґу́ове̌ і пру̊бовау́ змикач, бе̌да̌ц мнієј од маткі уварунковани на</text:p>
      <text:p text:style-name="P4">реакцȷ́ в критичних моментах, же хвіља панікі сте̌піу́а ȷ̈ґо здољнощі. Застосовау́ с̌іє̌ тераз</text:p>
      <text:p text:style-name="P4">до наукі маткі: розљуз́ніу́ с̌іє̌, би з кољеі пр̌ејщ в розљуз́нієніє позорне, а насте̌пніє увіє̌жіч</text:p>
      <text:p text:style-name="P4">в міє̌с̌ніях с̌іу́е̌ як стр̌ау́ в бачіє, кту̊ри може чія̌ч в довољним ќрунку. Ніє опущіу́о ґо</text:p>
      <text:p text:style-name="P4">учучіє трвоґі, аље знау́ ȷ̈ј з́ру̊ду́о. <text:soft-page-break/>Ото биу́ с̌љепи час, жадна з від̌іяних пр̌ез нієґо</text:p>
      <text:p text:style-name="P4">пр̌ишу́ощі... і знајдоваљі с̌іє̌ в пуу́апце вс̌ру̊д д̌ікіх Фремену̊в, кту̊рих інтересовау́а</text:p>
      <text:p text:style-name="P2">виу́а̌чніє вода заварта в дву̊х ніє хроніёних тарчамі чіяу́ах.</text:p>
      <text:p text:style-name="P4">8</text:p>
      <text:p text:style-name="P4">Ова рељіґіјна адаптаця Фремену̊в љежи затем у з́ру̊деу́ теґо, цо обецніє знами</text:p>
      <text:p text:style-name="P2">яко</text:p>
      <text:p text:style-name="P2">„Фіљари</text:p>
      <text:p text:style-name="P2">Вшехс̌віята”,</text:p>
      <text:p text:style-name="P2">а чеґо</text:p>
      <text:p text:style-name="P2">вирази,</text:p>
      <text:p text:style-name="P2">доводи</text:p>
      <text:p text:style-name="P2">і пророцтва</text:p>
      <text:p text:style-name="P4">завд̌іє̌чами обецним пос̌ру̊д нас Qуізара Тафудом. Ніёса̌ нам оні</text:p>
      <text:p text:style-name="P2">зȷ̈дноченіє</text:p>
      <text:p text:style-name="P2">арракањсќј</text:p>
      <text:p text:style-name="P2">містикі,</text:p>
      <text:p text:style-name="P2">а ȷ̈ј</text:p>
      <text:p text:style-name="P2">таȷ̈мніче</text:p>
      <text:p text:style-name="P2">піє̌кно</text:p>
      <text:p text:style-name="P2"><text:soft-page-break/>учієљес̌нія</text:p>
      <text:p text:style-name="P4">взрушая̌ца музика на давних опарта засадах, љеч напіє̌тнована новим</text:p>
      <text:p text:style-name="P4">пр̌ебудзенієм. Кту̊ж ніє су́ишау́ і ніє пр̌ея̌у́ с̌іє̌ до ґу́е̌бі „Гимнем стареґо</text:p>
      <text:p text:style-name="P4">чу́овієка”?</text:p>
      <text:p text:style-name="P4">Заґу́е̌біу́ем стопи в пустиніє̌,</text:p>
      <text:p text:style-name="P4">кту̊реј міраж маміу́ як вру̊ґ.</text:p>
      <text:p text:style-name="P4">Нієсит хвау́и, хчіви нієбезпієчењств,</text:p>
      <text:p text:style-name="P4">дептау́ем горизонти аљ - Куљаб,</text:p>
      <text:p text:style-name="P4">ќди час ґу̊ри ру̊внау́</text:p>
      <text:p text:style-name="P4">хца̌ц однаљез́ч і пожреч мніє.</text:p>
      <text:p text:style-name="P4">І ујр̌ау́ем вру̊бље в љочіє хижим,</text:p>
      <text:p text:style-name="P4">с̌мієљшим од віљчих ку́у̊в.</text:p>
      <text:p text:style-name="P4">Обс̌іяду́и му́одощі меј кр̌ев.</text:p>
      <text:p text:style-name="P4">Су́ишау́ем стадо в ґау́е̌зіях,</text:p>
      <text:p text:style-name="P4">а іх шпони роздару́и мніє.</text:p>
      <text:p text:style-name="P4">з „Пр̌ебудзенія Арракіс” кс̌іє̌жнічкі Іруљан</text:p>
      <text:p text:style-name="P4">Чу́овієк пеу́зау́ по ґр̌бієчіє видми. З́д̌ьбу́о шгвитане в ос̌љепіяя̌ца̌ яснощ поу́удніёвеґо</text:p>
      <text:p text:style-name="P4">су́оњца. Міяу́ на собіє ȷ̈диніє пошарпане решткі д̌убби, ґоу́а ску̊ра виставіёна на жар у́искау́а</text:p>
      <text:p text:style-name="P4">споміє̌дзи у́ахману̊в. Каптур од пу́аща биу́ урвани, аље чу́овієк зробіу́ собіє турбан</text:p>
      <text:p text:style-name="P4">з одерванеґо паска тканіни. Стерчау́и спод нієґо космикі ву́осу̊в, ясних так як і р̌адка</text:p>
      <text:p text:style-name="P4"><text:soft-page-break/>брода, і кр̌ачасте брві. Позостау́ощі чіємнеґо барвніка под бу́е̌кітнимі в бу́е̌кічіє очамі</text:p>
      <text:p text:style-name="P4">спу́ивау́и на пољічкі. Вґнієценіє на ва̌сах і брод̌іє всказивау́о, кту̊ре̌ди рурка фіљтрфрака</text:p>
      <text:p text:style-name="P4">викрес̌љау́а сва̌ дроґе̌ міє̌дзи носем а ќшеніямі у́овнимі.</text:p>
      <text:p text:style-name="P4">Чу́овієк знієрухоміяу́ в поу́овіє дроґі пр̌ез ґрањ видми, з раміёнамі вичія̌ґніє̌тимі</text:p>
      <text:p text:style-name="P4">в ду̊у́ усувіска. Крев закр̌епу́а му в струпах на пљецах, на раміёнах і ноґах. У́ати</text:p>
      <text:p text:style-name="P4">жу̊у́тошареґо піяху пр̌иљґне̌у́и до ран. З вољна вчія̌ґна̌у́ ре̌це под с̌ієбіє, одепхна̌вши с̌іє̌</text:p>
      <text:p text:style-name="P4">стана̌у́ на ноґі і стау́ так хвієя̌ц с̌іє̌. І навет в тим правіє пр̌ипадковим д̌іяу́анію позостау́</text:p>
      <text:p text:style-name="P4">с̌љад давнеј прецизї руху.</text:p>
      <text:p text:style-name="P2">- Ј̈стем Љієт - Кинес - повієд̌іяу́, зврацая̌ц с̌іє̌ до горизонту, ґу́осем, кту̊ри биу́ храпљіва̌</text:p>
      <text:p text:style-name="P4">пародія̌ моци, яка̌ звику́ пос̌іядач.</text:p>
      <text:p text:style-name="P4">- Ј̈стем пљанетољоґієм Ј̈ґо Імперіяљнеј Високощі - вишептау́ - пљанетарним екољоґієм</text:p>
      <text:p text:style-name="P4">Арракіс. Ј̈стем ґосподар̌ем теј зіємі.</text:p>
      <text:p text:style-name="P4">Пр̌евру̊чіу́ с̌іє̌ падая̌ц боќм на заскорупіяу́а̌ повієр̌хніє̌ навієтр̌неґо Стоку. Ј̈ґо</text:p>
      <text:p text:style-name="P4">ду́оніє впіу́и с̌іє̌ безс̌іљніє в піясек.</text:p>
      <text:p text:style-name="P4"><text:soft-page-break/>Ј̈стем ґосподар̌ем теґо піяску - помис̌љау́. Здавау́ собіє справе̌, же знајдуȷ̈ с̌іє̌ на поу́и</text:p>
      <text:p text:style-name="P4">в дељіріюм, же повінієн заґр̌ебач с̌іє̌ в піясек, знаљез́ч ху́однієјша̌ дољна̌ варстве̌ і с̌іє̌ нія̌</text:p>
      <text:p text:style-name="P4">окрич. Љеч чія̌ґље чуу́ воњ зȷ̈у́чау́их пу̊у́су́одкіх естру̊в зу́ожа пр̌иправовеґо ґд̌ієс̌ под</text:p>
      <text:p text:style-name="P4">тим піясќм. Орієнтовау́ с̌іє̌ в нієбезпієчењствіє звія̌заним з тим фактем певнієј ніж</text:p>
      <text:p text:style-name="P4">якікољвієк інни Фремен. Скоро му̊ґу́ вива̌хач масе̌ препр̌иправова̌, значиу́о то, же</text:p>
      <text:p text:style-name="P4">чіс̌нієніє ґазу̊в ґу́е̌боко под піясќм збљіжау́о с̌іє̌ до ґраніци експљозї. Мус̌і учієкач з теґо</text:p>
      <text:p text:style-name="P4">мієјша. Ј̈ґо ре̌це чиніу́и су́абе, драпія̌це рухи на повієр̌хні видми. Мис̌љ міяу́ в ґу́овіє</text:p>
      <text:p text:style-name="P4">ясна̌, вираз́на̌: Правд̌іве боґацтво пљанети ткві в ȷ̈ј краёбразіє, в нашим учестніцтвіє</text:p>
      <text:p text:style-name="P4">в тим подставовим з́ру̊дље цивіљізацї - управіє рољі. І помис̌љау́, яќ то д̌івне, же ȷ̈ґо</text:p>
      <text:p text:style-name="P4">умису́, ду́уґо сконцентровани на ȷ̈дним, ніє може з теґо тору вискочич.</text:p>
      <text:p text:style-name="P4">Гарконнењши жоу́нієр̌е позоставіљі ґо тутај без води і фіљтрфрака, з мис̌ља̌, же падніє у́упем</text:p>
      <text:p text:style-name="P4"><text:soft-page-break/>червія, ȷ̈жељі ніє зау́атві теґо пустинія. Уважаљі за забавне зоставіч ґо живеґо, би умієрау́</text:p>
      <text:p text:style-name="P4">стопніёво в безособових обȷ́чіях своȷ̈ј пљанети. Гарконненом забіяніє Фремену̊в</text:p>
      <text:p text:style-name="P4">завше справіяу́о труднощ - помис̌љау́. - Ми ніє умієрами у́атво. Юж повінієнем бич мартви...</text:p>
      <text:p text:style-name="P4">бе̌де̌ нієбавем мартви... аље ніє моґе̌ пр̌естач бич екољоґієм.</text:p>
      <text:p text:style-name="P4">- Најщитнієјша̌ функця̌ екољоґії ȷ̈ст појмованіє консеквенцї.</text:p>
      <text:p text:style-name="P4">Ґу́ос встр̌а̌сна̌у́ нім, понієваж розпознау́ ґо і вієд̌іяу́, же ȷ̈ґо ву́ащічієљ ніє жиȷ̈. Наљежау́</text:p>
      <text:p text:style-name="P4">тен ґу́ос до ȷ̈ґо ојца, кту̊ри пр̌ед нім биу́ ту пљанетољоґієм - до ȷ̈ґо давно нієжия̌цеґо ојца,</text:p>
      <text:p text:style-name="P4">забітеґо подчас завау́у в Басеніє Пљастіковим.</text:p>
      <text:p text:style-name="P4">- Впаковау́ес̌ с̌іє̌ в нієзу́и біґос, сину - повієд̌іяу́ ојчієц. - Повінієнес̌ знач консеквенцȷ̈</text:p>
      <text:p text:style-name="P4">пру̊би уд̌ієљенія помоци д̌ієцку овеґо кс̌іє̌чія.</text:p>
      <text:p text:style-name="P4">Маяче̌ - помис̌љау́ Кинес. Ґу́ос видавау́ с̌іє̌ доход̌іч з права. Шоруя̌ц твар̌а̌ по піяску</text:p>
      <text:p text:style-name="P4">Кинес обејр̌ау́ с̌іє̌ в тамта̌ строне̌ - ніц поза обу́а̌ повієр̌хнія̌ видми і діябу́амі упау́у</text:p>
      <text:p text:style-name="P4">тањча̌цимі на нієј в пеу́ним жар̌е <text:soft-page-break/>су́оњца.</text:p>
      <text:p text:style-name="P4">- Ім віє̌цеј жичія вевна̌тр̌ систему, тим віє̌цеј ȷ̈ст в нім жичіёдајних зака̌тку̊в повієд̌іяу́ ȷ̈ґо ојчієц. І тераз ґу́ос добієґау́ з љева, з тиу́у.</text:p>
      <text:p text:style-name="P4">Дљачеґо он без пр̌ерви ход̌і в ку̊у́ко? - задау́ собіє питаніє Кинес. - Чи ніє хце, абим</text:p>
      <text:p text:style-name="P4">ґо зобачиу́?</text:p>
      <text:p text:style-name="P4">- Жичіє звіє̌кша здољнощ с̌родовіска до подтр̌иманія жичія - повієд̌іяу́ ојчієц. - Жичіє</text:p>
      <text:p text:style-name="P4">справія, же нієзбе̌дне ску́аднікі од̌ивче са̌ у́атвієј ос̌ія̌ґаљне. Оно вія̌же віє̌цеј енерґії</text:p>
      <text:p text:style-name="P2">в системіє попр̌ез ољбр̌иміє хемічне вія̌заніє взаȷ̈мне орґанізму з орґанізмем.</text:p>
      <text:p text:style-name="P4">Дљачеґо он без пр̌ерви ґље̌д̌і на тен сам темат? - помис̌љау́ Кинес. - Вієд̌іяу́ем о тим,</text:p>
      <text:p text:style-name="P4">занім скоњчиу́ем д̌ієс̌іє̌ч љат.</text:p>
      <text:p text:style-name="P4">Ястр̌е̌біє пустинне, щіервояди як віє̌кшощ д̌ікіх створ̌ењ теј краіни, поче̌у́и затачач</text:p>
      <text:p text:style-name="P4">над нім кре̌ґі. Кинес зобачиу́ чієњ пр̌есувая̌ци с̌іє̌ обок ȷ̈ґо ду́оні, викре̌чіу́ ґу́ове̌ ȷ̈ще</text:p>
      <text:p text:style-name="P4">бард̌ієј, би спојр̌еч в ґу̊ре̌. Птакі твор̌иу́и розмазана̌ пљаме̌ на сребрнобу́е̌кітним нієбіє одљеґу́е це̌ткі садзи шибуя̌це над ȷ̈ґо ґу́ова̌.</text:p>
      <text:p text:style-name="P4">- Ј̈стес̌ми універсаљістамі - р̌еку́ <text:soft-page-break/>ојчієц. - Ніє да с̌іє̌ пр̌епровад̌іч вираз́них под̌іяу́у̊в</text:p>
      <text:p text:style-name="P4">вс̌ру̊д пробљему̊в на скаље̌ пљанети. Пљанетољоґія ȷ̈ст наука̌ пр̌ичінанія і допасовиванія.</text:p>
      <text:p text:style-name="P4">Цо он стара с̌іє̌ мі повієд̌ієч? - комбіновау́ Кинес. - Чи ȷ̈ст якас̌ консеквенця, кту̊реј</text:p>
      <text:p text:style-name="P4">ніє уміяу́ем пр̌евід̌ієч? Ј̈ґо пољічек з повротем опаду́ на ґора̌ци піясек і Кинес вичуу́</text:p>
      <text:p text:style-name="P4">запах випаљонеј скау́и под ґазамі препр̌иправовимі. З яќґос̌ закамарка љоґікі в ȷ̈ґо</text:p>
      <text:p text:style-name="P4">му̊зґу укштау́товау́а с̌іє̌ мис̌љ: То са̌ птакі падљіножерне, те наде мна̌. Бич може кту̊рис̌ з моіх</text:p>
      <text:p text:style-name="P4">Фремену̊в зобачи ȷ̈ і пр̌ијд̌іє на звіяди.</text:p>
      <text:p text:style-name="P4">- В праци пљанетољоґа најважнієјшим інструментем са̌ істоти људзќ - повієд̌іяу́ ојчієц. Мус̌іш шер̌ич вієдзе̌ екољоґічна̌ вс̌ру̊д људ̌і. Ву́ас̌ніє по то створ̌иу́ем те̌ цау́ковічіє нова̌</text:p>
      <text:p text:style-name="P4">постач симбољікі екољоґічнеј.</text:p>
      <text:p text:style-name="P4">Повтар̌а р̌ечи, о кту̊рих му̊віу́ мі, ќди биу́ем д̌ієцќм - мис̌љау́ Кинес. Зача̌у́</text:p>
      <text:p text:style-name="P4">одчувач ху́у̊д, аље тамтен љоґічни закамарек ȷ̈ґо умису́у повієд̌іяу́ му: Су́оњце маш над</text:p>
      <text:p text:style-name="P4">ґу́ова̌. Без фіљтрфрака ȷ̈ст чі <text:soft-page-break/>ґора̌цо; су́оњце випаља віљґоч з твеґо чіяу́а.</text:p>
      <text:p text:style-name="P4">Паљце ȷ̈ґо безрадніє вбіу́и с̌іє̌ в піясек. Ніє моґљі зоставіч мі хочби фіљтрфрака!</text:p>
      <text:p text:style-name="P4">- Обецнощ віљґочі в повієтр̌у запобієґа збит ґвау́товнему парованію живих</text:p>
      <text:p text:style-name="P4">орґанізму̊в - повієд̌іяу́ ојчієц.</text:p>
      <text:p text:style-name="P4">Дљачеґо в ку̊у́ко повтар̌а очивістощі? - здуміяу́ с̌іє̌ Кинес. Мис̌љау́ о віљґочі</text:p>
      <text:p text:style-name="P4">в повієтр̌у, о травіє покривая̌цеј те̌ видме̌... о отвартеј вод̌іє ґд̌ієс̌ поніжеј, ду́уґі qанат</text:p>
      <text:p text:style-name="P4">спу́ивая̌ци вода̌ пр̌ез пустиніє̌ і др̌ева взду́уж ȷ̈ґо бр̌еґу̊в... Ніґди ніє від̌іяу́ води под</text:p>
      <text:p text:style-name="P4">ґоу́им нієбем, з вия̌тќм іљустрацї. Отварта вода... навадніяя̌ца вода... піє̌ч тис̌іє̌ци метру̊в</text:p>
      <text:p text:style-name="P4">шещіенних води пошу́о на іриґацȷ́ ȷ̈днеґо гектара зіємі в ȷ̈дним окрес̌іє веґетацї,</text:p>
      <text:p text:style-name="P4">пр̌ипомніяу́ собіє...</text:p>
      <text:p text:style-name="P4">- Нашим пієрвшим цељем - повієд̌іяу́ ȷ̈ґо ојчієц - са̌ у́а̌кі на Арракіс. Зачнієми од</text:p>
      <text:p text:style-name="P4">змутованих, убоґіх трав. Ќди юж замкнієми віљґоч в у́а̌ках, пр̌ејд̌ієми до твор̌енія</text:p>
      <text:p text:style-name="P4">љасу̊в на вижинах, насте̌пніє пару отвартих збіёрніку̊в водних - на <text:soft-page-break/>поча̌тек нієвієљкіх</text:p>
      <text:p text:style-name="P4">і поу́ожоних на шљаках ґу́у̊вних віятру̊в, на кту̊рих то шљаках розставіми осаднікі віљґочі</text:p>
      <text:p text:style-name="P4">пр̌и одд̌ієљачах віятру, аби одебрач то, цо крадніє віятр. Мус̌іми створ̌ич правд̌іви</text:p>
      <text:p text:style-name="P4">с̌іроццо - віљґотни віятр - аље і так завше позостанієми сказані на одд̌ієљаче віятру.</text:p>
      <text:p text:style-name="P4">Як звикље мніє поуча - мис̌љау́ Кинес. - Дљачеґо он с̌іє̌ ніє замкніє? Чи ніє від̌і, же я</text:p>
      <text:p text:style-name="P2">умієрам?</text:p>
      <text:p text:style-name="P4">- І ти умр̌еш до теґо вшистќґо - повієд̌іяу́ ојчієц - ȷ̈с̌љі ніє зљезієш з теґо ба̌бља, кту̊ри</text:p>
      <text:p text:style-name="P4">в теј ву́ас̌ніє хвіљі твор̌и с̌іє̌ ґу́е̌боко под тоба̌. Он там ȷ̈ст і ти о тим вієш. Чуȷ̈ш ґази</text:p>
      <text:p text:style-name="P4">препр̌иправове. Вієш, же маљењќ створ̌ичієље зачиная̌ спущач че̌щ свеј води до</text:p>
      <text:p text:style-name="P4">маси.</text:p>
      <text:p text:style-name="P4">Мис̌љ о овеј вод̌іє под нім допровадзау́а Кинеса до шаљењства. Виображіу́ я̌ собіє тераз воде̌ одізољована̌ в варствіє пороватеј скау́и пр̌ез ску̊р̌асте пу̊у́рос̌љінне, пу̊у́звієр̌е̌це</text:p>
      <text:p text:style-name="P4">маљењќ створ̌ичієље - і ва̌зіютка̌ щељіне̌, пр̌ез кту̊ра̌ жімни струмієњ најпр̌ез́рочистшеј,</text:p>
      <text:p text:style-name="P4"><text:soft-page-break/>чистеј, пу́иннеј, коя̌цеј води пу́ина̌у́ до...</text:p>
      <text:p text:style-name="P4">Маса препр̌иправова!</text:p>
      <text:p text:style-name="P4">Вчія̌ґна̌у́ воњ зȷ̈у́чау́еј су́одичи. Запах воку̊у́ нієґо биу́ дужо бард̌ієј одур̌ая̌ци ніж</text:p>
      <text:p text:style-name="P4">попр̌едніё. Кинес д̌ьвіґна̌у́ с̌іє̌ на кољана, усу́ишау́ птас̌і піск, пос̌пієшни у́опот скр̌идеу́. То ȷ̈ст</text:p>
      <text:p text:style-name="P4">пр̌иправова пустинія - помис̌љау́. - Фремені муша̌ бич ґд̌ієс̌ в побљіжу, навет в д̌ієнним</text:p>
      <text:p text:style-name="P4">су́оњцу. З певнощіа̌ відза̌ птакі і пр̌ијда̌, би то справд̌іч.</text:p>
      <text:p text:style-name="P4">- Пр̌емієр̌аніє краёбразу ȷ̈ст жичіёва̌ конієчнощіа̌ звієр̌а̌т - повієд̌іяу́ ојчієц. - Људи</text:p>
      <text:p text:style-name="P4">кочовніче подљеґая̌ теј самеј конієчнощі. Ќрункі ве̌дру̊век одповіядая̌ фізичним</text:p>
      <text:p text:style-name="P4">потр̌ебом - води, живнощі, мінерау́у̊в. Мус̌іми контрољовач те ве̌дру̊вкі, подпор̌а̌дковач ȷ̈</text:p>
      <text:p text:style-name="P4">нашим цељом.</text:p>
      <text:p text:style-name="P4">- Замкніј с̌іє̌ старушку - вимамротау́ Кинес.</text:p>
      <text:p text:style-name="P4">- Мус̌іми зробіч на Арракіс цос̌, чеґо ніґди пр̌едтем ніє подејмовано дља цау́еј пљанети повієд̌іяу́ ојчієц. - Мус̌іми ужич чу́овієка як тву̊рчеј с̌іу́и екољоґічнеј, впровад̌іч</text:p>
      <text:p text:style-name="P4">пр̌истосоване назіємне форми жичія - ту рос̌љіна, там звієр̌е̌, у̊вд̌іє <text:soft-page-break/>чу́овієк - дља зміяни</text:p>
      <text:p text:style-name="P4">обієґу води, дља укштау́тованія краёбразу новеґо типу.</text:p>
      <text:p text:style-name="P4">- Замкніј с̌іє̌! - вихрипіяу́ Кинес.</text:p>
      <text:p text:style-name="P4">- То ќрункі ве̌дру̊век дау́и нам пієрвша̌ пошљаке̌ цо до звія̌зку червія з пр̌иправа̌ повієд̌іяу́ ојчієц.</text:p>
      <text:p text:style-name="P4">Черв - помис̌љау́ Кинес з пр̌ипу́ивем над̌ієі. - Створ̌ичієљ на певно пр̌ибе̌д̌іє, ќди</text:p>
      <text:p text:style-name="P4">тен ба̌бељ вибухніє. Аље ніє мам гаку̊в. Як можна дос̌ія̌щ оґромнеґо створ̌ичієља без</text:p>
      <text:p text:style-name="P4">гаку̊в? Чуу́, же фрустраця подкопуȷ̈ те̌ одробіне̌ с̌іу́и, яка му позостау́а. Вода так бљіско,</text:p>
      <text:p text:style-name="P4">заљедвіє зе сто метру̊в под нім; нієунікніёне пр̌ибичіє червія, а ніє ма як похвичіч ґо на</text:p>
      <text:p text:style-name="P4">повієр̌хні і викор̌истач. Кинес пр̌евру̊чіу́ с̌іє̌ на твар̌ в піясек, врацая̌ц до пу́итќґо</text:p>
      <text:p text:style-name="P4">заґу́е̌бієнія вижу́обіёнеґо, ву́аснимі рухамі. Піясек спар̌иу́ ґо в пољічек, љеч биу́о то одљеґу́е</text:p>
      <text:p text:style-name="P4">дознаніє.</text:p>
      <text:p text:style-name="P4">- Арракањсќ с̌родовіско натураљніє розвіне̌у́о с̌іє̌ в евољуцијни модељ род̌імих форм</text:p>
      <text:p text:style-name="P4">жичія - повієд̌іяу́ ојчієц. - Д̌івне бардзо, же так мау́о људ̌і ќдикољвієк одервау́о очи од</text:p>
      <text:p text:style-name="P4">пр̌иправи хочіяж на тиље, би <text:soft-page-break/>здумієч с̌іє̌ правіє ідеаљна̌ ру̊вноваґа̌ азоту - тљену і двутљенку</text:p>
      <text:p text:style-name="P2">ве̌ґља, захована̌ тутај мімо браку вієљкіх обшару̊в шати рос̌љіннеј. Від̌і с̌іє̌ ту і розуміє</text:p>
      <text:p text:style-name="P4">сфере̌ енерґетична̌ теј пљанети, процес нієубу́аґани, аље мімо вшистко процес. Ј̈ст в нім љука?</text:p>
      <text:p text:style-name="P4">Затем цос̌ те̌ љуке̌ випеу́нія. Наука ску́ада с̌іє̌ з так вієљу р̌ечи, кту̊ре видая̌ с̌іє̌ очивісте, ґди</text:p>
      <text:p text:style-name="P4">с̌іє̌ ȷ̈ вияс̌нія. Я вієд̌іяу́ем о істнієнію ту маљењќґо створ̌ичієља ду́уґо пр̌едтем, нім ґо</text:p>
      <text:p text:style-name="P4">в оґу̊ље ујр̌ау́ем.</text:p>
      <text:p text:style-name="P4">- Проше̌, пр̌естањ мніє поучач, ојче - вишептау́ Кинес.</text:p>
      <text:p text:style-name="P4">Ястр̌а̌б виља̌довау́ коу́о ȷ̈ґо вичія̌ґніє̌теј на піяску ре̌кі. Кинес від̌іяу́, як ску́ада скр̌иду́а</text:p>
      <text:p text:style-name="P4">і пр̌екр̌ивія ґу́ове̌, аби попатр̌еч на нієґо. Зебравши с̌іу́и закракау́ на птака. Ястр̌а̌б</text:p>
      <text:p text:style-name="P4">одскочиу́ на два крокі, аље пр̌ипатривау́ му с̌іє̌ надаљ.</text:p>
      <text:p text:style-name="P4">- До теј пори људ̌іє і іх д̌ієу́а биу́и хороба̌ повієр̌хні пљанет - повієд̌іяу́ ојчієц. - Натура</text:p>
      <text:p text:style-name="P4">да̌жи до усуніє̌чія хороби, до усуніє̌чія ȷ̈ј ба̌д̌ь одізољованія, до ву́а̌ченія в систем на сву̊ј</text:p>
      <text:p text:style-name="P4">ву́асни спосу̊б.</text:p>
      <text:p text:style-name="P4"><text:soft-page-break/>Ястр̌а̌б спущіу́ ґу́ове̌, розпостару́ і зу́ожиу́ скр̌иду́а. Пр̌еніу̊су́ уваґе̌ на вичія̌ґніє̌та̌ ре̌ке̌.</text:p>
      <text:p text:style-name="P4">Кинес одкриу́, же ніє ма юж с̌іу́и на нієґо закракач.</text:p>
      <text:p text:style-name="P4">- Гісторични систем взаȷ̈мнеј ґрабієжи і виніщанія коњчи с̌іє̌ ту на Арракіс повієд̌іяу́ ојчієц. - Ніє можна в нієскоњчонощ кращ вшистќґо, чеґо с̌іє̌ потр̌ебуȷ̈, ніє</text:p>
      <text:p text:style-name="P4">зврацая̌ц уваґі на тих, цо пр̌ијда̌ по нас. Фізичне ву́ащівощі пљанети впісуя̌ с̌іє̌ в ȷ̈ј</text:p>
      <text:p text:style-name="P4">гісторіє̌ ґосподарча̌ і пољітична̌. Мами те̌ гісторіє̌ под носем, віє̌ц наша дроґа ȷ̈ст очивіста.</text:p>
      <text:p text:style-name="P4">Ніґди ніє уміяу́ повстр̌имач с̌іє̌ од поучанія - мис̌љау́ Кинес. - Поучау́, поучау́, поучау́ завше поучау́. Ястр̌а̌б скочиу́ бљіжеј, на крок од вичія̌ґніє̌теј ре̌кі Кинеса, пр̌екр̌ивіу́ ґу́ове̌</text:p>
      <text:p text:style-name="P4">најпієрв в ȷ̈дна̌ строне̌, потем в друґа̌, пр̌иґља̌дая̌ц с̌іє̌ уважніє одкритему чіяу́у.</text:p>
      <text:p text:style-name="P4">- Арракіс ȷ̈ст пљанета̌ ȷ̈днеґо пљону - повієд̌іяу́ ојчієц. - Ј̈ден пљон. Тиље цо на утр̌иманіє</text:p>
      <text:p text:style-name="P4">кљаси пануя̌цеј, кту̊ра жиȷ̈ так, як жиу́и те кљаси ве вшисткіх епоках, подчас ґди</text:p>
      <text:p text:style-name="P4">пу̊у́чу́овієча р̌еша пу̊у́нієвољніку̊в еґзистуȷ̈ на с̌мієтніку. Те р̌еше і тен <text:soft-page-break/>с̌мієтнік са̌</text:p>
      <text:p text:style-name="P4">в центрум нашеј уваґі. Са̌ вієље бард̌ієј вартощіове, ніж ќдикољвієк подејр̌евано.</text:p>
      <text:p text:style-name="P4">- Скрес̌љам чіє̌, ојче - вишептау́ Кинес. - Одејд̌ь.</text:p>
      <text:p text:style-name="P4">І помис̌љау́: з певнощіа̌ муша̌ бич нієдаљеко яцис̌ Фремені. Ніє моґа̌ ніє зобачич птаку̊в</text:p>
      <text:p text:style-name="P4">наде мна̌. Пр̌ијда̌ на звіяди хочіяжби тиљко дља справдзенія; чи ȷ̈ст тутај досте̌пна віљґоч.</text:p>
      <text:p text:style-name="P4">- Р̌еше Арракіс довієдза̌ с̌іє̌, же наша праца ма споводовач, би зіємія спу́ине̌у́а вода̌ повієд̌іяу́ ојчієц. - Віє̌кшощ очивіщіе бе̌д̌іє міяу́а ȷ̈диніє на поу́и містичне виображеніє,</text:p>
      <text:p text:style-name="P4">як замієр̌ами теґо доконач. Вієљу, ніє розумієя̌ц заґаднієнія нієпр̌екрачаљнеґо стосунку</text:p>
      <text:p text:style-name="P4">мас, може навет са̌д̌іч, же спровад̌іми воде̌ з яќјс̌ іннеј обфітуя̌цеј в нія̌ пљанети.</text:p>
      <text:p text:style-name="P4">Позву̊љми ім мис̌љеч, цо ім с̌іє̌ живніє подоба, допу̊кі вієр̌а̌ в нас.</text:p>
      <text:p text:style-name="P4">Зараз встане̌ і повієм му, цо я о нім мис̌ље̌ - збунтовау́ с̌іє̌ Кинес. - Стоі там і пероруȷ̈,</text:p>
      <text:p text:style-name="P4">заміяст пр̌ијщ мі з помоца̌. Птак виконау́ насте̌пни подскок ку вичія̌ґніє̌теј ре̌це Кинеса.</text:p>
      <text:p text:style-name="P4">Ј̈ще два ястр̌е̌біє спу́ине̌у́и до нієґо <text:soft-page-break/>в ду̊у́ на піясек.</text:p>
      <text:p text:style-name="P2">- Рељіґія і право вс̌ру̊д наших р̌еш муша̌ бич ȷ̈дним - повієд̌іяу́ ојчієц. - Акт</text:p>
      <text:p text:style-name="P4">нієпосу́ушењства мус̌і бич ґр̌ехем і спровадзач кари рељіґіјне. То пр̌инієс̌іє подву̊јна̌</text:p>
      <text:p text:style-name="P4">кор̌ищ умацніяя̌ц зару̊вно посу́ушењство, як і д̌ієљнощ. Мус̌іми, розумієш, пољеґач ніє</text:p>
      <text:p text:style-name="P4">тиље на д̌ієљнощі ȷ̈дностек, цо на д̌ієљнощі цау́еј попуљацї.</text:p>
      <text:p text:style-name="P4">Ґд̌іє ȷ̈ст моя попуљаця тераз, ќди ȷ̈ј најбард̌ієј потр̌ебуȷ́? - помис̌љау́ Кинес. Ву́ожиу́</text:p>
      <text:p text:style-name="P4">вшистќ своȷ̈ с̌іу́и в пр̌есуніє̌чіє ре̌кі о центиметр в строне̌ најбљіжшеґо ястр̌е̌бія. Птак</text:p>
      <text:p text:style-name="P4">одскочиу́ до тиу́у поміє̌дзи своіх компану̊в і вшистќ знієрухоміяу́и ґотове до одљоту.</text:p>
      <text:p text:style-name="P4">- Наш проґрам отр̌има статус зявіска натураљнеґо - повієд̌іяу́ ојчієц. - Жичіє пљанети то</text:p>
      <text:p text:style-name="P4">розљеґу́а, чіясно спљечіёна тканіна. На поча̌тку бе̌д̌ієми маніпуљовач чисто фізичнимі</text:p>
      <text:p text:style-name="P4">с̌іу́амі, кту̊ре окрес̌ља̌ зміяни ботанічне і зоољоґічне. Ј̈днак по окр̌епніє̌чію те наше</text:p>
      <text:p text:style-name="P4">пр̌еображенія стана̌ с̌іє̌ контрољуя̌цимі чиннікамі своіх ву́асних одд̌іяу́ивањ і з німі теж</text:p>
      <text:p text:style-name="P4"><text:soft-page-break/>бе̌д̌ієми мус̌ієљі собіє рад̌іч. Ніє запомінај ȷ̈днак, же вистарчи нам контроља над тр̌ема</text:p>
      <text:p text:style-name="P4">процентамі повієр̌хні еквієнерґетичнеј - заљедвіє тр̌ема процентамі - би пр̌еставіч цау́а̌</text:p>
      <text:p text:style-name="P4">структуре̌ на наш самовистарчаљни систем.</text:p>
      <text:p text:style-name="P4">Дљачеґо ти мі ніє помаґаш? - ґу́овіу́ с̌іє̌ Кинес. - Завше то само: ќди чіє̌ најбард̌ієј</text:p>
      <text:p text:style-name="P4">потр̌ебуȷ́, втеди завод̌іш. Цгчіяу́ обру̊чіч ґу́ове̌, здепримовач стареґо спојр̌енієм. Міє̌с̌ніє</text:p>
      <text:p text:style-name="P4">ніє усу́ухау́и вољі. Кинес зобачиу́, же ястр̌а̌б с̌іє̌ поруша. Збљіжау́ с̌іє̌ до ре̌кі крочек по</text:p>
      <text:p text:style-name="P4">крочку, подчас ґди ȷ̈ґо брачія очеківаљі з удавана̌ обоȷ́тнощіа̌. Ястр̌а̌б пр̌истана̌у́</text:p>
      <text:p text:style-name="P4">заљедвіє на скок од ре̌кі. Нієзмієрна яснощ випеу́ніу́а умису́ Кинеса. Зупеу́ніє</text:p>
      <text:p text:style-name="P4">нієспод̌ієваніє ујр̌ау́ потенцяљне можљівощі Арракіс, якіх ȷ̈ґо ојчієц ніґди ніє достр̌еґау́.</text:p>
      <text:p text:style-name="P4">Можљівощі теј іннеј дроґі розсадзау́и ґо.</text:p>
      <text:p text:style-name="P4">- Ніє ма потворнієјшеґо нієще̌щіа дља твоіх људ̌і ніж попащ в ре̌це Богатера - р̌еку́</text:p>
      <text:p text:style-name="P4">ȷ̈ґо ојчієц.</text:p>
      <text:p text:style-name="P4">Чита в моіх мис̌љах! - занієпокоіу́ <text:soft-page-break/>с̌іє̌ Кинес. - В пор̌а̌дку... цо мі там. Юж пошу́и</text:p>
      <text:p text:style-name="P4">віядомощі до мих с̌ічових осад. Ніц іх ніє затр̌има. Ј̈с̌љі син кс̌іє̌чія жиȷ̈, оні ґо</text:p>
      <text:p text:style-name="P4">однајда̌ і обронія̌, як розказау́ем. Бич може одр̌уца̌ те̌ кобієте̌, ȷ̈ґо матке̌, аље уратуя̌ ху́опца.</text:p>
      <text:p text:style-name="P4">Ястр̌а̌б зробіу́ ȷ̈ден скок, кту̊ри пр̌ивіу̊ду́ ґо на одљеґу́ощ д̌іёбніє̌чія до ре̌кі Кинеса.</text:p>
      <text:p text:style-name="P4">Пр̌екр̌ивіу́ у́еб бадая̌ц нієрухаве чіяу́о. Випростовау́ с̌іє̌ наґље, вичія̌ґна̌у́ шиȷ́ до ґу̊ри і з</text:p>
      <text:p text:style-name="P4">вр̌асќм взбіу́ с̌іє̌ в повієтр̌е понад ґу́ова̌ чу́овієка і одпу́ина̌у́ віражем, а за нім ȷ̈ґо</text:p>
      <text:p text:style-name="P4">товар̌ише.</text:p>
      <text:p text:style-name="P4">Пр̌ишљі! - помис̌љау́ Кинес. - Моі Фремені знаљез́љі мніє!</text:p>
      <text:p text:style-name="P4">По чим усу́ишау́ дуднієніє піяску.</text:p>
      <text:p text:style-name="P4">Кажди Фремен знау́ тен д̌ьвіє̌к і потрафіу́ ґо натихміяст одру̊жніч од одґу́осу̊в черві чи</text:p>
      <text:p text:style-name="P4">вшељќґо жичія пустині. Ґд̌ієс̌ под нім маса препр̌иправова закумуљовау́а досич води</text:p>
      <text:p text:style-name="P4">і субстанцї орґанічнеј маљењкіх створ̌ичієљі, ос̌ія̌ґая̌ц критични стан бур̌љівеґо взросту.</text:p>
      <text:p text:style-name="P4">Ґіґантични ба̌бељ двутљенку ве̌ґља формовау́ с̌іє̌ в ґу́е̌бі піяску і д̌ьвіґау́ до ґу̊ри в ољбр̌имім</text:p>
      <text:p text:style-name="P2"><text:soft-page-break/>вибуху з љеёватим вірем пиу́у в самим с̌родку. Вимієні то, цо уформовау́о с̌іє̌ в ґу́е̌бі</text:p>
      <text:p text:style-name="P4">піяску, на то, цо биу́о на повієр̌хні. В ґу̊р̌е коу́овау́и ястр̌е̌біє вивр̌аскуя̌ц своȷ̈</text:p>
      <text:p text:style-name="P4">розчарованіє. Вієд̌іяу́и, цо с̌іє̌ д̌ієȷ̈. Кажде пустинне створ̌еніє би вієд̌іяу́о. А я ȷ̈стем</text:p>
      <text:p text:style-name="P4">пустинним створ̌енієм - помис̌љау́ Кинес. - Від̌іш мніє, ојче? Ј̈стем пустинним</text:p>
      <text:p text:style-name="P4">створ̌енієм.</text:p>
      <text:p text:style-name="P4">Почуу́, як ба̌бељ ґо унос̌і, пе̌ка і порива в љеј пиу́овеґо віру, би щіа̌ґна̌ч на ду̊у́ в ху́одна̌</text:p>
      <text:p text:style-name="P4">чіємнощ. На хвіље̌ учучіє ху́оду і віљґочі пр̌иніёсу́о бу́оґосу́авіёна̌ уљґе̌. І втеди, ґди</text:p>
      <text:p text:style-name="P4">ву́асна пљанета забіяу́а ґо, Кинесові пр̌ишу́о на мис̌љ, же ојчієц і цау́а решта учоних миља̌ с̌іє̌,</text:p>
      <text:p text:style-name="P4">же најтрваљшимі засадамі вшехс̌віята са̌ пр̌ипадек і бу́а̌д. Навет ястр̌е̌біє потрафіу́и здач</text:p>
      <text:p text:style-name="P2">собіє справе̌ з тих факту̊в.</text:p>
      <text:p text:style-name="P4">9</text:p>
      <text:p text:style-name="P4">Пророцтво, а відзеніє пр̌ишу́ощі - як ту ȷ̈ справд̌іч ніє біёра̌ц под уваґе̌</text:p>
      <text:p text:style-name="P4">питањ без одповієд̌і? Розважчіє: <text:soft-page-break/>іље ȷ̈ст фактичнеј знаёмощі пр̌ишу́еґо</text:p>
      <text:p text:style-name="P4">„кштау́ту фаљі” (як Муад’Діб звику́ окрес̌љач сва̌ пророча̌ візȷ́), а на іље</text:p>
      <text:p text:style-name="P4">пророк кштау́туȷ̈ пр̌ишу́ощ, би пасовау́а до пророцтва? Цо з вевне̌тр̌на̌</text:p>
      <text:p text:style-name="P4">гармонія̌ акту пророцтва? Чи пророк від̌і пр̌ишу́ощ, чи ȷ̈ј су́аби пункт,</text:p>
      <text:p text:style-name="P4">устерке̌ аљбо пе̌кніє̌те мієјше, в кту̊рим су́овем ба̌д̌ь децизя̌ може я̌</text:p>
      <text:p text:style-name="P4">розтр̌аскач так, як шљіфієр̌ діяменту̊в розу́упуȷ̈ сву̊ј кљејнот удер̌енієм</text:p>
      <text:p text:style-name="P4">ножа?</text:p>
      <text:p text:style-name="P4">„Медитацȷ̈ інтимне о Муад’Дібіє” кс̌іє̌жнічкі Іруљан</text:p>
      <text:p text:style-name="P4">„Забієр̌ іх воде̌” - повієд̌іяу́ ме̌жчизна воу́ая̌ци з ґу́е̌бі ноци. І Пауљ поскромівши</text:p>
      <text:p text:style-name="P4">сву̊ј страх зеркна̌у́ на матке̌. Ј̈ґо вичвічоне око достр̌еґу́о в нієј ґотовощ до ваљкі міє̌с̌ніє спокојне, як напіє̌та чіє̌чіва у́уку.</text:p>
      <text:p text:style-name="P4">- Шкода биу́оби, ґдибис̌ми мус̌ієљі зґу́ад̌іч вас на почеканію - повієд̌іяу́ з ґу̊ри ґу́ос.</text:p>
      <text:p text:style-name="P4">Тен, цо пр̌ему̊віу́ до нас пієрвши - мис̌љау́а Ј̈сс̌іка. - Ј̈ст іх пр̌инајмнієј дву̊х, ȷ̈ден</text:p>
      <text:p text:style-name="P4">з нашеј правеј строни, друґі з љевеј.</text:p>
      <text:p text:style-name="P4"><text:soft-page-break/>- Чіґноро гробоса сукарес гін манґе ља пхаґаиас доі ме камавас на бесљс љеље паљ гробас!</text:p>
      <text:p text:style-name="P4">Так воу́ау́ пр̌ез басен тен з права. Дља Пауља су́ова становіу́и шварґот, љеч д̌іє̌кі</text:p>
      <text:p text:style-name="P4">вишкољенію Бене Ґессеріт Ј̈сс̌іка розпознау́а мове̌. То биу́ Цгакобса, ȷ̈ден з прадавних</text:p>
      <text:p text:style-name="P4">ȷ́зику̊в у́овієцкіх, і чу́овієк над німі му̊віу́, же бич може то са̌ чі обци, кту̊рих оні шукая̌.</text:p>
      <text:p text:style-name="P4">В наґу́еј чіши, яка наста̌піу́а по воу́анію, кра̌ґу́а як обре̌ч твар̌ друґієґо кс̌іє̌жица пр̌еточиу́а</text:p>
      <text:p text:style-name="P4">с̌іє̌ по скау́ах з друґієј строни басену, ясна і бадавча, кољору љекко побу́е̌кітніяу́еј кощі.</text:p>
      <text:p text:style-name="P4">Одґу́оси пр̌ед̌ієранія с̌іє̌ дољечіяу́и спос̌ру̊д скау́. Над німі з обу строн... чіємнощ порушау́а с̌іє̌</text:p>
      <text:p text:style-name="P4">в бљаску кс̌іє̌жица. Вієље сиљветек пр̌епу́ине̌у́о вс̌ру̊д чієні. Цау́и одд̌іяу́! - Пауљ почуу́ наґу́е</text:p>
      <text:p text:style-name="P4">уку́учіє. Пр̌ед Ј̈сс̌іка̌ стана̌у́ високі ме̌жчизна в це̌ткованим бурнус̌іє. Овієвке̌ уст одсуна̌у́</text:p>
      <text:p text:style-name="P4">на бок, би му̊віч вираз́нієј, указуя̌ц ȷ̈дночес̌ніє ґе̌ста̌ броде̌ в бочним с̌вієтље кс̌іє̌жица,</text:p>
      <text:p text:style-name="P4">љеч ȷ̈ґо твар̌ і очи криу́и с̌іє̌ в ґу́е̌бі каптура.</text:p>
      <text:p text:style-name="P4">- Цо ми ту мами, д̌іна чи чу́овієка? - <text:soft-page-break/>запитау́.</text:p>
      <text:p text:style-name="P4">Су́иша̌ц щера̌ кпіне̌ в ȷ̈ґо ґу́ос̌іє Ј̈сс̌іка позвољіу́а собіє на ісќрке̌ над̌ієі. То биу́ ґу́ос</text:p>
      <text:p text:style-name="P4">ву́адзи, ґу́ос, кту̊ри пієрвши пр̌иправіу́ іх о встр̌а̌с, зачепіяя̌ц пос̌ру̊д ноци.</text:p>
      <text:p text:style-name="P4">- Зау́оже̌ с̌іє̌, же чу́овієка - повієд̌іяу́ ме̌жчизна.</text:p>
      <text:p text:style-name="P4">Ј̈сс̌іка вичуу́а рачеј, ніж зобачиу́а, ну̊ж укрити в фау́д̌іє ȷ̈ґо шати. На хвіље̌ обуд̌іу́ с̌іє̌</text:p>
      <text:p text:style-name="P4">в нієј ґор̌кі жаљ, же ані она, ані Пауљ ніє мая̌ тарч.</text:p>
      <text:p text:style-name="P2">- Чи потрафічіє в додатку му̊віч? - запитау́ ме̌жчизна.</text:p>
      <text:p text:style-name="P4">В своȷ̈ј поставіє і ґу́ос̌іє Ј̈сс̌іка завару́а цау́а̌ кру̊љевска̌ виніёсу́ощ, яка̌ диспоновау́а.</text:p>
      <text:p text:style-name="P4">Час наґљіу́, аље за мау́о су́ишау́а теґо чу́овієка і ніє биу́а певна, чи зда̌жиу́а зареȷ̈стровач ȷ̈ґо</text:p>
      <text:p text:style-name="P4">особовощ і су́абощі.</text:p>
      <text:p text:style-name="P4">- Кто наход̌і нас по ноци як р̌ежімієшкі? - запитау́а.</text:p>
      <text:p text:style-name="P4">Ґу́ова в каптур̌е бурнуса здрад̌іу́а ґвау́товним скре̌тем напіє̌чіє, кту̊ре усте̌пуя̌ц повољі</text:p>
      <text:p text:style-name="P4">вієље уявніяу́о. Тен чу́овієк пановау́ над соба̌ досконаље.</text:p>
      <text:p text:style-name="P4">Пауљ одсуна̌у́ с̌іє̌ од маткі, жеби розд̌ієљіч іх на два цеље і дач каждему віє̌кше поље</text:p>
      <text:p text:style-name="P4"><text:soft-page-break/>д̌іяу́анія. Закаптур̌она ґу́ова обру̊чіу́а с̌іє̌ за рухем Пауља виставіяя̌ц тру̊јка̌т твар̌и на</text:p>
      <text:p text:style-name="P4">с̌віяту́о кс̌іє̌жица. Ј̈сс̌іка достр̌еґу́а остри нос і поу́искљіве око - чіємне, якже чіємне око, без</text:p>
      <text:p text:style-name="P4">с̌љаду біяу́ка - кр̌ачаста̌ брев і задарти ва̌с.</text:p>
      <text:p text:style-name="P4">- Обієцуя̌це щеніє̌ - повієд̌іяу́ ме̌жчизна. - Ј̈с̌љі учієкачіє пр̌ед Гарконненамі, бич</text:p>
      <text:p text:style-name="P4">може ȷ̈стещіе міље від̌іяні вс̌ру̊д нас. Як то ȷ̈ст, ху́опче?</text:p>
      <text:p text:style-name="P4">Пауљ бу́искавічніє зважиу́ в мис̌љі шансе̌: Подсте̌п? Правда? Тр̌еба биу́о децидовач</text:p>
      <text:p text:style-name="P4">натихміяст.</text:p>
      <text:p text:style-name="P4">- Дљачеґо мієљібищіе міље від̌ієч учієкінієру̊в? - запитау́.</text:p>
      <text:p text:style-name="P4">- Д̌ієцко, кту̊ре мис̌љі і му̊ві як ме̌жчизна - повієд̌іяу́ високі Фремен. - Так... но віє̌ц</text:p>
      <text:p text:style-name="P4">одповіядая̌ц на твоȷ̈ питаніє, му̊ј му́оди ваљі, я ȷ̈стем тим, кту̊ри ніє пу́ачі фаі, даніни води</text:p>
      <text:p text:style-name="P4">Гарконненом. Дљатеґо ву́ас̌ніє му̊ґу́бим міље від̌ієч учієкінієра.</text:p>
      <text:p text:style-name="P4">Он віє, кім ȷ̈стес̌ми - помис̌љау́ Пауљ. - В ȷ̈ґо ґу́ос̌іє ȷ̈ст пр̌еміљченіє.</text:p>
      <text:p text:style-name="P4">- Ј̈стем Стіљґар, Фремен - р̌еку́ високі ме̌жчизна. - Чи то чі розвія̌зуȷ̈ ȷ́зик, ху́опче?</text:p>
      <text:p text:style-name="P4">Тен сам ґу́ос - мис̌љау́ Пауљ. І <text:soft-page-break/>пр̌ипомніяу́ собіє нараде̌ і теґо чу́овієка пошукуя̌цеґо чіяу́а</text:p>
      <text:p text:style-name="P4">замордованеґо пр̌ез Гарконнену̊в пр̌иячієља.</text:p>
      <text:p text:style-name="P4">- Знам чіє̌, Стіљґар̌е - повієд̌іяу́ Пауљ. - Биу́ем з ојцем на зебранію Ради, ќди пр̌ибиу́ес̌</text:p>
      <text:p text:style-name="P4">по воде̌ своȷ̈ґо пр̌иячієља. Забрау́ес̌ зе соба̌ чу́овієка моȷ̈ґо ојца, Дунцана Ідаго,</text:p>
      <text:p text:style-name="P4">в рамах виміяни пр̌иячіу̊у́.</text:p>
      <text:p text:style-name="P4">- А Ідаго, пор̌учівши нас, вру̊чіу́ до свеґо кс̌іє̌чія - р̌еку́ Стіљґар.</text:p>
      <text:p text:style-name="P4">Ј̈сс̌іка усу́ишау́а чієњ урази в ȷ̈ґо тоніє і пр̌иґотовау́а с̌іє̌ на атак. Ґу́ос зе скау́ над німі</text:p>
      <text:p text:style-name="P4">завоу́ау́:</text:p>
      <text:p text:style-name="P4">- Марнуȷ̈ми ту час, Стіљ.</text:p>
      <text:p text:style-name="P4">- То ȷ̈ст син кс̌іє̌чія - варкна̌у́ Стіљґар.- З певнощіа̌ ȷ̈ст тим, коґо Љієт казау́ нам шукач.</text:p>
      <text:p text:style-name="P4">- Аље... то д̌ієцко, Стіљ.</text:p>
      <text:p text:style-name="P4">- Кс̌ія̌же̌ биу́ ме̌жчизна̌, а тен ху́опак ужиу́ дудніка - повієд̌іяу́ Стіљґар. - Доконау́</text:p>
      <text:p text:style-name="P4">одважнеґо пр̌ејщіа на шљаку сгаі - гуљуда.</text:p>
      <text:p text:style-name="P4">І Ј̈сс̌іка усу́ишау́а, як виу́а̌ча я̌ зе своіх мис̌љі. Чи видау́ юж вирок?</text:p>
      <text:p text:style-name="P4">- Ніє мами часу на пру̊бе̌ - запротестовау́ ґу́ос на ґу̊р̌е.</text:p>
      <text:p text:style-name="P2">- Ј̈днак он може бич Љісанем аљ - Ґаібем - повієд̌іяу́ Стіљґар.</text:p>
      <text:p text:style-name="P4"><text:soft-page-break/>Он чека на омен! - помис̌љау́а Ј̈сс̌іка.</text:p>
      <text:p text:style-name="P4">- Љеч та кобієта... - зауважиу́ ґу́ос.</text:p>
      <text:p text:style-name="P4">Ј̈сс̌іка спре̌жиу́а с̌іє̌ на ново. В тамтим ґу́ос̌іє биу́а с̌мієрч.</text:p>
      <text:p text:style-name="P4">- Так, та кобієта - повту̊р̌иу́ Стіљґар. - І ȷ̈ј вода.</text:p>
      <text:p text:style-name="P4">- Знаш право - повієд̌іяу́ ґу́ос зе скау́. - Чі, цо ніє моґа̌ жич з пустинія̌...</text:p>
      <text:p text:style-name="P4">- Чіхо ба̌д̌ь - р̌еку́ Стіљґар. - Часи с̌іє̌ змієніяя̌.</text:p>
      <text:p text:style-name="P4">- Чи Љієт так розказау́? - запитау́ ґу́ос зе скау́.</text:p>
      <text:p text:style-name="P4">- Су́ишау́ес̌ ґу́ос чієљаґо, Д̌аміс - повієд̌іяу́ Стіљґар. - Дљачеґо мніє попе̌дзаш?</text:p>
      <text:p text:style-name="P4">Чієљаґо? - помис̌љау́а Ј̈сс̌іка. Кључ ȷ́зикови отвієрау́ шероќ поље розумієнія: то биу́</text:p>
      <text:p text:style-name="P4">ȷ́зик Іљм і Фіqг, а чієљаґо значиу́о „нієтопер̌”, мау́и ссак љатая̌ци. „Ґу́ос чієљаґо”: отр̌имаљі</text:p>
      <text:p text:style-name="P4">дистрансова̌ віядомощ, би пошуківач Пауља і ȷ̈ј.</text:p>
      <text:p text:style-name="P4">- Я тиљко пр̌ипомінам чі о твоіх обовія̌зках, пр̌иячієљу Стіљґар̌е - повієд̌іяу́ ґу́ос над</text:p>
      <text:p text:style-name="P4">іх ґу́овамі.</text:p>
      <text:p text:style-name="P4">- Моім обовія̌зќм ȷ̈ст с̌іу́а пљемієнія - р̌еку́ Стіљґар. - То му̊ј ȷ̈дини обовія̌зек. Нікт ніє</text:p>
      <text:p text:style-name="P4">мус̌і мі о нім пр̌ипомінач. То д̌ієцко - <text:soft-page-break/>ме̌жчизна мніє інтересуȷ̈. Ма пеу́не чіяу́о. Жиу́ дужа̌</text:p>
      <text:p text:style-name="P4">іљощіа̌ води. Жиу́ з даља од ојца Су́оњца. Ніє ма спојр̌енія ібада. А ȷ̈днак ніє му̊ві ані ніє</text:p>
      <text:p text:style-name="P4">заховуȷ̈ с̌іє̌ як херљак з панві. Так само як ȷ̈ґо ојчієц. Як то можљіве?</text:p>
      <text:p text:style-name="P4">- Ніє можеми ту стерчеч спієрая̌ц с̌іє̌ пр̌ез цау́а̌ ноц - повієд̌іяу́ ґу́ос зе скау́. - Ј̈с̌љі</text:p>
      <text:p text:style-name="P4">патрољ...</text:p>
      <text:p text:style-name="P4">- Друґі раз ніє повієм чі, абис̌ биу́ чіхо, Д̌аміс - р̌еку́ Стіљґар.</text:p>
      <text:p text:style-name="P4">Чу́овієк над німі уміљку́, љеч Ј̈сс̌іка усу́ишау́а, як рушиу́ с̌іє̌ з мієјша, сусем пр̌есад̌іу́</text:p>
      <text:p text:style-name="P4">ва̌ву̊з і пр̌ед̌ієра с̌іє̌ в ду̊у́ на дно басену в љево од ніх.</text:p>
      <text:p text:style-name="P4">- Ґу́ос чієљаґо дау́ нам до зрозумієнія, же уратованіє вас обојґа бе̌д̌іє з кор̌ищіа̌ дља нас</text:p>
      <text:p text:style-name="P4">- повієд̌іяу́ Стіљґар. - Відзе̌ шансе̌ дља теґо с̌іљнеґо ху́опца - ме̌жчизни: ȷ̈ст му́оди і може с̌іє̌</text:p>
      <text:p text:style-name="P4">научич. Аље цо з тоба̌, кобієто? - Вљепіу́ спојр̌еніє в Ј̈сс̌іке̌.</text:p>
      <text:p text:style-name="P4">Мам юж зареȷ̈стровани ȷ̈ґо ґу́ос і архетип - мис̌љау́а Ј̈сс̌іка. - Моґу́абим</text:p>
      <text:p text:style-name="P4">подпор̌а̌дковач ґо собіє Су́овем, аље то с̌іљни чу́овієк... значніє віє̌цеј дља нас варт в пеу́ні</text:p>
      <text:p text:style-name="P4">ву́адз умису́ових і з пеу́на̌ свобода̌ <text:soft-page-break/>д̌іяу́анія. Зобачими.</text:p>
      <text:p text:style-name="P4">- Ј̈стем матка̌ теґо ху́опца - повієд̌іяу́а. - Ј̈ґо с̌іу́а, кту̊ра̌ под̌івіяш, ȷ̈ст в че̌щі</text:p>
      <text:p text:style-name="P4">виніќм меґо шкољенія.</text:p>
      <text:p text:style-name="P4">- С̌іу́а кобієти потрафі бич нієзмієрна - р̌еку́ Стіљґар. - З певнощіа̌ така ȷ̈ст в Матце</text:p>
      <text:p text:style-name="P4">Вієљебнеј. Чи ȷ̈стес̌ Матка̌ Вієљебна̌?</text:p>
      <text:p text:style-name="P4">Ј̈сс̌іка одповієд̌іяу́а щер̌е, одку́адая̌ц хвіљово на бок імпљікацȷ̈ теґо питанія.</text:p>
      <text:p text:style-name="P4">- Ніє.</text:p>
      <text:p text:style-name="P4">- Чи ȷ̈стес̌ вишкољона в звичаях пустині?</text:p>
      <text:p text:style-name="P2">- Ніє, аље вієљу узнаȷ̈ моȷ̈ шкољеніє за ценне.</text:p>
      <text:p text:style-name="P4">- Ми самі оценіями вартощ - повієд̌іяу́ Стіљґар.</text:p>
      <text:p text:style-name="P4">- Кажди чу́овієк ма право до ву́асних са̌ду̊в.</text:p>
      <text:p text:style-name="P4">- Добр̌е, же о тим вієш - р̌еку́ Стіљґар. - Ми ніє мами тутај часу на випру̊бованіє чієбіє,</text:p>
      <text:p text:style-name="P4">кобієто. Розумієш? Ніє хцеми, аби тву̊ј чієњ нас пр̌ес̌љадовау́. Забіёре̌ ху́опца - ме̌жчизне̌,</text:p>
      <text:p text:style-name="P4">твеґо сина, кту̊ри отр̌има моя̌ ре̌којміє̌ і азиљ в моім пљемієнію. Аље цо до чієбіє, кобієто...</text:p>
      <text:p text:style-name="P4">розумієш, же ніє ма в тим ніц особістеґо? То ȷ̈ст право, істісљаг, <text:soft-page-break/>дља добра оґу̊у́у. Чи то ніє</text:p>
      <text:p text:style-name="P4">вистарча?</text:p>
      <text:p text:style-name="P4">Пауљ поста̌піу́ пу̊у́ кроку в пр̌у̊д.</text:p>
      <text:p text:style-name="P4">- О чим ти му̊віш?</text:p>
      <text:p text:style-name="P4">Стіљґар р̌учіу́ оќм на Пауља, аље ніє одврацау́ уваґі од Ј̈сс̌ікі.</text:p>
      <text:p text:style-name="P4">- О іље ніє зостау́ас̌ ґор̌еј вишкољона од д̌ієцка, би жич тутај, моґу́абис̌ щіа̌ґна̌ч зґубе̌ на</text:p>
      <text:p text:style-name="P4">цау́е пљеміє̌. Таќ ȷ̈ст право і ніє можеми д̌ьвіґач безужитечних...</text:p>
      <text:p text:style-name="P4">Ј̈сс̌іка розпоче̌у́а акцȷ́ хиљенієм с̌іє̌ ку зіємі, зводнічим омдљенієм. Аж с̌іє̌ прос̌іу́о, би</text:p>
      <text:p text:style-name="P4">то ву́ас̌ніє зробіу́ міє̌ккі зас̌віятовієц, зас̌ р̌ечи очивісте опу̊з́ніяя̌ реакцȷ́ пр̌ечівніка.</text:p>
      <text:p text:style-name="P4">Інтерпретаця р̌ечи знанеј забієра хвіље̌ часу, ќди р̌еч та демаскуȷ̈ с̌іє̌ яко ніє знана.</text:p>
      <text:p text:style-name="P4">Змієніу́а ќрунек в хвіљі, ґди опаду́о му праве раміє̌, напровадзая̌ц ну̊ж в фау́дах</text:p>
      <text:p text:style-name="P4">бурнуса на ȷ̈ј нова̌ позицȷ́. Обру̊т, с̌міґніє̌чіє раміён Ј̈сс̌ікі, завірованіє спља̌таних шат і пр̌ивару́а пљецамі до скау́и з унієрухоміёним ме̌жчизна̌ пр̌ед соба̌.</text:p>
      <text:p text:style-name="P4">На пієрвше дрґнієніє маткі Пауљ цофна̌у́ с̌іє̌ два крокі. Скочиу́ в чієњ, ґди заатаковау́а. На</text:p>
      <text:p text:style-name="P4">дродзе виру̊су́ му бродати ме̌жчизна, похиљони љекко в <text:soft-page-break/>випад̌іє, з якімс̌ с̌мієрчіёнос̌ним</text:p>
      <text:p text:style-name="P4">нар̌е̌д̌ієм в ре̌ку. Випростована̌ ду́онія̌ Пауљ д̌іёбна̌у́ ґо кру̊тко под мостек, зшеду́ боќм</text:p>
      <text:p text:style-name="P4">з љінії і ра̌бна̌у́ в подставе̌ чашкі, позбавіяя̌ц ме̌жчизне̌ оре̌жа, ќди падау́. А в насте̌пнеј</text:p>
      <text:p text:style-name="P4">хвіљі биу́ юж под осу́она̌ чієнія і пія̌у́ с̌іє̌ на ґу̊ре̌ вс̌ру̊д скау́, заткна̌вши здобична̌ броњ за</text:p>
      <text:p text:style-name="P4">шарфе̌ на бр̌уху. Розпознау́ я̌ мімо обцеґо кштау́ту - броњ міётая̌ца - і то повієд̌іяу́о му</text:p>
      <text:p text:style-name="P4">вієље о тим мієјшу ȷ̈ще раз потвієрдзая̌ц, же тарче ніє биу́и тутај в ужичію.</text:p>
      <text:p text:style-name="P4">Скупія̌ с̌іє̌ на матце і тамтим Фацечіє, Стіљґар̌е. Она собіє з нім порад̌і. Я муше̌ зая̌ч</text:p>
      <text:p text:style-name="P4">доґодне, безпієчне становіско, з кту̊реґо зашахуȷ́ іх і створ̌е̌ ȷ̈ј оказȷ́ до учієчкі. На</text:p>
      <text:p text:style-name="P4">скау́ах вокоу́о заȷ́чау́и почіскі. Ј̈ден мусна̌у́ ȷ̈ґо шате̌. Пр̌ечісна̌вши с̌іє̌ за висте̌п скаљни</text:p>
      <text:p text:style-name="P4">Пауљ знаљазу́ с̌іє̌ в ва̌скім, піёновим комініє і центиметр по центиметр̌е зача̌у́ посувач с̌іє̌</text:p>
      <text:p text:style-name="P4">в ґу̊ре̌, пљецамі запарти о ȷ̈дна̌ щіане̌, ноґамі о друґа̌, повољі, најчішеј, як уміяу́. Дољечіяу́о</text:p>
      <text:p text:style-name="P4">до нієґо ехо рику Стіљґара:</text:p>
      <text:p text:style-name="P4">- Врацач, вши ґљістоґу́ове! Скре̌чі <text:soft-page-break/>мі карк, як с̌іє̌ ніє цофнієчіє!</text:p>
      <text:p text:style-name="P4">Ґу́ос з ґу́е̌бі басену ознајміу́:</text:p>
      <text:p text:style-name="P4">- Цгу́опієц звіяу́. Стіљ. Цо мами...</text:p>
      <text:p text:style-name="P4">- Ясне, же звіяу́, ви піяскому̊зґіє... Ууух! Спокојніє, кобієто!</text:p>
      <text:p text:style-name="P2">- Каж ім пр̌ервач пољованіє на моȷ̈ґо сина - повієд̌іяу́а Ј̈сс̌іка.</text:p>
      <text:p text:style-name="P4">- Пр̌ерваљі, кобієто. Учієку́, так як хчіяу́ас̌. Дљачеґо ніє повієд̌іяу́ас̌, же ȷ̈стес̌ маґічна̌</text:p>
      <text:p text:style-name="P4">кобієта̌ і воёвніќм?</text:p>
      <text:p text:style-name="P4">- Каж своім људ̌іём одста̌піч - повієд̌іяу́а Ј̈сс̌іка. - Каз́ ім вијщ до басену, ґд̌іє моґе̌</text:p>
      <text:p text:style-name="P4">іх мієч на оку... і љепієј, жебис̌ мис̌љау́, же вієм іљу іх ȷ̈ст.</text:p>
      <text:p text:style-name="P4">То дељікатни момент - розважау́а - аље ȷ̈с̌љі тен чу́овієк ȷ̈ст так бистри, на яќґо мі</text:p>
      <text:p text:style-name="P4">виґља̌да, мами шансе̌.</text:p>
      <text:p text:style-name="P4">Пауљ вивіндовау́ с̌іє̌ на ґу̊ре̌, знаљазу́ ва̌ска̌ пу̊у́ке̌, на кту̊реј му̊ґу́ с̌іє̌ опр̌еч і обсервовач</text:p>
      <text:p text:style-name="P4">басен. Дошеду́ ґо ґу́ос Стіљґара:</text:p>
      <text:p text:style-name="P4">- А ȷ̈с̌љі одму̊віє̌? Як можеш... у-у-ух! Дај споку̊ј! Ніє хцеми чіє̌ скр̌ивд̌іч тераз.</text:p>
      <text:p text:style-name="P4">Вієљќ боґі! Скоро потрафіш то зробіч з најс̌іљнієјшим з нас, ȷ̈стес̌ варта д̌ієс̌іє̌ч рази віє̌цеј,</text:p>
      <text:p text:style-name="P4">ніж важи твоя вода.</text:p>
      <text:p text:style-name="P4">Кољеј на пру̊бе̌ розуму - помис̌љау́а Ј̈сс̌іка.</text:p>
      <text:p text:style-name="P4"><text:soft-page-break/>- Допитуȷ̈чіє с̌іє̌ о Љісана аљ - Ґаіба - повієд̌іяу́а.</text:p>
      <text:p text:style-name="P4">- Може ȷ̈стещіе та̌ род̌іна̌ з љеґенди - љеч я увієр̌е̌ в то по пр̌епровадзенію пру̊би. Тераз</text:p>
      <text:p text:style-name="P4">вієм ȷ̈диніє, же пр̌ибиу́ас̌ тутај з тим ґу́упім кс̌іє̌чієм, кту̊ри... Аїіїі! Кобієто! Ніє дбам о то,</text:p>
      <text:p text:style-name="P4">чи мніє забіȷ̈ш! Биу́ ґод̌ієн шацунку і д̌ієљни, аље ґу́упіё зробіу́ стая̌ц напр̌ечів</text:p>
      <text:p text:style-name="P4">гарконнењсќј піє̌щі!</text:p>
      <text:p text:style-name="P4">Чіша. По хвіљі Ј̈сс̌іка повієд̌іяу́а:</text:p>
      <text:p text:style-name="P4">- Он ніє міяу́ вибору, аље ніє бе̌д̌ієми с̌іє̌ о то спієрач. Повієдз но тему своȷ̈му</text:p>
      <text:p text:style-name="P4">чу́овієкові, цо с̌іє̌ криȷ̈ за кр̌аќм, жеби ве мніє ніє цељовау́, бо увољніє̌ вшехс̌віят од</text:p>
      <text:p text:style-name="P4">твоȷ̈ј особи, а потем забіёре̌ с̌іє̌ до нієґо.</text:p>
      <text:p text:style-name="P4">- Ти там! - рикна̌у́ Стіљґар. - Посу́ухај ȷ̈ј!</text:p>
      <text:p text:style-name="P4">- Аље, Стіљ...</text:p>
      <text:p text:style-name="P4">- Посу́ухај ȷ̈ј, робача ґе̌бо, пеу́зая̌це, піяскому̊зґіє ґу̊вно ящурче! Посу́ухај, бо сам</text:p>
      <text:p text:style-name="P4">ȷ̈ј помоґе̌ випруч чі фљакі! Ніє від̌іш, цо та кобієта ȷ̈ст варта?</text:p>
      <text:p text:style-name="P4">Ме̌жчизна под кр̌аќм вихиљіу́ с̌іє̌ зе свеґо че̌щіовеґо укричія, опущіу́ броњ.</text:p>
      <text:p text:style-name="P4">- Усу́ухау́ - повієд̌іяу́ Стіљґар.</text:p>
      <text:p text:style-name="P4"><text:soft-page-break/>- Тераз - р̌еку́а Ј̈сс̌іка - виту́умач ясно своім људ̌іём, чеґо спод̌ієваш с̌іє̌ по мніє.</text:p>
      <text:p text:style-name="P4">Ніє хце̌, аби якас̌ му́ода, ґора̌ца ґу́ова зробіу́а нієрозважни крок.</text:p>
      <text:p text:style-name="P4">- Ќди с̌іє̌ закрадами до вс̌і і міяст, мус̌іми масковач своȷ̈ походзеніє, мієшач с̌іє̌</text:p>
      <text:p text:style-name="P4">з људ̌ьмі панві і ґрабен - повієд̌іяу́ Стіљґар. - Ніє нос̌іми жаднеј броні, яко же крисну̊ж ȷ̈ст</text:p>
      <text:p text:style-name="P4">с̌віє̌ти. Љеч ти, кобієто, ти пос̌іядаш маґічне умієȷ́тнощі ваљкі. Ми ȷ̈диніє су́ишељіс̌ми</text:p>
      <text:p text:style-name="P4">о ніх і вієљу в ніє пова̌тпієвау́о, аље нікт ніє може ва̌тпіч в то, цо від̌і на ву́асне очи.</text:p>
      <text:p text:style-name="P4">Поконау́ас̌ узброёнеґо Фремена. То ȷ̈ст броњ, яќј жадна ревізя ніє викриȷ̈.</text:p>
      <text:p text:style-name="P4">Трафіяя̌це до пр̌еконанія су́ова Стіљґара вивоу́ау́и порушеніє.</text:p>
      <text:p text:style-name="P2">- А ȷ̈жељі зґодзе̌ с̌іє̌ научич вас теґо... маґічнеґо способу?</text:p>
      <text:p text:style-name="P4">- Маш моя̌ ре̌којміє̌, так як і тву̊ј син.</text:p>
      <text:p text:style-name="P4">- Ска̌д мами мієч певнощ, же дотр̌имаш обієтніци?</text:p>
      <text:p text:style-name="P4">В ґу́ос̌іє Стіљґара осу́абу́ нієцо тон љоґічнеј арґументацї, побр̌мієвау́а в нім зядљівощ.</text:p>
      <text:p text:style-name="P4">- Тутај, кобієто, ніє мами папієру на умови. Ніє ску́адами обієтніц <text:soft-page-break/>вієчорем, би ȷ̈</text:p>
      <text:p text:style-name="P4">у́амач о с̌вічіє. Су́ово чу́овієка вистарча за умове̌. Яко пр̌иву̊дца мих људ̌і звія̌зау́ем</text:p>
      <text:p text:style-name="P4">іх с̌љубем своȷ̈ґо су́ова. Науч нас теґо маґічнеґо способу, а зискаш вс̌ру̊д нас азиљ на так</text:p>
      <text:p text:style-name="P4">ду́уґо, допу̊кі зехцеш. Твоя вода змієша с̌іє̌ з наша̌ вода̌.</text:p>
      <text:p text:style-name="P4">- Можеш му̊віч в імієнію вшисткіх Фремену̊в? - запитау́а Ј̈сс̌іка.</text:p>
      <text:p text:style-name="P4">- З часем може так с̌іє̌ станіє. На разіє тиљко му̊ј брат, Љієт, пр̌емавія в імієнію</text:p>
      <text:p text:style-name="P4">вшисткіх Фремену̊в. Тутај обієцуȷ́ ȷ̈диніє дотр̌имач таȷ̈мніци. Моі људ̌іє ніє повієдза̌</text:p>
      <text:p text:style-name="P4">о вас жаднеј іннеј с̌ічи. Гарконненовіє вру̊чіљі на Діюне̌ в вієљќј љічбіє, а тву̊ј кс̌ія̌же̌ ніє</text:p>
      <text:p text:style-name="P4">жиȷ̈. Му̊ві с̌іє̌, же обоȷ̈ зґіне̌љіщіе в матце самуміє. У́овца ніє тропі мартвеј звієр̌ини.</text:p>
      <text:p text:style-name="P4">В тим ȷ̈ст безпієчењство - мис̌љау́а Ј̈сс̌іка. - Аље чі људ̌іє мая̌ добра̌ у́а̌чнощ і можна</text:p>
      <text:p text:style-name="P4">пр̌еказач віядомощ.</text:p>
      <text:p text:style-name="P4">- Домис̌љам с̌іє̌, же визначоно на нас наґроде̌ - повієд̌іяу́а.</text:p>
      <text:p text:style-name="P4">Стіљґар міљчау́, а она вичувая̌ц пр̌емієщенія ȷ̈ґо міє̌с̌ні под своімі ду́оњмі моґу́а</text:p>
      <text:p text:style-name="P4">ніємаљ дојр̌еч мис̌љі важа̌це с̌іє̌ в <text:soft-page-break/>ȷ̈ґо ґу́овіє. Нієбавем повієд̌іяу́:</text:p>
      <text:p text:style-name="P4">- Повту̊р̌е̌ то раз ȷ̈ще: с̌љубовау́ем су́овем пљемієнія. Моі људ̌іє зная̌ тераз ваша̌</text:p>
      <text:p text:style-name="P4">вартощ дља нас. Цо моґљіби нам дач Гарконненовіє? Вољнощ? Га! Ніє. Тис̌ ȷ̈ст таqва, варта</text:p>
      <text:p text:style-name="P4">дља нас віє̌цеј ніж цау́а пр̌иправа гарконнењсќґо скарбца.</text:p>
      <text:p text:style-name="P4">- Затем виуче̌ вас меґо способу ваљкі - р̌еку́а Ј̈сс̌іка і почуу́а нієзамієр̌она̌ ритуаљна̌</text:p>
      <text:p text:style-name="P4">моц своіх ву́асних су́у̊в.</text:p>
      <text:p text:style-name="P4">- Увољніш мніє віє̌ц?</text:p>
      <text:p text:style-name="P4">- Нієх так бе̌д̌іє - повієд̌іяу́а Ј̈сс̌іка.</text:p>
      <text:p text:style-name="P4">Звољніу́а хвит і одста̌піу́а на бок на очах цау́еј ґромади зебранеј в басеніє. То ȷ̈ст пру̊ба</text:p>
      <text:p text:style-name="P4">масгад - мис̌љау́а. - Ј̈днак Пауљ мус̌і іх познач, навет за цене̌ моȷ̈ґо жичія.</text:p>
      <text:p text:style-name="P4">В пеу́неј вичеківанія чіши Пауљ висуна̌у́ с̌іє̌ даљеј, центиметр по центиметр̌е, би љепієј</text:p>
      <text:p text:style-name="P4">від̌ієч, ґд̌іє стоі матка. В дродзе усу́ишау́ над соба̌ здишани оддех, встр̌имани наґље, а в</text:p>
      <text:p text:style-name="P4">піёновеј щељініє скаљнеј вичуу́ ніку́и чієњ, кту̊ри рисовау́ с̌іє̌ на тље ґвіязд. З басену взбіу́</text:p>
      <text:p text:style-name="P4">с̌іє̌ ґу́ос Стіљґара:</text:p>
      <text:p text:style-name="P4">- Геј ти, на ґу̊р̌е! Пр̌естањ ґаніяч ху́опца. Он зараз зејд̌іє.</text:p>
      <text:p text:style-name="P4"><text:soft-page-break/>З чіємнощі над Пауљем добієґі му́од̌ієњчи ґу́ос ху́опца љуб д̌ієвчини:</text:p>
      <text:p text:style-name="P4">- Аље Стіљ, он ніє може бич даљеко оде...</text:p>
      <text:p text:style-name="P4">- Повієд̌іяу́ем, дај му споку̊ј, Цгані! Ти ящурчи поміёчіє!</text:p>
      <text:p text:style-name="P4">З ґу̊ри дољечіяу́ шепт пр̌екљењства і мамротаніє:</text:p>
      <text:p text:style-name="P2">- Жеби мніє назвач поміётем ящурчим!</text:p>
      <text:p text:style-name="P4">Љеч чієњ уста̌піу́ з поља відзенія. Пауљ на ново пос̌віє̌чіу́ уваґе̌ басенові, виу́овіу́ шари</text:p>
      <text:p text:style-name="P4">чієњ Стіљґара, порушая̌ци с̌іє̌ обок маткі.</text:p>
      <text:p text:style-name="P4">- Подејд̌ьчіє вшиши. - завоу́ау́ Стіљґар і звру̊чіу́ с̌іє̌ до Ј̈сс̌ікі:</text:p>
      <text:p text:style-name="P4">- А тераз я запитам, ска̌д ми можеми мієч певнощ, же ти дотр̌имаш своȷ̈ј че̌щі</text:p>
      <text:p text:style-name="P4">умови? То ти жиу́ас̌ вс̌ру̊д папієру̊в і пустих уму̊в, і ру̊жних такіх...</text:p>
      <text:p text:style-name="P4">- Ми з Бене Ґессеріт ніє у́амієми с̌љубу̊в че̌щіеј од вас - повієд̌іяу́а Ј̈сс̌іка.</text:p>
      <text:p text:style-name="P4">Западу́а пр̌еду́ужая̌ца с̌іє̌ чіша, по чим звієљокротніёни шепт:</text:p>
      <text:p text:style-name="P4">- Чаровніца Бене Ґессеріт!</text:p>
      <text:p text:style-name="P4">Добивши спод шарфи броњ Пауљ вицељовау́ в Стіљґара, аље і он, і ȷ̈ґо товар̌иш трваљі</text:p>
      <text:p text:style-name="P4">в безруху впатруя̌ц с̌іє̌ в Ј̈сс̌іке̌.</text:p>
      <text:p text:style-name="P4"><text:soft-page-break/>- То ȷ̈ст љеґенда - повієд̌іяу́ кту̊рис̌.</text:p>
      <text:p text:style-name="P4">- Му̊віёно, же Шадоут Мапес пр̌еказау́а такі мељдунек о тобіє - повієд̌іяу́ Стіљґар. - Љеч</text:p>
      <text:p text:style-name="P4">так важна̌ справе̌ тр̌еба поддач пру̊біє. Ј̈жељі ȷ̈стес̌ ова̌ Бене Ґессеріт з љеґенди, кту̊реј син</text:p>
      <text:p text:style-name="P4">повієд̌іє нас до раю... - Взрушиу́ раміёнамі.</text:p>
      <text:p text:style-name="P4">Ј̈сс̌іка вестхне̌у́а. Віє̌ц наша Місс̌іёнарія Протецтіва розмієщіу́а навет рељіґіјне завори</text:p>
      <text:p text:style-name="P4">безпієчењства по тим цау́им запљечу пієку́а - помис̌љау́а.- Но цу̊ж... помоґа̌, а о то пр̌ечієж</text:p>
      <text:p text:style-name="P4">ход̌іу́о.</text:p>
      <text:p text:style-name="P4">Повієд̌іяу́а:</text:p>
      <text:p text:style-name="P4">- Пророкіні, кту̊ра пр̌иніёсу́а вам те̌ љеґенде̌, пр̌еказау́а я̌ под риґорем карама і</text:p>
      <text:p text:style-name="P4">ід̌аз, цуду і нієповтар̌аљнощі пророцтва, вієм о тим. Чи хцечіє знакі?</text:p>
      <text:p text:style-name="P4">Ноздр̌а му с̌іє̌ розшер̌иу́и в бљаску кс̌іє̌жица.</text:p>
      <text:p text:style-name="P4">- Ніє можеми ту маруд̌іч ритуау́амі - вишептау́.</text:p>
      <text:p text:style-name="P4">Ј̈сс̌іка пр̌ипомніяу́а собіє мапе̌, кту̊ра̌ Кинес ȷ̈ј показау́ в тракчіє устаљанія дру̊ґ учієчкі</text:p>
      <text:p text:style-name="P4">на випадек нієбезпієчењства. Якже давно тему то с̌іє̌ видавау́о. Биу́о на нієј мієјше</text:p>
      <text:p text:style-name="P4"><text:soft-page-break/>назване „с̌іч Табр”, зас̌ обок ре̌чни допісек: „Стіљґар”.</text:p>
      <text:p text:style-name="P4">- Може ќди дотр̌еми до с̌ічи Табр - повієд̌іяу́а.</text:p>
      <text:p text:style-name="P4">То обявієніє встр̌а̌сне̌у́о нім, а Ј̈сс̌іка помис̌љау́а: Ґдиби он тиљко знау́ стосоване пр̌ез</text:p>
      <text:p text:style-name="P4">нас штучкі! Добра мус̌іяу́а бич тамта Бене Ґессеріт з Місс̌іёнарія Протецтіва. Чі Фремені са̌</text:p>
      <text:p text:style-name="P4">піє̌кніє пр̌иґотовані, би в нас увієр̌ич.</text:p>
      <text:p text:style-name="P4">Стіљґар пр̌еста̌піу́ з ноґі на ноґе̌.</text:p>
      <text:p text:style-name="P4">- Мус̌іми юж рушач.</text:p>
      <text:p text:style-name="P4">Скіне̌у́а ґу́ова̌ дая̌ц му до зрозумієнія, же вирушая̌ за ȷ̈ј пр̌извољенієм. Спојр̌ау́ в ґу̊ре̌</text:p>
      <text:p text:style-name="P4">урвіска, правіє доку́адніє на скаљна̌ пу̊у́ке̌, ґд̌іє пр̌ичаіу́ с̌іє̌ Пауљ.</text:p>
      <text:p text:style-name="P4">- Геј там, ху́опче, можеш юж зејщ.</text:p>
      <text:p text:style-name="P4">Звру̊чівши с̌іє̌ поновніє до Ј̈сс̌ікі повієд̌іяу́ сумітуя̌цим тонем:</text:p>
      <text:p text:style-name="P2">- Тву̊ј син наробіу́ нієвіяриґодніє дужо гау́асу подчас вспіначкі. Мус̌і с̌іє̌ вієље научич,</text:p>
      <text:p text:style-name="P4">жеби ніє щіа̌ґна̌ч нієбезпієчењства на нас вшисткіх, аље ȷ̈ст му́оди.</text:p>
      <text:p text:style-name="P4">- Нієва̌тпљівіє мус̌іми с̌іє̌ вієље научич од чієбіє - р̌еку́а Ј̈сс̌іка. - Тимчасем најљепієј</text:p>
      <text:p text:style-name="P4">бе̌д̌іє, як с̌іє̌ зајмієчіє своім товар̌ишем оподаљ. Му̊ј гау́ас̌љіви <text:soft-page-break/>син трохе̌ нієдељікатніє ґо</text:p>
      <text:p text:style-name="P4">розброіу́.</text:p>
      <text:p text:style-name="P4">Стіљґар обру̊чіу́ с̌іє̌, аж зау́опотау́ ȷ̈ґо каптур.</text:p>
      <text:p text:style-name="P4">- Ґд̌іє?</text:p>
      <text:p text:style-name="P4">- За тамтимі кр̌акамі.</text:p>
      <text:p text:style-name="P4">Стіљґар доткна̌у́ дву̊х своіх људ̌і.</text:p>
      <text:p text:style-name="P4">- Зајміјчіє с̌іє̌ тим.</text:p>
      <text:p text:style-name="P4">Зеркна̌у́ на компану̊в, ідентифікуя̌ц іх.</text:p>
      <text:p text:style-name="P4">- Бракуȷ̈ Д̌аміса. - Обру̊чіу́ с̌іє̌ до Ј̈сс̌ікі. - Навет твоȷ̈ щеніє̌ зна маґічна̌ штуке̌.</text:p>
      <text:p text:style-name="P4">- І рач зауважич, же му̊ј син ніє рушиу́ с̌іє̌ навет з ґу̊ри на твоȷ̈ жа̌даніє.</text:p>
      <text:p text:style-name="P4">Двај вису́ані пр̌ез Стіљґара људ̌іє вру̊чіљі подтр̌имуя̌ц под ре̌це тр̌ечієґо, кту̊ри су́аніяу́ с̌іє̌</text:p>
      <text:p text:style-name="P4">і дишау́. Стіљґар на момент затр̌имау́ на ніх взрок і повру̊чіу́ спојр̌енієм до Ј̈сс̌ікі.</text:p>
      <text:p text:style-name="P4">- Син су́уха тиљко твоіх розказу̊в, ге̌? Досконаље. Віє, цо то дишипљіна.</text:p>
      <text:p text:style-name="P4">- Пауљ, можеш юж зејщ - повієд̌іяу́а Ј̈сс̌іка.</text:p>
      <text:p text:style-name="P4">Пауљ подніу̊су́ с̌іє̌ і винур̌иу́ в бљаску кс̌іє̌жица понад крия̌ца̌ ґо щељіна̌, всувая̌ц броњ</text:p>
      <text:p text:style-name="P4">з повротем за шарфе̌. Ґди с̌іє̌ одвру̊чіу́, спос̌ру̊д скау́ стау́а му на спотканіє постач друґа</text:p>
      <text:p text:style-name="P4"><text:soft-page-break/>сиљветка. В кс̌іє̌жицовеј пос̌віячіє і одбљаску од шареґо камієнія Пауљ достр̌еґу́ дробна̌ постач</text:p>
      <text:p text:style-name="P4">ве фремењскіх шатах, очієніёна̌ твар̌ визієрая̌ца̌ нањ з каптура і мушке̌ знаёмеј броні</text:p>
      <text:p text:style-name="P4">міётая̌цеј вимієр̌она в с̌ієбіє з фау́д ȷ̈ј бурнуса.</text:p>
      <text:p text:style-name="P4">- Ј̈стем Цгані, цу̊рка Љієта. - Ґу́ос биу́ мељодијни, на пу̊у́ випеу́ніёни с̌мієхем. - Ніє</text:p>
      <text:p text:style-name="P4">позвољіу́абим чі скр̌ивд̌іч моіх товар̌иши - повієд̌іяу́а.</text:p>
      <text:p text:style-name="P4">Пауљ пр̌еу́кна̌у́ с̌љіне̌. Постач напр̌ечівко нієґо обру̊чіу́а с̌іє̌ в смудзе кс̌іє̌жица і ујр̌ау́ твар̌</text:p>
      <text:p text:style-name="P4">ељфа і чарне отху́аніє очу. Та твар̌, те риси знане з нієпр̌ељічоних највчес̌нієјших візї</text:p>
      <text:p text:style-name="P4">пр̌ишу́ощі, вправіу́и ґо в осу́упієніє. Пр̌ипомніяу́ собіє ґнієвна̌ пихе̌, з яка̌ ќдис̌ опісау́ те̌</text:p>
      <text:p text:style-name="P4">твар̌ зе сну, му̊вія̌ц Матце Вієљебнеј Ґаіюс Гељен Могіям: „Споткам я̌”. І ото ма пр̌ед соба̌</text:p>
      <text:p text:style-name="P4">те̌ твар̌, аље ніґди ніє в спотканію вис̌ніёним.</text:p>
      <text:p text:style-name="P4">- Биу́ес̌ гау́ас̌љіви як розюшони сгаі-гуљуд - повієд̌іяу́а. - І вибрау́ес̌ најтруднієјша̌ дроґе̌</text:p>
      <text:p text:style-name="P4">в ґу̊ре̌. Цгод̌ь за мна̌: покаже̌ чі у́атвієјша̌ дроґе̌ на ду̊у́.</text:p>
      <text:p text:style-name="P4">Виґрамољіу́ с̌іє̌ з розпадљіни іда̌ц <text:soft-page-break/>за ȷ̈ј повієвая̌ца̌ шата̌ пр̌ез повиврацани краёбраз.</text:p>
      <text:p text:style-name="P4">Порушау́а с̌іє̌ як ґазеља, тањча̌ца понад скау́амі. Пауљ чуу́ ґора̌ци румієнієц на твар̌и, биу́</text:p>
      <text:p text:style-name="P4">вд̌іє̌чни за чіємнощі. Та д̌ієвчина! Биу́а як мус̌ніє̌чіє пр̌езначенія. Чуу́ с̌іє̌ порвани</text:p>
      <text:p text:style-name="P4">пр̌ез пр̌ипу́ив, зестроёни з фаља̌, кту̊ра унос̌іу́а вшистќ с̌іу́и ȷ̈ґо духа.</text:p>
      <text:p text:style-name="P4">Вкру̊тце стане̌љі вс̌ру̊д Фремену̊в на дніє басену. Ј̈сс̌іка ус̌мієхау́а с̌іє̌ нієвираз́ніє до</text:p>
      <text:p text:style-name="P2">Пауља, љеч пр̌ему̊віу́а до Стіљґара:</text:p>
      <text:p text:style-name="P4">- То бе̌д̌іє кор̌истна виміяна наук. Мам над̌ієȷ́, же ти і твоі људ̌іє ніє ґнієвачіє с̌іє̌ за</text:p>
      <text:p text:style-name="P4">наша̌ ґвау́товнощ. Видавау́а с̌іє̌... конієчна. Биу́ес̌ о крок од... попеу́нієнія омиу́кі.</text:p>
      <text:p text:style-name="P4">- Уратовач коґос̌ пр̌ед омиу́ка̌ то подаровач му рај - повієд̌іяу́ Стіљґар.</text:p>
      <text:p text:style-name="P4">Доткна̌у́ варґ љева̌ ре̌ка̌, друґа̌ вия̌у́ броњ зза шарфи Пауља і р̌учіу́ я̌ компанові.</text:p>
      <text:p text:style-name="P4">- Бе̌д̌ієш міяу́ сву̊ј ву́асни пістољет мауља, ху́опче, як на нієґо засу́ужиш.</text:p>
      <text:p text:style-name="P4">Пауљ отвор̌иу́ уста, би цос̌ повієд̌ієч, аље завагау́ с̌іє̌ пр̌ипоміная̌ц собіє науке̌ маткі:</text:p>
      <text:p text:style-name="P4">„Поча̌ткі то хвіље бардзо <text:soft-page-break/>дељікатне”.</text:p>
      <text:p text:style-name="P4">- Му̊ј син ніє потр̌ебуȷ̈ іннеј броні, ніж пос̌іяда - повієд̌іяу́а Ј̈сс̌іка.</text:p>
      <text:p text:style-name="P4">Впатривау́а с̌іє̌ в Стіљґара змушая̌ц ґо до пр̌емис̌љенія, в які спосу̊б Пауљ здобиу́ пістољет.</text:p>
      <text:p text:style-name="P4">Стіљґар зеркна̌у́ на ме̌жчизне̌ поконанеґо пр̌ез Пауља. Д̌аміс стау́ на убочу зе спущона̌</text:p>
      <text:p text:style-name="P4">ґу́ова̌, чіє̌жко диша̌ц.</text:p>
      <text:p text:style-name="P4">- Трудна з чієбіє кобієта - р̌еку́ Стіљґар.</text:p>
      <text:p text:style-name="P4">Вичія̌ґна̌у́ љева̌ ре̌ке̌ до кту̊реґос̌ з товар̌иши і пстрикна̌у́ паљцамі.</text:p>
      <text:p text:style-name="P4">- Кусгті бакка те.</text:p>
      <text:p text:style-name="P4">Знову Цгакобса - помис̌љау́а Ј̈сс̌іка. Заґадніє̌ти вчісна̌у́ Стіљґарові в ду́оњ два проста̌коти</text:p>
      <text:p text:style-name="P4">ґази. С̌іљґар пр̌ечія̌ґна̌у́ ȷ̈ міє̌дзи паљцамі, замоцовау́ ȷ̈ден воку̊у́ шиі Ј̈сс̌ікі под каптурем,</text:p>
      <text:p text:style-name="P4">друґім в тен сам спосу̊б овія̌зау́ шиȷ́ Пауља.</text:p>
      <text:p text:style-name="P4">- Тераз нос̌ічіє хусте̌ бакка - повієд̌іяу́. - Ґдиби цос̌ нас розд̌ієљіу́о, вшиши позная̌, же</text:p>
      <text:p text:style-name="P4">наљежичіє до с̌ічи Стіљґара. О броні поґадами інним разем.</text:p>
      <text:p text:style-name="P4">Насте̌пніє оддаљіу́ с̌іє̌ і зая̌у́ пр̌еґља̌дем људ̌і в своім одд̌іяље, пр̌еказуя̌ц ȷ̈днему з ніх</text:p>
      <text:p text:style-name="P4">фремсак Пауља до нієс̌ієнія.</text:p>
      <text:p text:style-name="P4">Бакка - мис̌љау́а Ј̈сс̌іка, <text:soft-page-break/>розпознавши рељіґіјни термін: пу́ачек бакка. Вичуу́а, же</text:p>
      <text:p text:style-name="P4">симбољіка хуст ȷ̈дночи те̌ ґромаде̌. - Дљачеґо опу́аківаніє міяу́оби іх ȷ̈дночич?</text:p>
      <text:p text:style-name="P4">Стіљґар подшеду́ до му́одеј д̌ієвчини, кту̊ра наробіу́а ку́опоту Пауљові.</text:p>
      <text:p text:style-name="P4">- Цгані, вез́ д̌ієцко - ме̌жчизне̌ под своȷ̈ скр̌иду́а. Тр̌имај ґо з даља од ку́опоту̊в.</text:p>
      <text:p text:style-name="P4">Цгані доткне̌у́а рамієнія Пауља.</text:p>
      <text:p text:style-name="P4">- Цгод̌ь зе мна̌, д̌ієцко - ме̌жчизно.</text:p>
      <text:p text:style-name="P4">Пауљ сту́уміу́ ґнієв в своім ґу́ос̌іє.</text:p>
      <text:p text:style-name="P4">- На іміє̌ мам Пауљ. Биу́оби добр̌е, ґдибис̌...</text:p>
      <text:p text:style-name="P4">- Дами чі іміє̌, му́од̌іку - повієд̌іяу́ Стіљґар - в пор̌е мігна, подчас пру̊би аqљ.</text:p>
      <text:p text:style-name="P4">Пру̊би розуму - пр̌еу́ожиу́а Ј̈сс̌іка. Ґвау́товна потр̌еба вивижшенія Пауља пр̌еважиу́а</text:p>
      <text:p text:style-name="P4">в нієј вшистќ інне взґље̌ди.</text:p>
      <text:p text:style-name="P4">- Му̊ј син пр̌ешеду́ пру̊бе̌ ґом д̌аббар! - варкне̌у́а.</text:p>
      <text:p text:style-name="P4">По чіши, яка западу́а, зрозуміяу́а, же порушиу́а іх до ґу́е̌бі.</text:p>
      <text:p text:style-name="P4">- Вієље о собіє навзаȷ̈м ніє вієми - р̌еку́ Стіљґар. - Аље за ду́уґо маруд̌іми. Су́оњце днія</text:p>
      <text:p text:style-name="P2">ніє може нас зу́апач в отвартим тереніє.</text:p>
      <text:p text:style-name="P4">Збљіжиу́ с̌іє̌ до ме̌жчизни, кту̊реґо <text:soft-page-break/>Пауљ поваљіу́.</text:p>
      <text:p text:style-name="P4">- Можеш даљеј іщ, Д̌аміс?</text:p>
      <text:p text:style-name="P4">Одповієд̌іяу́о му мрукніє̌чіє.</text:p>
      <text:p text:style-name="P4">- Заскочиу́ мніє, от цо. То биу́ пр̌ипадек. Моґе̌ іщ даљеј.</text:p>
      <text:p text:style-name="P4">- Ніє пр̌ипадек - повієд̌іяу́ Стіљґар. - Чиніє̌ чіє̌ одповієд̌іяљним враз з Цгані за</text:p>
      <text:p text:style-name="P4">безпієчењство теґо ху́опака, Д̌аміс. Чі људ̌іє отр̌имаљі моя̌ ре̌којміє̌.</text:p>
      <text:p text:style-name="P4">Ј̈сс̌іка пр̌ијр̌ау́а с̌іє̌ бачніє типові імієнієм Д̌аміс. То ȷ̈ґо ґу́ос спієрау́ с̌іє̌ в скау́ах зе</text:p>
      <text:p text:style-name="P4">Стіљґарем. В ȷ̈ґо ґу́ос̌іє биу́а с̌мієрч. І Стіљґар узнау́ за стосовне додатково подкрес̌љіч сву̊ј</text:p>
      <text:p text:style-name="P4">розказ пр̌и тим Д̌аміс̌іє.</text:p>
      <text:p text:style-name="P4">Стіљґар р̌учіу́ бадавчим спојр̌енієм по одд̌іяље, ґестем пр̌ивоу́ау́ дву̊х људ̌і.</text:p>
      <text:p text:style-name="P4">- Љарус і Фарук, зачієрачіє наше с̌љади. Допіљнујчіє, би знаку по нас ніє зостау́о. Взможона</text:p>
      <text:p text:style-name="P4">чујнощ: мами зе соба̌ двоȷ̈ без пр̌ешкољенія.</text:p>
      <text:p text:style-name="P4">Одвру̊чіу́ с̌іє̌ з ре̌ка̌ взнієс̌іёна̌ і вимієр̌она̌ в друґі бр̌еґ басену.</text:p>
      <text:p text:style-name="P4">- В кољумніє маршовеј, з убезпієченієм на скр̌иду́ах, напр̌у̊д марш. Ј̈сс̌іка</text:p>
      <text:p text:style-name="P4">виру̊внау́а крок зе Стіљґарем, рахуя̌ц ґу́ови. Фремену̊в биу́о чтерд̌ієсту - з нія̌ і з Пауљем</text:p>
      <text:p text:style-name="P4"><text:soft-page-break/>чтерд̌ієщі двіє особи. Машеруя̌ як компанія војска - помис̌љау́а - навет та д̌ієвчина,</text:p>
      <text:p text:style-name="P4">Цгані.</text:p>
      <text:p text:style-name="P4">Пауљ зая̌у́ мієјше в шику за Цгані. За помніяу́ о зраніёнеј амбіцї - же заскочиу́а ґо</text:p>
      <text:p text:style-name="P4">д̌ієвчина. В паміє̌чі позостау́а му тераз тиљко шорстка уваґа маткі: „Му̊ј син пр̌ешеду́</text:p>
      <text:p text:style-name="P4">пру̊бе̌ ґом д̌аббар!” Учуу́ мровієніє ду́оні од запаміє̌танеґо бу̊љу.</text:p>
      <text:p text:style-name="P4">- Патр̌, ґд̌іє ід̌ієш - сикне̌у́а Цгані. - Ніє очієрај с̌іє̌ о кр̌ак, бо зоставіш нітке̌ знача̌ца̌</text:p>
      <text:p text:style-name="P4">наш пр̌емарш.</text:p>
      <text:p text:style-name="P4">Пауљ пр̌еу́кна̌у́, поківау́ ґу́ова̌.</text:p>
      <text:p text:style-name="P4">Ј̈сс̌іка наставіу́а уха на одґу́оси машеруя̌цеґо одд̌іяу́у, су́иша̌ц крокі ву́асне і Пауља,</text:p>
      <text:p text:style-name="P4">і оґарна̌у́ я̌ под̌ів дља способу порушанія с̌іє̌ Фремену̊в. Пр̌екрачаљі басен в чтерд̌ієсту</text:p>
      <text:p text:style-name="P4">људ̌і вс̌ру̊д натураљних ȷ̈диніє одґу́осу̊в в тим оточенію - як жаґље відмових фељук іх</text:p>
      <text:p text:style-name="P4">шати пр̌емикау́и в ґа̌щу чієні. Іх портем пр̌езначенія биу́а с̌іч Табр - с̌іч Стіљґара.</text:p>
      <text:p text:style-name="P4">Важиу́а то су́ово в мис̌љі: с̌іч. Су́ово Цгакобса, давнеґо ȷ́зика у́овієцќґо, кту̊ре пр̌етрвау́о</text:p>
      <text:p text:style-name="P4">нієзљічоне стуљечія. С̌іч, мієјше <text:soft-page-break/>збіу̊ркі в пр̌ипадку заґроженія. Ґу́е̌боќ імпљікацȷ̈ теґо</text:p>
      <text:p text:style-name="P4">су́ова і ȷ́зика зачинау́и дочієрач до нієј допієро тераз, ґди уста̌піу́о напіє̌чіє.</text:p>
      <text:p text:style-name="P4">- Ід̌ієми добрим маршем - повієд̌іяу́ Стіљґар. - З помоца̌ сгаі - гуљуда ос̌ія̌ґнієми Ґроте̌</text:p>
      <text:p text:style-name="P4">Ґрані пр̌ед с̌вітем.</text:p>
      <text:p text:style-name="P4">Ј̈сс̌іка ківне̌у́а ґу́ова̌, още̌дзая̌ц с̌іу́, чуя̌ц пр̌ераз́љіве зме̌ченіє повщіа̌ґане с̌іу́а̌ вољі</text:p>
      <text:p text:style-name="P4">і... пр̌изнау́а то... с̌іу́а̌ винікая̌ца̌ з упоȷ̈нія. Ј̈ј мис̌љ скупіу́а с̌іє̌ на вартощі теґо одд̌іяу́у, на</text:p>
      <text:p text:style-name="P4">тим, цо уявнія фремењска куљтура. Оні вшиши - мис̌љау́а - цау́а куљтура опарта на војсковеј</text:p>
      <text:p text:style-name="P2">дишипљініє. Цу̊ж за безценна р̌еч дља кс̌іє̌чія баніти!</text:p>
      <text:p text:style-name="P4">10</text:p>
      <text:p text:style-name="P4">Фремені в најдосконаљшим стопнію пос̌ієдљі ова̌ цехе̌, пр̌ез старожитних</text:p>
      <text:p text:style-name="P4">звана̌ „спаннунґсбоґен” - кту̊ра ȷ̈ст самонар̌уцона̌ зву́ока̌ міє̌дзи</text:p>
      <text:p text:style-name="P4">пожа̌данієм яќјс̌ р̌ечи а актем вичія̌ґніє̌чія по нія̌ ре̌кі.</text:p>
      <text:p text:style-name="P4">з „Ма̌дрощі: Муад’Діба” кс̌іє̌жнічкі Іруљан</text:p>
      <text:p text:style-name="P4">Пр̌ед с̌вітем подешљі под Ґроте̌ Ґрані, посувая̌ц с̌іє̌ щељіна̌ в щіаніє басену так ва̌ска̌,</text:p>
      <text:p text:style-name="P4"><text:soft-page-break/>же мус̌ієљі обрацач с̌іє̌ боќм, би я̌ поконач. Ј̈сс̌іка зобачиу́а, як Стіљґар - одправія в ва̌ту́им</text:p>
      <text:p text:style-name="P4">бр̌аску вартовніку̊в, пр̌ез хвіље̌ обсервовау́а поча̌ткі іх вспіначкі на урвіско. Пауљ</text:p>
      <text:p text:style-name="P4">задару́ ґу́ове̌ до ґу̊ри оґља̌дая̌ц матеріє̌ теј пљанети розчіє̌та̌ в попр̌ек ва̌ска̌ щељіна̌, кту̊ра</text:p>
      <text:p text:style-name="P4">отвієрау́а с̌іє̌ ку шаробу́е̌кітнему нієбу. Цгані почія̌ґне̌у́а ґо за пу́ащ, наґља̌ц до пос̌пієху.</text:p>
      <text:p text:style-name="P4">- Шибко - повієд̌іяу́а. - То юж с̌віт.</text:p>
      <text:p text:style-name="P4">- А чі људ̌іє вспіная̌ци с̌іє̌ над намі, дока̌д оні іда̌? - шепна̌у́ Пауљ.</text:p>
      <text:p text:style-name="P4">- Пієрвша варта д̌ієнна - одпару́а. - С̌пієш с̌іє̌!</text:p>
      <text:p text:style-name="P4">Страж виставіёна на зевна̌тр̌ - помис̌љау́ Пауљ. - Ма̌др̌е. Аље ȷ̈ще ма̌др̌еј биу́оби</text:p>
      <text:p text:style-name="P4">подход̌іч до теґо мієјша в одд̌ієљних ґрупах. Мнієјше нієбезпієчењство утрати цау́еґо</text:p>
      <text:p text:style-name="P4">одд̌іяу́у. Затр̌имау́ с̌іє̌ пр̌и теј мис̌љі ус̌віядаміяя̌ц собіє, же ȷ̈ст то мис̌љеніє партизанцќ,</text:p>
      <text:p text:style-name="P4">і вспомніяу́ обаве̌ свеґо ојца, же Атрид̌і моґа̌ зостач родем партизанцкім.</text:p>
      <text:p text:style-name="P4">- Шибчієј - шепне̌у́а Цгані.</text:p>
      <text:p text:style-name="P4">Пауљ пр̌ис̌пієшиу́ кроку, су́иша̌ц шељест шат з тиу́у. І пр̌ипомніяу́и му с̌іє̌ су́ова с̌ірату</text:p>
      <text:p text:style-name="P4"><text:soft-page-break/>з маљењќј Бібљії П. К. Иуеґо: „Рај з љева, пієку́о з права, з тиу́у аніёу́ с̌мієрчі”. Повту̊р̌иу́</text:p>
      <text:p text:style-name="P4">собіє тен верс в духу.</text:p>
      <text:p text:style-name="P4">Скре̌чіљі за ру̊ґ, ґд̌іє пр̌ејщіе биу́о шерше. Стіљґар стау́ з боку, ќруя̌ц іх до нісќґо</text:p>
      <text:p text:style-name="P4">тунељу, одходза̌цеґо под ка̌тем простим.</text:p>
      <text:p text:style-name="P4">- Пре̌дзеј - сикна̌у́. - Ј̈с̌љі заскочи нас ту патрољ, бе̌д̌ієми як кру̊љікі в кљатце.</text:p>
      <text:p text:style-name="P4">Пауљ шгиљіу́ с̌іє̌ в вејщіу і дошеду́ за Цгані до ґроти ос̌вієтљонеј ґд̌ієс̌ з пр̌оду ва̌ту́им,</text:p>
      <text:p text:style-name="P4">шарим с̌віяту́ем.</text:p>
      <text:p text:style-name="P4">- Можеш с̌іє̌ випростовач - повієд̌іяу́а.</text:p>
      <text:p text:style-name="P4">Випростовау́ с̌іє̌, пр̌ијр̌ау́, ґд̌іє ȷ̈ст: ґу́е̌бока і розљеґу́а пр̌естр̌ењ под копуљастим</text:p>
      <text:p text:style-name="P4">скљепієнієм, кту̊ре у́уќм взнос̌іу́о с̌іє̌ одробіне̌ тиљко вижеј ніж на високощ вичія̌ґніє̌теј ре̌кі</text:p>
      <text:p text:style-name="P4">чу́овієка. Одд̌іяу́ розход̌іу́ с̌іє̌ в ґу́а̌б чієнія. Пауљ достр̌еґу́ надходза̌ца̌ матке̌, зобачиу́,</text:p>
      <text:p text:style-name="P4">як пр̌иґља̌да с̌іє̌ іх товар̌ишом, і зауважиу́, як ȷ̈ј с̌іє̌ ніє удау́о вс̌ія̌кна̌ч ве Фремену̊в,</text:p>
      <text:p text:style-name="P4">мімо же стру̊ј нос̌іу́а ідентични. А спосу̊б, в які с̌іє̌ порушау́а... іљеж в тим биу́о почучія с̌іу́и</text:p>
      <text:p text:style-name="P4"><text:soft-page-break/>і ґрацї.</text:p>
      <text:p text:style-name="P2">- Пр̌ис̌ія̌д̌ь ґд̌ієс̌ і ніґд̌іє с̌іє̌ ніє пља̌ч, д̌ієчіяку - ме̌жчизно - повієд̌іяу́а Цгані. - Ту</text:p>
      <text:p text:style-name="P4">маш ȷ̈дзеніє.</text:p>
      <text:p text:style-name="P4">Вчісне̌у́а му в ре̌це два кавау́кі чеґос̌ завініє̌теґо в љіщіе. Зіёне̌у́и пр̌иправа̌.</text:p>
      <text:p text:style-name="P4">За Ј̈сс̌іка̌ появіу́ с̌іє̌ Стіљґар, пр̌ивоу́уя̌ц до пор̌а̌дку ґрупке̌ з љевеј строни.</text:p>
      <text:p text:style-name="P4">- Вставчіє ґрод̌ь на мієјше і піљнујчіє забезпієченія віљґочі. Љеміљ - звру̊чіу́ с̌іє̌ до</text:p>
      <text:p text:style-name="P4">іннеґо Фремена - дај куље с̌віє̌тояњсќ.</text:p>
      <text:p text:style-name="P4">Взія̌у́ Ј̈сс̌іке̌ за раміє̌.</text:p>
      <text:p text:style-name="P4">- Цгце̌ чі цос̌ показач, маґічна кобієто.</text:p>
      <text:p text:style-name="P4">Повіу̊ду́ я̌ за скаљни закре̌т в строне̌ з́ру̊ду́а с̌віяту́а. Ј̈сс̌іка зобачиу́а, же стоі на шерокім</text:p>
      <text:p text:style-name="P4">проґу друґієґо виљоту яскіні високо в щіаніє урвіска, виґља̌дая̌ц на друґі басен шерокощі</text:p>
      <text:p text:style-name="P4">окоу́о д̌ієс̌іє̌чію до двунасту кіљометру̊в. Басен осу́аніяу́и висоќ скаљне щіани. Под німі</text:p>
      <text:p text:style-name="P4">розс̌іяне биу́и р̌адко ке̌пи рос̌љіннощі. Ќди Ј̈сс̌іка споґља̌дау́а на шари в пр̌едс̌вічіє басен,</text:p>
      <text:p text:style-name="P4">понад пр̌ечівљеґу́им обвау́ованієм подніёсу́о с̌іє̌ су́оњце, ос̌вієтљая̌ц <text:soft-page-break/>бежови краёбраз скау́</text:p>
      <text:p text:style-name="P4">і піяску. Зауважиу́а, же су́оњце Арракіс якби вискаківау́о над горизонт. То дљатеґо, же хцеми</text:p>
      <text:p text:style-name="P4">ȷ̈ повстр̌имач - помис̌љау́а. - Ноц ȷ̈ст безпієчнієјша ніж д̌ієњ. Оґарне̌у́а я̌ те̌скнота за те̌ча̌</text:p>
      <text:p text:style-name="P4">в тим мієјшу, кту̊ре ніґди ніє ујр̌и дещу. - Муше̌ повщіа̌ґна̌ч таќ те̌скноти - мис̌љау́а. - Са̌</text:p>
      <text:p text:style-name="P4">су́абощіа̌. А я ніє моґе̌ юж собіє позвољіч на су́абощ.</text:p>
      <text:p text:style-name="P4">Стіљґар, щісна̌вши я̌ за раміє̌, всказау́ друґі скрај басену.</text:p>
      <text:p text:style-name="P4">- Там! Там від̌іш правд̌івих Друзу̊в.</text:p>
      <text:p text:style-name="P4">Патр̌а̌ц за ȷ̈ґо вичія̌ґніє̌та̌ ре̌ка̌, достр̌еґу́а кр̌а̌таніне̌: људ̌іє на дніє басену умикаљі пр̌ед</text:p>
      <text:p text:style-name="P4">с̌віяту́ем днія под осу́оне̌ чієнія пр̌ечівљеґу́еґо муру урвіска. Мімо одљеґу́ощі іх рухи биу́и</text:p>
      <text:p text:style-name="P4">вираз́ніє відочне в чистим повієтр̌у. Виȷ́у́а спод шати љорнетке̌, оґніскуя̌ц сочевкі</text:p>
      <text:p text:style-name="P4">ољеёве на одљеґу́их људ̌іях. Цгусти тр̌епотау́и як взљатуя̌це вієљобарвне мотиље.</text:p>
      <text:p text:style-name="P4">- То ȷ̈ст дом - повієд̌іяу́ Стіљґар. - Бе̌д̌ієми там теј ноци. Впатривау́ с̌іє̌ в даљекі бр̌еґ</text:p>
      <text:p text:style-name="P4">басену шарпія̌ц ва̌са. - Моі људ̌іє зостаљі пр̌и праци на двор̌е. То значи, же в побљіжу ніє ма</text:p>
      <text:p text:style-name="P4"><text:soft-page-break/>патрољі. Дам ім пу̊з́нієј знач, би пр̌иґотоваљі с̌іє̌ на наш повру̊т.</text:p>
      <text:p text:style-name="P4">- Твоі људ̌іє са̌ бардзо здишипљіновані - повієд̌іяу́а Ј̈сс̌іка̌.</text:p>
      <text:p text:style-name="P4">Опущіу́а љорнетке̌, зауважиу́а, же Стіљґар патр̌и на пр̌ир̌а̌д.</text:p>
      <text:p text:style-name="P4">- Оні са̌ посу́ушні наказові пр̌етрванія пљемієнія - р̌еку́. - На теј самеј засад̌іє</text:p>
      <text:p text:style-name="P4">вибієрами спос̌ру̊д нас пр̌иву̊дце̌. Пр̌иву̊дца̌ ȷ̈ст тен, кто ȷ̈ст најс̌іљнієјши, кто пр̌инос̌і воде̌</text:p>
      <text:p text:style-name="P4">і запевнія безпієчењство.</text:p>
      <text:p text:style-name="P4">Подніу̊су́ спојр̌еніє ку ȷ̈ј твар̌и. Одвзаȷ̈мніяя̌ц му спојр̌еніє зауважиу́а очи без</text:p>
      <text:p text:style-name="P4">біяу́ка, забарвіёне очодоу́и, ошроніёне пиу́ем броде̌ і ва̌си, љініє̌ водоводу вія̌цеґо с̌іє̌ в ду̊у́</text:p>
      <text:p text:style-name="P4">од ноздр̌и в ґу́а̌б фіљтрфрака.</text:p>
      <text:p text:style-name="P4">- Чи поконуя̌ц чіє̌ виставіу́ам на шванк тву̊ј ауторитет пр̌иву̊дци, Стіљґар̌е? - запитау́а.</text:p>
      <text:p text:style-name="P4">- Ніє визвау́ас̌ мніє - повієд̌іяу́.</text:p>
      <text:p text:style-name="P2">- Важне ȷ̈ст аби пр̌иву̊дца заховау́ респект одд̌іяу́у.</text:p>
      <text:p text:style-name="P4">- Ніє ма нікоґо вс̌ру̊д тих піяскових вши, з кім бим собіє ніє порад̌іу́ - повієд̌іяу́</text:p>
      <text:p text:style-name="P4">Стіљґар. - Ќди поконау́ас̌ мніє, поконау́ас̌ нас вшисткіх. Тераз оні љіча̌, же науча̌ с̌іє̌ од</text:p>
      <text:p text:style-name="P4">чієбіє... маґічнеґо способу... а <text:soft-page-break/>нієкту̊р̌и праґна̌ с̌іє̌ пр̌еконач, чи замієр̌аш мніє визвач.</text:p>
      <text:p text:style-name="P4">Важиу́а укрите значенія.</text:p>
      <text:p text:style-name="P4">- Поконач чіє̌ в офіцяљнеј ваљце?</text:p>
      <text:p text:style-name="P4">Ківна̌у́ ґу́ова̌.</text:p>
      <text:p text:style-name="P4">- Одрадзам чі то бо оні ніє пу̊јда̌ за тоба̌. Ти ніє ȷ̈стес̌ з піяску̊в. Пр̌еконаљі с̌іє̌ подчас</text:p>
      <text:p text:style-name="P4">нашеґо ноцнеґо пр̌емаршу.</text:p>
      <text:p text:style-name="P4">- Практичні људ̌іє - повієд̌іяу́а.</text:p>
      <text:p text:style-name="P4">- То правда. - Зеркна̌у́ на басен. - Вієми, чеґо нам тр̌еба. Аље нієвієљу мис̌љі внікљівіє</text:p>
      <text:p text:style-name="P4">тераз, так бљіско дому. Пр̌ебиваљіс̌ми збит ду́уґо в пустині, орґанізуя̌ц доставе̌ нашеґо</text:p>
      <text:p text:style-name="P4">континґенту пр̌иправи з вољнимі купцамі дља теј пр̌екље̌теј Ґіљдії... оби іх ґе̌би на вієкі</text:p>
      <text:p text:style-name="P4">позостау́и чарне.</text:p>
      <text:p text:style-name="P4">Ј̈сс̌іка̌ застиґу́а в тракчіє одврацанія с̌іє̌ од Стіљґара і обејр̌ау́а с̌іє̌ патр̌а̌ц му просто</text:p>
      <text:p text:style-name="P4">в твар̌.</text:p>
      <text:p text:style-name="P4">- Ґіљдія? Цо ма Ґіљдія до вашеј пр̌иправи?</text:p>
      <text:p text:style-name="P4">- Так Љієт каже - повієд̌іяу́ Стіљґар. - Знами пову̊д, аље то ніє у́аґод̌і нашеґо</text:p>
      <text:p text:style-name="P4">розґориченія. Пр̌екупуȷ̈ми Ґіљдіє̌ монструаљна̌ опу́ата̌ в пр̌иправіє, би заховач наше</text:p>
      <text:p text:style-name="P4">нієбіёса чисте од сатељіту̊в і інних <text:soft-page-break/>такіх, жеби нікт ніє вишпієґовау́, цо робіми</text:p>
      <text:p text:style-name="P4">з повієр̌хнія̌ Арракіс.</text:p>
      <text:p text:style-name="P4">Важиу́а су́ова пр̌ипоміная̌ц собіє, цо повієд̌іяу́ Пауљ - же то мус̌і бич пову̊д, дља кту̊реґо</text:p>
      <text:p text:style-name="P4">арракањсќ нієбіёса са̌ вољне од сатељіту̊в.</text:p>
      <text:p text:style-name="P4">- А цо таќґо робічіє з повієр̌хнія̌ Арракіс, чеґо ніє хцечіє показач?</text:p>
      <text:p text:style-name="P4">- Замієніями я̌... повољі, љеч нієодврацаљніє... чиніми я̌ здатна̌ дља људзќґо жичія.</text:p>
      <text:p text:style-name="P4">Наше покољеніє ніє скор̌иста з теґо, ані наше д̌ієчі, ані д̌ієчі наших д̌ієчі, ані внукі іх</text:p>
      <text:p text:style-name="P4">д̌ієчі... аље так ќдис̌ бе̌д̌іє. - Утквіу́ замґљони взрок ґд̌ієс̌ понад басенем. - Отварте води</text:p>
      <text:p text:style-name="P4">і висоќ, зієљоне рос̌љіни, і људ̌іє спацеруя̌ци свободніє без фіљтраку̊в.</text:p>
      <text:p text:style-name="P4">Віє̌ц то таќ ȷ̈ст мар̌еніє нашеґо Љієта - Кинеса - мис̌љау́а. Повієд̌іяу́а зас̌:</text:p>
      <text:p text:style-name="P4">- У́апу̊вкі са̌ нієбезпієчне: љубія̌ росна̌ч.</text:p>
      <text:p text:style-name="P4">- Росна̌ - одпару́ - аље ду́уґа дроґа ȷ̈ст безпієчна̌ дроґа̌.</text:p>
      <text:p text:style-name="P4">Ј̈сс̌іка одвру̊чіу́а с̌іє̌, вијр̌ау́а на басен, пру̊буя̌ц зобачич ґо такім, якім від̌іяу́ ґо</text:p>
      <text:p text:style-name="P4">Стіљґар в свеј виобраз́ні. Достр̌еґу́а <text:soft-page-break/>ȷ̈диніє пошар̌ау́а̌, муштардова̌ пљаме̌ одљеґу́их скау́</text:p>
      <text:p text:style-name="P4">і наґу́и, мґљісти рух нієба понад урвіскамі.</text:p>
      <text:p text:style-name="P4">- Аааах - вестхна̌у́ Стіљґар.</text:p>
      <text:p text:style-name="P4">З поча̌тку видавау́о ȷ̈ј с̌іє̌, же то мус̌і бич поязд патрољови, по чим здау́а собіє справе̌,</text:p>
      <text:p text:style-name="P2">же від̌і міраж - інни краёбраз уноша̌ци с̌іє̌ над піясќм пустині і даљека̌ розкоу́исана̌ зієљењ,</text:p>
      <text:p text:style-name="P4">а в поу́овіє одљеґу́ощі ду́уґієґо червія суна̌цеґо по повієр̌хні з чимс̌, цо виґља̌дау́о на</text:p>
      <text:p text:style-name="P4">фремењсќ шарфи у́опоца̌це на ȷ̈ґо ґр̌бієчіє. Міраж розпу́ина̌у́ с̌іє̌.</text:p>
      <text:p text:style-name="P4">- Пр̌иȷ̈мнієј биу́оби ȷ̈хач - повієд̌іяу́ Стіљґар - љеч ніє можеми впущіч створ̌ичієља до</text:p>
      <text:p text:style-name="P4">теґо басену. Мус̌іми затем знову машеровач теј ноци.</text:p>
      <text:p text:style-name="P4">„Створ̌ичієљ”, так називая̌ червія - помис̌љау́а. Оценіяу́а доніёсу́ощ ȷ̈ґо су́у̊в,</text:p>
      <text:p text:style-name="P4">ос̌віядченія, же ніє моґа̌ впущіч червія до теґо басену. Вієд̌іяу́а, цо зобачиу́а в міражу</text:p>
      <text:p text:style-name="P4">- Фремену̊в яда̌цих на ґр̌бієчіє ґіґантичнеґо червія. З оґромним вис̌іу́ќм запановау́</text:p>
      <text:p text:style-name="P4">над шоќм, яќґо дознау́а ус̌віядаміяя̌ц собіє консеквенцȷ̈ теґо факту.</text:p>
      <text:p text:style-name="P4"><text:soft-page-break/>- Мус̌іми врацач до решти - повієд̌іяу́ Стіљґар. - Іначеј моі људ̌іє зачна̌ подејр̌евач, же</text:p>
      <text:p text:style-name="P4">з тоба̌ фљіртуȷ́. Нієкту̊р̌и юж мі заздроща̌, же моȷ̈ ре̌це познау́и твоȷ̈ вд̌іє̌кі, ќди</text:p>
      <text:p text:style-name="P4">змаґаљіс̌ми с̌іє̌ теј ноци в басеніє Туоно.</text:p>
      <text:p text:style-name="P4">- Дощ теґо - учіє̌у́а Ј̈сс̌іка̌.</text:p>
      <text:p text:style-name="P4">- Без образи - ґу́ос Стіљґара биу́ у́аґодни. - Мами звичај ніє брач кобієт вбрев іх вољі...</text:p>
      <text:p text:style-name="P4">а з тоба̌... - Взрушиу́ раміёнамі. - ... тен звичај навет ніє ȷ̈ст потр̌ебни.</text:p>
      <text:p text:style-name="P4">- Ніє запомінај, же биу́ам кс̌іє̌жна̌ панія̌ - повієд̌іяу́а юж спокојнієјшим ґу́осем.</text:p>
      <text:p text:style-name="P4">- Як собіє жичиш - р̌еку́ - Час заґрод̌іч тен виљот, би зар̌а̌д̌іч розљуз́нієніє дишипљіни</text:p>
      <text:p text:style-name="P4">фіљтрфраковеј. Моім људ̌іём наљежи с̌іє̌ д̌іс̌ виґодни одпочинек. Іх род̌іни ніє дадза̌ ім</text:p>
      <text:p text:style-name="P4">ютро одпоча̌ч.</text:p>
      <text:p text:style-name="P4">Заміљкљі обоȷ̈. Ј̈сс̌іка впатр̌иу́а с̌іє̌ в су́онечни бљаск. Су́ишау́а то, цо су́ишау́а в ґу́ос̌іє</text:p>
      <text:p text:style-name="P4">Стіљґаія - ніє виповієд̌іяна̌ пропозицȷ́ чеґос̌ віє̌цеј ніж ȷ̈ґо „ре̌којма”. Чи потр̌ебна му</text:p>
      <text:p text:style-name="P4">жона? Зрозуміяу́а, же може зая̌ч то мієјше пр̌и нім. Биу́би то ȷ̈ден зе способу̊в закоњченія</text:p>
      <text:p text:style-name="P4"><text:soft-page-break/>конфљікту о пљемієнне пр̌иву̊дзтво - кобієта ре̌ка в ре̌ке̌ з ме̌жчизна̌. Аље цо втеди з Пауљем?</text:p>
      <text:p text:style-name="P4">Кту̊ж му̊ґу́ вієд̌ієч, яќ ту ȷ̈ще обовія̌зивау́и права род̌ічієљсќ! І цо з ніє народзона̌</text:p>
      <text:p text:style-name="P4">цу̊рка̌, кту̊ра̌ од пару тиґодні нос̌і в у́оніє? Цо з цу̊рка̌ ȷ̈ј змару́еґо кс̌іє̌чія! І допущіу́а до свеј</text:p>
      <text:p text:style-name="P4">с̌віядомощі пеу́не значеніє теґо друґієґо росна̌цеґо в нієј д̌ієцка, пр̌ијр̌ау́а с̌іє̌ ву́асним</text:p>
      <text:p text:style-name="P4">мотивом допущенія до поче̌чія. Знау́а ȷ̈ - уљеґу́а овему безмієрнему попе̌дові</text:p>
      <text:p text:style-name="P2">вспу̊љнему</text:p>
      <text:p text:style-name="P2">вшисткім</text:p>
      <text:p text:style-name="P2">створ̌еніём</text:p>
      <text:p text:style-name="P2">в обљічу</text:p>
      <text:p text:style-name="P2">с̌мієрчі,</text:p>
      <text:p text:style-name="P2">інстинктовнему</text:p>
      <text:p text:style-name="P2">шуканію</text:p>
      <text:p text:style-name="P4">нієс̌мієртељнощі в потомствіє Звичіє̌жиу́ інстинкт захованія ґатунку.</text:p>
      <text:p text:style-name="P4">Ј̈сс̌іка зеркне̌у́а на Стіљґара, від̌іяу́а, же впатруȷ̈ с̌іє̌ в нія̌ вичекуя̌цо. Цу̊рка уродзона</text:p>
      <text:p text:style-name="P4">тутај пр̌ез кобієте̌ пос̌љубіёна̌ <text:soft-page-break/>комус̌ таќму як тен ме̌жчизна. Які биу́би љос таќј цу̊ркі задау́а собіє питаніє. - Чи он пру̊бовау́би оґранічач конієчнощі нієунікніёнеґо</text:p>
      <text:p text:style-name="P4">пр̌езначенія Бене Ґессеріт?</text:p>
      <text:p text:style-name="P4">Стіљґар одхр̌а̌кна̌у́ і вкру̊тце оказау́, же розуміє нієкту̊ре з питањ сформуу́ованих в ȷ̈ј</text:p>
      <text:p text:style-name="P4">умис̌ље.</text:p>
      <text:p text:style-name="P4">- Дља пр̌иву̊дци важне ȷ̈ст то, цо ґо чині пр̌иву̊дца̌. Потр̌еби ȷ̈ґо људ̌і. Ј̈с̌љі научиш</text:p>
      <text:p text:style-name="P2">мніє своіх умієȷ́тнощі, може пр̌ијщ д̌ієњ, ќди ȷ̈дно з нас бе̌д̌іє мус̌іяу́о визвач друґіє.</text:p>
      <text:p text:style-name="P4">Я вољау́бим яка̌с̌ аљтернативе̌.</text:p>
      <text:p text:style-name="P4">- Чи істнієȷ̈ кіљка аљтернатив? - запитау́а.</text:p>
      <text:p text:style-name="P4">- Сајядіна - повієд̌іяу́ - Наша Матка Вієљебна ȷ̈ст стара.</text:p>
      <text:p text:style-name="P4">Іх Матка Вієљебна! - Занім зда̌жиу́а то вибадач, повієд̌іяу́:</text:p>
      <text:p text:style-name="P4">- Я бинајмнієј ніє пропонуȷ́ чі с̌ієбіє за партнера. Ніє ма в тим ніц особістеґо, яко же</text:p>
      <text:p text:style-name="P4">ȷ̈стес̌ піє̌кна і почія̌ґая̌ца. Љеч ґдибис̌ зостау́а ȷ̈дна̌ з мих кобієт, то нієкту̊р̌и му́од̌і људ̌іє</text:p>
      <text:p text:style-name="P4">моґљіби узнач, же збитніё забієґам о пр̌иȷ̈мнощі чіяу́а, а за мау́о троще̌ с̌іє̌ о потр̌еби</text:p>
      <text:p text:style-name="P4">пљемієнія. Оні навет тераз подсу́ухуя̌ нас і с̌љедза̌.</text:p>
      <text:p text:style-name="P4"><text:soft-page-break/>Тен ме̌жчизна важи своȷ̈ децизȷ̈, паміє̌та о консеквенцях - помис̌љау́а.</text:p>
      <text:p text:style-name="P4">- Са̌ вс̌ру̊д моіх му́одих људ̌і таци, кту̊р̌и ос̌ія̌ґне̌љі вієк шаљењства духа - р̌еку́ Тр̌еба іх обу́аскавіч в тим окрес̌іє. Ніє моґе̌ ім давач поважнієјших поводу̊в до р̌уценія</text:p>
      <text:p text:style-name="P4">мі визванія. Понієваж мус̌іяу́бим іх окаљечач і забіяч. То ніє ȷ̈ст ву́ащіва дроґа дља</text:p>
      <text:p text:style-name="P4">пр̌иву̊дци, ȷ̈с̌љі можна теґо унікна̌ч з гонорем. Пос̌іяданіє пр̌иву̊дци, від̌іш, ȷ̈ст то ȷ̈дна</text:p>
      <text:p text:style-name="P4">з тих р̌ечи, кту̊римі ру̊жнія̌ с̌іє̌ људ̌іє од моту́оху. Пр̌иву̊дца утр̌имуȷ̈ ру̊внощ ȷ̈дностек.</text:p>
      <text:p text:style-name="P4">Ґди ȷ̈дностек ȷ̈ст збит мау́о, втеди људ̌іє стая̌ с̌іє̌ зну̊в моту́охем.</text:p>
      <text:p text:style-name="P4">Ј̈ґо су́ова, ґу́е̌бія іх с̌віядомощі, факт, же му̊віу́ тиље до нієј, цо до тих, кту̊р̌и</text:p>
      <text:p text:style-name="P4">украдќм подсу́ухіваљі, змус̌іу́и я̌ до теґо, жеби зревідовач своя̌ опініє̌ о нім. Чу́овієк</text:p>
      <text:p text:style-name="P4">вієљќґо формату - помис̌љау́а. - Ґд̌ієж он с̌іє̌ научиу́ таќј вевне̌тр̌неј ру̊вноваґі?</text:p>
      <text:p text:style-name="P4">- Право окрес̌љая̌це наша̌ форме̌ вибору пр̌иву̊дци ȷ̈ст справієдљівим правем повієд̌іяу́ Стіљґар. - Аље з теґо ніє виніка, же људ̌іє завше потр̌ебуя̌ справієдљівощі. То,</text:p>
      <text:p text:style-name="P4"><text:soft-page-break/>чеґо направде̌ тераз потр̌ебуȷ̈ми, то час на розву̊ј і розквіт, на повіє̌кшеніє терену нашеґо</text:p>
      <text:p text:style-name="P4">д̌іяу́анія.</text:p>
      <text:p text:style-name="P4">Яќ ȷ̈ст ȷ̈ґо походзеніє? - застанавіяу́а с̌іє̌. - Ска̌д с̌іє̌ бієр̌е така раса?</text:p>
      <text:p text:style-name="P4">- Стіљґар, ніє доценіяу́ам чіє̌ - повієд̌іяу́а.</text:p>
      <text:p text:style-name="P4">- Так подејр̌евау́ем - р̌еку́.</text:p>
      <text:p text:style-name="P4">- Највираз́нієј ніє доценіяљіс̌ми с̌іє̌ взаȷ̈мніє.</text:p>
      <text:p text:style-name="P4">- Цгчіяу́бим, жеби то с̌іє̌ скоњчиу́о - р̌еку́. - Цгчіяу́бим пр̌ияз́ні з тоба̌... і зауфанія.</text:p>
      <text:p text:style-name="P4">Цгчіяу́бим теґо взаȷ̈мнеґо шацунку, які вираста з серца, без збљіженія сексуаљнеґо.</text:p>
      <text:p text:style-name="P4">- Розумієм - повієд̌іяу́а.</text:p>
      <text:p text:style-name="P4">- Чи уфаш мі?</text:p>
      <text:p text:style-name="P4">- Су́ише̌ в тобіє щерощ.</text:p>
      <text:p text:style-name="P4">- Вс̌ру̊д нас - повієд̌іяу́ - Сајядіни, ніє бе̌да̌ц формаљнимі пр̌иву̊дчиніямі, зајмуя̌</text:p>
      <text:p text:style-name="P4">щеґу̊љніє защитна̌ позицȷ́. Оне научая̌. Подтр̌имуя̌ духа божеґо тутај. - Доткна̌у́ свеј</text:p>
      <text:p text:style-name="P4">пієрс̌і.</text:p>
      <text:p text:style-name="P4">Тераз муше̌ висондовач те̌ таȷ̈мніце̌ Маткі Вієљебнеј - помис̌љау́а.</text:p>
      <text:p text:style-name="P2">- Му̊віу́ес̌ о вашеј Матце Вієљебнеј... і су́ишау́ам су́ова о љеґенд̌іє і пророцтвіє.</text:p>
      <text:p text:style-name="P4">- Му̊ві с̌іє̌, же Бене Ґессеріт і ȷ̈ј <text:soft-page-break/>потомек д̌ієржа̌ кључ до нашеј пр̌ишу́ощі - р̌еку́.</text:p>
      <text:p text:style-name="P4">- Вієр̌иш, же я нія̌ ȷ̈стем?</text:p>
      <text:p text:style-name="P4">Обсервуя̌ц ȷ̈ґо твар̌, мис̌љау́а: му́ода тр̌чіна так у́атво умієра. Поча̌тек ȷ̈ст пора̌</text:p>
      <text:p text:style-name="P4">вієљќґо нієбезпієчењства.</text:p>
      <text:p text:style-name="P4">- Ми ніє вієми - повієд̌іяу́.</text:p>
      <text:p text:style-name="P4">Ківне̌у́а ґу́ова̌. Ј̈ст чу́овієќм гонору - помис̌љау́а. - Очекуȷ̈ оде мніє знаку, аље ніє</text:p>
      <text:p text:style-name="P4">поможе љосові здрадзая̌ц мі тен знак. Ј̈сс̌іка одвіёду́а ґу́ове̌, запатр̌иу́а с̌іє̌ на басен в доље,</text:p>
      <text:p text:style-name="P4">на зу́отаве чієніє, на пурпурове чієніє, на држеніє повієтр̌а з дробінамі пиу́у у виљоту іх</text:p>
      <text:p text:style-name="P4">яскіні. Ј̈ј умису́ випеу́ніу́а наґље кочія острожнощ. Знау́а жарґон Місс̌іёнана Піётецтіва,</text:p>
      <text:p text:style-name="P4">вієд̌іяу́а, як достосовач технікі љеґенди, ље̌кі і над̌ієȷ̈ до свих наґу́их потр̌еб, аље</text:p>
      <text:p text:style-name="P4">вичувау́а тутај д̌іќ зміяни... якби ктос̌ пр̌ебивая̌ц вс̌ру̊д тих Фремену̊в скор̌истау́</text:p>
      <text:p text:style-name="P4">з љеґенди Місс̌іёнара Протецтіва.</text:p>
      <text:p text:style-name="P4">Стіљґар одхр̌а̌кна̌у́. Від̌іяу́а, же с̌іє̌ нієчієрпљіві, же д̌ієњ с̌іє̌ коњчи і људ̌іє чекая̌ на</text:p>
      <text:p text:style-name="P4">заґродзеніє теґо виљоту. Пр̌ишеду́ час на с̌міяу́ощ з ȷ̈ј строни і здау́а собіє справе̌, чеґо ȷ̈ј</text:p>
      <text:p text:style-name="P4"><text:soft-page-break/>тр̌еба: певнеј дар аљ-гікман, певнеј шкоу́и пр̌еку́аду, кту̊ра би дау́а ȷ̈ј...</text:p>
      <text:p text:style-name="P4">- Адаб - шепне̌у́а.</text:p>
      <text:p text:style-name="P4">Почуу́а якби козіёу́кованіє свеґо умису́у. Зареаґовау́а на то пр̌ис̌пієшоним бічієм</text:p>
      <text:p text:style-name="P4">серца. В цау́им шкољенію Бене Ґессеріт ніє істніяу́о ніц, цо би міяу́о такі сиґнау́ розпознавчи.</text:p>
      <text:p text:style-name="P4">То моґу́а бич тиљко адаб, ву́адча паміє̌ч, кту̊ра спада на чу́овієка сама з с̌ієбіє. Поддау́а с̌іє̌</text:p>
      <text:p text:style-name="P4">ȷ̈ј, позваљая̌ц пу́ина̌ч су́овом.</text:p>
      <text:p text:style-name="P4">- Ібн qіртаіба - повієд̌іяу́а - аж по мієјше, ґд̌іє пиу́ с̌іє̌ коњчи.</text:p>
      <text:p text:style-name="P4">Вичія̌ґне̌у́а ре̌ке̌ спод шати, відза̌ц, як Стіљґарові розшер̌ая̌ с̌іє̌ очи. Су́ишау́а в тиље</text:p>
      <text:p text:style-name="P4">шељест шат.</text:p>
      <text:p text:style-name="P4">- Відзе̌... Фремена над кс̌іє̌ґа̌ пр̌иповієщі - повієд̌іяу́а урочистим тонем - Чита пр̌ед</text:p>
      <text:p text:style-name="P4">обљічем аљ-Љат, су́оњца, кту̊ре он уяр̌мія і кту̊рему ура̌ґа. Чита пр̌ед обљічем Са̌ду Садус,</text:p>
      <text:p text:style-name="P4">а ото ȷ̈ґо су́ова:</text:p>
      <text:p text:style-name="P4">Моȷ̈ вроґі са̌ як зжарте іґу́и трав,</text:p>
      <text:p text:style-name="P4">кту̊ре стау́и на дродзе віхури.</text:p>
      <text:p text:style-name="P4">Ніє зочиу́ес̌, цо справіу́ наш Пан?</text:p>
      <text:p text:style-name="P4">Он вису́ау́ пљаґе̌ поміє̌дзи тих,</text:p>
      <text:p text:style-name="P4">Кту̊р̌и кнуљі пр̌ечів нам.</text:p>
      <text:p text:style-name="P4">Са̌ яко птакі ґнане пр̌ез у́овце̌.</text:p>
      <text:p text:style-name="P4">Іх кнованія яко стр̌ау́и яду</text:p>
      <text:p text:style-name="P2"><text:soft-page-break/>З вшисткіх випљуте уст.</text:p>
      <text:p text:style-name="P4">Пр̌ешу́о я̌ држеніє. Опущіу́а ре̌ке̌. З вне̌тр̌а ґроти одповієд̌іяу́о ȷ̈ј респонсоріюм</text:p>
      <text:p text:style-name="P4">вишептане пр̌ез вієље ґу́осу̊в.</text:p>
      <text:p text:style-name="P4">- Іх д̌ієу́а љеґу́и збур̌оне.</text:p>
      <text:p text:style-name="P4">- Тве серце оґарнія божи пу́омієњ - доповієд̌іяу́а.</text:p>
      <text:p text:style-name="P4">Тераз вшистко с̌іє̌ точи ву́ащівим торем - пр̌ешу́о ȷ̈ј пр̌ез мис̌љ.</text:p>
      <text:p text:style-name="P4">- Ґорея̌ци оґієњ божи - надешу́о респонсоріюм.</text:p>
      <text:p text:style-name="P4">- Твоȷ̈ вроґі руна̌ - повієд̌іяу́а.</text:p>
      <text:p text:style-name="P4">- Бі-љаљ каіфа - одповієд̌ієљі.</text:p>
      <text:p text:style-name="P4">В наґу́еј чіши Стіљґар поку́оніу́ с̌іє̌ пр̌ед нія̌.</text:p>
      <text:p text:style-name="P4">- Сајядіна - повієд̌іяу́ - Ј̈с̌љі сгаі-гуљуд допущі, можеш ȷ̈ще пр̌ебич ґу́е̌біє̌ духа</text:p>
      <text:p text:style-name="P4">і зостач Матка̌ Вієљебна̌.</text:p>
      <text:p text:style-name="P4">Пр̌ебич ґу́е̌біє̌ духа - помис̌љау́а - Д̌івни спосу̊б на вираженіє теґо. Аље пасуȷ̈ до жарґону</text:p>
      <text:p text:style-name="P4">бардзо добр̌е. І зазнау́а цинічнеј ґоричи поп тим, цо зробіу́а. Наша Місс̌іёнарія Протецтіва</text:p>
      <text:p text:style-name="P4">р̌адко завод̌і. Пр̌иґотовано нам мієјше в тим пустковію. Модљітва Ас-Саљат вичіёсау́а</text:p>
      <text:p text:style-name="P4">нам крију̊вке̌. Тераз... муше̌ ґрач роље̌ Ауљії, Пр̌иячіу̊у́кі Боґа... Сајядіни дља ву́у̊че̌ґу̊в,</text:p>
      <text:p text:style-name="P4">кту̊рих так с̌іљніє уробіу́а вру̊жба <text:soft-page-break/>нашеј Бене Ґессеріт, же навет сва̌ највижша̌ капу́анке̌ зва̌</text:p>
      <text:p text:style-name="P4">Матка̌ Вієљебна̌.</text:p>
      <text:p text:style-name="P4">Пауљ стау́ пр̌и Цгані пос̌ру̊д чієні вевне̌тр̌неј комори. Чія̌ґље чуу́ смак ке̌са, кту̊рим ґо</text:p>
      <text:p text:style-name="P4">накарміу́а - міє̌со птака і зіярно зљепіёне пр̌иправовим міёдем і овініє̌те в љіщ. Ј̈дза̌ц то</text:p>
      <text:p text:style-name="P4">ус̌віядоміу́ собіє, же ȷ̈ще ніґди ніє міяу́ в устах пр̌иправіёвеј есенцї так с̌іљніє</text:p>
      <text:p text:style-name="P4">сконцентрованеј і втеди пр̌ежиу́ момент страху. Вієд̌іяу́, цо та есенця моґу́а в нім вивоу́ач</text:p>
      <text:p text:style-name="P4">- „пр̌иправіёва̌ пр̌еміяне̌”, кту̊ра попхне̌у́аби ȷ̈ґо умису́ ку вієчнеј с̌віядомощі.</text:p>
      <text:p text:style-name="P4">- Бі-ља каіфа - вишептау́а Цгані.</text:p>
      <text:p text:style-name="P4">Спојр̌ау́ на нія̌, достр̌еґая̌ц трвоґе̌, з яка̌ Фремені видаваљі с̌іє̌ пр̌ијмовач су́ова ȷ̈ґо</text:p>
      <text:p text:style-name="P4">маткі. Ј̈диніє ме̌жчизна звани Д̌амісем справіяу́ враженіє, же ніє бієр̌е уд̌іяу́у</text:p>
      <text:p text:style-name="P4">в церемонії; тр̌имау́ с̌іє̌ на убочу з раміёнамі скр̌ижованимі на пієрс̌і.</text:p>
      <text:p text:style-name="P4">- Дуи иакга гін манґе - шепне̌у́а Цгані. - Дуи пунра гін манґе. Мам двоȷ̈ очу. Мам</text:p>
      <text:p text:style-name="P4">двіє стопи.</text:p>
      <text:p text:style-name="P4">Цгані впатр̌иу́а с̌іє̌ в Пауља з виразем зад̌івієнія. Пауљ зачерпна̌у́ <text:soft-page-break/>ґу́е̌боко тху пру̊буя̌ц</text:p>
      <text:p text:style-name="P4">ус̌мієр̌ич бур̌е̌ в души. Су́ова маткі наку́адау́и с̌іє̌ на д̌іяу́аніє есенцї пр̌иправовеј і Пауљ</text:p>
      <text:p text:style-name="P4">чуу́, як ȷ̈ј ґу́ос взнос̌і с̌іє̌ і опада в нім нічим бухая̌це пу́омієніє. В тракчіє теґо</text:p>
      <text:p text:style-name="P4">вшистќґо однајдивау́ в нієј остр̌е цинізму - знау́ я̌ так добр̌е! - љеч ніц ніє моґу́о</text:p>
      <text:p text:style-name="P4">повстр̌имач теґо чеґос̌, цо розпоче̌у́о с̌іє̌ од ке̌са поживієнія.</text:p>
      <text:p text:style-name="P4">Страшне пр̌езначеніє.</text:p>
      <text:p text:style-name="P4">Вичувау́ ȷ̈, ова̌ с̌віядомощ раси, пр̌ед кту̊ра̌ ніє биу́о дља нієґо учієчкі. Ніёсу́а</text:p>
      <text:p text:style-name="P2">виостр̌она̌ яснощ, допу́ив даних, жімна̌ пр̌итомнощ умису́у. Осуна̌у́ с̌іє̌ на поду́оґе̌, с̌іяду́</text:p>
      <text:p text:style-name="P4">опарти пљецамі о скау́е̌, поддая̌ц с̌іє̌ ȷ̈ј. С̌віядомощ розпу́ине̌у́а с̌іє̌ безчасова̌ варства̌, ґд̌іє</text:p>
      <text:p text:style-name="P4">му̊ґу́ пр̌епатривач час, ґд̌іє вичувау́ щіежкі можљівощі, пр̌ишу́е віятри... мініёне віятри:</text:p>
      <text:p text:style-name="P4">ȷ̈дноока візя пр̌ишу́ощі, ȷ̈дноока візя тераз́нієјшощі і ȷ̈дноока візя пр̌ешу́ощі вшистко у́а̌чиу́о с̌іє̌ в окуљарова̌ візȷ́, позваљая̌ц му від̌ієч, як час стаȷ̈ с̌іє̌ пр̌естр̌енія̌.</text:p>
      <text:p text:style-name="P4">Ґрожіу́о му нієбезпієчењство, міяу́ враженіє пр̌ещіґніє̌чія самеґо с̌ієбіє і мус̌іяу́ тр̌имач с̌іє̌</text:p>
      <text:p text:style-name="P4"><text:soft-page-break/>свеґо почучія тераз́нієјшощі, ќди оґарніяу́ умису́ем р̌ечивістощ в кр̌ивим звієрчіядље,</text:p>
      <text:p text:style-name="P4">трвая̌ца̌ хвіље̌, вієчна̌ консољідацȷ́ теґо, цо ȷ̈ст нієскоњчоне, з тим, цо биу́о. Узмису́авіяя̌ц</text:p>
      <text:p text:style-name="P4">собіє тераз́нієјшощ, по раз пієрвши одчуу́ безмієрна̌ ȷ̈дностајнощ пр̌епу́иву часу, вше̌д̌іє</text:p>
      <text:p text:style-name="P4">ма̌цона̌ змієннимі пра̌дамі, фау́амі, бау́ванамі і пр̌ечівбау́ванамі, як пр̌ибу̊ј под урвістим</text:p>
      <text:p text:style-name="P4">бр̌еґієм. То позвољіу́о му на ново зрозумієч своȷ̈ відзеніє пр̌ишу́ощі і в тим ру̊внієж</text:p>
      <text:p text:style-name="P4">ујр̌ау́ з́ру̊ду́о с̌љепеґо часу, з́ру̊ду́о бу́е̌ду, а втеди допаду́ ґо ље̌к. Здау́ собіє справе̌, же візя</text:p>
      <text:p text:style-name="P4">пр̌ишу́ощі биу́а іљумінаця̌, мієща̌ца̌ в собіє ґраніце теґо, цо одсу́анія - з́ру̊ду́ем доку́аднощі</text:p>
      <text:p text:style-name="P4">і істотнеґо бу́е̌ду ȷ̈дночес̌ніє. Вмієшау́о с̌іє̌ тутај цос̌ в родзаю засади нієозначонощі</text:p>
      <text:p text:style-name="P4">Геісенберґа - видатек енерґії на зобаченіє теґо, цо с̌іє̌ від̌і, деформуȷ̈ то, цо с̌іє̌ від̌і.</text:p>
      <text:p text:style-name="P4">А від̌іяу́ спљот вспу̊у́заљежнощі часових в обре̌біє теј ґроти, кіпієљ можљівощі тутај</text:p>
      <text:p text:style-name="P4">зес̌родкованих, в кту̊реј најдробнієјше д̌іяу́аніє - мруґніє̌чіє повієкі, нієопатр̌не су́ово,</text:p>
      <text:p text:style-name="P4"><text:soft-page-break/>пр̌есуніє̌чіє зіяренек піяску - обраца ґіґантична̌ д̌ьвіґніє̌ пр̌ез цау́и познани вшехс̌віят.</text:p>
      <text:p text:style-name="P4">Зобачиу́ пр̌ељев крві з виніќм заљежним од так вієљу змієнних, же ȷ̈ґо најмнієјши рух</text:p>
      <text:p text:style-name="P4">поводовау́ розљеґу́е пр̌есуніє̌чія в структур̌е модељу.</text:p>
      <text:p text:style-name="P4">Под впу́ивем теј візї запраґна̌у́ застиґна̌ч в безруху, тиље же то ру̊внієж биу́о д̌іяу́аніє</text:p>
      <text:p text:style-name="P4">бр̌емієнне в скуткі. Нієзљічоне чія̌ґі пр̌ичиново - скуткове розход̌іу́и с̌іє̌ з теј яскіні,</text:p>
      <text:p text:style-name="P4">а на дродзе віє̌кшощі з ніх від̌іяу́ своȷ̈ ву́асне мартве чіяу́о броча̌це крвія̌ з отвартеј</text:p>
      <text:p text:style-name="P2">ножем рани.</text:p>
      <text:p text:style-name="P4">11</text:p>
      <text:p text:style-name="P4">Му̊ј ојчієц Падишах Імператор міяу́ с̌ієдемд̌ієс̌ія̌т два љата, ȷ̈днакже</text:p>
      <text:p text:style-name="P4">виґља̌дау́ највижеј на тр̌ид̌ієщі піє̌ч в року, в кту̊рим накрес̌љіу́ с̌мієрч кс̌іє̌чія</text:p>
      <text:p text:style-name="P4">Љето і оддау́ з повротем Арракіс Гарконненом. Р̌адко показивау́ с̌іє̌</text:p>
      <text:p text:style-name="P4">пубљічніє іначеј, як в мундур̌е сардаукара і в чарним геу́міє бурсеґа</text:p>
      <text:p text:style-name="P4">з імперіяљним зу́отим љвем. Мундур становіу́ явне пр̌ипомнієніє, в чим</text:p>
      <text:p text:style-name="P4">љежи ȷ̈ґо с̌іу́а. Ніє завше биу́ так <text:soft-page-break/>буњчучни ȷ̈днаковож. Ќди хчіяу́, потрафіу́</text:p>
      <text:p text:style-name="P4">промієніёвач вд̌іє̌ќм і щерощіа̌, љеч застанавіяу́ам с̌іє̌ че̌сто в тих</text:p>
      <text:p text:style-name="P4">пу̊з́нієјших дніях, чи биу́о в нім цокољвієк таќґо, якім с̌іє̌ видавау́о.</text:p>
      <text:p text:style-name="P4">Тераз мис̌ље̌, же биу́ чу́овієќм нієустанніє ваљча̌цим о вирваніє с̌іє̌ за пре̌ти</text:p>
      <text:p text:style-name="P4">нієвід̌іяљнеј кљаткі. Ніє вољно вам запомінач, же биу́ імператорем, ојцем</text:p>
      <text:p text:style-name="P4">і ґу́ова̌ династії, кту̊реј поча̌ткі ґіне̌у́и в помроце д̌ієју̊в. Љеч ми</text:p>
      <text:p text:style-name="P4">одму̊віу́ис̌ми му љеґаљнеґо сина. Чи ніє ȷ̈ст то најстрашљівша кље̌ска, яка̌</text:p>
      <text:p text:style-name="P4">ќдикољвієк поніу̊су́ ву́адца? Матка моя окаљау́а посу́ушењство с̌іёстром</text:p>
      <text:p text:style-name="P4">пр̌еу́ожоним в тим, в чим љади Ј̈сс̌іка биу́а нієпосу́ушна. Кту̊ра з ніх биу́а</text:p>
      <text:p text:style-name="P4">с̌іљнієјша? Гісторія одповієд̌іяу́а юж на то питаніє.</text:p>
      <text:p text:style-name="P4">з „В дому моȷ̈ґо ојца” піу̊ра кс̌іє̌жнічкі Іруљан</text:p>
      <text:p text:style-name="P4">Ј̈сс̌іка пр̌ебуд̌іу́а с̌іє̌ в чіємнощіах яскіні вичувая̌ц докоу́а кр̌а̌таніне̌ Фремену̊в,</text:p>
      <text:p text:style-name="P4">вдихая̌ц квас̌ни запах фіљтрфраку̊в. Вевне̌тр̌не почучіє часу му̊віу́о ȷ̈ј, же на двор̌е</text:p>
      <text:p text:style-name="P4"><text:soft-page-break/>вкру̊тце западніє ноц, аље черњ заљеґау́а ґроте̌ осу́оніє̌та̌ од пустині пљастіковимі каптурамі,</text:p>
      <text:p text:style-name="P4">затр̌имуя̌цимі віљґоч іх чіяу́ в теј замкніє̌теј пр̌естр̌ені. Упр̌итомніу́а собіє, же в станіє</text:p>
      <text:p text:style-name="P4">крањцовеґо вичерпанія пр̌еспау́а с̌іє̌ снем справієдљівеґо, виставіяя̌ц тим ву́асна̌,</text:p>
      <text:p text:style-name="P4">подс̌віядома̌ оцене̌ особістеґо безпієчењства в одд̌іяље Стљіґара. Пр̌екре̌чівши с̌іє̌ на</text:p>
      <text:p text:style-name="P4">гамаку спор̌а̌дзоним з бурнуса звієс̌іу́а стопи до скаљнеј поду́оґі і всуне̌у́а ȷ̈ в бути пустинне.</text:p>
      <text:p text:style-name="P4">Ніє моґе̌ запомнієч о зашнурованію буту̊в на укос, би взму̊ц помпуя̌це д̌іяу́аніє фіљтрфрака помис̌љау́а. - О тиљу р̌ечах муше̌ паміє̌тач. В устах міяу́а ȷ̈ще смак раннеґо пос̌іу́ку - ке̌с</text:p>
      <text:p text:style-name="P4">птас̌ієґо міє̌са і зіярно зљепіёне пр̌иправовим міёдем в љіщіу - і зрозуміяу́а, же час</text:p>
      <text:p text:style-name="P4">викор̌истивано тутај на опак: ноц биу́а днієм пр̌езначоним на д̌іяу́аніє, зас̌ д̌ієњ ноца̌</text:p>
      <text:p text:style-name="P4">пр̌езначона̌ на спочинек. Ноц укрива; ноц ȷ̈ст најбезпієчнієјша. Здȷ́у́а пу́ащ</text:p>
      <text:p text:style-name="P4">з гамакових коу́ку̊в в скаљнеј аљковіє, поґмеравши хвіље̌ знаљазу́а, ґд̌іє ȷ̈ст ґу̊ра,</text:p>
      <text:p text:style-name="P4"><text:soft-page-break/>і вс̌љізне̌у́а с̌іє̌ в шате̌. Як пр̌еказач ста̌д віядомощ до Бене Ґессеріт? - застанавіяу́а с̌іє̌.</text:p>
      <text:p text:style-name="P4">Муша̌ с̌іє̌ довієд̌ієч о дву̊х збу́а̌каних овцах в арракањсќј остоі. Даљеј в ґу́е̌бі яскіні</text:p>
      <text:p text:style-name="P4">запу́оне̌у́и куље с̌віє̌тояњсќ. Зобачиу́а кре̌ца̌цих с̌іє̌ там људ̌і, вс̌ру̊д ніх Пауља, юж</text:p>
      <text:p text:style-name="P2">убранеґо, з одр̌уцоним до тиу́у каптурем, одсу́аніяя̌цим орљі профіљ Атриду̊в. Заховивау́ с̌іє̌</text:p>
      <text:p text:style-name="P4">бардзо д̌івніє пр̌ед уданієм с̌іє̌ на спочинек, помис̌љау́а. Нієобецни духем. Як ктос̌</text:p>
      <text:p text:style-name="P4">вирвани с̌мієрчі, нієс̌віядоми в пеу́ні свеґо повроту до жичія, з на пу̊у́ пр̌имкніє̌тимі</text:p>
      <text:p text:style-name="P4">очамі, шкљістимі од запатр̌енія в ґу́а̌б с̌ієбіє. То ȷ̈ј пр̌ипомніяу́о ȷ̈ґо остр̌еженіє пр̌ед</text:p>
      <text:p text:style-name="P4">насицона̌ пр̌иправа̌ дієта̌ - „узаљежніяя̌ца̌”. Чи даȷ̈ она ефекти убочне? - застанавіяу́а с̌іє̌. Повієд̌іяу́, же то ма цос̌ вспу̊љнеґо з ȷ̈ґо здољнощіа̌ ясновідзенія, аље д̌івніє міљчау́ на</text:p>
      <text:p text:style-name="P4">темат теґо, цо від̌і.</text:p>
      <text:p text:style-name="P4">В право од нієј вишеду́ з чієнія Стіљґар і збљіжиу́ с̌іє̌ до ґрупи под куљамі с̌віє̌тояњскімі.</text:p>
      <text:p text:style-name="P4">Зауважиу́а, як пр̌ебієра паљцамі в брод̌іє, достр̌еґу́а чујнощ в ȷ̈ґо <text:soft-page-break/>поставіє скрадая̌цеґо</text:p>
      <text:p text:style-name="P4">с̌іє̌ кота. Наґу́и страх пр̌ешиу́ Ј̈сс̌іке̌, ќди похвичіу́а змису́амі напіє̌чіє відочне</text:p>
      <text:p text:style-name="P4">в људ̌іях зебраних воку̊у́ Пауља - іх штивне рухи, церемоніяљне постави.</text:p>
      <text:p text:style-name="P4">- Оні мая̌ моя̌ ре̌којміє̌! - загучау́ Стіљґар.</text:p>
      <text:p text:style-name="P4">Ј̈сс̌іка розпознау́а ме̌жчизне̌, пр̌ед кту̊рим стау́ Стіљґар - Д̌аміс! З кољеі достр̌еґу́а</text:p>
      <text:p text:style-name="P4">вщіеку́ощ Д̌аміса, відочна̌ в штивних раміёнах. Д̌аміс, ме̌жчизна поконани пр̌ез</text:p>
      <text:p text:style-name="P4">Пауља! - пр̌емкне̌у́о ȷ̈ј пр̌ез ґу́ове̌.</text:p>
      <text:p text:style-name="P4">- Знаш право, Стіљґар - повієд̌іяу́ Д̌аміс.</text:p>
      <text:p text:style-name="P4">- Кто зна ȷ̈ љепієј? - запитау́ Стіљґар і усу́ишау́а в ȷ̈ґо ґу́ос̌іє тон поȷ̈днанія, пру̊бе̌</text:p>
      <text:p text:style-name="P4">зау́аґодзенія чеґос̌.</text:p>
      <text:p text:style-name="P4">- Я вибієрам ваљке̌ - варкна̌у́ Д̌аміс.</text:p>
      <text:p text:style-name="P4">Ј̈сс̌іка пос̌пієшиу́а пр̌ез ґроте̌, шгвичіу́а Стіљґара за раміє̌.</text:p>
      <text:p text:style-name="P4">- О цо ход̌і? - спитау́а.</text:p>
      <text:p text:style-name="P4">- О право амтаљ - повієд̌іяу́ Стіљґар. - Д̌аміс домаґа с̌іє̌ права справдзенія твеј рољі</text:p>
      <text:p text:style-name="P4">в љеґенд̌іє.</text:p>
      <text:p text:style-name="P4">- Она мус̌і мієч оре̌довніка - р̌еку́ Д̌аміс. - Ј̈с̌љі ȷ̈ј оре̌довнік звичіє̌жи, то она ȷ̈ст</text:p>
      <text:p text:style-name="P4"><text:soft-page-break/>правд̌іва. Аље повієд̌іяне зостау́о... - розејр̌ау́ с̌іє̌ по чіжбіє људ̌і - ...же ніє бе̌д̌іє</text:p>
      <text:p text:style-name="P4">потр̌ебовау́а она оре̌довніка з Фремену̊в, цо може ȷ̈диніє означач, же пр̌ивієд̌іє свеґо</text:p>
      <text:p text:style-name="P4">ву́аснеґо.</text:p>
      <text:p text:style-name="P4">Он му̊ві о поȷ̈динку з Пауљем! - помис̌љау́а Ј̈сс̌іка. Пущіу́а раміє̌ Стіљґара, виста̌піу́а пу̊у́</text:p>
      <text:p text:style-name="P4">кроку до пр̌оду.</text:p>
      <text:p text:style-name="P4">- Завше ȷ̈стем оре̌довнічка̌ с̌ієбіє самеј - повієд̌іяу́а. - Значеніє теґо ȷ̈ст зупеу́ніє</text:p>
      <text:p text:style-name="P4">ясне дља...</text:p>
      <text:p text:style-name="P4">- Ніє бе̌д̌ієш нам нар̌уцач своіх звичају̊в - варкна̌у́ Д̌аміс. - Ніє бе̌д̌ієш, допу̊кі</text:p>
      <text:p text:style-name="P4">ніє зобаче̌ љепшеґо доводу. Стіљґар му̊ґу́ чі повієд̌ієч, цо маш му̊віч д̌іс̌ рано. Му̊ґу́</text:p>
      <text:p text:style-name="P4">випеу́ніч тву̊ј умису́ по бр̌еґі љуљанка̌ і ти я̌ нам вищебіётау́ас̌, љіча̌ц, же уторуȷ̈ш собіє</text:p>
      <text:p text:style-name="P4">фау́шива̌ дроґе̌ вс̌ру̊д нас.</text:p>
      <text:p text:style-name="P4">Моґу́абим ґо зау́атвіч - мис̌љау́а Ј̈сс̌іка - аље кто віє, чи то ніє ку́у̊чі с̌іє̌ зе способем,</text:p>
      <text:p text:style-name="P2">в які оні інтерпретуя̌ љеґенде̌. І по раз друґі здуміяу́а с̌іє̌ розміярамі випаченія д̌ієу́а</text:p>
      <text:p text:style-name="P4">Місс̌іёнарія Протецтіва на теј пљанечіє.</text:p>
      <text:p text:style-name="P4"><text:soft-page-break/>Стіљґар попатр̌иу́ на Ј̈сс̌іке̌ і одезвау́ с̌іє̌ чіхо, аље такім ґу́осем, би дошеду́ до крањцу̊в</text:p>
      <text:p text:style-name="P4">ту́уму.</text:p>
      <text:p text:style-name="P4">- Д̌аміс ма поводи живіч уразе̌, Сајядіна. Тву̊ј син ґо поконау́ і...</text:p>
      <text:p text:style-name="P4">- То биу́ пр̌ипадек! - рикна̌у́ Д̌аміс. - В басеніє Туоно д̌іяу́ау́а с̌іу́а нієчиста і зараз то</text:p>
      <text:p text:style-name="P4">удоводніє̌!</text:p>
      <text:p text:style-name="P4">- ... і я сам ґо поконау́ем - чія̌ґна̌у́ Стіљґар. - Он замієр̌а тим визванієм тагадді знову</text:p>
      <text:p text:style-name="P4">добрач с̌іє̌ до мніє. Збит вієље брутаљнощі ȷ̈ст в Д̌аміс̌іє, би ќдикољвієк зостау́ добрим</text:p>
      <text:p text:style-name="P4">пр̌иву̊дца̌ - збит вієље ґгафља, шаљењства. Уста своȷ̈ оддаȷ̈ правом, а серце, сарфа,</text:p>
      <text:p text:style-name="P4">одсте̌пству. Ніє, он ніґди ніє зостаніє добрим пр̌иву̊дца̌. Още̌дзау́ем ґо так ду́уґо, бо</text:p>
      <text:p text:style-name="P4">пр̌идаȷ̈ с̌іє̌ в ваљце яко таќј, аље ќди оґарнія ґо тен крвави амок, стаȷ̈ с̌іє̌ нієбезпієчни</text:p>
      <text:p text:style-name="P4">дља ву́аснеґо пљемієнія.</text:p>
      <text:p text:style-name="P4">- Стіљґар-р-р-р! - рикна̌у́ Д̌аміс.</text:p>
      <text:p text:style-name="P4">І Ј̈сс̌іка пр̌ејр̌ау́а, цо робі Стіљґар - же пру̊буȷ̈ розвщіечич Д̌аміса, би пр̌ея̌ч визваніє</text:p>
      <text:p text:style-name="P4">од Пауља. Стіљґар стана̌у́ твар̌а̌ в твар̌ з Д̌амісем і поновніє Ј̈сс̌іка досу́ишау́а поȷ̈днавча̌</text:p>
      <text:p text:style-name="P4"><text:soft-page-break/>нуте̌ в ȷ̈ґо ґу́ос̌іє.</text:p>
      <text:p text:style-name="P4">- Д̌аміс, он ȷ̈ст заљедвіє ху́опцем. Он ȷ̈ст...</text:p>
      <text:p text:style-name="P4">- Ти сам назвау́ес̌ ґо ме̌жчизна̌ - повієд̌іяу́ Д̌аміс. - Ј̈ґо матка твієрд̌і, же пр̌ешеду́</text:p>
      <text:p text:style-name="P4">пр̌ез ґом д̌аббар. Ма пеу́не чіяу́о і надміяр води. Чі, цо нієс̌љі іх сакве̌, му̊вія̌, же са̌ в нієј</text:p>
      <text:p text:style-name="P4">љітерёни води. Љітерёни! А ми сс̌ієми наше ќшеніє у́овне, як тиљко покаже с̌іє̌ хочби</text:p>
      <text:p text:style-name="P4">љс̌нієніє роси.</text:p>
      <text:p text:style-name="P4">Стіљґар спојр̌ау́ на Ј̈сс̌іке̌.</text:p>
      <text:p text:style-name="P4">- Чи то правда? Чи в вашеј саквіє ȷ̈ст вода?</text:p>
      <text:p text:style-name="P4">- Так.</text:p>
      <text:p text:style-name="P4">- Љітерёни води?</text:p>
      <text:p text:style-name="P4">- Два љітерёни.</text:p>
      <text:p text:style-name="P4">- Яќ ȷ̈ст пр̌езначеніє теґо боґацтва?</text:p>
      <text:p text:style-name="P4">Боґацтва? - помис̌љау́а. Потр̌а̌сне̌у́а ґу́ова̌, вичувая̌ц озіє̌бу́ощ в ȷ̈ґо ґу́ос̌іє.</text:p>
      <text:p text:style-name="P4">- Там, ґд̌іє с̌іє̌ урод̌іу́ам вода љечіяу́а з нієба і пу́ине̌у́а пр̌ез зієміє̌ шерокімі р̌екамі повієд̌іяу́а - Биу́и там оцеани води так розљеґу́е, же ніє від̌іяу́о с̌іє̌ друґієґо бр̌еґу. Ніє</text:p>
      <text:p text:style-name="P4">ȷ̈стем пр̌ешкољона в вашим режіміє води. Ніґди пр̌едтем ніє мус̌іяу́ам о нієј мис̌љеч в тен</text:p>
      <text:p text:style-name="P4">спосу̊б.</text:p>
      <text:p text:style-name="P4"><text:soft-page-break/>Докоу́а розљеґу́о с̌іє̌ зду́авіёне вестхнієніє.</text:p>
      <text:p text:style-name="P4">- Вода љечіяу́а з нієба... пу́ине̌у́а пр̌ез зієміє̌.</text:p>
      <text:p text:style-name="P4">- Чи вієд̌іяу́ас̌, же вс̌ру̊д нас знајдуя̌ с̌іє̌ таци, кту̊р̌и в випадку дознаљі ушкодзенія</text:p>
      <text:p text:style-name="P2">ќшені у́овнеј і бе̌да̌ в чіє̌жкіх тарапатах, нім ос̌ія̌ґнієми цељ теј ноци?</text:p>
      <text:p text:style-name="P4">- Ска̌д міяу́ам вієд̌ієч? - Ј̈сс̌іка покре̌чіу́а ґу́ова̌ - Ј̈с̌љі са̌ в потр̌ебіє дај ім воде̌</text:p>
      <text:p text:style-name="P4">з нашеј сакви.</text:p>
      <text:p text:style-name="P4">- Чи таќ биу́о пр̌езначеніє теґо боґацтва?</text:p>
      <text:p text:style-name="P4">- Пр̌езначиу́ам ȷ̈ до ратованія жичія - повієд̌іяу́а</text:p>
      <text:p text:style-name="P4">- Пр̌ијмуȷ̈ми затем твоȷ̈ бу́оґосу́авієњство, Сајядма.</text:p>
      <text:p text:style-name="P4">- Ніє пр̌екупіш нас вода̌ - варкна̌у́ Д̌аміс - Ані ніє роззу́ощіш мніє на с̌ієбіє, Стіљґар.</text:p>
      <text:p text:style-name="P4">Відзе̌, же стараш с̌іє̌ мніє змус̌іч, абим чі р̌учіу́ визваніє, занім удоводніє̌ моȷ̈ су́ова.</text:p>
      <text:p text:style-name="P4">Стіљґаі попатр̌иу́ Д̌амісові просто в очи.</text:p>
      <text:p text:style-name="P4">- Чи ȷ̈стес̌ здецидовани вимус̌іч те̌ ваљке̌ з д̌ієцќм, Д̌аміс̌іє?</text:p>
      <text:p text:style-name="P4">Ґу́ос ȷ̈ґо биу́ чіхи, ядовіти.</text:p>
      <text:p text:style-name="P4">- Она мус̌і мієч оре̌довніка.</text:p>
      <text:p text:style-name="P4">- Навет мімо теґо, же ма моя̌ <text:soft-page-break/>ре̌којміє̌?</text:p>
      <text:p text:style-name="P4">- Пр̌ивоу́уȷ́ права амтаљ - повієд̌іяу́ Д̌аміс - То му̊ј пр̌ивіљеј.</text:p>
      <text:p text:style-name="P4">Стіљґар ківна̌у́ ґу́ова̌.</text:p>
      <text:p text:style-name="P4">- Затем ȷ̈с̌љі ху́опієц чіє̌ ніє випатроши, одповієш потем пр̌ед моім ножем.</text:p>
      <text:p text:style-name="P4">- Ніє можечіє теґо зробіч - повієд̌іяу́а Ј̈сс̌іка - Пауљ ȷ̈ст заљедвіє...</text:p>
      <text:p text:style-name="P4">- Ніє вољно чі с̌іє̌ мієшач, Сајядіна - р̌еку́ Стіљґар - Ох, я вієм, же даш мі раде̌, а пр̌ето</text:p>
      <text:p text:style-name="P4">даш раде̌ каждему з нас, аље ніє даш ради нам вшисткім нараз. То мус̌і наста̌піч, то ȷ̈ст право</text:p>
      <text:p text:style-name="P4">амтаљ.</text:p>
      <text:p text:style-name="P4">Ј̈сс̌іка заміљку́а, патр̌а̌ц на нієґо в зієљоним с̌вієтље куљ с̌віє̌тояњскіх, на фанатична̌</text:p>
      <text:p text:style-name="P4">завзіє̌тощ, кту̊ра змієніу́а му риси твар̌и. Пр̌еніёсу́а взрок на Д̌аміса і дојр̌авши вираз</text:p>
      <text:p text:style-name="P4">ґу́е̌боќј задуми на ȷ̈ґо чоље помис̌љау́а: Повіннам то биу́а вчес̌нієј зауважич. Он</text:p>
      <text:p text:style-name="P4">хоробљівіє медитуȷ̈. Ј̈ст міљчќм, з тих, цо зядая̌ с̌іє̌ од с̌родка. Повіннам с̌іє̌ биу́а теґо</text:p>
      <text:p text:style-name="P4">спод̌ієвач.</text:p>
      <text:p text:style-name="P4">- Ј̈жељі скр̌ивд̌іш меґо сина - повієд̌іяу́а - бе̌д̌ієш міяу́ зе мна̌ до чинієнія.</text:p>
      <text:p text:style-name="P4"><text:soft-page-break/>Визивам с̌іє̌ юж тераз. Потне̌ чіє̌ на таќ кавау́кі...</text:p>
      <text:p text:style-name="P4">- Матко.</text:p>
      <text:p text:style-name="P4">Пауљ висуна̌у́ с̌іє̌ до пр̌оду, доткна̌у́ ȷ̈ј ре̌кава.</text:p>
      <text:p text:style-name="P4">- Бич може ќди виту́умаче̌ Д̌амісові, в які спосу̊б...</text:p>
      <text:p text:style-name="P4">- Виту́умаче̌! - повієд̌іяу́ Д̌аміс.</text:p>
      <text:p text:style-name="P4">Пауљ заміљку́ впатруя̌ц с̌іє̌ в нієґо. Ніє чуу́ пр̌ед нім страху. Рухи Д̌аміса видавау́и</text:p>
      <text:p text:style-name="P4">с̌іє̌ очіє̌жау́е, но і паду́ так у́атво в іх ноцним старчію на піяску. Љеч Пауљ надаљ вичувау́ кіпієљ</text:p>
      <text:p text:style-name="P4">вспу̊у́заљежнощі в теј яскіні, надаљ паміє̌тау́ пророче візȷ̈ свеґо чіяу́а з ножем в пієрс̌і. Так</text:p>
      <text:p text:style-name="P4">нієвієље биу́о дљањ дру̊ґ учієчкі в теј візї.</text:p>
      <text:p text:style-name="P4">- Сајядіна - повієд̌іяу́ Стіљґар - мус̌іш тераз одејщ там...</text:p>
      <text:p text:style-name="P2">- Пр̌естањ називач я̌ Сајядіна - пр̌ервау́ му Д̌аміс - То с̌іє̌ допієро окаже. Но і зна наша̌</text:p>
      <text:p text:style-name="P4">модљітве̌! І цо з теґо? У нас зна я̌ кажде д̌ієцко.</text:p>
      <text:p text:style-name="P4">Дощ теґо ґаданія. - мис̌љау́а Ј̈сс̌іка - Мам кључ до нієґо. Моґу́абим ґо поражіч ȷ̈дним</text:p>
      <text:p text:style-name="P4">су́овем. - Почуу́а розтерке̌. - Ніє моґе̌ ȷ̈днак затр̌имач іх вшисткіх.</text:p>
      <text:p text:style-name="P4">- Затем одповієш пр̌еде мна̌ - повієд̌іяу́а, строя̌ц сву̊ј ґу́ос в <text:soft-page-break/>завіу́еј, квіља̌цеј каденцї,</text:p>
      <text:p text:style-name="P4">урванеј ґвау́товніє.</text:p>
      <text:p text:style-name="P4">Д̌аміс вљепіу́ в нія̌ очи з відочним пр̌естрахем.</text:p>
      <text:p text:style-name="P4">- Запознам чіє̌ з чієрпієнієм - повієд̌іяу́а з та̌ сама̌ інтонаця̌ - Паміє̌тај о тим подчас</text:p>
      <text:p text:style-name="P4">ваљкі. Запознаш с̌іє̌ з чієрпієнієм, пр̌и кту̊рим ґом д̌аббар видаȷ̈ с̌іє̌ вспомнієнієм</text:p>
      <text:p text:style-name="P4">ще̌щіа. Бе̌д̌ієш с̌іє̌ віу́ цау́им своім...</text:p>
      <text:p text:style-name="P4">- Пру̊буȷ̈ р̌уцач на мніє урок! - викр̌тус̌іу́ Д̌аміс. Подніу̊су́ до уха права̌ зачіс̌ніє̌та̌</text:p>
      <text:p text:style-name="P4">пієщ.</text:p>
      <text:p text:style-name="P4">- Пр̌ивоу́уȷ̈ я̌ до міљченія!</text:p>
      <text:p text:style-name="P4">- Нієх с̌іє̌ затем так станіє - р̌еку́ Стіљґар. Р̌учіу́ остр̌еґавче спојр̌еніє на Ј̈сс̌іке̌ - Ј̈с̌љі</text:p>
      <text:p text:style-name="P4">знову пр̌ему̊віш, Сајядма, узнами, же то твоȷ̈ чари і зостанієш страцона.</text:p>
      <text:p text:style-name="P4">Скіна̌у́ ȷ̈ј ґу́ова̌, би с̌іє̌ цофне̌у́а. Ј̈сс̌іка почуу́а доткніє̌чіє ра̌к, кту̊ре я̌ одчія̌ґау́и, помаґау́и</text:p>
      <text:p text:style-name="P4">ȷ̈ј вицофач с̌іє̌, і однос̌іу́а враженіє, же ніє са̌ оне нієжичљіве. Зобачиу́а, як одсувая̌ Пауља од</text:p>
      <text:p text:style-name="P4">чіжби, достр̌еґу́а ељфія̌ твар̌ичке̌ Цгані шепча̌цеј му цос до уха і ківніє̌чіє ȷ̈ј ґу́ови</text:p>
      <text:p text:style-name="P4">в строне̌ Д̌аміса. Вевна̌тр̌ одд̌іяу́у утвор̌иу́ с̌іє̌ кра̌ґ. Пр̌инієс̌іёно віє̌цеј <text:soft-page-break/>куљ с̌віє̌тояњскіх</text:p>
      <text:p text:style-name="P4">і вшистќ наставіёно на жу̊у́те відмо. Д̌аміс вста̌піу́ в кра̌ґ, вис̌љізна̌у́ с̌іє̌ з бурнуса і р̌учіу́</text:p>
      <text:p text:style-name="P4">ґо комус̌ з ту́уму. Стана̌у́ в матовошареј ґу́ад̌і фіљтрфрака, кљеёнеґо і позначонеґо у́атамі</text:p>
      <text:p text:style-name="P4">і заку́адкамі. На момент с̌іє̌ґна̌у́ устамі до рамієнія і напіу́ с̌іє̌ з водоводу ќшені у́овнеј.</text:p>
      <text:p text:style-name="P4">Натихміяст с̌іє̌ випростовау́, зрољовау́ і оду́а̌чиу́ фіљтрфрак і подау́ ґо острожніє најбљіжшему</text:p>
      <text:p text:style-name="P4">в ґромад̌іє. Стау́ нієрухомо, од̌іяни в пр̌епаске̌ біёдрова̌ і родзај обчісу́их скарпет</text:p>
      <text:p text:style-name="P4">з яќјс̌ тканіни і чекау́ з крисножем в правеј ду́оні.</text:p>
      <text:p text:style-name="P4">Ј̈сс̌іка зобачиу́а, як д̌ієвчина - д̌ієцко, Цгані, помаґа Пауљові, як вчіска му в ду́оњ</text:p>
      <text:p text:style-name="P4">ре̌коȷ̈щ крисножа, патр̌иу́а, як Пауљ ујмуя̌ц ну̊ж, пру̊буȷ̈ ȷ̈ґо чіє̌жару і виваженія.</text:p>
      <text:p text:style-name="P4">І упр̌итомніу́а собіє, же Пауљ пр̌ешеду́ шкољеніє прана і бінду, вољі і ву́у̊кна, же научиу́ с̌іє̌</text:p>
      <text:p text:style-name="P4">ваљчич в мордерчеј шкоље, а ȷ̈ґо научичієљамі биљі таци људ̌іє, як Дунцан Ідаго і Ґунеи</text:p>
      <text:p text:style-name="P4">Гаљљецк, људ̌іє, кту̊р̌и биљі жива̌ љеґенда̌. Цгу́опієц знау́ вирафіноване методи Бене <text:soft-page-break/>Ґессеріт,</text:p>
      <text:p text:style-name="P4">видавау́о с̌іє̌, же ȷ̈ст звінни і певни с̌ієбіє. Аље ма допіє̌у́о піє̌тнащіе љат - мис̌љау́а. - І ȷ̈с̌љі без</text:p>
      <text:p text:style-name="P4">тарчи. Мус̌і іх повстр̌имач. Мус̌і бич якіс̌ спосу̊б на то, би... Подніёсу́а очи, зобачиу́а, же</text:p>
      <text:p text:style-name="P4">Стіљґар я̌ обсервуȷ̈.</text:p>
      <text:p text:style-name="P4">- Ніє можеш іх повстр̌имач. - повієд̌іяу́ - Ніє вољно чі с̌іє̌ одезвач.</text:p>
      <text:p text:style-name="P4">Поу́ожиу́а ду́оњ на устах і помис̌љау́а: Защепіу́ам страх в души Д̌аміса. То нієцо звољні</text:p>
      <text:p text:style-name="P4">ȷ̈ґо реакцȷ̈... бич може. Ґдибим тиљко уміяу́а с̌іє̌ модљіч, правд̌івіє модљіч.</text:p>
      <text:p text:style-name="P2">Пауљ стау́ юж самотніє на скраю кре̌ґу, в шермієрчних споденках, кту̊ре нос̌іу́ под</text:p>
      <text:p text:style-name="P4">фіљтрфраќм. В правеј ду́оні тр̌имау́ крисну̊ж, под босимі стопамі чуу́ піясек на скаље. Ніє раз</text:p>
      <text:p text:style-name="P4">і ніє два остр̌еґау́ ґо Ідаго: „Ќди ніє ȷ̈стес̌ певни навієр̌хні, ґоу́е стопи са̌ најљепше”.</text:p>
      <text:p text:style-name="P4">І су́ова Цгані вчія̌ж ȷ̈ще жиу́и в ȷ̈ґо паміє̌чі: „Д̌аміс ухиља с̌іє̌ з ножем в право.</text:p>
      <text:p text:style-name="P4">Вшиши від̌ієљіс̌ми тен ȷ̈ґо навик. І бе̌д̌іє мієр̌иу́ в очи, би викор̌истач мруґнієчіє на</text:p>
      <text:p text:style-name="P4">заданіє чіёсу. Потрафі теж ваљчич обидвієма ре̌камі: уважај на пр̌ер̌ут <text:soft-page-break/>ножа”. Љеч</text:p>
      <text:p text:style-name="P4">најс̌іљнієјше в Пауљу, бо одчуваљне в цау́им чієље, биу́о вишкољеніє і механізм</text:p>
      <text:p text:style-name="P4">інстинктовнеј реакцї, які вирабіяно в нім д̌ієњ по днію, ґод̌іна по ґод̌ініє, на парќчіє</text:p>
      <text:p text:style-name="P4">тренінґовим. І закодоване в паміє̌чі су́ова Гаљљецка: „Добр̌е ву́адая̌ци ножем воёвнік</text:p>
      <text:p text:style-name="P4">мис̌љі о штиху, кљіндзе і ȷ̈љцу ȷ̈дночес̌ніє. Ших може ру̊внієж чія̌ч, кљінґа може ру̊внієж</text:p>
      <text:p text:style-name="P4">задач пхніє̌чіє, ȷ̈љец може увіє̌жіч кљінґе̌ твеґо пр̌ечівніка”.</text:p>
      <text:p text:style-name="P4">Пауљ зеркна̌у́ на крисну̊ж. Ніє биу́о ту жаднеґо ȷ̈љца, тиљко ва̌ска, окра̌ґу́а скувка ре̌коȷ̈щі</text:p>
      <text:p text:style-name="P4">з коу́нієр̌ем дља осу́они ду́оні. А навет ґдиби биу́, Пауљ здау́ собіє справе̌, же ніє зна напіє̌чія</text:p>
      <text:p text:style-name="P4">ніща̌цеґо теј кљінґі, ніє віє навет, чи она да с̌іє̌ зу́амач.</text:p>
      <text:p text:style-name="P4">Д̌аміс зача̌у́ с̌іє̌ пр̌есувач боќм в право по пр̌ечівљеґу́им обр̌ежу коу́а. Пауљ скуљіу́</text:p>
      <text:p text:style-name="P4">с̌іє̌ здая̌ц собіє справе̌ в тим моменчіє, же ніє ма тарчи, в кту̊реј љедво достр̌еґаљним пољу</text:p>
      <text:p text:style-name="P4">научоно ґо ваљчич, научоно реаґовач з највижша̌ шибкощіа̌ в оброніє, подчас ґди ȷ̈ґо</text:p>
      <text:p text:style-name="P4">атак бе̌д̌іє вимієр̌они з <text:soft-page-break/>контрољована̌ повољнощіа̌, нієзбе̌дна̌ до пр̌енікніє̌чія тарчи</text:p>
      <text:p text:style-name="P4">пр̌ечівніка. Помімо стау́еґо упомінанія пр̌ез тренеру̊в, би ніє пољеґау́ на безмис̌љнощі тарчи</text:p>
      <text:p text:style-name="P4">гамуя̌цеј шибкощ атаку, вієд̌іяу́, же тарчо - с̌віядомощ ȷ̈ст че̌щіа̌ ȷ̈ґо істоти.</text:p>
      <text:p text:style-name="P4">Д̌аміс р̌учіу́ ритуаљне визваніє:</text:p>
      <text:p text:style-name="P4">- Нієхај пе̌кніє і прис̌ніє тву̊ј ну̊ж!</text:p>
      <text:p text:style-name="P4">Затем тен ну̊ж с̌іє̌ у́аміє - помис̌љау́ Пауљ. Ус̌віядоміу́ собіє, же Д̌аміс ȷ̈ст также без тарчи,</text:p>
      <text:p text:style-name="P4">аље тен чу́овієк ніє биу́ вишкољони до ȷ̈ј ужичія, ніє міяу́ жадних тарчо - шермієрчих</text:p>
      <text:p text:style-name="P4">загамовањ. Пауљ пр̌ијр̌ау́ с̌іє̌ уважніє Д̌амісові по пр̌ечівнеј строніє обводу коу́а. Чіяу́о</text:p>
      <text:p text:style-name="P4">ме̌жчизни пр̌ипомінау́о р̌емієњ бата опља̌тани на висушоним шќљечіє. Ј̈ґо крисну̊ж яс̌ніяу́</text:p>
      <text:p text:style-name="P4">мљечна̌ жу̊у́чія̌ в с̌вієтље куљ с̌віє̌тояњскіх. Пауља пр̌ешеду́ страх. Наґље почуу́, же</text:p>
      <text:p text:style-name="P4">опущони і наґі стоі в ме̌тним, жу̊у́тавим с̌вієтље пос̌родку кре̌ґу људ̌і. Ясновідзеніє зас̌іљіу́о</text:p>
      <text:p text:style-name="P4">ȷ̈ґо вієдзе̌ в нієзљічоне здар̌енія, засиґнаљізовау́о најважнієјше пра̌ди пр̌ишу́ощі</text:p>
      <text:p text:style-name="P4">і стеруя̌це німі ніткі децизї, љеч тераз то биу́о „правд̌іве тераз”. То <text:soft-page-break/>биу́а с̌мієрч узаљежніёна</text:p>
      <text:p text:style-name="P4">од нієскоњчонеј љічби мікроскопіјних нієпомис̌љних збієґу̊в окољічнощі. Тутај, здау́ собіє</text:p>
      <text:p text:style-name="P4">справе̌, цокољвієк моґу́о одвру̊чіч пр̌ишу́ощ. Вистарчи, же ктос̌ закашље в ґрупіє відзу̊в</text:p>
      <text:p text:style-name="P4">і розпроши уваґе̌. Же змієні с̌іє̌ яснощ куљі с̌віє̌тояњсќј і звієд̌іє чієњ.</text:p>
      <text:p text:style-name="P4">Боȷ́ с̌іє̌ - повієд̌іяу́ собіє Пауљ. І в скупієнію окра̌жау́ Д̌аміса, повтар̌ая̌ц собіє</text:p>
      <text:p text:style-name="P4">безґу́ос̌ніє љітаніє̌ Бене Ґессеріт пр̌ечів трводзе. „Страх забія душе̌...” Под̌іяу́ау́о то на нієґо</text:p>
      <text:p text:style-name="P4">як ху́одни пришніц. Почуу́, як міє̌с̌ніє му с̌іє̌ простуя̌ ос̌ія̌ґая̌ц ру̊вноваґе̌ і ґотовощ.</text:p>
      <text:p text:style-name="P2">- Шговам ну̊ж в похвіє твеј крві - варкна̌у́ Д̌аміс. І в с̌родку остатнієґо су́ова скочиу́.</text:p>
      <text:p text:style-name="P4">Ј̈сс̌іка достр̌еґу́а ȷ̈ґо рух, здус̌іу́а окр̌ик. Там, ґд̌іє тен чу́овієк удер̌иу́, биу́о тиљко</text:p>
      <text:p text:style-name="P4">повієтр̌е. Пауљ зас̌ стау́ юж за Д̌амісем, мая̌ц оказȷ́ до заданія чистеґо трафієнія</text:p>
      <text:p text:style-name="P4">в подставіёне под ну̊ж пљеци. Тераз, Пауљ! Тераз! - кр̌икне̌у́а в мис̌љі Ј̈сс̌іка. Чіёс Пауља биу́</text:p>
      <text:p text:style-name="P4">випровадзони в звољніёним темпіє, <text:soft-page-break/>з цудовна̌ пу́иннощіа̌, аље так опу̊з́ніёни, же Д̌аміс міяу́</text:p>
      <text:p text:style-name="P4">час вивіна̌ч с̌іє̌ в право і ускочич. Пауљ одста̌піу́, хиља̌ц с̌іє̌ ніско.</text:p>
      <text:p text:style-name="P4">- Најпієрв мус̌іш знаљез́ч моя̌ крев - повієд̌іяу́.</text:p>
      <text:p text:style-name="P4">Ј̈сс̌іка розпознау́а тарчо - шермієрчи рефљекс у свеґо сина і одкриу́а, як обос̌ієчна ȷ̈ст то</text:p>
      <text:p text:style-name="P4">броњ. Одповієд̌і ху́опца биу́и реакцямі му́од̌ієњца, в додатку витренованеґо на позіёміє,</text:p>
      <text:p text:style-name="P4">яќґо чі људ̌іє ніє знаљі. Љеч натарчіє ру̊внієж биу́о вишкољоне і уварунковане</text:p>
      <text:p text:style-name="P4">конієчнощіа̌ пр̌ејщіа запори тарчовеј. Тарча одбіу́аби збит шибкі чіёс, допущау́а ȷ̈диніє</text:p>
      <text:p text:style-name="P4">зводнічо звољніёна̌ ріпосте̌. Пр̌ејщіе тарчи вимаґау́о опанованія і пр̌ебієґу́ощі. Чи Пауљ</text:p>
      <text:p text:style-name="P4">то від̌і? - запитау́а сама̌ с̌ієбіє. - Мус̌і!</text:p>
      <text:p text:style-name="P4">Знову атак Д̌аміса, оґієњ в атраментовочіємних очах, жу̊у́та од куљ с̌віє̌тояњскіх</text:p>
      <text:p text:style-name="P4">смуґа чіяу́а. І знову Пауљ умкна̌у́ по одповієд̌і збит вољним контратаќм. І знову. І знову.</text:p>
      <text:p text:style-name="P4">За каждим разем ріпоста Пауља спу̊з́ніяу́а с̌іє̌ о момент. Ј̈сс̌іка зауважиу́а втеди р̌еч, кту̊реј</text:p>
      <text:p text:style-name="P4">у́уд̌іу́а с̌іє̌, же ніє від̌і Д̌аміс. Паради <text:soft-page-break/>Пауља биу́и ос̌љепіяя̌цо шибќ, љеч за каждим разем</text:p>
      <text:p text:style-name="P4">шу́и прецизијніє под такім ка̌тем, які би пр̌иȷ́у́и, ґдиби тарча помаґау́а че̌щіово одхиљіч</text:p>
      <text:p text:style-name="P4">чіёс Д̌аміса.</text:p>
      <text:p text:style-name="P4">- Чи тву̊ј син баві с̌іє̌ з тим нієще̌сним ґу́упцем? - запитау́ Стіљґар. Учішиу́ я̌ рухем</text:p>
      <text:p text:style-name="P4">ду́оні, нім одповієд̌іяу́а. - Пр̌епрашам, мус̌іш заховач міљченіє.</text:p>
      <text:p text:style-name="P4">Тераз двіє сиљветкі окра̌жау́и с̌іє̌ взаȷ̈мніє на скаљнеј поду́одзе: Д̌аміса - з ножем з љекко</text:p>
      <text:p text:style-name="P4">унієс̌іёним остр̌ем в висуніє̌теј даљеко до пр̌оду ду́оні і Пауља - скуљона, з ножем ніско</text:p>
      <text:p text:style-name="P4">опущоним. Знову Д̌аміс скочиу́ і тим разем виконау́ обејщіе в право, ґд̌іє вицофау́ с̌іє̌</text:p>
      <text:p text:style-name="P4">Пауљ. Заміяст ухиљіч с̌іє̌ до тиу́у, Пауљ пр̌ия̌у́ ȷ̈ґо ду́оњ з ножем на штих ву́аснеј кљінґі. По</text:p>
      <text:p text:style-name="P4">чим ху́опієц умкна̌у́ обејщіем в љево, вд̌іє̌чни Цгані за остр̌еженіє. Д̌аміс вицофау́ с̌іє̌</text:p>
      <text:p text:style-name="P4">на бр̌еґ кре̌ґу, розчієрая̌ц ду́оњ. З рани пр̌ез хвіље̌ капау́а му крев. Очи міяу́ шероко</text:p>
      <text:p text:style-name="P4">розварте і витр̌ещоне - в ме̌тним с̌вієтље куљ с̌віє̌тояњскіх двіє бу́е̌кітночарне д̌іюри</text:p>
      <text:p text:style-name="P4"><text:soft-page-break/>мієр̌иу́и Пауља з нова̌ острожнощіа̌.</text:p>
      <text:p text:style-name="P4">- Ах, то уку́учіє забољау́о - вимручау́ Стіљґар.</text:p>
      <text:p text:style-name="P4">Пауљ пр̌ичаіу́ с̌іє̌ в поґотовію і, зґодніє з тим, чеґо ґо научоно, завоу́ау́:</text:p>
      <text:p text:style-name="P4">- Поддаȷ̈ш с̌іє̌?</text:p>
      <text:p text:style-name="P4">- Га! - кр̌икна̌у́ Д̌аміс.</text:p>
      <text:p text:style-name="P4">Од строни одд̌іяу́у дошеду́ іх ґнієвни помрук.</text:p>
      <text:p text:style-name="P4">- Споку̊ј! - завоу́ау́ Стіљґар. - Цгу́опак ніє зна нашеґо права. По чим до Пауља: - Ніє ма</text:p>
      <text:p text:style-name="P4">подданія с̌іє̌ в визванію тагадді. Доводем ȷ̈ст с̌мієрч.</text:p>
      <text:p text:style-name="P2">Ј̈сс̌іка зобачиу́а, як Пауљ з трудем пр̌еу́ика с̌љіне̌. Он ніґди ніє забіу́ чу́овієка в такі</text:p>
      <text:p text:style-name="P4">спосу̊б... в оґнію ваљкі на ноже...- помис̌љау́а. - Чи потрафі то зробіч?</text:p>
      <text:p text:style-name="P4">Пауљ затачау́ коу́о посувая̌ц с̌іє̌ в право і усте̌пуя̌ц пр̌ед начієрая̌цим Д̌амісем.</text:p>
      <text:p text:style-name="P4">Вієща знаёмощ змієнних часокіпієљі в теј ґрочіє повру̊чіу́а тераз, би ґо не̌кач. Ј̈ґо</text:p>
      <text:p text:style-name="P4">нове розумієніє повієд̌іяу́о му, же в теј ваљце биу́о збит вієље бу́искавічніє зачієс̌ніяя̌цих</text:p>
      <text:p text:style-name="P4">с̌іє̌ децизї, би уявніу́ с̌іє̌ пр̌ед нім якікољвієк вираз́ни ќрунек. Змієнне наку́адау́и с̌іє̌ на</text:p>
      <text:p text:style-name="P4">змієнне - дљатеґо ву́ас̌ніє та ґрота <text:soft-page-break/>љежау́а як нієвираз́ни ве̌зеу́ вспу̊у́заљежнощі на ȷ̈ґо дродзе.</text:p>
      <text:p text:style-name="P4">Биу́а нічим ґіґантична скау́а вс̌ру̊д повод̌і, витвар̌ая̌ца віри в опу́ивая̌цим я̌ нурчіє.</text:p>
      <text:p text:style-name="P4">- Коњч з тим, ху́опче - вимамротау́ Стіљґар. - Ніє бав с̌іє̌ з нім.</text:p>
      <text:p text:style-name="P4">Пауљ висуна̌у́ с̌іє̌ бард̌ієј на с̌родек кре̌ґу, уфая̌ц пр̌евадзе свеј шибкощі. Д̌аміс цофау́</text:p>
      <text:p text:style-name="P4">с̌іє̌ тераз, ќди отвор̌иу́и му с̌іє̌ очи і зрозуміяу́, же то ніє міє̌ккі позас̌віятовієц, у́атва офіяра</text:p>
      <text:p text:style-name="P4">фремењсќґо крисножа, знајдуȷ̈ с̌іє̌ в кре̌ґу тагадді. Ј̈сс̌іка достр̌еґу́а чієњ розпачи в ȷ̈ґо</text:p>
      <text:p text:style-name="P4">твар̌и. Тераз ȷ̈ст најнієбезпієчнієјши - помис̌љау́а. - Тераз ȷ̈ст допровадзони до остатечнощі</text:p>
      <text:p text:style-name="P4">і здољни до вшистќґо. Від̌і, же то ніє ȷ̈ст так, як зе звику́им д̌ієцќм ȷ̈ґо зіёмку̊в, же то</text:p>
      <text:p text:style-name="P4">боёва махіна - зродзона до теґо і вичвічона од ніємовље̌цтва. Тераз страх, які в нім</text:p>
      <text:p text:style-name="P4">защепіу́ам, дошеду́ до зеніту. І одкриу́а в собіє учучіє љітощі дља Д̌аміса, пр̌ите̌піёне</text:p>
      <text:p text:style-name="P4">с̌віядомощіа̌ безпос̌реднієґо заґроженія ȷ̈ј сина. Д̌аміс ȷ̈ст здољни до вшистќґо... до</text:p>
      <text:p text:style-name="P4">каждеј нієпр̌евід̌іянеј р̌ечи... - повієд̌іяу́а собіє. По чим заче̌у́а с̌іє̌ <text:soft-page-break/>застанавіяч, чи Пауљ</text:p>
      <text:p text:style-name="P4">від̌іяу́ юж те̌ пр̌ишу́ощ, чи пр̌ежива то видар̌еніє повту̊рніє. Аље ујр̌ау́а спосу̊б порушанія</text:p>
      <text:p text:style-name="P4">с̌іє̌ сина, кропље поту на ȷ̈ґо твар̌и і раміёнах, пр̌езорна̌ острожнощ відочна̌</text:p>
      <text:p text:style-name="P4">в гармоніјних рухах. І по раз пієрвши вичуу́а, ніє розумієя̌ц теґо, ељемент нієпевнощі</text:p>
      <text:p text:style-name="P4">в ясновідзенію Пауља. Тераз он начіскау́ своȷ̈ґо пр̌ечівніка кра̌жа̌ц, љеч ніє атакуя̌ц. Від̌іяу́</text:p>
      <text:p text:style-name="P4">ȷ̈ґо страх. Ґу́ос Дунцана Ідаго розбр̌мієвау́ в с̌віядомощі Пауља: „Ќди тву̊ј пр̌ечівнік</text:p>
      <text:p text:style-name="P4">с̌іє̌ чієбіє боі, втеди надход̌і хвіља, би попущіч цуґі ље̌кові, би дач му час на д̌іяу́аніє.</text:p>
      <text:p text:style-name="P4">Нієх пр̌ерод̌і с̌іє̌ в пр̌ераженіє. Пр̌еражони чу́овієк ваљчи сам зе соба̌. В коњцу</text:p>
      <text:p text:style-name="P4">з розпачи атакуȷ̈. То ȷ̈ст најґроз́нієјши момент, љеч пр̌еражонему чу́овієкові можна</text:p>
      <text:p text:style-name="P4">зауфач в тим, же звикље попеу́нія фатаљни бу́а̌д. Ти учиш с̌іє̌ тутај виу́апивач і викор̌истивач</text:p>
      <text:p text:style-name="P4">те бу́е̌ди”.</text:p>
      <text:p text:style-name="P4">Ту́ум в ґрочіє зача̌у́ шемрач. Оні са̌дза̌, же Пауљ іґра з Д̌амісем - помис̌љау́а Ј̈сс̌іка. Уважая̌, же Пауљ ȷ̈ст нієпотр̌ебніє окрутни. Аље <text:soft-page-break/>вичувау́а ру̊внієж укрите поднієценіє ту́уму,</text:p>
      <text:p text:style-name="P4">ȷ̈ґо учієхе̌ з відовіска. І від̌іяу́а нарастаніє напіє̌чія в Д̌аміс̌іє. Момент, в кту̊рим стау́о</text:p>
      <text:p text:style-name="P4">с̌іє̌ оно дља нієґо ніє до знієс̌ієнія, биу́ дља нієј так само пр̌ејр̌исти як дља нієґо самеґо... чи</text:p>
      <text:p text:style-name="P4">Пауља.</text:p>
      <text:p text:style-name="P4">Д̌аміс дау́ висоќґо суса, виконуя̌ц фінте̌ і удер̌ая̌ц з ґу̊ри права̌ ду́онія̌, љеч ду́оњ биу́а</text:p>
      <text:p text:style-name="P4">пуста. Крисну̊ж пр̌ер̌учіу́ до љевеј ре̌кі. Ј̈сс̌іце запару́о дех. Аље Цгані остр̌еґу́а Пауља:</text:p>
      <text:p text:style-name="P4">„Д̌аміс ваљчи обидвієма ре̌камі”. І ґу́е̌бія ȷ̈ґо вишкољенія справіу́а, же пр̌ия̌у́ те̌ штучке̌</text:p>
      <text:p text:style-name="P2">ен пассант. „Уважај на ну̊ж, а ніє на ду́оњ, кту̊ра ґо тр̌има” - повтар̌ау́ му Ґанеи Гаљљецк</text:p>
      <text:p text:style-name="P4">нієȷ̈ден раз. „Ну̊ж ȷ̈ст ґроз́нієјши од ду́оні і може бич в каждеј з ніх”.</text:p>
      <text:p text:style-name="P4">Пауљ достр̌еґу́ бу́а̌д Д̌аміса - зу́а̌ праце̌ ну̊ґ - ќди по ȷ̈дним удер̌енію серца ду́ужеј збієрау́</text:p>
      <text:p text:style-name="P4">с̌іє̌ до скоку, обљічоним на здезорієнтованіє Пауља і пр̌ер̌уценіє ножа. З вия̌тќм су́абеґо,</text:p>
      <text:p text:style-name="P4">жу̊у́теґо с̌віяту́а куљ с̌віє̌тояњскіх і впатр̌оних в ніх атраментових очу људ̌і з одд̌іяу́у</text:p>
      <text:p text:style-name="P4">Сљіљґара, пр̌ипомінау́о то рунде̌ на <text:soft-page-break/>парќчіє тренінґовим. Тарче ніє љічиу́и с̌іє̌, ґди можна</text:p>
      <text:p text:style-name="P4">биу́о викор̌истач пр̌ечів чіяу́у ȷ̈ґо ву́асни рух. Пауљ нієухвитним рухем пр̌ер̌учіу́ ну̊ж,</text:p>
      <text:p text:style-name="P4">одсуна̌у́ с̌іє̌ на бок, пхна̌у́ до ґу̊ри там, ґд̌іє опадау́а пієрс̌ Д̌аміса, і ускочиу́ с̌љедза̌ц</text:p>
      <text:p text:style-name="P4">стопніёве зау́амиваніє с̌іє̌ ме̌жчизни. Д̌аміс паду́ як зміє̌ти у́ахман, твар̌а̌ до зіємі, раз</text:p>
      <text:p text:style-name="P4">ȷ̈ден вестхна̌у́ і одвру̊чівши сва̌ твар̌ ку Пауљові знієрухоміяу́ на скаљнеј посадзце. Ј̈ґо</text:p>
      <text:p text:style-name="P4">мартве очи виход̌іу́и з орбіт як пачіёркі з чіємнеґо шку́а.</text:p>
      <text:p text:style-name="P4">„В забічію штихем брак артизму” - повієд̌іяу́ ќдис̌ Пауљові Ідаго - „љеч ніє позву̊љ,</text:p>
      <text:p text:style-name="P4">аби то повстр̌имау́о твоя̌ ду́оњ, ќди надар̌а с̌іє̌ оказя”. Одд̌іяу́ р̌учіу́ с̌іє̌ гурма̌,</text:p>
      <text:p text:style-name="P4">випеу́ніяя̌ц кра̌ґ і одпихая̌ц Пауља на бок. Д̌аміс знікна̌у́ вс̌ру̊д ґора̌чковеј кр̌а̌таніни.</text:p>
      <text:p text:style-name="P4">Нієбавем цау́а ґрупка људ̌і пос̌пієшиу́а в ґу́а̌б яскіні таща̌ц овініє̌те бурнусем бр̌еміє̌.</text:p>
      <text:p text:style-name="P4">Чіяу́о знікне̌у́о зе скаљнеј поду́оґі.</text:p>
      <text:p text:style-name="P4">Ј̈сс̌іка пр̌епихау́а с̌іє̌ в строне̌ сина. Пу́ине̌у́а в мор̌у обљечоних в бурнуси</text:p>
      <text:p text:style-name="P4">і с̌мієрдза̌цих ґр̌бієту̊в, пр̌ез д̌івніє <text:soft-page-break/>міљча̌ца̌ чіжбе̌. Тераз ȷ̈ст у̊в страшни момент мис̌љау́а. - Забіу́ чу́овієка вираз́на̌ вижшощіа̌ духа і чіяу́а. Ніє вољно му с̌іє̌ радовач такім</text:p>
      <text:p text:style-name="P4">звичіє̌ствем. Пр̌едару́а с̌іє̌ пр̌ез остаткі одд̌іяу́у на нієвієљка̌ вољна̌ пр̌естр̌ењ, ґд̌іє дву̊х</text:p>
      <text:p text:style-name="P4">бродатих Фремену̊в помаґау́о Пауљові начія̌ґна̌ч фіљтрфрак. Ј̈сс̌іка утквіу́а спојр̌еніє в сина.</text:p>
      <text:p text:style-name="P4">Очи Пауља яс̌ніяу́и. Оддихау́ чіє̌жко, рачеј позваљая̌ц на посу́уґі воку̊у́ с̌ієбіє, ніж з ніх</text:p>
      <text:p text:style-name="P4">кор̌истая̌ц.</text:p>
      <text:p text:style-name="P4">- Он пр̌ечів Д̌амісові і ані с̌љаду на нім - мрукна̌у́ ȷ̈ден з ме̌жчизн.</text:p>
      <text:p text:style-name="P4">З боку стау́а Цгані з очамі вљепіёнимі в Пауља. Ј̈сс̌іка зобачиу́а поднієценіє</text:p>
      <text:p text:style-name="P4">д̌ієвчини, увієљбієніє в ȷ̈ј дељікатнеј твар̌ичце. Тр̌еба то зробіч тераз, натихміяст помис̌љау́а. Насичівши сву̊ј ґу́ос і захованіє највижша̌ поґарда̌, р̌еку́а:</text:p>
      <text:p text:style-name="P4">- Нооо, но, і цо теж чуȷ̈ мордерца?</text:p>
      <text:p text:style-name="P4">Пауљ зештивніяу́, якби ґо удер̌оно. Напоткау́ утквіёне в собіє жімне спојр̌еніє маткі</text:p>
      <text:p text:style-name="P4">і твар̌ му почіємніяу́а од крві. Мімовољніє зеркна̌у́ на поду́оґе̌ яскіні, ку мієјшу, ґд̌іє пр̌ед</text:p>
      <text:p text:style-name="P4">хвіља̌ љежау́ Д̌аміс. Стіљґар <text:soft-page-break/>пр̌епхна̌у́ с̌іє̌ до Ј̈сс̌ікі, повру̊чівши з ґу́е̌бі ґроти, дока̌д забрано</text:p>
      <text:p text:style-name="P4">чіяу́о. Звру̊чіу́ с̌іє̌ до Пауља ошгу́им, опанованим ґу́осем:</text:p>
      <text:p text:style-name="P4">- Ќди надејд̌іє час, бис̌ мніє визвау́ і с̌іє̌ґна̌у́ по моя̌ бурда, ніє са̌д̌ь, же забавіш с̌іє̌</text:p>
      <text:p text:style-name="P4">зе мна̌ так, як бавіу́ес̌ с̌іє̌ Д̌амісем.</text:p>
      <text:p text:style-name="P4">Ј̈сс̌іка вичуу́а, в які спосу̊б ȷ̈ј ву́асне су́ова і су́ова Стіљґара дочієрая̌ц до Пауља</text:p>
      <text:p text:style-name="P4">доконуя̌ в ху́опцу свеґо брутаљнеґо д̌ієу́а. Обр̌учіу́а взроќм твар̌е докоу́а, так як то</text:p>
      <text:p text:style-name="P2">ву́ас̌ніє чиніу́ Пауљ, достр̌еґу́а то само цо і он. Под̌ів, овшем; і страх... і у нієкту̊рих одразе̌.</text:p>
      <text:p text:style-name="P4">Спојр̌ау́а на Стіљґара і зобачиу́а ȷ̈ґо фатаљізм, зрозуміяу́а, як дља нієґо виґља̌дау́а та ваљка.</text:p>
      <text:p text:style-name="P4">Пауљ зеркна̌у́ на матке̌.</text:p>
      <text:p text:style-name="P4">- Ти вієш, як то биу́о - повієд̌іяу́.</text:p>
      <text:p text:style-name="P4">Похвичіу́а в ȷ̈ґо ґу́ос̌іє повру̊т до нормаљнощі, скрухе̌. Оміёту́а взроќм одд̌іяу́.</text:p>
      <text:p text:style-name="P4">- Пауљ до теј пори ніє забіу́ ніґди чу́овієка наґім остр̌ем - повієд̌іяу́а.</text:p>
      <text:p text:style-name="P4">Стіљґар одвру̊чіу́ с̌іє̌ до нієј з виразем нієдовієр̌анія на твар̌и.</text:p>
      <text:p text:style-name="P4">- Я с̌іє̌ з нім ніє бавіу́ем - р̌еку́ Пауљ.</text:p>
      <text:p text:style-name="P4">Дочісна̌вши с̌іє̌ пр̌ед матке̌ обчія̌ґна̌у́ пу́ащ і спојр̌ау́ на чіємна̌ пљаме̌ крві Д̌аміса на</text:p>
      <text:p text:style-name="P4"><text:soft-page-break/>поду́одзе.</text:p>
      <text:p text:style-name="P4">- Ніє хчіяу́ем ґо забіч.</text:p>
      <text:p text:style-name="P4">Ј̈сс̌іка від̌іяу́а, як повољі Стіљґар пр̌ијмуȷ̈ то до віядомощі, від̌іяу́а уљґе̌, з яка̌ тарґа</text:p>
      <text:p text:style-name="P4">броде̌ жиљаста̌ ду́онія̌. Су́ишау́а шмер зрозумієнія вс̌ру̊д људ̌і.</text:p>
      <text:p text:style-name="P4">- То дљатеґо прос̌іу́ес̌ ґо, аби с̌іє̌ поддау́ - повієд̌іяу́ Стіљґар. - Розумієм. Наше звичаȷ̈ са̌</text:p>
      <text:p text:style-name="P4">одмієнне, аље пр̌еконаш с̌іє̌, же мая̌ сенс. А юж мис̌љау́ем, же впущіљіс̌ми скорпіёна поміє̌дзи</text:p>
      <text:p text:style-name="P4">с̌ієбіє. - Завагау́ с̌іє̌ і додау́: - А ху́опаќм чіє̌ юж віє̌цеј ніє назве̌.</text:p>
      <text:p text:style-name="P4">З одд̌іяу́у одезвау́ с̌іє̌ ґу́ос:</text:p>
      <text:p text:style-name="P4">- Тр̌еба му надач іміє̌, Стіљ.</text:p>
      <text:p text:style-name="P4">Стіљґар ківна̌у́ ґу́ова̌, шарпія̌ц броде̌.</text:p>
      <text:p text:style-name="P4">- Відзе̌ в тобіє с̌іу́е̌... як в подставіє фіљара. - Заміљку́ поновніє, аље тиљко на хвіље̌.</text:p>
      <text:p text:style-name="P4">- Бе̌д̌ієш знани вс̌ру̊д нас яко Усуљ, цоку̊у́ кољумни. То ȷ̈ст твоȷ̈ таȷ̈мне іміє̌, твоȷ̈</text:p>
      <text:p text:style-name="P4">іміє̌ в одд̌іяље. Можеми ґо уживач ми з с̌ічи Табр, љеч нікт обци нієх собіє на то ніє</text:p>
      <text:p text:style-name="P4">позваља...</text:p>
      <text:p text:style-name="P4">- Добри вибу̊р... с̌іљни... пр̌инієс̌іє нам ще̌щіе.</text:p>
      <text:p text:style-name="P4">І Ј̈сс̌іка вичуу́а акцептацȷ́, вієдза̌ц, же ȷ̈ст нія̌ обȷ́та разем зе свим <text:soft-page-break/>оре̌довніќм. Биу́а</text:p>
      <text:p text:style-name="P4">правд̌іва̌ Сајядіна̌.</text:p>
      <text:p text:style-name="P4">- А тераз, яќ ти сам вибієраш іміє̌ вієку ме̌сќґо, кту̊рим бе̌д̌ієми чіє̌ явніє</text:p>
      <text:p text:style-name="P4">називаљі? - запитау́ Стіљґар.</text:p>
      <text:p text:style-name="P4">Пауљ зеркна̌у́ на матке̌ і з повротем на Стіљґара. Окрухи і фраґменти теј хвіљі запісау́и с̌іє̌</text:p>
      <text:p text:style-name="P4">в ȷ̈ґо вієщеј „паміє̌чі”, ȷ̈днак вираз́ніє від̌іяу́ ру̊жніце одчувая̌ц ȷ̈ ніємаљ фізичніє, як</text:p>
      <text:p text:style-name="P4">чіс̌нієніє пр̌епихая̌це ґо пр̌ез ва̌сќ др̌ві тераз́нієјшощі.</text:p>
      <text:p text:style-name="P4">- А як ви називачіє така̌ мау́а̌ мишке̌, мишке̌, кту̊ра скаче? - запитау́ Пауљ</text:p>
      <text:p text:style-name="P4">пр̌ипоміная̌ц собіє гиц-кіц-гопкі в басеніє Туоно. Зобразовау́ то ȷ̈дна̌ ду́онія̌.</text:p>
      <text:p text:style-name="P4">Цгіхот пр̌ешеду́ по одд̌іяље.</text:p>
      <text:p text:style-name="P4">- Називами я̌ муад’діб - повієд̌іяу́ Стіљґар.</text:p>
      <text:p text:style-name="P4">Ј̈сс̌іце запару́о дех. То биу́о іміє̌, кту̊ре вимієніу́ Пауљ, му̊вія̌ц ȷ̈ј, же Фремені іх пр̌ијма̌</text:p>
      <text:p text:style-name="P2">і же ґо так назва̌. Оґарна̌у́ я̌ наґу́и страх пр̌ед синем і о нієґо. Пауљ пр̌еу́кна̌у́ с̌љіне̌. Міяу́</text:p>
      <text:p text:style-name="P4">враженіє, же ґра роље̌ одеґрана̌ юж нієзљічона̌ іљощ рази в виобраз́ні... ȷ̈днак... з певнимі</text:p>
      <text:p text:style-name="P4">ру̊жніцамі. Від̌іяу́ с̌ієбіє <text:soft-page-break/>пр̌ицупніє̌теґо на пр̌иправіяя̌цим о завру̊т ґу́ови щичіє, по вієљу</text:p>
      <text:p text:style-name="P4">пр̌ежичіях і здобичію пр̌епастнеґо засобу вієдзи, аље вше̌д̌іє воку̊у́ нієґо отвієрау́а с̌іє̌</text:p>
      <text:p text:style-name="P4">отху́ањ. І поновніє вспомніяу́ візȷ́ фанатичних љеґіёну̊в, под зієљоно - чарним штандарем</text:p>
      <text:p text:style-name="P4">Атриду̊в оґнієм і мієчем пустоша̌цих вшехс̌віят в іміє̌ іх пророка Муад’Діба. То с̌іє̌</text:p>
      <text:p text:style-name="P4">ніє може здар̌ич - повієд̌іяу́ в мис̌љі.</text:p>
      <text:p text:style-name="P4">- Чи то ȷ̈ст іміє̌, кту̊реґо собіє жичиш, Муад’Дібіє? - спитау́ Стіљґар.</text:p>
      <text:p text:style-name="P4">- Ј̈стем Атрида̌ - вишептау́ Пауљ, а потем юж ґу́ос̌нієј: - Ніє ȷ̈ст су́ушне, бим цау́ковічіє</text:p>
      <text:p text:style-name="P4">одр̌учіу́ іміє̌ дане мі пр̌ез ојца. Чи му̊ґу́бим уход̌іч вс̌ру̊д вас за Пауља Муад’Діба?</text:p>
      <text:p text:style-name="P4">- Ј̈стес̌ Пауљ Муад’Діб - р̌еку́ Стіљґар.</text:p>
      <text:p text:style-name="P4">Зас̌ Пауљ помис̌љау́: Теґо ніє биу́о в жаднеј з моіх візї. Зробіу́ем цос̌ іннеґо. Аље чуу́, же</text:p>
      <text:p text:style-name="P4">надаљ зе вшисткіх строн отача ґо отху́ањ. Поновніє шмер апробати пр̌ешеду́ пр̌ез одд̌іяу́,</text:p>
      <text:p text:style-name="P4">људ̌іє зврацаљі с̌іє̌ ȷ̈ден до друґієґо:</text:p>
      <text:p text:style-name="P4">- Розум і с̌іу́а... чеґу̊ж тр̌еба віє̌цеј... То ȷ̈ст на певно љеґенда... Љісан аљ-Ґаіб... Љісан аљҐаіб...</text:p>
      <text:p text:style-name="P4"><text:soft-page-break/>- Оповієм чі цос̌ о твоім новим імієнію - р̌еку́ Стіљґар. - Чієши нас тву̊ј вибу̊р.</text:p>
      <text:p text:style-name="P4">Муад’Діб ȷ̈ст ма̌дри на спосу̊б пустині. Муад’Діб витвар̌а своя̌ ву́асна̌ воде̌. Муад’Діб</text:p>
      <text:p text:style-name="P4">криȷ̈ с̌іє̌ пр̌ед су́оњцем, а подру̊жуȷ̈ ху́одна̌ ноца̌. Муад’Діб ȷ̈ст пу́одни і розмнажа с̌іє̌ по цау́еј</text:p>
      <text:p text:style-name="P4">краініє. Муад’Діба називами „інструкторем ху́опцу̊в”. То поте̌жна подстава до збудованія</text:p>
      <text:p text:style-name="P4">жичія, Пауљу Муад’Дібіє, кту̊ри ȷ̈стес̌ Усуљем пос̌ру̊д нас. Вітами чіє̌.</text:p>
      <text:p text:style-name="P4">Стіљґар доткна̌у́ ду́онія̌ чоу́а Пауља, цофна̌у́ ре̌ке̌, обя̌у́ ґо і вишептау́:</text:p>
      <text:p text:style-name="P4">- Усуљ.</text:p>
      <text:p text:style-name="P4">Ќди Стіљґар ґо пущіу́, ктос̌ інни з одд̌іяу́у обя̌у́ Пауља, повтар̌ая̌ц ȷ̈ґо нове ґрупове</text:p>
      <text:p text:style-name="P4">іміє̌. І пр̌еказиванеґо собіє з обȷ́ч в обȷ́чія в одд̌іяље, а он всу́ухівау́ с̌іє̌ в ґу́оси і барви</text:p>
      <text:p text:style-name="P4">тону̊в:</text:p>
      <text:p text:style-name="P4">- Усуљ... Усуљ... Усуљ...</text:p>
      <text:p text:style-name="P4">Нієкту̊рих потрафіу́ юж розпознач по імієнію. Биу́а там ру̊внієж Цгані, кту̊ра обејмуя̌ц ґо</text:p>
      <text:p text:style-name="P4">і виповіядая̌ц ȷ̈ґо іміє̌ пр̌итуљіу́а до нієґо пољічек. На конієц Пауљ знову стана̌у́ пр̌ед</text:p>
      <text:p text:style-name="P4"><text:soft-page-break/>Стіљґарем, кту̊ри повієд̌іяу́:</text:p>
      <text:p text:style-name="P4">- Тераз ȷ̈стес̌ нашим братем в Іхван Бедвіне. - Риси му сте̌жау́и, ґу́ос забр̌міяу́</text:p>
      <text:p text:style-name="P4">розказуя̌цо. - А тераз, Пауљу Муад’Дібіє, допровад̌ь до пор̌а̌дку сву̊ј фіљтрфрак. - Спојр̌ау́ на</text:p>
      <text:p text:style-name="P4">Цгані. - Цгані! Ј̈ще ніє від̌іяу́ем так ќпско допасованих втику̊в носових як у Пауља</text:p>
      <text:p text:style-name="P4">Муад’Діба! Цгиба чі юж пољечіу́ем, жебис̌ о нієґо задбау́а.</text:p>
      <text:p text:style-name="P4">- Ніє мам пр̌ибору̊в, Стіљ - повієд̌іяу́а. - Са̌ по Д̌аміс̌іє, очивіщіе, аље...</text:p>
      <text:p text:style-name="P4">- Дощ теґо!</text:p>
      <text:p text:style-name="P2">- Віє̌ц оддам ȷ̈ден зе своіх - р̌еку́а. Порадзе̌ собіє з ȷ̈дним до...</text:p>
      <text:p text:style-name="P4">- Ніє оддаш - одпару́ Стіљґар. - Вієм, же са̌ у нас втикі запасове. Цо с̌іє̌ з німі д̌ієȷ̈? Чи</text:p>
      <text:p text:style-name="P4">ȷ̈стес̌ми ȷ̈дним одд̌іяу́ем, чи банда̌ д̌ікусу̊в?</text:p>
      <text:p text:style-name="P4">Вичія̌ґне̌у́и с̌іє̌ ре̌це оферуя̌ц тварде, ву́у̊кністе, мау́е пр̌едміёти. Стіљґар вибрау́ чтери</text:p>
      <text:p text:style-name="P4">і вре̌чиу́ Цгані.</text:p>
      <text:p text:style-name="P4">- Допасуј ȷ̈ Усуљові і Сајядініє.</text:p>
      <text:p text:style-name="P4">- Цо з вода̌, Стіљ? Цо з љітерёнамі в іх саквіє? - дољечіяу́ з тиу́у ґу́ос.</text:p>
      <text:p text:style-name="P4">- Вієм о твоȷ̈ј потр̌ебіє, Фарок - повієд̌іяу́ Стіљґар. Зеркна̌у́ на Ј̈сс̌іке̌. Ківне̌у́а му</text:p>
      <text:p text:style-name="P4"><text:soft-page-break/>ґу́ова̌.</text:p>
      <text:p text:style-name="P4">- Напочніј ȷ̈ден дља тих, кту̊р̌и потр̌ебуя̌. Водмістр̌... ґд̌іє ȷ̈ст водмістр̌? Ах,</text:p>
      <text:p text:style-name="P4">Сжімум, зајміј с̌іє̌ одмієр̌анієм води веду́уґ потр̌еб. Нієзбе̌дне мінімум і ніц понад то. Та</text:p>
      <text:p text:style-name="P4">вода ȷ̈ст віянем наљежа̌цим до Сајядіни і зостаніє випу́ацона в с̌ічи по ставках пољових</text:p>
      <text:p text:style-name="P4">мінус цена опакованія.</text:p>
      <text:p text:style-name="P4">- Яќ са̌ ставкі пољове? - запитау́а Ј̈сс̌іка.</text:p>
      <text:p text:style-name="P4">- Д̌ієс̌іє̌ч до ȷ̈днеґо - повієд̌іяу́ Стіљґар.</text:p>
      <text:p text:style-name="P4">- Аљеж...</text:p>
      <text:p text:style-name="P4">- То ма̌дра засада, як с̌іє̌ пр̌еконаш - р̌еку́ Стіљґар.</text:p>
      <text:p text:style-name="P4">На тиу́ах одд̌іяу́у розљеґу́ с̌іє̌ шељест шат, ќди људ̌іє зґу́ашаљі с̌іє̌ по пр̌ид̌іяу́ води.</text:p>
      <text:p text:style-name="P4">Стіљґар взніу̊су́ ре̌ке̌ і зробіу́о с̌іє̌ чіхо.</text:p>
      <text:p text:style-name="P4">- Цо до Д̌аміса - повієд̌іяу́. - Наказуȷ́ пеу́ни церемоніяу́. Д̌аміс биу́ нашим</text:p>
      <text:p text:style-name="P4">товар̌ишем і братем в Іхван Бедвіне. Ніє одејд̌ієми без одданія ччі наљежнеј тему, кто</text:p>
      <text:p text:style-name="P4">визванієм тагадді одкриу́ пр̌ед намі наш љос. Пр̌ивоу́уȷ́ до церемонії... о заход̌іє су́оњца,</text:p>
      <text:p text:style-name="P4">ќди окриȷ̈ ґо чіємнощ.</text:p>
      <text:p text:style-name="P4">Су́ухая̌ц тих су́у̊в Пауљ ус̌віядоміу́ <text:soft-page-break/>собіє, же ȷ̈ще раз поґра̌жиу́ с̌іє̌ в отху́ані... с̌љепеґо</text:p>
      <text:p text:style-name="P4">часу. Жадна пр̌ешу́ощ ніє абсорбовау́а ȷ̈ґо пр̌ишу́ощі в умис̌ље... тиље же... тиље же... надаљ</text:p>
      <text:p text:style-name="P4">вичувау́ повієвая̌ци зієљоно - чарни штандар Атриду̊в... ґд̌ієс̌ пр̌ед соба̌... надаљ від̌іяу́</text:p>
      <text:p text:style-name="P4">крваве мієче д̌ігад і фанатичне љеґіёни. Теґо ніє бе̌д̌іє - повієд̌іяу́ до с̌ієбіє. - Ніє</text:p>
      <text:p text:style-name="P2">допуще̌ до теґо.</text:p>
      <text:p text:style-name="P4">12</text:p>
      <text:p text:style-name="P4">Бу̊ґ створ̌иу́ Арракіс, би чвічич вієрних.</text:p>
      <text:p text:style-name="P4">з „Ма̌дрощі Муад’Діба” кс̌іє̌жнічкі Іруљан</text:p>
      <text:p text:style-name="P4">В чіши яскіні Ј̈сс̌іка су́ишау́а зґр̌ит піяску на скаље под људзкімі стопамі, даљеќ птас̌іє</text:p>
      <text:p text:style-name="P4">навоу́иванія, кту̊ре, як Стіљґар повієд̌іяу́, биу́и сиґнау́ем ȷ̈ґо чатовніку̊в. Усуніє̌то</text:p>
      <text:p text:style-name="P4">з виљоту̊в яскіні оґромне пљастікове каптури ґрод̌і. Від̌іяу́а поху̊д вієчорних чієні за</text:p>
      <text:p text:style-name="P4">скаљним проґієм пр̌ед соба̌, а за нім отварти басен. Чуу́а, як опуща іх с̌віяту́о днія, чуу́а</text:p>
      <text:p text:style-name="P4">то в сухим упаље і в чієніях. Вієд̌іяу́а, же ȷ̈ј пр̌ешкољона с̌віядомощ да ȷ̈ј нієбавем то,</text:p>
      <text:p text:style-name="P4"><text:soft-page-break/>цо Фремені највираз́нієј пос̌іядаљі самі з с̌ієбіє - здољнощ вичуванія најљжејшеј навет зміяни</text:p>
      <text:p text:style-name="P4">віљґотнощі повієтр̌а. Якже увіяљі с̌іє̌ з допасовиванієм фіљтрфраку̊в, ќди отварто яскініє̌.</text:p>
      <text:p text:style-name="P4">В ґу́е̌бі ґроти ктос̌ зача̌у́ вис̌пієвивач:</text:p>
      <text:p text:style-name="P4">Іма трава окољо!</text:p>
      <text:p text:style-name="P4">І кореня окољо!</text:p>
      <text:p text:style-name="P4">Ј̈сс̌іка пр̌ету́умачиу́а то в мис̌љі: „То са̌ попіёу́и! А то са̌ кор̌еніє!” Зачинау́а с̌іє̌</text:p>
      <text:p text:style-name="P4">церемонія поґр̌ебова Д̌аміса. Ј̈сс̌іка вијр̌ау́а на арракањскі заху̊д су́оњца, на спіє̌тр̌оне</text:p>
      <text:p text:style-name="P4">поку́ади кољору̊в на нієбіє. Ноц заче̌у́а юж р̌уцач чієніє взду́уж одљеґу́их скау́ і видм.</text:p>
      <text:p text:style-name="P4">А ȷ̈днак упау́ ніє усте̌повау́. Упау́ сќровау́ ȷ̈ј мис̌љі ку вод̌іє і певнеј обсервацї, кту̊ра</text:p>
      <text:p text:style-name="P4">починіу́а - же тих вшисткіх људ̌і удау́о с̌іє̌ пр̌извичаіч до одчуванія праґнієнія тиљко</text:p>
      <text:p text:style-name="P4">в окрес̌љоних порах.</text:p>
      <text:p text:style-name="P4">Праґнієніє.</text:p>
      <text:p text:style-name="P4">Паміє̌тау́а ос̌вієтљоне бљасќм кс̌іє̌жица фаље на Каљаданіє, зар̌уцая̌це біяу́е шати на скау́и...</text:p>
      <text:p text:style-name="P4">і віятр бр̌емієнни віљґочія̌. Подмух, кту̊ри мускау́ тераз ȷ̈ј шати, паљіу́ поу́ачіє ску̊ри на</text:p>
      <text:p text:style-name="P4"><text:soft-page-break/>пољічках і чоље. Нове втикі носове увієрау́и я̌ і Ј̈сс̌іка ствієрд̌іу́а, же обецнощ руркі</text:p>
      <text:p text:style-name="P4">одзискуя̌цеј віљґоч оддеху бієґна̌цеј по твар̌и в ду̊у́ до фіљтрфрака теж я̌ денервуȷ̈. Сам фрак</text:p>
      <text:p text:style-name="P4">биу́ як парнік. „Фрак бе̌д̌іє дља чієбіє знос̌нієјши, ќди пр̌еставіш с̌іє̌ на ніжша̌ завартощ</text:p>
      <text:p text:style-name="P4">води в чієље” - повієд̌іяу́ Стіљґар. Вієд̌іяу́а, же міяу́ рацȷ́, цо ȷ̈днак ніє чиніу́о обецнеј</text:p>
      <text:p text:style-name="P4">хвіљі знос̌нієјша̌. Подс̌віядома троска о воде̌ обчія̌жау́а психічніє. Ніє - поправіу́а с̌іє̌ - то</text:p>
      <text:p text:style-name="P4">ȷ̈ст троска о віљґоч. Чиљі справа субтељнієјша і ґу́е̌бша. Усу́ишау́а збљіжая̌це с̌іє̌ крокі.</text:p>
      <text:p text:style-name="P4">Одвру̊чіу́а с̌іє̌ і зобачиу́а Пауља виу́аніяя̌цеґо с̌іє̌ з чељущі яскіні, а за нім твар̌ ељфа</text:p>
      <text:p text:style-name="P4">депча̌цеј му по піє̌тах Цгані. Ј̈ще ȷ̈дна справа - помис̌љау́а Ј̈сс̌іка. - Тр̌еба учуљіч Пауља</text:p>
      <text:p text:style-name="P4">на іх кобієти. Жадна з тих пустинних кобієт ніє надаȷ̈ с̌іє̌ на жоне̌ дља кс̌іє̌чія. На конкубіне̌,</text:p>
      <text:p text:style-name="P2">і овшем, аље ніє на жоне̌. З кољеі застановіу́а с̌іє̌ над соба̌. Чижбим заражіу́а с̌іє̌ од нієґо</text:p>
      <text:p text:style-name="P4">мис̌љамі? І достр̌еґу́а, як досконаље зостау́а уварункована. <text:soft-page-break/>Потрафіє̌ мис̌љеч о мау́жењскіх</text:p>
      <text:p text:style-name="P4">потр̌ебах кру̊љевсќґо роду ніє біёра̌ц под уваґе̌ ву́аснеґо конкубінату. Аље я... биу́ам</text:p>
      <text:p text:style-name="P4">віє̌цеј ніж конкубіна̌.</text:p>
      <text:p text:style-name="P4">- Матко.</text:p>
      <text:p text:style-name="P4">Пауљ стана̌у́ пр̌ед нія̌. Туж за нім Цгані.</text:p>
      <text:p text:style-name="P4">- Матко, чи вієш, цо оні робія̌ там в ґу́е̌бі?</text:p>
      <text:p text:style-name="P4">Ј̈сс̌іка спојр̌ау́а на чіємне пљами ȷ̈ґо очу виґља̌дая̌цих з каптура.</text:p>
      <text:p text:style-name="P4">- Цгиба так.</text:p>
      <text:p text:style-name="P4">- Цгані мі показау́а... понієваж я повінієнем то від̌ієч і дач... зґоде̌ на важеніє води.</text:p>
      <text:p text:style-name="P4">Ј̈сс̌іка попатр̌иу́а на Цгані.</text:p>
      <text:p text:style-name="P4">- Оні одзискуя̌ воде̌ Д̌аміса - повієд̌іяу́а Цгані, а ȷ̈ј чієнкі ґу́ос забр̌міяу́ носово</text:p>
      <text:p text:style-name="P4">з поводу втику̊в. - Таќ ȷ̈ст право. Чіяу́о наљежи до чу́овієка, зас̌ ȷ̈ґо вода наљежи до</text:p>
      <text:p text:style-name="P4">пљемієнія... поȷ̈динек ȷ̈ст вия̌тќм.</text:p>
      <text:p text:style-name="P4">- Му̊вія̌, же то моя вода - повієд̌іяу́ Пауљ.</text:p>
      <text:p text:style-name="P4">Ј̈сс̌іке̌ застановіу́о, дљачеґо іх су́ова обуд̌іу́и в нієј знієнацка чујнощ і подејр̌љівощ.</text:p>
      <text:p text:style-name="P4">- Вода поȷ̈динку наљежи до звичіє̌зци - повієд̌іяу́а Цгані. - То дљатеґо, же мус̌ічіє</text:p>
      <text:p text:style-name="P4">ваљчич без фіљрфраку̊в. Звичіє̌зци <text:soft-page-break/>тр̌еба оддач воде̌, кту̊ра̌ трачі в час̌іє ваљкі.</text:p>
      <text:p text:style-name="P4">- Я ніє хце̌ ȷ̈ґо води - вимамротау́ Пауљ.</text:p>
      <text:p text:style-name="P4">Чуу́ с̌іє̌ че̌щіа̌ вієљу образу̊в порушая̌цих с̌іє̌ ȷ̈дночес̌ніє ве фраґментах, цо твор̌иу́о</text:p>
      <text:p text:style-name="P4">хаос дља ока яз́ні. Ніє му̊ґу́ бич певни, цо зробі, аље цо до ȷ̈днеј р̌ечи міяу́ абсољутна̌</text:p>
      <text:p text:style-name="P4">певнощ: ніє хчіяу́ води видестиљованеј з чіяу́а Д̌аміса.</text:p>
      <text:p text:style-name="P4">- То пр̌ечієж... вода - повієд̌іяу́а Цгані.</text:p>
      <text:p text:style-name="P4">Ј̈сс̌іке̌ захвичіу́ спосу̊б, в які то виму̊віу́а. „Вода”. Тиље значенія в простим д̌ьвіє̌ку.</text:p>
      <text:p text:style-name="P4">Пр̌ипомніяу́ ȷ̈ј с̌іє̌ аксёмат Бене Ґессеріт: „Пр̌етрваніє то умієȷ́тнощ пу́иванія в обцеј</text:p>
      <text:p text:style-name="P4">вод̌іє”. І помис̌љау́а: Пауљ і я мус̌іми викрич пра̌ди і правіду́овощі тих обцих ву̊д... ȷ̈жељі</text:p>
      <text:p text:style-name="P4">мами пр̌етрвач.</text:p>
      <text:p text:style-name="P4">- Пр̌ијмієш те̌ воде̌ - р̌еку́а.</text:p>
      <text:p text:style-name="P4">Розпознау́а тен тон свеґо ґу́осу. Тим самим тонем пр̌ему̊віу́а ќдис̌ до Љето, ґди</text:p>
      <text:p text:style-name="P4">ознајміу́а свему утрацонему кс̌іє̌чію, же ма пр̌ия̌ч дужа̌ суме̌ оферована̌ му за ȷ̈ґо попарчіє</text:p>
      <text:p text:style-name="P4">в ва̌тпљівим пр̌едс̌іє̌взіє̌чію - понієваж пієнія̌дз подтр̌имивау́ <text:soft-page-break/>поте̌ґе̌ Атриду̊в. На Арракіс</text:p>
      <text:p text:style-name="P4">пієнія̌дзем биу́а вода. Від̌іяу́а то ясно.</text:p>
      <text:p text:style-name="P4">Пауљ заховау́ міљченіє: вієд̌іяу́ юж, же зробі, як пр̌иказау́а, і ніє дљатеґо, же она так</text:p>
      <text:p text:style-name="P4">каже, аље дљатеґо, же тон ȷ̈ј ґу́осу змус̌іу́ ґо до пр̌евартощіованія са̌ду. Одр̌уценіє води</text:p>
      <text:p text:style-name="P4">биу́оби зерванієм з пр̌иȷ́та̌ у Фремену̊в практика̌. Пр̌ипомніяу́ собіє по хвіљі су́ова чтериста</text:p>
      <text:p text:style-name="P4">шещд̌ієс̌ія̌теј с̌іу̊дмеј каљіми в Бібљії П. К. Иуеґо. Повієд̌іяу́:</text:p>
      <text:p text:style-name="P2">- З води повстаȷ̈ вшељќ жичіє.</text:p>
      <text:p text:style-name="P4">Ј̈сс̌іка витр̌ещиу́а очи. Ґд̌іє он с̌іє̌ научиу́ теґо цитату? Ніє студіёвау́ містеріу̊в.</text:p>
      <text:p text:style-name="P4">- Так повієд̌іяно - р̌еку́а Цгані. - Ґіюдіхар ментане: Напісано в Шах-Наме, же воде̌</text:p>
      <text:p text:style-name="P4">створ̌оно пр̌ед вшисткімі р̌ечамі.</text:p>
      <text:p text:style-name="P4">Ј̈сс̌іка задржау́а наґље без жаднеґо виту́умачаљнеґо поводу, а та іррацёнаљнощ</text:p>
      <text:p text:style-name="P4">занієпокоіу́а я̌ бард̌ієј од фізичнеґо дознанія. Одвру̊чіу́а с̌іє̌, би укрич змієшаніє, і зда̌жиу́а</text:p>
      <text:p text:style-name="P4">акурат зобачич заху̊д су́оњца. Ќди су́оњце затоне̌у́о под горизонтем, на нієбіє розшаљау́а с̌іє̌</text:p>
      <text:p text:style-name="P4">бур̌а кољору̊в.</text:p>
      <text:p text:style-name="P4">- Юж час!</text:p>
      <text:p text:style-name="P4"><text:soft-page-break/>Ґу́ос розбр̌мієвая̌ци в ґрочіє наљежау́ до Стіљґара.</text:p>
      <text:p text:style-name="P4">- Броњ Д̌аміса зостау́а забіта. Д̌аміса везвау́ Он - Сгаі-гуљуд, кту̊ри зр̌а̌д̌іу́ фази</text:p>
      <text:p text:style-name="P4">кс̌іє̌жица, цо ґо з днія на д̌ієњ убива, аж на конієц виґља̌да як кр̌ива, звіє̌ду́а ґау́а̌зка. - Ґу́ос</text:p>
      <text:p text:style-name="P4">Стіљґара пр̌ичіху́. - Так биу́о з Д̌амісем.</text:p>
      <text:p text:style-name="P4">Чіша опаду́а на яскініє̌ як коц. Ј̈сс̌іка від̌іяу́а Стіљґара яко шаро - уу́удни рух, нічим</text:p>
      <text:p text:style-name="P4">відмо в чіємних реёнах вне̌тр̌а ґроти. Обејр̌ау́и с̌іє̌ на басен, чуя̌ц ху́у̊д.</text:p>
      <text:p text:style-name="P4">- Нієхај збљіжа̌ с̌іє̌ пр̌иячієље Д̌аміса - повієд̌іяу́ Стљіґар.</text:p>
      <text:p text:style-name="P4">Људ̌іє кр̌а̌таљі с̌іє̌ за Ј̈сс̌іка̌, опущая̌ц засу́оне̌ у виљоту. Даљеко в ґу́е̌бі яскіні запаљоно</text:p>
      <text:p text:style-name="P4">у ґу̊ри самотна̌ куље̌ с̌віє̌тояњска̌. Ј̈ј жу̊у́та у́уна виу́овіу́а з мроку надчія̌ґая̌це људзќ</text:p>
      <text:p text:style-name="P4">сиљветкі. Ј̈сс̌іка су́ишау́а шељест бурнусу̊в. Цгані одста̌піу́а на крок якби пр̌ичія̌ґніє̌та</text:p>
      <text:p text:style-name="P4">с̌віяту́ем. Ј̈сс̌ікі похиљіу́а с̌іє̌ ніско до уха Пауља пр̌емавіяя̌ц род̌інним кодем:</text:p>
      <text:p text:style-name="P4">- Ід̌ь за іх пр̌ику́адем, ру̊б то, цо оні. То бе̌д̌іє проста церемонія дља зȷ̈днанія духа</text:p>
      <text:p text:style-name="P4"><text:soft-page-break/>Д̌аміса.</text:p>
      <text:p text:style-name="P4">То бе̌д̌іє цос̌ віє̌цеј - помис̌љау́ Пауљ. І в ґу́е̌бі с̌віядомощі зазнау́ учучія роздарчія, якби</text:p>
      <text:p text:style-name="P4">пру̊бовау́ шгвичіч яка̌с̌ р̌еч в руху і справіч, би знієрухоміяу́а. Цгані подпу́ине̌у́а</text:p>
      <text:p text:style-name="P4">з повротем до Ј̈сс̌ікі біёра̌ц я̌ за ре̌ке̌.</text:p>
      <text:p text:style-name="P4">- Цгод̌ьми, Сајядіна. Мус̌іми ус̌ія̌щ особно.</text:p>
      <text:p text:style-name="P4">Пауљ патр̌иу́ за німі, як одходза̌ в чієніє, позоставіяя̌ц ґо самеґо. Чуу́ с̌іє̌ опущони.</text:p>
      <text:p text:style-name="P4">Коу́о нієґо вирос̌љі ме̌жчиз́ні, кту̊р̌и заку́адаљі засу́оне̌.</text:p>
      <text:p text:style-name="P4">- Цгод̌ьми, Усуљ.</text:p>
      <text:p text:style-name="P4">Дау́ с̌іє̌ подпровад̌іч до пр̌оду і вчісна̌ч в кра̌ґ људ̌і формуя̌ци с̌іє̌ воку̊у́ Стіљґара, кту̊ри</text:p>
      <text:p text:style-name="P4">стау́ под куља̌ с̌віє̌тояњска̌ коу́о мієјшамі обу́еґо, мієјшамі канчіястеґо кштау́ту окритеґо</text:p>
      <text:p text:style-name="P4">бурнусем і љежа̌цеґо на скаљнеј поду́одзе. Одд̌іяу́ пр̌ис̌іяду́ на скінієніє Стіљґара, пос̌ру̊д шељесту</text:p>
      <text:p text:style-name="P4">бурнусу̊в. Пауљ усадовіу́ с̌іє̌ враз з німі, обсервуя̌ц Стіљґара. Зауважиу́, як куља с̌віє̌тояњска</text:p>
      <text:p text:style-name="P4">поґу́е̌біу́а студніє̌ ȷ̈ґо очу і розяс̌ніу́а му зієљењ тканіни на шиі. Пр̌еніу̊су́ спојр̌еніє на окрити</text:p>
      <text:p text:style-name="P4">бурнусем паґу̊рек у сту̊п Стіљґара, <text:soft-page-break/>розпознау́ стерча̌ци спод тканіни ґриф баљісети.</text:p>
      <text:p text:style-name="P4">- Дух опуща воде̌ чіяу́а, ґди встаȷ̈ пієрвши кс̌іє̌жиц - заінтоновау́ Стіљґар. - Так</text:p>
      <text:p text:style-name="P2">повієд̌іяно. Ќди встаніє пієрвши кс̌іє̌жиц теј ноци, коґо он везвіє?</text:p>
      <text:p text:style-name="P4">- Д̌аміса - одповієд̌іяу́ ху̊р.</text:p>
      <text:p text:style-name="P4">Стіљґар виконау́ пеу́ни обру̊т на піє̌чіє, віёда̌ц спојр̌енієм по кре̌ґу твар̌и.</text:p>
      <text:p text:style-name="P4">- Я биу́ем пр̌иячієљем Д̌аміса - повієд̌іяу́. - Ќди у́упієжчи самољот піковау́ на нас</text:p>
      <text:p text:style-name="P4">в Д̌іюр̌е-в-Зіємі, ву́ас̌ніє Д̌аміс зачія̌ґна̌у́ мніє до крију̊вкі. - Похиљіу́ с̌іє̌ над взґу̊рќм</text:p>
      <text:p text:style-name="P4">і подніу̊су́ бурнус. - Біёре̌ тен пу́ащ яко пр̌иячієљ Д̌аміса, правем пр̌иву̊дци.</text:p>
      <text:p text:style-name="P4">Пр̌ер̌учіу́ бурнус пр̌ез раміє̌ простуя̌ц с̌іє̌. Пауљ ујр̌ау́ тераз виставіёна̌ на відок завартощ</text:p>
      <text:p text:style-name="P4">паґу̊рка: бљади поу́иск шарощі фіљтрфрака, пообіяни љітерён, хусте̌ з мау́а̌ кс̌ія̌жечка̌ пос̌родку,</text:p>
      <text:p text:style-name="P4">ре̌коȷ̈щ крисножа без остр̌а, пуста̌ похве̌, зрољована̌ сакве̌, паракомпас, дистранси, дуднік,</text:p>
      <text:p text:style-name="P4">купке̌ метаљових гаку̊в вієљкощі піє̌щі, кољекцȷ́ чеґос̌, цо виґља̌дау́о на мау́е камикі</text:p>
      <text:p text:style-name="P4">завініє̌те в шматке̌, вія̌зке̌ піу̊р... і <text:soft-page-break/>баљісете̌ пр̌и зрољованеј саквіє. Віє̌ц Д̌аміс ґривау́ на</text:p>
      <text:p text:style-name="P4">баљісечіє - помис̌љау́ Пауљ. Інструмент пр̌ипомніяу́ му Ґурнеиа Гаљљецка і вшистко, цо зостау́о</text:p>
      <text:p text:style-name="P4">утрацоне. Пауљ вієд̌іяу́ д̌іє̌кі свему паміє̌танію пр̌ишу́ощі в пр̌ешу́ощі, же певне љініє</text:p>
      <text:p text:style-name="P4">љосове моґу́и допровад̌іч до спотканія з Гаљљецќм, љеч те спотканія окривау́ чієњ і биу́о іх</text:p>
      <text:p text:style-name="P4">нієвієље. Інтриґовау́и ґо оне. Чиннік нієпевнощі напавау́ ґо здумієнієм. - Чи то значи, же</text:p>
      <text:p text:style-name="P4">цос̌, цо я зробіє̌... цо моґе̌ зробіч, може зґубіч Гаљљецка... аљбо пр̌ивру̊чіч му жичіє... аљбо...</text:p>
      <text:p text:style-name="P4">Пр̌еу́кна̌у́ с̌љіне̌, потр̌а̌сна̌у́ ґу́ова̌. Стіљґар нахиљіу́ с̌іє̌ поновніє над стосем.</text:p>
      <text:p text:style-name="P4">- Дља кобієти Д̌аміса і дља вартовніку̊в - повієд̌іяу́.</text:p>
      <text:p text:style-name="P4">Мау́е камикі і кс̌ія̌жка знікне̌у́и в фау́дах ȷ̈ґо шати.</text:p>
      <text:p text:style-name="P4">- Право пр̌иву̊дци - заінтоновау́ одд̌іяу́.</text:p>
      <text:p text:style-name="P4">- Дозовнік Д̌аміса од сервісу до кави - повієд̌іяу́ Стіљґар і подніу̊су́ пу́аскі кра̌жек</text:p>
      <text:p text:style-name="P4">з зієљонеґо метаљу. - Жеби дач ґо Усуљові з захованієм одповієднієґо церемоніяу́у, ќди</text:p>
      <text:p text:style-name="P4">вру̊чіми до с̌ічи.</text:p>
      <text:p text:style-name="P4"><text:soft-page-break/>- Право пр̌иву̊дци - одповієд̌іяу́ одд̌іяу́.</text:p>
      <text:p text:style-name="P4">На коњцу взія̌у́ ре̌коȷ̈щ крисножа і випростовау́ с̌іє̌.</text:p>
      <text:p text:style-name="P4">- Дља поґр̌ебовеј ру̊вніни - р̌еку́.</text:p>
      <text:p text:style-name="P4">- Дља поґр̌ебовеј ру̊вніни - вирецитовау́ одд̌іяу́.</text:p>
      <text:p text:style-name="P4">Зе свеґо мієјша в кре̌ґу напр̌ечівко Пауља Ј̈сс̌іка ківау́а ґу́ова̌, розпозная̌ц старожитне</text:p>
      <text:p text:style-name="P4">з́ру̊ду́о теґо ритуау́у. Зеткніє̌чіє іґноранцї з вієдза̌, брутаљнощі з куљтура̌ - бієр̌е поча̌тек</text:p>
      <text:p text:style-name="P4">в шацунку, з якім трактуȷ̈ми своіх змару́их - помис̌љау́а. Споґља̌дая̌ц на Пауља по друґієј</text:p>
      <text:p text:style-name="P4">строніє застанавіяу́а с̌іє̌: Достр̌еже то? Бе̌д̌іє вієд̌іяу́, цо ма зробіч?</text:p>
      <text:p text:style-name="P4">- Ј̈стес̌ми пр̌иячіу̊у́мі Д̌аміса - повієд̌іяу́ Стіљґар. - Ніє љаментуȷ̈ми за нашимі</text:p>
      <text:p text:style-name="P4">змару́имі як стадо ґарварґу̊в.</text:p>
      <text:p text:style-name="P4">З љевеј строни Пауља подніу̊су́ с̌іє̌ с̌івоброди ме̌жчизна.</text:p>
      <text:p text:style-name="P4">- Биу́ем пр̌иячієљем Д̌аміса - повієд̌іяу́.</text:p>
      <text:p text:style-name="P4">Подшеду́ до стоу́у. Подніу̊су́ дистранси.</text:p>
      <text:p text:style-name="P2">- Ќди позіём нашеј води спаду́ поніжеј мінімум подчас обље̌женія Дву̊х Птаку̊в,</text:p>
      <text:p text:style-name="P4">Д̌аміс с̌іє̌ под̌ієљіу́.</text:p>
      <text:p text:style-name="P4">Ме̌жчизна повру̊чіу́ на своȷ̈ мієјше в <text:soft-page-break/>коље.</text:p>
      <text:p text:style-name="P4">Чи і я мам повієд̌ієч, же биу́ем пр̌иячієљем Д̌аміса? - д̌івіу́ с̌іє̌ Пауљ. - Чи оні</text:p>
      <text:p text:style-name="P4">спод̌ієвая̌ с̌іє̌, же везме̌ цос̌ з теј купи? - Зобачиу́, як обрацая̌ с̌іє̌ ку нієму твар̌е, як с̌іє̌</text:p>
      <text:p text:style-name="P4">одврацая̌. - Оні теґо очекуя̌!</text:p>
      <text:p text:style-name="P4">Інни ме̌жчизна з напр̌ечівка встау́, збљіжиу́ с̌іє̌ до сакви і здя̌у́ паракомпас.</text:p>
      <text:p text:style-name="P4">- Биу́ем пр̌иячієљем Д̌аміса - р̌еку́. - Ќди патрољ заскочиу́ нас в Бухчіє Кљіфу</text:p>
      <text:p text:style-name="P4">і зостау́ем ранни, Д̌аміс одчія̌ґна̌у́ іх і ранні зостаљі уратовані.</text:p>
      <text:p text:style-name="P4">Вру̊чіу́ на своȷ̈ мієјше до кре̌ґу. Знову твар̌е обру̊чіу́и с̌іє̌ до Пауља і Пауљ ујр̌авши</text:p>
      <text:p text:style-name="P4">в ніх очеківаніє спущіу́ очи. Тра̌цоно ґо у́окчієм і якіс̌ ґу́ос засичау́:</text:p>
      <text:p text:style-name="P4">- Цгцеш щіа̌ґна̌ч на нас зґубе̌?</text:p>
      <text:p text:style-name="P4">Як я моґе̌ повієд̌ієч, же биу́ем ȷ̈ґо пр̌иячієљем? - мис̌љау́ в осу́упієнію.</text:p>
      <text:p text:style-name="P4">Якас̌ постач уніёсу́а с̌іє̌ з кре̌ґу напр̌ечів Пауља, а ќди закаптур̌она твар̌ знаљазу́а с̌іє̌</text:p>
      <text:p text:style-name="P4">в с̌вієтље, познау́ матке̌. Здȷ́у́а хусте̌ зе стосу.</text:p>
      <text:p text:style-name="P4">- Биу́ам пр̌иячієљем Д̌аміса - повієд̌іяу́а. - Ќди дух над духамі в ȷ̈ґо души</text:p>
      <text:p text:style-name="P4"><text:soft-page-break/>дојр̌ау́ потр̌ебе̌ правди, тен дух вицофау́ с̌іє̌ още̌дзая̌ц моȷ̈ґо сина. - Вру̊чіу́а на своȷ̈</text:p>
      <text:p text:style-name="P4">мієјше.</text:p>
      <text:p text:style-name="P4">І Пауљ вспомніяу́ поґарде̌ в ґу́ос̌іє маткі, ґди зачепіу́а ґо по ваљце. „І цо теж чуȷ̈</text:p>
      <text:p text:style-name="P4">мордерца?” Поновніє зобачиу́ звру̊цоне ку собіє твар̌е, вичувау́ ґнієв і страх људ̌і.</text:p>
      <text:p text:style-name="P4">Очима души ујр̌ау́ строніце „Куљту змару́их” скс̌іє̌ґофіљмоване ќдис̌ пр̌ез матке̌ дља нієґо.</text:p>
      <text:p text:style-name="P4">Вієд̌іяу́, цо повінієн зробіч. З вољна д̌ьвіґна̌у́ с̌іє̌ на ноґі. Кра̌ґ људзкі обієґу́о вестхнієніє.</text:p>
      <text:p text:style-name="P4">Пауљ чуу́ змнієјшаніє с̌іє̌ свеґо я, в міяре̌ як с̌іє̌ збљіжау́ до с̌родка коу́а. Якби утрачіу́ ча̌стке̌</text:p>
      <text:p text:style-name="P4">самеґо с̌ієбіє і шукау́ ȷ̈ј тутај. Похиљіу́ с̌іє̌ над стосем добитку Д̌аміса і видостау́ баљісете̌.</text:p>
      <text:p text:style-name="P4">Бр̌е̌кне̌у́а чіхутко струна завад̌івши о цос̌.</text:p>
      <text:p text:style-name="P4">- Биу́ем пр̌иячієљем Д̌аміса - вишептау́ Пауљ. Чуу́ пієченіє у́ез в очах, ву́ожиу́ віє̌цеј</text:p>
      <text:p text:style-name="P4">с̌іу́и в сву̊ј ґу́ос.</text:p>
      <text:p text:style-name="P4">- Д̌аміс мніє научиу́... же... ќди забіями... пу́ачіми за то. Жау́уȷ́, же ніє познау́ем</text:p>
      <text:p text:style-name="P4">Д̌аміса љепієј.</text:p>
      <text:p text:style-name="P4">По омацку, на ос̌љеп, повру̊чіу́ на <text:soft-page-break/>своȷ̈ мієјше в коље, осуна̌у́ с̌іє̌ на скаљна̌ поду́оґе̌.</text:p>
      <text:p text:style-name="P4">- Он роні у́зи! - шепна̌у́ якіс̌ ґу́ос. Подхвичіљі то інні.</text:p>
      <text:p text:style-name="P4">- Усуљ офіяровуȷ̈ віљґоч умару́им!</text:p>
      <text:p text:style-name="P4">Почуу́ паљце на своіх віљґотних пољічках, су́ишау́ виље̌кніёне шепти. Ј̈сс̌іке̌ оґарне̌у́о</text:p>
      <text:p text:style-name="P4">ґу́е̌боќ взрушеніє, ґди здау́а собіє справе̌, як поте̌жне гамуљце муша̌ ту пр̌ечівд̌іяу́ач</text:p>
      <text:p text:style-name="P4">ронієнію у́ез. Сконцентровау́а с̌іє̌ на су́овах: „Усуљ офіяровуȷ̈ віљґоч умару́им”. То биу́ дар дља</text:p>
      <text:p text:style-name="P4">с̌віята чієні - у́зи. Нієва̌тпљівіє са̌ с̌віє̌те. Ніц на теј пљанечіє ніє упр̌итомніу́о ȷ̈ј з така̌ с̌іу́а̌</text:p>
      <text:p text:style-name="P2">највижшеј вартощі води. Ані спр̌едавци води, ані висушона ску̊ра тубиљцу̊в, ані фіљтфракі</text:p>
      <text:p text:style-name="P4">чи реґуу́и режіму води. Ото субстанця ценнієјша од вшисткіх інних - само жичіє оброс̌ніє̌та симбољіка і ритуау́ем: вода.</text:p>
      <text:p text:style-name="P4">- Доткна̌у́ем ȷ̈ґо пољічка - шепна̌у́ ктос̌ - Почуу́ем дар.</text:p>
      <text:p text:style-name="P4">З поча̌тку дотикая̌це ȷ̈ґо твар̌и паљце вистрашиу́и Пауља. Щісна̌у́ ху́одни ґриф баљісети</text:p>
      <text:p text:style-name="P4">чуя̌ц, як струни вр̌иная̌ му с̌іє̌ в ду́оњ. По чим за мацая̌цимі ре̌камі дојр̌ау́ твар̌е, очи</text:p>
      <text:p text:style-name="P4">розварте і здуміёне. Нієбавем ре̌це <text:soft-page-break/>с̌іє̌ цофне̌у́и. Подȷ́то церемоніє̌ поґр̌ебова̌. Љеч тераз</text:p>
      <text:p text:style-name="P4">биу́а воку̊у́ Пауља нієухвитна пр̌естр̌ењ, одсте̌п, пеу́на шацунку ізољаця, кту̊ра̌ угоноровау́ ґо</text:p>
      <text:p text:style-name="P4">одд̌іяу́. Церемоніяу́ закоњчиу́ с̌іє̌ чіхим с̌пієвем:</text:p>
      <text:p text:style-name="P4">Пеу́нія чіє̌ взива Тву̊ј Сгаі-гуљуд пр̌ибива;</text:p>
      <text:p text:style-name="P4">Ноци крев, черњ на нієбіє,</text:p>
      <text:p text:style-name="P4">Крвава с̌мієрч взіє̌у́а чієбіє.</text:p>
      <text:p text:style-name="P4">До кс̌іє̌жица с̌іє̌ модљіми,</text:p>
      <text:p text:style-name="P4">Коу́о ще̌щіа упрос̌іми,</text:p>
      <text:p text:style-name="P4">Цо шуками, то жіщіми,</text:p>
      <text:p text:style-name="P4">Стара̌ зієміє̌ зобачими.</text:p>
      <text:p text:style-name="P4">У ну̊ґ Стіљґара позостау́ пе̌кати буку́ак. Стіљґар пр̌икуцна̌у́, ку́ада̌ц на нім ду́оніє. Ктос̌ збљіжиу́</text:p>
      <text:p text:style-name="P4">с̌іє̌ до нієґо, пр̌икуцна̌у́ пр̌и нім і Пауљ познау́ твар̌ Цгані в чієнію каптура.</text:p>
      <text:p text:style-name="P4">- Д̌аміс нос̌іу́ тр̌ид̌ієщі тр̌и љітри, с̌ієдем драхм і тр̌и тр̌ид̌ієсте друґіє драхми води</text:p>
      <text:p text:style-name="P4">пљемієнія - повієд̌іяу́а Цгані. - Бу́оґосу́авіє̌ я̌ тераз в обецнощі Сајядіни, Еккері-акарі, ото</text:p>
      <text:p text:style-name="P4">ȷ̈ст вода, фіљљіс̌ін-фољљаси, Пауља Муад’Діба!, Ківі акаві, ніґди віє̌цеј накаљас! Накаљас!</text:p>
      <text:p text:style-name="P4">одмієр̌она і пољічона, укаір-ан! бічієм серца ян-ян-ян нашеґо пр̌иячієља... Д̌аміса.</text:p>
      <text:p text:style-name="P4"><text:soft-page-break/>В ґу́е̌боќј чіши Цгані одвру̊чівши с̌іє̌ утквіу́а спојр̌еніє в Пауљу. По хвіљі</text:p>
      <text:p text:style-name="P4">повієд̌іяу́а:</text:p>
      <text:p text:style-name="P4">- Ґд̌іє ȷ̈стем пу́омієнієм, ти ба̌д̌ь ве̌ґљем. Ґд̌іє ȷ̈стем роса, ти ба̌д̌ь вода̌.</text:p>
      <text:p text:style-name="P4">- Бі-љаљ каіфа - зас̌пієвау́ одд̌іяу́.</text:p>
      <text:p text:style-name="P4">- На Пауља Муад’Діба пр̌ипада та порця - повієд̌іяу́а Цгані. - Оби стр̌еґу́ ȷ̈ј дља</text:p>
      <text:p text:style-name="P4">пљемієнія і хроніу́ пр̌ед похопна̌ страта̌. Оби щодри биу́ в хвіљі потр̌еби. Оби пр̌еказау́ я̌</text:p>
      <text:p text:style-name="P4">в свим час̌іє дља добра пљемієнія.</text:p>
      <text:p text:style-name="P4">- Бі-љаљ каіфа - заінтоновау́ одд̌іяу́.</text:p>
      <text:p text:style-name="P4">Муше̌ пр̌ия̌ч те̌ воде̌ - помис̌љау́ Пауљ. Подніу̊су́ши с̌іє̌ повољі подшеду́ до Цгані. Стіљґар</text:p>
      <text:p text:style-name="P4">цофна̌у́ с̌іє̌, би зробіч му мієјше, дељікатніє вия̌у́ Пауљові баљісете̌ з ду́оні.</text:p>
      <text:p text:style-name="P4">- Укље̌кніј - пољечіу́а му Цгані.</text:p>
      <text:p text:style-name="P2">Напровад̌іу́а ȷ̈ґо ду́оніє на буку́ак пр̌итр̌имуя̌ц ȷ̈ на спре̌жинуя̌цеј повієр̌хні.</text:p>
      <text:p text:style-name="P4">- Те̌ воде̌ повієр̌а чі пљеміє̌ - повієд̌іяу́а. - Д̌аміс одшеду́ од нієј. Пр̌ијміј я̌ в покою.</text:p>
      <text:p text:style-name="P4">Встау́а, почія̌ґая̌ц Пауља за соба̌. Стіљґар звру̊чіу́ му баљісете̌, вичія̌ґна̌у́ ду́оњ з нієвієљка̌</text:p>
      <text:p text:style-name="P4">купка̌ метаљових пієрщіені. Пауљ пр̌иґља̌дау́ с̌іє̌ ім - зауважиу́ іх <text:soft-page-break/>ру̊жне вієљкощі і то, як</text:p>
      <text:p text:style-name="P4">с̌віяту́о куљі с̌віє̌тояњсќј с̌іє̌ од ніх одбія. Цгані взіє̌у́а највіє̌кши пієрщіењ і подніёсу́а ґо</text:p>
      <text:p text:style-name="P4">на ȷ̈дним паљцу.</text:p>
      <text:p text:style-name="P4">- Тр̌ид̌ієщі љітру̊в - повієд̌іяу́а.</text:p>
      <text:p text:style-name="P4">Ј̈ден по друґім брау́а позостау́е, показуя̌ц кажди з особна Пауљові і одљічая̌ц.</text:p>
      <text:p text:style-name="P4">- Два љітри, ȷ̈ден љітр, с̌ієдем таљіёну̊в води по ȷ̈днеј драхміє кажди, ȷ̈ден таљіён води за</text:p>
      <text:p text:style-name="P4">тр̌и тр̌ид̌ієсте друґіє драхми. Разем - тр̌ид̌ієщі тр̌и љітри, с̌ієдем і тр̌и тр̌ид̌ієсте друґіє</text:p>
      <text:p text:style-name="P4">драхми.</text:p>
      <text:p text:style-name="P4">Подніёсу́а пієрщіеніє на паљцу показуя̌ц Пауљові.</text:p>
      <text:p text:style-name="P4">- Чи ȷ̈ пр̌ијмуȷ̈ш? - запитау́ Стіљґар.</text:p>
      <text:p text:style-name="P4">Пауљ пр̌еу́кна̌у́, ківна̌у́ ґу́ова̌.</text:p>
      <text:p text:style-name="P4">- Так.</text:p>
      <text:p text:style-name="P4">- Пу̊з́нієј - одезвау́а с̌іє̌ Цгані - покаже̌ чі, як ȷ̈ пр̌евія̌зивач хуста̌ так, би</text:p>
      <text:p text:style-name="P4">побр̌е̌ківанієм ніє здрад̌іу́и чіє̌, ќди бе̌д̌ієш потр̌ебовау́ чіши.</text:p>
      <text:p text:style-name="P4">Вичія̌ґне̌у́а ду́оњ.</text:p>
      <text:p text:style-name="P4">- Чи зехчіяу́абис̌... пр̌еховач ȷ̈ дља мніє? - запитау́ Пауљ.</text:p>
      <text:p text:style-name="P4">Цгані обру̊чіу́а спу́ошоне очи на Стіљґара, Стіљґар ус̌мієхна̌у́ с̌іє̌.</text:p>
      <text:p text:style-name="P4">- Пауљ Муад’Діб, кту̊ри ȷ̈ст Усуљем, ніє зна ȷ̈ще наших обичају̊в, Цгані. <text:soft-page-break/>Затр̌имај</text:p>
      <text:p text:style-name="P4">ȷ̈ґо таљіёни води без зобовія̌занія, аж бе̌д̌іє час показач му, в які спосу̊б ȷ̈ нос̌іч.</text:p>
      <text:p text:style-name="P4">Ківне̌у́а ґу́ова̌, пре̌дко вичія̌ґне̌у́а спод шати пас матеріяу́у, нанізау́а на нієґо пієрщіеніє</text:p>
      <text:p text:style-name="P4">пр̌епљатая̌ц ȷ̈ завіље од ґу̊ри і доу́у і по кру̊ткім ваганію веткне̌у́а ȷ̈ за шарфе̌ под бурнусем.</text:p>
      <text:p text:style-name="P4">Цос̌ тутај пр̌еґапіу́ем - помис̌љау́ Пауљ. Вичувау́ атмосфере̌ розбавієнія воку̊у́ с̌ієбіє, љекка̌</text:p>
      <text:p text:style-name="P4">кпіне̌ і мис̌љ ȷ̈ґо поду́а̌чиу́а с̌іє̌ до вієщеј паміє̌чі: „таљіёни води офіяровач кобієчіє - ритуау́</text:p>
      <text:p text:style-name="P4">заљоту̊в”.</text:p>
      <text:p text:style-name="P4">- Водмістр̌е - р̌еку́ Стіљґар.</text:p>
      <text:p text:style-name="P4">Одд̌іяу́ повстау́ з шељестем. Виста̌піљі двај људ̌іє і поднієс̌љі буку́ак. Щіа̌ґна̌вши куље̌</text:p>
      <text:p text:style-name="P4">с̌віє̌тояњска̌ Стіљґар повіу̊ду́ вшисткіх за с̌віяту́ем в ґу́а̌б яскіні. Вчіс̌ніє̌ти за Цгані Пауљ</text:p>
      <text:p text:style-name="P4">від̌іяу́ мас̌љани одбљаск куљі с̌віє̌тояњсќј на скаљних щіанах, танієц чієні в пеу́неј</text:p>
      <text:p text:style-name="P4">вичеківанія чіши, в кту̊реј вичувау́ нарастая̌це поднієценіє одд̌іяу́у.</text:p>
      <text:p text:style-name="P4">Ј̈сс̌іка, зачія̌ґніє̌та на тиу́и кољумни пр̌ез розґора̌чковане ду́оніє, зваљчиу́а хвіљова̌</text:p>
      <text:p text:style-name="P4">паніке̌, ќди осачиу́и я̌ зе вшисткіх <text:soft-page-break/>строн розпихая̌це с̌іє̌ постачіє. Розпознау́а фраґменти</text:p>
      <text:p text:style-name="P4">ритуау́у, розпознау́а в су́овах окрухи Бготані-д̌іб і Цгакобса, і поȷ́у́а нієоќу́знане живіёу́и,</text:p>
      <text:p text:style-name="P2">кту̊ре моґу́и вибухна̌ч з тих позорніє нієвінних ељементу̊в. Ян-ян-ян - помис̌љау́а. - Ід̌ьід̌ь-ід̌ь. - Нічим д̌ієчінна ґра, кту̊ра затрачіу́а в доросу́их ре̌ках вшељќ гамуљце.</text:p>
      <text:p text:style-name="P4">Стікґар затр̌имау́ с̌іє̌ под жу̊у́та̌ щіана̌ скаљна̌. Начісна̌у́ висте̌п і щіана безґу́ос̌ніє уста̌піу́а</text:p>
      <text:p text:style-name="P4">пр̌ед нім одсу́аніяя̌ц нієреґуљарна̌ щељіне̌. Стіљґар впровад̌іу́ іх до с̌родка, пр̌еходза̌ц</text:p>
      <text:p text:style-name="P4">обок подобнеј до пљастра міёду кратовніци, з кту̊реј віёна̌у́ на міяя̌цеґо я̌ Пауља струмієњ</text:p>
      <text:p text:style-name="P4">ху́однеґо повієтр̌а. Пауљ почія̌ґна̌у́ Цгані за раміє̌, споґља̌дая̌ц на нія̌ питая̌цо.</text:p>
      <text:p text:style-name="P4">- В тим повієтр̌у чуч віљґоч - повієд̌іяу́.</text:p>
      <text:p text:style-name="P4">- Чіїії - шепне̌у́а.</text:p>
      <text:p text:style-name="P4">Аље іда̌ци за німі ме̌жчизна пр̌ервау́ чіше̌:</text:p>
      <text:p text:style-name="P4">- Мну̊ство теј ноци віљґочі в одд̌ієљачу. Так Д̌аміс му̊ві нам, же ȷ̈ст задовољони.</text:p>
      <text:p text:style-name="P4">Ј̈сс̌іка міне̌у́а укрите др̌ві, усу́ишау́а, як с̌іє̌ за нія̌ замкне̌у́и. Зауважиу́а, же Фремені</text:p>
      <text:p text:style-name="P4"><text:soft-page-break/>зваљніяя̌ пр̌еходза̌ц обок пр̌ипоміная̌цеј пљастер кратовніци, а знаљазу́ши с̌іє̌ коу́о нієј</text:p>
      <text:p text:style-name="P4">почуу́а віљґоч. Одд̌ієљач віятру - помис̌љау́а. - Мая̌ замасковани ґд̌ієс̌ на повієр̌хні</text:p>
      <text:p text:style-name="P4">одд̌ієљач віятру, ту́оча̌ци повієтр̌е в ху́однієјше ту на доље реґіёни дља витра̌ценія зењ</text:p>
      <text:p text:style-name="P4">віљґочі.</text:p>
      <text:p text:style-name="P4">Пр̌ешљі пр̌ез друґіє др̌ві з ократованієм у ґу̊ри, кту̊ре ру̊внієж замкне̌у́и с̌іє̌ за німі. Пра̌д</text:p>
      <text:p text:style-name="P4">повієтр̌а іда̌ци ім по пљецах подтр̌имивау́ враженіє віљґочі вираз́ніє одчуване зару̊вно</text:p>
      <text:p text:style-name="P4">пр̌ез Пауља, як і Ј̈сс̌іке̌. Куља с̌віє̌тояњска в ду́оніях Стіљґара на чеље одд̌іяу́у опаду́а поніжеј</text:p>
      <text:p text:style-name="P4">љінії ґу́у̊в пр̌ед Пауљем. Почуу́ вкру̊тце под ноґамі стопніє шгодза̌це љевоскре̌тна̌ спіраља̌.</text:p>
      <text:p text:style-name="P4">Одбіте с̌віяту́о падау́о з доу́у на закаптур̌оне ґу́ови і ва̌ж људ̌і вія̌цих с̌іє̌ шгодамі в ду̊у́.</text:p>
      <text:p text:style-name="P4">Ј̈сс̌іка вичувау́а нарастаніє напіє̌чія в отачая̌цих я̌ постачіях, пр̌иґніятая̌ца чіша</text:p>
      <text:p text:style-name="P4">шарпау́а ȷ̈ј нерви своя̌ натарчивощіа̌. Шгоди с̌іє̌ скоњчиу́и і одд̌іяу́ міна̌у́ насте̌пне др̌ві.</text:p>
      <text:p text:style-name="P4">С̌віяту́о куљі с̌віє̌тояњсќј поху́оне̌у́а вієљка, отварта пр̌естр̌ењ под <text:soft-page-break/>високо скљепіёна̌ копуу́а̌.</text:p>
      <text:p text:style-name="P4">Пауљ одкриу́ ду́оњ Цгані на своім рамієнію, усу́ишау́ ніку́и одґу́ос капанія в ху́одним</text:p>
      <text:p text:style-name="P4">повієтр̌у, почуу́, як Фремені замієрая̌ в безруху пр̌ед маȷ̈статем води. Від̌іяу́ем то</text:p>
      <text:p text:style-name="P4">мієјше ве с̌ніє - помис̌љау́. Та мис̌љ розвієвау́а обави і над̌ієȷ̈ заразем. Ґд̌ієс̌ пр̌ед нім на</text:p>
      <text:p text:style-name="P4">овеј дродзе фанатичне горди вира̌бивау́и собіє в ȷ̈ґо імієнію крвава̌ дроґе̌ пр̌ез</text:p>
      <text:p text:style-name="P4">вшехс̌віят. Зієљоно - чарни штандар Атриду̊в станіє с̌іє̌ симбољем террору. Шаљоне љеґіёни</text:p>
      <text:p text:style-name="P4">р̌уца̌ с̌іє̌ в бу̊ј, взноша̌ц под нієбо сву̊ј боёви окр̌ик: „Муад’Діб!” Ніє може до теґо дојщ</text:p>
      <text:p text:style-name="P4">- мис̌љау́. - Ніє моґе̌ до теґо допущіч. Аље вичувау́ заборча̌ с̌віядомощ раси в свеј яз́ні,</text:p>
      <text:p text:style-name="P4">своȷ̈ ву́асне страшљіве пр̌езначеніє і вієд̌іяу́, же биље цо ніє завру̊чі теґо мољоха.</text:p>
      <text:p text:style-name="P4">Набієрау́о то юж маси і пе̌ду. Ґдиби умару́ в тим моменчіє, р̌еч точиу́аби с̌іє̌ даљеј за справа̌</text:p>
      <text:p text:style-name="P4">ȷ̈ґо маткі і ніє народзонеј ȷ̈ще с̌іёстри. Ніц тиљко с̌мієрч цау́еґо ту і тераз зебранеґо одд̌іяу́у,</text:p>
      <text:p text:style-name="P4">ніє виу́а̌чая̌ц ȷ̈ґо самеґо і ȷ̈ґо маткі, <text:soft-page-break/>моґу́аби то повстр̌имач.</text:p>
      <text:p text:style-name="P4">Пауљ розејр̌ау́ с̌іє̌ воку̊у́ с̌ієбіє, зауважая̌ц, же кољумна розвія с̌іє̌ в шереґ. Попхніє̌то ґо</text:p>
      <text:p text:style-name="P4">до пр̌оду под ніска̌ барієре̌ вичіёсана̌ в љітеј скаље. За барієра̌ Пауљ зобачиу́ в с̌вієтље куљі</text:p>
      <text:p text:style-name="P4">Стіљґара нієпорушоне, чіємне љустро води. Розпощіерау́а с̌іє̌ пр̌еходза̌ц в чієњ - ґу́е̌бока</text:p>
      <text:p text:style-name="P2">і чарна; љедво відочна по друґієј строніє щіана маячиу́а в одљеґу́ощі може зе сту метру̊в.</text:p>
      <text:p text:style-name="P4">Ј̈сс̌іка чуу́а, як чія̌ґнієніє сухеј ску̊ри на пољічках і чоље усте̌пуȷ̈ под впу́ивем</text:p>
      <text:p text:style-name="P4">віљґочі. Став биу́ ґу́е̌бокі; міяу́а враженіє ȷ̈ґо ґу́е̌бі і ваљчиу́а з праґнієнієм занур̌енія ду́оні.</text:p>
      <text:p text:style-name="P4">З љевеј строни розљеґу́о с̌іє̌ пљусканіє. Спојр̌ау́а взду́уж відмовеј љінії Фремену̊в і достр̌еґу́а</text:p>
      <text:p text:style-name="P4">Стіљґара зе стоя̌цим пр̌и нім Пауљем ораз водмістр̌у̊в опру̊жніяя̌цих сву̊ј у́адунек пр̌ез</text:p>
      <text:p text:style-name="P4">пр̌епу́ивомієр̌ до ставу. Мієрніќм биу́о окра̌ґу́е, шаре око понад обр̌ежем ставу. Від̌іяу́а</text:p>
      <text:p text:style-name="P4">ве̌дру̊вке̌ с̌вієтљнеґо всказ́ніка в міяре̌ пр̌епу́иву води пр̌ез ур̌а̌дзеніє, зобачиу́а, як</text:p>
      <text:p text:style-name="P4">всказу̊вка затр̌имуȷ̈ с̌іє̌ на тр̌ид̌ієсту тр̌ех љітрах, с̌ієдмію драхмах і тр̌ех <text:soft-page-break/>тр̌ид̌ієсту</text:p>
      <text:p text:style-name="P4">друґіх. Нієсамовіта доку́аднощ воднеґо поміяру - помис̌љау́а. І спостр̌еґу́а, же на щіанах</text:p>
      <text:p text:style-name="P4">ринни мієрніка ніє позостау́ навет с̌љад віљґочі по спу́иніє̌чію води. Вода одход̌іу́а з ових</text:p>
      <text:p text:style-name="P4">щіан, якби ніє биу́о с̌іу́и адгезијнеј. Знаљазу́а остатечни кључ до фремењсќј технікі в тим</text:p>
      <text:p text:style-name="P4">простим факчіє: оні биљі перфекцёністамі.</text:p>
      <text:p text:style-name="P4">Ј̈сс̌іка пр̌ечісне̌у́а с̌іє̌ взду́уж барієри до Стіљґара. Усте̌повано ȷ̈ј з дроґі з натураљна̌</text:p>
      <text:p text:style-name="P4">куртуазя̌. Зауважиу́а нієобецне спојр̌еніє Пауља, љеч таȷ̈мніца теґо вієљќґо збіёрніка води</text:p>
      <text:p text:style-name="P4">опановау́а ȷ̈ј мис̌љі без решти. Стіљґар обејр̌ау́ с̌іє̌ за нія̌.</text:p>
      <text:p text:style-name="P4">- Биљі вс̌ру̊д нас таци, кту̊р̌и чієрпієљі з праґнієнія - повієд̌іяу́ - ȷ̈днак пр̌ишеду́ши ту ніє</text:p>
      <text:p text:style-name="P4">ткне̌љіби теј води. Вієш о тим?</text:p>
      <text:p text:style-name="P4">- Вієр̌е̌ в то - повієд̌іяу́а.</text:p>
      <text:p text:style-name="P4">Спојр̌ау́ на збіёрнік.</text:p>
      <text:p text:style-name="P4">- Мами ту понад тр̌ид̌ієщі ос̌ієм міљіёну̊в декаљітру̊в води - р̌еку́. - Обвароване пр̌ед</text:p>
      <text:p text:style-name="P4">маљењкімі створ̌ичієљамі, укрите і хроніёне.</text:p>
      <text:p text:style-name="P4">- Скарб - повієд̌іяу́а.</text:p>
      <text:p text:style-name="P4">Стіљґар уніу̊су́ куље̌, би зајр̌еч ȷ̈ј в <text:soft-page-break/>очи.</text:p>
      <text:p text:style-name="P4">- То цос̌ віє̌цеј ніж скарб. Мами тис̌ія̌це такіх укритих скарбу̊в. Ј̈диніє пару з нас віє</text:p>
      <text:p text:style-name="P4">о ніх вшисткіх.</text:p>
      <text:p text:style-name="P4">Пр̌екр̌ивіу́ ґу́ове̌ на ȷ̈дна̌ строне̌. Куља р̌уцау́а жу̊у́томрочне љс̌нієніє на ȷ̈ґо твар̌ і броде̌.</text:p>
      <text:p text:style-name="P4">- Су́ишиш то?</text:p>
      <text:p text:style-name="P4">Наставіљі ушу. Одґу́ос капанія води витра̌цонеј з одд̌ієљача віятру випеу́ніу́ цау́е</text:p>
      <text:p text:style-name="P4">помієщеніє. Ј̈сс̌іка спостр̌еґу́а, же вшиши су́ухая̌ в екстатичним унієс̌ієнію. Тиљко Пауљ</text:p>
      <text:p text:style-name="P4">видавау́ с̌іє̌ пр̌ебивач ґд̌ієс̌ даљеко. Дља нієґо тен д̌ьвіє̌к биу́ як тиканіє, кту̊ре одмієр̌ау́о</text:p>
      <text:p text:style-name="P4">уходза̌це хвіље. Чуу́, як час пр̌епу́ива пр̌ез нієґо момент по моменчіє - ніє до</text:p>
      <text:p text:style-name="P4">одзисканія. Чуу́ потр̌ебе̌ подȷ́чія децизї, аље ніє знајдовау́ с̌іу́и, би виконач најмнієјши</text:p>
      <text:p text:style-name="P4">рух.</text:p>
      <text:p text:style-name="P4">- Зостау́о виљічоне, іље потр̌ебуȷ̈ми. Ќди бе̌д̌ієми мієљі тиље, змієніми обљіче Арракіс.</text:p>
      <text:p text:style-name="P4">Од строни одд̌іяу́у дољечіяу́ щішони шепт одповієд̌і.</text:p>
      <text:p text:style-name="P4">- Бі-љаљ каіфа.</text:p>
      <text:p text:style-name="P2">- Шгвитами видми в зас̌ієв трав - ґу́ос Стіљґара поте̌жніяу́. - Увіє̌жіми <text:soft-page-break/>воде̌ в зіємі</text:p>
      <text:p text:style-name="P4">кр̌еву̊в і др̌ев.</text:p>
      <text:p text:style-name="P4">- Бі-љаљ каіфа - заінтоновау́ одд̌іяу́.</text:p>
      <text:p text:style-name="P4">- Цо року цофа с̌іє̌ љу̊д пољарни - повієд̌іяу́ Стіљґар.</text:p>
      <text:p text:style-name="P4">- Бі-љаљ каіфа - зас̌пієваљі.</text:p>
      <text:p text:style-name="P4">- Учиніми з Арракіс наш дом - за помоца̌ сочевек топія̌цих љу̊д пољарни, ȷ̈зіёр</text:p>
      <text:p text:style-name="P4">в стрефах уміяркованих і з отварта̌ пустинія̌ виу́а̌чніє дља створ̌ичієља і ȷ̈ґо пр̌иправи.</text:p>
      <text:p text:style-name="P4">- Бі-љаљ каіфа.</text:p>
      <text:p text:style-name="P4">- І жаден чу́овієк ніґди віє̌цеј ніє бе̌д̌іє чієрпіяу́ з браку води. Вистарчи, же зачерпніє</text:p>
      <text:p text:style-name="P4">зе студні аљбо зе ставу, аљбо ȷ̈зіёра, аљбо канау́у, а вода бе̌д̌іє ȷ̈ґо. Бе̌д̌іє пу́ине̌у́а qанатамі</text:p>
      <text:p text:style-name="P4">поя̌ц наше рос̌љіни. Бе̌д̌іє до взіє̌чія дља каждеґо чу́овієка. Вистарчи, же вичія̌ґніє по нія̌</text:p>
      <text:p text:style-name="P4">ду́оњ, а вода бе̌д̌іє ȷ̈ґо.</text:p>
      <text:p text:style-name="P4">- Бі-љаљ каіфа.</text:p>
      <text:p text:style-name="P4">Ј̈сс̌іка вичуу́а в тих су́овах обр̌е̌д рељіґіјни і зауважиу́а, же будза̌ в нієј інстинктовни</text:p>
      <text:p text:style-name="P4">набожни ље̌к. Оні са̌ в союшу з пр̌ишу́ощіа̌ - мис̌љау́а. - Мая̌ сву̊ј щит до здобичія. То ȷ̈ст</text:p>
      <text:p text:style-name="P4">сен науковца... і чі прощі људ̌іє, чі ху́опі са̌ нім опе̌тані. Ј̈ј мис̌љі звру̊чіу́и с̌іє̌ до Љієта Кинеса, <text:soft-page-break/>пљанетарнеґо екољоґа Імператора, чу́овієка, кту̊ри с̌іє̌ засиміљовау́, і задумау́а с̌іє̌ над</text:p>
      <text:p text:style-name="P4">нім. То биу́о мар̌еніє ус̌ідљая̌це људзќ душе і від̌іяу́а в тим ре̌ке̌ екољоґа. То биу́о</text:p>
      <text:p text:style-name="P4">мар̌еніє, за кту̊ре људ̌іє охочо оддадза̌ жичіє. Насте̌пни з істотних ељементу̊в так</text:p>
      <text:p text:style-name="P4">потр̌ебних ȷ̈ј синові: људ̌іє з цељем. Такіх људ̌і у́атво можна заражіч жарљівощіа̌</text:p>
      <text:p text:style-name="P4">і фанатизмем. Можна би ву́адач німі як мієчем, одбіч д̌ієд̌іцтво Пауља.</text:p>
      <text:p text:style-name="P4">- Одход̌іми юж - р̌еку́ Стіљґар - і зачеками на вшгу̊д пієрвшеґо кс̌іє̌жица. Ќди</text:p>
      <text:p text:style-name="P4">Д̌аміс безпієчніє вируши в своя̌ дроґе̌, пу̊јд̌ієми до дому.</text:p>
      <text:p text:style-name="P4">Вс̌ру̊д шепту̊в, з очія̌ґанієм, одд̌іяу́ зебрау́ с̌іє̌ за нім в маршу повротним взду́уж</text:p>
      <text:p text:style-name="P4">надводнеј барієри і шгодамі в ґу̊ре̌. А Пауљ, пода̌жая̌ц за Цгані, чуу́, же кључови момент</text:p>
      <text:p text:style-name="P4">учієку́, же запр̌епащіу́ најважнієјша̌ децизȷ́ і впаду́ в пуу́апке̌ ву́аснеґо міту. Вієд̌іяу́, же</text:p>
      <text:p text:style-name="P4">оґља̌дау́ то мієјше пр̌едтем і биу́ тутај ве фраґменчіє пророчеґо сну на одљеґу́им Каљаданіє,</text:p>
      <text:p text:style-name="P4">љеч тераз мієјше то випеу́ніяу́о с̌іє̌ <text:soft-page-break/>ніє знанимі му щеґу̊у́амі. На ново здуміяу́ с̌іє̌</text:p>
      <text:p text:style-name="P4">оґраніченіямі свеґо дару. Якби пу́ина̌у́ з фаља̌ часу то на ȷ̈ј ґр̌бієчіє, то зну̊в в дољініє, а зе</text:p>
      <text:p text:style-name="P4">вшисткіх строн докоу́а інне фаље взнос̌іу́и с̌іє̌ і опадау́и, указуя̌ц і зараз крия̌ц то, цо зе соба̌</text:p>
      <text:p text:style-name="P4">ніёсу́и. Вс̌ру̊д теґо вшистќґо нієустанніє маячиу́а пр̌ед нім вщіеку́а д̌ігад, ґвау́ти</text:p>
      <text:p text:style-name="P4">і р̌езіє. Як ципељ стерча̌ци з фаљ пр̌ибою.</text:p>
      <text:p text:style-name="P4">Одд̌іяу́ вмашеровау́ ґе̌с̌ієґо пр̌ез остатніє др̌ві до ґу́у̊внеј ґроти. Запарто др̌ві. С̌віяту́а</text:p>
      <text:p text:style-name="P4">виґашоно, з виљоту̊в яскіні усуніє̌то каптури одсу́аніяя̌ц ноц і ґвіязди, кту̊ре взешу́и над</text:p>
      <text:p text:style-name="P4">пустинія̌. Ј̈сс̌іка пр̌ибљіжиу́а с̌іє̌ до сухеґо проґу яскіні, подноша̌ц очи на ґвіязди. Биу́и</text:p>
      <text:p text:style-name="P4">вираз́не і бљісќ. Дочієрау́а до нієј кр̌а̌таніна одд̌іяу́у, су́ишау́а ґд̌ієс̌ зза пљецу̊в строȷ̈ніє</text:p>
      <text:p text:style-name="P2">баљісети і морморандо Пауља подая̌цеґо тон. Ніє сподобау́а ȷ̈ј с̌іє̌ мељанхољія в ȷ̈ґо ґу́ос̌іє.</text:p>
      <text:p text:style-name="P4">З чіємнощі, з вне̌тр̌а ґроти, вдару́ с̌іє̌ ґу́ос Цгані.</text:p>
      <text:p text:style-name="P4">- Оповієдз мі о водах своȷ̈ј род̌іннеј пљанети, Пауљу Муад’Дібіє.</text:p>
      <text:p text:style-name="P4">І одповієд̌ь Пауља:</text:p>
      <text:p text:style-name="P4"><text:soft-page-break/>- Інним разем, Цгані. Обієцуȷ́.</text:p>
      <text:p text:style-name="P4">Якіж, смутек.</text:p>
      <text:p text:style-name="P4">- То добра баљісета - повієд̌іяу́а Цгані.</text:p>
      <text:p text:style-name="P4">- Бардзо добра. Мис̌љіш, же Д̌аміс ма цос̌ пр̌ечівко тему, жебим ґрау́ на нієј?</text:p>
      <text:p text:style-name="P4">Он му̊ві о змару́им в час̌іє тераз́нієјшим - помис̌љау́а Ј̈сс̌іка. Занієпокоіу́и я̌ звія̌зане</text:p>
      <text:p text:style-name="P4">з тим укрите значенія.</text:p>
      <text:p text:style-name="P4">Ме̌скі ґу́ос втра̌чіу́:</text:p>
      <text:p text:style-name="P4">- Љубіу́ музике̌ вчесна̌ пора̌ тен наш Д̌аміс.</text:p>
      <text:p text:style-name="P4">- Віє̌ц зас̌пієвај мі яка̌с̌ своя̌ пієс̌њ - попрос̌іу́а Цгані.</text:p>
      <text:p text:style-name="P4">Якаж кобієца коќтерія в тоніє теґо д̌ієцка - помис̌љау́а Ј̈сс̌іка. - Муше̌ пр̌естр̌ец Пауља</text:p>
      <text:p text:style-name="P4">пр̌ед іх кобієтамі... і то шибко.</text:p>
      <text:p text:style-name="P4">- То биу́а пієс̌њ моȷ̈ґо пр̌иячієља - повієд̌іяу́ Пауљ. - Са̌дзе̌, же юж ніє жиȷ̈, му̊ј Ґурнеи.</text:p>
      <text:p text:style-name="P4">Називау́ то своя̌ модљітва̌ вієчорна̌.</text:p>
      <text:p text:style-name="P4">Одд̌іяу́ учіху́, засу́ухани в ґу́ос Пауља взбіяя̌ци с̌іє̌ су́одкім, ху́опіє̌цим тенорем понад</text:p>
      <text:p text:style-name="P4">дзвонієніє і бр̌да̌каніє баљісети:</text:p>
      <text:p text:style-name="P4">Жару ȷ̈ст час доґља̌данія ґди су́оњце хиљі зу́ота̌ скроњ.</text:p>
      <text:p text:style-name="P4">Будза̌ца змису́и піжма воњ</text:p>
      <text:p text:style-name="P4">ȷ̈ст варта паміє̌танія.</text:p>
      <text:p text:style-name="P4">Ј̈сс̌іка чуу́а музике̌ су́у̊в в свеј пієрс̌і, <text:soft-page-break/>поґањска̌ і нау́адована̌ д̌ьвіє̌камі, пр̌иводза̌ца̌ я̌</text:p>
      <text:p text:style-name="P4">до ґвау́товнеј і бољеснеј с̌віядомощі самеј с̌ієбіє, дознањ ву́аснеґо чіяу́а і ȷ̈ґо потр̌еб.</text:p>
      <text:p text:style-name="P4">Су́ухау́а в пеу́ним напіє̌чія міљченію.</text:p>
      <text:p text:style-name="P4">Ноц реqуієм переу́ с̌ље...</text:p>
      <text:p text:style-name="P4">в твоя̌ ду́оњ!</text:p>
      <text:p text:style-name="P4">Спојр̌енія тве</text:p>
      <text:p text:style-name="P4">ку мніє мкна̌.</text:p>
      <text:p text:style-name="P4">Ку якім квіятом міу́ощі</text:p>
      <text:p text:style-name="P4">серца с̌іє̌ рва̌...</text:p>
      <text:p text:style-name="P4">Ку якім квіятом міу́ощі</text:p>
      <text:p text:style-name="P2">праґнієнія љґна̌...</text:p>
      <text:p text:style-name="P4">І Ј̈сс̌іка усу́ишау́а поґу́ос чіши бр̌е̌ча̌цеј в повієтр̌у остатнія̌ нута̌. Дљачеґо му̊ј син</text:p>
      <text:p text:style-name="P4">с̌пієва міу́осна̌ пієс̌њ дља теј д̌ієвушкі? - Оґарна̌у́ я̌ наґу́и страх. Жичіє пу́ине̌у́о воку̊у́ нієј,</text:p>
      <text:p text:style-name="P4">а она ніє тр̌имау́а в ґарщі ȷ̈ґо цуґљі. - Дљачеґо вибрау́ те̌ пієс̌њ? - ніє моґу́а зрозумієч. Інстинкти са̌ часамі аутентичне. Дљачеґо он то зробіу́?</text:p>
      <text:p text:style-name="P4">Пауљ с̌ієд̌іяу́ без су́ова в чіємнощі; ȷ̈ґо с̌віядомощ опановау́а ȷ̈дна вшехву́адна</text:p>
      <text:p text:style-name="P4">мис̌љ: моя матка ȷ̈ст моім вроґієм. Она ніє віє о тим, аље ȷ̈ст. Она спровадза д̌ігад. Она</text:p>
      <text:p text:style-name="P2">мніє зрод̌іу́а. Она мніє вишкољіу́а. <text:soft-page-break/>Она ȷ̈ст моім вроґієм.</text:p>
      <text:p text:style-name="P4">13</text:p>
      <text:p text:style-name="P4">Поȷ̈чіє посте̌пу д̌іяу́а яко механізм обронни хронія̌ци нас пр̌ед упіёрамі</text:p>
      <text:p text:style-name="P4">пр̌ишу́ощі.</text:p>
      <text:p text:style-name="P4">зе „Зу́отих мис̌љі Муад’Діба” зебраних пр̌ез кс̌іє̌жнічке̌ Іруљан</text:p>
      <text:p text:style-name="P4">В своȷ̈ с̌ієдемнасте урод̌іни Феид-Раутга Гарконнен забіу́ свеґо сетнеґо нієвољніка ґљадіятора подчас родових іґр̌иск. Ґощіе обсерватор̌и з імперіяљнеґо двору - грабія і љади</text:p>
      <text:p text:style-name="P4">Фенрінґ - бавія̌ци з теј оказї на гарконнењсќј мачієр̌истеј пљанечіє Ґієді Пріме, зостаљі</text:p>
      <text:p text:style-name="P4">запрошені теґо попоу́уднія до заȷ́чія мієјш пр̌и најбљіжшеј род̌ініє, в зу́отеј љожи понад</text:p>
      <text:p text:style-name="P4">тру̊јка̌тна̌ арена̌. На чещ урод̌ін барона і дља пр̌ипомнієнія вшисткім Гарконненом</text:p>
      <text:p text:style-name="P4">і подданим, же Феид-Раутга ȷ̈ст правовітим д̌ієд̌іцем, оґу́ошоно на Ґієді Пріме с̌віє̌то.</text:p>
      <text:p text:style-name="P4">Стари барон зар̌а̌д̌іу́ пр̌ерве̌ в праци од поу́уднія до поу́уднія і учиніёно вис̌іу́ек, би</text:p>
      <text:p text:style-name="P4">в род̌інним мієщіе Гарко створ̌ич позори забави: з будинку̊в повієвау́и фљаґі, охљапано</text:p>
      <text:p text:style-name="P4">с̌вієжа̌ фарба̌ мури взду́уж Аљеі <text:soft-page-break/>Дворсќј. Љеч поза ґу́у̊вна̌ траса̌ грабія Фенрінґ і ȷ̈ґо пані</text:p>
      <text:p text:style-name="P4">зауважиљі купи с̌мієчі, буре, зу́ущоне щіани пр̌еґља̌дая̌це с̌іє̌ в чіємних кау́ужах</text:p>
      <text:p text:style-name="P4">уљічних і људ̌і пр̌емикая̌цих украдќм.</text:p>
      <text:p text:style-name="P4">В бу́е̌кітних мурах цитадељі барона р̌уцау́а с̌іє̌ в очи пр̌ераз́љіва перфекця, аље грабія</text:p>
      <text:p text:style-name="P4">і ȷ̈ґо пані від̌ієљі, яка̌ цене̌ за то пу́ацоно - вше̌д̌іє страже і у̊в щеґу̊љни поу́иск броні,</text:p>
      <text:p text:style-name="P4">здрадзая̌ци вправнему оку, же ȷ̈ст она в стау́им ужичію. Постерункі контрољуя̌це нормаљни</text:p>
      <text:p text:style-name="P4">рух пієши з ȷ̈днеґо реёну до друґієґо знајдовау́и с̌іє̌ навет в обре̌біє цитадељі. Вишкољеніє</text:p>
      <text:p text:style-name="P4">војскове знач биу́о в способіє порушанія с̌іє̌ су́ужби домовеј, в способіє тр̌иманія раміён...</text:p>
      <text:p text:style-name="P4">в тим, як ȷ̈ј очи обсервовау́и, обсервовау́и і обсервовау́и.</text:p>
      <text:p text:style-name="P4">- Преся с̌іє̌ нас̌іља - мрукна̌у́ грабія до жони в іх секретним ȷ́зику. - Барон ву́ас̌ніє зачина</text:p>
      <text:p text:style-name="P4">достр̌еґач правд̌іва̌ цене̌, яка̌ запу́ачіу́ за позбичіє с̌іє̌ кс̌іє̌чія Љето.</text:p>
      <text:p text:style-name="P4">- Од часу до часу ȷ̈стем змушона пр̌ипомінач чі љеґенде̌ о фенікс̌іє - одпару́а.</text:p>
      <text:p text:style-name="P4"><text:soft-page-break/>Знајдоваљі с̌іє̌ в саљоніє рецепцијним цитадељі чекая̌ц, би забрано іх на родове іґр̌иска.</text:p>
      <text:p text:style-name="P4">Саљон ніє імпоновау́ вієљкощіа̌, вшистќґо чтерд̌ієщі метру̊в ду́уґощі і може поу́ова теґо</text:p>
      <text:p text:style-name="P4">вшер̌, љеч фау́шивим кољумном по боках надано кштау́т остреґо стожка, суфіт зас̌ взнос̌іу́ с̌іє̌</text:p>
      <text:p text:style-name="P4">у́аґодним у́уќм, цо разем ствар̌ау́о іљузȷ́ о вієље віє̌кшеј пр̌естр̌ені.</text:p>
      <text:p text:style-name="P4">- А-а-а-х, ото і барон - р̌еку́ грабія.</text:p>
      <text:p text:style-name="P4">Барон пу́ина̌у́ пр̌ез саље̌ тим особљівим, розкоу́исаним с̌љізґієм, зродзоним з конієчнощі</text:p>
      <text:p text:style-name="P4">ќрованія увієшоним дрифту̊в чіє̌жарем. Пољічкі подриґівау́и му в ґу̊ре̌ і в ду̊у́, дрифи</text:p>
      <text:p text:style-name="P4">подскаківау́и і пр̌емієщау́и с̌іє̌ под помарањчова̌ шата̌. Пієрщіеніє міґотау́и на ȷ̈ґо</text:p>
      <text:p text:style-name="P4">ду́оніях і љс̌ніу́и веткане в шате̌ опаљіти. У боку барона крочиу́ Феид-Раутга. Чіємне ву́оси</text:p>
      <text:p text:style-name="P2">міяу́ уфризоване в кру̊тќ љокі, кту̊рих фіљутернощ ражіу́а над понуримі очамі. Нос̌іу́ опіє̌та̌,</text:p>
      <text:p text:style-name="P4">чарна̌ туніке̌ і обчісу́е сподніє љечіютко розшер̌оне у доу́у. Ј̈ґо дробне стопи окривау́и пантофље</text:p>
      <text:p text:style-name="P4">на міє̌ккіх подешвах.</text:p>
      <text:p text:style-name="P4">Обсервуя̌ц поставе̌ му́од̌ієњца і фаљованіє нієзаводних міє̌с̌ні под <text:soft-page-break/>туніка̌ грабіна</text:p>
      <text:p text:style-name="P4">Фенрінґ помис̌љау́а: тен ніє позвољі собіє на то, би обросна̌ч саду́ем. Барон затр̌имау́ с̌іє̌ пр̌ед</text:p>
      <text:p text:style-name="P4">німі і з міна̌ пос̌іядача уя̌у́ раміє̌ Феида-Раутги.</text:p>
      <text:p text:style-name="P4">- Му̊ј братанек, на-барон, Феид-Раутга Гарконнен - повієд̌іяу́ і зврацая̌ц ніємовље̌цо</text:p>
      <text:p text:style-name="P4">пуљхна̌ твар̌ до Феида-Раутги додау́: - Грабія і љади Фенрінґ, о кту̊рих чі му̊віу́ем.</text:p>
      <text:p text:style-name="P4">Феид-Раутга похиљіу́ ґу́ове̌ з обовія̌зуя̌ца̌ куртуазя̌. Очи вљепіу́ в грабіне̌ Фенрінґ.</text:p>
      <text:p text:style-name="P4">Зу́отову́оса і віётка, криу́а досконау́ощ свеј фіґури в пову́у̊чистеј шачіє з суровеј тканіни,</text:p>
      <text:p text:style-name="P4">простеґо крою, без жаднеј оздоби. Шарозієљоне очи споґља̌дау́и на нієґо без змруженія.</text:p>
      <text:p text:style-name="P4">Отачау́ я̌ тен поґодни споку̊ј Бене Ґессеріт, в кту̊рим му́од̌ієнієц вичувау́ нієухвитни</text:p>
      <text:p text:style-name="P4">пову̊д до нієпокою.</text:p>
      <text:p text:style-name="P4">- Ум-м-м-м-ах-гм-м-м-м - повієд̌іяу́ грабія. Студіёвау́ Феида-Раутге̌.</text:p>
      <text:p text:style-name="P4">- Які гум-м-м-м акуратни му́оди чу́овієк, ах, моя... гм-м-м-м... дроґа? - грабія</text:p>
      <text:p text:style-name="P4">зеркна̌у́ на барона. - Му̊ј дроґі бароніє, повіядаш, же му̊віу́ес̌ о нас <text:soft-page-break/>тему акуратнему</text:p>
      <text:p text:style-name="P4">му́од̌ієњцові. Цо таќґо му̊віу́ес̌?</text:p>
      <text:p text:style-name="P4">- Му̊віу́ем моȷ̈му братанкові о вієљкім шацунку, якім дар̌и чіє̌ наш Імператор, грабіё</text:p>
      <text:p text:style-name="P4">Фенрінґ - р̌еку́ барон. Запаміє̌тај ґо собіє добр̌е, Феид! Мордерца о у́аґоднощі баранка то</text:p>
      <text:p text:style-name="P4">најґроз́нієјши тип - мис̌љау́.</text:p>
      <text:p text:style-name="P4">- Аљеж очивіщіе! - одпару́ грабія і ус̌мієхна̌у́ с̌іє̌ до жони.</text:p>
      <text:p text:style-name="P4">Феид-Раутга узнау́ рухи і су́ова теґо чу́овієка ніємаљже за образ́љіве. Биу́и о ву́ос од</text:p>
      <text:p text:style-name="P4">яќјс̌ демонстрацї, кту̊реј ніє дау́оби с̌іє̌ пущіч мімо ушу. Му́од̌ієнієц скупіу́ уваґе̌ на</text:p>
      <text:p text:style-name="P4">грабім, дробним, анемічніє виґља̌дая̌цим ме̌жчиз́ніє. Твар̌ у́ас̌іци о за дужих чіємних</text:p>
      <text:p text:style-name="P4">очах. С̌івізна на скроніях. І ȷ̈ґо рухи - робіу́ ґест ду́онія̌ љуб одврацау́ ґу́ове̌ в ȷ̈дна̌ строне̌,</text:p>
      <text:p text:style-name="P4">а му̊віу́ в друґа̌. Трудно биу́о за тим нада̌жич.</text:p>
      <text:p text:style-name="P4">- Ум-м-м-м-ах-г-г-гм-м-м... бардзо р̌адко спотика с̌іє̌ така̌... мм-м-м... акуратнощ повієд̌іяу́ грабія зврацая̌ц с̌іє̌ до рамієнія барона. - Я... ах... ґратуљуȷ́ чі... гм-м-м...</text:p>
      <text:p text:style-name="P4">досконау́ощі твеґо... ах-г-г... д̌ієд̌іца. Нієдаљеко пада ябу́ко од ябу́оні, можна би р̌ец.</text:p>
      <text:p text:style-name="P4"><text:soft-page-break/>- Ј̈стес̌ збит упр̌ејми - повієд̌іяу́ барон. Поку́оніу́ с̌іє̌, аље Феид-Раутга від̌іяу́, же</text:p>
      <text:p text:style-name="P4">спојр̌еніє стрия ніє ід̌іє в пар̌е з ȷ̈ґо куртуазя̌.</text:p>
      <text:p text:style-name="P4">- Іронія... мм-м-м... всказуȷ̈... ах-г-г... на... гм-м-м-м... ґу́е̌біє̌ мис̌љі - повієд̌іяу́</text:p>
      <text:p text:style-name="P4">грабія.</text:p>
      <text:p text:style-name="P4">Знову зачина - помис̌љау́ Феид-Раутга. - Виґља̌да то на знієваґе̌, а ніє ма в тим</text:p>
      <text:p text:style-name="P4">ву́ащівіє ніц, за цо можна зажа̌дач сатисфакцї. Су́ухая̌ц теґо чу́овієка Феид-Раутга міяу́</text:p>
      <text:p text:style-name="P4">враженіє, же пр̌ечіска с̌іє̌ ґу́ова̌ пр̌ез папке̌ „...ум-м-мах-г-г-гм-м-м-м-у̊в”. Сќровау́</text:p>
      <text:p text:style-name="P2">з повротем цау́а̌ уваґе̌ на љади Фенрінґ.</text:p>
      <text:p text:style-name="P4">- Забієрами... ах-г-г... збит вієље часу тему, му́од̌ієњцові - повієд̌іяу́а. - Розумієм, же</text:p>
      <text:p text:style-name="P4">ма он д̌іс̌іяј виста̌піч на ареніє.</text:p>
      <text:p text:style-name="P4">На гуриси імперіяљнеґо гарему, яка она с̌љічна! - помис̌љау́ Феид-Раутга.</text:p>
      <text:p text:style-name="P4">- Д̌іс̌ задам с̌мієрч дља чієбіє, о пані - повієд̌іяу́. - За твоім позвољенієм задедикуȷ́ то</text:p>
      <text:p text:style-name="P4">на ареніє.</text:p>
      <text:p text:style-name="P4">Одвзаȷ̈мніу́а му с̌іє̌ у́аґодним спојр̌енієм, љеч ȷ̈ј ґу́ос биу́ як <text:soft-page-break/>смаґніє̌чіє бата, ґди</text:p>
      <text:p text:style-name="P4">одповієд̌іяу́а:</text:p>
      <text:p text:style-name="P4">- Ніє даȷ́ чі меґо позвољенія.</text:p>
      <text:p text:style-name="P4">- Феид! - р̌еку́ барон. А то діябље̌! - помис̌љау́. - Чи он хце, жеби тен пієќљни грабія</text:p>
      <text:p text:style-name="P4">визвау́ ґо на поȷ̈динек?</text:p>
      <text:p text:style-name="P4">Аље грабія ус̌мієхна̌у́ с̌іє̌ тиљко і повієд̌іяу́:</text:p>
      <text:p text:style-name="P4">- Гм-м-м-м-ум-м-м.</text:p>
      <text:p text:style-name="P4">- Ти р̌ечивіщіе мус̌іш способіч с̌іє̌ на арене̌, Феид - р̌еку́ барон. - Мус̌іш бич випоче̌ти,</text:p>
      <text:p text:style-name="P4">ніє можеш ґу́упіё ризиковач.</text:p>
      <text:p text:style-name="P4">Феид-Раутга ску́оніу́ с̌іє̌ з почервієніяу́а̌ од урази твар̌а̌.</text:p>
      <text:p text:style-name="P4">- Ј̈стем певни, же вшистко бе̌д̌іє так, як собіє жичиш, стрию. - Скіна̌у́ ґу́ова̌ грабієму</text:p>
      <text:p text:style-name="P4">Фенрінґові. - С̌ір. - І грабініє Фенрінґ. - Пані. - Одвру̊чівши с̌іє̌ машеровау́ з саљі љедво рача̌ц</text:p>
      <text:p text:style-name="P4">зауважич зебраних в ґрупках под двускр̌иду́овимі др̌віямі пр̌едставічієљі роду̊в</text:p>
      <text:p text:style-name="P4">ніжших.</text:p>
      <text:p text:style-name="P4">- Му́одощ, му́одощ... - вестхна̌у́ барон.</text:p>
      <text:p text:style-name="P4">- Ум-м-м-м-ах... заісте... гммм... - повієд̌іяу́ грабія.</text:p>
      <text:p text:style-name="P4">А љади Фенрінґ помис̌љау́а: чи то можљіве, жеби то биу́ тен му́оди чу́овієк, кту̊реґо міяу́а на</text:p>
      <text:p text:style-name="P4"><text:soft-page-break/>мис̌љі Матка Вієљебна? Чи то ȷ̈ст љінія ґенетична, кту̊ра̌ мус̌іми утр̌имач?</text:p>
      <text:p text:style-name="P4">- Мініє понад ґод̌іна, занім удами с̌іє̌ на арене̌ - р̌еку́ барон. - Може моґљібис̌ми учія̌ч</text:p>
      <text:p text:style-name="P4">собіє поґаве̌дке̌ тераз, грабіё Фенрінґ? - Пр̌ехиљіу́ своя̌ ољбр̌имія̌ ґу́ове̌ в право. - Ј̈ст тиље</text:p>
      <text:p text:style-name="P4">нових р̌ечи до ому̊вієнія. - І помис̌љау́: зобачими тераз, як імператорскі ху́опієц на</text:p>
      <text:p text:style-name="P4">посиу́кі пр̌екаже то, цо ма до закомунікованія, му бе̌да̌ц на тиље ґрубоску̊рним, би</text:p>
      <text:p text:style-name="P4">повієд̌ієч то без оґру̊дек.</text:p>
      <text:p text:style-name="P4">Грабія звру̊чіу́ с̌іє̌ до жони:</text:p>
      <text:p text:style-name="P4">- Ум-м-м-м-ах-г-г-гм-м-м... вибачиш... мм-м... нам... ах-г-г... моя дроґа?</text:p>
      <text:p text:style-name="P4">- Кажди д̌ієњ, нієќди кажда ґод̌іна пр̌инос̌і цос̌ новеґо - повієд̌іяу́а. - Мм-м-м-м.</text:p>
      <text:p text:style-name="P4">І одходза̌ц ус̌мієхне̌у́а с̌іє̌ су́одко до барона. Зашељещіу́а ȷ̈ј ду́уґа сукнія, ќди</text:p>
      <text:p text:style-name="P4">випростована оддаљау́а с̌іє̌ маȷ̈статичним кроќм в ќрунку двускр̌иду́их др̌ві в коњцу</text:p>
      <text:p text:style-name="P4">саљі. Барон зауважиу́, як на ȷ̈ј відок міљкна̌ вшељќ розмови вс̌ру̊д зебраних там</text:p>
      <text:p text:style-name="P4">пр̌едставічієљі роду̊в ніжших, як <text:soft-page-break/>пода̌жая̌ за нія̌ спојр̌енія. Бене Ґессеріт! - мис̌љау́. - С̌віят</text:p>
      <text:p text:style-name="P2">биу́би љепши, ґдиби ȷ̈ вшистќ потопіч!</text:p>
      <text:p text:style-name="P4">- Нієдаљеко міє̌дзи тимі двієма кољумнамі, з љевеј строни, знајдуȷ̈ с̌іє̌ стожек чіши повієд̌іяу́. - Можеми там му̊віч без обави, же ктос̌ подсу́уха.</text:p>
      <text:p text:style-name="P4">Коу́иша̌ц с̌іє̌ як качка рушиу́ в строне̌ д̌ьвіє̌коху́оннеґо поља: су́ишау́, як стопніёво</text:p>
      <text:p text:style-name="P4">чіхна̌ і оддаљая̌ с̌іє̌ гау́аси цитадељі. Грабія пр̌исуна̌у́ с̌іє̌ до барона і обај обру̊чіљі с̌іє̌ твар̌амі</text:p>
      <text:p text:style-name="P4">до щіани, би ніє можна биу́о читач з іх варґ.</text:p>
      <text:p text:style-name="P4">- Ніє ȷ̈стес̌ми задовољені зе способу, в які одправіу́ес̌ сардаукару̊в з Арракіс - повієд̌іяу́</text:p>
      <text:p text:style-name="P4">грабія.</text:p>
      <text:p text:style-name="P4">Ніє овія в бавеу́не̌! - помис̌љау́ барон.</text:p>
      <text:p text:style-name="P4">- Даљши побит сардаукару̊в ствар̌ау́ ґроз́бе̌, же інні довієдза̌ с̌іє̌, в які спосу̊б допому̊ґу́</text:p>
      <text:p text:style-name="P4">мі Імператор - одпару́.</text:p>
      <text:p text:style-name="P4">- Видаȷ̈ с̌іє̌ ȷ̈днак, же тву̊ј кузин Раббан ніє зајмуȷ̈ с̌іє̌ дощ енерґічніє розвія̌занієм</text:p>
      <text:p text:style-name="P4">квестії фремењсќј - р̌еку́ грабія.</text:p>
      <text:p text:style-name="P4">- Чеґо хце Імператор? - запитау́ барон. - На Арракіс ніє моґу́а зостач <text:soft-page-break/>віє̌цеј ніж ґарстка</text:p>
      <text:p text:style-name="P4">Фремену̊в. Поу́удніёва пустинія ніє надаȷ̈ с̌іє̌ до замієшканія. Пу̊у́ноцна̌ реґуљарніє</text:p>
      <text:p text:style-name="P4">пр̌ечесуя̌ наше патроље.</text:p>
      <text:p text:style-name="P4">- Кто повієд̌іяу́, же поу́удніёва пустинія ніє надаȷ̈ с̌іє̌ до замієшканія?</text:p>
      <text:p text:style-name="P4">- Ваш ву́асни пљанетољоґ то повієд̌іяу́, му̊ј дроґі грабіё.</text:p>
      <text:p text:style-name="P4">- Аље доктор Кинес ніє жиȷ̈.</text:p>
      <text:p text:style-name="P4">- Так, овшем... нієстети.</text:p>
      <text:p text:style-name="P4">- Мами вієщі з љоту над поу́удніёвимі реґіёнамі - повієд̌іяу́ грабія. - Са̌ там с̌љади</text:p>
      <text:p text:style-name="P4">рос̌љіннеј веґетацї.</text:p>
      <text:p text:style-name="P4">- Ґіљдія позвољіу́а затем на обсервацȷ́ з космосу?</text:p>
      <text:p text:style-name="P4">- Ніє удавај наівнеґо, бароніє. Імператор ніє може установіч љеґаљніє надзору над Арракіс.</text:p>
      <text:p text:style-name="P4">- І я ніє моґе̌ собіє на то позвољіч - р̌еку́ барон. - Кто доконау́ теґо пр̌ељоту?</text:p>
      <text:p text:style-name="P4">- Певієн... пр̌емитнік.</text:p>
      <text:p text:style-name="P4">- Ктос̌ чі наку́амау́, грабіё - повієд̌іяу́ барон. - Пр̌емитніци вцаље ніє са̌ љепс̌і в љотах над</text:p>
      <text:p text:style-name="P4">поу́удніёвимі реґіёнамі од људ̌і Раббана. Самуми, заку́у̊ценія піяскове і так даљеј, як вієш.</text:p>
      <text:p text:style-name="P4">Знакі навіґацијне падая̌ шибчієј, ніж с̌іє̌ нада̌жа з іх ставіянієм.</text:p>
      <text:p text:style-name="P4"><text:soft-page-break/>- Оду́у̊жми дискусȷ́ о родзаях заку́у̊цењ на ќди інд̌ієј - повієд̌іяу́ грабія. Аааах помис̌љау́ барон.</text:p>
      <text:p text:style-name="P4">- Знаљез́љіщіе затем яка̌с̌ помиу́ке̌ в моіх кс̌іє̌ґах? - запитау́.</text:p>
      <text:p text:style-name="P4">- Ј̈с̌љі заку́адаш, жес̌ с̌іє̌ помиљіу́, ніє можеш с̌іє̌ броніч - заповієд̌іяу́ грабія.</text:p>
      <text:p text:style-name="P4">З премедитаця̌ стара с̌іє̌ мніє роззу́ощіч - помис̌љау́ барон. Одетхна̌у́ ґу́е̌боко два рази, аби</text:p>
      <text:p text:style-name="P4">с̌іє̌ успокоіч. Почуу́ запах ву́аснеґо поту і наґу́е увієраніє і све̌дзеніє од упр̌е̌жи дриту̊в под</text:p>
      <text:p text:style-name="P4">шата̌.</text:p>
      <text:p text:style-name="P2">- Імператор ніє мартві с̌іє̌ хиба с̌мієрчія̌ теј конкубіни і ху́опца - повієд̌іяу́. - Пољечієљі</text:p>
      <text:p text:style-name="P4">в пустиніє̌. Биу́ самум.</text:p>
      <text:p text:style-name="P4">- Так, биу́о бардзо дужо ще̌с̌љівих пр̌ипадку̊в - зґод̌іу́ с̌іє̌ грабія.</text:p>
      <text:p text:style-name="P4">- Ніє подоба мі с̌іє̌ тву̊ј тон, грабіё - р̌еку́ барон.</text:p>
      <text:p text:style-name="P4">- Ґнієв то ȷ̈дно, пр̌ељев крві друґіє - повієд̌іяу́ грабія. - Позву̊љ, же чіє̌ пр̌естр̌еґе̌:</text:p>
      <text:p text:style-name="P4">ґдиби пр̌итрафіу́ мі с̌іє̌ тутај нієще̌с̌љіви випадек, вшистќ висоќ роди довієдза̌ с̌іє̌, цо</text:p>
      <text:p text:style-name="P4">зробіу́ес̌ на Арракіс. Од давна подејр̌евая̌, як зау́атвіяш інтереси.</text:p>
      <text:p text:style-name="P4">- Тиљко ȷ̈ден інтерес пр̌ипомінам собіє остатніё - повієд̌іяу́ барон. - <text:soft-page-break/>Пр̌евієзієніє пару</text:p>
      <text:p text:style-name="P4">љеґіёну̊в сардаукару̊в на Арракіс.</text:p>
      <text:p text:style-name="P4">- Видаȷ̈ чі с̌іє̌, же му̊ґу́бис̌ тим тр̌имач Імператора в шаху?</text:p>
      <text:p text:style-name="P4">- Навет би мі то ніє пр̌ишу́о до ґу́ови!</text:p>
      <text:p text:style-name="P4">Грабія ус̌мієхна̌у́ с̌іє̌.</text:p>
      <text:p text:style-name="P4">- Знајда̌ с̌іє̌ дову̊дци сардаукару̊в, кту̊р̌и пр̌изная̌, же д̌іяу́аљі без розказу̊в, понієваж</text:p>
      <text:p text:style-name="P4">мієљі охоте̌ повоёвач з твоя̌ фремењска̌ гоу́ота̌.</text:p>
      <text:p text:style-name="P4">- Вієљу би ва̌тпіу́о в правд̌івощ таќґо визнанія - повієд̌іяу́ барон, аље ґроз́ба нім</text:p>
      <text:p text:style-name="P4">встр̌а̌сне̌у́а. Чи р̌ечивіщіе сардаукар̌и са̌ аж так посу́ушні? - застанавіяу́ с̌іє̌.</text:p>
      <text:p text:style-name="P4">- Імператор жичи собіє сконтрољовач твоȷ̈ кс̌іє̌ґі - повієд̌іяу́ грабія.</text:p>
      <text:p text:style-name="P4">- В каждеј хвіљі.</text:p>
      <text:p text:style-name="P4">- Ти... ах... ніє маш ніц пр̌ечівко тему?</text:p>
      <text:p text:style-name="P4">- Ніц. Моя позиця директора Компанії КГОАМ остоі с̌іє̌ најбард̌ієј дробіязґовему</text:p>
      <text:p text:style-name="P4">баданію. - І барон помис̌љау́: Нієх внієс̌іє пр̌ечівко мніє безподставне оскарженіє і нієх оно</text:p>
      <text:p text:style-name="P4">упадніє. Стане̌ там як Прометеуш і повієм: „Отом я, поса̌дзони нієсу́ушніє”. І нієх спру̊буȷ̈</text:p>
      <text:p text:style-name="P4"><text:soft-page-break/>потем внієщ яќкољвієк інне оскарженіє пр̌ечівко мніє навет су́ушне. Висоќ роди ніє</text:p>
      <text:p text:style-name="P4">увієр̌а̌ в друґа̌ напащ оскаржичієља, кту̊рему раз удоводніёно, же ніє міяу́ рацї.</text:p>
      <text:p text:style-name="P4">- Без ва̌тпієнія твоȷ̈ кс̌іє̌ґі остоя̌ с̌іє̌ најбард̌ієј дробіязґовему баданію - мрукна̌у́ грабія.</text:p>
      <text:p text:style-name="P4">- Дљачеґо Імператор ȷ̈ст так заінтересовани екстермінаця̌ Фремену̊в? - запитау́ барон.</text:p>
      <text:p text:style-name="P4">- Праґнієш змієніч темат, ге̌? - грабія взрушиу́ раміёнамі. - То сардаукар̌и теґо хца̌, ніє</text:p>
      <text:p text:style-name="P4">Імператор. Браковау́о ім практикі в забіянію... і ніє зноша̌ відоку ніє докоњчонеґо заданія.</text:p>
      <text:p text:style-name="P4">Чи он замієр̌а мніє настрашич пр̌ипоміная̌ц, же ма за соба̌ зу́акніёних крві</text:p>
      <text:p text:style-name="P4">мордерцу̊в? - застанавіяу́ с̌іє̌ барон.</text:p>
      <text:p text:style-name="P4">- Інтереси завше са̌ і биу́и звія̌зане з певним пр̌ељевем крві - повієд̌іяу́ - аље ґд̌ієс̌</text:p>
      <text:p text:style-name="P4">мус̌і бич ґраніца. Ктос̌ мус̌і зостач до копанія пр̌иправи.</text:p>
      <text:p text:style-name="P4">Грабія видау́ з с̌ієбіє кру̊ткі, щекљіви с̌мієх.</text:p>
      <text:p text:style-name="P4">- Са̌д̌іш, же запр̌е̌ґнієш Фремену̊в до роботи?</text:p>
      <text:p text:style-name="P4">- До теґо биу́о іх завше за мау́о - повієд̌іяу́ барон. - Аље пр̌ељев крві <text:soft-page-break/>занієпокоіу́ реште̌</text:p>
      <text:p text:style-name="P4">моȷ̈ј људнощі. Ос̌ія̌ґне̌у́а она стан, в кту̊рим застанавіям с̌іє̌ над новим розвія̌занієм</text:p>
      <text:p text:style-name="P2">пробљему Арракіс, му̊ј дроґі Фенрінґ. І муше̌ визнач, же Імператорові пр̌ипада засу́уґа теј</text:p>
      <text:p text:style-name="P4">інспірацї.</text:p>
      <text:p text:style-name="P4">- Ааах.</text:p>
      <text:p text:style-name="P4">- Від̌іш, грабіё, заінспіровау́а мніє Саљуса Сецундус, віє̌зієнна пљанета Імператора.</text:p>
      <text:p text:style-name="P4">Грабія спојр̌ау́ на нієґо з бу́исќм напіє̌чія в очах.</text:p>
      <text:p text:style-name="P4">- Якіж Арракіс може мієч звія̌зек з Саљуса Сецундус?</text:p>
      <text:p text:style-name="P4">Барон від̌іяу́ чујнощ в спојр̌енію Фенрінґа.</text:p>
      <text:p text:style-name="P4">- Жаднеґо, як дота̌д - повієд̌іяу́.</text:p>
      <text:p text:style-name="P4">- Як дота̌д?</text:p>
      <text:p text:style-name="P4">- Мус̌іш пр̌изнач, же в тен спосу̊б можна би значніє звіє̌кшич с̌іу́е̌ робоча̌ на Арракіс,</text:p>
      <text:p text:style-name="P4">викор̌истуя̌ц то мієјше на пљанете̌ віє̌зієнна̌.</text:p>
      <text:p text:style-name="P4">- Спод̌ієваш с̌іє̌ напу́иву віє̌з́ніу̊в?</text:p>
      <text:p text:style-name="P4">- Пануȷ̈ нієпоку̊ј - пр̌изнау́ барон. - Мус̌іяу́ем дощ моцно докре̌чіч с̌рубе̌, Фенрінґ.</text:p>
      <text:p text:style-name="P4">Остатечніє вієш, яка̌ цене̌ запу́ачіу́ем теј пр̌екље̌теј Ґіљдії за транспорт наших вспу̊љних с̌іу́</text:p>
      <text:p text:style-name="P4">на Арракіс. Ска̌дс̌ муша̌ с̌іє̌ брач те <text:soft-page-break/>пієнія̌дзе.</text:p>
      <text:p text:style-name="P4">- Радзе̌ чі ніє викор̌истивач Арракіс на пљанете̌ віє̌зієнна̌ без зезвољенія Імператора,</text:p>
      <text:p text:style-name="P4">бароніє.</text:p>
      <text:p text:style-name="P4">- Очивіщіе, же ніє - повієд̌іяу́ барон, здумієвая̌ц с̌іє̌ наґу́им ху́одем в ґу́ос̌іє</text:p>
      <text:p text:style-name="P4">Фенрінґа.</text:p>
      <text:p text:style-name="P4">- Друґа справа - р̌еку́ грабія. - Довіядуȷ̈ми с̌іє̌, же ментат кс̌іє̌чія Љето, Тгуфір Гават ніє</text:p>
      <text:p text:style-name="P4">зґіна̌у́, љеч ȷ̈ст в твоȷ̈ј су́ужбіє.</text:p>
      <text:p text:style-name="P4">- Ніє моґу́ем здобич с̌іє̌ на ȷ̈ґо змарнованіє - повієд̌іяу́ барон.</text:p>
      <text:p text:style-name="P4">- Оку́амау́ес̌ нашеґо коменданта сардаукару̊в му̊вія̌ц, же Гават ніє жиȷ̈.</text:p>
      <text:p text:style-name="P4">- Ј̈дно нієвінне ку́амство, му̊ј дроґі грабіё. Ніє міяу́ем охоти на ду́уґіє спори з тим</text:p>
      <text:p text:style-name="P4">чу́овієќм.</text:p>
      <text:p text:style-name="P4">- Чи Гават биу́ тим правд̌івим здрајца̌?</text:p>
      <text:p text:style-name="P4">- Уховај Боже! Биу́ нім фау́шиви доктор. - Барон отару́ пот з шиі. - Мус̌іш зрозумієч,</text:p>
      <text:p text:style-name="P4">Фенрінґ, же ніє міяу́ем ментата. Вієш о тим. Ніґди ніє обивау́ем с̌іє̌ без ментата. Вшистко</text:p>
      <text:p text:style-name="P4">мі с̌іє̌ пр̌ез то ваљіу́о. То биу́о ніє до знієс̌ієнія.</text:p>
      <text:p text:style-name="P4">- Як чі с̌іє̌ удау́о змус̌іч Гавата до <text:soft-page-break/>зміяни пана?</text:p>
      <text:p text:style-name="P4">- Ј̈ґо кс̌ія̌же̌ ніє жиу́. - Барон змус̌іу́ с̌іє̌ до ус̌мієху. - Ніє ма с̌іє̌ чеґо обавіяч зе строни</text:p>
      <text:p text:style-name="P4">Гавата, му̊ј дроґі грабіё. Чіяу́о теґо ментата зостау́о насицоне утаёна̌ тручізна̌. Подаȷ̈ми му</text:p>
      <text:p text:style-name="P4">антідотум в пос̌іу́ках. Без антідотум тручізна с̌іє̌ визваља, змару́би в паре̌ дні.</text:p>
      <text:p text:style-name="P4">- Одставчіє антідотум - повієд̌іяу́ грабія.</text:p>
      <text:p text:style-name="P4">- Аље он ȷ̈ст пожитечни!</text:p>
      <text:p text:style-name="P4">- І віє о збит вієљу справах, о кту̊рих жаден живи чу́овієк ніє повінієн вієд̌ієч.</text:p>
      <text:p text:style-name="P2">- Повієд̌іяу́ес̌, же Імператор ніє обавія с̌іє̌ здемаскованія.</text:p>
      <text:p text:style-name="P4">- Ніє бав с̌іє̌ зе мна̌ в котка і мишке̌, бароніє!</text:p>
      <text:p text:style-name="P4">- Виконам тен розказ, ќди зобаче̌ на нім імперіяљна̌ пієче̌ч - р̌еку́ барон. - Аље ніє</text:p>
      <text:p text:style-name="P4">застосуȷ́ с̌іє̌ до твеґо від̌іміс̌іє̌.</text:p>
      <text:p text:style-name="P4">- Уважаш то за від̌іміс̌іє̌?</text:p>
      <text:p text:style-name="P4">- А цу̊ж іннеґо? Імператор ма ру̊внієж і вобец мніє зобовія̌занія, Фенрінґ. Увољніу́ем ґо</text:p>
      <text:p text:style-name="P4">од ку́опотљівеґо кс̌іє̌чія.</text:p>
      <text:p text:style-name="P4">- Пр̌и помоци кіљку сардаукару̊в.</text:p>
      <text:p text:style-name="P4">- А ґд̌ієжби Імператор знаљазу́ інни ру̊д ґоту̊в достарчич мундуру̊в до пр̌ебранія, би</text:p>
      <text:p text:style-name="P4"><text:soft-page-break/>укрич ȷ̈ґо роље̌ в теј справіє?</text:p>
      <text:p text:style-name="P4">- Он задаȷ̈ собіє то само питаніє, љеч з нієцо іначеј розу́ожоним акцентем.</text:p>
      <text:p text:style-name="P4">Барон пр̌ијр̌ау́ с̌іє̌ Фенрінґові, зауважая̌ц штивнощ міє̌с̌ні ȷ̈ґо ще̌к і то, як старанніє</text:p>
      <text:p text:style-name="P4">над соба̌ пануȷ̈.</text:p>
      <text:p text:style-name="P4">- Ааах так - повієд̌іяу́. - Мам над̌ієȷ́, же Імператорові ніє видаȷ̈ с̌іє̌, же здоу́а виста̌піч</text:p>
      <text:p text:style-name="P4">пр̌ечівко мніє в цау́ковітеј таȷ̈мніци.</text:p>
      <text:p text:style-name="P4">- Он ма над̌ієȷ́, же то ніє бе̌д̌іє конієчне.</text:p>
      <text:p text:style-name="P4">- Імператор хиба ніє вієр̌и в то, же му заґражам. - Барон позвољіу́, би в ȷ̈ґо су́овах</text:p>
      <text:p text:style-name="P4">забр̌міяу́и ґнієв і ураза. Нієхби мніє о то оскаржиу́! - помис̌љау́. - Му̊ґу́бим дојщ до трону</text:p>
      <text:p text:style-name="P4">бія̌ц с̌іє̌ пр̌ез цау́и час в пієрс̌і, жем нієсу́ушніє обвініёни.</text:p>
      <text:p text:style-name="P4">Ґу́ос грабієґо бр̌міяу́ ошгље і якби з оддаљі:</text:p>
      <text:p text:style-name="P4">- Імператор вієр̌и в то, цо му диктуȷ̈ розум.</text:p>
      <text:p text:style-name="P4">- Чи Імператор ос̌мієљіу́би с̌іє̌ оскаржич мніє о здраде̌ пр̌ед пеу́на̌ Рада̌ Љандсрааду? І барон встр̌имау́ оддех мар̌а̌ц, жеби так с̌іє̌ стау́о.</text:p>
      <text:p text:style-name="P4">- Імператор ніє потр̌ебуȷ̈ с̌іє̌ на ніц ос̌мієљач.</text:p>
      <text:p text:style-name="P4"><text:soft-page-break/>Барон одвру̊чіу́ с̌іє̌ в своіх дрифах, би укрич вираз твар̌и. То моґу́оби наста̌піч за</text:p>
      <text:p text:style-name="P4">моȷ̈ґо жичія! - мис̌љау́. - Імператор! Нієх мніє оскаржи! Потем тиљко... пр̌екупствем і с̌іу́а̌</text:p>
      <text:p text:style-name="P4">пр̌ичія̌ґна̌ч до с̌ієбіє висоќ роди: збієґна̌ с̌іє̌ под моім штандарем як шукая̌ци ратунку</text:p>
      <text:p text:style-name="P4">ху́опі. Нічеґо с̌іє̌ так ніє обавіяя̌, як теґо, же Імператор напущі своіх сардаукару̊в на</text:p>
      <text:p text:style-name="P4">кажди ру̊д з особна.</text:p>
      <text:p text:style-name="P4">- Імператор живі щера̌ над̌ієȷ́, же ніє бе̌д̌іє ніґди змушони оскаржич чіє̌ о здраде̌ р̌еку́ грабія.</text:p>
      <text:p text:style-name="P4">Барон міяу́ труднощі з повстр̌иманієм с̌іє̌ од іронії і пр̌еказанієм в ґу́ос̌іє ȷ̈диніє урази,</text:p>
      <text:p text:style-name="P4">аље собіє порад̌іу́.</text:p>
      <text:p text:style-name="P4">- Завше биу́ем највієрнієјшим подданим. Те су́ова ранія̌ мніє бард̌ієј, ніж потрафіє̌ то</text:p>
      <text:p text:style-name="P4">виражіч.</text:p>
      <text:p text:style-name="P4">- Ум-м-м-м-ах-гм-м-м - повієд̌іяу́ грабія.</text:p>
      <text:p text:style-name="P2">Барон одґродзони пљецамі од грабієґо, поківау́ ґу́ова̌. По хвіљі р̌еку́:</text:p>
      <text:p text:style-name="P4">- Пора удач с̌іє̌ на арене̌.</text:p>
      <text:p text:style-name="P4">- Р̌ечивіщіе - зґод̌іу́ с̌іє̌ грабія.</text:p>
      <text:p text:style-name="P4">Опущіљі стожек чіши і раміє̌ пр̌и рамієнію помашероваљі в строне̌ <text:soft-page-break/>ґрупек роду̊в ніжших</text:p>
      <text:p text:style-name="P4">в коњцу саљі. Ґд̌ієс̌ в цитадељі дзвон зача̌у́ з вољна вибіяч двад̌ієщіа мінут до спотканія</text:p>
      <text:p text:style-name="P4">на ареніє.</text:p>
      <text:p text:style-name="P4">- Роди ніжше чекая̌, абис̌ ȷ̈ попровад̌іу́ - повієд̌іяу́ грабія скіна̌вши ґу́ова̌ људ̌іём, до</text:p>
      <text:p text:style-name="P4">кту̊рих с̌іє̌ збљіжаљі.</text:p>
      <text:p text:style-name="P4">Двузначнікі... двузначнікі - помис̌љау́ барон. Подніу̊су́ очи на нове таљізмани по</text:p>
      <text:p text:style-name="P4">боках вијщіа з саљі - спрепаровани у́еб бика і ољејни портрет стареґо кс̌іє̌чія Атриди, ојца</text:p>
      <text:p text:style-name="P4">нієжия̌цеґо кс̌іє̌чія Љето. Напеу́ніу́и оне барона д̌івніє натре̌тнимі зу́имі пр̌ечучіямі</text:p>
      <text:p text:style-name="P4">і застанавіяу́ с̌іє̌, яќ мис̌љі те таљізмани взбудзау́и в кс̌іє̌чію Љето, ќди віс̌іяу́и в саљах</text:p>
      <text:p text:style-name="P4">Каљадану, а пу̊з́нієј на Арракіс - пеу́ен бравури ојчієц і у́еб бика, кту̊ри ґо забіу́.</text:p>
      <text:p text:style-name="P4">- Родзај људзкі зна... ах... ȷ̈дна̌ заљедвіє... мм-м-м... штуке̌ - повієд̌іяу́ грабія, ќди</text:p>
      <text:p text:style-name="P4">зебравши сву̊ј парадни оршак вишљі з саљі до почекаљні, ва̌сќґо помієщенія з окнамі</text:p>
      <text:p text:style-name="P4">под суфітем і шаховніца̌ біяу́их і пурпурових кафљі на поду́одзе.</text:p>
      <text:p text:style-name="P4">- І якаж то штука? - запитау́ барон.</text:p>
      <text:p text:style-name="P4"><text:soft-page-break/>- То ȷ̈ст... ум-м-м-а-г-г... штука... ах-г-г... розчарованія - повієд̌іяу́ грабія.</text:p>
      <text:p text:style-name="P4">Пр̌едставічієље роду̊в ніжших з бояз́нія̌ в твар̌ах і ґорљівощіа̌ розес̌мієљі с̌іє̌ за іх</text:p>
      <text:p text:style-name="P4">пљецамі удер̌ая̌ц ве ву́ащіви тон узнанія, аље забр̌міяу́ он дисонансем в кољізї</text:p>
      <text:p text:style-name="P4">з нієспод̌ієваним риќм с̌іљніку̊в, кту̊ри вдару́ с̌іє̌ по отварчію пр̌ез пажіу̊в др̌ві</text:p>
      <text:p text:style-name="P4">зевне̌тр̌них просто на р̌а̌д назіємних поязду̊в з у́опоца̌цимі в повієвіє всте̌ґамі</text:p>
      <text:p text:style-name="P4">пропорцу̊в. Барон подніу̊су́ ґу́ос понад наґу́и гау́ас.</text:p>
      <text:p text:style-name="P4">- Мам над̌ієȷ́, же ніє бе̌д̌ієш розчаровани д̌іс̌ієјшим висте̌пем моȷ̈ґо братанка,</text:p>
      <text:p text:style-name="P4">грабіё Фенрінґ.</text:p>
      <text:p text:style-name="P4">- Я... ах-г-г... ȷ̈стем ум-м-м... цау́и в настрою радоснеґо вичеківанія, о так повієд̌іяу́ грабія. - Завше наљежи в... ах-г-г... протокоље... ум-м-мах-г-г... звру̊чіч уваґе̌</text:p>
      <text:p text:style-name="P4">ах-г-г... на надавце̌.</text:p>
      <text:p text:style-name="P4">Заскочони барон зештивніяу́ наґље, маскуя̌ц то поткніє̌чієм с̌іє̌ на пієрвшим стопнію</text:p>
      <text:p text:style-name="P4">шгодку̊в. Протоку̊у́! Пр̌ечієж то донос о збродні пр̌ечівко Імперіюм!</text:p>
      <text:p text:style-name="P4">Аље грабія хіхоча̌ц кљепна̌у́ барона <text:soft-page-break/>по рамієнію, би виґља̌дау́о то на жарт. Ј̈днак пр̌ез</text:p>
      <text:p text:style-name="P4">цау́а̌ дроґе̌ до амфітеатру барон розпієрая̌ц с̌іє̌ в саљонце свеґо панцернеґо поязду р̌уцау́</text:p>
      <text:p text:style-name="P4">украдќм спојр̌енія на с̌ієдза̌цеґо обок грабієґо і застанавіяу́ с̌іє̌, по цо імператорскі ху́опієц</text:p>
      <text:p text:style-name="P4">на посиу́кі уважау́ за конієчне зажартовач в тен спосу̊б на очах роду̊в ніжших. Очивісте</text:p>
      <text:p text:style-name="P4">биу́о, же Фенрінґ р̌адко робіу́ цокољвієк, чеґо ніє узнавау́ за конієчне, ані ніє уживау́ дву̊х</text:p>
      <text:p text:style-name="P4">су́у̊в, ґди вистарчиу́о ȷ̈дно, ані ніє тр̌имау́ с̌іє̌ ȷ̈днеґо значенія в ȷ̈дним зврочіє.</text:p>
      <text:p text:style-name="P2">Зас̌ієдљі в зу́отеј љожи понад тру̊јка̌тем арени, в зґієу́ку роґу̊в, вс̌ру̊д повієвая̌цих</text:p>
      <text:p text:style-name="P4">пропорцу̊в і вр̌ави људ̌і щељніє випеу́ніяя̌цих р̌е̌ди над німі і докоу́а, ќди барон</text:p>
      <text:p text:style-name="P4">отр̌имау́ одповієд̌ь.</text:p>
      <text:p text:style-name="P4">- Му̊ј дроґі бароніє - повієд̌іяу́ грабія, нахиљая̌ц с̌іє̌ ніско до ȷ̈ґо уха - вієш пр̌ечієж,</text:p>
      <text:p text:style-name="P4">же Імператор офіцяљніє ніє дау́ санкцї на тву̊ј вибу̊р д̌ієд̌іца?</text:p>
      <text:p text:style-name="P4">Барон почуу́, же с̌іє̌ наґље знаљазу́ в своім ву́асним стожку чіши, повстау́им з шоку,</text:p>
      <text:p text:style-name="P4">яќґо дознау́. Заґапіу́ с̌іє̌ на <text:soft-page-break/>Фенрінґа, љедво зауважая̌ц грабіне̌ пр̌еходза̌ца̌ пр̌ез страже</text:p>
      <text:p text:style-name="P4">повижеј, би доу́а̌чич до товар̌иства в зу́отеј љожи.</text:p>
      <text:p text:style-name="P4">- То ȷ̈ст правд̌іви пову̊д, дља кту̊реґо ту д̌іс̌іяј ȷ̈стем - р̌еку́ грабія. - Імператор жичи</text:p>
      <text:p text:style-name="P4">собіє, бим му доніу̊су́, чи вибрау́ес̌ ґоднеґо насте̌пце̌. Ніц так ніє од̌ієра з маскі як арена,</text:p>
      <text:p text:style-name="P4">правда?</text:p>
      <text:p text:style-name="P4">- Імператор обієцау́ мі свободе̌ вибору д̌ієд̌іца! - варкна̌у́ барон.</text:p>
      <text:p text:style-name="P4">- То с̌іє̌ окаже - повієд̌іяу́ Фенрінґ і одвру̊чіу́ с̌іє̌ на повітаніє жони. С̌іядая̌ц обдар̌иу́а</text:p>
      <text:p text:style-name="P4">барона ус̌мієхем, по чим звру̊чіу́а уваґе̌ ку піящистеј ареніє под німі, на кту̊реј появіу́</text:p>
      <text:p text:style-name="P4">с̌іє̌ Феид-Раутга в пантофљах і трикочіє, з ду́уґа̌ кљінґа̌ в обљечонеј в чарна̌ ре̌кавіце̌ правеј</text:p>
      <text:p text:style-name="P4">ду́оні і кру̊ткім ножем в љевеј ду́оні, на кту̊реј міяу́ біяу́а̌ ре̌кавіце̌.</text:p>
      <text:p text:style-name="P4">- Бієљ дља тручізни, черњ дља чистощі - одезвау́а с̌іє̌ љади Фенрінґ. - Чієкави обичај,</text:p>
      <text:p text:style-name="P4">нієправдаж, му̊ј кохани?</text:p>
      <text:p text:style-name="P4">- Ум-м-м-м - повієд̌іяу́ грабія.</text:p>
      <text:p text:style-name="P4">На баљконах заȷ́тих пр̌ез род̌іне̌ вибуху́а оваця повітаљна і Феид-Раутга пр̌истана̌у́</text:p>
      <text:p text:style-name="P4">на ȷ̈ј пр̌иȷ́чіє, споґља̌дая̌ц в ґу̊ре̌ і <text:soft-page-break/>обр̌уцая̌ц взроќм твар̌е своіх почіётку̊в</text:p>
      <text:p text:style-name="P4">і подчіётку̊в, пу̊у́брачі, конкубін і сповіновацоних оут-фреін. Іљеж ру̊жових як розварте</text:p>
      <text:p text:style-name="P4">д̌іёби уст трајкотау́о пос̌ру̊д у́опотанія барвних строју̊в і фљаґ. Феидові-Раучіє пр̌ишу́о наґље</text:p>
      <text:p text:style-name="P4">на мис̌љ, же те р̌е̌ди сту́очоних твар̌и патр̌иу́иби ру̊вніє хчівіє на ȷ̈ґо крев як на крев</text:p>
      <text:p text:style-name="P4">нієвољніка - ґљадіятора. Ніє биу́о жаднеј ва̌тпљівощі цо до виніку теј ваљкі, р̌еч ясна. Тутај</text:p>
      <text:p text:style-name="P4">істніяу́а ȷ̈диніє форма нієбезпієчењства, без трещі... як дота̌д...</text:p>
      <text:p text:style-name="P4">Феид-Раутга подніу̊су́ остр̌а до су́оњца, саљутуя̌ц старожитним обичаȷ̈м тр̌ем роґом арени.</text:p>
      <text:p text:style-name="P4">Кру̊ткі ну̊ж в ду́оні в біяу́еј ре̌кавіци (бієљ на знак тручізни) пове̌дровау́ до похви пієрвши.</text:p>
      <text:p text:style-name="P4">Насте̌пніє ду́уґа кљінґа в ду́оні о чарнеј ре̌кавіци - чисте остр̌е, кту̊ре тераз биу́о нієчисте,</text:p>
      <text:p text:style-name="P4">тајна броњ, кту̊ра міяу́а тен д̌ієњ обру̊чіч в щіс̌ље особісте звичіє̌ство: тручізна на чарнеј</text:p>
      <text:p text:style-name="P4">кљіндзе.</text:p>
      <text:p text:style-name="P4">Цгвіље̌ тиљко заȷ́у́а му реґуљаця тарчи на чієље і пр̌ерва, аж почуȷ̈ напре̌женіє ску̊ри на</text:p>
      <text:p text:style-name="P4"><text:soft-page-break/>чоље упевніяя̌це ґо, же ȷ̈ст одповієдніё хроніёни.</text:p>
      <text:p text:style-name="P4">Момент тен міяу́ сву̊ј драматизм, кту̊ри Феид-Раутга виекспљоатовау́ з вправа̌</text:p>
      <text:p text:style-name="P4">заводовеґо актора, ку́аніяя̌ц с̌іє̌ своім бандеріљљером і секундантом, таксуя̌цим оќм</text:p>
      <text:p text:style-name="P4">справдзая̌ц іх еквіпунек: у́ањцухи з остримі і поу́искљівимі кољцамі биу́и на мієјшу, на</text:p>
      <text:p text:style-name="P2">зад̌іёрах і гаках повієвау́и бу́е̌кітне серпентини. Феид-Раутга дау́ знак музикантом. Розљеґу́</text:p>
      <text:p text:style-name="P4">с̌іє̌ повољни марш, пеу́ен старожитнеј ґаљі і Феид-Раутга повіу̊ду́ сва̌ екіпе̌ на пр̌еу́ај пр̌ез</text:p>
      <text:p text:style-name="P4">арене̌, би зу́ожич гоу́д стриёві у сту̊п ȷ̈ґо љожи. Похвичіу́ р̌уцони му симбољічни кључ</text:p>
      <text:p text:style-name="P4">в љочіє. Музика урвау́а с̌іє̌. В наґу́еј чіши Феид-Раутга цофна̌у́ с̌іє̌ о два крокі, уніу̊су́ кључ</text:p>
      <text:p text:style-name="P4">і завоу́ау́:</text:p>
      <text:p text:style-name="P4">- Ску́адам тен ото гоу́д...</text:p>
      <text:p text:style-name="P4">І завієс̌іу́ ґу́ос вієдза̌ц, же ȷ̈ґо стриј помис̌љі: му́оди дурењ задедикуȷ̈ то в коњцу грабініє</text:p>
      <text:p text:style-name="P4">і вивоу́а авантуре̌.</text:p>
      <text:p text:style-name="P4">- ... мему стриёві і патронові, баронові Вљадімірові Гарконненові! - кр̌икна̌у́ ФеидРаутга.</text:p>
      <text:p text:style-name="P4">І з захвитем однотовау́ вестхнієніє <text:soft-page-break/>стрия. Музика подȷ́у́а шибкі марш, зас̌ ФеидРаутга попровад̌іу́ свих људ̌і ку́усем з повротем пр̌ез арене̌ под аваријне др̌ві, досте̌пне</text:p>
      <text:p text:style-name="P4">ȷ̈диніє дља тих, кту̊р̌и нос̌іљі ву́ащіва̌ всте̌ґе̌ ідентифікацијна̌. Феид-Раутга щичіу́ с̌іє̌ тим, же</text:p>
      <text:p text:style-name="P4">ніґди ніє скор̌истау́ з ава-др̌ві і р̌адко потр̌ебовау́ секунданту̊в. Аље добр̌е биу́о вієд̌ієч,</text:p>
      <text:p text:style-name="P4">же са̌ д̌іс̌ под ре̌ка̌ - щеґу̊љне пљани вія̌зау́и с̌іє̌ часем зе щеґу̊љним нієбезпієчењствем.</text:p>
      <text:p text:style-name="P4">На ареніє поновніє западу́а чіша.</text:p>
      <text:p text:style-name="P4">Феид-Раутга одвру̊чіу́ с̌іє̌ стая̌ц твар̌а̌ до оґромних червоних др̌ві по пр̌ечівнеј</text:p>
      <text:p text:style-name="P4">строніє, з кту̊рих виу́оніч с̌іє̌ міяу́ ґљадіятор. Щеґу̊љни ґљадіятор. Пљан обмис̌љони пр̌ез Тгуфіра</text:p>
      <text:p text:style-name="P4">Гавата ȷ̈ст цудовніє прости і ясни - мис̌љау́ Феид-Раутга. Нієвољнік ніє бе̌д̌іє ошоу́оміёни</text:p>
      <text:p text:style-name="P4">наркотиќм - то биу́о ву́ас̌ніє нієбезпієчењствем. Заміяст теґо вбіто в подс̌віядомощ</text:p>
      <text:p text:style-name="P4">овеґо чу́овієка су́ово - кључ, кту̊ре міяу́о му в одповієднім моменчіє поражіч міє̌с̌ніє.</text:p>
      <text:p text:style-name="P4">Феид-Раутга обру̊чіу́ то фатаљне су́ово в мис̌љі, љітеруя̌ц ȷ̈ безґу́ос̌ніє: „Веш”. Пубљічнощі</text:p>
      <text:p text:style-name="P4">бе̌д̌іє с̌іє̌ видавач, же ніє <text:soft-page-break/>ошоу́оміёни наркотиќм нієвољнік зостау́ пр̌емицони на арене̌, би</text:p>
      <text:p text:style-name="P4">забіч барона. Зас̌ вшељќ старанніє зааранжоване пошљакі провад̌іч бе̌да̌ до містр̌а</text:p>
      <text:p text:style-name="P4">нієвољніку̊в.</text:p>
      <text:p text:style-name="P4">Од сервомотору̊в червоних др̌ві, ву́а̌чоних на отварчіє, дољечіяу́о чіхе бученіє.</text:p>
      <text:p text:style-name="P4">Феид-Раутга цау́а̌ сва̌ с̌віядомощ скупіу́ на тих др̌віях. Пієрвши момент биу́ пр̌еу́омови.</text:p>
      <text:p text:style-name="P4">Виґља̌д винур̌ая̌цеґо с̌іє̌ ґљадіятора тиље му̊віу́ вишкољонему оку, же віє̌цеј ніє тр̌еба биу́о</text:p>
      <text:p text:style-name="P4">вієд̌ієч. Вшиши ґљадіятор̌и з засади биљі под впу́ивем наркотику ељакка, вкрачаљі</text:p>
      <text:p text:style-name="P4">в позицї боёвеј, ґотові пр̌ељевач крев, аље наљежау́о обсервовач, як важа̌ ну̊ж, кту̊рим</text:p>
      <text:p text:style-name="P4">боќм уставіяу́а с̌іє̌ до оброни, чи р̌ечивіщіе са̌ с̌віядомі пубљічнощі в љожах. Спосу̊б</text:p>
      <text:p text:style-name="P4">пр̌ехиљенія ґу́ови нієвољніка му̊ґу́ уд̌ієљіч становія̌цеј о жичію і с̌мієрчі всказу̊вкі цо до</text:p>
      <text:p text:style-name="P4">одповієд̌і і фінти.</text:p>
      <text:p text:style-name="P4">Червоне др̌ві розвару́и с̌іє̌ на ощіеж. Випаду́ з ніх високі, мускуљарни ме̌жчизна</text:p>
      <text:p text:style-name="P4">з оґољона̌ ґу́ова̌, з очамі в чіємних доу́ах. Ј̈ґо ску̊ра міяу́а кољор <text:soft-page-break/>мархві, які повінна</text:p>
      <text:p text:style-name="P4">мієч по наркотику ељакка, љеч Феид-Раутга вієд̌іяу́, же то фарба. Нієвољнік биу́ убрани</text:p>
      <text:p text:style-name="P2">в зієљоне трикоти і червони пас семітарчи, зе стр̌ау́ка̌ паса сќрована̌ в љево на знак, же</text:p>
      <text:p text:style-name="P4">ȷ̈ґо љеви бок ȷ̈ст осу́оніє̌ти. Ну̊ж тр̌имау́ нічим мієч, љекко одхиљони на зевна̌тр̌, в позицї</text:p>
      <text:p text:style-name="P4">вишкољонеґо воёвніка. Повољі висуна̌у́ с̌іє̌ на арене̌, обрацая̌ц хроніёни бок до ФеидРаутги і ґрупи под ава-др̌віямі.</text:p>
      <text:p text:style-name="P4">- Он мі цос̌ подејр̌аніє виґља̌да - одезвау́ с̌іє̌ кту̊рис̌ з бандеріљљеру̊в Феида-Раутги Певієн ȷ̈стес̌, же достау́ наркотик, му̊ј паніє?</text:p>
      <text:p text:style-name="P4">- Ма кољор - р̌еку́ Феид-Раутга.</text:p>
      <text:p text:style-name="P4">- Ј̈днак стаȷ̈ як воёвнік - повієд̌іяу́ інни секундант.</text:p>
      <text:p text:style-name="P4">Феид-Раутга вишеду́ о два крокі на піясек і пр̌ипатривау́ с̌іє̌ нієвољнікові.</text:p>
      <text:p text:style-name="P4">- Цо он зробіу́ зе своя̌ ре̌ка? - запитау́ ȷ̈ден з наґаніячи.</text:p>
      <text:p text:style-name="P4">Спојр̌еніє Феида-Раутги пове̌дровау́о до крвавеґо драс̌ніє̌чія на љевим пр̌едрамієнію</text:p>
      <text:p text:style-name="P4">ме̌жчизни і зсуне̌у́о с̌іє̌ аж до ду́оні, всказуя̌цеј рисунек вимаљовани крвія̌ на љевеј ноґавіци</text:p>
      <text:p text:style-name="P4"><text:soft-page-break/>зієљоних трикоту̊в - якіс̌ мокри кштау́т на уд̌іє: упрощони контур ястр̌е̌бія.</text:p>
      <text:p text:style-name="P4">Ястр̌а̌б!</text:p>
      <text:p text:style-name="P4">Феид-Раутга подніу̊су́ взрок на чіємне очодоу́и і ујр̌ау́ в ніх ґорея̌це очи утквіёне</text:p>
      <text:p text:style-name="P4">в собіє з нієзвику́а̌ чујнощіа̌. То мус̌і бич кту̊рис̌ з жоу́нієр̌и кс̌іє̌чія Љето појманих на</text:p>
      <text:p text:style-name="P4">Арракіс! - помис̌љау́ - То ніє ȷ̈ст звику́и ґљадіятор! Пр̌ешиу́ ґо ху́у̊д; застанавіяу́ с̌іє̌, чи аби</text:p>
      <text:p text:style-name="P4">Гават ніє міяу́ іннеґо пљану в звія̌зку з та̌ арена̌ - в фінчіє фінта в фінчіє. І містр̌ нієвољніку̊в</text:p>
      <text:p text:style-name="P4">яко ȷ̈дини віновајца!</text:p>
      <text:p text:style-name="P4">Ґу́у̊вни секундант Феида-Раутги нахиљіу́ с̌іє̌ до ȷ̈ґо уха:</text:p>
      <text:p text:style-name="P4">- Ніє подоба мі с̌іє̌ та ґе̌ба, му̊ј паніє. Позву̊љ мі всад̌іч му зе двіє бандеріљље в раміє̌</text:p>
      <text:p text:style-name="P4">з ножем, на пру̊бе̌.</text:p>
      <text:p text:style-name="P4">- Сам му всадзе̌ - повієд̌іяу́ Феид-Раутга.</text:p>
      <text:p text:style-name="P4">Взія̌у́ од секунданта паре̌ ду́уґіх, закоњчоних гачикамі стр̌ау́ і подніу̊су́ ȷ̈ справдзая̌ц</text:p>
      <text:p text:style-name="P4">виваженіє. В ових бандеріљљах ру̊внієж з засади биу́ наркотик, љеч ніє тим разем, і за то</text:p>
      <text:p text:style-name="P4">ґу́у̊вни секундант му̊ґу́ запу́ачіч жичієм. Аље то вшистко становіу́о <text:soft-page-break/>че̌щ пљану. „Вијд̌ієш</text:p>
      <text:p text:style-name="P4">з теґо богатерем” - повієд̌іяу́ Гават - „забіяя̌ц в поȷ̈динку свеґо ґљадіятора помімо</text:p>
      <text:p text:style-name="P4">здради. Містр̌ нієвољніку̊в зостаніє страцони і тву̊ј чу́овієк зајміє ȷ̈ґо мієјше”.</text:p>
      <text:p text:style-name="P4">Феид-Раутга зробіу́ піє̌ч кољејних кроку̊в в ґу́а̌б арени, як најду́ужеј пр̌ечія̌ґая̌ц тен</text:p>
      <text:p text:style-name="P4">момент, студіюя̌ц нієвољніка. Вієд̌іяу́, же знавци в љожах понад нім юж ус̌віядоміљі собіє,</text:p>
      <text:p text:style-name="P4">же цос̌ ȷ̈ст ніє так. Ґљадіятор міяу́ правіду́ове забарвієніє ску̊ри чу́овієка в наркотичним</text:p>
      <text:p text:style-name="P4">транс̌іє, љеч ніє цофау́ с̌іє̌, ані ніє диґотау́. Витравні кібіце запевне пошептуя̌ юж міє̌дзи соба̌:</text:p>
      <text:p text:style-name="P4">Попатр̌чіє на ȷ̈ґо поставе̌. Повінієн бич поднієцони, атаковач аљбо с̌іє̌ цофач. Патр̌чіє, як</text:p>
      <text:p text:style-name="P4">още̌дза с̌іу́, як вичекуȷ̈. Ніє повінієн вичеківач.</text:p>
      <text:p text:style-name="P4">Феид-Раутга почуу́ оґієњ ву́аснеґо поднієценія. Цо мі там здрада в серцу Гавата мис̌љау́. - Дам собіє раде̌ з тим нієвољніќм. То му̊ј ду́уґі ну̊ж криȷ̈ тим разем тручізне̌, ніє</text:p>
      <text:p text:style-name="P2">кру̊ткі. Навет Гават о тим ніє віє.</text:p>
      <text:p text:style-name="P4">- Геј, Гарконнен - завоу́ау́ нієвољнік - Чи ȷ̈стес̌ ґоту̊в на с̌мієрч?</text:p>
      <text:p text:style-name="P4">Над арена̌ заљеґу́а мартва чіша. <text:soft-page-break/>Нієвољніци ніє р̌уцая̌ визванія! Феид-Раутга від̌іяу́</text:p>
      <text:p text:style-name="P4">тераз вираз́ніє очи ґљадіятора, достр̌еґу́ в ніх жімна̌ завзіє̌тощ розпачи. Однотовау́ позицȷ́,</text:p>
      <text:p text:style-name="P4">в яќј тен чу́овієк стау́, розљуз́ніёни, а заразем в поґотовію, з міє̌с̌ніямі шикуя̌цимі с̌іє̌ до</text:p>
      <text:p text:style-name="P4">звичіє̌ства. Нієвољніча почта пантофљова пр̌иніёсу́а му віядомощ од Гавата „Отр̌имаш</text:p>
      <text:p text:style-name="P4">уччіва̌ шансе̌ забічія на-барона”. Тиље зе спіску зґадзау́о с̌іє̌ затем з пљанем. По устах</text:p>
      <text:p text:style-name="P4">Феида-Раутги пр̌емкна̌у́ нієщери ус̌мієх. Взніу̊су́ бандеріљље відза̌ц поводзеніє свих</text:p>
      <text:p text:style-name="P4">заміяру̊в в поставіє пр̌иȷ́теј пр̌ез ґљадіятора.</text:p>
      <text:p text:style-name="P4">- Ољé! Ољé! - р̌учіу́ визваніє нієвољнік і подкраду́ с̌іє̌ два крокі до пр̌оду.</text:p>
      <text:p text:style-name="P4">Нікт на баљконах ніє може мієч ва̌тпљівощі - помис̌љау́ Феид-Раутга.</text:p>
      <text:p text:style-name="P4">Тен нієвољнік повінієн бич пу̊у́каљека̌ од наркотичнеґо пр̌ераженія. Каждим рухем</text:p>
      <text:p text:style-name="P4">повінієн здрад̌іч своȷ̈ вевне̌тр̌не пр̌еконаніє, же ніє ма дља нієґо в теј ваљце над̌ієі, же</text:p>
      <text:p text:style-name="P4">ніє ма дља нієґо звичіє̌ства. Повінієн бич нашпіковани <text:soft-page-break/>оповієщіамі о тручізнах, яќ набарон добієра до остр̌а тр̌иманеґо в ду́оні о біяу́еј ре̌кавічце. На-барон ніґди ніє задавау́</text:p>
      <text:p text:style-name="P4">шибќј с̌мієрчі; на-барон љубовау́ с̌іє̌ в демонстрованію р̌адкіх тручізн, потрафіу́ стач на ареніє</text:p>
      <text:p text:style-name="P4">зврацая̌ц уваґе̌ відзу̊в на інтересуя̌це обяви убочне у офіяри. По тим нієвољніку знач биу́о</text:p>
      <text:p text:style-name="P4">ље̌к, овшем, аље ніє пр̌ераженіє. Подноша̌ц високо бандеріљље Феид-Раутга ківна̌у́ ґу́ова̌</text:p>
      <text:p text:style-name="P4">ніємаљже повітаљне.</text:p>
      <text:p text:style-name="P4">Ґљадіятор скочиу́. Ј̈ґо фінта і одповієд̌ь биу́и так знакоміте, же љепших Феид-Раутга</text:p>
      <text:p text:style-name="P4">ніґди ніє споткау́. Одмієр̌они в час̌іє чіёс з боку цудем ніє пр̌ечія̌у́ на-баронові щіе̌ґієн</text:p>
      <text:p text:style-name="P4">љевеј ноґі. Феид-Раутга одтањчиу́ унік, позоставіяя̌ц нау́ожоне кољцамі др̌евце в правим</text:p>
      <text:p text:style-name="P4">пр̌едрамієнію нієвољніка, з цау́ковічіє поґра̌жонимі в чієље гакамі, кту̊рих ніє спосу̊б би</text:p>
      <text:p text:style-name="P4">вичія̌ґна̌ч ніє розривая̌ц щіе̌ґієн. З баљкону̊в добієґу́о ȷ̈дно вспу̊љне вестхнієніє. Д̌ьвіє̌к</text:p>
      <text:p text:style-name="P4">тен напеу́ніу́ Феид-Раутге̌ унієс̌ієнієм. Вієд̌іяу́, цо пр̌ежива тераз ȷ̈ґо стриј с̌ієдза̌ц там</text:p>
      <text:p text:style-name="P4">високо з Фенрінґамі, обсерваторамі <text:soft-page-break/>двору імперіяљнеґо. Ніє можна биу́о інтервеніёвач в теј</text:p>
      <text:p text:style-name="P4">ваљце. В обецнощі с̌віядку̊в наљежау́о заховач форми. А барон інтерпретуȷ̈ видар̌енія на</text:p>
      <text:p text:style-name="P4">ареніє тиљко в ȷ̈ден спосу̊б: яко ґроз́бе̌ дља ву́аснеј особи.</text:p>
      <text:p text:style-name="P4">Нієвољнік цофна̌у́ с̌іє̌ тр̌имая̌ц ну̊ж в зе̌бах і пр̌ивія̌зау́ кољчасте др̌евце серпентина̌ до</text:p>
      <text:p text:style-name="P4">рамієнія.</text:p>
      <text:p text:style-name="P4">- Ніє чуȷ́ твеґо жа̌ду́а! - кр̌икна̌у́.</text:p>
      <text:p text:style-name="P4">З ножем в поґотовію на ново зача̌у́ с̌іє̌ подкрадач виставіяя̌ц љеви бок цау́и одхиљони</text:p>
      <text:p text:style-name="P4">до тиу́у, би до макс̌імум викор̌истач повієр̌хніє̌ охронна̌ пу̊у́тарчи. Те починанія ру̊внієж</text:p>
      <text:p text:style-name="P4">ніє умкне̌у́и баљконом. З љу̊ж род̌іни розљеґу́и с̌іє̌ донос̌не окр̌икі. Секунданчі Феида-Раутги</text:p>
      <text:p text:style-name="P4">воу́аљі допитуя̌ц с̌іє̌, чи іх ніє потр̌ебуȷ̈. Ґестем одправіу́ іх з повротем под ава-др̌ві.</text:p>
      <text:p text:style-name="P4">Ур̌а̌дзе̌ ім відовіско, яќґо ȷ̈ще ніє оґља̌даљі - мис̌љау́. - Жадне там ґу́адќ забу̊јство,</text:p>
      <text:p text:style-name="P2">кту̊реґо стиљ моґљіби под̌івіяч розпарчі в љожах. То бе̌д̌іє цос̌, од чеґо скре̌ца̌ ім с̌іє̌ тр̌евія.</text:p>
      <text:p text:style-name="P4">Ќди зостане̌ баронем, пр̌ипомна̌ собіє тен д̌ієњ і ніє бе̌д̌іє вс̌ру̊д ніх нікоґо, кто ніє</text:p>
      <text:p text:style-name="P4"><text:soft-page-break/>задржи зе страху пр̌еде мна̌ на то вспомнієніє.</text:p>
      <text:p text:style-name="P4">Феид-Раутга з вољна усте̌повау́ поља начієрая̌цему як краб ґљадіяторові. Піясек арени</text:p>
      <text:p text:style-name="P4">хр̌е̌щіу́ му под стопамі. Су́ишау́ сапаніє нієвољніка, чуу́ запах ву́аснеґо поту і нієухвитна̌</text:p>
      <text:p text:style-name="P4">воњ крві в повієтр̌у.</text:p>
      <text:p text:style-name="P4">На-барон цофау́ с̌іє̌ стаље на права̌ ноґе̌, зе своя̌ друґа̌ бандеріљља̌ в поґотовію. Нієвољнік</text:p>
      <text:p text:style-name="P4">тањчиу́ на бокі. Виґља̌дау́о на то, же Феид-Раутга с̌іє̌ поткна̌у́, дољечіяу́и ґо вр̌аскі з ґаљерії.</text:p>
      <text:p text:style-name="P4">Нієвољнік скочиу́ по раз друґі. Боґовіє, цу̊ж за воёвнік - помис̌љау́ ускакуя̌ц Феид-Раутга.</text:p>
      <text:p text:style-name="P4">Оцаљіу́а ґо ȷ̈диніє му́од̌ієњча звіннощ, ȷ̈днак позоставіу́ друґа̌ бандеріљље̌ затопіёна̌</text:p>
      <text:p text:style-name="P4">в міє̌с̌нію нарамієнним правеј ре̌кі нієвољніка.</text:p>
      <text:p text:style-name="P4">З баљкону̊в бухне̌у́и ґр̌мія̌це овацȷ̈. Мніє віватуя̌ - помис̌љау́ Феид-Раутга. Су́ишау́</text:p>
      <text:p text:style-name="P4">в ґу́осах шаљењство, доку́адніє так, як пр̌еповієд̌іяу́ Гават. Ніґди пр̌едтем ніє віватоваљі</text:p>
      <text:p text:style-name="P4">воёвнікові з род̌іни в тен спосу̊б. І з понура̌ зядљівощіа̌ замис̌љіу́ с̌іє̌ над чимс̌, цо му</text:p>
      <text:p text:style-name="P4">повієд̌іяу́ Гават: „Нају́атвієј <text:soft-page-break/>пр̌естрашич с̌іє̌ пр̌ечівніка, кту̊реґо с̌іє̌ под̌івія”.</text:p>
      <text:p text:style-name="P4">Феид-Раутга поспієшніє зрејтеровау́ на с̌родек арени, ґд̌іє вшиши моґљі ґо добр̌е</text:p>
      <text:p text:style-name="P4">від̌ієч. Добиу́ ду́уґієґо остр̌а, похиљіу́ с̌іє̌ і чекау́ на збљіжая̌цеґо с̌іє̌ нієвољніка. Ме̌жчизна</text:p>
      <text:p text:style-name="P4">звољніу́ тиљко на тиље, би пр̌ибандажовач до рамієнія друґа̌ бандеріљље̌, по чим р̌учіу́ с̌іє̌</text:p>
      <text:p text:style-name="P4">в пощіґ.</text:p>
      <text:p text:style-name="P4">Нієхај род̌іна пр̌ијр̌и с̌іє̌, як то робіє̌ - помис̌љау́ Феид-Раутга. - Ј̈стем іх</text:p>
      <text:p text:style-name="P4">пр̌ечівніќм: нієх мис̌ља̌ о мніє так, як мніє тераз відза̌. - Добиу́ кру̊тќґо остр̌а.</text:p>
      <text:p text:style-name="P4">- Ніє боȷ́ с̌іє̌ чієбіє, гарконнењска с̌вініё - повієд̌іяу́ ґљадіятор. - Твоȷ̈ тортури ніє зранія̌</text:p>
      <text:p text:style-name="P4">чу́овієка мартвеґо. Моґе̌ пащ трупем од ву́аснеґо ножа, занім секундант поу́ожи паљец на</text:p>
      <text:p text:style-name="P4">моім чієље. І чієбіє забіёре̌ на тамтен с̌віят зе соба̌.</text:p>
      <text:p text:style-name="P4">Феид-Раутга вищер̌иу́ в ус̌мієху зе̌би, висувая̌ц тим разем ду́уґа̌, затрута̌ кљінґе̌.</text:p>
      <text:p text:style-name="P4">- Спру̊буј теґо - повієд̌іяу́ і друґа̌ ре̌ка̌ виконау́ фінте̌ кру̊ткім остр̌ем.</text:p>
      <text:p text:style-name="P4">Нієвољнік пр̌ер̌учіу́ ну̊ж до друґієј ду́оні, обшеду́ зару̊вно параде̌, як і фінте̌, і ухвичіу́</text:p>
      <text:p text:style-name="P4"><text:soft-page-break/>ду́оњ в біяу́еј ре̌кавічце бљокуя̌ц на-баронові кру̊ткі ну̊ж, кту̊ри, як наказивау́а традиця,</text:p>
      <text:p text:style-name="P4">повінієн крич тручізне̌.</text:p>
      <text:p text:style-name="P4">- Умр̌еш, Гарконнен - сапна̌у́ ґљадіятор.</text:p>
      <text:p text:style-name="P4">Вод̌іљі с̌іє̌ на бокі по паску. Мієјше стику тарчи Феида-Раутги з пу̊у́тарча̌ нієвољніка</text:p>
      <text:p text:style-name="P4">яр̌иу́о с̌іє̌ бу́е̌кітніє. Озон з тарч розход̌іу́ с̌іє̌ в повієтр̌у докоу́а.</text:p>
      <text:p text:style-name="P4">- Ґіњ од своȷ̈ј ву́аснеј тручізни! - вихрипіяу́ нієвољнік.</text:p>
      <text:p text:style-name="P4">Зача̌у́ викре̌цач ду́оњ в біяу́еј ре̌кавічце до вевна̌тр̌, одврацая̌ц остр̌е, кту̊ре уважау́ за</text:p>
      <text:p text:style-name="P4">затруте. Нієхај то зобача̌! - помис̌љау́ Феид-Раутга. Опущіу́ ду́уґа̌ кљінґе̌, усу́ишау́ ȷ̈ј даремни</text:p>
      <text:p text:style-name="P4">бр̌е̌к на кољчастеј стр̌аље пр̌ивія̌занеј до рамієнія нієвољніка. Пр̌ежиу́ хвіље̌ розпачи. Ніє</text:p>
      <text:p text:style-name="P2">спод̌ієвау́ с̌іє̌, же наȷ̈жоне кољцамі др̌евца пр̌иніёса̌ кор̌ищ нієвољнікові. А оне дау́и му</text:p>
      <text:p text:style-name="P4">друґа̌ тарче̌. І с̌іу́а теґо ґљадіятора! Кру̊тќ остр̌е викре̌чіу́о с̌іє̌ нієубу́аґаљніє до вевна̌тр̌</text:p>
      <text:p text:style-name="P4">і Феид-Раутга скупіу́ уваґе̌ на факчіє, же чу́овієк може так само зґіна̌ч од ніє затрутеґо ножа.</text:p>
      <text:p text:style-name="P4">- Веш! - викр̌тус̌іу́ Феид-Раутга.</text:p>
      <text:p text:style-name="P4">На су́ово - кључ міє̌с̌ніє ґљадіятора <text:soft-page-break/>посу́ушніє звіётчау́и на момент. То вистарчиу́о</text:p>
      <text:p text:style-name="P4">Феуидові-Раучіє. Звіє̌кшиу́ одсте̌п поміє̌дзи німі на тиље, би ужич ду́уґієј кљінґі. Затрути</text:p>
      <text:p text:style-name="P4">штих с̌міґна̌у́ рисуя̌ц червона̌ крехе̌ пр̌ез пієрс̌ нієвољніка. Тручізна ніёсу́а натихміястова̌</text:p>
      <text:p text:style-name="P4">аґоніє̌. Ме̌жчизна увољніу́ с̌іє̌ і заточиу́ до тиу́у. Тераз нієх моя дроґа род̌інка патр̌и мис̌љау́ Феид-Раутга. - Нієх с̌іє̌ застанові над тим нієвољніќм, кту̊ри пру̊бовау́ викре̌чіч</text:p>
      <text:p text:style-name="P4">затрути, як са̌д̌іу́, ну̊ж і звру̊чіч ґо пр̌ечівко мніє. Нієх с̌іє̌ д̌івія̌, в які спосу̊б му̊ґу́ вијщ</text:p>
      <text:p text:style-name="P4">на те̌ арене̌ ґљадіятор пр̌иґотовани до таќј пру̊би. І нієхај завше паміє̌тая̌, же ніґди ніє бе̌да̌</text:p>
      <text:p text:style-name="P4">певні, в кту̊реј з моіх ду́оні ȷ̈ст тручізна. - Феид-Раутга стау́ в міљченію с̌љедза̌ц повољне</text:p>
      <text:p text:style-name="P4">рухи нієвољніка. Ме̌жчизна порушау́ с̌іє̌ в обре̌біє заве̌жонеј с̌віядомощі. На ȷ̈ґо твар̌и</text:p>
      <text:p text:style-name="P4">биу́о тераз цос̌ ортоґрафічніє у́атвеґо до розпознанія дља каждеґо обсерватора. Биу́а там</text:p>
      <text:p text:style-name="P4">випісана с̌мієрч. Нієвољнік вієд̌іяу́, же му я̌ задано, і вієд̌іяу́, як то с̌іє̌ стау́о. Тручізна биу́а</text:p>
      <text:p text:style-name="P4">на нієву́ащівим остр̌у.</text:p>
      <text:p text:style-name="P4"><text:soft-page-break/>- Ти дранію! - ȷ́кна̌у́.</text:p>
      <text:p text:style-name="P4">Феид-Раутга цофна̌у́ с̌іє̌ робія̌ц мієјше дља с̌мієрчі. Параљіжуя̌ци наркотик в тручіз́ніє ȷ̈ще</text:p>
      <text:p text:style-name="P4">ніє в пеу́ні поскутковау́, љеч повољнощ теґо чу́овієка с̌віядчиу́а о чиніёних пр̌ез нія̌</text:p>
      <text:p text:style-name="P4">посте̌пах. Нієвољнік хвієјніє рушиу́ до пр̌оду, якби почія̌ґани за шнурек, вљока̌ц с̌іє̌ крок</text:p>
      <text:p text:style-name="P4">по кроку. Кажди такі крок биу́ ȷ̈дним ȷ̈диним ста̌пніє̌чієм в ȷ̈ґо вшехс̌вієчіє. Надаљ щіскау́</text:p>
      <text:p text:style-name="P4">ну̊ж, аље конієц остр̌а хвіяу́ с̌іє̌ нієпевніє.</text:p>
      <text:p text:style-name="P4">- Ктос̌... з нас... достаніє... чіє̌... ќдис̌ - вишептау́.</text:p>
      <text:p text:style-name="P4">Смутни, крухи ґримас викр̌ивіу́ му уста. Ус̌іяду́, љеґу́, зештивніяу́ наґље і одкре̌чіу́ с̌іє̌ од</text:p>
      <text:p text:style-name="P4">Феида-Раутги на бр̌ух. Феид-Раутга збљіжиу́ с̌іє̌ вс̌ру̊д чіши, всуна̌у́ паљец ноґі под ґљадіятора</text:p>
      <text:p text:style-name="P4">і пр̌етурљау́ ґо на пљеци, аби з баљкону̊в від̌іяно вираз́ніє твар̌, ќди міє̌с̌ніє зачна̌ с̌іє̌ на</text:p>
      <text:p text:style-name="P4">нієј скре̌цач і викр̌ивіяч под впу́ивем тручізни. Аље ґљадіятор обру̊чіу́ с̌іє̌ разем зе свим</text:p>
      <text:p text:style-name="P4">ножем стерча̌цим му з пієрс̌і. Помімо заводу Феид-Раутга одчувау́ в ґу́е̌бі духа певієн</text:p>
      <text:p text:style-name="P4">под̌ів дља вис̌іу́ку, на які здобиу́ с̌іє̌ <text:soft-page-break/>тен нієвољнік пр̌езвичіє̌жая̌ц параљіж, би собіє то зробіч.</text:p>
      <text:p text:style-name="P4">Враз з под̌івем пр̌ишу́а с̌віядомощ, же биу́о в тим цос̌, чеґо тр̌еба с̌іє̌ бач направде̌. То,</text:p>
      <text:p text:style-name="P4">цо чині чу́овієка надчу́овієќм, ȷ̈ст пр̌еражая̌це. - Ќди скупіу́ с̌іє̌ на теј мис̌љі, дотару́ до</text:p>
      <text:p text:style-name="P4">нієґо вибух вр̌ави з љу̊ж і ґаљерії воку̊у́ арени. Віватовано без опаміє̌танія.</text:p>
      <text:p text:style-name="P4">Феид-Раутга одвру̊чіу́ с̌іє̌ подноша̌ц на ніх очи. Віватоваљі вшиши пру̊ч барона, кту̊ри</text:p>
      <text:p text:style-name="P4">з брода̌ вспарта̌ на ду́оні с̌ієд̌іяу́ в ґу́е̌боќј задуміє, ораз грабієґо і љади Фенрінґ, кту̊р̌и обоȷ̈</text:p>
      <text:p text:style-name="P4">споґља̌даљі на нієґо з ґу̊ри з ус̌мієхамі пр̌иљепіёнимі до твар̌и. Грабія звру̊чіу́ с̌іє̌ до жони.</text:p>
      <text:p text:style-name="P4">- Ах-г-г-ум-м-м... зарадни... ум-м-м... му́од̌ієнієц, цо... мм-м-м... моя дроґа?</text:p>
      <text:p text:style-name="P2">- Ј̈ґо реакцȷ̈ синаптичне са̌ бардзо шибќ - повієд̌іяу́а.</text:p>
      <text:p text:style-name="P4">Барон попатр̌иу́ на нія̌, на грабієґо, з повротем на арене̌. Жеби комус̌ удау́о с̌іє̌ так добрач</text:p>
      <text:p text:style-name="P4">до ȷ̈днеґо з моіх бљіскіх - мис̌љау́. Страх зача̌у́ усте̌повач вщіеку́ощі. - Вієчорем упієке̌</text:p>
      <text:p text:style-name="P4">на вољним оґнію містр̌а нієвољніку̊в... а ȷ̈с̌љі тен грабія і ȷ̈ґо <text:soft-page-break/>пані мачаљі в тим паљце...</text:p>
      <text:p text:style-name="P4">Дља Феида-Раутги розмова в љожи барона биу́а ȷ̈диніє пантоміма̌, ґдиж ґу́оси утоне̌у́и</text:p>
      <text:p text:style-name="P4">в скандованію і пр̌итупиванію, доходза̌цим тераз зе вшисткіх строн:</text:p>
      <text:p text:style-name="P4">- Ґу́ова! Ґу́ова! Ґу́ова! Ґу́ова!</text:p>
      <text:p text:style-name="P4">Барон нахмур̌иу́ с̌іє̌ відза̌ц, в які спосу̊б Феид-Раутга споґља̌да ку нієму. Очіє̌жаље,</text:p>
      <text:p text:style-name="P4">з трудем пануя̌ц над вщіеку́ощіа̌, скіна̌у́ ду́онія̌ му́од̌ієњцові стоя̌цему на ареніє начі</text:p>
      <text:p text:style-name="P4">розчія̌ґніє̌тим чіяу́ем нієвољніка. Дајми ху́опцу ґу́ове̌. Засу́ужиу́ на нія̌ демаскуя̌ц містр̌а</text:p>
      <text:p text:style-name="P4">нієвољніку̊в.</text:p>
      <text:p text:style-name="P4">Феид-Раутга достр̌еґу́ знак пр̌извољенія. Мис̌ља̌, же то дља мніє защит. Нієх зобача̌, цо</text:p>
      <text:p text:style-name="P4">я мис̌ље̌. Спостр̌еґу́ши свих секунданту̊в надходза̌цих з зе̌батим ножем, би му оддач</text:p>
      <text:p text:style-name="P4">гонори, одправіу́ іх ґестем, повтар̌ая̌ц ґест, ќди с̌іє̌ завагаљі. - Мис̌љі, же мніє угоноруя̌</text:p>
      <text:p text:style-name="P4">сама̌ ґу́ова̌!</text:p>
      <text:p text:style-name="P4">Похиљіу́ с̌іє̌ і скр̌ижовау́ ре̌це ґљадіятора воку̊у́ стерча̌цеј ре̌коȷ̈щі ножа, насте̌пніє вия̌у́</text:p>
      <text:p text:style-name="P4">ну̊ж і умієщіу́ ґо в безву́адних ду́оніях. Виконау́ то в мґнієнію ока і <text:soft-page-break/>простуя̌ц с̌іє̌ ківна̌у́ на</text:p>
      <text:p text:style-name="P4">секунданту̊в.</text:p>
      <text:p text:style-name="P4">- Поховајчіє теґо нієвољніка ніє ткніє̌теґо, з ножем в ду́оніях - повієд̌іяу́. - Тен</text:p>
      <text:p text:style-name="P4">чу́овієк на то засу́ужиу́.</text:p>
      <text:p text:style-name="P4">В зу́оцонеј љожи грабія Фенрінґ нахиљіу́ с̌іє̌ до барона.</text:p>
      <text:p text:style-name="P4">- Вієљкі то ґест, правд̌іва бравура - повієд̌іяу́. - Тву̊ј братанек ма і кљасе̌, і одваґе̌.</text:p>
      <text:p text:style-name="P4">- Обража ту́ум ніє пр̌ијмуя̌ц ґу́ови - мрукна̌у́ барон.</text:p>
      <text:p text:style-name="P4">- Ніц подобнеґо - одезвау́а с̌іє̌ грабіна Фенрінґ.</text:p>
      <text:p text:style-name="P4">Одвру̊цона розґља̌дау́а с̌іє̌ по ґаљеріях в ґу̊р̌е. Барон зауважиу́ кштау́т ȷ̈ј шиі, заісте</text:p>
      <text:p text:style-name="P4">цудовна̌, як у му́одеґо ху́опца, пу́иннощ міє̌с̌ні.</text:p>
      <text:p text:style-name="P4">- Подоба мі с̌іє̌ то, цо зробіу́ тву̊ј братанек - повієд̌іяу́а.</text:p>
      <text:p text:style-name="P4">Подчас ґди сенс ґесту Феида-Раутги пр̌енікау́ до наёдљеґљејших мієјш і ґди људ̌іє</text:p>
      <text:p text:style-name="P4">споґља̌даљі на секунданту̊в виноша̌цих нієткніє̌те чіяу́о ґљадіятора, обсервуя̌ци іх барон здау́</text:p>
      <text:p text:style-name="P4">собіє справе̌, же правіду́ово зрозуміяу́а реакцȷ́ људ̌і. Шаљељі покљепуя̌ц с̌іє̌ взаȷ̈мніє, вия̌ц</text:p>
      <text:p text:style-name="P4">і тупія̌ц. Барон пр̌ему̊віу́ <text:soft-page-break/>безбарвним ґу́осем:</text:p>
      <text:p text:style-name="P4">- Бе̌де̌ мус̌іяу́ зар̌а̌д̌іч фестин. Ніє можна розпущіч људ̌і до дому̊в в такім станіє, з ніє</text:p>
      <text:p text:style-name="P4">виу́адована̌ енерґія. Муша̌ зобачич, же под̌ієљам іх упоȷ̈ніє.</text:p>
      <text:p text:style-name="P4">Дау́ ре̌ка̌ знак свему ґвард̌іщіе на ґу̊р̌е і тен засаљутовау́ понад љожа̌ помарањчовим</text:p>
      <text:p text:style-name="P4">пропорцем Гарконнену̊в - раз, два рази, тр̌и рази - сиґнау́ означая̌ци фестин. Феид-Раутга</text:p>
      <text:p text:style-name="P4">пр̌ешеду́ши арене̌ стана̌у́ под зу́ота̌ љожа̌, з бронія̌ в похвіє з ре̌кома опущонимі по боках.</text:p>
      <text:p text:style-name="P2">Понад ніє чіхна̌ца̌ вр̌ава̌ ту́уму завоу́ау́:</text:p>
      <text:p text:style-name="P4">- Фестин, стрию?</text:p>
      <text:p text:style-name="P4">Вр̌ава заче̌у́а опадач, људ̌іє успокоіљі с̌іє̌, ґди достр̌ежоно іх розмове̌.</text:p>
      <text:p text:style-name="P4">- На твоя чещ, Феид! - завоу́ау́ з ґу̊ри барон, І поновніє дау́ знак опущенієм пропорца.</text:p>
      <text:p text:style-name="P4">По друґієј строніє арени зр̌уцано ава-барієри і му́од̌і људ̌іє зескаківаљі на піясек пе̌дза̌ц ку</text:p>
      <text:p text:style-name="P4">Феидові-Раучіє.</text:p>
      <text:p text:style-name="P4">- Казау́ес̌ опущіч ава-тарче̌, бароніє? - спитау́ грабія.</text:p>
      <text:p text:style-name="P4">- Нікт ху́опака ніє скр̌ивд̌і - повієд̌іяу́ барон. - Ј̈ст богатерем.</text:p>
      <text:p text:style-name="P4">Пієрвс̌і з шаржуя̌цеґо ту́уму <text:soft-page-break/>дос̌іє̌ґљі Феида-Раутге̌ і поднієс̌љі ґо на раміёнах, рушая̌ц</text:p>
      <text:p text:style-name="P4">в рунде̌ воку̊у́ арени.</text:p>
      <text:p text:style-name="P4">- Д̌іс̌ієјшеј ноци може спацеровач без броні і тарчи по најбієднієјших д̌ієљніцах Гарко</text:p>
      <text:p text:style-name="P4">- р̌еку́ барон. - Под̌ієља̌ с̌іє̌ з нім остатнім ке̌сем яду́а і напоȷ̈м, жеби тиљко биу́ з німі.</text:p>
      <text:p text:style-name="P4">Барон уніу̊су́ с̌іє̌ з кр̌есу́а пр̌еноша̌ц сву̊ј чіє̌жар на дрифи.</text:p>
      <text:p text:style-name="P4">- Проше̌ мі вибачич. Взивая̌ мніє ніє чієрпія̌це зву́окі справи. Страж одпровад̌і вас до</text:p>
      <text:p text:style-name="P4">цитадељі.</text:p>
      <text:p text:style-name="P4">Грабія подніу̊су́ с̌іє̌ ску́адая̌ц уку́он.</text:p>
      <text:p text:style-name="P4">- Очивіщіе, бароніє. З нієчієрпљівощіа̌ виґља̌дами фестину. Я... ах-г-гмм-м-м-м...</text:p>
      <text:p text:style-name="P4">ніґди ніє від̌іяу́ем гарконнењсќґо фестину.</text:p>
      <text:p text:style-name="P4">- Ву́ас̌ніє - повієд̌іяу́ барон. - Фестин.</text:p>
      <text:p text:style-name="P4">Одвру̊чіу́ с̌іє̌ і опущіу́ љоже̌ приватним вијщіем, оточони чекая̌ца̌ там стража̌ пр̌ибочна̌.</text:p>
      <text:p text:style-name="P4">Капітан ґвардії ску́оніу́ с̌іє̌ пр̌ед грабія̌ Френрінґієм.</text:p>
      <text:p text:style-name="P4">- Цо розкажеш паніє?</text:p>
      <text:p text:style-name="P4">- Зачеками...ах-г-г... аж пр̌ејд̌іє... мм-м-м... најґорши... ум-м-м... щіск - повієд̌іяу́</text:p>
      <text:p text:style-name="P4">грабія.</text:p>
      <text:p text:style-name="P4"><text:soft-page-break/>- Так ȷ̈ст, му̊ј паніє.</text:p>
      <text:p text:style-name="P4">Ме̌жчизна цофна̌у́ с̌іє̌ тр̌и крокі в ніскім уку́оніє.</text:p>
      <text:p text:style-name="P4">Грабія Фенрінґ обру̊чіу́ твар̌ до мау́жонкі, одзивая̌ц с̌іє̌ поновніє в іх особістим ȷ́зику.</text:p>
      <text:p text:style-name="P4">- Зауважиу́ас̌ то очивіщіе?</text:p>
      <text:p text:style-name="P4">- Цгу́опак вієд̌іяу́, же ґљадіятор ніє бе̌д̌іє по наркотику. Пр̌ежиу́ хвіље̌ страху, так, аље ніє</text:p>
      <text:p text:style-name="P4">заскоченія.</text:p>
      <text:p text:style-name="P4">- То биу́о укартоване - повієд̌іяу́. - Цау́е то пр̌едставієніє.</text:p>
      <text:p text:style-name="P4">- Без ва̌тпієнія.</text:p>
      <text:p text:style-name="P4">- То с̌мієрд̌і Гаватем.</text:p>
      <text:p text:style-name="P4">- Як најбард̌ієј - повієд̌іяу́а.</text:p>
      <text:p text:style-name="P4">- Зажа̌дау́ем вчес̌нієј, жеби барон зљіквідовау́ Гавата.</text:p>
      <text:p text:style-name="P4">- То биу́ бу́а̌д, му̊ј дроґі.</text:p>
      <text:p text:style-name="P2">- Відзе̌ то тераз.</text:p>
      <text:p text:style-name="P4">- Гарконненовіє моґа̌ нієзаду́уґо мієч новеґо барона.</text:p>
      <text:p text:style-name="P4">- Ј̈жељі такі ȷ̈ст пљан Гавата.</text:p>
      <text:p text:style-name="P4">- То вимаґа справдзенія, р̌ечивіщіе - повієд̌іяу́а.</text:p>
      <text:p text:style-name="P4">- Му́оди бе̌д̌іє корнієј шеду́ на паску.</text:p>
      <text:p text:style-name="P4">- Нашим... по д̌іс̌ієјшеј ноци - повієд̌іяу́а.</text:p>
      <text:p text:style-name="P4">- Ніє пр̌евідуȷ̈ш труднощі з увієдзенієм ґо, моя ти зародова кљачко?</text:p>
      <text:p text:style-name="P4">- Ніє, му̊ј кохани. Від̌іяу́ес̌, як на <text:soft-page-break/>мніє патр̌иу́.</text:p>
      <text:p text:style-name="P4">- Так, а тераз відзе̌, дљачеґо мус̌іми мієч те̌ љініє̌ ґенетична̌.</text:p>
      <text:p text:style-name="P4">- Ву́ас̌ніє, і ясне ȷ̈ст, же мус̌іми мієч ґо в ґарщі. На самим дніє ȷ̈ґо најґу́е̌бшеј яз́ні</text:p>
      <text:p text:style-name="P4">защепіє̌ нієзбе̌дне звроти прана - бінду, кту̊ре р̌уца̌ ґо на кољана.</text:p>
      <text:p text:style-name="P4">- Виȷ̈д̌ієми ста̌д як најшибчієј, як тиљко бе̌д̌ієш певна - повієд̌іяу́.</text:p>
      <text:p text:style-name="P4">Задиґотау́а.</text:p>
      <text:p text:style-name="P4">- З цау́а̌ певнощіа̌. Ніє хце̌ урод̌іч д̌ієцка в тим страшним мієјшу.</text:p>
      <text:p text:style-name="P4">- Чеґо то с̌іє̌ ніє робі дља људзкощі - р̌еку́.</text:p>
      <text:p text:style-name="P4">- Твоя роља ȷ̈ст у́атва - одпару́а.</text:p>
      <text:p text:style-name="P4">- Істнієя̌ певне стародавне упр̌едзенія, кту̊ре я зваљчам - повієд̌іяу́. - Са̌ зґоу́а</text:p>
      <text:p text:style-name="P4">пієрвотнеј натури, як вієш.</text:p>
      <text:p text:style-name="P4">- Моȷ̈ дроґіє бієдацтво - покљепау́а ґо по пољічку. - Вієш, же то ȷ̈дини певни спосу̊б</text:p>
      <text:p text:style-name="P4">захованія теј љінії.</text:p>
      <text:p text:style-name="P4">Повієд̌іяу́ сухо:</text:p>
      <text:p text:style-name="P4">- Досконаље розумієм, цо робіми.</text:p>
      <text:p text:style-name="P4">- Ніє пр̌еґрами - повієд̌іяу́а.</text:p>
      <text:p text:style-name="P4">- Віна род̌і с̌іє̌ з почучія пр̌еґранеј - пр̌ипомніяу́ ȷ̈ј.</text:p>
      <text:p text:style-name="P4">- Ніє бе̌д̌іє жаднеј віни - р̌еку́а. - Гіпнозованіє в психіце теґо Феида-Раутги і ȷ̈ґо</text:p>
      <text:p text:style-name="P4">д̌ієцко в моім у́оніє, і - юж нас ніє <text:soft-page-break/>ма.</text:p>
      <text:p text:style-name="P4">- Тен ȷ̈ґо стриј - повієд̌іяу́. - Від̌іяу́ас̌ ќдикољвієк таќ звироднієніє?</text:p>
      <text:p text:style-name="P4">- Ј̈ст бардзо крвіёжерчи - одпару́а - аље братанек з поводзенієм може виросна̌ч на цос̌</text:p>
      <text:p text:style-name="P4">ґоршеґо.</text:p>
      <text:p text:style-name="P4">- Д̌іє̌кі таќму стриёві. Вієш, ќди с̌іє̌ помис̌љі, чим му̊ґу́би бич тен ху́опак пр̌и</text:p>
      <text:p text:style-name="P4">якімс̌ інним вихованію, веду́уґ кодексу Атриду̊в, на пр̌ику́ад.</text:p>
      <text:p text:style-name="P4">- То смутне - повієд̌іяу́а.</text:p>
      <text:p text:style-name="P4">- Ґдиби так можна биу́о оцаљіч і му́одеґо Атриде̌, і ȷ̈ґо. З теґо, цо су́ишау́ем о тамтим</text:p>
      <text:p text:style-name="P4">му́одим Пауљу, то највспаніяљши ху́опак, ідеаљне поу́а̌ченіє вихованія і вишкољенія. Покре̌чіу́ ґу́ова̌. - Аље ніє час жау́овач ру̊ж, ґди пу́она̌ љаси.</text:p>
      <text:p text:style-name="P4">- Ј̈ст певне пор̌екаду́о Бене Ґессеріт - одезвау́а с̌іє̌.</text:p>
      <text:p text:style-name="P2">- Ти маш на вшистко пор̌екаду́а - запротестовау́.</text:p>
      <text:p text:style-name="P4">- То чі с̌іє̌ акурат сподоба - повієд̌іяу́а. - Му̊ві оно: „Ніє уважај чу́овієка за</text:p>
      <text:p text:style-name="P2">змару́еґо, допу̊кі ніє від̌іяу́ес̌ ȷ̈ґо чіяу́а. І навет втеди можеш с̌іє̌ помиљіч”.</text:p>
      <text:p text:style-name="P4">14</text:p>
      <text:p text:style-name="P2"><text:soft-page-break/>Муад’Діб</text:p>
      <text:p text:style-name="P2">повіяда</text:p>
      <text:p text:style-name="P2">нам</text:p>
      <text:p text:style-name="P2">в „Пор̌е задуми”, же пієрвше здер̌енія</text:p>
      <text:p text:style-name="P4">з арракањскімі вимоґамі биу́и дља нієґо правд̌івим поча̌тќм едукацї.</text:p>
      <text:p text:style-name="P4">Втеди то научиу́ с̌іє̌ пр̌евідивач поґоде̌ з тиченія піяску, научиу́ с̌іє̌ ȷ́зика</text:p>
      <text:p text:style-name="P4">жа̌деу́ віятру ка̌сая̌цих му ску̊ре̌, довієд̌іяу́ с̌іє̌, як потрафі ґрач в нос̌іє</text:p>
      <text:p text:style-name="P4">с̌вієр̌бія̌цим од піяску і як отуљач с̌іє̌ дроґоценна̌ віљґочія̌ ву́аснеґо чіяу́а,</text:p>
      <text:p text:style-name="P4">як ȷ̈ј стр̌ец і броніч. Ќди очи ȷ̈ґо пр̌ибрау́и бу́е̌кіт ібада, научиу́ с̌іє̌</text:p>
      <text:p text:style-name="P4">постави Цгакобса.</text:p>
      <text:p text:style-name="P4">пр̌едмова Стіљґара до „Муад’Діб яко чу́овієк” піу̊ра кс̌іє̌жнічкі Іруљан</text:p>
      <text:p text:style-name="P4">Поврацая̌ци до с̌ічи з двојґієм розбітку̊в пустині одд̌іяу́ Стіљґара виход̌іу́ з басену</text:p>
      <text:p text:style-name="P4">в занікая̌цим с̌вієтље пієрвшеґо кс̌іє̌жица. Овініє̌те бурнусамі сиљветкі с̌пієшиу́и с̌іє̌ чуя̌ц</text:p>
      <text:p text:style-name="P4">бљіскощ дому. Шара креска с̌віту за німі биу́а најяс̌нієјша̌ картка̌ в іх горизонтаљним</text:p>
      <text:p text:style-name="P4">каљендар̌у, кту̊ри всказивау́ <text:soft-page-break/>с̌родек ȷ̈с̌ієні в мієс̌ія̌цу монаднок. Подну̊же урвіска защіеу́ау́и</text:p>
      <text:p text:style-name="P4">нанієс̌іёне віятрем мартве љіщіе, ска̌д збієрау́и ȷ̈ д̌ієчі з с̌ічи, ȷ̈днакже жаднеґо еха</text:p>
      <text:p text:style-name="P4">пр̌ејщіа одд̌іяу́у ніє дау́о с̌іє̌ виру̊жніч спос̌ру̊д натураљних одґу́осу̊в ноци, з вия̌тќм</text:p>
      <text:p text:style-name="P4">здар̌ая̌цих с̌іє̌ од часу до час поткніє̌ч Пауља і ȷ̈ґо маткі.</text:p>
      <text:p text:style-name="P4">Пауљ отару́ з чоу́а зљепіёни потем кур̌, почуу́ шарпніє̌чіє за раміє̌ і усу́ишау́ сик Цгані:</text:p>
      <text:p text:style-name="P4">- Зру̊б, як чі му̊віу́ам: начія̌ґніј фау́де̌ каптура на чоу́о! Тиљко очи зостав на вієр̌ху.</text:p>
      <text:p text:style-name="P4">Марнуȷ̈ш віљґоч.</text:p>
      <text:p text:style-name="P4">Видани за іх пљецамі шептем розказ наказау́ міљченіє:</text:p>
      <text:p text:style-name="P4">- Пустинія чіє̌ су́иши!</text:p>
      <text:p text:style-name="P4">Високо вс̌ру̊д скау́ над іх ґу́овамі зачвієркау́ птак. Одд̌іяу́ затр̌имау́ с̌іє̌ і Пауљ вичуу́</text:p>
      <text:p text:style-name="P4">наґу́е напіє̌чіє. Спос̌ру̊д скау́ добієґу́о ніку́е тупотаніє, д̌ьвіє̌к ніє ґу́ос̌нієјши од мис̌іх</text:p>
      <text:p text:style-name="P4">подскоку̊в на піяску. Поновніє зачвієркау́ птак. В шереґах наста̌піу́о порушеніє, і знову</text:p>
      <text:p text:style-name="P4">мис̌іє туптаніє по піяску. Раз ȷ̈ще зачвієркау́ птак.</text:p>
      <text:p text:style-name="P4">Одд̌іяу́ подя̌у́ вспіначке̌ в скаљнеј щељініє, љеч Фремені якби <text:soft-page-break/>встр̌имаљі оддех; Пауљ</text:p>
      <text:p text:style-name="P4">достр̌еґу́ іх украдкове спојр̌енія в строне̌ Цгані, ȷ̈ј замкніє̌чіє с̌іє̌, якби западніє̌чіє в собіє</text:p>
      <text:p text:style-name="P4">і то вшистко наказау́о му острожнощ.</text:p>
      <text:p text:style-name="P4">Поду́оже юж биу́о скаљісте, в љедво ухвитних шарощіах і шељестах бурнусу̊в Пауљ</text:p>
      <text:p text:style-name="P4">вичувау́ зељженіє дишипљіни і вчія̌ж те̌ вевне̌тр̌на̌ мартвоте̌ в Цгані і позостау́их. Пода̌жиу́</text:p>
      <text:p text:style-name="P4">за мґљістим чієнієм в ґу̊ре̌ по стопніях, за закре̌т, кољејнимі стопніямі до тунељу, пр̌ез двіє</text:p>
      <text:p text:style-name="P4">пари др̌ві з ґрод̌іямі віљґочі, до ос̌вієтљонеґо куља̌ ва̌сќґо коритар̌а о щіанах і суфічіє</text:p>
      <text:p text:style-name="P4">з жу̊у́теј скау́и.</text:p>
      <text:p text:style-name="P2">Вше̌д̌іє вокоу́о Пауљ від̌іяу́, як Фремені одр̌уцая̌ каптури, усувая̌ втикі носове,</text:p>
      <text:p text:style-name="P4">оддихая̌ ґу́е̌боко. Ктос̌ вестхна̌у́. Пауљ розејр̌ау́ с̌іє̌ за Цгані і ствієрд̌іу́, же ґд̌ієс̌ од нієґо</text:p>
      <text:p text:style-name="P4">одешу́а. Отачау́а ґо чіжба завініє̌тих в бурнуси чіяу́. Ктос̌ штурхна̌вши ґо повієд̌іяу́:</text:p>
      <text:p text:style-name="P4">- Пр̌епрашам, Усуљ. Аље щіск! Завше так ȷ̈ст.</text:p>
      <text:p text:style-name="P4">Ва̌ска, бродата твар̌ особніка званеґо Фароќм обру̊чіу́а с̌іє̌ до Пауља з љевеј строни.</text:p>
      <text:p text:style-name="P4"><text:soft-page-break/>Замаљоване очодоу́и і бу́е̌кітна чіємнощ очу виґља̌дау́и ȷ̈ще чіємнієј под жу̊у́тимі куљамі.</text:p>
      <text:p text:style-name="P4">- Зр̌уч каптур, Усуљ - повієд̌іяу́ Фарок. - Ј̈стес̌ в дому.</text:p>
      <text:p text:style-name="P4">І пому̊ґу́ Пауљові звољніч затр̌аск каптура робія̌ц у́окчіямі мієјше воку̊у́ ніх. Пауљ вия̌у́</text:p>
      <text:p text:style-name="P4">втикі носове, одсуна̌у́ на бок овієвке̌ уст. Бухна̌у́ му в ноздр̌а пануя̌ци в помієщенію</text:p>
      <text:p text:style-name="P4">смру̊д: ніє мите чіяу́а, дестиљати естрове з реґенерованих видаљін, вше̌д̌іє квас̌не визієви</text:p>
      <text:p text:style-name="P4">чу́овієче, а понад тим вшисткім запахова бур̌а пр̌иправи і ȷ̈ј походних.</text:p>
      <text:p text:style-name="P4">- На цо чеками, Фарок? - запитау́ Пауљ.</text:p>
      <text:p text:style-name="P4">- Цгиба на Матке̌ Вієљебна̌. Су́ишау́ес̌ віядомощ; бієдна Цгані.</text:p>
      <text:p text:style-name="P4">- Бієдна Цгані? - Пауљ поставіу́ в мис̌љі знак запитанія. Розејр̌ау́ с̌іє̌ докоу́а чієкави, ґд̌іє</text:p>
      <text:p text:style-name="P4">она ȷ̈ст і ґд̌іє теж под̌іяу́а с̌іє̌ в цау́им тим щіску ȷ̈ґо матка. Фарок зачія̌ґна̌у́ с̌іє̌ ґу́е̌боко</text:p>
      <text:p text:style-name="P4">повієтр̌ем.</text:p>
      <text:p text:style-name="P4">- Запахи дому - повієд̌іяу́.</text:p>
      <text:p text:style-name="P4">Пауљ ствієрд̌іу́, же тен чу́овієк розкошуȷ̈ с̌іє̌ смродљівим повієтр̌ем, же в ȷ̈ґо ґу́ос̌іє ніє</text:p>
      <text:p text:style-name="P4">ма іронії. Втем усу́ишау́ хр̌а̌кніє̌чіє <text:soft-page-break/>маткі і пр̌ез чіжбе̌ дошеду́ ґо ȷ̈ј ґу́ос.</text:p>
      <text:p text:style-name="P4">- Яќж боґацтво воні в твеј с̌ічи, Стіљґар̌е. Відзе̌, же пр̌ерабіячіє значне іљощі</text:p>
      <text:p text:style-name="P4">пр̌иправи... продукуȷ̈чіє папієр... пљастікі... і чи ніє хемічне матеріяу́и вибухове?</text:p>
      <text:p text:style-name="P4">- Познаȷ̈ш то по запаху? - Биу́ то юж чијс̌ інни ґу́ос. А Пауљ здау́ собіє справе̌, же матка</text:p>
      <text:p text:style-name="P4">му̊віу́а на ȷ̈ґо ужитек, же хчіяу́а, би шибко поґод̌іу́ с̌іє̌ з тим атаќм на своȷ̈ повонієніє.</text:p>
      <text:p text:style-name="P4">Од чоу́а одд̌іяу́у дољечіяу́ шмер оживієнія і пр̌ечія̌ґу́е вестхнієніє, якби подаване собіє</text:p>
      <text:p text:style-name="P4">даљеј пр̌ез Фремену̊в, аж Пауљ усу́ишау́ щішоне ґу́оси пр̌еказуя̌це віядомощ до тиу́у.</text:p>
      <text:p text:style-name="P4">- Віє̌ц то правда, Љієт ніє жиȷ̈.</text:p>
      <text:p text:style-name="P4">Љієт - помис̌љау́ Пауљ. А потем: Цгані, цу̊рка Љієта. Кавау́кі у́аміґу́у̊вкі зу́ожиу́и му с̌іє̌</text:p>
      <text:p text:style-name="P4">в цау́ощ. „Љієт” биу́о то фремењсќ іміє̌ пљанетољоґа. Пауљ спојр̌ау́ на Фарока.</text:p>
      <text:p text:style-name="P4">- Чи то тен Љієт, кту̊ри ȷ̈ст знани яко Кинес? - запитау́.</text:p>
      <text:p text:style-name="P4">- Ј̈ст тиљко ȷ̈ден Љієт - повієд̌іяу́ Фарок.</text:p>
      <text:p text:style-name="P4">Пауљ одвру̊чіу́ с̌іє̌, утквіу́ спојр̌еніє в окритих бурнусем пљецах Фремена пр̌ед соба̌.</text:p>
      <text:p text:style-name="P4"><text:soft-page-break/>Віє̌ц Љієт - Кинес ніє жиȷ̈ - мис̌љау́.</text:p>
      <text:p text:style-name="P4">- То гарконнењска здрада... - ктос̌ засичау́. - Упозороваљі випадек... заґіна̌у́ в пустині...</text:p>
      <text:p text:style-name="P4">в катастрофіє орнітоптера...</text:p>
      <text:p text:style-name="P4">Пауљ чуу́, як ґо розсадза ґнієв. Чу́овієк, кту̊ри обдар̌иу́ іх пр̌ияз́нія̌, пому̊ґу́ ім</text:p>
      <text:p text:style-name="P4">уратовач с̌іє̌ пр̌ед гарконнењскімі с̌ієпачамі, чу́овієк, кту̊ри розесу́ау́ своȷ̈ фремењсќ</text:p>
      <text:p text:style-name="P2">когорти на пошуківаніє двојґа розбітку̊в в пустині... кољејна̌ офіяра̌ Гарконнену̊в.</text:p>
      <text:p text:style-name="P4">- Чи Усуљ юж у́акніє земсти? - запитау́ Фарок.</text:p>
      <text:p text:style-name="P4">Занім Пауљ зда̌жиу́ одповієд̌ієч, розљеґу́ с̌іє̌ чіхи окр̌ик і одд̌іяу́ попу́ина̌у́ напр̌у̊д</text:p>
      <text:p text:style-name="P4">забієрая̌ц Пауља враз зе вшисткімі до шершеј комори. Знаљазу́ с̌іє̌ на вољнеј пр̌естр̌ені пр̌ед</text:p>
      <text:p text:style-name="P4">Стіљґарем і нієзнаёма̌ кобієта̌ в пову́у̊чистим, яскравим помарањчово - зієљоним сарі.</text:p>
      <text:p text:style-name="P4">Ре̌це кобієти биу́и обнажоне до раміён і від̌іяу́, же ніє нос̌і фіљтрфрака. Ј̈ј ску̊ра міяу́а барве̌</text:p>
      <text:p text:style-name="P4">ясноољівкова̌. Чіємне ву́оси спу́ивау́и до тиу́у з висоќґо чоу́а, подкрес̌љая̌ц вистая̌це кощі</text:p>
      <text:p text:style-name="P4">пољічкове і орљі нос поміє̌дзи чіємнимі як атрамент пљамамі ȷ̈ј <text:soft-page-break/>очу. Обру̊чіу́а с̌іє̌ ку нієму</text:p>
      <text:p text:style-name="P4">і Пауљ достр̌еґу́ звісая̌це з ȷ̈ј ушу зу́оте ку̊у́ка з нанізанимі таљіёнамі води.</text:p>
      <text:p text:style-name="P4">- Тото поконау́о меґо Д̌аміса? - спитау́а.</text:p>
      <text:p text:style-name="P4">- Успоку̊ј с̌іє̌, Гараг - повієд̌іяу́ Стіљґар. - То биу́а справка Д̌аміса - он пр̌ивоу́ау́ таггаді</text:p>
      <text:p text:style-name="P4">аљ - бурган:</text:p>
      <text:p text:style-name="P4">- Тож то ȷ̈ще ху́опієц! - повієд̌іяу́а.</text:p>
      <text:p text:style-name="P4">Ґвау́товніє покре̌чіу́а ґу́ова̌ в обіє строни дзвонія̌ц таљіёнамі води.</text:p>
      <text:p text:style-name="P4">- Моȷ̈ д̌ієчі позбавіёне ојца пр̌ез інне д̌ієцко? То биу́ з певнощіа̌ якіс̌ випадек!</text:p>
      <text:p text:style-name="P4">- Іље маш љат, Усуљ? - запитау́ Стіљґар.</text:p>
      <text:p text:style-name="P4">- Піє̌тнащіе стандардових - повієд̌іяу́ Пауљ.</text:p>
      <text:p text:style-name="P4">Стіљґар оміу̊ту́ одд̌іяу́ спојр̌енієм.</text:p>
      <text:p text:style-name="P4">- Знајд̌іє с̌іє̌ якіс̌ хе̌тни, би мі р̌учіч визваніє?</text:p>
      <text:p text:style-name="P4">Чіша.</text:p>
      <text:p text:style-name="P4">Стіљґар спојр̌ау́ на кобієте̌.</text:p>
      <text:p text:style-name="P4">- Допу̊кі ніє познам ȷ̈ґо маґічних способу̊в, я ґо ніє визве̌.</text:p>
      <text:p text:style-name="P4">Ніє спущіу́а очу.</text:p>
      <text:p text:style-name="P4">- Аље...</text:p>
      <text:p text:style-name="P4">- Від̌іяу́ас̌ те̌ обца̌ кобієте̌, кту̊ра пошу́а з Цгані до Маткі Вієљебнеј? - запитау́ Стіљґар. Она ȷ̈ст Сајядіна оут - фрејн, ȷ̈ст матка̌ дља теґо <text:soft-page-break/>ху́опака. Матка і син са̌ містр̌амі маґічнеј</text:p>
      <text:p text:style-name="P4">штукі ваљкі.</text:p>
      <text:p text:style-name="P4">- Љісан аљ - Ґаіб - шепне̌у́а кобієта. З ȷ̈ј очу визієрау́ ље̌к, ќди обру̊чіу́а ȷ̈ з повротем на</text:p>
      <text:p text:style-name="P4">Пауља.</text:p>
      <text:p text:style-name="P4">Знову та љеґенда - помис̌љау́ Пауљ.</text:p>
      <text:p text:style-name="P4">- Бич може - р̌еку́ Стіљґар. - Аље то ȷ̈ще ніє зостау́о поддане пру̊біє.</text:p>
      <text:p text:style-name="P4">Поновніє звру̊чіу́а с̌іє̌ до Пауља.</text:p>
      <text:p text:style-name="P4">- Усуљ, зґодніє з нашим звичаȷ̈м на тобіє спочива тераз одповієд̌іяљнощ за те̌ ото</text:p>
      <text:p text:style-name="P4">кобієте̌ Д̌аміса і за ȷ̈ґо дву̊х сину̊в. Ј̈ґо яљі, ȷ̈ґо кватера, наљежи до чієбіє. Ј̈ґо сервіс до</text:p>
      <text:p text:style-name="P4">кави ȷ̈ст тву̊ј... і та ȷ̈ґо кобієта.</text:p>
      <text:p text:style-name="P4">Пауљ пр̌иґља̌дау́ с̌іє̌ кобієчіє заінтриґовани. Дљачеґо она ніє опу́акуȷ̈ свеґо ме̌жчизни?</text:p>
      <text:p text:style-name="P2">Дљачеґо ніє оказуȷ̈ мі ані одробіни нієнавіщі? Наґље спостр̌еґу́, же Фремені впатруя̌ с̌іє̌</text:p>
      <text:p text:style-name="P4">в нієґо вичекуя̌цо. Кту̊рис̌ шепна̌у́:</text:p>
      <text:p text:style-name="P4">- Чека нас робота. Повієдз, як я̌ бієр̌еш.</text:p>
      <text:p text:style-name="P4">Стіљґар запитау́:</text:p>
      <text:p text:style-name="P4">- Чи бієр̌еш Гараг яко кобієте̌, чи яко су́ужа̌ца̌?</text:p>
      <text:p text:style-name="P4">Подніу̊су́ши ре̌це Гараг повољутку обру̊чіу́а с̌іє̌ на ȷ̈днеј піє̌чіє.</text:p>
      <text:p text:style-name="P4"><text:soft-page-break/>- Ј̈стем чія̌ґље му́ода, Усуљ. Му̊вія̌, же чія̌ґље виґља̌дам так му́одо як втеди, ґди биу́ам</text:p>
      <text:p text:style-name="P4">з Ґеоффем... нім Д̌аміс ґо поконау́.</text:p>
      <text:p text:style-name="P4">Д̌аміс забіу́ друґієґо, би я̌ здобич - помис̌љау́ Пауљ.</text:p>
      <text:p text:style-name="P4">- Ј̈жељі везме̌ я̌ яко су́ужа̌ца̌, чи моґе̌ пу̊з́нієј змієніч ȷ̈ще зданіє? - запитау́ Пауљ.</text:p>
      <text:p text:style-name="P4">- Бе̌д̌ієш міяу́ рок на зміяне̌ децизї - повієд̌іяу́ Стіљґар. - Потем она станіє с̌іє̌ вољна̌</text:p>
      <text:p text:style-name="P4">кобієта̌ і може вибієрач, як ȷ̈ј с̌іє̌ сподоба... можеш теж звољніч я̌ в каждеј хвіљі, би самему</text:p>
      <text:p text:style-name="P4">доконач вибору. Аље так чи іначеј одповіядаш за нія̌ пр̌ез цау́и рок... а завше бе̌д̌ієш</text:p>
      <text:p text:style-name="P4">в якіс̌ спосу̊б вспу̊у́одповієд̌іяљни за д̌ієчі Д̌аміса.</text:p>
      <text:p text:style-name="P4">- Біёре̌ я̌ яко су́ужа̌ца̌ - повієд̌іяу́ Пауљ.</text:p>
      <text:p text:style-name="P4">Гараг тупне̌у́а ноґа̌ і зе зу́ощіа̌ взрушиу́а раміёнамі. Стіљґар спојр̌ау́ на Пауља.</text:p>
      <text:p text:style-name="P4">- Острожнощ - повієд̌іяу́ - то ценна заљета у ме̌жчизни, кту̊ри ма пр̌евод̌іч.</text:p>
      <text:p text:style-name="P4">- Аље я ȷ̈стем му́ода! - повту̊р̌иу́а Гараг.</text:p>
      <text:p text:style-name="P4">- Чіхо ба̌д̌ь - розказау́ ȷ̈ј Стіљґар. - Ј̈с̌љі цос̌ ма вартощ, то ніє зґініє. Запровад̌ь Усуља до</text:p>
      <text:p text:style-name="P4"><text:soft-page-break/>ȷ̈ґо кватери і задбај, би міяу́ с̌вієже убраніє і ґд̌іє споча̌ч.</text:p>
      <text:p text:style-name="P4">- Оооох! - повієд̌іяу́а.</text:p>
      <text:p text:style-name="P4">Пауља спостр̌еженія вистарчиу́и до всте̌пнеј реȷ̈страцї Гараг. Вичуу́ знієчієрпљівієніє</text:p>
      <text:p text:style-name="P4">одд̌іяу́у. Вієд̌іяу́, же вієље справ с̌іє̌ тутај опу̊з́нія. Застанавіяу́ с̌іє̌, чи стач ґо на одваґе̌</text:p>
      <text:p text:style-name="P4">спитанія Стіљґара, ґд̌іє пр̌ебивая̌ Цгані і матка; зорієнтовау́ с̌іє̌ по ȷ̈ґо зденервованію, же</text:p>
      <text:p text:style-name="P4">биу́би то бу́а̌д. Звру̊чіу́ с̌іє̌ до Гараг надая̌ц ґу́осові такі тон і вібрацȷ́, жеби поґу́е̌біч ȷ̈ј ље̌к</text:p>
      <text:p text:style-name="P4">і онієс̌мієљеніє.</text:p>
      <text:p text:style-name="P4">- Провад̌ь мніє до моȷ̈ј кватери, Гараг - повієд̌іяу́. - О твоȷ̈ј му́одощі пому̊віми ќди</text:p>
      <text:p text:style-name="P4">інд̌ієј.</text:p>
      <text:p text:style-name="P4">Цофне̌у́а с̌іє̌ о два крокі, посиу́ая̌ц Стіљґарові вистрашоне спојр̌еніє.</text:p>
      <text:p text:style-name="P4">- Он ма маґічни ґу́ос - вихрипіяу́а.</text:p>
      <text:p text:style-name="P4">- Стіљґар - р̌еку́ Пауљ. - Ојчієц Цгані нау́ожиу́ на мніє вієљка̌ повіннощ. Ј̈с̌љі ȷ̈ст</text:p>
      <text:p text:style-name="P4">цокољвієк...</text:p>
      <text:p text:style-name="P4">- О тим задецидуȷ̈ рада - р̌еку́ Стіљґар. - Втеди можеш забрач ґу́ос.</text:p>
      <text:p text:style-name="P4">Дау́ знак до розејщіа с̌іє̌ і одшеду́ з пода̌жая̌ца̌ за нім решта̌ одд̌іяу́у.</text:p>
      <text:p text:style-name="P4">Пауљ уя̌у́ Гараг за раміє̌. Зауважиу́, <text:soft-page-break/>як ху́одне видаȷ̈ с̌іє̌ ȷ̈ј чіяу́о, чуу́, як држи.</text:p>
      <text:p text:style-name="P4">- Ніє скр̌ивдзе̌ чіє̌, Гараг - повієд̌іяу́. - Провад̌ь до нашеј кватери.</text:p>
      <text:p text:style-name="P2">І зу́аґод̌іу́ сву̊ј ґу́ос чиннікамі рељаксуя̌цимі.</text:p>
      <text:p text:style-name="P4">- Ніє пр̌епе̌д̌іш мніє по року? - запитау́а. - Я вієм, же так направде̌ то ніє ȷ̈стем така</text:p>
      <text:p text:style-name="P4">му́ода, як биу́ам ќдис̌.</text:p>
      <text:p text:style-name="P4">- Маш пр̌и мніє мієјше, допу̊кі бе̌де̌ жиу́ - повієд̌іяу́. Пущіу́ ȷ̈ј раміє̌. - Но, ґд̌іє ȷ̈ст та</text:p>
      <text:p text:style-name="P4">наша кватера?</text:p>
      <text:p text:style-name="P4">Завру̊чіу́а рушая̌ц пр̌одем в ґу́а̌б коритар̌а, скре̌чіу́а в право в шерокі попр̌ечни тунељ</text:p>
      <text:p text:style-name="P4">ос̌вієтљони жу̊у́тимі куљамі розставіёнимі в ру̊вних одљеґу́ощіах над іх ґу́овамі. Камієнна</text:p>
      <text:p text:style-name="P4">поду́оґа биу́а ґу́адка, вимієчіёна до чиста з піяску. Пауљ зру̊внау́ с̌іє̌ з нія̌, іда̌ц студіёвау́ ȷ̈ј</text:p>
      <text:p text:style-name="P4">орљі профіљ.</text:p>
      <text:p text:style-name="P4">- Ніє нієнавід̌іш мніє, Гараг?</text:p>
      <text:p text:style-name="P4">- Дљачеґо міяу́абим чіє̌ нієнавід̌іч?</text:p>
      <text:p text:style-name="P4">Ківне̌у́а ґу́ова̌ ґромадце д̌ієчі, кту̊ре ґапіу́и с̌іє̌ на ніх, з подвижшонеґо проґу отвору</text:p>
      <text:p text:style-name="P4">в щіаніє. За д̌ієчмі міґне̌у́и Пауљові сиљветкі доросу́их, укрите че̌щіово за чієнкімі</text:p>
      <text:p text:style-name="P4"><text:soft-page-break/>засу́онамі.</text:p>
      <text:p text:style-name="P4">- Я... поконау́ем Д̌аміса.</text:p>
      <text:p text:style-name="P4">- Стіљґар повієд̌іяу́, же церемонія с̌іє̌ одбиу́а і же ȷ̈стес̌ пр̌иячієљем Д̌аміса. - Зеркне̌у́а на</text:p>
      <text:p text:style-name="P4">нієґо з укоса. - Стіљґар му̊віу́, же подаровау́ес̌ віљґоч змару́ему. То правда?</text:p>
      <text:p text:style-name="P4">- Так.</text:p>
      <text:p text:style-name="P4">- То віє̌цеј, ніж я зробіє̌... ніж потрафіє̌ зробіч.</text:p>
      <text:p text:style-name="P4">- Ніє опу́акуȷ̈ш ґо?</text:p>
      <text:p text:style-name="P4">- Ґди пр̌ијд̌іє пора опу́аківанія, бе̌де̌ ґо опу́аківач.</text:p>
      <text:p text:style-name="P4">Міяљі скљепіёни отву̊р. Пауљ зајр̌ау́ до вієљќј, яснеј комори, попатр̌иу́ на ме̌жчизн</text:p>
      <text:p text:style-name="P4">і кобієти працуя̌цих пр̌и замонтованих на стативах машинах. Увіяљі с̌іє̌ як в укропіє,</text:p>
      <text:p text:style-name="P4">якби понаґљані піљна̌ потр̌еба̌.</text:p>
      <text:p text:style-name="P4">- Цо оні там робія̌? - запитау́.</text:p>
      <text:p text:style-name="P4">Обејр̌ау́а с̌іє̌, ќди міне̌љі юж у́ук скљепієнія.</text:p>
      <text:p text:style-name="P4">- Спієша̌ с̌іє̌, би виконач норме̌ заку́аду твор̌ив штучних пр̌ед наша учієчка̌.</text:p>
      <text:p text:style-name="P4">Потр̌ебуȷ̈ми мну̊ство кољектору̊в роси дља садзонек.</text:p>
      <text:p text:style-name="P4">- Учієчка̌?</text:p>
      <text:p text:style-name="P4">- Допу̊кі мордерци ніє пр̌естана̌ на нас пољовач аљбо ніє пр̌еґнами іх з нашеј зіємі,</text:p>
      <text:p text:style-name="P4"><text:soft-page-break/>мус̌іми учієкач.</text:p>
      <text:p text:style-name="P4">Пауљ чуу́, же побу́а̌д̌іу́ на мановцах хвіљі затр̌иманеґо часу, ве вспомнієнію яќґос̌</text:p>
      <text:p text:style-name="P4">фраґменту, яќјс̌ візуаљнеј проȷ̈кцї ясновідзенія, аље попр̌емієщанеј як рухома</text:p>
      <text:p text:style-name="P4">мозаіка. Окрухи ȷ̈ґо вієщеј паміє̌чі нієзупеу́ніє пасовау́и до вспомнієнія.</text:p>
      <text:p text:style-name="P4">- Пољуя̌ на нас сардаукар̌и - повієд̌іяу́.</text:p>
      <text:p text:style-name="P4">- Нієвієље віє̌цеј знајда̌ над ȷ̈дна̌ чи двіє пусте с̌іче - одпару́а. - І кос̌бе̌ с̌мієрчі</text:p>
      <text:p text:style-name="P2">в піяску.</text:p>
      <text:p text:style-name="P4">- А то мієјше знајда̌? - запитау́.</text:p>
      <text:p text:style-name="P4">- Правдоподобніє.</text:p>
      <text:p text:style-name="P4">- Мімо то трачіми час на... - скіна̌у́ ґу́ова̌ в строне̌ у́уку, кту̊ри зоставіљі юж даљеко за соба̌</text:p>
      <text:p text:style-name="P4">- робієніє... кољектору̊в роси?</text:p>
      <text:p text:style-name="P4">- Садзеніє трва даљеј.</text:p>
      <text:p text:style-name="P4">- Цо то таќґо кољектори роси? - запитау́.</text:p>
      <text:p text:style-name="P4">- Нічеґо вас ніє уча̌ в... там... ска̌дкољвієк поход̌іш?</text:p>
      <text:p text:style-name="P4">- Ніє о кољекторах роси.</text:p>
      <text:p text:style-name="P4">- Га! - р̌еку́а і в тим су́овіє замкне̌у́а цау́а̌ конверсацȷ́.</text:p>
      <text:p text:style-name="P4">- Но віє̌ц, цо то таќґо?</text:p>
      <text:p text:style-name="P4">- Кажди кр̌ак, кажде зієље, кту̊ре від̌іш в ерґу... - повієд̌іяу́а - як собіє <text:soft-page-break/>виображаш, же</text:p>
      <text:p text:style-name="P4">оно жиȷ̈ ќди ȷ̈ зоставіями? Кажде зостау́о бардзо пієчоу́овічіє засадзоне ве ву́асним</text:p>
      <text:p text:style-name="P4">маљењкім доу́ку. Доу́кі са̌ випеу́ніёне ґу́адкімі оваљамі з хромопљастіку. В с̌вієтље робія̌ с̌іє̌</text:p>
      <text:p text:style-name="P4">біяу́е. Відач, як поу́искуя̌ о с̌вічіє, ȷ̈с̌љі с̌іє̌ патр̌и з висоќґо мієјша. Бієљ одбія. Љеч ќди</text:p>
      <text:p text:style-name="P4">Праојчієц Су́оњце одејд̌іє, хромопљастік одзискуȷ̈ пр̌езрочистощ в мроку. Оху́адза с̌іє̌</text:p>
      <text:p text:style-name="P4">з нієсамовіта̌ шибкощіа̌. Повієр̌хнія скрапља віљґоч з повієтр̌а. Та віљґоч щіека в ду̊у́</text:p>
      <text:p text:style-name="P4">утр̌имуя̌ц наше рос̌љіни пр̌и жичію.</text:p>
      <text:p text:style-name="P4">- Кољектори роси - вишептау́, очаровани простим піє̌кнем теґо помису́у.</text:p>
      <text:p text:style-name="P4">- Опу́аче̌ Д̌аміса, ґди пр̌ијд̌іє на то пора - повієд̌іяу́а, як ґдиби ȷ̈ј мис̌љ ніє опущіу́а</text:p>
      <text:p text:style-name="P4">іннеґо ȷ̈ґо питанія. - Добри то биу́ ме̌жчизна, тен Д̌аміс, аље попе̌дљіви. Добрим живічієљем</text:p>
      <text:p text:style-name="P4">биу́ му̊ј Д̌аміс, і цудовни дља д̌ієчі. Ніє робіу́ ру̊жніци міє̌дзи ху́опцем Ґеоффа, моім</text:p>
      <text:p text:style-name="P4">пієрвородним, а своім ву́асним синем. Биљі ру̊вні в ȷ̈ґо очах.</text:p>
      <text:p text:style-name="P4">Звру̊чіу́а бадавче спојр̌еніє на Пауља.</text:p>
      <text:p text:style-name="P4"><text:soft-page-break/>- Чи так само бе̌д̌іє з тоба̌, Усуљ?</text:p>
      <text:p text:style-name="P4">- Ми ніє мами таќґо пробљему.</text:p>
      <text:p text:style-name="P4">- Аље ґдиби...</text:p>
      <text:p text:style-name="P4">- Гараг!</text:p>
      <text:p text:style-name="P4">Вздриґне̌у́а с̌іє̌ од шорстќј суровощі ȷ̈ґо ґу́осу. З љевеј строни міне̌љі насте̌пне ясно</text:p>
      <text:p text:style-name="P4">ос̌вієтљоне помієщеніє, відочне под у́уќм скљепієнія.</text:p>
      <text:p text:style-name="P4">- А там цо робія̌? - запиљау́.</text:p>
      <text:p text:style-name="P4">- Направіяя̌ машини ткацќ - повієд̌іяу́а. - Аље муша̌ ȷ̈ здемонтовач до западніє̌чія</text:p>
      <text:p text:style-name="P4">ноци. - Всказау́а одґау́е̌зієніє тунељу по љевеј ре̌це.</text:p>
      <text:p text:style-name="P4">- Даљеј в те̌ строне̌ ȷ̈ст пр̌етву̊рнія живнощі і консерваця фіљтрфраку̊в. - Попатр̌иу́а на</text:p>
      <text:p text:style-name="P4">Пауља. - Тву̊ј фрак виґља̌да на нови. Љеч ґдиби вимаґау́ направи, знам с̌іє̌ на фраках.</text:p>
      <text:p text:style-name="P4">Працуȷ́ сезоново в іх витву̊рні.</text:p>
      <text:p text:style-name="P2">Заче̌љі тераз напотикач ґромадкі људ̌і і віє̌кше заґе̌щенія отвору̊в в щіанах тунељу.</text:p>
      <text:p text:style-name="P4">Міна̌у́ іх р̌а̌д ме̌жчизн і кобієт д̌ьвіґая̌цих чіє̌жќ, буљґотљіве сакви, од кту̊рих біу́а с̌іљна</text:p>
      <text:p text:style-name="P4">воњ пр̌иправи.</text:p>
      <text:p text:style-name="P4">- Ніє достана̌ нашеј води - повієд̌іяу́а Гараг. - Ані нашеј пр̌иправи. Можеш бич певни.</text:p>
      <text:p text:style-name="P4">Пауљ зеркна̌у́ на отвори щіанах <text:soft-page-break/>тунељу - достр̌еґу́ ґрубе дивани на подвижшоних</text:p>
      <text:p text:style-name="P4">проґах, міґне̌у́и му яскраве тканіни на щіанах, стоси подушек. Људ̌іє в отворах міљкљі на</text:p>
      <text:p text:style-name="P4">іх відок щіґая̌ц Пауља д̌ікімі спојр̌еніямі.</text:p>
      <text:p text:style-name="P4">- Оні уважая̌ то за д̌івне, же поконау́ес̌ Д̌аміса - повієд̌іяу́а Гараг. - Запевне бе̌д̌ієш</text:p>
      <text:p text:style-name="P4">мус̌іяу́ с̌іє̌ виказач, ќди ос̌ія̌д̌ієми в новеј с̌ічи.</text:p>
      <text:p text:style-name="P4">- Ніє љубіє̌ забіянія.</text:p>
      <text:p text:style-name="P4">- Так твієрд̌і Стіљґар - р̌еку́а, аље ȷ̈ј ґу́ос здрадзау́ нієдовієр̌аніє.</text:p>
      <text:p text:style-name="P4">Пр̌ед німі цораз ґу́ос̌нієј розбр̌мієвау́о пр̌енікљіве заводзеніє. Збљіжиљі с̌іє̌ до кољејнеґо</text:p>
      <text:p text:style-name="P4">бочнеґо виљоту, шершеґо од вшисткіх попр̌едніх. Пауљ звољніу́ кроку і зајр̌ау́ до саљі</text:p>
      <text:p text:style-name="P4">запеу́ніёнеј д̌ієчмі, кту̊ре с̌ієд̌іяу́и зе скр̌ижованимі ноґамі на пр̌икритеј каштановатим</text:p>
      <text:p text:style-name="P4">диванем поду́одзе. Пр̌и табљіци под пр̌ечівљеґу́а̌ щіана̌ кобієта в жу̊у́тим сарі стау́а</text:p>
      <text:p text:style-name="P4">з проȷ̈кцијним стиљусем в ду́оні. Табљіце̌ покривау́и рисункі - ку̊у́ка, тру̊јка̌ти, кр̌иве, ве̌жикі</text:p>
      <text:p text:style-name="P4">і квадрати, пу́инне у́укі попр̌ечінане љініямі ру̊внољеґу́имі. <text:soft-page-break/>Кобієта всказивау́а кољејне рисункі</text:p>
      <text:p text:style-name="P4">так шибко, як тиљко моґу́а пр̌есуна̌ч стиљус, а д̌ієчі скандовау́и в ритміє порушењ ȷ̈ј ду́оні.</text:p>
      <text:p text:style-name="P4">Пауљ насу́ухівау́ ґу́осу̊в чіхна̌цих за німі в міяре̌ як разем з Гараг заґу́е̌біяу́ с̌іє̌ в с̌іч.</text:p>
      <text:p text:style-name="P4">- Др̌ево - вис̌пієвивау́и д̌ієчі. - Др̌ево, трава, видма, віятр, ґу̊ра, взґу̊р̌е, оґієњ,</text:p>
      <text:p text:style-name="P4">бу́искавіца, скау́а, камієніє, пиу́, піясек, упау́, крију̊вка, упау́, пеу́нія, жіма, жімни, пусти, ерозя,</text:p>
      <text:p text:style-name="P4">љато, яскінія, д̌ієњ, напіє̌чіє, кс̌іє̌жиц, ноц, монаднок, пиу́опу́ив, сток, садзонка, щіа̌ґач...</text:p>
      <text:p text:style-name="P4">- Провад̌ічіє љекцȷ̈ в такім час̌іє як тераз? - запитау́ Пауљ.</text:p>
      <text:p text:style-name="P4">Твар̌ ȷ̈ј спосе̌пніяу́а, в ґу́ос̌іє забр̌міяу́ жаљ.</text:p>
      <text:p text:style-name="P4">- Ніє можеми занієхач ані на хвіље̌ теґо, чеґо научиу́ нас Љієт. Љієт, кту̊ри ніє жиȷ̈, ніє</text:p>
      <text:p text:style-name="P4">може зостач запомніяни. Така ȷ̈ст постава Цгакобса.</text:p>
      <text:p text:style-name="P4">Пр̌ешу́а на љева̌ строне̌ тунељу, вспіє̌у́а с̌іє̌ на пру̊ґ і розд̌ієљіу́а помарањчове котари стая̌ц</text:p>
      <text:p text:style-name="P4">з боку.</text:p>
      <text:p text:style-name="P4">- Твоя яљі чека на чієбіє, Усуљ.</text:p>
      <text:p text:style-name="P4">Пауљ завагау́ с̌іє̌, нім доу́а̌чиу́ до нієј на проґу. Почуу́ наґу́а̌ нієхе̌ч до <text:soft-page-break/>позостанія сам на</text:p>
      <text:p text:style-name="P4">сам з та̌ кобієта̌. Дотару́о до нієґо, же осача ґо фіљозофія жичія, кту̊ра̌ можна зрозумієч ȷ̈диніє</text:p>
      <text:p text:style-name="P4">пр̌ез пр̌иȷ́чіє аксёмату екољоґічнеґо ідеаљізму і матеріяљізму, Чуу́, же тен фремењскі с̌віят</text:p>
      <text:p text:style-name="P4">пру̊буȷ̈ ґо зу́овіч в с̌ієч своіх щіежек. І вієд̌іяу́, цо ґо чека в теј с̌ієчі - шаљона д̌ігад,</text:p>
      <text:p text:style-name="P4">с̌віє̌та војна, до кту̊реј за вшељка̌ цене̌ ніє му̊ґу́ допущіч.</text:p>
      <text:p text:style-name="P4">- То твоя яљі - повієд̌іяу́а Гараг. - Дљачеґо с̌іє̌ вагаш?</text:p>
      <text:p text:style-name="P4">Пауљ ківна̌у́ ґу́ова̌ і пр̌иу́а̌чиу́ с̌іє̌ до нієј на проґу. Подніу̊су́ друґіє скр̌иду́о засу́они чуя̌ц</text:p>
      <text:p text:style-name="P2">под паљцамі метаљове ву́у̊кна в тканініє і вшеду́ за Гараг в кру̊ткі коритар̌ вејщіови і даљеј</text:p>
      <text:p text:style-name="P4">до віє̌кшеґо квадратовеґо помієщенія о боку окоу́о шещіометровеј ду́уґощі, ґд̌іє</text:p>
      <text:p text:style-name="P4">поду́оґа биу́а засу́ана пушистимі, бу́е̌кітнимі диванамі, на скаљних щіанах віс̌іяу́и бу́е̌кітне</text:p>
      <text:p text:style-name="P4">і зієљоне тканіни, над ґу́ова̌ наставіёне на жу̊у́то куље с̌віє̌тояњсќ коу́исау́и с̌іє̌ на тље жу̊у́тих</text:p>
      <text:p text:style-name="P4">драперії суфітових. Справіяу́о то враженіє старожитнеґо наміёту.</text:p>
      <text:p text:style-name="P4">Гараг стане̌у́а пр̌ед нім з љева̌ ре̌ка̌ <text:soft-page-break/>на біёдр̌е; очамі студіёвау́а твар̌ Пауља. Укриу́ своȷ̈</text:p>
      <text:p text:style-name="P4">заку́опотаніє оміятая̌ц помієщеніє шибкім спојр̌енієм. За засу́онамі по правеј строніє</text:p>
      <text:p text:style-name="P4">достр̌еґу́ че̌щіово нієвідочни віє̌кши поку̊ј, зе стосамі подушек под щіанамі. Вичуу́</text:p>
      <text:p text:style-name="P4">љеккі подмух з пр̌еводу вентиљацијнеґо, зауважиу́ виљот спритніє укрити в орнаменчіє</text:p>
      <text:p text:style-name="P4">засу́он на впрост пр̌ед соба̌.</text:p>
      <text:p text:style-name="P4">- Чи жичиш собіє, абим помоґу́а чі здя̌ч фіљтрфрак? - спитау́а Гараг.</text:p>
      <text:p text:style-name="P4">- Ніє... д̌іє̌куȷ́.</text:p>
      <text:p text:style-name="P4">- Подач ȷ̈дзеніє?</text:p>
      <text:p text:style-name="P4">- Так.</text:p>
      <text:p text:style-name="P4">- За друґім покоȷ̈м ȷ̈ст комора одзиску - всказау́а ґестем. - Дља твоȷ̈ј пр̌иȷ̈мнощі</text:p>
      <text:p text:style-name="P4">і виґоди, ќди ніє нос̌іш фіљтрфрака.</text:p>
      <text:p text:style-name="P4">- Му̊віу́ас̌, же мус̌іми опущіе те̌ с̌іч - повієд̌іяу́ Пауљ. - Чи ніє повінніс̌ми с̌іє̌ паковач</text:p>
      <text:p text:style-name="P4">аљбо цос̌ в тим родзаю?</text:p>
      <text:p text:style-name="P4">- Зробіми то в одповієднім час̌іє - повієд̌іяу́а. - С̌ієпаче муша̌ најпієрв пр̌енікна̌ч до</text:p>
      <text:p text:style-name="P4">нашеґо реґіёну.</text:p>
      <text:p text:style-name="P4">Надаљ очія̌ґау́а с̌іє̌, запатр̌она в нієґо.</text:p>
      <text:p text:style-name="P4">- О цо ход̌і? - запитау́.</text:p>
      <text:p text:style-name="P4">- Ти ніє маш очу ібада. То ȷ̈ст д̌івне, <text:soft-page-break/>аље цау́ќм почія̌ґая̌це.</text:p>
      <text:p text:style-name="P4">- Пр̌инієс̌ то ȷ̈дзеніє - р̌еку́. - Ј̈стем ґу́одни.</text:p>
      <text:p text:style-name="P4">Ус̌мієхне̌у́а с̌іє̌ до нієґо, домис̌љним, кобієцим ус̌мієшќм, кту̊ри вправіу́ ґо</text:p>
      <text:p text:style-name="P4">в заку́опотаніє.</text:p>
      <text:p text:style-name="P4">- Ј̈стем до твоіх усу́уґ - повієд̌іяу́а, завіровау́а як баљетніца і одпу́ине̌у́а дая̌ц нурка за</text:p>
      <text:p text:style-name="P4">ґруба̌ котаре̌, кту̊ра нім опаду́а на мієјше, одсу́оніу́а му насте̌пни коритар̌.</text:p>
      <text:p text:style-name="P4">Зу́и сам на с̌ієбіє Пауљ вс̌љізна̌у́ с̌іє̌ за дељікатна̌ засу́оне̌ з правеј строни до віє̌кшеґо</text:p>
      <text:p text:style-name="P4">покою. Там пр̌истана̌у́ на момент бія̌ц с̌іє̌ з мис̌љамі. Застановіу́ с̌іє̌, ґд̌іє може бич Цгані...</text:p>
      <text:p text:style-name="P4">Цгані, кту̊ра допієро цо страчіу́а ојца. В тим ȷ̈стес̌ми до с̌ієбіє подобні - помис̌љау́.</text:p>
      <text:p text:style-name="P4">З зевне̌тр̌них коритар̌и добієґу́о заводзеніє сту́уміёне пр̌ез ізољуя̌це коту́и. Повту̊р̌иу́о с̌іє̌</text:p>
      <text:p text:style-name="P4">з нієцо віє̌кшеј даљі. І раз ȷ̈ще. Пауљ зрозуміяу́, же ніє від̌іяу́ жадних зеґару̊в. Дошеду́ ґо</text:p>
      <text:p text:style-name="P4">ніку́и запах паљонеґо кр̌еву Цовіљљеа меxіцана, кту̊ри пр̌инос̌іу́а фаља вшехобецнеґо смроду</text:p>
      <text:p text:style-name="P4">с̌ічи. Зауважиу́, же тен атак одору <text:soft-page-break/>на змису́и юж му ніє пр̌ешкадза. І поновніє замис̌љіу́ с̌іє̌</text:p>
      <text:p text:style-name="P4">над своя̌ матка̌, як с̌іє̌ теж уставі в рухомеј мозаіце пр̌ишу́ощі... она і цу̊рка, кту̊ра̌ ма</text:p>
      <text:p text:style-name="P2">зрод̌іч. Розпља̌сау́и с̌іє̌ воку̊у́ нієґо змієнне часо-с̌віядомощі. Потр̌а̌сна̌у́ ґу́ова̌, скупіяя̌ц</text:p>
      <text:p text:style-name="P4">уваґе̌ на ознаках доводза̌цих оґромнеј ґу́е̌бі і розпіє̌тощі теј фремењсќј куљтури, кту̊ра іх</text:p>
      <text:p text:style-name="P4">поу́кне̌у́а. І на ȷ̈ј субтељних особљівощіах. В яскініях і в тим покою зауважиу́ певна̌ р̌еч</text:p>
      <text:p text:style-name="P4">суґеруя̌ца̌ даљеко віє̌кше ру̊жніце ніж вшистко, з чим с̌іє̌ зеткна̌у́ дотихчас. Тутај ніє биу́о</text:p>
      <text:p text:style-name="P4">с̌љаду викривача тручізни, нічеґо, цо би всказивау́о на ужичіє викривачи в тим</text:p>
      <text:p text:style-name="P4">яскініёвим мровіску. Вдихау́ зас̌ воњ тручізни зе смродем с̌ічи - с̌іљних тручізн,</text:p>
      <text:p text:style-name="P4">поспољітих.</text:p>
      <text:p text:style-name="P4">Усу́ишау́ шељест засу́он і мис̌ља̌ц, же то враца Гараг з ȷ̈дзенієм, обру̊чіу́ с̌іє̌. Заміяст нієј</text:p>
      <text:p text:style-name="P4">міє̌дзи розхиљонимі засу́онамі зобачиу́ дву̊х му́одих ху́опцу̊в - може в вієку д̌ієвіє̌чію</text:p>
      <text:p text:style-name="P4">і д̌ієс̌іє̌чію љат - впатруя̌цих с̌іє̌ в меґо у́акомим взроќм. Обај тр̌имаљі ду́оніє на</text:p>
      <text:p text:style-name="P4"><text:soft-page-break/>ре̌коȷ̈щіах мау́их крисножи в родзаю ханд̌ара. І Пауљ пр̌ипомніяу́ собіє оповієщі</text:p>
      <text:p text:style-name="P2">о Фременах, о тим, же іх д̌ієчі ваљча̌ ру̊вніє заядље як дорос̌љі.</text:p>
      <text:p text:style-name="P4">15</text:p>
      <text:p text:style-name="P4">Ду́оњ дрґа, варґі дрґая̌ Ідее бія̌ зе су́у̊в,</text:p>
      <text:p text:style-name="P4">Оќм пожера!</text:p>
      <text:p text:style-name="P4">Ґдиж он ȷ̈ст виспа̌ Яз́ні.</text:p>
      <text:p text:style-name="P4">опіс з „Кру̊тќј гісторії Муад’Діба” піу̊ра кс̌іє̌жнічкі Іруљан</text:p>
      <text:p text:style-name="P4">Љумінофори з одљеґу́их ґу̊рних реёну̊в яскіні р̌уцау́и пр̌иту́уміёне с̌віяту́о на</text:p>
      <text:p text:style-name="P4">випеу́ніёне чіжба̌ вне̌тр̌е, пр̌иводза̌ц на мис̌љ оґромне розміяри теј замкніє̌теј скау́а̌</text:p>
      <text:p text:style-name="P4">пр̌естр̌ені... віє̌кшеј, від̌іяу́а Ј̈сс̌іка, навет ніж ауља ȷ̈ј шкоу́и Бене Ґессеріт. Оценіяу́а, же</text:p>
      <text:p text:style-name="P4">под скаљним висте̌пем, на кту̊рим стау́а зе Стіљґарем, зґромад̌іу́о с̌іє̌ понад піє̌ч тис̌іє̌ци људ̌і.</text:p>
      <text:p text:style-name="P4">І надход̌іљі нові. Шуміяу́о як в уљу.</text:p>
      <text:p text:style-name="P4">- Тву̊ј син зостау́ везвани з одпочинку, Сајядма - повієд̌іяу́ Стіљґар. - Чи хцеш, би</text:p>
      <text:p text:style-name="P4">учестнічиу́ в твоȷ̈ј децизї?</text:p>
      <text:p text:style-name="P4">- А чи он му̊ґу́би змієніч моя̌ децизȷ́?</text:p>
      <text:p text:style-name="P4">- Повієтр̌е, з помоца̌ кту̊реґо му̊віш, поход̌і очивіщіе з твоіх ву́асних пу́уц, аље...</text:p>
      <text:p text:style-name="P4"><text:soft-page-break/>- Децизя западу́а - повієд̌іяу́а.</text:p>
      <text:p text:style-name="P4">Аље міяу́а зу́е пр̌ечучія і застанавіяу́а с̌іє̌, чи ніє викор̌истач Пауља яко претексту до</text:p>
      <text:p text:style-name="P4">вицофанія с̌іє̌ з нієбезпієчнеј дроґі. Наљежау́о помис̌љеч о нієнародзонеј цу̊рце. То, цо</text:p>
      <text:p text:style-name="P4">нієбезпієчне дља чіяу́а маткі, ȷ̈ст нієбезпієчне дља чіяу́а цу̊ркі. Надешљі ме̌жчиз́ні зе</text:p>
      <text:p text:style-name="P4">звініє̌тимі диванамі посте̌куя̌ц под іх чіє̌жарем; зр̌учіљі у́адунек на висте̌п скаљни взбіяя̌ц</text:p>
      <text:p text:style-name="P4">кур̌. Стіљґар взія̌у́ я̌ за раміє̌, повіу̊ду́ в ґу́а̌б мушљі акустичнеј утвор̌онеј зе щіан на тиу́ах</text:p>
      <text:p text:style-name="P4">висте̌пу. Всказау́ на у́авке̌ скаљна̌ в с̌родку мушљі.</text:p>
      <text:p text:style-name="P4">- Тутај зас̌ія̌д̌іє Матка Вієљебна, аље можеш собіє споча̌ч до ȷ̈ј пр̌ибичія.</text:p>
      <text:p text:style-name="P4">- Воље̌ стач - повієд̌іяу́а Ј̈сс̌іка.</text:p>
      <text:p text:style-name="P4">Пр̌иґља̌дау́а с̌іє̌, як ме̌жчиз́ні розвіяя̌ дивани, як пр̌икривая̌ подест, обсервовау́а</text:p>
      <text:p text:style-name="P4">ту́ум. На скаљнеј посадзце знајдовау́о с̌іє̌ тераз пр̌инајмнієј д̌ієс̌іє̌ч тис̌іє̌ци људ̌і. І чія̌ґље іх</text:p>
      <text:p text:style-name="P4">пр̌ибивау́о. Вієд̌іяу́а, же на зевна̌тр̌ понад пустинія̌ западау́ юж пурпурови змрок, љеч в теј</text:p>
      <text:p text:style-name="P4">под̌іємнеј гаљі пановау́ вієчни змієр̌х, шари пр̌еству̊р зату́очони <text:soft-page-break/>људ̌ьмі пр̌ибиу́имі, би</text:p>
      <text:p text:style-name="P4">патр̌еч, як она ставія на шаље̌ све жичіє.</text:p>
      <text:p text:style-name="P4">В ту́уміє з правеј строни отвор̌иу́о с̌іє̌ пр̌ејщіе і зобачиу́а збљіжая̌цеґо с̌іє̌ Пауља з двома</text:p>
      <text:p text:style-name="P4">мау́имі ху́опцамі по боках. Д̌ієчі опромієніяу́о хеу́пљіве почучіє ву́аснеј важнощі.</text:p>
      <text:p text:style-name="P4">Тр̌имая̌ц ду́оніє на ножах споґља̌дау́и віљќм на щіане̌ људ̌і з обу строн.</text:p>
      <text:p text:style-name="P4">- Синовіє Д̌аміса, кту̊р̌и са̌ тераз синамі Усуља - повієд̌іяу́ Стіљґар. - Поважніє трактуя̌</text:p>
      <text:p text:style-name="P2">своȷ̈ обовія̌зкі яко ескорта.</text:p>
      <text:p text:style-name="P4">Позвољіу́ собіє на ус̌мієх под адресем Ј̈сс̌ікі. Зрозуміяу́а, же пру̊буȷ̈ поднієщ я̌ на</text:p>
      <text:p text:style-name="P4">духу, і биу́а му за то вд̌іє̌чна, аље ніє моґу́а одервач мис̌љі од чекая̌цеґо я̌</text:p>
      <text:p text:style-name="P4">нієбезпієчењства. Ніє мам вибору: муше̌ то зробіч - мис̌љау́а. - Тр̌еба д̌іяу́ач шибко, ȷ̈жељі</text:p>
      <text:p text:style-name="P4">мами запевніч собіє мієјше вс̌ру̊д тих Фремену̊в.</text:p>
      <text:p text:style-name="P4">Пауљ вспія̌у́ с̌іє̌ на скаљни висте̌п зоставіяя̌ц д̌ієчі на доље. Затр̌имау́ с̌іє̌ пр̌ед матка̌,</text:p>
      <text:p text:style-name="P4">зеркна̌у́ на Стіљґара і зну̊в на Ј̈сс̌іке̌.</text:p>
      <text:p text:style-name="P4">- Цо с̌іє̌ д̌ієȷ̈? Мис̌љау́ем, же взивая̌ <text:soft-page-break/>мніє на раде̌.</text:p>
      <text:p text:style-name="P4">Стіљґар подніу̊су́ ре̌ке̌ на знак чіши, всказуя̌ц в љево, ґд̌іє в чіжбіє отвор̌иу́о с̌іє̌ друґіє</text:p>
      <text:p text:style-name="P4">пр̌ејщіе. Утвор̌оним пр̌ез људ̌і шпаљерем крочиу́а Цгані з твар̌а̌ ељфа щіа̌ґніє̌та̌ од смутку.</text:p>
      <text:p text:style-name="P4">Щупу́е ре̌це виставау́и ȷ̈ј спод вд̌іє̌чнеґо бу́е̌кітнеґо сарі, кту̊ре нау́ожиу́а в мієјше</text:p>
      <text:p text:style-name="P4">фіљтрфрака. На љевеј ре̌це пр̌и рамієнію міяу́а завія̌зана̌ зієљона̌ хустке̌. Зієљењ на знак жау́оби помис̌љау́ Пауљ. Тен акурат звичај вияс̌ніљі му пос̌редніё двај синовіє Д̌аміса му̊вія̌ц, же</text:p>
      <text:p text:style-name="P4">ніє ноша̌ зієљені, понієваж біёра̌ ґо за ојца - опієкуна.</text:p>
      <text:p text:style-name="P4">- Чи ȷ̈стес̌ Љісанем аљ-Ґаібем? - запитаљі.</text:p>
      <text:p text:style-name="P4">А Пауљ вичувая̌ц д̌ігад в іх су́овах, збиу́ іх питаніє питанієм, довіядуя̌ц с̌іє̌ втеди,</text:p>
      <text:p text:style-name="P4">же старши з дву̊јкі, Каљефф, ма д̌ієс̌іє̌ч љат і ȷ̈ст натураљним синем Ґеоффа. Му́одши, ос̌міёљетні</text:p>
      <text:p text:style-name="P4">Орљоп, биу́ родзоним синем Д̌аміса.</text:p>
      <text:p text:style-name="P4">Д̌івни то биу́ д̌ієњ з та̌ дву̊јка̌ варуя̌цих пр̌и нім на ȷ̈ґо ву́асна̌ прос̌бе̌ і ніє</text:p>
      <text:p text:style-name="P4">допущая̌ца̌ чієкавскіх, би дач му час на кармієніє ву́асних мис̌љі і <text:soft-page-break/>вієщих</text:p>
      <text:p text:style-name="P4">вспомнієњ, на обмис̌љеніє способу повстр̌иманія д̌ігад.</text:p>
      <text:p text:style-name="P4">Стоя̌ц тераз обок маткі на проґу яскіні і споґља̌дая̌ц на ту́ум, застанавіяу́ с̌іє̌, чи ȷ̈ст</text:p>
      <text:p text:style-name="P4">якікољвієк спосу̊б, би запобієц нієповстр̌иманеј шаржи фанатичних љеґіёну̊в. За збљіжая̌ца̌</text:p>
      <text:p text:style-name="P4">с̌іє̌ до скаљнеґо висте̌пу Цгані пода̌жау́и в оддаљенію чтери кобієти ніёса̌це на ношах пія̌та̌.</text:p>
      <text:p text:style-name="P2">Ј̈сс̌іка жіґноровау́а пр̌ибичіє Цгані пос̌віє̌цая̌ц цау́а̌ уваґе̌ кобієчіє на ношах помарщонему</text:p>
      <text:p text:style-name="P2">і висушонему</text:p>
      <text:p text:style-name="P2">се̌д̌івему</text:p>
      <text:p text:style-name="P2">створ̌енію,</text:p>
      <text:p text:style-name="P2">старовініє</text:p>
      <text:p text:style-name="P2">в чарнеј</text:p>
      <text:p text:style-name="P2">шачіє</text:p>
      <text:p text:style-name="P4">з одр̌уцоним на пљеци каптурем, кту̊ри одсу́оніу́ моцно щіа̌ґніє̌ти ве̌зеу́ с̌івих ву́осу̊в</text:p>
      <text:p text:style-name="P4">і жиљаста̌ шиȷ́. Ношове дељікатніє зу́ожиу́и своȷ̈ бр̌еміє̌ на скаљнеј пу̊у́це і Цгані помоґу́а</text:p>
      <text:p text:style-name="P4">стареј кобієчіє стана̌ч на ноґі.</text:p>
      <text:p text:style-name="P4"><text:soft-page-break/>Віє̌ц то ȷ̈ст іх Матка Вієљебна - мис̌љау́а Ј̈сс̌іка. Старушка увієс̌іу́а с̌іє̌ Цгані, подобна</text:p>
      <text:p text:style-name="P4">вія̌зце окритих чарна̌ шата̌ патику̊в, і подрептау́а ку Ј̈сс̌іце. Стана̌вши твар̌а̌ в твар̌</text:p>
      <text:p text:style-name="P4">з Ј̈сс̌іка̌ ду́уґа̌ хвіље̌ спозієрау́а на нія̌ зад̌ієрая̌ц ґу́ове̌, нім пр̌ему̊віу́а охрипу́им шептем.</text:p>
      <text:p text:style-name="P4">- А віє̌ц то ти.</text:p>
      <text:p text:style-name="P4">Стара ґу́ова раз ȷ̈ден ківне̌у́а с̌іє̌ ризиковніє на чієнќј шиі.</text:p>
      <text:p text:style-name="P4">- Шадоут Мапес міяу́а рацȷ́ љітуя̌ц с̌іє̌ над тоба̌.</text:p>
      <text:p text:style-name="P4">- Ніє потр̌ебуȷ́ нічиȷ̈ј љітощі - пре̌дко і поґардљівіє повієд̌іяу́а Ј̈сс̌іка.</text:p>
      <text:p text:style-name="P2">- То с̌іє̌ допієро окаже - захрипіяу́а стара кобієта.</text:p>
      <text:p text:style-name="P4">З зад̌івіяя̌ца̌ живощіа̌ обру̊чіу́а с̌іє̌ твар̌а̌ до ту́уму.</text:p>
      <text:p text:style-name="P4">- Повієдз ім, Стіљґар.</text:p>
      <text:p text:style-name="P4">- Муше̌? - запитау́.</text:p>
      <text:p text:style-name="P4">- Ј̈стес̌ми људем Міср - вихрипіяу́а старушка. - Од ќди нас̌і суміцци пр̌одковіє учієкљі</text:p>
      <text:p text:style-name="P4">з Ніљотіц аљ - Оурцуба, вієми, цо то учієчка і с̌мієрч. Му́од̌і іда̌ даљеј, аби ніє вимару́ наш људ.</text:p>
      <text:p text:style-name="P4">Стіљґар одетхна̌у́ ґу́е̌боко, виста̌піу́ два крокі до пр̌оду. Зату́очона̌ яскініє̌ оґарне̌у́а чіша;</text:p>
      <text:p text:style-name="P4">яќс̌ двад̌ієщіа тис̌іє̌ци људ̌і стау́о в міљченію, правіє нієрухомо. Ј̈сс̌іка <text:soft-page-break/>почуу́а с̌іє̌ наґље</text:p>
      <text:p text:style-name="P4">мау́а і острожна.</text:p>
      <text:p text:style-name="P4">- Д̌іс̌ієјшеј ноци мус̌іми опущіч те̌ с̌іч, кту̊ра так ду́уґо давау́а нам шгронієніє, і удач с̌іє̌</text:p>
      <text:p text:style-name="P4">на поу́удніє в пустиніє̌ - повієд̌іяу́ Стіљґар.</text:p>
      <text:p text:style-name="P4">Ґу́ос ȷ̈ґо удер̌иу́ ве взнієс̌іёне твар̌е, розбр̌мієвая̌ц з с̌іу́а̌ взмоцніёна̌ пр̌ез</text:p>
      <text:p text:style-name="P4">акустична̌ мушље̌ на тиу́ах пу̊у́кі. Ту́ум вчія̌ж міљчау́.</text:p>
      <text:p text:style-name="P4">- Матка Вієљебна му̊ві мі, же ніє пр̌ежиȷ̈ насте̌пнеј гад̌ра - повієд̌іяу́ Стіљґар. Биваљіс̌ми юж пр̌едтем без Маткі Вієљебнеј, љеч људ̌іём в такіх тарапатах нієдобр̌е шука</text:p>
      <text:p text:style-name="P4">с̌іє̌ новеґо дому.</text:p>
      <text:p text:style-name="P4">Спокојне дота̌д обљіче ту́уму порушиу́а фаља шепту̊в і нієпокою.</text:p>
      <text:p text:style-name="P4">- Аби до теґо ніє допущіч - чія̌ґна̌у́ Стіљґар - наша нова Сајядіна, Ј̈сс̌іка од Маґії,</text:p>
      <text:p text:style-name="P4">зґод̌іу́а с̌іє̌ пр̌иста̌піч до ритуау́у ву́ас̌ніє тераз. Подејміє пру̊бе̌ пр̌ејщіа ґу́е̌бі духа, абис̌ми</text:p>
      <text:p text:style-name="P4">ніє утрачіљі моци нашеј Маткі Вієљебнеј.</text:p>
      <text:p text:style-name="P4">Ј̈сс̌іка од Маґії - помис̌љау́а Ј̈сс̌іка. Зобачиу́а впатр̌оне в с̌ієбіє пеу́не знаку̊в запитанія</text:p>
      <text:p text:style-name="P4">очи Пауља, љеч уста ȷ̈ґо позостау́и замкніє̌те вобец цау́еј теј д̌івнощі <text:soft-page-break/>докоу́а. Цо бе̌д̌іє</text:p>
      <text:p text:style-name="P4">з нім, ȷ̈с̌љі умре̌ пр̌и теј пру̊біє? Поновніє зу́е пр̌ечучія випеу́ніу́и ȷ̈ј мис̌љі. Цгані завіёду́а</text:p>
      <text:p text:style-name="P4">стара̌ Матке̌ Вієљебна̌ до скаљнеј у́ави в ґу́е̌бі акустичнеј мушљі, по чим стане̌у́а пр̌и</text:p>
      <text:p text:style-name="P4">Стіљґар̌е.</text:p>
      <text:p text:style-name="P4">- Абис̌ми ніє страчіљі вшистќґо, ґдиби Ј̈сс̌іка од Маґії завіёду́а - повієд̌іяу́ Стіљґар Цгані, цу̊рка Љієта, зостаніє тераз консекрована на Сајядіне̌.</text:p>
      <text:p text:style-name="P4">Одста̌піу́ о крок. З ґу́е̌бі мушљі акустичнеј видостау́ с̌іє̌ ґу́ос стареј кобієти, взмоцніёни</text:p>
      <text:p text:style-name="P4">шепт, остри і пр̌енікљіви.</text:p>
      <text:p text:style-name="P4">- Цгані повру̊чіу́а зе своȷ̈ј гад̌ра, Цгані від̌іяу́а води.</text:p>
      <text:p text:style-name="P4">Над ту́ум взніу̊су́ с̌іє̌ шмер:</text:p>
      <text:p text:style-name="P4">- Від̌іяу́а води.</text:p>
      <text:p text:style-name="P4">- Консекруȷ́ цу̊рке̌ Љієт на Сајя̌діне̌ - захрипіяу́а старушка.</text:p>
      <text:p text:style-name="P4">- Ј̈ст пр̌иȷ́та - одповієд̌іяу́ ту́ум.</text:p>
      <text:p text:style-name="P4">Пауљ љедво су́ишау́ церемоніяу́, цау́а̌ уваґе̌ скупіу́ надаљ на тим, цо повієд̌іяно о ȷ̈ґо</text:p>
      <text:p text:style-name="P4">матце. „Ґдиби завіёду́а”. Обејр̌ау́ с̌іє̌ на те̌, кту̊ра̌ називано Матка̌ Вієљебна̌, пр̌иґља̌дая̌ц с̌іє̌</text:p>
      <text:p text:style-name="P2">старчим висушоним рисом, нієзґу́е̌біёнему бу́е̌кітові нієрухомих очу. Виґља̌дау́а так,</text:p>
      <text:p text:style-name="P4"><text:soft-page-break/>якби љада подмух міяу́ я̌ пр̌евру̊чіч, а ȷ̈днак биу́о в нієј цос̌, цо казау́о пр̌ипущач, же</text:p>
      <text:p text:style-name="P4">моґу́а остач с̌іє̌ нієткніє̌та кур̌авіє Цоріёљіса. Емановау́а те̌ сама с̌іу́е̌, яка паміє̌тау́ у Маткі</text:p>
      <text:p text:style-name="P4">Вієљебнеј Ґаіюс Гељен Могіям, кту̊ра поддау́а ґо пру̊біє ме̌кі ґом д̌аббар.</text:p>
      <text:p text:style-name="P4">- Я, Матка Вієљебна Рамаљљо, кту̊ра пр̌емавія вієљома ґу́осамі, ос̌віядчам то вам повієд̌іяу́а стара кобієта. - Цгані ȷ̈ст створ̌она, аби пр̌иста̌піч до Сајядін.</text:p>
      <text:p text:style-name="P4">- Ј̈ст створ̌она - одповієд̌іяу́ ту́ум.</text:p>
      <text:p text:style-name="P4">Ківна̌вши ґу́ова̌ стара кобієта вишептау́а:</text:p>
      <text:p text:style-name="P4">- Даȷ́ ȷ̈ј сребрне нієбіёса, зу́очіста̌ пустиніє̌ з љс̌нія̌цимі скау́амі, зієљоне поља, кту̊ре надејда̌.</text:p>
      <text:p text:style-name="P4">Даȷ́ то вшистко Сајядініє Цгані. І жеби ніє запомніяу́а, же ма су́ужич нам вшисткім, на нія̌</text:p>
      <text:p text:style-name="P4">спадая̌ посу́уґі в нінієјшеј Церемонії Нас̌ієнія. Нієхај с̌іє̌ станіє воља Сгаі - гуљуда. Подніёсу́а і опущіу́а патиковата̌, бра̌зова̌ ре̌ке̌.</text:p>
      <text:p text:style-name="P4">Чуя̌ц, же церемоніяу́ оґарнія я̌ і як пра̌д унос̌і поза вшељка̌ можљівощ завру̊ценія,</text:p>
      <text:p text:style-name="P4">Ј̈сс̌іка р̌учіу́а кру̊тќ спојр̌еніє на питая̌ца̌ твар̌ Пауља і пр̌иґотовау́а с̌іє̌ на тен са̌д божи.</text:p>
      <text:p text:style-name="P4"><text:soft-page-break/>- Нієх виста̌пія̌ водмістр̌овіє - повієд̌іяу́а Цгані з љедвіє тиљко ухвитним држенієм</text:p>
      <text:p text:style-name="P4">нієпевнощі в д̌ієвче̌цим ґу́ос̌іє.</text:p>
      <text:p text:style-name="P4">Ј̈сс̌іка почуу́а тераз на собіє око нієбезпієчењства, позная̌ц ȷ̈ґо обецнощ по чујнощі</text:p>
      <text:p text:style-name="P4">ту́уму, по чіши.</text:p>
      <text:p text:style-name="P4">З оддаљі надход̌іу́а дву̊јкамі ґрупа ме̌жчизн пр̌ечіская̌ц с̌іє̌ утвор̌оним в ту́уміє</text:p>
      <text:p text:style-name="P4">кре̌тим шпаљерем. Кажда пара ніёсу́а мау́и ску̊р̌ани буку́ак, двукротніє може віє̌кши од</text:p>
      <text:p text:style-name="P4">људзќј ґу́ови. Буку́акі хљупотау́и ґу́ухо. Провадза̌ца дву̊јка зу́ожиу́а сву̊ј у́адунек на</text:p>
      <text:p text:style-name="P4">висте̌піє у ну̊ґ Цгані і цофне̌у́а с̌іє̌ о крок. Ј̈сс̌іка спојр̌ау́а на буку́ак, на ме̌жчизн. Одр̌учіљі</text:p>
      <text:p text:style-name="P4">каптури одкривая̌ц ду́уґіє ву́оси звія̌зане на карках в кокі. Чарне студніє іх очу мієр̌иу́и</text:p>
      <text:p text:style-name="P4">я̌ нієвзрушоним спојр̌енієм. Чіє̌жкі аромат цинамону взбіу́ с̌іє̌ од буку́ака і подражніу́</text:p>
      <text:p text:style-name="P4">повонієніє Ј̈сс̌ікі. Пр̌иправа? - застанавіяу́а с̌іє̌.</text:p>
      <text:p text:style-name="P4">- Чи ȷ̈ст вода? - запитау́а Цгані.</text:p>
      <text:p text:style-name="P4">Водмістр̌ з љева, ме̌жчизна з пурпурова̌ креха̌ бљізни на ґр̌бієчіє носа, скіна̌у́ кру̊тко</text:p>
      <text:p text:style-name="P4">ґу́ова̌.</text:p>
      <text:p text:style-name="P4"><text:soft-page-break/>- Ј̈ст вода, Сајядіна - повієд̌іяу́ - аље ніє умієми ȷ̈ј піч.</text:p>
      <text:p text:style-name="P4">- Чи ȷ̈ст нас̌ієніє? - спитау́а Цгані.</text:p>
      <text:p text:style-name="P4">- Ј̈ст нас̌ієніє - повієд̌іяу́ тен сам ме̌жчизна.</text:p>
      <text:p text:style-name="P4">Пр̌икље̌кна̌вши Цгані поу́ожиу́а ду́оніє на хљупія̌цим буку́аку.</text:p>
      <text:p text:style-name="P4">- Бу́оґосу́авіёна ȷ̈ст вода і ȷ̈ј нас̌ієніє.</text:p>
      <text:p text:style-name="P4">Ритуау́ биу́ ȷ̈ј знани і Ј̈сс̌іка обејр̌ау́а с̌іє̌ на Матке̌ Вієљебна̌ Рамаљљо. Стара кобієта міяу́а</text:p>
      <text:p text:style-name="P4">замкніє̌те очи і с̌ієд̌іяу́а, якби поґра̌жона ве с̌ніє.</text:p>
      <text:p text:style-name="P4">- Сајядіна Ј̈сс̌іка - повієд̌іяу́а Цгані.</text:p>
      <text:p text:style-name="P2">Обру̊чівши с̌іє̌, Ј̈сс̌іка ујр̌ау́а утквіёне в собіє спојр̌еніє д̌ієвчини.</text:p>
      <text:p text:style-name="P4">- Чи знаш смак бу́оґосу́авіёнеј води? - запитау́а Цгані. І ніє дая̌ц Ј̈сс̌іце часу на</text:p>
      <text:p text:style-name="P4">одповієд̌ь, р̌еку́а: Ніє можеш знач смаку бу́оґосу́авіёнеј води. Ј̈стес̌ позас̌віятовцем і ніє</text:p>
      <text:p text:style-name="P4">маш пр̌ивіљею.</text:p>
      <text:p text:style-name="P4">З ту́уму вирвау́о с̌іє̌ вестхнієніє помієшане з шељестем шат, од кту̊реґо Ј̈сс̌іце ву́ос с̌іє̌</text:p>
      <text:p text:style-name="P4">зȷ̈жиу́.</text:p>
      <text:p text:style-name="P4">- Створ̌ичієљ зостау́ забіти і пљон биу́ дужи - повієд̌іяу́а Цгані.</text:p>
      <text:p text:style-name="P4">Заче̌у́а одпља̌тивач звініє̌та̌ рурке̌ пр̌имоцована̌ на ґу̊р̌е хљупія̌цеґо буку́ака. Ј̈сс̌іка</text:p>
      <text:p text:style-name="P4">міяу́а тераз враженіє, же <text:soft-page-break/>нієбезпієчењство взмаґа с̌іє̌ воку̊у́ нієј. Р̌учіу́а оќм на Пауља</text:p>
      <text:p text:style-name="P4">і зауважиу́а, же поху́оніє̌ти таȷ̈мніца̌ ритуау́у, від̌і тиљко Цгані. Чи від̌іяу́ тен момент</text:p>
      <text:p text:style-name="P4">часу? - Поу́ожиу́а ду́оњ на свим у́оніє мис̌ља̌ц о нієнародзонеј цу̊рце, задая̌ц собіє питаніє: Чи</text:p>
      <text:p text:style-name="P4">мам право ризиковач нас обіє?</text:p>
      <text:p text:style-name="P4">Цгані подау́а ȷ̈ј конієц руркі зе су́овамі:</text:p>
      <text:p text:style-name="P4">- Ото ȷ̈ст Вода Жичія, вода віє̌кша од води - вода Кан, кту̊ра визваља душе̌. Ј̈с̌љі маш</text:p>
      <text:p text:style-name="P4">бич Матка̌ Вієљебна̌, отвор̌и пр̌ед тоба̌ вшехс̌віят. Нієхај то Сгаі - гуљуд оса̌д̌і.</text:p>
      <text:p text:style-name="P4">Ј̈сс̌іка почуу́а с̌іє̌ роздарта міє̌дзи повіннощіа̌ вобец свеґо нієнародзонеґо д̌ієцка,</text:p>
      <text:p text:style-name="P4">а повіннощіа̌ вобец Пауља. Вієд̌іяу́а, же зе взґље̌ду на Пауља повінна взія̌ч конієц руркі до</text:p>
      <text:p text:style-name="P4">уст і напіч с̌іє̌ завартощі буку́ака, љеч ќди нахиљау́а с̌іє̌ до руркі, змису́и повієд̌іяу́и ȷ̈ј</text:p>
      <text:p text:style-name="P4">о нієбезпієчењствіє. То цос̌ в буку́аку міяу́о ґор̌кі запах нієухвитніє покревни вієљу</text:p>
      <text:p text:style-name="P4">знаним тручізном, љеч нієподобни заразем.</text:p>
      <text:p text:style-name="P4">- Мус̌іш то випіч - повієд̌іяу́а Цгані.</text:p>
      <text:p text:style-name="P4">Ніє ма одвроту - упр̌итомніу́а собіє <text:soft-page-break/>Ј̈сс̌іка. А з цау́еґо шкољенія Бене Ґессеріт ніє</text:p>
      <text:p text:style-name="P4">пр̌иход̌іу́о ȷ̈ј на мис̌љ ніц, на цо моґу́а љічич в тим моменчіє. Цо то ȷ̈ст? - поставіу́а собіє</text:p>
      <text:p text:style-name="P4">питаніє. - Аљкогољ? Наркотик? - Похиљіу́а с̌іє̌ над рурка̌ вичувая̌ц естри цинамону. Пр̌ед</text:p>
      <text:p text:style-name="P4">очамі стана̌у́ ȷ̈ј піяни Дунцан Ідаго. Аљкогољ пр̌иправови?</text:p>
      <text:p text:style-name="P4">Взіє̌у́а коњцу̊вке̌ руркі до уст, виссау́а як најмнієјша̌ кропље̌. Смаковау́о то пр̌иправа̌</text:p>
      <text:p text:style-name="P4">з одробіна̌ ґриза̌цеј чієрпкощі.</text:p>
      <text:p text:style-name="P4">Цгані надус̌іу́а ску̊р̌ани буку́ак. Ј̈сс̌іка хца̌ц ніє хца̌ц у́икне̌у́а поте̌жни гауст пу́ину,</text:p>
      <text:p text:style-name="P4">старая̌ц с̌іє̌ одзискач споку̊ј і ґоднощ.</text:p>
      <text:p text:style-name="P4">- Пр̌ия̌ч трохе̌ с̌мієрчі то ґорше ніж сама̌ с̌мієрч - повієд̌іяу́а Цгані.</text:p>
      <text:p text:style-name="P4">Впатривау́а с̌іє̌ в Ј̈сс̌іке̌ вичекуя̌цо.</text:p>
      <text:p text:style-name="P4">А Ј̈сс̌іка, надаљ з рурка̌ в устах, впатривау́а с̌іє̌ в Цгані. Чуу́а смак завартощі буку́ака</text:p>
      <text:p text:style-name="P4">в ноздр̌ах, на поднієбієнію, в ще̌ках, в очах - смак чієрпќј, аље юж тераз су́одичи.</text:p>
      <text:p text:style-name="P4">Цгу́одне.</text:p>
      <text:p text:style-name="P4">Цгані поновніє впомповау́а ȷ̈ј пу́ин до уст.</text:p>
      <text:p text:style-name="P4">Дељікатне.</text:p>
      <text:p text:style-name="P2">Ј̈сс̌іка студіёвау́а риси Цгані, те̌ <text:soft-page-break/>твар̌ичке̌ ељфа - достр̌еґая̌ц в нієј ȷ̈ще ніє утрваљоне</text:p>
      <text:p text:style-name="P4">пр̌ез час риси Љієта - Кинеса. То, чим мніє поя̌, то ȷ̈ст наркотик - р̌еку́а сама до с̌ієбіє. Аље</text:p>
      <text:p text:style-name="P4">ніє пр̌ипомінау́ он жаднеґо зе знаних ȷ̈ј наркотику̊в, а шкољеніє Бене Ґессеріт обејмовау́о</text:p>
      <text:p text:style-name="P4">смакованіє вієљу. Риси твар̌и Цгані биу́и так вираз́не, як ґдиби остро ос̌вієтљоне.</text:p>
      <text:p text:style-name="P4">Наркотик.</text:p>
      <text:p text:style-name="P4">Ј̈сс̌іке̌ оточиу́а віруя̌ца чіша. Ј̈ј чіяу́о каждим своім ву́у̊кнем ху́оне̌у́о факт, же стау́о с̌іє̌</text:p>
      <text:p text:style-name="P4">з нім цос̌ нієодґадніёнеґо. Ј̈сс̌іка почуу́а, же ȷ̈ст обдар̌оним с̌віядомощіа̌ з́д̌ьбу́ем,</text:p>
      <text:p text:style-name="P4">мнієјшим од најмарнієјшеј субатомовеј ча̌сткі, ȷ̈днакже здољним порушач с̌іє̌ і одбієрач</text:p>
      <text:p text:style-name="P4">змису́амі оточеніє. Як в обявієнію опаду́и наґље засу́они і зрозуміяу́а, же ус̌віядамія собіє</text:p>
      <text:p text:style-name="P4">психокінестетична̌ строне̌ свеј істоти. Биу́а і заразем ніє биу́а з́д̌ьбу́ем. Воку̊у́ нієј трвау́а</text:p>
      <text:p text:style-name="P4">яскінія, људ̌іє. Вичувау́а іх: Пауљ, Цгані, Стіљґар, Матка Вієљебна Рамаљљо.</text:p>
      <text:p text:style-name="P4">Матка Вієљебна.</text:p>
      <text:p text:style-name="P4">В шкоље ход̌іу́и су́ухи, же нієкту̊ре ніє пр̌еживая̌ пру̊би Маткі <text:soft-page-break/>Вієљебнеј, же наркотик ȷ̈</text:p>
      <text:p text:style-name="P4">забієра. Ј̈сс̌іка сконцентровау́а уваґе̌ на Матце Вієљебнеј Рамаљљо, с̌віядома тераз, же</text:p>
      <text:p text:style-name="P4">вшистко то д̌ієȷ̈ с̌іє̌ в затр̌иманим моменчіє часу - завієшоним виу́а̌чніє дља нієј.</text:p>
      <text:p text:style-name="P4">Дљачеґо час зостау́ завієшони? - задау́а собіє питаніє. Впатривау́а с̌іє̌ в застиґу́е твар̌е</text:p>
      <text:p text:style-name="P4">воку̊у́ с̌ієбіє, зауважая̌ц над ґу́ова̌ Цгані затр̌имана̌ в мієјшу дробіне̌ пиу́у.</text:p>
      <text:p text:style-name="P4">Чекау́а.</text:p>
      <text:p text:style-name="P4">Одповієд̌ь на паља̌ца̌ квестіє̌ вдару́а с̌іє̌ до ȷ̈ј с̌віядомощі як експљозя: ȷ̈ј особісти час</text:p>
      <text:p text:style-name="P4">зостау́ завієшони, би оцаљіч ȷ̈ј жичіє.</text:p>
      <text:p text:style-name="P4">Скупіу́а с̌іє̌ на психокінестетичнеј строніє свеј істоти, споґља̌дая̌ц в ґу́а̌б с̌ієбіє,</text:p>
      <text:p text:style-name="P4">і натихміяст наткне̌у́а с̌іє̌ на я̌дро кому̊ркі, отху́ањ черні, од кту̊реј одскочиу́а як опар̌она.</text:p>
      <text:p text:style-name="P4">То ȷ̈ст ово мієјше, до кту̊реґо ми ніє можеми зајр̌еч - помис̌љау́а. - Істнієȷ̈ мієјше, о кту̊рим</text:p>
      <text:p text:style-name="P4">Маткі Вієљебне якже нієхе̌тніє вспоміная̌, мієјше, ґд̌іє тиљко Квісатз Гадерах може</text:p>
      <text:p text:style-name="P4">заґља̌дач.</text:p>
      <text:p text:style-name="P4">Зрозумієніє теґо пробљему <text:soft-page-break/>пр̌ивру̊чіу́о ȷ̈ј одробіне̌ певнощі, віє̌ц заризиковау́а</text:p>
      <text:p text:style-name="P4">і поновніє скупіу́а с̌іє̌ на свеј психокінестетичнеј строніє, замієніяя̌ц с̌іє̌ в дробінос̌ієбіє</text:p>
      <text:p text:style-name="P4">і пр̌епатруя̌ц ву́асне вне̌тр̌е в пошуківанію нієбезпієчењства. Одкриу́а ȷ̈ на територіюм</text:p>
      <text:p text:style-name="P4">поу́кніє̌теґо наркотику. Нієзнана субстанця биу́а тањцуя̌цимі в нієј ча̌сткамі о так шибкіх</text:p>
      <text:p text:style-name="P4">порушеніях, же навет застиґу́и час ніє му̊ґу́ іх затр̌имач. Тањча̌це ча̌сткі. Заче̌у́а</text:p>
      <text:p text:style-name="P4">розпознавач знаёме структури, вія̌занія атомове: ото атом ве̌ґља... фаље спіраљі... ча̌стечка</text:p>
      <text:p text:style-name="P4">ґљукози. Цау́и у́ањцух ча̌стечек ставіу́ ȷ̈ј чоу́о і познау́а протеіне̌... метиљопротеінова̌</text:p>
      <text:p text:style-name="P4">конфіґурацȷ́.</text:p>
      <text:p text:style-name="P4">Аааах!</text:p>
      <text:p text:style-name="P4">Биу́о то безґу́ос̌не духове вестхнієніє в ȷ̈ј вне̌тр̌у, ќди познау́а характер тручізни.</text:p>
      <text:p text:style-name="P4">Своя̌ психокінестетична̌ сонда̌ вкрочиу́а там одсуна̌вши дробіне̌ тљену і позваљая̌ц</text:p>
      <text:p text:style-name="P2">доу́а̌чич с̌іє̌ насте̌пнеј дробініє ве̌ґља, пр̌иу́а̌чая̌ц з повротем вія̌заніє тљену... водору.</text:p>
      <text:p text:style-name="P4">Зміяна розпр̌естр̌еніяу́а с̌іє̌... цораз шибчієј і шибчієј, в міяре̌ як <text:soft-page-break/>пошер̌ау́о с̌іє̌ поље</text:p>
      <text:p text:style-name="P4">контактове катаљізи. Завієшони час пољузовау́ нієцо своȷ̈ кљеще і Ј̈сс̌іка вичуу́а рух.</text:p>
      <text:p text:style-name="P4">Рурке̌ буку́ака пр̌иткніє̌то до ȷ̈ј варґ... дељікатніє, збієрая̌ц з ніх кропље̌ віљґочі. Цгані бієр̌е</text:p>
      <text:p text:style-name="P4">катаљізатор з меґо чіяу́а, би пр̌емієніч тручізне̌ в буку́аку - помис̌љау́а Ј̈сс̌іка. - По цо?</text:p>
      <text:p text:style-name="P4">Ктос̌ пому̊ґу́ ȷ̈ј ус̌ія̌щ. Зобачиу́а, як провадза̌ стара̌ Матке̌ Вієљебна̌ Рамаљљо і садзая̌</text:p>
      <text:p text:style-name="P4">пр̌и нієј на пр̌икритим диванем висте̌піє скаљним. Кощіста ре̌ка доткне̌у́а ȷ̈ј пољічка. І в</text:p>
      <text:p text:style-name="P4">с̌віядомощі Ј̈сс̌ікі появіу́а с̌іє̌ наґље обца дробіна психокінестетична! Ј̈сс̌іка пру̊бовау́а я̌</text:p>
      <text:p text:style-name="P4">одепхна̌ч, љеч дробіна подпу́ивау́а цораз бљіжеј... ȷ̈ще бљіжеј.</text:p>
      <text:p text:style-name="P4">Зеткне̌у́и с̌іє̌ зе соба̌!</text:p>
      <text:p text:style-name="P4">Пр̌ипомінау́о то остатечне збљіженіє, бичіє двојґієм људ̌і ȷ̈дночес̌ніє: ніє тељепатіє̌,</text:p>
      <text:p text:style-name="P4">а вспу̊љна̌ с̌віядомощ.</text:p>
      <text:p text:style-name="P4">Зе стара̌ Матка̌ Вієљебна̌!</text:p>
      <text:p text:style-name="P4">Љеч Ј̈сс̌іка ујр̌ау́а, же Матка Вієљебна ніє уважа с̌іє̌ за стара̌.</text:p>
      <text:p text:style-name="P4">Пр̌ед вспу̊љним духовим оќм розточиу́ с̌іє̌ образ: му́ода д̌ієвчина о розтањчонеј</text:p>
      <text:p text:style-name="P4">души і вражљівим успособієнію. В <text:soft-page-break/>обре̌біє вспу̊љнеј с̌віядомощі та му́ода д̌ієвчина</text:p>
      <text:p text:style-name="P4">повієд̌іяу́а:</text:p>
      <text:p text:style-name="P4">- Так, така ву́ас̌ніє ȷ̈стем.</text:p>
      <text:p text:style-name="P4">Ј̈сс̌іка биу́а в станіє тиљко пр̌ия̌ч те су́ова, без одповієд̌і.</text:p>
      <text:p text:style-name="P4">- Нієбавем бе̌д̌ієш міяу́а то вшистко, Ј̈сс̌іко - повієд̌іяу́ вевне̌тр̌ни образ.</text:p>
      <text:p text:style-name="P4">То ȷ̈ст гаљуцинаця - повієд̌іяу́а собіє Ј̈сс̌іка.</text:p>
      <text:p text:style-name="P4">- Добр̌е вієш, же ніє - одпару́а вевне̌тр̌на зява. - Тераз шибко, ніє опієрај с̌іє̌. Ніє ма</text:p>
      <text:p text:style-name="P4">вієље часу. Ми... - Наста̌піу́а ду́уґа пр̌ерва, по чим: - Повіннас̌ биу́а мі повієд̌ієч, же ȷ̈стес̌</text:p>
      <text:p text:style-name="P4">бр̌емієнна!</text:p>
      <text:p text:style-name="P4">Ј̈сс̌іка однаљазу́а мове̌ в рамах теј вспу̊љнеј с̌віядомощі.</text:p>
      <text:p text:style-name="P4">- Дљачеґо?</text:p>
      <text:p text:style-name="P4">- То змієнія вас обіє! С̌віє̌та Мачієр̌и, цо мис̌ми зробіу́и?</text:p>
      <text:p text:style-name="P4">Ј̈сс̌іка одчуу́а пр̌емієщеніє вимушоне на вспу̊љнеј с̌віядомощі і оќм духовим</text:p>
      <text:p text:style-name="P4">спостр̌еґу́а інна̌ дробінообецнощ. Та інна дробіна с̌міґау́а як шаљона то ту, то там, докоу́а.</text:p>
      <text:p text:style-name="P4">Емановау́а панічна̌ трвоґе̌.</text:p>
      <text:p text:style-name="P4">- Мус̌іш бич с̌іљна - повієд̌іяу́а зявообецнощ стареј Маткі Вієљебнеј. - Чієш с̌іє̌, же</text:p>
      <text:p text:style-name="P4"><text:soft-page-break/>нос̌іш ву́ас̌ніє цу̊рке̌, ме̌скі пу́у̊д би теґо ніє пр̌ежиу́. Тераз... острожніє, дељікатніє... доткніј</text:p>
      <text:p text:style-name="P4">своȷ̈ј цу̊ркообецнощі. Ба̌д̌ь обецнощіа̌ свеј цу̊ркі. Вху́оњ страх... дај укоȷ̈ніє... ба̌д̌ь д̌ієљна</text:p>
      <text:p text:style-name="P4">і с̌іљна... чуље тераз... дељікатніє...</text:p>
      <text:p text:style-name="P4">Тамта інна с̌міґая̌ца дробіна подљечіяу́а бљіжеј і Ј̈сс̌іка доткне̌у́а ȷ̈ј посу́ушніє. Страх омаљ</text:p>
      <text:p text:style-name="P4">ȷ̈ј ніє розсад̌іу́. Ваљчиу́а з нім ȷ̈диним знаним собіє способем: „Ніє</text:p>
      <text:p text:style-name="P2">вољно с̌іє̌ бач. Страх забія душе̌...” Љітанія позорніє я̌ успокоіу́а. Друґа дробіна</text:p>
      <text:p text:style-name="P4">пр̌иљґне̌у́а до нієј нієрухомо. Су́ова ніє поскуткуя̌ - повієд̌іяу́а собіє Ј̈сс̌іка. Спровад̌іу́а</text:p>
      <text:p text:style-name="P4">с̌іє̌ до подставових одруху̊в емоцёнаљних, промієніюя̌ц міу́ощіа̌, чієпу́ем, укоȷ̈нієм</text:p>
      <text:p text:style-name="P4">і безпієчењствем. Пр̌ераженіє уста̌піу́о.</text:p>
      <text:p text:style-name="P4">Поновніє дошу́а до ґу́осу обецнощ стареј Маткі Вієљебнеј, љеч обецніє істніяу́а троякощ</text:p>
      <text:p text:style-name="P4">вспу̊љнеј с̌віядомощі, дву̊х активних і ȷ̈днеј, кту̊ра ху́оне̌у́а љежа̌ц спокојніє.</text:p>
      <text:p text:style-name="P4">- Час мніє наґљі - повієд̌іяу́а Матка Вієљебна в обре̌біє с̌віядомощі. - Вієље мам чі до</text:p>
      <text:p text:style-name="P4">пр̌еказанія. І ніє вієм, чи твоя цу̊рка <text:soft-page-break/>пр̌ијміє то вшистко позостая̌ц ȷ̈дночес̌ніє пр̌и</text:p>
      <text:p text:style-name="P4">здрових змису́ах. Аље то с̌іє̌ мус̌і стач: потр̌еби пљемієнія са̌ најважнієјше.</text:p>
      <text:p text:style-name="P4">- Цо...</text:p>
      <text:p text:style-name="P4">- Ніц ніє му̊в і пр̌ијмуј!</text:p>
      <text:p text:style-name="P4">Пр̌ед Ј̈сс̌іка̌ розточиу́и с̌іє̌ образи пр̌ежич. Пр̌ипомінау́о то фіљм шкољеніёви з проȷ̈ктора</text:p>
      <text:p text:style-name="P4">подпроґовеј с̌віядомощі академії Бене Ґессеріт... тиљко шибчієј і... ошоу́аміяя̌цо шибко.</text:p>
      <text:p text:style-name="P4">Оґља̌дау́а вшистќ пр̌ежичія так, як то направде̌ биу́о: познау́а там коханка - ме̌сќґо,</text:p>
      <text:p text:style-name="P4">бродатеґо, з чіємнимі фремењскімі очамі, і за пос̌редніцтвем паміє̌чі Маткі Вієљебнеј</text:p>
      <text:p text:style-name="P4">ујр̌ау́а ȷ̈ґо с̌іу́е̌ і чуу́ощ, ȷ̈ґо цау́еґо в ȷ̈дним пр̌ипоміная̌цим мґнієніє ока моменчіє. Ніє</text:p>
      <text:p text:style-name="P4">биу́о юж часу на застанавіяніє с̌іє̌, чим то ґрожі пу́одові цу̊ркі, старчау́о ґо тиљко, би ху́она̌ч</text:p>
      <text:p text:style-name="P4">і реȷ̈стровач.</text:p>
      <text:p text:style-name="P4">Видар̌енія заљевау́и Ј̈сс̌іке̌ - народ̌іни, жичіє, с̌мієрч - справи важќ і бу́аге, заљев</text:p>
      <text:p text:style-name="P4">індивідуаљних образу̊в часу. Дљачеґо якас̌ љавіна піяску зе щиту урвіска міяу́аби</text:p>
      <text:p text:style-name="P4">утквіч в паміє̌чі? - зд̌івіу́а с̌іє̌ Ј̈сс̌іка. <text:soft-page-break/>Збит пу̊з́но здау́а собіє справе̌, цо с̌іє̌ д̌ієȷ̈: стара</text:p>
      <text:p text:style-name="P4">кобієта умієрау́а і умієрая̌ц пр̌ељевау́а своȷ̈ пр̌ежичія в ȷ̈ј с̌віядомощ, так як вљева с̌іє̌</text:p>
      <text:p text:style-name="P4">воде̌ до кубка. Ќди патр̌иу́а на то вшистко, тамта інна дробіна затопіу́а с̌іє̌ з повротем</text:p>
      <text:p text:style-name="P4">в с̌віядомощ спр̌ед народзенія. І так умієрая̌ц-в-поче̌чію стара Матка Вієљебна позоставіу́а</text:p>
      <text:p text:style-name="P4">в паміє̌чі Ј̈сс̌ікі своȷ̈ жичіє з остатнім тхнієнієм розпу́ивая̌цих с̌іє̌ су́у̊в:</text:p>
      <text:p text:style-name="P4">- Чекау́ам на чієбіє - повієд̌іяу́а. - Маш ту моȷ̈ жичіє.</text:p>
      <text:p text:style-name="P4">І р̌ечивіщіе биу́о замкніє̌те як в капсуу́це, од поча̌тку до коњца. Навет хвіља с̌мієрчі.</text:p>
      <text:p text:style-name="P4">Ј̈стем тераз Матка̌ Вієљебна̌ - здау́а собіє справе̌ Ј̈сс̌іка. І поȷ́у́а в уȷ̈днољіцонеј</text:p>
      <text:p text:style-name="P4">с̌віядомощі, же в істочіє стау́а с̌іє̌ доку́адніє тим, цо розуміяно пр̌ез Матке̌ Вієљебна̌ Бене</text:p>
      <text:p text:style-name="P4">Ґессеріт. Наркотична тручізна пр̌еображіу́а я̌. Вієд̌іяу́а, же нієзупеу́ніє так робіёно то в шкоље</text:p>
      <text:p text:style-name="P4">Бене Ґессеріт. Нікт ніє впровад̌іу́ ȷ̈ј ніґди в ове секрети, аље вієд̌іяу́а. Резуљтат коњцови биу́</text:p>
      <text:p text:style-name="P4">тен сам. Вичуу́а цу̊ркодробіне̌ чія̌ґље дотикая̌ца̌ ȷ̈ј вевне̌тр̌неј с̌віядомощі: вејр̌ау́а в нія̌,</text:p>
      <text:p text:style-name="P4"><text:soft-page-break/>љеч ніє биу́о одповієд̌і. Ќди Ј̈сс̌іка упр̌итомніу́а собіє, цо с̌іє̌ з нія̌ стау́о, пр̌енікне̌у́о я̌ на</text:p>
      <text:p text:style-name="P4">вскрос̌ пр̌ераз́љіве учучіє осамотнієнія. Зобачиу́а своȷ̈ ву́асне жичіє яко уку́ад, кту̊ри</text:p>
      <text:p text:style-name="P4">звољніу́ темпа, подчас ґди вшељќ жичіє докоу́а нієј пр̌испієшау́о, аж розгус̌тана інтеракця</text:p>
      <text:p text:style-name="P4">набрау́а острощі.</text:p>
      <text:p text:style-name="P2">По увољнієнію с̌іє̌ ȷ̈ј чіяу́а од ґроз́би тручізни учучіє дробіно-с̌віядомощі затару́о с̌іє̌</text:p>
      <text:p text:style-name="P4">нієцо, ȷ̈ј інтенсивнощ осу́абу́а, ȷ̈днак Ј̈сс̌іка стаље вичувау́а тамта̌ „інна̌” дробіне̌, дотикая̌ц</text:p>
      <text:p text:style-name="P4">ȷ̈ј з почучієм віни за то, цо на нія̌ щіа̌ґне̌у́а. Зробіу́ам то, моя бієдна, ніє укштау́тована,</text:p>
      <text:p text:style-name="P4">дроґа, маљењка цу̊рко. Пр̌ивіёду́ам чіє̌ на тен с̌віят, виставіяя̌ц тва̌ с̌віядомощ, зупеу́ніє</text:p>
      <text:p text:style-name="P4">безбронна̌, на ȷ̈ґо вієљоракощ. Мікроскопіјна фаља бу́оґо-міу́ощі биу́а одповієд̌ія̌ дробіни,</text:p>
      <text:p text:style-name="P4">нічим одбічіє теґо, цо в нія̌ пр̌ељау́а. Занім зда̌жиу́а с̌іє̌ одвзаȷ̈мніч, почуу́а обецнощ</text:p>
      <text:p text:style-name="P4">ву́адчеј паміє̌чі. Наљежау́о цос̌ учиніч. Шукау́а теґо по омацку здая̌ц собіє справе̌, же гамуȷ̈</text:p>
      <text:p text:style-name="P4">я̌ оте̌пієніє пр̌емієніёнеґо наркотику, кту̊ри пр̌енікау́ ȷ̈ј <text:soft-page-break/>змису́и. Моґу́абим і то пр̌емієніч помис̌љау́а. - Моґу́абим усуна̌ч д̌іяу́аніє наркотику, а сам наркотик унієшкодљівіч. Аље</text:p>
      <text:p text:style-name="P4">пр̌ечуу́а, же то биу́би бу́а̌д. - Ј̈стем в ритуаље зеспољенія. - Наґље юж вієд̌іяу́а, цо ма зробіч.</text:p>
      <text:p text:style-name="P4">Отвор̌иу́а очи, всказау́а ґестем буку́ак, кту̊ри Цгані тр̌имау́а тераз над нія̌.</text:p>
      <text:p text:style-name="P4">- Зостау́а побу́оґосу́авіёна - повієд̌іяу́а Ј̈сс̌іка. - Змієшај води, нієх пр̌еміяна обејміє</text:p>
      <text:p text:style-name="P4">вшисткіх, нієх људ̌іє учестніча̌ і д̌ієља̌ с̌іє̌ бу́оґосу́авієњствем.</text:p>
      <text:p text:style-name="P4">Нієх катаљізатор зробі своȷ̈. - мис̌љау́а. - Нієх људ̌іє напія̌ с̌іє̌ теґо і на якіс̌ час нієх</text:p>
      <text:p text:style-name="P4">ос̌ія̌ґна̌ подвижшона̌ с̌віядомощ с̌ієбіє навзаȷ̈м. Наркотик ȷ̈ст юж нієшкодљіви... тераз, ґди</text:p>
      <text:p text:style-name="P4">пр̌емієніу́а ґо Матка Вієљебна.</text:p>
      <text:p text:style-name="P4">Ву́адча паміє̌ч нар̌уцау́а с̌іє̌ чія̌ґље, начіскау́а. Биу́о ȷ̈ще цос̌, цо мус̌іяу́а зробіч,</text:p>
      <text:p text:style-name="P4">ус̌віядоміу́а собіє, аље наркотик утрудніяу́ концентрацȷ́. Аааах... стара Матка Вієљебна.</text:p>
      <text:p text:style-name="P4">- Споткау́ам Матке̌ Вієљебна̌ Рамаљљо. - повієд̌іяу́а Ј̈сс̌іка. - Одешу́а, љеч позостау́а.</text:p>
      <text:p text:style-name="P4">Нієхај паміє̌ч ȷ̈ј зостаніє угонорована в церемонії.</text:p>
      <text:p text:style-name="P4"><text:soft-page-break/>Зараз, ска̌д я взіє̌у́ам те су́ова? - застанавіяу́а с̌іє̌. І здау́а собіє справе̌, же походза̌ оне</text:p>
      <text:p text:style-name="P4">з іннеј паміє̌чі, з „жичія”, кту̊ре зостау́о ȷ̈ј подароване і кту̊ре тераз биу́о че̌щіа̌ ȷ̈ј самеј.</text:p>
      <text:p text:style-name="P4">Ј̈днакже чеґос̌ ту браковау́о в тим подарунку.</text:p>
      <text:p text:style-name="P4">Нієх мая̌ своя̌ орґіє̌ - повієд̌іяу́а в нієј та інна паміє̌ч. - Нієвієље мая̌ пр̌иȷ̈мнощі</text:p>
      <text:p text:style-name="P4">з жичія. Так, а ти і я потр̌ебуȷ̈ми теј хвіљі часу на запознаніє с̌іє̌, нім уста̌піє̌ і випу́ине̌</text:p>
      <text:p text:style-name="P4">пр̌ез твоȷ̈ вспомнієнія. Юж вичувам, як вія̌же̌ с̌іє̌ з твоімі дробінамі. Ааах, тву̊ј умису́</text:p>
      <text:p text:style-name="P4">випеу́ніяя̌ інтересуя̌це р̌ечи. Якже вієљу справ ніґди собіє ніє виображау́ам.</text:p>
      <text:p text:style-name="P4">І замкніє̌ти в Ј̈сс̌іце паміє̌чіё-умису́ отвор̌иу́ с̌іє̌ пр̌ед нія̌, позваљая̌ц ȷ̈ј спојр̌еч</text:p>
      <text:p text:style-name="P4">в шерокі коритар̌ на інне Маткі Вієљебне в інних Матках Вієљебних, тиље іх, же</text:p>
      <text:p text:style-name="P4">видавау́о с̌іє̌, якби ніє биу́о ім коњца. Ј̈сс̌іка цофне̌у́а с̌іє̌ зе страху, же заґубі с̌іє̌ в оцеаніє</text:p>
      <text:p text:style-name="P4">ȷ̈днощі. Коритар̌ ȷ̈днак позостау́, обявіяя̌ц ȷ̈ј, же куљтура фремењска ȷ̈ст о вієље старша, ніж</text:p>
      <text:p text:style-name="P4">пр̌ипущау́а.</text:p>
      <text:p text:style-name="P4"><text:soft-page-break/>Зобачиу́а Фремену̊в з Порітріён, људ̌і знієвієщіау́их на пр̌итуљнеј пљанечіє, у́атва̌</text:p>
      <text:p text:style-name="P4">здобич дља рабус̌іу̊в імперіяљних, кту̊р̌и заґаніяљі іх і нічим овце вивожіљі до људзкіх</text:p>
      <text:p text:style-name="P4">кољонії заку́аданих на Беља Теґеусе і Саљуса Сецундус. Ох, цу̊ж за бољещ вичувау́а Ј̈сс̌іка</text:p>
      <text:p text:style-name="P4">в ових розстаніях. Даљеко в ґу́е̌бі теґо коритар̌а іљузё-ґу́ос кр̌ичау́:</text:p>
      <text:p text:style-name="P2">- Оні одмавіяя̌ нам Гад̌д̌!</text:p>
      <text:p text:style-name="P4">Ј̈сс̌іка ујр̌ау́а нієвољніче обози на Беља Теґеусе в тим коритар̌у с̌віядомощі, ујр̌ау́а</text:p>
      <text:p text:style-name="P4">одс̌ієв і сељекцȷ́, кту̊ре заљудніяу́и Россака і Гармонтгепа. Шени звієр̌е̌цеґо окручієњства</text:p>
      <text:p text:style-name="P4">розу́ожиу́и с̌іє̌ пр̌ед нія̌ як пу́аткі страшљівеґо квіяту.</text:p>
      <text:p text:style-name="P4">І зобачиу́а нітке̌ пр̌ешу́ощі снута̌ пр̌ез сајядіне̌ по сајядініє, поча̌тково в форміє</text:p>
      <text:p text:style-name="P4">устнеґо пр̌еказу, скрита̌ в пустинних с̌пієванках, а насте̌пніє в удосконаљонеј постачі іх</text:p>
      <text:p text:style-name="P4">ву́аснеј Маткі Вієљебнеј по одкричію наркотичнеј тручізни на Россаку... і тераз поднієс̌іёна̌ до</text:p>
      <text:p text:style-name="P4">висубљімованеј поте̌ґі враз з одкричієм Води Жичія на Арракіс.</text:p>
      <text:p text:style-name="P4">Ґд̌ієс̌ в ґу́е̌бі коритар̌а с̌віядомощі якіс̌ інни ґу́ос кр̌ичау́:</text:p>
      <text:p text:style-name="P4"><text:soft-page-break/>- Ніґди ніє вибачими! Ніґди ніє запомніми!</text:p>
      <text:p text:style-name="P4">Љеч уваґе̌ Ј̈сс̌ікі запр̌а̌тне̌у́о обявієніє Води Жичія, ȷ̈ј з́ру̊ду́а: пу́иннеј вид̌ієљіни</text:p>
      <text:p text:style-name="P4">умієрая̌цеґо червія пустині, створ̌ичієља. Патр̌а̌ц в свеј новеј паміє̌чі на ȷ̈ґо забіяніє,</text:p>
      <text:p text:style-name="P4">Ј̈сс̌іка сту́уміу́а вестхнієніє. Створ̌еніє зостау́о утопіёне!</text:p>
      <text:p text:style-name="P4">- Матко, ніц чі ніє ȷ̈ст?</text:p>
      <text:p text:style-name="P4">Ґу́ос Пауља забр̌міяу́ натре̌тніє і Ј̈сс̌іка з трудем видобиу́а с̌іє̌ з вевне̌тр̌неј с̌віядомощі,</text:p>
      <text:p text:style-name="P4">би обру̊чіч очи на сина з почучієм обовія̌зку вобец нієґо, љеч пр̌епеу́ніёна нієхе̌чія̌ дља</text:p>
      <text:p text:style-name="P4">ȷ̈ґо обецнощі.</text:p>
      <text:p text:style-name="P4">Ј̈стем яко чу́овієк, кту̊реґо ре̌це поражіу́о одре̌твієніє, без чучія в ніх од поча̌тку</text:p>
      <text:p text:style-name="P4">с̌віядомощі, аж надшеду́ д̌ієњ, ќди повру̊чіу́о ім чучіє. - Та мис̌љ, оточка с̌віядомощі,</text:p>
      <text:p text:style-name="P4">утквіу́а в ȷ̈ј ґу́ос̌іє. - І му̊віє̌: Патр̌чіє! Я мам ре̌це! Љеч људ̌іє вше̌д̌іє воку̊у́ мніє</text:p>
      <text:p text:style-name="P4">одповіядая̌: Цо то са̌ ре̌це?</text:p>
      <text:p text:style-name="P4">- Ніц чі ніє ȷ̈ст? - повту̊р̌иу́ Пауљ.</text:p>
      <text:p text:style-name="P4">- Ніє.</text:p>
      <text:p text:style-name="P4">- Чи ніц с̌іє̌ ніє станіє, ȷ̈жељі с̌іє̌ напіȷ́? - Всказау́ рухем ре̌кі буку́ак в ду́оніях Цгані. Оні хца̌, абим с̌іє̌ <text:soft-page-break/>теґо напіу́.</text:p>
      <text:p text:style-name="P4">Дотару́о до нієј укрите значеніє ȷ̈ґо су́у̊в. Поȷ́у́а, же с̌іє̌ о нія̌ мартві, же вичуу́ тручізне̌</text:p>
      <text:p text:style-name="P4">в пієрвотнеј, ніє пр̌емієніёнеј субстанцї. Втеди заче̌у́а с̌іє̌ застанавіяч над ґраніцамі</text:p>
      <text:p text:style-name="P4">ясновідзенія Пауља. Ј̈ґо питаніє вієље ȷ̈ј повієд̌іяу́о.</text:p>
      <text:p text:style-name="P4">- Можеш піч - повієд̌іяу́а. - То зостау́о пр̌емієніёне.</text:p>
      <text:p text:style-name="P4">Спојр̌ау́а ґд̌ієс̌ поза нієґо і достр̌еґу́а Стіљґара, кту̊ри патр̌иу́ на нія̌ з ґу̊ри, бадая̌ц я̌</text:p>
      <text:p text:style-name="P4">чіємночіємнимі очамі.</text:p>
      <text:p text:style-name="P4">- Тераз вієми, же ніє можеш бич нієправд̌іва - повієд̌іяу́.</text:p>
      <text:p text:style-name="P4">В тим ру̊внієж вичуу́а двузначнощ, аље наркотик зама̌чіу́ юж ȷ̈ј змису́и. Якже чієпу́о</text:p>
      <text:p text:style-name="P4">биу́о і пр̌итуљніє. Яциж то доброчињци чі Фремені, же я̌ допущіљі до таќґо братерства.</text:p>
      <text:p text:style-name="P4">Пауљ зауважиу́, же наркотик заву́адна̌у́ матка̌. Пр̌ешукау́ сва̌ паміє̌ч - устаљона̌ пр̌ешу́ощ,</text:p>
      <text:p text:style-name="P4">пу́инне љініє можљівих пр̌ишу́ощі. Пр̌ипомінау́о то випатриваніє затр̌иманих моменту̊в</text:p>
      <text:p text:style-name="P2">часу, кту̊ре ма̌чіу́и сочевкі духовеґо ока. Вирване з нурту фраґменти трудне биу́и до</text:p>
      <text:p text:style-name="P4">зрозумієнія. Зас̌ сам наркотик - о <text:soft-page-break/>нім Пауљ потрафіу́ зебрач вієдзе̌, розуміяу́, як под̌іяу́ау́ он на</text:p>
      <text:p text:style-name="P4">ȷ̈ґо матке̌, з тим, же та вієдза ніє міяу́а натураљнеґо ритму, же браку́о ȷ̈ј усистематизованія.</text:p>
      <text:p text:style-name="P4">Наґље упр̌итомніу́ собіє, же від̌ієч, як пр̌ешу́ощ зајмуȷ̈ мієјше тераз́нієјшощі, то ȷ̈дно, аље</text:p>
      <text:p text:style-name="P4">же правд̌іва пру̊ба ясновідзенія то дојр̌еніє пр̌ешу́ощі в пр̌ишу́ощі. Р̌ечи чія̌ґље ніє биу́и</text:p>
      <text:p text:style-name="P4">тим, на цо виґља̌дау́и.</text:p>
      <text:p text:style-name="P4">- Напіј с̌іє̌ - повієд̌іяу́а Цгані.</text:p>
      <text:p text:style-name="P4">Помахау́а му роґова̌ коњцу̊вка̌ руркі буку́ака пр̌ед носем. Пауљ випростовау́ с̌іє̌ ніє</text:p>
      <text:p text:style-name="P4">спущая̌ц з нієј очу. Вичувау́ в повієтр̌у атмосфере̌ карнавау́овеґо поднієценія.</text:p>
      <text:p text:style-name="P4">Вієд̌іяу́, цо наста̌пі, ќди випіȷ̈ те̌ пр̌иправе̌ враз з најчистша̌ постачія̌ субстанцї, кту̊ра</text:p>
      <text:p text:style-name="P4">вивоу́а в нім пр̌еміяне̌. Зза пљецу̊в Цгані одезвау́ с̌іє̌ Стіљґар:</text:p>
      <text:p text:style-name="P4">- Піј, ху́опче. Опу̊з́ніяш ритуау́.</text:p>
      <text:p text:style-name="P4">Пауљ всу́ухау́ с̌іє̌ втеди в ґу́оси ту́уму; су́ишау́ в ніх шаљењство.</text:p>
      <text:p text:style-name="P4">- Љісан аљ - Ґаіб - му̊віу́и. - Муад’Діб!</text:p>
      <text:p text:style-name="P4">Спущіу́ очи на матке̌. Видавау́а с̌іє̌ спач спокојніє в позицї с̌ієдза̌цеј, оддихау́а ру̊вно</text:p>
      <text:p text:style-name="P4">і ґу́е̌боко. Пр̌ишеду́ му на мис̌љ <text:soft-page-break/>зврот з пр̌ишу́ощі, кту̊ра биу́а ȷ̈ґо самотна̌ пр̌ешу́ощіа̌: „Она</text:p>
      <text:p text:style-name="P4">с̌пі в Водах Жичія”. Цгані почія̌ґне̌у́а ґо за ре̌кав. Пауљ взія̌у́ роґова̌ коњцу̊вке̌ до уст,</text:p>
      <text:p text:style-name="P4">су́ухая̌ц кр̌ику̊в људ̌і. Почуу́, як пу́ин триска му до ґарду́а, ґди Цгані почісне̌у́а буку́ак;</text:p>
      <text:p text:style-name="P4">закре̌чіу́о му с̌іє̌ в ґу́овіє од опару̊в. Цгані одебрау́а му рурке̌, ву́ожиу́а буку́ак в вичія̌ґая̌це</text:p>
      <text:p text:style-name="P4">с̌іє̌ по нієґо з доу́у яскіні ду́оніє. Затр̌имау́ взрок на ȷ̈ј рамієнію, на опаше жау́обнеј зієљені.</text:p>
      <text:p text:style-name="P4">Ќди Цгані випростовау́а с̌іє̌, достр̌еґу́а ȷ̈ґо спојр̌еніє.</text:p>
      <text:p text:style-name="P4">- Потрафіє̌ ґо опу́аківач навет вс̌ру̊д ще̌с̌љівощі. То ȷ̈ст цос̌, цо он нам дау́.</text:p>
      <text:p text:style-name="P4">Ву́ожиу́а в ȷ̈ґо ду́оњ своя̌ і почія̌ґне̌у́а ґо взду́уж висте̌пу.</text:p>
      <text:p text:style-name="P4">- В ȷ̈дним ȷ̈стес̌ми до с̌ієбіє подобні, Усуљ: каждему з нас Гарконненовіє забраљі ојца.</text:p>
      <text:p text:style-name="P4">Пауљ шеду́ за нія̌. Міяу́ враженіє, же ȷ̈ґо ґу́ова зостау́а одȷ́та од чіяу́а і пр̌ед̌івніє дошита.</text:p>
      <text:p text:style-name="P4">Ноґі биу́и ґд̌ієс̌ даљеко і якби з ґуми. Вешљі в ва̌ска̌ одноґе̌ коритар̌а, в кту̊рим</text:p>
      <text:p text:style-name="P4">розмієщоне цо якіс̌ час куље с̌віє̌тояњсќ р̌уцау́и су́абе с̌віяту́о на щіани. Пауљ чуу́, як</text:p>
      <text:p text:style-name="P4"><text:soft-page-break/>наркотик зачина вивієрач на нієґо сву̊ј нієповтар̌аљни впу́ив, отвієрая̌ц час ніби квіят.</text:p>
      <text:p text:style-name="P4">Скре̌цая̌ц в насте̌пни мрочни тунељ ствієрд̌іу́, же мус̌і с̌іє̌ веспр̌еч на Цгані дља утр̌иманія</text:p>
      <text:p text:style-name="P4">ру̊вноваґі. Твардощ постронку̊в і міє̌ккощі, яќ вичуу́ под ȷ̈ј шата̌, взбур̌иу́а в нім</text:p>
      <text:p text:style-name="P4">крев. На те дознанія нау́ожиу́о с̌іє̌ д̌іяу́аніє наркотику, ску́адая̌ц пр̌ишу́ощ і пр̌ешу́ощ</text:p>
      <text:p text:style-name="P4">в тераз́нієјшощ, дља нієґо позоставіяя̌ц најбард̌ієј заве̌жони обшар тру̊ёкуљаровеґо оґніска.</text:p>
      <text:p text:style-name="P4">- Я чіє̌ знам, Цгані - вишептау́. - С̌ієд̌ієљіс̌ми на скаљнеј пу̊у́це понад піяскамі, я зас̌</text:p>
      <text:p text:style-name="P4">коіу́ем тве ље̌кі. Пієщіљіс̌ми с̌іє̌ в мроку с̌ічи. Мис̌ми...</text:p>
      <text:p text:style-name="P4">Ствієрд̌іу́, же трачі оґніскова̌ відзенія: - пру̊бовау́ потр̌а̌сна̌ч ґу́ова̌, аље с̌іє̌ поткна̌у́. Цгані</text:p>
      <text:p text:style-name="P4">подтр̌имау́а ґо, впровадзая̌ц за чіє̌жќ котари в жу̊у́та̌ пр̌итуљнощ приватнеґо мієшканія,</text:p>
      <text:p text:style-name="P2">з ніскімі стољікамі, подушкамі, посу́анієм накритим помарањчова̌ нар̌ута̌. Пауљ упр̌итомніу́</text:p>
      <text:p text:style-name="P4">собіє, же с̌іє̌ затр̌имаљі, же Цгані стоі пр̌ед нім і же в очах ма вираз чіхеґо ље̌ку.</text:p>
      <text:p text:style-name="P4">- Мус̌іш мі повієд̌ієч - шепне̌у́а.</text:p>
      <text:p text:style-name="P4"><text:soft-page-break/>- Тис̌ ȷ̈ст С̌ігая - р̌еку́ - віёсна пустині.</text:p>
      <text:p text:style-name="P4">- Ќди пљеміє̌ зеспаља с̌іє̌ в Вод̌іє - одпару́а - ȷ̈стес̌ми разем... вшиши. Зеспаљами с̌іє̌.</text:p>
      <text:p text:style-name="P4">Моґе̌... чуч в собіє інних, љеч боȷ́ с̌іє̌ зеспољенія з тоба̌.</text:p>
      <text:p text:style-name="P4">- Дљачеґо? - Старау́ с̌іє̌ сконцентровач на нієј, аље пр̌ешу́ощ і пр̌ишу́ощ стапіяу́и с̌іє̌</text:p>
      <text:p text:style-name="P4">в тераз́нієјшощ замазуя̌ц ȷ̈ј візерунек. Від̌іяу́ я̌ на ру̊жне способи в нієзљічоних</text:p>
      <text:p text:style-name="P4">позицях і ситуацях.</text:p>
      <text:p text:style-name="P4">- В тобіє ȷ̈ст цос̌ пр̌енікая̌цеґо - повієд̌іяу́а. - Ќди чіє̌ забрау́ам од інних... зробіу́ам</text:p>
      <text:p text:style-name="P4">то понієваж чуу́ам, чеґо решта праґніє. Ти... вивієраш на људ̌і начіск. Ти... справіяш, же</text:p>
      <text:p text:style-name="P4">мами відзенія!</text:p>
      <text:p text:style-name="P4">Змус̌іу́ с̌іє̌, би му̊віч вираз́ніє:</text:p>
      <text:p text:style-name="P4">- Цо від̌іш?</text:p>
      <text:p text:style-name="P4">Спущіу́а взрок на своȷ̈ ду́оніє.</text:p>
      <text:p text:style-name="P4">- Відзе̌ д̌ієцко... в свих раміёнах. То ȷ̈ст наше д̌ієцко, твоȷ̈ і моȷ̈. - Поу́ожиу́а ду́оњ</text:p>
      <text:p text:style-name="P4">на устах. - Ска̌д я знам кажди рис твоȷ̈ј твар̌и...</text:p>
      <text:p text:style-name="P4">Оні мая̌ тен дар в певним стопнію. - повієд̌іяу́ му ȷ̈ґо умису́. - Аље ту́умія̌ ґо, бо то</text:p>
      <text:p text:style-name="P4">пр̌еража.</text:p>
      <text:p text:style-name="P4"><text:soft-page-break/>В хвіљі яснощі зобачиу́, як Цгані диґоце.</text:p>
      <text:p text:style-name="P4">- Цо таќґо хцеш повієд̌ієч? - запитау́.</text:p>
      <text:p text:style-name="P4">- Усуљ - вишептау́а, диґоца̌ц в даљшим чія̌ґу.</text:p>
      <text:p text:style-name="P4">- Ніє можеш вицофач с̌іє̌ в пр̌ишу́ощ - повієд̌іяу́. Оґарне̌у́о ґо нієзмієрне вспу̊у́чучіє</text:p>
      <text:p text:style-name="P4">дља нієј. Пр̌ичія̌ґна̌у́ я̌ до с̌ієбіє, поґу́аскау́ поґу́овіє. - Цгані, Цгані, ніє бу̊ј с̌іє̌.</text:p>
      <text:p text:style-name="P4">- Усуљ пому̊ж, мі - зау́кау́а.</text:p>
      <text:p text:style-name="P4">Почуу́, як враз з д̌іяу́анієм ȷ̈ґо су́у̊в наркотик докоњчиу́ свеґо в нім д̌ієу́а, зд̌ієрая̌ц</text:p>
      <text:p text:style-name="P4">вшељќ куртини і показуя̌ц му одљеґу́и шари вір ȷ̈ґо пр̌ишу́ощі.</text:p>
      <text:p text:style-name="P4">- Ј̈стес̌ такі спокојни - повієд̌іяу́а Цгані.</text:p>
      <text:p text:style-name="P4">Баљансуя̌ц в свеј с̌віядомощі патр̌иу́, як час розчія̌ґа с̌іє̌ ве ву́асних особљівих</text:p>
      <text:p text:style-name="P4">виміярах, в станіє дељікатнеј ру̊вноваґі, а ȷ̈днак віруя̌ци, ва̌скі, а розпостарти як с̌ієч</text:p>
      <text:p text:style-name="P4">заґарніяя̌ца нієзљічоне с̌віяти і с̌іу́и, напіє̌та љіна, по кту̊реј мус̌і пр̌ејщ, а заразем розтањчона</text:p>
      <text:p text:style-name="P4">под стопамі карузеља. По ȷ̈днеј стропіє від̌іяу́ Імперіюм, яќґос̌ Гарконнена імієнієм ФеидРаутга, кту̊ри с̌міґау́ ку нієму як <text:soft-page-break/>с̌мієртељне остр̌е, сардаукару̊в рва̌цих як гураґан зе свеј</text:p>
      <text:p text:style-name="P4">пљанети, би шер̌ич поґром на Арракіс, вспу̊у́д̌іяу́ая̌ца̌ з німі і спіскуя̌ца̌ Ґіљдіє̌, Бене Ґессеріт</text:p>
      <text:p text:style-name="P4">з іх пљанем добору годовљанеґо. Вшистко то взбієрау́о як бур̌а на ȷ̈ґо горизончіє,</text:p>
      <text:p text:style-name="P4">повстр̌имивана ȷ̈диніє пр̌ез Фремену̊в і іх Муад’Діба, ус̌піёних титанічних Фремену̊в,</text:p>
      <text:p text:style-name="P2">спре̌жоних до свеј д̌іќј круцяти пр̌ез вшехс̌віят. Пауљ чуу́, же ȷ̈ст в самим с̌родку, на</text:p>
      <text:p text:style-name="P4">ос̌і, на кту̊реј обраца с̌іє̌ цау́а та конструкця, же ід̌іє по якімс̌ чієнкім дручіє спокою з одробіна̌</text:p>
      <text:p text:style-name="P4">ще̌щіа, і з Цгані обок с̌ієбіє. Від̌іяу́ чія̌ґна̌ци с̌іє̌ пр̌ед нім друт, від̌іяу́ час взґље̌днеґо</text:p>
      <text:p text:style-name="P4">спокою в укритеј с̌ічи, хвіље̌ оддеху міє̌дзи окресамі ґвау́ту.</text:p>
      <text:p text:style-name="P4">- Ніє ма іннеґо мієјша на споку̊ј - повієд̌іяу́.</text:p>
      <text:p text:style-name="P4">- Усуљ, ти пу́ачеш - вишептау́а Цгані, - Усуљ, с̌іу́о моя, чи ти даȷ̈ш віљґоч умару́им?</text:p>
      <text:p text:style-name="P4">Кту̊рим умару́им?</text:p>
      <text:p text:style-name="P4">- Тим, цо ȷ̈ще ніє умарљі - повієд̌іяу́.</text:p>
      <text:p text:style-name="P4">- Віє̌ц ніє забієрај ім часу жичія.</text:p>
      <text:p text:style-name="P4">Пр̌ез наркотична̌ мґу́е̌ вичуу́, як даљеце ма рацȷ́, ґвау́товніє пр̌ичія̌ґна̌у́ я̌ до с̌ієбіє.</text:p>
      <text:p text:style-name="P4"><text:soft-page-break/>- С̌ігая!</text:p>
      <text:p text:style-name="P4">Поу́ожиу́а му ду́оњ на пољічку.</text:p>
      <text:p text:style-name="P4">- Юж с̌іє̌ ніє боȷ́, Усуљ. Спу̊јр̌ на мніє. Відзе̌ то, цо ти від̌іш, ќди мніє обејмуȷ̈ш.</text:p>
      <text:p text:style-name="P4">- Цо від̌іш?</text:p>
      <text:p text:style-name="P4">- Відзе̌, як даȷ̈ми собіє взаȷ̈мніє міу́ощ в хвіљі чіши поміє̌дзи бур̌амі. Таќ ȷ̈ст</text:p>
      <text:p text:style-name="P4">наше пр̌езначеніє.</text:p>
      <text:p text:style-name="P4">Наркотик зму̊ґу́ ґо знову і Пауљ помис̌љау́: так вієље рази давау́ас̌ мі укоȷ̈ніє</text:p>
      <text:p text:style-name="P4">і запомнієніє. На ново поґра̌жиу́ с̌іє̌ в гіперіљумінацї і випуку́ор̌ез́біє візї часу, чуу́, як</text:p>
      <text:p text:style-name="P4">ȷ̈ґо пр̌ишу́ощ стаȷ̈ с̌іє̌ вспомнієнієм - чуу́их поніжењ фізичнеј міу́ощі, зеспољенія</text:p>
      <text:p text:style-name="P4">і комунії яз́ні, у́аґоднощі і ґвау́ту.</text:p>
      <text:p text:style-name="P4">- Тис̌ ȷ̈ст с̌іљна, Цгані - вишептау́. - Ніє опущај мніє.</text:p>
      <text:p text:style-name="P2">- Ніґди - повієд̌іяу́а і поцау́овау́а ґо в пољічек.</text:p>
      <text:p text:style-name="P4">Кс̌іє̌ґа Тр̌ечія</text:p>
      <text:p text:style-name="P2">Пророк</text:p>
      <text:p text:style-name="P4">1</text:p>
      <text:p text:style-name="P4">Жадна кобієта, жаден ме̌жчизна, жадне д̌ієцко ніґди ніє биљі в бљісќј</text:p>
      <text:p text:style-name="P4">зажиу́ощі з моім ојцем. Ј̈жељі можна му̊віч о нієвимушоним <text:soft-page-break/>кољежењствіє</text:p>
      <text:p text:style-name="P4">Падишаха Імператора з кімкољвієк, најбљіжши теґо биу́ стосунек оказивани</text:p>
      <text:p text:style-name="P4">му пр̌ез грабієґо Гас̌іміра Фенрінґа, товар̌иша з д̌ієчіњства. Міяре̌</text:p>
      <text:p text:style-name="P4">пр̌ияз́ні грабієґо Фенрінґа можна пр̌едставіч најпієрв на пр̌ику́ад̌іє</text:p>
      <text:p text:style-name="P4">позитивним: розвіяу́ он подејр̌енія Љандсрааду по Афер̌е Арракіс.</text:p>
      <text:p text:style-name="P4">Коштовау́о то понад міљіярд сољаріс у́апу̊век в пр̌иправіє, як твієрд̌іу́а моя</text:p>
      <text:p text:style-name="P4">матка, а биу́и теж у́апу̊вкі в іннеј постачі: нієвољніце, защити кру̊љевсќ,</text:p>
      <text:p text:style-name="P4">титуу́и шљахецќ. Друґіє ґу́у̊вне с̌віядецтво пр̌ияз́ні грабієґо Фенрінґа ȷ̈ст</text:p>
      <text:p text:style-name="P4">неґативне. Одму̊віу́ он забічія чу́овієка, помімо теґо, же љежау́о то</text:p>
      <text:p text:style-name="P4">в ґраніцах ȷ̈ґо можљівощі, і же так му розказау́ му̊ј ојчієц.</text:p>
      <text:p text:style-name="P4">Оповієм о тим за хвіље̌.</text:p>
      <text:p text:style-name="P4">„Грабія Фенрінґ: сиљветка” піу̊ра кс̌іє̌жнічкі Іруљан</text:p>
      <text:p text:style-name="P4">Барон Вљадімір Гарконнен ґнау́ як бур̌а пр̌ез коритар̌ зе своіх приватних комнат,</text:p>
      <text:p text:style-name="P4">пр̌ељатуя̌ц пр̌ез у́ати пр̌едвієчорнеґо су́онечнеґо бљаску падая̌цеґо з оќн под суфітем.</text:p>
      <text:p text:style-name="P4"><text:soft-page-break/>Ківау́ с̌іє̌ і подриґівау́ в свих дрифах ґвау́товнимі рухамі. Пр̌емкна̌у́ пр̌ез приватна̌</text:p>
      <text:p text:style-name="P4">кухніє̌, пр̌ез бібљіётеке̌, пр̌ез нієвієљкі саљон пр̌иȷ́ч і впаду́ до ізби су́ужбовеј, ґд̌іє</text:p>
      <text:p text:style-name="P4">запановау́ юж вієчорни љуз. Капітан ґвардії Іякін Нефуд с̌ієд̌іяу́ на піє̌тах на тапчаніє под</text:p>
      <text:p text:style-name="P4">пр̌ечівљеґу́а̌ щіана̌ комнати, з дре̌твим оте̌пієнієм вивоу́аним семута̌ на пу́асќј твар̌и,</text:p>
      <text:p text:style-name="P4">пос̌ру̊д нієсамовітеґо квіљенія семуцќј музикі. С̌віта капітана пр̌ис̌іяду́а оподаљ ґотова на</text:p>
      <text:p text:style-name="P4">ȷ̈ґо скінієніє.</text:p>
      <text:p text:style-name="P4">- Нефуд! - рикна̌у́ барон.</text:p>
      <text:p text:style-name="P4">Људ̌іє позбієраљі с̌іє̌ на ноґі. Нефуд встау́, на ȷ̈ґо обљічу маљовау́ с̌іє̌ споку̊ј, љеч наљот</text:p>
      <text:p text:style-name="P4">бљадощі с̌віядчиу́ о пр̌ераженію. Семуцка музика урвау́а с̌іє̌.</text:p>
      <text:p text:style-name="P4">- Му̊ј паніє бароніє - повієд̌іяу́. Тиљко наркотик повстр̌имивау́ држеніє в ȷ̈ґо ґу́ос̌іє.</text:p>
      <text:p text:style-name="P4">Барон обр̌учіу́ спојр̌енієм отачая̌це ґо твар̌е, достр̌еґая̌ц на ніх вираз обу́а̌кањчеґо</text:p>
      <text:p text:style-name="P4">спокою. Повру̊чівши спојр̌енієм до Нефуда одезвау́ с̌іє̌ ȷ̈двабістим тонем:</text:p>
      <text:p text:style-name="P4">- Од як давна ȷ̈стес̌ у мніє капітанем ґвардії, Нефуд?</text:p>
      <text:p text:style-name="P4"><text:soft-page-break/>Нефуд пр̌еу́кна̌у́.</text:p>
      <text:p text:style-name="P4">- Од часу Арракіс, му̊ј паніє. Правіє два љата.</text:p>
      <text:p text:style-name="P4">- І чи завше упр̌едзау́ес̌ нієбезпієчењство заґражая̌це меј особіє?</text:p>
      <text:p text:style-name="P4">- Таќ биу́о моȷ̈ ȷ̈дине жиченіє, му̊ј піљніє.</text:p>
      <text:p text:style-name="P2">- Віє̌ц ґд̌іє ȷ̈ст Феид-Раутга? - рикна̌у́ барон.</text:p>
      <text:p text:style-name="P4">Нефуд скурчиу́ с̌іє̌.</text:p>
      <text:p text:style-name="P4">- Му̊ј паніє?</text:p>
      <text:p text:style-name="P4">- Ніє уважаш Феида-Раутги за нієбезпієчењство заґражая̌це меј особіє? - Ґу́ос барона</text:p>
      <text:p text:style-name="P4">биу́ зну̊в ȷ̈двабісти. Нефуд звіљжиу́ ȷ́зиќм варґі. Нієцо оте̌пієнія зніку́о з ȷ̈ґо очу.</text:p>
      <text:p text:style-name="P4">- Феид-Раутга ȷ̈ст в кватерах нієвољніку̊в, му̊ј паніє.</text:p>
      <text:p text:style-name="P4">- Знову у кобієт, ге̌?</text:p>
      <text:p text:style-name="P4">Барон диґотау́ од љедвіє повщіа̌ґанеґо ґнієву.</text:p>
      <text:p text:style-name="P4">- С̌іре, може он ȷ̈ст...</text:p>
      <text:p text:style-name="P4">- Міљчеч!</text:p>
      <text:p text:style-name="P4">Барон поста̌піу́ ȷ̈ще о крок, зауважиу́, як људ̌іє цофая̌ с̌іє̌ як твор̌а̌ нієухвитна̌</text:p>
      <text:p text:style-name="P4">пр̌естр̌ењ воку̊у́ Нефуда, одчіная̌ц с̌іє̌ од обієкту ґнієву.</text:p>
      <text:p text:style-name="P4">- Чи ніє розказау́ем чі вієд̌ієч доку́адніє, ґд̌іє ȷ̈ст на-барон о каждеј пор̌е? - запитау́</text:p>
      <text:p text:style-name="P4"><text:soft-page-break/>барон. Збљіжиу́ с̌іє̌ ȷ̈ще о крок. - Чи ніє повієд̌іяу́ем чі, же маш вієд̌ієч доку́адніє цо набарон му̊віу́ за каждим разем - і до коґо? - Насте̌пни крок. - Чи ніє повієд̌іяу́ем чі, же маш</text:p>
      <text:p text:style-name="P4">мі донос̌іч за каждим разем, ќди пу̊јд̌іє до кватер нієвољніц?</text:p>
      <text:p text:style-name="P4">Нефуд пр̌еу́кна̌у́. Пот виста̌піу́ му на чоу́о. Барон му̊віу́ безнаміє̌тним ґу́осем, ніємаљ</text:p>
      <text:p text:style-name="P4">позбавіёним вшељќј інтонацї.</text:p>
      <text:p text:style-name="P4">- Чи ніє повієд̌іяу́ем чі теґо вшистќґо?</text:p>
      <text:p text:style-name="P4">Нефуд ківна̌у́ ґу́ова̌.</text:p>
      <text:p text:style-name="P4">- І чи ніє повієд̌іяу́ем чі, же маш справдзач вшисткіх пр̌ису́аних до мніє ху́опцу̊в нієвољніку̊в і же маш то робіч ти сам... особіщіе?</text:p>
      <text:p text:style-name="P4">Нефуд поновніє ківна̌у́ ґу́ова̌.</text:p>
      <text:p text:style-name="P4">- Чи ніє зауважиу́ес̌ пр̌ипадќм скази на уд̌іє у теґо, кту̊реґо пр̌ису́ано мі д̌іс̌</text:p>
      <text:p text:style-name="P4">вієчорем? - запитау́ барон. - Чи то можљіве, абис̌ ти...</text:p>
      <text:p text:style-name="P4">- Стрию.</text:p>
      <text:p text:style-name="P4">Барон одвру̊чіу́ с̌іє̌, якби ґо ука̌с̌іу́а жмія, витр̌ещиу́ очи на стоя̌цеґо в др̌віях</text:p>
      <text:p text:style-name="P4">Феида-Раутге̌. Обецнощ братанка, ту і тераз, вираз пос̌пієху, кту̊реґо му́оди чу́овієк ніє</text:p>
      <text:p text:style-name="P4">потрафіу́ цау́ковічіє укрич - то <text:soft-page-break/>вшистко вієље му̊віу́о. Феид-Раутга міяу́ своя̌ ву́асна̌ с̌іятке̌</text:p>
      <text:p text:style-name="P4">шпієґу̊в воку̊у́ барона.</text:p>
      <text:p text:style-name="P4">- Цгце̌, аби усуніє̌то чіяу́о, кту̊ре знајдуȷ̈ с̌іє̌ в моіх комнатах - повієд̌іяу́ барон</text:p>
      <text:p text:style-name="P4">тр̌имая̌ц ре̌ке̌ на броні міётая̌цеј под шата̌ і д̌іє̌куя̌ц собіє, же ма најљепша̌ тарче̌.</text:p>
      <text:p text:style-name="P4">Феид-Раутга спојр̌ау́ на дву̊х пр̌иљепіёних до правеј щіани ґвард̌істу̊в, скіна̌у́ ґу́ова̌.</text:p>
      <text:p text:style-name="P4">Обај одерваљі с̌іє̌ од муру і випадљі за др̌ві на коритар̌, с̌пієша̌ц в ќрунку комнат барона.</text:p>
      <text:p text:style-name="P4">Чі двај, ге̌? - помис̌љау́ барон. - Ах, тен му́оди потву̊р мус̌і с̌іє̌ ȷ̈ще вієље научич</text:p>
      <text:p text:style-name="P4">о конспірацї!</text:p>
      <text:p text:style-name="P2">- Вноше̌, же в кватерах нієвољніку̊в пануȷ̈ споку̊ј, Феид - повієд̌іяу́.</text:p>
      <text:p text:style-name="P4">- Ґрау́ем в хеопса з містр̌ем нієвољніку̊в - вияс̌ніу́ Феид-Раутга, а помис̌љау́: Цо с̌іє̌</text:p>
      <text:p text:style-name="P4">стау́о? Цгу́опієц посу́ани пр̌ез нас стриёві зостау́ највираз́нієј забіти. Мімо же до теј роботи биу́</text:p>
      <text:p text:style-name="P4">ідеаљни. Навет сам Гават ніє доконау́би љепшеґо вибору. Цгу́опієц биу́ ідеаљни!</text:p>
      <text:p text:style-name="P4">- Ґрау́ес̌ в шахи пірамідаљне - повієд̌іяу́ барон. - То у́адніє: Виґрау́ес̌?</text:p>
      <text:p text:style-name="P4"><text:soft-page-break/>- Я... ах, так, стрию. - І Феид-Раутга ус̌іу́овау́ опановач нієпоку̊ј. Барон пстрикна̌у́ паљцамі.</text:p>
      <text:p text:style-name="P4">- Нефуд, праґнієш повру̊чіч до мих у́аск?</text:p>
      <text:p text:style-name="P4">- С̌іре, цо я таќґо зробіу́ем? - вия̌кау́ Нефуд.</text:p>
      <text:p text:style-name="P4">- Тераз то ȷ̈ст без значенія - р̌еку́ барон. - Феид побіу́ містр̌а нієвољніку̊в в хеопса.</text:p>
      <text:p text:style-name="P4">Су́ишау́ес̌?</text:p>
      <text:p text:style-name="P4">- Так... с̌іре.</text:p>
      <text:p text:style-name="P4">- Цгце̌, бис̌ взія̌у́ тр̌ех људ̌і і удау́ с̌іє̌ до містр̌а нієвољніку̊в - р̌еку́ барон. - Зґаротуȷ̈ш</text:p>
      <text:p text:style-name="P4">ґо. Як скоњчиш, пр̌инієс̌ієчіє мі ȷ̈ґо чіяу́о, абим обејр̌ау́, чи зостау́о то ву́ащівіє зробіёне.</text:p>
      <text:p text:style-name="P4">Ніє можеми тр̌имач на су́ужбіє такіх марних шахісту̊в.</text:p>
      <text:p text:style-name="P4">Феид-Раутга збљаду́, виста̌піу́ крок напр̌у̊д.</text:p>
      <text:p text:style-name="P4">- Аље, стрию, я...</text:p>
      <text:p text:style-name="P4">- Пу̊з́нієј, Феид - р̌еку́ барон, опе̌дзая̌ц с̌іє̌ ду́онія̌. - Пу̊з́нієј.</text:p>
      <text:p text:style-name="P4">Двај ґвард̌іщі виправієні до кватер барона по чіяу́о нієвољніка пр̌ешљі обок др̌ві</text:p>
      <text:p text:style-name="P4">уґіная̌ц с̌іє̌ под чіє̌жарем, іх бр̌еміє̌ звісау́о міє̌дзи німі, ре̌це вљоку́и с̌іє̌ по зіємі. Барон</text:p>
      <text:p text:style-name="P4">обсервовау́ іх, допу̊кі ніє знікне̌љі му з очу. Нефуд збљіжиу́ с̌іє̌ з боку <text:soft-page-break/>до барона.</text:p>
      <text:p text:style-name="P4">- Жичиш собіє, му̊ј паніє, бим тераз забіу́ містр̌а нієвољніку̊в?</text:p>
      <text:p text:style-name="P4">- Тераз - пољечіу́ барон. - А як с̌іє̌ з тим увінієш, додај до свеј љісти тамтих дву̊х, кту̊р̌и</text:p>
      <text:p text:style-name="P4">пр̌ед хвіља̌ пр̌ешљі. Ніє подоба мі с̌іє̌ іх спосу̊б нієс̌ієнія теґо чіяу́а. Таќ р̌ечи наљежи</text:p>
      <text:p text:style-name="P4">робіч шгљудніє. Ру̊внієж іх зву́окі бе̌де̌ хчіяу́ зобачич.</text:p>
      <text:p text:style-name="P4">- Му̊ј паніє - одезвау́ с̌іє̌ Нефуд - чи то ход̌і о цос̌, цо я...</text:p>
      <text:p text:style-name="P4">- Ру̊б, як чі казау́ тву̊ј пан - повієд̌іяу́ Феид-Раутга. Тераз позостау́а мі тиљко над̌ієя на</text:p>
      <text:p text:style-name="P4">оцаљеніє ву́аснеј ску̊ри - помис̌љау́.</text:p>
      <text:p text:style-name="P4">Добр̌е! - пр̌икљасна̌у́ в духу барон. - Ј̈днак віє, як умивач ре̌це. І ус̌мієхна̌у́ с̌іє̌</text:p>
      <text:p text:style-name="P4">скричіє. Цгу́опак віє ру̊внієж, чим мніє уґу́аскач і як најљепієј повстр̌имач му̊ј ґнієв</text:p>
      <text:p text:style-name="P4">віша̌ци над ȷ̈ґо ґу́ова̌. Віє, же муше̌ ґо още̌д̌іч. Кту̊ж інни пр̌ејміє водзе, кту̊ре</text:p>
      <text:p text:style-name="P4">певнеґо днія муше̌ випущіч з ра̌к? Ніє мам нікоґо ру̊вніє здољнеґо. Аље он мус̌і с̌іє̌</text:p>
      <text:p text:style-name="P4">научич! А я муше̌ заховач с̌ієбіє, подчас ґди он с̌іє̌ учи.</text:p>
      <text:p text:style-name="P4">Нефуд скіна̌у́ на људ̌і, би шљі за нім, і випровад̌іу́ іх за др̌ві.</text:p>
      <text:p text:style-name="P4"><text:soft-page-break/>- Зехчіяу́бис̌ товар̌ишич мі до моіх комнат, Феид? - запитау́ барон.</text:p>
      <text:p text:style-name="P4">- Ј̈стем на твоȷ̈ розкази - ску́оніу́ с̌іє̌ Феид-Раутга. Впаду́ем - мис̌љау́.</text:p>
      <text:p text:style-name="P4">- Ід̌ь пр̌одем - барон всказау́ др̌ві.</text:p>
      <text:p text:style-name="P2">Феид-Раутга ȷ̈диніє љедво достр̌еґаљним ваганієм показау́ по собіє страх. Чи</text:p>
      <text:p text:style-name="P4">пр̌еґрау́ем з кретесем? - задавау́ собіє питаніє. Чи затопі мі в пљецах затруте остр̌е... повољі,</text:p>
      <text:p text:style-name="P4">пр̌ез тарче̌? Чи ма іннеґо насте̌пце̌?</text:p>
      <text:p text:style-name="P4">Нієх закоштуȷ̈ теј хвіљі страху - мис̌љау́ барон пода̌жая̌ц за своім братанќм. - Зајміє</text:p>
      <text:p text:style-name="P4">моȷ̈ мієјше, аље в вибраним пр̌езе мніє моменчіє. Ніє позвоље̌ му змарновач теґо, цо</text:p>
      <text:p text:style-name="P4">збудовау́ем!</text:p>
      <text:p text:style-name="P4">Феид-Раутга старау́ с̌іє̌ ніє іщ за шибко. Чіяркі ход̌іу́и му по пљецах, якби ȷ̈ґо чіяу́о</text:p>
      <text:p text:style-name="P4">само застанавіяу́о с̌іє̌, ќди теж спадніє чіёс. Ј̈ґо міє̌с̌ніє на пр̌еміян то напре̌жау́и с̌іє̌, то</text:p>
      <text:p text:style-name="P4">розљуз́ніяу́и.</text:p>
      <text:p text:style-name="P4">- Су́ишау́ес̌ остатніє вієщі з Арракіс? - запитау́ барон.</text:p>
      <text:p text:style-name="P4">- Ніє, стрию.</text:p>
      <text:p text:style-name="P4">Феид-Раутга задавау́ собіє ґвау́т, би с̌іє̌ ніє обејр̌еч. Рушиу́ в ґу́а̌б коритар̌а ку вијщіу зе</text:p>
      <text:p text:style-name="P4">скр̌иду́а су́ужби.</text:p>
      <text:p text:style-name="P4"><text:soft-page-break/>- Мая̌ вс̌ру̊д Фремену̊в новеґо пророка чи яќґос̌ там апостоу́а - р̌еку́ барон. Називая̌ ґо Муад’Діб. Бардзо с̌мієшне, направде̌. То значи миш. Пољечіу́ем Раббанові, би</text:p>
      <text:p text:style-name="P4">ім зоставіу́ те̌ іх рељіґіє̌. Бе̌да̌ мієљі заȷ́чіє.</text:p>
      <text:p text:style-name="P4">- То бардзо чієкаве, стрию - повієд̌іяу́ Феид-Раутга. Скре̌чіу́ в секретни коритар̌ до</text:p>
      <text:p text:style-name="P4">комнат стрия, ґу́овія̌ц с̌іє̌: дљачеґо он му̊ві о рељіґії? Чи то якас̌ субтељна суґестія дља мніє?</text:p>
      <text:p text:style-name="P4">- Нієправдаж? - повієд̌іяу́ барон.</text:p>
      <text:p text:style-name="P4">Вкрочиљі до апартаменту̊в барона і пр̌ез саљон пр̌иȷ́ч вешљі до сипіяљні. Повітау́и іх</text:p>
      <text:p text:style-name="P4">тутај дискретне с̌љади змаґањ, пр̌емієщона љампа дрифовія, подушка на поду́одзе, тас̌ма</text:p>
      <text:p text:style-name="P4">коя̌ца розчія̌ґніє̌та пр̌ез везґу́овіє.</text:p>
      <text:p text:style-name="P4">- То биу́ хитри пљан - р̌еку́ барон. З тарча̌ чія̌ґље наставіёна̌ на макс̌імум затр̌имау́ с̌іє̌,</text:p>
      <text:p text:style-name="P4">стая̌ц твар̌а̌ в твар̌ з братанќм. - Аље ніє дощ хитри. Повієдз мі, Феид, дљачеґо сам мніє</text:p>
      <text:p text:style-name="P4">ніє забіу́ес̌? Міяу́ес̌ досич оказї.</text:p>
      <text:p text:style-name="P4">Феид-Раутга знаљазу́ собіє кр̌есу́о дрифове і взрушая̌ц в духу раміёнамі с̌іяду́ ніє</text:p>
      <text:p text:style-name="P4">прошони. Тераз муше̌ бич зухвау́и - <text:soft-page-break/>помис̌љау́.</text:p>
      <text:p text:style-name="P4">- Учиу́ес̌ мніє, же моȷ̈ ву́асне ду́оніє муша̌ позостач чисте - повієд̌іяу́.</text:p>
      <text:p text:style-name="P4">- Ах, так - р̌еку́ барон. - Ќди знајд̌ієш с̌іє̌ пр̌ед обљічем Імператора, мус̌іш бич</text:p>
      <text:p text:style-name="P4">в станіє щер̌е визнач, же ніє попеу́ніу́ес̌ теґо чину. Вієд̌ьма у боку Імператора усу́иши</text:p>
      <text:p text:style-name="P4">твоȷ̈ су́ова і одру̊жні в ніх правде̌ од фау́шу. Так. Остр̌еґау́ем чіє̌ пр̌ед тим.</text:p>
      <text:p text:style-name="P4">- Дљачеґо ніґди ніє купіу́ес̌ собіє яќјс̌ Бене Ґессеріт, стрию? - запитау́ Феид-Раутга. Мая̌ц пр̌и собіє правдому̊вчиніє̌...</text:p>
      <text:p text:style-name="P4">- Знаш моȷ̈ ґуста! - учія̌у́ барон.</text:p>
      <text:p text:style-name="P4">Феид-Раутга пр̌ипатр̌иу́ с̌іє̌ стриёві.</text:p>
      <text:p text:style-name="P4">- Мімо то ȷ̈дна би с̌іє̌ пр̌идау́а до...</text:p>
      <text:p text:style-name="P2">- Ніє уфам ім! - варкна̌у́ барон. - І ніє старај с̌іє̌ змієніяч темату!</text:p>
      <text:p text:style-name="P4">- Як собіє жичиш, стрию - потуљніє одезвау́ с̌іє̌ Феид-Раутга.</text:p>
      <text:p text:style-name="P4">- Пр̌ипомінам собіє певна̌ арене̌ спр̌ед кіљку љат - повієд̌іяу́ барон. - Теґо днія видавау́о</text:p>
      <text:p text:style-name="P4">с̌іє̌, же напущоно на чієбіє нієвољніка, кту̊ри міяу́ чіє̌ забіч. Чи так то биу́о направде̌?</text:p>
      <text:p text:style-name="P4">- То биу́о так давно тему стрию. В коњцу я...</text:p>
      <text:p text:style-name="P4">- Без викре̌ту̊в, проше̌ - пр̌ервау́ барон; напіє̌чіє в ȷ̈ґо ґу́ос̌іє <text:soft-page-break/>здрадзау́о гамовани ґнієв.</text:p>
      <text:p text:style-name="P4">Феид-Раутга спојр̌ау́ на свеґо стрия. Он віє - мис̌љау́ - іначеј би ніє питау́.</text:p>
      <text:p text:style-name="P4">- То биу́а бљаґа, стрию. Скартовау́ем то, би скомпромітовач твеґо містр̌а нієвољніку̊в.</text:p>
      <text:p text:style-name="P4">- Бардзо хитр̌е - р̌еку́ барон. - І одважніє. Тамтен ґљадіятор о мау́о чіє̌ ніє викоњчиу́,</text:p>
      <text:p text:style-name="P4">нієправдаж?</text:p>
      <text:p text:style-name="P4">- Так.</text:p>
      <text:p text:style-name="P4">- Ґдибис̌ пос̌іядау́ фінезȷ́ і субтељнощ ру̊вне твеј одвадзе, биу́бис̌ заісте вспаніяу́и.</text:p>
      <text:p text:style-name="P4">Барон покре̌чіу́ ґу́ова̌. І ніє пієрвши юж раз од часу тамтеґо страшнеґо днія на Арракіс</text:p>
      <text:p text:style-name="P4">пр̌иу́апау́ с̌іє̌ на тим, же жау́уȷ̈ утрати ментата Пітера. То биу́ чу́овієк фінезијнеј, діябељсќј</text:p>
      <text:p text:style-name="P4">впрост субтељнощі. Поновніє барон поківау́ ґу́ова̌. Ніє оцаљіу́о ґо то ȷ̈днаковож. Нієзбадане</text:p>
      <text:p text:style-name="P4">са̌ часамі вирокі љосу.</text:p>
      <text:p text:style-name="P4">Феид-Раутга розејр̌ау́ с̌іє̌ по сипіяљні студіюя̌ц с̌љади змаґањ і комбінуя̌ц, як ȷ̈ґо стриј</text:p>
      <text:p text:style-name="P4">поконау́ нієвољніка, кту̊реґо так старанніє пр̌иґотоваљі.</text:p>
      <text:p text:style-name="P4">- Як ґо поконау́ем? - запитау́ барон. - Ааах цу̊ж, Феид, позву̊љ мі заховач якіс̌ оре̌ж дља</text:p>
      <text:p text:style-name="P4"><text:soft-page-break/>ву́аснеґо безпієчењства на старе љата. Љепієј скор̌истајми з теј оказї і завр̌ијми уку́ад.</text:p>
      <text:p text:style-name="P4">Феид-Раутга вљепіу́ в нієґо очи. Уку́ад! Віє̌ц ȷ̈днак замієр̌а мніє затр̌имач на свеґо</text:p>
      <text:p text:style-name="P4">д̌ієд̌іца. По цо с̌іє̌ іначеј уку́адач? Уку́ади са̌ дља ру̊вних аљбо правіє ру̊вних!</text:p>
      <text:p text:style-name="P4">- Які уку́ад, стрию?</text:p>
      <text:p text:style-name="P4">Феид-Раутга одчувау́ думе̌, же ȷ̈ґо ґу́ос заховау́ споку̊ј і уміяркованіє ніє здрадзая̌ц</text:p>
      <text:p text:style-name="P4">ніц з пр̌епеу́ніяя̌цеґо ґо унієс̌ієнія. Барон ру̊внієж зауважиу́ то опанованіє. Скіна̌у́ ґу́ова̌.</text:p>
      <text:p text:style-name="P4">- Ј̈стес̌ добрим матеріяу́ем, Феид. Я ніє марнуȷ́ добреґо матеріяу́у. Ј̈днак упарчіє ніє</text:p>
      <text:p text:style-name="P4">хцеш пр̌ия̌ч до віядомощі, іље я направде̌ ȷ̈стем варт дља чієбіє. Ј̈стес̌ затвард̌іяу́и. Ніє</text:p>
      <text:p text:style-name="P4">розумієш, дљачеґо повінієнес̌ мніє хроніч яко особе̌ о највижшеј вартощі дља чієбіє. То... зробіу́ ґест в строне̌ с̌љаду̊в ваљкі в сипіяљні - то биу́а ґу́упота. Я ніє наґрадзам ґу́употи.</text:p>
      <text:p text:style-name="P4">Пр̌ејд̌ь до р̌ечи, ти стари ґу́упче! - помис̌љау́ Феид-Раутга.</text:p>
      <text:p text:style-name="P4">- Уважаш мніє за стареґо ґу́упца - повієд̌іяу́ барон. - Муше̌ чі то виперсвадовач.</text:p>
      <text:p text:style-name="P4"><text:soft-page-break/>- Вспомніяу́ес̌ о уку́ад̌іє.</text:p>
      <text:p text:style-name="P4">- Ах, та нієчієрпљівощ му́одощі - р̌еку́ барон. - Добр̌е, ото віє̌ц ȷ̈ґо засадніча трещ: Ти</text:p>
      <text:p text:style-name="P4">запр̌естанієш тих ґу́упіх замаху̊в на моȷ̈ жичіє. Я зас̌ ќди бе̌д̌ієш до теґо ґотови,</text:p>
      <text:p text:style-name="P4">уста̌піє̌ на твоя̌ р̌еч. Усуне̌ с̌іє̌ на становіско дорадци чієбіє зоставіяя̌ц у ву́адзи.</text:p>
      <text:p text:style-name="P4">- Усунієш с̌іє̌, стрию?</text:p>
      <text:p text:style-name="P2">- Даљеј уважаш мніє за ґу́упца - повієд̌іяу́ барон - а я чіє̌ тиљко в тим утвієрдзам, ге̌?</text:p>
      <text:p text:style-name="P4">Уважаш, же чіє̌ бу́аґам! Уважај под ноґі, Феид. Тен стари ґу́упієц випатр̌иу́ укрита̌ іґу́е̌, кту̊ра̌</text:p>
      <text:p text:style-name="P4">умієщіу́ес̌ в уд̌іє теґо му́од̌іютќґо нієвољніка. Доку́адніє там, ґд̌іє поу́ожиу́бим на нім</text:p>
      <text:p text:style-name="P4">ду́оњ, ге̌? Најмнієјши начіск і - чіях! Затрута іґу́а в ду́оні стареґо ґу́упца! Аааах, Феид...</text:p>
      <text:p text:style-name="P4">Барон покре̌чіу́ ґу́ова̌. І удау́оби с̌іє̌ то, а якже, ґдиби Гават мніє ніє остр̌еґу́. Цу̊ж, нієх</text:p>
      <text:p text:style-name="P4">ху́опак вієр̌и, же пр̌ејр̌ау́ем спісек без нічиȷ̈ј помоци. Так теж понієка̌д биу́о. То я</text:p>
      <text:p text:style-name="P4">оцаљіу́ем Гавата зе зґљіщи Арракіс. А тен ху́опак повінієн мієч віє̌цеј респекту дља моȷ̈ј</text:p>
      <text:p text:style-name="P4">ваљечнощі.</text:p>
      <text:p text:style-name="P4"><text:soft-page-break/>Феид-Раутга в міљченію біу́ с̌іє̌ з мис̌љамі. Чи он ȷ̈ст щери? Чи р̌ечивіщіе замієр̌а</text:p>
      <text:p text:style-name="P4">абдиковач? Чему ніє? Я ґо ќдис̌ нієва̌тпљівіє заста̌піє̌, ȷ̈жељі бе̌де̌ д̌іяу́ач острожніє. Ніє</text:p>
      <text:p text:style-name="P4">бе̌д̌іє жиу́ вієчніє. Може і ґу́упіё биу́о старач с̌іє̌ пр̌ис̌пієшич кољеј р̌ечи.</text:p>
      <text:p text:style-name="P4">- Му̊віш о уку́ад̌іє - повієд̌іяу́ Феид-Раутга. - Яка̌ мами ре̌којміє̌, же зостаніє</text:p>
      <text:p text:style-name="P4">дотр̌имани?</text:p>
      <text:p text:style-name="P4">- Як можеми собіє зауфач, ге̌? - запитау́ барон. - Цу̊ж, Феид, ȷ̈с̌љі ход̌і о чієбіє, засадзам</text:p>
      <text:p text:style-name="P4">Тгуфіра Гавата, би чіє̌ піљновау́. Уфам ментацкім здољнощіом Гавата в теј матерії.</text:p>
      <text:p text:style-name="P4">Розумієш мніє? Ј̈с̌љі зас̌ ход̌і о мніє, бе̌д̌ієш мус̌іяу́ увієр̌ич мі на су́ово. Аље я ніє бе̌де̌</text:p>
      <text:p text:style-name="P4">жиу́ вієчніє, нієправдаж, Феид? І хиба юж повінієнес̌ зача̌ч подејр̌евач, же знам справи,</text:p>
      <text:p text:style-name="P4">кту̊ре і ти повінієнес̌ познач.</text:p>
      <text:p text:style-name="P4">- Я чі даȷ́ ре̌којміє̌, а цо ти даȷ̈ш мніє? - запитау́ Феид-Раутга.</text:p>
      <text:p text:style-name="P4">- Я чі позвоље̌ жич даљеј - повієд̌іяу́ барон.</text:p>
      <text:p text:style-name="P4">Кољејни раз Феид-Раутга студіёвау́ свеґо стрия. Напуща на мніє Гавата! Цо би</text:p>
      <text:p text:style-name="P4"><text:soft-page-break/>повієд̌іяу́, ґдибим му виявіу́, же то Гават запљановау́ нумер з ґљадіяторем, кту̊ри коштовау́</text:p>
      <text:p text:style-name="P4">барона ȷ̈ґо містр̌а нієвољніку̊в? Певніє би повієд̌іяу́, же ку́аміє̌ хца̌ц здискредитовач</text:p>
      <text:p text:style-name="P4">Гавата. Ніє, поччіви Тгуфір ȷ̈ст ментатем і пр̌евід̌іяу́ те̌ ситуацȷ́.</text:p>
      <text:p text:style-name="P4">- Но, цо повієш? - запитау́ барон.</text:p>
      <text:p text:style-name="P4">- Цо моґе̌ повієд̌ієч? Зґадзам с̌іє̌ очивіщіе.</text:p>
      <text:p text:style-name="P4">Феид-Раутга помис̌љау́: Гават! Виґрива ȷ̈днеґо пр̌ечів друґієму... чи о то ход̌і? Чи</text:p>
      <text:p text:style-name="P4">пр̌ешеду́ до обозу меґо стрия, бо ніє сконсуљтовау́ем з нім замаху пр̌и помоци теґо</text:p>
      <text:p text:style-name="P4">му́одеґо нієвољніка?</text:p>
      <text:p text:style-name="P4">- Ніц ніє повієд̌іяу́ес̌ на то, же ставіям над тоба̌ Гавата - р̌еку́ барон.</text:p>
      <text:p text:style-name="P4">Розде̌те ноздр̌а Феида-Раутги здрадзау́и ȷ̈ґо роздражнієніє. Іміє̌ Гавата пр̌ез так вієље</text:p>
      <text:p text:style-name="P4">љат биу́о в род̌ініє Гарконнену̊в сиґнау́ем нієбезпієчењства... а тераз набрау́о новеґо</text:p>
      <text:p text:style-name="P4">значенія, вчія̌ж нієбезпієчнеґо.</text:p>
      <text:p text:style-name="P4">- Гават то нієбезпієчна забавка - повієд̌іяу́ Феид-Раутга.</text:p>
      <text:p text:style-name="P4">- Забавка! Ніє ба̌д̌ь ідіёта̌. Вієм, цо мам в особіє Гавата і як над тим пановач. Гават</text:p>
      <text:p text:style-name="P4"><text:soft-page-break/>подљеґа ґу́е̌бокім емоцём, Феид. Чу́овієка без емоцї, ото коґо тр̌еба с̌іє̌ бач. Љеч ґу́е̌боќ</text:p>
      <text:p text:style-name="P2">емоцȷ̈... ах, від̌іш, те можна наґія̌ч до своіх потр̌еб.</text:p>
      <text:p text:style-name="P4">- Ніє розумієм чіє̌, стрию.</text:p>
      <text:p text:style-name="P4">- Так, то відач.</text:p>
      <text:p text:style-name="P4">Феид пр̌еу́кна̌у́ образе̌ заљедвіє мруґна̌вши.</text:p>
      <text:p text:style-name="P4">- І ніє розумієш Гавата - додау́ барон.</text:p>
      <text:p text:style-name="P4">Ані ти! - помис̌љау́ Феид-Раутга.</text:p>
      <text:p text:style-name="P4">- Коґо Гават віні за своȷ̈ обецне поу́оженіє? - запитау́ барон. - Мніє? З певнощіа̌. Аље</text:p>
      <text:p text:style-name="P4">биу́ он нар̌е̌д̌ієм Атриду̊в і љатамі зе мна̌ виґривау́, допу̊кі ніє вмієшау́о с̌іє̌ Імперіюм. Так</text:p>
      <text:p text:style-name="P4">он то від̌і. Ј̈ґо нієнавіщ до мніє ȷ̈ст тераз здавкова. Вієр̌и, же може зе мна̌ виґрач</text:p>
      <text:p text:style-name="P4">в каждеј хвіљі. Вієр̌а̌ц в то ȷ̈ст пр̌еґрани. Понієваж я сќровуȷ́ ȷ̈ґо уваґе̌ там, ґд̌іє</text:p>
      <text:p text:style-name="P4">хце̌ - пр̌ечівко Імперіюм.</text:p>
      <text:p text:style-name="P4">Напіє̌чіє родза̌цеґо с̌іє̌ зрозумієнія побруз́д̌іу́о чоу́о Феида-Раутги, щіа̌ґне̌у́о му уста.</text:p>
      <text:p text:style-name="P4">- Пр̌ечівко Імператорові?</text:p>
      <text:p text:style-name="P4">Нієх му̊ј дроґі братанек посмакуȷ̈ теґо - мис̌љау́ барон. - Нієх собіє виму̊ві: Імператор</text:p>
      <text:p text:style-name="P4">Феид-Раутга Гарконнен! Нієх <text:soft-page-break/>запита сам с̌ієбіє, іље то варте. З певнощіа̌ мус̌і бич варте</text:p>
      <text:p text:style-name="P4">жичія ȷ̈днеґо стареґо стрия, кту̊ри може справіч, же тен сен станіє с̌іє̌ ява̌.</text:p>
      <text:p text:style-name="P4">Феид-Раутга повољі звіљжиу́ ȷ́зиќм варґі. Чи то, цо му̊ві стари ґу́упієц, може бич</text:p>
      <text:p text:style-name="P4">правда̌? Ј̈ст в тим цос̌ віє̌цеј, ніж с̌іє̌ на позу̊р видаȷ̈.</text:p>
      <text:p text:style-name="P4">- А цо ма до теґо Гават? - запитау́ Феид-Раутга.</text:p>
      <text:p text:style-name="P4">- Он мис̌љі, же нас викор̌истуȷ̈ до земсти на Імператор̌е.</text:p>
      <text:p text:style-name="P4">- А ќди то зостанію ос̌ія̌ґніє̌те?</text:p>
      <text:p text:style-name="P4">- Он ніє вибієґа мис̌ља̌ поза своя̌ земсте̌. Гават ȷ̈ст чу́овієќм, кту̊ри мус̌і су́ужич</text:p>
      <text:p text:style-name="P4">інним, сам навет теґо о собіє ніє вієдза̌ц.</text:p>
      <text:p text:style-name="P4">- Вієље с̌іє̌ од Гавата научиу́ем - пр̌изнау́ Феид-Раутга чуя̌ц правде̌ тих су́у̊в в каждеј</text:p>
      <text:p text:style-name="P4">зґу́оше. - Аље ім віє̌цеј с̌іє̌ уче̌, тим бард̌ієј чуȷ́, же повінніс̌ми ґо зљіквідовач, і то</text:p>
      <text:p text:style-name="P4">шибко.</text:p>
      <text:p text:style-name="P4">- Нієміу́а чі ȷ̈ст с̌віядомощ, же бе̌д̌іє міяу́ на чієбіє око?</text:p>
      <text:p text:style-name="P4">- Гават ма око на каждеґо.</text:p>
      <text:p text:style-name="P4">- І може посад̌іч чіє̌ на троніє. Гават ȷ̈ст субтељни. Ј̈ст нієбезпієчни, пр̌ебієґу́и. Аље я</text:p>
      <text:p text:style-name="P4"><text:soft-page-break/>му ȷ̈ще ніє одставіє̌ антідотум. Мієч ȷ̈ст также нієбезпієчни, Феид. Аље ма похве̌. Ј̈ст</text:p>
      <text:p text:style-name="P4">в Гавачіє тручізна. Ќди вицофами антідотум, окриȷ̈ ґо похва с̌мієрчі.</text:p>
      <text:p text:style-name="P4">- То понієка̌д пр̌ипоміна арене̌ - повієд̌іяу́ Феид. - В фінтах фінти в фінтах. С̌ієд̌іш</text:p>
      <text:p text:style-name="P4">оќм, в кту̊ра̌ строне̌ похиља с̌іє̌ ґљадіятор, в кту̊ра̌ строне̌ патр̌и, як тр̌има ну̊ж.</text:p>
      <text:p text:style-name="P4">Поківау́ ґу́ова̌ сам до с̌ієбіє, відза̌ц, же су́ова те сподобау́и с̌іє̌ стриёві, аље мис̌ља̌ц: так!</text:p>
      <text:p text:style-name="P4">Арене̌! А бр̌ещотем ȷ̈ст мис̌љ!</text:p>
      <text:p text:style-name="P4">- Від̌іш тераз, як чі ȷ̈стем потр̌ебни - р̌еку́ барон. - Я с̌іє̌ ȷ̈ще пр̌идаȷ́, Феид.</text:p>
      <text:p text:style-name="P2">Як мієч, кту̊рим с̌іє̌ ву́ада, допу̊кі с̌іє̌ так ніє сте̌пі, же с̌іє̌ до нічеґо ніє пр̌ида - помис̌љау́</text:p>
      <text:p text:style-name="P4">Феид-Раутга.</text:p>
      <text:p text:style-name="P4">- Так, стрию - повієд̌іяу́.</text:p>
      <text:p text:style-name="P4">- А тераз - р̌еку́ барон - удами с̌іє̌ до кватер нієвољніку̊в, ми двај. І я бе̌де̌ патр̌иу́, як ти</text:p>
      <text:p text:style-name="P4">своімі ву́аснимі ре̌камі забіяш вшистќ кобієти в скр̌идље розпусти.</text:p>
      <text:p text:style-name="P4">- Стрию!</text:p>
      <text:p text:style-name="P4">- Бе̌да̌ ȷ̈ще інне кобієти, Феид, Аље повієд̌іяу́ем, же зе мна̌ ніє попеу́нія с̌іє̌ бу́е̌ду̊в</text:p>
      <text:p text:style-name="P4"><text:soft-page-break/>безкарніє.</text:p>
      <text:p text:style-name="P4">Феудові - Раучіє щіемніяу́а твар̌.</text:p>
      <text:p text:style-name="P4">- Стрию, ти...</text:p>
      <text:p text:style-name="P4">- Пр̌ијмієш своя̌ каре̌ і запаміє̌таш те̌ науке̌ - р̌еку́ барон.</text:p>
      <text:p text:style-name="P4">Феид-Раутга спојр̌ау́ в розпромієніёне очи стрия. І муше̌ запаміє̌тач те̌ ноц - мис̌љау́. А паміє̌тая̌ц я̌, муше̌ паміє̌тач о інних ноцах.</text:p>
      <text:p text:style-name="P4">- Ніє одму̊віш - повієд̌іяу́ барон.</text:p>
      <text:p text:style-name="P4">Цо бис̌ зробіу́, ґдибим одму̊віу́, старуху? - помис̌љау́ собіє Феид-Раутга. Аље вієд̌іяу́, же</text:p>
      <text:p text:style-name="P4">може с̌іє̌ знаљез́ч якас̌ інна кара, може брутаљнієјша, бард̌ієј вирафінована.</text:p>
      <text:p text:style-name="P4">- Знам чіє̌, Феид - повієд̌іяу́ барон. - Ніє одму̊віш.</text:p>
      <text:p text:style-name="P4">В пор̌а̌дку - мис̌љау́ Феид-Раутга. - Тераз ȷ̈стес̌ мі потр̌ебни. Розумієм то. Добіљіс̌ми</text:p>
      <text:p text:style-name="P2">тарґу. Љеч ніє завше бе̌д̌ієш мі потр̌ебни. І... певнеґо днія...</text:p>
      <text:p text:style-name="P4">2</text:p>
      <text:p text:style-name="P4">Ґу́е̌боко в људзќј подс̌віядомощі ткві пр̌еможна потр̌еба љоґічнеґо,</text:p>
      <text:p text:style-name="P4">мая̌цеґо сенс вшехс̌віята. Аље р̌ечивісти вшехс̌віят ȷ̈ст завше о крок</text:p>
      <text:p text:style-name="P4">поза љоґіка̌.</text:p>
      <text:p text:style-name="P4">зе „Зу́отих мис̌љі Муад’Діба” зебраних пр̌ез кс̌іє̌жнічке̌ Іруљан</text:p>
      <text:p text:style-name="P4"><text:soft-page-break/>С̌іядивау́ем напр̌ечівко вієљу пануя̌цих ґу́у̊в з високіх роду̊в, љеч ніґди ніє</text:p>
      <text:p text:style-name="P4">від̌іяу́ем нієбезпієчнієјшеј і бард̌ієј спас̌іёнеј с̌віні од теј - повієд̌іяу́ собіє Тгуфір Гават.</text:p>
      <text:p text:style-name="P4">- Можеш му̊віч зе мна̌ без оґру̊дек, Гават - задудніу́ барон.</text:p>
      <text:p text:style-name="P4">Одхиљіу́ с̌іє̌ до тиу́у в кр̌ес̌ље дрифовим, с̌відруя̌ц Гавата очамі укритимі в фау́дах</text:p>
      <text:p text:style-name="P4">ту́ущу. Стари ментат спущіу́ взрок на сту̊у́ поміє̌дзи соба̌ а баронем Вљадімірем</text:p>
      <text:p text:style-name="P4">Гарконненем, однотовуя̌ц боґацтво су́оју̊в древна. Навет оне биу́и чинніќм, кту̊ри</text:p>
      <text:p text:style-name="P4">наљежау́о увзґље̌дніч шацуя̌ц барона, як і червоне щіани теј приватнеј саљкі конференцијнеј</text:p>
      <text:p text:style-name="P4">ораз ніку́и су́одкі запах жіу̊у́ віша̌ци в повієтр̌у і маскуя̌ци ȷ̈ще інтенсивнієјше піжмо.</text:p>
      <text:p text:style-name="P4">- Ніє казау́ес̌ мі вису́ач теґо остр̌еженія до Раббана дља свеґо від̌іміс̌іє̌ - повієд̌іяу́</text:p>
      <text:p text:style-name="P4">барон.</text:p>
      <text:p text:style-name="P4">Старча, ствардніяу́а як р̌емієњ твар̌ Гавата позостау́а без виразу, ніє здрадзая̌ц</text:p>
      <text:p text:style-name="P4">пр̌епеу́ніяя̌цеґо ґо встре̌ту.</text:p>
      <text:p text:style-name="P4">- Подејр̌евам вієље р̌ечи, му̊ј паніє - р̌еку́.</text:p>
      <text:p text:style-name="P4"><text:soft-page-break/>- Так. Но віє̌ц хце̌ вієд̌ієч, цо ма Арракіс до твоіх подејр̌ењ дотича̌цих Саљуса</text:p>
      <text:p text:style-name="P4">Сецундус. Ніє вистарчи, же мі повтар̌аш, же Імператор ȷ̈ст порушони певним звія̌зќм</text:p>
      <text:p text:style-name="P4">міє̌дзи Арракіс а ȷ̈ґо таȷ̈мніча̌ віє̌зієнна̌ пљанета̌. Но віє̌ц пос̌пієшиу́ем с̌іє̌ з вису́анієм</text:p>
      <text:p text:style-name="P4">Раббанові остр̌еженія ȷ̈диніє дљатеґо, же курієр мус̌іяу́ одљечієч тим ґаљеонем. Повієд̌іяу́ес̌,</text:p>
      <text:p text:style-name="P4">же ніє вољно звљекач. Зґода. Аље тераз су́ухам вияс̌нієњ.</text:p>
      <text:p text:style-name="P4">За дужо папље - мис̌љау́ Гават. - То ніє Љето, кту̊ри уміяу́ мі повієд̌ієч вієље унієс̌ієнієм</text:p>
      <text:p text:style-name="P4">брві љуб ґестем ду́оні. Ані стари кс̌ія̌же̌, кту̊ри потрафіу́ виражіч цау́е зданіє пр̌ез заакцентованіє</text:p>
      <text:p text:style-name="P4">поȷ̈динчеґо су́ова. То ȷ̈ст простак! Забічіє ґо бе̌д̌іє пр̌ису́уґа̌ дља родзаю људзќґо.</text:p>
      <text:p text:style-name="P4">- Ніє одејд̌ієш ста̌д, допу̊кі ніє отр̌имам пеу́неґо і щеґу̊у́овеґо вияс̌нієнія - ствієрд̌іу́</text:p>
      <text:p text:style-name="P4">барон.</text:p>
      <text:p text:style-name="P4">- Збит љекко му̊віш о Саљуса Сецундус - повієд̌іяу́ Гават.</text:p>
      <text:p text:style-name="P4">- Ј̈ст карна̌ кољонія̌ - р̌еку́ барон. - На Саљуса Сецундус зсиу́а с̌іє̌ најґорше шумовіни</text:p>
      <text:p text:style-name="P4">з цау́еј ґаљактикі. Чеґо нам віє̌цеј <text:soft-page-break/>потр̌еба до віядомощі?</text:p>
      <text:p text:style-name="P4">- Же варункі на пљанечіє віє̌зієннеј са̌ учія̌жљівше ніж ґд̌ієкољвієк інд̌ієј - одпару́ Гават.</text:p>
      <text:p text:style-name="P4">- Су́ишау́ес̌, же вспу̊у́чиннік умієраљнощі вс̌ру̊д ново пр̌ибиу́их віє̌з́ніу̊в пр̌екрача</text:p>
      <text:p text:style-name="P2">шещд̌ієс̌ія̌т процент. Су́ишау́ес̌, же Імператор стосуȷ̈ там вшељќ форми учіску. Су́ишау́ес̌ то</text:p>
      <text:p text:style-name="P4">вшистко і ніє задаȷ̈ш питањ?</text:p>
      <text:p text:style-name="P4">- Імператор ніє позваља високім родом на інспекцȷ̈ свеґо віє̌зієнія - варкна̌у́ барон. Аље теж і ніє заґља̌да до моіх љоху̊в.</text:p>
      <text:p text:style-name="P4">- І заінтересованіє Саљуса Сецундус ȷ̈ст... ах... - Гават поу́ожиу́ кощісти паљец на устах нієміље від̌іяне.</text:p>
      <text:p text:style-name="P4">- Но віє̌ц, ніє щичі с̌іє̌ певнимі р̌ечамі, кту̊ре мус̌і там робіч!</text:p>
      <text:p text:style-name="P4">Најмнієјши з ніку́их ус̌мієху̊в пр̌емкна̌у́ по чіємних варґах Гавата. Очи му</text:p>
      <text:p text:style-name="P4">розбу́ису́и в с̌вієтље яр̌еніу̊вкі, ќди ȷ̈ вљепіу́ в барона.</text:p>
      <text:p text:style-name="P4">- І ніґди ніє застанавіяу́ес̌ с̌іє̌, ска̌д Імператор бієр̌е своіх сардаукару̊в?</text:p>
      <text:p text:style-name="P4">Барон зашнуровау́ ту́усте варґі. Надау́о то ȷ̈ґо твар̌и вираз нада̌санеґо д̌ієцка, а в ґу́ос̌іє</text:p>
      <text:p text:style-name="P4">бр̌міяу́а нута роздражнієнія, ґди с̌іє̌ одезвау́:</text:p>
      <text:p text:style-name="P4"><text:soft-page-break/>- Но, як то... он рекрутуȷ̈... то значи, са̌ те континґенти војск і он вербуȷ̈ з...</text:p>
      <text:p text:style-name="P4">- Терефере! - парскна̌у́ Гават. - Оповієщі, кту̊ре су́ишими о вичинах сардаукару̊в, то ніє</text:p>
      <text:p text:style-name="P4">са̌ пљоткі, нієправдаж? Са̌ то рељацȷ̈ з пієрвшеј ре̌кі скромнеј љічби тих, кту̊р̌и пр̌ежиљі старчіє</text:p>
      <text:p text:style-name="P4">з сардаукарамі, ге̌?</text:p>
      <text:p text:style-name="P4">- Сардаукар̌и са̌ без ва̌тпієнія вспаніяу́имі воёвнікамі - повієд̌іяу́ барон. - Аље</text:p>
      <text:p text:style-name="P4">уважам, же моȷ̈ љеґіёни...</text:p>
      <text:p text:style-name="P4">- В пору̊внанію з німі то гарцер̌е! - варкна̌у́ Гават. - Уважаш, же ніє вієм, дљачеґо</text:p>
      <text:p text:style-name="P4">Імператор обру̊чіу́ с̌іє̌ пр̌ечівко родові Атриду̊в?</text:p>
      <text:p text:style-name="P4">- То ніє ȷ̈ст темат до спекуљацї дља чієбіє - остр̌еґу́ ґо барон.</text:p>
      <text:p text:style-name="P4">Чиж то можљіве, би навет он ніє вієд̌іяу́, цо пхне̌у́о до теґо Імператора? - задавау́ собіє</text:p>
      <text:p text:style-name="P4">питаніє Гават.</text:p>
      <text:p text:style-name="P4">- Кажди темат ȷ̈ст добри дља мніє до спекуљацї, ȷ̈с̌љі то су́ужи тему, до чеґо мніє</text:p>
      <text:p text:style-name="P4">затрудніёно - повієд̌іяу́ Гават. - Ј̈стем ментатем. Ніє укрива с̌іє̌ ані інформацијних, ані</text:p>
      <text:p text:style-name="P4">обљіченіёвих даних пр̌ед ментатем.</text:p>
      <text:p text:style-name="P4">Пр̌ез ду́уґа̌ хвіље̌ барон ніє спущау́ <text:soft-page-break/>з нієґо очу.</text:p>
      <text:p text:style-name="P4">- Повієдз, цо мус̌іш повієд̌ієч, ментачіє - р̌еку́ на конієц.</text:p>
      <text:p text:style-name="P4">- Падишах Імператор обру̊чіу́ с̌іє̌ пр̌ечівко родові Атриду̊в, понієваж містр̌овіє војни</text:p>
      <text:p text:style-name="P4">кс̌іє̌чія, Ґурнеи Гаљљецк і Дунцан Ідаго, вишкољіљі боёва̌ формацȷ́ - мау́а̌ боёва̌ формацȷ́ о ву́ос тиљко усте̌пуя̌ца̌ сардаукаром. Нієкту̊р̌и з ніх биљі навет љепс̌і. А кс̌ія̌же̌ міяу́ шансе̌</text:p>
      <text:p text:style-name="P4">повіє̌кшич своя̌ арміє̌, учиніч я̌ под каждим взґље̌дем так с̌іљна̌ як імператорска.</text:p>
      <text:p text:style-name="P4">Барон важиу́ то одкричіє.</text:p>
      <text:p text:style-name="P4">- Цо ма до теґо Арракіс?</text:p>
      <text:p text:style-name="P4">- Станові з́ру̊ду́о рекруту̊в заправіёних в најсуровшеј шкоље жичія.</text:p>
      <text:p text:style-name="P4">Барон покре̌чіу́ ґу́ова̌.</text:p>
      <text:p text:style-name="P2">- Ніє мис̌љіш хиба о Фременах?</text:p>
      <text:p text:style-name="P4">- Мис̌ље̌ о Фременах.</text:p>
      <text:p text:style-name="P4">- Га! Віє̌ц по цо остр̌еґач Раббана? По сардаукарскім поґроміє і учіску Раббана ніє</text:p>
      <text:p text:style-name="P4">моґу́о позостач віє̌цеј як ґарстка Фремену̊в.</text:p>
      <text:p text:style-name="P4">Гават впатривау́ с̌іє̌ в нієґо без су́ова.</text:p>
      <text:p text:style-name="P4">- Ніє віє̌цеј ніж ґарстка! - повту̊р̌иу́ барон. - Раббан забіу́ іх шещ тис̌іє̌ци ȷ̈диніє зешу́еґо</text:p>
      <text:p text:style-name="P4"><text:soft-page-break/>року.</text:p>
      <text:p text:style-name="P4">Надаљ Гават впатривау́ с̌іє̌ в барона.</text:p>
      <text:p text:style-name="P4">- А рок пр̌едтем биу́о д̌ієвіє̌ч тис̌іє̌ци - повієд̌іяу́ барон. - А до свеґо одвроту</text:p>
      <text:p text:style-name="P4">сардаукар̌и мус̌ієљі зау́атвіч пр̌инајмнієј двад̌ієщіа тис̌іє̌ци.</text:p>
      <text:p text:style-name="P4">- Яќ са̌ страти војск Раббана в чія̌ґу остатніх дву̊х љат? - запитау́ Гават.</text:p>
      <text:p text:style-name="P4">Барон потару́ пољічкі.</text:p>
      <text:p text:style-name="P4">- Но цу̊ж, вербовау́ рачеј остро, то правда. Ј̈ґо аґенчі чинія̌ дощ екстраваґанцќ</text:p>
      <text:p text:style-name="P4">обієтніце і...</text:p>
      <text:p text:style-name="P4">- Повієдзми тр̌ид̌ієщі тис̌іє̌ци в заокра̌ґљенію? - запитау́ Гават.</text:p>
      <text:p text:style-name="P4">- То хиба трохе̌ за дужо - р̌еку́ барон.</text:p>
      <text:p text:style-name="P4">- Вре̌ч пр̌ечівніє - повієд̌іяу́ Гават. - Умієм читач міє̌дзи вієршамі рапорти Раббана</text:p>
      <text:p text:style-name="P4">так само як ти. А ти з певнощіа̌ мус̌іяу́ес̌ зрозумієч моȷ̈ мељдункі од наших аґенту̊в.</text:p>
      <text:p text:style-name="P4">- Арракіс то сроґа пљанета - повієд̌іяу́ барон. - Офіяри самуму̊в моґа̌...</text:p>
      <text:p text:style-name="P4">- Обај знами всказ́нік зґону̊в в виніку гураґану̊в - пр̌ервау́ Гават.</text:p>
      <text:p text:style-name="P4">- Но, а цо ȷ̈с̌љі страчіу́ тр̌ид̌ієщі тис̌іє̌ци? - запитау́ барон і крев напу́ине̌у́а му до твар̌и.</text:p>
      <text:p text:style-name="P4"><text:soft-page-break/>- Веду́уґ твеґо ву́аснеґо рахунку - одр̌еку́ Гават - Раббан забіу́ піє̌тнащіе тис̌іє̌ци</text:p>
      <text:p text:style-name="P4">в чія̌ґу дву̊х љат сам траца̌ц два рази тиље. Му̊віш, же сардаукар̌и зау́атвіљі даљше</text:p>
      <text:p text:style-name="P4">двад̌ієщіа тис̌іє̌ци, а може і трохе̌ віє̌цеј. Я зас̌ від̌іяу́ем маніфести пр̌евозове іх</text:p>
      <text:p text:style-name="P4">повроту з Арракіс. Ј̈с̌љі забіљі двад̌ієщіа тис̌іє̌ци, то страчіљі правіє піє̌чію за ȷ̈днеґо. Дљачеґо</text:p>
      <text:p text:style-name="P4">ніє хцеш пр̌ия̌ч тих љічб до віядомощі, бароніє, і зрозумієч, цо оне знача̌?</text:p>
      <text:p text:style-name="P4">Барон пр̌ему̊віу́ озіє̌бље, цедза̌ц міярово су́ова:</text:p>
      <text:p text:style-name="P4">- То тву̊ј фах ментачіє. Цо оне знача̌?</text:p>
      <text:p text:style-name="P4">- Подау́ем чі за Дунцанем Ідаго љічебнощ візитованеј пр̌ез нієґо с̌ічи - р̌еку́ Гават. Вшистко с̌іє̌ зґадза. Ј̈с̌љі мая̌ тиљко двієщіе піє̌чд̌ієс̌ія̌т такіх с̌ічових вспу̊љнот, іх</text:p>
      <text:p text:style-name="P4">попуљаця љічи окоу́о піє̌чію міљіёну̊в. Му̊ј оптимаљни шацунек то пр̌инајмнієј два рази тиље</text:p>
      <text:p text:style-name="P4">вспу̊љнот. На таќј пљанечіє људнощ розпраша с̌іє̌.</text:p>
      <text:p text:style-name="P4">- Д̌ієс̌іє̌ч міљіёну̊в?</text:p>
      <text:p text:style-name="P4">Пољічкі барона затр̌е̌су́и с̌іє̌ зе здумієнія.</text:p>
      <text:p text:style-name="P4"><text:soft-page-break/>- Цо најмнієј.</text:p>
      <text:p text:style-name="P4">Барон зачісна̌у́ пуљхне варґі. Очамі як пачіёркі впатривау́ с̌іє̌ нієусте̌пљівіє в Гавата.</text:p>
      <text:p text:style-name="P2">Чи то правіду́ова каљкуљаця ментацка? - застанавіяу́ с̌іє̌. - Як то може бич, жеби нікт ніє</text:p>
      <text:p text:style-name="P4">подејр̌евау́?</text:p>
      <text:p text:style-name="P4">- Навет ніє захвіяљіс̌ми моцнієј іх всказ́ніќм пр̌иросту натураљнеґо - повієд̌іяу́</text:p>
      <text:p text:style-name="P4">Гават. - Витр̌ебіљіс̌ми ȷ̈диніє ґарстке̌ мнієј уданих особніку̊в, позоставіяя̌ц с̌іљних, би</text:p>
      <text:p text:style-name="P4">ȷ̈ще бард̌ієј урос̌љі в с̌іу́е̌ - зупеу́ніє як на Саљуса Сецундус.</text:p>
      <text:p text:style-name="P4">- Саљуса Сецундус! - варкна̌у́ барон. - Цо то ма вспу̊љнеґо з пљанета̌ віє̌зієнна̌ Імператора?</text:p>
      <text:p text:style-name="P4">- Чу́овієк, кту̊ри пр̌ежиȷ̈ Саљуса Сецундус, ȷ̈ст твардши од віє̌кшощі људ̌і - вияс̌ніу́</text:p>
      <text:p text:style-name="P4">Гават. - Ќди додач до теґо најљепше з најљепших шкољеніє војскове...</text:p>
      <text:p text:style-name="P4">- Бздура! Ведље твеґо виводу я му̊ґу́бим вербовач спос̌ру̊д Фремену̊в по тим, як биљі</text:p>
      <text:p text:style-name="P4">чієміє̌жені пр̌ез меґо братанка.</text:p>
      <text:p text:style-name="P4">- А ти ніє чієміє̌жиш своіх одд̌іяу́у̊в? - зауважиу́ у́аґодним ґу́осем Гават.</text:p>
      <text:p text:style-name="P4">- Но... я... аље...</text:p>
      <text:p text:style-name="P4">- Чієміє̌женіє ȷ̈ст р̌еча̌ взґље̌дна̌ - <text:soft-page-break/>повієд̌іяу́ Гават. - Чиж твоім жоу́нієр̌ом ніє</text:p>
      <text:p text:style-name="P4">повод̌і с̌іє̌ значніє љепієј ніж інним вокоу́о? Чиж оні ніє відза̌ нієміу́еј аљтернативи вобец</text:p>
      <text:p text:style-name="P4">бичія жоу́нієр̌ем барона?</text:p>
      <text:p text:style-name="P4">Барон заміљку́, очи му с̌іє̌ розбієґу́и. Таќ можљівощі... чижби Раббан безвієдніє дау́</text:p>
      <text:p text:style-name="P4">родові Гарконнену̊в броњ остатечна̌? По хвіљі р̌еку́:</text:p>
      <text:p text:style-name="P4">- Як можна запевніч собіє вієрнощ такіх рекруту̊в?</text:p>
      <text:p text:style-name="P4">- Брау́бим іх мау́имі ґрупкамі, ніє віє̌кшимі ніж в с̌іље пљутону - р̌еку́ Гават. Видостау́бим іх з чіє̌жќј ситуацї і виізољовау́ зе шкољеніёва̌ кадра̌ људ̌і, кту̊р̌и би</text:p>
      <text:p text:style-name="P4">зрозумієљі іх пр̌ешу́ощ, најљепієј такіх, кту̊р̌и самі биљі ќдис̌ в ру̊вніє чіє̌жќј ситуацї. По</text:p>
      <text:p text:style-name="P4">чим натхна̌у́бим іх містична̌ віяра̌, же іх пљанета ȷ̈ст в р̌ечивістощі тајним пољіґонем,</text:p>
      <text:p text:style-name="P4">видая̌цим на с̌віят таќ вижше істоти як оні. І пр̌ез цау́и час показивау́бим ім, на цо те</text:p>
      <text:p text:style-name="P4">вижше істоти засу́уґуя̌: боґате жичіє, піє̌кне кобієти, ељеґанцќ доми... чеґо душа запраґніє.</text:p>
      <text:p text:style-name="P4">Барон зача̌у́ ківач ґу́ова̌.</text:p>
      <text:p text:style-name="P4">- Так як сардаукар̌и жия̌ у с̌ієбіє.</text:p>
      <text:p text:style-name="P4">- З часем рекручі увієр̌а̌, же <text:soft-page-break/>істнієніє таќґо мієјша як Саљуса Сецундус ȷ̈ст</text:p>
      <text:p text:style-name="P4">усправієдљівіёне, понієваж видау́о іх - ељіте̌. Најзвикљејши жоу́нієр̌ в сардаукарах вієд̌іє</text:p>
      <text:p text:style-name="P4">жичіє под вієљома взґље̌дамі ру̊вніє љуксусове як чу́онковіє висоќґо роду.</text:p>
      <text:p text:style-name="P4">- Цос̌ таќґо! - шепна̌у́ барон.</text:p>
      <text:p text:style-name="P4">- Уд̌ієљая̌ чі с̌іє̌ моȷ̈ подејр̌енія - р̌еку́ Гават.</text:p>
      <text:p text:style-name="P4">- Ска̌д с̌іє̌ цос̌ таќґо взіє̌у́о? - запитау́ барон.</text:p>
      <text:p text:style-name="P4">- А ву́ас̌ніє, ска̌д поход̌і ру̊д Цорріно? Чи на Саљуса Сецундус биљі људ̌іє, занім</text:p>
      <text:p text:style-name="P4">Імператор вису́ау́ там пієрвши континґент своіх віє̌з́ніу̊в? Навет кс̌ія̌же̌ Љето, кузин по</text:p>
      <text:p text:style-name="P4">ка̌д̌ієљі, нічеґо певнеґо ніє вієд̌іяу́. Ніє захе̌ца с̌іє̌ до ставіянія такіх питањ.</text:p>
      <text:p text:style-name="P4">Очи барона зробіу́и с̌іє̌ шкљісте од замис̌љенія.</text:p>
      <text:p text:style-name="P2">- Так, піљніє стр̌ежоне таȷ̈мніце. Ужиљіби вшељкіх с̌родку̊в...</text:p>
      <text:p text:style-name="P4">- В додатку цо ту ȷ̈ст до укриванія? - запитау́ Гават. - Же Падишах Імператор ма пљанете̌</text:p>
      <text:p text:style-name="P4">віє̌зієнна̌? То віє кажди. Же ма он...</text:p>
      <text:p text:style-name="P4">- Грабія Фенрінґ! - вирвау́о с̌іє̌ баронові.</text:p>
      <text:p text:style-name="P4">Гават заміљку́ пр̌иґља̌дая̌ц с̌іє̌ <text:soft-page-break/>баронові з заінтриґована̌ міна̌.</text:p>
      <text:p text:style-name="P4">- Цо грабія Фенрінґ?</text:p>
      <text:p text:style-name="P4">- На урод̌інах моȷ̈ґо братанка паре̌ љат тему... - повієд̌іяу́ барон. - Тен імперіяљни ґоґус̌,</text:p>
      <text:p text:style-name="P4">грабія Фенрінґ, пр̌ибиу́ в характер̌е офіцяљнеґо обсерватора ораз дља... гм, сфінаљізованія</text:p>
      <text:p text:style-name="P4">порозумієнія гандљовеґо міє̌дзи мна̌ а Імператорем.</text:p>
      <text:p text:style-name="P4">- І цо?</text:p>
      <text:p text:style-name="P4">- Я... гм... здаȷ̈ с̌іє̌, же в тракчіє кољејнеј розмови повієд̌іяу́ем цос̌ о зробієнію з Арракіс</text:p>
      <text:p text:style-name="P4">пљанети віє̌зієннеј. Фенрінґ...</text:p>
      <text:p text:style-name="P4">- Доку́адніє цо повієд̌іяу́ес̌? - запитау́ Гават.</text:p>
      <text:p text:style-name="P4">- Доку́адніє? То биу́о так давно і...</text:p>
      <text:p text:style-name="P4">- Му̊ј паніє бароніє, ȷ̈жељі праґнієш зробіч најљепши ужитек з моіх усу́уґ, мус̌іш уд̌ієљіч</text:p>
      <text:p text:style-name="P4">мі вичерпуя̌цих інформацї. Ніє наґрано теј розмови?</text:p>
      <text:p text:style-name="P4">Баронові твар̌ почіємніяу́а з ґнієву.</text:p>
      <text:p text:style-name="P4">- Ј̈стес̌ ру̊вніє нієзнос̌ни як Пітер! Ніє подобая̌ мі с̌іє̌ те...</text:p>
      <text:p text:style-name="P4">- Ніє ма юж пр̌и тобіє Пітера, му̊ј паніє - повієд̌іяу́ Гават. - А так на марґінес̌іє, цу̊ж</text:p>
      <text:p text:style-name="P4">таќґо пр̌итрафіу́о с̌іє̌ Пітерові?</text:p>
      <text:p text:style-name="P4">- Збит с̌іє̌ споуфаљіу́, збит вієље вимаґау́ оде мніє - р̌еку́ барон.</text:p>
      <text:p text:style-name="P4">- Запевніяу́ес̌ мніє, же ніґди ніє <text:soft-page-break/>марнуȷ̈ш пожитечних људ̌і - одпару́ Гават. - Чи хцеш</text:p>
      <text:p text:style-name="P4">мніє змарновач пр̌ез ґроз́би і викре̌ти? Розмавіяљіс̌ми о тим, цо повієд̌іяу́ес̌ грабієму</text:p>
      <text:p text:style-name="P4">Фенрінґові.</text:p>
      <text:p text:style-name="P4">З вољна риси твар̌и барона виґу́ад̌іу́и с̌іє̌. В одповієднім час̌іє - мис̌љау́ - бе̌де̌ паміє̌тау́,</text:p>
      <text:p text:style-name="P4">як мніє трактовау́. Так. Бе̌де̌ паміє̌тау́.</text:p>
      <text:p text:style-name="P4">- Цгвіљечке̌ - повієд̌іяу́ і цофна̌у́ с̌іє̌ вспомнієнієм до спотканія в свеј вієљќј саљі.</text:p>
      <text:p text:style-name="P4">Пр̌ед очамі стана̌у́ му образ іх побиту в стожку чіши, вспомаґая̌ц паміє̌ч. - Повієд̌іяу́ем</text:p>
      <text:p text:style-name="P4">цос̌ таќґо - р̌еку́ барон: - „Імператор розуміє, же інтереси са̌ завше звія̌зане з певним</text:p>
      <text:p text:style-name="P4">пр̌ељевем крві”. То биу́а аљузя до страт в нашеј с̌іље робочеј. Насте̌пніє повієд̌іяу́ем цос̌</text:p>
      <text:p text:style-name="P4">о евентуаљним інним розвія̌занію пробљему Арракіс і додау́ем, же пљанета віє̌зієнна Імператора</text:p>
      <text:p text:style-name="P4">натхне̌у́а мніє до пу̊јщіа в ȷ̈ґо с̌љади.</text:p>
      <text:p text:style-name="P4">- Вієд̌ьмія крев! - варкна̌у́ Гават. - Цо на то Фенрінґ?</text:p>
      <text:p text:style-name="P4">- Втеди зача̌у́ мніє ву́ас̌ніє випитивач о чієбіє.</text:p>
      <text:p text:style-name="P4">Гават одхиљіу́ с̌іє̌ на опарчіє <text:soft-page-break/>пр̌имикая̌ц очи в задуміє.</text:p>
      <text:p text:style-name="P4">- Віє̌ц то дљатеґо заче̌љі пр̌иґља̌дач с̌іє̌ Арракіс - р̌еку́. - Цу̊ж, цо с̌іє̌ стау́о, то с̌іє̌ ніє</text:p>
      <text:p text:style-name="P2">одстаніє. - Отвор̌иу́ очи. - Арракіс мус̌і юж с̌іє̌ роіч од іх шпієґу̊в. Два љата!</text:p>
      <text:p text:style-name="P4">- Аље пр̌ечієж моя нієвінна взміянка о...</text:p>
      <text:p text:style-name="P4">- Ніц ніє ȷ̈ст нієвінне в очах Імператора! Якіх інструкцї уд̌ієљіу́ес̌ Раббанові?</text:p>
      <text:p text:style-name="P4">- Жеби по просту научиу́ Арракіс моресу пр̌ед намі.</text:p>
      <text:p text:style-name="P4">Гават покре̌чіу́ ґу́ова.</text:p>
      <text:p text:style-name="P4">- Тераз маш, бароніє, два вијщіа. Можеш вибіч тубиљцу̊в, вите̌піч іх цо до остатнієґо,</text:p>
      <text:p text:style-name="P4">аљбо...</text:p>
      <text:p text:style-name="P4">- Змарновач цау́а̌ с̌іу́е̌ робоча̌?</text:p>
      <text:p text:style-name="P4">- Вољау́бис̌ спровад̌іч тутај Імператора і те висоќ роди, кту̊ре може ȷ̈ще пр̌ечія̌ґна̌ч на</text:p>
      <text:p text:style-name="P4">своя̌ строне̌, жеби доконаљі скробанкі, жеби вискробаљі Ґієді Пріме як пуста̌ тикве̌?</text:p>
      <text:p text:style-name="P4">Барон пр̌евієрчіу́ спојр̌енієм свеґо ментата.</text:p>
      <text:p text:style-name="P4">- Ніє ос̌мієљіу́би с̌іє̌!</text:p>
      <text:p text:style-name="P4">- Ніє?</text:p>
      <text:p text:style-name="P4">Баронові задржау́и варґі.</text:p>
      <text:p text:style-name="P4">- Яка від̌іш аљтернативе̌?</text:p>
      <text:p text:style-name="P4">- Пор̌уч своȷ̈ґо дроґієґо братанка <text:soft-page-break/>Раббана.</text:p>
      <text:p text:style-name="P4">- По... - барон урвау́, витр̌ещиу́ очи на Гавата.</text:p>
      <text:p text:style-name="P4">- Ніє висиу́ај му віє̌цеј ані ȷ̈днеґо жоу́нієр̌а, жаднеј помоци, обоȷ́тне в яќј постачі. На</text:p>
      <text:p text:style-name="P4">вшистќ ȷ̈ґо љісти одповіядај нієзмієнніє, же су́ишау́ес̌, в які окропни спосу̊б почина собіє</text:p>
      <text:p text:style-name="P4">на Арракіс, і же як тиљко бе̌д̌ієш му̊ґу́, подејмієш с̌родкі зарадче. Я зорґанізуȷ́</text:p>
      <text:p text:style-name="P4">пр̌ехвиценіє нієкту̊рих з твоіх пісм пр̌ез шпієґу̊в імперіяљних.</text:p>
      <text:p text:style-name="P4">- А цо з пр̌иправа̌, доходамі, вшисткімі...</text:p>
      <text:p text:style-name="P4">- Жа̌дај наљежних баронії зиску̊в, бача̌ц як то робіш. Вимаґај од Раббана стау́их сум.</text:p>
      <text:p text:style-name="P4">Можеми...</text:p>
      <text:p text:style-name="P4">Барон обру̊чіу́ ре̌це ду́оњмі до ґу̊ри.</text:p>
      <text:p text:style-name="P4">- Љеч ска̌д певнощ, же му̊ј љіс̌і братанек ніє...</text:p>
      <text:p text:style-name="P4">- Са̌ ȷ̈ще нас̌і шпієдзи на Арракіс. Повієдз Раббанові, же аљбо с̌іє̌ вивія̌же</text:p>
      <text:p text:style-name="P4">з континґенту̊в пр̌иправи, яќ нањ нау́ожиу́ес̌, аљбо с̌іє̌ ґо заста̌пі.</text:p>
      <text:p text:style-name="P4">- Знам своȷ̈ґо братанка - повієд̌іяу́ барон. - То ґо тиљко спровокуȷ̈ до звіє̌кшенія</text:p>
      <text:p text:style-name="P4">учіску људнощі.</text:p>
      <text:p text:style-name="P4">- Очивіщіе, же ґо спровокуȷ̈! - <text:soft-page-break/>варкна̌у́ Гават. - Ти ніє хцеш тераз поу́ожич тему кресу!</text:p>
      <text:p text:style-name="P4">Ти хцеш мієч ȷ̈диніє чисте ре̌це. Нієх то Раббан чі створ̌и те̌ своя̌ Саљуса Сецундус.</text:p>
      <text:p text:style-name="P4">Навет ніє тр̌еба му посиу́ач жадних віє̌з́ніу̊в. Ма вистарчая̌ца̌ до теґо попуљацȷ́. Скоро</text:p>
      <text:p text:style-name="P4">Раббан вичіска пот зе свих људ̌і, би вивія̌зач с̌іє̌ з твоіх континґенту̊в пр̌иправи, то</text:p>
      <text:p text:style-name="P4">Імператор ніє ма поводу подејр̌евач жаднеґо іннеґо мотиву. То ȷ̈ст вистарчая̌ци пову̊д,</text:p>
      <text:p text:style-name="P4">би оду́ожич те̌ пљанете̌ на пу̊у́ке̌. Ти зас̌ бароніє, су́овем ні ґестем ніє здрад̌іш, же істнієȷ̈ ку</text:p>
      <text:p text:style-name="P2">тему якас̌ інна пр̌ичина.</text:p>
      <text:p text:style-name="P4">Барон ніє потрафіу́ укрич шељмовсќґо тону под̌іву в своім ґу́ос̌іє.</text:p>
      <text:p text:style-name="P4">- Ах, Гават, хитрус з чієбіє. Но, а як впровад̌іми с̌іє̌ на Арракіс і викор̌истами то, цо</text:p>
      <text:p text:style-name="P4">пр̌иґотуȷ̈ Раббан?</text:p>
      <text:p text:style-name="P4">- То најпростше под су́оњцем, бароніє. Ј̈жељі цо року устаљіш нієцо вижши континґент од</text:p>
      <text:p text:style-name="P4">попр̌еднієґо, ситуаця нієбавем дојр̌еȷ̈. Продукця спадніє. Можеш усуна̌ч Раббана</text:p>
      <text:p text:style-name="P4">і самему зая̌ч с̌іє̌... пор̌а̌дкованієм бау́аґану.</text:p>
      <text:p text:style-name="P4"><text:soft-page-break/>- То тр̌има с̌іє̌ купи - р̌еку́ барон. - Тиљко же я сам моґе̌ с̌іє̌ почуч тим вшисткім</text:p>
      <text:p text:style-name="P4">зме̌чони. Пр̌иґотовуȷ́ коґос̌ іннеґо до обȷ́чія Арракіс в моім імієнію.</text:p>
      <text:p text:style-name="P4">Гават обсервовау́ ту́уста̌, кра̌ґу́а̌ твар̌ напр̌ечівко с̌ієбіє. Стари шпієґ - жоу́нієр̌</text:p>
      <text:p text:style-name="P4">нієспієшніє поківау́ ґу́ова̌.</text:p>
      <text:p text:style-name="P4">- Феид-Раутга - повієд̌іяу́. - Віє̌ц то с̌іє̌ криȷ̈ за обецним учісќм. Ти сам ȷ̈стес̌ бардзо</text:p>
      <text:p text:style-name="P4">хитри, бароніє. Може уда нам с̌іє̌ поу́а̌чич те два пљани. Так. Тву̊ј Феид-Раутга може удач с̌іє̌</text:p>
      <text:p text:style-name="P4">на Арракіс яко збавца. Може позискач маси. Так.</text:p>
      <text:p text:style-name="P4">Барон ус̌мієхна̌у́ с̌іє̌. Под маска̌ ус̌мієху зас̌ задавау́ собіє питаніє: Но, а як то вспу̊у́ґра</text:p>
      <text:p text:style-name="P4">з особістимі кнованіямі Гавата?</text:p>
      <text:p text:style-name="P4">Гават зас̌ відза̌ц, же зостау́ одправіёни, встау́ і опущіу́ поку̊ј о червоних щіанах. Іда̌ц</text:p>
      <text:p text:style-name="P4">ніє потрафіу́ опе̌д̌іч с̌іє̌ од дре̌ча̌цих нієвіядомих, яќ вискаківау́и в каждеј каљкуљацї</text:p>
      <text:p text:style-name="P4">дотича̌цеј Арракіс. Тен нови пр̌иву̊дца рељіґіјни, о кту̊рим напомкна̌у́ Ґурнеи Гаљљецк зе свеј</text:p>
      <text:p text:style-name="P4">крију̊вкі вс̌ру̊д пр̌емитніку̊в, у̊в Муад’Діб. Може ніє повінієнем дорадзач баронові, би дау́</text:p>
      <text:p text:style-name="P4"><text:soft-page-break/>теј рељіґії кр̌евіч с̌іє̌ ґд̌іє попадніє, навет пос̌ру̊д људнощі панві і ґрабен - повієд̌іяу́ до</text:p>
      <text:p text:style-name="P4">с̌ієбіє. - Аље віядомо пр̌ечієж, же учіск поводуȷ̈ розквіт рељіґії. І помис̌љау́ о мељдунках</text:p>
      <text:p text:style-name="P4">Гаљљецка на темат тактикі боёвеј Фремену̊в. Тактика тра̌чіу́а самим Гаљљецќм... Ідаго...</text:p>
      <text:p text:style-name="P4">і навет Гаватем. Чижби Ідаго пр̌ежиу́? - запитивау́ с̌іє̌ в духу. Љеч то биу́о пру̊жне питаніє.</text:p>
      <text:p text:style-name="P4">Ніє запитау́ ȷ̈ще с̌ієбіє, чи то можљіве, би Пауљ оцаљау́. Вієд̌іяу́, же барон ȷ̈ст пр̌еконани, іж</text:p>
      <text:p text:style-name="P4">вшиши Атрид̌і зґіне̌љі. Ј̈ґо бронія̌ биу́а вієд̌ьма Бене Ґессеріт, як сам пр̌изнау́. А то моґу́о</text:p>
      <text:p text:style-name="P4">ȷ̈диніє означач конієц дља вшисткіх, навет дља родзонеґо сина теј кобієти. Яка̌ж ядовіта̌</text:p>
      <text:p text:style-name="P4">нієнавіщ мус̌іяу́а живіч до Атриду̊в - мис̌љау́. - Подобна̌ нієнавіщ, яка̌ я живіє̌ до теґо</text:p>
      <text:p text:style-name="P2">барона. Чи му̊ј чіёс бе̌д̌іє ру̊вніє остатечни і цау́ковіти?</text:p>
      <text:p text:style-name="P4">3</text:p>
      <text:p text:style-name="P4">Ве вшисткіх р̌ечах пр̌евія с̌іє̌ мотив бе̌да̌ци че̌щіа̌ нашеґо</text:p>
      <text:p text:style-name="P4">вшехс̌віята. Ј̈ст в нім симетрія, ељеґанця і вд̌іє̌к - ове пр̌иміёти, кту̊ре</text:p>
      <text:p text:style-name="P4">завше однајдуȷ̈ми в тим, цо <text:soft-page-break/>вихвитуя̌ правд̌іві артищі. Можеми ґо</text:p>
      <text:p text:style-name="P4">напоткач в пр̌еміянію пу̊р року, в тим, як піясек щіеље с̌іє̌ по ґрані,</text:p>
      <text:p text:style-name="P4">в пе̌ках ґау́а̌зек кр̌еву Цорвљіљеа меxіцана аљбо в жиу́ках ȷ̈ґо љіщі.</text:p>
      <text:p text:style-name="P4">Пру̊буȷ̈ми копіёвач те мотиви в жичію своім і споу́ечењства, пошукуя̌ц</text:p>
      <text:p text:style-name="P4">ритму̊в, тањцу̊в і кштау́ту̊в, кту̊ре ніёса̌ укоȷ̈ніє. Можна ȷ̈днак зауважич</text:p>
      <text:p text:style-name="P4">нієбезпієчењство в знаљезієнію досконау́ощі остатечнеј. Ј̈ст очивісте, же</text:p>
      <text:p text:style-name="P4">пљан остатечни завієра своя ву́асна̌ стау́ощ. В таќј досконау́ощі вшељќ</text:p>
      <text:p text:style-name="P4">р̌ечи змієр̌ая̌ ку с̌мієрчі.</text:p>
      <text:p text:style-name="P4">з „Мис̌љі зебраних Муад’Діба” в опрацованію кс̌іє̌жнічкі Іруљан</text:p>
      <text:p text:style-name="P4">Муад’Діб паміє̌тау́, же зяду́ пос̌іу́ек насицони есенця̌ пр̌иправова̌. Учепіу́ с̌іє̌ теґо</text:p>
      <text:p text:style-name="P4">вспомнієнія, понієваж становіу́о пункт опарчія і му̊ґу́ собіє повієд̌ієч з теј кор̌истнієјшеј</text:p>
      <text:p text:style-name="P4">позицї, же ȷ̈ґо безпос̌редніє дознанія муша̌ бич снем. Ј̈стем театрем процесу̊в - р̌еку́ собіє. Ј̈стем офіяра̌ нієдосконау́еј візї, с̌віядомощі раси і ȷ̈ј страшљівеґо пр̌езначенія. Ј̈днак ніє</text:p>
      <text:p text:style-name="P4"><text:soft-page-break/>потрафіу́ визбич с̌іє̌ ље̌ку, же якос̌ пр̌ещіґна̌у́ самеґо с̌ієбіє і забу́а̌д̌іу́ в час̌іє так даљеце, же</text:p>
      <text:p text:style-name="P4">пр̌ешу́ощ, пр̌ишу́ощ і тераз́нієјшощ попља̌тау́и с̌іє̌ ніє до познанія. Биу́о то цос̌ в родзаю</text:p>
      <text:p text:style-name="P4">зме̌ченія взроковеґо, вивоу́анеґо, о чим вієд̌іяу́, уставічна̌ конієчнощіа̌ тр̌иманія</text:p>
      <text:p text:style-name="P4">в паміє̌чі візї пр̌ишу́ощі на засад̌іє вспомнієнія, кту̊ре яко таќ наљежау́о з натури р̌ечи</text:p>
      <text:p text:style-name="P4">до пр̌ешу́ощі.</text:p>
      <text:p text:style-name="P4">Цгані пр̌иґотовау́а мі тен пос̌іу́ек - повієд̌іяу́ собіє. Ј̈днакже Цгані пр̌ебивау́а ген на</text:p>
      <text:p text:style-name="P4">поу́уднію - в жімнеј краініє ґора̌цеґо су́оњца - укрита в ȷ̈днеј з нових с̌ічових фортец,</text:p>
      <text:p text:style-name="P4">безпієчна з іх синем Љето ІЇ. А може то ма с̌іє̌ допієро здар̌ич? Ніє, успокоіу́ поновніє сам</text:p>
      <text:p text:style-name="P4">с̌ієбіє, пр̌ечієж Аљія-та-Д̌івна, ȷ̈ґо с̌іёстра, удау́а с̌іє̌ там з ȷ̈ґо матка̌ і з Цгані</text:p>
      <text:p text:style-name="P2">в двуд̌ієстодуднікова̌</text:p>
      <text:p text:style-name="P2">подру̊ж</text:p>
      <text:p text:style-name="P2">на</text:p>
      <text:p text:style-name="P2">поу́удніє,</text:p>
      <text:p text:style-name="P2">яда̌ц</text:p>
      <text:p text:style-name="P2"><text:soft-page-break/>в паљанкініє</text:p>
      <text:p text:style-name="P2">Маткі</text:p>
      <text:p text:style-name="P2">Вієљебнеј</text:p>
      <text:p text:style-name="P4">замоцованим на ґр̌бієчіє д̌іќґо створ̌ичієља. Одсуна̌у́ од с̌ієбіє в попу́оху мис̌љ</text:p>
      <text:p text:style-name="P4">о уȷ̈жд̌анію ґіґантичних черві, задая̌ц собіє питаніє: А може Аљія ма с̌іє̌ допієро урод̌іч?</text:p>
      <text:p text:style-name="P4">Биу́ем на раззія - пр̌ипомніяу́ собіє Пауљ. - Доконаљіс̌ми рајду одбієрая̌ц воде̌ наших</text:p>
      <text:p text:style-name="P4">змару́их в Арракін. І знаљазу́ем ща̌ткі свеґо ојца в стос̌іє поґр̌ебовим. Умієщіљіс̌ми</text:p>
      <text:p text:style-name="P4">чашке̌ ојца яко рељіквіє̌ ве фремењскім копцу скаљним ґу̊руя̌цим над пр̌еу́е̌ча̌ Гарґа.</text:p>
      <text:p text:style-name="P4">А може то ма с̌іє̌ допієро здар̌ич?</text:p>
      <text:p text:style-name="P4">Моȷ̈ рани са̌ правд̌іве - повієд̌іяу́ до с̌ієбіє Пауљ. - Моȷ̈ бљізни са̌ правд̌іве. С̌вія̌тинія</text:p>
      <text:p text:style-name="P2">чашкі меґо ојца ȷ̈ст правд̌іва. Даљеј в тим станіє нібисну Пауљові пр̌ипомніяу́о с̌іє̌, же</text:p>
      <text:p text:style-name="P4">Гараг, жона Д̌аміса, заку́у̊чіу́а раз ȷ̈ґо самотнощ му̊вія̌ц му, же в коритар̌у с̌ічи одбиу́а с̌іє̌</text:p>
      <text:p text:style-name="P4">ваљка. Биу́а то с̌іч тимчасова, пр̌ед вису́анієм кобієт і д̌ієчі даљеко на поу́удніє. Гараг</text:p>
      <text:p text:style-name="P4"><text:soft-page-break/>стане̌у́а там в вејщіу до вевне̌тр̌неј комнати, у́ањцушек з нанізанимі пієрщіеніямі таљіёну̊в</text:p>
      <text:p text:style-name="P4">води щіа̌ґау́ з тиу́у чарне скр̌иду́а ȷ̈ј ву́осу̊в. Розсуна̌вши котари комнати повієд̌іяу́а му,</text:p>
      <text:p text:style-name="P4">же Цгані ву́ас̌ніє коґос̌ забіу́а.</text:p>
      <text:p text:style-name="P4">То с̌іє̌ здар̌иу́о - повієд̌іяу́ до с̌ієбіє Пауљ. - То биу́о направде̌, ніє зрод̌іу́о с̌іє̌ зе свеґо</text:p>
      <text:p text:style-name="P4">часу і ніє може уљец зміяном. Пауљ паміє̌тау́, же вибієґу́ і наткна̌у́ с̌іє̌ на Цгані стоя̌ца̌ под</text:p>
      <text:p text:style-name="P4">жу̊у́тимі куљамі коритар̌а, в яскравобу́е̌кітним сарі з одр̌уцоним каптурем, з румієњцамі од</text:p>
      <text:p text:style-name="P4">вис̌іу́ку на ељфієј твар̌и. Цговау́а ву́ас̌ніє до похви крисну̊ж. Чіясно збіта ґромадка</text:p>
      <text:p text:style-name="P4">з пос̌пієхем унос̌іу́а яќс̌ бр̌еміє̌ в ґу́а̌б коритар̌а. Пауљ паміє̌тау́, як повієд̌іяу́ в духу:</text:p>
      <text:p text:style-name="P4">„Завше с̌іє̌ позна, ќди ніёса̌ чіяу́о”. Таљіёни води Цгані, ношоне в с̌ічи явніє на шнурку</text:p>
      <text:p text:style-name="P4">воку̊у́ шиі, задзвоніу́и, ќди с̌іє̌ до нієґо одвру̊чіу́а.</text:p>
      <text:p text:style-name="P4">- О цо ход̌і, Цгані? - запитау́ втеди.</text:p>
      <text:p text:style-name="P4">- Виправіу́ам на тамтен с̌віят теґо, кто пр̌ишеду́ визвач чіє̌ на поȷ̈динек, Усуљ.</text:p>
      <text:p text:style-name="P4">- Ти ґо забіу́ас̌?</text:p>
      <text:p text:style-name="P4">- Так. Аље хиба повіннам ґо биу́а <text:soft-page-break/>зоставіч Гараг.</text:p>
      <text:p text:style-name="P4">(І Пауљ ујр̌ау́ в паміє̌чі, як твар̌е отачая̌цих іх људ̌і оказуя̌ узнаніє тим су́овом.</text:p>
      <text:p text:style-name="P4">С̌міяу́а с̌іє̌ навет Гараг.)</text:p>
      <text:p text:style-name="P4">- Аље он пр̌ишеду́ мніє визвач.</text:p>
      <text:p text:style-name="P4">- Ти сам научиу́ес̌ мніє маґічнеґо способу, Усуљ.</text:p>
      <text:p text:style-name="P4">- Очивіщіе! Аље ніє повіннас̌...</text:p>
      <text:p text:style-name="P4">- Урод̌іу́ам с̌іє̌ в пустині, Усуљ, умієм тр̌имач крисну̊ж.</text:p>
      <text:p text:style-name="P4">Погамовау́ ґнієв, старая̌ц с̌іє̌ пр̌ему̊віч ȷ̈ј до розса̌дку.</text:p>
      <text:p text:style-name="P4">- То вшистко може бич правда, Цгані, аље...</text:p>
      <text:p text:style-name="P4">- Ніє ȷ̈стем юж, Усуљ, д̌ієцќм, кту̊ре в с̌вієтље ре̌чнеј куљі виу́апивау́о скорпіёни</text:p>
      <text:p text:style-name="P4">в с̌ічи. Ніє дља мніє юж ґри і забави.</text:p>
      <text:p text:style-name="P4">Пауљ вибау́ушиу́ на нія̌ очи, заскочони д̌івним окручієњствем укритим под ȷ̈ј нієдбау́а̌</text:p>
      <text:p text:style-name="P4">поза̌.</text:p>
      <text:p text:style-name="P4">- Он ніє биу́ теґо варт, Усуљ - повієд̌іяу́а Цгані. - Таци як он ніє са̌ варчі, бим пр̌еривау́а</text:p>
      <text:p text:style-name="P4">твоȷ̈ медитацȷ̈.</text:p>
      <text:p text:style-name="P4">Пр̌есуне̌у́а с̌іє̌ бљіжеј, споґља̌дая̌ц нањ з укоса і щішая̌ц ґу́ос так, жеби тиљко он су́ишау́.</text:p>
      <text:p text:style-name="P4">- І, укохани, ќди с̌іє̌ рознієс̌іє, же р̌уцая̌ци чі ре̌кавіце̌ може наткна̌ч <text:soft-page-break/>с̌іє̌ на мніє і зґіна̌ч</text:p>
      <text:p text:style-name="P4">нієсу́авна̌ с̌мієрчія̌ з ре̌кі кобієти Муад’Діба, убе̌д̌іє охотніку̊в.</text:p>
      <text:p text:style-name="P4">Так - повту̊р̌иу́ Пауљ - то с̌іє̌ на певно здар̌иу́о. То биу́а правдо-пр̌ешу́ощ. І р̌ечивіщіе</text:p>
      <text:p text:style-name="P4">љічба хе̌тних випру̊бованія с̌вієжеґо остр̌а Муад’Діба драстичніє спаду́а.</text:p>
      <text:p text:style-name="P2">Ґд̌ієс̌ в с̌вієчіє ніє-зе-сну цос̌ якби с̌іє̌ порушиу́о, одезвау́ с̌іє̌ ноцни птак. Я с̌ніє̌ -</text:p>
      <text:p text:style-name="P4">успокоіу́ с̌іє̌ Пауљ. - То тен пос̌іу́ек з пр̌иправа̌. Чія̌ґље ȷ̈днак опадау́о ґо учучіє опущенія.</text:p>
      <text:p text:style-name="P4">Застанавіяу́ с̌іє̌, чи то можљіве, би ȷ̈ґо душа пр̌ес̌љізне̌у́а с̌іє̌ якос̌ до с̌віята, в кту̊рим веду́уґ</text:p>
      <text:p text:style-name="P4">вієр̌ењ Фремену̊в міяу́а она своȷ̈ правд̌іве істнієніє - до аљам аљ-мітгаљ, с̌віята</text:p>
      <text:p text:style-name="P4">подобієњств, овеґо метафізичнеґо кру̊љества позбавіёнеґо вшељкіх фізичних оґранічењ.</text:p>
      <text:p text:style-name="P4">І мис̌љ о такім мієјшу пр̌епеу́ніу́а ґо трвоґа̌, понієваж усунієчіє вшељкіх оґранічењ</text:p>
      <text:p text:style-name="P4">означау́о усуніє̌чіє вшисткіх пункту̊в однієс̌ієнія. В мітичним краёбразіє ніє му̊ґу́ с̌іє̌</text:p>
      <text:p text:style-name="P4">зорієнтовач і ос̌віядчич: „Я ȷ̈стем я, понієваж ȷ̈стем тутај”. Матка повієд̌іяу́а му ќдис̌:</text:p>
      <text:p text:style-name="P4"><text:soft-page-break/>„Људ̌іє са̌ под̌ієљені - че̌щ људ̌і - в тим, цо мис̌ља̌ о тобіє”.</text:p>
      <text:p text:style-name="P4">Муше̌ збуд̌іч с̌іє̌ зе сну - р̌еку́ до с̌ієбіє Пауљ. Яко же то с̌іє̌ здар̌иу́о, те су́ова ȷ̈ґо маткі,</text:p>
      <text:p text:style-name="P4">љади Ј̈сс̌ікі, бе̌да̌цеј обецніє Матка̌ Вієљебна̌ Фремену̊в, те су́ова пр̌ебиу́и р̌ечивістощ.</text:p>
      <text:p text:style-name="P4">Ј̈сс̌іке̌ напавау́ ље̌ќм рељіґіјни стосунек Фремену̊в до нієґо, о тим Пауљ вієд̌іяу́. Ніє подобау́</text:p>
      <text:p text:style-name="P4">ȷ̈ј с̌іє̌ факт, же људ̌іє зару̊вно з с̌ічи, як і з ґрабен му̊віљі о Муад’Дібіє „Он”. І розпатривау́а</text:p>
      <text:p text:style-name="P4">с̌іє̌ вс̌ру̊д пљеміён, розсиу́ая̌ц свих сајядіњскіх шпієґу̊в, збієрая̌ц одповієд̌і, думая̌ц над</text:p>
      <text:p text:style-name="P4">німі. Пр̌иточиу́а му афоризм Бене Ґессеріт: „Ќди рељіґія і пољітика яда̌ на тим самим</text:p>
      <text:p text:style-name="P4">возіє, чі цо повожа̌, вієр̌а̌, же ніц ніє може ім стана̌ч на дродзе. Зачиная̌ пе̌д̌іч на у́еб на</text:p>
      <text:p text:style-name="P4">шиȷ́, цораз шибчієј і шибчієј. Одсувая̌ од с̌ієбіє вшељка̌ мис̌љ о пр̌ешкодах і ніє паміє̌тая̌,</text:p>
      <text:p text:style-name="P4">же пе̌дза̌цему на ос̌љеп чу́овієкові указуȷ̈ с̌іє̌ пр̌епащ, ќди юж ȷ̈ст за пу̊з́но”. Пауљ</text:p>
      <text:p text:style-name="P4">пр̌ипомніяу́ собіє, як с̌ієд̌іяу́ в кватер̌е маткі, в вевне̌тр̌неј комначіє одґродзонеј</text:p>
      <text:p text:style-name="P4">чіємнимі котарамі утканимі в <text:soft-page-break/>мотиви з мітољоґії фремењсќј. С̌ієд̌іяу́ там і су́ухау́,</text:p>
      <text:p text:style-name="P4">і обсервовау́ так, як она завше обсервуȷ̈ - навет ќди ма спущоне очи. Ј̈ј оваљнеј</text:p>
      <text:p text:style-name="P4">твар̌и пр̌ибиу́о нових змарщек в ка̌чіках уст, љеч ву́оси надаљ пр̌ипомінау́и</text:p>
      <text:p text:style-name="P4">випољеровани бра̌з. Шероко розставіёне очи окриу́и с̌іє̌ ȷ̈днакже наљотем пр̌епоёнеґо</text:p>
      <text:p text:style-name="P4">пр̌иправа̌ бу́е̌кіту.</text:p>
      <text:p text:style-name="P4">- Фремені мая̌ проста̌, практична̌ рељіґіє̌ - повієд̌іяу́.</text:p>
      <text:p text:style-name="P4">- Ніц ніє ȷ̈ст просте в рељіґії.</text:p>
      <text:p text:style-name="P4">Аље Пауљ відза̌ц захмур̌она̌ пр̌ишу́ощ чія̌ґље віша̌ца̌ над німі почуу́, як тарґа нім</text:p>
      <text:p text:style-name="P4">ґнієв. Ј̈дине, цо здоу́ау́ повієд̌ієч, то:</text:p>
      <text:p text:style-name="P4">- Рељіґія ȷ̈дночи наше с̌іу́и. То наш містицизм.</text:p>
      <text:p text:style-name="P4">- Ти с̌віядоміє куљтивуȷ̈ш те̌ атмосфере̌, те̌ бравуре̌ - зар̌учіу́а му. - Ані на хвіље̌ ніє</text:p>
      <text:p text:style-name="P4">запр̌естаȷ̈ш індоктринацї.</text:p>
      <text:p text:style-name="P4">- Теґо мніє сама научиу́ас̌ - одпару́.</text:p>
      <text:p text:style-name="P4">Она зас̌ биу́а теґо днія скора до ку́у̊тні і свару̊в. Биу́ то д̌ієњ церемонії обр̌езанія</text:p>
      <text:p text:style-name="P4">маљењќґо Љето. Пауљ розуміяу́ певне поводи ȷ̈ј роздражнієнія. Матка ніґди ніє поґод̌іу́а с̌іє̌</text:p>
      <text:p text:style-name="P4"><text:soft-page-break/>з ȷ̈ґо звія̌зќм - тим „д̌ієчінним мау́жењствем” - з Цгані. А Цгані дау́а Атридом сина</text:p>
      <text:p text:style-name="P4">і Ј̈сс̌іка зорієнтовау́а с̌іє̌, же д̌ієцка ніє потрафі одр̌учіч разем з матка̌. Врешчіє Ј̈сс̌іка</text:p>
      <text:p text:style-name="P2">дрґне̌у́а под ȷ̈ґо спојр̌енієм.</text:p>
      <text:p text:style-name="P4">- Уважаш мніє за виродна̌ матке̌ - повієд̌іяу́а.</text:p>
      <text:p text:style-name="P4">- Ска̌д̌е знову.</text:p>
      <text:p text:style-name="P4">- Відзе̌, в які спосу̊б мі с̌іє̌ пр̌иґља̌даш, ќди ȷ̈стем з твоя̌ с̌іёстра̌. Нічеґо ніє</text:p>
      <text:p text:style-name="P4">розумієш, ȷ̈с̌љі ход̌і о твоя̌ с̌іёстре̌.</text:p>
      <text:p text:style-name="P4">- Вієм, дљачеґо Аљія ȷ̈ст інна - повієд̌іяу́. - Биу́а нієнародзона̌ че̌щіа̌ чієбіє, ќди</text:p>
      <text:p text:style-name="P4">пр̌емієніу́ас̌ Воде̌ Жичія. Она...</text:p>
      <text:p text:style-name="P4">- Ти ніє маш о тим жаднеґо поȷ́чія!</text:p>
      <text:p text:style-name="P4">І Пауљ, раптем ніє бе̌да̌ц в станіє виражіч свеј вієдзи вирванеј з ȷ̈ј часу, повієд̌іяу́</text:p>
      <text:p text:style-name="P4">тиљко:</text:p>
      <text:p text:style-name="P4">- Ніє уважам чіє̌ за виродна̌ матке̌.</text:p>
      <text:p text:style-name="P4">Зауважиу́а ȷ̈ґо страпієніє.</text:p>
      <text:p text:style-name="P4">- Ј̈ст певна справа, сину - одезвау́а с̌іє̌.</text:p>
      <text:p text:style-name="P4">- Так?</text:p>
      <text:p text:style-name="P4">- Я бардзо кохам твоя̌ Цгані. Акцептуȷ́ я̌.</text:p>
      <text:p text:style-name="P4">То биу́о реаљне - повієд̌іяу́ собіє Пауљ. - То ніє биу́а нієдосконау́а візя, кту̊ра̌ міяу́и змієніч</text:p>
      <text:p text:style-name="P4"><text:soft-page-break/>конвуљсȷ̈ родза̌цеґо с̌іє̌ часу. То упевнієніє с̌іє̌ дау́о му с̌вієжи пункт зачепієнія в ȷ̈ґо</text:p>
      <text:p text:style-name="P4">с̌вієчіє. Окрухи трвау́еј р̌ечивістощі заче̌у́и пр̌енікач пр̌ез стан ус̌пієнія і западач му</text:p>
      <text:p text:style-name="P4">в с̌віядомощ. Наґље здау́ собіє справе̌, же знајдуȷ̈ с̌іє̌ в гієреґу, обозіє пустинним. Цгані</text:p>
      <text:p text:style-name="P4">уставіу́а іх фіљтрнаміёт на міяу́кім як пиу́ піяску дља ȷ̈ґо міє̌ккощі. То моґу́о означач тиљко,</text:p>
      <text:p text:style-name="P4">же Цгані ȷ̈ст в побљіжу. Цгані, душа ȷ̈ґо, Цгані, ȷ̈ґо С̌ігая, су́одка як віёсна пустині. Цгані</text:p>
      <text:p text:style-name="P4">ген з паљмаріу̊в ґу́е̌боќґо поу́уднія. Паміє̌тау́ тераз, як му с̌пієвау́а пустинна̌ с̌пієванке̌ на</text:p>
      <text:p text:style-name="P4">добраноц.</text:p>
      <text:p text:style-name="P4">Душо ма,</text:p>
      <text:p text:style-name="P4">Нієхај ноц та заста̌пі чі рај,</text:p>
      <text:p text:style-name="P4">Кљне̌ с̌іє̌ на Сгаі - гуљуда,</text:p>
      <text:p text:style-name="P4">Же пу̊јд̌ієш там,</text:p>
      <text:p text:style-name="P4">Су́ужа̌ц міу́ощі меј.</text:p>
      <text:p text:style-name="P4">І зас̌пієвау́а вспу̊љна̌ піёсенке̌ маршова̌ пари коханку̊в вс̌ру̊д піяску в ритміє, кту̊ри</text:p>
      <text:p text:style-name="P4">пр̌ипомінау́ шураніє сту̊п брна̌цих пр̌ез видми.</text:p>
      <text:p text:style-name="P4">Опіш све очи,</text:p>
      <text:p text:style-name="P4">А я опіше̌ серце тве.</text:p>
      <text:p text:style-name="P4">Опіш све стопи,</text:p>
      <text:p text:style-name="P2">А я опіше̌ ду́оніє тве.</text:p>
      <text:p text:style-name="P4"><text:soft-page-break/>Опіш све вієчори,</text:p>
      <text:p text:style-name="P4">А я чі опіше̌ ранкі тве.</text:p>
      <text:p text:style-name="P4">Опіш све праґнієнія,</text:p>
      <text:p text:style-name="P4">А я чі повієм, чеґо хцеш.</text:p>
      <text:p text:style-name="P4">Су́ишау́ чиȷ̈с̌ бр̌да̌каніє в струни баљісети в са̌с̌ієднім наміёчіє. І помис̌љау́ втеди</text:p>
      <text:p text:style-name="P4">о Ґурнеиу Гаљљецку. Пр̌инаґљони д̌ьвіє̌ќм знаёмеґо інструменту Пауљ мис̌љау́ о Ґурнеиу,</text:p>
      <text:p text:style-name="P4">кту̊реґо твар̌ від̌іяу́ вс̌ру̊д пр̌емитнічеј банди, љеч кту̊ри ȷ̈ґо ніє зобачиу́ - ніє му̊ґу́ ґо</text:p>
      <text:p text:style-name="P4">зобачич, ані довієд̌ієч с̌іє̌ о нім, жеби мімовољніє ніє напровад̌іч Гарконнену̊в на с̌љад</text:p>
      <text:p text:style-name="P4">сина забітеґо пр̌ез ніх кс̌іє̌чія. Аље стиљ ноцнеґо ґрајка, спосу̊б, в які паљце тра̌цау́и струни</text:p>
      <text:p text:style-name="P4">баљісети, пр̌ивіёду́и Пауљові на паміє̌ч р̌ечивістеґо музика. Ґрау́ Цгатт Скочек, капітан</text:p>
      <text:p text:style-name="P4">федајкіну̊в, дову̊дца командосу̊в с̌мієрчі стр̌еґа̌цих Муад’Діба.</text:p>
      <text:p text:style-name="P4">Ј̈стес̌ми в пустині - упр̌итомніу́ собіє Пауљ. - Ј̈стес̌ми в центраљним ерґу поза зас̌іє̌ґієм</text:p>
      <text:p text:style-name="P4">гарконнењскіх патрољі. Ј̈стем тутај, аби пр̌ејщ піясек, аби звабіч створ̌ичієља, аби дос̌ія̌щ ґо</text:p>
      <text:p text:style-name="P4">ву́асним спритем, аби стач с̌іє̌ пеу́ним Фременем. Чуу́ тераз на бр̌уху пістољет мауља, чуу́</text:p>
      <text:p text:style-name="P4"><text:soft-page-break/>крисну̊ж. Чуу́ отачая̌ца̌ ґо чіше̌. Биу́а то щеґу̊љна чіша пр̌едс̌віту, ќди ноцне птакі</text:p>
      <text:p text:style-name="P4">одешу́и, зас̌ д̌ієнне створ̌енія ȷ̈ще ніє засиґнаљізовау́и свеј чујнощі вобец су́оњца, іх</text:p>
      <text:p text:style-name="P4">вроґа. „Мус̌іш пр̌еȷ̈хач піясек в с̌вієтље днія, жеби Сгаі-гуљуд зобачиу́ і познау́, же ніє ма</text:p>
      <text:p text:style-name="P4">в тобіє страху” - повієд̌іяу́ Стіљґар. - „Пр̌еставіми собіє затем час і пу̊јд̌ієми спач теј</text:p>
      <text:p text:style-name="P4">ноци”.</text:p>
      <text:p text:style-name="P4">Пауљ ус̌іяду́ по чіхутку, чуя̌ц на чієље пр̌естроннощ пољузованеґо фіљтрфрака і зачіємніёни</text:p>
      <text:p text:style-name="P4">фіљтрнаміёт над соба̌. Порушау́ с̌іє̌ безшељестніє, а ȷ̈днак Цгані ґо усу́ишау́а. Одезвау́а с̌іє̌</text:p>
      <text:p text:style-name="P4">з мроку̊в наміёту, сама як ȷ̈ден з ȷ̈ґо чієні.</text:p>
      <text:p text:style-name="P4">- Ј̈ще ніє пеу́ни с̌віт, укохани.</text:p>
      <text:p text:style-name="P4">- С̌ігая - повієд̌іяу́ на впу̊у́ зе с̌мієхем.</text:p>
      <text:p text:style-name="P4">- Називаш мніє віёсна̌ пустині - р̌еку́а - љеч в днію д̌іс̌ієјшим ȷ̈стем як ощіењ на</text:p>
      <text:p text:style-name="P4">чієбіє. Ям ȷ̈ст Сајядіна на стражи ритуау́у̊в.</text:p>
      <text:p text:style-name="P4">Зая̌у́ с̌іє̌ допінанієм свеґо фіљтрфрака.</text:p>
      <text:p text:style-name="P4">- Ќдис̌ зацитовау́ас̌ мі су́ова з Кітаб аљ-Ібар - р̌еку́. - Повієд̌іяу́ас̌: <text:soft-page-break/>„Кобієта ȷ̈ст твоім</text:p>
      <text:p text:style-name="P4">пољем: затем ід̌ь і управіяј ȷ̈”.</text:p>
      <text:p text:style-name="P4">- Ј̈стем матка̌ твоȷ̈ґо пієрвороднеґо - зґод̌іу́а с̌іє̌.</text:p>
      <text:p text:style-name="P4">Від̌іяу́ я̌ в шару̊вце, як каждим рухем повтар̌а ȷ̈ґо рухи, забезпієчая̌ц фіљтрфрак на</text:p>
      <text:p text:style-name="P4">отварта̌ пустиніє̌.</text:p>
      <text:p text:style-name="P4">- Повінієнес̌ викор̌истач вшистќ хвіље на одпочинек.</text:p>
      <text:p text:style-name="P4">Познау́, же то ȷ̈ј міу́ощ до нієґо пр̌емавія і зу́аяу́ я̌ у́аґодніє.</text:p>
      <text:p text:style-name="P2">- Сајядіна стражнічка ніє уд̌ієља пр̌естру̊ґ ані остр̌ежењ кандидатові.</text:p>
      <text:p text:style-name="P4">Пр̌исуне̌у́а с̌іє̌ до нієґо бљіско, ду́онія̌ мусне̌у́а ȷ̈ґо пољічек.</text:p>
      <text:p text:style-name="P4">- Д̌іс̌ ȷ̈стем і стражнічка̌, і кобієта̌.</text:p>
      <text:p text:style-name="P4">- Зостав те̌ повіннощ комус̌ іннему.</text:p>
      <text:p text:style-name="P4">- Чеканіє ȷ̈ст ніє најљепше в каждим пр̌ипадку - повієд̌іяу́а. - Вољау́абим знајдовач</text:p>
      <text:p text:style-name="P4">с̌іє̌ у твеґо боку.</text:p>
      <text:p text:style-name="P4">Уцау́овау́ ȷ̈ј ду́оњ, нім замоцовау́ маске̌ фіљтрфрака на твар̌и, по чим одвру̊чіу́ с̌іє̌ і зервау́</text:p>
      <text:p text:style-name="P4">ґрод̌ь наміёту. Вљатуя̌це до ніх повієтр̌е ніёсу́о ху́одна̌ ніє-цау́ќм-сухощ, кту̊ра о с̌вічіє</text:p>
      <text:p text:style-name="P4">ос̌ія̌д̌іє роса̌ с̌љадова̌. Дољечіяу́а з нім воњ маси препр̌иправовеј, викритеј пр̌ез ніх ніє</text:p>
      <text:p text:style-name="P4">оподаљ на пу̊у́ноцни вшгу̊д, цо <text:soft-page-break/>повієд̌іяу́о ім, же в побљіжу бе̌д̌іє створ̌ичієљ. Пауљ</text:p>
      <text:p text:style-name="P4">пр̌ечоу́ґау́ с̌іє̌ пр̌ез отварти звієрач і стана̌вши на піяску пр̌ечія̌ґна̌у́ с̌іє̌, будза̌ц міє̌с̌ніє до</text:p>
      <text:p text:style-name="P4">жичія. Ніку́а, зієљонкавоперу́ова љумінешенця витравіу́а горизонт на вшгод̌іє. Мау́е штучне</text:p>
      <text:p text:style-name="P4">видми отачая̌це ґо в мроку то биу́и наміёти ȷ̈ґо одд̌іяу́у. З љевеј строни достр̌еґу́ рух</text:p>
      <text:p text:style-name="P4">варти і вієд̌іяу́, же ґо теж достр̌еґљі. Оні знаљі нієбезпієчењство, кту̊рему ставіяу́ д̌іс̌ чоу́о.</text:p>
      <text:p text:style-name="P4">Кажди Фремен пр̌ез то пр̌еход̌іу́. Даваљі му тераз те остатніє паре̌ хвіљ самотнощі, жеби</text:p>
      <text:p text:style-name="P4">му̊ґу́ с̌іє̌ пр̌иґотовач.</text:p>
      <text:p text:style-name="P4">То мус̌і стач с̌іє̌ д̌іс̌іяј - повієд̌іяу́ собіє. Мис̌љау́ о поте̌дзе, яка̌ пр̌ечівставіу́ поґромові</text:p>
      <text:p text:style-name="P4">- о старцах посиу́ая̌цих до нієґо свих сину̊в на наукі в маґічнеј шкоље ваљкі, старцах</text:p>
      <text:p text:style-name="P4">з ради су́ухая̌цих тераз ȷ̈ґо зданія і посте̌пуя̌цих веду́уґ ȷ̈ґо всказањ, о људ̌іях, кту̊р̌и</text:p>
      <text:p text:style-name="P4">поврацая̌ц ску́адаљі му вирази највижшеґо фремењсќґо узнанія: „Тву̊ј пљан ніє завіу̊ду́,</text:p>
      <text:p text:style-name="P4">Муад’Дібіє”. Ј̈днак најскромнієјши і најмарнієјши з фремењскіх <text:soft-page-break/>воёвніку̊в потрафіу́ робіч</text:p>
      <text:p text:style-name="P4">цос̌, чеґо он ніґди ніє доконау́. І Пауљ вієд̌іяу́, же ȷ̈ґо пр̌иву̊дзтво чієрпі з поводу теј</text:p>
      <text:p text:style-name="P4">знанеј повшехніє ру̊жніци поміє̌дзи німі. Он ніє дос̌іяду́ створ̌ичієља. Овшем, ȷ̈з́д̌іу́</text:p>
      <text:p text:style-name="P4">з іннимі на тренінґове пр̌еяжд̌кі і рајди, аље ніє одбиу́ своȷ̈ј ву́аснеј подру̊жи. Допу̊кі теґо</text:p>
      <text:p text:style-name="P4">ніє зробі, ȷ̈ґо с̌віят позостаніє оґранічони можљівощіамі інних, на цо ніє може собіє</text:p>
      <text:p text:style-name="P4">позвољіч жаден правд̌іви Фремен. Допу̊кі теґо ніє зробі самод̌ієљніє, одму̊віёне му бе̌да̌</text:p>
      <text:p text:style-name="P4">навет розљеґу́е краіни поу́уднія, зієміє в зас̌іє̌ґу двуд̌ієсту дудніку̊в од ерґу, хиба же</text:p>
      <text:p text:style-name="P4">зажичи собіє паљанкіну і поȷ̈д̌іє нічим Матка Вієљебна чи кту̊рис̌ з хорих љуб ранних.</text:p>
      <text:p text:style-name="P4">Повру̊чіу́о до нієґо вспомнієніє змаґањ зе с̌віядомощіа̌ свеґо вевне̌тр̌неґо „я” теј</text:p>
      <text:p text:style-name="P4">ноци. Достр̌еґу́ ту особљіва̌ анаљоґіє̌: ȷ̈с̌љі уяр̌мі створ̌ичієља, умоцні своя̌ ву́адзе̌; ȷ̈с̌љі</text:p>
      <text:p text:style-name="P4">уяр̌мі око свеј яз́ні, тим самим нія̌ заву́адніє. Љеч поза ȷ̈дним і друґім љежау́ зачія̌ґніє̌ти</text:p>
      <text:p text:style-name="P4">хмурамі обшар Вієљќґо Нієпокою, ґд̌іє цау́и вшехс̌віят видавау́ с̌іє̌ <text:soft-page-break/>ґматвач. Дре̌чиу́а</text:p>
      <text:p text:style-name="P2">Пауља</text:p>
      <text:p text:style-name="P2">нієзґоднощ</text:p>
      <text:p text:style-name="P2">в способіє</text:p>
      <text:p text:style-name="P2">појмованія</text:p>
      <text:p text:style-name="P2">пр̌ез</text:p>
      <text:p text:style-name="P2">нієґо</text:p>
      <text:p text:style-name="P2">вшехс̌віята,</text:p>
      <text:p text:style-name="P2">доку́аднощ</text:p>
      <text:p text:style-name="P4">і нієдоку́аднощ, ȷ̈ґо двіє строни медаљу. Від̌іяу́ ту „ін с̌іту”. Ј̈днак по народзенію, по</text:p>
      <text:p text:style-name="P4">достанію с̌іє̌ под пресȷ́ р̌ечивістощі, тераз́нієјшощ жиу́а своім ву́асним жичієм і росу́а зе</text:p>
      <text:p text:style-name="P4">своімі ву́аснимі субтељнимі одмієннощіамі. Позоставау́о страшне пр̌езначеніє. Позоставау́а</text:p>
      <text:p text:style-name="P2">с̌віядомощ ґатунку. А понад вшисткім маячиу́а д̌ігад, крвава і шаљея̌ца.</text:p>
      <text:p text:style-name="P4">Цгані пр̌ишу́а до нієґо пр̌ед наміёт: обя̌вши с̌іє̌ за у́окчіє споґља̌дау́а нањ до ґу̊ри</text:p>
      <text:p text:style-name="P4">з укоса, як то робіу́а, ќди бадау́а ȷ̈ґо настру̊ј.</text:p>
      <text:p text:style-name="P4">- Оповієдз мі ȷ̈ще раз о водах твоȷ̈ј род̌іннеј пљанети, Усуљ - попрос̌іу́а.</text:p>
      <text:p text:style-name="P4"><text:soft-page-break/>Зрозуміяу́, же стара с̌іє̌ ґо розервач, увољніч од напіє̌ч ȷ̈ґо умису́ пр̌ед с̌мієртељна̌ пру̊ба̌.</text:p>
      <text:p text:style-name="P4">Пояс̌ніяу́о і спостр̌еґу́, же нієкту̊р̌и з ȷ̈ґо федајкіну̊в звіяя̌ юж наміёти.</text:p>
      <text:p text:style-name="P4">- Вољау́бим, жебис̌ ти мі оповієд̌іяу́а о с̌ічи і нашим сину - р̌екі. - Чи Љето вод̌і юж за</text:p>
      <text:p text:style-name="P4">нос моя̌ матке̌?</text:p>
      <text:p text:style-name="P4">- Аљіє̌ теж вод̌і - повієд̌іяу́а. - І рос̌ніє як на дрожд̌ах. Бе̌д̌іє з нієґо вієљкі ме̌жчизна.</text:p>
      <text:p text:style-name="P4">- Як там ȷ̈ст на поу́уднію? - запитау́.</text:p>
      <text:p text:style-name="P4">- Сам зобачиш, як уȷ̈з́д̌іш створ̌ичієља.</text:p>
      <text:p text:style-name="P4">- Аље најпієрв хчіяу́бим то зобачич твоімі очамі.</text:p>
      <text:p text:style-name="P4">- Окропніє пусто.</text:p>
      <text:p text:style-name="P4">Поправіу́ ȷ̈ј на чоље вистая̌ца̌ спод фіљтрфраковеґо коу́пака хусте̌ незгоні.</text:p>
      <text:p text:style-name="P4">- Дљачеґо ніє оповієш о с̌ічи?</text:p>
      <text:p text:style-name="P4">- Пр̌ечієж оповіядам. С̌іч без наших ме̌жчизн ȷ̈ст пустим мієјшем. Ј̈ст мієјшем</text:p>
      <text:p text:style-name="P4">праци. Працуȷ̈ми в варштатах і доніцарніях. Тр̌еба продуковач броњ, сад̌іч тичкі дља</text:p>
      <text:p text:style-name="P4">проґноз поґоди, збієрач пр̌иправе̌ на у́апу̊вкі. Тр̌еба обсад̌іч видми, аби обросу́и</text:p>
      <text:p text:style-name="P4">і закотвічиу́и с̌іє̌. Тр̌еба витвар̌ач тканіни і дивани, у́адовач оґніва <text:soft-page-break/>паљівове. Тр̌еба</text:p>
      <text:p text:style-name="P4">шкољіч д̌ієчі, жеби с̌іу́а пљемієнія ніґди ніє зґіне̌у́а.</text:p>
      <text:p text:style-name="P4">- Затем в с̌ічи ніє ма ніц міу́еґо? - спитау́.</text:p>
      <text:p text:style-name="P4">- Д̌ієчі са̌ міу́е. Пр̌естр̌еґами ритуау́у̊в. Мами досич живнощі. Часамі кту̊рас̌ з нас ма</text:p>
      <text:p text:style-name="P4">оказȷ́ удач с̌іє̌ на пу̊у́ноц, би с̌іє̌ пр̌еспач зе своім ме̌жчизна̌. Жичіє мус̌і іщ напр̌у̊д.</text:p>
      <text:p text:style-name="P4">- А моя с̌іёстра Аљія... чи људ̌іє юж я̌ заакцептоваљі?</text:p>
      <text:p text:style-name="P4">Цгані обру̊чіу́а с̌іє̌ ку нієму в нарастая̌цим бр̌аску. С̌відровау́а ґо очамі.</text:p>
      <text:p text:style-name="P4">- Порозмавіяјми о теј справіє інним разем, укохани.</text:p>
      <text:p text:style-name="P4">- Порозмавіяјми тераз.</text:p>
      <text:p text:style-name="P4">- Повінієнес̌ още̌дзач цау́а̌ сва̌ енерґіє̌ на пру̊бе̌ - повієд̌іяу́а.</text:p>
      <text:p text:style-name="P4">Су́иша̌ц в ȷ̈ј ґу́ос̌іє резерве̌ зорієнтовау́ с̌іє̌, же порушиу́ дражљіви темат.</text:p>
      <text:p text:style-name="P4">- Нієзнане пр̌инос̌і троскі - повієд̌іяу́.</text:p>
      <text:p text:style-name="P4">По хвіљі ківне̌у́а ґу́ова̌ і повієд̌іяу́а:</text:p>
      <text:p text:style-name="P4">- Чія̌ґље заход̌і... нієпорозумієніє з поводу д̌івнощі Аљії. Кобієти с̌іє̌ боя̌, понієваж</text:p>
      <text:p text:style-name="P4">д̌ієцко нієвієље віє̌кше од новородка праві... о р̌ечах, кту̊ре повінієн знач тиљко доросу́и.</text:p>
      <text:p text:style-name="P4"><text:soft-page-break/>Оне ніє розумієя̌ теј... пр̌еміяни в у́оніє, кту̊ра справіу́а, же Аљія ȷ̈ст... інна.</text:p>
      <text:p text:style-name="P4">- Ку́опоти? - запитау́.</text:p>
      <text:p text:style-name="P4">Мієвау́ем візȷ̈ ку́опоту̊в з Аљія̌ - помис̌љау́.</text:p>
      <text:p text:style-name="P2">Цгані спојр̌ау́а в ќрунку цораз вираз́нієјшеј љінії вшгодза̌цеґо су́оњца.</text:p>
      <text:p text:style-name="P4">- Че̌щ кобієт виста̌піу́а зе вспу̊љним апељем до Маткі Вієљебнеј. Зажа̌дау́и од нієј, жеби</text:p>
      <text:p text:style-name="P4">еґзорцизмамі випе̌д̌іу́а демона зе свеј цу̊ркі. Повоу́ау́и с̌іє̌ на Пісмо С̌віє̌те: „Ніє позву̊љми</text:p>
      <text:p text:style-name="P4">чаровніци жич вс̌ру̊д нас”.</text:p>
      <text:p text:style-name="P4">- І цо ім повієд̌іяу́а моя матка?</text:p>
      <text:p text:style-name="P4">- Вирецитовау́а право і кобієти одешу́и як нієпишне. Повієд̌іяу́а: „Скоро Аљія справія</text:p>
      <text:p text:style-name="P4">ку́опоти, то ȷ̈ст то віна ву́адзи, кту̊ра ніє пр̌евід̌іяу́а і ніє устр̌еґу́а с̌іє̌ тих ку́опоту̊в”. І старау́а</text:p>
      <text:p text:style-name="P4">с̌іє̌ вияс̌ніч, цо пр̌еміяна зробіу́а в ȷ̈ј у́оніє з Аљія̌. Аље кобієти биу́и роззу́ощоне, же ȷ̈</text:p>
      <text:p text:style-name="P4">спешиу́а. Одешу́и саркая̌ц.</text:p>
      <text:p text:style-name="P4">Бе̌да̌ ку́опоти з поводу Аљії - помис̌љау́. Подмух кристаљічнеґо піяску мусна̌у́ одкрите</text:p>
      <text:p text:style-name="P4">че̌щі ȷ̈ґо твар̌и, пр̌иноша̌ц воњ маси препр̌иправовеј.</text:p>
      <text:p text:style-name="P4">- Ељ Саяљ, дещ піяску звіястуя̌ци <text:soft-page-break/>поранек - р̌еку́.</text:p>
      <text:p text:style-name="P4">Запатр̌иу́ с̌іє̌ в даљ, в шаре с̌віяту́о пустиннеґо краёбразу, на безљітосни пејзаж, піясек</text:p>
      <text:p text:style-name="P4">бе̌да̌ци форма̌, кту̊ра вху́оне̌у́а сама с̌ієбіє. Суха бу́искавіца розяс̌ніу́а зиґзаќм чіємни</text:p>
      <text:p text:style-name="P4">зака̌тек на поу́уднію - знак, же самум наґромад̌іу́ там сву̊ј у́адунек ељектростатични. Ґр̌мот</text:p>
      <text:p text:style-name="P4">пр̌еваљіу́ с̌іє̌ з гуќм о вієље пу̊з́нієј.</text:p>
      <text:p text:style-name="P4">- Ґу́ос, кту̊ри строі зієміє̌ - повієд̌іяу́а Цгані.</text:p>
      <text:p text:style-name="P4">Цораз віє̌цеј ȷ̈ґо људ̌і виу́аніяу́о с̌іє̌ з наміёту̊в. З обр̌ежи обозу шгод̌іу́и варти.</text:p>
      <text:p text:style-name="P4">Вшистко воку̊у́ нієґо точиу́о с̌іє̌ пу́инним, одвієчним трибем, ніє вимаґая̌цим жадних</text:p>
      <text:p text:style-name="P4">розказу̊в. „Як најмнієј розказу̊в” - повієд̌іяу́ ȷ̈ґо ојчієц... ќдис̌... давно тему. „Скоро раз</text:p>
      <text:p text:style-name="P4">цос̌ розкажеш, завше мус̌іш видавач розказ, би то зробіёно”. Фремені знаљі те̌ засаде̌</text:p>
      <text:p text:style-name="P4">інстинктовніє. Водмістр̌ одд̌іяу́у заінтоновау́ поранни зас̌пієв, додая̌ц в нім тим разем</text:p>
      <text:p text:style-name="P4">везваніє до ритуау́у ініцяцї ȷ̈з́д̌ьца піяску.</text:p>
      <text:p text:style-name="P4">- С̌віят ȷ̈ст щіервем - ніёсу́о с̌іє̌ ȷ̈ґо заводзеніє понад видмамі. - Кту̊ж завру̊чі аніёу́а</text:p>
      <text:p text:style-name="P4"><text:soft-page-break/>с̌мієрчі? Стач с̌іє̌ мус̌і воља Сгаі-гуљуда.</text:p>
      <text:p text:style-name="P4">Пауљ су́ухау́ і розпознавау́ те саме су́ова, кту̊ре зачинау́и псаљм с̌мієрчі ȷ̈ґо федајкіну̊в,</text:p>
      <text:p text:style-name="P4">су́ова, кту̊ре одмавіяљі командос̌і с̌мієрчі р̌уцая̌ц с̌іє̌ в вір ваљкі. Чи од д̌іс̌іяј пр̌ибе̌д̌іє</text:p>
      <text:p text:style-name="P4">тутај скаљне санктуаріюм, знача̌це одејщіе кољејнеј души? - запитивау́ с̌ієбіє Пауљ. - Чи</text:p>
      <text:p text:style-name="P4">Фремені бе̌да̌ ту пр̌иставач в пр̌ишу́ощі, би кажди доу́ожиу́ од с̌ієбіє камієњ і помис̌љау́</text:p>
      <text:p text:style-name="P4">о пољеґу́им тутај Муад’Дібіє. Вієд̌іяу́, же істнієȷ̈ д̌іс̌ така аљтернатива, такі факт на нітках</text:p>
      <text:p text:style-name="P4">пр̌ишу́ощі розходза̌цих с̌іє̌ промієніщіе з теґо мієјша в часопр̌естр̌ені. Пр̌ес̌љадовау́а ґо</text:p>
      <text:p text:style-name="P2">та нієдосконау́ощ візї. Ім бард̌ієј опієрау́ с̌іє̌ свему</text:p>
      <text:p text:style-name="P2">страшнему пр̌езначенію</text:p>
      <text:p text:style-name="P4">і пр̌ечівставіяу́ надејщіу д̌ігад, тим віє̌кши заме̌т вкрадау́ с̌іє̌ в ȷ̈ґо ясновідзеніє. Цау́а</text:p>
      <text:p text:style-name="P4">ȷ̈ґо пр̌ишу́ощ зачинау́а пр̌ипомінач ваља̌ца̌ с̌іє̌ в отху́ањ р̌еке̌ - оґніво ґвау́товнощі - поза</text:p>
      <text:p text:style-name="P4">кту̊ра̌ биу́и ȷ̈диніє мґу́а і хмури.</text:p>
      <text:p text:style-name="P4">- Надход̌і Стіљґар - повієд̌іяу́а Цгані. - Муше̌ юж стана̌ч на убочу, <text:soft-page-break/>укохани. Тераз</text:p>
      <text:p text:style-name="P2">муше̌ бич Сајядіна̌ і бачич на ритуау́, жеби однотовано то вієрніє в кроніках. - Подніёсу́а на</text:p>
      <text:p text:style-name="P4">нієґо очи і на хвіље̌ опаду́а з нієј повщіа̌ґљівощ, аље шибко с̌іє̌ опановау́а. - Ќди бе̌д̌іє</text:p>
      <text:p text:style-name="P4">по вшисткім, ву́аснимі ре̌камі пр̌иґотуȷ́ чі с̌ніяданіє - повієд̌іяу́а.</text:p>
      <text:p text:style-name="P4">Одешу́а. Стіљґар збљіжау́ с̌іє̌ ку нієму пр̌ез піясек, порушая̌ц маљењќ кау́уже пиу́у. Чіємне</text:p>
      <text:p text:style-name="P4">ніше ȷ̈ґо очу спочивау́и на Пауљу нієрухомим, думним вејр̌енієм. Чарна брода</text:p>
      <text:p text:style-name="P4">визієрая̌ца спонад маскі фіљтфрака і зрите бруздамі пољічкі моґу́и оживієнієм конкуровач</text:p>
      <text:p text:style-name="P4">з р̌ез́ба̌ в скаље. Ніу̊су́ штандар Пауља - зієљоно - чарни штандар з туљея̌ на воде̌ в др̌евцу кту̊ри стау́ с̌іє̌ юж љеґенда̌ теј краіни. Пауљ помис̌љау́ з одчієнієм думи: ніє моґе̌ зробіч</text:p>
      <text:p text:style-name="P4">најпростшеј р̌ечи, жеби ніє пр̌ешу́а она до љеґенди Оні собіє занотуя̌, як с̌іє̌ розстау́ем</text:p>
      <text:p text:style-name="P4">з Цгані, як повітам Стіљґара - кажди му̊ј д̌іс̌ієјши крок. Живи чи мартви - зостане̌ љеґенда̌.</text:p>
      <text:p text:style-name="P4">Ніє моґе̌ зґіна̌ч. Втеди бе̌д̌іє тиљко љеґенда і ніц пру̊ч нієј, би повстр̌имач д̌ігад.</text:p>
      <text:p text:style-name="P4"><text:soft-page-break/>Стіљґар заткна̌у́ др̌евце в піясек пр̌и Пауљу, опущіу́ ре̌це. Спојр̌еніє бу́е̌кітних в бу́е̌кічіє</text:p>
      <text:p text:style-name="P4">очу позостау́о гарде і натарчиве. А Пауљ помис̌љау́ о своіх ву́асних очах, кту̊ре юж</text:p>
      <text:p text:style-name="P4">заход̌іу́и та̌ сама̌ пр̌иправова̌ барва̌.</text:p>
      <text:p text:style-name="P4">- Одмавіяя̌ нам Гад̌д̌ - повієд̌іяу́ Стіљґар з ритуаљним намащенієм.</text:p>
      <text:p text:style-name="P4">Пауљ одповієд̌іяу́, як научиу́а ґо Цгані.</text:p>
      <text:p text:style-name="P4">- Кту̊ж може одму̊віч Фременові права, би шеду́ љуб ȷ̈хау́, дока̌д зехце?</text:p>
      <text:p text:style-name="P4">- Ям ȷ̈ст Наіб - р̌еку́ Стіљґар - тен, кту̊реґо ніґди ніє везма̌ живцем. Ям ȷ̈ст раміє̌</text:p>
      <text:p text:style-name="P4">тру̊јноґа с̌мієрчі, кту̊ри забіȷ̈ наших вроґу̊в.</text:p>
      <text:p text:style-name="P4">В повієтр̌у завісу́а чіша. Пауљ зеркна̌у́ на реште̌ Фремену̊в розпрошоних за Стіљґарем по</text:p>
      <text:p text:style-name="P4">піяску, на то, як застиґљі без руху в тим моменчіє приватнеј модљітви. І задумау́ с̌іє̌ над</text:p>
      <text:p text:style-name="P4">тимі Фременамі, над људ̌ьмі, кту̊рих жичіє ску́ада с̌іє̌ з забіянія - над цау́им људем, кту̊ри жиȷ̈</text:p>
      <text:p text:style-name="P4">ґнієвем і розпача̌ од поча̌тку своіх дні і ніґди с̌іє̌ ніє застанавія, цо моґу́оби заста̌піч</text:p>
      <text:p text:style-name="P4">ȷ̈дно і друґіє - з вия̌тќм мар̌енія, якім натхна̌у́ іх Љієт - Кинес пр̌ед <text:soft-page-break/>своя̌ с̌мієрчія̌.</text:p>
      <text:p text:style-name="P4">- Ґд̌ієж ȷ̈ст Пан, кту̊ри пр̌епровад̌і нас пр̌ез кру̊љество пустині і отху́ањ? - запитау́</text:p>
      <text:p text:style-name="P4">Стіљґар.</text:p>
      <text:p text:style-name="P4">- Он завше ȷ̈ст з намі - заінтоноваљі Фремені.</text:p>
      <text:p text:style-name="P4">Стіљґар випростовау́ с̌іє̌ і подшеду́ бљіжеј до Пауља щішая̌ц ґу́ос.</text:p>
      <text:p text:style-name="P4">- Ніє запомніј, цо чі му̊віу́ем. Зру̊б то просто і звичајніє, без фантазёванія. Нас̌і људ̌іє</text:p>
      <text:p text:style-name="P4">уȷ̈жд̌ая̌ створ̌ичієља в вієку двунасту љат. О шещ љат пр̌екрачаш тен вієк і ніє урод̌іу́ес̌</text:p>
      <text:p text:style-name="P4">с̌іє̌ до теґо жичія. На нікім ніє мус̌іш зробіч враженія своя̌ одваґа̌. Ми вієми, же ȷ̈стес̌</text:p>
      <text:p text:style-name="P4">одважни. Ј̈дине, цо маш зробіч, то везвач і уȷ̈з́д̌іч створ̌ичієља.</text:p>
      <text:p text:style-name="P4">- Ніє запомне̌ - повієд̌іяу́ Пауљ.</text:p>
      <text:p text:style-name="P4">- Оби так биу́о. Ніє хчіяу́бим, бис̌ пр̌иніу̊су́ встид моім науком.</text:p>
      <text:p text:style-name="P4">Стіљґар вичія̌ґна̌у́ спод бурнуса пљастікова̌ љаске̌ окоу́о метровеј ду́уґощі. Биу́а з ȷ̈днеґо</text:p>
      <text:p text:style-name="P4">коњца заостр̌она, на друґім міяу́а спре̌жинова̌ коу́атке̌.</text:p>
      <text:p text:style-name="P2">- Сам спор̌а̌д̌іу́ем тен дуднік. То добри еґземпљар̌. Вез́ ґо.</text:p>
      <text:p text:style-name="P4">Пауљ почуу́ чієпу́а̌ ґу́ад̌ь пљастіку, ќди взія̌у́ дуднік до ра̌к.</text:p>
      <text:p text:style-name="P4">- Сжішакљі ма твоȷ̈ гакі - повієд̌іяу́ <text:soft-page-break/>Стіљґар. - Вре̌чи чі ȷ̈, як дојд̌ієш до тамтеј</text:p>
      <text:p text:style-name="P4">видми, о там - всказау́ на право. - Везвіј дужеґо створ̌ичієља, Усуљ. Вскаж нам дроґе̌.</text:p>
      <text:p text:style-name="P4">Пауљ звру̊чіу́ уваґе̌ на тон ґу́осу Стіљґара, на поу́и церемоніяљни, на поу́и пр̌есицони</text:p>
      <text:p text:style-name="P4">пр̌иячієљска̌ троска̌. В тим моменчіє однієс̌љі враженіє, же су́оњце виприскуȷ̈ над горизонт.</text:p>
      <text:p text:style-name="P4">Нієбо заснуу́о с̌іє̌ посребр̌оним шаробу́е̌кітем, кту̊ри остр̌еґау́, же д̌ієњ бе̌д̌іє вия̌тково</text:p>
      <text:p text:style-name="P4">упаљни і сухи, навет як дља Арракіс.</text:p>
      <text:p text:style-name="P4">- Надшеду́ час пу́она̌цеґо днія - р̌еку́ Стіљґар і ґу́ос ȷ̈ґо биу́ юж цау́ќм урочисти. - Ід̌ь,</text:p>
      <text:p text:style-name="P4">Усуљ, і дос̌ія̌д̌ь створ̌ичієља, ȷ̈д̌ь піясќм як пр̌иву̊дца људ̌і.</text:p>
      <text:p text:style-name="P4">Пауљ засаљутовау́ свеј фљадзе - зауважиу́, як зієљоно - чарна хора̌ґієв звіса безву́адніє,</text:p>
      <text:p text:style-name="P4">ќди замару́ віятр пр̌едс̌віту. Рушиу́ в строне̌ всказанеј пр̌ез Стіљґара видми,</text:p>
      <text:p text:style-name="P4">буробра̌зовеґо стоку о ґр̌бієчіє в кштау́чіє „С”. Правіє цау́и одд̌іяу́ уход̌іу́ юж</text:p>
      <text:p text:style-name="P4">в пр̌ечівним ќрунку, вспіная̌ц с̌іє̌ на друґа̌ з видм осу́аніяя̌цих обу̊з. На дродзе Пауља</text:p>
      <text:p text:style-name="P4"><text:soft-page-break/>зостау́а самотна, овініє̌та в бурнус постач: Сжішакљі, дову̊дца бриґади федајкіну̊в, кту̊рему</text:p>
      <text:p text:style-name="P4">тиљко скос̌не очи відач биу́о міє̌дзи коу́паќм фіљтрфрака а маска̌. Ќди Пауљ с̌іє̌ збљіжиу́,</text:p>
      <text:p text:style-name="P4">Сжішакљі подау́ му два чієнќ, пејчоподобне пре̌ти. Міяу́и окоу́о пу̊у́тора метра ду́уґощі і биу́и</text:p>
      <text:p text:style-name="P4">закоњчоне пљастиковимі гакамі: друґі конієц биу́ шорсткі - дља певнієјшеґо хвиту. Пауљ</text:p>
      <text:p text:style-name="P4">уя̌у́ оба в љева̌ ду́оњ, як вимаґау́ ритуау́.</text:p>
      <text:p text:style-name="P4">- То са̌ моȷ̈ ву́асне гакі - повієд̌іяу́ Сжішакљі охрипу́им ґу́осем. - Ніґди ніє завіёду́и.</text:p>
      <text:p text:style-name="P4">Пауљ скіна̌у́ ґу́ова̌ заховуя̌ц вимаґане міљченіє і виміна̌у́ ґо посувая̌ц с̌іє̌ стоќм</text:p>
      <text:p text:style-name="P4">видми в ґу̊ре̌. На щичіє обејр̌ау́ с̌іє̌ і зобачиу́, як одд̌іяу́ розсипуȷ̈ с̌іє̌ нічим</text:p>
      <text:p text:style-name="P4">пієр̌хая̌це овади, як у́опоца̌ бурнуси. Стау́ тераз самотни на піящистеј ґрані, мая̌ц пр̌ед</text:p>
      <text:p text:style-name="P4">соба̌ тиљко горизонт, пу́аскі і нієрухоми. Добра биу́а та вибрана пр̌ез Стіљґара видма; вижша</text:p>
      <text:p text:style-name="P4">од са̌с̌ієдніх, становіу́а доґоднієјши пункт обсервацијни. Шгиљівши с̌іє̌ Пауљ осад̌іу́ дуднік</text:p>
      <text:p text:style-name="P4">ґу́е̌боко в довієтр̌ним стоку видми, <text:soft-page-break/>ґд̌іє збіти піясек запевніяу́ максимаљна̌ трансмісȷ́</text:p>
      <text:p text:style-name="P4">вербља. По чим завагау́ с̌іє̌, розтр̌а̌сая̌ц по раз остатні наукі, важа̌ц детермінанти жичія</text:p>
      <text:p text:style-name="P4">і с̌мієрчі, в обљічу кту̊рих с̌іє̌ знаљазу́. Ќди вичія̌ґніє зављечке̌, дуднік розпочніє своȷ̈</text:p>
      <text:p text:style-name="P4">везванія. Пос̌ру̊д піяску̊в усу́иши ȷ̈ ґіґантични черв - створ̌ичієљ і пр̌ибе̌д̌іє на зев. Пауљ</text:p>
      <text:p text:style-name="P4">вієд̌іяу́, же за помоца̌ пејчоподобних гакољасек може дос̌ія̌щ виніёсу́еґо, кра̌ґу́еґо ґр̌бієту</text:p>
      <text:p text:style-name="P4">створ̌ичієља. Допу̊кі гак ухиља пр̌еднія̌ краве̌д̌ь пієрщіеніёватеґо сеґменту червія,</text:p>
      <text:p text:style-name="P4">отвієрая̌ц шорстќму піяскові досте̌п до вражљівеґо вне̌тр̌а, допу̊ти створ̌еніє ніє поґра̌жи</text:p>
      <text:p text:style-name="P4">с̌іє̌ в піясек. Пр̌ечівніє - пр̌еточи своȷ̈ ґіґантичне чієљско унікая̌ц контакту з повієр̌хнія̌</text:p>
      <text:p text:style-name="P4">пустині.</text:p>
      <text:p text:style-name="P4">Ј̈стем ȷ̈з́д̌ьцем піяску - повієд̌іяу́ собіє Пауљ. Спојр̌ау́ в ду̊у́ на гакі в свеј љевеј ду́оні</text:p>
      <text:p text:style-name="P4">і помис̌љау́, же вистарчи му тиљко пр̌есуна̌ч ȷ̈ в ду̊у́ взду́уж кр̌ивізни оґромнеґо боку</text:p>
      <text:p text:style-name="P2">створ̌ичієља, би змус̌іч ґо до оброту і скре̌ту, і сќровач ґо там, ґд̌іє зехце. Від̌іяу́, як то</text:p>
      <text:p text:style-name="P4"><text:soft-page-break/>робіёно. Помаґано му вспінач с̌іє̌ по боку червія на кру̊тка̌ пр̌еяжд̌ке̌ подчас шкољенія.</text:p>
      <text:p text:style-name="P4">На шгвитаним червію можна биу́о ȷ̈хач, допу̊кі вичерпани ніє знієрухоміяу́ на</text:p>
      <text:p text:style-name="P4">повієр̌хні пустині і ніє тр̌еба биу́о взивач новеґо створ̌ичієља. Пауљ вієд̌іяу́, же по</text:p>
      <text:p text:style-name="P4">пр̌ејщіу теј пру̊би бе̌д̌іє с̌іє̌ надавау́ до подȷ́чія двуд̌ієстодудніковеј виправи на</text:p>
      <text:p text:style-name="P4">поу́удніёве рубієже, аби одпоча̌ч і дојщ до с̌ієбіє - на поу́удніє, там ґд̌іє в нових</text:p>
      <text:p text:style-name="P4">паљмаріях і с̌ічах под̌іємних укрито пр̌ед поґромем кобієти і д̌ієчі.</text:p>
      <text:p text:style-name="P4">Подноша̌ц ґу́ове̌ і споґља̌дая̌ц на поу́удніє упомніяу́ самеґо с̌ієбіє, же створ̌ичієљ</text:p>
      <text:p text:style-name="P4">везвани на хибіу́-трафіу́ з ерґу становіу́ нієвіядома̌, а тен, кто ґо везвіє, ȷ̈ст ру̊внієж</text:p>
      <text:p text:style-name="P4">нієвіядома̌ в теј пру̊біє. „Мус̌іш оценіч надходза̌цеґо створ̌ичієља” - вияс̌ніяу́ Стіљґар.</text:p>
      <text:p text:style-name="P4">„Мус̌іш стач достатечніє бљіско, би с̌іє̌ на нієґо вспія̌ч, ґди чіє̌ бе̌д̌іє міяу́, і достатечніє</text:p>
      <text:p text:style-name="P4">даљеко, би чіє̌ ніє заґарна̌у́”.</text:p>
      <text:p text:style-name="P4">Под впу́ивем наґу́еј децизї Пауљ звољніу́ зављечке̌ дудніка. Коу́атка заче̌у́а с̌іє̌ обрацач,</text:p>
      <text:p text:style-name="P4"><text:soft-page-break/>пр̌ез піясек попу́ине̌у́о міярове у́уп... у́уп... у́уп... Випростовау́ с̌іє̌, бадая̌ц горизонт, паміє̌тая̌ц</text:p>
      <text:p text:style-name="P4">су́ова Стіљґара: „Старанніє окрес̌љ тор збљіжанія с̌іє̌. Паміє̌тај, же черв р̌адко доконуȷ̈</text:p>
      <text:p text:style-name="P4">нієвідочнеґо подејщіа до дудніка. Мімо то насу́ухуј. Че̌сто можна ґо усу́ишеч, занім с̌іє̌</text:p>
      <text:p text:style-name="P4">укаже”. Пр̌ишу́и му теж на мис̌љ су́ова пр̌естроґі Цгані вишептане в ноци, ќди зму̊ґу́ я̌</text:p>
      <text:p text:style-name="P4">страх о нієґо: „Ґди зајмієш позицȷ́ на курс̌іє створ̌ичієља, мус̌іш позоставач в абсољутним</text:p>
      <text:p text:style-name="P4">безруху. Мус̌іш мис̌љеч як у́аха піяску. Скриј с̌іє̌ под пу́ащем і стањ с̌іє̌ в самеј свеј</text:p>
      <text:p text:style-name="P4">істочіє мау́а̌ видма̌”. Повољі пр̌ешуківау́ горизонт насу́ухуя̌ц, випатруя̌ц знаку̊в, якіх ґо</text:p>
      <text:p text:style-name="P4">научоно.</text:p>
      <text:p text:style-name="P4">Надешу́о з поу́удніёвеґо вшгоду, одљеґу́и сик піяскошепту. Нієбавем Пауљ зобачиу́ ген</text:p>
      <text:p text:style-name="P4">даљеко зариси тропу створ̌енія на тље яснощі с̌віту і упр̌итомніу́ собіє, же ніґди пр̌едтем ніє</text:p>
      <text:p text:style-name="P4">від̌іяу́ так дужеґо створ̌ичієља, ніґди навет ніє су́ишау́ о істнієнію так вієљќґо. Видавау́ с̌іє̌</text:p>
      <text:p text:style-name="P4">ду́ужши ніж на пу̊у́ міљі, а пр̌ипу́ив фаљі піясковеј у ȷ̈ґо взноша̌цеґо с̌іє̌ <text:soft-page-break/>у́ба виґља̌дау́ як</text:p>
      <text:p text:style-name="P4">збљіжаніє с̌іє̌ ґу̊ри. Ніц таќґо ніє від̌іяу́ем ані в свих візях, ані в жичію - пр̌естр̌еґу́ сам</text:p>
      <text:p text:style-name="P4">с̌ієбіє Пауљ. Шибко пр̌ечія̌у́ дроґе̌ теґо створ̌ичієља, би зая̌ч позицȷ́, цау́ковічіє поху́оніє̌ти</text:p>
      <text:p text:style-name="P2">наґља̌цимі вимоґамі теј хвіљі.</text:p>
      <text:p text:style-name="P4">4</text:p>
      <text:p text:style-name="P4">„Тр̌имачіє в ре̌ку менніце і пау́аце - нієх ту́уща бієр̌е реште̌”. Так рад̌і</text:p>
      <text:p text:style-name="P4">Падишах Імператор. І му̊ві: „Ј̈жељі хцечіє зиску̊в, мус̌ічіє р̌а̌д̌іч”.</text:p>
      <text:p text:style-name="P4">Правд̌іве са̌ то су́ова, аље я питам: Кто ȷ̈ст та̌ ту́уща̌ і кто то са̌ чі р̌а̌дзені?</text:p>
      <text:p text:style-name="P4">Тајне посу́аніє Муад’Діба до Љандсрааду з „Пр̌ебудзенія Арракіс”</text:p>
      <text:p text:style-name="P4">кс̌іє̌жнічкі Іруљан</text:p>
      <text:p text:style-name="P4">Мис̌љ сама пр̌ишу́а Ј̈сс̌іце до ґу́ови: Пауљ бе̌д̌іє юж љада хвіља пр̌еход̌іу́ пру̊бе̌ ȷ̈з́д̌ьца</text:p>
      <text:p text:style-name="P4">піяску. Оні старая̌ с̌іє̌ укрич тен факт пр̌еде мна̌, аље то ясне як су́оњце. І Цгані одȷ̈хау́а</text:p>
      <text:p text:style-name="P4">з яка̌с̌ таȷ̈мніча̌ міся̌.</text:p>
      <text:p text:style-name="P4">Ј̈сс̌іка с̌ієд̌іяу́а в комначіє сипіяљнеј, кор̌истая̌ц з хвіљі пр̌ерви міє̌дзи ноцнимі</text:p>
      <text:p text:style-name="P4">љекцямі. Комната биу́а пр̌итуљна, хоч ніє так обшерна як тамта, кту̊реј уживау́а в с̌ічи Табр,</text:p>
      <text:p text:style-name="P4"><text:soft-page-break/>занім учієкљі пр̌ед поґромем. Так само знајдовау́и с̌іє̌ в нієј пушисте дивани на поду́одзе,</text:p>
      <text:p text:style-name="P4">міє̌кќ подушкі, ніскі стољік кавови на подоре̌д̌ію, у́аґодніє жу̊у́те куље с̌віє̌тояњсќ под</text:p>
      <text:p text:style-name="P4">суфітем. Биу́а пр̌ес̌ія̌кніє̌та характеристична̌, чієрпка̌, інтенсивна̌ вонія̌ фремењсќј с̌ічи,</text:p>
      <text:p text:style-name="P4">кту̊ра̌ Ј̈сс̌іка заче̌у́а утожсаміяч з почучієм безпієчењства. Здавау́а собіє ȷ̈днак справе̌, же</text:p>
      <text:p text:style-name="P4">ніґди ніє пр̌езвичіє̌жи враженія обцощі мієјша, в кту̊рим пр̌ебивау́а. То ву́ас̌ніє тен зґр̌ит</text:p>
      <text:p text:style-name="P2">міяу́и</text:p>
      <text:p text:style-name="P2">затушовач</text:p>
      <text:p text:style-name="P2">дивани</text:p>
      <text:p text:style-name="P2">і драперіє.</text:p>
      <text:p text:style-name="P2">До</text:p>
      <text:p text:style-name="P2">сипіяљні</text:p>
      <text:p text:style-name="P2">пр̌енікне̌у́о</text:p>
      <text:p text:style-name="P2">правіє</text:p>
      <text:p text:style-name="P2">нієухвитне</text:p>
      <text:p text:style-name="P4">дзвонечково-бе̌бенково-розкљаскане ґраніє. Ј̈сс̌іка вієд̌іяу́а, же то урочистощ породу,</text:p>
      <text:p text:style-name="P4">певніє Субіяі. Ј̈ј час с̌іє̌ збљіжау́. <text:soft-page-break/>Вієд̌іяу́а теж, же нієзаду́уґо зобачи ніємовље̌,</text:p>
      <text:p text:style-name="P4">бу́е̌кітнооќґо херубінка, кту̊реґо пр̌иніёса̌ до Маткі Вієљебнеј по бу́оґосу́авієњство.</text:p>
      <text:p text:style-name="P4">Вієд̌іяу́а ру̊внієж, же ȷ̈ј цу̊рка Аљія бе̌д̌іє брау́а уд̌іяу́ в обходах і же зу́ожи ȷ̈ј</text:p>
      <text:p text:style-name="P4">справозданіє. То ȷ̈ще ніє пора цоноцнеј модљітви розстанія. Ніє розпочна̌ обход̌іч</text:p>
      <text:p text:style-name="P4">урод̌ін бљіско пори обр̌е̌ду̊в опу́аківанія појманих в нієвоље̌ подчас наязду̊в на Порітрін,</text:p>
      <text:p text:style-name="P4">Беља Теґеусе, Россака і Гармонтгепа. Ј̈сс̌іка вестхне̌у́а. Вієд̌іяу́а теж, же стара с̌іє̌ ніє</text:p>
      <text:p text:style-name="P4">допущач до с̌ієбіє мис̌љі о сину і нієбезпієчењствах, якім ставіяу́ чоу́о - о віљчих</text:p>
      <text:p text:style-name="P4">доу́ах з затрутимі гакамі, о гарконнењскіх рајдах (хочіяж тих биу́о цораз мнієј, од ќди</text:p>
      <text:p text:style-name="P4">Фремені побієраљі гарач в пояздах љатая̌цих і напастніках за помоца̌ нових броні,</text:p>
      <text:p text:style-name="P4">в кту̊ре заопатр̌иу́ іх Пауљ) і о натураљних пуу́апках пустині - створ̌ичієљах і праґнієнію,</text:p>
      <text:p text:style-name="P4">і чељущіах пиу́у.</text:p>
      <text:p text:style-name="P4">Помис̌љау́а, же варто би попрос̌іч о каве̌, і з та̌ мис̌ља̌ зявіу́а с̌іє̌ ова завше обецна</text:p>
      <text:p text:style-name="P4"><text:soft-page-break/>с̌віядомощ парадоксу в стиљу жичія Фремену̊в: як добр̌е ім с̌іє̌ жиу́о в тих яскініях с̌ічи</text:p>
      <text:p text:style-name="P4">в пору̊внанію з пионамі з ґрабен; атољі подчас гад̌р в отвартеј пустині о іљеж срожше знос̌іљі</text:p>
      <text:p text:style-name="P4">катуше од вшистќґо, цо чієрпієљі поддані гарконнењши.</text:p>
      <text:p text:style-name="P2">Міє̌дзи котарамі обок нієј всуне̌у́а с̌іє̌ чіємна ду́оњ і вицофау́а с̌іє̌ позоставіяя̌ц на стољіку</text:p>
      <text:p text:style-name="P4">фіљіжанке̌. З фіљіжанкі унос̌іу́ с̌іє̌ аромат кави пр̌иправовеј. Поче̌стунек з урочистощі народ̌ін</text:p>
      <text:p text:style-name="P4">- помис̌љау́а Ј̈сс̌іка. Взіє̌у́а фіљіжанке̌ і попіяя̌ц мау́имі у́икамі ус̌мієхау́а с̌іє̌ до с̌ієбіє.</text:p>
      <text:p text:style-name="P4">В яќј іннеј споу́ечнощі нашеґо вшехс̌віята моґу́аби особа з моя̌ позиця̌ пр̌ия̌ч</text:p>
      <text:p text:style-name="P4">з нієзнанеј ре̌кі кубек напою і вихиљіч ґо без обави? Потрафіє̌ тераз пр̌емієніч кажда̌</text:p>
      <text:p text:style-name="P4">тручізне̌, занім би мі зашкод̌іу́а, очивіщіе, аље офіяродавца о тим ніє віє. Допіу́а каве̌ до</text:p>
      <text:p text:style-name="P4">коњца чуя̌ц пр̌ипу́ив енерґії і оживієніє од завартощі фіљіжанкі - ґора̌цеј і смаковітеј.</text:p>
      <text:p text:style-name="P4">Застанавіяу́а с̌іє̌, яка інна споу́ечнощ міяу́аби такі натураљни шацунек дља ȷ̈ј інтимнощі</text:p>
      <text:p text:style-name="P4">і виґоди, же офіяродавца <text:soft-page-break/>втарґна̌у́би заљедвіє на тиље, жеби зу́ожич дар, без нар̌уцанія ȷ̈ј свеґо</text:p>
      <text:p text:style-name="P4">товар̌иства. Шацунек і міу́ощ пр̌ису́ау́и тен дар, з љекка̌ заљедвіє домієшка̌ ље̌ку.</text:p>
      <text:p text:style-name="P4">І ȷ̈ще інни аспект теґо видар̌енія знаљазу́ дроґе̌ до ȷ̈ј с̌віядомощі: заљедвіє помис̌љау́а</text:p>
      <text:p text:style-name="P4">о кавіє і кава с̌іє̌ зявіу́а. Вієд̌іяу́а, же в тим ніє биу́о ніц з тељепатії. То биу́о так - ȷ̈днощ</text:p>
      <text:p text:style-name="P4">с̌ічовеј вспу̊љноти, задощучинієніє за вирафінована̌ тручізне̌ в дієчіє пр̌иправовеј, кту̊ра̌</text:p>
      <text:p text:style-name="P4">д̌ієљіљі. Вієљќ р̌еше људ̌і ніє моґа̌ љічич, же ќдикољвієк спу́иніє на ніє обявієніє, яќ</text:p>
      <text:p text:style-name="P4">она завд̌іє̌ча нас̌ієнію пр̌иправи, ніє са̌ до теґо вишкољоне ані пр̌иґотоване. Іх умису́и</text:p>
      <text:p text:style-name="P4">одр̌уцая̌ то, чеґо ніє моґа̌ зрозумієч љуб оґарна̌ч. Мімо то чуя̌ і реаґуя̌ часамі як ȷ̈ден</text:p>
      <text:p text:style-name="P4">орґанізм. І ніґди ніє пр̌ишу́а ім до ґу́ови мис̌љ о збієґу окољічнощі.</text:p>
      <text:p text:style-name="P4">Чи Пауљ здау́ сву̊ј еґзамін на піяску? - задау́а собіє питаніє Ј̈сс̌іка.- Ј̈ст здољни, љеч ноґа</text:p>
      <text:p text:style-name="P4">може с̌іє̌ повіна̌ч і најздољнієјшему.</text:p>
      <text:p text:style-name="P4">І то чеканіє. Та змора - помис̌љау́а. - Можна чекач до певнеґо часу. По чим оґарнія</text:p>
      <text:p text:style-name="P4">чу́овієка змора вичеківанія. Іх жичіє <text:soft-page-break/>биу́о випеу́ніёне вшељќґо родзаю вичеківанієм.</text:p>
      <text:p text:style-name="P4">Ј̈стес̌ми ту з ґу̊ра̌ два љата - мис̌љау́а - і пр̌инајмнієј друґіє тиље упу́иніє, нім зас̌віта нам</text:p>
      <text:p text:style-name="P4">ісќрка над̌ієі, би покус̌іч о вирваніє Арракіс з у́ап гарконнењсќґо намієстніка Мудіра</text:p>
      <text:p text:style-name="P4">Нагії, Бестії Раббана.</text:p>
      <text:p text:style-name="P4">- Матко Вієљебна?</text:p>
      <text:p text:style-name="P4">Ґу́ос зза котари вејщіовеј наљежау́ до Гараг, друґієј кобієти в род̌ініє Муад’Діба.</text:p>
      <text:p text:style-name="P4">- Вејд̌ь, Гараг.</text:p>
      <text:p text:style-name="P4">Котари розхиљіу́и с̌іє̌ і Гараг як ґдиби впу́ине̌у́а до с̌родка. Міяу́а на собіє с̌ічове сандау́и;</text:p>
      <text:p text:style-name="P4">червоно - жу̊у́те сарі одкривау́о ȷ̈ј ре̌це правіє до раміён. Чарне ву́оси розд̌ієљоне пос̌родку</text:p>
      <text:p text:style-name="P4">і шзесане до тиу́у биу́и як скр̌иду́а овада, пр̌иљізане і љс̌нія̌це. Остре, драпієжне риси твар̌и</text:p>
      <text:p text:style-name="P4">хмур̌иу́ ґу́е̌бокі марс на чоље. За Гараг винур̌иу́а с̌іє̌ двуљетнія д̌ієвчинка Аљія.</text:p>
      <text:p text:style-name="P4">Ќди Ј̈сс̌іка патр̌иу́а на своя̌ цу̊рке̌, удер̌иу́о я̌, ніє по раз пієрвши зрешта̌,</text:p>
      <text:p text:style-name="P4">подобієњство Аљії до Пауља в тим вієку - та сама поваґа в питая̌цим спојр̌енію розвартих</text:p>
      <text:p text:style-name="P4">очу, чіємне ву́оси, становче уста. <text:soft-page-break/>Љеч биу́и ру̊внієж і субтељне ру̊жніце - і то оне ву́ас̌ніє</text:p>
      <text:p text:style-name="P4">буд̌іу́и нієпоку̊ј у віє̌кшощі доросу́их. То д̌ієцко - љедвіє од зіємі одросу́о - заховивау́о</text:p>
      <text:p text:style-name="P2">с̌іє̌ над вієк спокојніє і с̌віядоміє. Дорос̌љі пр̌еживаљі шок у́апія̌ц я̌ на зас̌мієванію с̌іє̌</text:p>
      <text:p text:style-name="P4">з двузначних жарчіку̊в міє̌дзи пр̌едставічієљамі одмієнних пу́чі. То зну̊в самі с̌ієбіє</text:p>
      <text:p text:style-name="P4">у́апаљі на тим, же всу́ухуя̌ с̌іє̌ в ȷ̈ј на поу́и сепљенія̌ци ґу́ос̌ік, нієзбит ȷ̈ще вираз́ни</text:p>
      <text:p text:style-name="P4">з поводу ніє викштау́цонеґо поднієбієнія міє̌кќґо, і знієнацка одкривая̌ в ȷ̈ј су́овах</text:p>
      <text:p text:style-name="P4">шељмовсќ уваґі, кту̊ре моґу́и вивод̌іч с̌іє̌ ȷ̈диніє з пр̌ежич, якіх жаден двуљатек ніє</text:p>
      <text:p text:style-name="P4">дос̌віядча.</text:p>
      <text:p text:style-name="P4">Гараг опаду́а на подушке̌ вздихая̌ц поіритована і косим оќм споґља̌дая̌ц на д̌ієцко.</text:p>
      <text:p text:style-name="P4">- Аљія - пр̌ивоу́ау́а Ј̈сс̌іка цу̊рке̌.</text:p>
      <text:p text:style-name="P4">Мау́а подешу́а до маткі, с̌іяду́а пр̌и нієј і хвичіу́а Ј̈сс̌іке̌ за ре̌ке̌. Чієљесни контакт</text:p>
      <text:p text:style-name="P4">пр̌ивру̊чіу́ ім тамта̌ вспу̊љна̌ с̌віядомощ, яка̌ д̌ієљіу́и ȷ̈ще пр̌ед народзенієм Аљії. Ніє</text:p>
      <text:p text:style-name="P4">ход̌іу́о ту о д̌ієљеніє мис̌љі, яккољвієк здар̌ау́и с̌іє̌ і таќ хвіље, <text:soft-page-break/>ȷ̈с̌љі с̌іє̌ доткне̌у́и, ґди</text:p>
      <text:p text:style-name="P4">Ј̈сс̌іка пр̌емієніяу́а тручізне̌ пр̌иправова̌ до церемонії. То биу́о цос̌ віє̌цеј - безпос̌реднія</text:p>
      <text:p text:style-name="P4">с̌віядомощ друґієј іскри жичія, цос̌ остреґо і дојмуя̌цеґо, нерво-вспу̊у́чуљнощ чинія̌ца ȷ̈</text:p>
      <text:p text:style-name="P4">учучіёва̌ ȷ̈днощіа̌. Пр̌естр̌еґая̌ц етиќти наљежнеј чу́онкові род̌іни ȷ̈ј сина, Ј̈сс̌іка</text:p>
      <text:p text:style-name="P4">повієд̌іяу́а:</text:p>
      <text:p text:style-name="P4">- Сабакг уљ кугар, Гараг. Як с̌іє̌ мієваш теј ноци?</text:p>
      <text:p text:style-name="P4">З та̌ сама̌ традицијна̌ етиќта̌ Гараг одпару́а:</text:p>
      <text:p text:style-name="P4">- Субакг ун нар. Добр̌е с̌іє̌ мієвам.</text:p>
      <text:p text:style-name="P4">Су́ова биу́и правіє без виразу. Знову вестхне̌у́а. Ј̈сс̌іка вичуу́а в Аљії розбавієніє.</text:p>
      <text:p text:style-name="P4">- Ґганіма меґо брата ȷ̈ст на мніє зу́а - повієд̌іяу́а Аљія своім на впу̊у́ сепљенія̌цим</text:p>
      <text:p text:style-name="P4">ґу́осем.</text:p>
      <text:p text:style-name="P4">Ј̈сс̌іка звру̊чіу́а уваґе̌ на окрес̌љеніє ужите пр̌ез Аљіє̌ в однієс̌ієнію до Гараг - ґганіма.</text:p>
      <text:p text:style-name="P4">В субтељнощіах ȷ́зика фремењсќґо су́ово то означау́о „цос̌ здобитеґо в бою”,</text:p>
      <text:p text:style-name="P4">з додатковим подтекстем - же то цос̌ ніє ȷ̈ст юж уживане зґодніє зе своім пієрвотним</text:p>
      <text:p text:style-name="P4">пр̌езначенієм. Якас̌ оздоба, остр̌е <text:soft-page-break/>ву́у̊чні ужите яко чіє̌жарек до засу́они.</text:p>
      <text:p text:style-name="P4">Гараг спојр̌ау́а на мау́а̌ споде у́ба.</text:p>
      <text:p text:style-name="P4">- Ніє пру̊буј мніє ображач, д̌ієчіно. Знам своȷ̈ мієјше.</text:p>
      <text:p text:style-name="P4">- Цо пр̌ескробау́ас̌ тим разем, Аљія? - запитау́а Ј̈сс̌іка.</text:p>
      <text:p text:style-name="P4">Одповієд̌іяу́а ȷ̈ј Гараг.</text:p>
      <text:p text:style-name="P4">- Д̌іс̌іяј ніє тиљко ніє хчіяу́а с̌іє̌ бавіч з іннимі д̌ієчмі, аље закраду́а с̌іє̌ до...</text:p>
      <text:p text:style-name="P4">- Шговау́ам с̌іє̌ за котара̌ і оґља̌дау́ам народ̌іни д̌ієцка Субіяі - повієд̌іяу́а Аљія. - Ма</text:p>
      <text:p text:style-name="P4">ху́опака. Дару́ с̌іє̌ і дару́. Цу̊ж за пу́уца! Ќди с̌іє̌ юж досич навид̌ієрау́...</text:p>
      <text:p text:style-name="P4">- Вишу́а і доткне̌у́а ґо - повієд̌іяу́а Гараг - і он пр̌естау́ с̌іє̌ др̌еч. Кажди віє, же</text:p>
      <text:p text:style-name="P4">фремењсќ ніємовље̌ мус̌і с̌іє̌ випу́акач до коњца, ȷ̈с̌љі с̌іє̌ род̌і в с̌ічи, понієваж юж ніґди</text:p>
      <text:p text:style-name="P4">потем ніє може запу́акач, бо здрад̌іу́оби нас подчас гад̌р.</text:p>
      <text:p text:style-name="P4">- Випу́акау́ с̌іє̌ досич - повієд̌іяу́а Аљія. - Я тиљко хчіяу́ам вичуч ȷ̈ґо ісќрке̌, ȷ̈ґо</text:p>
      <text:p text:style-name="P2">жичіє. То вшистко. А ќди мніє вичуу́, ніє хчіяу́о му с̌іє̌ юж віє̌цеј пу́акач.</text:p>
      <text:p text:style-name="P4">- Цо вивоу́ау́о ȷ̈ще ґорше ґаданіє вс̌ру̊д људ̌і - р̌еку́а Гараг.</text:p>
      <text:p text:style-name="P4"><text:soft-page-break/>- Чи ху́опієц Субіяі ȷ̈ст здрови? - запитау́а Ј̈сс̌іка.</text:p>
      <text:p text:style-name="P4">Від̌іяу́а, же Гараг цос̌ љежи на серцу, і застанавіяу́а с̌іє̌, цо то таќґо.</text:p>
      <text:p text:style-name="P4">- Здрови, же тиљко жичич каждеј матце - повієд̌іяу́а Гараг. - Оне вієдза̌, же Аљія ніє</text:p>
      <text:p text:style-name="P4">зробіу́а му кр̌ивди. Оне ніє мая̌ ніц спецяљнеґо пр̌ечівко тему, же она ґо доткне̌у́а.</text:p>
      <text:p text:style-name="P4">Натихміяст с̌іє̌ успокоіу́ і биу́ задовољони. Цгод̌іу́о о...</text:p>
      <text:p text:style-name="P4">- Цгод̌і о д̌івнощ меј цу̊ркі, чи так? - спитау́а Ј̈сс̌іка. - О ȷ̈ј звичај му̊вієнія</text:p>
      <text:p text:style-name="P4">о справах понад вієк і о р̌ечах, кту̊рих жадне д̌ієцко в ȷ̈ј вієку ніє може знач,</text:p>
      <text:p text:style-name="P4">о р̌ечах з пр̌ешу́ощі.</text:p>
      <text:p text:style-name="P4">- Ска̌д она може вієд̌ієч, як виґља̌дау́о д̌ієцко на Беља Теґеусе? - вир̌учіу́а з с̌ієбіє</text:p>
      <text:p text:style-name="P4">Гараг.</text:p>
      <text:p text:style-name="P4">- Ву́ас̌ніє як он - повієд̌іяу́а Аљія. - Цгу́опак Субіяі виґља̌да кубек в кубек як син Мітги</text:p>
      <text:p text:style-name="P4">уродзони пр̌ед розстанієм.</text:p>
      <text:p text:style-name="P4">- Аљія! - повієд̌іяу́а Ј̈сс̌іка. - Остр̌еґау́ам чіє̌.</text:p>
      <text:p text:style-name="P4">- Аље, матко, я то від̌іяу́ам, і то биу́а правда, і...</text:p>
      <text:p text:style-name="P4">Ј̈сс̌іка потр̌а̌сне̌у́а ґу́ова̌ відза̌ц на твар̌и Гараг ознакі поденервованія. <text:soft-page-break/>Цо я</text:p>
      <text:p text:style-name="P4">урод̌іу́ам? - запитау́а сама с̌ієбіє. - Цу̊рке̌, кту̊ра в хвіљі народ̌ін і від̌іяу́а вшистко, цо я</text:p>
      <text:p text:style-name="P4">вієм... і віє̌цеј: вшистко, цо пр̌ед нія̌ зостау́о одкрите з ґу́е̌бі коритар̌и пр̌ешу́ощі пр̌ез</text:p>
      <text:p text:style-name="P4">істнієя̌це в меј яз́ні Маткі Вієљебне.</text:p>
      <text:p text:style-name="P4">- Ніє ход̌і тиљко о то, цо она му̊ві - повієд̌іяу́а Гараг. - Цгод̌і теж о то, цо робі: о то, як</text:p>
      <text:p text:style-name="P4">она с̌іяда і впатруȷ̈ с̌іє̌ в скау́е̌ порушая̌ц тиљко ȷ̈дним міє̌с̌нієм коу́о носа аљбо міє̌с̌нієм</text:p>
      <text:p text:style-name="P4">ґр̌бієту паљца, аљбо...</text:p>
      <text:p text:style-name="P4">- То са̌ чвіченія Бене Ґессеріт - р̌еку́а Ј̈сс̌іка. - Вієш о тим, Гараг. Цгцеш одму̊віч</text:p>
      <text:p text:style-name="P4">моȷ̈ј цу̊рце ȷ̈ј д̌ієд̌іцтва?</text:p>
      <text:p text:style-name="P4">- Матко Вієљебна, вієш, же те р̌ечи ніє мая дља мніє значенія - одпару́а Гараг. - Цгод̌і</text:p>
      <text:p text:style-name="P4">о људ̌і і о то, же шемр̌а̌. Пр̌ечувам в тим ґроз́бе̌. Му̊вія̌, же твоя цу̊рка ȷ̈ст демонем, же</text:p>
      <text:p text:style-name="P4">інне д̌ієчі ніє хца̌ с̌іє̌ з нія̌ бавіч, же она ȷ̈ст...</text:p>
      <text:p text:style-name="P4">- Она ма так нієвієље вспу̊љнеґо з іннимі д̌ієчмі - повієд̌іяу́а Ј̈сс̌іка. - Ніє ȷ̈ст</text:p>
      <text:p text:style-name="P4">демонем. То тиљко...</text:p>
      <text:p text:style-name="P4">- Очивіщіе, же ніє ȷ̈ст!</text:p>
      <text:p text:style-name="P4">Ј̈сс̌іка почуу́а с̌іє̌ заскочона <text:soft-page-break/>ґвау́товнощіа̌ вибуху Гараг, спущіу́а очи на Аљіє̌.</text:p>
      <text:p text:style-name="P4">Д̌ієцко справіяу́о враженіє затопіёнеґо в мис̌љах, промієніёвау́о атмосфера̌... вичеківанія.</text:p>
      <text:p text:style-name="P4">Ј̈сс̌іка повру̊чіу́а спојр̌енієм до Гараг.</text:p>
      <text:p text:style-name="P4">- Шануȷ́ факт, же ȷ̈стес̌ чу́онќм род̌іни меґо сина - повієд̌іяу́а. (Аљія дрґне̌у́а под ȷ̈ј</text:p>
      <text:p text:style-name="P4">ду́онія̌.) - Можеш зе мна̌ му̊віч отварчіє о вшисткім, цо чіє̌ ґне̌бі.</text:p>
      <text:p text:style-name="P2">- Нієду́уґо юж бе̌де̌ чу́онќм род̌іни твоȷ̈ґо сина - повієд̌іяу́а Гараг. - Чекау́ам так</text:p>
      <text:p text:style-name="P4">ду́уґо дља добра моіх сину̊в, дља спецяљнеґо шкољенія, яќ оні отр̌имуя̌ яко д̌ієчі Усуља.</text:p>
      <text:p text:style-name="P4">Тиље тиљко моґу́ам ім дач, понієваж віядомо, же ніє д̌ієље̌ у́ожа з твоім синем.</text:p>
      <text:p text:style-name="P4">Поновніє Аљія порушиу́а с̌іє̌ пр̌и нієј на поу́и ус̌піёна, чієпу́а.</text:p>
      <text:p text:style-name="P4">- Биу́аби з чієбіє вшељако добра товар̌ишка дља меґо сина - повієд̌іяу́а Ј̈сс̌іка. І додау́а</text:p>
      <text:p text:style-name="P4">юж на ву́асни ужитек, яко же таќ рефљексȷ̈ ніґди ȷ̈ј ніє опущау́и: товар̌ишка... ніє жона. По</text:p>
      <text:p text:style-name="P4">чим ȷ̈ј мис̌љ пошибовау́а просто до цељу, до бољеснеґо ку́учія вивоу́анеґо повшехним</text:p>
      <text:p text:style-name="P4"><text:soft-page-break/>ґаданієм в с̌ічи, же пр̌ияз́њ ȷ̈ј сина з Цгані пр̌ерод̌іу́а с̌іє̌ в трвау́и звія̌зек, в мау́жењство.</text:p>
      <text:p text:style-name="P4">Кохам Цгані - пр̌емкне̌у́о пр̌ез мис̌љ Ј̈сс̌іце, аље сама собіє пр̌ипомніяу́а, же міу́ощ може</text:p>
      <text:p text:style-name="P4">уста̌піч пр̌ед раця̌ стану. Кру̊љевсќ мау́жењства мієвая̌ інне подстави ніж міу́ощ.</text:p>
      <text:p text:style-name="P4">- Мис̌љіш, же я ніє вієм, цо пљануȷ̈ш дља свеґо сина? - спитау́а Гараг.</text:p>
      <text:p text:style-name="P4">- Цо маш на мис̌љі?</text:p>
      <text:p text:style-name="P4">- Пљануȷ̈ш зȷ̈дноченіє пљеміён под ȷ̈ґо пр̌еводем - повієд̌іяу́а Гараг.</text:p>
      <text:p text:style-name="P4">- Чи то з́ље?</text:p>
      <text:p text:style-name="P4">- Відзе̌ в тим ґроз́бе̌ дља нієґо... і Аљія ȷ̈ст ȷ̈ј че̌щіа̌.</text:p>
      <text:p text:style-name="P4">Аљія пр̌итуљіу́а с̌іє̌ моцнієј до маткі, очи міяу́а тераз отварте і вљепіёне в Гараг.</text:p>
      <text:p text:style-name="P4">- Обсервуȷ́ вас обіє, як ȷ̈стещіе разем - повієд̌іяу́а Гараг - в які спосу̊б с̌іє̌ дотикачіє.</text:p>
      <text:p text:style-name="P4">Зас̌ Аљія то як моя ву́асна крев, понієваж ȷ̈ст с̌іёстра̌ теґо, коґо мам за брата. Обсервуȷ́ я̌</text:p>
      <text:p text:style-name="P4">і стр̌еґе̌ од часу, ќди биу́а тичім ніємовље̌чієм, од часу раззія, ќди учієку́ис̌ми тутај.</text:p>
      <text:p text:style-name="P4">Зауважиу́ам в нієј вієље р̌ечи.</text:p>
      <text:p text:style-name="P4">Ј̈сс̌іка ківне̌у́а ґу́ова̌, вичуване нієпоку̊ј нарастая̌ци в Аљії у ȷ̈ј боку.</text:p>
      <text:p text:style-name="P4">- Вієш, цо мам на мис̌љі - р̌еку́а <text:soft-page-break/>Гараг. - То, же розуміяу́а од разу, цо до нієј му̊віми.</text:p>
      <text:p text:style-name="P4">Чи ќдикољвієк биу́о д̌ієцко, кту̊ре знау́о режім води в так му́одим вієку? Кту̊реґо пієрвше</text:p>
      <text:p text:style-name="P4">су́ова до піястункі бр̌міяу́иби: „Кохам чіє̌, Гараг”? - Гараг спојр̌ау́а на Аљіє̌. - А мис̌љіш, же</text:p>
      <text:p text:style-name="P4">дљачеґо зноше̌ ȷ̈ј знієваґі? Вієм, же ніє ма в ніх зу́ос̌љівощі.</text:p>
      <text:p text:style-name="P4">Аљія подніёсу́а очи на матке̌.</text:p>
      <text:p text:style-name="P4">- Так, пос̌іядам здољнощ љоґічнеґо розумованія, Матко Вієљебна - повієд̌іяу́а Гараг. Моґу́абим бич Сајядіна̌. Відзе̌ то, цо відзе̌.</text:p>
      <text:p text:style-name="P4">- Гараг... - Ј̈сс̌іка взрушиу́а раміёнамі. - Ніє вієм, цо повієд̌ієч.</text:p>
      <text:p text:style-name="P4">І сама с̌іє̌ собіє д̌івіу́а, понієваж биу́а то правда цо до ёти. Аљія випре̌жиу́а с̌іє̌</text:p>
      <text:p text:style-name="P4">і розпростовау́а раміёна. Ј̈сс̌іка почуу́а, же атмосфера вичеківанія с̌іє̌ скоњчиу́а, та</text:p>
      <text:p text:style-name="P4">мієшаніна детермінацї і смутку.</text:p>
      <text:p text:style-name="P4">- Попеу́ніљіс̌ми бу́а̌д - повієд̌іяу́а Аљія. - Тераз ніє обејд̌ієми с̌іє̌ без Гараг.</text:p>
      <text:p text:style-name="P4">- То пр̌ез ритуау́ нас̌ієнія - р̌еку́а Гараг - в кту̊рим ти, Матко Вієљебна, пр̌емієніу́ас̌ Воде̌</text:p>
      <text:p text:style-name="P4">Жичія, ќди Аљія биу́а ȷ̈ще нієнародзона в тобіє.</text:p>
      <text:p text:style-name="P4">- Ніє обејд̌ієми с̌іє̌ без Гараг? - Ј̈сс̌іка <text:soft-page-break/>поставіу́а собіє в духу знак запитанія.</text:p>
      <text:p text:style-name="P2">- Кту̊ж інни може пр̌ему̊віч до људ̌і і справіч, же зачна̌ мніє розумієч? - р̌еку́а Аљія.</text:p>
      <text:p text:style-name="P4">- Цо хцеш, би зробіу́а? - спитау́а Ј̈сс̌іка.</text:p>
      <text:p text:style-name="P4">- Она юж віє, цо робіч.</text:p>
      <text:p text:style-name="P4">- Повієм ім правде̌ - одезвау́а с̌іє̌ Гараг. Видау́а с̌іє̌ наґље стара і посе̌пна з ґримасем на</text:p>
      <text:p text:style-name="P4">ољівковеј твар̌и о острих рисах чаровніци. - Повієм ім, же Аљія тиљко удаȷ̈ мау́а̌</text:p>
      <text:p text:style-name="P4">д̌ієвчинке̌, же она ніґди ніє биу́а мау́а̌ д̌ієвчинка̌.</text:p>
      <text:p text:style-name="P4">Аљія потр̌а̌сне̌у́а ґу́ова̌. У́зи пу́ине̌у́и ȷ̈ј по пољічках. Фаља розпачи цу̊ркі оґарне̌у́а Ј̈сс̌іке̌,</text:p>
      <text:p text:style-name="P4">якби то биу́и ȷ̈ј ву́асне учучія.</text:p>
      <text:p text:style-name="P4">- Я вієм, же ȷ̈стем д̌івоља̌ґієм - вишептау́а Аљія.</text:p>
      <text:p text:style-name="P4">Та доросу́а конкљузя, кту̊ра вишу́а з уст д̌ієцка, справіяу́а враженіє ґор̌ќґо</text:p>
      <text:p text:style-name="P4">потвієрдзенія.</text:p>
      <text:p text:style-name="P4">- Ніє ȷ̈стес̌ д̌івоља̌ґієм!- прихне̌у́а Гараг. - Кто с̌іє̌ ос̌мієљі назвач чіє̌ д̌івоља̌ґієм?</text:p>
      <text:p text:style-name="P4">Ј̈сс̌іке̌ поновніє здуміяу́а запаљчивощ в опієкуњчим тоніє Гараг. Зрозуміяу́а втеди, же</text:p>
      <text:p text:style-name="P4">Аљія ніє миљіу́а с̌іє̌ в оценіє, же <text:soft-page-break/>істотніє ніє обејда̌ с̌іє̌ без Гараг. Пљеміє̌ зрозуміє Гараг,</text:p>
      <text:p text:style-name="P4">зару̊вно ȷ̈ј су́ова, як і учучія, бо ніє уљеґау́о ва̌тпљівощі, же коха она Аљіє̌ нічим родзоне</text:p>
      <text:p text:style-name="P4">д̌ієцко.</text:p>
      <text:p text:style-name="P4">- Кто то повієд̌іяу́? - повту̊р̌иу́а Гараг.</text:p>
      <text:p text:style-name="P4">- Нікт.</text:p>
      <text:p text:style-name="P4">Аљія отару́а з у́ез твар̌ роґієм аби Ј̈сс̌ікі. Виґу́ад̌іу́а поміє̌та̌ і змочона̌ в тим мієјшу</text:p>
      <text:p text:style-name="P4">шате̌.</text:p>
      <text:p text:style-name="P4">- Віє̌ц і ти ніє важ с̌іє̌ теґо му̊віч - наказау́а Гараг.</text:p>
      <text:p text:style-name="P4">- Добр̌е, Гараг.</text:p>
      <text:p text:style-name="P4">- Тераз - р̌еку́а Гараг - можеш мі оповієд̌ієч, як то биу́о, жебим я моґу́а оповієд̌ієч</text:p>
      <text:p text:style-name="P4">інним. Повієдз мі, на чим пољеґа то, цо чі с̌іє̌ пр̌итрафіу́о.</text:p>
      <text:p text:style-name="P4">Аљія пр̌еу́кне̌у́а, споґља̌дая̌ц в ґу̊ре̌ на матке̌. Ј̈сс̌іка скіне̌у́а ґу́ова̌.</text:p>
      <text:p text:style-name="P4">- Певнеґо разу оцкне̌у́ам с̌іє̌ - повієд̌іяу́а Аљія. - Якбим с̌іє̌ пр̌ебуд̌іу́а зе сну, тиљко же</text:p>
      <text:p text:style-name="P4">ніє моґу́ам собіє пр̌ипомнієч, жебим засипіяу́а. Биу́ам в чієпу́им, чіємним мієјшу.</text:p>
      <text:p text:style-name="P4">І пр̌естрашиу́ам с̌іє̌.</text:p>
      <text:p text:style-name="P4">Су́ухая̌ц д̌ієчіннеґо сепљенієнія цу̊ркі, Ј̈сс̌іка вру̊чіу́а паміє̌чія̌ до тамтеґо днія</text:p>
      <text:p text:style-name="P4"><text:soft-page-break/>в вієљќј ґрочіє.</text:p>
      <text:p text:style-name="P4">- Ќди с̌іє̌ пр̌естрашиу́ам - му̊віу́а Аљія - пру̊бовау́ам учієц, аље ніє биу́о дока̌д. Втем</text:p>
      <text:p text:style-name="P4">зобачиу́ам ісќрке̌... хочіяж, ву́ащівіє то ȷ̈ј ніє від̌іяу́ам. По просту ісќрка биу́а там пр̌и</text:p>
      <text:p text:style-name="P4">мніє і одбієрау́ам учучія ісќркі... кту̊ра коіу́а мніє, додавау́а мі отухи, му̊вія̌ц мі в тен</text:p>
      <text:p text:style-name="P4">спосу̊б, же вшистко бе̌д̌іє добр̌е. То биу́а моя матка.</text:p>
      <text:p text:style-name="P4">Ганаг потару́а очи і ус̌мієхне̌у́а с̌іє̌ до Аљії покр̌епіяя̌цо. Ј̈днакже очи Фременкі міяу́и</text:p>
      <text:p text:style-name="P4">бу́е̌дни вираз, биу́о в ніх напіє̌чіє, якби і оне ус̌іу́овау́и ху́она̌ч су́ова Аљії. Певніє дљатеґо</text:p>
      <text:p text:style-name="P2">Ј̈сс̌іка помис̌љау́а: цо ми направде̌ вієми о тим, як ктос̌ такі розумуȷ̈... пр̌и ȷ̈ј вия̌ткових</text:p>
      <text:p text:style-name="P4">дос̌віядченіях, вишкољенію і родовод̌іє?</text:p>
      <text:p text:style-name="P4">- Ву́ас̌ніє ќди почуу́ам с̌іє̌ безпієчна і успокоёна - подȷ́у́а Аљія - знаљазу́а с̌іє̌ пр̌и нас</text:p>
      <text:p text:style-name="P4">інна ісќрка... і вшистко поточиу́о с̌іє̌ в мґнієнію ока. Та інна ісќрка то биу́а стара Матка</text:p>
      <text:p text:style-name="P4">Вієљебна. Она... вимієніяу́а с̌іє̌ жичієм з моя̌ матка̌... вшисткім... а я там биу́ам з німі</text:p>
      <text:p text:style-name="P4">і від̌іяу́ам то до коњца... вшистко. І <text:soft-page-break/>настау́ конієц, і я биу́ам німі і вшисткімі іннимі,</text:p>
      <text:p text:style-name="P4">і соба̌... тиљко однаљезієніє с̌ієбіє самеј заȷ́у́о мі дужо часу. Тиље там іх биу́о.</text:p>
      <text:p text:style-name="P4">- То окрутне - повієд̌іяу́а Ј̈сс̌іка. - В жаднеј живеј істочіє ніє повінно с̌іє̌ в такі спосу̊б</text:p>
      <text:p text:style-name="P4">розбудзач с̌віядомощі. Цуд в тим, же здоу́ау́ас̌ витр̌имач вшистко, цо с̌іє̌ з тоба̌ д̌іяу́о.</text:p>
      <text:p text:style-name="P4">- Ніц віє̌цеј ніє моґу́ам зробіч! - повієд̌іяу́а Аљія. - Ніє уміяу́ам одр̌учіч ані укрич свеј</text:p>
      <text:p text:style-name="P4">с̌віядомощі... ані ȷ̈ј виу́а̌чич... то вшистко по просту с̌іє̌ д̌іяу́о... вшистко...</text:p>
      <text:p text:style-name="P4">- Ніє вієд̌ієљіс̌ми - вишептау́а Гараг. - Ќди даваљіс̌ми твеј матце Воде̌ до пр̌еміяни,</text:p>
      <text:p text:style-name="P4">ніє вієд̌ієљіс̌ми, же в нієј істнієȷ̈ш.</text:p>
      <text:p text:style-name="P4">- Ніє смуч с̌іє̌ тим, Гараг - одпару́а Аљія. - Ніє повіннам с̌іє̌ љітовач над соба̌. В коњцу ȷ̈ст</text:p>
      <text:p text:style-name="P4">то якіс̌ пову̊д до ще̌щіа: ȷ̈стем Матка̌ Вієљебна̌. Пљеміє̌ ма двіє Мат...</text:p>
      <text:p text:style-name="P4">Урвау́а, пр̌ехиљіу́а ґу́ове̌ насу́ухуя̌ц. Гараг одґіє̌у́а с̌іє̌ на піє̌тах в тиу́, бард̌ієј на</text:p>
      <text:p text:style-name="P4">подушке̌, впатр̌иу́а с̌іє̌ в Аљіє̌, а насте̌пніє пр̌еніёсу́а спојр̌еніє в ґу̊ре̌ на твар̌ Ј̈сс̌ікі.</text:p>
      <text:p text:style-name="P4"><text:soft-page-break/>- Нічеґо ніє подејр̌еваљіщіе? - запитау́а Ј̈сс̌іка.</text:p>
      <text:p text:style-name="P4">- Чіїії - повієд̌іяу́а Аљія.</text:p>
      <text:p text:style-name="P4">Сту́уміёне, ритмічне заводзеніє пр̌емкне̌у́о наґље пр̌ез засу́они одґрадзая̌це ȷ̈ од</text:p>
      <text:p text:style-name="P4">коритар̌и с̌ічи. Нарастау́о, пр̌иноша̌ц юж вираз́не су́ова:</text:p>
      <text:p text:style-name="P4">- Иа! Иа! Иавм! Иа! Иа! Иавм! Ну зеін, ваљљаг! Иа! Иа! Иавм! Му зеін. Ваљљаг!</text:p>
      <text:p text:style-name="P4">Пієвци пр̌еход̌іљі обок вејщіа і в вевне̌тр̌них комнатах загучау́о од іх ґу́осу̊в.</text:p>
      <text:p text:style-name="P4">Д̌ьвіє̌кі помау́у оддаљау́и с̌іє̌. Ќди пр̌ичіху́и достатечніє, Ј̈сс̌іка розпоче̌у́а ритуау́, інтонуя̌ц</text:p>
      <text:p text:style-name="P4">зе смутќм:</text:p>
      <text:p text:style-name="P4">- Биу́ Рамадан і квієчієњ на Беља Теґеусе.</text:p>
      <text:p text:style-name="P4">- Моя род̌іна с̌ієд̌іяу́а на д̌ієд̌іњцу над басенем - повієд̌іяу́а Гараг - в повієтр̌у</text:p>
      <text:p text:style-name="P4">пр̌есицоним віљґочія̌ пиу́у воднеґо, кту̊ри взљативау́ од бія̌цеј фонтанни. В зас̌іє̌ґу ре̌кі росу́о</text:p>
      <text:p text:style-name="P4">др̌ево пеу́не портуґљі, кра̌ґу́их і сочистих в кољор̌е. Стау́ кош пеу́ен міш і бакљави і ґарнце</text:p>
      <text:p text:style-name="P4">љібану - пр̌исмакі вшељќґо родзаю. В наших оґродах і наших стадах пановау́ споку̊ј...</text:p>
      <text:p text:style-name="P4">споку̊ј биу́ в цау́еј краініє.</text:p>
      <text:p text:style-name="P4"><text:soft-page-break/>- Жичіє пеу́не биу́о ще̌щіа, допу̊кі ніє пр̌ибиљі наȷ̈з́д̌ьци - додау́а Аљія.</text:p>
      <text:p text:style-name="P4">- Крев стиґу́а в жиу́ах од кр̌ику̊в пр̌иячіу̊у́ - р̌еку́а Ј̈сс̌іка. І почуу́а напу̊р вспомнієњ</text:p>
      <text:p text:style-name="P4">з тих вшисткіх інних пр̌ешу́ощі, яќ стау́и с̌іє̌ ȷ̈ј уд̌іяу́ем.</text:p>
      <text:p text:style-name="P4">- Ља, ља, ља, пу́акау́и кобієти - пр̌иу́а̌чиу́а с̌іє̌ Гараг.</text:p>
      <text:p text:style-name="P4">- Наȷ̈з́д̌ьци втарґне̌љі пр̌ез муштамаљ і р̌учіљі с̌іє̌ на нас, іх ноже очієкау́и червієнія̌ крві</text:p>
      <text:p text:style-name="P2">наших ме̌жчизн - повієд̌іяу́а Ј̈сс̌іка.</text:p>
      <text:p text:style-name="P4">Чіша заву́адне̌у́а німі тр̌ема і биу́а ве вшисткіх комнатах с̌ічи, чіша, в кту̊реј</text:p>
      <text:p text:style-name="P4">вспомінаніє оживіяу́о бу̊љ. По хвіљі Гараг виповієд̌іяу́а ритуаљне закоњченіє церемонії,</text:p>
      <text:p text:style-name="P4">надая̌ц су́овом шорсткощ, яќј Ј̈сс̌іка дотихчас в ніх ніє су́ишау́а.</text:p>
      <text:p text:style-name="P4">- Ніґди ніє вибачими і ніґди ніє запомніми.</text:p>
      <text:p text:style-name="P4">В пеу́ним задуми міљченію, яќ по тим западу́о, усу́ишау́и помрукі људ̌і і шељест вієљу</text:p>
      <text:p text:style-name="P4">шат. Ј̈сс̌іка вичуу́а, же ктос̌ стоі за засу́онамі ȷ̈ј комнати.</text:p>
      <text:p text:style-name="P4">- Матко Вієљебна?</text:p>
      <text:p text:style-name="P4">Биу́ то кобієци ґу́ос, кту̊ри Ј̈сс̌іка розпознау́а: ґу́ос Тгартгар, ȷ̈днеј з жон Стіљґара.</text:p>
      <text:p text:style-name="P4">- О цо ход̌і, Тгартгар?</text:p>
      <text:p text:style-name="P4"><text:soft-page-break/>- Мами ку́опот, Матко Вієљебна.</text:p>
      <text:p text:style-name="P4">Ј̈сс̌іка почуу́а скурч серца з наґу́еґо страху о Пауља.</text:p>
      <text:p text:style-name="P4">- Пауљ... - вирвау́о ȷ̈ј с̌іє̌.</text:p>
      <text:p text:style-name="P4">Тгартгар розсуне̌у́а котари і вкрочиу́а до комнати. Нім котари опаду́и, Ј̈сс̌іце міґне̌у́а чіжба</text:p>
      <text:p text:style-name="P4">људ̌і в пр̌едс̌іёнку. Подніёсу́а взрок на Тгартгар, дробна̌, чіємна̌ кобієте̌ в чарнеј шачіє</text:p>
      <text:p text:style-name="P4">з червоним орнаментем, на компљетни бу́е̌кіт ȷ̈ј очу утквіёних в нієј нієрухомо, на</text:p>
      <text:p text:style-name="P4">розде̌те ноздр̌а ȷ̈ј дробнеґо носа, указуя̌це бљізни од втику̊в.</text:p>
      <text:p text:style-name="P4">- О цо ход̌і? - запитау́а Ј̈сс̌іка.</text:p>
      <text:p text:style-name="P4">- Са̌ вієщі з піяску - повієд̌іяу́а Тгартгар. - Усуљ спотика с̌іє̌ зе створ̌ичієљем в свеј</text:p>
      <text:p text:style-name="P4">пру̊біє... д̌іс̌іяј. Му́од̌і ме̌жчиз́ні му̊вія̌, же он ніє може завієщ, же з западніє̌чієм ноци</text:p>
      <text:p text:style-name="P4">бе̌д̌іє ȷ̈з́д̌ьцем піяску. Му́од̌і људ̌іє збієрая̌ с̌іє̌ на раззія. Зробія̌ випад на пу̊у́ноц і споткая̌</text:p>
      <text:p text:style-name="P4">с̌іє̌ з Усуљем. Му̊вія̌, же подніёса̌ втеди кр̌ик. Му̊вія̌, же змуша̌ ґо до визванія Стіљґара</text:p>
      <text:p text:style-name="P4">і обȷ́чія пр̌иву̊дзтва над пљеміёнамі.</text:p>
      <text:p text:style-name="P4">Збієрач воде̌, обс̌ієвач видми, пр̌емієніяч пљанете̌ повољі, љеч стаље - то юж за мау́о мис̌љау́а Ј̈сс̌іка. - Нієвієљќ випади, безпієчне <text:soft-page-break/>випади - то юж ду́ужеј ніє вистарча тераз, ґди</text:p>
      <text:p text:style-name="P4">Пауљ і я іх вишкољіљіс̌ми. Оні чуя̌ сва̌ с̌іу́е̌. Цгца̌ рушич в бу̊ј.</text:p>
      <text:p text:style-name="P4">Тгартгар пр̌еста̌піу́а з ноґі на ноґе̌; одхр̌а̌кне̌у́а.</text:p>
      <text:p text:style-name="P4">Вієми, же то розваґа наказуȷ̈ нам вичеківач - мис̌љау́а Ј̈сс̌іка - љеч з теґо род̌і с̌іє̌</text:p>
      <text:p text:style-name="P4">наше розґориченіє. Вієми ру̊внієж, яка̌ шкоде̌ може нам вир̌а̌д̌іч пр̌ечія̌ґане</text:p>
      <text:p text:style-name="P4">в нієскоњчонощ вичеківаніє. Ј̈с̌љі зву́ока с̌іє̌ пр̌еду́ужи, утрачіми почучіє цељу.</text:p>
      <text:p text:style-name="P4">- Му́од̌і људ̌іє повіядая̌, же ȷ̈с̌љі Усуљ ніє р̌учі визванія Стљіґарові, то певніє с̌іє̌ боі повієд̌іяу́а Тгартгар. Спущіу́а очи.</text:p>
      <text:p text:style-name="P4">- Віє̌ц то таќ бути - шепне̌у́а Ј̈сс̌іка і помис̌љау́а: Но цу̊ж, вієд̌іяу́ам, же до теґо дојд̌іє.</text:p>
      <text:p text:style-name="P4">Стіљґар теж.</text:p>
      <text:p text:style-name="P4">Тгартгар одхр̌а̌кне̌у́а поновніє.</text:p>
      <text:p text:style-name="P4">- Навет му̊ј брат Шоаб так му̊ві - повієд̌іяу́а. - Оні ніє зоставія̌ Усуљові вибору.</text:p>
      <text:p text:style-name="P2">В коњцу стау́о с̌іє̌ - помис̌љау́а Ј̈сс̌іка. - І Пауљ сам бе̌д̌іє мус̌іяу́ собіє з тим порад̌іч.</text:p>
      <text:p text:style-name="P4">Матка Вієљебна ніє ос̌мієљі с̌іє̌ мієшач до справ сукцесї.</text:p>
      <text:p text:style-name="P4">Аљія увољніу́а ре̌ке̌ з ду́оні маткі.</text:p>
      <text:p text:style-name="P4"><text:soft-page-break/>- Пу̊јде̌ з Тгартгар - повієд̌іяу́а - і вису́ухам му́одих људ̌і. Може знајд̌іє с̌іє̌ якіс̌</text:p>
      <text:p text:style-name="P4">спосу̊б.</text:p>
      <text:p text:style-name="P4">Ј̈сс̌іка патр̌иу́а Тгартгар в очи, аље му̊віу́а до Аљії:</text:p>
      <text:p text:style-name="P4">- Ід̌ь віє̌ц. І завіядом мніє, як тиљко бе̌д̌ієш моґу́а.</text:p>
      <text:p text:style-name="P4">- Ніє хцеми, аби до теґо дошу́о, Матко Вієљебна - р̌еку́а Тгартгар.</text:p>
      <text:p text:style-name="P4">- Ніє хцеми - пр̌итакне̌у́а Ј̈сс̌іка. - Пљемієнію потр̌ебна ȷ̈ст цау́а ȷ̈ґо с̌іу́а. - Зеркне̌у́а на</text:p>
      <text:p text:style-name="P4">Гараг. - Ніє пошу́абис̌ з німі?</text:p>
      <text:p text:style-name="P4">Гараг одповієд̌іяу́а на ніє виповієд̌іяна̌ че̌щ питанія:</text:p>
      <text:p text:style-name="P4">- Тгартгар ніє позвољі, аби цокољвієк зу́еґо споткау́о Аљіє̌. Віє, же вкру̊тце обіє бе̌д̌ієми</text:p>
      <text:p text:style-name="P4">жонамі, она і я, теґо самеґо ме̌жчизни. Розмавіяу́ис̌ми, я і Тгартгар. - Гараг подніёсу́а на</text:p>
      <text:p text:style-name="P4">нія̌ взрок. - Ј̈стес̌ми уму̊віёне.</text:p>
      <text:p text:style-name="P4">Тгартгар вичія̌ґне̌у́а ре̌ке̌ до Аљії.</text:p>
      <text:p text:style-name="P4">- Мус̌іми с̌іє̌ пос̌пієшич. Му́од̌і људ̌іє збієрая̌ с̌іє̌ до вијщіа.</text:p>
      <text:p text:style-name="P4">Пр̌ечісне̌у́и с̌іє̌ пр̌ез котари; дробна кобієта тр̌имау́а ду́оњ д̌ієцка в свеј ду́оні, аље здавау́о</text:p>
      <text:p text:style-name="P4">с̌іє̌, же д̌ієцко я̌ провад̌і.</text:p>
      <text:p text:style-name="P4">- Ј̈жељі Пауљ Муад’Діб забіȷ̈ Стіљґара, ніє пр̌инієс̌іє то пљемієнію помис̌љнощі - р̌еку́а</text:p>
      <text:p text:style-name="P4"><text:soft-page-break/>Гараг. - До теј пори завше така биу́а дроґа до сукцесї, аље часи с̌іє̌ змієніу́и.</text:p>
      <text:p text:style-name="P4">- Часи с̌іє̌ змієніу́и - повту̊р̌иу́а Ј̈сс̌іка.</text:p>
      <text:p text:style-name="P4">- Ніє са̌д̌іш хиба, же пова̌тпієвам в винік теј ваљкі - р̌еку́а Гараг. - Усуљ ніє може ніє</text:p>
      <text:p text:style-name="P4">звичіє̌жич.</text:p>
      <text:p text:style-name="P4">- То міяу́ам на мис̌љі - повієд̌іяу́а Ј̈сс̌іка.</text:p>
      <text:p text:style-name="P4">- І виображаш собіє, же особісте учучія забарвіяя̌ моȷ̈ са̌ди - зауважиу́а Гараг,</text:p>
      <text:p text:style-name="P4">Потр̌а̌сне̌у́а ґу́ова̌, а таљіёни води роздзвоніу́и с̌іє̌ на ȷ̈ј шиі.</text:p>
      <text:p text:style-name="P4">- Якже с̌іє̌ миљіш. Може чі с̌іє̌ теж видаȷ̈, же я жау́уȷ́, же то ніє мніє Усуљ вибрау́, же ȷ̈стем</text:p>
      <text:p text:style-name="P4">заздросна о Цгані?</text:p>
      <text:p text:style-name="P4">- Кажди вибієра, як уміє - р̌еку́а Ј̈сс̌іка.</text:p>
      <text:p text:style-name="P4">- Я вспу̊у́чуȷ́ Цгані - повієд̌іяу́а Гараг.</text:p>
      <text:p text:style-name="P4">Ј̈сс̌іка зештивніяу́а.</text:p>
      <text:p text:style-name="P4">- Цо то значи?</text:p>
      <text:p text:style-name="P4">- Вієм, цо мис̌љіш о Цгані - р̌еку́а Гараг. - Уважаш, же ніє надаȷ̈ с̌іє̌ она на жоне̌ дља</text:p>
      <text:p text:style-name="P4">твоȷ̈ґо сина.</text:p>
      <text:p text:style-name="P4">Ј̈сс̌іка усадовіу́а с̌іє̌ ґу́е̌бієј в подушках, розљуз́ніу́а с̌іє̌.</text:p>
      <text:p text:style-name="P4">- Бич може.</text:p>
      <text:p text:style-name="P2"><text:soft-page-break/>- Нієвикључоне, же маш рацȷ́ - зґод̌іу́а с̌іє̌ Гараг. - ȷ̈с̌љі так, то можеш знаљез́ч</text:p>
      <text:p text:style-name="P4">нієспод̌ієванеґо союшніка в самеј Цгані. Она праґніє тиљко теґо, цо дља нієґо ȷ̈ст</text:p>
      <text:p text:style-name="P4">најљепше.</text:p>
      <text:p text:style-name="P4">Ј̈сс̌іка з трудем пр̌еу́кне̌у́а, наґље щісне̌у́о я̌ за ґарду́о.</text:p>
      <text:p text:style-name="P4">- Цгані ȷ̈ст мі бардзо дроґа - повієд̌іяу́а. - Она ніє...</text:p>
      <text:p text:style-name="P4">- Дивани маш тутај страшніє брудне - пр̌ервау́а ȷ̈ј Гараг. Оміёту́а спојр̌енієм поду́оґе̌</text:p>
      <text:p text:style-name="P4">унікая̌ц очу Ј̈сс̌ікі. - Тиље људ̌і ту у́ажі без пр̌ерви. Повіннас̌ направде̌ давач ȷ̈ че̌щіеј до</text:p>
      <text:p text:style-name="P2">чищенія.</text:p>
      <text:p text:style-name="P4">5</text:p>
      <text:p text:style-name="P4">Ніє да с̌іє̌ унікна̌ч спр̌е̌женія звротнеґо пољітикі з ортодоксијна̌ рељіґія̌. Ваљка</text:p>
      <text:p text:style-name="P2">о ву́адзе̌</text:p>
      <text:p text:style-name="P2">пр̌есица</text:p>
      <text:p text:style-name="P2">шкољеніє,</text:p>
      <text:p text:style-name="P2">вихованіє</text:p>
      <text:p text:style-name="P2">і кштау́ценіє</text:p>
      <text:p text:style-name="P2">ортодоксијнеј</text:p>
      <text:p text:style-name="P4">споу́ечнощі. В виніку овеј пресї <text:soft-page-break/>пр̌иву̊дци таќј споу́ечнощі нієухронніє</text:p>
      <text:p text:style-name="P4">муша̌ стана̌ч пр̌ед тим остатечним, вевне̌тр̌ним диљематем: чи поддач с̌іє̌</text:p>
      <text:p text:style-name="P4">цау́ковічіє опортунізмові за цене̌ утр̌иманія с̌іє̌ пр̌и ву́адзи, чи ризиковач</text:p>
      <text:p text:style-name="P4">пос̌віє̌ценієм с̌ієбіє в іміє̌ ортодоксијнеј етикі.</text:p>
      <text:p text:style-name="P4">з „Муад’Діб: Заґаднієнія рељіґії” піу̊ра кс̌іє̌жнічкі Іруљан</text:p>
      <text:p text:style-name="P4">Пауљ чекау́ на піяску поза торем подејщіа ґіґантичнеґо створ̌ичієља. Ніє моґе̌ чаіч с̌іє̌</text:p>
      <text:p text:style-name="P4">як пр̌емитнік - в нієчієрпљівощі і поденервованію - упомніяу́ сам с̌ієбіє. - Муше̌ бич</text:p>
      <text:p text:style-name="P4">скравќм пустині. - Ству̊р биу́ юж заљедвіє о мінути дроґі, випеу́ніяя̌ц ранек чієрним візґієм</text:p>
      <text:p text:style-name="P4">свеј ве̌дру̊вкі. Ољбр̌иміє ку́и в окра̌ґу́еј яскіні ȷ̈ґо пащи отвієрау́и с̌іє̌ нічим вієљкі</text:p>
      <text:p text:style-name="P4">квіят. Бія̌ца з нієј воњ пр̌иправи завісу́а в повієтр̌у. Фіљтрфрак на чієље Пауља љежау́ як уљау́</text:p>
      <text:p text:style-name="P4">і тиљко мґљіщіе здавау́ он собіє справе̌ з втику̊в носових, з маскі оддеховеј. Наукі</text:p>
      <text:p text:style-name="P4">Стіљґара, жмудне ґод̌іни спе̌дзоне на піяску, пр̌есу́оніу́и вшистко інне.</text:p>
      <text:p text:style-name="P4">- В якім промієнію од створ̌ичієља <text:soft-page-break/>мус̌іш стана̌ч на піяску зіярністим? - запитау́ Стіљґар.</text:p>
      <text:p text:style-name="P4">А он одповієд̌іяу́ правіду́ово:</text:p>
      <text:p text:style-name="P4">- Пу̊у́ метра на кажди метр с̌редніци створ̌ичієља.</text:p>
      <text:p text:style-name="P4">- Дљачеґо?</text:p>
      <text:p text:style-name="P4">- Би унікна̌ч віру вивоу́анеґо ȷ̈ґо пр̌ејщіем, а пр̌и тим зда̌жич на час подбієц і дос̌ія̌щ</text:p>
      <text:p text:style-name="P4">ґо.</text:p>
      <text:p text:style-name="P4">- Ј̈з́д̌іу́ес̌ на маљењствах годованих на нас̌ієніє і Воде̌ Жичія - повієд̌іяу́ Стіљґар. Љеч тен, кту̊реґо везвієш в тракчіє свеј пру̊би, то бе̌д̌іє д̌ікі створ̌ичієљ, пращур пустині.</text:p>
      <text:p text:style-name="P4">Мус̌іш мієч дља нієґо наљежити респект.</text:p>
      <text:p text:style-name="P4">Ґу́ухи вербељ дудніка зљау́ с̌іє̌ юж з сиќм надчія̌ґая̌цеґо червія. Пауљ одетхна̌у́</text:p>
      <text:p text:style-name="P4">ґу́е̌боко, навет пр̌ез фіљтри чуя̌ц запах мінераљнеј ґоричи піяску. Д̌ікі створ̌ичієљ,</text:p>
      <text:p text:style-name="P4">пращур пустині, правіє над нім завісу́. Взнієс̌іёне сеґменти пр̌едніє ґнау́и фаље̌ піяску, кту̊ра</text:p>
      <text:p text:style-name="P4">міяу́а с̌іє̌ґна̌ч ȷ̈ґо кољан. Цгод̌ь ту бљіжеј, о цудовни потвор̌е - мис̌љау́. - Бљіжеј. Су́ишиш, як</text:p>
      <text:p text:style-name="P4">чіє̌ пр̌изивам. Цгод̌ь бљіжеј. Бљіжеј.</text:p>
      <text:p text:style-name="P4">Фаља уніёсу́а му стопи. Овіяу́ ґо пиу́ повієр̌хніёви. Пауљ зу́апау́ ру̊вноваґе̌, с̌віят</text:p>
      <text:p text:style-name="P4"><text:soft-page-break/>засу́оніу́а му пр̌есувая̌ца с̌іє̌ в хмур̌е піяску обу́а скарпа, сеґментова щіана урвіска з остро</text:p>
      <text:p text:style-name="P4">рисуя̌цимі с̌іє̌ љініямі пієрщіені. Пауљ взніу̊су́ гакі, зу́ожиу́ с̌іє̌ як до стр̌ау́у, вихиљіу́ с̌іє̌ до</text:p>
      <text:p text:style-name="P4">пр̌оду. Почуу́, як хвичіу́и і шарпне̌у́и. Скочиу́ в ґу̊ре̌ опієрая̌ц стопи на овеј щіаніє,</text:p>
      <text:p text:style-name="P2">вихиљони на зевна̌тр̌, тр̌имая̌ц с̌іє̌ вчепіёних гаку̊в. То биу́ момент правд̌івеј пру̊би:</text:p>
      <text:p text:style-name="P4">ȷ̈жељі правіду́ово зау́ожиу́ гакі на пр̌еднія̌ краве̌д̌ь пієрщіенія, отвієрая̌ц тен сеґмент, черв</text:p>
      <text:p text:style-name="P4">ніє пр̌еточи с̌іє̌ по піяску і ґо ніє зміяжд̌и.</text:p>
      <text:p text:style-name="P4">Черв звољніу́. Пр̌ес̌љізна̌у́ с̌іє̌ по дудніку, учішая̌ц ґо. Повољі зача̌у́ с̌іє̌ обрацач в ґу̊ре̌,</text:p>
      <text:p text:style-name="P4">в ґу̊ре̌ - взноша̌ц те дражнія̌це гакі, як тиљко му̊ґу́ највижеј, најдаљеј од піяску заґражая̌цеґо</text:p>
      <text:p text:style-name="P4">дељікатнеј вику́ад̌ініє пієрщіенія. Пауљ ствієрд̌іу́, же випростовани ȷ̈д̌іє вієр̌хем на</text:p>
      <text:p text:style-name="P4">червію. Чуу́ радосне упоȷ̈ніє, нічим цесар̌ љуструя̌ци своя̌ пљанете̌. Сту́уміу́ ґвау́товни</text:p>
      <text:p text:style-name="P4">імпуљс, би собіє погасач, завру̊чіч червія, попісач с̌іє̌ своя̌ ву́адза̌ над тим створ̌енієм.</text:p>
      <text:p text:style-name="P4">Наґље поя̌у́, дљачеґо Стіљґар <text:soft-page-break/>пр̌естр̌еґау́ ґо ќдис̌ оповіядая̌ц о му́одих с̌міяу́ках, кту̊р̌и</text:p>
      <text:p text:style-name="P4">іґраљі собіє з тимі потворамі, виконуя̌ц ім на ґр̌бієтах сту̊јкі, вијмуя̌ц оба гакі</text:p>
      <text:p text:style-name="P4">і заку́адая̌ц ȷ̈ з повротем, занім черв зда̌жиу́ іх зр̌учіч.</text:p>
      <text:p text:style-name="P4">Позоставіяя̌ц ȷ̈ден гак на мієјшу Пауљ вия̌у́ друґі і умієщіу́ ґо ніжеј в боку.</text:p>
      <text:p text:style-name="P4">Справд̌івши, же тен друґі гак с̌ієд̌і певніє, опущіу́ з кољеі пієрвши, пр̌есувая̌ц с̌іє̌ в тен</text:p>
      <text:p text:style-name="P4">спосу̊б в ду̊у́ по боку червія. Створ̌ичієљ обрацау́ с̌іє̌, а обрацая̌ц с̌іє̌ закре̌цау́, обходза̌ц поље</text:p>
      <text:p text:style-name="P4">міяу́ќґо піяску, ґд̌іє чекаљі інні. Пауљ зобачиу́, як с̌іє̌ вдрапуя̌, кор̌истая̌ц з ву́асних</text:p>
      <text:p text:style-name="P4">гаку̊в подчас вспіначкі, љеч унікая̌ вражљівих краве̌д̌і пієрщіені, допу̊кі ніє знајда̌ с̌іє̌</text:p>
      <text:p text:style-name="P4">на ґр̌бієчіє. Усадовіљі с̌іє̌ в тр̌ех р̌е̌дах за нім, тр̌имая̌ц с̌іє̌ своіх гаку̊в.</text:p>
      <text:p text:style-name="P4">Стіљґар пр̌есуна̌у́ с̌іє̌ поміє̌дзи шереґамі, справд̌іу́ уу́оженіє гаку̊в Пауља і подніу̊су́ очи</text:p>
      <text:p text:style-name="P4">на ȷ̈ґо розрадована̌ твар̌.</text:p>
      <text:p text:style-name="P4">- Удау́о чі с̌іє̌, цо? - р̌еку́ подноша̌ц ґу́ос понад зґр̌итаніє піяску. - Так уважаш? Удау́о чі</text:p>
      <text:p text:style-name="P4">с̌іє̌? - Випростовау́ с̌іє̌. - А я чі му̊віє̌, <text:soft-page-break/>же то биу́а фушерка. Наше двунастољаткі радза̌ собіє</text:p>
      <text:p text:style-name="P4">љепієј. Там, ґд̌іє чекау́ес̌, биу́ в љево од чієбіє ґрая̌ци піясек. Ніє му̊ґу́бис̌ с̌іє̌ там вицофач,</text:p>
      <text:p text:style-name="P4">ґдиби черв скре̌чіу́ в тамта̌ строне̌.</text:p>
      <text:p text:style-name="P4">Ус̌мієх уљотніу́ с̌іє̌ з твар̌и Пауља.</text:p>
      <text:p text:style-name="P4">- Від̌іяу́ем тен ґрая̌ци піясек.</text:p>
      <text:p text:style-name="P4">- Віє̌ц дљачеґо ніє дау́ес̌ знаку ȷ̈днему з нас, би зая̌у́ становіско асекурацијне? Цос̌</text:p>
      <text:p text:style-name="P4">таќґо моґу́ес̌ зробіч навет подчас пру̊би.</text:p>
      <text:p text:style-name="P4">Пауљ пр̌еу́кна̌у́, виставіу́ твар̌ на пе̌д повієтр̌а.</text:p>
      <text:p text:style-name="P4">- Уважаш, же то нієу́адніє з моȷ̈ј строни му̊віч то тераз - повієд̌іяу́ Стіљґар. - То му̊ј</text:p>
      <text:p text:style-name="P4">обовія̌зек. Я оценіям твоя̌ пр̌идатнощ дља одд̌іяу́у. Ґдибис̌ вдепна̌у́ в тен ґрая̌ци піясек,</text:p>
      <text:p text:style-name="P4">створ̌ичієљ скре̌чіу́би на чієбіє.</text:p>
      <text:p text:style-name="P4">Помімо заљевая̌цеј ґо фаљі ґнієву Пауљ вієд̌іяу́, же Стіљґар му̊ві правде̌. Мус̌іяу́а упу́ина̌ч</text:p>
      <text:p text:style-name="P4">ду́ужша хвіља, нім Пауљ мобіљізуя̌ц вшистќ наукі маткі, одзискау́ які такі споку̊ј.</text:p>
      <text:p text:style-name="P4">- Пр̌епрашам - повієд̌іяу́. - То с̌іє̌ віє̌цеј ніє повту̊р̌и.</text:p>
      <text:p text:style-name="P4">- В нієвиґоднеј позицї завше бієр̌ собіє засте̌пце̌, коґос̌, кто вез́міє створ̌ичієља, ȷ̈жељі</text:p>
      <text:p text:style-name="P4"><text:soft-page-break/>ти ніє бе̌д̌ієш му̊ґу́ - р̌еку́ Стіљґар. - Ніє запомінај, же д̌іяу́ами вспу̊љніє. В тен спосу̊б</text:p>
      <text:p text:style-name="P2">ȷ̈стес̌ми нієзаводні. Д̌іяу́ами вспу̊љніє, цо?</text:p>
      <text:p text:style-name="P4">Кљепна̌у́ Пауља раміє̌.</text:p>
      <text:p text:style-name="P4">- Д̌іяу́ами вспу̊љніє - пр̌итакна̌у́ Пауљ.</text:p>
      <text:p text:style-name="P4">- То тераз - повієд̌іяу́ Стіљґар і ґу́ос ȷ̈ґо стау́ с̌іє̌ шорсткі - покаж мі, же умієш собіє рад̌іч</text:p>
      <text:p text:style-name="P4">зе створ̌ичієљем. На кту̊рим боку ȷ̈стес̌ми?</text:p>
      <text:p text:style-name="P4">Пауљ спојр̌ау́ в ду̊у́ на у́усковата̌ повієр̌хніє̌ пієрщіенія под ноґамі, однотовуя̌ц родзај</text:p>
      <text:p text:style-name="P4">і вієљкощ у́усек, і то як повіє̌кшая̌ с̌іє̌, ім даљеј в право, а змнієјшая̌ на љево. Вієд̌іяу́, же</text:p>
      <text:p text:style-name="P4">кажди черв поруша с̌іє̌ в характеристични спосу̊б - најче̌щіеј та̌ сама̌ строна̌ до ґу̊ри.</text:p>
      <text:p text:style-name="P4">В міяре̌ ȷ̈ґо дорастанія та ву́ащіва ґу̊ра утрваљау́а с̌іє̌ ніємаљ на добре. У́ускі дољне</text:p>
      <text:p text:style-name="P4">повіє̌кшау́и с̌іє̌, ґрубіяу́и, робіу́и с̌іє̌ ґу́адше. У дужеґо червія у́ускі ґр̌бієтове можна биу́о</text:p>
      <text:p text:style-name="P4">одру̊жніч по самеј вієљкощі.</text:p>
      <text:p text:style-name="P4">Пр̌емієщая̌ц гакі Пауљ пр̌есуна̌у́ с̌іє̌ в љево. Скіна̌у́ на скр̌иду́ових в тиље, би</text:p>
      <text:p text:style-name="P4">отвор̌иљі сеґменти взду́уж боку і <text:soft-page-break/>тр̌имаљі червія на стау́им курс̌іє, ќди с̌іє̌ обрацау́,</text:p>
      <text:p text:style-name="P4">а насте̌пніє визначиу́ з шереґу дву̊х стерніку̊в на позицȷ̈ в пр̌ед̌іє.</text:p>
      <text:p text:style-name="P4">- Ах, гаіїіїі... ёг! - видау́ традицијни окр̌ик. Стернік з љевеј строни розвару́ пієрщіењ.</text:p>
      <text:p text:style-name="P4">Створ̌ичієљ скре̌чіу́ маȷ̈статичним у́уќм хронія̌ц отварти сеґмент. Виконау́ пеу́ни навру̊т</text:p>
      <text:p text:style-name="P4">і ќди поновніє сќровау́ с̌іє̌ на поу́удніє, Пауљ завоу́ау́: - Ґеират!</text:p>
      <text:p text:style-name="P4">Стернік звољніу́ сву̊ј гак. Створ̌ичієљ виру̊внау́ на прости курс.</text:p>
      <text:p text:style-name="P4">Стіљґар одезвау́ с̌іє̌:</text:p>
      <text:p text:style-name="P4">- Бардзо добр̌е, Пауљу Муад’Дібіє. Пр̌и дужеј практице ȷ̈ще бе̌д̌іє з чієбіє ȷ̈з́д̌ієц</text:p>
      <text:p text:style-name="P4">піяску.</text:p>
      <text:p text:style-name="P4">Пауљ змарщиу́ брві. Чиж ніє биу́ем пієрвши на ґу̊р̌е? - помис̌љау́. За ȷ̈ґо пљецамі</text:p>
      <text:p text:style-name="P4">розљеґу́и с̌іє̌ с̌мієхи. Одд̌іяу́ зача̌у́ скандовач ȷ̈ґо іміє̌, віватуя̌ц под нієбіёса.</text:p>
      <text:p text:style-name="P4">- Муад’Діб! Муад’Діб! Муад’Діб! Муад’Діб!</text:p>
      <text:p text:style-name="P4">Даљеко в тиље на ґр̌бієчіє червія Пауљ усу́ишау́ ваљеніє поґаніячи удер̌ая̌цих</text:p>
      <text:p text:style-name="P4">в сеґменти оґона. Черв зача̌у́ набієрач пре̌дкощі. Бурнуси <text:soft-page-break/>зау́опотау́и од пе̌ду. Сквієрченіє</text:p>
      <text:p text:style-name="P4">піяску под червієм споте̌жніяу́о. Пауљ обејр̌ау́ с̌іє̌ за с̌ієбіє, на одд̌іяу́, вишукау́ вс̌ру̊д інних</text:p>
      <text:p text:style-name="P4">твар̌и Цгані. На нія̌ патр̌иу́, ќди му̊віу́ до Стіљґара.</text:p>
      <text:p text:style-name="P4">- А затем ȷ̈стем ȷ̈з́д̌ьцем піяску, Стіљ?</text:p>
      <text:p text:style-name="P4">- Гаљ иавм! Д̌іс̌ ȷ̈стес̌ ȷ̈з́д̌ьцем піяску.</text:p>
      <text:p text:style-name="P4">- Пр̌ето моґе̌ вибрач цељ нашеј подру̊жи?</text:p>
      <text:p text:style-name="P4">- Такі ȷ̈ст звичај.</text:p>
      <text:p text:style-name="P4">- І ȷ̈стем Фременем, кту̊ри днія д̌іс̌ієјшеґо пр̌ишеду́ на с̌віят тутај в ерґу Габбаня. До</text:p>
      <text:p text:style-name="P4">д̌іс̌ ніє міяу́ем жичія. До д̌іс̌ биу́ем д̌ієцќм.</text:p>
      <text:p text:style-name="P4">- Нієзупеу́ніє д̌ієцќм - повієд̌іяу́ Стіљґар.</text:p>
      <text:p text:style-name="P4">Замоцовау́ бр̌еґ каптура, кту̊ри у́опотау́ на вієтр̌е.</text:p>
      <text:p text:style-name="P2">- Аље му̊ј с̌віят биу́ заткани корќм і тен корек зостау́ усуніє̌ти.</text:p>
      <text:p text:style-name="P4">- Ніє ма корка.</text:p>
      <text:p text:style-name="P4">- Цгчіяу́бим удач с̌іє̌ на поу́удніє, двад̌ієщіа дудніку̊в на поу́удніє. Цгчіяу́бим зобачич</text:p>
      <text:p text:style-name="P4">тен твор̌они пр̌ез нас крај, тен крај, кту̊ри оґља̌дау́ем ȷ̈диніє очамі інних.</text:p>
      <text:p text:style-name="P4">І хчіяу́бим зобачич своȷ̈ґо сина і род̌іне̌ - мис̌љау́. - Потр̌ебуȷ́ тераз <text:soft-page-break/>часу на</text:p>
      <text:p text:style-name="P4">розваженіє пр̌ишу́ощі, кту̊ра ȷ̈ст пр̌ешу́ощіа̌ в моім умис̌ље. Надчія̌ґа хаос і ȷ̈жељі ніє</text:p>
      <text:p text:style-name="P4">бе̌д̌іє мніє там, ґд̌іє му̊ґу́бим то цос̌ розвіку́ач, то оно вимкніє мі с̌іє̌ спод контрољі.</text:p>
      <text:p text:style-name="P4">Стіљґар змієр̌иу́ ґо таксуя̌цим, пр̌ечія̌ґу́им спојр̌енієм. Пауљ ніє спущау́ очу з Цгані.</text:p>
      <text:p text:style-name="P4">Від̌іяу́, як заінтересованіє оживія ȷ̈ј риси, зауважиу́ теж, же ȷ̈ґо су́ова розбуд̌іу́и поднієценіє</text:p>
      <text:p text:style-name="P4">в одд̌іяље.</text:p>
      <text:p text:style-name="P4">- Људ̌іє паља̌ с̌іє̌ до рајду под тоба̌ на гарконнењсќ нієцкі - повієд̌іяу́ Стіљґар. - Нієцкі</text:p>
      <text:p text:style-name="P4">знајдуя̌ с̌іє̌ в одљеґу́ощі заљедвіє ȷ̈днеґо дудніка.</text:p>
      <text:p text:style-name="P4">- Вод̌іу́ем федајкіну̊в на рајди - р̌еку́ Пауљ. - Повіёде̌ іх на рајд ȷ̈ще нієраз, допу̊кі</text:p>
      <text:p text:style-name="P4">хоч ȷ̈ден Гарконнен оддиха арракањскім повієтр̌ем.</text:p>
      <text:p text:style-name="P4">Ќди так ȷ̈хаљі, Стіљґар пр̌ипатривау́ му с̌іє̌ з уваґа̌ і Пауљ здау́ собіє справе̌, же он</text:p>
      <text:p text:style-name="P4">споґља̌да на тен момент попр̌ез вспомнієніє теґо, як дошеду́ до ву́аданія с̌іча̌ Табр і до</text:p>
      <text:p text:style-name="P4">обецнеґо пр̌еводзенія Рад̌іє Пр̌иву̊дцу̊в по с̌мієрчі Љієта - Кине̌са. Донієс̌іёно му</text:p>
      <text:p text:style-name="P4"><text:soft-page-break/>о взбур̌енію вс̌ру̊д му́одих Фремену̊в - помис̌љау́.</text:p>
      <text:p text:style-name="P4">- Чи жичиш собіє зебранія пр̌иву̊дцу̊в? - запитау́ Стіљґар.</text:p>
      <text:p text:style-name="P4">Му́одим људ̌іём з одд̌іяу́у запу́оне̌у́и очи. Коу́исаљі с̌іє̌ яда̌ц і обсервоваљі. Пауљ достр̌еґу́</text:p>
      <text:p text:style-name="P4">бу́иск нієпокою в очах Цгані, в ȷ̈ј спојр̌енію ве̌друя̌цим од Стіљґара, кту̊ри биу́ ȷ̈ј вуȷ̈м,</text:p>
      <text:p text:style-name="P4">до Пауља Муад’Діба, кту̊ри биу́ ȷ̈ј ме̌жем.</text:p>
      <text:p text:style-name="P4">- Ніє зґаднієш, чеґо собіє жиче̌ - повієд̌іяу́ Пауљ. Ніє моґе̌ уста̌піч - мис̌љау́. - Муше̌</text:p>
      <text:p text:style-name="P4">утр̌имач ву́адзе̌ над тимі људ̌ьмі.</text:p>
      <text:p text:style-name="P4">- Д̌іс̌іяј ȷ̈стес̌ мудірем язди піясќм - р̌еку́ Стіљґар. - В ȷ̈ґо тоніє зад̌ьвіє̌чау́ офіцяљни</text:p>
      <text:p text:style-name="P4">ху́у̊д. - До чеґо викор̌исташ те̌ ву́адзе̌?</text:p>
      <text:p text:style-name="P4">Потр̌еба нам часу на витхнієніє, часу на тр̌ез́ва̌ рефљексȷ́ - помис̌љау́ Пауљ.</text:p>
      <text:p text:style-name="P4">- Поȷ̈д̌ієми на поу́удніє - р̌еку́.</text:p>
      <text:p text:style-name="P4">- Навет ґди повієм, же завру̊чіми на пу̊у́ноц, ќди тен д̌ієњ с̌іє̌ скоњчи?</text:p>
      <text:p text:style-name="P4">- Поȷ̈д̌ієми на поу́удніє - повту̊р̌иу́ Пауљ.</text:p>
      <text:p text:style-name="P4">Вираз нієвзрушонеј поваґі окриу́ Стіљґара, ќди моцнієј зачія̌ґау́ на собіє бурнус.</text:p>
      <text:p text:style-name="P4">- Бе̌д̌іє зебраніє - повієд̌іяу́. - <text:soft-page-break/>Розес̌ље̌ віядомощ.</text:p>
      <text:p text:style-name="P4">Уважа, же ґо, визве̌ - мис̌љау́ Пауљ. - І віє, же ніє да мі ради. - Обру̊чіу́ твар̌ на поу́удніє</text:p>
      <text:p text:style-name="P4">чуя̌ц віятр на одсу́оніє̌тих пољічках і розмис̌љая̌ц над детермінантамі, кту̊ре зу́ожиу́и с̌іє̌ на</text:p>
      <text:p text:style-name="P4">ȷ̈ґо децизȷ́. - Оні ніє вієдза̌, як то ȷ̈ст - помис̌љау́. Љеч сам вієд̌іяу́, же ніє може дач с̌іє̌</text:p>
      <text:p text:style-name="P4">завру̊чіч з дроґі без взґље̌ду на окољічнощі. Мус̌і витрвач на ґу́у̊вним шљаку бур̌и часу,</text:p>
      <text:p text:style-name="P2">кту̊ра̌ від̌іяу́ в пр̌ишу́ощі. Надејд̌іє момент, в кту̊рим можна я̌ бе̌д̌іє розпе̌д̌іч, аље тиљко</text:p>
      <text:p text:style-name="P4">ȷ̈с̌љі он, Пауљ, знајд̌іє с̌іє̌ втеди там, ска̌д можна бе̌д̌іє пр̌ечія̌ч ȷ̈ј центраљни спљот. - Ніє</text:p>
      <text:p text:style-name="P4">визве̌ ґо, ȷ̈жељі тиљко да с̌іє̌ тему запобієц - мис̌љау́. - Ј̈жељі істнієȷ̈ інни спосу̊б повстр̌иманія</text:p>
      <text:p text:style-name="P4">д̌ігад...</text:p>
      <text:p text:style-name="P4">- Станієми обозем на вієчорни пос̌іу́ек і модљітве̌ в Ґрочіє Птаку̊в под Ґранія̌ Габбаня</text:p>
      <text:p text:style-name="P4">- повієд̌іяу́ Стіљґар.</text:p>
      <text:p text:style-name="P4">Пр̌итр̌имуя̌ц с̌іє̌ дља ру̊вноваґі ȷ̈дним гаќм на гус̌тая̌цим створ̌ичієљу, всказау́ пр̌ед</text:p>
      <text:p text:style-name="P4">с̌ієбіє на ніска̌ камієнна̌ барієре̌ винур̌ая̌ца̌ с̌іє̌ з пустині. Пауљ пр̌ипатривау́ с̌іє̌ щіаніє опокі,</text:p>
      <text:p text:style-name="P4"><text:soft-page-break/>оґромним жиу́ом скаљним пр̌ечіная̌цим я̌ як фаље. Ніц ніє у́аґод̌іу́о теґо суровеґо горизонту,</text:p>
      <text:p text:style-name="P4">жадна зієљењ, жаден квіят. Поза нім чія̌ґне̌у́а с̌іє̌ дроґа ку пустині поу́удніёвеј, траса на</text:p>
      <text:p text:style-name="P4">пр̌инајмнієј д̌ієс̌іє̌ч дні і ноци пр̌и најшибшим поґаніянію створ̌ичієљі. Двад̌ієщіа</text:p>
      <text:p text:style-name="P4">дудніку̊в. Дроґа віёду́а ген поза гарконнењсќ патроље. Вієд̌іяу́, як то бе̌д̌іє. Від̌іяу́ то</text:p>
      <text:p text:style-name="P4">в снах. Певнеґо днія подру̊жи наста̌пі љедво ухвитна зміяна барви на одљеґу́им горизончіє,</text:p>
      <text:p text:style-name="P4">зміяна так ніку́а, же моґу́оби му с̌іє̌ видавач, же я̌ собіє уроіу́ зе свих над̌ієі - і там бе̌д̌іє</text:p>
      <text:p text:style-name="P4">нова с̌іч.</text:p>
      <text:p text:style-name="P4">- Чи моя децизя одповіяда Муад’Дібові? - спитау́ Стіљґар.</text:p>
      <text:p text:style-name="P4">В ȷ̈ґо ґу́ос̌іє забр̌міяу́а правіє нієухвитна нута сарказму, љеч фремењсќ уши воку̊у́</text:p>
      <text:p text:style-name="P4">ніх, вичуљоне на кажди тон в ґу́ос̌іє птака чи в піску чієљаґо, зу́овіу́и сарказм і чекау́и</text:p>
      <text:p text:style-name="P4">в напіє̌чію на реакцȷ́ Пауља.</text:p>
      <text:p text:style-name="P4">- Стіљґар су́ишау́, як му пр̌ис̌іє̌ґау́ем на вієрнощ подчас вис̌віє̌цанія федајкіну̊в повієд̌іяу́ Пауљ. - Моі командос̌і с̌мієрчі вієдза̌, же ре̌чиу́ем гонорем. Чи <text:soft-page-break/>Стіљґар в то ва̌тпі?</text:p>
      <text:p text:style-name="P4">Правд̌іви бу̊љ пр̌ебіяу́ з ґу́осу Пауља. Су́иша̌ц ґо Стіљґар спущіу́ очи.</text:p>
      <text:p text:style-name="P4">- Усуљові, товар̌ишові з меј с̌ічи, тему увієр̌е̌ завше - р̌еку́. - Аље тис̌ ȷ̈ст Пауљ</text:p>
      <text:p text:style-name="P4">Муад’Діб, кс̌ія̌же̌ атридзкі і Љісан аљ-Ґаіб, Ґу́ос з Тамтеґо С̌віята. Тих дву̊х я навет ніє</text:p>
      <text:p text:style-name="P4">знам.</text:p>
      <text:p text:style-name="P4">Пауљ одвру̊чіу́ с̌іє̌ ку Ґрані Габбаня, патр̌а̌ц, як вираста з пустині. Створ̌ичієљ под німі</text:p>
      <text:p text:style-name="P4">ніє страчіу́ с̌іу́ ані жвавощі. Му̊ґу́ іх понієщ два рази даљеј ніж якікољвієк інни споткани пр̌ез</text:p>
      <text:p text:style-name="P4">Фремену̊в. Пауљ биу́ теґо певни. Поза оповіяданимі д̌ієчіём бајкамі ніє істніяу́о ніц, цо</text:p>
      <text:p text:style-name="P4">моґу́оби дору̊внач тему пращурові пустині. Биу́а то нова љеґенда, упр̌итомніу́ собіє Пауљ.</text:p>
      <text:p text:style-name="P4">На ȷ̈ґо рамієнію зачісне̌у́а с̌іє̌ ду́оњ. Пауљ спојр̌ау́ на нія̌, пр̌есуна̌у́ спојр̌еніє по ре̌це аж до</text:p>
      <text:p text:style-name="P4">твар̌и - до чіємних очу Стіљґара відочних міє̌дзи маска̌ фіљтру а каптурем фіљтрфрака.</text:p>
      <text:p text:style-name="P4">- Тен, кто провад̌іу́ с̌іч Табр пр̌еде мна̌ - повієд̌іяу́ Стіљґар - он биу́ моім пр̌иячієљем.</text:p>
      <text:p text:style-name="P4">Д̌ієљіљіс̌ми нієбезпієчењства. <text:soft-page-break/>Завд̌іє̌чау́ мі жичіє вієље рази... а я завд̌іє̌чау́ем ȷ̈му...</text:p>
      <text:p text:style-name="P4">- Ј̈стем твоім пр̌иячієљем, Стіљґар - повієд̌іяу́ Пауљ.</text:p>
      <text:p text:style-name="P4">- Нікт в то ніє ва̌тпі - р̌еку́ Стіљґар. - Цофна̌у́ ду́оњ, взрушиу́ раміёнамі. - Такі ȷ̈ст звичај.</text:p>
      <text:p text:style-name="P4">Пауљ зрозуміяу́, же Стіљґар за бардзо пр̌ес̌ія̌ку́ фремењскімі звичаямі, би розважич</text:p>
      <text:p text:style-name="P2">можљівощ чеґос̌ іннеґо. Тутај пр̌иву̊дца вијмовау́ водзе з мартвих ду́оні свеґо</text:p>
      <text:p text:style-name="P4">попр̌едніка аљбо забіяу́ пос̌ру̊д најс̌іљнієјших, свеґо пљемієнія, ȷ̈с̌љі попр̌еднік зґіна̌у́</text:p>
      <text:p text:style-name="P4">в пустині. Стіљґар авансовау́ до позицї наіба зґодніє з тим звичаȷ̈м.</text:p>
      <text:p text:style-name="P4">- Повінніс̌ми зоставіч теґо створ̌ичієља на ґу́е̌бокім піяску - повієд̌іяу́ Пауљ.</text:p>
      <text:p text:style-name="P4">- Так - зґод̌іу́ с̌іє̌ Стіљґар. - Ста̌д можеми пу̊јщ до ґроти.</text:p>
      <text:p text:style-name="P4">- Заȷ̈хаљіс̌ми нім вистарчая̌цо даљеко, би заґр̌ебау́ с̌іє̌ і ніє міяу́ на ніц охоти з д̌ієњ</text:p>
      <text:p text:style-name="P4">љуб два.</text:p>
      <text:p text:style-name="P4">- Ти ȷ̈стес̌ мудірем язди піясќм - повієд̌іяу́ Стіљґар. - Р̌екніј, ќди мами...</text:p>
      <text:p text:style-name="P4">Урвау́, впатруя̌ц с̌іє̌ в нієбо на вшгод̌іє. Пауљ обру̊чіу́ с̌іє̌ ґвау́товніє. Од пр̌иправовеґо</text:p>
      <text:p text:style-name="P4"><text:soft-page-break/>бу́е̌кітнеґо наљоту на очах нієбо видавау́о с̌іє̌ чіємне, пр̌есицоне ґу́е̌бокім љазурем, на</text:p>
      <text:p text:style-name="P4">кту̊реґо тље одљеґу́е, ритмічне бу́искі рисовау́и с̌іє̌ острим контрастем. Орнітоптер!</text:p>
      <text:p text:style-name="P4">- Ј̈ден мау́и орнітоптер - повієд̌іяу́ Стіљґар.</text:p>
      <text:p text:style-name="P4">- Може вивіядовчи - р̌еку́ Пауљ. - Мис̌љіш, же нас зобачиљі?</text:p>
      <text:p text:style-name="P4">- З таќј одљеґу́ощі ȷ̈стес̌ми по просту червієм на повієр̌хні. - Скіна̌у́ љева̌ ре̌ка̌. Зс̌іядач. Розсипач с̌іє̌ по піяску.</text:p>
      <text:p text:style-name="P4">Људ̌іє заче̌љі зȷ̈жд̌ач вољно по боку червія, одпадач, стапіяч с̌іє̌ под окричієм</text:p>
      <text:p text:style-name="P4">бурнусу̊в з піясќм. Пауљ запаміє̌тау́, ґд̌іє зескочиу́а Цгані. Нієбавем позостау́ сам зе</text:p>
      <text:p text:style-name="P4">Стіљґарем.</text:p>
      <text:p text:style-name="P4">- Пієрвши на ґу̊р̌е, остатні на доље - р̌еку́ Пауљ.</text:p>
      <text:p text:style-name="P4">Стіљґар ківна̌у́ ґу́ова̌, осуна̌у́ с̌іє̌ на гаках і зескочиу́ на піясек. Пауљ одчекау́, аж</text:p>
      <text:p text:style-name="P4">створ̌ичієљ знаљазу́ с̌іє̌ в безпієчнеј одљеґу́ощі, по чим увољніу́ гакі. З червієм, ніє</text:p>
      <text:p text:style-name="P4">вичерпаним до остатка, биу́ то ризиковни момент. Увољніёни од ощіені і гаку̊в вієљкі черв</text:p>
      <text:p text:style-name="P4">пр̌иста̌піу́ до заґр̌ебиванія с̌іє̌ в <text:soft-page-break/>піяску. Пауљ побієґу́ на паљцах до тиу́у по ȷ̈ґо шерокім</text:p>
      <text:p text:style-name="P4">ґр̌бієчіє, доку́адніє виљічиу́ момент і зескочиу́. Виља̌довау́ ніє пр̌еривая̌ц бієґу - вбіу́ с̌іє̌</text:p>
      <text:p text:style-name="P4">в одвієтр̌ни сток видми, так як ґо учоно - і укриу́ с̌іє̌ под каскада̌ піяску і своім бурнусем.</text:p>
      <text:p text:style-name="P4">Тераз вичеківаніє...</text:p>
      <text:p text:style-name="P4">Обру̊чівши с̌іє̌ острожніє ухиљіу́ ра̌бка бурнуса на щељіне̌ нієба. Виображіу́ собіє, як</text:p>
      <text:p text:style-name="P4">позостаљі взду́уж шљаку робія̌ то само. Усу́ишау́ у́опот скр̌идеу́ орнітоптера, занім ґо зобачиу́.</text:p>
      <text:p text:style-name="P4">З шумем ґу́овіц одр̌утових пр̌ељечіяу́ над ȷ̈ґо спу́ахетќм пустині, закре̌цая̌ц шерокім</text:p>
      <text:p text:style-name="P4">у́уќм до ґрані. Ніє ознаковани орнітоптер, зауважиу́ Пауљ. Орнітоптер знікна̌у́ му з очу поза</text:p>
      <text:p text:style-name="P4">Ґранія̌ Габбаня.</text:p>
      <text:p text:style-name="P4">Над пустинія̌ розљеґу́ с̌іє̌ кр̌ик птака. Потем друґі. Пауљ стр̌а̌сна̌у́ з с̌ієбіє піясек і вспія̌у́ с̌іє̌</text:p>
      <text:p text:style-name="P4">на вієр̌хоу́ек видми. Сиљветкі інних твор̌иу́и р̌а̌д оддаљая̌ци с̌іє̌ од урвіска. Розпознау́</text:p>
      <text:p text:style-name="P4">вс̌ру̊д ніх Цгані і Стіљґара. Стіљґар всказау́ в строне̌ ґрані. Зебравши с̌іє̌ рушиљі</text:p>
      <text:p text:style-name="P4">піяскомаршем, с̌љізґая̌ц с̌іє̌ по повієр̌хні в у́аманим ритміє, кту̊ри <text:soft-page-break/>ніє занієпокоіу́би</text:p>
      <text:p text:style-name="P4">жаднеґо створ̌ичієља. Стіљґар зру̊внау́ крок з Пауљем на убітим пр̌ез віятр ґр̌бієчіє видми.</text:p>
      <text:p text:style-name="P2">- То биу́ статек пр̌емитніку̊в - повієд̌іяу́.</text:p>
      <text:p text:style-name="P4">- На то виґља̌да - одпару́ Пауљ. - Аље за даљеко в ґу́е̌бі пустині як на пр̌емитніку̊в.</text:p>
      <text:p text:style-name="P4">- Оні теж мая̌ своȷ̈ ку́опоти з патрољамі - зауважиу́ Стіљґар.</text:p>
      <text:p text:style-name="P4">- Скоро дотарљі так даљеко, моґа̌ іщ даљеј - р̌учіу́ Пауљ.</text:p>
      <text:p text:style-name="P4">- Правда.</text:p>
      <text:p text:style-name="P4">- Ніє биу́оби добр̌е, ґдиби зобачиљі то, цо моґа̌ зобачич, ȷ̈с̌љі с̌іє̌ запуща̌ збит ґу́е̌боко</text:p>
      <text:p text:style-name="P4">на поу́удніє. Пр̌емитніци спр̌едая̌ ру̊внієж інформацȷ̈.</text:p>
      <text:p text:style-name="P4">- Пошуківаљі пр̌иправи, ніє са̌д̌іш? - запитау́ Стіљґар.</text:p>
      <text:p text:style-name="P4">- Ґд̌ієс̌ тутај бе̌д̌іє на ніх чекау́о скр̌иду́о і ґа̌с̌ієнік - повієд̌іяу́ Пауљ. - Мами</text:p>
      <text:p text:style-name="P4">пр̌иправе̌. Зане̌чми у́ахе̌ піяску і запољуȷ̈ми собіє трохе̌ на пр̌емитніку̊в. Повінні</text:p>
      <text:p text:style-name="P4">вієд̌ієч, же то ȷ̈ст наша краіна, а нашим људ̌іём с̌іє̌ пр̌ида почвічич з новимі родзаямі</text:p>
      <text:p text:style-name="P4">броні.</text:p>
      <text:p text:style-name="P4">- Тераз пр̌емавія Усуљ - р̌еку́ Стіљґар. - Усуљ мис̌љі по <text:soft-page-break/>фремењску.</text:p>
      <text:p text:style-name="P2">Љеч Усуљ мус̌і с̌іє̌ уґія̌ч пр̌ед децизямі, кту̊ре одповіядая̌ страшнему пр̌езначенію помис̌љау́ Пауљ. А бур̌а с̌іє̌ збієрау́а.</text:p>
      <text:p text:style-name="P4">6</text:p>
      <text:p text:style-name="P4">Ќди рељіґія поу́а̌чи в ȷ̈дно право і обовія̌зек, ніґди ніє отвор̌а̌ чі с̌іє̌ очи,</text:p>
      <text:p text:style-name="P4">ніє ус̌віядоміш собіє в пеу́ні ву́аснеј особовощі. Завше бе̌д̌ієш істота̌</text:p>
      <text:p text:style-name="P4">одробіне̌ ніжша̌ од чу́овієка.</text:p>
      <text:p text:style-name="P4">з „Муад’Діб: Д̌ієвіє̌чд̌ієс̌ія̌т д̌ієвіє̌ч цуду̊в вшехс̌віята” - піу̊ра</text:p>
      <text:p text:style-name="P4">кс̌іє̌жнічкі Іруљан</text:p>
      <text:p text:style-name="P4">Пр̌емитніча пр̌етву̊рнія пр̌иправи зе своім мачієр̌истим статќм транспортовим</text:p>
      <text:p text:style-name="P4">в оточенію бр̌е̌ча̌цих орнітоптеру̊в надљечіяу́а над копце видм як хмара оваду̊в</text:p>
      <text:p text:style-name="P4">з кру̊љова̌. В пр̌ед̌іє пр̌ед та̌ хмура̌ розчія̌ґау́ с̌іє̌ ȷ̈ден зе скаљних ґр̌бієту̊в, кту̊ре стерча̌</text:p>
      <text:p text:style-name="P4">з дна пустині як мініятурове імітацȷ̈ Муру Запоровеґо. Сухе пљаже теґо кљіфу виміу̊ту́ до</text:p>
      <text:p text:style-name="P4">чиста остатні гураґан.</text:p>
      <text:p text:style-name="P4">В копуље доводзенія пр̌етву̊рні Ґурнеи Гаљљецк наставіу́ сочевкі ољеёве љорнети</text:p>
      <text:p text:style-name="P4">і вихиљони до пр̌оду бадау́ краёбраз. За ґранія̌ зобачиу́ чіємна̌ <text:soft-page-break/>у́ахе̌, кту̊ра моґу́а бич</text:p>
      <text:p text:style-name="P4">виквітем пр̌иправи, дау́ сиґнау́ орнітоптерові, з љоту віша̌цеґо висиу́ая̌ц ґо на звіяд.</text:p>
      <text:p text:style-name="P4">Орнітоптер ківніє̌чієм скр̌идеу́ потвієрд̌іу́ одбіу̊р сиґнау́у. Одервау́ с̌іє̌ од стада і шгодза̌ц</text:p>
      <text:p text:style-name="P4">с̌љізґієм над почіємніяу́и піясек окра̌жиу́ те̌ пљаме̌, з викривачамі звієшонимі туж над</text:p>
      <text:p text:style-name="P4">повієр̌хнія̌. Правіє натихміяст зу́ожиу́ скр̌иду́а і виконау́ коркочія̌ґ сиґнаљізуя̌ц в тен</text:p>
      <text:p text:style-name="P4">спосу̊б очекуя̌цеј пр̌етву̊рні, же знаљез́љі пр̌иправе̌.</text:p>
      <text:p text:style-name="P4">Ґурнеи шговау́ љорнете̌ до футерау́у, певни, же решта від̌іяу́а сиґнау́. Подобау́ му с̌іє̌ тен</text:p>
      <text:p text:style-name="P4">зака̌тек. Ґрањ давау́а яка̌с̌ осу́оне̌ і забезпієченіє. Мау́о правдоподобне мієјше на засадзке̌,</text:p>
      <text:p text:style-name="P4">так даљеко в пустині... тим ніємнієј... Ґурнеи дау́ знак ȷ̈днеј з зау́у̊ґ, би завісу́а над ґранія̌</text:p>
      <text:p text:style-name="P4">і пр̌ечесау́а я̌, розесу́ау́ одводи на становіска в кољістеј формацї над цау́им тим теренем,</text:p>
      <text:p text:style-name="P4">нієзбит високо, жеби іх ніє достр̌еґу́и з даљека гарконнењсќ викриваче. Ачкољвієк ва̌тпіу́</text:p>
      <text:p text:style-name="P4">в обецнощ гарконнењскіх патрољі так ґу́е̌боко на поу́уднію. Биу́ то чія̌ґље крај Фремену̊в.</text:p>
      <text:p text:style-name="P4"><text:soft-page-break/>Ґурнеи справд̌іу́ броњ, кљна̌ц љос, кту̊ри справіу́, же тарче биу́и ту безужитечне.</text:p>
      <text:p text:style-name="P4">Вшистќґо, цо моґу́о звабіч червія, наљежау́о унікач за вшељка̌ цене̌. Почієрая̌ц бљізне̌ од</text:p>
      <text:p text:style-name="P4">крвавіну на брод̌іє, студіёвау́ терен, доходза̌ц до вніёску, же најбезпієчнієј бе̌д̌іє</text:p>
      <text:p text:style-name="P4">пр̌епровад̌іч назіємни одд̌іяу́ ґранія̌. Пієши звіяд биу́ завше најпевнієјши. Острожнощ</text:p>
      <text:p text:style-name="P4">ніґди ніє завад̌і, ќди Фремені са̌ з Гарконненамі на ноже. Бо Фременамі с̌іє̌ нієпокоіу́. Ніє</text:p>
      <text:p text:style-name="P4">мієљі ніц пр̌ечівко тему, би пр̌егандљовач тиље пр̌иправи, на іље чіє̌ тиљко стач, љеч на щіежце</text:p>
      <text:p text:style-name="P4">воȷ̈ннеј замієніяљі с̌іє̌ в діябу́и, ȷ̈с̌љі ктос̌ поставіу́ стопе̌ там, ґд̌іє заброніљі всте̌пу. І биљі так</text:p>
      <text:p text:style-name="P4">шатањско пр̌ебієґљі остатніё. Іритовау́о то Ґурнеиа, та пр̌ебієґу́ощ і справнощ боёва</text:p>
      <text:p text:style-name="P4">тубиљцу̊в. Виказиваљі куншт воȷ̈нни пр̌евижшая̌ци вшистко, з чим с̌іє̌ ќдикољвієк</text:p>
      <text:p text:style-name="P2">зеткна̌у́, а шкољони биу́ пр̌ез најљепших воёвніку̊в ве вшехс̌вієчіє, зас̌ остроґі здобивау́</text:p>
      <text:p text:style-name="P4">в боях, з кту̊рих тиљко ґарстка најљепших вишу́а цау́о. Поновніє Ґурнеи збадау́ терен</text:p>
      <text:p text:style-name="P4"><text:soft-page-break/>застанавіяя̌ц с̌іє̌, дљачеґо чуȷ̈ с̌іє̌ нієсвоё. Може то з поводу теґо червія, кту̊реґо</text:p>
      <text:p text:style-name="P4">від̌ієљі... аље он биу́ по друґієј строніє ґрані.</text:p>
      <text:p text:style-name="P4">До копуу́и доводзенія зајр̌ау́а ґу́ова, кту̊ра наљежау́а до капітана пр̌етву̊рні - ȷ̈днооќґо,</text:p>
      <text:p text:style-name="P4">дос̌віядчонеґо пірата з ґе̌ста̌ брода̌, бу́е̌кітна̌ з́реніца̌ і мљечнобіяу́имі од споживанія</text:p>
      <text:p text:style-name="P4">пр̌иправи зе̌бамі.</text:p>
      <text:p text:style-name="P4">- Виґља̌да на боґати заґон, с̌ір - повієд̌іяу́ капітан пр̌етву̊рні. - Звіяч жаґље?</text:p>
      <text:p text:style-name="P4">- Зејд̌ь до подну̊жа урвіска - пољечіу́ Ґурнеи. - Дај мі виу́адовач с̌іє̌ з моімі људ̌ьмі.</text:p>
      <text:p text:style-name="P4">Можеш стамта̌д доȷ̈хач до пр̌иправи на ґа̌с̌ієніцах. Ми обејр̌ими собіє те̌ скау́е̌.</text:p>
      <text:p text:style-name="P4">- Так ȷ̈ст.</text:p>
      <text:p text:style-name="P4">- В разіє чеґо - повієд̌іяу́ Ґурнеи - ратуј пр̌етву̊рніє̌. Ми забієр̌еми с̌іє̌ в орнітоптерах.</text:p>
      <text:p text:style-name="P4">Капітан пр̌етву̊рні засаљутовау́.</text:p>
      <text:p text:style-name="P4">- Так ȷ̈ст, с̌ір.</text:p>
      <text:p text:style-name="P4">Знікна̌у́ в љуку. Ґурнеи ȷ̈ще раз обієґу́ спојр̌енієм горизонт. Мус̌і с̌іє̌ љічич</text:p>
      <text:p text:style-name="P4">з евентуаљнощіа̌, же са̌ ту Фремені, он зас̌ вкрача на іх територіюм. Фремені ніє даваљі му</text:p>
      <text:p text:style-name="P4"><text:soft-page-break/>спокою пр̌ез сва̌ брутаљнощ і нієобљічаљнощ. Вієље справ в тим інтерес̌іє ніє давау́о му</text:p>
      <text:p text:style-name="P4">спокою, хочіяж зискі пр̌инос̌іу́ оґромне. Факт, же ніє му̊ґу́ вису́ач шперачи високо на нієбо,</text:p>
      <text:p text:style-name="P4">ру̊внієж ніє давау́ му спокою. Конієчнощ захованія чіши радіёвеј ȷ̈ще тен нієпоку̊ј</text:p>
      <text:p text:style-name="P4">звіє̌кшау́а.</text:p>
      <text:p text:style-name="P4">Ґа̌с̌ієнік пр̌етву̊рні завру̊чіу́, зача̌у́ опадач. У́аґодним с̌љізґієм зшеду́ на суха̌ пљаже̌</text:p>
      <text:p text:style-name="P4">у сту̊п ґрані. Бієжнікі доткне̌у́и піяску. Ґурнеи одкриу́ копуу́е̌ кабіни, одпія̌у́ паси</text:p>
      <text:p text:style-name="P4">безпієчењства. В моменчіє знієрухомієнія пр̌етву̊рні биу́ на зевна̌тр̌; затр̌асна̌у́ за соба̌</text:p>
      <text:p text:style-name="P4">копуу́е̌ і вишеду́ на осу́они бієжніку̊в, з кту̊рих розгус̌тавши с̌іє̌ опаду́ на піясек за с̌іятка̌</text:p>
      <text:p text:style-name="P4">забезпієчая̌ца̌. Ј̈ґо піє̌чіёособова страж пр̌ибочна знаљазу́а с̌іє̌ на зіємі разем з нім,</text:p>
      <text:p text:style-name="P4">виу́онівши с̌іє̌ з љуку д̌іёбовеґо. Інні звољніљі скр̌иду́о транспортове пр̌етву̊рні. Оду́а̌чиу́о</text:p>
      <text:p text:style-name="P4">с̌іє̌ і одљечіяу́о входза̌ц на коу́о паркінґове ніско над німі. Оґромни ґа̌с̌ієнік пр̌етву̊рні</text:p>
      <text:p text:style-name="P4">натихміяст одточиу́ с̌іє̌ викре̌цая̌ц од ґрані в ќрунку чіємнеґо заґону <text:soft-page-break/>пр̌иправи</text:p>
      <text:p text:style-name="P4">відочнеґо оподаљ на піяску. В побљіжу опаду́ орнітоптер, вигамовуя̌ц пос̌љізґієм. За нім</text:p>
      <text:p text:style-name="P4">насте̌пни і ȷ̈ще ȷ̈ден. Вир̌учіу́и з с̌ієбіє пљутон Ґурнеиа і взбівши с̌іє̌ завісу́и в повієтр̌у.</text:p>
      <text:p text:style-name="P4">Ґурнеи пр̌ечія̌ґна̌у́ с̌іє̌ пру̊буя̌ц міє̌с̌ні под фіљтрфраќм. Одр̌учіу́ з твар̌и маске̌ фіљтру,</text:p>
      <text:p text:style-name="P4">траца̌ц віљґоч в іміє̌ вижшеј конієчнощі - звіє̌кшенія зас̌іє̌ґу ґу́осу на випадек, ґдиби</text:p>
      <text:p text:style-name="P4">пр̌ишу́о му видавач коменди. Рушиу́ в ґу̊ре̌ поміє̌дзи скау́и бадая̌ц терен - камикі і жвір</text:p>
      <text:p text:style-name="P4">под ноґамі, воњ пр̌иправи в повієтр̌у. Добра љокаљізаця на базе̌ аваријна̌ - помис̌љау́.</text:p>
      <text:p text:style-name="P4">Биу́оби добр̌е шговач ту трохе̌ матеріяу́у̊в. Обејр̌ау́ с̌іє̌ і патр̌иу́, як ȷ̈ґо људ̌іє пода̌жая̌ за</text:p>
      <text:p text:style-name="P4">нім розсипуя̌ц с̌іє̌ в тираљієре̌. Добр̌и људ̌іє, навет чі нові, кту̊рих ніє міяу́ ќди</text:p>
      <text:p text:style-name="P2">випру̊бовач. Добр̌и. Ніє тр̌еба повтар̌ач ім за каждим разем, цо мая̌ робіч. Жаден навет</text:p>
      <text:p text:style-name="P4">ніє заміґотау́ тарча̌. Ані ȷ̈днеґо тху̊р̌а в тим ґроніє обноша̌цеґо с̌іє̌ з тарча̌ по пустині,</text:p>
      <text:p text:style-name="P4">ґд̌іє черв вичувая̌ц ȷ̈ј поље пр̌ибиу́би і обрабовау́ іх зе <text:soft-page-break/>знаљезіёнеј пр̌иправи. Зе свеј</text:p>
      <text:p text:style-name="P4">нієвієљќј високощі спос̌ру̊д скау́ Ґурнеи від̌іяу́ заґон пр̌иправи в одљеґу́ощі окоу́о пу̊у́</text:p>
      <text:p text:style-name="P4">кіљометра і ґа̌с̌ієнік дочієрая̌ци ву́ас̌ніє до ȷ̈ґо бљіжшеј краве̌д̌і. Зеркна̌у́ в ґу̊ре̌ на ескадре̌</text:p>
      <text:p text:style-name="P4">осу́они обсервуя̌ц пуу́ап, чи ніє за високі. Ківна̌вши ґу́ова̌ одвру̊чіу́ с̌іє̌, би подя̌ч</text:p>
      <text:p text:style-name="P4">вспіначке̌ на ґрањ. В тим моменчіє ґрањ вибуху́а. Дванащіе гуча̌цих траȷ̈кторії оґнія</text:p>
      <text:p text:style-name="P4">р̌иґне̌у́о в нієбо ку завієшоним в повієтр̌у орнітоптером і скр̌иду́у транспортовему. Од</text:p>
      <text:p text:style-name="P4">ґа̌с̌ієніка добієґу́ візґ метаљу і скау́и докоу́а Ґурнеиа запеу́ніу́и с̌іє̌ воёвнікамі в каптурах.</text:p>
      <text:p text:style-name="P4">Ґурнеи міяу́ ȷ̈диніє час помис̌љеч: На роґі Вієљќј Мачієр̌и! Раќти! Ос̌мієљіљі с̌іє̌ ужич</text:p>
      <text:p text:style-name="P4">раќт! По чим знаљазу́ с̌іє̌ твар̌а̌ в твар̌ з закаптур̌она̌, ніско похиљона̌ постачія̌ тр̌имая̌ца̌</text:p>
      <text:p text:style-name="P4">крисну̊ж в ґотовощі. Дву̊х інних људ̌і стау́о вичекуя̌цо на скау́ах понад нія̌, з љевеј і з</text:p>
      <text:p text:style-name="P4">правеј строни. Ґурнеи від̌іяу́ ȷ̈диніє очи воёвніка пр̌ед соба̌, міє̌дзи каптурем а засу́она̌</text:p>
      <text:p text:style-name="P4">бурнуса барви піяску, љеч похиљеніє і ґотовощ остр̌еґу́и ґо, <text:soft-page-break/>же ма до чинієнія</text:p>
      <text:p text:style-name="P4">з вишкољоним до ваљкі чу́овієќм. Биу́и то бу́е̌кітне в бу́е̌кічіє очи Фремена з ґу́е̌бі пустині.</text:p>
      <text:p text:style-name="P4">Ґурнеи виконау́ ре̌ка̌ рух до ву́аснеґо ножа, ніє спущая̌ц очу з кљінґі пр̌ечівніка.</text:p>
      <text:p text:style-name="P4">Скоро ос̌мієљіљі с̌іє̌ ужич раќт, бе̌да̌ мієљі і інна̌ броњ міётая̌ца̌. В теј ситуацї нієзбе̌дна ȷ̈ст</text:p>
      <text:p text:style-name="P4">највижша острожнощ. З самих одґу́осу̊в познавау́, же стра̌цоно пр̌инајмнієј че̌щ ȷ̈ґо осу́они</text:p>
      <text:p text:style-name="P4">повієтр̌неј. Добієґау́и теж з тиу́у помрукі і зґієу́к ваљкі вре̌ч. Очи воёвніка стоя̌цеґо пр̌ед</text:p>
      <text:p text:style-name="P4">Ґурнеием пове̌дровау́и за рухем ре̌кі в строне̌ ножа, по чим цофне̌у́и с̌іє̌ і утквіу́и спојр̌еніє</text:p>
      <text:p text:style-name="P4">в ȷ̈ґо очах.</text:p>
      <text:p text:style-name="P4">- Зостав тен ну̊ж в похвіє, Ґурнеиу Гаљљецку - повієд̌іяу́ ме̌жчизна.</text:p>
      <text:p text:style-name="P4">Ґурнеи завагау́ с̌іє̌. Тен ґу́ос помімо маскі фіљтрфрака бр̌міяу́ д̌івніє знаёмо.</text:p>
      <text:p text:style-name="P4">- Знаш моȷ̈ іміє̌? - заґадна̌у́.</text:p>
      <text:p text:style-name="P4">- На мніє нієпотр̌ебни чі ну̊ж, Ґурнеи - р̌еку́ ме̌жчизна. Випростовау́ с̌іє̌ всувая̌ц сву̊ј</text:p>
      <text:p text:style-name="P4">крисну̊ж з повротем до похви под бурнусем.</text:p>
      <text:p text:style-name="P4">- Каж своім људ̌іём пр̌ервач безнад̌ієјни опу̊р.</text:p>
      <text:p text:style-name="P4"><text:soft-page-break/>Ме̌жчизна зр̌учіу́ каптур, одсуна̌у́ маске̌. То, цо Ґурнеи зобачиу́, вправіу́о ґо</text:p>
      <text:p text:style-name="P4">в осу́упієніє. В пієрвшеј хвіљі видавау́о му с̌іє̌, же споґља̌да на відмо кс̌іє̌чія Љето Атриди.</text:p>
      <text:p text:style-name="P4">Правда дочієрау́а до нієґо повољі.</text:p>
      <text:p text:style-name="P4">- Пауљ - шепна̌у́. І юж ґу́ос̌нієј: - Чижби то Пауљ?</text:p>
      <text:p text:style-name="P4">- Ніє вієр̌иш ву́асним очом? - запитау́ Пауљ.</text:p>
      <text:p text:style-name="P4">- Му̊віљі, же ніє жиȷ̈ш - вихрипіяу́ Ґурнеи. Зробіу́ пу̊у́ кроку до пр̌оду.</text:p>
      <text:p text:style-name="P4">- Каж поддач с̌іє̌ своім људ̌іём - закомендеровау́ Пауљ.</text:p>
      <text:p text:style-name="P4">Скіна̌у́ в строне̌ ніжших реёну̊в ґрані. Ґурнеи обру̊чіу́ с̌іє̌, з трудем одривая̌ц взрок од</text:p>
      <text:p text:style-name="P4">Пауља. Зобачиу́ паре̌ заљедвіє ґруп ваљча̌цих. Видавау́о с̌іє̌, же закаптур̌ені људ̌іє пустині са̌</text:p>
      <text:p text:style-name="P2">вше̌д̌іє докоу́а. Ґа̌с̌ієнік тквіу́ нієрухомо, на ȷ̈ґо даху стаљі Фремені. В ґу̊р̌е ніє биу́о</text:p>
      <text:p text:style-name="P4">жаднеґо статку.</text:p>
      <text:p text:style-name="P4">- Пр̌ервач ваљке̌ - рикна̌у́ Ґурнеи. Зачерпна̌у́ ґу́е̌боко повієтр̌а, звіна̌у́ ду́оніє в тра̌бке̌. Му̊ві Ґурнеи Гаљљецк! Пр̌ервач ваљке̌!</text:p>
      <text:p text:style-name="P4">З вољна, нієуфніє, ваљча̌це постачіє розд̌ієљіу́и с̌іє̌. Звру̊чіу́и с̌іє̌ ку нієму питая̌це</text:p>
      <text:p text:style-name="P4">спојр̌енія.</text:p>
      <text:p text:style-name="P4"><text:soft-page-break/>- То са̌ пр̌иячієље - завоу́ау́ Ґурнеи.</text:p>
      <text:p text:style-name="P4">- У́адні мі пр̌иячієље! - одкр̌икна̌у́ ктос̌. - Вимордоваљі поу́ове̌ наших.</text:p>
      <text:p text:style-name="P4">- То нієпорозумієніє - повієд̌іяу́ Ґурнеи. - Ніє поґаршајчіє ситуацї.</text:p>
      <text:p text:style-name="P4">Обру̊чіу́ с̌іє̌ з повротем до Пауља, вљепіяя̌ц взрок в бу́е̌кітно бу́е̌кітне фремењсќ очи</text:p>
      <text:p text:style-name="P4">му́од̌ієњца. Ус̌мієх пр̌емкна̌у́ по варґах Пауља, љеч в виразіє ȷ̈ґо твар̌и биу́а зачіє̌тощ</text:p>
      <text:p text:style-name="P4">пр̌ипоміная̌ца Ґурнеиові стареґо кс̌іє̌чія, д̌іядка Пауља. Втем Ґурнеи достр̌еґу́ в Пауљу</text:p>
      <text:p text:style-name="P4">твардощ стаљі ніє спотикана̌ ніґди дота̌д у Атриди - ску̊ра пр̌ипоміная̌ца р̌емієњ, патр̌а̌це</text:p>
      <text:p text:style-name="P4">з укоса очи і вирахованіє в спојр̌енію, кту̊ре як ґдиби важиу́о вшистко в пољу відзенія.</text:p>
      <text:p text:style-name="P4">- Му̊віљі, же ніє жиȷ̈ш - повту̊р̌иу́.</text:p>
      <text:p text:style-name="P4">- Видавау́о с̌іє̌ то најљепша̌ оброна̌; позвољіч ім так мис̌љеч - повієд̌іяу́ Пауљ.</text:p>
      <text:p text:style-name="P4">Ґурнеи здау́ собіє справе̌, же ото цау́е задощучинієніє, яќґо може очеківач за</text:p>
      <text:p text:style-name="P4">позоставієніє ґо ву́аснему љосові, позоставієніє ґо в пр̌еконанію, же ȷ̈ґо мау́и кс̌ія̌же̌... ȷ̈ґо</text:p>
      <text:p text:style-name="P4">пр̌иячієљ... ніє жиȷ̈. Застановіу́ с̌іє̌ втеди, чи в оґу̊ље пр̌етрвау́о в нім цос̌ з ху́опца, кту̊реґо</text:p>
      <text:p text:style-name="P4"><text:soft-page-break/>знау́ і шкољіу́ в умієȷ́тнощіах воёвніку̊в. Пауљ зробіу́ крок в строне̌ Ґурнеиа, почуу́, же</text:p>
      <text:p text:style-name="P4">пієка̌ ґо очи.</text:p>
      <text:p text:style-name="P4">- Ґурнеи...</text:p>
      <text:p text:style-name="P4">То стау́о с̌іє̌ якби само - обејмоваљі с̌іє̌ і кљепаљі навзаȷ̈м по пљецах, однајдуя̌ц в тим</text:p>
      <text:p text:style-name="P4">контакчіє безпос̌реднім с̌ієбіє навзаȷ̈м.</text:p>
      <text:p text:style-name="P4">- Ти мау́и щеніяку! Ти мау́и щеніяку! - в ку̊у́ко повтар̌ау́ Ґурнеи.</text:p>
      <text:p text:style-name="P4">А Пауљ:</text:p>
      <text:p text:style-name="P4">- Ґурнеи, ху́опіє! Ґурнеи, ху́опіє!</text:p>
      <text:p text:style-name="P4">По хвіљі розу́а̌чиљі с̌іє̌, попатруя̌ц по собіє. Ґурнеи одетхна̌у́ ґу́е̌боко.</text:p>
      <text:p text:style-name="P4">- Віє̌ц то за твоя̌ справа̌ Фремені так с̌іє̌ вицваніљі в тактице ваљкі. Повінієнем биу́ с̌іє̌</text:p>
      <text:p text:style-name="P4">домис̌љіч. Без пр̌ерви робія̌ р̌ечи, якбим то я сам ȷ̈ запљановау́. Ґдибим тиљко вієд̌іяу́. Покре̌чіу́ ґу́ова̌. - Ґдибис̌ тиљко дау́ мі знак, ху́опаку. Ніц би мніє ніє повстр̌имау́о.</text:p>
      <text:p text:style-name="P4">Пр̌иљечіяу́бим як на скр̌иду́ах... - Вираз очу Пауља повстр̌имау́ ґо... тварде, вимовне</text:p>
      <text:p text:style-name="P4">спојр̌еніє. Ґурнеи вестхна̌у́. - Ясне, і знаљез́љіби с̌іє̌ таци, цо би с̌іє̌ застановіљі, дљачеґо</text:p>
      <text:p text:style-name="P4">Ґурнеи Гаљљецк пољечіяу́ як на скр̌иду́ах, а нієкту̊р̌и задаљіби собіє <text:soft-page-break/>віє̌цеј труду ніж тиљко</text:p>
      <text:p text:style-name="P4">поставієніє питанія. Забраљіби с̌іє̌ до шуканія одповієд̌і.</text:p>
      <text:p text:style-name="P4">Пауљ ківна̌у́ ґу́ова̌, зеркая̌ц на чекая̌цих вокоу́о Фремену̊в, на зачієкавіёне і таксуя̌це</text:p>
      <text:p text:style-name="P2">твар̌е федајкіну̊в. Вру̊чіу́ спојр̌енієм од командосу̊в с̌мієрчі до Ґурнеиа. Факт, же однаљазу́</text:p>
      <text:p text:style-name="P4">своȷ̈ґо давнеґо містр̌а мієча, вправіу́ ґо в еуфоріє̌. Від̌іяу́ в тим добри омен, знак, же</text:p>
      <text:p text:style-name="P4">знајдуȷ̈ с̌іє̌ на курс̌іє пр̌ишу́ощі, ґд̌іє вшистко уку́ада с̌іє̌ добр̌е. З Ґурнеием у боку...</text:p>
      <text:p text:style-name="P4">С̌іє̌ґна̌у́ спојр̌енієм поза федајкіну̊в на ґрані і пр̌ијр̌ау́ с̌іє̌ пр̌емитнічеј зау́одзе пр̌ибиу́еј</text:p>
      <text:p text:style-name="P4">з Гаљљецќм.</text:p>
      <text:p text:style-name="P4">- По кту̊реј строніє стоя̌ твоі људ̌іє, Ґурнеи? - запитау́.</text:p>
      <text:p text:style-name="P4">- Вшиши са̌ пр̌емитнікамі - повієд̌іяу́ Ґурнеи. - Оні стоя̌ по строніє зиску.</text:p>
      <text:p text:style-name="P4">- Нієвієљкі зиск в нашим інтерес̌іє - р̌еку́ Пауљ достр̌еґая̌ц нієзначни сиґнау́ надани му</text:p>
      <text:p text:style-name="P4">пр̌ез Ґурнеиа паљцамі правеј ду́оні; биу́ то іх стари код міґови з давних часу̊в. В зау́одзе</text:p>
      <text:p text:style-name="P4">пр̌емитніку̊в биљі људ̌іє, кту̊рих наљежау́о с̌іє̌ обавіяч і кту̊рим ніє наљежау́о довієр̌ач. Пауљ</text:p>
      <text:p text:style-name="P4">скубна̌у́ варґе̌ показуя̌ц, же <text:soft-page-break/>зрозуміяу́, подніу̊су́ очи на људ̌і чувая̌цих на скау́ах понад</text:p>
      <text:p text:style-name="P4">німі. Дојр̌ау́ там Стіљґара. Вспомнієніє ніє розвія̌занеґо пробљему зе Стіљґарем оху́од̌іу́о</text:p>
      <text:p text:style-name="P4">нієцо упоȷ̈ніє Пауља.</text:p>
      <text:p text:style-name="P4">- Стіљґар - повієд̌іяу́ - то ȷ̈ст Ґурнеи Гаљљецк, о кту̊рим чі нієраз оповіядау́ем. Вієљкі</text:p>
      <text:p text:style-name="P4">војскі меґо ојца, ȷ̈ден з містр̌у̊в мієча, кту̊р̌и мніє шкољіљі, стари пр̌иячієљ. Можна му</text:p>
      <text:p text:style-name="P4">уфач в каждеј справіє.</text:p>
      <text:p text:style-name="P4">- Відзе̌ - р̌еку́ Стіљґар. - Ј̈стес̌ ȷ̈ґо кс̌іє̌чієм.</text:p>
      <text:p text:style-name="P4">Пауљ споґља̌дау́ в чіємне обљіче над соба̌ ґу́овія̌ц с̌іє̌ над поводамі, кту̊ре ску́оніу́и Стіљґара,</text:p>
      <text:p text:style-name="P4">би повієд̌ієч ву́ас̌ніє то: „ȷ̈ґо кс̌іє̌чієм”. В ґу́ос̌іє Стіљґара биу́а д̌івна нієухвитна інтонаця,</text:p>
      <text:p text:style-name="P4">якби праґна̌у́ рачеј повієд̌ієч цос̌ іннеґо. То зас̌ ніє пасовау́о до Стіљґара, бе̌да̌цеґо</text:p>
      <text:p text:style-name="P4">пр̌иву̊дца̌ Фремену̊в, чу́овієќм му̊вія̌цим то, цо мис̌љі.</text:p>
      <text:p text:style-name="P4">Моім кс̌іє̌чієм! - помис̌љау́ Ґурнеи. Спојр̌ау́ новим оќм на Пауља. - Так, враз зе</text:p>
      <text:p text:style-name="P4">с̌мієрчія̌ Љето титуу́ пр̌еход̌іу́ на Пауља.</text:p>
      <text:p text:style-name="P4">Шгемат војни фремењсќј на Арракіс зача̌у́ набієрач новеґо <text:soft-page-break/>кштау́ту в ґу́овіє Гаљљецка.</text:p>
      <text:p text:style-name="P4">Му̊ј кс̌ія̌же̌! Мієјше, кту̊ре биу́о в нім мартве, заче̌у́о поврацач до жичія. Ј̈диніє че̌щ ȷ̈ґо</text:p>
      <text:p text:style-name="P4">с̌віядомощі скупіу́а с̌іє̌ на виданим пр̌ез Пауља зар̌а̌дзенію, би розброіч зау́оґі пр̌емитніку̊в</text:p>
      <text:p text:style-name="P4">до часу іх пр̌есу́уханія. С̌віядомощ Ґурнеиа повру̊чіу́а до ву́адзи, ќди усу́ишау́ протести</text:p>
      <text:p text:style-name="P4">вс̌ру̊д своіх људ̌і. Потр̌а̌сна̌у́ ґу́ова̌, обру̊чіу́ с̌іє̌ як фриґа.</text:p>
      <text:p text:style-name="P4">- Чи ви, људ̌іє, поґу́ухљіщіе? - варкна̌у́. - То ȷ̈ст правовіти кс̌ія̌же̌ на Арракіс. Ру̊бчіє, цо</text:p>
      <text:p text:style-name="P4">каже.</text:p>
      <text:p text:style-name="P4">Пр̌емитніци поддаљі с̌іє̌ саркая̌ц. Пауљ пр̌исуна̌у́ с̌іє̌ до Ґурнеиа, щішиу́ ґу́ос.</text:p>
      <text:p text:style-name="P4">- Же ти впаднієш в те̌ пуу́апке̌, теґо бим с̌іє̌ ніє спод̌ієвау́, Ґурнеи.</text:p>
      <text:p text:style-name="P4">- Отр̌имау́ем засу́ужона̌ научке̌ - одпару́ Ґурнеи. - Зау́оже̌ с̌іє̌, іж тенже заґон пр̌иправови</text:p>
      <text:p text:style-name="P4">то ніц іннеґо, як варства ґрубощі зіярнка піяску, пр̌ине̌та, жеби нас звабіч.</text:p>
      <text:p text:style-name="P4">- Виґрау́бис̌ такі заку́ад - повієд̌іяу́ Пауљ. Спојр̌ау́ в ду̊у́ на розбраяних људ̌і.</text:p>
      <text:p text:style-name="P4">- Ј̈ст ȷ̈ще кту̊рис̌ з људ̌і моȷ̈ґо ојца вс̌ру̊д твеј зау́оґі?</text:p>
      <text:p text:style-name="P2">- Нікт. Порозход̌іљіс̌ми с̌іє̌. Кіљку ȷ̈ст <text:soft-page-break/>міє̌дзи вољнимі купцамі. Віє̌кшощ видау́а све</text:p>
      <text:p text:style-name="P4">пр̌иходи на виязд ста̌д.</text:p>
      <text:p text:style-name="P4">- Љеч ти зостау́ес̌.</text:p>
      <text:p text:style-name="P4">- Я зостау́ем.</text:p>
      <text:p text:style-name="P4">- Понієваж ȷ̈ст ту Раббан - р̌еку́ Пауљ.</text:p>
      <text:p text:style-name="P4">- Са̌д̌іу́ем, же ніє позостау́о мі ніц пру̊ч земсти - повієд̌іяу́ Ґурнеи.</text:p>
      <text:p text:style-name="P4">Зе щиту ґрані добієґу́ д̌івачніє урвани кр̌ик. Подніу̊су́ши очи Ґурнеи ујр̌ау́</text:p>
      <text:p text:style-name="P4">повієвая̌цеґо хуста̌ Фремена.</text:p>
      <text:p text:style-name="P4">- Створ̌ичієљ пр̌ибива - р̌еку́ Пауљ.</text:p>
      <text:p text:style-name="P4">Віёда̌ц за соба̌ Ґурнеиа вишеду́ на скаљни пр̌иља̌дек і спојр̌ау́ в даљ на поу́удніёви</text:p>
      <text:p text:style-name="P4">заху̊д. Копієц червія відніяу́ нієзбит даљеко, звієњчони пиу́ем троп, кту̊ри пр̌ечінау́ видми</text:p>
      <text:p text:style-name="P4">ќруя̌ц с̌іє̌ просто на ґрањ.</text:p>
      <text:p text:style-name="P4">- Спори - зауважиу́ Пауљ.</text:p>
      <text:p text:style-name="P4">Од ґа̌с̌ієніка пр̌етву̊рні под німі взбіу́о с̌іє̌ кљекотаніє. Ґа̌с̌ієнік викре̌чіу́ на свих</text:p>
      <text:p text:style-name="P4">бієжніках як оґромни овад і потурљау́ с̌іє̌ ку скау́ом.</text:p>
      <text:p text:style-name="P4">- Шкода, же ніє удау́о нам с̌іє̌ оцаљіч зґарніяркі - повієд̌іяу́ Пауљ.</text:p>
      <text:p text:style-name="P4">Ґурнеи зеркна̌у́ на нієґо, обејр̌ау́ с̌іє̌ на поу́ачіє диму і румовіска в ґу́е̌бі пустині, ґд̌іє</text:p>
      <text:p text:style-name="P4">зґарніяркі і орнітоптери спаду́и <text:soft-page-break/>стра̌цоне фремењскімі раќтамі. Почуу́ наґу́и бу̊љ і жаљ за</text:p>
      <text:p text:style-name="P4">пољеґу́имі там људ̌ьмі - ȷ̈ґо људ̌ьмі - і повієд̌іяу́:</text:p>
      <text:p text:style-name="P4">- Тву̊ј ојчієц бард̌ієј би с̌іє̌ пр̌ея̌у́ људ̌ьмі, кту̊рих ніє удау́о с̌іє̌ оцаљіч.</text:p>
      <text:p text:style-name="P4">Пауљ пр̌ешиу́ ґо твардим спојр̌енієм, спущіу́ очи. По хвіљі одезвау́ с̌іє̌:</text:p>
      <text:p text:style-name="P4">- То биљі твоі пр̌иячієље, Ґурнеи. Я розумієм. Дља нас ȷ̈днак биљі інтрузамі, кту̊р̌и моґљі</text:p>
      <text:p text:style-name="P4">зобачич то, чеґо ніє повінні. Мус̌іш то зрозумієч.</text:p>
      <text:p text:style-name="P4">- Розумієм то вистарчая̌цо добр̌е - повієд̌іяу́ Ґурнеи. - І хе̌тніє тераз зобаче̌ то, чеґо</text:p>
      <text:p text:style-name="P4">ніє повінієнем.</text:p>
      <text:p text:style-name="P4">Пауљ подніу̊су́ взрок і ујр̌ау́ давни, добр̌е знани віљчи ус̌мієх на твар̌и Гаљљецка,</text:p>
      <text:p text:style-name="P4">марща̌ци му крвавінова̌ бљізне̌ на брод̌іє. Ґурнеи всказау́ рухем ґу́ови пустиніє̌ под</text:p>
      <text:p text:style-name="P4">німі. Фремені увіяљі с̌іє̌ по цау́им тереніє. Удер̌иу́о ґо, же жаден з ніх ніє виґља̌дау́ на</text:p>
      <text:p text:style-name="P4">занієпокоёнеґо надчія̌ґанієм червія. З отвартих видм поза ошукана̌ пљама̌ пр̌иправи</text:p>
      <text:p text:style-name="P4">добієґу́о дуднієніє - ґу́ухи вербељ одбієрани якби за пос̌редніцтвем <text:soft-page-break/>сту̊п. Ґурнеи зобачиу́</text:p>
      <text:p text:style-name="P4">Фремену̊в розсипуя̌цих с̌іє̌ по піяску на шљаку червія. Черв надход̌іу́ пруя̌ц</text:p>
      <text:p text:style-name="P4">повієр̌хніє̌ ніби якас̌ ољбр̌имія риба - ȷ̈ґо пієрщіеніє віу́и с̌іє̌ і фаљовау́и. Вкру̊тце зе свеґо</text:p>
      <text:p text:style-name="P4">доґоднеґо пункту обсервацијнеґо на взнієс̌ієнію Ґурнеи ујр̌ау́, як дос̌іядая̌ червія - с̌міяу́и</text:p>
      <text:p text:style-name="P4">скок пієрвшеґо гакар̌а, потем обру̊т створ̌енія і врешчіє цау́а ґрупа људ̌і вдрапау́а с̌іє̌ на</text:p>
      <text:p text:style-name="P4">ґу̊ре̌ по у́усковатеј, поу́искљівеј кр̌ивіз́ніє боку червія.</text:p>
      <text:p text:style-name="P4">- Ото ȷ̈дна з р̌ечи, якіх ніє повінієнес̌ оґља̌дач - р̌еку́ Пауљ.</text:p>
      <text:p text:style-name="P2">- Кра̌жиу́и оповієщі і пљоткі - повієд̌іяу́ Ґурнеи. - Аље то ȷ̈ст цос̌, в цо ніє да с̌іє̌ увієр̌ич</text:p>
      <text:p text:style-name="P4">без зобаченія. - Потр̌а̌сна̌у́ ґу́ова̌. - Створ̌еніє, кту̊реґо боя̌ с̌іє̌ вшиши људ̌іє на Арракіс, ви</text:p>
      <text:p text:style-name="P4">трактуȷ̈чіє як вієр̌ховца.</text:p>
      <text:p text:style-name="P4">- Су́ишау́ес̌, як му̊ј ојчієц му̊віу́ о поте̌дзе пустині - р̌еку́ Пауљ. - Ото і она. Повієр̌хнія теј</text:p>
      <text:p text:style-name="P4">пљанети ȷ̈ст наша. Жаден самум ні створ̌еніє, ані навет најґорше варункі нас ніє</text:p>
      <text:p text:style-name="P4">повстр̌имая̌.</text:p>
      <text:p text:style-name="P4">Нас - помис̌љау́ Ґурнеи. - То значи Фремену̊в. Он му̊ві о собіє яко о <text:soft-page-break/>ȷ̈дним з ніх.</text:p>
      <text:p text:style-name="P4">Поновніє попатр̌иу́ на пр̌иправови бу́е̌кіт в очах Пауља. Ј̈ґо ву́асне очи, о чим вієд̌іяу́,</text:p>
      <text:p text:style-name="P4">пр̌ибрау́и љеккі одчієњ теґо кољору, ȷ̈днак пр̌емитніци мієљі досте̌п до артикуу́у̊в споживчих</text:p>
      <text:p text:style-name="P4">споза пљанети і одчієњ очу биу́ у ніх звія̌зани з субтељним под̌іяу́ем кастовим. Му̊віљі</text:p>
      <text:p text:style-name="P4">о „маз́ніє̌чію пр̌иправовим пе̌дзљем” - мая̌ц на мис̌љі, же чу́овієк с̌іє̌ збитніё засиміљовау́.</text:p>
      <text:p text:style-name="P4">І завше товар̌ишиу́а тему нута нієуфнощі.</text:p>
      <text:p text:style-name="P4">- Биу́ час, ќди ніє дос̌іядаљіс̌ми створ̌ичієља в с̌вієтље днія на тих шерокощіах повієд̌іяу́ Пауљ. - Љеч Раббанові позостау́а збит мау́а осу́она повієтр̌на, жеби му̊ґу́ я̌</text:p>
      <text:p text:style-name="P4">марновач на пошуківаніє пару кропек на піяску. - Попатр̌иу́ на Ґурнеиа. - Тву̊ј статек</text:p>
      <text:p text:style-name="P4">повієтр̌ни в тим мієјшу биу́ дља нас шоќм.</text:p>
      <text:p text:style-name="P4">Дља нас... дља нас... - Ґурнеи потр̌а̌сна̌у́ ґу́ова̌, би одеґнач те мис̌љі.</text:p>
      <text:p text:style-name="P4">- Биљіс̌ми мнієјшим шоќм дља вас, ніж ви дља нас - повієд̌іяу́.</text:p>
      <text:p text:style-name="P4">- Цо му̊ві с̌іє̌ по нієцках і осадах о Раббаніє? - запитау́ Пауљ.</text:p>
      <text:p text:style-name="P4">- Му̊ві с̌іє̌, же уфортифіковаљі <text:soft-page-break/>осади в ґрабен до таќґо стопнія, же ніц ім ніє зробічіє.</text:p>
      <text:p text:style-name="P4">Му̊ві с̌іє̌, же вистарчи ім тиљко с̌ієд̌ієч за шањцамі і чекач, аж виніщичіє с̌іє̌ в даремним</text:p>
      <text:p text:style-name="P4">атаку.</text:p>
      <text:p text:style-name="P4">- Ј̈дним су́овем - р̌еку́ Пауљ - са̌ унієрухомієні.</text:p>
      <text:p text:style-name="P4">- Подчас ґди ти можеш порушач с̌іє̌, ґд̌іє зехцеш - докоњчиу́ Ґурнеи.</text:p>
      <text:p text:style-name="P4">- Теј тактикі научиу́ем с̌іє̌ од чієбіє - р̌еку́ Пауљ. - Оні страчіљі ініцятиве̌, цо значи, же</text:p>
      <text:p text:style-name="P4">пр̌еґраљі војне̌.</text:p>
      <text:p text:style-name="P4">Ґурнеи ус̌мієхна̌у́ с̌іє̌ пр̌ечія̌ґље, порозумієвавчо.</text:p>
      <text:p text:style-name="P4">- Наш вру̊ґ ȷ̈ст доку́адніє там, ґд̌іє хце̌, аби биу́ - р̌еку́ Пауљ. Зеркна̌у́ на Ґурнеиа. - Но то</text:p>
      <text:p text:style-name="P4">як, Ґурнеи, зачія̌ґаш с̌іє̌ до мніє на фініш кампанії?</text:p>
      <text:p text:style-name="P4">- Зачія̌ґаш? - Ґурнеи вљепіу́ в нієґо очи. - Му̊ј паніє, я ніґди ніє пор̌учіу́ем су́ужби</text:p>
      <text:p text:style-name="P4">у чієбіє. То ти мніє пор̌учіу́ес̌... пр̌еконанеґо, же ніє жиȷ̈ш. А я, позоставіёни ву́аснему</text:p>
      <text:p text:style-name="P4">љосові, пр̌епровад̌іу́ем рахунек сумієнія, як уміяу́ем, і чекау́ем на хвіље̌, ќди му̊ґу́бим</text:p>
      <text:p text:style-name="P4">спр̌едач своȷ̈ жичіє за тиље, іље ȷ̈ст оно варте - за с̌мієрч Раббана.</text:p>
      <text:p text:style-name="P4">Пауљ уміљку́ в заку́опотанію. Якас̌ <text:soft-page-break/>кобієта піє̌у́а с̌іє̌ до ніх по скау́ах, ȷ̈ј очи, відочне</text:p>
      <text:p text:style-name="P4">поміє̌дзи каптурем фіљтрфрака а маска̌ твар̌и, пр̌ер̌уцау́и с̌іє̌ з Пауља на ȷ̈ґо товар̌иша і з</text:p>
      <text:p text:style-name="P4">повротем. Затр̌имау́а с̌іє̌ пр̌ед Пауљем. Ґурнеи зауважиу́ почучіє ву́аснощі в ȷ̈ј поставіє,</text:p>
      <text:p text:style-name="P2">в тим, як стау́а бљіско Пауља.</text:p>
      <text:p text:style-name="P4">- Цгані - повієд̌іяу́ Пауљ - то ȷ̈ст Ґурнеи Гаљљецк. Су́ишау́ас̌ о нім оде мніє.</text:p>
      <text:p text:style-name="P4">Спојр̌ау́а на Гаљљецка і поновніє на Пауља.</text:p>
      <text:p text:style-name="P4">- Су́ишау́ам.</text:p>
      <text:p text:style-name="P4">- Дока̌д поȷ̈хаљі људ̌іє на створ̌ичієљу? - запитау́ Пауљ.</text:p>
      <text:p text:style-name="P4">- Тиљко завру̊чіљі ґо, би дач нам час на уратованіє спр̌е̌ту.</text:p>
      <text:p text:style-name="P4">- Но то... - Пауљ урвау́, ве̌ша̌ц в повієтр̌у.</text:p>
      <text:p text:style-name="P4">- Віятр ід̌іє - повієд̌іяу́а Цгані.</text:p>
      <text:p text:style-name="P4">Зе щиту ґрані розљеґу́ с̌іє̌ ґу́ос:</text:p>
      <text:p text:style-name="P4">- Геј там! Віятр!</text:p>
      <text:p text:style-name="P4">Тераз Ґурнеи зауважиу́ оживіёни рух вс̌ру̊д Фремену̊в, пос̌пієх в іх бієґанініє. Цос̌,</text:p>
      <text:p text:style-name="P4">чеґо ніє справіу́ черв, доконау́а обава пр̌ед віятрем. Ґа̌с̌ієнік вґрамољіу́ с̌іє̌ на суха̌ пљаже̌</text:p>
      <text:p text:style-name="P4">у іх сту̊п і в скау́ах отвор̌иу́о с̌іє̌ дља нієґо пр̌ејщіе... по чим скау́и замкне̌у́и с̌іє̌ за нім так</text:p>
      <text:p text:style-name="P4"><text:soft-page-break/>прецизијніє, же тунељ знікна̌у́ му з очу.</text:p>
      <text:p text:style-name="P4">- Дужо мачіє такіх крију̊век? - запитау́ Ґурнеи.</text:p>
      <text:p text:style-name="P4">- Дужо рази дужо - одпару́ Пауљ. Спојр̌ау́ на Цгані. - Знајд̌ь Корбе̌. Повієдз му</text:p>
      <text:p text:style-name="P4">о остр̌еженію Ґурнеиа, же вс̌ру̊д теј пр̌емитнічеј зау́оґі са̌ људ̌іє, кту̊рим ніє наљежи уфач.</text:p>
      <text:p text:style-name="P4">Цгані р̌учіу́а оќм на Ґурнеиа, на Пауља, скіне̌у́а ґу́ова̌ і помкне̌у́а на ду̊у́ скача̌ц по</text:p>
      <text:p text:style-name="P4">камієніях зе зре̌чнощіа̌ ґазељі.</text:p>
      <text:p text:style-name="P4">- То твоя кобієта - повієд̌іяу́ Ґурнеи.</text:p>
      <text:p text:style-name="P4">- Матка моȷ̈ґо пієрвороднеґо - р̌еку́ Пауљ. - Атрид̌і мая̌ насте̌пнеґо Љето.</text:p>
      <text:p text:style-name="P4">Ґурнеи сквітовау́ то ȷ̈диніє розшер̌енієм очу. Пауљ обсервовау́ кр̌а̌таніне̌ воку̊у́ ніх</text:p>
      <text:p text:style-name="P4">критичним оќм. Барва цурри здоміновау́а юж поу́удніёви нієбоску́он і надход̌іу́и</text:p>
      <text:p text:style-name="P4">каприс̌не пориви і подмухи віятру, с̌ієка̌ц іх пиу́ем по ґу́овах.</text:p>
      <text:p text:style-name="P4">- Запніј фіљтрфрак - повієд̌іяу́ Пауљ. І замоцовау́ своя̌ маске̌ ораз каптур воку̊у́ твар̌и.</text:p>
      <text:p text:style-name="P4">Ґурнеи виконау́ пољеценіє, бу́оґосу́авія̌ц фіљтри. Пауљ запитау́ сту́уміёним пр̌ез фіљтр ґу́осем:</text:p>
      <text:p text:style-name="P4">- Кту̊рим зе свеј зау́оґі ніє довієр̌аш, <text:soft-page-break/>Ґурнеи?</text:p>
      <text:p text:style-name="P4">- Ј̈ст трохе̌ нових рекруту̊в. Позас̌віятовцу̊в... - Уміљку́ д̌івія̌ц с̌іє̌ собіє наґље.</text:p>
      <text:p text:style-name="P4">Позас̌віятовцу̊в. З яка̌ у́атвощіа̌ пр̌ишу́о му то су́ово.</text:p>
      <text:p text:style-name="P4">- Так? - повієд̌іяу́ Пауљ.</text:p>
      <text:p text:style-name="P4">- Ніє пр̌ипоміная̌ звику́еј збієраніни нієбієскіх птаку̊в, яка нам с̌іє̌ достаȷ̈ - р̌еку́</text:p>
      <text:p text:style-name="P4">Ґурнеи. - Са̌ твардс̌і.</text:p>
      <text:p text:style-name="P4">- Гарконнењши шпієдзи? - спитау́ Пауљ.</text:p>
      <text:p text:style-name="P4">- Мис̌ље̌, му̊ј паніє, же оні ніє мељдуя̌ с̌іє̌ нікому з Гарконнену̊в. Подејр̌евам, же са̌ то</text:p>
      <text:p text:style-name="P4">људ̌іє в су́ужбіє імперіяљнеј. Ј̈ст на ніх нієухвитне піє̌тно Саљуса Сецундус.</text:p>
      <text:p text:style-name="P4">Пауљ пр̌ешиу́ ґо острим спојр̌енієм.</text:p>
      <text:p text:style-name="P2">- Сардаукар̌и?</text:p>
      <text:p text:style-name="P4">Ґурнеи взрушиу́ раміёнамі.</text:p>
      <text:p text:style-name="P4">- Бич може, аље то ȷ̈ст досконаље закамуфљоване.</text:p>
      <text:p text:style-name="P4">Пауљ поківау́ ґу́ова̌ мис̌ља̌ц, як у́атво Ґурнеи з повротем впаду́ в кољеіни чу́онка с̌віти</text:p>
      <text:p text:style-name="P4">атридзќј... хочіяж з субтељнимі загамованіямі... ру̊жніцамі. Ј̈ґо теж змієніу́а Арракіс.</text:p>
      <text:p text:style-name="P4">Двај закаптур̌ені Фремені виу́оніљі с̌іє̌ зе скаљнеј щељіни под німі і заче̌љі вспінач с̌іє̌</text:p>
      <text:p text:style-name="P4"><text:soft-page-break/>на ґу̊ре̌. Ј̈ден з ніх д̌ьвіґау́ дужи тобу̊у́ на рамієнію.</text:p>
      <text:p text:style-name="P4">- Ґд̌іє са̌ тераз моі људ̌іє? - запитау́ Ґурнеи.</text:p>
      <text:p text:style-name="P4">- Под скау́амі, в безпієчним мієјшу - повієд̌іяу́ Пауљ. - Мами ту яскініє̌, Ґроте̌ Птаку̊в.</text:p>
      <text:p text:style-name="P4">По бур̌и задецидуȷ̈ми, цо з німі зробіч.</text:p>
      <text:p text:style-name="P4">З ґу̊ри завоу́ау́ якіс̌ ґу́ос:</text:p>
      <text:p text:style-name="P4">- МуадДіб!</text:p>
      <text:p text:style-name="P4">Пауљ одвру̊чіу́ с̌іє̌ на воу́аніє, зобачиу́ фремењсќґо вартовніка взивая̌цеґо іх ґестем</text:p>
      <text:p text:style-name="P4">на ду̊у́ до яскіні. Дау́ знак, же су́иши. Ґурнеи пр̌иґља̌дау́ му с̌іє̌ з новим виразем твар̌и.</text:p>
      <text:p text:style-name="P4">- Ти ȷ̈стес̌ Муад’Дібем? - запитау́. - Ти ȷ̈стес̌ тим бу́е̌дним оґніќм пустині?</text:p>
      <text:p text:style-name="P4">- То моȷ̈ фремењсќ іміє̌ - повієд̌іяу́ Пауљ.</text:p>
      <text:p text:style-name="P4">Ґурнеи одвру̊чіу́ с̌іє̌ од нієґо, пр̌ибіти оґарніяя̌цим ґо зу́им пр̌ечучієм. Поу́ова ȷ̈ґо</text:p>
      <text:p text:style-name="P4">ву́аснеј зау́оґі љежау́а мартва на піяску, решта биу́а в нієвољі. Ніє обход̌іљі ґо нові рекручі, чі</text:p>
      <text:p text:style-name="P4">подејр̌ані, љеч вс̌ру̊д позостау́их биљі добр̌и људ̌іє, пр̌иячієље, људ̌іє, за кту̊рих чуу́ с̌іє̌</text:p>
      <text:p text:style-name="P4">одповієд̌іяљни. „По бур̌и задецидуȷ̈ми, цо з німі зробіч”. Так <text:soft-page-break/>повієд̌іяу́ Пауљ, так</text:p>
      <text:p text:style-name="P4">Муад’Діб повієд̌іяу́. І Ґурнеи вспомніяу́ гісторіє оповіядане о Муад’Дібіє, о Љісаніє аљҐаібіє: же здару́ ску̊ре̌ з гарконнењсќґо офіцера на обічіє бе̌бна, же биу́ оточони командосамі</text:p>
      <text:p text:style-name="P4">с̌мієрчі, федајкінамі, кту̊р̌и р̌учіљі с̌іє̌ в бу̊ј зе свим псаљмем с̌мієрчі на устах. І то биу́ Пауљ.</text:p>
      <text:p text:style-name="P4">Двај Фремені, кту̊р̌и вдрапиваљі с̌іє̌ на скау́и, вскочиљі љекко на скаљна̌ пу̊у́ке̌ пр̌ед</text:p>
      <text:p text:style-name="P4">Пауљем. Пієрвши, о чіємнеј твар̌и, повієд̌іяу́:</text:p>
      <text:p text:style-name="P4">- Вшистко забезпієчоне, Муад’Дібіє. Љепієј ход̌ьми юж на ду̊у́.</text:p>
      <text:p text:style-name="P4">- Так ȷ̈ст.</text:p>
      <text:p text:style-name="P4">Ґурнеи однотовау́ тон ґу́осу теґо ме̌жчизни - ні то коменди, ні то прос̌би. То биу́ чу́овієк</text:p>
      <text:p text:style-name="P4">звани Стіљґарем, інна постач з нових фремењскіх љеґенд. Пауљ спојр̌ау́ на тобу̊у́ тащони</text:p>
      <text:p text:style-name="P4">пр̌ез друґієґо ме̌жчизне̌.</text:p>
      <text:p text:style-name="P4">- Корба, цо ȷ̈ст в тобоље?</text:p>
      <text:p text:style-name="P4">Одповієд̌іяу́ Стіљґар:</text:p>
      <text:p text:style-name="P4">- То з ґа̌с̌ієніка. Биу́и на тим ініцяу́и теґо тутај твоȷ̈ґо пр̌иячієља, а в с̌родку баљісета.</text:p>
      <text:p text:style-name="P4">Вієље рази су́ишау́ем, як му̊віу́ес̌ о надзвичајнеј бієґу́ощі Ґурнеиа Гаљљецка в ґр̌е на</text:p>
      <text:p text:style-name="P4"><text:soft-page-break/>баљісечіє.</text:p>
      <text:p text:style-name="P4">Ґурнеи бачніє пр̌ипатривау́ с̌іє̌ му̊вія̌цему - зауважиу́ бр̌еґ чарнеј броди над маска̌</text:p>
      <text:p text:style-name="P2">фіљтрфрака, ястр̌е̌біє спојр̌еніє, остро р̌ез́біёни нос.</text:p>
      <text:p text:style-name="P4">- Маш компана, кту̊ри мис̌љі, му̊ј паніє - повієд̌іяу́ Ґурнеи. - Д̌іє̌куȷ́ чі, Стіљґар̌е.</text:p>
      <text:p text:style-name="P4">Стіљґар скіна̌у́ на свеґо товар̌иша, би пр̌еказау́ тобоу́ек Ґурнеиові.</text:p>
      <text:p text:style-name="P4">- Под̌іє̌куј своȷ̈му пану кс̌іє̌чію. Ј̈ґо ре̌којмія даȷ̈ чі всте̌п тутај.</text:p>
      <text:p text:style-name="P4">Ґурнеи взія̌у́ тобу̊у́, заінтриґовани твардимі нутамі в теј розмовіє. В поставіє теґо</text:p>
      <text:p text:style-name="P4">чу́овієка биу́о цос̌ визивая̌цеґо і Ґурнеи заход̌іу́ в ґу́ове̌, чи то пр̌ипадќм ніє учучіє</text:p>
      <text:p text:style-name="P4">заздрощі. Ото появіу́ с̌іє̌ ктос̌ звани Ґурнеием Гаљљецќм, кто зна Пауља ȷ̈ще спр̌ед</text:p>
      <text:p text:style-name="P4">часу̊в Арракіс, чу́овієк, кту̊реґо уд̌іяу́ем ȷ̈ст зажиу́ощ замкніє̌та на завше пр̌ед Стіљґарем.</text:p>
      <text:p text:style-name="P4">- Цгчіяу́бим, жебищіе ви двај зостаљі пр̌иячіу̊у́мі - повієд̌іяу́ Пауљ.</text:p>
      <text:p text:style-name="P4">- Стіљґар Фремен то ґу́ос̌не іміє̌ - р̌еку́ Ґурнеи. - Зрешта̌ каждеґо забу̊јце̌ Гарконнену̊в</text:p>
      <text:p text:style-name="P4">чуу́бим с̌іє̌ защицони заљічич до своіх пр̌иячіу̊у́.</text:p>
      <text:p text:style-name="P4"><text:soft-page-break/>- Чи ущіс̌нієш ду́оњ моȷ̈ґо пр̌иячієља Ґурнеиа Гаљљецка, Стіљґар̌е? - запитау́ Пауљ.</text:p>
      <text:p text:style-name="P4">Стіљґар з вољна вичія̌ґна̌у́ ре̌це, замкна̌у́ в ущіску ствардніяу́а̌ од мієча правіце̌ Ґурнеиа.</text:p>
      <text:p text:style-name="P4">- Мау́о ȷ̈ст такіх, цо ніє су́ишељі імієнія Ґурнеиа Гаљљецка - повієд̌іяу́ і звољніу́ ущіск.</text:p>
      <text:p text:style-name="P4">Обру̊чіу́ с̌іє̌ до Пауља:</text:p>
      <text:p text:style-name="P4">- Ваљі на нас самум.</text:p>
      <text:p text:style-name="P4">- Розказ - р̌еку́ Пауљ.</text:p>
      <text:p text:style-name="P4">Стіљґар завру̊чіу́ провадза̌ц іх в ду̊у́ пр̌ез скау́и кре̌та̌, пеу́на̌ пе̌тљі щіежка̌ до чієністеј</text:p>
      <text:p text:style-name="P4">щељіни, кту̊ра коњчиу́а с̌іє̌ ніскім виљотем яскіні. Људ̌іє пос̌пієшніє замоцоваљі за німі</text:p>
      <text:p text:style-name="P4">ґру̊д̌ь. Куље с̌віє̌тояњсќ указау́и розљеґу́а̌ накрита̌ копуу́а̌ пр̌естр̌ењ, вичіє̌ти в бочнеј щіаніє</text:p>
      <text:p text:style-name="P4">висте̌п, а за нім отву̊р коритар̌а. Пауљ вскочиу́ на висте̌п і повіу̊ду́ депча̌цеґо му по піє̌тах</text:p>
      <text:p text:style-name="P4">Ґурнеиа в ґу́а̌б коритар̌а. Позостаљі сќроваљі с̌іє̌ до друґієґо тунељу напр̌ечівко вејщіа. Пауљ</text:p>
      <text:p text:style-name="P4">міна̌у́ пр̌едс̌іёнек і вкрочиу́ до комнати з драперіямі кољору чіємночервонеґо віна на</text:p>
      <text:p text:style-name="P4">щіанах.</text:p>
      <text:p text:style-name="P4">- Мами тутај хвіље̌ дља с̌ієбіє - повієд̌іяу́. - Інні ушануя̌ моȷ̈...</text:p>
      <text:p text:style-name="P4"><text:soft-page-break/>В пр̌едс̌іёнку забр̌е̌чау́ аљармови чинељ; по нім розљеґу́и с̌іє̌ кр̌икі і ще̌к броні. Пауљ</text:p>
      <text:p text:style-name="P4">закре̌чіу́ с̌іє̌ на піє̌чіє і випаду́ пр̌ез пр̌едс̌іёнек з повротем на пру̊ґ атріюм ґу̊руя̌ци над</text:p>
      <text:p text:style-name="P4">зевне̌тр̌на̌ саља̌. Ґурнеи знаљазу́ с̌іє̌ туж за нім з добита̌ бронія̌. В доље на поду́одзе ґроти</text:p>
      <text:p text:style-name="P4">віровау́ ку́а̌б ваљча̌цих постачі. Пауљ стау́ пр̌ез момент таксуя̌ц шене̌ і одд̌ієљая̌ц фремењсќ</text:p>
      <text:p text:style-name="P4">бурнуси і буркі од строју̊в пр̌ечівніку̊в. Змису́и, вишкољоне пр̌ез матке̌ в викриванію</text:p>
      <text:p text:style-name="P4">најнікљејших всказу̊век, ухвичіу́и знамієнни факт: Фремені ваљчиљі з људ̌ьмі ноша̌цимі</text:p>
      <text:p text:style-name="P4">шати пр̌емитніку̊в, љеч чі пр̌емитніци пр̌ивароваљі по тр̌ех, збіяя̌ц с̌іє̌ под напорем</text:p>
      <text:p text:style-name="P4">в тру̊јка̌ти. Тен звичај ваљкі вре̌ч биу́ љеґітимаця̌ сардаукару̊в імперіяљних. Якіс̌ федајкін</text:p>
      <text:p text:style-name="P4">з ту́уму достр̌еґу́ Пауља і ȷ̈ґо боёви окр̌ик пр̌еточиу́ с̌іє̌ ехем по саљі:</text:p>
      <text:p text:style-name="P4">- Муад’Діб! Муад’Діб! Муад’Діб!</text:p>
      <text:p text:style-name="P4">Інне око ру̊внієж виу́овіу́о Пауља. С̌міґна̌у́ ку нієму чарни ну̊ж. Пауљ ухиљіу́ с̌іє̌, усу́ишау́ за</text:p>
      <text:p text:style-name="P2">соба̌ бр̌е̌к стаљі о камієњ, зобачиу́, як Ґурнеи поднос̌і ну̊ж. Тру̊јка̌тне ґрупкі випієрано тераз</text:p>
      <text:p text:style-name="P4"><text:soft-page-break/>в ґу́а̌б. Ґурнеи подсуна̌у́ ну̊ж Пауљові под очи, всказуя̌ц ву́ос спіраљі жу̊у́теј імперіяљнеј барви,</text:p>
      <text:p text:style-name="P4">зу́ота̌ љвія̌ ґр̌иве̌, вієљопу́ащизнове очи на ґау́це ре̌коȷ̈щі. Сардаукар̌и без жадних</text:p>
      <text:p text:style-name="P4">ва̌тпљівощі.</text:p>
      <text:p text:style-name="P4">Пауљ висуна̌у́ с̌іє̌ на скрај пу̊у́кі. Позостау́о ȷ̈диніє тр̌ех сардаукару̊в. Закрвавіёне</text:p>
      <text:p text:style-name="P4">шмачіяне взґу̊ркі сардаукару̊в і Фремену̊в заљеґау́и саље̌ завіу́им десенієм.</text:p>
      <text:p text:style-name="P4">- Стач! - кр̌икна̌у́ Пауљ. - Кс̌ія̌же̌ Пауљ Атрида наказуȷ̈ вам пр̌ервач ваљке̌!</text:p>
      <text:p text:style-name="P4">Ваљча̌ци захвіяљі с̌іє̌, завагаљі.</text:p>
      <text:p text:style-name="P4">- Сардаукар̌и! - завоу́ау́ Пауљ до оцаљау́еј тру̊јкі. - З чиȷ̈ґо розказу поднос̌ічіє ре̌ке̌ на</text:p>
      <text:p text:style-name="P4">пануя̌цеґо кс̌іє̌чія? - І додау́ пре̌дко, ґди ȷ̈ґо људ̌іє заче̌љі зачіскач пієрщіењ воку̊у́</text:p>
      <text:p text:style-name="P4">сардаукару̊в: - Стач, му̊віє̌!</text:p>
      <text:p text:style-name="P4">Ј̈ден з осачонеј тру̊јкі випростовау́ с̌іє̌.</text:p>
      <text:p text:style-name="P4">- Кто му̊ві, же ȷ̈стес̌ми сардаукарамі? - запитау́.</text:p>
      <text:p text:style-name="P4">Пауљ взія̌у́ од Ґурнеиа ну̊ж і подніу̊су́ ґо високо.</text:p>
      <text:p text:style-name="P4">- То му̊ві.</text:p>
      <text:p text:style-name="P4">- А кто му̊ві, же ти ȷ̈стес̌ пануя̌цим кс̌іє̌чієм? - запитау́ тен сам <text:soft-page-break/>ме̌жчизна.</text:p>
      <text:p text:style-name="P4">Пауљ всказау́ ре̌ка̌ федајкіну̊в.</text:p>
      <text:p text:style-name="P4">- Чі људ̌іє му̊вія̌, же ȷ̈стем пануя̌цим кс̌іє̌чієм. Ваш ву́асни Імператор надау́ Арракіс</text:p>
      <text:p text:style-name="P4">родові Атриду̊в. А ру̊д Атриду̊в то я.</text:p>
      <text:p text:style-name="P4">Сардаукар міљчау́, вієрца̌ц с̌іє̌ нервово. Пауљ пр̌ипатривау́ с̌іє̌ ме̌жчиз́ніє - високі,</text:p>
      <text:p text:style-name="P4">о пу́асќј твар̌и, з бљада̌ шрама̌ пр̌ез пу̊у́ пољічка. Ј̈ґо постава здрадзау́а зу́ощ</text:p>
      <text:p text:style-name="P4">і заку́опотаніє, љеч биу́а в нім надаљ ова дума, без кту̊реј сардаукар видаȷ̈ с̌іє̌ наґі, і з кту̊ра̌</text:p>
      <text:p text:style-name="P4">наґі видаȷ̈ с̌іє̌ компљетніє убрани. Пауљ р̌учіу́ оќм на ȷ̈днеґо з поручніку̊в своіх</text:p>
      <text:p text:style-name="P4">федајкіну̊в.</text:p>
      <text:p text:style-name="P4">- Корба, як до теґо дошу́о, же мая̌ броњ?</text:p>
      <text:p text:style-name="P4">- Заховаљі ноже поукриване в пр̌емис̌љних ќшеніях фіљтрфраку̊в - повієд̌іяу́</text:p>
      <text:p text:style-name="P4">поручнік.</text:p>
      <text:p text:style-name="P4">Пауљ зљустровау́ забітих і ранних по друґієј строніє саљі і зну̊в спојр̌ау́ на поручніка.</text:p>
      <text:p text:style-name="P4">Нієпотр̌ебне биу́и су́ова.</text:p>
      <text:p text:style-name="P4">Поручнік спущіу́ очи.</text:p>
      <text:p text:style-name="P4">- Ґд̌іє ȷ̈ст Цгані? - запитау́ і чекая̌ц на одповієд̌ь встр̌имау́ оддех.</text:p>
      <text:p text:style-name="P4">- Уљотніу́ с̌іє̌ з нія̌ Стіљґар - Корба <text:soft-page-break/>скіна̌у́ ґу́ова̌ в строне̌ друґієґо коритар̌а, спојр̌ау́ на</text:p>
      <text:p text:style-name="P4">забітих і ранних. - Поноше̌ одповієд̌іяљнощ за тен бу́а̌д, Муад’Дібіє.</text:p>
      <text:p text:style-name="P4">- Іљу биу́о тих сардаукару̊в, Ґурнеи? - спитау́ Пауљ.</text:p>
      <text:p text:style-name="P4">- Д̌ієс̌іє̌чію.</text:p>
      <text:p text:style-name="P4">Пауљ зескочиу́ звінніє на поду́оґе̌, помашеровау́ на пр̌еу́ај пр̌ез саље̌ затр̌имуя̌ц с̌іє̌</text:p>
      <text:p text:style-name="P2">в зас̌іє̌ґу ре̌кі р̌ечніка сардаукару̊в. Федајкіну̊в оґарне̌у́а атмосфера напіє̌чія. Ніє подобау́о ім</text:p>
      <text:p text:style-name="P4">с̌іє̌ то ȷ̈ґо виставіяніє с̌іє̌ на нієбезпієчењство. До теґо ву́ас̌ніє с̌љубоваљі ніє допущіч,</text:p>
      <text:p text:style-name="P4">понієваж Фремені праґне̌љі заховач ма̌дрощ Муад’Діба. Ніє одврацая̌ц с̌іє̌ Пауљ запитау́</text:p>
      <text:p text:style-name="P4">свеґо поручніка.</text:p>
      <text:p text:style-name="P4">- Яќ мами страти в људ̌іях?</text:p>
      <text:p text:style-name="P4">- Чтерех ранних, дву̊х забітих, Муад’Дібіє.</text:p>
      <text:p text:style-name="P4">Пауљ спостр̌еґу́ рух за сардаукарем. В виљочіє друґієґо коритар̌а стане̌у́а Цгані зе</text:p>
      <text:p text:style-name="P4">Стіљґарем. З повротем скупіу́ уваґе̌ на сардаукар̌е, пр̌иґља̌дая̌ц с̌іє̌ позас̌віятовим біяу́ком</text:p>
      <text:p text:style-name="P4">очу р̌ечніка.</text:p>
      <text:p text:style-name="P4">- Твоȷ̈ іміє̌? - запитау́ Пауљ.</text:p>
      <text:p text:style-name="P4">Ме̌жчизна спре̌жиу́ с̌іє̌, р̌учіу́ оќм на <text:soft-page-break/>љево і на право.</text:p>
      <text:p text:style-name="P4">- Ніє пру̊буј теґо - повієд̌іяу́ Пауљ. - Дља мніє ȷ̈ст ясне, же казано вам одшукач і забіч</text:p>
      <text:p text:style-name="P4">Муад’Діба. Ре̌че̌, же то вищіе засуґероваљі пошуківанія пр̌иправи в ґу́е̌боќј пустині.</text:p>
      <text:p text:style-name="P4">Сапніє̌чіє Ґурнеиа за ȷ̈ґо пљецамі вивоу́ау́о ніку́и ус̌мієх на варґах Пауља.</text:p>
      <text:p text:style-name="P4">Крев напу́ине̌у́а сардаукарові до твар̌и.</text:p>
      <text:p text:style-name="P4">- То, цо від̌іш пр̌ед соба̌, то цос̌ віє̌цеј ніж Муад’Діб - повієд̌іяу́ Пауљ. - С̌ієдмію вас</text:p>
      <text:p text:style-name="P4">ніє жиȷ̈ за дву̊х наших. Тр̌ех за ȷ̈днеґо. Нієзґор̌еј, як на ваљке̌ з сардаукарамі, цо?</text:p>
      <text:p text:style-name="P4">Ме̌жчизна вспія̌у́ с̌іє̌ на паљце і опаду́, ґди федајкіні зачісне̌љі кра̌ґ.</text:p>
      <text:p text:style-name="P4">- Питау́ем о твоȷ̈ іміє̌ - р̌еку́ Пауљ і пр̌ивоу́ау́ на помоц субтељнощі Ґу́осу:</text:p>
      <text:p text:style-name="P4">- Му̊в, як с̌іє̌ називаш!</text:p>
      <text:p text:style-name="P4">- Капітан Арамшам, з сардаукару̊в імперіяљних! - вир̌учіу́ з с̌ієбіє ме̌жчизна.</text:p>
      <text:p text:style-name="P4">Ще̌ка му опаду́а. Сконфундовани витр̌ещиу́ очи на Пауља. Прису́а ȷ̈ґо поза,</text:p>
      <text:p text:style-name="P4">пољеґая̌ца на іґнорованію теј яскіні яко нори барбар̌ињцу̊в.</text:p>
      <text:p text:style-name="P4">- Цу̊ж, капітаніє Арамшам, <text:soft-page-break/>Гарконненовіє дроґо би запу́ачіљі, жеби с̌іє̌ довієд̌ієч теґо, цо</text:p>
      <text:p text:style-name="P4">ти вієш. А Імператор - чеґу̊ж би ніє дау́ за віядомощ, же Атрид̌і надаљ жия̌ помімо ȷ̈ґо</text:p>
      <text:p text:style-name="P4">здради.</text:p>
      <text:p text:style-name="P4">Капітан розејр̌ау́ с̌іє̌ на бокі, на дву̊х људ̌і, кту̊р̌и му позостаљі. Пауљ ніємаљже від̌іяу́,</text:p>
      <text:p text:style-name="P4">як тен чу́овієк важи мис̌љі. Сардаукар ніє поддаȷ̈ с̌іє̌, љеч Імператор мус̌і с̌іє̌ довієд̌ієч о теј</text:p>
      <text:p text:style-name="P4">ґроз́біє. Вчія̌ж викор̌истуя̌ц Ґу́ос, Пауљ повієд̌іяу́:</text:p>
      <text:p text:style-name="P4">- Поддај с̌іє̌, капітаніє.</text:p>
      <text:p text:style-name="P4">Без жаднеґо остр̌еженія ме̌жчизна з љевеј строни капітана скочиу́ на Пауља, над̌ієвая̌ц</text:p>
      <text:p text:style-name="P4">с̌іє̌ пієрс̌ія̌ на бу́иск ножа свеґо ву́аснеґо дову̊дци. Атакуя̌ци зваљіу́ с̌іє̌ на поду́оґе̌ як ку́ода,</text:p>
      <text:p text:style-name="P4">з ножем в пієрс̌і. Капітан звру̊чіу́ с̌іє̌ до свеґо ȷ̈динеґо юж товар̌иша.</text:p>
      <text:p text:style-name="P4">- Я децидуȷ́, цо с̌іє̌ најљепієј опу́аца Ј̈ґо Кру̊љевсќј Мощі - повієд̌іяу́. - Зрозуміяно?</text:p>
      <text:p text:style-name="P4">Друґієму сардаукарові опаду́и раміёна.</text:p>
      <text:p text:style-name="P4">- Р̌уч броњ - повієд̌іяу́ капітан.</text:p>
      <text:p text:style-name="P2">Сардаукар усу́ухау́. Капітан звру̊чіу́ с̌іє̌ зну̊в до Пауља.</text:p>
      <text:p text:style-name="P4">- Забіу́ем дља чієбіє пр̌иячієља - р̌еку́. - Ніє запомніјми о тим.</text:p>
      <text:p text:style-name="P4"><text:soft-page-break/>- Ј̈стес̌ моім ȷ̈њцем - повієд̌іяу́ Пауљ. - Поддау́ес̌ с̌іє̌ мніє. Чи жиȷ̈ш, чи ніє, ȷ̈ст то без</text:p>
      <text:p text:style-name="P4">значенія.</text:p>
      <text:p text:style-name="P4">Скіна̌у́ на своя̌ ґвардіє̌, би забрано обу сардаукару̊в, і пр̌ивоу́ау́ ґестем поручніка.</text:p>
      <text:p text:style-name="P4">Вкрочиу́а страж і поґнау́а сардаукару̊в. Пауљ нахиљіу́ с̌іє̌ до свеґо поручніка.</text:p>
      <text:p text:style-name="P4">- Муад’Дібіє - повієд̌іяу́ пр̌ивоу́ани - завіёду́ем чіє̌ в...</text:p>
      <text:p text:style-name="P4">- То я завіёду́ем, Корба - пр̌ервау́ Пауљ. - Повінієнем чіє̌ остр̌ец, чеґо шукач.</text:p>
      <text:p text:style-name="P4">В пр̌ишу́ощі обшукуя̌ц сардаукару̊в паміє̌тај о тим. Паміє̌тај ру̊внієж, же кажди ма кіљка</text:p>
      <text:p text:style-name="P4">штучних пазнокчі у ноґі, кту̊ре в поу́а̌ченію з іннимі пр̌едміётамі укритимі на чієље твор̌а̌</text:p>
      <text:p text:style-name="P4">справни надајнік. І нієȷ̈ден штучни за̌б. Ве ву́осах ноша̌ звоȷ̈ сжіґаструни - так чієнќј, же</text:p>
      <text:p text:style-name="P4">љедво я̌ можна викрич, а ȷ̈днак вистарчая̌цо моцнеј до зґаротованія чу́овієка і обчіє̌чія</text:p>
      <text:p text:style-name="P4">му ґу́ови пр̌и оказї теј чиннощі. Мая̌ц до чинієнія з сардаукарамі, мус̌іш іх взія̌ч под</text:p>
      <text:p text:style-name="P4">љупе̌ і пр̌ес̌вієтљіч зару̊вно промієніямі нієпр̌енікљівимі, як і твардимі - і вистр̌иц ім кажда̌</text:p>
      <text:p text:style-name="P4"><text:soft-page-break/>ке̌пке̌ ву́осу̊в на чієље. А ќди скоњчиш, ба̌д̌ь певієн, же ніє одкриу́ес̌ вшистќґо.</text:p>
      <text:p text:style-name="P4">Подніу̊су́ очи на Ґурнеиа, кту̊ри подшеду́ бљіско пр̌ису́ухуя̌ц с̌іє̌.</text:p>
      <text:p text:style-name="P4">- Затем најљепієј зробіми забіяя̌ц іх - повієд̌іяу́ поручнік.</text:p>
      <text:p text:style-name="P4">Пауљ покре̌чіу́ ґу́ова̌, надаљ споґља̌дая̌ц на Ґурнеиа.</text:p>
      <text:p text:style-name="P4">- Ніє. Цгце̌, жеби учієкљі.</text:p>
      <text:p text:style-name="P4">Ґурнеи вибау́ушиу́ на нієґо очи.</text:p>
      <text:p text:style-name="P4">- С̌іре... - шепна̌у́.</text:p>
      <text:p text:style-name="P4">- Так?</text:p>
      <text:p text:style-name="P4">- Тву̊ј чу́овієк ма рацȷ́. Каж забіч ових ȷ̈њцу̊в натихміяст. Зніщ по ніх вшељќ</text:p>
      <text:p text:style-name="P4">с̌љади. Згањбіу́ес̌ сардаукару̊в імперіяљних! Ќди то дотр̌е до Імператора, то ніє спочніє он,</text:p>
      <text:p text:style-name="P4">допу̊кі ніє упієче чіє̌ живцем на вољним оґнію.</text:p>
      <text:p text:style-name="P4">- Імператор ніє ма шанс на здобичіє таќј ву́адзи наде мна̌ - повієд̌іяу́ Пауљ. Му̊віу́</text:p>
      <text:p text:style-name="P4">ху́одно, цедза̌ц су́ова. Цос̌ с̌іє̌ в нім доконау́о, ќди стау́ твар̌а̌ в твар̌ з сардаукарем.</text:p>
      <text:p text:style-name="P4">В ȷ̈ґо с̌віядомощі зсумовау́ с̌іє̌ винік оґу̊љни децизї.</text:p>
      <text:p text:style-name="P4">- Ґурнеи - спитау́ - дужо Ґіљдіян кре̌чі с̌іє̌ пр̌и Раббаніє?</text:p>
      <text:p text:style-name="P4">Ґурнеи випростовау́ с̌іє̌, зве̌жіу́и му с̌іє̌ очи.</text:p>
      <text:p text:style-name="P4"><text:soft-page-break/>- Твоȷ̈ питаніє ніє ма жаднеґо...</text:p>
      <text:p text:style-name="P4">- Дужо? - учія̌у́ Пауљ.</text:p>
      <text:p text:style-name="P4">- Арракіс роі с̌іє̌ од аґенту̊в Ґіљдії. Купуя̌ пр̌иправе̌, якби то биу́а најценнієјша р̌еч ве</text:p>
      <text:p text:style-name="P4">вшехс̌вієчіє. А дљачеґо іннеґо запущіљіс̌ми с̌іє̌ так даљеко в ґу́а̌б...</text:p>
      <text:p text:style-name="P4">- То ȷ̈ст најценнієјша р̌еч ве вшехс̌вієчіє - повієд̌іяу́ Пауљ. - Дља ніх. - Спојр̌ау́</text:p>
      <text:p text:style-name="P4">в строне̌ Стіљґара і Цгані, збљіжая̌цих с̌іє̌ ву́ас̌ніє пр̌ез саље̌. - І ми мами то в ре̌ку, Ґурнеи.</text:p>
      <text:p text:style-name="P2">- Гарконненовіє мая̌ то в ре̌ку - запротестовау́ Ґурнеи.</text:p>
      <text:p text:style-name="P4">- Чі, цо моґа̌ цос̌ зніщич, мая̌ то в ре̌ку - повієд̌іяу́ Пауљ.</text:p>
      <text:p text:style-name="P4">Махніє̌чієм ду́оні учішиу́ даљше уваґі Ґурнеиа і скіна̌у́ ґу́ова̌ Стіљґарові, кту̊ри стана̌у́</text:p>
      <text:p text:style-name="P4">пр̌ед Пауљем разем з Цгані. Пауљ взія̌у́ в љева̌ ре̌ке̌ сардаукарскі ну̊ж і подау́ ґо Стіљґарові.</text:p>
      <text:p text:style-name="P4">- Жиȷ̈ш дља добра пљемієнія - повієд̌іяу́. - Чи пр̌ељау́бис̌ тим ножем моя̌ крев?</text:p>
      <text:p text:style-name="P4">- Дља добра пљемієнія - варкна̌у́ Стіљґар.</text:p>
      <text:p text:style-name="P4">- Затем ужиј теґо ножа - р̌еку́ Пауљ.</text:p>
      <text:p text:style-name="P4">- Р̌уцаш мі визваніє? - запитау́ Стіљґар.</text:p>
      <text:p text:style-name="P4"><text:soft-page-break/>- Ј̈с̌љі то зробіє̌ - одпару́ Пауљ - стане̌ без броні і дам чі с̌іє̌ забіч.</text:p>
      <text:p text:style-name="P4">Стіљґар зе с̌вістем вчія̌ґна̌у́ повієтр̌е.</text:p>
      <text:p text:style-name="P4">- Усуљ! - одезвау́а с̌іє̌ Цгані, по чим зеркне̌у́а на Ґурнеиа і зну̊в на Пауља.</text:p>
      <text:p text:style-name="P4">Подчас ґди Стіљґар чія̌ґље розважау́ ȷ̈ґо су́ова, Пауљ повієд̌іяу́:</text:p>
      <text:p text:style-name="P4">- Тис̌ ȷ̈ст Стіљґар, воёвнік. Ќди сардаукар̌и вще̌љі тутај бу̊ј, ніє биу́о чіє̌ на пієрвшеј</text:p>
      <text:p text:style-name="P4">љінії. Твоя̌ пієрвша̌ мис̌ља̌ биу́о ратовач Цгані.</text:p>
      <text:p text:style-name="P4">- Ј̈ст моя̌ братаніца̌ - повієд̌іяу́ Стіљґар. - Ґдиби істніяу́ хоч чієњ ва̌тпљівощі, чи твоі</text:p>
      <text:p text:style-name="P4">федајкіні зау́атвія̌ те̌ гоу́оте̌...</text:p>
      <text:p text:style-name="P4">- Дљачеґо најпієрв помис̌љау́ес̌ о Цгані? - запитау́ Пауљ.</text:p>
      <text:p text:style-name="P4">- Ніє помис̌љау́ем!</text:p>
      <text:p text:style-name="P4">- Чижби?</text:p>
      <text:p text:style-name="P4">- Мис̌љау́ем о тобіє - визнау́ Стіљґар.</text:p>
      <text:p text:style-name="P4">- Чи уважаш, же му̊ґу́бис̌ поднієщ на мніє ре̌ке̌? - запитау́ Пауљ.</text:p>
      <text:p text:style-name="P4">- Такі ȷ̈ст звичај - замручау́ Стіљґар.</text:p>
      <text:p text:style-name="P4">- Звичај каже забіяч позас̌віятових пр̌ибу́е̌ду̊в напотканих в пустині і брач іх воде̌</text:p>
      <text:p text:style-name="P4">яко дар од Сгаі-гуљуда - повієд̌іяу́ Пауљ. - А ȷ̈днак певнеј ноци ти заховау́ес̌ пр̌и жичію</text:p>
      <text:p text:style-name="P4"><text:soft-page-break/>такіх двоȷ̈, моя̌ матке̌ і мніє.</text:p>
      <text:p text:style-name="P4">Стіљґар міљчау́, држа̌ц і пожерая̌ц ґо очамі, зас̌ Пауљ додау́:</text:p>
      <text:p text:style-name="P4">- Звичаȷ̈ с̌іє̌ змієніяя̌, Стіљ. Ти сам ȷ̈ змієніу́ес̌.</text:p>
      <text:p text:style-name="P4">Стіљґар спущіу́ взрок на жу̊у́те ґоду́о ножа, кту̊ри тр̌имау́ в ре̌ку.</text:p>
      <text:p text:style-name="P4">- Ќди бе̌де̌ кс̌іє̌чієм в Арракіс, з Цгані у боку, мис̌љіш, же бе̌де̌ міяу́ час зајмовач с̌іє̌</text:p>
      <text:p text:style-name="P4">каждим дробіязґієм зар̌а̌дзанія с̌іча̌ Табр? - запитау́ Пауљ. - Чи ти сам зајмуȷ̈ш с̌іє̌</text:p>
      <text:p text:style-name="P4">вевне̌тр̌нимі справамі каждеј род̌іни?</text:p>
      <text:p text:style-name="P4">Стіљґар ніє одривау́ очу од ножа.</text:p>
      <text:p text:style-name="P4">- Мис̌љіш, же праґне̌ одчія̌ч собіє праве раміє̌? - запитау́ Пауљ. - Повољі Стіљґар подніу̊су́ на</text:p>
      <text:p text:style-name="P4">нієґо очи. - Чієбіє! - р̌еку́ Пауљ. - Мис̌љіш, же му̊ґу́бим позбавіч с̌ієбіє чи пљеміє̌ твеј</text:p>
      <text:p text:style-name="P4">ма̌дрощі і с̌іу́и?</text:p>
      <text:p text:style-name="P4">Стіљґар повієд̌іяу́ чіхо:</text:p>
      <text:p text:style-name="P2">- Му́одеґо чу́овієка з меґо пљемієнія, кту̊реґо іміє̌ ȷ̈ст мі знане, теґо му́одеґо чу́овієка</text:p>
      <text:p text:style-name="P4">му̊ґу́бим забіч на убітеј зіємі, з вољі Сгаі-гуљуда. Љісана аљ-Ґаіба ніє ȷ̈стем в станіє</text:p>
      <text:p text:style-name="P4">скр̌ивд̌іч. Вієд̌іяу́ес̌ о тим вре̌чая̌ц мі тен ну̊ж.</text:p>
      <text:p text:style-name="P4">- Вієд̌іяу́ем - пр̌изнау́ Пауљ.</text:p>
      <text:p text:style-name="P4"><text:soft-page-break/>Стіљґар отвор̌иу́ ду́оњ. Ну̊ж бр̌е̌кна̌у́ о камієњ поду́оґі.</text:p>
      <text:p text:style-name="P4">- Звичаȷ̈ с̌іє̌ змієніяя̌ - повієд̌іяу́.</text:p>
      <text:p text:style-name="P4">- Цгані - р̌еку́ Пауљ - удај с̌іє̌ до моȷ̈ј маткі і пр̌ис̌љіј я̌ тутај, жеби посу́ужиу́а рада̌ в...</text:p>
      <text:p text:style-name="P4">- Аље му̊віу́ес̌, же поȷ̈д̌ієми на поу́удніє! - запротестовау́а.</text:p>
      <text:p text:style-name="P4">- Ніє міяу́ем рацї - одр̌еку́. - Гарконненовіє са̌ ґд̌іє інд̌ієј. Војна ȷ̈ст ґд̌іє інд̌ієј.</text:p>
      <text:p text:style-name="P4">Вестхне̌у́а ґу́е̌боко, ґодза̌ц с̌іє̌ з тим як кобієта пустинна поддаȷ̈ с̌іє̌ вшистќму, цо</text:p>
      <text:p text:style-name="P4">нієунікніёне поміє̌дзи коваду́ем жичія а му́отем с̌мієрчі.</text:p>
      <text:p text:style-name="P4">- Пр̌екажеш моȷ̈ј матце віядомощ пр̌езначона̌ тиљко дља ȷ̈ј ушу - р̌еку́ Пауљ. - Повієш</text:p>
      <text:p text:style-name="P4">ȷ̈ј, же Стіљґар узнаȷ̈ мніє за своȷ̈ґо кс̌іє̌чія на Арракіс, аље мус̌іми знаљез́ч спосу̊б змушенія</text:p>
      <text:p text:style-name="P4">му́одих људ̌і, би зґод̌іљі с̌іє̌ на то без поȷ̈динку.</text:p>
      <text:p text:style-name="P4">Цгані спојр̌ау́а на Стіљґара.</text:p>
      <text:p text:style-name="P4">- Ру̊б, як он му̊ві - варкна̌у́ Стіљґар. - Обоȷ̈ вієми, же дау́би мі раде̌... а я ніє дау́бим ради</text:p>
      <text:p text:style-name="P4">поднієщ на нієґо ре̌кі... дља добра пљемієнія.</text:p>
      <text:p text:style-name="P4">- Пр̌ивіёзе̌ твоя̌ матке̌ - повієд̌іяу́а Цгані.</text:p>
      <text:p text:style-name="P4">- Пр̌ис̌љіј я̌ - р̌еку́ Пауљ. - Інстинкт <text:soft-page-break/>ніє омиљіу́ Стіљґара. Ј̈стем с̌іљнієјши, ќди ти ȷ̈стес̌</text:p>
      <text:p text:style-name="P4">безпієчна. Зостанієш в с̌ічи.</text:p>
      <text:p text:style-name="P4">Отвор̌иу́а уста, би заопоновач, аље зрезиґновау́а.</text:p>
      <text:p text:style-name="P4">- С̌ігая - р̌еку́ Пауљ, уживая̌ц імієнія, якім називау́ я̌, ќди биљі ве двоȷ̈. Обру̊чіу́ с̌іє̌</text:p>
      <text:p text:style-name="P4">в право на піє̌чіє, напотикая̌ц пу́она̌це очи Ґурнеиа.</text:p>
      <text:p text:style-name="P4">- Твоя матка - повієд̌іяу́ Ґурнеи.</text:p>
      <text:p text:style-name="P4">- Ідаго виратовау́ нас в ноц напащі - р̌еку́ Пауљ, заабсорбовани розу́а̌ка̌ з Цгані. - В теј</text:p>
      <text:p text:style-name="P4">хвіљі мус̌іми...</text:p>
      <text:p text:style-name="P4">- Цо з Дунцанем Ідаго, му̊ј паніє? - запитау́ Ґурнеи.</text:p>
      <text:p text:style-name="P4">- Зґіна̌у́, зискуя̌ц дља нас хвіље̌ часу на учієчке̌.</text:p>
      <text:p text:style-name="P4">Чаровніца жиȷ̈! - мис̌љау́ Ґурнеи. - Та, кту̊реј попр̌ис̌ія̌ґу́ем земсте̌, жиȷ̈! І відач як на</text:p>
      <text:p text:style-name="P4">ду́оні, же кс̌ія̌же̌ Пауљ ніє віє, цо за ству̊р ґо зрод̌іу́. С̌іёстра діябу́а! Видау́а Гарконненом ȷ̈ґо</text:p>
      <text:p text:style-name="P4">родзонеґо ојца!</text:p>
      <text:p text:style-name="P4">Пауљ виміна̌у́ ґо і вскочиу́ на висте̌п. Обејр̌ау́ с̌іє̌ спостр̌еґая̌ц, же усуніє̌то ранних</text:p>
      <text:p text:style-name="P4">і забітих, і помис̌љау́ з ґорича̌, же ото ȷ̈ст насте̌пни розд̌іяу́ љеґенди о Пауљу Муад’Дібіє.</text:p>
      <text:p text:style-name="P4">Навет ніє добиу́ем ножа, а му̊віч <text:soft-page-break/>бе̌да̌ о тим днію, же двуд̌ієсту сардаукару̊в паду́о ту з моȷ̈ј</text:p>
      <text:p text:style-name="P4">ре̌кі.</text:p>
      <text:p text:style-name="P4">Ґурнеи пода̌жау́ за Стіљґарем ніє вичувая̌ц навет ґрунту, по кту̊рим ста̌пау́. Яскініє̌ враз</text:p>
      <text:p text:style-name="P2">з ȷ̈ј жу̊у́тим бљасќм куљ с̌віє̌тояњскіх випару́а з ȷ̈ґо с̌віядомощі вщіеку́ощ. Чаровніца</text:p>
      <text:p text:style-name="P4">жиȷ̈, подчас ґди з тих, кту̊рих здрад̌іу́а, позостау́и кощі в опущоних ґробах. Муше̌</text:p>
      <text:p text:style-name="P4">знаљез́ч спосу̊б, жеби Пауљ познау́ правде̌, занім я̌ забіȷ́.</text:p>
      <text:p text:style-name="P4">7</text:p>
      <text:p text:style-name="P4">Якже че̌сто ȷ̈ст так, же вибух розґнієванеґо чу́овієка станові запр̌еченіє</text:p>
      <text:p text:style-name="P4">теґо, цо му̊ві му ȷ̈ґо вевне̌тр̌не я.</text:p>
      <text:p text:style-name="P4">зе „Зу́отих мис̌љі Муад’Діба” зебраних пр̌ез кс̌іє̌жнічке̌ Іруљан</text:p>
      <text:p text:style-name="P4">З ту́уму в под̌іємнеј саљі зґромадзењ емановау́о поднієценіє сфори, подобне тему, яќ</text:p>
      <text:p text:style-name="P4">Ј̈сс̌іка вичувау́а в днію, ќди Пауљ забіу́ Д̌аміса. Су́ихач биу́о нервови шмер ґу́осу̊в.</text:p>
      <text:p text:style-name="P4">Маљењќ котеріє взбієрау́и як ґузи в щіску бурнусу̊в. Веткна̌вши туљеȷ́ почтова̌ под шате̌</text:p>
      <text:p text:style-name="P4">Ј̈сс̌іка вишу́а з приватнеј кватери Пауља на скаљни висте̌п. Чуу́а с̌іє̌ випоче̌та по ду́уґієј</text:p>
      <text:p text:style-name="P4"><text:soft-page-break/>подру̊жи з даљеќґо поу́уднія, љеч вчія̌ж розґоричона, же Пауљ ȷ̈ще ім ніє позваља</text:p>
      <text:p text:style-name="P4">кор̌истач зе здобичних орнітоптеру̊в.</text:p>
      <text:p text:style-name="P4">- Ніє пануȷ̈ми цау́ковічіє в повієтр̌у - повієд̌іяу́. - І ніє вољно нам узаљежніч с̌іє̌ од</text:p>
      <text:p text:style-name="P4">паљіва позас̌віятовеґо. Мус̌іми ґромад̌іч і пр̌еховивач зару̊вно паљіво, як і статкі на</text:p>
      <text:p text:style-name="P4">д̌ієњ максимаљнеґо вис̌іу́ку.</text:p>
      <text:p text:style-name="P4">Пауљ стау́ в ґроніє му́одших ме̌жчизн в побљіжу висте̌пу. Бљаде с̌віяту́о куљ с̌віє̌тояњскіх</text:p>
      <text:p text:style-name="P4">надавау́о шенерії посмак нієреаљнощі. Пр̌ипомінау́а живи образ, взбоґацони о додаткови</text:p>
      <text:p text:style-name="P4">виміяр - запаху̊в људзќґо мровіска, шепту̊в, одґу́осу̊в шуранія ну̊ґ.</text:p>
      <text:p text:style-name="P4">Споґља̌дау́а на сина, застанавіяя̌ц с̌іє̌, дљачеґо ніє задемонстровау́ ȷ̈ще свеј</text:p>
      <text:p text:style-name="P4">нієспод̌іянкі - Ґурнеиа Гаљљецка. Мис̌љ о Ґурнеиу заку́у̊чіу́а ȷ̈ј споку̊ј вспомнієніямі</text:p>
      <text:p text:style-name="P4">нієфрасобљівеј пр̌ешу́ощі, дні міу́ощі і ще̌щіа пр̌и ојцу Пауља.</text:p>
      <text:p text:style-name="P4">Стіљґар чекау́ зе своя̌ ву́асна̌ нієвієљка̌ ґрупа̌ в друґім коњцу висте̌пу. Од ȷ̈ґо</text:p>
      <text:p text:style-name="P4">нієрухомеј постави біу́о нієвзрушоне достоȷ̈њство. Ніє <text:soft-page-break/>можеми утрачіч теґо чу́овієка помис̌љау́а Ј̈сс̌іка. - Пљан Пауља мус̌і с̌іє̌ повієщ. Вшистко інне бе̌д̌іє најстрашљівша̌ траґедія̌.</text:p>
      <text:p text:style-name="P4">- Пр̌ешу́а взду́уж висте̌пу міяя̌ц Стіљґара і ніє патр̌а̌ц в ȷ̈ґо строне̌ зешу́а на ду̊у́ в ту́ум.</text:p>
      <text:p text:style-name="P4">Усте̌повано ȷ̈ј з дроґі, ќди пр̌ед̌ієрау́а с̌іє̌ до Пауља. А за нія̌ посте̌повау́а чіша. Знау́а сенс</text:p>
      <text:p text:style-name="P4">теґо міљченія - ніє виповієд̌іяне питанія људ̌і, ље̌к пр̌ед Матка̌ Вієљебна̌. Му́од̌і ме̌жчиз́ні</text:p>
      <text:p text:style-name="P4">одста̌піљі од Пауља, ґди подешу́а до нієґо і Ј̈сс̌іка почуу́а хвіљова̌ трвоґе̌ пр̌ед новим</text:p>
      <text:p text:style-name="P4">респектем, якім ґо дар̌иљі. „Вшиши људ̌іє ніжеј од чієбіє поставієні са̌ хчіві твоȷ̈ј</text:p>
      <text:p text:style-name="P4">позицї” - ґу́ос̌іу́ аксёмат Бене Ґессеріт. Аље ніє знајдовау́а жаднеј хчівощі в тих твар̌ах.</text:p>
      <text:p text:style-name="P4">І пр̌ипомніяу́о ȷ̈ј с̌іє̌ інне повієдзеніє Бене Ґессеріт: „Пророци мая̌ звичај умієранія</text:p>
      <text:p text:style-name="P4">ґвау́товна̌ с̌мієрчія̌”.</text:p>
      <text:p text:style-name="P2">Пауљ спојр̌ау́ на нія̌.</text:p>
      <text:p text:style-name="P4">- Юж час - повієд̌іяу́а і вре̌чиу́а му туљеȷ́ почтова̌.</text:p>
      <text:p text:style-name="P4">Ј̈ден з товар̌иши Пауља, с̌мієљши од решти, споґља̌дая̌ц понад ґу́овамі інних на</text:p>
      <text:p text:style-name="P4">Стіљґара, р̌еку́:</text:p>
      <text:p text:style-name="P4"><text:soft-page-break/>- Тераз ґо визвієш, Муад’Дібіє? Юж час највижши. Помис̌ља̌, же тху̊р̌иш, ȷ̈жељі ніє...</text:p>
      <text:p text:style-name="P4">- Кто с̌іє̌ ос̌мієља називач мніє тху̊р̌ем? - запитау́ Пауљ. Ј̈ґо ду́оњ с̌міґне̌у́а до ре̌коȷ̈щі</text:p>
      <text:p text:style-name="P4">крисножа. Вс̌ру̊д људ̌і заљеґу́а мартва чіша, розходза̌ц с̌іє̌ в ту́ум. - Мами цос̌ до зробієнія повієд̌іяу́ Пауљ, подчас ґди у̊в ме̌жчизна цофау́ с̌іє̌ пр̌ед нім. Пауљ одшеду́, пр̌епихая̌ц с̌іє̌</text:p>
      <text:p text:style-name="P4">пр̌ез чіжбе̌ в ќрунку висте̌пу, вскочиу́ љекко на пу̊у́ке̌ і звру̊чіу́ с̌іє̌ твар̌а̌ до људ̌і.</text:p>
      <text:p text:style-name="P4">- Зру̊б то! - вр̌асна̌у́ ктос̌.</text:p>
      <text:p text:style-name="P4">В с̌љад за тим окр̌иќм розљеґу́и с̌іє̌ помрукі і шепти. Пауљ звљекау́, аж западніє чіша.</text:p>
      <text:p text:style-name="P4">Западау́а з вољна, пос̌ру̊д шурањ і покасу́ивањ з ру̊жних строн. Ќди в яскіні зробіу́о с̌іє̌ чіхо,</text:p>
      <text:p text:style-name="P4">Пауљ уніу̊су́ ґу́ове̌ і пр̌ему̊віу́ ґу́осем дочієрая̌цим до најдаљших закамарку̊в.</text:p>
      <text:p text:style-name="P4">- Мачіє юж повижеј ушу чеканія - повієд̌іяу́.</text:p>
      <text:p text:style-name="P4">Поновніє встр̌имау́ с̌іє̌, ґди виґасау́а вр̌ава одповієд̌і. Р̌ечивіщіе мая̌ юж чеканія</text:p>
      <text:p text:style-name="P4">повижеј ушу - помис̌љау́. Зважиу́ в ду́оні туљеȷ́ почтова̌, в умис̌ље важа̌ц ȷ̈ј завартощ. Матка</text:p>
      <text:p text:style-name="P4"><text:soft-page-break/>му я̌ показау́а, вияс̌ніяя̌ц, як зостау́а одебрана гарконнењсќму курієрові. Трещ биу́а ясна:</text:p>
      <text:p text:style-name="P4">Раббана пор̌уцоно на Арракіс зданеґо на ву́асне с̌іу́и. Пос̌іу́кі ані ратунек ніє пр̌ибе̌да̌ на ȷ̈ґо</text:p>
      <text:p text:style-name="P4">везванія! Пауљ подніу̊су́ на ново ґу́ос:</text:p>
      <text:p text:style-name="P4">- Уважачіє, же юж час, абим визвау́ Стіљґара і змієніу́ звієр̌хніцтво одд̌іяу́ом! - Нім</text:p>
      <text:p text:style-name="P4">зда̌жиљі одповієд̌ієч, чісна̌у́ в ніх ґнієвнимі су́овамі: - Уважачіє, же Љісан аљ-Ґаіб ȷ̈ст такім</text:p>
      <text:p text:style-name="P4">ґу́упцем?</text:p>
      <text:p text:style-name="P4">Пановау́о ґу́ухе міљченіє. Строі с̌іє̌ в рељіґіјне піу̊рка - помис̌љау́а Ј̈сс̌іка. - Ніє ма іннеґо</text:p>
      <text:p text:style-name="P4">вијщіа!</text:p>
      <text:p text:style-name="P4">- Такі ȷ̈ст звичај! - завоу́ау́ ктос̌.</text:p>
      <text:p text:style-name="P4">- Звичаȷ̈ с̌іє̌ змієніяя̌ - р̌еку́ ошгље Пауљ, сондуя̌ц укрите настроȷ̈.</text:p>
      <text:p text:style-name="P4">З коњца саљі дољечіяу́ ґнієвни ґу́ос:</text:p>
      <text:p text:style-name="P4">- Ми децидуȷ̈ми, цо с̌іє̌ змієнія!</text:p>
      <text:p text:style-name="P4">З вієљу строн подніёсу́и с̌іє̌ в ту́уміє окр̌икі попарчія.</text:p>
      <text:p text:style-name="P4">- Як собіє жичичіє - р̌еку́ Пауљ.</text:p>
      <text:p text:style-name="P4">І Ј̈сс̌іка похвичіу́а субтељна̌ інтонацȷ́, ќди скор̌истау́ з можљівощі Ґу́осу, кту̊рих ґо</text:p>
      <text:p text:style-name="P4">научиу́а.</text:p>
      <text:p text:style-name="P4">- Ви децидуȷ̈чіє - зґод̌іу́ с̌іє̌. - Аље <text:soft-page-break/>најпієрв вису́ухачіє, цо мам до повієдзенія.</text:p>
      <text:p text:style-name="P4">Стіљґар пр̌есуна̌у́ с̌іє̌ на скрај висте̌пу, а ȷ̈ґо бродата твар̌ ніє обявіяу́а жадних емоцї.</text:p>
      <text:p text:style-name="P4">- То ру̊внієж ȷ̈ст звичај - повієд̌іяу́. - Ґу́ос каждеґо Фремена може забр̌мієч на</text:p>
      <text:p text:style-name="P4">Зґромадзенію. Пауљ Муад’Діб ȷ̈ст Фременем.</text:p>
      <text:p text:style-name="P2">- Добро пљемієнія, оно ȷ̈ст највижшим добрем, так? - запитау́ Пауљ.</text:p>
      <text:p text:style-name="P4">З тим самим безнаміє̌тним достоȷ̈њствем в ґу́ос̌іє Стіљґар р̌еку́:</text:p>
      <text:p text:style-name="P4">- Тим ќруя̌ с̌іє̌ наше крокі.</text:p>
      <text:p text:style-name="P4">- Добр̌е - повієд̌іяу́ Пауљ. - Кто затем р̌а̌д̌і тим одд̌іяу́ем нашеґо пљемієнія? І кто</text:p>
      <text:p text:style-name="P4">р̌а̌д̌і вшисткімі пљеміёнамі і одд̌іяу́амі за пос̌редніцтвем інструктору̊в ваљкі, кту̊рих</text:p>
      <text:p text:style-name="P4">научиљіс̌ми маґічнеґо способу?</text:p>
      <text:p text:style-name="P4">Чекау́ споґља̌дая̌ц понад ґу́овамі чіжби. Ніє биу́о жаднеј одповієд̌і. По хвіљі р̌еку́:</text:p>
      <text:p text:style-name="P4">- Чи Стіљґар р̌а̌д̌і тим вшисткім? Он сам му̊ві, же ніє. Чи я р̌а̌дзе̌? Навет Стіљґар од</text:p>
      <text:p text:style-name="P4">часу до часу виконуȷ̈ моȷ̈ розкази і ме̌дрци, најма̌др̌ејс̌і з ма̌дрих, вису́ухуя̌ мніє</text:p>
      <text:p text:style-name="P4"><text:soft-page-break/>і поважая̌ в Рад̌іє.</text:p>
      <text:p text:style-name="P4">В ту́уміє пановау́о виміяя̌це міљченіє.</text:p>
      <text:p text:style-name="P4">- А затем - повієд̌іяу́ Пауљ - чи р̌а̌д̌і моя матка? - Всказау́ на стоя̌ца̌ в доље поміє̌дзи</text:p>
      <text:p text:style-name="P4">німі Ј̈сс̌іке̌ в чарних обр̌е̌дових шатах. - Стіљґар і вшиши інні пр̌иву̊дци одд̌іяу́у̊в</text:p>
      <text:p text:style-name="P4">зас̌іє̌ґая̌ ȷ̈ј ради правіє в каждеј важнієјшеј децизї. Вієчіє о тим. Аље чи Матка Вієљебна</text:p>
      <text:p text:style-name="P4">ход̌і піясќм аљбо вієд̌іє раззія пр̌ечівко Гарконненом?</text:p>
      <text:p text:style-name="P4">Пауљ від̌іяу́ змарщоне в намис̌ље чоу́а тих, кту̊рих міяу́ в зас̌іє̌ґу взроку, љеч чія̌ґље</text:p>
      <text:p text:style-name="P4">су́ихач биу́о ґнієвне шемранія. Нієбезпієчніє то робіч в тен спосу̊б - помис̌љау́а Ј̈сс̌іка,</text:p>
      <text:p text:style-name="P4">ȷ̈днак ніє запомніяу́а о туљеі почтовеј і ȷ̈ј значенію. І пр̌ејр̌ау́а інтенцȷ́ Пауља: с̌іє̌ґніј до</text:p>
      <text:p text:style-name="P4">самеґо дна іх нієпевнощі, усуњ я̌, а решта пр̌ијд̌іє сама.</text:p>
      <text:p text:style-name="P4">- Жаден чу́овієк ніє узнаȷ̈ пр̌иву̊дзтва без визванія поȷ̈динку, так?</text:p>
      <text:p text:style-name="P4">- Такі ȷ̈ст звичај! - кр̌икна̌у́ ктос̌.</text:p>
      <text:p text:style-name="P4">- Які мами цељ? - запитау́ Пауљ. - Обаљіч Раббана, гарконнењска̌ бестіє̌, і пр̌еробіч наша̌</text:p>
      <text:p text:style-name="P4">пљанете̌ на с̌віят, в кту̊рим бе̌д̌ієми <text:soft-page-break/>моґљі заку́адач род̌іни в ще̌щіу і вс̌ру̊д обфітощі</text:p>
      <text:p text:style-name="P4">води, чи такі ȷ̈ст наш цељ?</text:p>
      <text:p text:style-name="P4">- Трудне заданія вимаґая̌ трудних дру̊ґ - ктос̌ завоу́ау́.</text:p>
      <text:p text:style-name="P4">- Чи у́амієш сву̊ј ну̊ж пр̌ед ваљка̌? - запитау́ Пауљ. - Ствієрдзам яко факт, а ніє</text:p>
      <text:p text:style-name="P4">пр̌ехвау́ке̌ ані визваніє, же ніє ма тутај чу́овієка, зе Стіљґарем ву́а̌чніє, кту̊ри дау́би мі раде̌</text:p>
      <text:p text:style-name="P4">в поȷ̈динку. Пр̌изнаȷ̈ то сам Стіљґар. Он віє о тим, так як вшиши.</text:p>
      <text:p text:style-name="P4">Знову одповієд̌іяу́и му ґнієвне помрукі з ту́уму.</text:p>
      <text:p text:style-name="P4">- Вієљу з вас биу́о зе мна̌ на мачіє тренінґовеј - подя̌у́ Пауљ. - Чі вієдза̌, же то ніє ȷ̈ст</text:p>
      <text:p text:style-name="P4">чча пр̌ехвау́ка. Му̊віє̌ о тим, бо то ȷ̈ст факт знани вшисткім, і биу́бим ґу́упі ніє</text:p>
      <text:p text:style-name="P4">достр̌еґая̌ц теґо самему. Вчес̌нієј од вас розпоча̌у́ем шкољеніє в тих арканах</text:p>
      <text:p text:style-name="P4">у научичієљі твардших ніж ктокољвієк, з кім мієљіщіе до чинієнія. Як мис̌љічіє, ніби</text:p>
      <text:p text:style-name="P4">дљачеґо поконау́ем Д̌аміса в вієку, в кту̊рим вас̌і ху́опци стачая̌ ȷ̈ще ваљкі</text:p>
      <text:p text:style-name="P4">позороване?</text:p>
      <text:p text:style-name="P4">Ву́ада Ґу́осем без зар̌уту - мис̌љау́а Ј̈сс̌іка - аље то за мау́о на тих људ̌і. <text:soft-page-break/>Оні пос̌іядая̌</text:p>
      <text:p text:style-name="P2">досконау́а̌ ізољацȷ́ од стерованія вокаљнеґо. Мус̌і іх взія̌ч ру̊внієж љоґіка̌.</text:p>
      <text:p text:style-name="P4">- А затем - р̌еку́ Пауљ - доход̌іми до теґо. - Уніу̊су́ туљеȷ́ почтова̌, вия̌у́ з нієј скравек</text:p>
      <text:p text:style-name="P4">тас̌ми. - Одебрано я̌ курієрові Гарконнену̊в. Ј̈ј аутентичнощ ніє подљеґа дискусї.</text:p>
      <text:p text:style-name="P4">Адресатем ȷ̈ј Раббан. Завіядаміяя̌ ґо о тим, же ȷ̈ґо прос̌ба о нове одд̌іяу́и зостау́а</text:p>
      <text:p text:style-name="P4">одр̌уцона, же ȷ̈ґо збіёри пр̌иправи са̌ дужо поніжеј континґенту, же мус̌і вичісна̌ч з Арракіс</text:p>
      <text:p text:style-name="P4">віє̌цеј пр̌иправи пр̌и помоци људ̌і, кту̊рих пос̌іяда.</text:p>
      <text:p text:style-name="P4">Стіљґар пр̌исуна̌у́ с̌іє̌ до Пауља.</text:p>
      <text:p text:style-name="P4">- Іљу з вас віє, цо то значи? - запитау́ Пауљ. - Стіљґар хвичіу́ то в љот.</text:p>
      <text:p text:style-name="P4">- Оні са̌ одчіє̌чі! - кр̌икна̌у́ ктос̌.</text:p>
      <text:p text:style-name="P4">Пауљ вепхна̌у́ туљеȷ́ з віядомощіа̌ за шарфе̌. Здя̌у́ з шиі шнур пљечіёни з сжіґаструни</text:p>
      <text:p text:style-name="P4">і щіа̌ґна̌вши з нієґо пієрщіењ подніу̊су́ ґо високо.</text:p>
      <text:p text:style-name="P4">- То ȷ̈ст кс̌ія̌же̌ци сиґнет моȷ̈ґо ојца - повієд̌іяу́. - С̌љубовау́ем ніє зау́ожич ґо віє̌цеј</text:p>
      <text:p text:style-name="P4">допу̊ти, допу̊кі ніє бе̌де̌ ґоту̊в попровад̌іч своіх одд̌іяу́у̊в пр̌ез <text:soft-page-break/>цау́а̌ Арракіс і взія̌ч я̌ яко</text:p>
      <text:p text:style-name="P4">своȷ̈ правовіте љенно.</text:p>
      <text:p text:style-name="P4">Ву́ожиу́ пієрщіењ на паљец, зачісна̌у́ піє̌щ. Ґробова чіша оґарне̌у́а яскініє̌.</text:p>
      <text:p text:style-name="P4">- Кто ту р̌а̌д̌і? - запитау́ Пауљ. Взніу̊су́ піє̌щ. - Я ту р̌а̌дзе̌! Я р̌а̌дзе̌ на каждим</text:p>
      <text:p text:style-name="P4">центиметр̌е квадратовим Арракіс! То моȷ̈ кс̌ія̌же̌це љенно, без взґље̌ду на то, цо му̊ві</text:p>
      <text:p text:style-name="P4">Імператор! Надау́ ȷ̈ моȷ̈му ојцу і пр̌еход̌і оно з моȷ̈ґо ојца на мніє!</text:p>
      <text:p text:style-name="P4">Пауљ вспія̌у́ с̌іє̌ на паљце і з повротем опаду́ на піє̌ти. Студіёвау́ ту́ум, вчувая̌ц с̌іє̌ в ȷ̈ґо</text:p>
      <text:p text:style-name="P4">настру̊ј. Правіє - помис̌љау́.</text:p>
      <text:p text:style-name="P4">- Са̌ тутај људ̌іє, кту̊р̌и зајма̌ важне становіска на Арракіс, ќди зажа̌дам наљежних мі</text:p>
      <text:p text:style-name="P4">прав імперіяљних - чія̌ґна̌у́ Пауљ. - Ј̈дним з тих људ̌і ȷ̈ст Стіљґар. Ніє дљатеґо, же хчіяу́бим ґо</text:p>
      <text:p text:style-name="P4">пр̌екупіч! Ані з вд̌іє̌чнощі, хочіяж наљеже̌ до тих љічних, кту̊р̌и завд̌іє̌чая̌ му жичіє.</text:p>
      <text:p text:style-name="P4">Ніє! Аље дљатеґо, же он ȷ̈ст ма̌дри і с̌іљни. Дљатеґо, же ќруя̌ц тим одд̌іяу́ем ќруȷ̈ с̌іє̌</text:p>
      <text:p text:style-name="P4">ву́асним розумем, а ніє виу́а̌чніє засадамі. Уважачіє мніє за ґу́упца? Мис̌љічіє, же одетне̌</text:p>
      <text:p text:style-name="P4">собіє праве раміє̌ зоставіяя̌ц ȷ̈ <text:soft-page-break/>закрвавіёне на поду́одзе теј яскіні по то тиљко, жеби вам</text:p>
      <text:p text:style-name="P4">достарчич відовіска? - Пауљ повіу̊ду́ твардим спојр̌енієм по чіжбіє. - Кто з обецних ту</text:p>
      <text:p text:style-name="P4">твієрд̌і, же я ніє ȷ̈стем правовітим панем Арракіс? Чи муше̌ довод̌іч теґо позоставіяя̌ц</text:p>
      <text:p text:style-name="P4">вшистќ фремењсќ пљеміёна в цау́им ерґу без пр̌иву̊дци?</text:p>
      <text:p text:style-name="P4">Стіљґар порушиу́ с̌іє̌ обок Пауља, споґља̌дая̌ц на нієґо питая̌цо.</text:p>
      <text:p text:style-name="P4">- Чи мам ущупљач наша̌ с̌іу́е̌, ґди ȷ̈ј најбард̌ієј потр̌ебуȷ̈ми? - запитау́ Пауљ. - Ј̈стем</text:p>
      <text:p text:style-name="P4">вашим ву́адца̌ і повіядам вам, же юж час нам скоњчич з забіянієм ву́асних најљепших</text:p>
      <text:p text:style-name="P4">људ̌і і забрач с̌іє̌ за забіяніє наших правд̌івих вроґу̊в, Гарконнену̊в!</text:p>
      <text:p text:style-name="P4">Ј̈дним пу́инним рухем Стіљґар вирвау́ сву̊ј крисну̊ж і взніу̊су́ ґо понад ґу́ови ту́уму.</text:p>
      <text:p text:style-name="P4">- Нієх жиȷ̈ кс̌ія̌же̌ Пауљ Муад’Діб! - завоу́ау́.</text:p>
      <text:p text:style-name="P4">Оґу́ушая̌ци рик випеу́ніу́ яскініє̌, одбіяя̌ц с̌іє̌ вієљокротним ехем. Віватоваљі</text:p>
      <text:p text:style-name="P2">скандуя̌ц:</text:p>
      <text:p text:style-name="P4">- Я гя хоугада! Муад’Діб! Муад’Діб! Муад’Діб! Я гя хоугада!</text:p>
      <text:p text:style-name="P4">Ј̈сс̌іка пр̌ету́умачиу́а собіє: „Нієх жия̌ воёвніци Муад’Діба!” Шена, <text:soft-page-break/>кту̊ра̌ она до</text:p>
      <text:p text:style-name="P4">спу̊у́кі з Пауљем і Стіљґарем виконциповаљі, розеґрау́а с̌іє̌ зґодніє з пљанем. Тумуљт повољі</text:p>
      <text:p text:style-name="P4">учіху́. Ґди повру̊чіу́а чіша, Пауљ обру̊чіу́ с̌іє̌ до Стіљґара.</text:p>
      <text:p text:style-name="P4">- Укље̌кніј, Стіљґар̌е - повієд̌іяу́.</text:p>
      <text:p text:style-name="P4">Стіљґар пр̌икље̌кна̌у́ на скаљнеј пу̊у́це.</text:p>
      <text:p text:style-name="P4">- Подај мі сву̊ј крисну̊ж - р̌еку́ Пауљ.</text:p>
      <text:p text:style-name="P4">Стіљґар усу́ухау́. Так теґо ніє пљановаљі - помис̌љау́а Ј̈сс̌іка.</text:p>
      <text:p text:style-name="P4">- Повтар̌ај за мна̌, Стіљґар̌е - розказау́ Пауљ і пр̌ивоу́ау́ су́ова інвеститури так, як су́ишау́ ȷ̈</text:p>
      <text:p text:style-name="P4">стосоване пр̌ез ву́аснеґо ојца. - Я, Стіљґар, пр̌ијмуȷ́ тен ну̊ж з ра̌к моȷ̈ґо кс̌іє̌чія.</text:p>
      <text:p text:style-name="P4">- Я, Стіљґар, пр̌ијмуȷ́ тен ну̊ж з ра̌к моȷ̈ґо кс̌іє̌чія - повієд̌іяу́ Стіљґар і взія̌у́ мљечне</text:p>
      <text:p text:style-name="P4">остр̌е од Пауља.</text:p>
      <text:p text:style-name="P4">- Ґд̌іє му̊ј кс̌ія̌же̌ розкаже, там затопіє̌ то остр̌е - повієд̌іяу́ Пауљ.</text:p>
      <text:p text:style-name="P4">Стіљґар повтар̌ау́ су́ова повољі і з намащенієм. Вспоміная̌ц, од коґо взія̌у́ с̌іє̌ тен</text:p>
      <text:p text:style-name="P4">ритуау́, Ј̈сс̌іка замруґау́а, би повстр̌имач у́зи, потр̌а̌сне̌у́а ґу́ова̌. Вієм, цо вивоу́уȷ̈ те у́зи помис̌љау́а. - Ніє повіннам дач с̌іє̌ взрушич.</text:p>
      <text:p text:style-name="P4">- Пос̌віє̌цам то остр̌е жичію меґо кс̌іє̌чія, а с̌мієрчі ȷ̈ґо вроґу̊в, допу̊кі в <text:soft-page-break/>наших жиу́ах</text:p>
      <text:p text:style-name="P4">пу́иніє крев - р̌еку́ Пауљ.</text:p>
      <text:p text:style-name="P4">Стіљґар повту̊р̌иу́ за нім.</text:p>
      <text:p text:style-name="P4">- Уцау́уј остр̌е - пољечіу́ Пауљ.</text:p>
      <text:p text:style-name="P4">Стіљґар виконау́ розказ, по чим фремењскім звичаȷ̈м уцау́овау́ Пауља в ре̌ке̌ посу́уґуя̌ца̌</text:p>
      <text:p text:style-name="P4">с̌іє̌ ножем. На скінієніє Пауља встау́ і шговау́ остр̌е до похви. Шепт набожнеј ччі ніби</text:p>
      <text:p text:style-name="P4">вестхнієніє обієґу́ ту́ум і Ј̈сс̌іка усу́ишау́а су́ова:</text:p>
      <text:p text:style-name="P4">- Вирочнія Бене Ґессеріт вскаже дроґе̌, а Матка Вієљебна я̌ зобачи. - І з даљшеј</text:p>
      <text:p text:style-name="P4">одљеґу́ощі: - Она я̌ всказуȷ̈ попр̌ез свеґо сина!</text:p>
      <text:p text:style-name="P4">- Стіљґар пр̌евод̌і пљемієнію - р̌еку́ Пауљ. - Жеби мі с̌іє̌ нікт ніє помиљіу́. Я розказуȷ́ ȷ̈ґо</text:p>
      <text:p text:style-name="P4">ґу́осем. Цо он зар̌а̌д̌і, то так, якбим я зар̌а̌д̌іу́.</text:p>
      <text:p text:style-name="P4">Ма̌др̌е - помис̌љау́а Ј̈сс̌іка. - Пљемієнни пр̌иву̊дца за ніц ніє може страчіч твар̌и вс̌ру̊д</text:p>
      <text:p text:style-name="P4">тих, кту̊р̌и мая̌ ґо су́ухач.</text:p>
      <text:p text:style-name="P4">Пауљ щішиу́ ґу́ос:</text:p>
      <text:p text:style-name="P4">- Стіљґар, хце̌, би д̌іс̌ієјшеј ноци вишљі пієхур̌и піяску і би розесу́ано чієљаґо</text:p>
      <text:p text:style-name="P4">з везванієм на зґромадзеніє Ради. По іх виправієнію вез́ Цгатта, Корбе̌, Отгеима ораз</text:p>
      <text:p text:style-name="P4"><text:soft-page-break/>ȷ̈ще дву̊х поручніку̊в веду́уґ свеґо узнанія. Спровад̌ь іх до моȷ̈ј кватери на нараде̌</text:p>
      <text:p text:style-name="P4">воȷ̈нна̌. Мус̌іми мієч звичіє̌ство на показ пр̌ед Рада̌ Пр̌иву̊дцу̊в, ќди с̌іє̌ зяда̌.</text:p>
      <text:p text:style-name="P4">Скіна̌у́ на матке̌, аби му товар̌ишиу́а, пієрвши зшеду́ з висте̌пу і рушиу́ пр̌ез чіжбе̌</text:p>
      <text:p text:style-name="P2">в строне̌ ґу́у̊внеґо коритар̌а і кватер, кту̊ре дља нієґо пр̌иґотовано. Ре̌це вичія̌ґне̌у́и с̌іє̌ до</text:p>
      <text:p text:style-name="P4">нієґо, ґди пр̌ечіскау́ с̌іє̌ пр̌ез ту́ум. Дољативау́и ґо окр̌икі.</text:p>
      <text:p text:style-name="P4">- Му̊ј ну̊ж пу̊јд̌іє там, ґд̌іє каже Стіљґар, Пауљу Муад’Дібіє! Рушајми в бу̊ј як</text:p>
      <text:p text:style-name="P4">најпре̌дзеј, Пауљу Муад’Дібіє. Зрос̌ми наша̌ пљанете̌ крвія̌ гарконнењска̌!</text:p>
      <text:p text:style-name="P4">Вражљіва на емоцȷ̈ ту́уму Ј̈сс̌іка вичувау́а, же чі људ̌іє паља̌ с̌іє̌ до ваљкі. Ніє моґљі бич</text:p>
      <text:p text:style-name="P4">бард̌ієј ґотові. Бієр̌еми іх у щиту запау́у - помис̌љау́а.</text:p>
      <text:p text:style-name="P4">В вевне̌тр̌неј комначіє Пауљ дау́ знак матце, би ус̌іяду́а.</text:p>
      <text:p text:style-name="P4">- Зачекај ту - р̌учіу́ і дау́ нурка міє̌дзи котари в бочни коритар̌.</text:p>
      <text:p text:style-name="P4">Чіша западу́а в комначіє по вијщіу Пауља, так нієзма̌цона чіша, же навет шмер помп</text:p>
      <text:p text:style-name="P4"><text:soft-page-break/>віятракових обієґу повієтр̌а в с̌ічи ніє дочієрау́ до мієјша, ґд̌іє с̌ієд̌іяу́а Ј̈сс̌іка. Зараз ту</text:p>
      <text:p text:style-name="P4">спровад̌і Ґурнеиа - помис̌љау́а. І застановіу́а с̌іє̌ над д̌івним зљепќм пр̌епеу́ніяя̌цих я̌</text:p>
      <text:p text:style-name="P4">емоцї. Ґурнеи і ȷ̈ґо музика товар̌ишиљі нієоду́а̌чніє якже вієљу міу́им хвіљом на</text:p>
      <text:p text:style-name="P4">Каљаданіє, занім наста̌піу́а пр̌епровадзка на Арракіс. Міяу́а учучіє, же Каљадан пр̌итрафіу́ с̌іє̌</text:p>
      <text:p text:style-name="P4">якби зупеу́ніє іннеј особіє. Од теґо часу міне̌у́о правіє тр̌и љата і она стау́а с̌іє̌ інна̌ особа̌.</text:p>
      <text:p text:style-name="P4">Нієунікніёне спотканіє з Гаљљецќм змушау́о я̌ до пр̌евартощіованія тих зміян.</text:p>
      <text:p text:style-name="P4">На ніскім стољіку з правеј строни спочивау́ од̌ієд̌ічони пр̌ез Пауља по Д̌аміс̌іє</text:p>
      <text:p text:style-name="P4">кавови сервіс зе жу́обкованеґо стопу сребра і ясміюм. Запатр̌иу́а с̌іє̌ нањ думая̌ц, іље теж ра̌к</text:p>
      <text:p text:style-name="P4">дотикау́о теґо метаљу. Цгані уживау́а ґо допієро од мієс̌ія̌ца, усу́уґуя̌ц Пауљові. Цо може зробіч</text:p>
      <text:p text:style-name="P4">дља кс̌іє̌чія та ȷ̈ґо кочовнічка пру̊ч поданія му кави? - задау́а собіє питаніє Ј̈сс̌іка. - Ніє</text:p>
      <text:p text:style-name="P4">пр̌испар̌а му жаднеј поте̌ґі, жаднеј род̌іни. Пауљ ма тиљко ȷ̈дна̌ істотна̌ шансе̌ - сповіновачіч</text:p>
      <text:p text:style-name="P4"><text:soft-page-break/>с̌іє̌ з с̌іљним високім родем, може навет з род̌іна̌ імперіяљна̌. Са̌ там остатечніє кс̌іє̌жнічкі на</text:p>
      <text:p text:style-name="P4">виданію - кажда з ніх по шкоље Бене Ґессеріт.</text:p>
      <text:p text:style-name="P4">Ј̈сс̌іка виображіу́а собіє учієчке̌ од нієвиґу̊д Арракіс до жичія у ву́адзи і в</text:p>
      <text:p text:style-name="P4">безпієчењствіє, яќґо зазнау́аби в рољі маткі кру̊љевсќґо мау́жонка. Р̌учіу́а оќм на ґрубе</text:p>
      <text:p text:style-name="P4">драперіє крия̌це скау́е̌ теј под̌іємнеј цељі і вспомніяу́а, як тутај дотару́а - яда̌ц в ґромад̌іє</text:p>
      <text:p text:style-name="P4">черві, паљанкіну̊в і пљатформ баґажових, виу́адованих под нієбо нієзбе̌днимі до</text:p>
      <text:p text:style-name="P4">збљіжая̌цеј с̌іє̌ кампанії р̌ечамі. Допу̊кі Цгані жиȷ̈, Пауљ ніє бе̌д̌іє зважау́ на сву̊ј обовія̌зек</text:p>
      <text:p text:style-name="P4">- помис̌љау́а. - Она дау́а му сина і то вистарчи. Опановау́о я̌ ґвау́товне праґнієніє зобаченія</text:p>
      <text:p text:style-name="P4">внука, д̌ієцка, в кту̊реґо подобіз́ніє биу́о так вієље рису̊в д̌іядка, так пр̌ипоміная̌цих Љето.</text:p>
      <text:p text:style-name="P4">Ј̈сс̌іка пр̌иу́ожиу́а ду́оніє до пољічку̊в, розпочиная̌ц оддиханіє ритуаљне, кту̊ре успокая</text:p>
      <text:p text:style-name="P4">емоцȷ̈ і розяс̌нія умису́, насте̌пніє зґіє̌у́а с̌іє̌ в пас̌іє виконуя̌ц ску́он до пр̌оду в рељіґіјним</text:p>
      <text:p text:style-name="P4">чвіченію способія̌цим чіяу́о до <text:soft-page-break/>вимоґу̊в духа. Вієд̌іяу́а, же вибраніє пр̌ез Пауља Ґроти</text:p>
      <text:p text:style-name="P4">Птаку̊в на ос̌родек доводзенія ніє подљеґау́о дискусї. Мієјше биу́о ідеаљне. Зас̌ в ќрунку на</text:p>
      <text:p text:style-name="P4">пу̊у́ноц од нієј љежау́и Врота Віятру виходза̌це на варовна̌ осаде̌ в обвау́ованеј урвіскамі</text:p>
      <text:p text:style-name="P4">нієцце. То с̌ієдљіско інжинієру̊в і р̌емієс̌љніку̊в биу́о кључова̌ осада̌ в цау́им сектор̌е</text:p>
      <text:p text:style-name="P4">обронним Гарконнену̊в, ȷ̈ґо ґу́у̊вним запљечем продукцијним.</text:p>
      <text:p text:style-name="P2">По друґієј строніє засу́он комнати розљеґу́о с̌іє̌ кашљніє̌чіє. Ј̈сс̌іка випростовау́а с̌іє̌, зробіу́а</text:p>
      <text:p text:style-name="P4">ґу́е̌бокі вдех, звољніёни видех.</text:p>
      <text:p text:style-name="P4">- Проше̌ - повієд̌іяу́а.</text:p>
      <text:p text:style-name="P4">Засу́они фруне̌у́и на бокі і до комнати впаду́ Ґурнеи Гаљљецк. Љедвіє зда̌жиу́а дојр̌еч</text:p>
      <text:p text:style-name="P4">в пр̌ељочіє ȷ̈ґо твар̌ з д̌івним ґримасем, а юж знаљазу́ с̌іє̌ за ȷ̈ј пљецамі - мускуљарне раміє̌</text:p>
      <text:p text:style-name="P4">зачісне̌у́о с̌іє̌ ȷ̈ј под брода̌ і подніёсу́о я̌ на ноґі.</text:p>
      <text:p text:style-name="P4">- Ґурнеи, шаљењче, цо ти виправіяш - запитау́а.</text:p>
      <text:p text:style-name="P4">Втем почуу́а доткніє̌чіє коњца ножа на пљецах. Од штиху теј кљінґі шу́а жімна</text:p>
      <text:p text:style-name="P4">с̌віядомощ. Поȷ́у́а в ȷ̈днеј хвіљі, же Ґурнеи замієр̌а я̌ забіч. Дљачеґо? <text:soft-page-break/>Жаден пову̊д ніє</text:p>
      <text:p text:style-name="P4">пр̌иход̌іу́ ȷ̈ј до ґу́ови; Ґурнеи ніє биу́ з тих, цо здрадзая̌. Љеч ніє міяу́а ва̌тпљівощі цо до</text:p>
      <text:p text:style-name="P4">ȷ̈ґо інтенцї. Зрозуміявши то ȷ̈ј умису́ попаду́ в хаос. Ґурнеи ніє наљежау́ ру̊внієж до тих,</text:p>
      <text:p text:style-name="P4">кту̊рих даȷ̈ с̌іє̌ у́атво поконач. То биу́ забу̊јца пр̌иґотовани на Ґу́ос, на кажди фортељ в ваљце,</text:p>
      <text:p text:style-name="P4">на кажда̌ пуу́апке̌ с̌мієрчі і ґвау́ту. Нар̌е̌д̌іє, кту̊ре сама помоґу́а удосконаљіч фінезијнимі</text:p>
      <text:p text:style-name="P4">всказу̊вкамі і суґестіямі.</text:p>
      <text:p text:style-name="P4">- Мис̌љау́ас̌, же удау́о чі с̌іє̌ умкна̌ч, цо, вієд̌ьмо? - варкна̌у́.</text:p>
      <text:p text:style-name="P4">Занім здоу́ау́а розґриз́ч то питаніє чи знаљез́ч яка̌с̌ одповієд̌ь, розсуне̌у́и с̌іє̌ котари</text:p>
      <text:p text:style-name="P4">і вшеду́ Пауљ.</text:p>
      <text:p text:style-name="P4">- Маш ґо, мат... - Урвау́ ху́она̌ц драматизм шени.</text:p>
      <text:p text:style-name="P4">- Позостањ там, ґд̌іє ȷ̈стес̌, му̊ј паніє - повієд̌іяу́ Ґурнеи.</text:p>
      <text:p text:style-name="P4">- Цо...</text:p>
      <text:p text:style-name="P4">Пауљ потр̌а̌сна̌у́ ґу́ова̌. Ј̈сс̌іка отвор̌иу́а уста, почуу́а, же раміє̌ зачіска с̌іє̌ на ȷ̈ј ґардље.</text:p>
      <text:p text:style-name="P4">- Ти бе̌д̌ієш му̊віч ȷ̈диніє втеди, ґди чі позвоље̌, вієд̌ьмо - р̌еку́ Ґурнеи. - Цгце̌, аби</text:p>
      <text:p text:style-name="P4">тву̊ј син усу́ишау́ од чієбіє тиљко ȷ̈дно, а на пієрвши сиґнау́ <text:soft-page-break/>контратаку всадзе̌ чі одрухово</text:p>
      <text:p text:style-name="P4">в серце тен ну̊ж. Тву̊ј ґу́ос позостаніє монотонни. Ніє напнієш ані ніє порушиш певних</text:p>
      <text:p text:style-name="P4">міє̌с̌ні. Заховаш највижша̌ острожнощ, би зискач дља с̌ієбіє паре̌ секунд жичія віє̌цеј.</text:p>
      <text:p text:style-name="P4">А запевніям чіє̌, же то ȷ̈ст вшистко, цо чі зостау́о.</text:p>
      <text:p text:style-name="P4">Пауљ зробіу́ крок в пр̌у̊д.</text:p>
      <text:p text:style-name="P4">- Ґурнеи, ху́опіє, цо ти...</text:p>
      <text:p text:style-name="P4">- Сту̊ј доку́адніє там, ґд̌іє стоіш! - р̌учіу́ Ґурнеи. - Ј̈ще крок, а она зґініє.</text:p>
      <text:p text:style-name="P4">Ду́оњ Пауља обсуне̌у́а с̌іє̌ на ре̌коȷ̈щ ножа. Му̊віу́ зе с̌мієртељним спокоȷ̈м:</text:p>
      <text:p text:style-name="P4">- Љепієј с̌іє̌ з теґо виту́умач, Ґурнеи.</text:p>
      <text:p text:style-name="P4">- С̌љубовау́ем, же забіȷ́ здрајце̌ твоȷ̈ґо ојца - повієд̌іяу́ Ґурнеи. - Мис̌љіш, же потрафіє̌</text:p>
      <text:p text:style-name="P4">запомнієч чу́овієка, кту̊ри виратовау́ мніє з нієвољнічих гарконнењскіх љоху̊в, обдар̌иу́</text:p>
      <text:p text:style-name="P4">мніє вољнощіа̌, жичієм і гонорем... обдар̌иу́ сва̌ пр̌ияз́нія̌, чимс̌, цо ценіу́ем наде вшистко.</text:p>
      <text:p text:style-name="P4">Мам ȷ̈ґо здрајце̌ на коњцу ножа. Нікт мніє ніє повстр̌има пр̌ед...</text:p>
      <text:p text:style-name="P4">- Страшљівіє с̌іє̌ миљіш, Ґурнеи - повієд̌іяу́ Пауљ.</text:p>
      <text:p text:style-name="P2">А Ј̈сс̌іка помис̌љау́а: віє̌ц о то ход̌і! <text:soft-page-break/>Цу̊ж за фарса!</text:p>
      <text:p text:style-name="P4">- Я с̌іє̌ миље̌? - запитау́ Ґурнеи. - Посу́ухајми, цо та кобієта сама нам повіє. І нієх она</text:p>
      <text:p text:style-name="P4">паміє̌та, же я ніє дармо пр̌екупивау́ем, шпіцљовау́ем і кантовау́ем, би потвієрд̌іч тен зар̌ут.</text:p>
      <text:p text:style-name="P4">Забавіу́ем с̌іє̌ навет в доставце̌ семути дља капітана гарконнењсќј ґвардії, жеби здобич</text:p>
      <text:p text:style-name="P4">бракуя̌це оґніва.</text:p>
      <text:p text:style-name="P4">Ј̈сс̌іка почуу́а, же раміє̌ на ȷ̈ј ґардље зваљнія нієцо ущіск, љеч Пауљ я̌ упр̌ед̌іу́, му̊вія̌ц:</text:p>
      <text:p text:style-name="P4">- Здрајца̌ биу́ Иеуг. Му̊віє̌ чі то тен ȷ̈ден ȷ̈дини раз, Ґурнеи. Доводи са̌ абсољутне, ніє</text:p>
      <text:p text:style-name="P4">можна іх заквестіёновач. То биу́ Иуег. Ніє обход̌і мніє, як дошеду́ес̌ до свеґо</text:p>
      <text:p text:style-name="P4">домнієманія - бо іначеј теґо ніє можна назвач - аље ȷ̈с̌љі скр̌ивд̌іш моя̌ матке̌... - Пауљ</text:p>
      <text:p text:style-name="P4">вия̌у́ крисну̊ж з похви і тр̌имау́ ґо пр̌ед соба̌ - запу́ачіш мі своя̌ крвія̌.</text:p>
      <text:p text:style-name="P4">- Иуег биу́ уварункованим медиќм, здатним дља кру̊љевсќґо роду - варкна̌у́ Ґурнеи. Он ніє му̊ґу́ здрад̌іч.</text:p>
      <text:p text:style-name="P4">- Знам спосу̊б усуніє̌чія теґо уварункованія - р̌еку́ Пауљ.</text:p>
      <text:p text:style-name="P4">- Дову̊д - наљеґау́ Ґурнеи.</text:p>
      <text:p text:style-name="P4"><text:soft-page-break/>- Доводу тутај ніє ма. Ј̈ст в с̌ічи Табр, даљеко на поу́уднію, аље скоро...</text:p>
      <text:p text:style-name="P4">- То ȷ̈ст подсте̌п... - варкна̌у́ Ґурнеи і ȷ̈ґо раміє̌ зачісне̌у́о с̌іє̌ на ґардље Ј̈сс̌ікі.</text:p>
      <text:p text:style-name="P4">- Ніє подсте̌п, Ґурнеи - повієд̌іяу́ Пауљ з нута̌ таќґо смутку в ґу́ос̌іє, же Ј̈сс̌іце серце</text:p>
      <text:p text:style-name="P4">мау́о ніє пе̌ку́о.</text:p>
      <text:p text:style-name="P4">- Від̌іяу́ем віядомощ пр̌ехвицона̌ од гарконнењсќґо аґента - повієд̌іяу́ Ґурнеи. Пісмо всказивау́о впрост на...</text:p>
      <text:p text:style-name="P4">- Я ру̊внієж я̌ від̌іяу́ем - р̌еку́ Пауљ. - Ојчієц мі я̌ показау́ теј ноци, ќди вияс̌ніу́,</text:p>
      <text:p text:style-name="P4">дљачеґо то мус̌і бич гарконнењскі подсте̌п змієр̌ая̌ци до взбудзенія в нім подејр̌ењ вобец</text:p>
      <text:p text:style-name="P4">укоханеј кобієти.</text:p>
      <text:p text:style-name="P4">- Ах так! - повієд̌іяу́ Ґурнеи. - Ти ніє...</text:p>
      <text:p text:style-name="P4">- Чіхо ба̌д̌ь - учія̌у́ Пауљ, а в мартвеј монотонії ȷ̈ґо су́у̊в віє̌цеј биу́о розказу, ніж</text:p>
      <text:p text:style-name="P4">ќдикољвієк Ј̈сс̌іка су́ишау́а в људзкім ґу́ос̌іє. Он ма Вієљка̌ Моц - помис̌љау́а. Раміє̌</text:p>
      <text:p text:style-name="P4">Ґурнеиа на ȷ̈ј шиі држау́о. Штих ножа пр̌и пљецах хвіяу́ с̌іє̌ нієпевніє.</text:p>
      <text:p text:style-name="P4">- Ј̈ст цос̌, чеґо ніє зробіу́ес̌; ніє <text:soft-page-break/>подсу́ухау́ес̌, як моя матка у́ка в ноци за свим</text:p>
      <text:p text:style-name="P4">утрацоним кс̌іє̌чієм. Ніє подпатр̌иу́ес̌, як ȷ̈ј очи міётая̌ оґієњ, ќди му̊ві о забіянію</text:p>
      <text:p text:style-name="P4">Гарконнену̊в.</text:p>
      <text:p text:style-name="P4">Віє̌ц ȷ̈днак насу́ухівау́ - помис̌љау́а. У́зи пр̌есу́оніу́и ȷ̈ј очи.</text:p>
      <text:p text:style-name="P4">- І ȷ̈ще чеґос̌ ніє зробіу́ес̌ - ніє запаміє̌тау́ес̌ љекцї отр̌иманеј в нієвољнічим љоху</text:p>
      <text:p text:style-name="P4">Гарконнену̊в. Му̊віш о думіє з пр̌ияз́ні з моім ојцем! Чи ніє познау́ес̌ ру̊жніци міє̌дзи</text:p>
      <text:p text:style-name="P4">Гарконненамі, а Атридамі на тиље, жеби зве̌шич гарконнењскі подсте̌п по смрод̌іє, які по</text:p>
      <text:p text:style-name="P4">собіє зоставіу́? Чи ніє научиу́ес̌ с̌іє̌, же Атрид̌і за вієрнощ пу́аца̌ міу́ощіа̌, подчас ґди</text:p>
      <text:p text:style-name="P4">гарконнењска̌ монета̌ ȷ̈ст нієнавіщ? Ніє потрафіу́ес̌ розпознач правд̌івеґо обљіча теј здради?</text:p>
      <text:p text:style-name="P2">- Аље Иуег? - мрукна̌у́ Ґурнеи.</text:p>
      <text:p text:style-name="P4">- Пос̌іядани пр̌ез нас дову̊д то ву́асноре̌чни љіст Иуеґо, в кту̊рим пр̌изнаȷ̈ с̌іє̌ нам до</text:p>
      <text:p text:style-name="P4">здради - повієд̌іяу́ Пауљ. - Пр̌ис̌іє̌ґам чі то на міу́ощ, яка̌ до чієбіє живіє̌, на міу́ощ, яка̌ бе̌де̌</text:p>
      <text:p text:style-name="P4">живіу́ надаљ, навет ќди зоставіє̌ чіє̌ мартвеґо на теј поду́одзе.</text:p>
      <text:p text:style-name="P4">Су́ухая̌ц свеґо сина Ј̈сс̌іка здуміяу́а <text:soft-page-break/>с̌іє̌ ȷ̈ґо с̌віядомощіа̌, пр̌енікљіва̌ інтуіця̌ ȷ̈ґо</text:p>
      <text:p text:style-name="P4">умису́у.</text:p>
      <text:p text:style-name="P4">- Ојчієц му̊ј міяу́ інстинкт до пр̌иячіу̊у́ - р̌еку́ Пауљ. - Обдар̌ау́ міу́ощіа̌ з уміярем, љеч</text:p>
      <text:p text:style-name="P4">ніґди с̌іє̌ ніє миљіу́. Ј̈ґо су́абощ пољеґау́а на тим, же ніє розуміяу́ нієнавіщі. Мис̌љау́, же нікт</text:p>
      <text:p text:style-name="P4">з тих, цо нієнавідза̌ Гарконнену̊в, ніє може ґо здрад̌іч. - Спојр̌ау́ на матке̌. - Она о тим віє.</text:p>
      <text:p text:style-name="P4">Пр̌еказау́ем ȷ̈ј су́ова меґо ојца, же ніґди ȷ̈ј ніє подејр̌евау́.</text:p>
      <text:p text:style-name="P4">Ј̈сс̌іка почуу́а, же трачі панованіє над соба̌, заґризу́а дољна̌ варґе̌. Відза̌ц офіцяљна̌</text:p>
      <text:p text:style-name="P4">штивнощ в Пауљу здау́а собіє справе̌, іље ґо те су́ова коштуя̌. Цгчіяу́а до нієґо подбієц,</text:p>
      <text:p text:style-name="P4">пр̌итуљіч ȷ̈ґо ґу́ове̌ до пієрс̌і, як ніґди ніє робіу́а. Љеч држеніє рамієнія на ȷ̈ј ґардље устау́о,</text:p>
      <text:p text:style-name="P4">штих ножа вчіскау́ с̌іє̌ певніє і здецидованіє в ȷ̈ј пљеци.</text:p>
      <text:p text:style-name="P4">- Ј̈ден з најстрашљівших моменту̊в в жичію ху́опца - повієд̌іяу́ Пауљ - то тен, в кту̊рим</text:p>
      <text:p text:style-name="P4">одкрива он, же ојчієц і матка са̌ істотамі људзкімі, зу́а̌чонимі міу́ощіа̌, кту̊реј он ніґди в пеу́ні</text:p>
      <text:p text:style-name="P4">ніє засмакуȷ̈. Ј̈ст то почучіє страти, отварчія очу на факт, же с̌віят <text:soft-page-break/>д̌ієљі с̌іє̌ на „там” і „тутај”,</text:p>
      <text:p text:style-name="P4">і же ȷ̈стес̌ми в нім самотні. Момент тен завієра своя̌ ву́асна̌ правде̌, пр̌ед кту̊ра̌ ніє можна</text:p>
      <text:p text:style-name="P4">умкна̌ч. Я су́ишау́ем, як ојчієц му̊віу́ о матце. Она ніє ȷ̈ст здрајца̌, Ґурнеи.</text:p>
      <text:p text:style-name="P4">Ј̈сс̌іка одзискау́а ґу́ос.</text:p>
      <text:p text:style-name="P4">- Пущ мніє, Ґурнеи - повієд̌іяу́а.</text:p>
      <text:p text:style-name="P4">Ніє биу́о в тих су́овах жаднеј щеґу̊љнеј коменди, жаднеј штучкі обљічонеј на</text:p>
      <text:p text:style-name="P4">виґраніє ȷ̈ґо су́абощі, а мімо то Ґурнеиові опаду́и ре̌це. Ј̈сс̌іка подешу́а до Пауља і стане̌у́а</text:p>
      <text:p text:style-name="P4">пр̌ед нім ніє дотикая̌ц ґо.</text:p>
      <text:p text:style-name="P4">- Пауљ - повієд̌іяу́а - істнієя̌ в тим вшехс̌вієчіє і інне отварчія очу. Наґље зобачиу́ам,</text:p>
      <text:p text:style-name="P4">як чіє̌ викор̌истивау́ам, як тоба̌ кре̌чіу́ам і маніпуљовау́ам уставіяя̌ц чіє̌ на вибранеј пр̌езе</text:p>
      <text:p text:style-name="P4">мніє дродзе... на дродзе, кту̊ра̌ мус̌іяу́ам вибрач - о іље то може бич яќс̌ усправієдљівієніє з поводу моȷ̈ґо ву́аснеґо шкољенія. - Пр̌еу́кне̌у́а ду́авія̌ца̌ ґруде̌ в ґардље, споґља̌дая̌ц синові</text:p>
      <text:p text:style-name="P4">в очи. - Пауљ... хце̌, абис̌ цос̌ дља мніє зробіу́: вибієр̌ дроґе̌ ще̌щіа. З та̌ твоя̌ кобієта̌</text:p>
      <text:p text:style-name="P4">пустинна̌... ожењ с̌іє̌ з нія̌, ȷ̈с̌љі теґо праґнієш. Зру̊б то вбрев... вшисткім <text:soft-page-break/>і вшистќму. Аље</text:p>
      <text:p text:style-name="P4">вибієр̌ ву́асна̌ дроґе̌. Я...</text:p>
      <text:p text:style-name="P4">Урвау́а - повстр̌имана чіхим мамротанієм за пљецамі.</text:p>
      <text:p text:style-name="P4">Ґурнеи!</text:p>
      <text:p text:style-name="P4">Зобачиу́а очи Пауља утквіёне ґд̌ієс̌ понад нія̌ і одвру̊чіу́а с̌іє̌, Ґурнеи стау́ в мієјшу, аље</text:p>
      <text:p text:style-name="P4">ну̊ж шговау́ до похви, і щіа̌ґна̌вши з пієрс̌і бурнус одсу́оніу́ с̌љіска̌ шарощ пр̌ид̌іяу́овеґо</text:p>
      <text:p text:style-name="P4">фіљтрфрака, з родзаю тих, яќ пр̌емитніци набиваљі по с̌ічових крију̊вках.</text:p>
      <text:p text:style-name="P2">- Пхніј ножем те̌ моя̌ пієрс̌ - вимамротау́ Ґурнеи. - Забіј мніє, му̊віє̌, і нієх то с̌іє̌</text:p>
      <text:p text:style-name="P4">скоњчи. Збрукау́ем своȷ̈ іміє̌. Здрад̌іу́ем своȷ̈ґо кс̌іє̌чія! Најљепшеґо...</text:p>
      <text:p text:style-name="P4">- Успоку̊ј с̌іє̌! - повієд̌іяу́ Пауљ. Ґурнеи пр̌ешиу́ ґо взроќм. - Запніј тен пу́ащ</text:p>
      <text:p text:style-name="P4">і пр̌естањ робіч з с̌ієбіє дурнія - додау́. - Вистарчи нам бу́азењств як на ȷ̈ден д̌ієњ.</text:p>
      <text:p text:style-name="P4">- Забіј мніє, му̊віє̌! - вибухна̌у́ Ґурнеи.</text:p>
      <text:p text:style-name="P4">- Цгиба ніє са̌д̌іш, же ȷ̈стем такі ґу́упі? - повієд̌іяу́ Пауљ. - За яќґо ідіёте̌ мніє</text:p>
      <text:p text:style-name="P4">бієр̌еш? Чи муше̌ пр̌ез то пр̌еход̌іч з каждим потр̌ебним мі чу́овієќм?</text:p>
      <text:p text:style-name="P4"><text:soft-page-break/>Ґурнеи попатр̌иу́ на Ј̈сс̌іке̌ і пр̌ему̊віу́ нієпочієшоним, бу́аґаљним, так нієподобним до</text:p>
      <text:p text:style-name="P4">нієґо тонем:</text:p>
      <text:p text:style-name="P4">- Ти затем, моя пані, проше̌... ти мніє забіј.</text:p>
      <text:p text:style-name="P4">Ј̈сс̌іка подешу́а до нієґо, поу́ожиу́а му ре̌це на раміёнах.</text:p>
      <text:p text:style-name="P4">- Ґурнеи, дљачеґо упієраш с̌іє̌, же Атрид̌і муша̌ забіяч тих, кту̊рих кохая̌?</text:p>
      <text:p text:style-name="P4">- Дељікатніє виȷ́у́а му бурнус з паљцу̊в і запіє̌у́а на пієрс̌і. Зачіная̌ц с̌іє̌ Ґурнеи повієд̌іяу́:</text:p>
      <text:p text:style-name="P4">- Аље... я...</text:p>
      <text:p text:style-name="P4">- Мис̌љау́ес̌, же робіш цос̌ дља Љето - р̌еку́а - і за то хиље̌ пр̌ед тоба̌ чоу́о.</text:p>
      <text:p text:style-name="P4">- Пані - р̌еку́ Ґурнеи.</text:p>
      <text:p text:style-name="P4">Спущіу́ броде̌ на пієрс̌і, начіская̌ц моцно повієкі, би затр̌имач у́зи.</text:p>
      <text:p text:style-name="P4">- Уважајми то за нієпорозумієніє міє̌дзи старимі пр̌иячіу̊у́мі - повієд̌іяу́а Ј̈сс̌іка і Пауљ</text:p>
      <text:p text:style-name="P4">ухвичіу́ поȷ̈днавча̌, коя̌ца̌ нуте̌ в ȷ̈ј ґу́ос̌іє. - Биу́о, міне̌у́о і можеми с̌іє̌ чієшич, же ніє</text:p>
      <text:p text:style-name="P4">бе̌д̌іє юж віє̌цеј теґо родзаю нієпорозумієњ міє̌дзи намі.</text:p>
      <text:p text:style-name="P4">Ґурнеи отвор̌иу́ љс̌нія̌це од віљґочі очи, споґља̌дая̌ц на нія̌ з ґу̊ри.</text:p>
      <text:p text:style-name="P4">- Тен Ґурнеи Гаљљецк, яќґо знау́ам, биу́ то ме̌жчизна і до ножа, <text:soft-page-break/>і до баљісети повієд̌іяу́а Ј̈сс̌іка. - Најбард̌ієј захвицау́ мніє тен од баљісети. Чи у̊в Ґурнеи Гаљљецк ніє</text:p>
      <text:p text:style-name="P4">паміє̌та, як нієраз з уподобанієм су́ухау́ам ґод̌інамі, ќди дља мніє ґрау́? Чи надаљ маш</text:p>
      <text:p text:style-name="P4">баљісете̌, Ґурнеи?</text:p>
      <text:p text:style-name="P4">- Мам нова̌ - повієд̌іяу́ Ґурнеи. - Спровадзона̌ з Цгусук, цудовни інструмент. Бр̌мі як</text:p>
      <text:p text:style-name="P4">правд̌іви Варота, хочіяж ніє ȷ̈ст сиґнована. Я сам мис̌ље̌, же зробіу́ я̌ якіс̌ учењ Вароти,</text:p>
      <text:p text:style-name="P4">кту̊ри... - Заміљку́. - Цу̊ж я чі моґе̌ повієд̌ієч, моя пані? Папљами тутај, а...</text:p>
      <text:p text:style-name="P4">- Ніє папљами, Ґурнеи - повієд̌іяу́ Пауљ. Збљіжиу́ с̌іє̌ стая̌ц обок маткі, око в око</text:p>
      <text:p text:style-name="P4">з Ґурнеием. - То ніє папљаніна, то цос̌, цо пр̌инос̌і ще̌щіе пр̌иячіёу́ом. Узнау́бим то за</text:p>
      <text:p text:style-name="P4">у́аске̌, ґдибис̌ заґрау́ цос̌ дља нієј тераз. Нарада воȷ̈нна може трохе̌ почекач. І так ніє</text:p>
      <text:p text:style-name="P4">вирушими до бою пр̌ед ютрем.</text:p>
      <text:p text:style-name="P4">- Я... я пу̊јде̌ по баљісете̌ - повієд̌іяу́ Ґурнеи. - Ј̈ст в коритар̌у.</text:p>
      <text:p text:style-name="P4">Пр̌емашеровау́ обок ніх і зніку́ за котарамі. Пауљ поу́ожиу́ ду́оњ на рамієнію маткі</text:p>
      <text:p text:style-name="P4">і ствієрд̌іу́, же цау́а држи.</text:p>
      <text:p text:style-name="P4"><text:soft-page-break/>- Юж по вшисткім, матко - повієд̌іяу́.</text:p>
      <text:p text:style-name="P2">Ніє одврацая̌ц ґу́ови спојр̌ау́а на нієґо ка̌тем ока.</text:p>
      <text:p text:style-name="P4">- По вшисткім?</text:p>
      <text:p text:style-name="P4">- Очивіщіе, Ґурнеи ȷ̈ст...</text:p>
      <text:p text:style-name="P4">- Ґурнеи? Ох... очивіщіе.</text:p>
      <text:p text:style-name="P4">Спущіу́а очи. Засу́они зашељещіу́и і повру̊чіу́ Ґурнеи з баљісета̌. Унікая̌ц іх спојр̌ењ</text:p>
      <text:p text:style-name="P4">забрау́ с̌іє̌ до строȷ̈нія. Драперіє на щіанах ту́уміу́и еха, надая̌ц інструментові чіхе, інтимне</text:p>
      <text:p text:style-name="P4">бр̌мієніє. Пауљ повіу̊ду́ матке̌ ку подушком і посад̌іу́ я̌ опарта̌ пљецамі о ґруби кобієр̌ец на</text:p>
      <text:p text:style-name="P4">щіаніє. Нієспод̌ієваніє удер̌иу́о ґо, же так старо виґља̌да, достр̌еґу́ зача̌ткі змарщек на</text:p>
      <text:p text:style-name="P4">висушонеј пр̌ез пустиніє̌ цер̌е, звіётченіє ску̊ри в ка̌чіках заснутих бу́е̌кітем очу. Ј̈ст</text:p>
      <text:p text:style-name="P4">зме̌чона - помис̌љау́. - Мус̌іми знаљез́ч якіс̌ спосу̊б, би уя̌ч ȷ̈ј чіє̌жару̊в. - Ґурнеи видобиу́</text:p>
      <text:p text:style-name="P4">акорд. Пауљ спојр̌ау́ на нієґо.</text:p>
      <text:p text:style-name="P4">- Муше̌... зау́атвіч піљне справи. Зачекај ту на мніє.</text:p>
      <text:p text:style-name="P4">Ґурнеи ківна̌у́ ґу́ова̌. Ј̈ґо мис̌љ видавау́а с̌іє̌ буяч ген даљеко, якби в тим моменчіє</text:p>
      <text:p text:style-name="P4">пр̌ебивау́ под отвартимі нієбіёсамі Каљадану, з баранкамі на <text:soft-page-break/>горизончіє звіястуя̌цимі</text:p>
      <text:p text:style-name="P4">дещ. Пауљ з трудем здобиу́ с̌іє̌ на одејщіе, вимикая̌ц с̌іє̌ міє̌дзи чіє̌жкімі котарамі в бочни</text:p>
      <text:p text:style-name="P4">коритар̌. Усу́ишау́ за соба̌, як Ґурнеи зачина ґрач, і пр̌истана̌у́ на хвіље̌ на зевна̌тр̌</text:p>
      <text:p text:style-name="P4">комнати, су́ухая̌ц пр̌иту́уміёнеј пієс̌ні.</text:p>
      <text:p text:style-name="P4">Вінніце, ґаȷ̈,</text:p>
      <text:p text:style-name="P4">рајсќ д̌ієвоȷ̈,</text:p>
      <text:p text:style-name="P4">і шкљаніца пр̌еде мна̌ с̌іє̌ ківа.</text:p>
      <text:p text:style-name="P4">Дљачеґо о боях баȷ́</text:p>
      <text:p text:style-name="P4">і ґу̊рах стартих на пиу́?</text:p>
      <text:p text:style-name="P4">Дљачеґо чуȷ́ у́зи?</text:p>
      <text:p text:style-name="P4">Настаȷ̈ нієбо</text:p>
      <text:p text:style-name="P4">і вшистко даȷ̈,</text:p>
      <text:p text:style-name="P4">вистарчи вичія̌ґна̌ч ду́оніє.</text:p>
      <text:p text:style-name="P4">Чему засадзкі с̌іє̌ боȷ́</text:p>
      <text:p text:style-name="P4">і яду в травіёним шкље?</text:p>
      <text:p text:style-name="P4">Чему чуȷ́ све дні!</text:p>
      <text:p text:style-name="P4">Міу́ощ вабі</text:p>
      <text:p text:style-name="P4">в наґіє раміёна</text:p>
      <text:p text:style-name="P4">на хвіље упојнеј розкоши.</text:p>
      <text:p text:style-name="P4">Дљачеґо вспомінам бљізни</text:p>
      <text:p text:style-name="P2">і смак пр̌ељанеј крві?</text:p>
      <text:p text:style-name="P4">І чему страша̌ мніє сни?</text:p>
      <text:p text:style-name="P4">Завініє̌ти в бурнус курієр федајкіњскі виу́оніу́ с̌іє̌ споза закре̌ту в ґу́е̌бі коритар̌а.</text:p>
      <text:p text:style-name="P4">Ме̌жчизна міяу́ одр̌уцони на пљеци каптур, запіє̌чія фіљтрфрака віс̌іяу́и му љуз́но воку̊у́ шиі</text:p>
      <text:p text:style-name="P4"><text:soft-page-break/>доводза̌ц, же пр̌ибива просто з отвартеј пустині. Пауљ повстр̌имау́ ґо рухем ре̌кі, опущіу́</text:p>
      <text:p text:style-name="P4">засу́они у вијщіа з комнати і рушиу́ в ȷ̈ґо строне̌. Ме̌жчизна поку́оніу́ с̌іє̌ ску́адая̌ц ре̌це пр̌ед</text:p>
      <text:p text:style-name="P4">соба̌ в такі спосу̊б, якби вітау́ Матке̌ Вієљебна̌ љуб Сајядіне̌, стражнічке̌ ритуау́у.</text:p>
      <text:p text:style-name="P4">- Муад’Дібіє, пр̌иву̊дци шгодза̌ с̌іє̌ на раде̌ - повієд̌іяу́.</text:p>
      <text:p text:style-name="P4">- Так шибко?</text:p>
      <text:p text:style-name="P4">- То са̌ чі, по кту̊рих Стіљґар вису́ау́ вчес̌нієј, ќди са̌дзоно, же... - взрушиу́ раміёнамі.</text:p>
      <text:p text:style-name="P4">- Розумієм.</text:p>
      <text:p text:style-name="P4">Пауљ обејр̌ау́ с̌іє̌ в строне̌, ска̌д добієґау́ чіхи д̌ьвіє̌к баљісети, мис̌ља̌ц о уљубіёнеј пр̌ез</text:p>
      <text:p text:style-name="P4">матке̌ стареј пієс̌ні д̌івніє роздартеј пр̌ез весоу́ощ мељодії і смутек су́у̊в.</text:p>
      <text:p text:style-name="P4">- Вкру̊тце пр̌ибе̌д̌іє з іннимі Стіљґар. Запровад̌ь іх до моȷ̈ј маткі.</text:p>
      <text:p text:style-name="P4">- Зачекам тутај, Муад’Дібіє - р̌еку́ курієр.</text:p>
      <text:p text:style-name="P4">- Так... так, зачекај ту.</text:p>
      <text:p text:style-name="P4">Пауљ пр̌ечісна̌у́ с̌іє̌ обок курієра пода̌жая̌ц в ґу́а̌б яскіні, ку мієјшу істнієя̌цему в серцу</text:p>
      <text:p text:style-name="P4">каждеј таќј ґроти, в побљіжу ȷ̈ј збіёрніка воднеґо. В тим мієјшу бе̌д̌іє мау́и Сгаі-гуљуд,</text:p>
      <text:p text:style-name="P4"><text:soft-page-break/>створ̌еніє ніє ду́ужше ніж д̌ієвіє̌ч метру̊в, утр̌имиване в станіє кару́оватощі і віє̌зіёне</text:p>
      <text:p text:style-name="P4">вс̌ру̊д рову̊в пеу́них води. Створ̌ичієљ по виу́онієнію с̌іє̌ зе свеј пр̌ејщіовеј форми</text:p>
      <text:p text:style-name="P4">маљењќґо створ̌ичієља уніка тручізни, яка̌ ȷ̈ст вода. А топієніє створ̌ичієља биу́о</text:p>
      <text:p text:style-name="P4">највіє̌кшим фремењскім секретем, ґдиж так отр̌имивано субстанцȷ́ іх комунії - Воде̌</text:p>
      <text:p text:style-name="P4">Жичія, тручізне̌, кту̊ра̌ тиљко Матка Вієљебна потрафіу́а пр̌емієніч.</text:p>
      <text:p text:style-name="P4">Те̌ децизȷ́ подя̌у́ Пауљ под впу́ивем напіє̌чія вивоу́анеґо нієбезпієчењствем, в якім</text:p>
      <text:p text:style-name="P4">знаљазу́а с̌іє̌ матка. Жадна з ќдикољвієк від̌іяних пр̌езењ љінії пр̌ишу́ощі ніє завієрау́а теґо</text:p>
      <text:p text:style-name="P4">моменту заґроженія зе строни Ґурнеиа Гаљљецка. Пр̌ишу́ощ - шаро-хмуро-пр̌ишу́ощ, враз</text:p>
      <text:p text:style-name="P4">з овим враженієм, же цау́и вшехс̌віят змієр̌а до пункту вр̌енія - унос̌іу́а с̌іє̌ воку̊у́ нієґо</text:p>
      <text:p text:style-name="P4">як відмови с̌віят. Муше̌ то зобачич - мис̌љау́. Ј̈ґо орґанізм з вољна пр̌истосовау́ с̌іє̌ до</text:p>
      <text:p text:style-name="P4">пр̌иправи, д̌іє̌кі чему пророче візȷ̈ биу́и цораз то р̌адше... цораз то ме̌тнієјше.</text:p>
      <text:p text:style-name="P4"><text:soft-page-break/>Розвія̌заніє видавау́о му с̌іє̌ очивісте. Утопіє̌ створ̌ичієља. Тераз пр̌еконами с̌іє̌, чи</text:p>
      <text:p text:style-name="P2">ȷ̈стем Квісатз Гадерах, тен, кту̊ри потрафі пр̌ежич пру̊бе̌, яка̌ пр̌еживая̌ Маткі Вієљебне.</text:p>
      <text:p text:style-name="P4">8</text:p>
      <text:p text:style-name="P4">І стау́о с̌іє̌ в року тр̌ечім Војни Пустиннеј, же Пауљ Муад’Діб љежау́ под</text:p>
      <text:p text:style-name="P4">драперіямі кісва с̌родковеј комори в Ґрочіє Птаку̊в. І љежау́, яко љежи</text:p>
      <text:p text:style-name="P4">нієживи, затона̌вши в обявієнію Води Жичія, своім ȷ̈стествем винієс̌іёни</text:p>
      <text:p text:style-name="P4">пр̌ез жичіёдајна̌ тручізне̌ поза ґраніце часу. І так стау́о с̌іє̌ чіяу́ем су́ово, же</text:p>
      <text:p text:style-name="P4">Љісан аљ-Ґаіб може бич мартви і живи заразем.</text:p>
      <text:p text:style-name="P4">з „Љеґенд зебраних” в опрацованію кс̌іє̌жнічкі Іруљан.</text:p>
      <text:p text:style-name="P4">Цгані видостау́а с̌іє̌ на ґу̊ре̌ з басену Габбаня в мроку пр̌едс̌віту, насу́ухуя̌ц</text:p>
      <text:p text:style-name="P4">фуркотљівеґо „фррр” орнітоптера, кту̊ри пр̌ивіу̊зу́ я̌ з поу́уднія і одљативау́ в пр̌ествор̌а ку</text:p>
      <text:p text:style-name="P4">яќјс̌ крију̊вце. Воку̊у́ нієј розсипау́а с̌іє̌ по скау́ах випатруя̌ца нієбезпієчењств ескорта,</text:p>
      <text:p text:style-name="P4">тр̌имая̌ц с̌іє̌ на дистанс, аби запевніч кобієчіє Муад’Діба то, о цо <text:soft-page-break/>попрос̌іу́а - хвіље̌ самотнеј</text:p>
      <text:p text:style-name="P4">пр̌ехадзкі.</text:p>
      <text:p text:style-name="P4">Дљачеґо мніє везвау́? - ґу́овіу́а с̌іє̌. - Повієд̌іяу́ мі пр̌едтем, же муше̌ зостач на</text:p>
      <text:p text:style-name="P4">поу́уднію з маљењкім Љето і Аљія̌. Подкасау́а бурнус і пр̌ез заґрадзая̌ци ȷ̈ј дроґе̌ камієњ</text:p>
      <text:p text:style-name="P4">скочиу́а љекко на строма̌ щіежке̌, кту̊ра̌ ȷ̈диніє пустинне шкољеніє позваљау́о дојр̌еч</text:p>
      <text:p text:style-name="P4">в чіємнощі. Пља̌сау́а на вис̌љізґуя̌цих с̌іє̌ спод сту̊п камиках, нієс̌віядома своȷ̈ј звіннощі.</text:p>
      <text:p text:style-name="P4">Од вспіначкі робіу́о с̌іє̌ раз́нієј на души, ус̌мієр̌ау́а она обави ље̌ґна̌це с̌іє̌ в д̌ієвчиніє под</text:p>
      <text:p text:style-name="P4">впу́ивем міљча̌цеґо усуніє̌чія с̌іє̌ ескорти і факту, же вису́ано по нія̌ ценни орнітоптер. Серце</text:p>
      <text:p text:style-name="P4">скакау́о ȷ̈ј в пієрс̌і на мис̌љ о бљіскім поу́а̌ченію с̌іє̌ з Пауљем Муад’Дібем, ȷ̈ј Усуљем. Ј̈ґо</text:p>
      <text:p text:style-name="P4">іміє̌ моґу́о собіє розбр̌мієвач яко боёви окр̌ик в цау́им краю: „Муад’Діб! Муад’Діб!</text:p>
      <text:p text:style-name="P4">Муад’Діб!”, љеч она знау́а іннеґо ме̌жчизне̌, о інним імієнію - ојца ȷ̈ј сина, чуу́еґо</text:p>
      <text:p text:style-name="P4">коханка.</text:p>
      <text:p text:style-name="P4">Спос̌ру̊д скау́ понад нія̌ вихине̌у́а ољбр̌имія постач, наґља̌ц до пос̌пієху. Пр̌ис̌пієшиу́а</text:p>
      <text:p text:style-name="P4"><text:soft-page-break/>кроку. Поранне птакі навоу́ивау́и с̌іє̌ взљатуя̌ц юж в нієбо. Мґљіста пос̌віята наросу́а на</text:p>
      <text:p text:style-name="P4">вшгоднім горизончіє. Постач на ґу̊р̌е ніє наљежау́а до ȷ̈ј ескорти. Отгеим? - застановіу́а с̌іє̌,</text:p>
      <text:p text:style-name="P4">достр̌еґая̌ц цос̌ знаёмеґо в рухах і поставіє. Вдрапавши с̌іє̌ до нієґо розпознау́а</text:p>
      <text:p text:style-name="P4">в бр̌аску шерока̌, пу́аска̌ твар̌ поручніка федајкіну̊в, з отвартим каптурем і љуз́но</text:p>
      <text:p text:style-name="P4">замоцованим фіљтрем уст, як то часамі робіёно вибієрая̌ц с̌іє̌ в пустиніє̌ тиљко на хвіље̌.</text:p>
      <text:p text:style-name="P4">- Шибчієј - сикна̌у́ і повіу̊ду́ я̌ в ду̊у́ секретна̌ щељіна̌ до укритеј ґроти. - Вкру̊тце зробі с̌іє̌</text:p>
      <text:p text:style-name="P4">відно - шепна̌у́ пр̌итр̌имуя̌ц ȷ̈ј ухиљона̌ ґрод̌ь. - Гарконненовіє десперацко патрољуя̌ те̌</text:p>
      <text:p text:style-name="P4">че̌щ реґіёну. Ніє можеми тераз ризиковач, же нас одкрия̌.</text:p>
      <text:p text:style-name="P4">Винур̌иљі с̌іє̌ в ва̌скім тунељу бочнеґо вејщіа до Ґроти Птаку̊в. Запу́оне̌у́и куље</text:p>
      <text:p text:style-name="P4">с̌віє̌тояњсќ. Отгеим пр̌ечісна̌у́ с̌іє̌ пр̌ед нія̌.</text:p>
      <text:p text:style-name="P2">- Цгод̌ь за мна̌ - повієд̌іяу́. - Но, пос̌пієш с̌іє̌.</text:p>
      <text:p text:style-name="P4">Пр̌емкне̌љі пр̌ез коритар̌, насте̌пна̌ ґрод̌ь, зну̊в коритар̌ і котари до давнеј аљкови</text:p>
      <text:p text:style-name="P4"><text:soft-page-break/>Сајядіни з часу̊в, ќди биу́а ту яскінія д̌ієннеґо випочинку. Обецніє на поду́одзе љежау́и</text:p>
      <text:p text:style-name="P4">дивани і подушкі. Гафтоване макати з візерунќм червонеґо ястр̌е̌бія криу́и скаљне щіани.</text:p>
      <text:p text:style-name="P4">Ніскі, пољови сту̊у́ по ȷ̈днеј строніє засу́ани биу́ папієрамі, од кту̊рих біу́а воњ іх</text:p>
      <text:p text:style-name="P4">пр̌иправовеґо суровца. Матка Вієљебна с̌ієд̌іяу́а самотна на впрост вејщіа. Подніёсу́а очи</text:p>
      <text:p text:style-name="P4">з запатр̌оним в ґу́а̌б с̌ієбіє спојр̌енієм, под кту̊рим диґотаљі новіцюше. Отгеим зу́ожиу́</text:p>
      <text:p text:style-name="P4">ду́оніє.</text:p>
      <text:p text:style-name="P4">- Пр̌ипровад̌іу́ем Цгані - повієд̌іяу́ і уку́онівши с̌іє̌ вишеду́. Ј̈сс̌іка зас̌ помис̌љау́а: Як</text:p>
      <text:p text:style-name="P4">повієд̌ієч Цгані?</text:p>
      <text:p text:style-name="P4">- Як с̌іє̌ мієва му̊ј внук? - запитау́а.</text:p>
      <text:p text:style-name="P4">А віє̌ц најпієрв звичаёве повітаніє - помис̌љау́а Цгані і ȷ̈ј обави повру̊чіу́и. - Ґд̌іє</text:p>
      <text:p text:style-name="P4">ȷ̈ст Муад’Діб? Дљачеґо ніє ма ґо тутај на моȷ̈ повітаніє?</text:p>
      <text:p text:style-name="P4">- Здру̊в і весу̊у́, матко - повієд̌іяу́а. - Зоставіу́ам ȷ̈ґо і Аљіє̌ под опієка̌ Гараг.</text:p>
      <text:p text:style-name="P4">Матко - помис̌љау́а Ј̈сс̌іка. - Так, она ма право так мніє називач пр̌и офіцяљним</text:p>
      <text:p text:style-name="P4">повітанію. Дау́а мі внука.</text:p>
      <text:p text:style-name="P4"><text:soft-page-break/>- Су́ишау́ам, же с̌іч Цоануа пр̌ису́ау́а в дар̌е тканіне̌ - р̌еку́а.</text:p>
      <text:p text:style-name="P4">- Тканіна ȷ̈ст с̌љічна - повієд̌іяу́а Цгані.</text:p>
      <text:p text:style-name="P4">- Чи Аљія пр̌есиу́а яка̌с̌ віядомощ?</text:p>
      <text:p text:style-name="P4">- Жаднеј. Аље с̌іч жиȷ̈ тераз спокојнієј, ќди људ̌іє заче̌љі акцептовач цуд ȷ̈ј</text:p>
      <text:p text:style-name="P4">одмієннощі.</text:p>
      <text:p text:style-name="P4">По цо она так то розвљека - ґу́овіу́а с̌іє̌ Цгані. - Биу́о цос̌ так наґља̌цеґо, же вису́аљі по мніє</text:p>
      <text:p text:style-name="P4">орнітоптер. А тераз вљечеми с̌іє̌ пр̌ез конвенансе.</text:p>
      <text:p text:style-name="P4">- Тр̌еба бе̌д̌іє з че̌щі теј новеј тканіни зробіч убранко дља мау́еґо Љето - повієд̌іяу́а</text:p>
      <text:p text:style-name="P4">Ј̈сс̌іка.</text:p>
      <text:p text:style-name="P4">- Цокољвієк собіє жичиш, матко - одпару́а Цгані. Спущіу́а очи. - Са̌ яќс̌ вієщі з поља</text:p>
      <text:p text:style-name="P4">ваљкі?</text:p>
      <text:p text:style-name="P4">Ј̈ј твар̌ позостау́а без виразу, жеби ніє здрад̌іч с̌іє̌ пр̌ед Ј̈сс̌іка, же пита о Пауља</text:p>
      <text:p text:style-name="P4">Муад’Діба.</text:p>
      <text:p text:style-name="P4">- Кољејне звичіє̌ства - повієд̌іяу́а Ј̈сс̌іка. - Раббан подя̌у́ острожне пру̊би навія̌занія</text:p>
      <text:p text:style-name="P4">роковањ в справіє завієшенія броні. Ј̈ґо емісаріюши одесу́ано без іх води. Раббан навет</text:p>
      <text:p text:style-name="P4">зу́аґод̌іу́ чіє̌жари људнощі в <text:soft-page-break/>нієкту̊рих осадах басену. Аље спу̊з́ніу́ с̌іє̌. Људ̌іє вієдза̌, же робі</text:p>
      <text:p text:style-name="P4">то зе страху пр̌ед намі.</text:p>
      <text:p text:style-name="P4">- Затем вшистко ід̌іє так, як повієд̌іяу́ Муад’Діб - р̌еку́а Цгані. Спојр̌ау́а на Ј̈сс̌іке̌</text:p>
      <text:p text:style-name="P4">старая̌ц с̌іє̌ заховач своȷ̈ обави дља с̌ієбіє. Виму̊віу́ам ȷ̈ґо іміє̌, а она ніє зареаґовау́а. На</text:p>
      <text:p text:style-name="P4">тим виґу́адзоним камієнію, кту̊ри звіє своя̌ твар̌а̌, ніє зобачиш жадних емоцї, аље... та</text:p>
      <text:p text:style-name="P2">твар̌ ȷ̈ст збит застиґу́а. Дљачеґо ȷ̈ст аж так скамієніяу́а? Цо с̌іє̌ стау́о моȷ̈му Усуљові?</text:p>
      <text:p text:style-name="P4">- Шкода, же ніє ȷ̈стес̌ми на поу́уднію - повієд̌іяу́а Ј̈сс̌іка. - Оази виґља̌дау́и так піє̌кніє,</text:p>
      <text:p text:style-name="P4">ќди виȷ̈жд̌аљіс̌ми. Ніє те̌скніш до днія, ќди бич може цау́а зіємія так розквітніє?</text:p>
      <text:p text:style-name="P4">- Зіємія ȷ̈ст піє̌кна, то правда - пр̌итакне̌у́а Цгані. - Аље вієље на нієј бу̊љу.</text:p>
      <text:p text:style-name="P4">- Бу̊љ то цена звичіє̌ства - р̌еку́а Ј̈сс̌іка.</text:p>
      <text:p text:style-name="P4">Чи она пр̌иґотовуȷ̈ мніє на бу̊љ? - задау́а собіє в духу питаніє Цгані.</text:p>
      <text:p text:style-name="P4">- Так вієље кобієт ȷ̈ст без ме̌жчизн - повієд̌іяу́а. - Заздрощоно мі, ґди с̌іє̌ розніёсу́о,</text:p>
      <text:p text:style-name="P4">же зостау́ам везвана на пу̊у́ноц.</text:p>
      <text:p text:style-name="P4">- Я чіє̌ везвау́ам - повієд̌іяу́а Ј̈сс̌іка.</text:p>
      <text:p text:style-name="P4"><text:soft-page-break/>Цгані чуу́а, як у́омоче ȷ̈ј серце. Цгчіяу́а заткач собіє уши ду́оњмі, обавіяя̌ц с̌іє̌ теґо, цо</text:p>
      <text:p text:style-name="P4">моґа̌ усу́ишеч. Мімо то ȷ̈ј ґу́ос биу́ опановани.</text:p>
      <text:p text:style-name="P4">- Віядомощ подпісау́ Муад’Діб.</text:p>
      <text:p text:style-name="P4">- Я я̌ так подпісау́ам в обецнощі ȷ̈ґо поручніку̊в - повієд̌іяу́а Ј̈сс̌іка. - Тен вибієґ биу́</text:p>
      <text:p text:style-name="P4">конієчни. - Д̌ієљна она ȷ̈ст, та кобієта моȷ̈ґо Пауља - помис̌љау́а. - Пр̌естр̌еґа конвенансу̊в</text:p>
      <text:p text:style-name="P4">навет втеди, ґди страх омаљ ȷ̈ј ніє поража. Так. Она може бич особа̌, яќј нам тераз тр̌еба.</text:p>
      <text:p text:style-name="P4">Ј̈диніє љедво ухвитна нута резиґнацї пр̌енікне̌у́а до тону Цгані, ґди р̌еку́а:</text:p>
      <text:p text:style-name="P4">- Тераз можеш повієд̌ієч то цос̌, цо мус̌і бич повієд̌іяне.</text:p>
      <text:p text:style-name="P4">- Ј̈стес̌ ту потр̌ебна, би пому̊ц мі оцучіч Пауља - повієд̌іяу́а Ј̈сс̌іка.</text:p>
      <text:p text:style-name="P4">Но! - мис̌љау́а. - Повієд̌іяу́ам то доку́адніє так, як наљежау́о. Оцучіч. Цгані віє, же Пауљ</text:p>
      <text:p text:style-name="P4">жиȷ̈, і віє, же істнієȷ̈ заґроженіє, вшистко в ȷ̈дним су́овіє.</text:p>
      <text:p text:style-name="P4">Вистарчиу́ момент, би Цгані с̌іє̌ успокоіу́а.</text:p>
      <text:p text:style-name="P4">- Цо таќґо моґе̌ зробіч? - запитау́а.</text:p>
      <text:p text:style-name="P4">Міяу́а охоте̌ скочич на Ј̈сс̌іке̌, потр̌а̌сна̌ч нія̌ і завоу́ач; „Провад̌ь мніє до нієґо!” Аље</text:p>
      <text:p text:style-name="P4"><text:soft-page-break/>чекау́а в міљченію на одповієд̌ь.</text:p>
      <text:p text:style-name="P4">- Подејр̌евам - повієд̌іяу́а Ј̈сс̌іка - же Гарконненом удау́о с̌іє̌ подесу́ач нам аґента, кту̊ри</text:p>
      <text:p text:style-name="P4">затруу́ Пауља. То ȷ̈дине вияс̌нієніє, яќ пр̌иход̌і мі до ґу́ови. Најпр̌ед̌івнієјша тручізна.</text:p>
      <text:p text:style-name="P4">Збадау́ам ȷ̈ґо крев најбард̌ієј вишуканимі методамі і ніц ніє викриу́ам.</text:p>
      <text:p text:style-name="P4">Цгані р̌учіу́а с̌іє̌ на кољана.</text:p>
      <text:p text:style-name="P4">- Тручізна! Чи он чієрпі? Моґу́абим...</text:p>
      <text:p text:style-name="P4">- Ј̈ст нієпр̌итомни - повієд̌іяу́а Ј̈сс̌іка. - Процеси жичіёве са̌ в нім так су́абе, же можна ȷ̈</text:p>
      <text:p text:style-name="P4">ствієрд̌іч ȷ̈диніє за помоца̌ најбард̌ієј дробіязґових анаљіз. Држе̌ на мис̌љ, цо би с̌іє̌ стау́о,</text:p>
      <text:p text:style-name="P4">ґдибим то ніє я ґо знаљазу́а. Дља нієдос̌віядчонеґо ока виґља̌да на змару́еґо.</text:p>
      <text:p text:style-name="P4">- Маш інне поводи поза куртуазя̌, би мніє везвач - оповієд̌іяу́а Цгані. - Знам чіє̌,</text:p>
      <text:p text:style-name="P4">Матко Вієљебна. Цо таќґо веду́уґ чієбіє моґе̌ зробіч, чеґо ти ніє можеш?</text:p>
      <text:p text:style-name="P4">Ј̈ст д̌ієљна, с̌љічна і... ах, якже бистра - помис̌љау́а Ј̈сс̌іка. - Биу́аби з нієј вспаніяу́а Бене</text:p>
      <text:p text:style-name="P4">Ґессеріт.</text:p>
      <text:p text:style-name="P2">- Цгані - р̌еку́а Ј̈сс̌іка - може трудно чі бе̌д̌іє увієр̌ич, аље я ву́ащівіє ніє <text:soft-page-break/>вієм,</text:p>
      <text:p text:style-name="P4">дљачеґо по чієбіє посу́ау́ам. То биу́ інстинкт... пієрвотна інтуіця. Мис̌љ пр̌ишу́а нієпрошона:</text:p>
      <text:p text:style-name="P4">Пос̌љіј по Цгані.</text:p>
      <text:p text:style-name="P4">По раз пієрвши Цгані достр̌еґу́а смутек в твар̌и Ј̈сс̌ікі, наґі бу̊љ, кту̊ри у́аґод̌іу́ ȷ̈ј</text:p>
      <text:p text:style-name="P4">сќроване в ґу́а̌б с̌ієбіє спојр̌еніє.</text:p>
      <text:p text:style-name="P4">- Зробіу́ам вшистко, цо в моȷ̈ј моци - повієд̌іяу́а Ј̈сс̌іка. - Ово „вшистко”...</text:p>
      <text:p text:style-name="P4">пр̌екрача так даљеце то, цо с̌іє̌ звикље уважа за вшистко, же трудно би чі биу́о то собіє</text:p>
      <text:p text:style-name="P4">виображіч. А мімо то... пр̌еґрау́ам.</text:p>
      <text:p text:style-name="P4">- Тен давни товар̌иш, Гаљљецк - спитау́а Цгані - чи можљіве, би оказау́ с̌іє̌ здрајца̌?</text:p>
      <text:p text:style-name="P4">- Ніє Ґурнеи - повієд̌іяу́а Ј̈сс̌іка.</text:p>
      <text:p text:style-name="P4">Те два су́ова старчиу́и за цау́а̌ дискусȷ́ і Цгані виображіу́а собіє дочієкљівощ,</text:p>
      <text:p text:style-name="P4">справд̌іяни... вспомнієнія давних помиу́ек, кту̊ре зу́ожиу́и с̌іє̌ на то љаконічне запр̌еченіє.</text:p>
      <text:p text:style-name="P4">Цгані закољебау́а с̌іє̌ до тиу́у встая̌ц з кољан, подервау́а с̌іє̌ на ноґі, обчія̌ґне̌у́а бурнус барви</text:p>
      <text:p text:style-name="P4">пустині.</text:p>
      <text:p text:style-name="P4">- Запровад̌ь мніє до нієґо - повієд̌іяу́а.</text:p>
      <text:p text:style-name="P4">Ј̈сс̌іка подніёсу́а с̌іє̌ і знікне̌у́а за котарамі на љевеј щіаніє. <text:soft-page-break/>Пода̌жая̌ца за нія̌ Цгані</text:p>
      <text:p text:style-name="P4">знаљазу́а с̌іє̌ в биу́им ску́ад̌іє, кту̊реґо скаљне щіани укрито тераз под ґрубимі драперіямі. Пауљ</text:p>
      <text:p text:style-name="P4">љежау́ на посу́анію пољовим под пр̌ечівљеґу́а̌ щіана̌. Самотна куља с̌віє̌тояњска ос̌вієтљау́а му</text:p>
      <text:p text:style-name="P4">твар̌ з ґу̊ри. Чарна шата окривау́а ґо по пієрс̌, вичія̌ґніє̌те по боках ре̌це биу́и ґоу́е. Цау́и</text:p>
      <text:p text:style-name="P4">видавау́ с̌іє̌ ґоу́и под ова̌ шата̌. Від̌іяу́а ȷ̈ґо воскова̌, штивна̌ ску̊ре̌. І ані с̌љаду</text:p>
      <text:p text:style-name="P4">яќґокољвієк руху. Цгані опановау́а хе̌ч, би р̌учіч с̌іє̌ ку нієму, накрич ґо своім чіяу́ем.</text:p>
      <text:p text:style-name="P4">Пр̌иу́апау́а с̌іє̌ натоміяст на тим, же мис̌љі ȷ̈ј бієґна̌ до сина - Љето. І зрозуміяу́а в овеј хвіљі,</text:p>
      <text:p text:style-name="P4">же Ј̈сс̌іце пр̌ишу́о ќдис̌ пр̌ежич момент подобни - с̌мієрч зајр̌ау́а в очи укоханему, кажа̌ц</text:p>
      <text:p text:style-name="P4">ȷ̈ј мис̌љеч о способах оцаљенія нієљетнієґо сина. Зрозумієніє теґо факту установіу́о</text:p>
      <text:p text:style-name="P4">нієспод̌ієвана̌ віє̌з́ зе старша̌ кобієта̌, аж Цгані вичія̌ґне̌у́а ре̌ке̌ і щісне̌у́а ду́оњ Ј̈сс̌ікі. Ущіск,</text:p>
      <text:p text:style-name="P4">кту̊рим Ј̈сс̌іка ȷ̈ј одповієд̌іяу́а, биу́ аж бољесни.</text:p>
      <text:p text:style-name="P4">- Он жиȷ̈ - повієд̌іяу́а Ј̈сс̌іка. - Запевніям чіє̌, же он жиȷ̈. Љеч ніч ȷ̈ґо жичія ȷ̈ст так</text:p>
      <text:p text:style-name="P4"><text:soft-page-break/>чієнка, же нієу́атво я̌ однаљез́ч. Юж тераз нієкту̊р̌и пр̌иву̊дци шемр̌а̌, же пр̌емавія пр̌езе</text:p>
      <text:p text:style-name="P4">мніє матка, а ніє Матка Вієљебна, же му̊ј син ȷ̈ст мартви, а я ніє хце̌ оддач ȷ̈ґо води</text:p>
      <text:p text:style-name="P4">пљемієнію.</text:p>
      <text:p text:style-name="P4">- Як ду́уґо он пр̌ебива в тим станіє? - спитау́а Цгані. Увољніу́а своя̌ ду́оњ з ду́оні Ј̈сс̌ікі</text:p>
      <text:p text:style-name="P4">і посуне̌у́а с̌іє̌ даљеј в ґу́а̌б комори.</text:p>
      <text:p text:style-name="P4">- Тр̌и тиґодніє - повієд̌іяу́а Ј̈сс̌іка. - Правіє тид̌ієњ страчіу́ам пру̊буя̌ц ґо вскр̌ес̌іч.</text:p>
      <text:p text:style-name="P4">Биу́и спотканія, спори... доходзенія. По чим висиу́ам по чієбіє. Федајкіні су́ухая̌ моіх</text:p>
      <text:p text:style-name="P4">розказу̊в, іначеј ніє биу́абим в станіє опу̊з́ніч... - Звіљжиу́а ȷ́зиќм варґі патр̌а̌ц, як Цгані</text:p>
      <text:p text:style-name="P4">збљіжа с̌іє̌ до Пауља. Стау́а тераз над нім, споґља̌дая̌ц з ґу̊ри на дељікатни, му́од̌ієњчи зарост</text:p>
      <text:p text:style-name="P2">окаљая̌ци му твар̌, віёда̌ц очамі взду́уж висоќґо чоу́а, видатнеґо носа, зачіс̌ніє̌тих</text:p>
      <text:p text:style-name="P4">повієк - рису̊в якже спокојних в тим штивним ус̌пієнію.</text:p>
      <text:p text:style-name="P4">- Як он пр̌ијмуȷ̈ поживієніє? - спитау́а.</text:p>
      <text:p text:style-name="P4">- Потр̌еби ȷ̈ґо чіяу́а са̌ так знікоме, же ȷ̈ще ніє потр̌ебуȷ̈ ȷ̈дзенія - повієд̌іяу́а</text:p>
      <text:p text:style-name="P4"><text:soft-page-break/>Ј̈сс̌іка.</text:p>
      <text:p text:style-name="P4">- Іљу віє о тим, цо с̌іє̌ стау́о?</text:p>
      <text:p text:style-name="P4">- Тиљко ȷ̈ґо најбљіжс̌і адіютанчі, пару пр̌иву̊дцу̊в, федајкіні, но і очивіщіе ктос̌, кто подау́</text:p>
      <text:p text:style-name="P4">му тручізне̌.</text:p>
      <text:p text:style-name="P4">- Ніє ма пошљак цо до особи тручічієља?</text:p>
      <text:p text:style-name="P4">- Аље ніє з поводу занієдбањ в доходзенію - повієд̌іяу́а Ј̈сс̌іка.</text:p>
      <text:p text:style-name="P4">- Цо му̊вія̌ федајкіні? - запитау́а Цгані.</text:p>
      <text:p text:style-name="P4">- Оні вієр̌а̌, же Пауљ знајдуȷ̈ с̌іє̌ в с̌віє̌тим транс̌іє, же збієра своȷ̈ с̌віє̌те моце до</text:p>
      <text:p text:style-name="P4">остатечнеґо бою. Подтр̌имивау́ам іх в теј вієр̌е.</text:p>
      <text:p text:style-name="P4">Цгані осуне̌у́а с̌іє̌ на кољана пр̌и посу́анію, похиљіу́а ніско над твар̌а̌ Пауља. Вичуу́а</text:p>
      <text:p text:style-name="P4">раптовна̌ зміяне̌ в повієтр̌у воку̊у́ ȷ̈ґо твар̌и... аље то биу́а по просту пр̌иправа, воњ</text:p>
      <text:p text:style-name="P4">вшехобецнеј пр̌иправи пр̌енікая̌цеј вшистко в жичію Фремена. А ȷ̈днак...</text:p>
      <text:p text:style-name="P4">- Ви ніє ȷ̈стещіе уродзені до пр̌иправи як ми - повієд̌іяу́а. - Розпатр̌иу́ас̌</text:p>
      <text:p text:style-name="P4">евентуаљнощ, же ȷ̈ґо орґанізм збунтовау́ с̌іє̌ пр̌ечівко збит вієљќј іљощі пр̌иправи</text:p>
      <text:p text:style-name="P4">в поживієнію?</text:p>
      <text:p text:style-name="P4"><text:soft-page-break/>- Вшистќ одчини аљерґічне са̌ неґативне - повієд̌іяу́а Ј̈сс̌іка.</text:p>
      <text:p text:style-name="P4">Пр̌имкне̌у́а очи тиљеж само дља унікніє̌чія відоку теј шени, іље дљатеґо, же наґље</text:p>
      <text:p text:style-name="P4">ус̌віядоміу́а собіє своȷ̈ зме̌ченіє. Як ду́уґо ніє спау́ам? - запитау́а сама̌ с̌ієбіє. - Збит ду́уґо.</text:p>
      <text:p text:style-name="P4">- Ќди пр̌емієніяш Воде̌ Жичія - повієд̌іяу́а Цгані - доконуȷ̈ш теґо в собіє пр̌и</text:p>
      <text:p text:style-name="P4">помоци вевне̌тр̌неј с̌віядомощі. Чи викор̌истау́ас̌ те̌ с̌віядомощ до збаданія ȷ̈ґо крві?</text:p>
      <text:p text:style-name="P4">- Нормаљна крев фремењска - повієд̌іяу́а Ј̈сс̌іка. - Цау́ковічіє пр̌истосована до тутејшеґо</text:p>
      <text:p text:style-name="P4">жичія і дієти.</text:p>
      <text:p text:style-name="P4">Цгані пр̌ис̌іяду́а на піє̌тах і студіюя̌ц твар̌ Пауља топіу́а обави в намис̌ље. Биу́а то</text:p>
      <text:p text:style-name="P4">штучка, яќј научиу́а с̌іє̌ обсервуя̌ц Маткі Вієљебне. Час можна впр̌а̌ц в су́ужбе̌ умису́у.</text:p>
      <text:p text:style-name="P4">Втеди концентруȷ̈ш с̌іє̌ цау́ковічіє. По хвіљі запитау́а:</text:p>
      <text:p text:style-name="P4">- Чи ту ȷ̈ст створ̌ичієљ?</text:p>
      <text:p text:style-name="P4">- Ј̈ст іх кіљка - р̌еку́а Ј̈сс̌іка з одчієнієм знуженія.- Остатніё нам іх ніє бракуȷ̈. Кажде</text:p>
      <text:p text:style-name="P4">звичіє̌ство вимаґа бу́оґосу́авієњства. Кажда церемонія пр̌ед випадем...</text:p>
      <text:p text:style-name="P4"><text:soft-page-break/>- Аље Пауљ Муад’Діб тр̌имау́ с̌іє̌ з даља од тих церемонії - ствієрд̌іу́а Цгані.</text:p>
      <text:p text:style-name="P2">Ј̈сс̌іка</text:p>
      <text:p text:style-name="P2">поківау́а</text:p>
      <text:p text:style-name="P2">ґу́ова̌</text:p>
      <text:p text:style-name="P2">паміє̌тая̌ц</text:p>
      <text:p text:style-name="P2">амбіваљентни</text:p>
      <text:p text:style-name="P2">стосунек</text:p>
      <text:p text:style-name="P4">пр̌иправовеґо і с̌віядомощі р̌ечи пр̌ишу́их, яка̌ он розбудзау́.</text:p>
      <text:p text:style-name="P4">- Ска̌д о тим вієш? - запитау́а.</text:p>
      <text:p text:style-name="P2">- О тим с̌іє̌ му̊ві.</text:p>
      <text:p text:style-name="P2">сина</text:p>
      <text:p text:style-name="P2">до</text:p>
      <text:p text:style-name="P2">наркотику</text:p>
      <text:p text:style-name="P4">- За дужо с̌іє̌ му̊ві - повієд̌іяу́а з ґорича̌ Ј̈сс̌іка.</text:p>
      <text:p text:style-name="P4">- Пр̌инієс̌ мі сурова̌ воде̌ створ̌ичієља - р̌еку́а Цгані.</text:p>
      <text:p text:style-name="P4">Ј̈сс̌іка зештивніяу́а су́иша̌ц ȷ̈ј розказуя̌ци тон, аље на відок інтенсивнеј концентрацї</text:p>
      <text:p text:style-name="P4">му́одшеј кобієти р̌еку́а:</text:p>
      <text:p text:style-name="P4">- В теј хвіљі.</text:p>
      <text:p text:style-name="P4">Зґіне̌у́а за котарамі, би виправіч водмістр̌а. Цгані с̌ієд̌іяу́а ніє <text:soft-page-break/>спущая̌ц очу з Пауља.</text:p>
      <text:p text:style-name="P4">Ј̈с̌љі он спру̊бовау́ то зробіч... - мис̌љау́а. - А то ȷ̈ст цос̌, чеґо му̊ґу́би спру̊бовач...</text:p>
      <text:p text:style-name="P4">Ј̈сс̌іка пр̌икље̌ку́а обок Цгані тр̌имая̌ц звику́и обозови дзбанек. Аґресивни запах</text:p>
      <text:p text:style-name="P4">тручізни подражніу́ ноздр̌а Цгані. Занур̌иу́а паљец в чієчи, подсуне̌у́а я̌ Пауљові под сам нос.</text:p>
      <text:p text:style-name="P4">Ску̊ра на ґр̌бієчіє носа змарщиу́а му с̌іє̌ љекко. Ноздр̌а розде̌у́и с̌іє̌ повољі. Ј̈сс̌іце вирвау́о</text:p>
      <text:p text:style-name="P4">с̌іє̌ вестхнієніє. Цгані пр̌иткне̌у́а му віљґотни паљец до ґу̊рнеј варґі. Пауљ одетхна̌у́ ґу́е̌боко,</text:p>
      <text:p text:style-name="P4">якби зе шљохем.</text:p>
      <text:p text:style-name="P4">- Цо то ȷ̈ст? - запитау́а Ј̈сс̌іка.</text:p>
      <text:p text:style-name="P4">- Ба̌д̌ь чіхо - повієд̌іяу́а Цгані. - Мус̌іш пр̌емієніч одробіне̌ с̌віє̌теј води. Шибко!</text:p>
      <text:p text:style-name="P4">О ніц ніє питая̌ц, понієваж розпознау́а с̌віядоми тон в ґу́ос̌іє Цгані, Ј̈сс̌іка подніёсу́а</text:p>
      <text:p text:style-name="P4">дзбанек до уст і почія̌ґне̌у́а нієвієљкі у́ик.</text:p>
      <text:p text:style-name="P4">Очи Пауља розвару́и с̌іє̌ шероко. Спојр̌ау́ в ґу̊ре̌ на Цгані.</text:p>
      <text:p text:style-name="P4">- Она ніє мус̌і пр̌емієніяч води - повієд̌іяу́.</text:p>
      <text:p text:style-name="P4">Ґу́ос міяу́ су́аби, аље певни. З у́иќм пу́ину на ȷ́зику Ј̈сс̌іка почуу́а, як ȷ̈ј чіяу́о</text:p>
      <text:p text:style-name="P4"><text:soft-page-break/>мобіљізуȷ̈ с̌іє̌, пр̌еістачая̌ц тручізне̌ ніємаљ аутоматичніє. Подобніє як пр̌и церемонії</text:p>
      <text:p text:style-name="P4">уд̌ієљіу́о ȷ̈ј с̌іє̌ духове унієс̌ієніє і вичуу́а бія̌ци од Пауља жар жичія, промієніёваніє</text:p>
      <text:p text:style-name="P4">одбієране пр̌ез ȷ̈ј змису́и. В тим моменчіє зрозуміяу́а.</text:p>
      <text:p text:style-name="P4">- Піу́ес̌ с̌віє̌та̌ воде̌! - вирвау́о ȷ̈ј с̌іє̌.</text:p>
      <text:p text:style-name="P4">- Ј̈дна̌ мау́а̌ кропље̌ - р̌еку́ Пауљ. - Така̌ маљењка̌... ȷ̈дна̌ ȷ̈дина̌ кропељке̌.</text:p>
      <text:p text:style-name="P4">- Як моґу́ес̌ зробіч таќ ґу́упство? - запитау́а.</text:p>
      <text:p text:style-name="P4">- Ј̈ст твоім синем - повієд̌іяу́а Цгані.</text:p>
      <text:p text:style-name="P4">Ј̈сс̌іка утквіу́а в нієј піёрунуя̌це спојр̌еніє. Р̌адкі у Пауља ус̌мієх, чієпу́и і пеу́ен</text:p>
      <text:p text:style-name="P4">зрозумієнія, пр̌емкна̌у́ му по устах.</text:p>
      <text:p text:style-name="P4">- Посу́ухај моȷ̈ј укоханеј - повієд̌іяу́.- Посу́ухај ȷ̈ј, матко. Она розуміє.</text:p>
      <text:p text:style-name="P4">- Цос̌ цо інні моґа̌ робіч, он зробіч мус̌і - р̌еку́а Цгані.</text:p>
      <text:p text:style-name="P4">- Ќди міяу́ем те̌ кропељке̌ в устах, ќди почуу́ем ȷ̈ј смак і воњ, ќди поя̌у́ем, цо она</text:p>
      <text:p text:style-name="P4">зе мна̌ робі, втеди зрозуміяу́ем, же моґе̌ зробіч то, цо ти - повієд̌іяу́. - Ваше цензоркі Бене</text:p>
      <text:p text:style-name="P4">Ґессеріт ґадая̌ о Квісатз Гадерах, љеч в најс̌мієљших домису́ах ніє потрафія̌ одґадна̌ч тих</text:p>
      <text:p text:style-name="P4">вієљу мієјш, в кту̊рих биу́ем. В паре̌ <text:soft-page-break/>мінут... - Урвау́ і спојр̌ау́ з заінтриґована̌ міна̌ на</text:p>
      <text:p text:style-name="P4">Цгані. - Цгані? А ти ска̌д с̌іє̌ ту взіє̌у́ас̌? Міяу́ас̌ бич... Дљачеґо ту ȷ̈стес̌?</text:p>
      <text:p text:style-name="P2">Пру̊бовау́ унієщ с̌іє̌ на у́окчіях. Цгані повстр̌имау́а ґо дељікатніє.</text:p>
      <text:p text:style-name="P4">- Проше̌ чіє̌, Усуљ - повієд̌іяу́а.</text:p>
      <text:p text:style-name="P4">- Чуȷ́ с̌іє̌ бардзо осу́абіёни - р̌еку́. Оміу̊ту́ спојр̌енієм цау́е помієщеніє. - Як ду́уґо ту</text:p>
      <text:p text:style-name="P4">ȷ̈стем?</text:p>
      <text:p text:style-name="P4">- Пр̌ебивау́ес̌ тутај тр̌и тиґодніє в так ґу́е̌боќј с̌пія̌чце, же видавау́о с̌іє̌, іж уљечіяу́а</text:p>
      <text:p text:style-name="P4">ісќрка жичія - одпару́а Ј̈сс̌іка.</text:p>
      <text:p text:style-name="P4">- Аљеж то биу́о... я я̌ допієро цо пр̌еу́кна̌у́ем... пр̌ед хвіља̌ і...</text:p>
      <text:p text:style-name="P4">- Дља чієбіє хвіља, дља мніє тр̌и тиґодніє трвоґі - повієд̌іяу́а Ј̈сс̌іка.</text:p>
      <text:p text:style-name="P4">- То биу́а вправд̌іє ȷ̈дна кропља, аље я я̌ пр̌еісточиу́ем - повієд̌іяу́ Пауљ. - Пр̌емієніу́ем</text:p>
      <text:p text:style-name="P4">Воде̌ Жичія.</text:p>
      <text:p text:style-name="P4">І занім Цгані і Ј̈сс̌іка зда̌жиу́и ґо повстр̌имач, занур̌иу́ ду́оњ в поставіёним пр̌ез ніє</text:p>
      <text:p text:style-name="P4">обок на поду́одзе дзбанку і пр̌иу́ожиу́ очієкая̌ца̌ до уст, у́икая̌ц пу́ин.</text:p>
      <text:p text:style-name="P4">- Пауљ! - вр̌асне̌у́а Ј̈сс̌іка.</text:p>
      <text:p text:style-name="P4">Зу́апау́ я̌ за ре̌ке̌, зврацая̌ц ку нієј твар̌ з ус̌мієхем трупієј чашкі і с̌ља̌ц <text:soft-page-break/>пр̌ез нія̌ фаље̌</text:p>
      <text:p text:style-name="P4">свеј с̌віядомощі. Контакт ніє биу́ так у́аґодни як в пр̌ипадку Аљії і стареј Маткі Вієљебнеј,</text:p>
      <text:p text:style-name="P4">ніє так взаȷ̈мни, ніє так вшехоґарніяя̌ци як втеди в яскіні, аље биу́ то контакт:</text:p>
      <text:p text:style-name="P4">вспу̊у́чучіє обу яз́ні. Встр̌а̌с̌ніє̌та і осу́абіёна, зе страху пр̌ед нім цофне̌у́а с̌іє̌ в ґу́а̌б свеј</text:p>
      <text:p text:style-name="P4">с̌віядомощі.</text:p>
      <text:p text:style-name="P4">- Му̊вічіє о мієјшу, кту̊ре ȷ̈ст пр̌ед вамі замкніє̌те. То мієјше, кту̊рему Матка Вієљебна</text:p>
      <text:p text:style-name="P4">ніє потрафі ставіч чоу́а, покаж мі то мієјше - повієд̌іяу́ Пауљ.</text:p>
      <text:p text:style-name="P4">Покре̌чіу́а ґу́ова̌ пр̌еражона сама̌ мис̌ља̌ о тим.</text:p>
      <text:p text:style-name="P4">- Покаж мі ȷ̈! - наказау́.</text:p>
      <text:p text:style-name="P4">- Ніє!</text:p>
      <text:p text:style-name="P4">Ј̈днакже ніє моґу́а му умкна̌ч. Оґу́ушона ȷ̈ґо страшљіва̌ моца̌ замкне̌у́а очи</text:p>
      <text:p text:style-name="P4">і зоґнісковау́а с̌іє̌ до вне̌тр̌а с̌ієбіє, в ќрунку-кту̊ри-ȷ̈ст-чіємнощіа̌. С̌віядомощ Пауља</text:p>
      <text:p text:style-name="P4">попу́ине̌у́а воку̊у́ нієј і пр̌ез нія̌, і в чіємнощ. Замаячиу́о ȷ̈ј мґљіщіе ово мієјше, занім ȷ̈ј</text:p>
      <text:p text:style-name="P4">умису́ замкна̌у́ с̌іє̌ пр̌ед та̌ ґроза̌. Цау́е ȷ̈ј ȷ̈стество ніє вієдза̌ц дљачеґо задиґотау́о на відок,</text:p>
      <text:p text:style-name="P4">які указау́ с̌іє̌ ȷ̈ј очом - реґіён, ґд̌іє <text:soft-page-break/>віятр вієȷ̈ і яр̌а̌ с̌іє̌ іскри, ґд̌іє пієрщіеніє с̌віяту́а</text:p>
      <text:p text:style-name="P4">розшер̌ая̌ с̌іє̌ і курча̌, ґд̌іє шереґі напе̌чніяу́их біяу́их кштау́ту̊в пу́ина̌ понад і под,</text:p>
      <text:p text:style-name="P4">і воку̊у́ с̌віятеу́, нієс̌іёне чіємнощіа̌ і віхрем зніка̌д.</text:p>
      <text:p text:style-name="P4">По хвіљі отвор̌иу́а очи, зобачиу́а, же Пауљ ȷ̈ј с̌іє̌ пр̌иґља̌да. Надаљ тр̌имау́ я̌ за ре̌ке̌, љеч</text:p>
      <text:p text:style-name="P4">страшљіви контакт заніку́. Опановау́а држеніє. Пауљ увољніу́ ȷ̈ј ре̌ке̌. Заточиу́а с̌іє̌ до тиу́у, якби</text:p>
      <text:p text:style-name="P4">забрано ȷ̈ј куље, упаду́аби, ґдиби Цгані ніє скочиу́а ȷ̈ј подтр̌имач.</text:p>
      <text:p text:style-name="P4">- Матко Вієљебна! - повієд̌іяу́а Цгані. - Цо чі ȷ̈ст?</text:p>
      <text:p text:style-name="P4">- Ј̈стем зме̌чона - вишептау́а Ј̈сс̌іка. - Якже... зме̌чона.</text:p>
      <text:p text:style-name="P4">- Тутај - повієд̌іяу́а Цгані. - Ус̌ія̌д̌ь тутај.</text:p>
      <text:p text:style-name="P2">Усад̌іу́а Ј̈сс̌іке̌ на подушце под щіана̌. В с̌іљних, му́одих раміёнах добр̌е биу́о</text:p>
      <text:p text:style-name="P4">Ј̈сс̌іце. Пр̌иљґне̌у́а до Цгані.</text:p>
      <text:p text:style-name="P4">- Он направде̌ від̌іяу́ Воде̌ Жичія? - спитау́а Цгані. Увољніу́а с̌іє̌ з обȷ́ч Ј̈сс̌ікі.</text:p>
      <text:p text:style-name="P4">- Від̌іяу́ - шепне̌у́а Ј̈сс̌іка.</text:p>
      <text:p text:style-name="P4">В ґу́овіє ȷ̈ј чія̌ґље ȷ̈ще віровау́о і кре̌чіу́о с̌іє̌ под впу́ивем теґо контакту. Чуу́а с̌іє̌,</text:p>
      <text:p text:style-name="P4">якби по тиґодніях спе̌дзоних на <text:soft-page-break/>взбур̌оним мор̌у зешу́а на стау́и ља̌д. Вичувау́а в собіє</text:p>
      <text:p text:style-name="P4">стара̌ Матке̌ Вієљебна̌... і вшистќ позостау́е, розбудзоне і запитуя̌це: „Цо то биу́о? Цо с̌іє̌</text:p>
      <text:p text:style-name="P4">стау́о? Ґд̌іє ȷ̈ст то мієјше?” Пр̌ез то вшистко пр̌евіяу́а с̌іє̌ мис̌љ, же ȷ̈ј син ȷ̈ст Квісатз</text:p>
      <text:p text:style-name="P4">Гадерах, тен, кту̊ри може бич в вієљу мієјшах нараз. Же ȷ̈ст учієљес̌нієнієм сну Бене</text:p>
      <text:p text:style-name="P4">Ґессеріт. І то учієљес̌нієніє ніє давау́о ȷ̈ј спокою.</text:p>
      <text:p text:style-name="P4">- Цо с̌іє̌ стау́о? - запитау́а Цгані.</text:p>
      <text:p text:style-name="P4">Ј̈сс̌іка покре̌чіу́а ґу́ова̌. Пауљ р̌еку́:</text:p>
      <text:p text:style-name="P4">- В каждим з нас ȷ̈ст прадавна моц, кту̊ра даȷ̈, і прадавна моц, кту̊ра бієр̌е. Ме̌жчиз́ніє</text:p>
      <text:p text:style-name="P4">ніє пр̌испар̌а віє̌кшеј труднощі спотканіє з мієјшем в ȷ̈ґо яз́ні, ґд̌іє пр̌ебива моц</text:p>
      <text:p text:style-name="P4">біёра̌ца, љеч ȷ̈ст дљањ правіє нієможљіве зајр̌еч в ґу́а̌б моци дая̌цеј і позостач даљеј</text:p>
      <text:p text:style-name="P4">ме̌жчизна̌. У кобієти ситуаця ȷ̈ст одвротна.</text:p>
      <text:p text:style-name="P4">Ј̈сс̌іка подніёсу́а очи і зауважиу́а, же Цгані патр̌и на нія̌ су́ухая̌ц Пауља.</text:p>
      <text:p text:style-name="P4">- Розумієш мніє, матко? - запитау́ Пауљ.</text:p>
      <text:p text:style-name="P4">Здоу́ау́а ȷ̈диніє ківна̌ч ґу́ова̌.</text:p>
      <text:p text:style-name="P4">- Те с̌іу́и в нас са̌ так одвієчне - <text:soft-page-break/>р̌еку́ Пауљ - же тквія̌ в каждеј кому̊рце нашеґо чіяу́а.</text:p>
      <text:p text:style-name="P4">Ј̈стес̌ми Укштау́товані пр̌ез те моце. Можна собіє повієд̌ієч: „Так, розумієм, як така с̌іу́а</text:p>
      <text:p text:style-name="P4">може виґља̌дач”. Аље ќди зајр̌иш в ґу́а̌б с̌ієбіє і станієш пр̌ед сурова̌, обнажона̌ моца̌</text:p>
      <text:p text:style-name="P4">свеґо ву́аснеґо жичія, від̌іш ву́асне нієбезпієчењство. Від̌іш, же она може нас поконач.</text:p>
      <text:p text:style-name="P2">Највіє̌кшим</text:p>
      <text:p text:style-name="P2">нієбезпієчењствем</text:p>
      <text:p text:style-name="P2">дља</text:p>
      <text:p text:style-name="P2">давци</text:p>
      <text:p text:style-name="P2">ȷ̈ст</text:p>
      <text:p text:style-name="P2">моц,</text:p>
      <text:p text:style-name="P2">кту̊ра</text:p>
      <text:p text:style-name="P2">бієр̌е.</text:p>
      <text:p text:style-name="P2">Највіє̌кше</text:p>
      <text:p text:style-name="P4">нієбезпієчењство дља біёрци то моц, кту̊ра даȷ̈. Ру̊вніє у́атво можна уљец даванію, як бранію.</text:p>
      <text:p text:style-name="P4">- А ти, му̊ј сину - запитау́а Ј̈сс̌іка - ȷ̈стес̌ тим, кту̊ри даȷ̈, чи тим, кту̊ри бієр̌е?</text:p>
      <text:p text:style-name="P4">- Я ȷ̈стем в пункчіє завієшенія - повієд̌іяу́. - Ніє моґе̌ дач ніє біёра̌ц і <text:soft-page-break/>ніє моґе̌ взія̌ч</text:p>
      <text:p text:style-name="P4">ніє...</text:p>
      <text:p text:style-name="P4">Заміљку́ впатруя̌ц с̌іє̌ в щіане̌ по правеј строніє. Цгані почуу́а повієв на пољічку</text:p>
      <text:p text:style-name="P4">і одвру̊чівши с̌іє̌ зобачиу́а зсувая̌це с̌іє̌ котари.</text:p>
      <text:p text:style-name="P4">- То биу́ Отгеим - повієд̌іяу́ Пауљ. - Пр̌ису́ухівау́ с̌іє̌.</text:p>
      <text:p text:style-name="P4">Цгу́она̌цеј ȷ̈ґо су́ова Цгані уд̌ієљіу́о с̌іє̌ нієцо з ясновідзенія, яќ навієдзау́о Пауља,</text:p>
      <text:p text:style-name="P4">і ујр̌ау́а цос̌-цо-ма-допієро-бич, якби то с̌іє̌ юж видар̌иу́о. Отгеим оповіє о тим, цо від̌іяу́</text:p>
      <text:p text:style-name="P4">і су́ишау́. Інні розніёса̌ оповієщ, аж цау́и крај станіє од нієј в оґнію. Пауљ Муад’Діб ніє ȷ̈ст як</text:p>
      <text:p text:style-name="P4">інні ме̌жчиз́ні, бе̌да̌ му̊віч. Ніє може юж бич жадних ва̌тпљівощі. Он ȷ̈ст ме̌жчизна̌,</text:p>
      <text:p text:style-name="P4">а ȷ̈днак дос̌іє̌ґа спојр̌енієм Води Жичія, так як Матка Вієљебна. Он ȷ̈ст р̌ечивіщіе</text:p>
      <text:p text:style-name="P2">Љісанем аљ-Ґаібем.</text:p>
      <text:p text:style-name="P4">- Від̌іяу́ес̌ пр̌ишу́ощ, Пауљ - одезвау́а с̌іє̌ Ј̈сс̌іка. - Оповієш, цо від̌іяу́ес̌?</text:p>
      <text:p text:style-name="P4">- Ніє пр̌ишу́ощ - повієд̌іяу́. - Від̌іяу́ем „тераз”.</text:p>
      <text:p text:style-name="P4">Ус̌іяду́ з трудем, махніє̌чієм ре̌кі одсувая̌ц Цгані, ќди пр̌ибљіжиу́а с̌іє̌, аби му пому̊ц.</text:p>
      <text:p text:style-name="P4"><text:soft-page-break/>- Пр̌естр̌ењ над Арракіс пеу́на ȷ̈ст статку̊в Ґіљдії.</text:p>
      <text:p text:style-name="P4">Ј̈сс̌іка задржау́а од теј певнощі в ȷ̈ґо ґу́ос̌іє.</text:p>
      <text:p text:style-name="P4">- Падишах Імператор ȷ̈ст там ве ву́аснеј особіє - р̌еку́ Пауљ. Спојр̌ау́ на скаљни суфіт цељі. Зе сва̌ уљубіёна̌ правдому̊вчинія̌ і піє̌чіёма љеґіёнамі сардаукару̊в. Ј̈ст тен стари барон</text:p>
      <text:p text:style-name="P4">Вљадімір Гарконнен з Тгуфірем Гаватем у боку і с̌ієдміёма статкамі, кту̊ре виу́адовау́</text:p>
      <text:p text:style-name="P4">војсќм по остатнієґо рекрута, яќґо му̊ґу́ повоу́ач под броњ. Рајдери вшисткіх високіх</text:p>
      <text:p text:style-name="P4">роду̊в са̌ над німі... і чекая̌.</text:p>
      <text:p text:style-name="P4">Цгані потр̌а̌сне̌у́а ґу́ова̌ ніє моґа̌ц одервач очу од Пауља. Ј̈ґо обцощ, безбарвни тон</text:p>
      <text:p text:style-name="P4">ґу́осу, спојр̌еніє, кту̊ре пр̌ешивау́о я̌ на виљот, напеу́ніяу́и я̌ ґроза̌. Ј̈сс̌іка спру̊бовау́а</text:p>
      <text:p text:style-name="P4">пр̌еу́кна̌ч, аље міяу́а сухо в ґардље.</text:p>
      <text:p text:style-name="P4">- На цо оні чекая̌? - запитау́а.</text:p>
      <text:p text:style-name="P4">Пауљ спојр̌ау́ на нія̌.</text:p>
      <text:p text:style-name="P4">- На зезвољеніє Ґіљдії на ља̌дованіє. Ґіљдія позоставі на піяску кажде војско, яќ</text:p>
      <text:p text:style-name="P4">виља̌дуȷ̈ без зезвољенія.</text:p>
      <text:p text:style-name="P4">- Ґіљдія нас осу́анія? - спитау́а Ј̈сс̌іка.</text:p>
      <text:p text:style-name="P4">- Осу́анія нас! Ґіљдія сама <text:soft-page-break/>допровад̌іу́а до теґо розповіядая̌ц гісторіє о тим, цо ми тутај</text:p>
      <text:p text:style-name="P4">робіми, і обніжая̌ц опу́ати за пр̌еву̊з војск до таќґо позіёму, же најбієднієјше навет роди</text:p>
      <text:p text:style-name="P4">са̌ тераз там в ґу̊р̌е і чекая̌ тиљко, би нас оґрабіч.</text:p>
      <text:p text:style-name="P4">Зе зд̌івієнієм Ј̈сс̌іка зауважиу́а, же ніє ма розґориченія в ȷ̈ґо тоніє. Ніє моґу́а ва̌тпіч</text:p>
      <text:p text:style-name="P4">в ȷ̈ґо су́ова - міяу́и те̌ сама̌ інтенсивнощ, яка̌ достр̌еґу́а в нім овеј ноци, ґди одсу́оніу́</text:p>
      <text:p text:style-name="P4">щіежке̌ пр̌ишу́ощі, кту̊ра завіёду́а іх міє̌дзи Фремену̊в. Пауљ одетхна̌у́ ґу́е̌боко.</text:p>
      <text:p text:style-name="P4">- Матко, мус̌іш пр̌емієніч нам певна̌ іљощ води. Потр̌ебуȷ̈ми катаљізатора. Цгані, вис̌љіј</text:p>
      <text:p text:style-name="P4">одд̌іяу́ звіядовчи... нієх знајда̌ масе̌ препр̌иправова̌. Ј̈жељі умієщіми певна̌ іљощ Води</text:p>
      <text:p text:style-name="P4">Жичія на мас̌іє препр̌иправовеј - чи вієчіє, цо с̌іє̌ станіє?</text:p>
      <text:p text:style-name="P4">Ј̈сс̌іка важа̌ц те су́ова, наґље пр̌ејр̌ау́а ȷ̈ґо заміяри.</text:p>
      <text:p text:style-name="P4">- Пауљ! - кр̌икне̌у́а.</text:p>
      <text:p text:style-name="P4">- Вода С̌мієрчі - повієд̌іяу́. - Биу́аби то реакця у́ањцухова. - Всказау́ на поду́оґе̌. Шер̌а̌ца с̌мієрч вс̌ру̊д маљењкіх створ̌ичієљі, забіяя̌ца нос̌ічієља цикљу жичія, кту̊ри обејмуȷ̈</text:p>
      <text:p text:style-name="P4"><text:soft-page-break/>пр̌иправе̌ і створ̌ичієљі. Арракіс без пр̌иправи і створ̌ичієљі допієро бе̌д̌іє пустинія̌.</text:p>
      <text:p text:style-name="P4">Цгані заткау́а уста ду́онія̌: пу́ина̌це з уст Пауља бљуз́нієрства встр̌а̌сне̌у́и нія̌ до теґо стопнія,</text:p>
      <text:p text:style-name="P4">же занієму̊віу́а.</text:p>
      <text:p text:style-name="P4">- Тен, кто може цос̌ зніщич, ма над тим чимс̌ фактична̌ ву́адзе̌ - повієд̌іяу́ Пауљ. - Ми</text:p>
      <text:p text:style-name="P2">можеми зніщич пр̌иправе̌.</text:p>
      <text:p text:style-name="P4">- Цо встр̌имуȷ̈ ду́оњ Ґіљдії? - вишептау́а Ј̈сс̌іка.</text:p>
      <text:p text:style-name="P4">- Оні мніє шукая̌ - р̌еку́ Пауљ. - Помис̌љ тиљко! Најљепс̌і навіґатор̌и Ґіљдії, људ̌іє, кту̊р̌и</text:p>
      <text:p text:style-name="P4">відза̌ пр̌ед соба̌ час і знајдуя̌ најбезпієчнієјши курс дља најшибших ґаљеону̊в, оні</text:p>
      <text:p text:style-name="P4">вшиши як ȷ̈ден ма̌ж шукая̌ мніє... і ніє са̌ в станіє знаљез́ч. Якже оні држа̌! Вієдза̌, же мам</text:p>
      <text:p text:style-name="P4">іх секрет о тутај! - Пауљ показау́ заґу́е̌бієніє ду́оні. - Без пр̌иправи оні са̌ с̌љепі!</text:p>
      <text:p text:style-name="P4">Цгані одзискау́а ґу́ос.</text:p>
      <text:p text:style-name="P4">- Му̊віу́ес̌, же від̌іш „тераз”!</text:p>
      <text:p text:style-name="P4">Пауљ опаду́ на постаніє; бадау́ розпостарта̌ тераз́нієјшощ, по ȷ̈ј висуніє̌те в пр̌ишу́ощ</text:p>
      <text:p text:style-name="P4">і пр̌ешу́ощ ґраніце змаґая̌ц с̌іє̌ з затр̌иманієм візї, ґдиж обявієніє вивоу́ане пр̌иправа̌</text:p>
      <text:p text:style-name="P4"><text:soft-page-break/>зачинау́о занікач.</text:p>
      <text:p text:style-name="P4">- Ід̌ьчіє виконач, цо пр̌иказау́ем - р̌еку́. - Пр̌ишу́ощ стаȷ̈ с̌іє̌ дља мніє ру̊вніє</text:p>
      <text:p text:style-name="P4">поґматвана, як дља Ґіљдії. Љініє візї збієґая̌ с̌іє̌. Вшистко шгод̌і с̌іє̌ тутај, ґд̌іє ȷ̈ст</text:p>
      <text:p text:style-name="P4">пр̌иправа... ґд̌іє ніє ос̌мієљіљі с̌іє̌ інтервеніёвач вчес̌нієј... бо інтервенця означау́а утрате̌</text:p>
      <text:p text:style-name="P4">теґо, без чеґо ніє моґа̌ с̌іє̌ обејщ. Љеч тераз мая̌ ну̊ж на ґардље. Вшистќ дроґі провадза̌</text:p>
      <text:p text:style-name="P2">в чіємнощ.</text:p>
      <text:p text:style-name="P4">9</text:p>
      <text:p text:style-name="P4">І зас̌вітау́ такі д̌ієњ, в кту̊рим Арракіс стане̌у́а піяста̌ вшехс̌віята, а коу́о</text:p>
      <text:p text:style-name="P4">шиковау́о с̌іє̌ до оброту.</text:p>
      <text:p text:style-name="P4">з „Пр̌ебудзенія Арракіс” піу̊ра кс̌іє̌жнічкі Іруљан</text:p>
      <text:p text:style-name="P4">- Попатр̌чіє тиљко на то! - шепна̌у́ Стіљґар. Пауљ љежау́ пр̌и нім в скаљнеј щељініє високо на</text:p>
      <text:p text:style-name="P4">краве̌д̌і Муру Запоровеґо, з оќм пр̌икљеёним до кољектора фремењсќґо тељескопу.</text:p>
      <text:p text:style-name="P4">Сочевкі ољеёве биу́и зоґнісковане на ґвієзднеј љіхтудзе, кту̊ра̌ с̌віт обнажиу́ в басеніє под</text:p>
      <text:p text:style-name="P4">німі. Стр̌ељіста вшгоднія бурта статку љс̌ніу́а в позіёмих промієніях су́оњца, љеч</text:p>
      <text:p text:style-name="P4"><text:soft-page-break/>в зачієніёнеј бурчіє відніяу́и іљумінатори жу̊у́те ȷ̈ще од позостау́их з ноци куљ</text:p>
      <text:p text:style-name="P4">с̌віє̌тояњскіх. Поза статќм міясто Арракін љежау́о заљане жімним бљасќм зор̌и пу̊у́ноцнеј.</text:p>
      <text:p text:style-name="P4">Пауљ вієд̌іяу́, же то ніє љіхтуґа вправіу́а Стіљґара в осу́упієніє, љеч конструкця, кту̊реј биу́а</text:p>
      <text:p text:style-name="P4">центраљним ељементем. Високі поȷ̈динчи барак з метаљу розу́ожиу́ с̌іє̌ у сту̊п љіхтуґі коу́ем</text:p>
      <text:p text:style-name="P4">о промієнію тис̌ія̌ца метру̊в - наміёт зу́ожони, зе щељніє заходза̌цих на с̌ієбіє аркуши</text:p>
      <text:p text:style-name="P4">бљахи, пр̌ејщіове кошари дља піє̌чію љеґіёну̊в сардаукару̊в і Ј̈ґо Імперіяљнеј Мощі</text:p>
      <text:p text:style-name="P4">Падишаха Імператора Шаддама ІВ. Ґурнеи Гаљљецк одезвау́ с̌іє̌ з мієјша, в кту̊рим</text:p>
      <text:p text:style-name="P4">пр̌ицупна̌у́ з љевеј строни Пауља:</text:p>
      <text:p text:style-name="P4">- Наљічиу́ем в тим д̌ієвіє̌ч позіёму̊в. Мус̌і там бич ніємау́о сардаукару̊в.</text:p>
      <text:p text:style-name="P4">- Піє̌ч љеґіёну̊в - одпару́ Пауљ.</text:p>
      <text:p text:style-name="P4">- Робі с̌іє̌ ясно - сикна̌у́ Стіљґар. - Ніє подоба нам с̌іє̌, же с̌іє̌ так виставіяш на відок,</text:p>
      <text:p text:style-name="P4">Муад’Дібіє. Врацајми юж в скау́и.</text:p>
      <text:p text:style-name="P4">- Ніц мі тутај ніє ґрожі - р̌еку́ Пауљ.</text:p>
      <text:p text:style-name="P4">- Тен статек ма на поку́ад̌іє броњ паљна̌ - зауважиу́ Ґурнеи.</text:p>
      <text:p text:style-name="P4">- Оні са̌ пр̌еконані, же хронія̌ нас <text:soft-page-break/>тарче - повієд̌іяу́ Пауљ. - Ніє бе̌да̌ марновач стр̌ау́у до</text:p>
      <text:p text:style-name="P4">ніє жідентифікованеј тру̊јкі, навет ȷ̈с̌љі нас зобача̌.</text:p>
      <text:p text:style-name="P4">Пауљ обру̊чіу́ тељескоп на пр̌ечівљеґу́а̌ щіане̌ басену, пр̌ипатруя̌ц осповате урвіска, обвау́и</text:p>
      <text:p text:style-name="P4">знача̌це ґроби якже вієљу жоу́нієр̌и ȷ̈ґо ојца. Узнау́, же то су́ушне, би чієніє ових људ̌і</text:p>
      <text:p text:style-name="P4">пр̌ипатривау́и с̌іє̌ з ґу̊ри в тим моменчіє, ґди гарконнењсќ форти і міястечка взду́уж</text:p>
      <text:p text:style-name="P4">і вшер̌ осу́оніє̌теј краіни знајдовау́и с̌іє̌ в ре̌ках Фремену̊в љуб зостау́и одчіє̌те од запљеча</text:p>
      <text:p text:style-name="P4">і позоставіёне на ушгніє̌чіє як одра̌бане од пнія ґау́е̌зіє. Вроґові позостау́ тиљко тен басен</text:p>
      <text:p text:style-name="P4">і тиљко то міясто.</text:p>
      <text:p text:style-name="P4">- Моґа̌ спру̊бовач вичієчкі орнітоптерем - р̌еку́ Стіљґар. - Ј̈жељі нас зобача̌.</text:p>
      <text:p text:style-name="P4">- Нієх пру̊буя̌ - одпару́ Пауљ. - Д̌іс̌іяј мами орнітоптери до спаљенія... і вієми, же надчія̌ґа</text:p>
      <text:p text:style-name="P4">бур̌а.</text:p>
      <text:p text:style-name="P2">Звру̊чіу́ тераз тељескоп ку пр̌ечівљеґу́ему скраёві ља̌довіска Арракін, на р̌а̌д</text:p>
      <text:p text:style-name="P4">гарконнењскіх фреґат і фљаґе̌ компанії КГОАМ љенівіє у́опоца̌ца̌ о <text:soft-page-break/>др̌евце на пу́ичіє под німі.</text:p>
      <text:p text:style-name="P4">І помис̌љау́ о тим, в як десперацкім поу́оженію мус̌іяу́а с̌іє̌ знаљез́ч Ґіљдія, скоро виражіу́а зґоде̌</text:p>
      <text:p text:style-name="P4">на ља̌дованіє тих дву̊х армії, подчас ґди цау́а̌ реште̌ затр̌имано в одвод̌іє. Ґіљдія</text:p>
      <text:p text:style-name="P4">пр̌ипомінау́а чу́овієка, кту̊ри справдза паљцем ноґі температуре̌ піяску, занім розбіȷ̈ наміёт.</text:p>
      <text:p text:style-name="P4">- Чи ста̌д зобачими цос̌ новеґо? - запитау́ Ґурнеи. - Повінніс̌ми шгод̌іч в укричіє. Ніє</text:p>
      <text:p text:style-name="P4">ма ва̌тпљівощі, же надчія̌ґа самум.</text:p>
      <text:p text:style-name="P4">Пауљ вру̊чіу́ тељескопем до ґіґантичнеґо бараку.</text:p>
      <text:p text:style-name="P4">- Спровад̌іљі навет своȷ̈ кобієти - повієд̌іяу́. - І двораку̊в, і су́ужбе̌. Ааах, му̊ј дроґі</text:p>
      <text:p text:style-name="P4">Імператор̌е, якжес̌ певни с̌ієбіє.</text:p>
      <text:p text:style-name="P4">- Яцис̌ људ̌іє вспіная̌ с̌іє̌ тајним пр̌ејщіем - зауважиу́ Стіљґар. - То моґа̌ врацач Отгеим</text:p>
      <text:p text:style-name="P4">і Корба.</text:p>
      <text:p text:style-name="P4">- В пор̌а̌дку, Стіљ - повієд̌іяу́ Пауљ. - Врацами.</text:p>
      <text:p text:style-name="P4">По раз остатні обȷ̈хау́ ȷ̈ще тељескопем вокоу́о пр̌иґља̌дая̌ц с̌іє̌ високім, метаљовим</text:p>
      <text:p text:style-name="P4">статком на ру̊внініє, љс̌нія̌цим кошаром з метаљу, вимару́ему міясту, фреґатом гарконнењскіх</text:p>
      <text:p text:style-name="P4">наȷ̈мніку̊в. По чим вицофау́ с̌іє̌ за <text:soft-page-break/>скаљна̌ скарпе̌. Ј̈ґо мієјше пр̌и тељескопіє зая̌у́</text:p>
      <text:p text:style-name="P4">федајкіњскі чатовнік.</text:p>
      <text:p text:style-name="P4">Пауљ виу́оніу́ с̌іє̌ в пу́иткім кратер̌е на щичіє Муру Запоровеґо. Окоу́о тр̌ид̌ієсту</text:p>
      <text:p text:style-name="P4">метру̊в с̌редніци і тр̌ех ґу́е̌бокощі міяу́о то натураљне заґу́е̌бієніє в скаље, кту̊ре Фремені</text:p>
      <text:p text:style-name="P4">закриљі пу̊у́пр̌ез́рочиста̌ пову́ока̌ маскуя̌ца̌. Отву̊р в щіаніє по правеј строніє обставіёни биу́</text:p>
      <text:p text:style-name="P4">спр̌е̌тем тељекомунікацијним. Розвіна̌вши шик ґвардія федајкіну̊в чекау́а в тим</text:p>
      <text:p text:style-name="P4">заґу́е̌бієнію на розказ Муад’Діба до атаку. З отвору пр̌и ур̌а̌дзеніях у́а̌чнощі винур̌иу́о с̌іє̌</text:p>
      <text:p text:style-name="P4">дву̊х људ̌і, мељдуя̌ц цос̌ вартовніком. Пауљ зеркна̌у́ на Стіљґара, скіна̌у́ ґу́ова̌ в строне̌ теј</text:p>
      <text:p text:style-name="P4">дву̊јкі.</text:p>
      <text:p text:style-name="P4">- Пр̌ијміј іх мељдункі, Стіљ.</text:p>
      <text:p text:style-name="P4">Стіљґар одшеду́ на розказ. Пауљ пр̌икуцна̌у́ опієрая̌ц с̌іє̌ пљецамі о скау́е̌, пр̌ечія̌ґна̌у́ с̌іє̌</text:p>
      <text:p text:style-name="P4">і встау́. Зобачиу́, як Стіљґар одправія тамтих дву̊х људ̌і з повротем в ґу́а̌б чіємнеґо</text:p>
      <text:p text:style-name="P4">отвору в скаље і помис̌љау́ о ду́уґієј дродзе на дно басену овим ва̌скім виконаним људзкімі</text:p>
      <text:p text:style-name="P4">ре̌камі тунељем. Подшеду́ до нієґо <text:soft-page-break/>Стіљґар.</text:p>
      <text:p text:style-name="P4">- Цу̊ж то за віядомощ так важна, же ніє моґљі вису́ач з нія̌ чієљаґо? - запитау́ Пауљ.</text:p>
      <text:p text:style-name="P4">- Още̌дзая̌ своȷ̈ птакі на бітве̌ - одпару́ Стіљґар. Зеркна̌у́ на апаратуре̌ тељекомунікацијна̌</text:p>
      <text:p text:style-name="P4">і з повротем на Пауља.- Навет пр̌и ва̌сќј вія̌зце нієдобр̌е ȷ̈ст кор̌истач з тих ур̌а̌дзењ,</text:p>
      <text:p text:style-name="P4">Муад’Дібіє. Моґа̌ чіє̌ знаљез́ч біёра̌ц наміяр на емісȷ́.</text:p>
      <text:p text:style-name="P4">- Вкру̊тце бе̌да̌ збит заȷ́чі, аби мніє шукач - р̌еку́ Пауљ. - Цо чі људ̌іє донієс̌љі?</text:p>
      <text:p text:style-name="P4">- Наше сардаукарсќ пієщідеу́ка зостау́и випущоне на доље у виљоту Стареј Щерби</text:p>
      <text:p text:style-name="P4">і знајдуя̌ с̌іє̌ в дродзе до свеґо пана. Вир̌утніє раќт і позостау́а броњ паљна са̌ на</text:p>
      <text:p text:style-name="P2">становісках. Мељдоваљі тиљко дља пор̌а̌дку.</text:p>
      <text:p text:style-name="P4">Пауљ розејр̌ау́ с̌іє̌ по пу́иткім заґу́е̌бієнію і в са̌ча̌цим с̌іє̌ пр̌ез маскуя̌ца̌ пову́оке̌ с̌вієтље</text:p>
      <text:p text:style-name="P4">студіёвау́ своіх људ̌і. Одбієрау́ упу́ив часу нічим пеу́заніє овада по наґієј скаље.</text:p>
      <text:p text:style-name="P4">- Нас̌і сардаукар̌и муша̌ трохе̌ помашеровач, занім транспортер достр̌еже іх сиґнау́и повієд̌іяу́ Пауљ. - Чи мачіє іх на оку?</text:p>
      <text:p text:style-name="P4"><text:soft-page-break/>- Мами іх на оку - одпару́ Стіљґар.</text:p>
      <text:p text:style-name="P4">Ґурнеи Гаљљецк стоя̌ци у боку Пауља одхр̌а̌кна̌у́.</text:p>
      <text:p text:style-name="P4">- Чи ніє бе̌д̌іє љепієј, як шговами с̌іє̌ в безпієчне мієјше?</text:p>
      <text:p text:style-name="P4">- Ніє ма таќґо мієјша - р̌еку́ Пауљ. - Чи проґноза поґоди ȷ̈ст надаљ спр̌ияя̌ца?</text:p>
      <text:p text:style-name="P4">- Надчія̌ґа праматка бур̌а - повієд̌іяу́ Стіљґар. - Ніє чуȷ̈ш ȷ̈ј, Муад’Дібіє?</text:p>
      <text:p text:style-name="P4">- Р̌ечивіщіе в повієтр̌у чуȷ̈ с̌іє̌ зміяне̌ - зґод̌іу́ с̌іє̌ Пауљ. - Аље я љубіє̌ с̌іє̌ опієрач на</text:p>
      <text:p text:style-name="P4">тиченію піяску.</text:p>
      <text:p text:style-name="P4">- Самум бе̌д̌іє ту за ґод̌іне̌ - р̌еку́ Стіљґар. Ківна̌у́ ґу́ова̌ ку щељініє виходза̌цеј на</text:p>
      <text:p text:style-name="P4">барак Імператора і гарконнењсќ фреґати. - Там ру̊внієж о нім вієдза̌. Ані ȷ̈днеґо орнітоптера</text:p>
      <text:p text:style-name="P4">на нієбіє. Вшистќ повчія̌ґане і увія̌зане. Достаљі проґнозе̌ поґоди од свих пр̌иячіу̊у́</text:p>
      <text:p text:style-name="P4">в космос̌іє.</text:p>
      <text:p text:style-name="P4">- Жадних нових випаду̊в розпознавчих? - запитау́ Пауљ.</text:p>
      <text:p text:style-name="P4">- Ані ȷ̈днеґо од виља̌дованія убієґу́еј ноци - одпару́ Стіљґар. - Оні вієдза̌, же ту ȷ̈стес̌ми.</text:p>
      <text:p text:style-name="P4">Мис̌ље̌, же тераз чекая̌, би вибрач доґодни дља с̌ієбіє момент.</text:p>
      <text:p text:style-name="P4">- Ми вибієрами момент - повієд̌іяу́ <text:soft-page-break/>Пауљ.</text:p>
      <text:p text:style-name="P4">- Ґурнеи спојр̌ау́ в ґу̊ре̌ і варкна̌у́:</text:p>
      <text:p text:style-name="P4">- Ј̈с̌љі тамчі нам позвоља̌.</text:p>
      <text:p text:style-name="P4">- Та фљота позостаніє в космос̌іє - р̌еку́ Пауљ.</text:p>
      <text:p text:style-name="P4">Ґурнеи покре̌чіу́ ґу́ова̌.</text:p>
      <text:p text:style-name="P4">- Ніє мая̌ вибору - повієд̌іяу́ Пауљ. - Ми можеми зніщич пр̌иправе̌. Ґіљдія ніє одважи</text:p>
      <text:p text:style-name="P4">с̌іє̌ пу̊јщ на таќ ризико.</text:p>
      <text:p text:style-name="P4">- Зрозпачені људ̌іє са̌ најнієбезпієчнієјс̌і - одпару́ Ґурнеи.</text:p>
      <text:p text:style-name="P4">- А чи ми ніє ȷ̈стес̌ми зрозпачені? - запитау́ Стіљґар.</text:p>
      <text:p text:style-name="P4">Ґурнеи спојр̌ау́ на нієґо споде у́ба.</text:p>
      <text:p text:style-name="P4">- Ніє жиу́ес̌ мар̌енієм Фремену̊в - пр̌естр̌еґу́ Пауљ. - Стіљ мис̌љі о цау́еј вод̌іє, яка̌</text:p>
      <text:p text:style-name="P4">видаљіс̌ми на у́апу̊вкі, о љатах, о кту̊ре пр̌еду́ужиљіс̌ми чеканіє, аж Арракіс розквітніє. Он</text:p>
      <text:p text:style-name="P4">ніє...</text:p>
      <text:p text:style-name="P4">- Ґррр - варкна̌у́ Ґурнеи.</text:p>
      <text:p text:style-name="P4">- Дљачеґо он ȷ̈ст такі смутни? - запитау́ Стіљґар.</text:p>
      <text:p text:style-name="P4">- Он завше ȷ̈ст смутни пр̌ед бітва̌ - одпару́ Пауљ. - То ȷ̈дини обяв добреґо гумору, на</text:p>
      <text:p text:style-name="P4">які собіє Ґурнеи позваља.</text:p>
      <text:p text:style-name="P2">Віљчи ус̌мієх повољі розљау́ с̌іє̌ на твар̌и Ґурнеиа, бієљ зе̌бу̊в розбу́ису́а понад</text:p>
      <text:p text:style-name="P4">набру̊дќм ȷ̈ґо фіљтрфрака.</text:p>
      <text:p text:style-name="P4"><text:soft-page-break/>- Засмуца мніє бардзо мис̌љ о тих вшисткіх нієще̌сних гарконнењскіх душах,</text:p>
      <text:p text:style-name="P4">кту̊ре виправіми на тамтен с̌віят без с̌віє̌цењ - повієд̌іяу́.</text:p>
      <text:p text:style-name="P4">Стіљґар парскна̌у́ с̌мієхем.</text:p>
      <text:p text:style-name="P4">- Он ґада нічим федајкін.</text:p>
      <text:p text:style-name="P4">- Ґурнеи урод̌іу́ с̌іє̌ командосем с̌мієрчі - р̌еку́ Пауљ.</text:p>
      <text:p text:style-name="P4">Так, помис̌љау́, нієх с̌іє̌ зајма̌ ґаданієм о ґу́упствах, нім спру̊буȷ̈ми своіх с̌іу́ з та̌</text:p>
      <text:p text:style-name="P4">армія̌ в дољініє. Спојр̌ау́ на щељіне̌ в щіаніє скаљнеј і зеркна̌у́ поновніє на Ґурнеиа відза̌ц,</text:p>
      <text:p text:style-name="P4">же воёвнік - трубадур знову попаду́ в понура̌ задуме̌.</text:p>
      <text:p text:style-name="P4">- Троска подкопуȷ̈ с̌іу́и - мрукна̌у́ Пауљ. - Повієд̌іяу́ес̌ мі то ќдис̌, Ґурнеи.</text:p>
      <text:p text:style-name="P4">- Му̊ј кс̌ія̌же̌ - одпару́ Ґурнеи - моя̌ ґу́у̊вна̌ троска̌ ȷ̈ст броњ я̌дрова. Ј̈с̌љі ȷ̈ј ужиȷ̈ш до</text:p>
      <text:p text:style-name="P4">виваљенія д̌іюри в Мур̌е Запоровим...</text:p>
      <text:p text:style-name="P4">- Тамчі на ґу̊р̌е ніє ужия̌ броні я̌дровеј пр̌ечівко нам - повієд̌іяу́ Пауљ. - Ніє одважа̌</text:p>
      <text:p text:style-name="P4">с̌іє̌... і то вчія̌ж з теґо самеґо поводу: ніє моґа̌ ризиковач, же зніщими пр̌иправе̌.</text:p>
      <text:p text:style-name="P4">- Љеч заказ...</text:p>
      <text:p text:style-name="P4">- Заказ! - варкна̌у́ Пауљ. - То страх, <text:soft-page-break/>а ніє заказ повстр̌имуȷ̈ роди пр̌ед взаȷ̈мним</text:p>
      <text:p text:style-name="P4">обр̌уцанієм с̌іє̌ атому̊вкамі. Ј́зик Вієљќј Конвенцї ȷ̈ст достатечніє ясни: ужичіє броні</text:p>
      <text:p text:style-name="P4">я̌дровеј пр̌ечівко људ̌іём споводуȷ̈ вимазаніє пљанети з мапи вшехс̌віята. Ми</text:p>
      <text:p text:style-name="P4">розваљіми Мур Запорови, ніє људ̌і.</text:p>
      <text:p text:style-name="P4">- То збит ґрубимі нічмі шити арґумент - р̌еку́ Ґурнеи.</text:p>
      <text:p text:style-name="P4">- Чі од д̌ієљенія ву́оса на чворо там в ґу̊р̌е учієша̌ с̌іє̌ з каждеґо арґументу - одпару́</text:p>
      <text:p text:style-name="P4">Пауљ. - Ніє му̊вми юж о тим.</text:p>
      <text:p text:style-name="P4">Одвру̊чіу́ с̌іє̌, жича̌ц собіє р̌ечивіщіе таќј певнощі. По хвіљі р̌еку́:</text:p>
      <text:p text:style-name="P4">- Цо з људ̌ьмі з міяста? Са̌ юж на позицях?</text:p>
      <text:p text:style-name="P4">- Так - мрукна̌у́ Стіљґар.</text:p>
      <text:p text:style-name="P4">Пауљ р̌учіу́ на нієґо оќм.</text:p>
      <text:p text:style-name="P4">- А чієбіє цо ґризіє?</text:p>
      <text:p text:style-name="P4">- Завше пова̌тпієвау́ем, чи чу́овієкові міяста можна до коњца зауфач - повієд̌іяу́</text:p>
      <text:p text:style-name="P4">Стіљґар.</text:p>
      <text:p text:style-name="P4">- Я сам биу́ем ќдис̌ чу́овієќм міяста - зауважиу́ Пауљ.</text:p>
      <text:p text:style-name="P4">Стіљґар наȷ̈жиу́ с̌іє̌. Твар̌ му набієґу́а крвія̌.</text:p>
      <text:p text:style-name="P4">- Муад’Діб віє, же ніє міяу́ем на мис̌љі...</text:p>
      <text:p text:style-name="P4">- Вієм, цо міяу́ес̌ на мис̌љі. Стіљ. <text:soft-page-break/>Аље пру̊ба̌ чу́овієка ніє ȷ̈ст то, цо мис̌љіш, же он зробі,</text:p>
      <text:p text:style-name="P4">тиљко то, цо он робі в р̌ечивістощі. Чі міястові људ̌іє мая̌ в жиу́ах фремењска̌ крев. Тиље</text:p>
      <text:p text:style-name="P4">тиљко, же ȷ̈ще с̌іє̌ ніє научиљі зр̌уцанія пе̌т. Ми іх научими.</text:p>
      <text:p text:style-name="P2">Стіљґар ківна̌у́ ґу́ова̌.</text:p>
      <text:p text:style-name="P4">- Жичіёве навикі, Муад’Дібіє - ствієрд̌іу́ понуро. - На Ру̊внініє Жау́обнеј научиљіс̌ми с̌іє̌</text:p>
      <text:p text:style-name="P4">поґарди дља људ̌і ос̌іяду́их.</text:p>
      <text:p text:style-name="P4">Пауљ обејр̌ау́ с̌іє̌ на Ґурнеиа і спостр̌еґу́, же тен бачніє пр̌ипатруȷ̈ с̌іє̌ Стіљґарові.</text:p>
      <text:p text:style-name="P4">- Повієдз нам, Ґурнеи, дљачеґо сардаукар̌и випе̌д̌іљі з дому̊в мієшкањцу̊в теґо міяста</text:p>
      <text:p text:style-name="P4">там в доље?</text:p>
      <text:p text:style-name="P4">- Стари нумер, му̊ј кс̌ія̌же̌. Замієр̌аљі зваљіч нам на карк уход̌ьцу̊в.</text:p>
      <text:p text:style-name="P4">- Тиље часу упу́ине̌у́о од упадку партизанткі, же поте̌жні запомнієљі, як з нія̌ воёвач р̌еку́ Пауљ. - Сардаукар̌и уу́атвіљі нам заданіє. Нау́апаљі трохе̌ мієщек, забавіљі с̌іє̌ з німі,</text:p>
      <text:p text:style-name="P4">а ґу́овамі протестуя̌цих ме̌жчизн удекороваљі своȷ̈ штандари боёве. І рознієчіљі ґора̌чке̌</text:p>
      <text:p text:style-name="P4">нієнавіщі вс̌ру̊д људ̌і, кту̊р̌и в іннеј ситуацї патр̌иљіби на надходза̌ца̌ <text:soft-page-break/>бітве̌ виу́а̌чніє як</text:p>
      <text:p text:style-name="P4">на вієљка̌ нієдоґоднощ... і можљівощ заміяни ȷ̈днеґо ґарнітуру пану̊в на друґі. Сардаукар̌и</text:p>
      <text:p text:style-name="P4">дља нас вербуя̌, Стіљґар.</text:p>
      <text:p text:style-name="P4">- Чі мієјши људ̌іє фактичніє видая̌ с̌іє̌ пеу́ні запау́у - пр̌изнау́ Стіљґар.</text:p>
      <text:p text:style-name="P4">- Іх нієнавіщ ȷ̈ст с̌вієжа і чиста - повієд̌іяу́ Пауљ. - Ву́ас̌ніє викор̌истуȷ̈ми іх яко</text:p>
      <text:p text:style-name="P4">одд̌іяу́и штурмове.</text:p>
      <text:p text:style-name="P4">- Страшне бе̌да̌ вс̌ру̊д ніх яткі - р̌еку́ Ґурнеи. Стіљґар ківна̌у́ ґу́ова̌.</text:p>
      <text:p text:style-name="P4">- Повієд̌іяно ім, як нієру̊вне са̌ с̌іу́и - одпару́ Пауљ. - Вієдза̌, же кажди забіти пр̌ез ніх</text:p>
      <text:p text:style-name="P4">сардаукар то о ȷ̈днеґо мнієј дља нас. Від̌ічіє, моі пановіє, оні мая̌ цос̌, за цо варто умр̌еч.</text:p>
      <text:p text:style-name="P4">Одкриљі, же са̌ људ̌ьмі. Оні с̌іє̌ будза̌.</text:p>
      <text:p text:style-name="P4">Добієґу́ іх сту́уміёни окр̌ик обсерватора пр̌и тељескопіє. Пауљ збљіжиу́ с̌іє̌ до скаљнеј</text:p>
      <text:p text:style-name="P4">щељіни.</text:p>
      <text:p text:style-name="P4">- Цо с̌іє̌ там д̌ієȷ̈?</text:p>
      <text:p text:style-name="P4">- Оґромне замієшаніє, Муад’Дібіє - сикна̌у́ чатовнік. - В тим монструаљним наміёчіє</text:p>
      <text:p text:style-name="P4">з метаљу. Од Вієњцомуру Заходнієґо пр̌ибиу́ поязд назіємни і зробіу́о с̌іє̌ замієшаніє,</text:p>
      <text:p text:style-name="P4">якби ястр̌а̌б впаду́ в стадо скаљних <text:soft-page-break/>куропатв.</text:p>
      <text:p text:style-name="P4">- Пр̌ибиљі віє̌зієні пр̌ез нас сардаукар̌и - повієд̌іяу́ Пауљ.</text:p>
      <text:p text:style-name="P4">- Мая̌ тераз осу́оне̌ воку̊у́ цау́еґо ља̌довіска - мељдовау́ чатовнік. - Відзе̌ тањча̌це</text:p>
      <text:p text:style-name="P4">повієтр̌е навет на скраю ску́адовіск, ґд̌іє маґазиноваљі пр̌иправе̌.</text:p>
      <text:p text:style-name="P4">- Юж вієдза̌, кім ȷ̈ст тен, пр̌ечів кому ваљча̌ - р̌еку́ Пауљ. - Нієх задржа̌ гарконнењсќ</text:p>
      <text:p text:style-name="P4">бестіє, нієх с̌іє̌ ґриза̌, же Атрида надаљ жиȷ̈! - Звру̊чіу́ с̌іє̌ до федајкіна пр̌и тељескопіє:</text:p>
      <text:p text:style-name="P4">- Обсервуј др̌евце фљаґове на д̌іёбіє статку Імператора. Ј̈жељі вчія̌ґна̌ там моя̌ фљаґе̌...</text:p>
      <text:p text:style-name="P4">- Ніє зробія̌ теґо - одезвау́ с̌іє̌ Ґурнеи.</text:p>
      <text:p text:style-name="P4">Пауљ спостр̌еґу́ заінтриґована̌ міне̌ на твар̌и Стіљґара.</text:p>
      <text:p text:style-name="P4">- Ј̈с̌љі Імператор узна моȷ̈, рощенія - вияс̌ніу́ - да знак пр̌иврацая̌ц Арракіс фљаґе̌</text:p>
      <text:p text:style-name="P4">атридзка̌. Втеди застосуȷ̈ми друґі варіянт пљану, рушая̌ц тиљко пр̌ечівко Гарконненом.</text:p>
      <text:p text:style-name="P2">Сардаукар̌и ніє бе̌да̌ с̌іє̌ втра̌цач і позвоља̌ нам зау́атвіч справе̌ міє̌дзи соба̌.</text:p>
      <text:p text:style-name="P4">- Я ніє мам дос̌віядченія в тих позас̌віятових гісторіях - р̌еку́ <text:soft-page-break/>Стіљґар.- Су́ишау́ем</text:p>
      <text:p text:style-name="P4">о ніх, аље ніє видаȷ̈ с̌іє̌ правдоподобне, жеби...</text:p>
      <text:p text:style-name="P4">- Ніє потр̌еба мієч дос̌віядченія, жеби вієд̌ієч, цо оні зробія̌ - повієд̌іяу́ Ґурнеи.</text:p>
      <text:p text:style-name="P4">- На високі статек вчія̌ґая̌ нова̌ фљаґе̌ - повіядоміу́ чатовнік. - Фљаґа ȷ̈ст жу̊у́та...</text:p>
      <text:p text:style-name="P4">з чарним і червоним коу́ем пос̌родку.</text:p>
      <text:p text:style-name="P4">- С̌љіска справа - р̌еку́ Пауљ. - То фљаґа компанії КГОАМ.</text:p>
      <text:p text:style-name="P4">- Таќ саме са̌ фљаґі на позостау́их статках - повієд̌іяу́ федајкін.</text:p>
      <text:p text:style-name="P4">- Ніє розумієм - р̌еку́ Стіљґар.</text:p>
      <text:p text:style-name="P4">- То р̌ечивіщіе с̌љіска справа - одезвау́ с̌іє̌ Ґурнеи. - Ґдиби вчія̌ґна̌у́ на машт штандар</text:p>
      <text:p text:style-name="P4">Атриду̊в, мус̌іяу́би дотр̌имач теґо, цо засиґнаљізовау́. За дужо очу докоу́а. Му̊ґу́би дач знак</text:p>
      <text:p text:style-name="P4">гарконнењска̌ фљаґа̌ на своім др̌евцу, биу́аби то ȷ̈днозначна декљараця. Аље ніє, он вчія̌ґа</text:p>
      <text:p text:style-name="P4">шмате̌ КГОАМ. Показуȷ̈ тамтим људ̌іём на ґу̊р̌е... - Ґурнеи всказау́ на нієбо - ґд̌іє ȷ̈ст</text:p>
      <text:p text:style-name="P4">зиск. Му̊ві, же ґо ніє обход̌і, чи бе̌д̌іє ту Атрида, чи ктос̌ інни.</text:p>
      <text:p text:style-name="P4">- За іље самум удер̌и в Мур Запорови? - запитау́ Пауљ.</text:p>
      <text:p text:style-name="P4">Стіљґар одшеду́ нарад̌іч с̌іє̌ з ȷ̈дним <text:soft-page-break/>з федајкіну̊в в кратер̌е. Нієбавем биу́ з повротем.</text:p>
      <text:p text:style-name="P4">- Љада хвіља, Муад’Дібіє. Вчес̌нієј, ніж с̌іє̌ спод̌ієвами. То ȷ̈ст пра-пра-праматка</text:p>
      <text:p text:style-name="P4">бур̌а... може навет віє̌кша, ніж праґна̌у́ес̌.</text:p>
      <text:p text:style-name="P4">- То моя бур̌а - одпару́ Пауљ і ујр̌ау́ нієме осу́упієніє на твар̌ах су́ухая̌цих ґо</text:p>
      <text:p text:style-name="P4">федајкіну̊в. - Цгочби встр̌а̌сне̌у́а цау́им с̌віятем, ніє бе̌д̌іє віє̌кша, ніж праґна̌у́ем. Чи</text:p>
      <text:p text:style-name="P4">удер̌и доку́адніє в Мур Запорови?</text:p>
      <text:p text:style-name="P4">- Вистарчая̌цо бљіско, жеби ніє справіу́о то жаднеј ру̊жніци - р̌еку́ Стіљґар.</text:p>
      <text:p text:style-name="P4">З тунељу віёда̌цеґо на дно басену вишеду́ у́а̌чнік.</text:p>
      <text:p text:style-name="P4">- Патроље сардаукару̊в і Гарконнену̊в вицофуя̌ с̌іє̌, Муад’Дібіє - замељдовау́.</text:p>
      <text:p text:style-name="P4">- Спод̌ієвая̌ с̌іє̌, же самум навієȷ̈ за дужо піяску, би биу́а добра відочнощ - повієд̌іяу́</text:p>
      <text:p text:style-name="P4">Стіљґар. - Уважая̌, же ми бе̌д̌ієми так само зау́атвієні.</text:p>
      <text:p text:style-name="P4">- Каж нашим канонієром наставіч цељовнікі дужо вчес̌нієј, пр̌ед спадќм відочнощі р̌еку́ Пауљ. - Муша̌ одстр̌ељіч д̌іёбніце̌ вшисткім тим статком, як тиљко самум зніщи</text:p>
      <text:p text:style-name="P4">тарче. - Подшеду́ до щіани кратеру <text:soft-page-break/>і одчія̌ґна̌вши фау́де̌ пову́окі маскуя̌цеј спојр̌ау́ в ґу̊ре̌.</text:p>
      <text:p text:style-name="P4">На тље мрочнеґо нієба відач биу́о нієс̌іёне віятрем буњчукі віруя̌цеґо піяску. Пауљ</text:p>
      <text:p text:style-name="P4">з повротем начія̌ґна̌у́ пову́оке̌. - Зачніј висиу́ач на ду̊у́ наших људ̌і, Стіљ - пољечіу́.</text:p>
      <text:p text:style-name="P4">- Ніє пошеду́бис̌ з намі? - запитау́ Стіљґар.</text:p>
      <text:p text:style-name="P4">- Зостане̌ хвіљке̌ пр̌и федајкінах - одпару́ Пауљ.</text:p>
      <text:p text:style-name="P4">Стіљґар знача̌цо взрушиу́ раміёнамі до Ґурнеиа, одшеду́ до отвору в скаљнеј щіаніє</text:p>
      <text:p text:style-name="P4">і знікна̌у́ в чіємнощі.</text:p>
      <text:p text:style-name="P2">- В твоіх ре̌ках, Ґурнеи, зоставіям пр̌ичіск до розваљенія Муру Запоровеґо повієд̌іяу́ Пауљ. - Зробіш то?</text:p>
      <text:p text:style-name="P4">- Зробіє̌.</text:p>
      <text:p text:style-name="P4">Пауљ пр̌ивоу́ау́ скінієнієм поручніка федајкіну̊в:</text:p>
      <text:p text:style-name="P4">- Отгеим, зачніј вицофивач чујкі з реёну вибуху. Муша̌ вијщ стамта̌д, занім удер̌и</text:p>
      <text:p text:style-name="P4">самум.</text:p>
      <text:p text:style-name="P4">Федајкін ску́оніу́ с̌іє̌ і пошеду́ в с̌љади Стіљґара. Ґурнеи вијр̌ау́ пр̌ез скаљна̌ щељіне̌.</text:p>
      <text:p text:style-name="P4">- Ніє спущај ока з поу́удніёвеј щіани - повієд̌іяу́ до чу́овієка пр̌и тељескопіє. - Бе̌д̌іє</text:p>
      <text:p text:style-name="P4"><text:soft-page-break/>позбавіёна вшељќј охрони, допу̊кі ȷ̈ј ніє висад̌іми.</text:p>
      <text:p text:style-name="P4">- Вис̌љіј чієљаґо з сиґнау́ем часу - розказау́ Пауљ.</text:p>
      <text:p text:style-name="P4">- Яќс̌ назіємне поязди суна̌ на поу́удніёва̌ щіане̌ - замељдовау́ чу́овієк пр̌и</text:p>
      <text:p text:style-name="P4">тељескопіє. - Нієкту̊ре провадза̌ розпознаніє оґнієм броні паљнеј. Нас̌і људ̌іє кор̌истая̌ з тарч</text:p>
      <text:p text:style-name="P4">особістих, як розказау́ес̌. Поязди затр̌имау́и с̌іє̌.</text:p>
      <text:p text:style-name="P4">В наґу́еј чіши Пауљ усу́ишау́ пља̌сая̌це над ґу́ова̌ демони віятру - чоу́о бур̌и. Піях зача̌у́</text:p>
      <text:p text:style-name="P4">с̌іє̌ осипивач до іх міси пр̌ез щељіни в осу́оніє. Подмух віятру шгвичіу́ пову́оке̌ і зервау́.</text:p>
      <text:p text:style-name="P4">Пауљ скінієнієм одесу́ау́ свеґо федајкіна в укричіє і подшеду́ до обсу́уґі апаратури</text:p>
      <text:p text:style-name="P4">тељекомунікацијнеј пр̌и виљочіє тунељу. Ґурнеи тр̌имау́ с̌іє̌ ȷ̈ґо боку. Пауљ похиљіу́ с̌іє̌ над</text:p>
      <text:p text:style-name="P4">сиґнаљістамі. Ј̈ден з ніх повієд̌іяу́:</text:p>
      <text:p text:style-name="P4">- Пра-пра-пра-праматка самум, Муад’Дібіє.</text:p>
      <text:p text:style-name="P4">Пауљ подніу̊су́ спојр̌еніє на чіємнієя̌це нієбо.</text:p>
      <text:p text:style-name="P4">- Ґурнеи, вицофај обсерватору̊в поу́удніёвеј щіани.</text:p>
      <text:p text:style-name="P4">Мус̌іяу́ повту̊р̌ич сву̊ј розказ, би пр̌екр̌ичеч нарастая̌ци зґієу́к <text:soft-page-break/>самуму. Ґурнеи оддаљіу́</text:p>
      <text:p text:style-name="P4">с̌іє̌, би виконач розказ. Пауљ допія̌у́ фіљтр твар̌и, зачія̌ґна̌у́ каптур фіљтрфрака. Повру̊чіу́ Ґурнеи.</text:p>
      <text:p text:style-name="P4">Пауљ доткна̌у́ ȷ̈ґо рамієнія, всказау́ на запаљарке̌ уставіёна̌ у виљоту тунељу за сиґнаљістамі.</text:p>
      <text:p text:style-name="P4">Ґурнеи вшеду́ до тунељу, затр̌имау́ с̌іє̌ у виљоту з ȷ̈дна̌ ре̌ка̌ на пр̌ичіску, ніє спущая̌ц очу</text:p>
      <text:p text:style-name="P4">з Пауља.</text:p>
      <text:p text:style-name="P4">- Ніє одбієрами жадних віядомощі - повієд̌іяу́ сиґнаљіста пр̌и Пауљу. - Дуже заку́у̊ценія</text:p>
      <text:p text:style-name="P4">атмосферичне.</text:p>
      <text:p text:style-name="P4">Пауљ ківна̌у́ ґу́ова̌, ніє одривая̌ц спојр̌енія од тарчи часомієр̌а напр̌ечівко сиґнаљісти.</text:p>
      <text:p text:style-name="P4">Нієбавем Пауљ спојр̌ау́ на Ґурнеиа, подніу̊су́ ре̌ке̌ і вру̊чіу́ спојр̌енієм до тарчи. Всказ́нік</text:p>
      <text:p text:style-name="P4">часу пеу́зу́ по своім коље.</text:p>
      <text:p text:style-name="P4">- Юж! - кр̌икна̌у́ Пауљ і опущіу́ ре̌ке̌.</text:p>
      <text:p text:style-name="P4">Ґурнеи вдус̌іу́ пр̌ичіск запаљаркі. Видавау́о с̌іє̌, же цау́а секунда міне̌у́а, занім почуљі, як</text:p>
      <text:p text:style-name="P4">ґрунт фаљуȷ̈ і диґоце под німі. До рику самуму доу́а̌чиу́ с̌іє̌ дуднія̌ци д̌ьвіє̌к. Пр̌и Пауљу зявіу́</text:p>
      <text:p text:style-name="P4">с̌іє̌ федајкіњскі чатовнік з тељескопем под паха̌.</text:p>
      <text:p text:style-name="P4">- Мур Запорови пр̌ервани, <text:soft-page-break/>Муад’Дібіє! - кр̌икна̌у́. - Самум руна̌у́ на ніх, а нас̌і</text:p>
      <text:p text:style-name="P4">канонієр̌и юж стр̌ељая̌.</text:p>
      <text:p text:style-name="P2">Пауљ помис̌љау́ о бур̌и суна̌цеј пр̌ез басен, о у́адунку ељектростатичним в щіаніє піяску,</text:p>
      <text:p text:style-name="P4">кту̊ри зніщиу́ цо до ȷ̈днеј запори тарчове в обозіє вроґа.</text:p>
      <text:p text:style-name="P4">- Самум! - кр̌икна̌у́ ктос̌. - Мус̌іяу́и зејщ в укричіє, Муад’Дібіє!</text:p>
      <text:p text:style-name="P4">Пауљ оцкна̌у́ с̌іє̌, чуя̌ц, як іґієу́кі піяску жа̌дља̌ ȷ̈ґо одсу́оніє̌те пољічкі. Кљамка западу́а помис̌љау́. Поу́ожиу́ ре̌ке̌ на раміёнах сиґнаљісти.</text:p>
      <text:p text:style-name="P4">- Зостав спр̌е̌т! Вистарчи тен в тунељу.</text:p>
      <text:p text:style-name="P4">Почуу́, же ґо одчія̌ґая̌, же федајкіні сту́очиљі с̌іє̌ воку̊у́ нієґо дља осу́они. Вчісне̌љі с̌іє̌</text:p>
      <text:p text:style-name="P4">в виљот тунељу, ґд̌іє оґарне̌у́а іх взґље̌дна чіша, і міна̌вши закре̌т знаљез́љі с̌іє̌ в мау́еј</text:p>
      <text:p text:style-name="P4">комор̌е з куљамі с̌віє̌тояњскімі под суфітем і друґім виљотем провадза̌цеґо даљеј тунељу.</text:p>
      <text:p text:style-name="P4">Інни сиґнаљіста похиљау́ с̌іє̌ ту над своя̌ апаратура̌.</text:p>
      <text:p text:style-name="P4">- Дуже заку́у̊ценія атмосферичне - повієд̌іяу́.</text:p>
      <text:p text:style-name="P4">Кур̌ава оточиу́а іх шибуя̌цим в повієтр̌у піясќм.</text:p>
      <text:p text:style-name="P4">- Заґрод̌іч тунељ! - кр̌икна̌у́ Пауљ.</text:p>
      <text:p text:style-name="P4"><text:soft-page-break/>Наґу́е знієрухомієніє повієтр̌а воку̊у́ ніх с̌віядчиу́о о виконанію пољеценія.</text:p>
      <text:p text:style-name="P4">- Чи зејщіе на дно басену надаљ ȷ̈ст досте̌пне? - запитау́ Пауљ.</text:p>
      <text:p text:style-name="P4">Якіс̌ федајкін пошеду́ справд̌іч, вру̊чіу́ і повієд̌іяу́:</text:p>
      <text:p text:style-name="P4">- Експљозя споводовау́а обсуніє̌чіє нієвієљќј скау́и, љеч інжинієровіє твієрдза̌, же</text:p>
      <text:p text:style-name="P4">пр̌ејщіе ȷ̈ст надаљ вољне. Упр̌а̌тая̌ ȷ̈ вія̌зкамі љасеровимі.</text:p>
      <text:p text:style-name="P4">- Каж ім то робіч ре̌камі! - буркна̌у́ Пауљ. - Там ȷ̈ст пеу́но активних тарч!</text:p>
      <text:p text:style-name="P4">- Оні уважая̌, Муад’Дібіє - одпару́ федајкін, аље оддаљіу́ с̌іє̌ посу́ушніє.</text:p>
      <text:p text:style-name="P4">Сиґнаљіщі з зевна̌тр̌ пр̌ечісне̌љі с̌іє̌ міє̌дзи німі д̌ьвіґая̌ц сву̊ј спр̌е̌т.</text:p>
      <text:p text:style-name="P4">- Казау́ес̌ тим људ̌іём зоставіч іх апаратуре̌, Муад’Дібіє - обрушиу́ с̌іє̌ ȷ̈ден з федајкіну̊в.</text:p>
      <text:p text:style-name="P4">- Људ̌іє са̌ тераз важнієјс̌і од спр̌е̌ту - р̌еку́ Пауљ. - Бе̌д̌ієми мієљі віє̌цеј спр̌е̌ту ніж ра̌к</text:p>
      <text:p text:style-name="P4">аљбо жаден спр̌е̌т ніє бе̌д̌іє нам потр̌ебни.</text:p>
      <text:p text:style-name="P4">Подшеду́ до нієґо Ґурнеи Гаљљецк.</text:p>
      <text:p text:style-name="P4">- Су́ишау́ем, як му̊віљі, же дроґа на ду̊у́ ȷ̈ст вољна. Тутај ȷ̈стес̌ми за бљіско повієр̌хні,</text:p>
      <text:p text:style-name="P4">му̊ј паніє, ґдиби Гарконненовіє <text:soft-page-break/>спру̊боваљі одвету.</text:p>
      <text:p text:style-name="P4">- Оні ніє са̌ здољні до одвету - одпару́ Пауљ. - Ву́ас̌ніє в теј хвіљі одкривая̌, же ніє мая̌</text:p>
      <text:p text:style-name="P4">осу́он і же ніє са̌ в станіє одервач с̌іє̌ од Арракіс.</text:p>
      <text:p text:style-name="P4">- Ніємнієј ȷ̈днак нове становіско доводзенія ȷ̈ст в цау́ощі ґотове, му̊ј паніє повієд̌іяу́ Ґурнеи.</text:p>
      <text:p text:style-name="P4">- Ј̈ще мніє ніє потр̌ебуя̌ на становіску доводзенія - р̌еку́ Пауљ. - Пљан бе̌д̌іє с̌іє̌</text:p>
      <text:p text:style-name="P4">реаљізовау́ безе мніє. Мус̌іми чекач на...</text:p>
      <text:p text:style-name="P4">- Одбієрам віядомощ, Муад’Дібіє - одезвау́ с̌іє̌ сиґнаљіста знад апаратури. Потр̌а̌сна̌у́</text:p>
      <text:p text:style-name="P4">ґу́ова̌, пр̌ичісна̌у́ до уха су́ухавке̌. - Дуже заку́у̊ценія атмосферичне!</text:p>
      <text:p text:style-name="P4">Зача̌у́ ґризмољіч на бљоку пр̌ед соба̌, потр̌а̌сая̌ц ґу́ова̌, вичекуя̌ц, піша̌ц... вичекуя̌ц.</text:p>
      <text:p text:style-name="P2">Пауљ подшеду́ з боку до сиґнаљісти. Федајкін цофна̌у́ с̌іє̌ усте̌пуя̌ц му мієјша. Пауљ спојр̌ау́</text:p>
      <text:p text:style-name="P4">з ґу̊ри на то, цо тен чу́овієк напісау́, і пр̌ечитау́: „Наязд на с̌іч Табр... в нієвољі... Аљія,</text:p>
      <text:p text:style-name="P4">(нієчитељне) род̌іни, (нієчитељне) ніє жия̌... оні (нієчитељне) сина Муад’Діба...”</text:p>
      <text:p text:style-name="P4">Сиґнаљіста зну̊в потр̌а̌сна̌у́ ґу́ова̌. Пауљ подніу̊су́ очи напотикая̌ц <text:soft-page-break/>утквіёне в собіє</text:p>
      <text:p text:style-name="P4">спојр̌еніє Ґурнеиа.</text:p>
      <text:p text:style-name="P4">- Депеша ȷ̈ст пр̌екре̌цона - р̌еку́ Ґурнеи. - Заку́у̊ценія атмосферичне. Ніє віядомо, чи...</text:p>
      <text:p text:style-name="P4">- Му̊ј син ніє жиȷ̈ - повієд̌іяу́ Пауљ і му̊вія̌ц то вієд̌іяу́, же так ȷ̈ст направде̌. - Му̊ј син</text:p>
      <text:p text:style-name="P4">ніє жиȷ̈... зас̌ Аљіє̌ взіє̌то до нієвољі... яко заку́аднічке̌.</text:p>
      <text:p text:style-name="P4">Чуу́ с̌іє̌ як пуста, позбавіёна учуч скорупа. Вшистко, чеґо доткна̌у́, ніёсу́о с̌мієрч і бу̊љ.</text:p>
      <text:p text:style-name="P4">І виґља̌дау́о то на заразе̌, кту̊ра може с̌іє̌ рознієщ по цау́им вшехс̌вієчіє. Чуу́ в собіє ма̌дрощ</text:p>
      <text:p text:style-name="P4">старца, наґромадзеніє дос̌віядчењ з нієзљічоних животу̊в, кту̊ре моґу́и заістнієч. Видавау́о</text:p>
      <text:p text:style-name="P4">му с̌іє̌, же цос̌ хіхоце в ȷ̈ґо вне̌тр̌у і зачієра ре̌це. І помис̌љау́: Як нієвієље с̌віят віє</text:p>
      <text:p text:style-name="P2">о натур̌е правд̌івеґо окручієњства!</text:p>
      <text:p text:style-name="P4">10</text:p>
      <text:p text:style-name="P4">І стана̌у́ пр̌ед німі Муад’Діб му̊вія̌ц: Мімо іж уважами заку́адніку̊в за</text:p>
      <text:p text:style-name="P4">умару́их, она ȷ̈днак жиȷ̈. Понієваж ȷ̈ј нас̌ієніє ȷ̈ст моім нас̌ієнієм, а ȷ̈ј</text:p>
      <text:p text:style-name="P4">ґу́ос ȷ̈ст моім ґу́осем. І взрок ȷ̈ј с̌іє̌ґа најдаљших стер правдоподобієњства.</text:p>
      <text:p text:style-name="P4">Так ȷ̈ст, на паду̊у́ нієпознаваљнеґо она споґља̌да д̌іє̌кі мніє.</text:p>
      <text:p text:style-name="P4"><text:soft-page-break/>з „Пр̌ебудзенія Арракіс” піу̊ра кс̌іє̌жнічкі Іруљан</text:p>
      <text:p text:style-name="P4">Барон Вљадімір Гарконнен стау́ зе спущонимі очамі в імперіяљнеј саљі аудієнцијнеј,</text:p>
      <text:p text:style-name="P4">оваљнеј сељамљік вевна̌тр̌ кватер Падишаха Імператора. Барон р̌уцау́ украдкове спојр̌енія</text:p>
      <text:p text:style-name="P4">на метаљове щіани саљі і на зебраних - ноуккеру̊в, пажіу̊в, ґвард̌істу̊в, одд̌іяу́ сардаукару̊в</text:p>
      <text:p text:style-name="P4">пау́ацових стоя̌цих под щіанамі в шереґу, в поставіє на спочніј, под закрвавіёнимі</text:p>
      <text:p text:style-name="P4">і постр̌е̌піёнимі здобичнимі штандарамі, кту̊ре становіу́и ȷ̈дина̌ оздобе̌ теј саљі.</text:p>
      <text:p text:style-name="P4">З правеј строни розљеґу́и с̌іє̌ ґу́оси, доходза̌це ехем з висоќґо коритар̌а:</text:p>
      <text:p text:style-name="P4">- Пр̌ејщіе! Пр̌ејщіе дља Особи Кру̊љевсќј!</text:p>
      <text:p text:style-name="P4">Падишах Імператор Шаддам ІВ вишеду́ з коритар̌а на саље̌ аудієнцијна̌ разем зе своім</text:p>
      <text:p text:style-name="P4">оршаќм. Пр̌истана̌у́ в очеківанію на внієс̌ієніє ȷ̈ґо трону, ніє зврацая̌ц уваґі на барона,</text:p>
      <text:p text:style-name="P4">највираз́нієј ніє зврацая̌ц уваґі на нікоґо. Барон пр̌еконау́ с̌іє̌, же ніє стач ґо на жіґнорованіє</text:p>
      <text:p text:style-name="P4">особи кру̊љевсќј і пр̌иґља̌дау́ с̌іє̌ бачніє Імператорові випатруя̌ц <text:soft-page-break/>знаку, најмнієјшеј</text:p>
      <text:p text:style-name="P4">всказу̊вкі, які ȷ̈ст цељ теј аудієнцї. Імператор очеківау́ з поднієс̌іёна̌ ґу́ова̌ - щупу́а,</text:p>
      <text:p text:style-name="P4">ељеґанцка сиљветка в шарим мундур̌е сардаукару̊в зе сребрним і зу́отим шамерунќм.</text:p>
      <text:p text:style-name="P4">Ва̌ска твар̌ і жімне спојр̌еніє пр̌ипомінау́и баронові давно змару́еґо кс̌іє̌чія Љето. Міяу́ такі</text:p>
      <text:p text:style-name="P4">сам виґља̌д драпієжнеґо птака. Тиљко ву́оси Імператора ніє биу́и чарне, љеч руде і правіє</text:p>
      <text:p text:style-name="P4">в цау́ощі закрите гебановим геу́мем бурсеґа з імперіяљним зу́отим піу̊ропушем на щичіє.</text:p>
      <text:p text:style-name="P4">Пазіёвіє внієс̌љі трон. Биу́о то масивне кр̌есу́о вичіёсане з ȷ̈днеј бриу́и кварцу</text:p>
      <text:p text:style-name="P4">гаґаљсќґо нічим з зієљонобу́е̌кітнеј пр̌ејр̌истощі пр̌ешитеј жиу́амі зу́отеґо оґнія. Ќди</text:p>
      <text:p text:style-name="P4">уставіљі ȷ̈ на подіюм, Імператор зас̌іяду́, садовія̌ц с̌іє̌ виґодніє. Стара кобієта в чарнеј абіє</text:p>
      <text:p text:style-name="P4">з каптурем опущоним на чоу́о оду́а̌чиу́а с̌іє̌ од ȷ̈ґо с̌віти і заȷ́у́а мієјше за тронем, ку́ада̌ц</text:p>
      <text:p text:style-name="P4">кощіста̌ ду́оњ на кварцовим опарчію. Ј̈ј твар̌ визієрау́а з каптура як машкарон</text:p>
      <text:p text:style-name="P4">о западніє̌тих очах і пољічках, з носем збит ду́уґім, ску̊ра̌ в пљамах і <text:soft-page-break/>з виходза̌цимі на</text:p>
      <text:p text:style-name="P4">вієр̌х жиу́амі. Барон повстр̌имау́ на ȷ̈ј відок држеніє. Обецнощ Маткі Вієљебнеј Ґаіюс</text:p>
      <text:p text:style-name="P4">Гељен Могіям, правдому̊вчині Імператора, здрадзау́а доніёсу́ощ теј аудієнцї. Одвру̊чівши</text:p>
      <text:p text:style-name="P4">од нієј взрок барон пр̌епатривау́ уважніє с̌віте̌ в пошуківанію даљших всказу̊век. Биљі там</text:p>
      <text:p text:style-name="P4">двај аґенчі Ґіљдії, ȷ̈ден високі і ґруби, друґі ніскі і ґруби, обај о шарих, добротљівих</text:p>
      <text:p text:style-name="P4">очах. Вс̌ру̊д двораку̊в стау́а теж кс̌іє̌жнічка Іруљан, кобієта, кту̊ра зґу́е̌біу́а, як му̊віёно,</text:p>
      <text:p text:style-name="P2">најґу́е̌бше секрети Бене Ґессеріт, ґдиж міяу́а зостач Матка̌ Вієљебна̌. Висока бљондинка</text:p>
      <text:p text:style-name="P4">о твар̌и піє̌кнеј як образ, з зієљонимі очамі споґља̌дая̌цимі і пр̌ез, і поза нієґо.</text:p>
      <text:p text:style-name="P4">- Му̊ј дроґі бароніє - рачиу́ ґо у́аскавіє зауважич Імператор.</text:p>
      <text:p text:style-name="P4">Баритонови ґу́ос одзначау́ с̌іє̌ вирафінована̌ модуљаця̌. Потрафіу́ одправіч барона</text:p>
      <text:p text:style-name="P4">повітанієм. Барон ску́оніу́ с̌іє̌ ніско і збљіжиу́ на пр̌епісова̌ одљеґу́ощ д̌ієс̌іє̌чію кроку̊в од</text:p>
      <text:p text:style-name="P4">подвижшенія.</text:p>
      <text:p text:style-name="P4">- Пр̌ибивам на тве везваніє, Ваша Високощ.</text:p>
      <text:p text:style-name="P4"><text:soft-page-break/>- Везваніє! - парскне̌у́а хіхотем стара вієд̌ьма.</text:p>
      <text:p text:style-name="P4">- Споку̊ј, Матко Вієљебна - скарчіу́ я̌ Імператор, аље ус̌мієхна̌у́ с̌іє̌ на відок змієшанія</text:p>
      <text:p text:style-name="P4">барона.</text:p>
      <text:p text:style-name="P4">- Најпієрв мі повієш, дока̌д то виправіу́ес̌ своȷ̈ґо пупіља, Тгуфіра Гавата.</text:p>
      <text:p text:style-name="P4">Барон стр̌ељіу́ оќм на право і љево, кљна̌ц в духу, же пр̌ишеду́ ту без своȷ̈ј стражи</text:p>
      <text:p text:style-name="P4">пр̌ибочнеј, мімо же нієвієље би вску̊рау́а пр̌ечівко сардаукаром. Завше ȷ̈днак...</text:p>
      <text:p text:style-name="P4">- Но віє̌ц? - р̌еку́ Імператор.</text:p>
      <text:p text:style-name="P4">- Ніє ма ґо юж од піє̌чію дні, Најяс̌нієјши Паніє. - Барон р̌учіу́ спојр̌еніє на аґенту̊в</text:p>
      <text:p text:style-name="P4">Ґіљдії і шибко пр̌еніу̊су́ ȷ̈ на Імператора. - Міяу́ виља̌довач в базіє пр̌емитніку̊в і подя̌ч</text:p>
      <text:p text:style-name="P4">пру̊бе̌ інфіљтрацї обозу теґо фремењсќґо фанатика Муад’Діба.</text:p>
      <text:p text:style-name="P4">- Ніє до віяри! - р̌еку́ Імператор.</text:p>
      <text:p text:style-name="P4">Шпоніяста ду́оњ вієд̌ьми љекко доткне̌у́а ȷ̈ґо рамієнія. Стара нахиљіу́а с̌іє̌ і пошептау́а му</text:p>
      <text:p text:style-name="P4">до уха. Імператор ківна̌у́ ґу́ова̌.</text:p>
      <text:p text:style-name="P4">- Піє̌ч дні, бароніє. Повієдз мі, дљачеґо ніє мартвіш с̌іє̌ ȷ̈ґо нієобецнощіа̌?</text:p>
      <text:p text:style-name="P4">- Аљеж я с̌іє̌ мартвіє̌, Најяс̌нієјши <text:soft-page-break/>Паніє.</text:p>
      <text:p text:style-name="P4">Імператор ніє спущау́ з нієґо очу, вичекуя̌ц. Матка Вієљебна видау́а з с̌ієбіє</text:p>
      <text:p text:style-name="P4">ґдакљіви хіхот.</text:p>
      <text:p text:style-name="P4">- Цгод̌і мі о то, Најяс̌нієјши Паніє - повієд̌іяу́ барон - же Гават так чи овак умр̌е</text:p>
      <text:p text:style-name="P4">в чія̌ґу пару најбљіжших ґод̌ін.</text:p>
      <text:p text:style-name="P4">І виу́ожиу́ справе̌ утаёнеј тручізни і потр̌еби антідотум.</text:p>
      <text:p text:style-name="P4">- Спричіяр̌ з чієбіє, бароніє - р̌еку́ Імператор. - А ґд̌ієж са̌ твоі братанковіє, Раббан</text:p>
      <text:p text:style-name="P4">і му́оди Феид-Раутга?</text:p>
      <text:p text:style-name="P4">- Надход̌і самум, Најяс̌нієјши Паніє. Вису́ау́ем іх в обху̊д нашеґо пр̌едпоља, жеби</text:p>
      <text:p text:style-name="P4">Фремені ніє заскочиљі нас под осу́она̌ піяску.</text:p>
      <text:p text:style-name="P4">- Пр̌едпоља - повту̊р̌иу́ Імператор. То су́ово якби випаду́о му пр̌и виде̌чію уст. - Самум</text:p>
      <text:p text:style-name="P4">нієвієље зд̌іяу́а в басеніє, а фремењска черњ ніє заатакуȷ̈, ќди я ту ȷ̈стем з піє̌чіёма</text:p>
      <text:p text:style-name="P4">љеґіёнамі сурдаукару̊в.</text:p>
      <text:p text:style-name="P4">- Очивіщіе же ніє, Најяс̌нієјши Паніє - р̌еку́ барон - љеч ніє можна нікоґо вініч за</text:p>
      <text:p text:style-name="P4">надміяр острожнощі.</text:p>
      <text:p text:style-name="P2">- Аааах, віна - повієд̌іяу́ Імператор. - Затем мам пр̌еміљчач, іље часу <text:soft-page-break/>забрау́а мі та</text:p>
      <text:p text:style-name="P4">арракањска бздура? І же зискі компанії КГОАМ вичієкая̌ та̌ щур̌а̌ д̌іюра̌? І же мус̌іяу́ем</text:p>
      <text:p text:style-name="P4">завієс̌іч функцёнованіє двору і справи пањствове - одвоу́ач навет - з поводу теј ідіётичнеј</text:p>
      <text:p text:style-name="P4">афери?</text:p>
      <text:p text:style-name="P4">Барон спущіу́ очи, вистрашони імператорскім ґнієвем. Дељікатнощ позицї, в яќј с̌іє̌</text:p>
      <text:p text:style-name="P4">знајдовау́, сам ȷ̈ден, здани на у́аске̌ Конвенцї і діцтум фаміљія вієљкіх роду̊в д̌іяу́ау́а му на</text:p>
      <text:p text:style-name="P4">нерви. Чи он ма заміяр мніє забіч? - задавау́ собіє питаніє. Ніє му̊ґу́би! Ніє на очах решти</text:p>
      <text:p text:style-name="P4">високіх роду̊в, кту̊ре чекая̌ там в ґу̊р̌е остр̌а̌ц собіє зе̌би на пієрвши љепши претекст до</text:p>
      <text:p text:style-name="P4">викор̌истанія теґо заме̌ту на Арракіс.</text:p>
      <text:p text:style-name="P4">- Чи взія̌у́ес̌ заку́адніку̊в? - запитау́ Імператор.</text:p>
      <text:p text:style-name="P4">- То на ніц, Најяс̌нієјши Паніє - одпару́ барон. - Чі вщіекљі Фремені ур̌а̌дзая̌ каждему</text:p>
      <text:p text:style-name="P4">ȷ̈њцові церемоніє̌ поґр̌ебова̌ і заховуя̌ с̌іє̌ так, якби такі заку́аднік юж ніє жиу́.</text:p>
      <text:p text:style-name="P4">- Чижби? - р̌еку́ Імператор.</text:p>
      <text:p text:style-name="P4">Барон міљчау́, зезуя̌ц в право і в љево на метаљове щіани сељамљік, <text:soft-page-break/>мис̌ља̌ц</text:p>
      <text:p text:style-name="P4">о отачая̌цим ґо монструаљним наміёчіє з метаљу. Пр̌едставіяу́ он так нієпр̌ебране боґацтво,</text:p>
      <text:p text:style-name="P4">же навет барон почуу́ с̌іє̌ встр̌а̌с̌ніє̌ти. Чія̌ґніє за соба̌ пажіу̊в і безужитечних двораку̊в,</text:p>
      <text:p text:style-name="P4">своȷ̈ кобієти і іх с̌віте̌ - фризȷ̈ру̊в, модисткі, вшисткіх... цау́а̌ оточке̌ пасожиту̊в двору.</text:p>
      <text:p text:style-name="P4">Вшистко то тутај... пу́ащи с̌іє̌, інтриґуȷ̈ за пљецамі, „чієрпі нієвиґоди” пр̌и Імператор̌е... би</text:p>
      <text:p text:style-name="P4">патр̌еч, як он ку́ад̌іє крес теј афер̌е, би уку́адач панеґірикі о ваљках, а ранних креовач на</text:p>
      <text:p text:style-name="P4">богатеру̊в.</text:p>
      <text:p text:style-name="P4">- Може ніє шукау́ес̌ одповієдніх заку́адніку̊в - р̌еку́ Імператор.</text:p>
      <text:p text:style-name="P4">Он цос̌ укрива - помис̌љау́ барон. Страх ґніу̊ту́ ґо в доу́ку камієнієм, аж му с̌іє̌ нієдобр̌е</text:p>
      <text:p text:style-name="P4">зробіу́о на мис̌љ о ȷ̈дзенію. А ȷ̈днак то учучіє пр̌ипомінау́о ґу́у̊д і кіљка рази простовау́ с̌іє̌</text:p>
      <text:p text:style-name="P4">в своіх дрифах, о ву́ос од виданія пољеценія, би пр̌инієс̌іёно му пос̌іу́ек. Аље тутај ніє биу́о</text:p>
      <text:p text:style-name="P4">нікоґо, кто би одповієд̌іяу́ на ȷ̈ґо везванія.</text:p>
      <text:p text:style-name="P4">- Чи маш яќс̌ поȷ́чіє, цо то за ȷ̈ден тен Муад’Діб? - спитау́ Імператор.</text:p>
      <text:p text:style-name="P4">- На певно якіс̌ умма - одпару́ <text:soft-page-break/>барон. - Якіс̌ фремењскі фанатик, авантурнік рељіґіјни. Таци</text:p>
      <text:p text:style-name="P4">реґуљарніє вискакуя̌ на обр̌ежах цивіљізацї. Ваша Імператорска Мощ о тим віє.</text:p>
      <text:p text:style-name="P4">Імператор обејр̌ау́ с̌іє̌ на своя̌ правдому̊вчиніє̌, поновніє звру̊чіу́ с̌іє̌ до барона</text:p>
      <text:p text:style-name="P4">і спојр̌ау́ на нієґо споде у́ба.</text:p>
      <text:p text:style-name="P4">- І ніц віє̌цеј ніє вієш о тим Муад’Дібіє?</text:p>
      <text:p text:style-name="P4">- То шаљенієц - ствієрд̌іу́ барон. - Аље вшиши Фремені са̌ трохе̌ стукніє̌чі.</text:p>
      <text:p text:style-name="P4">- Стукніє̌чі?</text:p>
      <text:p text:style-name="P4">- Ј̈ґо људ̌іє р̌уцая̌ с̌іє̌ в бу̊ј вия̌ц ȷ̈ґо іміє̌. Іх кобієти чіская̌ в нас ву́аснимі д̌ієчмі,</text:p>
      <text:p text:style-name="P4">по чим над̌ієвая̌ с̌іє̌ на наше ноже, би своім ме̌жом уторовач дроґе̌ до атаку. Оні ніє</text:p>
      <text:p text:style-name="P4">мая̌... ніє мая̌... жаднеј ґоднощі.</text:p>
      <text:p text:style-name="P2">- Аж так з́ље - замручау́ Імператор, а ȷ̈ґо дрвія̌ци тон ніє умкна̌у́ уваґі барона. - Повієд̌ь</text:p>
      <text:p text:style-name="P4">мі, му̊ј дроґі бароніє, чи пр̌епровад̌іу́ес̌ реконесанс пољарних обшару̊в на поу́уднію Арракіс?</text:p>
      <text:p text:style-name="P4">Барон заґапіу́ с̌іє̌ на нієґо, збіти з тропу зміяна̌ темату.</text:p>
      <text:p text:style-name="P4">- Аље... но віє̌ц... вієш пр̌ечієж, Најяс̌нієјши Паніє, же цау́и тен <text:soft-page-break/>реґіён ніє надаȷ̈ с̌іє̌ до</text:p>
      <text:p text:style-name="P4">замієшканія, ȷ̈ст отварти дља віятру і червія. В тамтих шерокощіах ніє ма навет</text:p>
      <text:p text:style-name="P4">пр̌иправи.</text:p>
      <text:p text:style-name="P4">- Ніє міяу́ес̌ донієс̌ієњ од пр̌иправових ґаљару̊в о появіяя̌цих с̌іє̌ там поу́ачіях</text:p>
      <text:p text:style-name="P4">зієљені?</text:p>
      <text:p text:style-name="P4">- Завше биу́и таќ донієс̌ієнія. Нієкту̊ре збадано... давно тему. Знаљезіёно паре̌ рос̌љін.</text:p>
      <text:p text:style-name="P4">Страцоно вієље орнітоптеру̊в. Збит коштовна забава, Најяс̌нієјши Паніє. То ȷ̈ст мієјше,</text:p>
      <text:p text:style-name="P4">в кту̊рим људ̌іє ніє пр̌ежия̌ ду́уґо.</text:p>
      <text:p text:style-name="P4">- Но так - повієд̌іяу́ Імператор.</text:p>
      <text:p text:style-name="P4">Пстрикна̌у́ паљцамі і за ȷ̈ґо тронем по љевеј строніц отвор̌иу́и с̌іє̌ др̌ві. Дву̊х сардаукару̊в</text:p>
      <text:p text:style-name="P4">впровад̌іу́о пр̌ез ніє д̌ієвчинке̌ в вієку окоу́о чтерех љат, са̌дза̌ц з виґља̌ду. Убрана биу́а</text:p>
      <text:p text:style-name="P4">в чарна̌ абе̌ з одр̌уцоним на пљеци каптурем, одсу́аніяя̌цим љуз́но віша̌це у шиі у́а̌ча</text:p>
      <text:p text:style-name="P4">фіљтрфрака. З кра̌ґу́еј бужі споґља̌дау́и очи барви фремењсќґо бу́е̌кіту. Ніє виґља̌дау́а ані трохе̌</text:p>
      <text:p text:style-name="P4">на вистрашона̌, а ȷ̈ј спојр̌еніє міяу́о в собіє цос̌, од чеґо барон почуу́ с̌іє̌ нієсвоё</text:p>
      <text:p text:style-name="P4">з зупеу́ніє нієзрозуміяу́еј пр̌ичини. <text:soft-page-break/>Навет правдому̊вчині Бене Ґессеріт вздриґне̌у́а с̌іє̌,</text:p>
      <text:p text:style-name="P4">ќди я̌ д̌ієцко міяу́о і учиніу́а в ȷ̈ј ќрунку знак на одпе̌дзеніє уроку̊в. Стара чаровніца</text:p>
      <text:p text:style-name="P4">биу́а највираз́нієј встр̌а̌с̌ніє̌та обецнощіа̌ д̌ієцка. Імператор одхр̌а̌кна̌у́ пр̌ед забранієм</text:p>
      <text:p text:style-name="P4">ґу́осу, љеч д̌ієцко пр̌ему̊віу́о пієрвше чієнкім, љекко сепљенія̌цим ґу́ос̌іќм, вираз́ним</text:p>
      <text:p text:style-name="P4">мімо ніє виробіёнеґо поднієбієнія.</text:p>
      <text:p text:style-name="P4">- А ото і он - повієд̌іяу́а. Подешу́а до скраю подвижшенія. - Ніє справія імпонуя̌цеґо</text:p>
      <text:p text:style-name="P4">враженія, нієправдаж? Якіс̌ вистрашони, стари ґрубас, збит су́аби, би уд̌ьвіґна̌ч своȷ̈ ву́асне</text:p>
      <text:p text:style-name="P4">чіяу́о без помоци дрифу̊в.</text:p>
      <text:p text:style-name="P4">Биу́о то так компљетніє нієочеківане ствієрдзеніє з уст д̌ієцка, же барон вибау́ушиу́ на нія̌</text:p>
      <text:p text:style-name="P4">очи в осу́упієнію, запоміная̌ц ȷ́зика в ґе̌біє помімо вщіеку́ощі. Чи то карљіца? - запитивау́</text:p>
      <text:p text:style-name="P4">сам с̌ієбіє.</text:p>
      <text:p text:style-name="P4">- Му̊ј дроґі бароніє - р̌еку́ Імператор - пр̌едставіям чі с̌іёстре̌ Муад’Діба.</text:p>
      <text:p text:style-name="P4">- С̌іёс... - Барон подніу̊су́ спојр̌еніє на Імператора. - Ніє розумієм.</text:p>
      <text:p text:style-name="P4">- Я часамі ру̊внієж пр̌есадзам з надміярем острожнощі - повієд̌іяу́ Імператор. Донієс̌іёно мі, же твоȷ̈ <text:soft-page-break/>ніє замієшкане обшари на поу́уднію виказуя̌ с̌љади д̌іяу́аљнощі</text:p>
      <text:p text:style-name="P4">људзќј.</text:p>
      <text:p text:style-name="P4">- Аљеж то нієможљіве! - запротестовау́ барон. - Червіє... там ȷ̈ст чисти піясек аж по...</text:p>
      <text:p text:style-name="P4">- Виґља̌да на то, же чі људ̌іє са̌ в станіє унікач черві - одпару́ Імператор.</text:p>
      <text:p text:style-name="P4">Д̌ієцко пр̌ис̌іяду́о обок трону на скраю подвижшенія, спущіу́о ноґі і заче̌у́о німі мајтач.</text:p>
      <text:p text:style-name="P2">Якаж певнощ с̌ієбіє біу́а з ȷ̈ј міни і способу љустрованія оточенія. Барон утквіу́ взрок</text:p>
      <text:p text:style-name="P4">в розбуяних стопах, с̌љедза̌ц фаљованіє чарнеј шати, міґніє̌чія сандау́у̊в указуя̌цих с̌іє̌</text:p>
      <text:p text:style-name="P4">спод тканіни.</text:p>
      <text:p text:style-name="P4">- На нієще̌щіе - повієд̌іяу́ Імператор - вису́ау́ем тиљко піє̌ч љеккіх транспортеру̊в з ґрупа̌</text:p>
      <text:p text:style-name="P4">зачепна̌ до взіє̌чія ȷ̈њцу̊в на пр̌есу́уханіє. Ушљіс̌ми цудем з ȷ̈дним транспортерем і тр̌ема</text:p>
      <text:p text:style-name="P4">ȷ̈њцамі. Зваж, бароніє, моі сардаукар̌и зостаљі правіє вибічі пр̌ез одд̌іяу́ зу́ожони ґу́у̊вніє</text:p>
      <text:p text:style-name="P4">з кобієт, д̌ієчі і старцу̊в. То д̌ієцко провад̌іу́о ȷ̈дна̌ з ґруп штурмових.</text:p>
      <text:p text:style-name="P4">- Сам від̌іш, Најяс̌нієјши Паніє! - завоу́ау́ барон. - Сам від̌іш, цо то за ȷ̈дні!</text:p>
      <text:p text:style-name="P4"><text:soft-page-break/>- Я сама оддау́ам с̌іє̌ до нієвољі - одезвау́а с̌іє̌ д̌ієвчинка. - Ніє хчіяу́ам стана̌ч пр̌ед</text:p>
      <text:p text:style-name="P4">братем з вієщіа̌, же забіто му сина.</text:p>
      <text:p text:style-name="P4">- Учієку́а љедвіє ґарстка наших људ̌і - р̌еку́ Імператор. - Учієку́а! Чи су́ишиш?</text:p>
      <text:p text:style-name="P4">- Іх теж бис̌ми достаљі - повієд̌іяу́а д̌ієвчинка - ґдиби ніє пу́омієніє.</text:p>
      <text:p text:style-name="P4">- Моі сардаукар̌и ужиљі диш корекцијних яко міётачи оґнія - вияс̌ніу́ Імператор. Розпачљіве посуніє̌чіє і тиљко д̌іє̌кі нієму умкне̌љі з тројґієм своіх ȷ̈њцу̊в. Зауваж, му̊ј</text:p>
      <text:p text:style-name="P4">дроґі бароніє: сардаукар̌и мус̌ієљі учієкач в попу́оху пр̌ед кобієтамі, старцамі і д̌ієчмі!</text:p>
      <text:p text:style-name="P4">- Мус̌іми заатаковач цау́а̌ поте̌ґа̌ - захрипіяу́ барон. - Мус̌іми вибіч вшисткіх до</text:p>
      <text:p text:style-name="P4">остатнієґо, најмнієјшеґо...</text:p>
      <text:p text:style-name="P4">- Міљч! - рикна̌у́ Імператор. Вихиљіу́ с̌іє̌ до пр̌оду на своім троніє. - Ніє ображај моȷ̈ј</text:p>
      <text:p text:style-name="P4">інтељіґенцї ані хвіљі ду́ужеј. Стерчиш ту з дурна̌ міна̌ нієвінія̌тка і...</text:p>
      <text:p text:style-name="P4">- Најяс̌нієјши Паніє - одезвау́а с̌іє̌ стара правдому̊вчині. Учішиу́ я̌ махніє̌чієм ре̌кі.</text:p>
      <text:p text:style-name="P4">- Твієрд̌іш, же ніц ніє вієш о викритеј пр̌ез нас д̌іяу́аљнощі ані о <text:soft-page-break/>здољнощіах боёвих</text:p>
      <text:p text:style-name="P4">тих надљуд̌і! - Імператор уніу̊су́ с̌іє̌ до поу́ови зе свеґо трону. - За коґо мніє маш, бароніє?</text:p>
      <text:p text:style-name="P4">Барон цофна̌у́ с̌іє̌ о два крокі. То Раббан - помис̌љау́. - Он мі то зробіу́. Раббан мі...</text:p>
      <text:p text:style-name="P4">- І та удавана вас̌њ з кс̌іє̌чієм Љето - мрукна̌у́ Імператор западая̌ц з повротем в сву̊ј трон.</text:p>
      <text:p text:style-name="P4">- С̌љічнієс̌ то уставіу́.</text:p>
      <text:p text:style-name="P4">- Најяс̌нієјши Паніє - сумітовау́ с̌іє̌ барон. - О чим ти...</text:p>
      <text:p text:style-name="P4">- Міљч!</text:p>
      <text:p text:style-name="P4">Стара Бене Ґессеріт поу́ожиу́а ду́оњ на рамієнію Імператора і похиљіу́а с̌іє̌ ніско шепча̌ц му</text:p>
      <text:p text:style-name="P4">цос̌ до уха. Д̌ієвчинка с̌ієдза̌ца на подіюм пр̌естау́а махач ноґамі.</text:p>
      <text:p text:style-name="P4">- Постраш ґо ȷ̈ще трохе̌, Шаддам. Ніє повіннам с̌іє̌ з теґо чієшич, аље ніє умієм</text:p>
      <text:p text:style-name="P4">одму̊віч собіє теј пр̌иȷ̈мнощі.</text:p>
      <text:p text:style-name="P4">- Чіхо ба̌д̌ь, д̌ієчіяку - р̌еку́ Імператор. Вихиљіу́ с̌іє̌ в пр̌у̊д, поу́ожиу́ ре̌ке̌ на ȷ̈ј ґу́овіє</text:p>
      <text:p text:style-name="P4">і утквіу́ взрок в бароніє.</text:p>
      <text:p text:style-name="P4">- Чиж то можљіве, бароніє? Чижбис̌ биу́ аж так наівни, як суґеруȷ̈ то моя</text:p>
      <text:p text:style-name="P4">правдому̊вчині? Чи ніє познаȷ̈ш теґо д̌ієцка, цу̊ркі свеґо побратимца, кс̌іє̌чія Љето?</text:p>
      <text:p text:style-name="P4"><text:soft-page-break/>- Му̊ј ојчієц ніґди ніє биу́ ȷ̈ґо побратимцем - повієд̌іяу́а д̌ієвчинка. - Му̊ј ојчієц ніє</text:p>
      <text:p text:style-name="P2">жиȷ̈, а тен стари гарконнењскі потву̊р ніє від̌іяу́ мніє ніґди пр̌едтем.</text:p>
      <text:p text:style-name="P4">З барона позостау́о тиљко оґу́упіяу́е спојр̌еніє. Ќди одзискау́ мове̌, здоу́ау́ ȷ̈диніє</text:p>
      <text:p text:style-name="P4">вихрипієч:</text:p>
      <text:p text:style-name="P4">- Кто то?</text:p>
      <text:p text:style-name="P4">- Ј̈стем Аљія, цу̊рка кс̌іє̌чія Љето і љади Ј̈сс̌ікі, с̌іёстра кс̌іє̌чія Пауља Муад’Діба - одпару́а</text:p>
      <text:p text:style-name="P4">д̌ієвчинка. Одепхне̌у́а с̌іє̌ од подіюм і скочиу́а на поду́оґе̌ саљі аудієнцијнеј. - Му̊ј брат</text:p>
      <text:p text:style-name="P4">с̌љубовау́, же заткніє твоя̌ ґу́ове̌ на щичіє свеґо боёвеґо штандару і мис̌ље̌, же то зробі.</text:p>
      <text:p text:style-name="P4">- Чіхо ба̌д̌ь, д̌ієцко - Імператор опаду́ на опарчіє трону, броде̌ вспару́ на ду́оні і споґља̌дау́</text:p>
      <text:p text:style-name="P4">бадавчо на барона.</text:p>
      <text:p text:style-name="P4">- Я ніє пр̌ијмуȷ́ розказу̊в од Імператора - р̌еку́а Аљія. Одвру̊чіу́а с̌іє̌ подноша̌ц очи на</text:p>
      <text:p text:style-name="P4">вієкова̌ Матке̌ Вієљебна̌. - Она віє.</text:p>
      <text:p text:style-name="P4">Імператор зеркна̌у́ на сва̌ правдому̊вчиніє̌.</text:p>
      <text:p text:style-name="P4">- Цо то значи?</text:p>
      <text:p text:style-name="P4">- То д̌ієцко ȷ̈ст зу́им духем! - повієд̌іяу́а старуха. - Ј̈ј матка <text:soft-page-break/>засу́уґуȷ̈ на каре̌ віє̌кша̌</text:p>
      <text:p text:style-name="P4">од тих, яќ зна гісторія. С̌мієрч! Завше бе̌д̌іє ніє дощ риху́а дља теґо „д̌ієцка” як і теј,</text:p>
      <text:p text:style-name="P4">кту̊ра ȷ̈ зрод̌іу́а! - Старуха вичія̌ґне̌у́а паљец ку Аљії. - Винос̌ с̌іє̌ з меґо умису́у!</text:p>
      <text:p text:style-name="P4">- Т-П? - вишептау́ Імператор. Обру̊чіу́ с̌іє̌ ґвау́товніє до Аљії. - На Вієљка̌ Мачієр̌!</text:p>
      <text:p text:style-name="P4">- Ніє розумієш, Најяс̌нієјши Паніє - р̌еку́а стара. - То ніє тељепатія. Она ȷ̈ст в моȷ̈ј яз́ні.</text:p>
      <text:p text:style-name="P4">Она ȷ̈ст як моȷ̈ попр̌еднічкі, кту̊ре оддау́и мі своȷ̈ вспомнієнія. Она ткві в меј паміє̌чі!</text:p>
      <text:p text:style-name="P4">То нієможљіве, жеби там биу́а, а ȷ̈днак ȷ̈ст!</text:p>
      <text:p text:style-name="P4">- Яќ попр̌еднічкі? - запитау́ Імператор. - Цо то за нонсенс?</text:p>
      <text:p text:style-name="P4">Стара кобієта випростовау́а с̌іє̌ і опущіу́а вичія̌ґніє̌та̌ ре̌ке̌.</text:p>
      <text:p text:style-name="P4">- Повієд̌іяу́ам збит вієље, цо ніє змієнія факту, же то „д̌ієцко” ніє бе̌да̌це д̌ієцќм мус̌і</text:p>
      <text:p text:style-name="P4">зостач забіте. Од давна пр̌естр̌еґано нас пр̌ед чимс̌ такім ву́ас̌ніє і му̊віёно, як</text:p>
      <text:p text:style-name="P4">запобієґач таќму народзенію, а здрад̌іу́а нас наша ву́асна с̌іёстра.</text:p>
      <text:p text:style-name="P4">- Пљечієш, стара бабо - повієд̌іяу́а Аљія. - Ніє вієш, як биу́о, а мієљеш ȷ́зорем як хори</text:p>
      <text:p text:style-name="P4"><text:soft-page-break/>на умис̌ље.</text:p>
      <text:p text:style-name="P4">Аљія замкне̌у́а очи, зачерпне̌у́а ґу́е̌боко повієтр̌а і встр̌имау́а оддех. Стара Матка</text:p>
      <text:p text:style-name="P4">Вієљебна заточиу́а с̌іє̌ з ȷ́ќм. Аљія отвор̌иу́а очи.</text:p>
      <text:p text:style-name="P4">- Так то с̌іє̌ стау́о - р̌еку́а. - Космічни с̌љепи траф... а ви міяу́ищіе в нім сву̊ј уд̌іяу́.</text:p>
      <text:p text:style-name="P4">Матка Вієљебна вичія̌ґне̌у́а обіє ре̌це одпихая̌ц од с̌ієбіє повієтр̌е в строне̌ Аљії.</text:p>
      <text:p text:style-name="P4">- Цо с̌іє̌ тутај д̌ієȷ̈? - запитау́ Імператор. - Д̌ієцко, ти направде̌ потрафіш уљоковач своȷ̈</text:p>
      <text:p text:style-name="P4">мис̌љі в цудзеј ґу́овіє?</text:p>
      <text:p text:style-name="P4">- То зупеу́ніє ніє так - одпару́а Аљія. - Ніє потрафіє̌ мис̌љеч як ти, хиба жебим с̌іє̌ як ти</text:p>
      <text:p text:style-name="P4">зрод̌іу́а.</text:p>
      <text:p text:style-name="P4">- Забіјчіє я̌! - вимамротау́а старуха чепіяя̌ц с̌іє̌ опарчія трону, би ніє упащ. - Забіјчіє я̌!</text:p>
      <text:p text:style-name="P2">- Западніє̌те, старче очи зіяу́и нієнавіщіа̌ до Аљії.</text:p>
      <text:p text:style-name="P4">- Чіша - наказау́ Імператор і пр̌ијр̌ау́ с̌іє̌ Аљії з уваґа̌. - Чи можеш, д̌ієчіно, порозумієч</text:p>
      <text:p text:style-name="P4">с̌іє̌ зе своім братем?</text:p>
      <text:p text:style-name="P4">- Брат му̊ј віє, же ту ȷ̈стем - одпару́а Аљія.</text:p>
      <text:p text:style-name="P4">- Потрафіш му повієд̌ієч, же ма с̌іє̌ поддач за цене̌ твоȷ̈ґо жичія?</text:p>
      <text:p text:style-name="P4"><text:soft-page-break/>Аљія ус̌мієхне̌у́а с̌іє̌ до нієґо з розбраяя̌ца̌ щерощіа̌.</text:p>
      <text:p text:style-name="P4">- Ніє зробіє̌ теґо - повієд̌іяу́а.</text:p>
      <text:p text:style-name="P4">Барон пр̌ивљу̊ку́ с̌іє̌ до Аљії і стана̌у́ у ȷ̈ј боку.</text:p>
      <text:p text:style-name="P4">- Најяс̌нієјши Паніє - р̌еку́ бу́аґаљніє - я ніц ніє вієд̌іяу́ем о...</text:p>
      <text:p text:style-name="P4">- Ј̈ще раз мі пр̌ервієш, бароніє - повієд̌іяу́ Імператор - а страчіш здољнощ</text:p>
      <text:p text:style-name="P4">пр̌ериванія... на вієкі. - Ніє одврацау́ вите̌жонеј уваґі од Аљії, пр̌ипатруя̌ц ȷ̈ј с̌іє̌ бачніє</text:p>
      <text:p text:style-name="P4">спод змружоних повієк. - Ніє зробіш, ге̌? А чи умієш вичитач в моіх мис̌љах, цо</text:p>
      <text:p text:style-name="P4">зробіє̌, ȷ̈жељі мніє ніє посу́ухаш?</text:p>
      <text:p text:style-name="P4">- Юж повієд̌іяу́ам, же ніє потрафіє̌ читач в мис̌љах - одпару́а - љеч ніє потр̌еба тељепатії,</text:p>
      <text:p text:style-name="P4">би пр̌ејр̌еч тве заміяри.</text:p>
      <text:p text:style-name="P4">Імператор нахмур̌иу́ с̌іє̌.</text:p>
      <text:p text:style-name="P4">- Твоя справа, д̌ієчіно, ȷ̈ст безнад̌ієјна. Вистарчи тиљко, бим скр̌икна̌у́ своȷ̈ војска,</text:p>
      <text:p text:style-name="P4">а з теј пљанети ніє зостаніє ані...</text:p>
      <text:p text:style-name="P4">- То ніє ȷ̈ст таќ просте - р̌еку́а Аљія. Спојр̌ау́а на дву̊х Ґіљдіян. - Запитај іх.</text:p>
      <text:p text:style-name="P4">- Ніє ȷ̈ст ма̌др̌е спр̌ечівіяч с̌іє̌ моім жиченіём - повієд̌іяу́ Імператор. - Ніє повіннас̌</text:p>
      <text:p text:style-name="P4">мі одмавіяч најдробнієјшеј р̌ечи.</text:p>
      <text:p text:style-name="P4"><text:soft-page-break/>- Му̊ј брат юж пр̌ибива - р̌еку́а Аљія. - Навет Імператор држи пр̌ед Муад’Дібем, понієваж</text:p>
      <text:p text:style-name="P4">пр̌и нім ȷ̈ст моц правощі і нієбо до нієґо с̌іє̌ ус̌мієха.</text:p>
      <text:p text:style-name="P4">Імператор зервау́ с̌іє̌ на ноґі.</text:p>
      <text:p text:style-name="P4">- Та забава зашу́а за даљеко. Зетре̌ твеґо брата разем з та̌ пљанета̌ на...</text:p>
      <text:p text:style-name="P4">Саља задудніу́а і затр̌е̌су́а с̌іє̌ воку̊у́ ніх. За тронем посипау́а с̌іє̌ каскада піяску зе споȷ̈нія</text:p>
      <text:p text:style-name="P4">наміёту зе статќм Імператора. Раптовне пуљсованіє ску̊ри повієд̌іяу́о ім, же ву́а̌чоно тарче̌</text:p>
      <text:p text:style-name="P4">шерокопољова̌.</text:p>
      <text:p text:style-name="P4">- Му̊віу́ам чі - р̌еку́а Аљія. - Му̊ј брат пр̌ибива.</text:p>
      <text:p text:style-name="P4">Імператор стау́ пр̌ед тронем з пр̌ичіс̌ніє̌та̌ до правеґо уха ду́онія̌, под кту̊ра̌</text:p>
      <text:p text:style-name="P4">сервосу́ухавка с̌вієрґотау́а мељдунек о ситуацї. Барон цофна̌у́ с̌іє̌ о два крокі за пљеци Аљії.</text:p>
      <text:p text:style-name="P4">Сардаукар̌и пр̌ескаківаљі на становіска под др̌віямі.</text:p>
      <text:p text:style-name="P4">- Вицофами с̌іє̌ в космос і пр̌еґрупуȷ̈ми - повієд̌іяу́ Імператор. - Бароніє, вінієнем чі</text:p>
      <text:p text:style-name="P4">пр̌епрос̌іни. Ові шаљењци р̌ечивіщіе атакуя̌ в самуміє. Покажеми ім затем імператорскі</text:p>
      <text:p text:style-name="P4">ґнієв. - Всказау́ Аљіє̌. - Я̌ дајчіє <text:soft-page-break/>самумові.</text:p>
      <text:p text:style-name="P4">На ȷ̈ґо су́ова Аљія пієр̌ху́а до тиу́у в уданим пр̌ераженію.</text:p>
      <text:p text:style-name="P2">- Нієх самум бієр̌е, цо ма взія̌ч! - завоу́ау́а. І паду́а в раміёна баронові.</text:p>
      <text:p text:style-name="P4">- Зу́апау́ем я̌, Најяс̌нієјши Паніє - кр̌икна̌у́ барон. - Чи мам я̌ забіч од</text:p>
      <text:p text:style-name="P4">разуууууууууууууу! - Чісна̌у́ Аљіє̌ на поду́оґе̌, у́апія̌ц с̌іє̌ курчово за љева̌ ре̌ке̌.</text:p>
      <text:p text:style-name="P4">- Пр̌епрашам, д̌іядку - повієд̌іяу́а Аљія. - Над̌іяу́ес̌ с̌іє̌ на атридзкі ґом д̌аббар.</text:p>
      <text:p text:style-name="P4">Подніёсу́а с̌іє̌ на ноґі і випущіу́а з паљцу̊в чіємна̌ іґу́е̌. Барон зваљіу́ с̌іє̌ на пљеци. Очи</text:p>
      <text:p text:style-name="P4">вишу́и му з орбіт, ќди ȷ̈ витр̌ещау́ на червоне задрапаніє в заґу́е̌бієнію љевеј ду́оні.</text:p>
      <text:p text:style-name="P4">- Ти... ти...</text:p>
      <text:p text:style-name="P4">Пр̌еточиу́ с̌іє̌ на бок в своіх дрифах - бриу́а розљевая̌цеґо с̌іє̌ чіяу́а завієшона кіљка</text:p>
      <text:p text:style-name="P4">центиметру̊в над посадзка̌, з обвісу́а̌ ґу́ова̌ і розд̌іявіёнимі устамі.</text:p>
      <text:p text:style-name="P4">- Чі људ̌іє са̌ обу́а̌кані - варкна̌у́ Імператор. - Шибко! На статек. Очищіми те̌ пљанете̌</text:p>
      <text:p text:style-name="P4">з вшељќґо...</text:p>
      <text:p text:style-name="P4">Цос̌ заіскр̌иу́о с̌іє̌ по ȷ̈ґо љевеј строніє. Почіск куљістеґо піёруна одбіу́ с̌іє̌ од щіани і з</text:p>
      <text:p text:style-name="P4"><text:soft-page-break/>тр̌асќм ос̌іяду́ на посадзце. Воњ спаљонеј ізољацї розешу́а с̌іє̌ по сељамљік.</text:p>
      <text:p text:style-name="P4">- Тарча! - кр̌икна̌у́ якіс̌ офіцер сардаукару̊в. - Опаду́а зевне̌тр̌на тарча! Оні...</text:p>
      <text:p text:style-name="P4">Ј̈ґо су́ова затоне̌у́и в метаљічним у́оскочіє, затр̌е̌су́а с̌іє̌ і розкоу́исау́а щіана статку за</text:p>
      <text:p text:style-name="P4">пљецамі Імператора.</text:p>
      <text:p text:style-name="P4">- Одстр̌ељіљі нам д̌іёбніце̌ статку! - розљеґу́ с̌іє̌ кр̌ик.</text:p>
      <text:p text:style-name="P4">Пиу́ ку́е̌біу́ с̌іє̌ по саљі. Под ȷ̈ґо осу́она̌ Аљія дау́а суса до брами вијщіовеј. Імператор</text:p>
      <text:p text:style-name="P4">одвру̊чіу́ с̌іє̌ ґвау́товніє показуя̌ц своім људ̌іём на др̌ві аваријне, кту̊ре ухиљіу́и с̌іє̌ за</text:p>
      <text:p text:style-name="P4">тронем в бурчіє статку. Махніє̌чієм ре̌кі затр̌имау́ офіцера сардаукару̊в пе̌дза̌цеґо скокамі</text:p>
      <text:p text:style-name="P4">пр̌ез обу́ок пиу́у.</text:p>
      <text:p text:style-name="P4">- Тутај ставіми чоу́о! - ознајміу́.</text:p>
      <text:p text:style-name="P4">Друґіє удер̌еніє встр̌а̌сне̌у́о ганґарем. Подву̊јне врота розвару́и с̌іє̌ з гуќм</text:p>
      <text:p text:style-name="P4">в пр̌ечівљеґу́им коњцу саљі, впущая̌ц кур̌аве̌ піяску і зґієу́к кр̌ику̊в. Пр̌ез хвіље̌ відач</text:p>
      <text:p text:style-name="P4">биу́о на тље с̌віяту́а маљењка̌, чарно од̌іяна̌ сиљветке̌ Аљії, як вибієґа на зевна̌тр̌, знајдуȷ̈ ну̊ж</text:p>
      <text:p text:style-name="P4">і зґодніє зе свим фремењскім <text:soft-page-break/>вишкољенієм добія раннеґо сардаукара і Гарконнена.</text:p>
      <text:p text:style-name="P4">В зієљонкавожу̊у́тим туманіє пау́ацові сардаукар̌и руне̌љі до виу́ому з бронія̌</text:p>
      <text:p text:style-name="P4">в поґотовію, формуя̌ц там пу̊у́коље дља осу́они одвроту Імператора.</text:p>
      <text:p text:style-name="P4">- Ратуј с̌іє̌, с̌іре! - кр̌икна̌у́ офіцер сардаукару̊в. - До статку!</text:p>
      <text:p text:style-name="P4">Љеч Імператор стау́ самотніє на свим подвижшенію, з ре̌ка̌ вичія̌ґніє̌та̌ в строне̌ др̌ві.</text:p>
      <text:p text:style-name="P4">Чтерд̌ієстометрови сеґмент зостау́ вирвани з бараку і др̌ві сељамљік виход̌іу́и тераз на</text:p>
      <text:p text:style-name="P4">шибуя̌ци піясек. Над с̌віятем віс̌іяу́а ніско пр̌и зіємі хмура пиу́у нієс̌іёнеґо з пастељових</text:p>
      <text:p text:style-name="P4">даљі. Ељектростатичне бу́искавіце з тр̌асќм љечіяу́и з хмури і відач биу́о в туманіє снопи</text:p>
      <text:p text:style-name="P4">ісќр бухая̌цих з тарч, кту̊ре пр̌епаљау́и с̌іє̌ в зварчію з у́адунќм самуму. Ру̊вніна роіу́а</text:p>
      <text:p text:style-name="P4">с̌іє̌ од сиљветек ваљча̌цих сардаукару̊в і људ̌і в бурнусах - скача̌цих, віруя̌цих, якби</text:p>
      <text:p text:style-name="P4">спадаљі з бу́искавіцамі самуму. Вшистко то становіу́о заљедвіє оправе̌ дља цељу, кту̊ри</text:p>
      <text:p text:style-name="P2">всказивау́а вичія̌ґніє̌та ре̌ка Імператора. З отху́ані піяскових опару̊в висуне̌у́а с̌іє̌</text:p>
      <text:p text:style-name="P4"><text:soft-page-break/>в ординку хмара поу́искљівих кштау́ту̊в - оґромне, виніёсу́е у́укі з криштау́овимі</text:p>
      <text:p text:style-name="P4">шприхамі замієніяу́и с̌іє̌ в розд̌іявіёне паще черві пустині, кту̊ре шу́и збіта̌ у́ава̌ ніёса̌ц</text:p>
      <text:p text:style-name="P4">одд̌іяу́и Фремену̊в до атаку. В тру̊јка̌тнеј формацї пр̌ечінау́и з сиќм поље бітви; тиљко</text:p>
      <text:p text:style-name="P4">бурнуси у́опотау́и Фременом на вієтр̌е. Мкне̌љі на пр̌еу́ај просто на кошари Імператора, подчас</text:p>
      <text:p text:style-name="P4">ґди сардаукарска ґвардія стане̌у́а в осу́упієнію по раз пієрвши в свеј гісторії оґља̌дая̌ц штурм,</text:p>
      <text:p text:style-name="P4">кту̊ри ніє мієщіу́ с̌іє̌ в ґу́овіє. Љеч зескакуя̌це з ґр̌бієту̊в черві сиљветкі биу́и људ̌ьмі,</text:p>
      <text:p text:style-name="P4">а остр̌а поу́искуя̌це в овим зу́овроґім жу̊у́тим с̌вієтље биу́и чимс̌, чему сардаукар̌и</text:p>
      <text:p text:style-name="P4">научені биљі ставіяч чоу́о. Пошљі в бу̊ј. І ваљчоно пієрс̌ в пієрс̌ на ру̊внініє под Арракін, зас̌</text:p>
      <text:p text:style-name="P4">доборова сардаукарска страж пр̌ибочна вчісне̌у́а Імператора до статку риґљуя̌ц за нім др̌ві</text:p>
      <text:p text:style-name="P4">і ґотуя̌ц с̌іє̌ на с̌мієч под тимі др̌віямі яко че̌щ ȷ̈ґо тарчи.</text:p>
      <text:p text:style-name="P4">Ошоу́оміёни взґље̌дна̌ чіша̌ вевна̌тр̌ статку Імператор спојр̌ау́ в шероко розварте очи</text:p>
      <text:p text:style-name="P4">своȷ̈ј с̌віти, на зару̊жовіёне з вис̌іу́ку <text:soft-page-break/>пољічкі најстаршеј цу̊ркі, на стара̌ правдому̊вчиніє̌</text:p>
      <text:p text:style-name="P4">стоя̌ца̌ як чарни чієњ з твар̌а̌ в обрамованію каптура, однајдуя̌ц врешчіє твар̌е, кту̊рих</text:p>
      <text:p text:style-name="P4">шукау́ - дву̊х Ґіљдіян. Од̌іяні биљі в шара̌ барве̌ Ґіљдії, без якіхкољвієк озду̊б, і та шарощ</text:p>
      <text:p text:style-name="P4">видавау́а с̌іє̌ љіцовач зе спокоȷ̈м, які заховаљі вбрев взбур̌оним емоцём докоу́а.</text:p>
      <text:p text:style-name="P4">Вижши з теј пари пр̌ичіскау́ вшељако ду́оњ до љевеґо ока. Ќди Імператор му с̌іє̌ пр̌иґља̌дау́,</text:p>
      <text:p text:style-name="P4">ктос̌ потра̌чіу́ раміє̌ Ґіљдіяніна і ду́оњ пр̌есуне̌у́а с̌іє̌ указуя̌ц око. Ме̌жчизна зґубіу́ ȷ̈дно</text:p>
      <text:p text:style-name="P4">з маскуя̌цих шќу́ контактових і око ȷ̈ґо вијр̌ау́о зупеу́ним бу́е̌кітем, так чіємним, же аж</text:p>
      <text:p text:style-name="P4">правіє чарним. Ніжши з пари пр̌епхна̌у́ с̌іє̌ о крок бљіжеј Імператора.</text:p>
      <text:p text:style-name="P4">- Ми ніє умієми пр̌евід̌ієч, як то с̌іє̌ поточи.</text:p>
      <text:p text:style-name="P4">А ȷ̈ґо вижши товар̌иш, з ду́онія̌ зну̊в пр̌и оку, додау́ озіє̌бље:</text:p>
      <text:p text:style-name="P4">- Аље тен Муад’Діб теж ніє уміє пр̌евід̌ієч.</text:p>
      <text:p text:style-name="P4">Су́ова вирвау́и Імператора з ошоу́омієнія. З відочним вис̌іу́ќм повстр̌имау́ с̌іє̌ од</text:p>
      <text:p text:style-name="P4">ґу́ос̌неј дрвіни, понієваж ніє тр̌еба <text:soft-page-break/>биу́о аж навіґатора Ґіљдії і ȷ̈ґо ȷ̈дноторовеј концентрацї</text:p>
      <text:p text:style-name="P4">мис̌љі на ґу́у̊внеј шанс̌іє, би пр̌евід̌ієч најбљіжша̌ пр̌ишу́ощ на отачая̌цеј бурти статку</text:p>
      <text:p text:style-name="P4">ру̊внініє. Чижби чі двај биљі так узаљежнієні од свеґо таљенту, же утрачіљі ву́адзе̌ в свих</text:p>
      <text:p text:style-name="P4">з́реніцах і в розуміє? - здуміяу́ с̌іє̌.</text:p>
      <text:p text:style-name="P4">- Матко Вієљебна - повієд̌іяу́ - мус̌іми обмис̌љіч якіс̌ пљан.</text:p>
      <text:p text:style-name="P4">Щіа̌ґне̌у́а з твар̌и каптур і спојр̌ау́а му без змруженія в очи. Спојр̌еніє, кту̊ре вимієніљі</text:p>
      <text:p text:style-name="P4">міє̌дзи соба̌, биу́о пеу́не зрозумієнія. Ј̈дна ім позостау́а броњ і обоȷ̈ я̌ знаљі: здрада.</text:p>
      <text:p text:style-name="P4">- Везвіј грабієґо Фенрінґа з ȷ̈ґо кватери - р̌еку́а Матка Вієљебна.</text:p>
      <text:p text:style-name="P4">Падишах Імператор ківна̌у́ ґу́ова̌ і дау́ знак ȷ̈днему зе своіх адіютанту̊в, би виконау́ то</text:p>
      <text:p text:style-name="P2">пољеценіє.</text:p>
      <text:p text:style-name="P4">11</text:p>
      <text:p text:style-name="P4">Биу́ воёвніќм і апостоу́ем, д̌інем і с̌віє̌тим, љісем і нієвінія̌тќм, рицерскі,</text:p>
      <text:p text:style-name="P4">окрутни, биу́ мнієј ніж боґієм, віє̌цеј ніж чу́овієќм. Мотиву̊в Муад’Діба</text:p>
      <text:p text:style-name="P4">ніє да с̌іє̌ змієр̌ич звику́а̌ міяра̌. В моменчіє свеґо тріюмфу ујр̌ау́ зґотована̌</text:p>
      <text:p text:style-name="P4">му с̌мієрч, а ȷ̈днак заакцептовау́ те̌ <text:soft-page-break/>здраде̌. Чи можна повієд̌ієч, же зробіу́</text:p>
      <text:p text:style-name="P2">то</text:p>
      <text:p text:style-name="P2">з почучія</text:p>
      <text:p text:style-name="P2">справієдљівощі?</text:p>
      <text:p text:style-name="P2">Чиȷ̈ј</text:p>
      <text:p text:style-name="P2">затем</text:p>
      <text:p text:style-name="P2">справієдљівощі?</text:p>
      <text:p text:style-name="P2">Ніє</text:p>
      <text:p text:style-name="P4">запомінајчіє, же тераз му̊віми о Муад’Дібіє, кту̊ри наказау́ справіч боёве</text:p>
      <text:p text:style-name="P4">вербље зе ску̊ри своіх вроґу̊в, о Муад’Дібіє, кту̊ри конвенцȷ̈ свеј кс̌ія̌же̌цеј</text:p>
      <text:p text:style-name="P4">пр̌ешу́ощі одр̌учіу́ ȷ̈дним махніє̌чієм ре̌кі, ствієрдзая̌ц ȷ̈диніє: „Ј̈стем</text:p>
      <text:p text:style-name="P4">Квісатз Гадерах. То вистарчая̌ци пову̊д”.</text:p>
      <text:p text:style-name="P4">з „Пр̌ебудзенія Арракіс” піу̊ра кс̌іє̌жнічкі Іруљан</text:p>
      <text:p text:style-name="P4">С̌ієд̌іба̌, до кту̊реј звичіє̌сќґо вієчору ескортовано Муад’Діба, биу́ арракіњскі пау́ац</text:p>
      <text:p text:style-name="P4">ґубернатора, старожитна резиденця заȷ́та пр̌ез Атриду̊в по пр̌ибичію на Діюне̌. Будинек</text:p>
      <text:p text:style-name="P4">уховау́ с̌іє̌ так, як ґо Раббан одрестауровау́, ву́ащівіє ніє ткніє̌ти <text:soft-page-break/>в ваљках, хочіяж</text:p>
      <text:p text:style-name="P4">спља̌дровани пр̌ез људ̌і з міяста. Нієкту̊ре мебље в ґу́у̊вним гаљљу љежау́и вивру̊цоне ба̌д̌ь</text:p>
      <text:p text:style-name="P4">поу́амане.</text:p>
      <text:p text:style-name="P4">Пауљ вшеду́ ґу́у̊вним вејщіем, Ґурнеи Гаљљецк і Стіљґар о крок за нім. Іх ескорта</text:p>
      <text:p text:style-name="P4">розсипау́а с̌іє̌ вахљар̌ем по Вієљќј Саљі, пр̌иврацая̌ц пор̌а̌дек і спр̌а̌тая̌ц саље̌ дља</text:p>
      <text:p text:style-name="P4">Муад’Діба. Ј̈дна з дружин заȷ́у́а с̌іє̌ справдзенієм, чи ніє зоставіёно ту жадних пуу́апек.</text:p>
      <text:p text:style-name="P4">- Паміє̌там пієрвши д̌ієњ, ќди пр̌ибиљіс̌ми ту з твоім ојцем - повієд̌іяу́ Ґурнеи.</text:p>
      <text:p text:style-name="P4">Розејр̌ау́ с̌іє̌ докоу́а по бељках і високіх оќнних щељінах. - Втеди ніє подобау́о мі с̌іє̌</text:p>
      <text:p text:style-name="P4">то мієјше, а тераз ȷ̈ще мнієј мі с̌іє̌ подоба. Кту̊рас̌ з наших яскіњ биу́а певнієјша.</text:p>
      <text:p text:style-name="P4">- Повієд̌іяне, як на правд̌івеґо Фремена пр̌истау́о - р̌еку́ Стіљґар, зауважая̌ц ху́одни</text:p>
      <text:p text:style-name="P4">ус̌мієх, які су́ова ȷ̈ґо вивоу́ау́и на варґах Муад’Діба. - Ніє змієніш зданія, Муад’Дібіє?</text:p>
      <text:p text:style-name="P4">- Та резиденця ȷ̈ст симбољем - одпару́ Пауљ. - Мієшкау́ в нієј Раббан. Зајмуя̌ц те̌ с̌ієд̌ібе̌</text:p>
      <text:p text:style-name="P4">пр̌ипієче̌туȷ́ своȷ̈ звичіє̌ство в спосу̊б <text:soft-page-break/>зрозуміяу́и дља вшисткіх. Розес̌љіј људ̌і по</text:p>
      <text:p text:style-name="P4">будинку. Нічеґо ніє дотикач. Упевніч с̌іє̌ тиљко, же Гарконненовіє ніє позоставіљі ту жадних</text:p>
      <text:p text:style-name="P4">људ̌і ані своіх забавек.</text:p>
      <text:p text:style-name="P4">- Як кажеш - повієд̌іяу́ Стіљґар пр̌есицоним нієхе̌чія̌ тонем, аље оддаљіу́ с̌іє̌ посу́ушніє.</text:p>
      <text:p text:style-name="P4">До саљі впадљі људ̌іє з у́а̌чнощі і заче̌љі с̌іє̌ розку́адач зе своя̌ апаратура̌ пр̌и масивним</text:p>
      <text:p text:style-name="P4">комінку. Ґвардія фремењска розставіу́а с̌іє̌ докоу́а саљі взмацніяя̌ц оцаљау́их федајкіну̊в.</text:p>
      <text:p text:style-name="P4">Шемраљі міє̌дзи соба̌, кр̌ижовау́и с̌іє̌ нієуфне спојр̌енія. Збит ду́уґо то мієјше биу́о с̌ієд̌іба̌</text:p>
      <text:p text:style-name="P4">вроґа, аби пр̌ешљі до пор̌а̌дку над своя̌ ту обецнощіа̌.</text:p>
      <text:p text:style-name="P2">- Ґурнеи, нієх ескорта пр̌ипровад̌і моя̌ матке̌ і Цгані - повієд̌іяу́ Пауљ. - Чи Цгані юж</text:p>
      <text:p text:style-name="P4">віє о нашим сину?</text:p>
      <text:p text:style-name="P4">- Вису́ано віядомощ, му̊ј паніє.</text:p>
      <text:p text:style-name="P4">- Чи випровадзая̌ юж створ̌ичієљі з басену?</text:p>
      <text:p text:style-name="P4">- Так, му̊ј паніє. Самум правіє учіху́.</text:p>
      <text:p text:style-name="P4">- Яќ са̌ розміяри шку̊д вир̌а̌дзоних пр̌ез самум? - запитау́ Пауљ.</text:p>
      <text:p text:style-name="P4">- Так як шеду́, пр̌ез ља̌довіско і ску́ади пр̌иправи на ру̊внініє, <text:soft-page-break/>починіу́ розљеґу́е шкоди одпару́ Ґурнеи. - Самум і ваљкі по ру̊вно.</text:p>
      <text:p text:style-name="P4">- Мніємам, же пієнія̌дзе пр̌ивру̊ца̌ вшистко - р̌еку́ Пауљ.</text:p>
      <text:p text:style-name="P4">- З вия̌тќм пољеґу́их, му̊ј паніє - одпару́ Ґурнеи з виму̊вка̌ в ґу́ос̌іє, якби хчіяу́</text:p>
      <text:p text:style-name="P4">повієд̌ієч: „Од ќдиж то Атрида мартві с̌іє̌ о р̌ечи, ґди в ґре̌ входза̌ људ̌іє?”</text:p>
      <text:p text:style-name="P4">Љеч Пауљ потрафіу́ скупіч уваґе̌ ȷ̈диніє на оґља̌даних ясновідза̌цим оќм щељінах</text:p>
      <text:p text:style-name="P4">в щіаніє часу, кту̊ра надаљ заґрадзау́а му дроґе̌. З каждеј щељіни бухау́а д̌ігад шаљея̌ца по</text:p>
      <text:p text:style-name="P4">коритар̌ах пр̌ишу́ощі. З вестхнієнієм рушиу́ на друґа̌ строне̌ саљі, ґд̌іє дојр̌ау́ кр̌есу́о под</text:p>
      <text:p text:style-name="P4">щіана̌. То кр̌есу́о стау́о ќдис̌ в ядаљні і може с̌ієд̌іяу́ на нім навет ȷ̈ґо ву́асни ојчієц.</text:p>
      <text:p text:style-name="P4">Ј̈днакже в теј хвіљі биу́о виу́а̌чніє пр̌едміётем позваљая̌цим уљжич зме̌ченію і укрич ȷ̈</text:p>
      <text:p text:style-name="P4">пр̌ед људ̌ьмі. С̌іяду́ обчія̌ґая̌ц бурнус на ноґах, пољузовау́ коу́нієр̌ фіљтрфрака.</text:p>
      <text:p text:style-name="P4">- Імператор зашиу́ с̌іє̌ на добре под ща̌ткамі свеґо статку - одезвау́ с̌іє̌ Ґурнеи.</text:p>
      <text:p text:style-name="P4">- Тр̌имајчіє ґо там на разіє - повієд̌іяу́ Пауљ. - Знаљез́љі юж <text:soft-page-break/>Гарконнену̊в?</text:p>
      <text:p text:style-name="P4">- Чія̌ґље справдзая̌ пољеґу́их.</text:p>
      <text:p text:style-name="P4">- Яка одповієд̌ь зе статку̊в в ґу̊р̌е? - всказау́ брода̌ ку суфітові.</text:p>
      <text:p text:style-name="P4">- Ј̈ще міљча̌, му̊ј паніє.</text:p>
      <text:p text:style-name="P4">Пауљ вестхна̌у́ і опаду́ на опарчіє кр̌есу́а. По хвіљі повієд̌іяу́:</text:p>
      <text:p text:style-name="P4">- Спровад̌ь мі појманеґо сардаукара. Мус̌іми пр̌есу́ач віядомощ нашему Імператорові.</text:p>
      <text:p text:style-name="P4">Час ому̊віч варункі.</text:p>
      <text:p text:style-name="P4">- Так ȷ̈ст му̊ј паніє.</text:p>
      <text:p text:style-name="P4">Ґурнеи оддаљая̌ц с̌іє̌ пр̌еказау́ ду́онія̌ сиґнау́ ȷ̈днему з федајкіну̊в, кту̊ри зая̌у́ мієјше</text:p>
      <text:p text:style-name="P4">особістеј охрони Пауља.</text:p>
      <text:p text:style-name="P4">- Ґурнеи - вишептау́ Пауљ. - Яко же зну̊в ȷ̈стес̌ми разем, муше̌ ȷ̈ще усу́ишеч од чієбіє</text:p>
      <text:p text:style-name="P4">одповієднія̌ цитате̌ з оказї д̌іс̌ієјших видар̌ењ.</text:p>
      <text:p text:style-name="P4">Обејр̌ау́ с̌іє̌ і зобачиу́, же Ґурнеи пр̌еу́ика с̌љіне̌, же наґље зачіска посе̌пніє ще̌кі.</text:p>
      <text:p text:style-name="P4">- Як собіє жичиш, му̊ј паніє - повієд̌іяу́ Ґурнеи. Одхр̌а̌кна̌у́ і пр̌ему̊віу́ храпљівіє:</text:p>
      <text:p text:style-name="P4">- „І звичіє̌ство днія теґо стау́о с̌іє̌ жау́оба̌ вшисткім људ̌іём, яко же днія теґо дошу́а іх</text:p>
      <text:p text:style-name="P4">вієщ о тим, як кру̊љ пу́акау́ по страчіє сина”.</text:p>
      <text:p text:style-name="P4">Пауљ замкна̌у́ очи вир̌уцая̌ц розпач <text:soft-page-break/>зе своіх мис̌љі, одку́адая̌ц я̌ на пу̊з́нієј так, як</text:p>
      <text:p text:style-name="P2">ќдис̌ оду́ожиу́ опу́аківаніє ојца. Оддау́ тераз своȷ̈ мис̌љі наґромадзоним теґо днія одкричіём спља̌таним дроґом пр̌ишу́ощі і потаȷ̈мнеј візичіє Аљії в ȷ̈ґо яз́ні. Зе вшисткіх застосовањ</text:p>
      <text:p text:style-name="P4">часо-відзенія то биу́о најд̌івнієјше. „Р̌учіу́ам визваніє пр̌ишу́ощі, би зу́ожич моȷ̈ су́ова</text:p>
      <text:p text:style-name="P4">там, ґд̌іє тиљко ти ȷ̈ усу́ишиш” - повієд̌іяу́а втеди Аљія. - „Навет ти теґо ніє потрафіш, му̊ј</text:p>
      <text:p text:style-name="P4">брачіє. То дља мніє інтересуя̌ца забава. І... ох, раця... забіу́ам нашеґо д̌іядка, стареґо,</text:p>
      <text:p text:style-name="P4">обу́а̌канеґо барона. Бардзо мау́о чієрпіяу́”.</text:p>
      <text:p text:style-name="P4">Чіша. В своім вичучію часу від̌іяу́, як с̌іє̌ вицофау́а.</text:p>
      <text:p text:style-name="P4">- Муад’Дібіє.</text:p>
      <text:p text:style-name="P4">Пауљ отвор̌иу́ очи і ујр̌ау́ над соба̌ чарноброде обљіче Стіљґара з ніє виґасу́им оґнієм</text:p>
      <text:p text:style-name="P4">бітви в чіємних очах.</text:p>
      <text:p text:style-name="P4">- Знаљез́љіщіе чіяу́о стареґо барона - р̌еку́ Пауљ.</text:p>
      <text:p text:style-name="P4">Оніємієніє оґарне̌у́о цау́а̌ чієљесна̌ істоте̌ Стіљґара.</text:p>
      <text:p text:style-name="P4">- Ска̌д можеш вієд̌ієч? - вишептау́. - Допієро цо наткне̌љіс̌ми с̌іє̌ на зву́окі в тим</text:p>
      <text:p text:style-name="P4"><text:soft-page-break/>оґромним стос̌іє метаљу взнієс̌іёним пр̌ез Імператора.</text:p>
      <text:p text:style-name="P4">Пауљ жіґноровау́ питаніє достр̌еґая̌ц Ґурнеиа врацая̌цеґо в асищіе дву̊х Фремену̊в,</text:p>
      <text:p text:style-name="P4">кту̊р̌и пр̌итр̌имиваљі взіє̌теґо до нієвољі сардаукара.</text:p>
      <text:p text:style-name="P4">- Ото ȷ̈ден з ніх, му̊ј паніє - повієд̌іяу́ Ґурнеи. Ґестем наказау́ стражніком затр̌имач</text:p>
      <text:p text:style-name="P4">ȷ̈њца піє̌ч кроку̊в пр̌ед Пауљем.</text:p>
      <text:p text:style-name="P4">Шкљісте очи сардаукара виражау́и шок. Пауљ достр̌еґу́ с̌іна̌ пре̌ґе̌ бієґна̌ца̌ од ґр̌бієту ȷ̈ґо</text:p>
      <text:p text:style-name="P4">носа до ка̌чіка уст. Наљежау́ до касти сардаукару̊в о ясних ву́осах і острих рисах, кту̊ре то</text:p>
      <text:p text:style-name="P4">цехи видавау́и с̌іє̌ іщ у ніх в пар̌е з шаржа̌, хочіяж на ȷ̈ґо пошарпаним мундур̌е ніє биу́о</text:p>
      <text:p text:style-name="P4">жадних інсиґніу̊в пру̊ч зу́отих ґужіку̊в з імперіяљним гербем і вистр̌е̌піёних љампасу̊в на</text:p>
      <text:p text:style-name="P4">сподніях.</text:p>
      <text:p text:style-name="P4">- Мис̌ље̌, же тен тип ȷ̈ст офіцерем, му̊ј паніє - повієд̌іяу́ Ґурнеи.</text:p>
      <text:p text:style-name="P4">Пауљ ківна̌у́ ґу́ова̌.</text:p>
      <text:p text:style-name="P4">- Ј̈стем кс̌ія̌же̌ Пауљ Атрида. Чи то дља чієбіє ясне, чу́овієку?</text:p>
      <text:p text:style-name="P4">Сардаукар впатривау́ с̌іє̌ в нієґо без дрґнієнія.</text:p>
      <text:p text:style-name="P4">- Ґадај - повієд̌іяу́ Пауљ - бо зґініє тву̊ј Імператор.</text:p>
      <text:p text:style-name="P4"><text:soft-page-break/>Ме̌жчизна замруґау́, пр̌еу́кна̌у́ с̌љіне̌.</text:p>
      <text:p text:style-name="P4">- Кто я ȷ̈стем? - запитау́ Пауљ.</text:p>
      <text:p text:style-name="P4">- Ти ȷ̈стес̌ кс̌ія̌же̌ Пауљ Атрида - повієд̌іяу́ здушоним ґу́осем ме̌жчизна.</text:p>
      <text:p text:style-name="P4">Занадто уљеґу́и видау́ с̌іє̌ Пауљові, љеч з друґієј строни сардаукар̌и ніє зостаљі пр̌иґотовані</text:p>
      <text:p text:style-name="P4">на таќ як д̌іс̌ієјше видар̌енія. Знаљі тиљко смак звичіє̌ства, цо моґу́о становіч ус̌віядоміу́ собіє Пауљ - су́абощ сама̌ в собіє. Оду́ожиу́ те̌ мис̌љ на пу̊з́нієј, би я̌ увзґље̌дніч ве</text:p>
      <text:p text:style-name="P4">ву́асним проґраміє шкољеніёвим.</text:p>
      <text:p text:style-name="P4">- Цгце̌, абис̌ пр̌еказау́ оде мніє віядомощ Імператорові - р̌еку́ Пауљ. І убрау́ своя̌</text:p>
      <text:p text:style-name="P4">виповієд̌ь в су́ова старожитнеј формуу́и: - Я, кс̌ія̌же̌ висоќґо роду, кревніяк імперіяљни, даȷ́</text:p>
      <text:p text:style-name="P2">зґодніє з конвенця̌ моȷ̈ су́ово яко ре̌којміє̌. Ј̈с̌љі Імператор і ȷ̈ґо људ̌іє зу́ожа̌ броњ</text:p>
      <text:p text:style-name="P4">і пр̌ибе̌да̌ ту до мніє, ре̌че̌ за іх жичіє своім ву́асним. - Уніу̊су́ љева̌ ду́оњ, аби сардаукар</text:p>
      <text:p text:style-name="P4">від̌іяу́ кс̌ія̌же̌ци сиґнет. - Пр̌ис̌іє̌ґам на то.</text:p>
      <text:p text:style-name="P4">Ме̌жчизна звіљжиу́ ȷ́зиќм варґі, зеркая̌ц на Ґурнеиа.</text:p>
      <text:p text:style-name="P4">- Так - р̌еку́ Пауљ. - Кту̊ж як ніє Атрида му̊ґу́би чієшич с̌іє̌ гоу́дем <text:soft-page-break/>Ґурнеиа Гаљљецка?</text:p>
      <text:p text:style-name="P4">- Заніёсе̌ віядомощ - повієд̌іяу́ сардаукар.</text:p>
      <text:p text:style-name="P4">- Запровад̌ь ґо на наше висуніє̌те становіско доводзенія і виправ - наказау́ Пауљ.</text:p>
      <text:p text:style-name="P4">- Так ȷ̈ст, му̊ј паніє - Ґурнеи скіна̌у́ на ескорте̌ і повіу̊ду́ іх за соба̌.</text:p>
      <text:p text:style-name="P4">Пауљ одвру̊чіу́ с̌іє̌ до Стіљґара.</text:p>
      <text:p text:style-name="P4">- Пр̌ибиу́а Цгані і твоя матка - повієд̌іяу́ Стіљґар. - Цгані прос̌іу́а, би я̌ на трохе̌ зоставіч</text:p>
      <text:p text:style-name="P4">сама̌ з ȷ̈ј розпача̌. Матка Вієљебна спе̌дза̌ хвіље в маґічним покою, ніє вієм по цо.</text:p>
      <text:p text:style-name="P4">- Моя матка чієрпі з те̌скноти за пљанета̌, кту̊реј може ніґди ніє зобачи - повієд̌іяу́ Пауљ. На кту̊реј вода пада з нієбіёс, а рос̌љіни вшгодза̌ так бујніє, же ніє можна міє̌дзи німі пр̌ејщ.</text:p>
      <text:p text:style-name="P4">- Вода з нієбіёс - шепна̌у́ Стіљґар.</text:p>
      <text:p text:style-name="P4">В тим моменчіє Пауљ ујр̌ау́, яќј Стіљґар уљеґу́ пр̌еміяніє - з фремењсќґо наіба в істоте̌</text:p>
      <text:p text:style-name="P4">оддана̌ Љісанові аљ-Ґаібові, в звієрчіяду́о ччі і покори. То биу́о помнієјшеніє чу́овієка</text:p>
      <text:p text:style-name="P4">і Пауљ вичувау́ в тим відмови віхер д̌ігад. Зобачиу́ем, як пр̌иячієљ стаȷ̈ с̌іє̌ визнавца̌</text:p>
      <text:p text:style-name="P4">- помис̌љау́. В пр̌исте̌піє осамотнієнія розејр̌ау́ с̌іє̌ по саљі, <text:soft-page-break/>достр̌еґая̌ц, як акуратна і парадна</text:p>
      <text:p text:style-name="P4">зробіу́а с̌іє̌ ґвардія в ȷ̈ґо обецнощі. Вихвичіу́ субтељна̌, хеу́пљіва̌ риваљізацȷ́ міє̌дзи німі,</text:p>
      <text:p text:style-name="P4">над̌ієȷ́ каждеґо, же Муад’Діб ґо зауважи. Муад’Діб, од кту̊реґо вшељка у́аска спу́ива помис̌љау́ і биу́а то најбард̌ієј ґор̌ка мис̌љ в ȷ̈ґо жичію. Оні пр̌ечувая̌, же муше̌ с̌іє̌ґна̌ч по</text:p>
      <text:p text:style-name="P4">трон - пр̌ишу́о му до ґу́ови. Аље ніє вієдза̌, же робіє̌ то, аби запобієц д̌ігад.</text:p>
      <text:p text:style-name="P4">Стіљґар одхр̌а̌кна̌у́.</text:p>
      <text:p text:style-name="P4">- Раббан теж зґіна̌у́ - повієд̌іяу́.</text:p>
      <text:p text:style-name="P4">Пауљ ківна̌у́ ґу́ова̌. Страже з права зу́амау́и шикі, би зробіч пр̌ејщіе Ј̈сс̌іце, і стане̌у́и на</text:p>
      <text:p text:style-name="P4">бачнощ. Од̌іяна в чарна̌ абе̌ шу́а кроќм, кту̊ри пр̌ивод̌іу́ на мис̌љ кроченіє по піяску,</text:p>
      <text:p text:style-name="P4">љеч Пауљ зауважиу́, же тен пау́ац пр̌ивру̊чіу́ ȷ̈ј цос̌ з теґо, чим ќдис̌ в нім биу́а - з конкубіни</text:p>
      <text:p text:style-name="P4">пануя̌цеґо кс̌іє̌чія. В ȷ̈ј поставіє биу́и с̌љади давнеј певнощі с̌ієбіє.</text:p>
      <text:p text:style-name="P4">Ј̈сс̌іка стане̌у́а пр̌ед Пауљем і спојр̌ау́а нањ з ґу̊ри. Достр̌еґу́а ȷ̈ґо зме̌ченіє і то, же стара</text:p>
      <text:p text:style-name="P4">с̌іє̌ ȷ̈ укрич, аље ніє знајдовау́а дља нієґо вспу̊у́чучія: Чуу́а с̌іє̌ так, якби випрано я̌</text:p>
      <text:p text:style-name="P4">з вшељкіх учуч до ву́аснеґо сина.</text:p>
      <text:p text:style-name="P4"><text:soft-page-break/>Вкрачая̌ц до Вієљќј Саљі застанавіяу́а с̌іє̌, дљачеґо та саља ніє хце вејщ ґу́адко на</text:p>
      <text:p text:style-name="P4">своȷ̈ мієјше в ȷ̈ј вспомнієніях. Позостау́а обца, як ґдиби Ј̈сс̌іка ніґди те̌ди ніє хадзау́а,</text:p>
      <text:p text:style-name="P4">якби ніґди ніє пр̌еход̌іу́а те̌ди зе свим укоханим Љето, ніґди ту ніє стау́а пр̌ед піяним</text:p>
      <text:p text:style-name="P4">Дунцанем Ідаго - ніґди, ніґди, ніґди... Повінієн істнієч термін становія̌ци пр̌ечівієњство</text:p>
      <text:p text:style-name="P4">адаб, ву́адчеј паміє̌чі - помис̌љау́а. Повінно істнієч су́ово означая̌це вспомнієнія, кту̊ре</text:p>
      <text:p text:style-name="P2">випієрая̌ с̌іє̌ самих с̌ієбіє.</text:p>
      <text:p text:style-name="P4">- Ґд̌іє Аљія? - запитау́а.</text:p>
      <text:p text:style-name="P4">- На двор̌е, робі то, цо кажде добре фремењсќ д̌ієцко повінно робіч в такіх хвіљах одпару́ Пауљ. - Добія ранних вроґу̊в і означа іх чіяу́а дља дружин водмістр̌у̊в.</text:p>
      <text:p text:style-name="P4">- Пауљ!</text:p>
      <text:p text:style-name="P4">- Мус̌іш зрозумієч, же она то робі з міу́ос̌ієрд̌ія - р̌еку́. - Чи то ніє д̌івне, як ми</text:p>
      <text:p text:style-name="P4">опачніє розумієми укрита̌ ȷ̈днощ міу́ос̌ієрд̌ія і окручієњства?</text:p>
      <text:p text:style-name="P4">Ј̈сс̌іка впатривау́а с̌іє̌ в сина, встр̌а̌с̌ніє̌та ȷ̈ґо ґу́е̌бока̌ пр̌еміяна̌. Чи с̌мієрч д̌ієцка так</text:p>
      <text:p text:style-name="P4">на нієґо под̌іяу́ау́а? - застановіу́а с̌іє̌.</text:p>
      <text:p text:style-name="P4"><text:soft-page-break/>- Људ̌іє оповіядая̌ о тобіє д̌івне гісторіє, Пауљ - р̌еку́а. - Му̊вія̌, же пос̌іядаш вшистќ</text:p>
      <text:p text:style-name="P4">љеґендарне моце, же ніц с̌іє̌ пр̌ед тоба̌ ніє укриȷ̈, же від̌іш то, чеґо інні ніє відза̌.</text:p>
      <text:p text:style-name="P4">- Бене Ґессеріт пита о љеґенди?</text:p>
      <text:p text:style-name="P4">- Чимкољвієк ȷ̈стес̌, я пр̌иу́ожиу́ам до теґо ре̌кі - пр̌изнау́а - аље ніє очекуј оде мніє,</text:p>
      <text:p text:style-name="P4">же...</text:p>
      <text:p text:style-name="P4">- А чи хчіяу́абис̌ жич міљіярдем міљіярду̊в животу̊в? - спитау́ Пауљ. - Маш ту канве̌</text:p>
      <text:p text:style-name="P4">своіх љеґенд! Помис̌љ о тих вшисткіх пр̌ежичіях, о ма̌дрощі, яка ȷ̈ст в ніх заварта.</text:p>
      <text:p text:style-name="P4">Љеч ма̌дрощ повщіа̌ґа міу́ощ, нієправдаж? І надаȷ̈ нови кштау́т нієнавіщі. Як можна</text:p>
      <text:p text:style-name="P4">познач, цо ȷ̈ст безљітосне, ȷ̈жељі с̌іє̌ ніє зґрунтуȷ̈ ґу́е̌бін зару̊вно окручієњства, як</text:p>
      <text:p text:style-name="P4">і міу́ос̌ієрд̌ія? Повіннас̌ с̌іє̌ мніє ље̌кач, матко. Ј̈стем Квісатз Гадерах.</text:p>
      <text:p text:style-name="P4">Ј̈сс̌іка ніє моґу́а пр̌еу́кна̌ч. По хвіљі одезвау́а с̌іє̌:</text:p>
      <text:p text:style-name="P4">- Ќдис̌ запр̌ечиу́ес̌, якобис̌ биу́ Квісатз Гадерах.</text:p>
      <text:p text:style-name="P4">Пауљ покре̌чіу́ ґу́ова̌.</text:p>
      <text:p text:style-name="P4">- Нічему юж ніє моґе̌ запр̌ечач. - Спојр̌ау́ в ґу̊ре̌ в ȷ̈ј очи. - Ву́ас̌ніє <text:soft-page-break/>надход̌і</text:p>
      <text:p text:style-name="P4">Імператор зе свимі људ̌ьмі. Заповієдза̌ іх љада хвіља. Стањ у меґо боку. Цгце̌ ім с̌іє̌ добр̌е</text:p>
      <text:p text:style-name="P4">пр̌ијр̌еч. Моя пр̌ишу́а нар̌ечона бе̌д̌іє вс̌ру̊д ніх.</text:p>
      <text:p text:style-name="P4">- Пауљ! - скарчіу́а ґо Ј̈сс̌іка. - Ніє ру̊б бу́е̌ду, які попеу́ніу́ тву̊ј ојчієц!</text:p>
      <text:p text:style-name="P4">- Она ȷ̈ст кс̌іє̌жнічка̌ - одпару́ Пауљ. - Ј̈ст моім кључем до трону і ніґди ніє бе̌д̌іє нічим</text:p>
      <text:p text:style-name="P4">віє̌цеј. Бу́а̌д? Са̌д̌іш, же скоро ȷ̈стем такі, якім мніє учиніу́ас̌, то ніє потрафіє̌ живіч учучія</text:p>
      <text:p text:style-name="P4">земсти?</text:p>
      <text:p text:style-name="P4">- Навет на нієвінних? - Му̊вія̌ц то мис̌љау́а: ȷ̈му ніє вољно бу́а̌д̌іч, так як я бу́а̌д̌іу́ам.</text:p>
      <text:p text:style-name="P4">- Ніє ма юж нієвінних - р̌еку́ Пауљ.</text:p>
      <text:p text:style-name="P4">- Повієдз то Цгані - Ј̈сс̌іка всказау́а пр̌ејщіе на тиу́и резиденцї. Цгані вешу́а нім до</text:p>
      <text:p text:style-name="P4">Вієљќј Саљі, кроча̌ц міє̌дзи фремењскімі ґвард̌істамі, якби іх ніє від̌іяу́а. Каптур і коу́пак</text:p>
      <text:p text:style-name="P4">фіљтртрака одр̌учіу́а на пљеци, маске̌ міяу́а щіа̌ґніє̌та̌ на бок. Ста̌пая̌ц з круха̌ нієпевнощіа̌</text:p>
      <text:p text:style-name="P4">пр̌ешу́а пр̌ез саље̌ і затр̌имау́а с̌іє̌ обок Ј̈сс̌ікі. Пауљ достр̌еґу́ с̌љади у́ез на ȷ̈ј пољічках. Она</text:p>
      <text:p text:style-name="P4">даȷ̈ воде̌ умару́им. Почуу́ пр̌ешивая̌це уку́учія розпачи, аље <text:soft-page-break/>биу́о то так, якби ȷ̈ј дознавау́</text:p>
      <text:p text:style-name="P2">тиљко попр̌ез обецнощ Цгані.</text:p>
      <text:p text:style-name="P4">- Он ніє жиȷ̈, укохани - повієд̌іяу́а Цгані. - Наш син ніє жиȷ̈.</text:p>
      <text:p text:style-name="P4">Пауљ д̌ьвіґна̌у́ с̌іє̌ на ноґі, пануя̌ц над соба̌ с̌іу́а̌ вољі. Вичія̌ґна̌у́ ре̌ке̌ і доткна̌у́ пољічка</text:p>
      <text:p text:style-name="P4">Цгані, чуя̌ц віљґоч ȷ̈ј у́ез.</text:p>
      <text:p text:style-name="P4">- Ніц ґо ніє заста̌пі - повієд̌іяу́ - аље бе̌да̌ інні синовіє. То чі пр̌ир̌ека Усуљ. - У́аґодніє</text:p>
      <text:p text:style-name="P4">одсуна̌у́ я̌ на бок і скіна̌у́ на Стіљґара.</text:p>
      <text:p text:style-name="P4">- Муад’Дібіє - одезвау́ с̌іє̌ Стіљґар.</text:p>
      <text:p text:style-name="P4">- Надходза̌ зе статку. Імператор зе свимі људ̌ьмі - повієд̌іяу́ Пауљ. - Я ту зостане̌. Ј̈њцу̊в</text:p>
      <text:p text:style-name="P4">збієр̌ на отвартеј пр̌естр̌ені пос̌родку саљі. Бе̌д̌ієми іх тр̌имач в одљеґу́ощі д̌ієс̌іє̌чію</text:p>
      <text:p text:style-name="P4">метру̊в оде мніє, хиба же видам інне пољеценіє.</text:p>
      <text:p text:style-name="P4">- Як кажеш, Муад’Дібіє.</text:p>
      <text:p text:style-name="P4">Ќди Стіљґар оддаљау́ с̌іє̌, би виконач розказ, Пауљ похвичіу́ пеу́не набожнеј трвоґі шепти</text:p>
      <text:p text:style-name="P4">ґвард̌істу̊в:</text:p>
      <text:p text:style-name="P4">- Від̌ічіє? Он вієд̌іяу́! Нікт му ніє му̊віу́, а он вієд̌іяу́!</text:p>
      <text:p text:style-name="P4">Су́ихач юж биу́о надчія̌ґаніє оршаку Імператора, ȷ̈ґо сардаукар̌и нучіљі ȷ̈дна̌ зе свих</text:p>
      <text:p text:style-name="P4">маршових пієс̌ні дља доданія собіє <text:soft-page-break/>анімушу. Розљеґу́ с̌іє̌ шмер ґу́осу̊в под др̌віямі, Ґурнеи</text:p>
      <text:p text:style-name="P4">Гаљљецк міна̌у́ страж, пошеду́ нарад̌іч с̌іє̌ зе Стіљґарем, по чим збљіжиу́ с̌іє̌ до Пауља патр̌а̌ц нањ</text:p>
      <text:p text:style-name="P4">з д̌івним виразем в очах. Чи Ґурнеиа теж страце̌? - мис̌љау́ Пауљ. - В такі спосу̊б, як</text:p>
      <text:p text:style-name="P4">страчіу́ем Стіљґара - позбивая̌ц с̌іє̌ пр̌иячієља в заміян за нієвољніка?</text:p>
      <text:p text:style-name="P4">- Ніє мая̌ броні міётая̌цеј - повієд̌іяу́ Ґурнеи. - Сам теґо допіљновау́ем. - Розејр̌ау́ с̌іє̌</text:p>
      <text:p text:style-name="P4">по саљі оґља̌дая̌ц пр̌иґотованія Пауља. - Ј̈ст з німі Феид-Раутга Гарконнен. Мам ґо виу́ускач?</text:p>
      <text:p text:style-name="P4">- Зостав ґо.</text:p>
      <text:p text:style-name="P4">- Са̌ ру̊внієж яцис̌ људ̌іє Ґіљдії, кту̊р̌и домаґая̌ с̌іє̌ щеґу̊љних пр̌ивіљеју̊в, ґрожа̌ц</text:p>
      <text:p text:style-name="P4">Арракіс ембарґієм. Пр̌ир̌еку́ем ім, же чі пр̌екаже̌ те̌ віядомощ.</text:p>
      <text:p text:style-name="P4">- Нієх собіє ґрожа̌.</text:p>
      <text:p text:style-name="P4">- Пауљ! - сикне̌у́а за ȷ̈ґо пљецамі Ј̈сс̌іка. - Он му̊ві о Ґіљдії!</text:p>
      <text:p text:style-name="P4">- Вкру̊тце ім пр̌итре̌ роґу̊в - одпару́ Пауљ.</text:p>
      <text:p text:style-name="P4">І ву̊вчас помис̌љау́ о Ґіљдії, о с̌іље, кту̊ра так ду́уґо с̌іє̌ спецяљізовау́а, аж замієніу́а с̌іє̌</text:p>
      <text:p text:style-name="P4">в пасожита, нієздољнеґо до еґзистенцї нієзаљежнеј од істнієнія свеґо живічієља. Ніґди ніє</text:p>
      <text:p text:style-name="P4"><text:soft-page-break/>одважиљі с̌іє̌ хвичіч за броњ... і тераз ніє биу́о іх на то стач. Моґљі здобич Арракіс, ќди здаљі</text:p>
      <text:p text:style-name="P4">собіє справе̌ з помиу́кі, яка̌ биу́о оґраніченіє с̌іє̌ до мељанжовеґо наркотику відма</text:p>
      <text:p text:style-name="P4">с̌віядомощі дља навіґатору̊в. Моґљі то зробіч, моґљі пр̌ежич сву̊ј д̌ієњ хвау́и і зґіна̌ч.</text:p>
      <text:p text:style-name="P4">Заміяст теґо веґетоваљі з днія на д̌ієњ, живія̌ц с̌іє̌ над̌ієя̌, же пр̌емієр̌ане пр̌ез ніх оцеани</text:p>
      <text:p text:style-name="P4">зродза̌ новеґо ґосподар̌а, ґди дотихчасови умр̌е. Навіґатор̌и Ґіљдії, обдар̌ені дарем</text:p>
      <text:p text:style-name="P4">ва̌сќґо ясновідзенія, подȷ́љі фатаљна̌ децизȷ́: завше обієрая̌ певни, безпієчни курс,</text:p>
      <text:p text:style-name="P4">віёда̌ци цораз даљеј в ґу́а̌б стаґнацї. Нієхај добр̌е с̌іє̌ пр̌ипатр̌а̌ свему новему</text:p>
      <text:p text:style-name="P2">ґосподар̌ові - помис̌љау́ Пауљ.</text:p>
      <text:p text:style-name="P4">- Ј̈ст теж якас̌ Матка Вієљебна Бене Ґессеріт, кту̊ра повоу́уȷ̈ с̌іє̌ на пр̌ияз́њ з твоя̌ матка̌</text:p>
      <text:p text:style-name="P4">- повієд̌іяу́ Ґурнеи.</text:p>
      <text:p text:style-name="P4">- Моя матка ніє ма жадних пр̌иячіу̊у́ек Бене Ґессеріт.</text:p>
      <text:p text:style-name="P4">Ґурнеи знову розејр̌ау́ с̌іє̌ по Вієљќј Саљі, насте̌пніє похиљіу́ с̌іє̌ ніско Пауљові до уха.</text:p>
      <text:p text:style-name="P4">- Тгуфір Гават там ȷ̈ст, му̊ј паніє. Ніє міяу́ем оказї від̌ієч с̌іє̌ з нім в чтери <text:soft-page-break/>очи, аље</text:p>
      <text:p text:style-name="P4">он за помоца̌ наших старих знаку̊в міґових повіядоміу́ мніє, же вспу̊у́працуȷ̈</text:p>
      <text:p text:style-name="P4">з Гарконненамі, мис̌љау́, же ти ніє жиȷ̈ш.</text:p>
      <text:p text:style-name="P4">- Зоставіу́ес̌ Тгуфіра з тимі...</text:p>
      <text:p text:style-name="P4">- Он сам хчіяу́... і са̌д̌іу́ем, же так бе̌д̌іє најљепієј. Ј̈с̌љі... цос̌ ту ніє ґра, там ґд̌іє ȷ̈ст,</text:p>
      <text:p text:style-name="P4">мами ґо на оку. Ј̈с̌љі вшистко в пор̌а̌дку, то мами ухо в обозіє пр̌ечівніка.</text:p>
      <text:p text:style-name="P4">Пауљові пр̌емкне̌у́и в тим моменчіє пр̌ез ґу́ове̌ вієще візȷ̈ правдоподобієњств теј</text:p>
      <text:p text:style-name="P4">хвіљі, вс̌ру̊д ніх ȷ̈дна часољінія з Тгуфірем тр̌имая̌цим затрута̌ іґу́е̌, кту̊реј на розказ</text:p>
      <text:p text:style-name="P4">Імператора міяу́ ужич пр̌ечівко „тему парвеніюшовсќму кс̌іє̌чію”.</text:p>
      <text:p text:style-name="P4">Страже розста̌піу́и с̌іє̌ в др̌віях формуя̌ц кру̊ткі шпаљер љанц. Розљеґу́ с̌іє̌ шељеща̌ци</text:p>
      <text:p text:style-name="P4">пошум од̌ієжи і зґр̌ит піяску навіянеґо до резиденцї. Падишах Імператор Шаддам ІВ</text:p>
      <text:p text:style-name="P4">вкрочиу́ до саљі на чеље своȷ̈ґо оршаку. Страчіу́ ґд̌ієс̌ геу́м бурсеґа і руде ву́оси стерчау́и му</text:p>
      <text:p text:style-name="P4">в нієу́ад̌іє. Љеви ре̌кав ȷ̈ґо мундуру розпруу́ с̌іє̌ взду́уж вевне̌тр̌неґо шву. Биу́ без паса</text:p>
      <text:p text:style-name="P4"><text:soft-page-break/>і броні, љеч аура ву́аснеј особовощі товар̌ишиу́а му нічим ба̌бељ поља тарчи, окаљая̌ц ȷ̈ґо</text:p>
      <text:p text:style-name="P4">сиљветке̌ пуста̌ пр̌естр̌енія̌. Фремењска љанца заґрод̌іу́а му дроґе̌ і затр̌имау́а ґо там, ґд̌іє</text:p>
      <text:p text:style-name="P4">розказау́ Пауљ. Позостаљі збіљі с̌іє̌ за нім в мозаіке̌ барв, шуранія сту̊п і заґапіёних твар̌и.</text:p>
      <text:p text:style-name="P4">Оміятая̌ц спојр̌енієм те̌ ґромаде̌ Пауљ достр̌еґау́ позачієране с̌љади у́ез у кобієт, від̌іяу́</text:p>
      <text:p text:style-name="P4">двораку̊в, кту̊р̌и пр̌ибиљі зас̌ія̌щ на ґу́у̊внеј трибуніє відовіска под назва̌ звичіє̌ство,</text:p>
      <text:p text:style-name="P4">а тераз стаљі в міљченію з ґарду́амі зду́авіёнимі кље̌ска̌. Зауважиу́ птас̌іё бистре з́реніце Маткі</text:p>
      <text:p text:style-name="P4">Вієљебнеј Ґаіюс Гељен Могіям пу́она̌це под чарним каптурем, у ȷ̈ј боку зас̌ пр̌ичаёна̌</text:p>
      <text:p text:style-name="P4">вроґощ Феида-Раутги Гарконнена. Те̌ твар̌ час мі обявіу́ - помис̌љау́ Пауљ. На скутек</text:p>
      <text:p text:style-name="P4">порушенія спојр̌ау́ насте̌пніє даљеј за Феида-Раутге̌ і ујр̌ау́ там ва̌ска̌, у́ас̌іча̌ твар̌, з кту̊ра̌</text:p>
      <text:p text:style-name="P4">ніґди ніє зеткна̌у́ с̌іє̌ до теј пори - ані в час̌іє, ані поза нім. Биу́а то твар̌, кту̊ра̌ чуу́, же</text:p>
      <text:p text:style-name="P4">повінієн знач, і учучіє то завієрау́о в собіє сиґнау́ трвоґі. Дљачеґо міяу́бим с̌іє̌ бач теґо</text:p>
      <text:p text:style-name="P4"><text:soft-page-break/>чу́овієка? - здуміяу́ с̌іє̌. Нахиљіу́ с̌іє̌ до маткі.</text:p>
      <text:p text:style-name="P4">- Тамтен ме̌жчизна на љево од Маткі Вієљебнеј - шепна̌у́ - тен, кту̊рему з́ље патр̌и з очу,</text:p>
      <text:p text:style-name="P4">кто то ȷ̈ст?</text:p>
      <text:p text:style-name="P4">Спојр̌авши ве всказана̌ строне̌ Ј̈сс̌іка розпознау́а твар̌ з картотекі свеґо кс̌іє̌чія.</text:p>
      <text:p text:style-name="P4">- Грабія Фенрінґ. Тен, цо биу́ тутај безпос̌редніё пр̌ед намі. Ґенетични еунух... і забу̊јца.</text:p>
      <text:p text:style-name="P4">Імператорскі ху́опієц на посиу́кі - помис̌љау́ Пауљ. І ова мис̌љ встр̌а̌сне̌у́а посадамі ȷ̈ґо</text:p>
      <text:p text:style-name="P4">с̌віядомощі, понієваж оґља̌дау́ Імператора в нієпр̌ебраних комбінацях розр̌уцоних по</text:p>
      <text:p text:style-name="P2">правдоподобних пр̌ишу́ощіах, љеч ані разу грабія Фенрінґ ніє появіу́ с̌іє̌ в тих пророчих</text:p>
      <text:p text:style-name="P4">візях. Пауљові пр̌ишу́о наґље на мис̌љ, же від̌іяу́ своȷ̈ ву́асне зву́окі на нієзљічоних</text:p>
      <text:p text:style-name="P4">нічіях паȷ́чини часу, ȷ̈днак ніґди ніє зобачиу́ моменту свеј с̌мієрчі.</text:p>
      <text:p text:style-name="P4">Чи міґавкови відок теґо чу́овієка ніє биу́ мі дани, понієваж то он ву́ас̌ніє мніє</text:p>
      <text:p text:style-name="P4">забіȷ̈? - помис̌љау́ Пауљ. То подејр̌еніє пр̌ешиу́о ґо зу́им пр̌ечучієм. Одервау́ спојр̌еніє од</text:p>
      <text:p text:style-name="P4">Фенрінґа пр̌иґља̌дая̌ц с̌іє̌ з кољеі <text:soft-page-break/>нієдобітком сардаукарскіх жоу́нієр̌и і офіцеру̊в, твар̌ом</text:p>
      <text:p text:style-name="P4">пеу́ним ґоричи і десперацї. Нієкту̊ре з ніх пр̌икуу́и на хвіље̌ уваґе̌ Пауља: офіцеровіє</text:p>
      <text:p text:style-name="P4">сардаукару̊в љустроваљі стан пр̌иґотовањ в теј саљі, ȷ̈ще тераз спіскуя̌ц і ґу́овія̌ц с̌іє̌ над</text:p>
      <text:p text:style-name="P4">способем обру̊ценія кље̌скі в звичіє̌ство. На конієц уваґа Пауља споче̌у́а на висоќј</text:p>
      <text:p text:style-name="P4">бљондинце о зієљоних очах, кту̊реј твар̌ аристократичнеј піє̌кнощі, кљасичніє виніёсу́а, ніє</text:p>
      <text:p text:style-name="P4">скажона у́замі, позостау́а до коњца нієпоконана. Познау́ я̌ ніє питая̌ц нікоґо - кс̌іє̌жнічка трону,</text:p>
      <text:p text:style-name="P4">викштау́цона Бене Ґессеріт, кту̊реј твар̌ показивау́а му візя часу в вієљу ситуацях: Іруљан.</text:p>
      <text:p text:style-name="P4">Ото му̊ј кључ - помис̌љау́.</text:p>
      <text:p text:style-name="P4">Втем достр̌еґу́ замієшаніє в чіжбіє људ̌і, з кту̊реј виу́оніу́а с̌іє̌ твар̌ і постач - Тгуфір</text:p>
      <text:p text:style-name="P4">Гават, ȷ̈ґо помарщоне, старче риси, чіємно забарвіёне варґі, пр̌иґарбіёне раміёна</text:p>
      <text:p text:style-name="P4">уґіная̌це с̌іє̌ под бр̌емієнієм љат.</text:p>
      <text:p text:style-name="P4">- Там стоі Тгуфір Гават - повієд̌іяу́ Пауљ. - Он ȷ̈ст вољни.</text:p>
      <text:p text:style-name="P4">- Паніє - р̌еку́ Ґурнеи.</text:p>
      <text:p text:style-name="P4">- Он ȷ̈ст вољни - повту̊р̌иу́ Пауљ.</text:p>
      <text:p text:style-name="P4">Ґурнеи скіна̌у́ ґу́ова̌. Гават виста̌піу́ <text:soft-page-break/>утикая̌ц. Зау́завіёне очи спозієрау́и бадавчо на</text:p>
      <text:p text:style-name="P4">Пауља, таксуя̌ц, чеґос̌ шукая̌ц. Пауљ зробіу́ крок до пр̌оду, дотарто до нієґо пеу́не напіє̌чія,</text:p>
      <text:p text:style-name="P4">вичекуя̌це порушеніє Імператора і ȷ̈ґо људ̌і. Спојр̌еніє Гавата утквіу́о за Пауљем.</text:p>
      <text:p text:style-name="P4">- Љади Ј̈сс̌іко, допієро д̌іс̌іяј довієд̌іяу́ем с̌іє̌, як нієсу́ушніє чіє̌ поса̌д̌іу́ем в мис̌љах.</text:p>
      <text:p text:style-name="P4">Ніє мус̌іш мі вибачач - повієд̌іяу́ стари чу́овієк.</text:p>
      <text:p text:style-name="P4">Пауљ чекау́, љеч ȷ̈ґо матка заховау́а міљченіє.</text:p>
      <text:p text:style-name="P4">- Тгуфір, стари другу - р̌еку́ Пауљ - як від̌іш ніє стоȷ́ пљецамі до жадних др̌ві.</text:p>
      <text:p text:style-name="P4">- Вшехс̌віят ȷ̈ст пеу́ен др̌ві - одпару́ Гават.</text:p>
      <text:p text:style-name="P4">- Чи ȷ̈стем ґодним синем свеґо ојца? - запитау́ Пауљ.</text:p>
      <text:p text:style-name="P4">- Бард̌ієј пр̌ипомінаш д̌іядка - захрипіяу́ Гават. - Маш ȷ̈ґо поставе̌ і ȷ̈ґо спојр̌еніє.</text:p>
      <text:p text:style-name="P4">- А ȷ̈днак ȷ̈стем ґодним синем свеґо ојца - повієд̌іяу́ Пауљ. - Бо ото повіядам чі,</text:p>
      <text:p text:style-name="P4">Тгуфір, же в наґроде̌ за љата су́ужби дља меј род̌іни можеш мніє тераз прос̌іч, о цо тиљко</text:p>
      <text:p text:style-name="P4">зехцеш. Абсољутніє о вшистко. Чи хцеш тераз моȷ̈ґо жичія, Тгуфір? Ј̈ст <text:soft-page-break/>твоȷ̈.</text:p>
      <text:p text:style-name="P4">З ре̌камі опущонимі Пауљ зробіу́ друґі крок до пр̌оду, відза̌ц, як в очах Гавата</text:p>
      <text:p text:style-name="P4">появія с̌іє̌ вираз зрозумієнія. Он ма с̌віядомощ, же вієм о здрад̌іє - помис̌љау́ Пауљ.</text:p>
      <text:p text:style-name="P4">Зніжая̌ц ґу́ос до пу̊у́шепту, аби доход̌іу́ ȷ̈диніє до ушу Гавата повієд̌іяу́:</text:p>
      <text:p text:style-name="P4">- Му̊віє̌ поважніє, Тгуфір. Ј̈с̌љі маш удер̌ич, зру̊б то тераз.</text:p>
      <text:p text:style-name="P2">- Я ȷ̈диніє праґна̌у́ем ȷ̈ще ȷ̈ден раз стана̌ч пр̌ед тоба̌, му̊ј кс̌ія̌же̌ - р̌еку́ Гават.</text:p>
      <text:p text:style-name="P4">По раз пієрвши Пауљ здау́ собіє справе̌, іље вис̌іу́ку вку́ада стари чу́овієк в утр̌иманіє с̌іє̌</text:p>
      <text:p text:style-name="P4">на ноґах. Пауљ вичія̌ґна̌у́ ре̌це і обя̌у́ Гавата за раміёна, чуя̌ц држеніє міє̌с̌ні под свим</text:p>
      <text:p text:style-name="P4">ду́оњмі.</text:p>
      <text:p text:style-name="P4">- Чи то бољі, стари другу? - запитау́.</text:p>
      <text:p text:style-name="P4">- То бољі, му̊ј кс̌ія̌же̌ - зґод̌іу́ с̌іє̌ Гават - аље моя радощ ȷ̈ст віє̌кша. - На впу̊у́ одвру̊чіу́</text:p>
      <text:p text:style-name="P4">с̌іє̌ і вичія̌ґна̌у́ в строне̌ Імператора љева̌ ре̌ке̌ ду́онія̌ до ґу̊ри, показуя̌ц маљењка̌ іґу́е̌</text:p>
      <text:p text:style-name="P4">в заґу́е̌бієнію міє̌дзи паљцамі. - Від̌іш, Кру̊љевска Мощ? - завоу́ау́. - Від̌іш іґу́е̌ своȷ̈ґо</text:p>
      <text:p text:style-name="P4"><text:soft-page-break/>здрајци? Чи мис̌љау́ес̌, же я, кту̊ри пос̌віє̌чіу́ем све жичіє су́ужбіє Атридом, тераз ім мнієј</text:p>
      <text:p text:style-name="P4">оддам?</text:p>
      <text:p text:style-name="P4">Пауљ захвіяу́ с̌іє̌, ќди стари чу́овієк звіётчау́ му в раміёнах, вичуу́ с̌мієрч, ȷ̈ј</text:p>
      <text:p text:style-name="P4">остатечни безву́ад. Дељікатніє зу́ожиу́ Гавата на посадзце, випростовау́ с̌іє̌ і дау́ знак стражи, би</text:p>
      <text:p text:style-name="P4">забрано чіяу́о. Саља замару́а в чіши, ґди спеу́ніяно ȷ̈ґо пољеценіє. Твар̌ Імператора застиґу́а</text:p>
      <text:p text:style-name="P4">в вичеківанію як пос̌мієртна маска. Очи, кту̊ре ніґди ніє пр̌изнау́и с̌іє̌ до трвоґі, здрад̌іу́и</text:p>
      <text:p text:style-name="P4">я̌ врешчіє.</text:p>
      <text:p text:style-name="P4">- Ваша Міу́ощ - р̌еку́ Пауљ і зауважиу́ заскоченіє висоќј кс̌іє̌жнічкі трону, кту̊ра</text:p>
      <text:p text:style-name="P4">дрґне̌у́а наставіяя̌ц уха. Су́ова зостау́и виповієд̌іяне з атонаљна̌ модуљаця̌ Бене Ґессеріт,</text:p>
      <text:p text:style-name="P4">виражая̌ц бр̌мієнієм вшистќ одчієніє поґарди і шидерства, яќ Пауљ здоу́ау́ в ніх</text:p>
      <text:p text:style-name="P4">завр̌еч. Р̌ечивіщіе вишкољона Бене Ґессеріт - помис̌љау́. Імператор одхр̌а̌кна̌у́.</text:p>
      <text:p text:style-name="P4">- Бич може моȷ̈му шацовнему кревніякові видаȷ̈ с̌іє̌, же ма юж вшистко в ґарщі. Ніє</text:p>
      <text:p text:style-name="P4"><text:soft-page-break/>ма ніц бард̌ієј миљнеґо. Поґвау́чіу́ Конвенцȷ́, ужиу́ броні я̌дровеј пр̌ечівко...</text:p>
      <text:p text:style-name="P4">- Ужиу́ем броні я̌дровеј пр̌ечівко натураљнеј барієр̌е пустині - р̌еку́ Пауљ. - Стау́а на моȷ̈ј</text:p>
      <text:p text:style-name="P4">дродзе, а хчіяу́ем як најшибчієј дотр̌еч до чієбіє, Ваша Міу́ощ, і попрос̌іч чіє̌ о вияс̌нієніє</text:p>
      <text:p text:style-name="P4">нієкту̊рих твоіх д̌івних посуніє̌ч.</text:p>
      <text:p text:style-name="P4">- Змасована армада високіх роду̊в окупуȷ̈ в теј хвіљі пр̌ествор̌а над Арракіс повієд̌іяу́ Імператор. - Вистарчи ȷ̈дно моȷ̈ су́ово і...</text:p>
      <text:p text:style-name="P4">- Ах, раця - одпару́ Пауљ. - Правіє о ніх запомніяу́ем. - Пр̌ејр̌ау́ с̌віте̌ Імператора, аж</text:p>
      <text:p text:style-name="P4">достр̌еґу́ твар̌е дву̊х Ґіљдіян і спитау́ Ґурнеиа на строніє: - Чи то са̌ аґенчі Ґіљдії, Ґурнеи,</text:p>
      <text:p text:style-name="P4">там, таќ два ґрубаси од̌іяне на шаро?</text:p>
      <text:p text:style-name="P4">- Так, му̊ј паніє.</text:p>
      <text:p text:style-name="P4">- Ви двај - Пауљ всказау́ паљцем. - Виу́аз́чіє стамта̌д натихміяст і завіядомчіє те̌ фљоте̌, же</text:p>
      <text:p text:style-name="P4">ма врацач до дому. Як то зробічіє, звру̊чічіє с̌іє̌ до мніє о позвољеніє занім...</text:p>
      <text:p text:style-name="P4">- Ґіљдія ніє су́уха твоіх розказу̊в! - варкна̌у́ вижши з дву̊х. Он і ȷ̈ґо товар̌иш</text:p>
      <text:p text:style-name="P4">пр̌ечісне̌љі с̌іє̌ до барієри љанц, <text:soft-page-break/>кту̊ра уніёсу́а с̌іє̌ на скінієніє Пауља. Ме̌жчиз́ні виста̌піљі і вижши</text:p>
      <text:p text:style-name="P4">мієр̌а̌ц ре̌ка̌ в Пауља повієд̌іяу́:</text:p>
      <text:p text:style-name="P4">- Ані с̌іє̌ обејр̌иш, як нау́ожоне зостаніє ембарґо за твоȷ̈...</text:p>
      <text:p text:style-name="P2">- Ј̈с̌љі усу́ише̌ ȷ̈ще яќс̌ бздури од кту̊реґокољвієк з вас - ознајміу́ Пауљ - видам</text:p>
      <text:p text:style-name="P4">розказ зніщенія цау́еј продукцї пр̌иправи Арракіс... на завше.</text:p>
      <text:p text:style-name="P4">- Чис̌ ти ошаљау́? - Високі Ґіљдіянін цофна̌у́ с̌іє̌ о пу̊у́ кроку.</text:p>
      <text:p text:style-name="P4">- Затем пр̌изнаȷ̈ш, же ȷ̈стем в станіє то зробіч? - запитау́ Пауљ.</text:p>
      <text:p text:style-name="P4">Видавау́о с̌іє̌, же Ґіљдіянін пр̌ез хвіље̌ впатруȷ̈ с̌іє̌ в пр̌естр̌ењ, нім одпару́:</text:p>
      <text:p text:style-name="P4">- Так, му̊ґу́бис̌, аље ніє вољно чі теґо зробіч.</text:p>
      <text:p text:style-name="P4">- Ааах - повієд̌іяу́ Пауљ і зе зрозумієнієм поківау́ ґу́ова̌. - Навіґатор̌и Ґіљдії, обај, цо?</text:p>
      <text:p text:style-name="P4">- Так!</text:p>
      <text:p text:style-name="P4">Ніжши з дву̊јкі одезвау́ с̌іє̌:</text:p>
      <text:p text:style-name="P4">- Ос̌љепіу́бис̌ ру̊внієж с̌ієбіє і сказау́ нас вшисткіх на повољна̌ с̌мієрч. Чи ти маш в оґу̊ље</text:p>
      <text:p text:style-name="P4">поȷ́чіє, цо означа позбавієніє пр̌иправовеґо љіквору чу́овієка юж узаљежніёнеґо?</text:p>
      <text:p text:style-name="P4">- Око, кту̊ре споґља̌да в пр̌ишу́ощ чувая̌ц над безпієчним курсем, замкніє с̌іє̌ на</text:p>
      <text:p text:style-name="P4"><text:soft-page-break/>завше - повієд̌іяу́ Пауљ. - Ґіљдія бе̌д̌іє спараљіжована. Људзкощ замієні с̌іє̌ в мау́е,</text:p>
      <text:p text:style-name="P4">одізољоване мровіска на свих одізољованих пљанетах. Вієчіє цо, я му̊ґу́бим то зробіч</text:p>
      <text:p text:style-name="P4">з чистеј зу́ос̌љівощі аљбо з нуду̊в.</text:p>
      <text:p text:style-name="P4">- Пому̊вми о тим на особнощі - запропоновау́ вижши Ґіљдіянін. - Ј̈стем пр̌еконани, же</text:p>
      <text:p text:style-name="P4">дојд̌ієми до яќґос̌ компромісу, то значи...</text:p>
      <text:p text:style-name="P4">- Пр̌екажчіє віядомощ своі људ̌іём над Арракіс - повієд̌іяу́ Пауљ. - Мам юж досич теј</text:p>
      <text:p text:style-name="P4">дискусї. Ј̈жељі фљота, кту̊ра ȷ̈ст над намі, вкру̊тце ніє одљечі, ніє бе̌д̌ієми мієљі о чим ґадач. Всказау́ ґу́ова̌ своя̌ ґрупе̌ у́а̌чнощі под щіана̌. - Можечіє скор̌истач з нашеј апаратури.</text:p>
      <text:p text:style-name="P4">- Најпієрв мус̌іми то ому̊віч - упієрау́ с̌іє̌ високі Ґіљдіянін. - Ми ніє можеми от так</text:p>
      <text:p text:style-name="P4">собіє...</text:p>
      <text:p text:style-name="P4">- Ру̊б, цо му̊віє̌! - варкна̌у́ Пауљ. - Можљівощ зніщенія чеґос̌ означа абсољутна̌ над тим</text:p>
      <text:p text:style-name="P4">ву́адзе̌. Пр̌изнаљіщіе, же мам те̌ можљівощ. Ніє ȷ̈стес̌ми ту ані жеби дискутовач, ані дља</text:p>
      <text:p text:style-name="P4">неґоцяцї чи уку́аду̊в. Виконачіє моȷ̈ розкази аљбо понієс̌ієчіє <text:soft-page-break/>натихміястове</text:p>
      <text:p text:style-name="P4">консеквенцȷ̈!</text:p>
      <text:p text:style-name="P4">- Он му̊ві поважніє - повієд̌іяу́ ніжши Ґіљдіянін.</text:p>
      <text:p text:style-name="P4">Пауљ зобачиу́, як оґарнія іх пр̌ераженіє. Обај з вољна пове̌дроваљі до фремењскіх</text:p>
      <text:p text:style-name="P4">ур̌а̌дзењ тељекомунікацијних.</text:p>
      <text:p text:style-name="P4">- Посу́ухая̌ с̌іє̌ чієбіє? - запитау́ Ґурнеи.</text:p>
      <text:p text:style-name="P4">- Оні мая̌ дар заве̌жонеґо відзенія часу - одпару́ Пауљ. - Потрафія̌ с̌іє̌ґна̌ч спојр̌енієм</text:p>
      <text:p text:style-name="P4">в пр̌ишу́ощ до с̌љепеј щіани означая̌цеј консеквенцȷ̈ нієпосу́ушењства. Кажди навіґатор</text:p>
      <text:p text:style-name="P4">Ґіљдії на каждим статку над намі вибієґа оќм в пр̌ишу́ощ ку теј самеј щіаніє. Посу́ухая̌.</text:p>
      <text:p text:style-name="P4">Пауљ одвру̊чіу́ с̌іє̌ і спојр̌ау́ на Імператора.</text:p>
      <text:p text:style-name="P4">- Ќди позваљаљі чі зас̌ія̌щ на троніє твеґо ојца, зробіљі то тиљко под варунќм, же</text:p>
      <text:p text:style-name="P4">утр̌имаш допу́ив пр̌иправи. Завіёду́ес̌ іх, Ваша Кру̊љевска Мощ. Чи вієш, яќ са̌ теґо</text:p>
      <text:p text:style-name="P2">консеквенцȷ̈?</text:p>
      <text:p text:style-name="P4">- Нікт мі ніє позваљау́...</text:p>
      <text:p text:style-name="P4">- Пр̌естањ удавач ґу́упієґо - варкна̌у́ Пауљ. - Ґіљдія пр̌ипоміна надр̌ечна̌ осаде̌.</text:p>
      <text:p text:style-name="P4">Потр̌ебуȷ̈ води, љеч потрафі ȷ̈диніє <text:soft-page-break/>черпач на своȷ̈ потр̌еби. Ніє може тама̌ пр̌еґрод̌іч</text:p>
      <text:p text:style-name="P4">р̌екі і пановач над нія̌, понієваж звру̊чі уваґе̌ на то, іље черпіє, цо провад̌і до остатечнеј</text:p>
      <text:p text:style-name="P4">руіни. Допу́ив пр̌иправи ȷ̈ст ова̌ р̌ека̌, я зас̌ поставіу́ем таме̌. Аље така̌ таме̌, кту̊реј ніє да с̌іє̌</text:p>
      <text:p text:style-name="P4">зніщич без зніщенія р̌екі.</text:p>
      <text:p text:style-name="P4">Імператор пр̌еȷ̈хау́ ре̌ка̌ по рудеј чуприніє, зеркна̌у́ на пљеци дву̊х Ґіљдіян.</text:p>
      <text:p text:style-name="P4">- Навет твоя правдому̊вчині Бене Ґессеріт држи тераз - повієд̌іяу́ Пауљ. - Істнієя̌ інне</text:p>
      <text:p text:style-name="P4">тручізни, кту̊ре Маткі Вієљебне моґа̌ стосовач до свих штучек, аље як раз ужиу́и</text:p>
      <text:p text:style-name="P4">пр̌иправовеґо серум, вшистќ інне пр̌естау́и д̌іяу́ач.</text:p>
      <text:p text:style-name="P4">Стара кобієта обчія̌ґне̌у́а на собіє чарне, нієзґрабне шати і пр̌епхне̌у́а с̌іє̌ на пр̌у̊д стая̌ц</text:p>
      <text:p text:style-name="P4">пр̌и барієр̌е љанц.</text:p>
      <text:p text:style-name="P4">- Матко Вієљебна Ґаіюс Гељен Могіям - р̌еку́ Пауљ - дужо часу міне̌у́о од Каљадану,</text:p>
      <text:p text:style-name="P4">нієправдаж?</text:p>
      <text:p text:style-name="P4">Ј̈ј спојр̌еніє міне̌у́о ґо і споче̌у́о на матце.</text:p>
      <text:p text:style-name="P4">- Но цу̊ж, Ј̈сс̌іко, відзе̌, же тву̊ј син ȷ̈ст р̌ечивіщіе тим ȷ̈диним. За то можна чі</text:p>
      <text:p text:style-name="P4"><text:soft-page-break/>вибачич навет зу́еґо духа твеј цу̊ркі.</text:p>
      <text:p text:style-name="P4">Пауљ повщіа̌ґна̌у́ пр̌ешивая̌ца̌ ґо жімна̌ вщіеку́ощ.</text:p>
      <text:p text:style-name="P4">- Ніґди ніє міяу́ас̌ права ані поводу вибачач чеґокољвієк моȷ̈ј матце! - повієд̌іяу́.</text:p>
      <text:p text:style-name="P4">Стара шзепіу́а с̌іє̌ з нім спојр̌енієм.</text:p>
      <text:p text:style-name="P4">- Спру̊буј на мніє своіх штучек, стара вієд̌ьмо - р̌еку́ Пауљ. - Ґд̌іє с̌іє̌ под̌іяу́ тву̊ј ґом</text:p>
      <text:p text:style-name="P4">д̌аббар? Спру̊буј с̌іє̌ґна̌ч взроќм в то мієјше, ґд̌іє ніє одважиш с̌іє̌ спојр̌еч! Там мніє</text:p>
      <text:p text:style-name="P4">знајд̌ієш і там чі зајр̌е̌ в с̌љепія!</text:p>
      <text:p text:style-name="P4">Стара кобієта спущіу́а очи.</text:p>
      <text:p text:style-name="P4">- Ніє маш ніц до повієдзенія? - запитау́ Пауљ.</text:p>
      <text:p text:style-name="P4">- Пр̌иȷ́у́ам чіє̌ в почет істот људзкіх - замручау́а. - Ніє покаљај теґо.</text:p>
      <text:p text:style-name="P4">Пауљ подніу̊су́ ґу́ос:</text:p>
      <text:p text:style-name="P4">- Попатр̌чіє на нія̌, товар̌ише! То ȷ̈ст Матка Вієљебна Бене Ґессеріт, чієрпљіва</text:p>
      <text:p text:style-name="P4">в вимаґая̌цеј чієрпљівощі справіє. Потрафіу́а зе свимі с̌іёстрамі чекач пр̌ез д̌ієвіє̌чд̌ієс̌ія̌т</text:p>
      <text:p text:style-name="P4">покољењ, аж ву́ащіве поу́а̌ченіє ґену̊в і с̌родовіска вида теґо ȷ̈днеґо ȷ̈динеґо особніка</text:p>
      <text:p text:style-name="P4">нієзбе̌днеґо до іх кновањ. Попатр̌чіє на нія̌! Она юж віє, же д̌ієвіє̌чд̌ієс̌ія̌т покољењ</text:p>
      <text:p text:style-name="P4"><text:soft-page-break/>зрод̌іу́о теґо особніка. Ото... я... стоȷ́... ту... аље... ніґди... ніє бе̌де̌... посу́ушни... ȷ̈ј...</text:p>
      <text:p text:style-name="P4">розказом!</text:p>
      <text:p text:style-name="P4">- Ј̈сс̌іка! - кр̌икне̌у́а стара кобієта. - Учіш ґо!</text:p>
      <text:p text:style-name="P4">- Сама ґо учіш - одпару́а Ј̈сс̌іка.</text:p>
      <text:p text:style-name="P2">Пауљ утквіу́ в стареј кобієчіє пеу́не нієнавіщі спојр̌еніє.</text:p>
      <text:p text:style-name="P4">- За тву̊ј уд̌іяу́ в тим вшисткім најхе̌тнієј казау́бим чіє̌ удус̌іч - повієд̌іяу́. - Ніє</text:p>
      <text:p text:style-name="P4">моґу́абис̌ тему запобієц! - додау́ відза̌ц, же р̌учіу́о нія̌ з вщіеку́ощі. - Аље уважам, же віє̌кша̌</text:p>
      <text:p text:style-name="P4">понієс̌ієш каре̌ доживая̌ц своіх љат і ніє бе̌да̌ц в станіє поу́ожич на мніє ре̌кі ані наґія̌ч мніє</text:p>
      <text:p text:style-name="P4">хочби в најдробнієјшеј справіє до своіх інтриґ.</text:p>
      <text:p text:style-name="P4">- Ј̈сс̌іка, цу̊жес̌ ти учиніу́а? - спитау́а старуха.</text:p>
      <text:p text:style-name="P4">- Ј̈дно чі тиљко пр̌изнам - чія̌ґна̌у́ Пауљ. - Вищіе достр̌еґу́и че̌щ теґо, цо нієзбе̌дне нашеј</text:p>
      <text:p text:style-name="P4">рас̌іє, аље якже ќпско то достр̌еґу́ищіе. Цгцечіє ќровач годовља̌ људ̌і і кр̌ижовач пару</text:p>
      <text:p text:style-name="P4">вибрањцу̊в веду́уґ своȷ̈ґо надр̌е̌днеґо пљану! Якже нієвієље розумієчіє з теґо, цо...</text:p>
      <text:p text:style-name="P4">- Ніє вољно чі му̊віч о тих справах! - сикне̌у́а стара.</text:p>
      <text:p text:style-name="P4"><text:soft-page-break/>- Міљч! - рикна̌у́ Пауљ.</text:p>
      <text:p text:style-name="P4">Видавау́о с̌іє̌, же то су́ово віруя̌ц в повієтр̌у поміє̌дзи німі те̌жеȷ̈ з вољі Пауља</text:p>
      <text:p text:style-name="P4">в камієњ. Стара заточиу́а с̌іє̌ до тиу́у в раміёна тих, цо за нія̌ стаљі, з твар̌а̌ збієљау́а̌ под</text:p>
      <text:p text:style-name="P4">впу́ивем шоку вивоу́анеґо с̌іу́а̌, з яка̌ Пауљ заву́адна̌у́ ȷ̈ј душа̌.</text:p>
      <text:p text:style-name="P4">- Ј̈сс̌іка - вишептау́а. - Ј̈сс̌іка.</text:p>
      <text:p text:style-name="P4">- Я паміє̌там тву̊ј ґом д̌аббар - р̌еку́ Пауљ. - Ти запаміє̌тај му̊ј. Моґе̌ чіє̌ забіч ȷ̈дним</text:p>
      <text:p text:style-name="P4">су́овем!</text:p>
      <text:p text:style-name="P4">Розставієні воку̊у́ саљі Фремені попатр̌иљі по собіє порозумієвавчо. Чиж љеґенда ніє</text:p>
      <text:p text:style-name="P4">ґу́ос̌іу́а: „А су́ова ȷ̈ґо бе̌да̌ нієщ вієчна̌ с̌мієрч тим, кту̊р̌и обру̊ца̌ с̌іє̌ пр̌ечівко</text:p>
      <text:p text:style-name="P4">справієдљівощі?” Пауљ пр̌еніу̊су́ спојр̌еніє на висока̌ кс̌іє̌жнічке̌ трону стоя̌ца̌ у боку</text:p>
      <text:p text:style-name="P4">Імператора ојца. Ніє одривая̌ц од нієј скупіёнеј уваґі, повієд̌іяу́:</text:p>
      <text:p text:style-name="P4">- Ваша Кру̊љевска Мощ, обај знами спосу̊б вијщіа з труднощі.</text:p>
      <text:p text:style-name="P4">Імператор зеркна̌у́ најпієрв на цу̊рке̌, потем на Пауља.</text:p>
      <text:p text:style-name="P4">- Ос̌мієљаш с̌іє̌? Ти! Ву́у̊че̌ґа без род̌іни, таќ ніц з...</text:p>
      <text:p text:style-name="P4">- Юж ствієрд̌іу́ес̌, кім ȷ̈стем - втра̌чіу́ Пауљ. - Кру̊љевскім кревніяќм, як <text:soft-page-break/>сам</text:p>
      <text:p text:style-name="P4">повієд̌іяу́ес̌. Скоњчми з тим нонсенсем.</text:p>
      <text:p text:style-name="P4">- Ј̈стем твоім ву́адца̌ - повієд̌іяу́ Імператор.</text:p>
      <text:p text:style-name="P4">Пауљ р̌учіу́ оќм на Ґіљдіян стоя̌цих тераз пр̌и апаратур̌е тељекомунікацијнеј</text:p>
      <text:p text:style-name="P4">і звру̊цоних твар̌амі в ȷ̈ґо строне̌. Ј̈ден з ніх скіна̌у́ ґу́ова̌.</text:p>
      <text:p text:style-name="P4">- Му̊ґу́бим пр̌епровад̌іч то с̌іу́а̌ - р̌еку́ Пауљ.</text:p>
      <text:p text:style-name="P4">- Ніє ос̌мієљіш с̌іє̌! - сикна̌у́ Імператор.</text:p>
      <text:p text:style-name="P4">Пауљ тиљко му с̌іє̌ пр̌ипатривау́. Кс̌іє̌жнічка трону поу́ожиу́а ду́оњ на рамієнію ојца.</text:p>
      <text:p text:style-name="P4">- Ојче - Ј̈ј ґу́ос биу́ міє̌ккі як ȷ̈дваб, коя̌ци.</text:p>
      <text:p text:style-name="P4">- Ніє пру̊буј на мніє своіх штучек - повієд̌іяу́ Імператор. Спојр̌ау́ на нія̌. - Ніє мус̌іш</text:p>
      <text:p text:style-name="P4">теґо робіч, цу̊рко. Мами інне можљівощі, аби...</text:p>
      <text:p text:style-name="P4">- Аље ту ото ȷ̈ст ме̌жчизна, кту̊ри надаȷ̈ с̌іє̌ на твеґо сина - одпару́а.</text:p>
      <text:p text:style-name="P2">Стара Матка Вієљебна одзискавши юж панованіє над соба̌ пр̌ечісне̌у́а с̌іє̌ до Імператора,</text:p>
      <text:p text:style-name="P4">нахиљіу́а до ȷ̈ґо уха і заче̌у́а цос̌ шептач.</text:p>
      <text:p text:style-name="P4">- Вставія с̌іє̌ за тоба̌ - повієд̌іяу́а Ј̈сс̌іка.</text:p>
      <text:p text:style-name="P4"><text:soft-page-break/>Пауљ ніє спущау́ очу зе зу́отову́осеј кс̌іє̌жнічкі.</text:p>
      <text:p text:style-name="P4">- То ȷ̈ст Іруљан, најстарша, правда? - спитау́ матке̌ пу̊у́ґу́осем.</text:p>
      <text:p text:style-name="P4">- Так.</text:p>
      <text:p text:style-name="P4">Цгані збљіжиу́а с̌іє̌ до Пауља з друґієј строни.</text:p>
      <text:p text:style-name="P4">- Чи жичиш собіє, абим одешу́а, Муад’Дібіє?</text:p>
      <text:p text:style-name="P4">Попатр̌иу́ на нія̌.</text:p>
      <text:p text:style-name="P4">- Одешу́а? Ти юж ніґди оде мніє ніє одејд̌ієш.</text:p>
      <text:p text:style-name="P4">- Нас ніц ніє вія̌же - повієд̌іяу́а Цгані.</text:p>
      <text:p text:style-name="P4">- Зе мна̌ му̊в тиљко правде̌, С̌ігая. - Ќди отвієрау́а уста до одповієд̌і, замкна̌у́ ȷ̈</text:p>
      <text:p text:style-name="P4">ку́ада̌ц ȷ̈ј паљец на варґах. - То, цо нас вія̌же, ніє да с̌іє̌ розвія̌зач - р̌еку́. - Пр̌ипатруј с̌іє̌ тераз</text:p>
      <text:p text:style-name="P4">тему вшистќму доку́адніє, понієваж хчіяу́бим пу̊з́нієј зобачич те̌ саље̌ попр̌ез тва̌</text:p>
      <text:p text:style-name="P4">ма̌дрощ.</text:p>
      <text:p text:style-name="P4">Імператор і ȷ̈ґо правдому̊вчині точиљі оживіёни спу̊р щішонимі ґу́осамі. Пауљ звру̊чіу́</text:p>
      <text:p text:style-name="P4">с̌іє̌ до маткі:</text:p>
      <text:p text:style-name="P4">- Она му пр̌ипоміна, же осадзеніє Бене Ґессеріт на троніє станові че̌щ іх умови і же</text:p>
      <text:p text:style-name="P4">Іруљан ȷ̈ст та̌, кту̊ра̌ до теґо пр̌испособіљі.</text:p>
      <text:p text:style-name="P4"><text:soft-page-break/>- Чижби такі биу́ іх пљан? - спитау́а Ј̈сс̌іка.</text:p>
      <text:p text:style-name="P4">- Чи то ніє очивісте? - одповієд̌іяу́ питанієм.</text:p>
      <text:p text:style-name="P4">- Трудно теґо ніє зауважич! - одбуркне̌у́а Ј̈сс̌іка. - Моȷ̈ питаніє міяу́о чі пр̌ипомнієч</text:p>
      <text:p text:style-name="P4">тиљко, же ніє повінієнес̌ поучач мніє в тих справах, в кту̊рих сама чіє̌ шкољіу́ам.</text:p>
      <text:p text:style-name="P4">Пауљ р̌учіу́ на нія̌ оќм і похвичіу́ ху́одни ус̌мієшек на ȷ̈ј устах. Ґурнеи Гаљљецк</text:p>
      <text:p text:style-name="P4">нахиљіу́ с̌іє̌ поміє̌дзи нім а матка̌.</text:p>
      <text:p text:style-name="P4">- Пр̌ипомінам чі, му̊ј паніє, же в теј банд̌іє ȷ̈ст Гарконнен - рухем ґу́ови всказау́</text:p>
      <text:p text:style-name="P4">в љево, ґд̌іє пр̌ипарти до барієри љанц стау́ чіємнову́оси Феид-Раутга. - Тамтен зезовати</text:p>
      <text:p text:style-name="P4">з љевеј строни. Таќј зу́еј ґе̌би ȷ̈ще ніє від̌іяу́ем. Обієцау́ес̌ мі ќдис̌, же...</text:p>
      <text:p text:style-name="P4">- Д̌іє̌кі чі, Ґурнеи - повієд̌іяу́ Пауљ.</text:p>
      <text:p text:style-name="P4">- То ȷ̈ст на-барон... тераз юж барон, ќди стари ніє жиȷ̈ - му̊віу́ Ґурнеи. - Вистарчи на то,</text:p>
      <text:p text:style-name="P4">цо ноше̌ в...</text:p>
      <text:p text:style-name="P4">- Даш му раде̌, Ґурнеи?</text:p>
      <text:p text:style-name="P4">- Му̊ј пан жартуȷ̈!</text:p>
      <text:p text:style-name="P4">- Ніє са̌д̌іш, матко, же та ку́у̊тнія міє̌дзи Імператорем а ȷ̈ґо вієд̌ьма̌ чія̌ґніє с̌іє̌ юж збит</text:p>
      <text:p text:style-name="P4"><text:soft-page-break/>ду́уґо? - повієд̌іяу́ Пауљ.</text:p>
      <text:p text:style-name="P4">Ківне̌у́а ґу́ова̌.</text:p>
      <text:p text:style-name="P2">- Заісте.</text:p>
      <text:p text:style-name="P4">Подноша̌ц ґу́ос Пауљ завоу́ау́ до Імператора:</text:p>
      <text:p text:style-name="P4">- Ваша Кру̊љевска Мощ, чи ȷ̈ст вс̌ру̊д вас якіс̌ Гарконнен?</text:p>
      <text:p text:style-name="P4">В способіє, в які Імператор одвру̊чіу́ с̌іє̌ і попатр̌иу́ на Пауља, обявіу́ кру̊љевска̌ взґарде̌.</text:p>
      <text:p text:style-name="P4">- Видавау́о мі с̌іє̌, же му̊ј дву̊р ȷ̈ст под охрона̌ твоȷ̈ґо кс̌ія̌же̌цеґо су́ова - р̌еку́.</text:p>
      <text:p text:style-name="P4">- Питам тиљко дља інформацї - р̌еку́ Пауљ. - Цгчіяу́бим с̌іє̌ довієд̌ієч, чи Гарконнен</text:p>
      <text:p text:style-name="P4">офіцяљніє наљежи до твоȷ̈ј с̌віти, чи теж Гарконнен зе звику́еґо тху̊р̌оства криȷ̈ с̌іє̌ за</text:p>
      <text:p text:style-name="P4">правнимі кручкамі.</text:p>
      <text:p text:style-name="P4">Імператор покриу́ ус̌мієхем ху́одна̌ каљкуљацȷ́.</text:p>
      <text:p text:style-name="P4">- Кажди пр̌иȷ́ти до імперіяљнеґо оточенія ȷ̈ст чу́онќм моȷ̈ј с̌віти.</text:p>
      <text:p text:style-name="P4">- Маш су́ово кс̌іє̌чія - одпару́ Пауљ - аље Муад’Діб то цо іннеґо. Он може ніє зґод̌іч с̌іє̌</text:p>
      <text:p text:style-name="P4">з твоя̌ дефініця̌ с̌віти. Му̊ј пр̌иячієљ Ґурнеи Гаљљецк жичи собіє забіч Гарконнена. Ј̈жељі</text:p>
      <text:p text:style-name="P4">он...</text:p>
      <text:p text:style-name="P4">- Канљи! - завоу́ау́ Феид-Раутга. Напару́ на заґрадзая̌ца̌ му дроґе̌ <text:soft-page-break/>љанце̌. - Тву̊ј ојчієц</text:p>
      <text:p text:style-name="P4">виповієд̌іяу́ те̌ вендете̌, Атридо. Називаш мніє тху̊р̌ем, а сам ховаш с̌іє̌ міє̌дзи своімі</text:p>
      <text:p text:style-name="P4">кобієтамі і пропонуȷ̈ш виставієніє пр̌ечівко мніє свеґо су́уґуса!</text:p>
      <text:p text:style-name="P4">Стара правдому̊вчині шепне̌у́а цос̌ Імператорові до уха, љеч он одтра̌чіу́ я̌ на бок.</text:p>
      <text:p text:style-name="P4">- Віє̌ц ту ход̌і о канљи? В канљи обовія̌зуя̌ щісу́е пр̌епіси - р̌еку́.</text:p>
      <text:p text:style-name="P4">- Пауљ, поу́у̊ж тему крес - одезвау́а с̌іє̌ Ј̈сс̌іка.</text:p>
      <text:p text:style-name="P4">- Му̊ј паніє - повієд̌іяу́ Ґурнеи - пр̌ир̌еку́ес̌ мі д̌ієњ розправи з Гарконненамі.</text:p>
      <text:p text:style-name="P4">- Міяу́ес̌ сву̊ј д̌ієњ розправи з німі - одпару́ Пауљ і ус̌віядоміу́ собіє, же ȷ̈ґо емоцȷ̈ уљеґая̌</text:p>
      <text:p text:style-name="P4">бу́азењсќј бравур̌е. Зсуна̌у́ каптур і пу́ащ з раміён, вре̌чиу́ матце враз з пасем і крисножем</text:p>
      <text:p text:style-name="P4">і зача̌у́ одпінач фіљтрфрак. Вичувау́, як вшехс̌віят концентруȷ̈ с̌іє̌ на теј хвіљі.</text:p>
      <text:p text:style-name="P4">- То ніє ȷ̈ст конієчне - повієд̌іяу́а Ј̈сс̌іка. - Са̌ у́атвієјше способи, Пауљ.</text:p>
      <text:p text:style-name="P4">Виста̌піу́ з фіљтрфрака і вия̌у́ крисну̊ж з тр̌иманеј пр̌ез нія̌ похви.</text:p>
      <text:p text:style-name="P4">- Вієм - одпару́. - Тручізна, скритобу̊јца, вшистќ те добре старе способи.</text:p>
      <text:p text:style-name="P4">- Пр̌ир̌еку́ес̌ мі Гарконнена! - <text:soft-page-break/>засичау́ Ґурнеи і Пауљ ујр̌ау́ вщіеку́ощ в ȷ̈ґо твар̌и, на</text:p>
      <text:p text:style-name="P4">кту̊реј бљізна од крвавіну зарисовау́а с̌іє̌ вираз́нієј, чіємна і сфау́дована. - Ј̈стес̌ мі то вінієн,</text:p>
      <text:p text:style-name="P4">му̊ј паніє!</text:p>
      <text:p text:style-name="P4">- Чижбис̌ вичієрпіяу́ од ніх віє̌цеј ніж я? - запитау́ Пауљ.</text:p>
      <text:p text:style-name="P4">- Моя с̌іёстра - зґр̌итна̌у́ Ґурнеи. - Моȷ̈ љата в нієвољнічих штољніях...</text:p>
      <text:p text:style-name="P4">- Му̊ј ојчієц - повієд̌іяу́ Пауљ. - Моі најљепс̌і пр̌иячієље і товар̌ише, Тгуфір Гават</text:p>
      <text:p text:style-name="P4">і Дунцан Ідаго, моȷ̈ љата в рољі учієкінієра без позицї споу́ечнеј ні вспарчія... і ȷ̈ще ȷ̈дно:</text:p>
      <text:p text:style-name="P4">тераз юж ход̌і о канљи, а ру̊вніє добр̌е як я знаш реґуу́и, кту̊рим мус̌іми с̌іє̌</text:p>
      <text:p text:style-name="P4">подпор̌а̌дковач.</text:p>
      <text:p text:style-name="P4">Гаљљецкові опаду́и раміёна.</text:p>
      <text:p text:style-name="P2">- Паніє му̊ј, ȷ̈с̌љі та с̌вінія... тож то звичајне бидље̌, кту̊ре наљежи одр̌учіч копніяќм, по</text:p>
      <text:p text:style-name="P4">чим виваљіч бут, бо зостау́ спљуґавіёни. Ј̈с̌љі ніє можна іначеј, визнач мніє на ката љуб дај</text:p>
      <text:p text:style-name="P4">мі то зау́атвіч, аље ніє офіяровуј с̌іє̌ сам...</text:p>
      <text:p text:style-name="P4">- Муад’Діб ніє мус̌і теґо робіч - повієд̌іяу́а Цгані.</text:p>
      <text:p text:style-name="P4">Спојр̌ау́ на нія̌ і зобачиу́ в ȷ̈ј очах ље̌к о с̌ієбіє.</text:p>
      <text:p text:style-name="P4"><text:soft-page-break/>- Аље кс̌ія̌же̌ Пауљ мус̌і - р̌еку́.</text:p>
      <text:p text:style-name="P4">- То ȷ̈ст гарконнењсќ бидље̌! - зазґр̌итау́ Ґурнеи.</text:p>
      <text:p text:style-name="P4">Пауљ завагау́ с̌іє̌: биу́ о ву́ос од уявнієнія своȷ̈ј ву́аснеј гарконнењсќј крві, љеч</text:p>
      <text:p text:style-name="P4">повстр̌имау́о ґо остре спојр̌еніє маткі і повієд̌іяу́ ȷ̈диніє:</text:p>
      <text:p text:style-name="P4">- Ј̈днак та істота ма људзка̌ постач, Ґурнеи, і наљежи ȷ̈ј с̌іє̌ доброд̌ієјство ва̌тпљівощі.</text:p>
      <text:p text:style-name="P4">- Ј̈с̌љі он тиљко спру̊буȷ̈...</text:p>
      <text:p text:style-name="P4">- Проше̌, зејд̌ь мі з дроґі - повієд̌іяу́ Пауљ.</text:p>
      <text:p text:style-name="P4">Зважиу́ в ду́оні крисну̊ж, у́аґодніє одпихая̌ц Ґурнеиа на бок.</text:p>
      <text:p text:style-name="P4">- Ґурнеи! - р̌еку́а Ј̈сс̌іка. Доткне̌у́а ȷ̈ґо рамієнія. - Он ȷ̈ст в тим настрою такі як ȷ̈ґо</text:p>
      <text:p text:style-name="P4">д̌іядек. Ніє розпрашај ґо. То ȷ̈дина р̌еч, яка̌ можеми в теј хвіљі дља нієґо зробіч. І помис̌љау́а: Вієљка Мачієр̌и! Цу̊ж за іронія.</text:p>
      <text:p text:style-name="P4">Імператор пр̌иґља̌дау́ с̌іє̌ бадавчо Феидові-Раучіє, мієр̌а̌ц взроќм шероќ бари</text:p>
      <text:p text:style-name="P4">і поте̌жне міє̌с̌ніє. Пр̌еніу̊су́ спојр̌еніє на Пауља - му́окос як пејч, ніє так висушони як</text:p>
      <text:p text:style-name="P4">арракањши тубиљци, аље можна му биу́о пољічич жебра, а на западніє̌тих боках пр̌ес̌љед̌іч</text:p>
      <text:p text:style-name="P4">фау́ди і вія̌занія міє̌с̌ні под ску̊ра̌.</text:p>
      <text:p text:style-name="P4"><text:soft-page-break/>Ј̈сс̌іка нахиљіу́а с̌іє̌ до Пауља, модуљуя̌ц сву̊ј ґу́ос тиљко дља ȷ̈ґо уха.</text:p>
      <text:p text:style-name="P4">- Ј̈ще ȷ̈дно, сину. Часамі Бене Ґессеріт урабія нієбезпієчнеґо особніка старимі</text:p>
      <text:p text:style-name="P4">методамі розкоши і бу̊љу вщепіяя̌ц в најґу́е̌бша̌ тајніє̌ ȷ̈ґо души яќс̌ су́ово. Најче̌щіеј</text:p>
      <text:p text:style-name="P4">стосоване су́ово бр̌мі „Урошнор”. Ј̈жељі тен тип зостау́ уробіёни, цо видаȷ̈ с̌іє̌ певне,</text:p>
      <text:p text:style-name="P4">вистарчи му вишептач то су́ово до уха, а ȷ̈ґо міє̌с̌ніє звіётчея̌ і...</text:p>
      <text:p text:style-name="P4">- Ніє хце̌ жаднеј надзвичајнеј пр̌еваґі акурат над нім - повієд̌іяу́ Пауљ. - Усуњ мі с̌іє̌</text:p>
      <text:p text:style-name="P4">з дроґі.</text:p>
      <text:p text:style-name="P4">- Дљачеґо он то робі? - запитау́ Ґурнеи. - Чи замієр̌а дач с̌іє̌ забіч, жеби зостач с̌віє̌тим</text:p>
      <text:p text:style-name="P4">ме̌ченніќм? Те ру̊жне фремењсќ бајди рељіґіјне, чи то оне одбієрая̌ му здрови розса̌дек?</text:p>
      <text:p text:style-name="P4">Ј̈сс̌іка укриу́а твар̌ в ду́оніях здая̌ц собіє справе̌, же ву́ащівіє ніє појмуȷ̈, дљачеґо</text:p>
      <text:p text:style-name="P4">Пауљ ід̌іє та̌ дроґа̌. Вичувау́а на теј саљі с̌мієрч і вієд̌іяу́а, же одмієніёни Пауљ ȷ̈ст здољни до</text:p>
      <text:p text:style-name="P4">чеґос̌ таќґо, цо Ґурнеи суґеровау́. Вшистќ ȷ̈ј моце зес̌родковау́и с̌іє̌ на конієчнощі</text:p>
      <text:p text:style-name="P4"><text:soft-page-break/>охрони сина, љеч ніє моґу́а ніц зробіч.</text:p>
      <text:p text:style-name="P4">- Чи то ове рељіґіјне бајди? - упієрау́ с̌іє̌ Ґурнеи.</text:p>
      <text:p text:style-name="P4">- Чіхо ба̌д̌ь - вишептау́а Ј̈сс̌іка. - І му̊дљ с̌іє̌.</text:p>
      <text:p text:style-name="P4">На твар̌и Імператора заґощіу́ нієспод̌ієвани ус̌мієх.</text:p>
      <text:p text:style-name="P2">- Скоро Феид-Раутга Гарконнен... з моȷ̈ј с̌віти... так собіє жичи - повієд̌іяу́ - зваљніям</text:p>
      <text:p text:style-name="P4">ґо з вшељќј повіннощі і даȷ́ му в теј справіє вољна̌ ре̌ке̌. - Імператор махна̌у́ ду́онія̌</text:p>
      <text:p text:style-name="P4">в строне̌ федајкіњсќј ґвардії Пауља. - Кту̊рис̌ з твеј гау́астри ма му̊ј пас і кру̊тќ остр̌е. Ј̈с̌љі</text:p>
      <text:p text:style-name="P4">Феид-Раутга ніє ма ніц пр̌ечівко тему, може стана̌ч до ваљкі з тоба̌ з моя̌ кљінґа̌ в ду́оні.</text:p>
      <text:p text:style-name="P4">- Ніє мам ніц пр̌ечівко тему - повієд̌іяу́ Феид-Раутга і на ȷ̈ґо твар̌и Пауљ достр̌еґу́</text:p>
      <text:p text:style-name="P4">вираз упоȷ̈нія.</text:p>
      <text:p text:style-name="P4">Ј̈ст збит певни с̌ієбіє - помис̌љау́ Пауљ. - Те̌ натураљна̌ пр̌еваґе̌ моґе̌ заакцептовач.</text:p>
      <text:p text:style-name="P4">- Дајчіє ну̊ж Імператора - розказау́ Пауљ і пр̌иґља̌дау́ с̌іє̌ виконанію свеґо пољеценія. Поу́у̊жчіє там на поду́одзе - всказау́ стопа̌ мієјше. - Одсуњчіє імперіяљна̌ гау́астре̌ под щіане̌</text:p>
      <text:p text:style-name="P4"><text:soft-page-break/>і нієх Гарконнен станіє на вољнеј пр̌естр̌ені.</text:p>
      <text:p text:style-name="P4">Фуркот бурнусу̊в, шураніє сту̊п, чіхе коменди і протести товар̌ишиу́и спеу́нієнію розказу</text:p>
      <text:p text:style-name="P4">Пауља. Ґіљдіяніє позостаљі в побљіжу становіска у́а̌чнощі. Вираз́ніє нієздецидовані, обр̌уцаљі</text:p>
      <text:p text:style-name="P4">Пауља хмурнимі спојр̌еніямі. Пр̌ивикљі від̌ієч пр̌ишу́ощ - помис̌љау́ Пауљ. В тим мієјшу</text:p>
      <text:p text:style-name="P4">і в теј хвіљі са̌ с̌љепі... так як і я зрешта̌. І справд̌іу́ часо-віхри вичувая̌ц кіпієљ,</text:p>
      <text:p text:style-name="P4">завієрухе̌ пр̌ичин і скутку̊в зоґніскованих тераз в тим часо-мієјшу. Подомикау́и с̌іє̌ юж</text:p>
      <text:p text:style-name="P4">навет ніку́е щељіни. Вієд̌іяу́, же ту ото биу́а нієнародзона д̌ігад. Ту ото биу́а с̌віядомощ</text:p>
      <text:p text:style-name="P4">раси, кту̊ра̌ ќдис̌ познау́ яко своȷ̈ страшљіве пр̌езначеніє. Ту ото биу́о узасаднієніє дља</text:p>
      <text:p text:style-name="P4">Квісатз Гадерах чи Љісана аљ-Ґаіба, чи навет дља хромих кновањ Бене Ґессеріт. Раса</text:p>
      <text:p text:style-name="P4">људзка пр̌ечувау́а своȷ̈ ву́асне одре̌твієніє, чуу́а, же с̌іє̌ дус̌і, і же потр̌еба ȷ̈ј юж тиљко</text:p>
      <text:p text:style-name="P4">заме̌ту, в кту̊рим змієшая̌ с̌іє̌ ґени і кту̊ри пр̌ежия̌ с̌іљне, нове кр̌ижу̊вкі. Цау́а људзкощ жиу́а</text:p>
      <text:p text:style-name="P4">в тим моменчіє яко ȷ̈ден <text:soft-page-break/>нієс̌віядоми орґанізм, оґарніє̌ти чимс̌ в родзаю сексуаљнеј</text:p>
      <text:p text:style-name="P4">ґора̌чкі, здољнеј пр̌еу́амач вшељќ барієри. І Пауљ зрозуміяу́, як даремне биу́и ȷ̈ґо вшистќ</text:p>
      <text:p text:style-name="P4">вис̌іу́кі доконанія в тим яќјкољвієк најмнієјшеј зміяни. Мис̌љау́, же затр̌има д̌ігад на</text:p>
      <text:p text:style-name="P4">дроґах свеј яз́ні, љеч д̌ігад надејд̌іє. Ј̈ґо љеґіёни руша̌ з Арракіс, навет ґдиби ґо</text:p>
      <text:p text:style-name="P4">забраку́о. Ім потр̌ебна биу́а ȷ̈диніє љеґенда, кту̊ра̌ он юж зостау́. Показау́ ім дроґе̌, дау́ ім</text:p>
      <text:p text:style-name="P4">ву́адзе̌ навет над Ґіљдія̌, кту̊ра ніє може еґзистовач без пр̌иправи. Оґарне̌у́о ґо почучіє</text:p>
      <text:p text:style-name="P4">кље̌скі і попр̌ез ніє зобачиу́, же Феид-Раутга вис̌љізна̌у́ с̌іє̌ з пошарпанеґо мундуру і розебрау́</text:p>
      <text:p text:style-name="P4">до запас̌нічеґо паса взмоцніёнеґо кољчуґа̌.</text:p>
      <text:p text:style-name="P4">То ȷ̈ст куљмінаця - мис̌љау́ Пауљ. - Ста̌д розточи с̌іє̌ пр̌ишу́ощ, хмури розд̌ієља̌ с̌іє̌ понад</text:p>
      <text:p text:style-name="P4">чимс̌ на кштау́т хвау́и. І ȷ̈с̌љі ту зґіне̌, повієдза̌, же зу́ожиу́ем с̌ієбіє в офієр̌е, аби му̊ј дух</text:p>
      <text:p text:style-name="P4">іх попровад̌іу́. А ȷ̈с̌љі бе̌де̌ жиу́, повієдза̌, же ніц ніє опр̌е с̌іє̌ Муад’Дібові.</text:p>
      <text:p text:style-name="P4">- Чи Атрида ґоту̊в? - завоу́ау́ Феид-Раутга су́овамі старожитнеґо <text:soft-page-break/>ритуау́у канљи.</text:p>
      <text:p text:style-name="P4">Пауљ здецидовау́ с̌іє̌ одповієд̌ієч звичаȷ̈м фремењскім:</text:p>
      <text:p text:style-name="P4">- Нієх тву̊ј ну̊ж пе̌кніє і прис̌ніє!</text:p>
      <text:p text:style-name="P4">Всказау́ Феидові-Раучіє љежа̌це на поду́одзе остр̌е Імператора, би збљіжиу́ с̌іє̌ і ȷ̈ подя̌у́.</text:p>
      <text:p text:style-name="P4">Феид-Раутга з очамі утквіёнимі в Пауљу подніу̊су́ ну̊ж і хвіље̌ важиу́ ґо вичувая̌ц, як љежи</text:p>
      <text:p text:style-name="P2">в ду́оні. Пу́она̌у́ вевне̌тр̌ним поднієценієм. То биу́а ваљка, о яќј с̌ніу́ - ме̌скі поȷ̈динек,</text:p>
      <text:p text:style-name="P4">зре̌чнощ пр̌ечів зре̌чнощі, ніє осу́оніє̌та жаднимі тарчамі. Від̌іяу́ отвієрая̌ца̌ с̌іє̌ пр̌ед нім</text:p>
      <text:p text:style-name="P4">дроґе̌ до ву́адзи, бо пр̌ечієж Імператор як ніц винаґрод̌і забу̊јце̌ теґо нієзнос̌неґо кс̌іє̌чія.</text:p>
      <text:p text:style-name="P4">Наґрода̌ може бич навет та ȷ̈ґо гарда цу̊рунія і мієјше на троніє. Зас̌ у̊в кс̌ія̌же̌ простак, тен</text:p>
      <text:p text:style-name="P4">авантурнік з крањцу̊в с̌віята, в жаден спосу̊б ніє може становіч ґоднеґо пр̌ечівніка дља</text:p>
      <text:p text:style-name="P4">Гарконнена, кту̊ри на тис̌ія̌цах арен познау́ вшистќ можљіве штучкі і подсте̌пи. І в жаден</text:p>
      <text:p text:style-name="P4">спосу̊б ніє му̊ґу́ с̌іє̌ тен простак довієд̌ієч, же ніє тиљко ну̊ж ȷ̈ст оре̌жем, кту̊рему ма ту ставіч</text:p>
      <text:p text:style-name="P4">чоу́о. Пр̌еконајми с̌іє̌, чи ȷ̈стес̌ одпорни на тручізне̌! - помис̌љау́ <text:soft-page-break/>Феид-Раутга. Засаљутовау́</text:p>
      <text:p text:style-name="P4">Пауљові імператорска̌ кљінґа̌ і повієд̌іяу́:</text:p>
      <text:p text:style-name="P4">- Споткај сва̌ с̌мієрч, ґу́упче.</text:p>
      <text:p text:style-name="P4">- Мами ваљчич, брачіє? - запитау́ Пауљ. І рушиу́ до пр̌оду кочім кроќм, ніє спущая̌ц</text:p>
      <text:p text:style-name="P4">очу з чекая̌цеґо нањ остр̌а, ніско похиљони і з мљечнобіяу́им крисножем стерча̌цим як</text:p>
      <text:p text:style-name="P4">пр̌еду́уженіє рамієнія. Кра̌жиљі воку̊у́ с̌ієбіє, часем тиљко босе стопи зашурау́и на посадзце,</text:p>
      <text:p text:style-name="P4">подчас ґди очи чујніє випатривау́и најмнієјшеј способнощі.</text:p>
      <text:p text:style-name="P4">- Як піє̌кніє тањцуȷ̈ш - повієд̌іяу́ Феид-Раутга.</text:p>
      <text:p text:style-name="P4">Ј̈ст ґадуу́а̌ - мис̌љау́ Пауљ. Насте̌пна су́абощ. Чіша з́ље на нієґо д̌іяу́а.</text:p>
      <text:p text:style-name="P4">- Чи биу́ес̌ у сповієд̌і? - запитау́ Феид-Раутга.</text:p>
      <text:p text:style-name="P4">Пауљ надаљ обход̌іу́ ґо в міљченію. А стара Матка Вієљебна почуу́а држеніє патр̌а̌ц на тен</text:p>
      <text:p text:style-name="P4">поȷ̈динек з чіжби імператорсќј с̌віти. Му́оди Атрида назвау́ Гарконнена братем. То моґу́о</text:p>
      <text:p text:style-name="P4">значич тиљко ȷ̈дно, же вієд̌іяу́ о іх вспу̊љних пр̌одках - р̌еч сама пр̌ез с̌іє̌ зрозуміяу́а,</text:p>
      <text:p text:style-name="P4">скоро биу́ Квісатз Гадерах. Љеч ȷ̈ґо су́ова змус̌іу́и я̌ до сконцентрованія <text:soft-page-break/>с̌іє̌ на ȷ̈динеј</text:p>
      <text:p text:style-name="P4">справіє, кту̊ра міяу́а дља нієј в тим вшисткім яќс̌ значеніє. Тутај му̊ґу́ с̌іє̌ заваљіч</text:p>
      <text:p text:style-name="P4">годовљани пљан Бене Ґессеріт. Цос̌ з теґо, цо від̌іяу́ Пауљ, достр̌еґау́а і она: то, же Феид-Раутга</text:p>
      <text:p text:style-name="P4">може забіч, аље ніє може однієщ звичіє̌ства. Інна ȷ̈днаковож мис̌љ правіє я̌ зау́амау́а.</text:p>
      <text:p text:style-name="P4">В ваљце на с̌мієрч і жичіє стане̌у́и напр̌ечів с̌ієбіє два коњцове продукти теґо ду́уґієґо</text:p>
      <text:p text:style-name="P4">і коштовнеґо проґраму і обу моґу́а заґарна̌ч с̌мієрч. Ј̈с̌љі падна̌ ту обај, позостаніє тиљко цу̊рка</text:p>
      <text:p text:style-name="P4">- бе̌карт Феида-Раутги, ȷ̈ще д̌ієцко, чиннік нієзнани і нієухвитни, ораз Аљія, зу́и дух.</text:p>
      <text:p text:style-name="P4">- Може ви тутај мачіє саме поґањсќ обр̌а̌дкі - одезвау́ с̌іє̌ Феид-Раутга. - Чи хчіяу́бис̌,</text:p>
      <text:p text:style-name="P4">аби правдому̊вчині Імператора пр̌иґотовау́а твоя̌ душе̌ до дроґі?</text:p>
      <text:p text:style-name="P4">Пауљ ус̌мієхна̌у́ с̌іє̌ окра̌жая̌ц ґо в право, чујни, визбити чарних мис̌љі, кту̊ре уста̌піу́и</text:p>
      <text:p text:style-name="P4">пр̌ед вимоґамі теј хвіљі. Феид-Раутга скочиу́, ȷ̈ґо права ре̌ка виконау́а фінте̌, љеч</text:p>
      <text:p text:style-name="P4">бу́искавічніє пр̌ер̌уцони ну̊ж знајдовау́ с̌іє̌ в љевеј ду́оні. Пауљ ухиљіу́ с̌іє̌ з у́атвощіа̌,</text:p>
      <text:p text:style-name="P4"><text:soft-page-break/>в пхніє̌чію Феида-Раутги зауважая̌ц характеристичне дља тарчовеґо навику звољнієніє.</text:p>
      <text:p text:style-name="P4">Ј̈днакже відивау́ с̌іљнієјше тарчо-навикі і вичувау́, же Феид-Раутга потикау́ с̌іє̌ юж</text:p>
      <text:p text:style-name="P4">з пр̌ечівнікамі без тарчи.</text:p>
      <text:p text:style-name="P4">- Чи Атрида учієка, чи стаȷ̈ до ваљкі? - запитау́ Феид-Раутга.</text:p>
      <text:p text:style-name="P2">Пауљ подя̌у́ своȷ̈ міљча̌це окра̌женіє. Пр̌ипомніяу́и му с̌іє̌ су́ова Ідаго, су́ова наукі</text:p>
      <text:p text:style-name="P4">з бардзо одљеґу́еј шермієрчеј пљанши на Каљаданіє: „Викор̌истај пієрвше моменти на</text:p>
      <text:p text:style-name="P4">обсервацȷ́. Можеш пр̌ез то страчіч вієље оказї до шибќґо звичіє̌ства, љеч хвіље</text:p>
      <text:p text:style-name="P4">обсервацї са̌ ґваранця̌ сукцесу. Ніє с̌пієш с̌іє̌ і ба̌д̌ь певни свеґо”.</text:p>
      <text:p text:style-name="P4">- Бич може са̌д̌іш, же те пља̌си пр̌еду́ужая̌ чі жичіє о паре̌ хвіљ - повієд̌іяу́ Феид-Раутга. Нієх чі бе̌д̌іє.</text:p>
      <text:p text:style-name="P4">Пр̌ервау́ кра̌женіє, випростовау́ с̌іє̌. Пауљ від̌іяу́ досич як на всте̌пна̌ оцене̌. Феид-Раутга</text:p>
      <text:p text:style-name="P4">обрацау́ с̌іє̌ в љево виставіяя̌ц праве біёдро, якби кољчуґови пас запас̌нічи потрафіу́ осу́оніч</text:p>
      <text:p text:style-name="P4">цау́и ȷ̈ґо бок. Так посте̌повау́ чу́овієк шкољони з тарча̌ і ножем в каждеј ре̌це. Аљбо... Ту Пауљ</text:p>
      <text:p text:style-name="P4"><text:soft-page-break/>завагау́ с̌іє̌... пас биу́ чимс̌ віє̌цеј, ніж с̌іє̌ видавау́о. Гарконнен справіяу́ враженіє збитніё</text:p>
      <text:p text:style-name="P4">певнеґо с̌ієбіє в ваљце з чу́овієќм, кту̊ри теґо днія повіу̊ду́ своȷ̈ одд̌іяу́и до звичіє̌ства</text:p>
      <text:p text:style-name="P4">пр̌ечівко љеґіёном сардаукару̊в. Феид-Раутга достр̌еґу́ то ваганіє.</text:p>
      <text:p text:style-name="P4">- По цо пр̌еду́ужач нієунікніёне? Тиљко опу̊з́ніяш виеґзеквованіє моіх прав до теј куљі</text:p>
      <text:p text:style-name="P4">піяску.</text:p>
      <text:p text:style-name="P4">Ј̈с̌љі то жа̌ду́о - мис̌љау́ Пауљ - то яќс̌ вия̌тково пр̌емис̌љне. На пас̌іє ніє відач жадних</text:p>
      <text:p text:style-name="P4">с̌љаду̊в маніпуљацї.</text:p>
      <text:p text:style-name="P4">- Дљачеґо міљчиш? - спитау́ Феид-Раутга.</text:p>
      <text:p text:style-name="P4">Пауљ на ново рушиу́ в сву̊ј реконесанс, ху́одним ус̌мієхем квітуя̌ц тон занієпокоȷ̈нія</text:p>
      <text:p text:style-name="P4">в ґу́ос̌іє Феида-Раутги - знак, же взмаґа с̌іє̌ преся чіши.</text:p>
      <text:p text:style-name="P4">- С̌мієȷ̈ш с̌іє̌, цо? - запитау́ Феид-Раутга. І скочиу́ в поу́овіє зданія.</text:p>
      <text:p text:style-name="P4">Спод̌ієвая̌ц с̌іє̌ љекќґо звољнієнія Пауљ љедво зда̌жиу́ унікна̌ч спадая̌цеґо остр̌а, почуу́,</text:p>
      <text:p text:style-name="P4">як штих пр̌еȷ̈жд̌а му по љевим рамієнію. Ус̌мієр̌иу́ остри бу̊љ в мієјшу драс̌ніє̌чія і наґље</text:p>
      <text:p text:style-name="P4">розяс̌ніу́о му с̌іє̌ в ґу́овіє, же вчес̌нієјше ваганіє биу́о подсте̌пем <text:soft-page-break/>- гіперфінта̌. Міяу́</text:p>
      <text:p text:style-name="P4">труднієјшеґо пр̌ечівніка, ніж с̌іє̌ спод̌ієвау́. Чекау́и ґо пуу́апкі вевна̌тр̌ пуу́апек</text:p>
      <text:p text:style-name="P4">в пуу́апках.</text:p>
      <text:p text:style-name="P4">- Тву̊ј ву́асни Тгуфір Гават научиу́ мніє певних р̌ечи - повієд̌іяу́ Феид-Раутга. - Он</text:p>
      <text:p text:style-name="P4">пієрвши назначиу́ мніє крвія̌. Вієљка шкода, же стари дурењ ніє дожиу́ теґо відоку.</text:p>
      <text:p text:style-name="P4">І Пауљ вспомніяу́, цо повієд̌іяу́ ќдис̌ Ідаго: „Спод̌ієвај с̌іє̌ тиљко теґо, цо с̌іє̌ д̌ієȷ̈</text:p>
      <text:p text:style-name="P4">в ваљце. В тен спосу̊б ніґди чіє̌ ніц ніє заскочи”.</text:p>
      <text:p text:style-name="P4">На ново заче̌љі кра̌жич воку̊у́ с̌ієбіє, похиљені, чујні. Пауљ достр̌еґау́ у свеґо</text:p>
      <text:p text:style-name="P4">пр̌ечівніка навру̊т триумфаљнеґо унієс̌ієнія і застанавіяу́ с̌іє̌ над тим. Чижби то драс̌ніє̌чіє</text:p>
      <text:p text:style-name="P4">значиу́о аж так вієље дља теґо чу́овієка? Цгиба, же в остр̌у биу́а тручізна! Аље якім цудем?</text:p>
      <text:p text:style-name="P4">Та броњ пр̌ешу́а пр̌ез ре̌це ȷ̈ґо ву́асних људ̌і, кту̊р̌и справд̌іљі я̌ пр̌ед ваљка̌. Збит добр̌е</text:p>
      <text:p text:style-name="P4">биљі вишкољені, аби р̌еч так очивіста як то ушу́а іх уваґі.</text:p>
      <text:p text:style-name="P4">- Тамта кобієта, та, з кту̊ра̌ ґадау́ес̌ - р̌еку́ Феид-Раутга. - Ово маљењство. Чи то твоя</text:p>
      <text:p text:style-name="P4"><text:soft-page-break/>фаворита? Може маскотка? Чи мам я̌ дар̌ич своімі щеґу̊љнимі взґље̌дамі?</text:p>
      <text:p text:style-name="P2">Пауљ ніє одзивау́ с̌іє̌ сондуя̌ц пр̌и помоци свих вевне̌тр̌них змису́у̊в крев з рани,</text:p>
      <text:p text:style-name="P4">анаљізуя̌ц я̌, одкривая̌ц с̌љади с̌родка насеннеґо з імператорсќј кљінґі. Пр̌еставіу́ сву̊ј</text:p>
      <text:p text:style-name="P4">метабољізм так, би зљіквідовач заґроженіє і змієніч ча̌стечкі с̌родка насеннеґо, аље пр̌енікау́</text:p>
      <text:p text:style-name="P4">ґо дрещ нієпевнощі. Мієљі в кљіндзе ґотови с̌родек насенни. С̌родек насенни. Ніц, на цо би</text:p>
      <text:p text:style-name="P4">зареаґовау́ викривач тручізни, љеч на тиље моцни, би звољніч д̌іяу́аніє міє̌с̌ні, до кту̊рих</text:p>
      <text:p text:style-name="P4">дојд̌іє. Ј̈ґо вроґовіє мієљі своȷ̈ ву́асне пљани в пљанах, ву́асна̌ паљете̌ подсте̌пу̊в.</text:p>
      <text:p text:style-name="P4">Феид-Раутга поновніє скочиу́ і удер̌иу́. З застиґу́им на твар̌и ус̌мієхем Пауљ</text:p>
      <text:p text:style-name="P4">одповієд̌іяу́ оспаље, якби сповољніёни наркотиќм, і в остатнієј хвіљі виконуя̌ц унік взія̌у́</text:p>
      <text:p text:style-name="P4">ȷ̈ґо раміє̌ в љочіє на штих крисножа. Феид-Раутга ухиљіу́ с̌іє̌ в бок, умкна̌у́ і звіє̌кшиу́</text:p>
      <text:p text:style-name="P4">дистанс, пр̌ер̌уцая̌ц сву̊ј ну̊ж до друґієј ре̌кі з такім опанованієм, же ȷ̈диніє љекко збієљау́а</text:p>
      <text:p text:style-name="P4"><text:soft-page-break/>брода здрадзау́а пієченіє квасу в заданеј пр̌ез Пауља раніє. Нієхај і он ма сву̊ј момент</text:p>
      <text:p text:style-name="P4">нієпевнощі - мис̌љау́ Пауљ. - Нієх подејр̌ева тручізне̌.</text:p>
      <text:p text:style-name="P4">- Здрада! - вр̌асна̌у́ Феид-Раутга. - Он мніє затруу́! Чуȷ́ тручізне̌ в рамієнію!</text:p>
      <text:p text:style-name="P4">Пауљ одр̌учіу́ маске̌ міљченія.</text:p>
      <text:p text:style-name="P4">- Заљедвіє одробіна квасу в реванжу за с̌родек насенни на кљіндзе Імператора.</text:p>
      <text:p text:style-name="P4">Феид-Раутга одповієд̌іяу́ Пауљові ру̊вніє ху́одним ус̌мієхем і взніу̊су́ љева̌ ду́оњ</text:p>
      <text:p text:style-name="P4">з ножем в шидерчим поздровієнію. За остр̌ем пу́оне̌у́и фурія̌ ȷ̈ґо очи. Пауљ пр̌еу́ожиу́</text:p>
      <text:p text:style-name="P4">крисну̊ж до љевеј ду́оні так як ȷ̈ґо пр̌ечівнік. Знову кра̌жиљі бадая̌ц с̌іє̌ навзаȷ̈м. ФеидРаутга зача̌у́ змнієјшач одљеґу́ощ міє̌дзи німі, подкрадая̌ц с̌іє̌ з ножем унієс̌іёним високо;</text:p>
      <text:p text:style-name="P4">в ȷ̈ґо пр̌имружоних очах і зачіс̌ніє̌тих ще̌ках відач биу́о вщіеку́ощ. Виконау́ фінте̌</text:p>
      <text:p text:style-name="P4">з вимініє̌чієм в право і обејщіе доу́ем, і зварљі с̌іє̌ зе соба̌, тр̌имая̌ц с̌іє̌ за ре̌це з ножамі,</text:p>
      <text:p text:style-name="P4">моцуя̌ц с̌іє̌. Пауљ, бачни на праве біёдро Феида-Раутги, ґд̌іє подејр̌евау́ затруте жа̌ду́о,</text:p>
      <text:p text:style-name="P4"><text:soft-page-break/>вимус̌іу́ обру̊т в право. О мау́о ніє пр̌еочиу́ коњца іґу́и вискакуя̌цеј спод краве̌д̌і паса.</text:p>
      <text:p text:style-name="P4">Пр̌емієщеніє с̌іє̌ і уста̌пієніє Феида-Раутги остр̌еґу́о ґо. Маљењка іґу́а хибіу́а чіяу́о Пауља</text:p>
      <text:p text:style-name="P4">о ву́ос. На љевим біёдр̌е! Пуу́апка вевна̌тр̌ пуу́апкі в пуу́апце - пр̌ипомніяу́ собіє Пауљ.</text:p>
      <text:p text:style-name="P4">Викор̌истуя̌ц шкољеніє Бене Ґессеріт міє̌с̌ні звіётчау́, би викор̌истач одрух Феида-Раутги,</text:p>
      <text:p text:style-name="P4">аље конієчнощ унікніє̌чія дробнеј іґу́и стерча̌цеј з біёдра пр̌ечівніка захвіяу́а нім на тиље, же</text:p>
      <text:p text:style-name="P4">з́ље поставіу́ ноґе̌ і знаљазу́ с̌іє̌ на поду́одзе под Феидем-Раутга̌.</text:p>
      <text:p text:style-name="P4">- Від̌іш то на моім біёдр̌е? - вишептау́ Феид-Раутга. - То твоя с̌мієрч, ґу́упче. І зача̌у́ с̌іє̌ пр̌екре̌цач допихая̌ц затрута̌ іґу́е̌ цораз бљіжеј Пауља. - То чі спараљіжуȷ̈ міє̌с̌ніє,</text:p>
      <text:p text:style-name="P4">а му̊ј ну̊ж з тоба̌ скоњчи. Ніє бе̌д̌іє жаднеґо с̌љаду, би то викрич!</text:p>
      <text:p text:style-name="P4">Змаґая̌ц с̌іє̌ Пауљ су́ишау́ в свим умис̌ље безґу́ос̌не кр̌икі своіх пр̌одку̊в обецних</text:p>
      <text:p text:style-name="P4">в кому̊рках ȷ̈ґо чіяу́а, кту̊р̌и домаґаљі с̌іє̌, би ужиу́ овеґо таȷ̈мнеґо су́ова, би обезву́адніу́</text:p>
      <text:p text:style-name="P4">Феида-Раутге̌, би оцаљіу́ с̌ієбіє.</text:p>
      <text:p text:style-name="P4">- Ніє повієм теґо! - видишау́ Пауљ.</text:p>
      <text:p text:style-name="P4"><text:soft-page-break/>Феид-Раутга витр̌ещиу́ на нієґо очи, завагавши с̌іє̌ ніє ду́ужеј ніж пр̌ез момент</text:p>
      <text:p text:style-name="P2">заскоченія. Вистарчиу́о то, би Пауљ знаљазу́ брак стабіљнощі в ру̊вновадзе міє̌с̌ні ȷ̈днеј з ну̊ґ</text:p>
      <text:p text:style-name="P4">пр̌ечівніка і позиця іх уљеґу́а одвру̊ценію. Феид-Раутга љежау́ тераз че̌щіово под нім</text:p>
      <text:p text:style-name="P4">з правим біёдрем стерча̌цим до ґу̊ри, нієздољни до обру̊ценія с̌іє̌ з поводу овеј маљењќј</text:p>
      <text:p text:style-name="P4">іґу́и, кту̊реј чубек уткна̌у́ в посадзце. Пауљ освобод̌іу́ љева̌ ре̌ке̌, тим у́атвієј, же биу́а с̌љіска од</text:p>
      <text:p text:style-name="P4">крві з рамієнія, і пхна̌у́ с̌іљніє ножем Феида-Раутге̌ под броде̌, ȷ̈ден раз. Штих вшеду́ до</text:p>
      <text:p text:style-name="P4">коњца в му̊зґ. Феид-Раутга шарпна̌у́ с̌іє̌ і љеґу́ безву́адни, надаљ з љекка на боку, так як</text:p>
      <text:p text:style-name="P4">загачиу́ іґу́а̌ о поду́оґе̌. Пауљ одепхна̌у́ с̌іє̌ і д̌ьвіґна̌у́ на ноґі, оддихая̌ц ґу́е̌боко, би одзискач</text:p>
      <text:p text:style-name="P4">споку̊ј. Стана̌у́ над зву́окамі з ножем в ду́оні і з розмис̌љна̌ опієшау́ощіа̌ спојр̌ау́ пр̌ез саље̌ на</text:p>
      <text:p text:style-name="P4">Імператора.</text:p>
      <text:p text:style-name="P4">- Ваша Кру̊љевска Мощ - повієд̌іяу́ - твоȷ̈ с̌іу́и стопніяу́и о ȷ̈ще ȷ̈днеґо. Чи</text:p>
      <text:p text:style-name="P4">пр̌исте̌пуȷ̈ми тераз до чіючіюбабкі вибієґу̊в і викре̌ту̊в? Чи до ому̊вієнія <text:soft-page-break/>теґо, цо і так</text:p>
      <text:p text:style-name="P4">наста̌пі? Му̊віє̌ о моім с̌љубіє з твоя̌ цу̊рка̌ і отвартеј пр̌ед Атрида̌ дродзе до трону.</text:p>
      <text:p text:style-name="P4">Імператор одвру̊чіу́ с̌іє̌ патр̌а̌ц на грабієґо Фенрінґа. Грабія ніє спущіу́ взроку - шаре очи</text:p>
      <text:p text:style-name="P4">стару́и с̌іє̌ з зієљонимі. Пр̌есу́аніє биу́о читељне; знаљі с̌іє̌ так ду́уґо, же потрафіљі с̌іє̌ порозумієч</text:p>
      <text:p text:style-name="P4">спојр̌енієм. Забіј мі теґо паріяса - му̊віу́ Імператор. - Тен Атрида̌ ȷ̈ст му́оди і справни, то</text:p>
      <text:p text:style-name="P4">правда, аље ȷ̈ст также зме̌чони ду́уґім вис̌іу́ќм, а дља чієбіє то і так жаден пр̌ечівнік.</text:p>
      <text:p text:style-name="P4">Визвіј ґо тераз... вієш, як с̌іє̌ то робі. Забіј ґо.</text:p>
      <text:p text:style-name="P4">З вољна Фенрінґ порушиу́ ґу́ова̌, обрацая̌ц нія̌ помаљутку, центиметр по центиметр̌е, аж</text:p>
      <text:p text:style-name="P4">знаљазу́ с̌іє̌ твар̌а̌ в твар̌ з Пауљем.</text:p>
      <text:p text:style-name="P4">- Зау́атв ґо! - сикна̌у́ Імператор.</text:p>
      <text:p text:style-name="P4">Грабія скупіу́ с̌іє̌ на Пауљу, споґља̌дая̌ц очамі, кту̊ре ȷ̈ґо љади Марґот вишкољіу́а</text:p>
      <text:p text:style-name="P4">в метод̌іє Бене Ґессеріт, с̌віядом таȷ̈мніци і маȷ̈стату укритеґо в тим атридзкім ґоу́ова̌с̌іє.</text:p>
      <text:p text:style-name="P4">Му̊ґу́бим ґо забіч - мис̌љау́ Фенрінґ і вієд̌іяу́, же му̊ґу́би направде̌. Цос̌ в тајніках ȷ̈ґо</text:p>
      <text:p text:style-name="P4">ву́аснеј подс̌віядомощі встр̌имау́о <text:soft-page-break/>втеди грабієґо і на кру̊тко, нієдостатечніє, міґна̌у́ му</text:p>
      <text:p text:style-name="P4">образ пр̌еваґі, яка̌ пос̌іядау́ над Пауљем: родзај чапкі - нієвідкі крия̌цеј ґо пр̌ед</text:p>
      <text:p text:style-name="P4">му́од̌ієњцем, заґадковощ особи і мотиву̊в, кту̊рих ніє моґу́о пр̌енікна̌ч жадне око.</text:p>
      <text:p text:style-name="P4">Трохе̌ с̌іє̌ теґо домис̌љая̌ц по певнеґо родзаю заме̌чіє в оґнівіє пр̌ичин і скутку̊в,</text:p>
      <text:p text:style-name="P4">Пауљ врешчіє зрозуміяу́, дљачеґо ніґди ніє від̌іяу́ Фенрінґа в с̌ієчіях пр̌ишу́ощі: Фенрінґ биу́</text:p>
      <text:p text:style-name="P4">ȷ̈дним з нієвипау́у̊в - омаљ-же-Квісатз-Гадерах, доткніє̌ти яка̌с̌ сказа̌ в у́ањцуху</text:p>
      <text:p text:style-name="P4">ґенетичним - еунухем, кту̊реґо таљенти сконцентровау́и с̌іє̌ в украдковощі і вевне̌тр̌неј</text:p>
      <text:p text:style-name="P4">ізољацї. Пауља оґарне̌у́а фаља ґу́е̌боќј љітощі дља грабієґо, с̌віядомощ братерства, кту̊реґо</text:p>
      <text:p text:style-name="P4">зазнавау́ по раз пієрвши. Одбієрая̌ц те ȷ̈ґо учучія Фенрінґ р̌еку́:</text:p>
      <text:p text:style-name="P4">- Ваша Кру̊љевска Мощ, муше̌ одму̊віч.</text:p>
      <text:p text:style-name="P4">Шаддама ІВ поніёсу́а вщіеку́ощ. Зробіу́ два бу́искавічне крокі міє̌дзи своя̌ с̌віта̌</text:p>
      <text:p text:style-name="P4">і вимієр̌иу́ грабієму с̌іярчисти пољічек. Чіємни румієнієц розљау́ с̌іє̌ по твар̌и Фенрінґа.</text:p>
      <text:p text:style-name="P4"><text:soft-page-break/>Спојр̌ау́ Імператорові просто в очи і розмис̌љніє безнаміє̌тним тонем повієд̌іяу́:</text:p>
      <text:p text:style-name="P2">- Биљіс̌ми пр̌иячіу̊у́мі, Ваша Кру̊љевска Мощ. То, цо тераз робіє̌, завд̌іє̌чаш теј</text:p>
      <text:p text:style-name="P4">пр̌ияз́ні. Запомне̌, же мніє удер̌иу́ес̌.</text:p>
      <text:p text:style-name="P4">Пауљ одхр̌а̌кна̌у́.</text:p>
      <text:p text:style-name="P4">- Му̊віљіс̌ми о троніє, Ваша Кру̊љевска Мощ - одезвау́ с̌іє̌.</text:p>
      <text:p text:style-name="P4">Імператор одвру̊чіу́ с̌іє̌ ґвау́товніє, мієр̌а̌ц ґо нієнавістним спојр̌енієм.</text:p>
      <text:p text:style-name="P4">- Я зас̌іядам на троніє! - варкна̌у́.</text:p>
      <text:p text:style-name="P4">- Поставіми чі якіс̌ трон на Саљуса Сецундус - повієд̌іяу́ Пауљ.</text:p>
      <text:p text:style-name="P4">- Зу́ожиу́ем броњ і пр̌ибиу́ем ту на подставіє данеґо пр̌ез чієбіє су́ова! - завоу́ау́</text:p>
      <text:p text:style-name="P4">Імператор. - Ос̌мієљаш с̌іє̌ ґрожіч мі...</text:p>
      <text:p text:style-name="P4">- Твоя особа ȷ̈ст безпієчна в моȷ̈ј обецнощі - одпару́ Пауљ.- Атрида дау́ су́ово. Ј̈днакже</text:p>
      <text:p text:style-name="P4">Муад’Діб сказуȷ̈ чіє̌ на твоя̌ віє̌зієнна̌ пљанете̌. Љеч ніє ље̌кај с̌іє̌, Ваша Кру̊љевска Мощ.</text:p>
      <text:p text:style-name="P4">Зу́аґодзе̌ суровощ теґо мієјша викор̌истуя̌ц вшељќ досте̌пне мі с̌родкі. Станіє с̌іє̌ оно</text:p>
      <text:p text:style-name="P4">пљанета̌ - оґродем, пеу́ним міу́их р̌ечи.</text:p>
      <text:p text:style-name="P4">Ќди укрити сенс су́у̊в Пауља <text:soft-page-break/>дотару́ до ȷ̈ґо с̌віядомощі. Імператор р̌учіу́ му пр̌ез саље̌</text:p>
      <text:p text:style-name="P4">спојр̌еніє базиљішка.</text:p>
      <text:p text:style-name="P4">- Тераз від̌іми твоȷ̈ правд̌іве мотиви - повієд̌іяу́ шидерчо.</text:p>
      <text:p text:style-name="P4">- Істотніє - одпару́ Пауљ.</text:p>
      <text:p text:style-name="P4">- А цо з Арракіс? - спитау́ Імператор. - Друґа пљанета - оґру̊д пеу́ен міу́их р̌ечи?</text:p>
      <text:p text:style-name="P4">- Фремені мая̌ су́ово Муад’Діба - р̌еку́ Пауљ. - Бе̌д̌іє ту вода пу́ина̌ца под ґоу́им нієбем</text:p>
      <text:p text:style-name="P4">і бе̌да̌ зієљоне оази пеу́не вшељќґо добра. Љеч мус̌іми также мис̌љеч о пр̌иправіє. Пр̌ето</text:p>
      <text:p text:style-name="P4">завше бе̌д̌іє на Арракіс пустинія... і сроґіє віхри, і чіє̌жќ нієдоље гартуя̌це људ̌і. Ми,</text:p>
      <text:p text:style-name="P4">Фремені, мавіями: „Бу̊ґ створ̌иу́ Арракіс, би чвічич вієрних”. Ніє можна спр̌ечівіяч с̌іє̌</text:p>
      <text:p text:style-name="P4">вољі Боґа.</text:p>
      <text:p text:style-name="P4">Тим разем стара правдому̊вчині. Матка Вієљебна Ґаіюс Гељен Могіям, міяу́а сву̊ј</text:p>
      <text:p text:style-name="P4">ву́асни образ укритеґо значенія су́у̊в Пауља. Достр̌еґу́а д̌ігад і повієд̌іяу́а:</text:p>
      <text:p text:style-name="P4">- Ніє можеш пощуч тих људ̌і на вшехс̌віят!</text:p>
      <text:p text:style-name="P4">- Пр̌ипомніј собіє у́аґодне методи сардаукару̊в! - учія̌у́ Пауљ.</text:p>
      <text:p text:style-name="P4">- Ніє можеш - вишептау́а.</text:p>
      <text:p text:style-name="P4"><text:soft-page-break/>- Тис̌ ȷ̈ст правдому̊вчинія̌ - р̌еку́ Пауљ. - Зревідуј своȷ̈ су́ова. - Р̌учіу́ оќм на</text:p>
      <text:p text:style-name="P4">кс̌іє̌жнічке̌ трону і з повротем на Імператора. - Ім пре̌дзеј, тим љепієј, Ваша Кру̊љевска Мощ.</text:p>
      <text:p text:style-name="P4">Імператор обру̊чіу́ понуре спојр̌еніє на цу̊рке̌. Доткне̌у́а ȷ̈ґо рамієнія.</text:p>
      <text:p text:style-name="P4">- До теґо мніє вишкољоно, ојче - повієд̌іяу́а коя̌цо.</text:p>
      <text:p text:style-name="P4">Зачерпна̌у́ ґу́е̌боко тху.</text:p>
      <text:p text:style-name="P4">- Ніє можеш одвљекач теј справи - шепне̌у́а стара правдому̊вчині.</text:p>
      <text:p text:style-name="P4">Імператор випростовау́ с̌іє̌; стау́ штивни, якби мус̌іяу́ паміє̌тач о ґоднощі в поставіє.</text:p>
      <text:p text:style-name="P4">- Кто бе̌д̌іє пертрактовау́ в твоім імієнію, кревніяку? - запитау́.</text:p>
      <text:p text:style-name="P2">Пауљ одвру̊чіу́ с̌іє̌, зобачиу́ матке̌ з опущонимі повієкамі, стоя̌ца̌ враз з Цгані</text:p>
      <text:p text:style-name="P4">в дружиніє федајкіњсќј стражи пр̌ибочнеј. Подшеду́ до ніх, затр̌имау́ с̌іє̌ і попатр̌иу́ з ґу̊ри</text:p>
      <text:p text:style-name="P4">на Цгані.</text:p>
      <text:p text:style-name="P4">- Розумієм пр̌ичине̌ - вишептау́а Цгані. - Скоро так бич мус̌і... Усуљ.</text:p>
      <text:p text:style-name="P4">Су́иша̌ц укрите у́зи в ȷ̈ј ґу́ос̌іє Пауљ поґу́аскау́ я̌ по пољічку.</text:p>
      <text:p text:style-name="P4">- Моя С̌ігая ніє мус̌і с̌іє̌ обавіяч, пр̌еніґди - шепна̌у́. Опущіу́ ре̌ке̌ і звру̊чіу́ с̌іє̌ до маткі.</text:p>
      <text:p text:style-name="P4">- Ти бе̌д̌ієш пертрактовач в моім <text:soft-page-break/>імієнію, матко, з Цгані у боку. Она пос̌іяда ма̌дрощ</text:p>
      <text:p text:style-name="P4">і бистре очи. І як ктос̌ су́ушніє повієд̌іяу́, нікт ніє тарґуȷ̈ с̌іє̌ заядљеј од Фремена. Она бе̌д̌іє</text:p>
      <text:p text:style-name="P4">патр̌еч очамі своȷ̈ј міу́ощі до мніє і з мис̌ља̌ о своіх синах, кту̊р̌и пр̌ијда̌ на с̌віят, о іх</text:p>
      <text:p text:style-name="P4">пр̌ишу́их потр̌ебах. Су́ухај ȷ̈ј.</text:p>
      <text:p text:style-name="P4">Ј̈сс̌іка вичуу́а в сину сурове вирахованіє і опановау́а држеніє.</text:p>
      <text:p text:style-name="P4">- Яќ даȷ̈ш інструкцȷ̈? - спитау́а.</text:p>
      <text:p text:style-name="P4">- Цау́и імператорскі портфељ акцї компанії КГОАМ яко віяно - р̌еку́.</text:p>
      <text:p text:style-name="P4">- Цау́и? - правіє занієму̊віу́а з враженія.</text:p>
      <text:p text:style-name="P4">- Он ма зостач ґоу́и. Бе̌де̌ хчіяу́ ґоднощі грабієґо і ќровніцтва КГОАМ дља Ґурнеиа</text:p>
      <text:p text:style-name="P4">Гаљљецка ораз наданія му в љенно Каљадану. Бе̌да̌ титуу́и і товар̌иша̌ца ім ву́адза дља каждеґо</text:p>
      <text:p text:style-name="P4">з позостау́их пр̌и жичію људ̌і Атриду̊в, ніє виу́а̌чая̌ц најпростшеґо жоу́нієр̌а.</text:p>
      <text:p text:style-name="P4">- Цо з Фременамі? - запитау́а Ј̈сс̌іка.</text:p>
      <text:p text:style-name="P4">- Фремені са̌ моі - одпару́ Пауљ. - То, цо отр̌имая̌, повінно поход̌іч од Муад’Діба.</text:p>
      <text:p text:style-name="P4">Зачніє с̌іє̌ вшистко од Стіљґара яко ґубернатора Арракіс, аље на то ȷ̈ст час.</text:p>
      <text:p text:style-name="P4">- А дља мніє?</text:p>
      <text:p text:style-name="P4"><text:soft-page-break/>- Чи ȷ̈ст цос̌, чеґо праґнієш?</text:p>
      <text:p text:style-name="P4">- Може Каљадан - одпару́а патр̌а̌ц на Ґурнеиа. - Сама ніє вієм. Стау́ам с̌іє̌ за бардзо</text:p>
      <text:p text:style-name="P4">Фременка̌... і Матка̌ Вієљебна̌. Потр̌еба мі часу і спокою до намису́у.</text:p>
      <text:p text:style-name="P4">- Теґо чі ніє забракніє - р̌еку́ Пауљ - і нічеґо іннеґо, цо Ґурнеи љуб я можеми чі дач.</text:p>
      <text:p text:style-name="P4">Ј̈сс̌іка скіне̌у́а ґу́ова̌, чуя̌ц наґље, же ȷ̈ст стара і зме̌чона. Спојр̌ау́а на Цгані.</text:p>
      <text:p text:style-name="P4">- А дља кру̊љевсќј конкубіни?</text:p>
      <text:p text:style-name="P4">- Жаднеґо титуу́у дља мніє - вишептау́а Цгані. - Ніц, бу́аґам чіє̌.</text:p>
      <text:p text:style-name="P4">Пауљ спојр̌ау́ з ґу̊ри в ȷ̈ј очи, знієнацка пр̌ипоміная̌ц я̌ собіє, як стау́а ќдис̌</text:p>
      <text:p text:style-name="P4">з маљењкім Љето в раміёнах, іх д̌ієцќм, кту̊ре зґіне̌у́о в теј завієруше.</text:p>
      <text:p text:style-name="P4">- Пр̌ис̌іє̌ґам чі в теј хвіљі - вишептау́ - же ніє бе̌д̌ієш потр̌ебовау́а жаднеґо титуу́у. Та</text:p>
      <text:p text:style-name="P4">кобієта, кту̊ра̌ там від̌іш, бе̌д̌іє моя̌ жона̌, ти зас̌ тиљко конкубіна̌, понієваж то ȷ̈ст справа</text:p>
      <text:p text:style-name="P4">пољітикі і мус̌іми тен момент пр̌екуч в поку̊ј, пр̌ичія̌ґна̌ч висоќ роди Љандсрааду. Мус̌іми</text:p>
      <text:p text:style-name="P4">пр̌естр̌еґач форм. Та кс̌іє̌жнічка ȷ̈днак ніє достаніє оде мніє ніц пру̊ч <text:soft-page-break/>назвіска. Ані д̌ієцка</text:p>
      <text:p text:style-name="P4">оде мніє, ані пієщоти, ані чуу́ощі спојр̌енія, ані моменту пожа̌данія.</text:p>
      <text:p text:style-name="P4">- Тераз так му̊віш - одпару́а Цгані. Попатр̌иу́а понад људ̌ьмі на висока кс̌іє̌жнічке̌.</text:p>
      <text:p text:style-name="P2">- Чи так су́або знаш меґо сина? - шепне̌у́а Ј̈сс̌іка. - Пр̌ијр̌иј с̌іє̌ теј стоя̌цеј оподаљ</text:p>
      <text:p text:style-name="P4">кс̌іє̌жнічце, якже виніёсу́еј і певнеј с̌ієбіє. Му̊вія̌ о нієј, же ма амбіцȷ̈ љітерацќ. Мієјми</text:p>
      <text:p text:style-name="P4">над̌ієȷ́, же знајд̌іє в ніх почієшеніє, бо нієвієље ȷ̈ј поза німі зостаніє. - Ј̈сс̌іце вирвау́ с̌іє̌</text:p>
      <text:p text:style-name="P4">ґор̌кі с̌мієх. - Помис̌љ над тим, Цгані: та кс̌іє̌жнічка бе̌д̌іє міяу́а назвіско, а ȷ̈днак бе̌д̌іє</text:p>
      <text:p text:style-name="P4">пе̌д̌іч живот марнієјши од конкубіни - ніґди ніє зазнавши хвіљі чуу́ощі зе строни</text:p>
      <text:p text:style-name="P4">ме̌жчизни, кту̊рему с̌љубовау́а. Подчас ґди нас, Цгані, нас, кту̊ре нос̌іми міяно конкубін - нас</text:p>
      <text:p text:style-name="P4">гісторія назвіє жонамі.</text:p>
      <text:p text:style-name="P2">Додаткі</text:p>
      <text:p text:style-name="P4">ДОДАТЕК І: Екољоґія Діюни</text:p>
      <text:p text:style-name="P4">Поза пунктем критичним свобода в пр̌естр̌ені замкніє̌теј маљеȷ̈ враз зе взростем маси.</text:p>
      <text:p text:style-name="P4">Дотичи то в такім самим стопнію људ̌і в замкніє̌теј пр̌естр̌ені <text:soft-page-break/>екосистему пљанети, цо</text:p>
      <text:p text:style-name="P4">і ча̌стечек ґазу в заљакованеј фљашце. Пробљем чу́овієка пољеґа ніє на тим, іље људ̌і може</text:p>
      <text:p text:style-name="P4">вижич в даним системіє, љеч яќґо родзаю битованіє ȷ̈ст можљіве дља тих, кту̊р̌и жия̌.</text:p>
      <text:p text:style-name="P4">Пардот Кинес, пієрвши пљанетољоґ Арракіс.</text:p>
      <text:p text:style-name="P4">Арракіс вивієра зазвичај то само враженіє на вшисткіх пр̌ибишах: пр̌иту́ачая̌цеґо</text:p>
      <text:p text:style-name="P4">в свим безкрес̌іє пустковія. Обци уважа з реґуу́и, же ніє ма ту мови о жадним жичію, же ніц</text:p>
      <text:p text:style-name="P4">ніє урос̌ніє под ґоу́им нієбем, же ȷ̈ст то правд̌іва зіємія яу́ова, кту̊ра ніґди ніє биу́а і ніє</text:p>
      <text:p text:style-name="P4">бе̌д̌іє пу́одна.</text:p>
      <text:p text:style-name="P4">Дља Пардота Кинеса пљанета биу́а ȷ̈диніє маніфестаця̌ енерґії, махіна̌ напе̌дзана̌ пр̌ез</text:p>
      <text:p text:style-name="P4">су́оњце. Наљежау́о я̌ тиљко пр̌екштау́чіч і допасовач до потр̌еб чу́овієка. Ј̈ґо мис̌љ побієґу́а од</text:p>
      <text:p text:style-name="P4">разу ку ве̌дровнеј људзќј споу́ечнощі, ку Фременом. Цу̊ж за визваніє! Цу̊ж за вспаніяу́и</text:p>
      <text:p text:style-name="P2">му̊ґу́би</text:p>
      <text:p text:style-name="P2">з ніх</text:p>
      <text:p text:style-name="P2">бич</text:p>
      <text:p text:style-name="P2">інструмент!</text:p>
      <text:p text:style-name="P2"><text:soft-page-break/>Фремені:</text:p>
      <text:p text:style-name="P2">екољоґічна</text:p>
      <text:p text:style-name="P2">і ґеољоґічна</text:p>
      <text:p text:style-name="P2">с̌іу́а</text:p>
      <text:p text:style-name="P2">о ніємаљже</text:p>
      <text:p text:style-name="P4">нієоґранічоним потенцяље.</text:p>
      <text:p text:style-name="P4">Безпос̌реднім і простим под вієљома взґље̌дамі чу́овієќм биу́ тен Пардот Кинес. Тр̌еба</text:p>
      <text:p text:style-name="P4">оміна̌ч гарконнењсќ рестрикцȷ̈? Досконаље. Затем женіми с̌іє̌ з Фременка̌. Ќди да нам сина</text:p>
      <text:p text:style-name="P4">Фремена, зачнієми од нієґо, од Љієта - Кинеса і інних д̌ієчі, зачнієми учич ȷ̈</text:p>
      <text:p text:style-name="P4">екољоґічнеґо абецаду́а і створ̌ими нови ȷ́зик симбољі, кту̊ре узброя̌ умису́ до</text:p>
      <text:p text:style-name="P4">маніпуљованія цау́им с̌родовісќм натураљним, кљіматем, порамі року, би на конієц пр̌едр̌еч</text:p>
      <text:p text:style-name="P4">с̌іє̌ пр̌ез вшељќ концепцȷ̈ ваљкі в ољс̌нієвая̌ца̌ с̌віядомощ у́аду.</text:p>
      <text:p text:style-name="P4">- На здровеј дља чу́овієка пљанечіє істнієȷ̈ від̌іяне очима души піє̌кно руху</text:p>
      <text:p text:style-name="P4">і ру̊вноваґі - повієд̌іяу́ Кинес. - В тим піє̌кніє відач д̌іяу́аніє динамічнеј стабіљізацї</text:p>
      <text:p text:style-name="P2">нієодзовнеј</text:p>
      <text:p text:style-name="P2"><text:soft-page-break/>дља</text:p>
      <text:p text:style-name="P2">вшељќґо</text:p>
      <text:p text:style-name="P2">жичія.</text:p>
      <text:p text:style-name="P2">Ј̈ј</text:p>
      <text:p text:style-name="P2">цељ</text:p>
      <text:p text:style-name="P2">ȷ̈ст</text:p>
      <text:p text:style-name="P2">прости:</text:p>
      <text:p text:style-name="P2">утр̌имиваніє</text:p>
      <text:p text:style-name="P2">і твор̌еніє</text:p>
      <text:p text:style-name="P4">скоординованих правіду́овощі о цораз то віє̌кшим зру̊жніцованію. Жичіє звіє̌кша здољнощ</text:p>
      <text:p text:style-name="P4">до подтр̌имиванія жичія в замкніє̌тим системіє. Жичіє - вшељќ жичіє - су́ужи жичію. Ім</text:p>
      <text:p text:style-name="P4">віє̌кше зру̊жніцованіє, тим віє̌цеј жичіє даȷ̈ жичію нієзбе̌дних ску́адніку̊в покармових.</text:p>
      <text:p text:style-name="P4">Оживія цау́и краёбраз пр̌епеу́ніёни заљежнощіамі в заљежнощіах.</text:p>
      <text:p text:style-name="P4">Тиље Пардот Кинес провадза̌ци љекцȷ́ пр̌ед кљаса̌ в с̌ічи. Ј̈днакже занім до вику́аду̊в</text:p>
      <text:p text:style-name="P4">дошу́о, мус̌іяу́ он пр̌еконач Фремену̊в. Аби зрозумієч, як теґо доконау́, тр̌еба узмису́овіч</text:p>
      <text:p text:style-name="P4">собіє најпієрв нієзмієрна̌ простољініјнощ і натураљнощ, з <text:soft-page-break/>яка̌ подход̌іу́ до каждеґо пробљему.</text:p>
      <text:p text:style-name="P4">Ніє биу́ наівни, он тиљко ніє збачау́ зе свеј дроґі.</text:p>
      <text:p text:style-name="P4">Певнеґо упаљнеґо попоу́уднія в тракчіє обязду арракањскіх пусткові в ȷ̈дноособовим</text:p>
      <text:p text:style-name="P2">поȷ̈з́д̌іє назіємним напаточиу́ с̌іє̌ на жау́ос̌ніє поспољіта̌ шенке̌. Шещіу гарконнењскіх</text:p>
      <text:p text:style-name="P4">збіру̊в, узброёних по зе̌би і в тарчах, осачиу́о в отвартим тереніє поза Мурем</text:p>
      <text:p text:style-name="P4">Запоровим тр̌ех фремењскіх му́од̌іку̊в в побљіжу осади званеј Віхровори. Та зачіє̌та</text:p>
      <text:p text:style-name="P4">ваљка видавау́а с̌іє̌ Кинесові бард̌ієј на ніби ніж правд̌іва, допу̊кі ніє звру̊чіу́ уваґі на факт,</text:p>
      <text:p text:style-name="P4">же Гарконненовіє ус̌іу́оваљі тих Фремену̊в забіч. В тим час̌іє ȷ̈ден з му́од̌іку̊в паду́</text:p>
      <text:p text:style-name="P4">з пр̌ечіє̌та̌ те̌тніца̌, љеґу́о ру̊внієж дву̊х збіру̊в, аље надаљ чтерех узброёних ме̌жчизн</text:p>
      <text:p text:style-name="P4">ставау́о пр̌ечівко дву̊м виростком.</text:p>
      <text:p text:style-name="P4">Кинес ніє биу́ одважни, одзначау́ с̌іє̌ тиљко ова̌ простољініјнощіа̌ і пр̌езорнощіа̌.</text:p>
      <text:p text:style-name="P4">Гарконненовіє забіяљі Фремену̊в. Ніщиљі нар̌е̌д̌іє, кту̊рим он замієр̌ау́ пр̌екштау́чіч</text:p>
      <text:p text:style-name="P4">пљанете̌. Ву́а̌чиу́ своя̌ тарче̌ і з <text:soft-page-break/>маршу забіу́ дву̊х Гарконнену̊в, занім до ніх дотару́о, же</text:p>
      <text:p text:style-name="P4">ктос̌ с̌іє̌ появіу́. Ухиљіу́ с̌іє̌ пр̌ед чіёсем мієча ȷ̈днеґо з напастніку̊в, подчія̌у́ му ґарду́о</text:p>
      <text:p text:style-name="P4">чистим ентріссеур і зоставіяя̌ц ȷ̈динеґо позостау́еґо збіра дву фремењскім му́од̌ієњцом цау́а̌</text:p>
      <text:p text:style-name="P4">уваґе̌ пос̌віє̌чіу́ ратованію љежа̌цеґо ху́опака. І р̌ечивіщіе ґо уратовау́... подчас ґди</text:p>
      <text:p text:style-name="P4">шу̊стеґо Гарконнена виправіяно на тамтен с̌віят. І маш, бабо, пр̌иправови пљацек. Фремені</text:p>
      <text:p text:style-name="P4">ніє вієд̌ієљі, цо поча̌ч з Кинесем. Вієд̌ієљі, р̌еч ясна, кім биу́. Ніє биу́о пр̌ибиша на</text:p>
      <text:p text:style-name="P4">Арракіс, кту̊реґо пеу́не досс̌ієр ніє дотару́оби до фремењскіх фортец. Знаљі ґо биу́ ур̌е̌дніќм</text:p>
      <text:p text:style-name="P4">Імперіюм. Аље забіяу́ Гарконнену̊в. Дорос̌љі взрушиљіби певніє раміёнамі і, з одробіна̌ жаљу,</text:p>
      <text:p text:style-name="P4">виправіљі ȷ̈ґо чієњ в с̌љад за чієніямі шещіу љежа̌цих на зіємі људ̌і. Аље то биу́и</text:p>
      <text:p text:style-name="P4">нієдос̌віядчоне, фремењсќ виросткі, дља ніх љічиу́о с̌іє̌ тиљко то, же тему імперіяљнему</text:p>
      <text:p text:style-name="P4">ур̌е̌днікові завд̌іє̌чаљі жичіє.</text:p>
      <text:p text:style-name="P4">Кинес виља̌довау́ два дні пу̊з́нієј в с̌ічи над Вротамі Віятру. Дља нієґо ніє биу́о справи.</text:p>
      <text:p text:style-name="P4"><text:soft-page-break/>Му̊віу́ Фременом о вод̌іє, о видмах умацніяних трава̌, о паљміярніях пеу́них паљм</text:p>
      <text:p text:style-name="P4">дактиљових, о пу́ина̌цих вс̌ру̊д пустині qанатах. Му̊віу́ і му̊віу́. Воку̊у́ нієґо шаљау́а бур̌љіва</text:p>
      <text:p text:style-name="P4">дебата, кту̊реј Кинес в оґу̊ље ніє зауважау́. Цо зробіч з тим шаљењцем? Познау́ поу́оженіє ȷ̈днеј</text:p>
      <text:p text:style-name="P4">з віє̌кших с̌ічи. Цо зробіч? Цо знача̌ те су́ова, то бредзеніє о раю на Арракіс? То тиљко</text:p>
      <text:p text:style-name="P4">ґаданіє. За дужо віє. Аље забіяу́ Гарконнену̊в! А бр̌еміє̌ води? Од ќди то ȷ̈стес̌ми цос̌</text:p>
      <text:p text:style-name="P4">вінні Імперіюм? Он забіу́ Гарконнену̊в! Кажди може забіяч Гарконнену̊в. Сам то робіє̌. А цо</text:p>
      <text:p text:style-name="P4">з тим ґаданієм о розквічіє Арракіс? То бардзо просте: ґд̌іє ȷ̈ст на то вода? Он му̊ві, же</text:p>
      <text:p text:style-name="P4">тутај! І тр̌ех з нас уратовау́. Уратовау́ тр̌ех дурніу̊в, кту̊р̌и стаљі на дродзе гарконнењсќј</text:p>
      <text:p text:style-name="P4">піє̌щі. І від̌іяу́ крисноже! Нієунікніёна децизя биу́а знана на вієље ґод̌ін пр̌ед ȷ̈ј</text:p>
      <text:p text:style-name="P4">пр̌еґу́осованієм. Тау с̌ічи ȷ̈ст безвзґље̌дне дља своіх чу́онку̊в, ус̌віядамія ім навет</text:p>
      <text:p text:style-name="P4">најбрутаљнієјша̌ конієчнощ. Виправіёно до теј роботи дос̌віядчонеґо воёвніка</text:p>
      <text:p text:style-name="P4"><text:soft-page-break/>з пос̌віє̌цоним крисножем. За нім посте̌поваљі двај водмістр̌е, би пр̌ия̌ч воде̌ чіяу́а.</text:p>
      <text:p text:style-name="P4">Брутаљна конієчнощ. Правдоподобніє Кинес навет ніє звру̊чіу́ уваґі на свеґо нієдошу́еґо</text:p>
      <text:p text:style-name="P4">ката. Пр̌емавіяу́ до отачая̌цеј ґо ґромади, кту̊ра пр̌езорніє тр̌имау́а с̌іє̌ на одљеґу́ощ.</text:p>
      <text:p text:style-name="P4">Му̊вія̌ц, пр̌ехадзау́ с̌іє̌, затачау́ нієвієљќ коу́о, ґестикуљовау́. Отварта вода, оповіядау́.</text:p>
      <text:p text:style-name="P2">Спацери под ґоу́им нієбем без фіљтрфраку̊в. Вода черпана з садзавкі! Портуґље!</text:p>
      <text:p text:style-name="P4">Ножовнік стана̌у́ му на дродзе.</text:p>
      <text:p text:style-name="P4">- Усуњ с̌іє̌ - р̌еку́ Кинес, даљеј снуя̌ц оповієщ о таȷ̈мних одд̌ієљачах віятру.</text:p>
      <text:p text:style-name="P4">Виміна̌у́ ме̌жчизне̌. Пљеци Кинеса биу́и виставіёне на ритуаљни чіёс.</text:p>
      <text:p text:style-name="P4">Тераз трудно дочієц, цо зашу́о в души нієдошу́еґо забу̊јци. Чи в коњцу усу́ухау́ Кинеса</text:p>
      <text:p text:style-name="P4">і увієр̌иу́? Кто віє? Аље то, цо зробіу́, зостау́о занотоване. Уљієт міяу́ на іміє̌. Старши Љієт, Уљієт</text:p>
      <text:p text:style-name="P4">зробіу́ тр̌и крокі і з премедитаця̌ над̌іяу́ с̌іє̌ на сву̊ј ву́асни ну̊ж, „усувая̌ц с̌іє̌” в тен спосу̊б.</text:p>
      <text:p text:style-name="P4">Самобу̊јство? Нієкту̊р̌и повіядая̌, же то Сгаі-гуљуд ґо натхна̌у́. І як ту ніє вієр̌ич вру̊жбом!</text:p>
      <text:p text:style-name="P4"><text:soft-page-break/>Од теј хвіљі вистарчиу́о, же Кинес всказау́ і повієд̌іяу́: „Там”. І шу́и, як ȷ̈ден ма̌ж,</text:p>
      <text:p text:style-name="P4">фремењсќ пљеміёна. Ґіне̌љі ме̌жчиз́ні, ґіне̌у́и кобієти, ґіне̌у́и д̌ієчі. Аље шљі.</text:p>
      <text:p text:style-name="P2">Кинес</text:p>
      <text:p text:style-name="P2">повру̊чіу́</text:p>
      <text:p text:style-name="P2">до</text:p>
      <text:p text:style-name="P2">своіх</text:p>
      <text:p text:style-name="P2">звику́их</text:p>
      <text:p text:style-name="P2">заȷ́ч</text:p>
      <text:p text:style-name="P2">ќровніка</text:p>
      <text:p text:style-name="P2">Біёљоґічних</text:p>
      <text:p text:style-name="P2">Стацї</text:p>
      <text:p text:style-name="P4">Дос̌віядчаљних. Аље тераз вс̌ру̊д персонељу стацї заче̌љі появіяч с̌іє̌ Фремені. Попатр̌иљі по</text:p>
      <text:p text:style-name="P4">собіє: пр̌енікаљі „систем”, а теј можљівощі ніґди ніє браљі под уваґе̌. Нар̌е̌д̌ія зе стацї</text:p>
      <text:p text:style-name="P4">заче̌у́и трафіяч до с̌ічових с̌ієдљіск - зву́аща љанце љасерове, кту̊рих уживано до дра̌женія</text:p>
      <text:p text:style-name="P4">под̌іємних басену̊в у́овних і таȷ̈мних одд̌ієљачи віятру. До басену̊в заче̌у́а напу́ивач</text:p>
      <text:p text:style-name="P4">вода. Дља Фремену̊в стау́о с̌іє̌ ясне, <text:soft-page-break/>же Кинес ніє биу́ зупеу́ним шаљењцем, ȷ̈диніє шаљоним на</text:p>
      <text:p text:style-name="P4">тиље, би зостач с̌віє̌тим. То ȷ̈ден з умма, брацтва пророку̊в. Чієњ Уљієта авансовау́ поміє̌дзи</text:p>
      <text:p text:style-name="P4">садус, до ґрона нієбіяњскіх с̌віє̌тих. Кинес - безпос̌редні, цау́ковічіє оддани свеј пасї здавау́ собіє справе̌, же високі стопієњ центраљізацї бадањ ґварантуȷ̈ брак якіхкољвієк</text:p>
      <text:p text:style-name="P4">нових одкрич. Подя̌у́ експерименти в мау́их зеспоу́ах з реґуљарна̌ виміяна̌ даних</text:p>
      <text:p text:style-name="P4">о зявіску пр̌испієшенія Тансљеиа, позваљая̌ц каждему зеспоу́ові іщ ву́асна̌ дроґа̌. Тр̌еба</text:p>
      <text:p text:style-name="P4">биу́о наґромад̌іч міљіёни дробних інформацї. Жеби надач виміяр іх труднощіом,</text:p>
      <text:p text:style-name="P4">орґанізовау́ ȷ̈диніє поȷ̈динче, виривкове тести.</text:p>
      <text:p text:style-name="P4">Побрано пру̊бкі рдзеніёве на цау́им бљеху. Опрацовано мапи ду́уґотермінових зміян</text:p>
      <text:p text:style-name="P4">поґоди, званих кљіматем. Пр̌еконау́ с̌іє̌, же в розљеґу́им пас̌іє замкніє̌тим ру̊внољежнікамі</text:p>
      <text:p text:style-name="P4">с̌ієдемд̌ієс̌ія̌теґо стопнія шерокощі пу̊у́ноцнеј і поу́удніёвеј од тис̌іє̌ци љат температури ніє</text:p>
      <text:p text:style-name="P4">пр̌екрачау́и закресу 254 - 332 стопні, і же пас тен міяу́ ду́уґіє <text:soft-page-break/>пори року, ќди то температура</text:p>
      <text:p text:style-name="P4">вагау́а с̌іє̌ од 284 до 302 стопні в скаљі безвзґље̌днеј: температурова „бонанза” дља</text:p>
      <text:p text:style-name="P4">назіємних форм жичія... як тиљко зостаніє розвія̌зани пробљем води.</text:p>
      <text:p text:style-name="P4">- Ќди ґо розвія̌жеми? - запитаљі Фремені. - Ќди ујр̌ими тен рај на Арракіс?</text:p>
      <text:p text:style-name="P4">Тонем, якім научичієљ одповіяда д̌ієцку на питаніє, іље ȷ̈ст два рази два, Кинес</text:p>
      <text:p text:style-name="P4">уд̌ієљіу́ ім одповієд̌і: од тр̌исту до піє̌чіюсет љат. Пос̌љеднієјши људ ȷ́кна̌у́би зе зґрози. Аље</text:p>
      <text:p text:style-name="P4">Фремену̊в научиљі чієрпљівощі људ̌іє з бічамі. Биу́о то нієцо ду́ужеј, ніж очеківаљі, аље кажди</text:p>
      <text:p text:style-name="P4">з ніх потрафіу́ собіє узмису́овіч, же бу́оґосу́авіёни д̌ієњ надчія̌ґа. Зачісне̌љі шарфи на</text:p>
      <text:p text:style-name="P4">бр̌ухах і вру̊чіљі до праци. Розчарованіє в якіс̌ спосу̊б учиніу́о реаљнієјша̌ перспективе̌</text:p>
      <text:p text:style-name="P4">раю.</text:p>
      <text:p text:style-name="P2">На Арракіс р̌еч шу́а ніє о воде̌, аље о віљґоч. Звієр̌а̌т домових правіє ніє знано,</text:p>
      <text:p text:style-name="P4">а годовљане биу́и р̌адќ. Нієкту̊р̌и пр̌емитніци посу́уґіваљі с̌іє̌ освоёнимі осу́амі</text:p>
      <text:p text:style-name="P4">пустиннимі, куљонамі, ȷ̈днак кошти води биу́и оґромне навет по <text:soft-page-break/>випосаженію звієр̌а̌т</text:p>
      <text:p text:style-name="P4">в змодифіковане фіљтрфракі. Кинес мис̌љау́ о інстаљованію те̌жні редукцијних до позисківанія</text:p>
      <text:p text:style-name="P4">води з тљену і водору увіє̌зіёних в скаље, аље енерґоху́оннощ зиску биу́а о вієље за висока.</text:p>
      <text:p text:style-name="P4">Чапи пољарне (поміяя̌ц зу́удне почучіє воднеґо забезпієченія, яќ давау́и пионом)</text:p>
      <text:p text:style-name="P4">завієрау́и збит мау́а̌ іљощ води дља ȷ̈ґо пр̌едс̌іє̌взіє̌чія... а поза тим юж подејр̌евау́, ґд̌іє</text:p>
      <text:p text:style-name="P4">мус̌і бич вода. Тен характеристични взрост віљґотнощі на с̌редніх високощіах і в</text:p>
      <text:p text:style-name="P4">певних віятрах. Но і засадніча пошљака в постачі ску́аду повієтр̌а: 23 процент тљену, 75,4</text:p>
      <text:p text:style-name="P4">процент азоту і 0,23 процент двутљенку ве̌ґља; с̌љадове іљощі інних ґазу̊в становіу́и реште̌.</text:p>
      <text:p text:style-name="P4">А в пу̊у́ноцнеј стрефіє подбієґуновеј на високощіах повижеј 2500 метру̊в росу́а р̌адка</text:p>
      <text:p text:style-name="P4">рос̌љіна ку́а̌чова. З буљвіястеґо кор̌енія окоу́о двуметровеј ду́уґощі отр̌имивау́о с̌іє̌ пу̊у́ љітра</text:p>
      <text:p text:style-name="P4">води Биу́и теж ља̌дове рос̌љіни пустинне, з кту̊рих одпорнієјше вираз́ніє од̌ивау́и по</text:p>
      <text:p text:style-name="P4">пр̌есадзенію в доу́кі виу́ожоне осаднікамі роси. А потем Кинес <text:soft-page-break/>ујр̌ау́ панев сољна̌. В дродзе</text:p>
      <text:p text:style-name="P4">з ȷ̈днеј стацї до друґієј самум зніу̊су́ з курсу ȷ̈ґо орнітоптер ген в ґу́а̌б бљеху. По пр̌ејщіу</text:p>
      <text:p text:style-name="P4">самуму указау́а с̌іє̌ ву́ас̌ніє ова панев - ґіґантична, оваљна депреся мая̌ца зе тр̌иста</text:p>
      <text:p text:style-name="P4">кіљометру̊в в ду́ужшеј ос̌і - яс̌нієя̌ца, біяу́а нієспод̌іянка в серцу пустині. Кинес виља̌довау́,</text:p>
      <text:p text:style-name="P4">спру̊бовау́ ȷ́зиќм вимієчіёнеј пр̌ез самум ґу́ад̌і.</text:p>
      <text:p text:style-name="P4">Тераз ніє міяу́ юж ва̌тпљівощі. Биу́а отварта вода на Арракіс... ќдис̌. Забрау́ с̌іє̌ за</text:p>
      <text:p text:style-name="P4">поновне справдзаніє доводу̊в, яќ становіу́и сухе студніє, в кту̊рих появіу́и с̌іє̌</text:p>
      <text:p text:style-name="P4">струмичкі води, би зґіна̌ч безповротніє. Кинес запе̌д̌іу́ своіх с̌вієжо вишкољоних</text:p>
      <text:p text:style-name="P4">љімнољоґу̊в до роботи; іх ґу́у̊вна̌ всказу̊вке̌ становіу́и ску̊р̌асте стр̌е̌пкі тканкі знајдоване</text:p>
      <text:p text:style-name="P4">по вибуху в мас̌іє пр̌иправовеј. Пр̌ипісивано ȷ̈ фікцијнеј „піясковеј трочі” з фремењскіх</text:p>
      <text:p text:style-name="P4">пр̌иповієщі људових. В міяре̌ напу́иванія матеріяу́у доводовеґо виу́аніяу́ с̌іє̌ образ</text:p>
      <text:p text:style-name="P4">створ̌енія становія̌цеґо з́ру̊ду́о ових ску̊р̌астих стр̌е̌пку̊в - піясковпу́ивака, кту̊ри</text:p>
      <text:p text:style-name="P2"><text:soft-page-break/>бљоковау́</text:p>
      <text:p text:style-name="P2">обфіте ґніязда води в пороватеј варствіє поніжеј ізотерми 280 стопні</text:p>
      <text:p text:style-name="P4">термодинамічних. Тен „зу́од̌ієј води” ґіна̌у́ міљіёнамі в каждим вибуху пр̌иправовим.</text:p>
      <text:p text:style-name="P4">Мару́ пр̌и піє̌чіёстопніёвеј зміяніє температури. Нієљічне позостау́е пр̌и жичію особнікі</text:p>
      <text:p text:style-name="P4">западау́и в пу̊у́сен цистогібернацї, би по шещіу љатах виу́оніч с̌іє̌ в постачі мау́еґо (окоу́о</text:p>
      <text:p text:style-name="P4">тр̌иметровеј ду́уґощі) червія пустині. З тих ȷ̈диніє кіљка унікне̌у́о своіх віє̌кших брачі</text:p>
      <text:p text:style-name="P4">і препр̌иправових ґніязд водних і вкрочиу́о в вієк дојр̌ау́и яко ґіґантичне сгаі-гуљуди</text:p>
      <text:p text:style-name="P4">(вода ȷ̈ст дља сгаі-гуљуда тручізна̌, як о тим вієд̌ієљі од давна Фремені, кту̊р̌и топіљі р̌адќ</text:p>
      <text:p text:style-name="P4">„скару́овачіяу́е червіє” Ерґу Мнієјшеґо, би отр̌имач наркотик розшер̌онеј с̌віядомощі</text:p>
      <text:p text:style-name="P4">звани пр̌ез ніх Вода̌ Жичія. „Скару́овачіяу́и черв” ȷ̈ст примітивна̌ постачія̌ сгаі-гуљуда,</text:p>
      <text:p text:style-name="P4">кту̊ра ос̌ія̌ґа заљедвіє окоу́о д̌ієвіє̌чію метру̊в ду́уґощі).</text:p>
      <text:p text:style-name="P4">Коу́о заљежнощі с̌іє̌ замкне̌у́о; маљењкі створ̌ичієљ і маса <text:soft-page-break/>пр̌иправова, маљењкі</text:p>
      <text:p text:style-name="P2">створ̌ичієљ і сгаі-гуљуд; сгаі-гуљуд розс̌ієвая̌ци пр̌иправе̌, на кту̊реј жеруя̌ мікроскопіјне</text:p>
      <text:p text:style-name="P4">створ̌енія зване пљанктонем піясковим; пљанктон піяскови яко покарм сгаі-гуљуда - рос̌ніє</text:p>
      <text:p text:style-name="P4">і заґр̌ебуȷ̈ с̌іє̌ в піяску, дая̌ц поча̌тек маљењкім створ̌ичієљом. Кинес і ȷ̈ґо људ̌іє пр̌естаљі</text:p>
      <text:p text:style-name="P4">тераз зврацач уваґе̌ на те заљежнощі в оґромнеј скаљі і скупіљі с̌іє̌ на мікроекољоґії. А віє̌ц</text:p>
      <text:p text:style-name="P4">најпієрв кљімат; повієр̌хнія піяску че̌сто ос̌ія̌ґау́а температури од 344 до 350 стопні</text:p>
      <text:p text:style-name="P4">(термодинамічних), на ґу́е̌бокощі стопи потрафіу́о бич о 55 стопні ху́однієј; на високощі</text:p>
      <text:p text:style-name="P4">стопи понад повієр̌хнія̌ о 25 стопні ху́однієј. Обецнощ љіщі аљбо чарних засу́он моґу́а</text:p>
      <text:p text:style-name="P4">вивоу́ач озіє̌бієніє о даљше 18 стопні. Насте̌пніє ску́аднікі од̌ивче; піясек Арракіс ȷ̈ст</text:p>
      <text:p text:style-name="P4">в ґу́у̊внеј мієр̌е ефектем процесу травієннеґо червія; пиу́ (заісте вшехобецни ту пробљем)</text:p>
      <text:p text:style-name="P4">станові продукт стау́еґо пеу́занія повієр̌хні, „саљтацијнеґо” руху піяску. Одвієтр̌не стокі</text:p>
      <text:p text:style-name="P4">видм покривая̌ піяскі ґрубозіярністе. Навієтр̌не збоча мая̌ <text:soft-page-break/>тварда̌, ґу́адко убіта̌</text:p>
      <text:p text:style-name="P4">повієр̌хніє̌. Старе видми са̌ жу̊у́те (оксидаця), му́оде мая̌ барве̌ скау́и мачієр̌истеј зазвичај шара̌. Одвієтр̌не збоча старих видм посу́ужиу́и за терени пієрвших пљантацї.</text:p>
      <text:p text:style-name="P4">Фремені за пієрвши цељ поставіљі собіє цикљ розвоёви сухољубнеј трави о мехатих,</text:p>
      <text:p text:style-name="P4">чепљівих р̌е̌сках, кту̊ра міяу́а опљатач і утрваљіч видми позбавіяя̌ц віятри іх вієљќґо</text:p>
      <text:p text:style-name="P4">оре̌жа - рухомих дробін. Стрефи адаптацијне зау́ожоно ген, на ґу́е̌бокім поу́уднію, з даља од</text:p>
      <text:p text:style-name="P4">гарконнењскіх очу. Змутоване, сухољубне трави садзоно најпієрв на одвієтр̌ним</text:p>
      <text:p text:style-name="P4">осувая̌цим с̌іє̌ збочу вибраних видм, кту̊ре заґрадзау́и дроґе̌ домінуя̌цим віятром</text:p>
      <text:p text:style-name="P4">заходнім. По утрваљенію збоча одвієтр̌неґо сток навієтр̌ни взнос̌іу́ с̌іє̌ цораз вижеј і би</text:p>
      <text:p text:style-name="P4">дотр̌имач му кроку, посувано с̌іє̌ з трава̌. В тен спосу̊б повстау́и ољбр̌иміє с̌іфи (ду́уґіє</text:p>
      <text:p text:style-name="P4">видми о вія̌цеј с̌іє̌ љінії ґр̌бієту), висоќ на понад тис̌ія̌ц піє̌чсет метру̊в. Ќди ове видми</text:p>
      <text:p text:style-name="P4">запорове ос̌ія̌ґне̌у́и достатечна̌ високощ, обсадзоно стокі навієтр̌не <text:soft-page-break/>одпорнієјшимі травамі</text:p>
      <text:p text:style-name="P4">шабљољістнимі. Кажда̌ з тих структур утрваљано - „закотвічано” - на подставіє о боку</text:p>
      <text:p text:style-name="P4">шещіокротніє ду́ужшим од ȷ̈ј високощі. Тераз пр̌ишу́а кољеј на ґу́е̌бше садзеніє - на</text:p>
      <text:p text:style-name="P4">ефемериди (комоси червіёве, комоси біяу́е і шару́ат на поча̌тек), насте̌пніє яновієц</text:p>
      <text:p text:style-name="P4">звичајни, у́убін ніскі, пу́ожа̌ци еукаљіптус (одміяна пр̌истосована до пу̊у́ноцних реґіёну̊в</text:p>
      <text:p text:style-name="P4">Каљадану), кару́овати тамаришек, сосна надморска - по ніх зас̌ правд̌іве рос̌љіни пустинне:</text:p>
      <text:p text:style-name="P4">кандељіља, високі кактус саґуаро і біс-наґа, кактус бариу́ковати. Там, ґд̌іє с̌іє̌ пр̌иȷ́у́и,</text:p>
      <text:p text:style-name="P4">впровадзано шау́віє̌ вієљбу́а̌д̌ія̌, траве̌ цебуљкова̌, остніце̌ ґобі, д̌іка̌ љуцерне̌, ос̌љі оґу̊рек,</text:p>
      <text:p text:style-name="P4">піяскова̌ вербене̌, ноцна̌ с̌вієце̌, кр̌ев Мојжеша, нерковієц, Цорвіљљеа меxіцана.</text:p>
      <text:p text:style-name="P4">По чим забрано с̌іє̌ за нієодзовни с̌віят звієр̌а̌т - створ̌енія рия̌це, би отвор̌иу́и</text:p>
      <text:p text:style-name="P4">і наповієтр̌иу́и ґљебе̌: љісек, миш канґур̌а, зая̌ц пустинни, жу̊у́в піяскови... ораз драпієжци до</text:p>
      <text:p text:style-name="P4">тр̌иманія іх в шаху: ястр̌а̌б пустинни, су̊вка кару́овата, ор̌еу́ і <text:soft-page-break/>сова пустинна, врешчіє</text:p>
      <text:p text:style-name="P4">овади до випеу́ніянія вшисткіх закамарку̊в, нієдосте̌пних дља тамтих: скорпіён, віј, пая̌к</text:p>
      <text:p text:style-name="P4">подкопнік, важка і... нієтопер̌ пустинни, би міяу́ над німі пієче̌.</text:p>
      <text:p text:style-name="P4">Аж надшеду́ пр̌еу́омови справд̌іян: паљми дактиљове, бавеу́на, мељони, кава, зіёу́а</text:p>
      <text:p text:style-name="P2">љечніче - з ґу̊ра̌ двієщіе одміян рос̌љін ядаљних висељекцёнованих в цељу пр̌ебаданія</text:p>
      <text:p text:style-name="P4">і адаптацї.</text:p>
      <text:p text:style-name="P4">- Анаљфабета екољоґічни - му̊віу́ Кинес - ніє розуміє в екосистеміє ву́ас̌ніє теґо, же ȷ̈ст то</text:p>
      <text:p text:style-name="P4">систем. Систем! Такі систем заховуȷ̈ певна̌ пу́инна̌ стабіљнощ, кту̊ра̌ можна зніщич ȷ̈дним</text:p>
      <text:p text:style-name="P4">дробним бу́е̌дним посуніє̌чієм. Систем одзнача с̌іє̌ у́адем, свободним пр̌епу́ивем од пункту</text:p>
      <text:p text:style-name="P4">до пункту. Ј̈с̌љі цос̌ застопуȷ̈ тен пр̌епу́ив, у́ад с̌іє̌ ваљі. Іґноранчі моґљіби зауважич такі крах,</text:p>
      <text:p text:style-name="P4">як юж биу́оби за пу̊з́но. Дљатеґо ву́ас̌ніє најважнієјша̌ роља̌ екољоґії ȷ̈ст розумієніє</text:p>
      <text:p text:style-name="P4">консеквенцї.</text:p>
      <text:p text:style-name="P4">Чи оні ос̌ія̌ґне̌љі систем? Кинес і ȷ̈ґо људ̌іє патр̌иљі і чекаљі. Фремені юж вієд̌ієљі, цо</text:p>
      <text:p text:style-name="P4">Кинес розуміяу́ пр̌ез своя̌ проґнозе̌: <text:soft-page-break/>до піє̌чіюсет љат. З паљмаріу̊в надшеду́ мељдунек: на</text:p>
      <text:p text:style-name="P4">ґраніци зас̌ієву̊в і пустині пљанктон ґініє в контакчіє з новимі формамі жичія. Пр̌ичина:</text:p>
      <text:p text:style-name="P4">конфљікт біяу́кови. В тих мієјшах збієра с̌іє̌ труя̌ца вода і арракањсќ жичіє оміяя̌ з даљека.</text:p>
      <text:p text:style-name="P4">Воку̊у́ садзонек повстаȷ̈ яу́ова стрефа, кту̊реј уніка навет сгаі-гуљуд.</text:p>
      <text:p text:style-name="P4">Кинес ве ву́аснеј особіє вибрау́ с̌іє̌ до паљмаріу̊в, на двуд̌ієстодуднікова̌ виправе̌ (в</text:p>
      <text:p text:style-name="P4">паљанкініє, нічим ранни воёвнік, аљбо Матка Вієљебна, яко же ніґди ніє зостау́ ȷ̈з́д̌ьцем</text:p>
      <text:p text:style-name="P4">піяску).</text:p>
      <text:p text:style-name="P4">Збадау́ мартва̌ ґљебе̌ (а с̌мієрд̌іяу́а под нієбо) і вру̊чіу́ з наґрода̌, подарунќм од Арракіс.</text:p>
      <text:p text:style-name="P4">Додатек с̌іяркі і звія̌занеґо азоту пр̌еісточиу́ яу́ова̌ стрефе̌ в жизне поље дља назіємних</text:p>
      <text:p text:style-name="P4">орґанізму̊в живих. Можна с̌іє̌ биу́о посувач з садзенієм ведље вољі!</text:p>
      <text:p text:style-name="P4">- Чи то змієнія гармоноґрам? - питаљі Фремені.</text:p>
      <text:p text:style-name="P4">Кинес поновніє закопау́ с̌іє̌ в своіх пљанетарних формуу́ах. Каљкуљацȷ̈ дотича̌це</text:p>
      <text:p text:style-name="P4">одд̌ієљачи віятру ву́ащівіє ніє буд̌іу́и юж втеди обав. Шафовау́ <text:soft-page-break/>часем вієдза̌ц, же ніє</text:p>
      <text:p text:style-name="P4">може вту́очич пробљему̊в екољоґічних в прецизијне рами. Певна̌ че̌щ шати рос̌љіннеј</text:p>
      <text:p text:style-name="P4">наљежау́о пр̌езначич до утр̌иманія видм в мієјшу, че̌щ на поживієніє (зару̊вно дља људ̌і,</text:p>
      <text:p text:style-name="P4">як і звієр̌а̌т); решта міяу́а віє̌жіч віљґоч в системах кор̌еніёвих і зас̌іљач в воде̌</text:p>
      <text:p text:style-name="P4">најбљіжше висушоне оточеніє. Нанієс̌љі на мапе̌ пр̌емієщая̌це с̌іє̌ пункти жімна, тим</text:p>
      <text:p text:style-name="P4">разем отвартеґо бљеху. Тр̌еба ȷ̈ биу́о увзґље̌дніч в формуу́ах. Навет сгаі-гуљуд міяу́ своȷ̈</text:p>
      <text:p text:style-name="P4">мієјше в викресах. Ј̈ґо зґуба то биу́би крес пр̌иправовеј фортуни. А „фабрика травієнна”</text:p>
      <text:p text:style-name="P4">в бр̌уху червія з ȷ̈ј оґромним сте̌женієм аљдегиду̊в і квасу̊в становіу́а ґіґантичне з́ру̊ду́о</text:p>
      <text:p text:style-name="P4">тљену. С̌редні черв (окоу́о двустуметровеј ду́уґощі) зас̌іљау́ атмосфере̌ в така̌ іљощ тљену, цо</text:p>
      <text:p text:style-name="P4">фотосинтеза д̌ієс̌іє̌чію кіљометру̊в квадратових рос̌љін зієљоних.</text:p>
      <text:p text:style-name="P4">Мус̌іяу́ увзґље̌дніч Ґіљдіє̌. Пр̌иправова у́апу̊вка дља Ґіљдії за охроне̌ нієба Арракіс пр̌ед</text:p>
      <text:p text:style-name="P4">сатељітамі метеорољоґічнимі і іннимі шпієґамі юж втеди ос̌ія̌ґне̌у́а поважне розміяри.</text:p>
      <text:p text:style-name="P4"><text:soft-page-break/>Фремену̊в теж ніє вољно биу́о поміна̌ч. Зву́аща іх одд̌ієљачи віятру і нієљеґаљнеј</text:p>
      <text:p text:style-name="P4">структури ву́аснощі зіємсќј опартеј на кредичіє водним, Фремену̊в з іх нова̌ вієдза̌</text:p>
      <text:p text:style-name="P4">екољоґічна̌ і мар̌енієм о допровадзенію розљеґу́их обшару̊в Арракіс пр̌ез фазе̌ прерії аж до</text:p>
      <text:p text:style-name="P2">стану заљес̌ієнія.</text:p>
      <text:p text:style-name="P4">З діяґраму̊в виу́оніу́а с̌іє̌ љічба. Кинес я̌ подау́ - тр̌и процент. Ј̈с̌љі уда ім с̌іє̌ викор̌истач</text:p>
      <text:p text:style-name="P4">тр̌и процент шати зієљонеј Арракіс до твор̌енія звія̌зку̊в ве̌ґља, бе̌да̌ мієљі сву̊ј самочинни</text:p>
      <text:p text:style-name="P4">систем.</text:p>
      <text:p text:style-name="P4">- Аље ќди? - упієраљі с̌іє̌ Фремені.</text:p>
      <text:p text:style-name="P4">- Ах, о то ход̌і. За яќс̌ тр̌иста піє̌чд̌ієс̌ія̌т љат.</text:p>
      <text:p text:style-name="P4">А віє̌ц то правда, цо тен умма повієд̌іяу́ на поча̌тку - же ніє дочека теґо нікт з жия̌цих</text:p>
      <text:p text:style-name="P4">тераз људ̌і, ані з іх внуку̊в аж до у̊смеґо покољенія, аље то пр̌ијд̌іє. Праца шу́а нієпр̌ерваніє:</text:p>
      <text:p text:style-name="P4">взнос̌іљі видми, сад̌іљі, копаљі, шкољіљі д̌ієчі. Ву̊вчас то Кинес - Умма зґіна̌у́ подчас</text:p>
      <text:p text:style-name="P4">завау́у яскіні в Басеніє Пљастіковим! Ј̈ґо син Љієт - Кинес міяу́ втеди д̌ієвіє̌тнащіе љат і биу́</text:p>
      <text:p text:style-name="P4">юж на вскрос̌ фремењскім ȷ̈з́д̌ьцем <text:soft-page-break/>піяску, кту̊ри забіу́ понад сетке̌ Гарконнену̊в. Імперіяљна</text:p>
      <text:p text:style-name="P4">номінаця, о яка̌ стари Кинес юж зда̌жиу́ виста̌піч в імієнію свеґо сина, пр̌изнана зостау́а</text:p>
      <text:p text:style-name="P4">натураљна̌ кољея̌ р̌ечи. Штивна структура кљасова фауфрељухес міяу́а в тим сву̊ј консеквентни</text:p>
      <text:p text:style-name="P4">цељ. Син шкољіу́ с̌іє̌, би пу̊јщ в с̌љади ојца.</text:p>
      <text:p text:style-name="P4">В тим час̌іє дроґа биу́а юж пр̌етарта. Фремені екољодзи знаљі ќрунек. Љієт - Кинес міяу́ за</text:p>
      <text:p text:style-name="P4">заданіє тиљко доґља̌дач, поґаніяч і шпієґовач Гарконнену̊в... аж до днія, в кту̊рим на ȷ̈ґо</text:p>
      <text:p text:style-name="P2">пљанете̌ зста̌піу́ Богатер.</text:p>
      <text:p text:style-name="P4">ДОДАТЕК ІЇ: Рељіґія Діюни</text:p>
      <text:p text:style-name="P4">Пр̌ед надејщіем Муад’Діба Фремені з Арракіс визнаваљі рељіґіє̌, кту̊реј кор̌еніє кажди</text:p>
      <text:p text:style-name="P4">бадач однајд̌іє в Маометг Саарі. Вієљу учоних пр̌ес̌љед̌іу́о розљеґу́е запожиченія з інних</text:p>
      <text:p text:style-name="P4">рељіґії. Најбард̌ієј типовим пр̌ику́адем ȷ̈ст „Гимн до води”, безпос̌редніё скопіёвани</text:p>
      <text:p text:style-name="P4">з „Протестанцко - катољіцќґо пр̌еводніка по љітурґії”, модљітва о дещове хмури, якіх</text:p>
      <text:p text:style-name="P4">ніґди Арракіс ніє від̌іяу́а. Са̌ ȷ̈днак і ґу́е̌бше анаљоґіє міє̌дзи Кітаб аљ-Ібар Фремену̊в</text:p>
      <text:p text:style-name="P4"><text:soft-page-break/>і наукамі Бібљії, Іљм і Фіqг. Вшељќ пору̊внанія ґу́у̊вних вієр̌ењ рељіґіјних Імперіюм до</text:p>
      <text:p text:style-name="P4">часу Муад’Діба наљежи зача̌ч од ґу́у̊вних с̌іу́, кту̊ре ове вієр̌енія укштау́товау́и:</text:p>
      <text:p text:style-name="P4">1. Визнавци Чтернасту Ме̌дрцу̊в, кту̊рих кс̌іє̌ґа̌ биу́а Бібљія протестанцко - катољіцка,</text:p>
      <text:p text:style-name="P4">і кту̊рих поґља̌ди виражоне зостау́и в „Коментар̌ах” ораз інних пісмах опубљікованих</text:p>
      <text:p text:style-name="P4">пр̌ез Конґрес Екуменічни Федерацї (К.Е.Ф).</text:p>
      <text:p text:style-name="P4">2. Бене Ґессеріт, кту̊ре приватніє запр̌ечау́и, якоби биу́и законем рељіґіјним, аље кту̊ре</text:p>
      <text:p text:style-name="P4">д̌іяу́ау́и за правіє нієпр̌енікніёна̌ засу́она̌ ритуаљнеґо містицизму, і кту̊рих шкољеніє,</text:p>
      <text:p text:style-name="P4">симбољіка, орґанізаця і методи кштау́тованія психікі міяу́и характер ніємаљ цау́ковічіє</text:p>
      <text:p text:style-name="P4">рељіґіјни.</text:p>
      <text:p text:style-name="P4">3. Визная̌ца аґностицизм кљаса пануя̌ца (у́а̌чніє з Ґіљдія̌), дља кту̊реј рељіґія становіу́а</text:p>
      <text:p text:style-name="P4">родзај театру куќу́ковеґо су́ужа̌цеґо ку розривце мас і утр̌имиванію іх в посу́ушењствіє</text:p>
      <text:p text:style-name="P4">і кту̊ра з засади вієр̌иу́а, же вшистќ зявіска, навет рељіґіјне, дадза̌ с̌іє̌ вияс̌ніч в спосу̊б</text:p>
      <text:p text:style-name="P4"><text:soft-page-break/>механічни.</text:p>
      <text:p text:style-name="P4">4. Так зване Старе Наукі - враз з тимі, кту̊ре пр̌етрвау́и вс̌ру̊д Пієљґр̌иму̊в Зенсунні</text:p>
      <text:p text:style-name="P4">з пієрвшеґо, друґієґо і тр̌ечієґо руху ісљамсќґо; новохр̌ещіяњство з Цгусук, варіянти</text:p>
      <text:p text:style-name="P4">буддісљаму одміян пануя̌цих на Љанківеіљ і С̌ікун, вспу̊љне кс̌іє̌ґі Магаиана Љанкаватара,</text:p>
      <text:p text:style-name="P4">Зен Гекіґансгу з ІЇІ Дељти Павія, Тавраг, і Забур Таљмудични, кту̊ри пр̌етрвау́ на Саљуса</text:p>
      <text:p text:style-name="P4">Сецундус, шероко розповшехніёни Ритуау́ Маґічни, Муадг Qуран, зе своя̌ чиста̌ Іљм</text:p>
      <text:p text:style-name="P4">і Фіqг, захованимі вс̌ру̊д управіяя̌цих риж пунді каљадањскіх фармеру̊в, врешчіє розс̌іяне</text:p>
      <text:p text:style-name="P4">як вшехс̌віят ду́уґі і шерокі висепкі Гінду в маљењкіх одособніёних ґніяздах пиону̊в</text:p>
      <text:p text:style-name="P4">і на конієц Д̌ігад Камердињска.</text:p>
      <text:p text:style-name="P4">Істнієȷ̈ ȷ̈ще пія̌та с̌іу́а, кту̊ра укштау́товау́а вієр̌енія рељіґіјне, аље ма она так</text:p>
      <text:p text:style-name="P4">вшехобецни і вшехпоте̌жни впу́ив, же засу́уґуȷ̈ на особне потрактованіє. То очивіщіе</text:p>
      <text:p text:style-name="P4">подру̊ж космічна і ве вшељкіх диспутах о рељіґії засу́уґуȷ̈, би пісано я̌ так ото:</text:p>
      <text:p text:style-name="P4"><text:soft-page-break/>ПОДРУ̊Ж КОСМІЧНА!</text:p>
      <text:p text:style-name="P4">Міґрацȷ̈ родзаю људзќґо пр̌ез отху́ањ пр̌естр̌ені космічнеј вичісне̌у́и унікаљне піє̌тно</text:p>
      <text:p text:style-name="P4">на рељіґії в окрес̌іє сту д̌ієс̌іє̌чію стуљечі попр̌едзая̌цих Д̌ігад Камердињска̌. Пр̌еде</text:p>
      <text:p text:style-name="P2">вшисткім вчесне подру̊же космічне, яккољвієк шероко розповшехніёне - биу́и</text:p>
      <text:p text:style-name="P4">нієреґуљарне, повољне і ризиковне і аж до монопољу Ґіљдії одбивау́и с̌іє̌ на тис̌ія̌це</text:p>
      <text:p text:style-name="P4">пр̌ипадкових способу̊в. Пієрвше дос̌віядченія космічне, з́ље пр̌еказиване і в значним</text:p>
      <text:p text:style-name="P4">стопнію знієкштау́цоне, стау́и с̌іє̌ шаљона̌ побудка̌ до спекуљацї містичних. Наґље космос</text:p>
      <text:p text:style-name="P4">надау́ нови вид̌ьвіє̌к і сенс ідеом створ̌енія. Та одмієннощ відочна ȷ̈ст навет</text:p>
      <text:p text:style-name="P4">в щитових доконаніях рељіґіјних овеґо окресу. Зевне̌тр̌на чіємнощ тхне̌у́а анархіє̌</text:p>
      <text:p text:style-name="P4">в почучіє віяри ве вшељќј рељіґії. Як ґдиби Ёвіш ве вшисткіх своіх мноґіх</text:p>
      <text:p text:style-name="P4">постачіях вицофау́ с̌іє̌ в мачієр̌иста̌ чіємнощ усте̌пуя̌ц поља жењсќј імманенцї</text:p>
      <text:p text:style-name="P4">о заґадковеј твар̌и вієљу страху̊в. Старожитне формуу́и спљатау́и с̌іє̌ <text:soft-page-break/>і вія̌зау́и разем, в міяре̌</text:p>
      <text:p text:style-name="P4">як допасовивано ȷ̈ до потр̌еб нових подбоју̊в і нових симбољі гераљдичних. Биу́ то</text:p>
      <text:p text:style-name="P4">час змаґањ поміє̌дзи звієр̌о-демонамі з ȷ̈днеј строни а старимі модљітвамі і закље̌чіямі</text:p>
      <text:p text:style-name="P4">з друґієј.</text:p>
      <text:p text:style-name="P4">Ясне розстр̌иґніє̌чіє ніє наста̌піу́о ніґди.</text:p>
      <text:p text:style-name="P4">В тим окрес̌іє ознајміёно, же поновне жінтерпретованіє Кс̌іє̌ґі Родзаю позваља Боґу</text:p>
      <text:p text:style-name="P4">р̌ец: „Рос̌ніјчіє і розмнажајчіє с̌іє̌ і запеу́ніяјчіє вшехс̌віят, і подбіјчіє ґо, і панујчіє над</text:p>
      <text:p text:style-name="P4">вшељќґо родзаю д̌івнимі звієр̌е̌тамі і живимі створ̌еніямі на нієзљічоних зієміях</text:p>
      <text:p text:style-name="P4">і под німі”.</text:p>
      <text:p text:style-name="P4">Настау́ час чаровніц обдар̌оних правд̌івимі моцамі. Нієх міяра̌ теґо бе̌д̌іє факт, же</text:p>
      <text:p text:style-name="P4">ніґди ніє попісивау́и с̌іє̌ хвитанієм пу́она̌цих жаґві. З кољеі пр̌ишу́а Д̌ігад Камердињска</text:p>
      <text:p text:style-name="P4">і два покољенія хаосу. Бу̊ґ љоґікі механічнеј зостау́ обаљони пр̌ез маси і висуніє̌то нова̌</text:p>
      <text:p text:style-name="P4">ідее̌: „Ніц ніє заста̌пі чу́овієка”. Те два покољенія ґвау́ту биу́и му̊зґовим љетарґієм дља</text:p>
      <text:p text:style-name="P4">цау́еґо родзаю људзќґо. Људ̌іє <text:soft-page-break/>попатр̌иљі на своіх боґу̊в і на своȷ̈ ритуау́и і ујр̌ељі, же</text:p>
      <text:p text:style-name="P4">ȷ̈дно і друґіє пр̌епеу́нія ова најстрашљівша зе вшисткіх нієру̊внощі: страх віє̌кши од</text:p>
      <text:p text:style-name="P4">духа. Пр̌иву̊дци рељіґіјні, кту̊рих визнавци пр̌ељаљі крев міљіярду̊в, заче̌љі нієс̌міяу́о</text:p>
      <text:p text:style-name="P4">спотикач с̌іє̌ дља виміяни поґља̌ду̊в. Крок тен попієрау́а Ґіљдія Пљанетарна умацніяя̌ца ву́ас̌ніє</text:p>
      <text:p text:style-name="P4">сву̊ј монопољ в д̌ієд̌ініє подрожи міє̌дзиґвієздних ораз Бене Ґессеріт, кту̊ре щіа̌ґау́и до</text:p>
      <text:p text:style-name="P4">с̌ієбіє чаровніце. З тих пієрвших споткањ екуменічних народ̌іу́и с̌іє̌ два знача̌це</text:p>
      <text:p text:style-name="P4">видар̌енія:</text:p>
      <text:p text:style-name="P4">1. С̌віядомощ, же вшистќ рељіґіє мая̌ ȷ̈дно пр̌инајмнієј вспу̊љне пр̌иказаніє: „Ніє</text:p>
      <text:p text:style-name="P4">бе̌д̌ієш каљечиу́ духа”.</text:p>
      <text:p text:style-name="P4">2. Конґрес Екуменічни Федерацї.</text:p>
      <text:p text:style-name="P4">К. Е. Ф. зебрау́ с̌іє̌ на неутраљнеј виспіє Стареј Зіємі, кољебце мачієр̌истих рељіґії. Споткано</text:p>
      <text:p text:style-name="P4">с̌іє̌ „ве вспу̊љнеј вієр̌е в істнієніє Істоти Босќј ве вшехс̌вієчіє”. Репрезентоване биу́и</text:p>
      <text:p text:style-name="P4">вшистќ визнанія љіча̌це понад міљіён визнавцу̊в і з зад̌івіяя̌ца̌ шибкощіа̌ узґодніёно</text:p>
      <text:p text:style-name="P4"><text:soft-page-break/>вспу̊љни комунікат:</text:p>
      <text:p text:style-name="P4">„Ј̈стес̌ми ту по то, аби витра̌чіч подставова̌ броњ з ра̌к рељіґії воюя̌цих. Та броњ то</text:p>
      <text:p text:style-name="P2">претенсȷ̈ до пос̌іяданія ȷ̈динеґо обявієнія”. Радощ виніку́а з теґо „доводу ґу́е̌боќј зґоди”</text:p>
      <text:p text:style-name="P4">оказау́а с̌іє̌ ȷ̈днак пр̌едвчесна. Пр̌ез понад стандардови рок тен комунікат биу́ ȷ̈диним</text:p>
      <text:p text:style-name="P4">ос̌віядченієм виданим пр̌ез К. Е. Ф. Људ̌іє з ґорича̌ му̊віљі о зву́оце. Трубадур̌и уку́адаљі</text:p>
      <text:p text:style-name="P4">довчіпне, зу́ос̌љіве пієс̌ні о сту двуд̌ієсту і ȷ̈дним „старих кутасах”, як заче̌то називач</text:p>
      <text:p text:style-name="P4">дељеґату̊в К. Е. Ф. (Пр̌езвіско взіє̌у́о с̌іє̌ од спрос̌неґо кавау́у, в кту̊рим викор̌истуя̌ц скру̊т</text:p>
      <text:p text:style-name="P4">К.Е.Ф. названо дељеґату̊в, кутасамі в еси-фљореси). Ј̈дна з пієс̌ні, „С̌віє̌те опаљаніє”,</text:p>
      <text:p text:style-name="P4">пр̌еход̌і окресове навроти попуљарнощі і знана ȷ̈ст навет д̌іс̌іяј:</text:p>
      <text:p text:style-name="P4">Як чієрпія̌ кутаси!</text:p>
      <text:p text:style-name="P4">Те старе кутаси</text:p>
      <text:p text:style-name="P4">в квіятових љеі!</text:p>
      <text:p text:style-name="P4">В с̌віє̌тим опаљанію.</text:p>
      <text:p text:style-name="P4">В вієчним пру̊жнованію,</text:p>
      <text:p text:style-name="P4">До коњца наших дні.</text:p>
      <text:p text:style-name="P4">Час чі на пљаже̌ іщ</text:p>
      <text:p text:style-name="P4">Ојче Наш Сандвіч!</text:p>
      <text:p text:style-name="P4"><text:soft-page-break/>Спорадичніє пр̌ечієкау́и з обрад К. Е. Ф. ру̊жне поґу́оскі. Му̊віу́о с̌іє̌ міяновічіє, же</text:p>
      <text:p text:style-name="P4">пору̊внуя̌ там тексти і ове тексти нієопатр̌ніє вимієніяно. Таќ поґу́оскі нієухронніє</text:p>
      <text:p text:style-name="P4">вивоу́ивау́и розрухи антиекуменічне і, очивіщіе, інспіровау́и нове довчіпи. Два љата</text:p>
      <text:p text:style-name="P4">міне̌у́и... тр̌и љата. По зґоніє д̌ієвіє̌чію спос̌ру̊д пієрвотнеј љічби дељеґату̊в і вибранію на іх</text:p>
      <text:p text:style-name="P4">мієјше нових комісар̌е зар̌а̌д̌іљі пр̌ерве̌ на допеу́нієніє формаљнощі іх пр̌иȷ́чія</text:p>
      <text:p text:style-name="P4">і ос̌віядчиљі, же трудза̌ с̌іє̌ над опрацованієм вспу̊љнеј кс̌іє̌ґі, пљевія̌ц „вшељќ обяви</text:p>
      <text:p text:style-name="P4">патољоґу” часу пр̌ешу́еґо рељіґії. „Будуȷ̈ми інструмент Міу́ощі, кту̊ри заґра на вшистќ</text:p>
      <text:p text:style-name="P4">способи” - ознајміљі. Вієљу с̌іє̌ д̌іві, же то ос̌віядченіє взнієчіу́о щеґу̊љніє ґвау́товни</text:p>
      <text:p text:style-name="P4">вибух ваљк пр̌ечівко екуменізмові. Двуд̌ієсту дељеґату̊в одвоу́ау́и іх ву́асне</text:p>
      <text:p text:style-name="P4">конґреґацȷ̈. Ј̈ден попеу́ніу́ самобу̊јство крадна̌ц космічна̌ фреґате̌ і нуркуя̌ц нія̌ в Су́оњце.</text:p>
      <text:p text:style-name="P4">Гісторици оценіяя̌, же в замієшках страчіу́о жичіє ос̌іємд̌ієс̌ія̌т міљіёну̊в осу̊б. Чиљі окоу́о</text:p>
      <text:p text:style-name="P4"><text:soft-page-break/>шещіу тис̌іє̌ци на кажда̌ пљанете̌ у̊вчеснеј Љіґі Љандсрааду. Біёра̌ц под уваґе̌ нієспокојне</text:p>
      <text:p text:style-name="P4">часи, тен шацунек хиба ніє ȷ̈ст пр̌есадзони, яккољвієк трудно в теј ситуацї в оґу̊ље му̊віч</text:p>
      <text:p text:style-name="P4">о яќјс̌ доку́аднощі. У́а̌чнощ міє̌дзи пљанетамі пр̌еживау́а ȷ̈ден зе свих најніжших</text:p>
      <text:p text:style-name="P4">упадку̊в. Трубадур̌и, р̌еч ясна, мієљі сву̊ј вієљкі д̌ієњ. Попуљарна комедія музична теґо</text:p>
      <text:p text:style-name="P4">окресу пр̌едставіяу́а ȷ̈днеґо з дељеґату̊в К. Е. Ф., як с̌ієд̌і собіє под др̌евцем паљмовим на</text:p>
      <text:p text:style-name="P4">біяу́им піяску пљажи і с̌пієва:</text:p>
      <text:p text:style-name="P4">Дља Боґа, кобієт, ку хваље міу́ощі</text:p>
      <text:p text:style-name="P2">Іґрам без обав і троск.</text:p>
      <text:p text:style-name="P4">Трубадур̌е! Трубадур̌е, чеками на пієс̌њ!</text:p>
      <text:p text:style-name="P4">Дља Боґа, кобієт, ку хваље міу́ощі!</text:p>
      <text:p text:style-name="P4">Розрухи і комедіє то заљедвіє симптоми, аље му̊вія̌це вієље о своіх часах. Здрадзая̌</text:p>
      <text:p text:style-name="P4">стан психічни, ґу́е̌боќ розтеркі... і те̌скноте̌ до чеґос̌ љепшеґо ораз ље̌к, же ніц з теґо</text:p>
      <text:p text:style-name="P4">вшистќґо ніє винікніє.</text:p>
      <text:p text:style-name="P4">Ґу́у̊вна̌ таме̌ на дродзе анархії становіу́и Ґіљдія - бе̌да̌ца ȷ̈ще ву̊вчас в станіє</text:p>
      <text:p text:style-name="P4">ембріёнаљним - Бене Ґессеріт і Љандсраад, кту̊ри помімо <text:soft-page-break/>најдоткљівших пр̌ешку̊д</text:p>
      <text:p text:style-name="P4">континуовау́ своя̌ два тис̌ія̌це љат љіча̌ца̌ гісторіє̌ споткањ. Роља Ґіљдії видаȷ̈ с̌іє̌ ясна:</text:p>
      <text:p text:style-name="P4">запевніяу́а она дармови транспорт ве вшисткіх справах Љандсрааду і К. Е. Ф. Ніє так</text:p>
      <text:p text:style-name="P4">очивіста ȷ̈ст роља Бене Ґессеріт. Ніє да с̌іє̌ укрич, же то в овим час̌іє умоцніу́о оно своя̌</text:p>
      <text:p text:style-name="P4">ву́адзе̌ над чаровніцамі, пр̌епровад̌іу́о баданія над вирафінованимі наркотикамі, розвіне̌у́о</text:p>
      <text:p text:style-name="P4">шкољеніє прана - бінду і повоу́ау́о до жичія Місс̌іёнара Протецтіва, чарне раміє̌ забобону. Аље</text:p>
      <text:p text:style-name="P4">ȷ̈ст то ру̊внієж окрес, кту̊ри биу́ с̌віядќм скомпонованія „Љітанії на страх” і пр̌иґотованія</text:p>
      <text:p text:style-name="P4">Кс̌іє̌ґі Азгара, бібљіёґрафічнеґо цуду, кту̊ри пр̌еховуȷ̈ вієљќ таȷ̈мніце најдавнієјших</text:p>
      <text:p text:style-name="P4">вієр̌ењ. Можна хиба тиљко повту̊р̌ич за Інґсљеием: „То биу́и часи вієљќґо парадоксу”.</text:p>
      <text:p text:style-name="P4">К. Е. .Ф труд̌іу́ с̌іє̌ юж втеди од правіє с̌ієдмію љат. І в міяре̌ збљіжанія с̌іє̌ теј с̌іу̊дмеј</text:p>
      <text:p text:style-name="P4">рочніци способіљі вшехс̌віят чу́овієчи до важќј прокљамацї. На с̌ієдміёљечіє бовієм</text:p>
      <text:p text:style-name="P4">обявіљі Бібљіє̌ протестанцко - <text:soft-page-break/>катољіцка̌. „Ото д̌ієу́о подніёсу́е і знача̌це” - повієд̌ієљі. - „Ото</text:p>
      <text:p text:style-name="P4">дроґа, кту̊ра̌ људзкощ дојд̌іє до ус̌віядомієнія собіє с̌ієбіє самеј яко досконау́еґо д̌ієу́а</text:p>
      <text:p text:style-name="P4">Боґа”. Људ̌і з К. Е. Ф. пору̊внивано з натхніёнимі пр̌ез Боґа археољоґамі в д̌ієд̌ініє</text:p>
      <text:p text:style-name="P4">ідеі, опромієніёнимі бљасќм новеґо одкричія. Му̊віу́о с̌іє̌, же видобиљі на яв „животнощ</text:p>
      <text:p text:style-name="P4">вієљкіх ідеау́у̊в пр̌иваљоних поку́адамі стуљечі”, же „надаљі острощі імперативом мораљним</text:p>
      <text:p text:style-name="P4">винікая̌цим з рељіґіјнеґо розбудзенія сумієњ”.</text:p>
      <text:p text:style-name="P4">Враз з Бібљія̌ П.К. К. Е. Ф. запрезентовау́ Пр̌еводнік по љітурґії, д̌ієу́о под вієљома</text:p>
      <text:p text:style-name="P4">взґље̌дамі ґоднієјше уваґі ніє тиљко зе взґље̌ду на ȷ̈ґо љапідарнощ (нієцау́а поу́ова обȷ́тощі</text:p>
      <text:p text:style-name="P4">Бібљії П. К.), љеч ру̊внієж з поводу щереј вимови, у́а̌ча̌цеј љітощ над чу́овієќм</text:p>
      <text:p text:style-name="P4">з пр̌еконанієм о ȷ̈ґо боскощі.</text:p>
      <text:p text:style-name="P4">Поча̌тек то очивісти апељ до ву́адцу̊в - аґностику̊в.</text:p>
      <text:p text:style-name="P4">„Људ̌іє ніє знајдуя̌ц жадних одповієд̌і на суннаг (д̌ієс̌іє̌ч тис̌іє̌ци питањ рељіґіјних</text:p>
      <text:p text:style-name="P4">з Шарі-а) учієкая̌ с̌іє̌ обецніє до <text:soft-page-break/>ву́аснеґо розуму. Вшиши праґна̌, би іх ос̌вієчіч. Рељіґія то</text:p>
      <text:p text:style-name="P4">ніц іннеґо, як најдавнієјши і најшљахетнієјши зрив људ̌і до зрозумієнія сенсу вшехс̌віята</text:p>
      <text:p text:style-name="P4">божеґо. Науковци пошукуя̌ пор̌а̌дку р̌ечи. Заданієм рељіґії ȷ̈ст всказаніє чу́овієкові</text:p>
      <text:p text:style-name="P4">ȷ̈ґо мієјша в тим пор̌а̌дку”. В закоњченію тон Коментар̌и ȷ̈ст ȷ̈днак сурови, якби</text:p>
      <text:p text:style-name="P4">аутор̌и пр̌евідиваљі сву̊ј љос. „Вієље з теґо, цо звано рељіґія̌, виража подс̌віядоміє вроґі</text:p>
      <text:p text:style-name="P2">стосунек до жичія. Правд̌іва рељіґія вінна научач, же жичіє ȷ̈ст пеу́не міу́их Боґу радощі, же</text:p>
      <text:p text:style-name="P4">вієдза без д̌іяу́анія ȷ̈ст пуста. Људ̌іє муша̌ зрозумієч, же научаніє рељіґії пр̌ез вбіяніє</text:p>
      <text:p text:style-name="P4">засад до ґу́ови ȷ̈ст пр̌еважніє містифікаця̌. Правд̌іва̌ науке̌ нієтрудно познач. Розпознаȷ̈ми</text:p>
      <text:p text:style-name="P4">я̌ нієомиљніє по учучію, яќ буд̌і в души - же ото ȷ̈ст цос̌, о чим вієд̌ієљіс̌ми завше”.</text:p>
      <text:p text:style-name="P4">Одчувау́о с̌іє̌ нієзвику́и споку̊ј, ќди віровау́и праси і ту́очніє сжіґаструнове і Бібљія</text:p>
      <text:p text:style-name="P4">П.К. розход̌іу́а с̌іє̌ по пљанетах. Нієкту̊р̌и від̌ієљі в тим знак божи, заповієд̌ь ȷ̈днощі.</text:p>
      <text:p text:style-name="P4">Ј̈днак самі дељеґачі К. Е. Ф. <text:soft-page-break/>обнажиљі по поврочіє до род̌імих конґреґацї зу́уднощ теґо</text:p>
      <text:p text:style-name="P4">спокою. Ос̌іємнасту з ніх зљінчовано в пр̌ечія̌ґу дву̊х мієс̌іє̌ци. Піє̌чд̌ієс̌іє̌чію тр̌ех</text:p>
      <text:p text:style-name="P4">покаяу́о с̌іє̌ пр̌ед упу́ивем року. Бібљія П. К. зостау́а поте̌піёна яко витву̊р „ароґанцї</text:p>
      <text:p text:style-name="P4">розуму”. Му̊віёно, же ȷ̈ј строніце са̌ пеу́не „зводнічеј фашинацї љоґіка̌”. Заче̌у́и появіяч с̌іє̌</text:p>
      <text:p text:style-name="P4">ревізȷ̈, достарчая̌це поживкі повшехнеј біґотерії. Ревізȷ̈ те опієрау́и с̌іє̌ на акцептованих</text:p>
      <text:p text:style-name="P4">симбољах (кр̌иж, пу̊у́кс̌іє̌жиц, Пієр̌асти Ва̌ж, двунасту с̌віє̌тих, щупу́и Будда і тим</text:p>
      <text:p text:style-name="P4">подобне) і нієбавем стау́о с̌іє̌ ясне, же старожитне забобони і вієр̌енія ніє зостау́и вху́оніє̌те</text:p>
      <text:p text:style-name="P4">пр̌ез нови екуменізм. Окрес̌љеніє пр̌ез Гаљљоваиа с̌ієдміёљетнієґо труду К. Е. Ф. яко</text:p>
      <text:p text:style-name="P4">„детермінізм ери ґаљактичнеј” подхвичіу́и сквапљівіє цау́е міљіярди ту́умача̌ц ініцяу́и Д. Е.</text:p>
      <text:p text:style-name="P4">Ґ. яко Дуже Екуменічне Ґу̊вно.</text:p>
      <text:p text:style-name="P2">Пр̌еводніча̌ци</text:p>
      <text:p text:style-name="P2">К. Е. Ф., Тоуре Бомоко, Уљема Зенсунніту̊в і ȷ̈ден з чтернасткі</text:p>
      <text:p text:style-name="P4">дељеґату̊в, кту̊ра с̌іє̌ ніґди ніє покаяу́а („Чтернасту Ме̌дрцу̊в” з <text:soft-page-break/>попуљарнеј гісторії) в коњцу</text:p>
      <text:p text:style-name="P4">ніби пр̌изнау́, же К. Е. Ф. збу́а̌д̌іу́.</text:p>
      <text:p text:style-name="P4">„Ніє повінніс̌ми с̌іє̌ брач за твор̌еніє нових симбољі” - ос̌віядчиу́. - „Тр̌еба биу́о</text:p>
      <text:p text:style-name="P4">вієд̌ієч, же ніє мієљіс̌ми зас̌ієвач ва̌тпљівощі цо до пр̌иȷ́теј віяри, же ніє очеківано од нас</text:p>
      <text:p text:style-name="P4">розбудзанія чієкавощі воку̊у́ Боґа. Цо д̌ієњ заґља̌да нам в очи страшљіва нієстау́ощ</text:p>
      <text:p text:style-name="P4">вшистќґо, цо људзќ, а ȷ̈днак допущами до теґо, би наше рељіґіє ставау́и с̌іє̌ цораз</text:p>
      <text:p text:style-name="P4">бард̌ієј скостніяу́е і сформаљізоване, цораз бард̌ієј конформістичне і тирањсќ. Якіж то чієњ</text:p>
      <text:p text:style-name="P4">ку́ад̌іє с̌іє̌ на ґощіњцу пр̌иказанія божеґо? То остр̌еженіє, же інституцȷ̈ остая̌ с̌іє̌, же остая̌ с̌іє̌</text:p>
      <text:p text:style-name="P4">симбоље, навет втеди, ґди утрачіу́и сву̊ј сенс, же ніє істнієȷ̈ жадна сумма цау́еј досте̌пнеј</text:p>
      <text:p text:style-name="P4">вієдзи”.</text:p>
      <text:p text:style-name="P4">Ґор̌ка обос̌ієчнощ теґо визнанія ніє умкне̌у́а критиком Бомоко і мус̌іяу́ он нієбавем</text:p>
      <text:p text:style-name="P4">учієкач на виґнаніє, зас̌ жичіє ȷ̈ґо завісу́о од с̌љубованеј пр̌ез Ґіљдіє̌ таȷ̈мніци. Як вієщ</text:p>
      <text:p text:style-name="P4">нієс̌іє, змару́ на Тупіље, оточони шацунќм і міу́ощіа̌, а ȷ̈ґо остатніє <text:soft-page-break/>су́ова бр̌міяу́и: „Рељіґія</text:p>
      <text:p text:style-name="P4">мус̌і позостач вијщіем дља људ̌і, кту̊р̌и му̊вія̌ о собіє: &gt;&gt;Ніє ȷ̈стем тим, кім праґне̌ бич&lt;&lt;.</text:p>
      <text:p text:style-name="P4">Ніє може вс̌ія̌кна̌ч в ту́ум задовољоних з с̌ієбіє”.</text:p>
      <text:p text:style-name="P4">Пр̌иȷ̈мніє помис̌љеч, же Бомоко міяу́ с̌віядомощ пророцтва своіх су́у̊в. „Інституцȷ̈</text:p>
      <text:p text:style-name="P4">остая̌ с̌іє̌”. Д̌ієвіє̌чд̌ієс̌ія̌т покољењ пу̊з́нієј Бібљія П. К. і Коментар̌е розешу́и с̌іє̌ по с̌вієчіє.</text:p>
      <text:p text:style-name="P4">Ќди Пауљ Муад’Діб стау́ з права̌ ду́онія̌ на скаљним санктуаріюм, в кту̊рим спочивау́а</text:p>
      <text:p text:style-name="P4">чашка ȷ̈ґо ојца (права̌ ду́онія̌ бу́оґосу́авіёнеґо, ніє љева̌ пр̌екље̌теґо), цитовау́ су́ово в су́ово</text:p>
      <text:p text:style-name="P2">зе „Спущізни Бомоко”:</text:p>
      <text:p text:style-name="P4">„Ви, кту̊р̌и нас побіљіщіе, му̊вічіє собіє, же Бабіљон паду́, а ȷ̈ґо помнікі љеґу́и в ґрузах.</text:p>
      <text:p text:style-name="P4">А я вам повіядам, же чу́овієк ȷ̈ст стаље пр̌ед са̌дем, кажди на своȷ̈ј ву́аснеј у́авіє</text:p>
      <text:p text:style-name="P4">оскаржоних. Кажди чу́овієк то мау́а војна”.</text:p>
      <text:p text:style-name="P4">Фремені му̊віљі о Муад’Дібіє, же ȷ̈ст он як Абу Жіде, кту̊реґо фреґата р̌учіу́а визваніє</text:p>
      <text:p text:style-name="P4">Ґіљдії, і певнеґо днія пожеґљовау́а там і з повротем. Ужите в тен спосу̊б, „там” ту́умачи с̌іє̌</text:p>
      <text:p text:style-name="P4"><text:soft-page-break/>безпос̌редніё з фремењсќј мітољоґі яко краіна духа руг, аљам аљ-мітгаљ, ґд̌іє вшељќ</text:p>
      <text:p text:style-name="P4">оґраніченія зостау́и усуніє̌те.</text:p>
      <text:p text:style-name="P4">Анаљоґія з Квісатз Гадерах насува с̌іє̌ сама. Квісатз Гадерах, кту̊реґо Закон Жењскі</text:p>
      <text:p text:style-name="P4">шукау́ попр̌ез сву̊ј проґрам годовљани, пр̌еку́ада с̌іє̌ на „скру̊ценіє дроґі”, аљбо „тен, кту̊ри</text:p>
      <text:p text:style-name="P4">може бич в дву̊х мієјшах ȷ̈дночес̌ніє”. Љеч можна удоводніч, же обидвіє інтерпретацȷ̈</text:p>
      <text:p text:style-name="P4">вирастая̌ безпос̌редніё з Коментар̌и: „Ќди право і рељіґія то ȷ̈дно, яз́њ твоя завієра</text:p>
      <text:p text:style-name="P4">вшехс̌віят”.</text:p>
      <text:p text:style-name="P4">О собіє Муад’Діб повієд̌іяу́: „Ј̈стем с̌ієчія̌ в мор̌у часу, довољніє трау́уȷ́ пр̌ишу́ощ</text:p>
      <text:p text:style-name="P4">і пр̌ешу́ощ. Ј̈стем рухома̌ мембрана̌, пр̌ед кту̊ра̌ ніє умкніє жадна евентуаљнощ”.</text:p>
      <text:p text:style-name="P4">Те вшистќ мис̌љі виражая̌ то само і су́ихач в ніх ехо 22 Каљіми з Бібљії П. К., ґд̌іє</text:p>
      <text:p text:style-name="P4">ȷ̈ст напісане: „Мис̌љ виповієд̌іяна то факт реаљни обдар̌они реаљна̌ с̌іу́а̌”. Допієро ќди</text:p>
      <text:p text:style-name="P4">заґу́е̌біми с̌іє̌ в коментар̌е ву́асне Муад’Діба подане пр̌ез ȷ̈ґо капу́ану̊в, qізара тафвіду̊в,</text:p>
      <text:p text:style-name="P4">втеди відач ȷ̈ґо правд̌іви ду́уґ вобец <text:soft-page-break/>К. Е. Ф. і Фремену̊в - Зенсунніту̊в.</text:p>
      <text:p text:style-name="P4">Муад’Діб: Право і обовія̌зек то ȷ̈дно; нієх і так бе̌д̌іє. Аље паміє̌тајчіє о пу́ина̌цих ста̌д</text:p>
      <text:p text:style-name="P4">оґраніченіях - в тен спосу̊б ніґди ніє ȷ̈стещіе в пеу́ні с̌віядомі с̌ієбіє. В тен спосу̊б трвачіє</text:p>
      <text:p text:style-name="P4">поґра̌жені в тау вспу̊љноти. В тен спосу̊б ȷ̈стещіе завше мнієј ніж ȷ̈дностка̌.</text:p>
      <text:p text:style-name="P4">Бібљія П. К.: сформуу́ованіє ідентичне („61 обявієњ”).</text:p>
      <text:p text:style-name="P4">Муад’Діб: Рељіґія че̌сто вспу̊у́твор̌и міт посте̌пу, кту̊ри хроні нас пр̌ед упіёрамі</text:p>
      <text:p text:style-name="P4">нієпевнеј пр̌ишу́ощі.</text:p>
      <text:p text:style-name="P4">Коментар̌е К.Е.Ф.: сформуу́ованіє ідентичне (Кс̌іє̌ґа Азгара пр̌ипісуȷ̈ то ствієрдзеніє</text:p>
      <text:p text:style-name="P4">пісар̌ові рељіґіјнему з пієрвшеґо стуљечія Несгоу, попр̌ез парафрази).</text:p>
      <text:p text:style-name="P4">Муад’Діб: Ј̈жељі д̌ієцко, особа ніє учона, особнік чіємни аљбо шаљони справія ку́опот,</text:p>
      <text:p text:style-name="P4">віне̌ за то понос̌і ву́адза, кту̊ра теґо ніє пр̌евід̌іяу́а і тему ніє запобієґау́а.</text:p>
      <text:p text:style-name="P4">Бібљія П.К.: Кажди ґр̌ех можна пр̌инајмнієј в че̌щі пр̌ипісач натураљнеј зу́еј ску́оннощі,</text:p>
      <text:p text:style-name="P4">кту̊ра станові окољічнощ у́аґодза̌ца̌ в очах Боґа. (Кс̌іє̌ґа Азгара вивод̌і <text:soft-page-break/>то зе стародавнеј</text:p>
      <text:p text:style-name="P4">семіцќј Тори).</text:p>
      <text:p text:style-name="P4">Муад’Діб: Вичія̌ґніј ду́оњ і споживај дари боже, а ќди с̌іє̌ насичіш, хваљ Пана.</text:p>
      <text:p text:style-name="P4">Бібљія П.К.: парафраза о індентичним значенію (Кс̌іє̌ґа Азгара однајдуȷ̈ я̌ в љекко</text:p>
      <text:p text:style-name="P4">змієніёнеј форміє в пієрвшим Ісљаміє.)</text:p>
      <text:p text:style-name="P2">Муад’Діб: Міу́ос̌ієрд̌іє ȷ̈ст поча̌тќм окручієњства.</text:p>
      <text:p text:style-name="P4">Фремењска Кітаб аљ-Ібар: Бр̌еміє̌ міу́ос̌ієрнеґо Боґа ȷ̈ст р̌еча̌ страшна̌. Чиж Бу̊ґ ніє дау́</text:p>
      <text:p text:style-name="P4">нам паља̌цеґо су́оњца (Аљ-Љат)? Чиж Бу̊ґ ніє дау́ нам Матек Віљґочі (Матек Вієљебних)? Чиж</text:p>
      <text:p text:style-name="P4">Бу̊ґ ніє дау́ нам шејтана (ібљіса, шатана)? Чи ніє од шејтана поход̌і змора пос̌пієху? (Ста̌д</text:p>
      <text:p text:style-name="P4">бієр̌е с̌іє̌ фремењсќ пор̌екаду́о: „Шибкощ поход̌і од шејтана”. Зауважми: на кажде сто</text:p>
      <text:p text:style-name="P4">каљорії чієпу́а витвор̌онеґо пр̌ез вис̌іу́ек фізични (шибкощ) чіяу́о вид̌ієља окоу́о шещіу</text:p>
      <text:p text:style-name="P4">унцї поту. В ȷ́зику Фремену̊в пот назива с̌іє̌ бакка, чиљі у́зи, а пр̌и нієцо одмієннеј</text:p>
      <text:p text:style-name="P4">вимовіє ту́умачи с̌іє̌ яко „есенцȷ́ жичія, кту̊ра̌ шејтан вичіска з твеј души”).</text:p>
      <text:p text:style-name="P4"><text:soft-page-break/>Появієніє с̌іє̌ Муад’Діба назива Конеивељљ „рељіґіјніє на час̌іє”, аље час ніє ма ту</text:p>
      <text:p text:style-name="P4">жаднеґо значенія. Як сам Муад’Діб ознајміу́: „Ту ȷ̈стем, віє̌ц...” Ј̈днак аби зрозумієч</text:p>
      <text:p text:style-name="P4">рељіґіјни впу́ив Муад’Діба, оґромніє важне ȷ̈ст, аби ніє трачіч з очу ȷ̈днеґо факту: Фремені</text:p>
      <text:p text:style-name="P4">то људ̌іє пустині, од покољењ пр̌ивикљі до вроґощі пр̌ироди. Нієтрудно о містицизм, ќди</text:p>
      <text:p text:style-name="P4">кажда секунда твеґо жичія ȷ̈ст звичіє̌ствем над явна̌ вроґощіа̌.</text:p>
      <text:p text:style-name="P4">„Там ȷ̈стес̌, віє̌ц...”.</text:p>
      <text:p text:style-name="P4">З така̌ традиця̌ акцептуȷ̈ с̌іє̌ чієрпієніє, подс̌віядоміє бич може яко каре̌, аље с̌іє̌ акцептуȷ̈.</text:p>
      <text:p text:style-name="P4">Варто теж зауважич, же обр̌а̌дек фремењскі правіє цау́ковічіє уваљнія од почучія віни.</text:p>
      <text:p text:style-name="P4">Нієконієчніє дљатеґо, же іх право і рељіґія то ȷ̈дно, цо чині нієпосу́ушењство ґр̌ехем.</text:p>
      <text:p text:style-name="P4">Бљіжше правди бе̌д̌іє рачеј ствієрдзеніє, же Фремені у́атво с̌іє̌ розґр̌ешая̌, понієваж іх</text:p>
      <text:p text:style-name="P4">цод̌ієнна еґзистенця вимаґа брутаљних са̌ду̊в (че̌сто децидуя̌цих о с̌мієрчі), кту̊ре</text:p>
      <text:p text:style-name="P4">в у́аґоднієјшеј краініє обарчиу́иби људ̌і почучієм віни ніє до знієс̌ієнія.</text:p>
      <text:p text:style-name="P4">Правдоподобніє в тим наљежи <text:soft-page-break/>упатривач ȷ̈днеј з пр̌ичин пр̌есаднеј забобоннощі</text:p>
      <text:p text:style-name="P4">Фремену̊в (ніє му̊вія̌ц о посу́уґах Місс̌іёнарія Протецтіва). Цо з теґо, же в ґвіз́д̌іє піяску</text:p>
      <text:p text:style-name="P4">від̌і с̌іє̌ омен? Цо з теґо, же відза̌ц најпієрв пієрвши кс̌іє̌жиц мус̌іми учиніч знак піє̌щі?</text:p>
      <text:p text:style-name="P4">Чіяу́о чу́овієка ȷ̈ст ȷ̈ґо ву́аснощіа̌, а ȷ̈ґо вода наљежи до пљемієнія, зас̌ таȷ̈мніца жичія</text:p>
      <text:p text:style-name="P4">то ніє пробљем до розвія̌занія, љеч р̌ечивістощ до пр̌ежичія. Знакі помаґая̌ чі о тим</text:p>
      <text:p text:style-name="P4">паміє̌тач. А понієваж ȷ̈стес̌ тутај, понієваж маш те̌ рељіґіє̌, звичіє̌ство ніє може чі с̌іє̌</text:p>
      <text:p text:style-name="P4">в коњцу вимкна̌ч. Так як пр̌ез вієкі научау́и Бене Ґессеріт, занім с̌іє̌ здер̌иу́и</text:p>
      <text:p text:style-name="P4">з Фременамі: „Ќди рељіґія і пољітика яда̌ на тим самим возіє, ќди тим возем повожі</text:p>
      <text:p text:style-name="P2">живи с̌віє̌ти (барака), ніц ніє може стана̌ч на іх дродзе”.</text:p>
      <text:p text:style-name="P4">ДОДАТЕК ІЇІ: Рапорт о мотивах і цељах Бене Ґессеріт</text:p>
      <text:p text:style-name="P4">В тим мієјшу насте̌пуȷ̈ вия̌тек з Сумма спор̌а̌дзонеј натихміяст по Афер̌е</text:p>
      <text:p text:style-name="P4">Арракањсќј на пољеценіє љади Ј̈сс̌ікі і пр̌ез ȷ̈ј ву́асних аґенту̊в. Обієктивнощ теґо рапорту</text:p>
      <text:p text:style-name="P4"><text:soft-page-break/>поднос̌і ȷ̈ґо вартощ даљеко понад пр̌ечіє̌тна̌.</text:p>
      <text:p text:style-name="P4">Яко же Бене Ґессеріт в чія̌ґу стуљечі д̌іяу́ау́и за параванем пу̊у́містичнеј шкоу́и,</text:p>
      <text:p text:style-name="P4">реаљізуя̌ц сву̊ј проґрам сељективнеґо добору људ̌і, ȷ̈стес̌ми ску́онні пр̌ипісивач ім хиба</text:p>
      <text:p text:style-name="P4">віє̌кше значеніє, ніж на то засу́уґуя̌. Анаљіза іх „ревізї факту” на темат Афери Арракањсќј</text:p>
      <text:p text:style-name="P4">довод̌і, же шкоу́а зупеу́ніє ніє здавау́а собіє справи зе своȷ̈ј ву́аснеј рољі.</text:p>
      <text:p text:style-name="P4">Можна би арґументовач, же Бене Ґессеріт биу́и в станіє збадач тиљко те факти, кту̊ре до ніх</text:p>
      <text:p text:style-name="P4">дочієрау́и, ґдиж ніє міяу́и безпос̌реднієґо досте̌пу до пророка Муад’Діба. Ј̈днак шкоу́а</text:p>
      <text:p text:style-name="P4">пр̌езвичіє̌жау́а віє̌кше пр̌ешкоди, зас̌ ȷ̈ј бу́а̌д с̌іє̌ґа ту значніє ґу́е̌бієј.</text:p>
      <text:p text:style-name="P4">В своім проґраміє Бене Ґессеріт пр̌иȷ́у́и за цељ вигодованіє особніка, кту̊реґо назвау́и</text:p>
      <text:p text:style-name="P4">Квісатз Гадерах, цо значи „тен, кту̊ри може бич в вієљу мієјшах нараз”. Му̊вія̌ц яс̌нієј,</text:p>
      <text:p text:style-name="P4">ход̌іу́о ім о істоте̌ људзка̌ обдар̌она̌ моцамі духовимі, кту̊ре би ȷ̈ј позваљау́и розумієч</text:p>
      <text:p text:style-name="P4">і викор̌истивач виміяри вижшеґо р̌е̌ду. Цгчіяу́и вигодовач <text:soft-page-break/>суперментата, живи компутер</text:p>
      <text:p text:style-name="P4">о певних здољнощіах пр̌евідиванія пр̌ишу́ощі, яќ спотикано у навіґатору̊в Ґіљдії.</text:p>
      <text:p text:style-name="P4">А тераз зважми скрупуљатніє те факти:</text:p>
      <text:p text:style-name="P4">Муад’Діб, уродзони яко Пауљ Атрида, биу́ синем кс̌іє̌чія Љето, чу́овієка, кту̊реґо родову̊д</text:p>
      <text:p text:style-name="P4">обсервовано бачніє пр̌ез понад тис̌ія̌ц љат. Матка пророка, љади Ј̈сс̌іка, биу́а родзона̌ цу̊рка̌</text:p>
      <text:p text:style-name="P4">барона Вљадіміра Гарконнена і нос̌ічієљка̌ цех ґенетичних, кту̊рих безценна вартощ дља</text:p>
      <text:p text:style-name="P4">проґраму годовљанеґо знана биу́а од правіє дву̊х тис̌іє̌ци љат. Вихована і вишкољона пр̌ез</text:p>
      <text:p text:style-name="P4">Бене Ґессеріт, вінна бич повољним нар̌е̌д̌ієм проґраму!</text:p>
      <text:p text:style-name="P4">Љади Ј̈сс̌іце пољецоно видач на с̌віят атридзка̌ цу̊рке̌. Пљановано скр̌ижовач те̌ цу̊рке̌</text:p>
      <text:p text:style-name="P2">з Феидем-Раутга̌</text:p>
      <text:p text:style-name="P2">Гарконненем,</text:p>
      <text:p text:style-name="P2">братанќм</text:p>
      <text:p text:style-name="P2">барона</text:p>
      <text:p text:style-name="P2">Вљадіміра,</text:p>
      <text:p text:style-name="P2">заку́адая̌ц</text:p>
      <text:p text:style-name="P2">з дужим</text:p>
      <text:p text:style-name="P4"><text:soft-page-break/>правдоподобієњствем, же спу́одза̌ Квісатз Гадерах. Тимчасем з пр̌ичин, кту̊ре, як</text:p>
      <text:p text:style-name="P4">визнау́а, ніґди ніє биу́и дља нієј зупеу́ніє ясне, конкубіна љади Ј̈сс̌іка збунтовау́а с̌іє̌ пр̌ечівко</text:p>
      <text:p text:style-name="P4">розказом і урод̌іу́а сина. Юж само то повінно зааљармовач Бене Ґессеріт, же пр̌ипадкова</text:p>
      <text:p text:style-name="P4">змієнна вкраду́а с̌іє̌ до іх проґраму. Аље биу́и теж інне даљеко бард̌ієј важќ пошљакі, кту̊ре</text:p>
      <text:p text:style-name="P4">зостау́и жіґнороване:</text:p>
      <text:p text:style-name="P4">1. Яко ху́опієц Пауљ Атрида обявіяу́ здољнощ пр̌еповіяданія пр̌ишу́ощі. Вієд̌іяно, же</text:p>
      <text:p text:style-name="P4">мієва пророче відзенія, кту̊ре биу́и трафне, пр̌енікљіве і ніє давау́и с̌іє̌ вияс̌ніч в обре̌біє</text:p>
      <text:p text:style-name="P4">чтерех виміяру̊в.</text:p>
      <text:p text:style-name="P4">2. Матка Вієљебна Ґаіюс Гељен Могіям, Цензорка Пр̌еу́ожона Бене Ґессеріт, кту̊ра</text:p>
      <text:p text:style-name="P2">піє̌тнастољетнієґо Пауља поддау́а пру̊біє чу́овієчењства, пр̌изнаȷ̈, же в час̌іє овеј пру̊би</text:p>
      <text:p text:style-name="P4">поконау́ он бу̊љ віє̌кши ніж якакољвієк інна істота људзка в гісторії. Ј̈днак ніє замієща</text:p>
      <text:p text:style-name="P4">о тим ані су́ова в своім рапорчіє!</text:p>
      <text:p text:style-name="P4">3. Ќди ру̊д Атриду̊в спровад̌іу́ с̌іє̌ на пљанете̌ Арракіс, мієјшова споу́ечнощ фремењска</text:p>
      <text:p text:style-name="P4"><text:soft-page-break/>окр̌икне̌у́а Пауља пророќм, „ґу́осем споза с̌віята”. Бене Ґессеріт здавау́и собіє досконаље</text:p>
      <text:p text:style-name="P4">справе̌, же суровощ пр̌ироди таќј пљанети як Арракіс, бе̌да̌цеј ȷ̈дна̌ вієљка̌ пустинія̌, зупеу́ни</text:p>
      <text:p text:style-name="P4">брак натураљних збіёрніку̊в водних, поднієс̌ієніє наȷ̈љементарнієјших потр̌еб до ранґі</text:p>
      <text:p text:style-name="P4">справ жичія і с̌мієрчі, даȷ̈ в резуљтачіє високі одсетек особніку̊в податних на впу́иви</text:p>
      <text:p text:style-name="P4">психічне. Ј̈днак така реакця Фремену̊в ораз дужа завартощ пр̌иправи яко р̌уцая̌ци с̌іє̌</text:p>
      <text:p text:style-name="P4">в очи ељемент арракањсќј дієти зостау́и фау́шивіє жінтерпретоване пр̌ез обсерваторкі Бене</text:p>
      <text:p text:style-name="P4">Ґессеріт.</text:p>
      <text:p text:style-name="P4">4. Ќди Гарконненовіє і жоу́нієр̌е - фанатици Падишаха Імператора поновніє заȷ́љі</text:p>
      <text:p text:style-name="P4">Арракіс забіяя̌ц ојца Пауља і віє̌кшощ атридзкіх жоу́нієр̌и, Пауљ враз з матка̌ знікне̌љі. Аље</text:p>
      <text:p text:style-name="P4">правіє натихміяст появіу́и с̌іє̌ поґу́оскі о новим пр̌иву̊дци рељіґіјним вс̌ру̊д Фремену̊в,</text:p>
      <text:p text:style-name="P4">чу́овієку званим Муад’Дібем, кту̊реґо поновніє окр̌икніє̌то „ґу́осем з іннеґо с̌віята”.</text:p>
      <text:p text:style-name="P4">Донієс̌ієнія вираз́ніє ствієрдзау́и, <text:soft-page-break/>же товар̌иши му нова Матка Вієљебна з обр̌а̌дку</text:p>
      <text:p text:style-name="P4">Сајядіна, „кту̊ра то кобієта ґо зрод̌іу́а”. В досте̌пних Бене Ґессеріт архівах биу́о вираз́ніє</text:p>
      <text:p text:style-name="P4">напісане, же фремењсќ љеґенди о пророку завієрая̌ те ото су́ова: „Народ̌і с̌іє̌ он з чаровніци</text:p>
      <text:p text:style-name="P4">Бене Ґессеріт”.</text:p>
      <text:p text:style-name="P4">(Можна би довод̌іч, же Бене Ґессеріт о цау́е стуљечіє вчес̌нієј вису́ау́и своя̌ Місс̌іёнарія</text:p>
      <text:p text:style-name="P4">Протецтіва, би защепіу́а на Арракіс цос̌ на кштау́т теј љеґенди яко забезпієченіє на випадек,</text:p>
      <text:p text:style-name="P4">ґдиби кту̊рас̌ з чу́онкіњ шкоу́и знаљазу́а с̌іє̌ там в опау́ах і потр̌ебовау́а шгронієнія і же те̌</text:p>
      <text:p text:style-name="P4">љеґенде̌ о ґу́ос̌іє з тамтеґо с̌віята су́ушніє зљекцеважоно, понієваж пр̌ипомінау́а стандардови</text:p>
      <text:p text:style-name="P4">фортељ Бене Ґессеріт. Љеч биу́оби то су́ушне тиљко пр̌и зау́оженію, іж Бене Ґессеріт поста̌піу́и</text:p>
      <text:p text:style-name="P4">правіду́ово љекцеважа̌ц інне пошљакі дотича̌це Пауља Муад’Діба.)</text:p>
      <text:p text:style-name="P4">5. Ќди везбрау́а Афера Арракањска, до Бене Ґессеріт закоу́атау́а Ґіљдія Пљанетарна. Ґіљдія</text:p>
      <text:p text:style-name="P4">дау́а до зрозумієнія, же ȷ̈ј навіґатор̌и, кту̊р̌и заживаљі <text:soft-page-break/>наркотична̌ пр̌иправе̌ з Арракіс, би</text:p>
      <text:p text:style-name="P4">ос̌ія̌ґна̌у́ певієн пру̊ґ ясновідзенія, конієчнеґо до піљотованія статку̊в космічних</text:p>
      <text:p text:style-name="P4">в пр̌естр̌ені, биљі „занієпокоȷ̈ні пр̌ишу́ощіа̌” чи теж від̌ієљі „хмури на горизончіє”. Моґу́о</text:p>
      <text:p text:style-name="P4">то означач ȷ̈диніє, же від̌ієљі оні спљот пр̌ичиново - скуткови, пункт зборни нієзљічоних</text:p>
      <text:p text:style-name="P4">дељікатних децизї, поза кту̊рим дља ясновідза̌цеґо ока дроґа биу́а нієвідочна. Становіу́о то</text:p>
      <text:p text:style-name="P4">вираз́на̌ всказу̊вке̌, же яќс̌ д̌іяу́аніє інґеруȷ̈ в виміяри вижшеґо р̌е̌ду!</text:p>
      <text:p text:style-name="P4">(Кіљка Бене Ґессеріт од давна міяу́о с̌віядомощ, же Ґіљдія ніє може інґеровач</text:p>
      <text:p text:style-name="P4">безпос̌редніё у ȷ̈динеґо з́ру̊ду́а пр̌иправи, понієваж ȷ̈ј навіґатор̌и на сву̊ј ву́асни, куљави</text:p>
      <text:p text:style-name="P4">спосу̊б рад̌іљі юж собіє з виміярамі вижшеґо р̌е̌ду, пр̌инајмнієј на тиље, би с̌іє̌ зорієнтовач,</text:p>
      <text:p text:style-name="P4">же најмнієјше іх поткніє̌чіє на Арракіс може споводовач катастрофе̌. Знани биу́ ім факт, же</text:p>
      <text:p text:style-name="P2">навіґатор̌и Ґіљдії ніє потрафіљі пр̌евід̌ієч жаднеґо способу опанованія засобу̊в пр̌иправи</text:p>
      <text:p text:style-name="P4">без створ̌енія таќґо ву́ас̌ніє спљоту. Вніёсек, же ктос̌ обдар̌они моцамі вижшеґо р̌е̌ду</text:p>
      <text:p text:style-name="P4"><text:soft-page-break/>пр̌ејмуȷ̈ ву́ас̌ніє ву́адзе̌ над з́ру̊ду́ем пр̌иправи, насувау́ с̌іє̌ віє̌ц сам, а ȷ̈днак Бене</text:p>
      <text:p text:style-name="P4">Ґессеріт пр̌еґапіу́и тен момент цау́ковічіє.)</text:p>
      <text:p text:style-name="P4">Повижше факти провадза̌ до нієухроннеј конкљузї, же нієудољне починанія Бене Ґессеріт</text:p>
      <text:p text:style-name="P2">в теј справіє становіу́и резуљтат ȷ̈ще вижшеґо пљану, кту̊реґо биу́и зупеу́ніє нієс̌віядоме!</text:p>
      <text:p text:style-name="P4">ДОДАТЕК ІВ: Аљманак ен-Ашраф</text:p>
      <text:p text:style-name="P4">(Вибране усте̌пи з високіх роду̊в)</text:p>
      <text:p text:style-name="P4">ШАДДАМ ІВ (10134 - 10202)</text:p>
      <text:p text:style-name="P4">Падишах Імператор, ос̌іємд̌ієс̌ія̌ти пієрвши ву́адца з династії Цорріно зас̌іядая̌ци на</text:p>
      <text:p text:style-name="P4">Троніє Зу́отеґо Љва; пановау́ од 10156 (в тим року зґіна̌у́ ȷ̈ґо ојчієц, Ељроод ІX, отрути</text:p>
      <text:p text:style-name="P4">хаумурки) до року 10196, в кту̊рим установіёно реґенцȷ́ на р̌еч ȷ̈ґо најстаршеј цу̊ркі</text:p>
      <text:p text:style-name="P4">Іруљан. Ј̈ґо панованіє всу́авіу́о с̌іє̌ ґу́у̊вніє Ревољта̌ Арракањска̌, кту̊реј пр̌ичин вієљу</text:p>
      <text:p text:style-name="P4">гісторику̊в упатруȷ̈ в надмієрним уподобанію Шаддама ІВ до урочистощі дворскіх</text:p>
      <text:p text:style-name="P4">і пр̌епиху. В пієрвших шеснасту љатах ȷ̈ґо панованія шереґі бурсеґу̊в подвоіу́и с̌іє̌, зас̌</text:p>
      <text:p text:style-name="P4">фундуше на шкољеніє сардаукару̊в <text:soft-page-break/>курчиу́и с̌іє̌ з року на рок пр̌ез остатніє тр̌ид̌ієщі љат пр̌ед</text:p>
      <text:p text:style-name="P4">Ревољта̌. Міяу́ піє̌ч цу̊рек (Іруљан, Цгаљіце, Венс̌ічія, Ёс̌іфа і Руґі) і жадних љеґаљних сину̊в.</text:p>
      <text:p text:style-name="P4">Чтери цу̊ркі товар̌ишиу́и му на виґнанію. Ј̈ґо жона Аніруљ, Бене Ґессеріт з Тајнеј Ељіти,</text:p>
      <text:p text:style-name="P4">змару́а в 10176.</text:p>
      <text:p text:style-name="P4">ЉЕТО АТРИДА (10140 - 10191)</text:p>
      <text:p text:style-name="P4">Кузин по ка̌д̌ієљі Цорріно, че̌сто звани Червоним Кс̌іє̌чієм. Ру̊д Атриду̊в ву́адау́</text:p>
      <text:p text:style-name="P4">Каљаданем яко с̌ірідар-љеннем пр̌ез двад̌ієщіа покољењ, допу̊кі ніє змушоно ґо до</text:p>
      <text:p text:style-name="P4">пр̌енієс̌ієнія с̌іє̌ на Арракіс. Знани ȷ̈ст пр̌еде вшисткім яко ојчієц кс̌іє̌чія Пауља Муад’Діба,</text:p>
      <text:p text:style-name="P4">Реґента Умми. Ща̌ткі кс̌іє̌чія Љето спочивая̌ в С̌вія̌тині Чашкі на Арракіс. Ј̈ґо с̌мієрч</text:p>
      <text:p text:style-name="P2">пр̌ипісуȷ̈</text:p>
      <text:p text:style-name="P2">с̌іє̌ здрад̌іє доктора з Академії Сук і с̌ірідарові баронові Вљадімірові</text:p>
      <text:p text:style-name="P4">Гарконненові яко безпос̌реднієму справци.</text:p>
      <text:p text:style-name="P4">ЉАДИ Ј̈СС̌ІКА (Ј̈ј Вис. Атрида) (10154 - 10256)</text:p>
      <text:p text:style-name="P4">Родзона цу̊рка (інформатор Бене Ґессеріт) с̌ірідара барона Вљадіміра Гарконнена. Матка</text:p>
      <text:p text:style-name="P4"><text:soft-page-break/>кс̌іє̌чія Пауља Муад’Діба. Укоњчиу́а Академіє̌ Б.Ґ. на Ваљљах ІX.</text:p>
      <text:p text:style-name="P4">ЉАДИ АЉІЯ АТРИДА (10191 Правовіта цу̊рка кс̌іє̌чія Љето Атриди і ȷ̈ґо офіцяљнеј конкубіни љади Ј̈сс̌ікі. Љади Аљія</text:p>
      <text:p text:style-name="P4">урод̌іу́а с̌іє̌ на Арракіс окоу́о ос̌мію мієс̌іє̌ци по с̌мієрчі кс̌іє̌чія Љето. Пр̌ед народзенієм</text:p>
      <text:p text:style-name="P4">зеткне̌у́а с̌іє̌ з наркотиќм відма с̌віядомощі, цо повшехніє уход̌і за пр̌ичине̌ названія</text:p>
      <text:p text:style-name="P4">ȷ̈ј пр̌ез Бене Ґессеріт пр̌екље̌та̌. В гісторії повшехнеј знана ȷ̈ст яко с̌в. Аљія љуб с̌в. Аљіяод-Ножа (щеґу̊у́и патр̌: „С̌в. Аљія, у́овчині міљіярда с̌віяту̊в” піу̊ра Пандера Оуљсона).</text:p>
      <text:p text:style-name="P4">ВЉАДІМІР ГАРКОННЕН (10110 - 10193)</text:p>
      <text:p text:style-name="P2">Звикље вимієніяни яко барон Гарконнен, ȷ̈ґо формаљни титуу́ бр̌мі с̌ірідар (ґубернатор</text:p>
      <text:p text:style-name="P4">пљанетарни) барон. Вљадімір Гарконнен ȷ̈ст в простеј љінії потомќм башара Абуљурда</text:p>
      <text:p text:style-name="P4">Гарконнена, по бітвіє о Цоррін сказанеґо за тху̊р̌оство на виґнаніє. Повру̊т роду</text:p>
      <text:p text:style-name="P4">Гарконнену̊в до поте̌ґі на оґу̊у́ пр̌ипісуȷ̈ с̌іє̌ іх зре̌чним спекуљацём на ґієу́д̌іє ску̊р</text:p>
      <text:p text:style-name="P4">вієљорибіх і пу̊з́нієјшему застр̌икові мељанжовеј фортуни з Арракіс. <text:soft-page-break/>С̌ірідар барон зґіна̌у́ на</text:p>
      <text:p text:style-name="P2">Арракіс</text:p>
      <text:p text:style-name="P2">подчас</text:p>
      <text:p text:style-name="P2">Ревољти.</text:p>
      <text:p text:style-name="P2">Титуу́</text:p>
      <text:p text:style-name="P2">на</text:p>
      <text:p text:style-name="P2">кру̊тко</text:p>
      <text:p text:style-name="P2">пр̌ипаду́</text:p>
      <text:p text:style-name="P2">на-баронові,</text:p>
      <text:p text:style-name="P2">Феидові-Раучіє</text:p>
      <text:p text:style-name="P4">Гарконненові.</text:p>
      <text:p text:style-name="P4">ГРАБІЯ ГАС̌ІМІР ФЕНРІНҐ (10133 - 10225)</text:p>
      <text:p text:style-name="P4">По ка̌д̌ієљі спокревніёни з родем Цорріно; биу́ товар̌ишем д̌ієчіњства Шаддама ІВ.</text:p>
      <text:p text:style-name="P4">(Че̌сто дискредитована „Пірацка гісторія Цорріно” подаȷ̈ застанавіяя̌ца̌ версȷ́, же то Фенрінґ</text:p>
      <text:p text:style-name="P4">подсуна̌у́ хаумурки Ељроодові ІX). Вшистќ з́ру̊ду́а са̌ зґодне цо до теґо, же Фенрінґ биу́</text:p>
      <text:p text:style-name="P4">најбљіжшим, ȷ̈с̌љі ніє ȷ̈диним, пр̌иячієљем Шаддама ІВ. Імперіяљне функцȷ̈ пеу́ніёне пр̌ез</text:p>
      <text:p text:style-name="P4">грабієґо Фенрінґа то: пеу́номоцнік Імперіюм на Арракіс в час̌іє панованія там Гарконнену̊в</text:p>
      <text:p text:style-name="P4"><text:soft-page-break/>ораз с̌ірідар-ін-абсентія Каљадану. Пр̌иу́а̌чиу́ с̌іє̌ до Шаддама ІВ в ȷ̈ґо одособнієнію на Саљуса</text:p>
      <text:p text:style-name="P4">Сецундус.</text:p>
      <text:p text:style-name="P4">ГРАБІЯ ҐЉОССОУ РАББАН (10132 - 10193)</text:p>
      <text:p text:style-name="P4">Ґљоссоу Раббан, грабія на Љанківеіљ, биу́ старшим братанќм Вљадіміра Гарконнена.</text:p>
      <text:p text:style-name="P4">Ґљоссоу Раббан і Феид-Раутга Раббан (кту̊ри пр̌ибрау́ назвіско Гарконнен по тим, як ґо</text:p>
      <text:p text:style-name="P4">вибрано на дву̊р с̌ірідара барона) биљі правовітимі синамі Абуљурда, му́одшеґо брата с̌ірідара</text:p>
      <text:p text:style-name="P4">барона. Абуљурд вир̌еку́ с̌іє̌ назвіска Гарконнен і вшисткіх прав до титуу́у в заміян за</text:p>
      <text:p text:style-name="P2">ґубернаторство подокре̌ґу Раббан-Љанківеіљ. Раббан ȷ̈ст назвісќм љінії жењсќј.</text:p>
      <text:p text:style-name="P4">Термінољоґія Імперіюм</text:p>
      <text:p text:style-name="P4">Студіюя̌ц гісторіє̌ Імперіюм, Арракіс і цау́а̌ куљтуре̌, кту̊ра видау́а̌ Муад’Діба, напотиками</text:p>
      <text:p text:style-name="P4">вієље нієспотиканих терміну̊в. Помоц в розумієнію то цељ хваљебни, ста̌д те поніжеј подане</text:p>
      <text:p text:style-name="P4">дефініцȷ̈ і вияс̌нієнія.</text:p>
      <text:p text:style-name="P4">А</text:p>
      <text:p text:style-name="P4">АБА: љуз́на шата ношона пр̌ез Фременкі, зазвичај чарна.</text:p>
      <text:p text:style-name="P4">АХ: зврот в љево, коменда стерніка <text:soft-page-break/>червія.</text:p>
      <text:p text:style-name="P4">АДАБ: ву́адча паміє̌ч, кту̊ра оґарнія чу́овієка сама з с̌ієбіє.</text:p>
      <text:p text:style-name="P4">АЯТ: знакі жичія (патр̌: Бурган).</text:p>
      <text:p text:style-name="P4">АКАРСО: рос̌љіна походза̌ца з С̌ікун (70 пљанета Аљфи Ве̌жовніка) о характеристичних,</text:p>
      <text:p text:style-name="P4">ніємаљ простока̌тних љіщіах. Іх зієљоне і біяу́е паси означая̌ трвау́и двустан ру̊внољеґу́их</text:p>
      <text:p text:style-name="P4">активних і ус̌піёних реґіёну̊в хљорофіљових.</text:p>
      <text:p text:style-name="P4">АЉАМ АЉ-МІТГАЉ: містична краіна подобієњства, в кту̊реј ніє ма жадних фізичних</text:p>
      <text:p text:style-name="P4">оґранічењ.</text:p>
      <text:p text:style-name="P4">АЉ-ЉАТ: пієрвотне су́оњце родзаю људзќґо; поточніє: су́оњце каждеј пљанети.</text:p>
      <text:p text:style-name="P4">АМПОЉІРОС: љеґендарни „љатая̌ци Гољендер” космосу.</text:p>
      <text:p text:style-name="P4">АМТАЉ аљбо ПРАВО АМТАЉ: звичаёве право на примітивних пљанетах, на моци</text:p>
      <text:p text:style-name="P4">кту̊реґо поддаȷ̈ с̌іє̌ цос̌ пру̊біє дља устаљенія оґранічењ ба̌д̌ь манкаменту̊в. Повшехніє: пру̊ба</text:p>
      <text:p text:style-name="P4">ніща̌ца.</text:p>
      <text:p text:style-name="P4">АQЉ: пру̊ба розуму. Пієрвотніє „с̌ієдем питањ містичних” зачиная̌цих с̌іє̌ од: „Кто то</text:p>
      <text:p text:style-name="P4">ȷ̈ст тен, кту̊ри мис̌љі?”</text:p>
      <text:p text:style-name="P4">АРРАКІН: пієрвша осада на Арракіс; <text:soft-page-break/>пр̌ез ду́уґі час с̌ієд̌іба р̌а̌ду пљанетарнеґо.</text:p>
      <text:p text:style-name="P4">АРРАКІС: пљанета звана яко Діюна, тр̌ечія пљанета Цанопуса.</text:p>
      <text:p text:style-name="P4">АССАСС̌ІНА ПОРАДНІК: спор̌а̌дзона в тр̌ечім вієку компіљаця дотича̌ца тручізн</text:p>
      <text:p text:style-name="P2">уживаних</text:p>
      <text:p text:style-name="P2">звикље в Војніє Ассасс̌іну̊в.</text:p>
      <text:p text:style-name="P2">Розшер̌она пу̊з́нієј</text:p>
      <text:p text:style-name="P2">о ву́а̌чоне до нієј</text:p>
      <text:p text:style-name="P4">с̌мієрчіёнос̌не нар̌е̌д̌ія на моци Покою Ґіљдијсќґо і Вієљќј Конвенцї.</text:p>
      <text:p text:style-name="P4">АУЉІЯ: в рељіґії Пієљґр̌иму̊в Зенсунні жењска істота по љевіци Боґа, су́ужебніца Боґа.</text:p>
      <text:p text:style-name="P4">АУМАС: тручізна подана в ȷ̈дзенію (доку́адніє: тручізна в сухим поживієнію).</text:p>
      <text:p text:style-name="P4">В нієкту̊рих діяљектах: хаумас.</text:p>
      <text:p text:style-name="P4">АВАРИЈНЕ ДР̌ВІ аљбо АВАРИЈНИ ШЉАБАН (поточніє: ава-др̌ві љуб авашљабан): довољна пентарча уставіёна в цељу пр̌епущенія окрес̌љонеј особи, жеби ȷ̈ј</text:p>
      <text:p text:style-name="P2">уможљівіч учієчке̌ пр̌ед евентуаљним пощіґієм (патр̌: ПЕНТАРЧА).</text:p>
      <text:p text:style-name="P4">Б</text:p>
      <text:p text:style-name="P4">БАККА: ве фремењсќј љеґенд̌іє <text:soft-page-break/>пу́ачек опу́акуя̌ци цау́и родзај људзкі.</text:p>
      <text:p text:style-name="P4">БАКЉАВА: трещіве чіясто спор̌а̌дзоне з сиропем дактиљовим.</text:p>
      <text:p text:style-name="P4">БАЉІСЕТА: д̌ієвіє̌чіёструнови шарпани інструмент музични походза̌ци в простеј љінії</text:p>
      <text:p text:style-name="P4">од цитри, настроёни в тонацї Цгусук. Уљубіёни інструмент трубадуру̊в імперіяљних.</text:p>
      <text:p text:style-name="P4">БАРАКА: цудотву̊рца, с̌віє̌ти юж за жичія.</text:p>
      <text:p text:style-name="P4">БАРВОЉВЕР: пістољет пиу́ови на у́адункі ељектростатичне, сконструовани на Арракіс</text:p>
      <text:p text:style-name="P4">і су́ужа̌ци до ставіянія барвних знаку̊в на дужеј повієр̌хні піяску.</text:p>
      <text:p text:style-name="P2">БАСЕН</text:p>
      <text:p text:style-name="P2">ПИУ́ОПУ́ИВУ̊В: розљеґу́а депреся на</text:p>
      <text:p text:style-name="P2">повієр̌хні Арракіс випеу́ніёна</text:p>
      <text:p text:style-name="P4">наґромадзоним в чія̌ґу стуљечі пиу́ем, кту̊ри подљеґа пу́ивом.</text:p>
      <text:p text:style-name="P4">БАШАР: (че̌сто пуу́ковнік башар): офіцер сардаукару̊в о ȷ̈ден стопієњ вижши шаржа̌ од</text:p>
      <text:p text:style-name="P4">пуу́ковніка в зуніфікованеј гієрархії Імперіюм. Стопієњ створ̌они дља војсковеґо</text:p>
      <text:p text:style-name="P4">коменданта подреґіёну пљанетарнеґо. Титуу́ башара корпусу ȷ̈ст застр̌ежони виу́а̌чніє до</text:p>
      <text:p text:style-name="P4">ужитку војсковеґо.</text:p>
      <text:p text:style-name="P4"><text:soft-page-break/>БЕДВІНЕ: патр̌: ІХВАН БЕДВІНЕ.</text:p>
      <text:p text:style-name="P4">БЕЉА ТЕҐЕУСЕ: пія̌та пљанета Куентс̌інґ; тр̌ечіє мієјше постою в пр̌имусовеј міґрацї</text:p>
      <text:p text:style-name="P4">Зенсунніту̊в (Фремену̊в).</text:p>
      <text:p text:style-name="P4">БЕНЕ ҐЕССЕРІТ: старожитна шкоу́а кштау́ценія духа і чіяу́а зау́ожона пр̌еде вшисткім</text:p>
      <text:p text:style-name="P4">дља д̌ієвча̌т по тим, як Д̌ігад Камердињска зніщиу́а так зване „мис̌ља̌це махіни”</text:p>
      <text:p text:style-name="P4">і роботи.</text:p>
      <text:p text:style-name="P4">Б.Ґ.: жарґонове окрес̌љеніє Бене Ґессеріт.</text:p>
      <text:p text:style-name="P4">БГОТАНІ Д̌ІБ: патр̌: ХАКОБСА.</text:p>
      <text:p text:style-name="P4">БІБЉІЯ ПРОТЕСТАНЦКО - КАТОЉІЦКА: „Кс̌іє̌ґа Кс̌ія̌ґ”, пісмо с̌віє̌те опрацоване</text:p>
      <text:p text:style-name="P4">пр̌ез Конґрес Екуменічни Федерацї. Завієра ељементи најстарших рељіґії, у́а̌чніє з Маометг</text:p>
      <text:p text:style-name="P4">Саарі, хр̌ещіяњска̌ Магаиана̌, катољіцизмем зенсунніцкім і пр̌еказамі буддоісљамскімі. За</text:p>
      <text:p text:style-name="P4">ȷ̈ј највижше пр̌иказаніє уважа с̌іє̌: „Ніє бе̌д̌ієш каљечиу́ духа”.</text:p>
      <text:p text:style-name="P4">БІ-ЉА КАІФА: Амен. (Досу́овніє: „Нічеґо юж ніє тр̌еба вияс̌ніяч”).</text:p>
      <text:p text:style-name="P4">БІНДУ: одноша̌ци с̌іє̌ до систему нервовеґо чу́овієка, щеґу̊љніє до тренінґу</text:p>
      <text:p text:style-name="P4">нервовеґо. Че̌сто окрес̌љане як біндунерватура. (Патр̌: ПРАНА).</text:p>
      <text:p text:style-name="P4"><text:soft-page-break/>БІНДУ ЉЕТАРҐ: специфічна форма катаљепсї самовзбудзонеј.</text:p>
      <text:p text:style-name="P4">БЉЕХ: пу́аска, отварта пустинія.</text:p>
      <text:p text:style-name="P4">БУРГАН: доводи жичія (зазвичај: аят і бурган жичія. Патр̌: АЯТ).</text:p>
      <text:p text:style-name="P4">БУРКА: ізољована опоњча ношона пр̌ез Фремену̊в на пустині.</text:p>
      <text:p text:style-name="P4">БУРСЕҐ: дову̊дца начељни сардаукару̊в.</text:p>
      <text:p text:style-name="P2">БР̌ЕМІЄ̌ ВОДИ: у Фремену̊в: ду́уґ на с̌мієрч і зичіє.</text:p>
      <text:p text:style-name="P4">Ц</text:p>
      <text:p text:style-name="P4">ЦЕДУУ́А ДОРОБКУ: реȷ̈стр ґу́у̊вни Бене Ґессеріт, ȷ̈ј проґрам људзќј годовљі,</text:p>
      <text:p text:style-name="P4">змієр̌ая̌цеґо до виданія Квісатз Гадерах.</text:p>
      <text:p text:style-name="P4">ЦЕНЗОРКА ПР̌ЕУ́ОЖОНА: Матка Вієљебна Бене Ґессеріт бе̌да̌ца ȷ̈дночес̌ніє</text:p>
      <text:p text:style-name="P4">директорка̌ реґіёнаљнеј шкоу́и Б.Ґ. (Поточніє: Бене Ґессеріт Ясновідза̌ца).</text:p>
      <text:p text:style-name="P4">ХАКОБСА: так звани „ȷ́зик маґнетични”, че̌щіово виводза̌ци с̌іє̌ з прадавнеґо</text:p>
      <text:p text:style-name="P4">бготані (Бготан-д̌іб, ґд̌іє „д̌іб” означа діяљект). Мієшанка старожитних нар̌ечи</text:p>
      <text:p text:style-name="P4">змодифікованих в цељу утајнієнія, кту̊реј подставе̌ станові ȷ́зик у́овієцкі Бготані, наȷ̈мних</text:p>
      <text:p text:style-name="P4">мордерцу̊в з окресу пієрвших Воȷ̈н <text:soft-page-break/>Ассасс̌іну̊в.</text:p>
      <text:p text:style-name="P4">ХАНД̌АР: обос̌ієчни кру̊ткі мієч (љуб ду́уґі ну̊ж) з љекко закр̌ивіёним остр̌ем</text:p>
      <text:p text:style-name="P4">ду́уґощі окоу́о двуд̌ієсту центиметру̊в.</text:p>
      <text:p text:style-name="P4">ХАУМАС: в певних діяљектах аумас: тручізна в сухим покарміє, в одру̊жнієнію од</text:p>
      <text:p text:style-name="P4">тручізни подаванеј в якіс̌ інни спосу̊б.</text:p>
      <text:p text:style-name="P4">ХАУМУРКИ: в нієкту̊рих діяљектах муски љуб мурки; тручізна подавана в напою.</text:p>
      <text:p text:style-name="P4">ХЕОПС: шахи пірамідаљне - шахи д̌ієвієчіёпіє̌трове. Ґра з подву̊јним цељем</text:p>
      <text:p text:style-name="P4">умієщенія ву́аснеј кру̊љовеј на щичіє і зашахованія кру̊ља пр̌ечівніка.</text:p>
      <text:p text:style-name="P4">ХЕРЕМ: братерство нієнавіщі (зазвичај ход̌і о земсте̌).</text:p>
      <text:p text:style-name="P4">ХУСУК: чварта пљанета Тети Шаљіш, так звана „Пљанета Музична”, су́инна з якощі</text:p>
      <text:p text:style-name="P4">інструменту̊в музичних (патр̌: ВАРОТА).</text:p>
      <text:p text:style-name="P4">ЧІЕЉАҐО: довољни пр̌едставічієљ ґатунку Цгіроптера пр̌истосовани до пр̌еношенія</text:p>
      <text:p text:style-name="P4">віядомощі дистрансових.</text:p>
      <text:p text:style-name="P4">ЦОРІЁЉІСА, КУР̌АВА: кажди поважнієјши самум на Арракіс, ґд̌іє <text:soft-page-break/>вієя̌це на</text:p>
      <text:p text:style-name="P4">отвартих ру̊внінах віятри са̌ взмаґане пр̌ез рух обротови пљанети, аж ос̌ія̌ґая̌ пре̌дкощ до</text:p>
      <text:p text:style-name="P4">700 кіљометру̊в на ґод̌іне̌.</text:p>
      <text:p text:style-name="P4">ЦОРРІН, БІТВА О: бітва космічна, од кту̊реј пр̌ибрау́ назвіско ру̊д імперіяљни Цорріно.</text:p>
      <text:p text:style-name="P4">Бітва сточона в побљіжу С̌іґми Смока в року 88 П.Ґ., устаљіу́а панованіє роду ву́адая̌цеґо</text:p>
      <text:p text:style-name="P4">Саљуса Сецундус.</text:p>
      <text:p text:style-name="P4">ЧЕЉУЩ ПИУ́ОВА: кажда ґу́е̌бока щељіна љуб депреся на пустині Арракіс випеу́ніёна</text:p>
      <text:p text:style-name="P4">пиу́ем, на око ніє ру̊жнія̌ца с̌іє̌ од повієр̌хні оточенія; с̌мієртељна пуу́апка, в кту̊реј чу́овієк</text:p>
      <text:p text:style-name="P4">ба̌д̌ь звієр̌е̌ запада с̌іє̌ і знајдуȷ̈ с̌мієрч пр̌ез удушеніє (патр̌: БАСЕН ПИУ́ОПУ́ИВУ̊В).</text:p>
      <text:p text:style-name="P4">ЧЕРВ ПУСТИНІ: патр̌: СГАІ-ГУЉУД.</text:p>
      <text:p text:style-name="P2">Д</text:p>
      <text:p text:style-name="P4">ДАР АЉ-ГІКМАН: шкоу́а рељіґіјнеґо ту́умаченія љуб інтерпретацї.</text:p>
      <text:p text:style-name="P4">ДЕРАХ: зврот в право; коменда стеровніка червія.</text:p>
      <text:p text:style-name="P4">ДІЦТУМ ФАМІЉІЯ: реґуу́а Вієљќј Конвенцї, кту̊ра заказуȷ̈ ус̌мієрцанія кру̊љевсќј</text:p>
      <text:p text:style-name="P4">особи љуб чу́онка висоќґо роду пр̌и помоци подсте̌пу нієзґоднеґо з пр̌епісамі. Реґуу́а</text:p>
      <text:p text:style-name="P4"><text:soft-page-break/>подкрес̌ља подстави правне і оґраніча нар̌е̌д̌ія морду.</text:p>
      <text:p text:style-name="P4">ДІЮНІД̌І: ідіёматичне окрес̌љеніє піяхману̊в, пошуківачи пр̌иправи і подобних ім</text:p>
      <text:p text:style-name="P4">људ̌і пустині Арракіс, Піяхмані, Мељанжер̌и.</text:p>
      <text:p text:style-name="P2">ДОЗОРОВІЄЦ</text:p>
      <text:p text:style-name="P2">ШПЕРАЧИ:</text:p>
      <text:p text:style-name="P2">љеккі</text:p>
      <text:p text:style-name="P2">орнітоптер</text:p>
      <text:p text:style-name="P2">екіпи</text:p>
      <text:p text:style-name="P2">пошуківачи</text:p>
      <text:p text:style-name="P2">пр̌иправи,</text:p>
      <text:p text:style-name="P4">визначони на пункт доводзенія обсерватору̊в і охрони.</text:p>
      <text:p text:style-name="P4">ДРУҐІ КС̌ІЕ̌ЖИЦ: мнієјши з дву̊х сатељіту̊в Арракіс, ґодни уваґі зе взґље̌ду на</text:p>
      <text:p text:style-name="P4">сиљветке̌ миши канґур̌еј в р̌ез́біє повієр̌хні.</text:p>
      <text:p text:style-name="P4">ДРИФ: вту̊рна кољекторова фаза ґенератора поља Гољзмана. Знос̌і чія̌женіє в певних</text:p>
      <text:p text:style-name="P4">ґраніцах, окрес̌љоних пропорцямі маси і зужичія енерґії.</text:p>
      <text:p text:style-name="P4">ДУДНІК: кру̊ткі паљік з механізмем спре̌жиновим і коу́атка̌ на коњцу. Застосованіє: по</text:p>
      <text:p text:style-name="P2"><text:soft-page-break/>вбічію</text:p>
      <text:p text:style-name="P2">в піясек</text:p>
      <text:p text:style-name="P2">і вправієнію</text:p>
      <text:p text:style-name="P2">в „дуднієніє”</text:p>
      <text:p text:style-name="P2">пр̌ивоу́уȷ̈</text:p>
      <text:p text:style-name="P2">сгаі-гуљуда</text:p>
      <text:p text:style-name="P2">(патр̌:</text:p>
      <text:p text:style-name="P2">ГАКІ</text:p>
      <text:p text:style-name="P4">СТВОР̌ИЧІЕЉА).</text:p>
      <text:p text:style-name="P4">ДИСТРАНС: ур̌а̌дзеніє до викониванія одбітек неуронових в системіє нервовим</text:p>
      <text:p text:style-name="P4">ґатунку Цгіроптера љуб птаку̊в. Натураљни ґу́ос створ̌енія завієра втеди запіс віядомощі,</text:p>
      <text:p text:style-name="P4">кту̊ра̌ з теј фаљі нос̌неј можна виодре̌бніч за помоца̌ друґієґо дистрансу.</text:p>
      <text:p text:style-name="P4">Д̌ІГАД: круцята рељіґіјна, круцята фанатична.</text:p>
      <text:p text:style-name="P4">Д̌ІГАД КАМЕРДИЊСКА: (патр̌: ВІЄЉКА РЕВОЉТА) - круцята пр̌ечівко</text:p>
      <text:p text:style-name="P4">компутером, машином мис̌ља̌цим і с̌віядомим роботом розпоче̌та в 201 П.Ґ. і закоњчона</text:p>
      <text:p text:style-name="P4">в 108 П.Ґ. Ј̈ј ґу́у̊вне пр̌иказаніє заховау́о с̌іє̌ в Бібљії П.К. яко „Ніє бе̌д̌ієш чиніу́</text:p>
      <text:p text:style-name="P4"><text:soft-page-break/>махін на подобієњство розуму људзќґо”.</text:p>
      <text:p text:style-name="P4">Д̌УББА, ПУ́АЩ: пу́ащ універсаљни (можна ґо наставіч так, би одбіяу́ љуб</text:p>
      <text:p text:style-name="P4">пр̌епущау́ промієніюя̌це чієпу́о, зробіч з нієґо гамак љуб наміёт), на Арракіс повшехніє</text:p>
      <text:p text:style-name="P4">ношони на фіљтрфрак.</text:p>
      <text:p text:style-name="P4">Е</text:p>
      <text:p text:style-name="P4">ЕҐО-ОБРАЗ: подобізна виконана за помоца̌ проȷ̈ктора сжіґаструновеґо, здољнеґо до</text:p>
      <text:p text:style-name="P4">одданія субтељних порушењ, кту̊ре якоби оддая̌ істоте̌ еґо.</text:p>
      <text:p text:style-name="P4">ЕКАЗ: чварта пљанета Бети Аљфа Центаурі, звана раȷ̈м р̌ез́біяр̌и, понієваж ȷ̈ст ојчизна̌</text:p>
      <text:p text:style-name="P4">мґієљніци, поросту дая̌цеґо с̌іє̌ кштау́товач с̌іу́а̌ самеј мис̌љі људзќј.</text:p>
      <text:p text:style-name="P4">ЕЉАККА: наркотик отр̌имивани в процес̌іє спаљанія крвісто узіярніёнеґо древна ељакка</text:p>
      <text:p text:style-name="P2">з Еказ. Ј̈ґо д̌іяу́аніє пољеґа на правіє цау́ковітим виґашенію інстинкту самозаховавчеґо.</text:p>
      <text:p text:style-name="P4">Ску̊ра особніка подданеґо д̌іяу́анію наркотику виказуȷ̈ характеристични кољор мархві.</text:p>
      <text:p text:style-name="P4">Повшехніє стосовани до пр̌иґотовиванія нієвољніку̊в ґљадіятору̊в на арене̌.</text:p>
      <text:p text:style-name="P4"><text:soft-page-break/>ЕЉ-САЯЉ: „дещ піяску”. Опад пиу́у, взнієс̌іёнеґо на с̌реднія̌ високощ (окоу́о 200</text:p>
      <text:p text:style-name="P4">метру̊в) пр̌ез кур̌аве̌ Цоріёљіса. Ељ-саȷ̈ље че̌сто спровадзая̌ віљґоч на повієр̌хніє̌ зіємі.</text:p>
      <text:p text:style-name="P4">ЕРҐ: розљеґу́и обшар видм, мор̌е піяску.</text:p>
      <text:p text:style-name="P4">Ф</text:p>
      <text:p text:style-name="P4">ФАІ: даніна водна, ґу́у̊вна форма пу́атнощі податку на Арракіс.</text:p>
      <text:p text:style-name="P4">ФЕУФРЕЉУХЕС: штивна реґуу́а под̌іяу́у кљасовеґо еґзеквованія пр̌ез Імперіюм.</text:p>
      <text:p text:style-name="P4">„Мієјше дља каждеґо чу́овієка і кажди чу́овієк за своім мієјшу”.</text:p>
      <text:p text:style-name="P4">ФЕДАЈКІНІ: фремењши командос̌і смієрчі; гісоричніє: ґрупа људ̌і, кту̊р̌и с̌іє̌ зебраљі</text:p>
      <text:p text:style-name="P4">і пр̌ис̌іє̌ґљі пос̌віє̌чіч жичіє в іміє̌ справієдљівощі.</text:p>
      <text:p text:style-name="P4">ФІЉТРФРАК: осу́аніяя̌ци чіяу́о убіу̊р винаљезіёни на Арракіс. Ј̈ґо мікроварствова</text:p>
      <text:p text:style-name="P4">тканіна пеу́ні роље̌ поху́аніяча чієпу́а і фіљтру вид̌ієљін чіяу́а. Одзискана віљґоч можна черпач</text:p>
      <text:p text:style-name="P4">за пос̌редніцтвем руркі з ќшені у́овних.</text:p>
      <text:p text:style-name="P4">ФІЉТРНАМІЁТ: мау́е щељне помієщеніє з тканіни мікроварствовеј, пр̌езначоне</text:p>
      <text:p text:style-name="P4">до одзиску - в постачі води пітнеј - <text:soft-page-break/>віљґочі видаљанеј з оддехем пр̌ебивая̌цих в нім</text:p>
      <text:p text:style-name="P4">људ̌і.</text:p>
      <text:p text:style-name="P4">ФІЉТРВТИК: фіљтр носови уживани враз з фіљтрфраќм до хвитанія видиханеј віљґочі.</text:p>
      <text:p text:style-name="P4">ФІQГ: познаніє, засада рељіґіјна; ȷ̈дно з на поу́и љеґендарних з́ру̊деу́ рељіґії Пієљґр̌иму̊в</text:p>
      <text:p text:style-name="P4">Зенсунні.</text:p>
      <text:p text:style-name="P4">ФРЕҐАТА: највіє̌кши статек космічни, які може ља̌довач на повієр̌хні пљанети</text:p>
      <text:p text:style-name="P4">і стартовач з нієј в цау́ощі.</text:p>
      <text:p text:style-name="P4">ФРЕМЕНІ: вољне пљеміёна Арракіс, мієшкањци пустині, нієдобіткі Пієљґр̌иму̊в Зенсунні.</text:p>
      <text:p text:style-name="P4">(Веду́уґ Мау́еј Енцикљопедії Імперіюм: „Пірачі Піяску”).</text:p>
      <text:p text:style-name="P4">ФРЕМСАК: саква з випосаженієм уможљівіяя̌цим пр̌ежичіє в пустині, виробіяна пр̌ез</text:p>
      <text:p text:style-name="P4">Фремену̊в.</text:p>
      <text:p text:style-name="P4">Ґ</text:p>
      <text:p text:style-name="P4">ҐАЉАХ:</text:p>
      <text:p text:style-name="P2">наљечіяу́ощіамі</text:p>
      <text:p text:style-name="P2">офіцяљни</text:p>
      <text:p text:style-name="P2">ȷ́зик</text:p>
      <text:p text:style-name="P2">љексикаљнимі</text:p>
      <text:p text:style-name="P2">Фремену̊в.</text:p>
      <text:p text:style-name="P2"><text:soft-page-break/>Гибрида</text:p>
      <text:p text:style-name="P2">пр̌исвоёнимі</text:p>
      <text:p text:style-name="P2">од</text:p>
      <text:p text:style-name="P2">анґљо</text:p>
      <text:p text:style-name="P2">-</text:p>
      <text:p text:style-name="P2">су́овіяњска,</text:p>
      <text:p text:style-name="P2">зру̊жніцованих</text:p>
      <text:p text:style-name="P2">куљтур</text:p>
      <text:p text:style-name="P4">з с̌іљнимі</text:p>
      <text:p text:style-name="P2">в тракчіє</text:p>
      <text:p text:style-name="P4">вієљоетапових міґрацї чу́овієка.</text:p>
      <text:p text:style-name="P4">ҐАЉЕОН: највіє̌кши транспортовієц в системіє пр̌евозовим Ґіљдії Пљанетарнеј.</text:p>
      <text:p text:style-name="P2">ҐАМОНТ: тр̌ечія пљанета Ніюсге, су́иніє зе свеј гедоністичнеј куљтури і еґзотичних</text:p>
      <text:p text:style-name="P4">практик сексуаљних.</text:p>
      <text:p text:style-name="P4">ҐА̌С̌ІЕНІК ПІЯСКОВИ: поточна назва машини здољнеј до порушанія с̌іє̌ по</text:p>
      <text:p text:style-name="P4">повієр̌хні Арракіс, пр̌езначонеј до пошуківанія і збіёру мељанжу.</text:p>
      <text:p text:style-name="P4">ҐЕЈР: монаднок.</text:p>
      <text:p text:style-name="P4">ҐЕЈРАТ: на впрост; коменда стерніка червія.</text:p>
      <text:p text:style-name="P4">ҐГАФЉА: нієумієȷ́тнощ скупієнія с̌іє̌ <text:soft-page-break/>в обецнощі натре̌тнеј мухи. Ста̌д: особа хвієјна,</text:p>
      <text:p text:style-name="P4">кту̊реј ніє наљежи уфач.</text:p>
      <text:p text:style-name="P4">ҐГАНІМА: цос̌ здобитеґо в бітвіє љуб в поȷ̈динку. Повшехніє: безужитечна памія̌тка</text:p>
      <text:p text:style-name="P4">з ваљкі, будза̌ца ȷ̈диніє вспомнієнія.</text:p>
      <text:p text:style-name="P4">ҐІЄДІ ПРІМЕ: 36 пљанета бети Ве̌жовніка, ојчизна Гарконнену̊в. Пљанета с̌реднієј</text:p>
      <text:p text:style-name="P4">пр̌идатнощі до жичія і су́абеј активнощі процесу фотосинтези.</text:p>
      <text:p text:style-name="P4">ҐІЉДІЯ: Ґіљдія Пљанетарна, ȷ̈дно з тр̌ех раміён пољітичнеґо тру̊јноґа, на кту̊рим вспієра</text:p>
      <text:p text:style-name="P4">с̌іє̌ Вієљка Конвенця. Од часу̊в Д̌ігад Камердињсќј ȷ̈ст Ґіљдія друґа̌ (патр̌: Бене</text:p>
      <text:p text:style-name="P4">Ґессеріт) шкоу́а̌ кштау́ценія духа і чіяу́а. Повстаніє монопољу Ґіљдії в д̌ієд̌ініє подру̊жи,</text:p>
      <text:p text:style-name="P4">транспорту і банковощі міє̌дзинародовеј пр̌иȷ́то зза дате̌ поча̌ткова̌ каљендар̌а Імперіюм.</text:p>
      <text:p text:style-name="P4">ҐІНАЗ, РУ̊Д: биљі союшніци кс̌іє̌чія Љето Атриди. Зостаљі побічі в војніє ассасс̌іну̊в</text:p>
      <text:p text:style-name="P4">з Ґрумман.</text:p>
      <text:p text:style-name="P4">ҐІЮДІХАР: с̌віє̌та правда (повшехніє спотикане в вираженію ґіюдіхар мантене;</text:p>
      <text:p text:style-name="P4">правда пієрвотна і подставова).</text:p>
      <text:p text:style-name="P4">ҐУ́ОС: вшехстронне вишкољеніє <text:soft-page-break/>пр̌ез Бене Ґессеріт, кту̊ре позваља адептові пановач</text:p>
      <text:p text:style-name="P4">над іннимі ȷ̈диніє за помоца̌ одчієні барви ґу́осу.</text:p>
      <text:p text:style-name="P4">ҐУ́УШАК: броњ міётая̌ца на повољне почіскі; вир̌уца бољец з тручізна̌ љуб наркотиќм</text:p>
      <text:p text:style-name="P4">в ґрочіє. Скутечнощ ȷ̈ст оґранічона наставієнієм тарчи і рухем взґље̌дним цељу і почіску.</text:p>
      <text:p text:style-name="P4">ҐОМ Д̌АББАР: вру̊ґ остатечни; ова щеґу̊љна затрута іґу́а з у́адунќм метациянку,</text:p>
      <text:p text:style-name="P4">кту̊реј цензоркі Бене Ґессеріт уживая̌ до поддаванія с̌віядомощі људзќј пру̊біє с̌мієрчі.</text:p>
      <text:p text:style-name="P4">ҐРАБЕН: ду́уґо ру̊в тектонічни повстау́и в виніку ос̌іяданія ґрунту вивоу́анеґо рухамі</text:p>
      <text:p text:style-name="P4">ґу́е̌бієј поу́ожоних варств крустаљних.</text:p>
      <text:p text:style-name="P4">ҐРАЯ̌ЦИ ПІЯСЕК: піясек о так оґромнеј споістощі, же кажде ґвау́товнієјше удер̌еніє</text:p>
      <text:p text:style-name="P4">в повієр̌хніє̌ розљеґа с̌іє̌ донос̌ніє як ґу́ос бе̌бна.</text:p>
      <text:p text:style-name="P4">ҐРОТ-ҐОЊЧАК: остра др̌азґа метаљова, кту̊ра шибуȷ̈ в дрифіє і за помоца̌ укритеј</text:p>
      <text:p text:style-name="P4">в побљіжу консољі стерована ȷ̈ст як почіск; поспољіта броњ скритобу̊јча.</text:p>
      <text:p text:style-name="P4">ҐРУ̊Д̌Ь: пр̌енос̌не пљастікове <text:soft-page-break/>замкніє̌чіє герметичне стосоване дља забезпієченія</text:p>
      <text:p text:style-name="P4">віљґочі ве фремењскіх яскініёвих обозовісках д̌ієнних.</text:p>
      <text:p text:style-name="P4">ҐРУММАН: друґа пљанета Ніюсге, знана пр̌еде вшисткім з вендети ву́адая̌цеґо нія̌</text:p>
      <text:p text:style-name="P2">роду (Морітані) і роду Ґіназ.</text:p>
      <text:p text:style-name="P4">Г</text:p>
      <text:p text:style-name="P4">ГАҐАЉ: „Пљанета Кљејнот” (ІЇ Тета Сгаовеі), експљоатована за панованія Шаддама І.</text:p>
      <text:p text:style-name="P4">ГАІЇІЇІ-ГО!: коменда до рушанія; окр̌ик стеровніка червія.</text:p>
      <text:p text:style-name="P4">ГАД̌Д̌: с̌віє̌та подру̊ж, пієљґр̌имка.</text:p>
      <text:p text:style-name="P4">ГАД̌Р: подру̊ж пр̌ез пустиніє̌, міґраця.</text:p>
      <text:p text:style-name="P4">ГАД̌РА: подру̊ж в пошуківанію чеґос̌.</text:p>
      <text:p text:style-name="P4">ГАКАР̌: Фремен узброёни в гакі створ̌ичієља, пољуя̌ци на червія пустині.</text:p>
      <text:p text:style-name="P4">ГАКІ СТВОР̌ИЧІЕЉА: гакі стосоване пр̌ез Фремену̊в до хвитанія, дос̌іяданія</text:p>
      <text:p text:style-name="P4">і уȷ̈жд̌анія арракањсќґо червія пустині.</text:p>
      <text:p text:style-name="P4">ГАЉ ЯВМ: „Но! Врешчіє!”, окр̌ик фремењскі.</text:p>
      <text:p text:style-name="P4">ГАРМОНТГЕП: так зданієм Інґсљеиа називау́ с̌іє̌ шу̊сти пр̌истанек в міє̌дзипљанетарнеј</text:p>
      <text:p text:style-name="P4">міґрацї Зенсунніту̊в. Пр̌ипуща с̌іє̌, <text:soft-page-break/>же биу́ то юж ніє істнієя̌ци сатељіта Дељти Павія.</text:p>
      <text:p text:style-name="P4">ГІЄРЕҐ: пр̌ејщіови обу̊з фремењскі в отвартеј пустині.</text:p>
      <text:p text:style-name="P4">ГОЉЗМАН: патр̌: ЗЯВІСКО ГОЉЗМАНА.</text:p>
      <text:p text:style-name="P4">І</text:p>
      <text:p text:style-name="P4">ІБАД, СПОЈР̌ЕНІЄ ІБАДА: характеристични скутек боґатеј в мељанж дієти, од кту̊реј</text:p>
      <text:p text:style-name="P4">біяу́ка і з́реніце очу набієрая̌ барви чіємнеґо бу́е̌кіту.</text:p>
      <text:p text:style-name="P4">ІБН QІРТАІБА: „Так називая̌ с̌віє̌те су́ова...” Урочисти всте̌п до фремењскіх закље̌ч</text:p>
      <text:p text:style-name="P4">рељіґіјних (зачерпніє̌тих з панопљія пропгетіцус).</text:p>
      <text:p text:style-name="P4">ІХВАН БЕДВІНЕ: братерство вшисткіх Фремену̊в на Арракіс.</text:p>
      <text:p text:style-name="P4">ІД̌АЗ: пр̌еповієднія нієподважаљна з самеј свеј натури; пр̌еповієднія нієодврацаљна.</text:p>
      <text:p text:style-name="P4">ІКГУТ-ЕІҐГ!: окр̌ик спр̌едавци води на Арракіс (етимољоґія нієясна). Патр̌: СУУСУУ-СУУК!</text:p>
      <text:p text:style-name="P4">ІЉМ: теољоґія, наука о традицях рељіґіјних, ȷ̈дно з пу̊у́љеґендарних з́ру̊деу́ віяри</text:p>
      <text:p text:style-name="P4">Пієљґр̌иму̊в Зенсунні.</text:p>
      <text:p text:style-name="P4">ІСТІСЉАГ: право вспу̊љнеґо добра; звикље заповієд̌ь брутаљнеј конієчнощі.</text:p>
      <text:p text:style-name="P4">ІX: патр̌: РІХЕСЕ.</text:p>
      <text:p text:style-name="P4"><text:soft-page-break/>Ј</text:p>
      <text:p text:style-name="P4">Ј̈З́Д̌ІЕЦ ПІЯСКУ: фремењсќ окрес̌љеніє коґос̌, кто потрафі појмач і дос̌ія̌щ червія</text:p>
      <text:p text:style-name="P4">пустині.</text:p>
      <text:p text:style-name="P2">Ј́ЗИК ВАЉКІ: кажди специфічни ȷ́зик, уживани до нієскре̌пованеґо порозумієванія</text:p>
      <text:p text:style-name="P4">с̌іє̌ ґу́осем подчас бітви.</text:p>
      <text:p text:style-name="P4">К</text:p>
      <text:p text:style-name="P4">КАІД: стопієњ офіцерскі сардаукару̊в надавани ур̌е̌днікові војсковему, кту̊реґо</text:p>
      <text:p text:style-name="P4">обовія̌зкі спровадзая̌ с̌іє̌ в віє̌кшощі до контакту̊в з цивіљамі; ґубернатор војскови цау́еґо</text:p>
      <text:p text:style-name="P4">окре̌ґу пљанетарнеґо, вижши ранґа̌ од башара, љеч ніє дору̊внуя̌ци бурсеґові.</text:p>
      <text:p text:style-name="P4">КАЉАДАН: тр̌ечія пљанета Дељти павія, род̌інна пљанета Пауља Муад’Діба.</text:p>
      <text:p text:style-name="P4">КАНЉИ: офіцяљна вас̌њ љуб вендета зґодна з засадамі Вієљќј Конвенцї, провадзона</text:p>
      <text:p text:style-name="P4">веду́уґ најщіс̌љејших реґуу́ (патр̌: СЕ̌Д̌ІА ЗМІЯНИ). Пієрвотніє засади міяу́и хроніч</text:p>
      <text:p text:style-name="P4">постронних с̌віядку̊в.</text:p>
      <text:p text:style-name="P4">КАРАМА: цуд; д̌іяу́аніє інспіроване пр̌ез с̌іу́и надпр̌иродзоне.</text:p>
      <text:p text:style-name="P4">КГАЉА: традицијне закље̌чіє мая̌це на цељу успокоȷ̈ніє розез́љоних <text:soft-page-break/>духу̊в мієјша, кту̊ре</text:p>
      <text:p text:style-name="P4">вимієніёно з назви.</text:p>
      <text:p text:style-name="P4">КГОАМ: акронім утвор̌они з назви Консорцюм Гонетте Обер Адванцер Мерцантіљес вшехс̌віятовеј корпорацї експљоатацијнеј ќрованеј пр̌ез Імператора і висоќ роди</text:p>
      <text:p text:style-name="P4">з Ґіљдія̌ і Бене Ґессеріт яко чіхимі вспу̊љнікамі.</text:p>
      <text:p text:style-name="P4">КІСВА: довољна постач љуб симбољ з мітољоґії фремењсќј.</text:p>
      <text:p text:style-name="P4">КІТАБ АЉ-ІБАР: компіљаця модљітевніка і вадемецум пр̌ежичія в пустині, опрацована</text:p>
      <text:p text:style-name="P4">пр̌ез Фремену̊в на Арракіс.</text:p>
      <text:p text:style-name="P4">КРІМСКЕЉЉ: „ніч кљеща̌ца”, пљечіёна з ву́у̊кна пна̌чи гуфуф з Еказ. Пе̌тља звія̌зана на</text:p>
      <text:p text:style-name="P4">крімскељљу зачіска с̌іє̌ цораз чіяс̌нієј вскутек пру̊б розерванія шнура - аж до з ґу̊ри устаљоних</text:p>
      <text:p text:style-name="P4">ґраніц. (Щеґу̊у́ове інформацȷ̈ патр̌: „Дус̌ічієљсќ пна̌ча Еказ” Гољіянца Вогнброока).</text:p>
      <text:p text:style-name="P4">КРВАВІН: рос̌љіна пна̌ца, кту̊реј ојчизна̌ ȷ̈ст Ґієді Пріме; ȷ̈ј пе̌ду̊в че̌сто уживано яко</text:p>
      <text:p text:style-name="P4">бічу̊в в обозах нієвољніку̊в. Офіяром позоставія татуаж кољору бурака, кту̊ри поводуȷ̈</text:p>
      <text:p text:style-name="P4">нієустая̌ци пр̌ез вієље љат бу̊љ.</text:p>
      <text:p text:style-name="P4">КРИСНУ̊Ж: с̌віє̌ти ну̊ж Фремену̊в з <text:soft-page-break/>Арракіс. Вирабіяни з зе̌бу̊в червія пустині в дву̊х</text:p>
      <text:p text:style-name="P4">версях: „стау́еј” і „нієстау́еј”. Ну̊ж нієстау́и вимаґа контакту з пољем ељектричним чіяу́а</text:p>
      <text:p text:style-name="P4">људзќґо, аби ніє уљец розпадові. Ноже стау́е пр̌езначоне са̌ до ску́адовані. І ȷ̈дне, і друґіє</text:p>
      <text:p text:style-name="P4">мая̌ окоу́о двуд̌ієсту центиметру̊в ду́уґощі.</text:p>
      <text:p text:style-name="P4">КС̌ІЕ̌ҐОФІЉМ: вшељка одбітка сжіґаструнова о мнемотехнічним запіс̌іє, стосована</text:p>
      <text:p text:style-name="P4">в научанію.</text:p>
      <text:p text:style-name="P4">КУЉА С̌ВІЄ̌ТОЯЊСКА: завієшоне в дрифіє ур̌а̌дзенія ос̌вієтљеніёве з самозас̌іљанієм</text:p>
      <text:p text:style-name="P4">(зазвичај з батерії орґанічних).</text:p>
      <text:p text:style-name="P4">КУЉОН: д̌ікі ос̌іёу́ зе степу̊в заакљіматизованих на Арракіс.</text:p>
      <text:p text:style-name="P2">КУЉЉ ВАГАД: „Ј̈стем порушони до ґу́е̌бі!”. Щери окр̌ик виражая̌ци заскоченіє,</text:p>
      <text:p text:style-name="P4">уживани повшехніє в Імперіюм. Доку́адне значеніє заљежи од контексту. Му̊ві с̌іє̌, же</text:p>
      <text:p text:style-name="P4">Муад’Діб відза̌ц ќдис̌, як піскље̌ ястр̌е̌бія пустиннеґо викљува с̌іє̌ з яјка, вишептау́: „Куљљ</text:p>
      <text:p text:style-name="P4">вагад!”.</text:p>
      <text:p text:style-name="P4">КВІСАТЗ ГАДЕРАХ: „Скру̊ценіє дроґі”. Така назве̌ Бене Ґессеріт надау́и</text:p>
      <text:p text:style-name="P4"><text:soft-page-break/>нієвіядомеј, дља кту̊реј пошуківау́и розвія̌занія ґенетичнеґо: Бене Ґессеріт пу́чі месќј,</text:p>
      <text:p text:style-name="P4">кту̊реґо вітаљне с̌іу́и психічне у́а̌чиу́иби пр̌естр̌ењ і час.</text:p>
      <text:p text:style-name="P4">Љ</text:p>
      <text:p text:style-name="P4">ЉА, ЉА, ЉА: фремењскі окр̌ик розпачи. („Ља” ту́умачи с̌іє̌ яко одмова остатечна „ніц”, од кту̊реґо ніє ма одвоу́анія).</text:p>
      <text:p text:style-name="P4">ЉАНЦА ЉАСЕРОВА: верся рушніци љасеровеј бљісќґо зас̌іє̌ґу, стосована пр̌еважніє</text:p>
      <text:p text:style-name="P4">яко нар̌е̌д̌іє тна̌це і скаљпељ хірурґічни.</text:p>
      <text:p text:style-name="P4">ЉЕҐІЁН ІМПЕРІЯЉНИ: д̌ієс̌іє̌ч бриґад (окоу́о 30 000 људ̌і).</text:p>
      <text:p text:style-name="P4">ЉІБАН: љібан фремењскі то вода з пр̌иправа̌ і додатќм ма̌кі з юккі. Пієрвотніє напу̊ј</text:p>
      <text:p text:style-name="P4">з квас̌неґо мљека.</text:p>
      <text:p text:style-name="P4">ЉІНА КРІМСКЕЉЉОВА: патр̌: КРІМСКЕЉЉ.</text:p>
      <text:p text:style-name="P4">ЉІЯСАН АЉ-ҐАІБ: „Ґу́ос з іннеґо с̌віята”. В месяњскіх љеґендах Фремену̊в пророк</text:p>
      <text:p text:style-name="P4">споза пљанети. Часамі ту́умачоне на „Давца води”. (Патр̌: МАГДІ).</text:p>
      <text:p text:style-name="P4">ЉІТЕРЁН: ȷ̈днољітрови поȷ̈мнік до пр̌еношенія води на Арракіс, спор̌а̌дзони</text:p>
      <text:p text:style-name="P4">з безодприсковеґо пљастіку о дужеј мас̌іє ву́ащівеј, ма ідеаљне <text:soft-page-break/>замкніє̌чіє.</text:p>
      <text:p text:style-name="P4">У́</text:p>
      <text:p text:style-name="P4">У́АМАЧЕ: воȷ̈нне окре̌ти космічне ску́адая̌це с̌іє̌ з вієљу мнієјших статку̊в</text:p>
      <text:p text:style-name="P4">шзепіёних разем, пр̌езначоне до атаку і пр̌еу́аманія позицї вроґа.</text:p>
      <text:p text:style-name="P4">М</text:p>
      <text:p text:style-name="P4">МАҐІЧНИ: ідіёматичніє: то, цо с̌іє̌ вія̌же з містицизмем љуб чарамі.</text:p>
      <text:p text:style-name="P4">МАГДІ: ве фремењсќј љеґенд̌іє месяністичнеј „Тен, кту̊ри повієд̌іє нас до раю”.</text:p>
      <text:p text:style-name="P4">МАЉЕЊКІ СТВОР̌ИЧІЕЉ: пу̊у́ рос̌љіна, пу̊у́ звієр̌е̌, жия̌ци в ґу́е̌бі піяску зародек</text:p>
      <text:p text:style-name="P4">червія арракањсќґо. Екскременти маљењќґо створ̌ичієља твор̌а̌ масе̌ препр̌иправова̌.</text:p>
      <text:p text:style-name="P4">МАНТЕНЕ: ма̌дрощ подставова, арґумент вспієрая̌ци, пієрвша асада (патр̌:</text:p>
      <text:p text:style-name="P4">ҐІЮДІХАР).</text:p>
      <text:p text:style-name="P2">МАУЉА: нієвољнік.</text:p>
      <text:p text:style-name="P4">МАУЉА, ПІСТОЉЕТ: пістољет спре̌жинови на затруте бољце; зас̌іє̌ґ окоу́о чтерд̌ієсту</text:p>
      <text:p text:style-name="P4">метру̊в.</text:p>
      <text:p text:style-name="P4">МВЉАНЖ: „Пр̌иправа над пр̌иправамі”, кту̊реј ȷ̈диним з́ру̊ду́ем ȷ̈ст Арракіс. Пр̌иправа</text:p>
      <text:p text:style-name="P4">знана ґу́у̊вніє зе свих ву́ащівощі жичіёдајних, пр̌ијмована в іљощіах <text:soft-page-break/>повижеј дву̊х</text:p>
      <text:p text:style-name="P4">ґраму̊в д̌ієнніє на с̌ієдемд̌ієс̌ія̌т кіљоґраму̊в ваґі чіяу́а ȷ̈ст у́аґодніє варункуя̌ца. (Патр̌:</text:p>
      <text:p text:style-name="P4">ІБАД, Вода Жичія і маса препр̌иправова). Муад’Діб уважау́ пр̌иправе̌ за кључ свих</text:p>
      <text:p text:style-name="P4">пророчих здољнощі. Подобніє навіґатор̌и Ґіљдії. Цена пр̌иправи на ринку імперіяљним</text:p>
      <text:p text:style-name="P4">доход̌іу́а до 620 000 сољаріс за декаґрам.</text:p>
      <text:p text:style-name="P4">МЕЉАНЖЕР: Діюніда бе̌да̌ци викваљіфікованим операторем самоȷ̈зднеј машини на</text:p>
      <text:p text:style-name="P4">піясках Арракіс.</text:p>
      <text:p text:style-name="P4">МЕНТАТ: кљаса обиватељі Імперіюм шкољоних в умієȷ́тнощіах мисљенія љоґічнеґо на</text:p>
      <text:p text:style-name="P4">надљудзкім позіёміє. „Људзќ компутери”.</text:p>
      <text:p text:style-name="P4">МЕТАШКУ́О: шку́о отр̌имане в виніку насиценія кварцу ясмоновеґо ґазем</text:p>
      <text:p text:style-name="P4">о висоќј температур̌е. Знане з нієсу́иханеј витр̌имау́ощі на розчія̌ґаніє (окоу́о 450 000</text:p>
      <text:p text:style-name="P4">кіљоґраму̊в на центиметр квадратови пр̌и ґрубощі дву̊х центиметру̊в), д̌іяу́ теж яко фіљтр</text:p>
      <text:p text:style-name="P4">сељективни промієніёванія.</text:p>
      <text:p text:style-name="P4">МЕТОДА Б.Ґ.: стосованіє дробіязґовеј обсервацї.</text:p>
      <text:p text:style-name="P4"><text:soft-page-break/>МІГНА: окрес поддаванія пру̊біє ху́опцу̊в фремењскіх, кту̊р̌и праґна̌ бич пасовані на</text:p>
      <text:p text:style-name="P4">ме̌жчизне̌.</text:p>
      <text:p text:style-name="P4">МІНІМІК, ФІЉМ: сжіґаструна о с̌редніци ȷ̈днеґо мікрона, че̌сто стосована до</text:p>
      <text:p text:style-name="P4">пр̌еказиванія інформацї вивіяду і контрвивіяду.</text:p>
      <text:p text:style-name="P4">МІСР: гісторична назва Зенсунніту̊в (Фремену̊в) на окрес̌љеніє самих с̌ієбіє; „људ̌іє”.</text:p>
      <text:p text:style-name="P4">МІСС̌ІОНАРІЯ ПРОТЕЦТІВА: раміє закону Бене Ґессеріт одповієд̌іяљне за</text:p>
      <text:p text:style-name="P4">розс̌ієваніє зараз́љівих забобону̊в на примітивних пљанетах в цељу шер̌енія там впу́иву̊в</text:p>
      <text:p text:style-name="P4">Бене Ґессеріт. (Патр̌: ПАНОПЉІЯ ПРОПГЕТІЦУС).</text:p>
      <text:p text:style-name="P4">МІШ-МІШ: мореље.</text:p>
      <text:p text:style-name="P4">МОНІТОР: д̌ієс̌іє̌чіёчу́онови воȷ̈нни окре̌т космічни випосажони в броњ чіє̌жка̌</text:p>
      <text:p text:style-name="P4">і осу́они тарчове. Ј̈ґо конструкця уможљівія му ља̌дованіє в цау́ощі на пљанечіє і розд̌ієљеніє</text:p>
      <text:p text:style-name="P4">с̌іє̌ чу́ону̊в ску́адових на час поновнеґо старту.</text:p>
      <text:p text:style-name="P4">МРОЧНЕ СПРАВИ: ідіём означая̌ци зараз́љіве пр̌еса̌ди впаяне пр̌ез Місс̌іёнарія</text:p>
      <text:p text:style-name="P4">Протецтіва податним цивіљізацём.</text:p>
      <text:p text:style-name="P4"><text:soft-page-break/>МУАД’ДІБ: миш канґур̌а акљіматизована на Арракіс; ве фремењсќј мітољоґії зіємі</text:p>
      <text:p text:style-name="P4">і духа створ̌еніє звія̌зане з рисунќм відочним на друґім кс̌іє̌жицу пљанети. Створ̌еніє</text:p>
      <text:p text:style-name="P4">оточоне увієљбієнієм пр̌ез Фремену̊в дља своіх нієзвику́их здољнощі пр̌истосовавчих</text:p>
      <text:p text:style-name="P4">до жичія в отвартеј пустині.</text:p>
      <text:p text:style-name="P2">МУДІР НАГЯ: так Фремені охр̌чіљі Бестіє̌ Раббана (грабієґо Љанківеіљ), братанка</text:p>
      <text:p text:style-name="P4">Гарконнена, кту̊ри биу́ пр̌ез вієље љат с̌ірідарем ґубернаторем на Арракіс. Пр̌идомек зазвичај</text:p>
      <text:p text:style-name="P4">ту́умачи с̌іє̌ яко „Кру̊љ Демон”.</text:p>
      <text:p text:style-name="P4">МУР ЗАПОРОВИ: ґу̊р̌исте випіє̌тр̌еніє терену в пу̊у́ноцних реёнах Арракіс, кту̊ре</text:p>
      <text:p text:style-name="P4">осу́анія нієвієљкі обшар теј пљанети пр̌ед кур̌авамі Цоріёљіса.</text:p>
      <text:p text:style-name="P4">МУШТАМАЉ: нієвієљкі оґру̊д пр̌идомови љуб оґру̊дек на д̌ієд̌іњцу.</text:p>
      <text:p text:style-name="P4">МУСКИ: тручізна в напою (патр̌: хаумурки).</text:p>
      <text:p text:style-name="P4">МУ ЗЕІН ВАЉЉАГ: „Му зеін” досу́овніє значи „ніц добреґо“, а „ваљљаг” станові</text:p>
      <text:p text:style-name="P4">коњцу̊вке̌ звротна̌ викр̌икніка. В тим традицијним всте̌піє до фремењсќґо пр̌екљењства</text:p>
      <text:p text:style-name="P4"><text:soft-page-break/>стосованеґо до вроґа „ваљљаг” пр̌есува взмоцнієніє акценту з повротем на су́ова „му</text:p>
      <text:p text:style-name="P4">зеін”, цо даȷ̈ значеніє: „Ніц добреґо, ніґди ніц добреґо, ніц добреґо на завше”.</text:p>
      <text:p text:style-name="P4">Н</text:p>
      <text:p text:style-name="P4">НА: пр̌едростек означая̌ци „міяновани” љуб „насте̌пни в кољејнощі”. А затем на-барон</text:p>
      <text:p text:style-name="P4">то правовіти д̌ієд̌іц титуу́у̊в.</text:p>
      <text:p text:style-name="P4">НАІБ: тен, кто с̌љубовау́ ніє дач с̌іє̌ ніґди взія̌ч живцем; традицијна пр̌ис̌іє̌ґа фремењсќґо</text:p>
      <text:p text:style-name="P4">пр̌иву̊дци.</text:p>
      <text:p text:style-name="P4">НЕЗГОНІ, ХУСТА: хуста ношона на чоље яко подку́адка под каптур фіљтрфрака пр̌ез</text:p>
      <text:p text:style-name="P4">заме̌жне љуб „скояр̌оне” Фременкі по уродзенію сина.</text:p>
      <text:p text:style-name="P4">НІЄЦКА: мієшкаљни, ніжінни обшар на Арракіс, окољони взнієс̌ієнієм терену, кту̊ре</text:p>
      <text:p text:style-name="P4">осу́анія нієцке̌ пр̌ед самумамі.</text:p>
      <text:p text:style-name="P4">НІЄЦКОҐРАФ: мапа терену Арракіс, на кту̊ра̌ нанієс̌іёно најпевнієјше маршрути</text:p>
      <text:p text:style-name="P4">паракомпасове поміє̌дзи мієјшамі шгронієнія. (Патр̌: ПАРАКОМПАС).</text:p>
      <text:p text:style-name="P4">НІЄЗБЕ̌ДНІК: зестав нар̌е̌д̌і і че̌щі замієнних до фіљтрфрака.</text:p>
      <text:p text:style-name="P4">НОУКЕР̌И: офіцеровіє імперіяљнеј стражи пр̌ибочнеј, спокревніёнеј з <text:soft-page-break/>Імператорем.</text:p>
      <text:p text:style-name="P4">Традицијни титуу́ сину̊в конкубін кру̊љевскіх.</text:p>
      <text:p text:style-name="P4">О</text:p>
      <text:p text:style-name="P4">ОДД̌ІЕЉАЧ ВІЯТРУ: ур̌а̌дзеніє зау́ожоне на шљаку домінуя̌цих віятру̊в; скрапља</text:p>
      <text:p text:style-name="P4">віљґоч з повієтр̌а засисанеґо до комори, пр̌еважніє на засад̌іє ґвау́товнеґо і значнеґо</text:p>
      <text:p text:style-name="P4">спадку температури в одд̌ієљачу.</text:p>
      <text:p text:style-name="P4">ОДУ́У̊ВКІ: пр̌еводи фізёљоґічне у́а̌ча̌це уку́ад видаљанія чіяу́а људзќґо з системем</text:p>
      <text:p text:style-name="P4">фіљтрфрацијним фіљтрфрака.</text:p>
      <text:p text:style-name="P4">ОҐІЄЊ, СУ́УП ОҐНІЯ: звику́а пірораќта до сиґнаљізованія на отвартеј пустині.</text:p>
      <text:p text:style-name="P2">ОПАЉІТ: ȷ̈ден з р̌адкіх родзају̊в опаља з пљанети Гаґаљ.</text:p>
      <text:p text:style-name="P4">ОРНІТОПТЕРИ: вшељќ статкі повієтр̌не здољне до ду́уґотрвау́еґо љоту за помоца̌</text:p>
      <text:p text:style-name="P4">удер̌ењ скр̌иду́амі на взу̊р птаку̊в.</text:p>
      <text:p text:style-name="P4">ОУТ-ФРЕЈН: в ȷ́зику ґаљах „најбљіжши обци”, то значи: споза најбљіжшеґо оточенія,</text:p>
      <text:p text:style-name="P4">споза вибрањцу̊в.</text:p>
      <text:p text:style-name="P4">П</text:p>
      <text:p text:style-name="P4">ПАНЕВ: ніско поу́ожони терен љуб депреся на Арракіс повстау́а в виніку ос̌іяданія варств</text:p>
      <text:p text:style-name="P4">поду́ожа. (На пљанетах засобних в <text:soft-page-break/>воде̌ панев означа реён онґіс̌ зајмовани пр̌ез воде̌.</text:p>
      <text:p text:style-name="P4">Уважа с̌іє̌, же Арракіс пос̌іяда пр̌инајмнієј ȷ̈ден такі обшар, яккољвієк справа ȷ̈ст</text:p>
      <text:p text:style-name="P4">дискусијна).</text:p>
      <text:p text:style-name="P2">ПАНОПЉІЯ</text:p>
      <text:p text:style-name="P2">ПРОПГЕТІЦУС:</text:p>
      <text:p text:style-name="P2">под</text:p>
      <text:p text:style-name="P2">тим</text:p>
      <text:p text:style-name="P2">термінем</text:p>
      <text:p text:style-name="P2">крия̌</text:p>
      <text:p text:style-name="P2">с̌іє̌</text:p>
      <text:p text:style-name="P2">зараз́љіве</text:p>
      <text:p text:style-name="P2">пр̌еса̌ди</text:p>
      <text:p text:style-name="P4">викор̌истиване пр̌ез Бене Ґессеріт до експљоатацї реґіёну̊в примітивних. (Патр̌:</text:p>
      <text:p text:style-name="P4">Місс̌іёнарія Протецтіва).</text:p>
      <text:p text:style-name="P4">ПАПІЉАРНИ, ЗАМЕК: вшељќґо родзаю замкі чи ґрод̌іє отвієрая̌це с̌іє̌ под дотиќм</text:p>
      <text:p text:style-name="P4">ду́оні, до кту̊реј зостау́и достроёне.</text:p>
      <text:p text:style-name="P4">ПАРАКОМПАС: довољни компас окрес̌љая̌ци ќрунек веду́уґ мієјшовеј аномаљії</text:p>
      <text:p text:style-name="P4">маґнетичнеј; уживани там, ґд̌іє істнієя̌ одповієдніє мапи і ґд̌іє <text:soft-page-break/>оґу̊љне поље маґнетичне</text:p>
      <text:p text:style-name="P4">ȷ̈ст нієстабіљне љуб подљеґа с̌іљним заку́у̊ценіём пр̌ез ґвау́товне бур̌е маґнетичне.</text:p>
      <text:p text:style-name="P4">ПХЉІ ШТИХ: вшељќ ва̌сќ, кру̊тќ остр̌е (че̌сто затруте) тр̌имане в љевеј ре̌це</text:p>
      <text:p text:style-name="P4">подчас ваљкі з ужичієм тарч.</text:p>
      <text:p text:style-name="P4">ПЕНТАРЧА: піє̌чіёварствове поље ґенератора тарчи дља нієвієљкіх повієр̌хні, такіх</text:p>
      <text:p text:style-name="P4">як с̌віяту́о брам чи коритар̌и (дуже взмоцніёне тарче стая̌ с̌іє̌ цораз мнієј стабіљне з кажда̌</text:p>
      <text:p text:style-name="P4">насте̌пна̌ варства̌) і практичніє ніє до пр̌ејщіа дља каждеґо, кто ніє ма симуљатора коду тарчи.</text:p>
      <text:p text:style-name="P4">(Патр̌: др̌ві аваријне).</text:p>
      <text:p text:style-name="P4">П.Ґ.: „пр̌ед Ґіљдія̌” - в каљендар̌у Імперіюм, опартим на дачіє повстанія монопољу Ґіљдії</text:p>
      <text:p text:style-name="P4">Пљанетарнеј.</text:p>
      <text:p text:style-name="P4">ПІЯХМІСТР̌: надзорца експљоатацї пр̌иправи.</text:p>
      <text:p text:style-name="P2">ПІЯХОХРАПИ:</text:p>
      <text:p text:style-name="P2">одповієтр̌нікі</text:p>
      <text:p text:style-name="P2">ту́оча̌це</text:p>
      <text:p text:style-name="P2">повієтр̌е</text:p>
      <text:p text:style-name="P2">до</text:p>
      <text:p text:style-name="P2">пр̌исипанеґо</text:p>
      <text:p text:style-name="P2"><text:soft-page-break/>піясќм</text:p>
      <text:p text:style-name="P4">фіљтрнаміёту.</text:p>
      <text:p text:style-name="P4">ПІЯХОПУ́ИВИ: вираженіє ідіёматичне означая̌це пиу́опу́иви; взношеніє с̌іє̌</text:p>
      <text:p text:style-name="P4">і опаданіє повієр̌хні нієкту̊рих випеу́ніёних пиу́ем басену̊в Арракіс, споводоване</text:p>
      <text:p text:style-name="P4">д̌іяу́анієм с̌іу́ пр̌ичія̌ґанія су́оњца і сатељіту̊в. (Патр̌: басен пиу́опу́иву̊в).</text:p>
      <text:p text:style-name="P4">ПІЄХУР ПІЯСКУ: кажди Фремен, кту̊ри опановау́ штуке̌ жичія в отвартеј пустині.</text:p>
      <text:p text:style-name="P4">ПІЄРВШИ КС̌ІЕ̌ЖИЦ: віє̌кши сатељіта Арракіс, виру̊жніяя̌ци с̌іє̌ характеристичним</text:p>
      <text:p text:style-name="P2">візерунќм људзќј піє̌щі на свеј повієр̌хні.</text:p>
      <text:p text:style-name="P4">ПІРОС̌ВІЯДОМОЩ: так звана с̌віядомощ оґнія; у̊в позіём загамовањ с̌віядомощі,</text:p>
      <text:p text:style-name="P4">на кту̊ри д̌іяу́а уварункованіє імперіяљне. (Патр̌: УВАРУНКОВАНІЄ ІМПЕРІЯЉНЕ).</text:p>
      <text:p text:style-name="P4">ПЉАСТАЉ: стаљ стабіљізована ву́у̊кнамі стравідіюм, кту̊ре врастая̌ в ȷ̈ј структуре̌</text:p>
      <text:p text:style-name="P4">кристаљічна̌.</text:p>
      <text:p text:style-name="P4">ПЉЕНІЦЕНТА: еґзотични зієљони квіят з Еказ знани з міу́еј воні.</text:p>
      <text:p text:style-name="P4">ПОДЧІОТКІ: кревні, даљс̌і ніж <text:soft-page-break/>родзењство стриȷ̈чне і чіётечне.</text:p>
      <text:p text:style-name="P4">ПОРІТРІН: тр̌ечія пљанета Епс̌іљона Аљанqуе пр̌ез вієљу Пієљґр̌иму̊в Зенсунні уважана</text:p>
      <text:p text:style-name="P4">за ојчиста̌ пљанете̌, ачкољвієк цехи іх ȷ́зика, як і мітољоґії, всказуя̌ на о вієље старше</text:p>
      <text:p text:style-name="P4">кор̌еніє.</text:p>
      <text:p text:style-name="P4">ПОТРУҐЉЕ: помарањче.</text:p>
      <text:p text:style-name="P4">ПУ̊У́БРАЧІА: синовіє конкубін в ȷ̈днеј род̌ініє, офіцяљніє мая̌ци вспу̊љнеґо ојца.</text:p>
      <text:p text:style-name="P4">ПРАНА (прана - мускуљатора): міє̌с̌ніє чіяу́а, з кту̊рих кажди ȷ̈ст трактовани особно і яко</text:p>
      <text:p text:style-name="P4">особна ȷ̈дностка треновани до макс̌імум. (Патр̌: бінду).</text:p>
      <text:p text:style-name="P2">ПРАВДОМУ̊ВЧИНІ:</text:p>
      <text:p text:style-name="P2">Матка Вієљебна пос̌іядая̌ца штуке̌ западанія в транс правди</text:p>
      <text:p text:style-name="P4">і одру̊жніянія правди од фау́шу.</text:p>
      <text:p text:style-name="P4">ПРАВО АМТАЉ: (патр̌: АМТАЉ).</text:p>
      <text:p text:style-name="P2">ПРЕПР̌ИПРАВОВА,</text:p>
      <text:p text:style-name="P2">МАСА:</text:p>
      <text:p text:style-name="P2">стадіюм</text:p>
      <text:p text:style-name="P2">ґр̌ибоватеґо</text:p>
      <text:p text:style-name="P2">бур̌љівеґо</text:p>
      <text:p text:style-name="P2">взросту,</text:p>
      <text:p text:style-name="P4">споводованеґо достанієм с̌іє̌ до <text:soft-page-break/>води екскременту̊в мау́их створ̌ичієљі. Арракањска</text:p>
      <text:p text:style-name="P4">пр̌иправа в тим стадіюм „вибуха” в характеристични спосу̊б, мієшая̌ц втеди субстанцȷ̈</text:p>
      <text:p text:style-name="P4">з ґу́е̌бі зіємі з субстанця̌ з ȷ̈ј повієр̌хні. Та маса, поддана д̌іяу́анію су́оњца і віятру, стаȷ̈ с̌іє̌</text:p>
      <text:p text:style-name="P4">мељанжем. (Патр̌ теж: МЕЉАНЖ І ВОДА ЖИЧІА).</text:p>
      <text:p text:style-name="P4">ПРОТОКУ̊У́: пу̊у́ур̌е̌дови рапорт формуу́уя̌ци домнієманіє збродні пр̌ечів Імперіюм.</text:p>
      <text:p text:style-name="P4">Правніє: чиннощ пос̌реднія міє̌дзи су́овним пому̊вієнієм а формаљним оскарженієм</text:p>
      <text:p text:style-name="P4">о збродніє̌.</text:p>
      <text:p text:style-name="P4">ПРУ̊БА - МАСГАД: вшељка пру̊ба, в кту̊реј ставка̌ ȷ̈ст гонор (окрес̌љони яко постава</text:p>
      <text:p text:style-name="P4">натхніёна).</text:p>
      <text:p text:style-name="P4">ПР̌ЕТВУ̊РНІЯ ПР̌ИПРАВОВА: патр̌: ґа̌с̌ієнік піяскови.</text:p>
      <text:p text:style-name="P4">ПР̌ИПРАВА: патр̌: мељанж.</text:p>
      <text:p text:style-name="P4">ПУНДІ, РИЖ: змутовани риж о боґатих в натураљни цуќр зіярнах ос̌ія̌ґая̌цих до</text:p>
      <text:p text:style-name="P4">чтерех центиметру̊в ду́уґощі; ґу́у̊вни продукт експортови Каљадану.</text:p>
      <text:p text:style-name="P4">ПИОНІ: пр̌ипісані до пљанети ху́опі і роботніци, ȷ̈дна з подставових кљас в рамах</text:p>
      <text:p text:style-name="P4"><text:soft-page-break/>фауфрељухес. Уставово: стру̊же пљанети.</text:p>
      <text:p text:style-name="P4">Q</text:p>
      <text:p text:style-name="P2">QАНАТ: отварти канау́ навадніяя̌ци на пустині, в кту̊рим можна реґуљовач пр̌епу́ив</text:p>
      <text:p text:style-name="P4">води.</text:p>
      <text:p text:style-name="P4">QІРТАІБА: патр̌: Ібн Qуіртаіба.</text:p>
      <text:p text:style-name="P4">QУІЗАРА ТАФВІД̌І: фремењши капу́ані (по Муад’Дібіє).</text:p>
      <text:p text:style-name="P4">Р</text:p>
      <text:p text:style-name="P4">РАХАҐ: с̌родек побудзая̌ци типу кофеіни отр̌имивани з жу̊у́тих яґу̊д акарсо. (Патр̌:</text:p>
      <text:p text:style-name="P4">АКАРСО).</text:p>
      <text:p text:style-name="P4">РАМАДАН: стародавни окрес обходу̊в рељіґіјних одзначая̌ци с̌іє̌ постамі і моду́амі;</text:p>
      <text:p text:style-name="P4">традицијніє д̌ієвія̌ти мієс̌ія̌ц каљендар̌а су́онечно - кс̌іє̌жицовеґо. Фремені устаљая̌ поре̌</text:p>
      <text:p text:style-name="P4">обр̌е̌ду веду́уґ д̌ієвія̌теґо зеніту в обієґу пієрвшеґо кс̌іє̌жица.</text:p>
      <text:p text:style-name="P4">РАЗЗІЯ: на поу́и пірацкі рајд партизанцкі.</text:p>
      <text:p text:style-name="P4">РЕЖІМ ВОДИ: сурове шкољеніє, мая̌це на цељу пр̌истосованіє мієшкањцу̊в Арракіс до</text:p>
      <text:p text:style-name="P4">еґзистенцї.</text:p>
      <text:p text:style-name="P4">РІХЕСЕ: чварта пљанета Аљфи Еридану, заљічана, обок ІX, до нієдощіґу́их цивіљізацї</text:p>
      <text:p text:style-name="P4"><text:soft-page-break/>технічних. Су́иніє з мініятуризацї. (Щеґу̊у́ове віядомощі о тим, як Ріхесе і Іx</text:p>
      <text:p text:style-name="P4">унікне̌у́и поважнієјших скутку̊в Д̌ігад Камердињсќј, патр̌ „Остатнія Д̌ігад” Сумера</text:p>
      <text:p text:style-name="P4">і Каутмана).</text:p>
      <text:p text:style-name="P4">РОДИ НІСЌ: пр̌ивія̌зана до пљанети кљаса пр̌едс̌іє̌біёрцу̊в (в ґаљах: „ріхеце”).</text:p>
      <text:p text:style-name="P2">РОДИ</text:p>
      <text:p text:style-name="P2">ВИСОЌ:</text:p>
      <text:p text:style-name="P2">феудау́овіє</text:p>
      <text:p text:style-name="P2">пос̌іядая̌ци</text:p>
      <text:p text:style-name="P2">љенна</text:p>
      <text:p text:style-name="P2">пљанетарне,</text:p>
      <text:p text:style-name="P2">пр̌едс̌іє̌біёрци</text:p>
      <text:p text:style-name="P4">міє̌дзипљанетарні (патр̌ поніжеј: РУ̊Д).</text:p>
      <text:p text:style-name="P4">РОСИ КОЉЕКТОРИ: аљбо РОЗИ ОСАДНІКІ: ніє миљіч з жењцамі роси. Кољектори ба̌д̌ь</text:p>
      <text:p text:style-name="P4">осаднікі са̌ то ур̌а̌дзенія в кштау́чіє яјка високощі окоу́о чтерех центиметру̊в. Виконане</text:p>
      <text:p text:style-name="P4">з хромопљастіку, кту̊ри под впу́ивем с̌віяту́а бієљеȷ̈, одбіяя̌ц промієніє су́онечне, зас̌</text:p>
      <text:p text:style-name="P4">в чіємнощі робі с̌іє̌ з повротем <text:soft-page-break/>пр̌езрочисти. Кољектори озіє̌біяя̌ своя̌ повієр̌хніє̌, на</text:p>
      <text:p text:style-name="P4">кту̊реј осадза с̌іє̌ роса. Фремені уживая̌ іх до вику́аданія вкље̌су́их щіан доу́ку̊в воку̊у́</text:p>
      <text:p text:style-name="P4">садзонек, ґд̌іє запевніяя̌ оне нієвієљќ, љеч нієзаводне з́ру̊ду́а води.</text:p>
      <text:p text:style-name="P4">РУ̊Д: ідіёматичне окрес̌љеніє кљану пануя̌цеґо на пљанечіє љуб в системіє пљанетарним.</text:p>
      <text:p text:style-name="P4">РУГ - ДУХ: веду́уґ вієр̌ењ Фремену̊в та че̌щ особовощі, кту̊ра ȷ̈ст завше</text:p>
      <text:p text:style-name="P4">закор̌еніёна (і здољна до вичуванія) в с̌вієчіє метафізичним (патр̌:” АЉАМ АЉМІТГАЉ).</text:p>
      <text:p text:style-name="P4">РУШНІЦА ЉАСЕРОВА: міётач љасерови витвар̌ая̌ци фаље̌ чія̌ґу́а̌. Яко броњ ма</text:p>
      <text:p text:style-name="P4">оґранічоне застосованіє в цивіљізацї уживая̌цеј повшехніє тарч поља ґенераторовеґо,</text:p>
      <text:p text:style-name="P4">ґдиж зеткніє̌чіє с̌іє̌ вія̌зкі љасеровеј з тарча̌ поводуȷ̈ страшљіви вибух (технічніє: фузȷ́</text:p>
      <text:p text:style-name="P2">субатомова̌).</text:p>
      <text:p text:style-name="P4">С</text:p>
      <text:p text:style-name="P4">САДУС: се̌д̌ія. Тен фремењскі титуу́ однос̌і с̌іє̌ до боскіх се̌д̌іу̊в, одповіядая̌цих</text:p>
      <text:p text:style-name="P4">с̌віє̌тим.</text:p>
      <text:p text:style-name="P4">САЈЯДІНА: акољітка ве фремењсќј гієрархії рељіґіјнеј.</text:p>
      <text:p text:style-name="P4"><text:soft-page-break/>САЉУСА СЕЦУНДУС: тр̌ечія пљанета Ґамми Ваіпінґ; по пр̌епровадзце двору</text:p>
      <text:p text:style-name="P4">кру̊љевсќґо на Каітаін оґу́ошона імперіяљна̌ пљанета̌ віє̌зієнна̌.</text:p>
      <text:p text:style-name="P4">САПГО: макроенерґетични вица̌ґ з ку́а̌чи рос̌љіни о теј самеј назвіє, з пљанети Еказ.</text:p>
      <text:p text:style-name="P4">Повшехніє заживани пр̌ез ментату̊в, кту̊р̌и утр̌имуя̌, же поте̌ґуȷ̈ он справнощ умису́у. Од</text:p>
      <text:p text:style-name="P4">заживанія сапго достаȷ̈ с̌іє̌ червоних пљам в яміє устнеј і на варґах.</text:p>
      <text:p text:style-name="P4">САРДАУКАР̌И: жоу́нієр̌е - фанатици Падишаха Імператора. Људ̌іє чі вивод̌іљі с̌іє̌</text:p>
      <text:p text:style-name="P4">з так суровеґо с̌родовіска натураљнеґо, же шещ спос̌ру̊д тр̌инасту осу̊б ніє доживау́о в нім</text:p>
      <text:p text:style-name="P4">ȷ̈денастеґо року жичія. Шкољеніє војскове сардаукару̊в вирабіяу́о в ніх безвзґље̌днощ</text:p>
      <text:p text:style-name="P4">і правіє самобу̊јча̌ поґарде̌ дља ву́аснеґо безпієчењства. Од д̌ієчіњства вдражано іх до</text:p>
      <text:p text:style-name="P4">посу́уґіванія с̌іє̌ окручієњствем яко оре̌жем натураљним, цо поражау́о трвоґа̌ пр̌ечівніка.</text:p>
      <text:p text:style-name="P4">В щитним окрес̌іє іх впу́иву на справи вшехс̌віята о бієґу́ощі сардаукару̊в в фехтунку</text:p>
      <text:p text:style-name="P4">повіядано, же ру̊вна с̌іє̌ д̌ієс̌ія̌тему <text:soft-page-break/>стопнію Ґіназ, зас̌ іх пр̌ебієґу́ощ і зре̌чнощ в старчію</text:p>
      <text:p text:style-name="P4">вре̌ч уход̌іу́а за збљіжона до куншту адепткі Бене Ґессеріт. Кажди сардаукар му̊ґу́ ставач</text:p>
      <text:p text:style-name="P4">в поȷ̈динке̌ пр̌ечівко д̌ієс̌іє̌чію звичајним жоу́нієр̌ом зачіє̌жним Љансрааду. Юж пр̌ед</text:p>
      <text:p text:style-name="P4">Шаддамем ІВ іх с̌іу́е̌ подкопау́о задуфаніє, а дая̌ца гарт дух містика іх рељіґії зостау́а</text:p>
      <text:p text:style-name="P4">пр̌ежарта цинізмем.</text:p>
      <text:p text:style-name="P4">САРФА: акт одврацанія с̌іє̌ од Боґа.</text:p>
      <text:p text:style-name="P4">СЕЉАМЉІК: імперіяљна саља аудієнцијна.</text:p>
      <text:p text:style-name="P2">СЕМУТА:</text:p>
      <text:p text:style-name="P2">друґі</text:p>
      <text:p text:style-name="P2">наркотични</text:p>
      <text:p text:style-name="P2">звія̌зек</text:p>
      <text:p text:style-name="P2">походни отр̌имивани (пр̌ез</text:p>
      <text:p text:style-name="P2">екстракцȷ́</text:p>
      <text:p text:style-name="P4">кристаљізацијна̌) з попіёу́у̊в древна ељакка. Ефект (опісивани яко нієустая̌ца безґранічна</text:p>
      <text:p text:style-name="P4">екстаза) вивоу́уя̌ певне атонаљне вібрацȷ̈, окрес̌љане міянем музикі семути.</text:p>
      <text:p text:style-name="P4">СЕРВОК: механізм зеґарови до спеу́ніянія простих задањ; ȷ̈ден з нієвієљу</text:p>
      <text:p text:style-name="P4"><text:soft-page-break/>механізму̊в „аутоматичних” дозвољоних по Д̌ігад Камердињсќј.</text:p>
      <text:p text:style-name="P4">СЕ̌Д̌ІА ЗМІЯНИ: визначони пр̌ез Висока̌ Раде̌ Љандсрааду і Імператора ур̌е̌днік</text:p>
      <text:p text:style-name="P4">повоу́ани до чуванія над зміяна̌ љенна, неґоцяцямі в канљи љуб офіцяљна̌ ваљка̌ в Војніє</text:p>
      <text:p text:style-name="P4">Ассасс̌іну̊в. Арбітраљна̌ ву́адзе̌ се̌д̌ієґо можна заквестіёновач ȷ̈диніє пр̌ед Висока̌ Рада̌</text:p>
      <text:p text:style-name="P4">в обецнощі Імператора.</text:p>
      <text:p text:style-name="P4">СГАІ-ГУЉУД: арракањскі черв пустині, „пращур пустині”, „праојчієц вієчнощі”,</text:p>
      <text:p text:style-name="P4">„прад̌іяд пустині”. Ј̈ст р̌еча̌ знамієнна̌, же та назва, вимієніяна певним окрес̌љоним тонем</text:p>
      <text:p text:style-name="P4">љуб напісана вієљка̌ љітера̌, однос̌і с̌іє̌ до боґіні зіємі з фремењсќґо пантеону вієр̌ењ. Червіє</text:p>
      <text:p text:style-name="P2">пустині вирастая̌ до кољосаљних розміяру̊в (в ґу́е̌боќј пустині відивано особнікі ду́ужше</text:p>
      <text:p text:style-name="P4">ніж чтериста метру̊в) і доживая̌ се̌д̌івеґо вієку, о іље с̌іє̌ навзаȷ̈м ніє позабіяя̌ љуб ніє</text:p>
      <text:p text:style-name="P4">потопія̌ в вод̌іє, кту̊ра ȷ̈ст дља ніх тручізна̌. Віє̌кшощ піяску на Арракіс пр̌ипісуȷ̈ с̌іє̌</text:p>
      <text:p text:style-name="P4">д̌іяу́анію червія пустині. (Патр̌: МАЉЕЊКІ СТВОР̌ИЧІЕЉ).</text:p>
      <text:p text:style-name="P4">С̌ІЧ: у Фремену̊в: „мієјше збіу̊ркі в <text:soft-page-break/>пр̌ипадку заґроженія”. Фремені так ду́уґо жиљі</text:p>
      <text:p text:style-name="P4">в заґроженію, же вскутек чія̌ґу́еґо ужичія термін пр̌ия̌у́ с̌іє̌ на означеніє вшељќј яскініёвеј</text:p>
      <text:p text:style-name="P4">с̌ієд̌іби іх пљемієнних споу́ечнощі.</text:p>
      <text:p text:style-name="P4">С̌ІГАЯ: у Фремену̊в віёсна пустинна; з рељіґіјним подтекстамі крия̌цимі поȷ́чіє часу</text:p>
      <text:p text:style-name="P4">обфітощі і „надходза̌цеґо раю”.</text:p>
      <text:p text:style-name="P4">С̌ІРАТ: усте̌п в Бібљії П. К. опісуя̌ци жичіє људзќ яко дроґе̌ пр̌ез ва̌скі мост С̌ірат „з</text:p>
      <text:p text:style-name="P4">раȷ̈м з права, пієку́ем з љева і Аніёу́ем С̌мієрчі з тиу́у”.</text:p>
      <text:p text:style-name="P4">СОЧЕВКІ ОЉЕЁВЕ: ољеј гуфуфови замкніє̌ти в обудовіє обієктиву і утр̌имивани</text:p>
      <text:p text:style-name="P4">в напіє̌чію статичним пр̌ез поље с̌іу́ове, становія̌ци че̌щ уку́аду маніпуљованія с̌віяту́ем.</text:p>
      <text:p text:style-name="P4">Кажди ељемент ску́адови сочевкі даȷ̈ с̌іє̌ скоково реґуљовач цо ȷ̈ден мікрон, д̌іє̌кі чему</text:p>
      <text:p text:style-name="P4">сочевкі ољеёве уходза̌ за щитове ос̌ія̌ґніє̌чіє технікі прецизијнеґо маніпуљованія</text:p>
      <text:p text:style-name="P4">с̌віяту́ем від̌іяљним.</text:p>
      <text:p text:style-name="P4">СОЉАРІ: офіцяљна ȷ̈дностка монетарна Імперіюм; ȷ̈ј с̌іу́е̌ набивча̌ устаља с̌іє̌ цо чтериста</text:p>
      <text:p text:style-name="P4">љат в неґоцяцях міє̌дзи Ґіљдія̌, Љандсраадем ораз Імператорем.</text:p>
      <text:p text:style-name="P4"><text:soft-page-break/>СОЉІДО: тру̊јвиміярови образ з проȷ̈ктора стерео викор̌истуя̌цеґо 360-стопніёве</text:p>
      <text:p text:style-name="P4">сиґнау́и однієс̌ієнія зареȷ̈строване на рољце сжіґаструновеј.</text:p>
      <text:p text:style-name="P4">СОНДАҐІ: туљіпан спорофіљови з Тупаљі.</text:p>
      <text:p text:style-name="P4">СТВОР̌ИЧІЕЉ: патр̌: сгаі-гуљуд.</text:p>
      <text:p text:style-name="P4">СУБАКГ УЉ КУГАР: „Добр̌е с̌іє̌ мієваш?”; фремењсќ повітаніє.</text:p>
      <text:p text:style-name="P4">СУБАКГ УН НАР: „Добр̌е, а Ти?”; традицијна одповієд̌ь.</text:p>
      <text:p text:style-name="P4">СУПЉІКАЦЈ̈ І РЕСПОНС: ритуау́ закље̌ч, че̌щ панопљія пропгетіцус з арсенау́у Місс̌іёнарія</text:p>
      <text:p text:style-name="P4">Протецтіва.</text:p>
      <text:p text:style-name="P2">СУУ-СУУ-СУУК!:</text:p>
      <text:p text:style-name="P2">воу́аніє арракањсќґо спр̌едавци води. Суук значи тарґовіско.</text:p>
      <text:p text:style-name="P4">(Патр̌: ІКГУТ-ЕІҐГ!)</text:p>
      <text:p text:style-name="P4">ШАХЕ-НАМЕ: на поу́и љеґендарна Пієрвша Кс̌іє̌ґа Пієљґр̌иму̊в Зенсунні.</text:p>
      <text:p text:style-name="P4">ШАДОУТ: „черпія̌ца зе студні”, фремењскі титуу́ гонорови.</text:p>
      <text:p text:style-name="P4">ШАЉАНДИ: оґу̊љна назва вшељкіх контенеру̊в товарових о нієреґуљарним кштау́чіє,</text:p>
      <text:p text:style-name="P4">випосажоних в осу́они абљацијне і дрифови систем амортизацијни. Стосоване до зр̌уцанія</text:p>
      <text:p text:style-name="P4">матеріяу́у̊в з космосу на повієр̌хніє̌ <text:soft-page-break/>пљанети.</text:p>
      <text:p text:style-name="P4">ШАРІ-А: та че̌щ панопљія пропгетіцус, кту̊ра репрезентуȷ̈ забоонни ритуау́. (Патр̌:</text:p>
      <text:p text:style-name="P4">МІСС̌ІОНАРІЯ ПРОТЕЦТІВА).</text:p>
      <text:p text:style-name="P4">ШЕЈТАН: шатан.</text:p>
      <text:p text:style-name="P2">СЖІҐАСТРУНА: метаљове ва̌си пу́ожа̌цеј с̌іє̌ љіяни (Нарві нарвіїум) росна̌цеј ȷ̈диніє на</text:p>
      <text:p text:style-name="P4">Саљуса Сецундус і тр̌ечіє пљанечіє Дељти Каіс̌інґ. Су́ина̌ з највижшеј витр̌имау́ощі на</text:p>
      <text:p text:style-name="P4">розчія̌ґаніє.</text:p>
      <text:p text:style-name="P4">СТОЖЕК ЧІШИ: поље дифрактора, кту̊ре оґраніча доніёсу́ощ ґу́осу чи яќґокољвієк</text:p>
      <text:p text:style-name="P4">іннеґо вібратора пр̌ез ту́умієніє дрґањ дрґаніямі љустр̌анимі пр̌есуніє̌тимі в фазіє о 180</text:p>
      <text:p text:style-name="P4">стопні.</text:p>
      <text:p text:style-name="P4">СТРУҐ РУШТОВИ: ељектростатични одд̌ієљач ру̊жніцови уживани до усуванія піяску</text:p>
      <text:p text:style-name="P4">з мељанжовеј маси пр̌иправи; ур̌а̌дзеніє уживане в друґім етапіє рафінацї пр̌иправи.</text:p>
      <text:p text:style-name="P4">ШКОЉЕНІЄ: в однієс̌ієнію до Бене Ґессеріт тен ска̌діна̌д поспољіти термін набієра</text:p>
      <text:p text:style-name="P4">спецяљнеґо значенія, звія̌занеґо зе щеґу̊љним уварункованієм нерву̊в і міє̌с̌ні (патр̌:</text:p>
      <text:p text:style-name="P4">БІНДУ ораз ПРАНА), на яќ тиљко <text:soft-page-break/>позваља ґраніца іх натураљнеј витр̌имау́ощі.</text:p>
      <text:p text:style-name="P4">ШЉАҐ: звієр̌е̌ у́овне походза̌це з Тупіље, д̌іс̌ правіє цау́ковічіє вите̌піёне дља чієнќј,</text:p>
      <text:p text:style-name="P4">моцнеј ску̊ри.</text:p>
      <text:p text:style-name="P4">Т</text:p>
      <text:p text:style-name="P4">ТАГАДДІ АЉ-БУРГАН: остатечна пру̊ба, од кту̊реј ніє ма одвоу́анія, звикље дљатеґо, же</text:p>
      <text:p text:style-name="P4">коњчи с̌іє̌ с̌мієрчія̌ љуб зніщенієм.</text:p>
      <text:p text:style-name="P4">ТАГАДДІ, ВИЗВАНІЄ: фремењсќ визваніє до поȷ̈динку на с̌мієрч і жичіє, на оґу̊у́</text:p>
      <text:p text:style-name="P4">дља розстр̌иґніє̌чія справи вієљќј ваґі.</text:p>
      <text:p text:style-name="P4">ТАЉІЁНИ ВОДИ: метаљове пієрщіеніє ру̊жнеј вієљкощі о щіс̌ље окрес̌љоним номінаље</text:p>
      <text:p text:style-name="P4">води, на кту̊ра̌ можна ȷ̈ вимієніч в канторах фемењсќх. Таљіёни води мая доніёсу́е</text:p>
      <text:p text:style-name="P4">значеніє (даљеко викрачая̌це поза ідее̌ пієнія̌дза) пр̌и оказї урод̌ін, с̌мієрчі і в</text:p>
      <text:p text:style-name="P4">церемоніяље заљоту̊в.</text:p>
      <text:p text:style-name="P4">ТАQВА: досу́овніє: „цена вољнощі”. Цос̌ нієсу́иханіє ценнеґо. То, чеґо бу̊ство жа̌да од</text:p>
      <text:p text:style-name="P4">с̌мієртељніка (і ље̌к вивоу́ани тим жа̌данієм).</text:p>
      <text:p text:style-name="P4">ТАРЧА ОБРОННА: поље охронне витвар̌ане пр̌ез ґенератор <text:soft-page-break/>Гољтзмана. Поље</text:p>
      <text:p text:style-name="P4">повстаȷ̈ в фазіє пієрвшеј зявіска дрифово - ануљацијнеґо. Тарча пр̌епуща ȷ̈диніє обієкти</text:p>
      <text:p text:style-name="P4">порушая̌це с̌іє̌ з нієвієљка пре̌дкощіа̌ (в заљежнощі од наставієнія тарчи пре̌дкощ іх вага с̌іє̌</text:p>
      <text:p text:style-name="P4">од шещіу до д̌ієвіє̌чію центиметру̊в на секунде̌) і узієміч я може ȷ̈диніє поље ељектричне</text:p>
      <text:p text:style-name="P4">вієљкощі грабства. (Патр̌: РУШНІЦА ЉАСЕРОВА).</text:p>
      <text:p text:style-name="P4">ТАУ: ве фремењсќј термінољоґії „комунія” споу́ечнощі с̌ічи опарта на дієчіє</text:p>
      <text:p text:style-name="P4">пр̌иправовеј, а пр̌еде вшисткім на орґії ȷ̈днощі тау, вивоу́анеј пічієм Води Жичія.</text:p>
      <text:p text:style-name="P4">ТЉЕІЉАX: самотна пљанета Тгаљіма, знана яко д̌ікі ос̌родек шкољенія ментату̊в; з́ру̊ду́о</text:p>
      <text:p text:style-name="P4">ментату̊в „випачоних”.</text:p>
      <text:p text:style-name="P4">Т - П: поточна назва тељепатії.</text:p>
      <text:p text:style-name="P2">ТРАНСПОРТОВІЄЦ: статек Ґіљдії запроȷ̈ктовани спецяљніє до транспорту војска</text:p>
      <text:p text:style-name="P4">поміє̌дзи пљанетамі.</text:p>
      <text:p text:style-name="P4">ТРАНС ПРАВДИ: пу̊у́гіпнотични транс вивоу́ани ȷ̈дним з кіљку наркотику̊в „відма</text:p>
      <text:p text:style-name="P4">с̌віядомощі”, д̌іє̌кі кту̊рему дробне пр̌еяви с̌віядомеґо ку́амства стая̌ <text:soft-page-break/>с̌іє̌ відочне дља</text:p>
      <text:p text:style-name="P4">обсерватора. (Уваґа: наркотикі „відма с̌віядомощі” че̌сто забіяя̌ људ̌і, з вия̌тќм</text:p>
      <text:p text:style-name="P4">особніку̊в уодпорніёних, умієя̌цих доконач зміяни конфіґурацї тручізни ве ву́асним</text:p>
      <text:p text:style-name="P4">орґанізміє).</text:p>
      <text:p text:style-name="P4">ТРУЧІЗНА С̌ЉАДОВА: винаљазек пр̌ипісивани ментатові Пітерові де Врієс, пољеґая̌ци</text:p>
      <text:p text:style-name="P4">на пр̌есиценію чіяу́а тручізна̌ з ȷ̈дночесним реґуљарним подаванієм антідотум. Вицофаніє</text:p>
      <text:p text:style-name="P4">антідотум в довољнеј хвіљі поводуȷ̈ с̌мієрч.</text:p>
      <text:p text:style-name="P4">ТРУ̊ЈНУ̊Ґ С̌МІЄРЧІ: пієрвотніє тру̊јну̊ґ, на кту̊рим качі пустинні вієшаљі све офіяри.</text:p>
      <text:p text:style-name="P4">Звичаёво: тр̌еј чу́онковіє херему, кту̊р̌и попр̌ис̌іє̌ґљі вспу̊љна̌ земсте̌.</text:p>
      <text:p text:style-name="P4">ТУПІЉЕ: так звана „пљанета азиљ” (правдоподобніє кіљка пљанет), мієјше шгронієнія дља</text:p>
      <text:p text:style-name="P4">подбітих народу̊в Імперіюм. Поу́оженіє ȷ̈ј (іх) знане ȷ̈ст ȷ̈диніє Ґіљдії і тр̌имане</text:p>
      <text:p text:style-name="P4">в таȷ̈мніци на моци Покою Ґіљдијсќґо.</text:p>
      <text:p text:style-name="P4">ТИЧЕНІЄ ПІЯСКУ: штука розмієщанія тичек з пљастіку і ву́у̊ќн на обшарах</text:p>
      <text:p text:style-name="P4">пустинних Арракіс і одчитиванія, зе <text:soft-page-break/>взору̊в витравіёних на тичках пр̌ез самуми,</text:p>
      <text:p text:style-name="P4">всказу̊век цо до проґнози поґоди.</text:p>
      <text:p text:style-name="P4">У</text:p>
      <text:p text:style-name="P4">УЉЕМА: зенсунніцкі доктор теољоґії.</text:p>
      <text:p text:style-name="P4">УММА: ȷ̈ден з брацтва пророку̊в. (В Імперіюм поґардљіва назва означая̌ца каждеґо</text:p>
      <text:p text:style-name="P4">шаљењца зе ску́оннощіамі до обу́а̌каних пр̌еповієдні).</text:p>
      <text:p text:style-name="P4">УРОШНОР: ȷ̈дно з пару позбавіёних значенія су́у̊в - д̌ьвіє̌ку̊в, кту̊ре Бене Ґессеріт</text:p>
      <text:p text:style-name="P4">вщепіяя̌ в психіке̌ вибраних офіяр в цељу справованія над німі контрољі. Д̌ьвіє̌к теґо</text:p>
      <text:p text:style-name="P4">су́ова поража учуљонеґо особніка хвіљовим параљіжем.</text:p>
      <text:p text:style-name="P4">УСУЉ: у Фремену̊в: „подстава фіљару”.</text:p>
      <text:p text:style-name="P4">УВАРУНКОВАНІЄ ІМПЕРІЯЉНЕ: доконаніє Академії Медичних Сук - најґу́е̌бши</text:p>
      <text:p text:style-name="P4">одрух варункови пр̌ечівко одебранію жичія істочіє људзќј. Адепчі зостая̌ назначені</text:p>
      <text:p text:style-name="P4">витатуованим на чоље ромбем і мая̌ право до ношенія ду́уґіх ву́осу̊в, кту̊ре спіная̌</text:p>
      <text:p text:style-name="P4">сребрним пієрщіенієм Сук.</text:p>
      <text:p text:style-name="P4">В</text:p>
      <text:p text:style-name="P4">ВАРОТА: су́авни тву̊рца баљісет, <text:soft-page-break/>родем з Цгусук.</text:p>
      <text:p text:style-name="P2">ВЕРІТА: ȷ̈ден з забіяя̌цих воље̌ наркотику̊в з Еказ. Чині особніка нієздољним до</text:p>
      <text:p text:style-name="P4">ку́амства.</text:p>
      <text:p text:style-name="P4">В</text:p>
      <text:p text:style-name="P4">ВАЉІ: фремењскі настољатек ніє поддани ȷ̈ще пру̊біє.</text:p>
      <text:p text:style-name="P4">ВАЉЉАХ ІX: д̌ієвія̌та пљанета Љаоуд̌ін, с̌ієд̌іба шкоу́и мачієр̌истеј Ґене Бессеріт.</text:p>
      <text:p text:style-name="P4">ВІЄЉЕБНА МАТКА: пієрвотна цензорка Бене Ґессеріт, та, кту̊ра пр̌екштау́чіу́а „тручізне̌</text:p>
      <text:p text:style-name="P4">обявієнія” в своім чієље, взноша̌ц с̌іє̌ на вижши щебељ с̌віядомощі. Титуу́ пр̌иȷ́ти пр̌ез</text:p>
      <text:p text:style-name="P4">Фремену̊в на окрес̌љеніє іх капу́анек - пр̌иву̊дчињ, кту̊ре ос̌ія̌ґне̌у́и подобне „обявієніє”.</text:p>
      <text:p text:style-name="P4">(Патр̌ ру̊внієж: БЕНЕ ҐЕССЕРІТ І ВОДА ЖИЧІА).</text:p>
      <text:p text:style-name="P4">ВІЄЉКА КОНВЕНЦЯ: повшехни поку̊ј вимушони ру̊вноваґа̌ с̌іу́ утр̌имивана̌</text:p>
      <text:p text:style-name="P4">пр̌ез Ґіљдіє̌, висоќ роди ораз Імперіюм. Ј̈ј ґу́у̊вне постановієніє забранія узичія броні</text:p>
      <text:p text:style-name="P4">атомовеј пр̌ечівко чу́овієкові. Кажди пункт Вієљќј Конвенцї зачина с̌іє̌ од су́у̊в:</text:p>
      <text:p text:style-name="P4">„Наљежи пр̌естр̌еґач конвенцї...”.</text:p>
      <text:p text:style-name="P4">ВІЄЉКА МАЧІЕР̌: роґата боґіні, <text:soft-page-break/>жењскі пієрвіястек космосу (поточніє: Матка</text:p>
      <text:p text:style-name="P4">Пр̌естр̌ењ), нієвієщіе обљіче ме̌ско - жењско - ніяќј тру̊јци пр̌иȷ́теј за Највижша̌ Істоте̌</text:p>
      <text:p text:style-name="P4">пр̌ез вієље рељіґії в обре̌біє Імперіюм.</text:p>
      <text:p text:style-name="P4">ВІЄЉКА РЕВОЉТА: поточни термін означая̌ци Д̌ігад Камердињска̌ (Патр̌: Д̌ІГАД</text:p>
      <text:p text:style-name="P4">КАМЕРДИЊСКА).</text:p>
      <text:p text:style-name="P4">ВІЄЊЦОМУР: друґі вижши стопієњ урвіск вієњча̌цих Мур Запорови Арракіс (Патр̌:</text:p>
      <text:p text:style-name="P4">МУР ЗАПОРОВИ).</text:p>
      <text:p text:style-name="P4">ВУ́У̊КНО КРІМСКЕЉЉОВЕ: патр̌: КРІМСКЕЉЉ.</text:p>
      <text:p text:style-name="P4">ВОДА ЖИЧІА: тручізна „обявіяя̌ца” (патр̌: МАТКА ВІЄЉЕБНА). Конкретніє пу́инна</text:p>
      <text:p text:style-name="P4">вид̌ієљіна червія пустині (патр̌: СГАІ-ГУЉУД), яка випу́ива в моменчіє ȷ̈ґо с̌мієрчі</text:p>
      <text:p text:style-name="P4">пр̌ез утоніє̌чіє, а насте̌пніє пр̌емієніёна в чієље Маткі Вієљебнеј стаȷ̈ с̌іє̌ наркотиќм</text:p>
      <text:p text:style-name="P4">заживаним подчас с̌ічовеј орґії тау. Наркотик „Відма с̌віядомощі”.</text:p>
      <text:p text:style-name="P4">ВОДОМІСТР̌: Фремен вис̌віє̌цони і обарчони рељіґіјнимі обовія̌зкамі дотича̌цимі</text:p>
      <text:p text:style-name="P4">посу́уґ воку̊у́ води і Води Жичія.</text:p>
      <text:p text:style-name="P4">ВОДОВУ̊Д: кажди пр̌еву̊д вевна̌тр̌ <text:soft-page-break/>фіљтрфрака љуб фіљтрнаміёту допровадзая̌ци</text:p>
      <text:p text:style-name="P4">одзискана̌ воде̌ до ќшені у́овнеј љуб теж з ќшені у́овнеј до ужитковніка.</text:p>
      <text:p text:style-name="P4">ВОЈНА АССАСС̌ІНУ̊В: оґранічона форма д̌іяу́ањ воȷ̈нних дозвољоних на моци</text:p>
      <text:p text:style-name="P4">Вієљќј Конвенцї і Покою Ґіљдијсќґо. Цгод̌і о то, би як најмнієј учієрпіяу́и особи</text:p>
      <text:p text:style-name="P4">постронне. Обовія̌зуя̌це реґуу́и наказуя̌ формаљна̌ декљарацȷ́ заміяру̊в ораз оґранічая̌</text:p>
      <text:p text:style-name="P4">допущаљне родзаȷ̈ броні.</text:p>
      <text:p text:style-name="P4">ВОЉНІ КУПЦИ: поточніє: пр̌емитніци.</text:p>
      <text:p text:style-name="P2">ВИКРИВАЧ</text:p>
      <text:p text:style-name="P2">ТРУЧІЗНИ:</text:p>
      <text:p text:style-name="P2">анаљізатор відма</text:p>
      <text:p text:style-name="P2">промієніёванія</text:p>
      <text:p text:style-name="P2">пр̌езначони до</text:p>
      <text:p text:style-name="P4">викриванія субстанцї труя̌цих.</text:p>
      <text:p text:style-name="P4">ВИСОКА РАДА: спецяљне чіяу́о в Љандсраад̌іє уповажніёне до д̌іяу́анія яко</text:p>
      <text:p text:style-name="P4">највижши трибунау́ в спорах міє̌дзи родамі.</text:p>
      <text:p text:style-name="P4">И</text:p>
      <text:p text:style-name="P4">ИА ГИА ХОУГАДА: „Нієх жия̌ <text:soft-page-break/>воёвніци!” Окр̌ик боёви федајкіну̊в. Иа (тераз)</text:p>
      <text:p text:style-name="P4">в тим завоу́анію ȷ̈ст взмоцніёне форма̌ гиа (тераз розчія̌ґніє̌те на вієкі). Цгоугада</text:p>
      <text:p text:style-name="P4">(воёвніци) завієра значеніє додаткове „ваљча̌ци пр̌ечівко нієсправієдљівощі”. Су́ово то</text:p>
      <text:p text:style-name="P4">прецизуȷ̈, же воёвніци ніє ваљча̌ о цос̌, љеч пр̌ечівко чемус̌ - яќјс̌ ȷ̈днеј і окрес̌љонеј</text:p>
      <text:p text:style-name="P4">р̌еч.</text:p>
      <text:p text:style-name="P4">ИАЉІ: фремењска приватна кватера в с̌ічи.</text:p>
      <text:p text:style-name="P4">ИА! ИА! ИАВМ!: фремењскі зас̌пієв стосовани в нієзвикље подніёсу́им моменчіє</text:p>
      <text:p text:style-name="P4">ритуау́у. Иа завієра пієрвіястек значеніёви „тераз посу́ухајчіє!”. Форма иавм то везваніє до</text:p>
      <text:p text:style-name="P4">сконцентрованія уваґі. Зас̌пієв звикље ту́умачи с̌іє̌ яко: „ніє уроњчіє ані су́ова”.</text:p>
      <text:p text:style-name="P4">З</text:p>
      <text:p text:style-name="P4">ЗЕНСУННІЧІ: визнавци секти, кту̊ра зервау́а з наукамі Маометга (званеґо „тр̌ечім</text:p>
      <text:p text:style-name="P4">Магометем”) окоу́о 1381 П.Ґ. Рељіґія зенсунніцка знана ȷ̈ст пр̌еде вшисткім зе свеґо</text:p>
      <text:p text:style-name="P4">начіску на містицизм і навроту до звичају̊в ојцу̊в. Віє̌кшощ бадачи вимієнія Аљеґо Бена</text:p>
      <text:p text:style-name="P4"><text:soft-page-break/>Огасгі яко пр̌иву̊дце̌ пієрвотнеј шгізми, аље істнієя̌ певне доводи на то, же Огасгі му̊ґу́</text:p>
      <text:p text:style-name="P4">бич ȷ̈диніє р̌ечніќм свеј друґієј жони, Нісаі.</text:p>
      <text:p text:style-name="P4">ЗҐАРНІЯРКА: љатая̌це скр̌иду́о (поточніє: скр̌иду́о), повієтр̌ни коњ почія̌ґови</text:p>
      <text:p text:style-name="P4">Арракіс, уживани до транспорту ољбр̌иміх ур̌а̌дзењ до видобиванія, пошуківањ і рафінацї</text:p>
      <text:p text:style-name="P4">пр̌иправи.</text:p>
      <text:p text:style-name="P4">ЗҐРОМАДЗЕНІЄ: ніє миљіч зе Зґромадзенієм Ради. Ј̈ст то формаљне зебраніє</text:p>
      <text:p text:style-name="P4">фремењскіх пр̌иву̊дцу̊в звоу́ане в цељу обејр̌енія ваљкі децидуя̌цеј о пр̌иву̊дзтвіє над</text:p>
      <text:p text:style-name="P4">пљеміёнамі (Зґромадзеніє Ради ȷ̈ст зебранієм звоу́аним в цељу подȷ́чія децизї дотича̌цих</text:p>
      <text:p text:style-name="P4">вшисткіх пљеміён).</text:p>
      <text:p text:style-name="P4">ЗЯВІСКО ГОЉТЗМАНА: зявіско неґатоновеґо одпиханія пр̌ез ґенератор тарчи.</text:p>
      <text:p text:style-name="P4">Ж</text:p>
      <text:p text:style-name="P4">ЖНІВІЯРКА аљбо КОМБАЈН ЖНІВНИ: вієљка (че̌сто 120 на 40 метру̊в) машина до</text:p>
      <text:p text:style-name="P2">видобиванія пр̌иправи, повшехніє стосована на боґатих, ніє занієчищоних теренах</text:p>
      <text:p text:style-name="P4">вибуху̊в мељанжу. Че̌сто з поводу <text:soft-page-break/>пр̌ипоміная̌цеј робака сиљветкі і нієзаљежних ґа̌с̌ієніц</text:p>
      <text:p text:style-name="P2">звана ґа̌с̌ієніќм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3.591cm" fo:page-height="27.94cm" style:num-format="1" style:print-orientation="portrait" fo:margin-top="0cm" fo:margin-bottom="0cm" fo:margin-left="0.011cm" fo:margin-right="0.0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3.591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1T21:29:38.878188363</dc:date>
    <meta:editing-duration>PT2H22M32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274" meta:paragraph-count="17369" meta:word-count="180952" meta:character-count="1105268" meta:non-whitespace-character-count="941685"/>
  </office:meta>
</office:document-meta>
</file>